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ceded" draw:shadow="hidden"/>
    </style:style>
    <style:style style:name="gr2" style:family="graphic" style:parent-style-name="standard">
      <style:graphic-properties draw:stroke="none" draw:fill="none"/>
    </style:style>
    <style:style style:name="gr3" style:family="graphic" style:parent-style-name="standard">
      <style:graphic-properties draw:stroke="none" draw:fill="solid" draw:fill-color="#f9b364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none" draw:fill="solid" draw:fill-color="#00aade" draw:shadow="hidden"/>
    </style:style>
    <style:style style:name="gr6" style:family="graphic" style:parent-style-name="standard">
      <style:graphic-properties draw:stroke="solid" svg:stroke-width="0.035cm" svg:stroke-color="#00a8dc" draw:stroke-linejoin="miter" svg:stroke-linecap="butt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solid" draw:fill-color="#00a8dc" draw:shadow="hidden"/>
    </style:style>
    <style:style style:name="gr8" style:family="graphic" style:parent-style-name="standard">
      <style:graphic-properties draw:stroke="none" draw:fill="solid" draw:fill-color="#009bd2" draw:shadow="hidden"/>
    </style:style>
    <style:style style:name="gr9" style:family="graphic" style:parent-style-name="standard">
      <style:graphic-properties draw:stroke="none" draw:fill="solid" draw:fill-color="#e43a51" draw:shadow="hidden"/>
    </style:style>
    <style:style style:name="gr10" style:family="graphic" style:parent-style-name="standard">
      <style:graphic-properties draw:stroke="none" draw:fill="solid" draw:fill-color="#ed802c" draw:shadow="hidden"/>
    </style:style>
    <style:style style:name="gr11" style:family="graphic" style:parent-style-name="standard">
      <style:graphic-properties draw:stroke="none" draw:fill="solid" draw:fill-color="#ffffff" draw:opacity="0%" draw:shadow="hidden"/>
    </style:style>
    <style:style style:name="gr12" style:family="graphic" style:parent-style-name="standard">
      <style:graphic-properties draw:stroke="solid" svg:stroke-width="0.016cm" svg:stroke-color="#00a8dc" draw:stroke-linejoin="miter" svg:stroke-linecap="butt" draw:fill="none" fo:padding-top="0.133cm" fo:padding-bottom="0.133cm" fo:padding-left="0.258cm" fo:padding-right="0.258cm"/>
    </style:style>
    <style:style style:name="P1" style:family="paragraph">
      <loext:graphic-properties draw:fill="solid" draw:fill-color="#eceded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9b364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aade"/>
    </style:style>
    <style:style style:name="P6" style:family="paragraph">
      <loext:graphic-properties draw:fill="solid" draw:fill-color="#00a8dc"/>
    </style:style>
    <style:style style:name="P7" style:family="paragraph">
      <loext:graphic-properties draw:fill="solid" draw:fill-color="#009bd2"/>
    </style:style>
    <style:style style:name="P8" style:family="paragraph">
      <loext:graphic-properties draw:fill="solid" draw:fill-color="#e43a51"/>
    </style:style>
    <style:style style:name="P9" style:family="paragraph">
      <loext:graphic-properties draw:fill="solid" draw:fill-color="#ed802c"/>
    </style:style>
    <style:style style:name="P10" style:family="paragraph">
      <loext:graphic-properties draw:fill="solid" draw:fill-color="#ffffff" draw:opacity="0%"/>
    </style:style>
  </office:automatic-styles>
  <office:body>
    <office:drawing>
      <draw:page draw:name="page1" draw:style-name="dp1" draw:master-page-name="PM0">
        <draw:path draw:style-name="gr1" draw:text-style-name="P1" draw:layer="layout" svg:width="0.088cm" svg:height="0.171cm" svg:x="3.194cm" svg:y="0.955cm" svg:viewBox="0 0 89 172" svg:d="M89 0v7h-9c3-3 6-5 9-7zM89 0zM25 57v115h-25v-87c8-10 16-19 25-28z">
          <text:p/>
        </draw:path>
        <draw:path draw:style-name="gr1" draw:text-style-name="P1" draw:layer="layout" svg:width="0.182cm" svg:height="0.196cm" svg:x="3.278cm" svg:y="0.935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<text:p/>
        </draw:path>
        <draw:path draw:style-name="gr1" draw:text-style-name="P1" draw:layer="layout" svg:width="0.094cm" svg:height="0.114cm" svg:x="4.062cm" svg:y="0.98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<text:p/>
        </draw:path>
        <draw:path draw:style-name="gr1" draw:text-style-name="P1" draw:layer="layout" svg:width="0.082cm" svg:height="0.089cm" svg:x="4.169cm" svg:y="1.004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<text:p/>
        </draw:path>
        <draw:polygon draw:style-name="gr1" draw:text-style-name="P1" draw:layer="layout" svg:width="0.025cm" svg:height="0.12cm" svg:x="4.266cm" svg:y="0.973cm" svg:viewBox="0 0 26 121" draw:points="0,0 26,0 26,121 0,121">
          <text:p/>
        </draw:polygon>
        <draw:path draw:style-name="gr1" draw:text-style-name="P1" draw:layer="layout" svg:width="0.081cm" svg:height="0.089cm" svg:x="4.307cm" svg:y="1.004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6cm" svg:height="0.113cm" svg:x="4.396cm" svg:y="0.982cm" svg:viewBox="0 0 61 114" svg:d="M61 110l-9 2c-4 1-11 2-17 2-10 0-15-2-18-5s-4-7-4-16v-51h-13v-20h13v-22h26v22h22v20h-22v44c0 4 1 6 2 7 0 0 2 1 6 1h14z">
          <text:p/>
        </draw:path>
        <draw:path draw:style-name="gr1" draw:text-style-name="P1" draw:layer="layout" svg:width="0.082cm" svg:height="0.089cm" svg:x="4.467cm" svg:y="1.004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99cm" svg:height="0.114cm" svg:x="4.599cm" svg:y="0.98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<text:p/>
        </draw:path>
        <draw:path draw:style-name="gr1" draw:text-style-name="P1" draw:layer="layout" svg:width="0.083cm" svg:height="0.12cm" svg:x="4.714cm" svg:y="0.973cm" svg:viewBox="0 0 84 121" svg:d="M25 53v44c6 3 9 4 14 4h9c4 0 6-1 8-2 2-3 2-6 2-23 0-18 0-22-2-24s-4-2-8-2h-9c-5 0-8 1-14 3zM25 53zM0 0h25v42c12-10 15-12 23-12h9c11 0 16 1 20 5 5 6 7 13 7 41 0 26-2 34-8 39-4 4-9 6-19 6h-10c-7 0-12-2-22-11v11h-25z">
          <text:p/>
        </draw:path>
        <draw:path draw:style-name="gr1" draw:text-style-name="P1" draw:layer="layout" svg:width="0.056cm" svg:height="0.09cm" svg:x="4.813cm" svg:y="1.004cm" svg:viewBox="0 0 57 91" svg:d="M0 91v-91h25v13c10-9 14-13 23-13h9v25h-11c-8 0-13 1-21 4v62z">
          <text:p/>
        </draw:path>
        <draw:path draw:style-name="gr1" draw:text-style-name="P1" draw:layer="layout" svg:width="0.081cm" svg:height="0.089cm" svg:x="4.877cm" svg:y="1.004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56cm" svg:height="0.09cm" svg:x="4.973cm" svg:y="1.004cm" svg:viewBox="0 0 57 91" svg:d="M0 91v-91h25v13c10-9 14-13 23-13h9v25h-11c-8 0-13 1-21 4v62z">
          <text:p/>
        </draw:path>
        <draw:path draw:style-name="gr1" draw:text-style-name="P1" draw:layer="layout" svg:width="0.082cm" svg:height="0.089cm" svg:x="5.038cm" svg:y="1.004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<text:p/>
        </draw:path>
        <draw:path draw:style-name="gr1" draw:text-style-name="P1" draw:layer="layout" svg:width="0.094cm" svg:height="0.114cm" svg:x="5.169cm" svg:y="0.98cm" svg:viewBox="0 0 95 115" svg:d="M88 110c-4 3-9 5-19 5h-43c-10 0-16-1-20-5s-6-11-6-33h26c0 12 0 15 2 16 1 1 2 2 7 2h24c5 0 7-1 8-2s2-4 2-12c0-6-1-8-2-10-1-1-4-1-8-2l-36-3c-7-1-12-3-16-6-4-5-6-11-6-26 0-16 2-24 8-29 3-4 8-5 18-5h39c11 0 17 1 20 4 5 5 7 11 7 32h-26c0-11 0-13-1-14-2-1-3-2-7-2h-23c-4 0-6 0-7 1s-1 5-1 12c0 6 0 8 1 9 1 2 3 2 8 2l36 4c8 1 12 2 16 6s6 11 6 26c0 17-2 25-7 30z">
          <text:p/>
        </draw:path>
        <draw:path draw:style-name="gr1" draw:text-style-name="P1" draw:layer="layout" svg:width="0.082cm" svg:height="0.089cm" svg:x="5.276cm" svg:y="1.004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78cm" svg:height="0.089cm" svg:x="5.372cm" svg:y="1.004cm" svg:viewBox="0 0 79 90" svg:d="M79 56c0 17-2 24-6 29-4 3-8 5-17 5h-31c-9 0-13-2-17-6-6-5-8-14-8-40 0-25 2-33 8-39 3-4 8-5 17-5h31c9 0 13 1 17 5s6 11 6 27h-24c0-9 0-11-1-11-1-1-2-2-6-2h-15c-4 0-6 1-7 2s-2 4-2 23c0 20 1 23 2 25 1 1 3 1 7 1h15c4 0 5 0 6-1s1-4 2-13z">
          <text:p/>
        </draw:path>
        <draw:path draw:style-name="gr1" draw:text-style-name="P1" draw:layer="layout" svg:width="0.027cm" svg:height="0.123cm" svg:x="5.463cm" svg:y="0.97cm" svg:viewBox="0 0 28 124" svg:d="M27 124h-26v-91h26zM27 124zM28 21h-28v-21h28z">
          <text:p/>
        </draw:path>
        <draw:path draw:style-name="gr1" draw:text-style-name="P1" draw:layer="layout" svg:width="0.081cm" svg:height="0.09cm" svg:x="5.504cm" svg:y="1.004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<text:p/>
        </draw:path>
        <draw:polygon draw:style-name="gr1" draw:text-style-name="P1" draw:layer="layout" svg:width="0.025cm" svg:height="0.12cm" svg:x="5.602cm" svg:y="0.973cm" svg:viewBox="0 0 26 121" draw:points="0,0 26,0 26,121 0,121">
          <text:p/>
        </draw:polygon>
        <draw:path draw:style-name="gr1" draw:text-style-name="P1" draw:layer="layout" svg:width="0.515cm" svg:height="0.084cm" svg:x="4.042cm" svg:y="0.849cm" svg:viewBox="0 0 516 85" svg:d="M516 0h-516v85h385c46 0 76-9 99-33 14-14 25-32 32-52z">
          <text:p/>
        </draw:path>
        <draw:path draw:style-name="gr1" draw:text-style-name="P1" draw:layer="layout" svg:width="0.467cm" svg:height="0.082cm" svg:x="5.174cm" svg:y="0.849cm" svg:viewBox="0 0 468 83" svg:d="M439 56c-17 16-44 27-89 27h-225c-51 0-80-7-100-27-12-12-20-29-25-56h468c-7 24-16 43-29 56z">
          <text:p/>
        </draw:path>
        <draw:path draw:style-name="gr1" draw:text-style-name="P1" draw:layer="layout" svg:width="0.518cm" svg:height="0.087cm" svg:x="4.607cm" svg:y="0.849cm" svg:viewBox="0 0 519 88" svg:d="M519 0h-519c30 52 86 88 151 88h217c64 0 121-36 151-88z">
          <text:p/>
        </draw:path>
        <draw:path draw:style-name="gr1" draw:text-style-name="P1" draw:layer="layout" svg:width="0.214cm" svg:height="0.714cm" svg:x="3.075cm" svg:y="1.459cm" svg:viewBox="0 0 215 715" svg:d="M31 429c0-13 1-74 13-134 8-40 20-72 35-96 17-28 40-44 66-48l-35 278zM31 429zM0 2v31c50 0 84 1 94 2 19 0 32 6 41 17 13 15 13 37 13 44-37 3-70 25-96 65-20 32-37 75-49 129-1 6-2 13-3 19v168h102c-1 10-2 52-10 101-8 53-35 57-36 57l-56-1v79c31 1 68 2 90 2 42 0 58-74 58-77 1-4 55-387 66-518 3-41-5-72-24-92-22-25-54-28-71-28-5 0-9 0-10 0z">
          <text:p/>
        </draw:path>
        <draw:path draw:style-name="gr1" draw:text-style-name="P1" draw:layer="layout" svg:width="0.104cm" svg:height="0.144cm" svg:x="4.444cm" svg:y="1.637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<text:p/>
        </draw:path>
        <draw:path draw:style-name="gr1" draw:text-style-name="P1" draw:layer="layout" svg:width="0.123cm" svg:height="0.148cm" svg:x="4.554cm" svg:y="1.635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<text:p/>
        </draw:path>
        <draw:path draw:style-name="gr1" draw:text-style-name="P1" draw:layer="layout" svg:width="0.088cm" svg:height="0.144cm" svg:x="4.692cm" svg:y="1.637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096cm" svg:height="0.142cm" svg:x="4.792cm" svg:y="1.638cm" svg:viewBox="0 0 97 143" svg:d="M33 100v15c7 0 12 0 16 0h48c0 5 0 9 0 12-2 10-9 16-21 16h-57c-6 0-11-2-14-6-4-3-5-8-5-14v-122l1-1h91c1 4 2 8 2 13 0 4-2 9-3 14h-58v15 15c4 0 9-1 14-1h33c1 4 2 9 2 14 0 6-1 10-2 14h-47z">
          <text:p/>
        </draw:path>
        <draw:path draw:style-name="gr1" draw:text-style-name="P1" draw:layer="layout" svg:width="0.105cm" svg:height="0.143cm" svg:x="4.888cm" svg:y="1.638cm" svg:viewBox="0 0 106 144" svg:d="M69 27v16 100c-4 1-10 1-17 1s-12 0-17-1v-116h-13-21c-1-4-1-8-1-14 0-5 0-9 1-13h103c1 3 2 8 2 13s-2 9-4 11c-3 2-8 3-14 3h-6z">
          <text:p/>
        </draw:path>
        <draw:path draw:style-name="gr1" draw:text-style-name="P1" draw:layer="layout" svg:width="0.123cm" svg:height="0.148cm" svg:x="4.988cm" svg:y="1.635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<text:p/>
        </draw:path>
        <draw:path draw:style-name="gr1" draw:text-style-name="P1" draw:layer="layout" svg:width="0.107cm" svg:height="0.148cm" svg:x="5.151cm" svg:y="1.635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123cm" svg:height="0.148cm" svg:x="5.263cm" svg:y="1.635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<text:p/>
        </draw:path>
        <draw:path draw:style-name="gr1" draw:text-style-name="P1" draw:layer="layout" svg:width="0.114cm" svg:height="0.148cm" svg:x="5.392cm" svg:y="1.635cm" svg:viewBox="0 0 115 149" svg:d="M83 60v-2c0-22-8-32-23-32-9 0-15 4-19 13-4 8-6 20-6 35s3 27 8 34c4 9 11 12 21 12 5 0 10-1 16-3 7-2 13-7 20-12 3 3 7 6 10 11 2 4 4 8 5 12-3 3-7 5-11 8s-9 5-14 7c-6 2-11 4-16 5s-11 1-16 1c-11 0-20-2-27-6-8-4-14-9-19-16-4-7-8-14-10-24-2-9-2-18-2-28 0-12 1-23 4-33s7-18 13-24c5-6 11-11 20-14 7-3 14-4 23-4 8 0 15 1 22 3 8 2 14 5 18 9 5 4 9 8 11 14 3 5 4 12 4 18 0 12-6 18-19 18-3 0-8-1-13-2z">
          <text:p/>
        </draw:path>
        <draw:path draw:style-name="gr1" draw:text-style-name="P1" draw:layer="layout" svg:width="0.033cm" svg:height="0.144cm" svg:x="5.519cm" svg:y="1.637cm" svg:viewBox="0 0 34 145" svg:d="M0 144v-143c4-1 9-1 16-1 8 0 13 0 18 1v143c-5 1-10 1-18 1-7 0-12 0-16-1z">
          <text:p/>
        </draw:path>
        <draw:path draw:style-name="gr1" draw:text-style-name="P1" draw:layer="layout" svg:width="0.129cm" svg:height="0.145cm" svg:x="5.562cm" svg:y="1.637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<text:p/>
        </draw:path>
        <draw:path draw:style-name="gr1" draw:text-style-name="P1" draw:layer="layout" svg:width="0.088cm" svg:height="0.144cm" svg:x="5.7cm" svg:y="1.637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114cm" svg:height="0.148cm" svg:x="4.435cm" svg:y="1.831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2 4 18 0 12-6 18-19 18-3 0-8-1-13-2z">
          <text:p/>
        </draw:path>
        <draw:path draw:style-name="gr1" draw:text-style-name="P1" draw:layer="layout" svg:width="0.123cm" svg:height="0.148cm" svg:x="4.552cm" svg:y="1.832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109cm" svg:height="0.145cm" svg:x="4.69cm" svg:y="1.833cm" svg:viewBox="0 0 110 146" svg:d="M33 24v42c7 0 12 0 16 0 5-1 8-1 11-3 3-1 5-3 6-6 2-3 2-6 2-11 0-15-6-22-19-22h-9c-2 0-5 0-7 0zM33 24zM103 45c0 5-1 9-2 13s-3 8-6 11c-2 4-5 6-8 9-3 2-7 4-10 5 8 3 13 9 17 19l6 19c2 7 6 12 10 15-2 3-5 5-9 7s-9 3-14 3c-6 0-10-1-12-4-3-3-6-8-8-15l-7-23c-2-4-4-7-7-9-2-2-6-4-11-4h-9v53c-4 1-11 1-17 1-7 0-12 0-16-1v-142l1-2c12 0 22 0 31 0s15 0 20 0c7 0 14 0 20 2 7 2 13 5 17 9 5 3 8 8 10 14 3 5 4 13 4 20z">
          <text:p/>
        </draw:path>
        <draw:path draw:style-name="gr1" draw:text-style-name="P1" draw:layer="layout" svg:width="0.115cm" svg:height="0.144cm" svg:x="4.809cm" svg:y="1.833cm" svg:viewBox="0 0 116 145" svg:d="M54 120c18 0 27-17 27-47 0-31-9-48-27-48h-12c-3 0-6 0-9 0v95c3 0 6 0 9 0zM54 120zM93 135c-4 4-11 6-18 8s-15 2-24 2c-4 0-11 0-19 0-9 0-19 0-31 0l-1-2v-141l1-2c8 0 16 0 25 0 10 0 19 0 28 0 12 0 22 1 30 5s15 9 19 15c5 7 8 15 10 24s3 19 3 29c0 13-1 25-4 35-4 12-10 20-19 27z">
          <text:p/>
        </draw:path>
        <draw:path draw:style-name="gr1" draw:text-style-name="P1" draw:layer="layout" svg:width="0.123cm" svg:height="0.148cm" svg:x="4.931cm" svg:y="1.832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104cm" svg:height="0.144cm" svg:x="5.069cm" svg:y="1.833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<text:p/>
        </draw:path>
        <draw:path draw:style-name="gr1" draw:text-style-name="P1" draw:layer="layout" svg:width="0.096cm" svg:height="0.195cm" svg:x="5.188cm" svg:y="1.782cm" svg:viewBox="0 0 97 196" svg:d="M20 28l47-28c3 2 7 5 10 10 2 5 4 9 4 14l-51 19c-2-1-4-3-7-6-1-3-3-6-3-9zM20 28zM33 153v15c7 0 12 0 16 0h48c0 5 0 9 0 12-2 10-9 16-21 16h-57c-6 0-11-2-14-6-4-3-5-8-5-14v-122l1-1h91c1 4 1 8 1 13 0 4-1 9-2 14h-58v15 16c4 0 9 0 14 0h33c1 3 2 8 2 13s-1 9-2 13h-47z">
          <text:p/>
        </draw:path>
        <draw:path draw:style-name="gr1" draw:text-style-name="P1" draw:layer="layout" svg:width="0.107cm" svg:height="0.148cm" svg:x="5.286cm" svg:y="1.831cm" svg:viewBox="0 0 108 149" svg:d="M0 134c0-5 1-9 4-14 2-4 5-9 8-12 16 10 30 14 43 14 6 0 10-1 13-3 3-3 4-6 4-11 0-7-4-12-13-15l-24-11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258cm" svg:height="0.402cm" svg:x="3.843cm" svg:y="1.677cm" svg:viewBox="0 0 259 403" svg:d="M139 277c14 2 29-1 42-8 37-19 50-64 31-100-20-36-65-50-100-30-15 7-25 19-32 32-8-45 1-91 25-131l-66-40c-49 79-52 180-8 264 45 82 131 136 226 139l2-77c-45-2-88-19-120-49z">
          <text:p/>
        </draw:path>
        <draw:path draw:style-name="gr1" draw:text-style-name="P1" draw:layer="layout" svg:width="0.456cm" svg:height="0.204cm" svg:x="3.882cm" svg:y="1.552cm" svg:viewBox="0 0 457 205" svg:d="M301 10c-68-19-140-12-202 20-41 22-75 54-99 94l65 41c17-28 41-51 70-67 12-6 24-11 36-15-19 23-23 56-9 83 19 36 64 49 101 30 36-19 49-64 30-100-2-4-4-7-6-10 44 17 80 48 102 89l68-36c-34-63-89-109-156-129z">
          <text:p/>
        </draw:path>
        <draw:path draw:style-name="gr1" draw:text-style-name="P1" draw:layer="layout" svg:width="0.272cm" svg:height="0.388cm" svg:x="4.098cm" svg:y="1.692cm" svg:viewBox="0 0 273 389" svg:d="M242 0l-69 36c23 43 28 91 16 135-1-5-4-11-6-17-20-35-64-49-100-30-37 20-50 64-31 101 17 30 52 44 84 36-11 11-24 21-39 29-30 15-62 23-95 22l-2 76c2 1 5 1 8 1 43 0 87-11 125-32 129-68 178-229 109-357z">
          <text:p/>
        </draw:path>
        <draw:path draw:style-name="gr1" draw:text-style-name="P1" draw:layer="layout" svg:width="0.142cm" svg:height="0.196cm" svg:x="3.075cm" svg:y="2.875cm" svg:viewBox="0 0 143 197" svg:d="M102 151c11-16 16-35 16-56 0-22-6-40-19-53-11-13-27-20-47-20s-36 6-48 20c-2 1-3 3-4 5v-34c13-9 30-13 51-13 33 0 58 10 74 31 12 17 18 38 18 63 0 29-7 52-21 70-17 22-41 33-72 33-20 0-37-5-50-13v-34l1 3c11 14 28 21 52 21 23 0 39-8 49-23z">
          <text:p/>
        </draw:path>
        <draw:polygon draw:style-name="gr1" draw:text-style-name="P1" draw:layer="layout" svg:width="0.025cm" svg:height="0.186cm" svg:x="3.093cm" svg:y="3.482cm" svg:viewBox="0 0 26 187" draw:points="0,0 26,0 26,187 0,187">
          <text:p/>
        </draw:polygon>
        <draw:polygon draw:style-name="gr1" draw:text-style-name="P1" draw:layer="layout" svg:width="0.151cm" svg:height="0.186cm" svg:x="3.131cm" svg:y="3.482cm" svg:viewBox="0 0 152 187" draw:points="152,0 152,22 89,22 89,187 62,187 62,22 0,22 0,0">
          <text:p/>
        </draw:polygon>
        <draw:path draw:style-name="gr1" draw:text-style-name="P1" draw:layer="layout" svg:width="0.182cm" svg:height="0.196cm" svg:x="3.278cm" svg:y="3.477cm" svg:viewBox="0 0 183 197" svg:d="M142 151c10-16 15-35 15-56 0-22-5-40-17-53s-28-20-48-20c-19 0-35 6-48 20-12 13-18 32-18 59 0 21 5 38 15 52 12 14 29 21 52 21 22 0 39-8 49-23zM142 151zM165 31c12 17 18 38 18 63 0 29-7 52-21 70-16 22-41 33-72 33-29 0-52-10-69-29-14-18-21-41-21-69 0-26 6-47 18-65 16-23 41-34 73-34 33 0 58 10 74 31z">
          <text:p/>
        </draw:path>
        <draw:polygon draw:style-name="gr1" draw:text-style-name="P1" draw:layer="layout" svg:width="0.081cm" svg:height="0.173cm" svg:x="3.075cm" svg:y="3.193cm" svg:viewBox="0 0 82 174" draw:points="82,0 82,20 22,20 22,174 0,174 0,0">
          <text:p/>
        </draw:polygon>
        <draw:polygon draw:style-name="gr1" draw:text-style-name="P1" draw:layer="layout" svg:width="0.024cm" svg:height="0.173cm" svg:x="3.171cm" svg:y="3.193cm" svg:viewBox="0 0 25 174" draw:points="0,0 25,0 25,174 0,174">
          <text:p/>
        </draw:polygon>
        <draw:polygon draw:style-name="gr1" draw:text-style-name="P1" draw:layer="layout" svg:width="0.152cm" svg:height="0.173cm" svg:x="3.209cm" svg:y="3.193cm" svg:viewBox="0 0 153 174" draw:points="26,0 76,148 127,0 153,0 89,174 64,174 0,0">
          <text:p/>
        </draw:polygon>
        <draw:path draw:style-name="gr1" draw:text-style-name="P1" draw:layer="layout" svg:width="0.169cm" svg:height="0.183cm" svg:x="3.361cm" svg:y="3.188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<text:p/>
        </draw:path>
        <draw:path draw:style-name="gr1" draw:text-style-name="P1" draw:layer="layout" svg:width="0.094cm" svg:height="0.114cm" svg:x="4.062cm" svg:y="3.522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<text:p/>
        </draw:path>
        <draw:path draw:style-name="gr1" draw:text-style-name="P1" draw:layer="layout" svg:width="0.082cm" svg:height="0.089cm" svg:x="4.169cm" svg:y="3.546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<text:p/>
        </draw:path>
        <draw:polygon draw:style-name="gr1" draw:text-style-name="P1" draw:layer="layout" svg:width="0.025cm" svg:height="0.12cm" svg:x="4.266cm" svg:y="3.516cm" svg:viewBox="0 0 26 121" draw:points="0,0 26,0 26,121 0,121">
          <text:p/>
        </draw:polygon>
        <draw:path draw:style-name="gr1" draw:text-style-name="P1" draw:layer="layout" svg:width="0.081cm" svg:height="0.089cm" svg:x="4.307cm" svg:y="3.546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6cm" svg:height="0.113cm" svg:x="4.396cm" svg:y="3.524cm" svg:viewBox="0 0 61 114" svg:d="M61 110l-9 2c-4 1-11 2-17 2-10 0-15-2-18-5s-4-7-4-16v-51h-13v-20h13v-22h26v22h22v20h-22v44c0 4 1 6 2 7 0 0 2 1 6 1h14z">
          <text:p/>
        </draw:path>
        <draw:path draw:style-name="gr1" draw:text-style-name="P1" draw:layer="layout" svg:width="0.082cm" svg:height="0.089cm" svg:x="4.467cm" svg:y="3.546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99cm" svg:height="0.114cm" svg:x="4.599cm" svg:y="3.522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<text:p/>
        </draw:path>
        <draw:path draw:style-name="gr1" draw:text-style-name="P1" draw:layer="layout" svg:width="0.083cm" svg:height="0.12cm" svg:x="4.714cm" svg:y="3.516cm" svg:viewBox="0 0 84 121" svg:d="M25 53v44c6 3 9 4 14 4h9c4 0 6-1 8-2 2-3 2-6 2-23 0-18 0-22-2-24s-4-2-8-2h-9c-5 0-8 1-14 3zM25 53zM0 0h25v42c12-10 15-12 23-12h9c11 0 16 1 20 5 5 6 7 13 7 41 0 26-2 34-8 39-4 4-9 6-19 6h-10c-7 0-12-2-22-11v11h-25z">
          <text:p/>
        </draw:path>
        <draw:path draw:style-name="gr1" draw:text-style-name="P1" draw:layer="layout" svg:width="0.056cm" svg:height="0.09cm" svg:x="4.813cm" svg:y="3.546cm" svg:viewBox="0 0 57 91" svg:d="M0 91v-91h25v13c10-9 14-13 23-13h9v25h-11c-8 0-13 1-21 4v62z">
          <text:p/>
        </draw:path>
        <draw:path draw:style-name="gr1" draw:text-style-name="P1" draw:layer="layout" svg:width="0.081cm" svg:height="0.089cm" svg:x="4.877cm" svg:y="3.546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56cm" svg:height="0.09cm" svg:x="4.973cm" svg:y="3.546cm" svg:viewBox="0 0 57 91" svg:d="M0 91v-91h25v13c10-9 14-13 23-13h9v25h-11c-8 0-13 1-21 4v62z">
          <text:p/>
        </draw:path>
        <draw:path draw:style-name="gr1" draw:text-style-name="P1" draw:layer="layout" svg:width="0.082cm" svg:height="0.089cm" svg:x="5.038cm" svg:y="3.546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<text:p/>
        </draw:path>
        <draw:path draw:style-name="gr1" draw:text-style-name="P1" draw:layer="layout" svg:width="0.094cm" svg:height="0.114cm" svg:x="5.169cm" svg:y="3.522cm" svg:viewBox="0 0 95 115" svg:d="M88 110c-4 3-9 5-19 5h-43c-10 0-16-1-20-5s-6-11-6-33h26c0 12 0 15 2 16 1 1 2 2 7 2h24c5 0 7-1 8-2s2-4 2-12c0-6-1-8-2-10-1-1-4-1-8-2l-36-3c-7-1-12-3-16-6-4-5-6-11-6-26 0-16 2-24 8-29 3-4 8-5 18-5h39c11 0 17 1 20 4 5 5 7 11 7 32h-26c0-11 0-13-1-14-2-1-3-2-7-2h-23c-4 0-6 0-7 1s-1 5-1 12c0 6 0 8 1 9 1 2 3 2 8 2l36 4c8 1 12 2 16 6s6 11 6 26c0 17-2 25-7 30z">
          <text:p/>
        </draw:path>
        <draw:path draw:style-name="gr1" draw:text-style-name="P1" draw:layer="layout" svg:width="0.082cm" svg:height="0.089cm" svg:x="5.276cm" svg:y="3.546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78cm" svg:height="0.089cm" svg:x="5.372cm" svg:y="3.546cm" svg:viewBox="0 0 79 90" svg:d="M79 56c0 17-2 24-6 29-4 3-8 5-17 5h-31c-9 0-13-2-17-6-6-5-8-14-8-40 0-25 2-33 8-39 3-4 8-5 17-5h31c9 0 13 1 17 5s6 11 6 27h-24c0-9 0-11-1-11-1-1-2-2-6-2h-15c-4 0-6 1-7 2s-2 4-2 23c0 20 1 23 2 25 1 1 3 1 7 1h15c4 0 5 0 6-1s1-4 2-13z">
          <text:p/>
        </draw:path>
        <draw:path draw:style-name="gr1" draw:text-style-name="P1" draw:layer="layout" svg:width="0.027cm" svg:height="0.123cm" svg:x="5.463cm" svg:y="3.513cm" svg:viewBox="0 0 28 124" svg:d="M27 124h-26v-91h26zM27 124zM28 21h-28v-21h28z">
          <text:p/>
        </draw:path>
        <draw:path draw:style-name="gr1" draw:text-style-name="P1" draw:layer="layout" svg:width="0.081cm" svg:height="0.09cm" svg:x="5.504cm" svg:y="3.546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<text:p/>
        </draw:path>
        <draw:polygon draw:style-name="gr1" draw:text-style-name="P1" draw:layer="layout" svg:width="0.025cm" svg:height="0.12cm" svg:x="5.602cm" svg:y="3.516cm" svg:viewBox="0 0 26 121" draw:points="0,0 26,0 26,121 0,121">
          <text:p/>
        </draw:polygon>
        <draw:path draw:style-name="gr1" draw:text-style-name="P1" draw:layer="layout" svg:width="0.525cm" svg:height="0.564cm" svg:x="4.042cm" svg:y="2.911cm" svg:viewBox="0 0 526 565" svg:d="M225 443h92c14 0 21-1 26-7 6-5 10-11 10-49 0-36-3-43-10-50-5-6-12-7-26-7h-92zM225 443zM314 223c14 0 20 0 25-5 5-7 9-18 9-46 0-27-3-39-9-44-4-5-9-7-25-7h-89v102zM314 223zM526 413c0 57-15 94-41 120-23 23-53 32-100 32h-385v-126h59v-314h-59v-125h386c51 0 77 8 99 30 25 27 36 65 36 109 0 86-31 121-89 137v1c62 16 94 45 94 136z">
          <text:p/>
        </draw:path>
        <draw:path draw:style-name="gr1" draw:text-style-name="P1" draw:layer="layout" svg:width="0.483cm" svg:height="0.561cm" svg:x="5.167cm" svg:y="2.912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<text:p/>
        </draw:path>
        <draw:path draw:style-name="gr1" draw:text-style-name="P1" draw:layer="layout" svg:width="0.041cm" svg:height="0.041cm" svg:x="4.738cm" svg:y="3.249cm" svg:viewBox="0 0 42 42" svg:d="M24 0c-14-1-24 8-24 20 0 13 9 22 20 22 13 0 23-11 22-24-1-10-9-17-18-18z">
          <text:p/>
        </draw:path>
        <draw:path draw:style-name="gr1" draw:text-style-name="P1" draw:layer="layout" svg:width="0.041cm" svg:height="0.041cm" svg:x="4.952cm" svg:y="3.249cm" svg:viewBox="0 0 42 42" svg:d="M25 0c-15-2-27 10-25 25 1 8 8 15 17 17 15 2 27-10 25-25-2-9-9-16-17-17z">
          <text:p/>
        </draw:path>
        <draw:path draw:style-name="gr1" draw:text-style-name="P1" draw:layer="layout" svg:width="0.147cm" svg:height="0.019cm" svg:x="4.793cm" svg:y="3.039cm" svg:viewBox="0 0 148 20" svg:d="M9 20h129c6 0 11-6 10-12-1-5-5-8-10-8h-129c-4 0-9 3-9 8 0 6 3 12 9 12z">
          <text:p/>
        </draw:path>
        <draw:path draw:style-name="gr1" draw:text-style-name="P1" draw:layer="layout" svg:width="0.255cm" svg:height="0.112cm" svg:x="4.739cm" svg:y="3.08cm" svg:viewBox="0 0 256 113" svg:d="M231 0h-207c-9 0-15 5-16 12-4 33-6 53-8 86 0 8 5 15 14 15h228c8 0 14-6 14-16-3-33-5-50-9-85-1-7-7-12-16-12z">
          <text:p/>
        </draw:path>
        <draw:path draw:style-name="gr1" draw:text-style-name="P1" draw:layer="layout" svg:width="0.566cm" svg:height="0.566cm" svg:x="4.583cm" svg:y="2.911cm" svg:viewBox="0 0 567 567" svg:d="M439 416c0 7-6 12-12 12h-16c0 0 0 18 0 25 0 12-11 22-23 20-11-1-18-10-18-21v-24h-173v25c0 11-10 21-21 21-12 0-21-10-21-21 0-7 0-25 0-25h-17c-6 0-10-4-10-10v-138c0 0 7-75 11-104 3-33 11-43 34-54 33-16 70-22 111-22 39 0 76 6 110 22 23 11 30 21 34 54 3 29 11 104 11 104zM439 416zM392 0h-217c-97 0-175 78-175 175v217c0 97 78 175 175 175h217c97 0 175-78 175-175v-217c0-97-78-175-175-175z">
          <text:p/>
        </draw:path>
        <draw:path draw:style-name="gr1" draw:text-style-name="P1" draw:layer="layout" svg:width="0.214cm" svg:height="0.714cm" svg:x="3.075cm" svg:y="4.002cm" svg:viewBox="0 0 215 715" svg:d="M31 429c0-13 1-74 13-134 8-40 20-72 35-96 17-28 40-44 66-48l-35 278zM31 429zM0 2v31c50 0 84 1 94 2 19 0 32 6 41 17 13 15 13 37 13 44-37 3-70 25-96 65-20 32-37 75-49 129-1 6-2 13-3 19v168h102c-1 10-2 52-10 101-8 53-35 57-36 57l-56-1v79c31 1 68 2 90 2 42 0 58-74 58-77 1-4 55-387 66-518 3-41-5-72-24-92-22-25-54-28-71-28-5 0-9 0-10 0z">
          <text:p/>
        </draw:path>
        <draw:path draw:style-name="gr1" draw:text-style-name="P1" draw:layer="layout" svg:width="0.104cm" svg:height="0.144cm" svg:x="4.444cm" svg:y="4.179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<text:p/>
        </draw:path>
        <draw:path draw:style-name="gr1" draw:text-style-name="P1" draw:layer="layout" svg:width="0.123cm" svg:height="0.148cm" svg:x="4.554cm" svg:y="4.178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<text:p/>
        </draw:path>
        <draw:path draw:style-name="gr1" draw:text-style-name="P1" draw:layer="layout" svg:width="0.088cm" svg:height="0.144cm" svg:x="4.692cm" svg:y="4.179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096cm" svg:height="0.142cm" svg:x="4.792cm" svg:y="4.181cm" svg:viewBox="0 0 97 143" svg:d="M33 100v15c7 0 12 0 16 0h48c0 5 0 9 0 12-2 10-9 16-21 16h-57c-6 0-11-2-14-6-4-3-5-8-5-14v-122l1-1h91c1 4 2 8 2 13 0 4-2 9-3 14h-58v15 15c4 0 9-1 14-1h33c1 4 2 9 2 14 0 6-1 10-2 14h-47z">
          <text:p/>
        </draw:path>
        <draw:path draw:style-name="gr1" draw:text-style-name="P1" draw:layer="layout" svg:width="0.105cm" svg:height="0.143cm" svg:x="4.888cm" svg:y="4.181cm" svg:viewBox="0 0 106 144" svg:d="M69 27v16 100c-4 1-10 1-17 1s-12 0-17-1v-116h-13-21c-1-4-1-8-1-14 0-5 0-9 1-13h103c1 3 2 8 2 13s-2 9-4 11c-3 2-8 3-14 3h-6z">
          <text:p/>
        </draw:path>
        <draw:path draw:style-name="gr1" draw:text-style-name="P1" draw:layer="layout" svg:width="0.123cm" svg:height="0.148cm" svg:x="4.988cm" svg:y="4.178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<text:p/>
        </draw:path>
        <draw:path draw:style-name="gr1" draw:text-style-name="P1" draw:layer="layout" svg:width="0.107cm" svg:height="0.148cm" svg:x="5.151cm" svg:y="4.178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123cm" svg:height="0.148cm" svg:x="5.263cm" svg:y="4.178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<text:p/>
        </draw:path>
        <draw:path draw:style-name="gr1" draw:text-style-name="P1" draw:layer="layout" svg:width="0.114cm" svg:height="0.148cm" svg:x="5.392cm" svg:y="4.177cm" svg:viewBox="0 0 115 149" svg:d="M83 60v-2c0-22-8-32-23-32-9 0-15 4-19 13-4 8-6 20-6 35s3 27 8 34c4 9 11 12 21 12 5 0 10-1 16-3 7-2 13-7 20-12 3 3 7 6 10 11 2 4 4 8 5 11-3 4-7 6-11 9s-9 5-14 7c-6 2-11 4-16 5s-11 1-16 1c-11 0-20-2-27-6-8-4-14-9-19-16-4-7-8-14-10-24-2-9-2-18-2-28 0-12 1-23 4-33s7-18 13-24c5-6 11-11 20-14 7-3 14-4 23-4 8 0 15 1 22 3 8 2 14 5 18 9 5 4 9 8 11 14 3 5 4 12 4 18 0 12-6 18-19 18-3 0-8-1-13-2z">
          <text:p/>
        </draw:path>
        <draw:path draw:style-name="gr1" draw:text-style-name="P1" draw:layer="layout" svg:width="0.033cm" svg:height="0.144cm" svg:x="5.519cm" svg:y="4.179cm" svg:viewBox="0 0 34 145" svg:d="M0 144v-143c4-1 9-1 16-1 8 0 13 0 18 1v143c-5 1-10 1-18 1-7 0-12 0-16-1z">
          <text:p/>
        </draw:path>
        <draw:path draw:style-name="gr1" draw:text-style-name="P1" draw:layer="layout" svg:width="0.129cm" svg:height="0.145cm" svg:x="5.562cm" svg:y="4.179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<text:p/>
        </draw:path>
        <draw:path draw:style-name="gr1" draw:text-style-name="P1" draw:layer="layout" svg:width="0.088cm" svg:height="0.144cm" svg:x="5.7cm" svg:y="4.179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114cm" svg:height="0.148cm" svg:x="4.435cm" svg:y="4.374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0 4 18 0 12-6 18-19 18-3 0-8-1-13-2z">
          <text:p/>
        </draw:path>
        <draw:path draw:style-name="gr1" draw:text-style-name="P1" draw:layer="layout" svg:width="0.123cm" svg:height="0.148cm" svg:x="4.552cm" svg:y="4.374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109cm" svg:height="0.145cm" svg:x="4.69cm" svg:y="4.376cm" svg:viewBox="0 0 110 146" svg:d="M33 24v42c7 0 12 0 16 0 5-1 8-1 11-3 3-1 5-3 6-6 2-3 2-6 2-11 0-15-6-22-19-22h-9c-2 0-5 0-7 0zM33 24zM103 45c0 5-1 9-2 13s-3 8-6 11c-2 4-5 6-8 9-3 2-7 4-10 5 8 3 13 9 17 19l6 19c2 7 6 12 10 15-2 3-5 5-9 7s-9 3-14 3c-6 0-10-1-12-4-3-3-6-8-8-15l-7-23c-2-4-4-7-7-9-2-2-6-4-11-4h-9v53c-4 1-11 1-17 1-7 0-12 0-16-1v-142l1-2c12 0 22 0 31 0s15 0 20 0c7 0 14 0 20 2 7 2 13 5 17 9 5 3 8 8 10 14 3 5 4 13 4 20z">
          <text:p/>
        </draw:path>
        <draw:path draw:style-name="gr1" draw:text-style-name="P1" draw:layer="layout" svg:width="0.115cm" svg:height="0.144cm" svg:x="4.809cm" svg:y="4.376cm" svg:viewBox="0 0 116 145" svg:d="M54 120c18 0 27-17 27-47 0-31-9-48-27-48h-12c-3 0-6 0-9 0v95c3 0 6 0 9 0zM54 120zM93 135c-4 4-11 6-18 8s-15 2-24 2c-4 0-11 0-19 0-9 0-19 0-31 0l-1-2v-141l1-2c8 0 16 0 25 0 10 0 19 0 28 0 12 0 22 1 30 5s15 9 19 15c5 7 8 15 10 24s3 19 3 29c0 13-1 25-4 35-4 12-10 20-19 27z">
          <text:p/>
        </draw:path>
        <draw:path draw:style-name="gr1" draw:text-style-name="P1" draw:layer="layout" svg:width="0.123cm" svg:height="0.148cm" svg:x="4.931cm" svg:y="4.374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104cm" svg:height="0.144cm" svg:x="5.069cm" svg:y="4.376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<text:p/>
        </draw:path>
        <draw:path draw:style-name="gr1" draw:text-style-name="P1" draw:layer="layout" svg:width="0.096cm" svg:height="0.195cm" svg:x="5.188cm" svg:y="4.324cm" svg:viewBox="0 0 97 196" svg:d="M20 28l47-28c3 2 7 5 10 10 2 5 4 9 4 14l-51 19c-2-1-4-3-7-6-1-3-3-6-3-9zM20 28zM33 153v15c7 0 12 0 16 0h48c0 5 0 9 0 12-2 10-9 16-21 16h-57c-6 0-11-2-14-6-4-3-5-8-5-14v-122l1-1h91c1 4 1 8 1 13 0 4-1 9-2 14h-58v15 16c4 0 9 0 14 0h33c1 3 2 8 2 13s-1 9-2 13h-47z">
          <text:p/>
        </draw:path>
        <draw:path draw:style-name="gr1" draw:text-style-name="P1" draw:layer="layout" svg:width="0.107cm" svg:height="0.148cm" svg:x="5.286cm" svg:y="4.374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258cm" svg:height="0.402cm" svg:x="3.843cm" svg:y="4.22cm" svg:viewBox="0 0 259 403" svg:d="M139 277c14 2 29-1 42-8 37-19 50-64 31-100-20-36-65-50-100-30-15 7-25 19-32 32-8-45 1-91 25-131l-66-40c-49 79-52 180-8 264 45 82 131 136 226 139l2-77c-45-2-88-19-120-49z">
          <text:p/>
        </draw:path>
        <draw:path draw:style-name="gr1" draw:text-style-name="P1" draw:layer="layout" svg:width="0.456cm" svg:height="0.204cm" svg:x="3.882cm" svg:y="4.095cm" svg:viewBox="0 0 457 205" svg:d="M301 10c-68-19-140-12-202 20-41 22-75 54-99 94l65 41c17-28 41-51 70-67 12-6 24-11 36-15-19 23-23 56-9 83 19 36 64 49 101 30 36-19 49-64 30-100-2-4-4-7-6-10 44 17 80 48 102 89l68-36c-34-63-89-109-156-129z">
          <text:p/>
        </draw:path>
        <draw:path draw:style-name="gr1" draw:text-style-name="P1" draw:layer="layout" svg:width="0.272cm" svg:height="0.388cm" svg:x="4.098cm" svg:y="4.234cm" svg:viewBox="0 0 273 389" svg:d="M242 0l-69 36c23 43 28 91 16 135-1-5-4-11-6-17-20-35-64-49-100-30-37 20-50 64-31 101 17 30 52 45 84 36-11 11-24 21-39 29-30 15-62 23-95 22l-2 76c2 1 5 1 8 1 43 0 87-11 125-32 129-68 178-229 109-357z">
          <text:p/>
        </draw:path>
        <draw:path draw:style-name="gr1" draw:text-style-name="P1" draw:layer="layout" svg:width="0.168cm" svg:height="0.195cm" svg:x="6.467cm" svg:y="0.935cm" svg:viewBox="0 0 169 196" svg:d="M132 10c18 9 29 26 33 51h-25c-2-14-9-24-18-30s-21-9-35-9c-18 0-33 6-44 19-12 13-18 32-18 59 0 22 5 40 15 53 9 14 25 21 47 21 17 0 31-5 41-14 11-10 17-26 17-48h-58v-21h82v100h-17l-6-24c-8 9-16 16-22 20-11 6-25 9-43 9-22 0-40-7-56-21-17-18-25-43-25-74 0-32 8-57 25-75 15-18 36-26 62-26 17 0 32 3 45 10z">
          <text:p/>
        </draw:path>
        <draw:path draw:style-name="gr1" draw:text-style-name="P1" draw:layer="layout" svg:width="0.152cm" svg:height="0.186cm" svg:x="6.667cm" svg:y="0.94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<text:p/>
        </draw:path>
        <draw:path draw:style-name="gr1" draw:text-style-name="P1" draw:layer="layout" svg:width="0.167cm" svg:height="0.186cm" svg:x="6.823cm" svg:y="0.94cm" svg:viewBox="0 0 168 187" svg:d="M113 110l-29-83-30 83zM113 110zM71 0h28l69 187h-28l-20-56h-73l-22 56h-25z">
          <text:p/>
        </draw:path>
        <draw:polygon draw:style-name="gr1" draw:text-style-name="P1" draw:layer="layout" svg:width="0.151cm" svg:height="0.186cm" svg:x="6.964cm" svg:y="0.94cm" svg:viewBox="0 0 152 187" draw:points="152,0 152,22 89,22 89,187 62,187 62,22 0,22 0,0">
          <text:p/>
        </draw:polygon>
        <draw:path draw:style-name="gr1" draw:text-style-name="P1" draw:layer="layout" svg:width="0.148cm" svg:height="0.191cm" svg:x="7.127cm" svg:y="0.94cm" svg:viewBox="0 0 149 192" svg:d="M25 0v115c0 14 3 25 8 35 8 13 21 20 39 20 22 0 36-7 45-22 4-9 6-19 6-33v-115h26v105c0 23-3 41-9 54-12 22-34 33-66 33-31 0-54-11-65-33-6-13-9-31-9-54v-105z">
          <text:p/>
        </draw:path>
        <draw:polygon draw:style-name="gr1" draw:text-style-name="P1" draw:layer="layout" svg:width="0.025cm" svg:height="0.186cm" svg:x="7.306cm" svg:y="0.94cm" svg:viewBox="0 0 26 187" draw:points="0,0 26,0 26,187 0,187">
          <text:p/>
        </draw:polygon>
        <draw:polygon draw:style-name="gr1" draw:text-style-name="P1" draw:layer="layout" svg:width="0.151cm" svg:height="0.186cm" svg:x="7.344cm" svg:y="0.94cm" svg:viewBox="0 0 152 187" draw:points="152,0 152,22 89,22 89,187 62,187 62,22 0,22 0,0">
          <text:p/>
        </draw:polygon>
        <draw:path draw:style-name="gr1" draw:text-style-name="P1" draw:layer="layout" svg:width="0.182cm" svg:height="0.196cm" svg:x="7.491cm" svg:y="0.935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<text:p/>
        </draw:path>
        <draw:polygon draw:style-name="gr1" draw:text-style-name="P1" draw:layer="layout" svg:width="0.031cm" svg:height="0.195cm" svg:x="6.38cm" svg:y="0.935cm" svg:viewBox="0 0 32 196" draw:points="0,196 32,196 32,0 0,0">
          <text:p/>
        </draw:polygon>
        <draw:path draw:style-name="gr1" draw:text-style-name="P1" draw:layer="layout" svg:width="0.094cm" svg:height="0.114cm" svg:x="8.276cm" svg:y="0.98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<text:p/>
        </draw:path>
        <draw:path draw:style-name="gr1" draw:text-style-name="P1" draw:layer="layout" svg:width="0.082cm" svg:height="0.089cm" svg:x="8.382cm" svg:y="1.004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<text:p/>
        </draw:path>
        <draw:polygon draw:style-name="gr1" draw:text-style-name="P1" draw:layer="layout" svg:width="0.025cm" svg:height="0.12cm" svg:x="8.48cm" svg:y="0.973cm" svg:viewBox="0 0 26 121" draw:points="0,0 26,0 26,121 0,121">
          <text:p/>
        </draw:polygon>
        <draw:path draw:style-name="gr1" draw:text-style-name="P1" draw:layer="layout" svg:width="0.081cm" svg:height="0.089cm" svg:x="8.52cm" svg:y="1.004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6cm" svg:height="0.113cm" svg:x="8.609cm" svg:y="0.982cm" svg:viewBox="0 0 61 114" svg:d="M61 110l-9 2c-4 1-11 2-17 2-10 0-15-2-18-5s-4-7-4-16v-51h-13v-20h13v-22h26v22h22v20h-22v44c0 4 1 6 2 7 0 0 2 1 6 1h14z">
          <text:p/>
        </draw:path>
        <draw:path draw:style-name="gr1" draw:text-style-name="P1" draw:layer="layout" svg:width="0.082cm" svg:height="0.089cm" svg:x="8.68cm" svg:y="1.004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99cm" svg:height="0.114cm" svg:x="8.812cm" svg:y="0.98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<text:p/>
        </draw:path>
        <draw:path draw:style-name="gr1" draw:text-style-name="P1" draw:layer="layout" svg:width="0.083cm" svg:height="0.12cm" svg:x="8.927cm" svg:y="0.973cm" svg:viewBox="0 0 84 121" svg:d="M25 53v44c6 3 9 4 14 4h9c4 0 6-1 8-2 2-3 2-6 2-23 0-18 0-22-2-24s-4-2-8-2h-9c-5 0-8 1-14 3zM25 53zM0 0h25v42c12-10 15-12 23-12h9c11 0 16 1 20 5 5 6 7 13 7 41 0 26-2 34-8 39-4 4-9 6-19 6h-10c-7 0-12-2-22-11v11h-25z">
          <text:p/>
        </draw:path>
        <draw:path draw:style-name="gr1" draw:text-style-name="P1" draw:layer="layout" svg:width="0.056cm" svg:height="0.09cm" svg:x="9.026cm" svg:y="1.004cm" svg:viewBox="0 0 57 91" svg:d="M0 91v-91h25v13c10-9 14-13 23-13h9v25h-11c-8 0-13 1-21 4v62z">
          <text:p/>
        </draw:path>
        <draw:path draw:style-name="gr1" draw:text-style-name="P1" draw:layer="layout" svg:width="0.081cm" svg:height="0.089cm" svg:x="9.09cm" svg:y="1.004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56cm" svg:height="0.09cm" svg:x="9.186cm" svg:y="1.004cm" svg:viewBox="0 0 57 91" svg:d="M0 91v-91h25v13c10-9 14-13 23-13h9v25h-11c-8 0-13 1-21 4v62z">
          <text:p/>
        </draw:path>
        <draw:path draw:style-name="gr1" draw:text-style-name="P1" draw:layer="layout" svg:width="0.082cm" svg:height="0.089cm" svg:x="9.251cm" svg:y="1.004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<text:p/>
        </draw:path>
        <draw:path draw:style-name="gr1" draw:text-style-name="P1" draw:layer="layout" svg:width="0.094cm" svg:height="0.114cm" svg:x="9.382cm" svg:y="0.98cm" svg:viewBox="0 0 95 115" svg:d="M88 110c-4 3-9 5-19 5h-43c-10 0-16-1-20-5s-6-11-6-33h26c0 12 0 15 2 16 1 1 2 2 7 2h24c5 0 7-1 8-2s2-4 2-12c0-6-1-8-2-10-1-1-4-1-8-2l-36-3c-8-1-12-3-16-6-4-5-6-11-6-26 0-16 2-24 8-29 3-4 8-5 18-5h39c11 0 17 1 20 4 5 5 7 11 7 32h-26c0-11 0-13-2-14-1-1-2-2-7-2h-22c-4 0-6 0-7 1s-1 5-1 12c0 6 0 8 1 9 1 2 3 2 8 2l36 4c8 1 12 2 16 6s6 11 6 26c0 17-2 25-7 30z">
          <text:p/>
        </draw:path>
        <draw:path draw:style-name="gr1" draw:text-style-name="P1" draw:layer="layout" svg:width="0.082cm" svg:height="0.089cm" svg:x="9.489cm" svg:y="1.004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78cm" svg:height="0.089cm" svg:x="9.585cm" svg:y="1.004cm" svg:viewBox="0 0 79 90" svg:d="M79 56c0 17-2 24-6 29-4 3-8 5-17 5h-31c-9 0-13-2-17-6-6-5-8-14-8-40 0-25 2-33 8-39 3-4 8-5 17-5h31c9 0 13 1 17 5s6 11 6 27h-24c0-9 0-11-1-11-1-1-2-2-6-2h-15c-4 0-6 1-7 2s-2 4-2 23c0 20 1 23 2 25 1 1 3 1 7 1h15c4 0 5 0 6-1s1-4 2-13z">
          <text:p/>
        </draw:path>
        <draw:path draw:style-name="gr1" draw:text-style-name="P1" draw:layer="layout" svg:width="0.027cm" svg:height="0.123cm" svg:x="9.676cm" svg:y="0.97cm" svg:viewBox="0 0 28 124" svg:d="M27 124h-26v-91h26zM27 124zM28 21h-28v-21h28z">
          <text:p/>
        </draw:path>
        <draw:path draw:style-name="gr1" draw:text-style-name="P1" draw:layer="layout" svg:width="0.081cm" svg:height="0.09cm" svg:x="9.717cm" svg:y="1.004cm" svg:viewBox="0 0 82 91" svg:d="M56 69v-16h-16c-10 0-12 0-13 2-2 2-2 4-2 8s0 8 1 9c2 1 3 1 6 1h8c5 0 8 0 16-4zM56 69zM8 5c4-4 8-5 17-5h33c10 0 16 1 19 5 4 4 5 8 5 24v62h-26v-10c-10 8-14 10-22 10h-13c-8 0-13-1-16-4-3-4-5-9-5-21s1-18 5-22 9-6 26-6c9 0 18 1 25 2v-8c0-8 0-11-1-12s-3-2-7-2h-12c-4 0-6 1-7 2s-1 4-1 9h-25c0-16 2-21 5-24z">
          <text:p/>
        </draw:path>
        <draw:polygon draw:style-name="gr1" draw:text-style-name="P1" draw:layer="layout" svg:width="0.025cm" svg:height="0.12cm" svg:x="9.816cm" svg:y="0.973cm" svg:viewBox="0 0 26 121" draw:points="0,0 26,0 26,121 0,121">
          <text:p/>
        </draw:polygon>
        <draw:path draw:style-name="gr1" draw:text-style-name="P1" draw:layer="layout" svg:width="0.515cm" svg:height="0.084cm" svg:x="8.255cm" svg:y="0.849cm" svg:viewBox="0 0 516 85" svg:d="M516 0h-516v85h385c46 0 76-9 99-33 14-14 25-32 32-52z">
          <text:p/>
        </draw:path>
        <draw:path draw:style-name="gr1" draw:text-style-name="P1" draw:layer="layout" svg:width="0.467cm" svg:height="0.082cm" svg:x="9.387cm" svg:y="0.849cm" svg:viewBox="0 0 468 83" svg:d="M439 56c-17 16-44 27-89 27h-225c-51 0-80-7-100-27-12-12-20-29-25-56h468c-7 24-16 43-29 56z">
          <text:p/>
        </draw:path>
        <draw:path draw:style-name="gr1" draw:text-style-name="P1" draw:layer="layout" svg:width="0.518cm" svg:height="0.087cm" svg:x="8.82cm" svg:y="0.849cm" svg:viewBox="0 0 519 88" svg:d="M519 0h-519c30 52 86 88 151 88h217c64 0 121-36 151-88z">
          <text:p/>
        </draw:path>
        <draw:path draw:style-name="gr1" draw:text-style-name="P1" draw:layer="layout" svg:width="0.04cm" svg:height="0.058cm" svg:x="6.244cm" svg:y="1.912cm" svg:viewBox="0 0 41 59" svg:d="M30 40c0-4-2-6-6-6h-14v16h13c5 0 7-2 7-6zM30 40zM28 13c0-3-2-4-6-4h-12v15h12c4 0 6-2 6-6zM28 13zM0 59v-59h23c11 0 16 4 16 12v6c0 5-2 7-7 9 6 3 9 6 9 12v6c0 9-5 14-16 14z">
          <text:p/>
        </draw:path>
        <draw:path draw:style-name="gr1" draw:text-style-name="P1" draw:layer="layout" svg:width="0.037cm" svg:height="0.044cm" svg:x="6.29cm" svg:y="1.927cm" svg:viewBox="0 0 38 45" svg:d="M18 9c-6 0-8 2-8 7v12c0 5 2 8 8 8 7 0 9-3 9-8v-12c0-5-2-7-9-7zM18 9zM18 45c-15 0-18-8-18-17v-12c0-8 3-16 18-16 16 0 20 8 20 16v12c0 9-4 17-20 17z">
          <text:p/>
        </draw:path>
        <draw:polygon draw:style-name="gr1" draw:text-style-name="P1" draw:layer="layout" svg:width="0.011cm" svg:height="0.061cm" svg:x="6.335cm" svg:y="1.909cm" svg:viewBox="0 0 12 62" draw:points="0,62 0,1 12,0 12,62">
          <text:p/>
        </draw:polygon>
        <draw:path draw:style-name="gr1" draw:text-style-name="P1" draw:layer="layout" svg:width="0.034cm" svg:height="0.044cm" svg:x="6.354cm" svg:y="1.927cm" svg:viewBox="0 0 35 45" svg:d="M10 17h15v-2c0-4-2-7-7-7-6 0-8 3-8 7zM10 17zM19 36c5 0 9 0 14-2l1 8c-5 2-10 3-15 3-15 0-19-6-19-17v-12c0-9 4-16 18-16s17 7 17 17v10h-25v2c0 5 2 7 9 7z">
          <text:p/>
        </draw:path>
        <draw:path draw:style-name="gr1" draw:text-style-name="P1" draw:layer="layout" svg:width="0.028cm" svg:height="0.056cm" svg:x="6.391cm" svg:y="1.916cm" svg:viewBox="0 0 29 57" svg:d="M29 55c-2 1-8 2-10 2-8 0-13-4-13-11v-25h-6v-9h6v-11l12-1v12h11v9h-11v23c0 3 1 4 3 4 3 0 5 0 7-1z">
          <text:p/>
        </draw:path>
        <draw:path draw:style-name="gr1" draw:text-style-name="P1" draw:layer="layout" svg:width="0.037cm" svg:height="0.044cm" svg:x="6.423cm" svg:y="1.927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1cm" svg:height="0.06cm" svg:x="6.484cm" svg:y="1.911cm" svg:viewBox="0 0 42 61" svg:d="M12 42c0 5 2 9 10 9 3 0 6-1 10-1v-18h10v26c-6 2-14 3-20 3-16 0-22-7-22-18v-26c0-12 7-17 23-17 4 0 12 0 17 1l-1 10c-5-1-12-2-17-2-8 0-10 4-10 10z">
          <text:p/>
        </draw:path>
        <draw:path draw:style-name="gr1" draw:text-style-name="P1" draw:layer="layout" svg:width="0.022cm" svg:height="0.043cm" svg:x="6.533cm" svg:y="1.927cm" svg:viewBox="0 0 23 44" svg:d="M23 9c-4 2-8 4-12 7v28h-11v-44h9l1 5c3-1 9-4 12-5z">
          <text:p/>
        </draw:path>
        <draw:path draw:style-name="gr1" draw:text-style-name="P1" draw:layer="layout" svg:width="0.033cm" svg:height="0.044cm" svg:x="6.558cm" svg:y="1.927cm" svg:viewBox="0 0 34 45" svg:d="M23 28h-9c-3 0-4 1-4 4s1 4 4 4c4 0 7-1 9-2zM23 28zM34 44h-9l-1-3c-4 3-9 4-13 4-8 0-11-5-11-13 0-9 3-13 12-13h11v-4c0-5-1-7-9-7-4 0-8 1-12 2l-1-9c4-1 10-1 15-1 14 0 18 4 18 15z">
          <text:p/>
        </draw:path>
        <draw:path draw:style-name="gr1" draw:text-style-name="P1" draw:layer="layout" svg:width="0.028cm" svg:height="0.056cm" svg:x="6.596cm" svg:y="1.916cm" svg:viewBox="0 0 29 57" svg:d="M28 55c-2 1-7 2-9 2-9 0-13-4-13-11v-25h-6v-9h6v-11l12-1v12h11l-1 9h-10v23c0 3 1 4 3 4s4 0 6-1z">
          <text:p/>
        </draw:path>
        <draw:path draw:style-name="gr1" draw:text-style-name="P1" draw:layer="layout" svg:width="0.036cm" svg:height="0.043cm" svg:x="6.629cm" svg:y="1.928cm" svg:viewBox="0 0 37 44" svg:d="M11 0v30c0 3 1 4 4 4 2 0 7-2 11-4v-30h11v43h-8l-2-3c-5 2-12 4-17 4-8 0-10-5-10-13v-31z">
          <text:p/>
        </draw:path>
        <draw:path draw:style-name="gr1" draw:text-style-name="P1" draw:layer="layout" svg:width="0.011cm" svg:height="0.061cm" svg:x="6.675cm" svg:y="1.909cm" svg:viewBox="0 0 12 62" svg:d="M0 19h12v43h-12zM0 19zM0 0h12v12h-12z">
          <text:p/>
        </draw:path>
        <draw:path draw:style-name="gr1" draw:text-style-name="P1" draw:layer="layout" svg:width="0.028cm" svg:height="0.056cm" svg:x="6.691cm" svg:y="1.916cm" svg:viewBox="0 0 29 57" svg:d="M28 55c-2 1-7 2-9 2-9 0-13-4-13-11v-25h-6v-9h6v-11l12-1v12h11l-1 9h-10v23c0 3 1 4 3 4s4 0 6-1z">
          <text:p/>
        </draw:path>
        <draw:path draw:style-name="gr1" draw:text-style-name="P1" draw:layer="layout" svg:width="0.037cm" svg:height="0.044cm" svg:x="6.723cm" svg:y="1.927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8cm" svg:height="0.058cm" svg:x="6.241cm" svg:y="1.988cm" svg:viewBox="0 0 49 59" svg:d="M12 39h25l-12-37zM12 39zM38 43h-28l-5 16h-5l20-59h8l21 59h-5z">
          <text:p/>
        </draw:path>
        <draw:path draw:style-name="gr1" draw:text-style-name="P1" draw:layer="layout" svg:width="0.031cm" svg:height="0.061cm" svg:x="6.296cm" svg:y="1.986cm" svg:viewBox="0 0 32 62" svg:d="M27 23c-5-1-9-2-15-2-5 0-7 3-7 9v20c0 5 1 8 7 8s11-3 15-6zM27 23zM0 30c0-8 3-13 13-13 5 0 9 0 14 1v-18h5v61h-5v-4c-4 3-10 5-15 5-9 0-12-4-12-12z">
          <text:p/>
        </draw:path>
        <draw:path draw:style-name="gr1" draw:text-style-name="P1" draw:layer="layout" svg:width="0.031cm" svg:height="0.043cm" svg:x="6.339cm" svg:y="2.004cm" svg:viewBox="0 0 32 44" svg:d="M5 0v35c0 3 1 4 4 4 4 0 12-2 18-5v-34h5v43h-5v-4c-5 2-13 5-19 5s-8-4-8-10v-34z">
          <text:p/>
        </draw:path>
        <draw:polygon draw:style-name="gr1" draw:text-style-name="P1" draw:layer="layout" svg:width="0.005cm" svg:height="0.061cm" svg:x="6.383cm" svg:y="1.986cm" svg:viewBox="0 0 6 62" draw:points="0,62 0,0 6,0 6,62">
          <text:p/>
        </draw:polygon>
        <draw:path draw:style-name="gr1" draw:text-style-name="P1" draw:layer="layout" svg:width="0.027cm" svg:height="0.054cm" svg:x="6.396cm" svg:y="1.993cm" svg:viewBox="0 0 28 55" svg:d="M28 53c-2 1-6 2-10 2-6 0-9-3-9-9v-31h-9v-5h9v-10h5v10h14l-1 5h-13v30c0 4 0 5 5 5 3 0 6 0 8-1z">
          <text:p/>
        </draw:path>
        <draw:path draw:style-name="gr1" draw:text-style-name="P1" draw:layer="layout" svg:width="0.033cm" svg:height="0.044cm" svg:x="6.429cm" svg:y="2.003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27cm" svg:height="0.044cm" svg:x="6.471cm" svg:y="2.003cm" svg:viewBox="0 0 28 45" svg:d="M13 45c-4 0-10-1-13-2v-4c4 1 10 1 13 1 9 0 10-1 10-7s0-6-11-9-12-6-12-14c0-7 3-10 15-10 4 0 9 0 13 1l-1 4c-3 0-9-1-13-1-8 0-9 2-9 7s0 6 9 8c14 4 14 6 14 14s-3 12-15 12z">
          <text:p/>
        </draw:path>
        <draw:polygon draw:style-name="gr1" draw:text-style-name="P1" draw:layer="layout" svg:width="0.055cm" svg:height="0.058cm" svg:x="6.525cm" svg:y="1.988cm" svg:viewBox="0 0 56 59" draw:points="50,5 32,51 24,51 6,5 5,59 0,59 1,0 9,0 28,48 47,0 54,0 56,59 51,59">
          <text:p/>
        </draw:polygon>
        <draw:path draw:style-name="gr1" draw:text-style-name="P1" draw:layer="layout" svg:width="0.03cm" svg:height="0.044cm" svg:x="6.591cm" svg:y="2.003cm" svg:viewBox="0 0 31 45" svg:d="M26 26h-14c-6 0-7 1-7 7 0 5 1 7 7 7 5 0 10-1 14-4zM26 26zM31 44h-5v-3c-4 2-9 4-15 4-8 0-11-4-11-12 0-9 4-13 12-13h14v-8c0-6-3-8-10-8-6 0-10 1-14 1l-1-4c4-1 9-1 13-1 12 0 17 4 17 12z">
          <text:p/>
        </draw:path>
        <draw:polygon draw:style-name="gr1" draw:text-style-name="P1" draw:layer="layout" svg:width="0.037cm" svg:height="0.06cm" svg:x="6.627cm" svg:y="2.004cm" svg:viewBox="0 0 38 61" draw:points="23,43 16,61 11,61 18,43 15,43 0,0 5,0 19,40 33,0 38,0">
          <text:p/>
        </draw:polygon>
        <draw:path draw:style-name="gr1" draw:text-style-name="P1" draw:layer="layout" svg:width="0.033cm" svg:height="0.044cm" svg:x="6.668cm" svg:y="2.003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19cm" svg:height="0.043cm" svg:x="6.711cm" svg:y="2.003cm" svg:viewBox="0 0 20 44" svg:d="M20 5c-4 1-10 5-14 7v32h-6v-44h4v7c6-3 10-6 15-7z">
          <text:p/>
        </draw:path>
        <draw:path draw:style-name="gr1" draw:text-style-name="P1" draw:layer="layout" svg:width="0.031cm" svg:height="0.044cm" svg:x="6.734cm" svg:y="2.003cm" svg:viewBox="0 0 32 45" svg:d="M5 19h22v-4c0-7-3-11-12-11-8 0-10 4-10 11zM5 19zM17 40c4 0 9 0 13-2l1 5c-4 1-10 2-16 2-12 0-15-6-15-16v-14c0-9 3-15 15-15 13 0 17 6 17 15v9h-27v6c0 7 2 10 12 10z">
          <text:p/>
        </draw:path>
        <draw:path draw:style-name="gr1" draw:text-style-name="P1" draw:layer="layout" svg:width="0.027cm" svg:height="0.044cm" svg:x="6.775cm" svg:y="2.003cm" svg:viewBox="0 0 28 45" svg:d="M13 45c-4 0-10-1-13-2v-4c4 1 10 1 13 1 9 0 10-1 10-7s0-6-11-9-12-6-12-14c0-7 3-10 15-10 4 0 9 0 13 1l-1 4c-3 0-9-1-13-1-8 0-9 2-9 7s0 6 9 8c14 4 14 6 14 14s-3 12-15 12z">
          <text:p/>
        </draw:path>
        <draw:path draw:style-name="gr1" draw:text-style-name="P1" draw:layer="layout" svg:width="0.273cm" svg:height="0.327cm" svg:x="6.252cm" svg:y="1.562cm" svg:viewBox="0 0 274 328" svg:d="M189 154c1-5 0-9-3-12s-6-4-11-4h-12c-7 0-15 0-21 0-7 1-13 1-18 2-6 1-12 2-17 2l-16 123h65c13 0 20-6 21-19zM189 154zM259 253c-3 24-12 42-27 55s-35 20-58 20h-174l42-328h83l-11 84c62-8 98-10 98-10 22 0 38 7 49 20 11 12 15 29 12 51z">
          <text:p/>
        </draw:path>
        <draw:path draw:style-name="gr1" draw:text-style-name="P1" draw:layer="layout" svg:width="0.266cm" svg:height="0.256cm" svg:x="6.538cm" svg:y="1.638cm" svg:viewBox="0 0 267 257" svg:d="M111 191c6 0 12-1 19-2 6 0 12-2 18-3 7-1 14-3 20-5l4-28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<text:p/>
        </draw:path>
        <draw:path draw:style-name="gr1" draw:text-style-name="P1" draw:layer="layout" svg:width="0.404cm" svg:height="0.246cm" svg:x="6.812cm" svg:y="1.643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<text:p/>
        </draw:path>
        <draw:path draw:style-name="gr1" draw:text-style-name="P1" draw:layer="layout" svg:width="1.285cm" svg:height="0.714cm" svg:x="6.217cm" svg:y="1.459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3 1 0 1 0 2 0s106 4 150 4c41 0 57-74 57-77 1-4 55-387 66-518 4-41-4-72-23-92z">
          <text:p/>
        </draw:path>
        <draw:path draw:style-name="gr1" draw:text-style-name="P1" draw:layer="layout" svg:width="0.083cm" svg:height="0.065cm" svg:x="6.704cm" svg:y="1.824cm" svg:viewBox="0 0 84 66" svg:d="M0 43c0 0 52-31 84-43v1l-83 65z">
          <text:p/>
        </draw:path>
        <draw:path draw:style-name="gr1" draw:text-style-name="P1" draw:layer="layout" svg:width="0.104cm" svg:height="0.144cm" svg:x="8.657cm" svg:y="1.637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<text:p/>
        </draw:path>
        <draw:path draw:style-name="gr1" draw:text-style-name="P1" draw:layer="layout" svg:width="0.123cm" svg:height="0.148cm" svg:x="8.768cm" svg:y="1.635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088cm" svg:height="0.144cm" svg:x="8.905cm" svg:y="1.637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096cm" svg:height="0.142cm" svg:x="9.005cm" svg:y="1.638cm" svg:viewBox="0 0 97 143" svg:d="M33 100v15c7 0 12 0 16 0h48c0 5 0 9 0 12-2 10-9 16-21 16h-57c-6 0-11-2-14-6-4-3-5-8-5-14v-122l1-1h91c1 4 2 8 2 13 0 4-2 9-3 14h-58v15 15c4 0 9-1 14-1h33c1 4 2 9 2 14 0 6-1 10-2 14h-47z">
          <text:p/>
        </draw:path>
        <draw:path draw:style-name="gr1" draw:text-style-name="P1" draw:layer="layout" svg:width="0.105cm" svg:height="0.143cm" svg:x="9.101cm" svg:y="1.638cm" svg:viewBox="0 0 106 144" svg:d="M69 27v16 100c-4 1-10 1-17 1s-12 0-17-1v-116h-13-21c-1-4-1-8-1-14 0-5 0-9 1-13h103c1 3 2 8 2 13s-2 9-4 11c-3 2-8 3-14 3h-6z">
          <text:p/>
        </draw:path>
        <draw:path draw:style-name="gr1" draw:text-style-name="P1" draw:layer="layout" svg:width="0.123cm" svg:height="0.148cm" svg:x="9.201cm" svg:y="1.635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107cm" svg:height="0.148cm" svg:x="9.364cm" svg:y="1.635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123cm" svg:height="0.148cm" svg:x="9.476cm" svg:y="1.635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114cm" svg:height="0.148cm" svg:x="9.606cm" svg:y="1.635cm" svg:viewBox="0 0 115 149" svg:d="M83 60v-2c0-22-8-32-23-32-9 0-15 4-19 13-4 8-6 20-6 35s3 27 8 34c4 9 11 12 21 12 5 0 10-1 16-3 7-2 13-7 20-12 3 3 7 6 10 11 3 4 4 8 5 12-3 3-7 5-11 8s-9 5-14 7c-6 2-11 4-16 5s-11 1-16 1c-11 0-20-2-27-6-8-4-14-9-19-16-4-7-7-14-9-24-2-9-3-18-3-28 0-12 1-23 4-33s8-18 13-24 11-11 20-14c7-3 14-4 23-4 8 0 15 1 22 3 8 2 14 5 18 9 5 4 9 8 11 14 3 5 4 12 4 18 0 12-6 18-19 18-3 0-8-1-13-2z">
          <text:p/>
        </draw:path>
        <draw:path draw:style-name="gr1" draw:text-style-name="P1" draw:layer="layout" svg:width="0.033cm" svg:height="0.144cm" svg:x="9.732cm" svg:y="1.637cm" svg:viewBox="0 0 34 145" svg:d="M0 144v-143c4-1 9-1 16-1 8 0 13 0 18 1v143c-5 1-10 1-18 1-7 0-12 0-16-1z">
          <text:p/>
        </draw:path>
        <draw:path draw:style-name="gr1" draw:text-style-name="P1" draw:layer="layout" svg:width="0.129cm" svg:height="0.145cm" svg:x="9.775cm" svg:y="1.637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<text:p/>
        </draw:path>
        <draw:path draw:style-name="gr1" draw:text-style-name="P1" draw:layer="layout" svg:width="0.088cm" svg:height="0.144cm" svg:x="9.913cm" svg:y="1.637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114cm" svg:height="0.148cm" svg:x="8.648cm" svg:y="1.831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2 4 18 0 12-6 18-19 18-3 0-8-1-13-2z">
          <text:p/>
        </draw:path>
        <draw:path draw:style-name="gr1" draw:text-style-name="P1" draw:layer="layout" svg:width="0.123cm" svg:height="0.148cm" svg:x="8.765cm" svg:y="1.832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7-4 26-4 11 0 19 1 27 4s14 8 19 14c6 7 10 14 13 25 2 9 4 19 4 31s-2 23-4 32c-3 10-7 18-13 24-5 7-11 11-19 14-8 4-16 5-27 5-16 0-29-4-39-13z">
          <text:p/>
        </draw:path>
        <draw:path draw:style-name="gr1" draw:text-style-name="P1" draw:layer="layout" svg:width="0.109cm" svg:height="0.145cm" svg:x="8.903cm" svg:y="1.833cm" svg:viewBox="0 0 110 146" svg:d="M33 24v42c7 0 12 0 16 0 5-1 8-1 11-3 3-1 5-3 6-6 2-3 2-6 2-11 0-15-6-22-19-22h-9c-2 0-5 0-7 0zM33 24zM103 45c0 5-1 9-2 13s-3 8-6 11c-2 4-5 6-8 9-3 2-7 4-10 5 8 3 13 9 17 19l6 19c2 7 6 12 10 15-2 3-5 5-9 7s-9 3-14 3c-6 0-10-1-12-4-3-3-6-8-8-15l-7-23c-2-4-4-7-7-9-2-2-6-4-11-4h-9v53c-4 1-11 1-17 1-7 0-12 0-16-1v-142l1-2c12 0 22 0 31 0s15 0 20 0c7 0 14 0 20 2 7 2 13 5 17 9 5 3 8 8 10 14 3 5 4 13 4 20z">
          <text:p/>
        </draw:path>
        <draw:path draw:style-name="gr1" draw:text-style-name="P1" draw:layer="layout" svg:width="0.115cm" svg:height="0.144cm" svg:x="9.023cm" svg:y="1.833cm" svg:viewBox="0 0 116 145" svg:d="M54 120c18 0 27-17 27-47 0-31-9-48-27-48h-12c-3 0-6 0-9 0v95c3 0 6 0 9 0zM54 120zM93 135c-4 4-11 6-18 8s-15 2-24 2c-4 0-11 0-19 0-9 0-19 0-31 0l-1-2v-141l1-2c8 0 16 0 25 0 10 0 19 0 28 0 12 0 22 1 30 5s15 9 19 15c5 7 8 15 10 24s3 19 3 29c0 13-1 25-4 35-4 12-10 20-19 27z">
          <text:p/>
        </draw:path>
        <draw:path draw:style-name="gr1" draw:text-style-name="P1" draw:layer="layout" svg:width="0.123cm" svg:height="0.148cm" svg:x="9.144cm" svg:y="1.832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<text:p/>
        </draw:path>
        <draw:path draw:style-name="gr1" draw:text-style-name="P1" draw:layer="layout" svg:width="0.104cm" svg:height="0.144cm" svg:x="9.282cm" svg:y="1.833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<text:p/>
        </draw:path>
        <draw:path draw:style-name="gr1" draw:text-style-name="P1" draw:layer="layout" svg:width="0.096cm" svg:height="0.195cm" svg:x="9.401cm" svg:y="1.782cm" svg:viewBox="0 0 97 196" svg:d="M20 28l47-28c3 2 7 5 10 10 2 5 4 9 4 14l-51 19c-2-1-4-3-7-6-1-3-3-6-3-9zM20 28zM33 153v15c7 0 12 0 16 0h48c0 5 0 9 0 12-2 10-9 16-21 16h-57c-6 0-11-2-14-6-4-3-5-8-5-14v-122l1-1h91c1 4 1 8 1 13 0 4 0 9-2 14h-58v15 16c4 0 9 0 14 0h33c1 3 2 8 2 13s-1 9-2 13h-47z">
          <text:p/>
        </draw:path>
        <draw:path draw:style-name="gr1" draw:text-style-name="P1" draw:layer="layout" svg:width="0.107cm" svg:height="0.148cm" svg:x="9.499cm" svg:y="1.831cm" svg:viewBox="0 0 108 149" svg:d="M0 134c0-5 1-9 4-14 2-4 5-9 8-12 16 10 30 14 43 14 6 0 10-1 13-3 3-3 4-6 4-11 0-7-4-12-13-15l-24-11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258cm" svg:height="0.402cm" svg:x="8.056cm" svg:y="1.677cm" svg:viewBox="0 0 259 403" svg:d="M139 277c14 2 29-1 42-8 37-19 50-64 31-100-20-36-65-50-100-30-15 7-25 19-32 32-8-45 1-91 25-131l-66-40c-48 79-52 180-8 264 45 82 131 136 226 139l2-77c-45-2-88-19-120-49z">
          <text:p/>
        </draw:path>
        <draw:path draw:style-name="gr1" draw:text-style-name="P1" draw:layer="layout" svg:width="0.456cm" svg:height="0.204cm" svg:x="8.095cm" svg:y="1.552cm" svg:viewBox="0 0 457 205" svg:d="M301 10c-68-19-140-12-202 20-41 22-75 54-99 94l65 41c17-28 41-51 70-67 12-6 24-11 36-15-19 23-23 56-9 83 19 36 64 49 101 30 36-19 49-64 30-100-2-4-4-7-6-10 44 17 80 48 102 89l68-36c-34-63-89-109-156-129z">
          <text:p/>
        </draw:path>
        <draw:path draw:style-name="gr1" draw:text-style-name="P1" draw:layer="layout" svg:width="0.272cm" svg:height="0.388cm" svg:x="8.311cm" svg:y="1.692cm" svg:viewBox="0 0 273 389" svg:d="M242 0l-69 36c23 43 28 91 16 135-1-5-4-11-6-17-20-35-64-49-100-30-37 20-50 64-31 101 17 30 52 44 84 36-11 11-24 21-39 29-30 15-62 23-95 22l-2 76c2 1 5 1 8 1 43 0 87-11 125-32 129-68 178-229 109-357z">
          <text:p/>
        </draw:path>
        <draw:path draw:style-name="gr1" draw:text-style-name="P1" draw:layer="layout" svg:width="0.145cm" svg:height="0.186cm" svg:x="6.474cm" svg:y="2.88cm" svg:viewBox="0 0 146 187" svg:d="M80 166c16 0 27-5 35-14 4-5 6-13 6-21 0-14-6-23-19-28-7-2-15-4-26-4h-52v67zM80 166zM72 79c10 0 19-1 25-4 9-5 15-13 15-25 0-14-6-22-16-26-6-2-14-4-25-4h-47v59zM72 79zM0 0h81c22 0 39 6 48 19 6 8 8 16 8 26 0 13-3 23-10 30-3 4-8 8-15 11 10 4 17 8 22 12 8 9 12 20 12 34 0 13-4 24-11 33-11 15-30 22-55 22h-80z">
          <text:p/>
        </draw:path>
        <draw:path draw:style-name="gr1" draw:text-style-name="P1" draw:layer="layout" svg:width="0.182cm" svg:height="0.196cm" svg:x="6.625cm" svg:y="2.875cm" svg:viewBox="0 0 183 197" svg:d="M143 151c10-16 15-35 15-56 0-22-6-40-18-53s-28-20-48-20c-19 0-35 6-48 20-12 13-18 32-18 59 0 21 5 38 15 52 12 14 29 21 52 21s39-8 50-23zM143 151zM165 31c12 17 18 38 18 63 0 29-7 52-21 70-16 22-41 33-72 33-28 0-52-10-68-29-15-18-22-41-22-69 0-26 6-47 18-65 16-23 41-34 73-34 33 0 58 10 74 31z">
          <text:p/>
        </draw:path>
        <draw:polygon draw:style-name="gr1" draw:text-style-name="P1" draw:layer="layout" svg:width="0.119cm" svg:height="0.186cm" svg:x="6.824cm" svg:y="2.88cm" svg:viewBox="0 0 120 187" draw:points="0,0 25,0 25,165 120,165 120,187 0,187">
          <text:p/>
        </draw:polygon>
        <draw:polygon draw:style-name="gr1" draw:text-style-name="P1" draw:layer="layout" svg:width="0.137cm" svg:height="0.186cm" svg:x="6.958cm" svg:y="2.88cm" svg:viewBox="0 0 138 187" draw:points="0,0 136,0 136,22 24,22 24,80 128,80 128,101 24,101 24,165 138,165 138,187 0,187">
          <text:p/>
        </draw:polygon>
        <draw:polygon draw:style-name="gr1" draw:text-style-name="P1" draw:layer="layout" svg:width="0.151cm" svg:height="0.186cm" svg:x="7.101cm" svg:y="2.88cm" svg:viewBox="0 0 152 187" draw:points="152,0 152,22 89,22 89,187 62,187 62,22 0,22 0,0">
          <text:p/>
        </draw:polygon>
        <draw:path draw:style-name="gr1" draw:text-style-name="P1" draw:layer="layout" svg:width="0.182cm" svg:height="0.196cm" svg:x="7.248cm" svg:y="2.875cm" svg:viewBox="0 0 183 197" svg:d="M143 151c10-16 15-35 15-56 0-22-6-40-18-53s-28-20-48-20c-19 0-35 6-48 20-12 13-18 32-18 59 0 21 5 38 15 52 12 14 29 21 52 21 22 0 39-8 50-23zM143 151zM165 31c12 17 18 38 18 63 0 29-7 52-21 70-16 22-41 33-72 33-29 0-52-10-69-29-14-18-21-41-21-69 0-26 6-47 18-65 16-23 41-34 73-34 33 0 58 10 74 31z">
          <text:p/>
        </draw:path>
        <draw:path draw:style-name="gr1" draw:text-style-name="P1" draw:layer="layout" svg:width="0.168cm" svg:height="0.195cm" svg:x="6.467cm" svg:y="3.478cm" svg:viewBox="0 0 169 196" svg:d="M132 10c18 9 29 26 33 51h-25c-2-14-9-24-18-30s-21-9-35-9c-18 0-33 6-44 19-12 13-18 32-18 59 0 22 5 40 15 53 9 14 25 21 47 21 17 0 31-5 41-14 11-10 17-26 17-48h-58v-21h82v100h-17l-6-24c-8 9-16 16-22 20-11 6-25 9-43 9-22 0-40-7-56-21-17-18-25-43-25-74 0-32 8-57 25-75 15-18 36-26 62-26 17 0 32 3 45 10z">
          <text:p/>
        </draw:path>
        <draw:path draw:style-name="gr1" draw:text-style-name="P1" draw:layer="layout" svg:width="0.152cm" svg:height="0.186cm" svg:x="6.667cm" svg:y="3.482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<text:p/>
        </draw:path>
        <draw:path draw:style-name="gr1" draw:text-style-name="P1" draw:layer="layout" svg:width="0.167cm" svg:height="0.186cm" svg:x="6.823cm" svg:y="3.482cm" svg:viewBox="0 0 168 187" svg:d="M113 110l-29-83-30 83zM113 110zM71 0h28l69 187h-28l-20-56h-73l-22 56h-25z">
          <text:p/>
        </draw:path>
        <draw:polygon draw:style-name="gr1" draw:text-style-name="P1" draw:layer="layout" svg:width="0.151cm" svg:height="0.186cm" svg:x="6.964cm" svg:y="3.482cm" svg:viewBox="0 0 152 187" draw:points="152,0 152,22 89,22 89,187 62,187 62,22 0,22 0,0">
          <text:p/>
        </draw:polygon>
        <draw:path draw:style-name="gr1" draw:text-style-name="P1" draw:layer="layout" svg:width="0.148cm" svg:height="0.191cm" svg:x="7.127cm" svg:y="3.482cm" svg:viewBox="0 0 149 192" svg:d="M25 0v115c0 14 3 25 8 35 8 13 21 20 39 20 22 0 36-7 45-22 4-9 6-19 6-33v-115h26v105c0 23-3 41-9 54-12 22-34 33-66 33-31 0-54-11-65-33-6-13-9-31-9-54v-105z">
          <text:p/>
        </draw:path>
        <draw:polygon draw:style-name="gr1" draw:text-style-name="P1" draw:layer="layout" svg:width="0.025cm" svg:height="0.186cm" svg:x="7.306cm" svg:y="3.482cm" svg:viewBox="0 0 26 187" draw:points="0,0 26,0 26,187 0,187">
          <text:p/>
        </draw:polygon>
        <draw:polygon draw:style-name="gr1" draw:text-style-name="P1" draw:layer="layout" svg:width="0.151cm" svg:height="0.186cm" svg:x="7.344cm" svg:y="3.482cm" svg:viewBox="0 0 152 187" draw:points="152,0 152,22 89,22 89,187 62,187 62,22 0,22 0,0">
          <text:p/>
        </draw:polygon>
        <draw:path draw:style-name="gr1" draw:text-style-name="P1" draw:layer="layout" svg:width="0.182cm" svg:height="0.196cm" svg:x="7.491cm" svg:y="3.477cm" svg:viewBox="0 0 183 197" svg:d="M142 151c10-16 15-35 15-56 0-22-5-40-17-53s-28-20-48-20c-19 0-35 6-48 20-12 13-18 32-18 59 0 21 5 38 15 52 12 14 29 21 52 21 22 0 39-8 49-23zM142 151zM165 31c12 17 18 38 18 63 0 29-7 52-21 70-16 22-41 33-72 33-29 0-52-10-69-29-14-18-21-41-21-69 0-26 6-47 18-65 16-23 41-34 73-34 33 0 58 10 74 31z">
          <text:p/>
        </draw:path>
        <draw:polygon draw:style-name="gr1" draw:text-style-name="P1" draw:layer="layout" svg:width="0.128cm" svg:height="0.173cm" svg:x="6.475cm" svg:y="3.193cm" svg:viewBox="0 0 129 174" draw:points="0,0 128,0 128,21 22,21 22,73 120,73 120,94 22,94 22,153 129,153 129,174 0,174">
          <text:p/>
        </draw:polygon>
        <draw:path draw:style-name="gr1" draw:text-style-name="P1" draw:layer="layout" svg:width="0.142cm" svg:height="0.173cm" svg:x="6.624cm" svg:y="3.193cm" svg:viewBox="0 0 143 174" svg:d="M65 153c8 0 15 0 20-2 9-3 16-9 23-18 4-7 7-16 9-27 2-6 2-12 2-18 0-22-4-39-13-51-9-11-22-17-41-17h-42v133zM65 153zM0 0h70c24 0 43 8 56 25 11 15 17 35 17 58 0 20-3 36-10 51-12 26-34 40-63 40h-70z">
          <text:p/>
        </draw:path>
        <draw:path draw:style-name="gr1" draw:text-style-name="P1" draw:layer="layout" svg:width="0.137cm" svg:height="0.178cm" svg:x="6.787cm" svg:y="3.193cm" svg:viewBox="0 0 138 179" svg:d="M23 0v107c0 13 3 23 7 33 8 12 19 19 36 19 21 0 35-7 42-21 4-8 6-18 6-31v-107h24v98c0 21-3 38-9 50-10 21-30 31-61 31-29 0-49-10-60-31-6-12-8-29-8-50v-98z">
          <text:p/>
        </draw:path>
        <draw:path draw:style-name="gr1" draw:text-style-name="P1" draw:layer="layout" svg:width="0.152cm" svg:height="0.182cm" svg:x="6.941cm" svg:y="3.188cm" svg:viewBox="0 0 153 183" svg:d="M131 17c12 11 19 24 20 39h-23c-2-11-7-20-15-26-8-7-18-10-32-10-18 0-32 6-42 18s-15 30-15 56c0 20 4 37 14 49 9 13 23 19 42 19 17 0 30-6 39-20 5-7 9-16 11-27h23c-2 18-9 33-20 46-14 14-32 22-55 22-21 0-38-6-52-18-18-17-26-41-26-76 0-26 6-47 20-63 14-18 34-26 61-26 21 0 38 5 50 17z">
          <text:p/>
        </draw:path>
        <draw:path draw:style-name="gr1" draw:text-style-name="P1" draw:layer="layout" svg:width="0.155cm" svg:height="0.173cm" svg:x="7.097cm" svg:y="3.193cm" svg:viewBox="0 0 156 174" svg:d="M105 103l-28-78-28 78zM105 103zM65 0h28l63 174h-26l-18-52h-69l-19 52h-24z">
          <text:p/>
        </draw:path>
        <draw:polygon draw:style-name="gr1" draw:text-style-name="P1" draw:layer="layout" svg:width="0.141cm" svg:height="0.173cm" svg:x="7.228cm" svg:y="3.193cm" svg:viewBox="0 0 142 174" draw:points="142,0 142,20 83,20 83,174 59,174 59,20 0,20 0,0">
          <text:p/>
        </draw:polygon>
        <draw:polygon draw:style-name="gr1" draw:text-style-name="P1" draw:layer="layout" svg:width="0.024cm" svg:height="0.173cm" svg:x="7.384cm" svg:y="3.193cm" svg:viewBox="0 0 25 174" draw:points="0,0 25,0 25,174 0,174">
          <text:p/>
        </draw:polygon>
        <draw:polygon draw:style-name="gr1" draw:text-style-name="P1" draw:layer="layout" svg:width="0.152cm" svg:height="0.173cm" svg:x="7.422cm" svg:y="3.193cm" svg:viewBox="0 0 153 174" draw:points="26,0 76,148 127,0 153,0 89,174 64,174 0,0">
          <text:p/>
        </draw:polygon>
        <draw:path draw:style-name="gr1" draw:text-style-name="P1" draw:layer="layout" svg:width="0.169cm" svg:height="0.183cm" svg:x="7.575cm" svg:y="3.188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<text:p/>
        </draw:path>
        <draw:polygon draw:style-name="gr1" draw:text-style-name="P1" draw:layer="layout" svg:width="0.031cm" svg:height="0.186cm" svg:x="6.38cm" svg:y="2.879cm" svg:viewBox="0 0 32 187" draw:points="0,187 32,187 32,0 0,0">
          <text:p/>
        </draw:polygon>
        <draw:polygon draw:style-name="gr1" draw:text-style-name="P1" draw:layer="layout" svg:width="0.031cm" svg:height="0.173cm" svg:x="6.38cm" svg:y="3.193cm" svg:viewBox="0 0 32 174" draw:points="0,174 32,174 32,0 0,0">
          <text:p/>
        </draw:polygon>
        <draw:polygon draw:style-name="gr1" draw:text-style-name="P1" draw:layer="layout" svg:width="0.031cm" svg:height="0.195cm" svg:x="6.38cm" svg:y="3.477cm" svg:viewBox="0 0 32 196" draw:points="0,196 32,196 32,0 0,0">
          <text:p/>
        </draw:polygon>
        <draw:path draw:style-name="gr1" draw:text-style-name="P1" draw:layer="layout" svg:width="0.094cm" svg:height="0.114cm" svg:x="8.276cm" svg:y="3.522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<text:p/>
        </draw:path>
        <draw:path draw:style-name="gr1" draw:text-style-name="P1" draw:layer="layout" svg:width="0.082cm" svg:height="0.089cm" svg:x="8.382cm" svg:y="3.546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<text:p/>
        </draw:path>
        <draw:polygon draw:style-name="gr1" draw:text-style-name="P1" draw:layer="layout" svg:width="0.025cm" svg:height="0.12cm" svg:x="8.48cm" svg:y="3.516cm" svg:viewBox="0 0 26 121" draw:points="0,0 26,0 26,121 0,121">
          <text:p/>
        </draw:polygon>
        <draw:path draw:style-name="gr1" draw:text-style-name="P1" draw:layer="layout" svg:width="0.081cm" svg:height="0.089cm" svg:x="8.52cm" svg:y="3.546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6cm" svg:height="0.113cm" svg:x="8.609cm" svg:y="3.524cm" svg:viewBox="0 0 61 114" svg:d="M61 110l-9 2c-4 1-11 2-17 2-10 0-15-2-18-5s-4-7-4-16v-51h-13v-20h13v-22h26v22h22v20h-22v44c0 4 1 6 2 7 0 0 2 1 6 1h14z">
          <text:p/>
        </draw:path>
        <draw:path draw:style-name="gr1" draw:text-style-name="P1" draw:layer="layout" svg:width="0.082cm" svg:height="0.089cm" svg:x="8.68cm" svg:y="3.546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99cm" svg:height="0.114cm" svg:x="8.812cm" svg:y="3.522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<text:p/>
        </draw:path>
        <draw:path draw:style-name="gr1" draw:text-style-name="P1" draw:layer="layout" svg:width="0.083cm" svg:height="0.12cm" svg:x="8.927cm" svg:y="3.516cm" svg:viewBox="0 0 84 121" svg:d="M25 53v44c6 3 9 4 14 4h9c4 0 6-1 8-2 2-3 2-6 2-23 0-18 0-22-2-24s-4-2-8-2h-9c-5 0-8 1-14 3zM25 53zM0 0h25v42c12-10 15-12 23-12h9c11 0 16 1 20 5 5 6 7 13 7 41 0 26-2 34-8 39-4 4-9 6-19 6h-10c-7 0-12-2-22-11v11h-25z">
          <text:p/>
        </draw:path>
        <draw:path draw:style-name="gr1" draw:text-style-name="P1" draw:layer="layout" svg:width="0.056cm" svg:height="0.09cm" svg:x="9.026cm" svg:y="3.546cm" svg:viewBox="0 0 57 91" svg:d="M0 91v-91h25v13c10-9 14-13 23-13h9v25h-11c-8 0-13 1-21 4v62z">
          <text:p/>
        </draw:path>
        <draw:path draw:style-name="gr1" draw:text-style-name="P1" draw:layer="layout" svg:width="0.081cm" svg:height="0.089cm" svg:x="9.09cm" svg:y="3.546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56cm" svg:height="0.09cm" svg:x="9.186cm" svg:y="3.546cm" svg:viewBox="0 0 57 91" svg:d="M0 91v-91h25v13c10-9 14-13 23-13h9v25h-11c-8 0-13 1-21 4v62z">
          <text:p/>
        </draw:path>
        <draw:path draw:style-name="gr1" draw:text-style-name="P1" draw:layer="layout" svg:width="0.082cm" svg:height="0.089cm" svg:x="9.251cm" svg:y="3.546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<text:p/>
        </draw:path>
        <draw:path draw:style-name="gr1" draw:text-style-name="P1" draw:layer="layout" svg:width="0.094cm" svg:height="0.114cm" svg:x="9.382cm" svg:y="3.522cm" svg:viewBox="0 0 95 115" svg:d="M88 110c-4 3-9 5-19 5h-43c-10 0-16-1-20-5s-6-11-6-33h26c0 12 0 15 2 16 1 1 2 2 7 2h24c5 0 7-1 8-2s2-4 2-12c0-6-1-8-2-10-1-1-4-1-8-2l-36-3c-8-1-12-3-16-6-4-5-6-11-6-26 0-16 2-24 8-29 3-4 8-5 18-5h39c11 0 17 1 20 4 5 5 7 11 7 32h-26c0-11 0-13-2-14-1-1-2-2-7-2h-22c-4 0-6 0-7 1s-1 5-1 12c0 6 0 8 1 9 1 2 3 2 8 2l36 4c8 1 12 2 16 6s6 11 6 26c0 17-2 25-7 30z">
          <text:p/>
        </draw:path>
        <draw:path draw:style-name="gr1" draw:text-style-name="P1" draw:layer="layout" svg:width="0.082cm" svg:height="0.089cm" svg:x="9.489cm" svg:y="3.546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78cm" svg:height="0.089cm" svg:x="9.585cm" svg:y="3.546cm" svg:viewBox="0 0 79 90" svg:d="M79 56c0 17-2 24-6 29-4 3-8 5-17 5h-31c-9 0-13-2-17-6-6-5-8-14-8-40 0-25 2-33 8-39 3-4 8-5 17-5h31c9 0 13 1 17 5s6 11 6 27h-24c0-9 0-11-1-11-1-1-2-2-6-2h-15c-4 0-6 1-7 2s-2 4-2 23c0 20 1 23 2 25 1 1 3 1 7 1h15c4 0 5 0 6-1s1-4 2-13z">
          <text:p/>
        </draw:path>
        <draw:path draw:style-name="gr1" draw:text-style-name="P1" draw:layer="layout" svg:width="0.027cm" svg:height="0.123cm" svg:x="9.676cm" svg:y="3.513cm" svg:viewBox="0 0 28 124" svg:d="M27 124h-26v-91h26zM27 124zM28 21h-28v-21h28z">
          <text:p/>
        </draw:path>
        <draw:path draw:style-name="gr1" draw:text-style-name="P1" draw:layer="layout" svg:width="0.081cm" svg:height="0.09cm" svg:x="9.717cm" svg:y="3.546cm" svg:viewBox="0 0 82 91" svg:d="M56 69v-16h-16c-10 0-12 0-13 2-2 2-2 4-2 8s0 8 1 9c2 1 3 1 6 1h8c5 0 8 0 16-4zM56 69zM8 5c4-4 8-5 17-5h33c10 0 16 1 19 5 4 4 5 8 5 24v62h-26v-10c-10 8-14 10-22 10h-13c-8 0-13-1-16-4-3-4-5-9-5-21s1-18 5-22 9-6 26-6c9 0 18 1 25 2v-8c0-8 0-11-1-12s-3-2-7-2h-12c-4 0-6 1-7 2s-1 4-1 9h-25c0-16 2-21 5-24z">
          <text:p/>
        </draw:path>
        <draw:polygon draw:style-name="gr1" draw:text-style-name="P1" draw:layer="layout" svg:width="0.025cm" svg:height="0.12cm" svg:x="9.816cm" svg:y="3.516cm" svg:viewBox="0 0 26 121" draw:points="0,0 26,0 26,121 0,121">
          <text:p/>
        </draw:polygon>
        <draw:path draw:style-name="gr1" draw:text-style-name="P1" draw:layer="layout" svg:width="0.525cm" svg:height="0.564cm" svg:x="8.255cm" svg:y="2.911cm" svg:viewBox="0 0 526 565" svg:d="M225 443h92c14 0 21-1 26-7 6-5 10-11 10-49 0-36-3-43-10-50-5-6-12-7-26-7h-92zM225 443zM315 223c13 0 19 0 24-5 5-7 9-18 9-46 0-27-3-39-9-44-4-5-9-7-24-7h-90v102zM315 223zM526 413c0 57-15 94-41 120-23 23-53 32-100 32h-385v-126h59v-314h-59v-125h386c51 0 77 8 99 30 25 27 36 65 36 109 0 86-31 121-89 137v1c62 16 94 45 94 136z">
          <text:p/>
        </draw:path>
        <draw:path draw:style-name="gr1" draw:text-style-name="P1" draw:layer="layout" svg:width="0.483cm" svg:height="0.561cm" svg:x="9.38cm" svg:y="2.912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<text:p/>
        </draw:path>
        <draw:path draw:style-name="gr1" draw:text-style-name="P1" draw:layer="layout" svg:width="0.041cm" svg:height="0.041cm" svg:x="8.951cm" svg:y="3.249cm" svg:viewBox="0 0 42 42" svg:d="M24 0c-14-1-24 8-24 20 0 13 9 22 20 22 13 0 23-11 22-24-1-10-9-17-18-18z">
          <text:p/>
        </draw:path>
        <draw:path draw:style-name="gr1" draw:text-style-name="P1" draw:layer="layout" svg:width="0.041cm" svg:height="0.041cm" svg:x="9.165cm" svg:y="3.249cm" svg:viewBox="0 0 42 42" svg:d="M25 0c-15-2-27 10-25 25 1 8 8 15 17 17 15 2 27-10 25-25-2-9-9-16-17-17z">
          <text:p/>
        </draw:path>
        <draw:path draw:style-name="gr1" draw:text-style-name="P1" draw:layer="layout" svg:width="0.147cm" svg:height="0.019cm" svg:x="9.006cm" svg:y="3.039cm" svg:viewBox="0 0 148 20" svg:d="M9 20h129c6 0 11-6 10-12-1-5-5-8-10-8h-129c-4 0-9 3-9 8 0 6 3 12 9 12z">
          <text:p/>
        </draw:path>
        <draw:path draw:style-name="gr1" draw:text-style-name="P1" draw:layer="layout" svg:width="0.255cm" svg:height="0.112cm" svg:x="8.952cm" svg:y="3.08cm" svg:viewBox="0 0 256 113" svg:d="M231 0h-207c-9 0-15 5-16 12-4 33-6 53-8 86 0 8 5 15 14 15h228c8 0 14-6 14-16-3-33-5-50-9-85-1-7-7-12-16-12z">
          <text:p/>
        </draw:path>
        <draw:path draw:style-name="gr1" draw:text-style-name="P1" draw:layer="layout" svg:width="0.566cm" svg:height="0.566cm" svg:x="8.796cm" svg:y="2.911cm" svg:viewBox="0 0 567 567" svg:d="M439 416c0 7-6 12-12 12h-16c0 0 0 18 0 25 0 12-11 22-23 20-11-1-18-10-18-21v-24h-173v25c0 11-10 21-21 21-12 0-21-10-21-21 0-7 0-25 0-25h-17c-6 0-10-4-10-10v-138c0 0 7-75 11-104 3-33 11-43 34-54 33-16 70-22 111-22 39 0 76 6 110 22 23 11 30 21 34 54 3 29 11 104 11 104zM439 416zM392 0h-217c-97 0-175 78-175 175v217c0 97 78 175 175 175h217c97 0 175-78 175-175v-217c0-97-78-175-175-175z">
          <text:p/>
        </draw:path>
        <draw:path draw:style-name="gr1" draw:text-style-name="P1" draw:layer="layout" svg:width="0.04cm" svg:height="0.058cm" svg:x="6.244cm" svg:y="4.454cm" svg:viewBox="0 0 41 59" svg:d="M30 40c0-4-2-6-6-6h-14v16h13c5 0 7-2 7-6zM30 40zM28 13c0-3-2-4-6-4h-12v15h12c4 0 6-2 6-6zM28 13zM0 59v-59h23c11 0 16 4 16 12v6c0 5-2 7-7 9 6 3 9 6 9 12v6c0 9-5 14-16 14z">
          <text:p/>
        </draw:path>
        <draw:path draw:style-name="gr1" draw:text-style-name="P1" draw:layer="layout" svg:width="0.037cm" svg:height="0.044cm" svg:x="6.29cm" svg:y="4.469cm" svg:viewBox="0 0 38 45" svg:d="M18 9c-6 0-8 2-8 7v12c0 5 2 8 8 8 7 0 9-3 9-8v-12c0-5-2-7-9-7zM18 9zM18 45c-15 0-18-8-18-17v-12c0-8 3-16 18-16 16 0 20 8 20 16v12c0 9-4 17-20 17z">
          <text:p/>
        </draw:path>
        <draw:polygon draw:style-name="gr1" draw:text-style-name="P1" draw:layer="layout" svg:width="0.011cm" svg:height="0.061cm" svg:x="6.335cm" svg:y="4.451cm" svg:viewBox="0 0 12 62" draw:points="0,62 0,1 12,0 12,62">
          <text:p/>
        </draw:polygon>
        <draw:path draw:style-name="gr1" draw:text-style-name="P1" draw:layer="layout" svg:width="0.034cm" svg:height="0.044cm" svg:x="6.354cm" svg:y="4.469cm" svg:viewBox="0 0 35 45" svg:d="M10 17h15v-2c0-4-2-7-7-7-6 0-8 3-8 7zM10 17zM19 36c5 0 9 0 14-2l1 8c-5 2-10 3-15 3-15 0-19-6-19-17v-12c0-9 4-16 18-16s17 7 17 17v10h-25v2c0 5 2 7 9 7z">
          <text:p/>
        </draw:path>
        <draw:path draw:style-name="gr1" draw:text-style-name="P1" draw:layer="layout" svg:width="0.028cm" svg:height="0.056cm" svg:x="6.391cm" svg:y="4.458cm" svg:viewBox="0 0 29 57" svg:d="M29 55c-2 1-8 2-10 2-8 0-13-4-13-11v-25h-6v-9h6v-11l12-1v12h11v9h-11v23c0 3 1 4 3 4 3 0 5 0 7-1z">
          <text:p/>
        </draw:path>
        <draw:path draw:style-name="gr1" draw:text-style-name="P1" draw:layer="layout" svg:width="0.037cm" svg:height="0.044cm" svg:x="6.423cm" svg:y="4.469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1cm" svg:height="0.06cm" svg:x="6.484cm" svg:y="4.454cm" svg:viewBox="0 0 42 61" svg:d="M12 42c0 5 2 9 10 9 3 0 6-1 10-1v-18h10v26c-6 2-14 3-20 3-16 0-22-7-22-18v-26c0-12 7-17 23-17 4 0 12 0 17 1l-1 10c-5-1-12-2-17-2-8 0-10 4-10 10z">
          <text:p/>
        </draw:path>
        <draw:path draw:style-name="gr1" draw:text-style-name="P1" draw:layer="layout" svg:width="0.022cm" svg:height="0.043cm" svg:x="6.533cm" svg:y="4.469cm" svg:viewBox="0 0 23 44" svg:d="M23 9c-4 2-8 4-12 7v28h-11v-44h9l1 5c3-1 9-4 12-5z">
          <text:p/>
        </draw:path>
        <draw:path draw:style-name="gr1" draw:text-style-name="P1" draw:layer="layout" svg:width="0.033cm" svg:height="0.044cm" svg:x="6.558cm" svg:y="4.469cm" svg:viewBox="0 0 34 45" svg:d="M23 28h-9c-3 0-4 1-4 4s1 4 4 4c4 0 7-1 9-2zM23 28zM34 44h-9l-1-3c-4 3-9 4-13 4-8 0-11-5-11-13 0-9 3-13 12-13h11v-4c0-5-1-7-9-7-4 0-8 1-12 2l-1-9c4-1 10-1 15-1 14 0 18 4 18 15z">
          <text:p/>
        </draw:path>
        <draw:path draw:style-name="gr1" draw:text-style-name="P1" draw:layer="layout" svg:width="0.028cm" svg:height="0.056cm" svg:x="6.596cm" svg:y="4.458cm" svg:viewBox="0 0 29 57" svg:d="M28 55c-2 1-7 2-9 2-9 0-13-4-13-11v-25h-6v-9h6v-11l12-1v12h11l-1 9h-10v23c0 3 1 4 3 4s4 0 6-1z">
          <text:p/>
        </draw:path>
        <draw:path draw:style-name="gr1" draw:text-style-name="P1" draw:layer="layout" svg:width="0.036cm" svg:height="0.043cm" svg:x="6.629cm" svg:y="4.47cm" svg:viewBox="0 0 37 44" svg:d="M11 0v30c0 3 1 4 4 4 2 0 7-2 11-4v-30h11v43h-8l-2-3c-5 2-12 4-17 4-8 0-10-5-10-13v-31z">
          <text:p/>
        </draw:path>
        <draw:path draw:style-name="gr1" draw:text-style-name="P1" draw:layer="layout" svg:width="0.011cm" svg:height="0.061cm" svg:x="6.675cm" svg:y="4.452cm" svg:viewBox="0 0 12 62" svg:d="M0 18h12v44h-12zM0 18zM0 0h12v12h-12z">
          <text:p/>
        </draw:path>
        <draw:path draw:style-name="gr1" draw:text-style-name="P1" draw:layer="layout" svg:width="0.028cm" svg:height="0.056cm" svg:x="6.691cm" svg:y="4.458cm" svg:viewBox="0 0 29 57" svg:d="M28 55c-2 1-7 2-9 2-9 0-13-4-13-11v-25h-6v-9h6v-11l12-1v12h11l-1 9h-10v23c0 3 1 4 3 4s4 0 6-1z">
          <text:p/>
        </draw:path>
        <draw:path draw:style-name="gr1" draw:text-style-name="P1" draw:layer="layout" svg:width="0.037cm" svg:height="0.044cm" svg:x="6.723cm" svg:y="4.469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8cm" svg:height="0.058cm" svg:x="6.241cm" svg:y="4.531cm" svg:viewBox="0 0 49 59" svg:d="M12 39h25l-12-37zM12 39zM38 43h-28l-5 16h-5l20-59h8l21 59h-5z">
          <text:p/>
        </draw:path>
        <draw:path draw:style-name="gr1" draw:text-style-name="P1" draw:layer="layout" svg:width="0.031cm" svg:height="0.061cm" svg:x="6.296cm" svg:y="4.528cm" svg:viewBox="0 0 32 62" svg:d="M27 23c-5-1-9-2-15-2-5 0-7 3-7 9v20c0 5 1 8 7 8s11-3 15-6zM27 23zM0 30c0-8 3-13 13-13 5 0 9 0 14 1v-18h5v61h-5v-4c-4 3-10 5-15 5-9 0-12-4-12-12z">
          <text:p/>
        </draw:path>
        <draw:path draw:style-name="gr1" draw:text-style-name="P1" draw:layer="layout" svg:width="0.031cm" svg:height="0.043cm" svg:x="6.339cm" svg:y="4.547cm" svg:viewBox="0 0 32 44" svg:d="M5 0v35c0 3 1 4 4 4 4 0 12-2 18-5v-34h5v43h-5v-4c-5 2-13 5-19 5s-8-4-8-10v-34z">
          <text:p/>
        </draw:path>
        <draw:polygon draw:style-name="gr1" draw:text-style-name="P1" draw:layer="layout" svg:width="0.005cm" svg:height="0.061cm" svg:x="6.383cm" svg:y="4.528cm" svg:viewBox="0 0 6 62" draw:points="0,62 0,0 6,0 6,62">
          <text:p/>
        </draw:polygon>
        <draw:path draw:style-name="gr1" draw:text-style-name="P1" draw:layer="layout" svg:width="0.027cm" svg:height="0.054cm" svg:x="6.396cm" svg:y="4.536cm" svg:viewBox="0 0 28 55" svg:d="M28 53c-2 1-6 2-10 2-6 0-9-3-9-9v-31h-9v-5h9v-10h5v10h14l-1 5h-13v30c0 4 0 5 5 5 3 0 6 0 8-1z">
          <text:p/>
        </draw:path>
        <draw:path draw:style-name="gr1" draw:text-style-name="P1" draw:layer="layout" svg:width="0.033cm" svg:height="0.044cm" svg:x="6.429cm" svg:y="4.546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27cm" svg:height="0.044cm" svg:x="6.471cm" svg:y="4.546cm" svg:viewBox="0 0 28 45" svg:d="M13 45c-4 0-10-1-13-2v-4c4 1 10 1 13 1 9 0 10-1 10-7s0-6-11-9-12-6-12-14c0-7 3-10 15-10 4 0 9 0 13 1l-1 4c-3 0-9-1-13-1-8 0-9 2-9 7s0 6 9 8c14 4 14 6 14 14s-3 12-15 12z">
          <text:p/>
        </draw:path>
        <draw:polygon draw:style-name="gr1" draw:text-style-name="P1" draw:layer="layout" svg:width="0.055cm" svg:height="0.058cm" svg:x="6.525cm" svg:y="4.531cm" svg:viewBox="0 0 56 59" draw:points="50,5 32,51 24,51 6,5 5,59 0,59 1,0 9,0 28,48 47,0 54,0 56,59 51,59">
          <text:p/>
        </draw:polygon>
        <draw:path draw:style-name="gr1" draw:text-style-name="P1" draw:layer="layout" svg:width="0.03cm" svg:height="0.044cm" svg:x="6.591cm" svg:y="4.546cm" svg:viewBox="0 0 31 45" svg:d="M26 26h-14c-6 0-7 1-7 7 0 5 1 7 7 7 5 0 10-1 14-4zM26 26zM31 44h-5v-3c-4 2-9 4-15 4-8 0-11-4-11-12 0-9 4-13 12-13h14v-8c0-6-3-8-10-8-6 0-10 1-14 1l-1-4c4-1 9-1 13-1 12 0 17 4 17 12z">
          <text:p/>
        </draw:path>
        <draw:polygon draw:style-name="gr1" draw:text-style-name="P1" draw:layer="layout" svg:width="0.037cm" svg:height="0.06cm" svg:x="6.627cm" svg:y="4.547cm" svg:viewBox="0 0 38 61" draw:points="23,43 16,61 11,61 18,43 15,43 0,0 5,0 19,40 33,0 38,0">
          <text:p/>
        </draw:polygon>
        <draw:path draw:style-name="gr1" draw:text-style-name="P1" draw:layer="layout" svg:width="0.033cm" svg:height="0.044cm" svg:x="6.668cm" svg:y="4.546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19cm" svg:height="0.043cm" svg:x="6.711cm" svg:y="4.546cm" svg:viewBox="0 0 20 44" svg:d="M20 5c-4 1-10 5-14 7v32h-6v-44h4v7c6-3 10-6 15-7z">
          <text:p/>
        </draw:path>
        <draw:path draw:style-name="gr1" draw:text-style-name="P1" draw:layer="layout" svg:width="0.031cm" svg:height="0.044cm" svg:x="6.734cm" svg:y="4.546cm" svg:viewBox="0 0 32 45" svg:d="M5 19h22v-4c0-7-3-11-12-11-8 0-10 4-10 11zM5 19zM17 40c4 0 9 0 13-2l1 4c-4 2-10 3-16 3-12 0-15-6-15-16v-14c0-9 3-15 15-15 13 0 17 6 17 15v9h-27v6c0 7 2 10 12 10z">
          <text:p/>
        </draw:path>
        <draw:path draw:style-name="gr1" draw:text-style-name="P1" draw:layer="layout" svg:width="0.027cm" svg:height="0.044cm" svg:x="6.775cm" svg:y="4.546cm" svg:viewBox="0 0 28 45" svg:d="M13 45c-4 0-10-1-13-2v-4c4 1 10 1 13 1 9 0 10-1 10-7s0-6-11-9-12-6-12-14c0-7 3-10 15-10 4 0 9 0 13 1l-1 4c-3 0-9-1-13-1-8 0-9 2-9 7s0 6 9 8c14 4 14 6 14 14s-3 12-15 12z">
          <text:p/>
        </draw:path>
        <draw:path draw:style-name="gr1" draw:text-style-name="P1" draw:layer="layout" svg:width="0.273cm" svg:height="0.327cm" svg:x="6.252cm" svg:y="4.104cm" svg:viewBox="0 0 274 328" svg:d="M189 154c1-5 0-9-3-12s-6-4-11-4h-12c-7 0-15 0-21 0-7 1-13 1-18 2-6 1-12 2-17 2l-16 123h65c13 0 20-6 21-19zM189 154zM259 253c-3 23-12 42-27 55s-35 20-58 20h-174l42-328h83l-11 84c62-8 98-10 98-10 22 0 38 7 49 20 11 12 15 29 12 51z">
          <text:p/>
        </draw:path>
        <draw:path draw:style-name="gr1" draw:text-style-name="P1" draw:layer="layout" svg:width="0.266cm" svg:height="0.256cm" svg:x="6.538cm" svg:y="4.18cm" svg:viewBox="0 0 267 257" svg:d="M111 191c6 0 12-1 19-2 6 0 12-2 18-3 7-1 14-3 20-5l4-28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<text:p/>
        </draw:path>
        <draw:path draw:style-name="gr1" draw:text-style-name="P1" draw:layer="layout" svg:width="0.404cm" svg:height="0.246cm" svg:x="6.812cm" svg:y="4.185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<text:p/>
        </draw:path>
        <draw:path draw:style-name="gr1" draw:text-style-name="P1" draw:layer="layout" svg:width="1.285cm" svg:height="0.714cm" svg:x="6.217cm" svg:y="4.002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2 1 1 1 1 2 1s106 4 150 4c41 0 57-74 57-77 1-4 55-387 66-518 4-41-4-72-23-92z">
          <text:p/>
        </draw:path>
        <draw:path draw:style-name="gr1" draw:text-style-name="P1" draw:layer="layout" svg:width="0.083cm" svg:height="0.065cm" svg:x="6.704cm" svg:y="4.366cm" svg:viewBox="0 0 84 66" svg:d="M0 43c0 0 52-31 84-43v1l-83 65z">
          <text:p/>
        </draw:path>
        <draw:path draw:style-name="gr1" draw:text-style-name="P1" draw:layer="layout" svg:width="0.104cm" svg:height="0.144cm" svg:x="8.657cm" svg:y="4.179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<text:p/>
        </draw:path>
        <draw:path draw:style-name="gr1" draw:text-style-name="P1" draw:layer="layout" svg:width="0.123cm" svg:height="0.148cm" svg:x="8.768cm" svg:y="4.178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088cm" svg:height="0.144cm" svg:x="8.905cm" svg:y="4.179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096cm" svg:height="0.142cm" svg:x="9.005cm" svg:y="4.181cm" svg:viewBox="0 0 97 143" svg:d="M33 100v15c7 0 12 0 16 0h48c0 5 0 9 0 12-2 10-9 16-21 16h-57c-6 0-11-2-14-6-4-3-5-8-5-14v-122l1-1h91c1 4 2 8 2 13 0 4-2 9-3 14h-58v15 15c4 0 9-1 14-1h33c1 4 2 9 2 14 0 6-1 10-2 14h-47z">
          <text:p/>
        </draw:path>
        <draw:path draw:style-name="gr1" draw:text-style-name="P1" draw:layer="layout" svg:width="0.105cm" svg:height="0.143cm" svg:x="9.101cm" svg:y="4.181cm" svg:viewBox="0 0 106 144" svg:d="M69 27v16 100c-4 1-10 1-17 1s-12 0-17-1v-116h-13-21c-1-4-1-8-1-14 0-5 0-9 1-13h103c1 3 2 8 2 13s-2 9-4 11c-3 2-8 3-14 3h-6z">
          <text:p/>
        </draw:path>
        <draw:path draw:style-name="gr1" draw:text-style-name="P1" draw:layer="layout" svg:width="0.123cm" svg:height="0.148cm" svg:x="9.201cm" svg:y="4.178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107cm" svg:height="0.148cm" svg:x="9.364cm" svg:y="4.178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123cm" svg:height="0.148cm" svg:x="9.476cm" svg:y="4.178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114cm" svg:height="0.148cm" svg:x="9.606cm" svg:y="4.177cm" svg:viewBox="0 0 115 149" svg:d="M83 60v-2c0-22-8-32-23-32-9 0-15 4-19 13-4 8-6 20-6 35s3 27 8 34c4 9 11 12 21 12 5 0 10-1 16-3 7-2 13-7 20-12 3 3 7 6 10 11 3 4 4 8 5 11-3 4-7 6-11 9s-9 5-14 7c-6 2-11 4-16 5s-11 1-16 1c-11 0-20-2-27-6-8-4-14-9-19-16-4-7-7-14-9-24-2-9-3-18-3-28 0-12 1-23 4-33s8-18 13-24 11-11 20-14c7-3 14-4 23-4 8 0 15 1 22 3 8 2 14 5 18 9 5 4 9 8 11 14 3 5 4 12 4 18 0 12-6 18-19 18-3 0-8-1-13-2z">
          <text:p/>
        </draw:path>
        <draw:path draw:style-name="gr1" draw:text-style-name="P1" draw:layer="layout" svg:width="0.033cm" svg:height="0.144cm" svg:x="9.732cm" svg:y="4.179cm" svg:viewBox="0 0 34 145" svg:d="M0 144v-143c4-1 9-1 16-1 8 0 13 0 18 1v143c-5 1-10 1-18 1-7 0-12 0-16-1z">
          <text:p/>
        </draw:path>
        <draw:path draw:style-name="gr1" draw:text-style-name="P1" draw:layer="layout" svg:width="0.129cm" svg:height="0.145cm" svg:x="9.775cm" svg:y="4.179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<text:p/>
        </draw:path>
        <draw:path draw:style-name="gr1" draw:text-style-name="P1" draw:layer="layout" svg:width="0.088cm" svg:height="0.144cm" svg:x="9.913cm" svg:y="4.179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114cm" svg:height="0.148cm" svg:x="8.648cm" svg:y="4.374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0 4 18 0 12-6 18-19 18-3 0-8-1-13-2z">
          <text:p/>
        </draw:path>
        <draw:path draw:style-name="gr1" draw:text-style-name="P1" draw:layer="layout" svg:width="0.123cm" svg:height="0.148cm" svg:x="8.765cm" svg:y="4.374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7-4 26-4 11 0 19 1 27 4s14 8 19 14c6 7 10 14 13 25 2 9 4 19 4 31s-2 23-4 32c-3 10-7 18-13 24-5 7-11 11-19 14-8 4-16 5-27 5-16 0-29-4-39-13z">
          <text:p/>
        </draw:path>
        <draw:path draw:style-name="gr1" draw:text-style-name="P1" draw:layer="layout" svg:width="0.109cm" svg:height="0.145cm" svg:x="8.903cm" svg:y="4.376cm" svg:viewBox="0 0 110 146" svg:d="M33 24v42c7 0 12 0 16 0 5-1 8-1 11-3 3-1 5-3 6-6 2-3 2-6 2-11 0-15-6-22-19-22h-9c-2 0-5 0-7 0zM33 24zM103 45c0 5-1 9-2 13s-3 8-6 11c-2 4-5 6-8 9-3 2-7 4-10 5 8 3 13 9 17 19l6 19c2 7 6 12 10 15-2 3-5 5-9 7s-9 3-14 3c-6 0-10-1-12-4-3-3-6-8-8-15l-7-23c-2-4-4-7-7-9-2-2-6-4-11-4h-9v53c-4 1-11 1-17 1-7 0-12 0-16-1v-142l1-2c12 0 22 0 31 0s15 0 20 0c7 0 14 0 20 2 7 2 13 5 17 9 5 3 8 8 10 14 3 5 4 13 4 20z">
          <text:p/>
        </draw:path>
        <draw:path draw:style-name="gr1" draw:text-style-name="P1" draw:layer="layout" svg:width="0.115cm" svg:height="0.144cm" svg:x="9.023cm" svg:y="4.376cm" svg:viewBox="0 0 116 145" svg:d="M54 120c18 0 27-17 27-47 0-31-9-48-27-48h-12c-3 0-6 0-9 0v95c3 0 6 0 9 0zM54 120zM93 135c-4 4-11 6-18 8s-15 2-24 2c-4 0-11 0-19 0-9 0-19 0-31 0l-1-2v-141l1-2c8 0 16 0 25 0 10 0 19 0 28 0 12 0 22 1 30 5s15 9 19 15c5 7 8 15 10 24s3 19 3 29c0 13-1 25-4 35-4 12-10 20-19 27z">
          <text:p/>
        </draw:path>
        <draw:path draw:style-name="gr1" draw:text-style-name="P1" draw:layer="layout" svg:width="0.123cm" svg:height="0.148cm" svg:x="9.144cm" svg:y="4.374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<text:p/>
        </draw:path>
        <draw:path draw:style-name="gr1" draw:text-style-name="P1" draw:layer="layout" svg:width="0.104cm" svg:height="0.144cm" svg:x="9.282cm" svg:y="4.376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<text:p/>
        </draw:path>
        <draw:path draw:style-name="gr1" draw:text-style-name="P1" draw:layer="layout" svg:width="0.096cm" svg:height="0.195cm" svg:x="9.401cm" svg:y="4.324cm" svg:viewBox="0 0 97 196" svg:d="M20 28l47-28c3 2 7 5 10 10 2 5 4 9 4 14l-51 19c-2-1-4-3-7-6-1-3-3-6-3-9zM20 28zM33 153v15c7 0 12 0 16 0h48c0 5 0 9 0 12-2 10-9 16-21 16h-57c-6 0-11-2-14-6-4-3-5-8-5-14v-122l1-1h91c1 4 1 8 1 13 0 4 0 9-2 14h-58v15 16c4 0 9 0 14 0h33c1 3 2 8 2 13s-1 9-2 13h-47z">
          <text:p/>
        </draw:path>
        <draw:path draw:style-name="gr1" draw:text-style-name="P1" draw:layer="layout" svg:width="0.107cm" svg:height="0.148cm" svg:x="9.499cm" svg:y="4.374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258cm" svg:height="0.402cm" svg:x="8.056cm" svg:y="4.22cm" svg:viewBox="0 0 259 403" svg:d="M139 277c14 2 29-1 42-8 37-19 50-64 31-100-20-36-65-50-100-30-15 7-25 19-32 32-8-45 1-91 25-131l-66-40c-48 79-52 180-8 264 45 82 131 136 226 139l2-77c-45-2-88-19-120-49z">
          <text:p/>
        </draw:path>
        <draw:path draw:style-name="gr1" draw:text-style-name="P1" draw:layer="layout" svg:width="0.456cm" svg:height="0.204cm" svg:x="8.095cm" svg:y="4.095cm" svg:viewBox="0 0 457 205" svg:d="M301 10c-68-19-140-12-202 20-41 22-75 54-99 94l65 41c17-28 41-51 70-67 12-6 24-11 36-15-19 23-23 56-9 83 19 36 64 49 101 30 36-19 49-64 30-100-2-4-4-7-6-10 44 17 80 48 102 89l68-36c-34-63-89-109-156-129z">
          <text:p/>
        </draw:path>
        <draw:path draw:style-name="gr1" draw:text-style-name="P1" draw:layer="layout" svg:width="0.272cm" svg:height="0.388cm" svg:x="8.311cm" svg:y="4.234cm" svg:viewBox="0 0 273 389" svg:d="M242 0l-69 36c23 43 28 91 16 135-1-5-4-11-6-17-20-35-64-49-100-30-37 20-50 64-31 101 17 30 52 45 84 36-11 11-24 21-39 29-30 15-62 23-95 22l-2 76c2 1 5 1 8 1 43 0 87-11 125-32 129-68 178-229 109-357z">
          <text:p/>
        </draw:path>
        <draw:path draw:style-name="gr1" draw:text-style-name="P1" draw:layer="layout" svg:width="0.168cm" svg:height="0.196cm" svg:x="3.075cm" svg:y="5.251cm" svg:viewBox="0 0 169 197" svg:d="M129 150c9-15 14-34 14-55 0-22-5-40-18-53-11-13-27-20-47-20-19 0-35 6-48 20-12 13-18 32-18 59 0 21 5 38 15 52 11 14 29 21 52 21 22 0 39-8 50-24zM129 150zM0 41v116c2 4 5 8 7 11 17 19 40 29 69 29 31 0 56-11 72-33 14-18 21-41 21-70 0-25-6-46-18-63-16-21-41-31-74-31-32 0-57 11-73 34-1 2-3 5-4 7z">
          <text:p/>
        </draw:path>
        <draw:path draw:style-name="gr1" draw:text-style-name="P1" draw:layer="layout" svg:width="0.013cm" svg:height="0.163cm" svg:x="3.075cm" svg:y="5.859cm" svg:viewBox="0 0 14 164" svg:d="M0 0h14v105c0 23-3 40-10 53-2 2-3 4-4 6z">
          <text:p/>
        </draw:path>
        <draw:polygon draw:style-name="gr1" draw:text-style-name="P1" draw:layer="layout" svg:width="0.025cm" svg:height="0.186cm" svg:x="3.119cm" svg:y="5.859cm" svg:viewBox="0 0 26 187" draw:points="0,0 26,0 26,187 0,187">
          <text:p/>
        </draw:polygon>
        <draw:polygon draw:style-name="gr1" draw:text-style-name="P1" draw:layer="layout" svg:width="0.151cm" svg:height="0.186cm" svg:x="3.157cm" svg:y="5.859cm" svg:viewBox="0 0 152 187" draw:points="152,0 152,22 89,22 89,187 62,187 62,22 0,22 0,0">
          <text:p/>
        </draw:polygon>
        <draw:path draw:style-name="gr1" draw:text-style-name="P1" draw:layer="layout" svg:width="0.182cm" svg:height="0.196cm" svg:x="3.304cm" svg:y="5.854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<text:p/>
        </draw:path>
        <draw:polygon draw:style-name="gr1" draw:text-style-name="P1" draw:layer="layout" svg:width="0.107cm" svg:height="0.173cm" svg:x="3.075cm" svg:y="5.57cm" svg:viewBox="0 0 108 174" draw:points="108,0 108,20 48,20 48,174 24,174 24,20 0,20 0,0">
          <text:p/>
        </draw:polygon>
        <draw:polygon draw:style-name="gr1" draw:text-style-name="P1" draw:layer="layout" svg:width="0.024cm" svg:height="0.173cm" svg:x="3.197cm" svg:y="5.57cm" svg:viewBox="0 0 25 174" draw:points="0,0 25,0 25,174 0,174">
          <text:p/>
        </draw:polygon>
        <draw:polygon draw:style-name="gr1" draw:text-style-name="P1" draw:layer="layout" svg:width="0.152cm" svg:height="0.173cm" svg:x="3.234cm" svg:y="5.57cm" svg:viewBox="0 0 153 174" draw:points="26,0 76,148 127,0 153,0 89,174 64,174 0,0">
          <text:p/>
        </draw:polygon>
        <draw:path draw:style-name="gr1" draw:text-style-name="P1" draw:layer="layout" svg:width="0.169cm" svg:height="0.183cm" svg:x="3.387cm" svg:y="5.565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<text:p/>
        </draw:path>
        <draw:path draw:style-name="gr1" draw:text-style-name="P1" draw:layer="layout" svg:width="0.094cm" svg:height="0.114cm" svg:x="4.088cm" svg:y="5.899cm" svg:viewBox="0 0 95 115" svg:d="M65 67c-1-1-3-2-7-2h-31v30h31c4 0 6 0 7-1 1-2 2-4 2-14s-1-12-2-13zM65 67zM57 46c4 0 6 0 7-1s2-4 2-12-1-11-2-12-2-1-7-1h-30v26zM57 46zM0 0h66c10 0 16 1 21 5 5 5 7 12 7 25 0 17-6 23-18 26 13 3 19 8 19 26 0 16-3 23-8 27-4 4-11 6-21 6h-66z">
          <text:p/>
        </draw:path>
        <draw:path draw:style-name="gr1" draw:text-style-name="P1" draw:layer="layout" svg:width="0.082cm" svg:height="0.089cm" svg:x="4.195cm" svg:y="5.923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olygon draw:style-name="gr1" draw:text-style-name="P1" draw:layer="layout" svg:width="0.025cm" svg:height="0.12cm" svg:x="4.292cm" svg:y="5.893cm" svg:viewBox="0 0 26 121" draw:points="0,0 26,0 26,121 0,121">
          <text:p/>
        </draw:polygon>
        <draw:path draw:style-name="gr1" draw:text-style-name="P1" draw:layer="layout" svg:width="0.081cm" svg:height="0.089cm" svg:x="4.333cm" svg:y="5.923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6cm" svg:height="0.113cm" svg:x="4.422cm" svg:y="5.901cm" svg:viewBox="0 0 61 114" svg:d="M61 110l-9 2c-4 1-11 2-17 2-10 0-15-2-18-5s-4-7-4-16v-51h-13v-20h13v-22h26v22h22v20h-22v44c0 4 1 6 2 7 0 0 2 1 6 1h14z">
          <text:p/>
        </draw:path>
        <draw:path draw:style-name="gr1" draw:text-style-name="P1" draw:layer="layout" svg:width="0.082cm" svg:height="0.089cm" svg:x="4.493cm" svg:y="5.923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99cm" svg:height="0.114cm" svg:x="4.625cm" svg:y="5.899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<text:p/>
        </draw:path>
        <draw:path draw:style-name="gr1" draw:text-style-name="P1" draw:layer="layout" svg:width="0.083cm" svg:height="0.12cm" svg:x="4.74cm" svg:y="5.893cm" svg:viewBox="0 0 84 121" svg:d="M25 53v44c6 3 9 4 14 4h9c4 0 6-1 8-2 2-3 2-6 2-23 0-18 0-22-2-24s-4-2-8-2h-9c-5 0-8 1-14 3zM25 53zM0 0h25v42c12-10 15-12 23-12h9c11 0 16 1 20 5 5 6 7 13 7 41 0 26-2 34-8 39-4 4-9 6-19 6h-10c-7 0-12-2-22-11v11h-25z">
          <text:p/>
        </draw:path>
        <draw:path draw:style-name="gr1" draw:text-style-name="P1" draw:layer="layout" svg:width="0.056cm" svg:height="0.09cm" svg:x="4.839cm" svg:y="5.923cm" svg:viewBox="0 0 57 91" svg:d="M0 91v-91h25v13c10-9 14-13 23-13h9v25h-11c-8 0-13 1-21 4v62z">
          <text:p/>
        </draw:path>
        <draw:path draw:style-name="gr1" draw:text-style-name="P1" draw:layer="layout" svg:width="0.081cm" svg:height="0.089cm" svg:x="4.903cm" svg:y="5.923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56cm" svg:height="0.09cm" svg:x="4.999cm" svg:y="5.923cm" svg:viewBox="0 0 57 91" svg:d="M0 91v-91h25v13c10-9 14-13 23-13h9v25h-11c-8 0-13 1-21 4v62z">
          <text:p/>
        </draw:path>
        <draw:path draw:style-name="gr1" draw:text-style-name="P1" draw:layer="layout" svg:width="0.082cm" svg:height="0.089cm" svg:x="5.063cm" svg:y="5.923cm" svg:viewBox="0 0 83 90" svg:d="M26 69c1 1 3 1 7 1h16c5 0 6 0 7-1 1-2 2-5 2-25 0-19-1-22-2-23s-2-2-7-2h-16c-4 0-6 1-7 2s-2 4-2 23c0 20 1 23 2 25zM26 69zM8 84c-6-5-8-14-8-40 0-25 2-33 8-39 3-4 8-5 17-5h32c9 0 14 1 17 5 6 6 9 14 9 39 0 27-3 35-9 40-3 4-8 6-17 6h-32c-9 0-13-2-17-6z">
          <text:p/>
        </draw:path>
        <draw:path draw:style-name="gr1" draw:text-style-name="P1" draw:layer="layout" svg:width="0.094cm" svg:height="0.114cm" svg:x="5.195cm" svg:y="5.899cm" svg:viewBox="0 0 95 115" svg:d="M88 110c-4 3-9 5-19 5h-43c-10 0-16-1-20-5-5-4-6-11-6-33h26c0 12 0 15 2 16 1 1 2 2 7 2h24c5 0 7-1 8-2s2-4 2-12c0-6-1-8-2-10-1-1-4-1-8-2l-36-3c-8-1-12-3-16-6-4-5-6-11-6-26 0-16 2-24 8-29 3-4 8-5 18-5h39c11 0 17 1 20 4 5 5 7 11 7 32h-26c0-11 0-13-2-14-1-1-2-2-7-2h-22c-4 0-6 0-7 1s-1 5-1 12c0 6 0 8 1 9 1 2 3 2 8 2l36 4c8 1 12 2 16 6s6 11 6 26c0 17-2 25-7 30z">
          <text:p/>
        </draw:path>
        <draw:path draw:style-name="gr1" draw:text-style-name="P1" draw:layer="layout" svg:width="0.082cm" svg:height="0.089cm" svg:x="5.302cm" svg:y="5.923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78cm" svg:height="0.089cm" svg:x="5.398cm" svg:y="5.923cm" svg:viewBox="0 0 79 90" svg:d="M79 56c0 17-2 24-6 29-4 3-8 5-17 5h-31c-9 0-13-2-17-6-6-5-8-14-8-40 0-25 2-33 8-39 3-4 8-5 17-5h31c9 0 13 1 17 5s6 11 6 27h-24c0-9 0-11-1-11-1-1-2-2-6-2h-15c-4 0-6 1-7 2s-2 4-2 23c0 20 1 23 2 25 1 1 3 1 7 1h15c4 0 5 0 6-1s1-4 2-13z">
          <text:p/>
        </draw:path>
        <draw:path draw:style-name="gr1" draw:text-style-name="P1" draw:layer="layout" svg:width="0.027cm" svg:height="0.123cm" svg:x="5.489cm" svg:y="5.889cm" svg:viewBox="0 0 28 124" svg:d="M27 124h-26v-91h26zM27 124zM28 21h-28v-21h28z">
          <text:p/>
        </draw:path>
        <draw:path draw:style-name="gr1" draw:text-style-name="P1" draw:layer="layout" svg:width="0.081cm" svg:height="0.09cm" svg:x="5.53cm" svg:y="5.923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<text:p/>
        </draw:path>
        <draw:polygon draw:style-name="gr1" draw:text-style-name="P1" draw:layer="layout" svg:width="0.025cm" svg:height="0.12cm" svg:x="5.628cm" svg:y="5.893cm" svg:viewBox="0 0 26 121" draw:points="0,0 26,0 26,121 0,121">
          <text:p/>
        </draw:polygon>
        <draw:path draw:style-name="gr1" draw:text-style-name="P1" draw:layer="layout" svg:width="0.525cm" svg:height="0.564cm" svg:x="4.068cm" svg:y="5.288cm" svg:viewBox="0 0 526 565" svg:d="M225 443h92c14 0 21-1 26-7 6-5 10-11 10-49 0-36-3-44-10-50-5-6-12-7-26-7h-92zM225 443zM315 223c13 0 19 0 24-5 5-7 9-18 9-46 0-27-3-39-9-44-4-5-9-7-24-7h-90v102zM315 223zM526 413c0 57-15 94-41 120-23 23-53 32-100 32h-385v-126h59v-314h-59v-125h386c51 0 77 8 99 30 25 27 36 65 36 109 0 86-31 121-89 137v1c62 16 94 45 94 136z">
          <text:p/>
        </draw:path>
        <draw:path draw:style-name="gr1" draw:text-style-name="P1" draw:layer="layout" svg:width="0.483cm" svg:height="0.561cm" svg:x="5.193cm" svg:y="5.289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<text:p/>
        </draw:path>
        <draw:path draw:style-name="gr1" draw:text-style-name="P1" draw:layer="layout" svg:width="0.041cm" svg:height="0.041cm" svg:x="4.764cm" svg:y="5.626cm" svg:viewBox="0 0 42 42" svg:d="M24 0c-14-1-24 8-24 20 0 13 9 22 20 22 13 0 23-11 22-24-1-10-9-17-18-18z">
          <text:p/>
        </draw:path>
        <draw:path draw:style-name="gr1" draw:text-style-name="P1" draw:layer="layout" svg:width="0.041cm" svg:height="0.041cm" svg:x="4.978cm" svg:y="5.626cm" svg:viewBox="0 0 42 42" svg:d="M25 0c-15-2-27 10-25 25 1 8 8 15 17 17 15 2 27-10 25-25-2-9-9-16-17-17z">
          <text:p/>
        </draw:path>
        <draw:path draw:style-name="gr1" draw:text-style-name="P1" draw:layer="layout" svg:width="0.147cm" svg:height="0.019cm" svg:x="4.819cm" svg:y="5.416cm" svg:viewBox="0 0 148 20" svg:d="M9 20h129c6 0 11-6 10-12-1-5-5-8-10-8h-129c-4 0-9 3-9 8 0 6 3 12 9 12z">
          <text:p/>
        </draw:path>
        <draw:path draw:style-name="gr1" draw:text-style-name="P1" draw:layer="layout" svg:width="0.255cm" svg:height="0.112cm" svg:x="4.765cm" svg:y="5.457cm" svg:viewBox="0 0 256 113" svg:d="M231 0h-207c-9 0-15 5-16 12-4 33-6 53-8 86 0 8 5 15 14 15h228c8 0 14-6 14-16-3-33-5-50-9-85-1-7-7-12-16-12z">
          <text:p/>
        </draw:path>
        <draw:path draw:style-name="gr1" draw:text-style-name="P1" draw:layer="layout" svg:width="0.566cm" svg:height="0.566cm" svg:x="4.609cm" svg:y="5.288cm" svg:viewBox="0 0 567 567" svg:d="M439 416c0 7-6 12-12 12h-16c0 0 0 19 0 25 0 12-11 22-23 20-11-1-18-10-18-21v-24h-173v25c0 11-10 21-21 21-12 0-21-10-21-21 0-6 0-25 0-25h-17c-6 0-10-4-10-10v-138c0 0 7-75 11-104 3-33 11-43 34-54 33-16 70-22 111-22 39 0 76 6 110 22 23 11 30 21 34 54 3 29 11 104 11 104zM439 416zM392 0h-217c-97 0-175 78-175 175v217c0 97 78 175 175 175h217c97 0 175-78 175-175v-217c0-97-78-175-175-175z">
          <text:p/>
        </draw:path>
        <draw:path draw:style-name="gr1" draw:text-style-name="P1" draw:layer="layout" svg:width="0.24cm" svg:height="0.714cm" svg:x="3.075cm" svg:y="6.378cm" svg:viewBox="0 0 241 715" svg:d="M57 429c0-13 1-74 13-134 8-40 20-72 34-96 19-28 41-44 66-48l-34 278zM57 429zM0 2v30c64 1 109 2 121 3 18 0 31 6 40 17 13 15 13 37 13 44-37 3-70 25-96 65-20 32-37 75-49 129-20 92-20 183-20 184 0 2 1 3 3 3h117c-1 10-2 52-11 101-8 53-35 57-36 57l-65-1c1-10 1-44-17-75v153c34 1 88 3 116 3 42 0 57-74 58-77 1-4 55-387 66-518 3-41-5-72-24-92-22-25-54-28-71-28-5 0-9 0-10 0z">
          <text:p/>
        </draw:path>
        <draw:path draw:style-name="gr1" draw:text-style-name="P1" draw:layer="layout" svg:width="0.104cm" svg:height="0.144cm" svg:x="4.47cm" svg:y="6.556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6 5 8 8 2 4 4 7 5 11s2 8 2 12c0 15-5 25-14 32s-21 10-38 10c-6 0-13 0-21 0-9 0-19 0-31 0l-1-2v-141z">
          <text:p/>
        </draw:path>
        <draw:path draw:style-name="gr1" draw:text-style-name="P1" draw:layer="layout" svg:width="0.123cm" svg:height="0.148cm" svg:x="4.58cm" svg:y="6.554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088cm" svg:height="0.144cm" svg:x="4.718cm" svg:y="6.556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096cm" svg:height="0.142cm" svg:x="4.818cm" svg:y="6.558cm" svg:viewBox="0 0 97 143" svg:d="M33 100v15c7 0 12 0 16 0h48c0 5 0 9 0 12-2 10-9 16-21 16h-57c-6 0-11-2-14-6-4-3-5-8-5-14v-122l1-1h91c1 3 2 8 2 13 0 4-1 9-3 14h-58v15 15c4 0 9-1 14-1h33c1 4 2 9 2 14 0 6-1 10-2 14h-47z">
          <text:p/>
        </draw:path>
        <draw:path draw:style-name="gr1" draw:text-style-name="P1" draw:layer="layout" svg:width="0.105cm" svg:height="0.143cm" svg:x="4.914cm" svg:y="6.558cm" svg:viewBox="0 0 106 144" svg:d="M69 27v16 100c-4 1-10 1-17 1s-12 0-17-1v-116h-13-21c-1-4-1-8-1-14 0-5 0-9 1-13h103c1 3 2 8 2 13s-2 9-4 11c-3 2-8 3-14 3h-6z">
          <text:p/>
        </draw:path>
        <draw:path draw:style-name="gr1" draw:text-style-name="P1" draw:layer="layout" svg:width="0.123cm" svg:height="0.148cm" svg:x="5.014cm" svg:y="6.554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107cm" svg:height="0.148cm" svg:x="5.177cm" svg:y="6.554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123cm" svg:height="0.148cm" svg:x="5.289cm" svg:y="6.554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114cm" svg:height="0.148cm" svg:x="5.418cm" svg:y="6.554cm" svg:viewBox="0 0 115 149" svg:d="M83 60v-2c0-22-8-32-23-32-9 0-15 4-19 13-4 8-6 20-6 35s3 27 8 34c4 9 11 12 21 12 5 0 10-1 16-3 7-2 13-7 20-12 3 3 7 6 10 11 3 4 4 8 5 11-3 4-7 6-11 9s-9 5-14 7c-6 2-11 4-16 5s-11 1-16 1c-11 0-20-2-27-6-8-4-14-9-19-16-4-7-7-14-9-24-3-9-3-18-3-28 0-12 1-23 4-33s8-18 13-24 11-11 20-14c7-3 14-4 23-4 8 0 15 1 22 3 8 2 14 5 18 9 5 4 9 8 11 14 3 5 4 12 4 18 0 12-6 18-19 18-3 0-8-1-13-2z">
          <text:p/>
        </draw:path>
        <draw:path draw:style-name="gr1" draw:text-style-name="P1" draw:layer="layout" svg:width="0.033cm" svg:height="0.144cm" svg:x="5.545cm" svg:y="6.556cm" svg:viewBox="0 0 34 145" svg:d="M0 144v-143c4-1 9-1 16-1 8 0 13 0 18 1v143c-5 1-10 1-18 1-7 0-12 0-16-1z">
          <text:p/>
        </draw:path>
        <draw:path draw:style-name="gr1" draw:text-style-name="P1" draw:layer="layout" svg:width="0.129cm" svg:height="0.145cm" svg:x="5.588cm" svg:y="6.556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<text:p/>
        </draw:path>
        <draw:path draw:style-name="gr1" draw:text-style-name="P1" draw:layer="layout" svg:width="0.088cm" svg:height="0.144cm" svg:x="5.726cm" svg:y="6.556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114cm" svg:height="0.148cm" svg:x="4.461cm" svg:y="6.751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2 4 18 0 12-6 18-19 18-3 0-8-1-13-2z">
          <text:p/>
        </draw:path>
        <draw:path draw:style-name="gr1" draw:text-style-name="P1" draw:layer="layout" svg:width="0.123cm" svg:height="0.148cm" svg:x="4.578cm" svg:y="6.751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<text:p/>
        </draw:path>
        <draw:path draw:style-name="gr1" draw:text-style-name="P1" draw:layer="layout" svg:width="0.109cm" svg:height="0.145cm" svg:x="4.716cm" svg:y="6.753cm" svg:viewBox="0 0 110 146" svg:d="M33 24v42c7 0 12 0 16 0 5-1 8-1 11-3 3-1 5-3 6-6 2-3 2-6 2-11 0-15-6-22-19-22h-9c-2 0-5 0-7 0zM33 24zM103 45c0 5-1 9-2 13s-3 8-6 11c-2 4-5 6-8 9-3 2-7 4-10 5 8 3 13 9 17 19l6 19c2 7 6 12 10 15-2 3-5 5-9 7s-9 3-14 3c-6 0-10-1-12-4-3-3-6-8-8-15l-7-23c-2-4-4-7-7-9-2-2-6-4-11-4h-9v53c-4 1-11 1-17 1-7 0-12 0-16-1v-142l1-2c12 0 22 0 31 0s15 0 20 0c7 0 14 0 20 2 7 2 13 5 17 9 5 3 8 8 10 14 3 5 4 13 4 20z">
          <text:p/>
        </draw:path>
        <draw:path draw:style-name="gr1" draw:text-style-name="P1" draw:layer="layout" svg:width="0.115cm" svg:height="0.144cm" svg:x="4.835cm" svg:y="6.753cm" svg:viewBox="0 0 116 145" svg:d="M54 120c18 0 27-17 27-47 0-31-9-48-27-48h-12c-3 0-6 0-9 0v95c3 0 6 0 9 0zM54 120zM93 135c-4 4-11 6-18 8s-15 2-24 2c-4 0-11 0-19 0-9 0-19 0-31 0l-1-2v-141l1-2c8 0 16 0 25 0 10 0 19 0 28 0 12 0 22 1 30 5s15 9 19 15c5 7 8 15 10 24s3 19 3 29c0 13-1 25-4 35-4 12-10 20-19 27z">
          <text:p/>
        </draw:path>
        <draw:path draw:style-name="gr1" draw:text-style-name="P1" draw:layer="layout" svg:width="0.123cm" svg:height="0.148cm" svg:x="4.957cm" svg:y="6.751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<text:p/>
        </draw:path>
        <draw:path draw:style-name="gr1" draw:text-style-name="P1" draw:layer="layout" svg:width="0.104cm" svg:height="0.144cm" svg:x="5.095cm" svg:y="6.753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<text:p/>
        </draw:path>
        <draw:path draw:style-name="gr1" draw:text-style-name="P1" draw:layer="layout" svg:width="0.096cm" svg:height="0.195cm" svg:x="5.214cm" svg:y="6.701cm" svg:viewBox="0 0 97 196" svg:d="M20 28l47-28c3 2 7 5 10 10 2 5 4 9 4 14l-51 19c-2-1-4-3-7-6-1-3-3-6-3-9zM20 28zM33 153v15c7 0 12 0 15 0h49c0 5 0 9 0 12-2 10-9 16-21 16h-57c-6 0-11-2-14-6-4-3-5-8-5-14v-122l1-1h91c1 4 1 8 1 13 0 4 0 9-2 14h-58v15 16c4 0 9 0 14 0h33c1 3 2 8 2 13s-1 9-2 13h-47z">
          <text:p/>
        </draw:path>
        <draw:path draw:style-name="gr1" draw:text-style-name="P1" draw:layer="layout" svg:width="0.107cm" svg:height="0.148cm" svg:x="5.312cm" svg:y="6.751cm" svg:viewBox="0 0 108 149" svg:d="M0 134c0-5 1-9 4-14 2-4 5-9 8-12 16 10 30 14 43 14 6 0 10-1 13-3 3-3 4-6 4-11 0-7-4-12-13-15l-24-11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258cm" svg:height="0.402cm" svg:x="3.869cm" svg:y="6.597cm" svg:viewBox="0 0 259 403" svg:d="M139 277c14 2 29-1 42-8 37-19 50-64 31-100-20-36-65-50-100-30-15 7-25 19-32 32-8-45 1-91 25-131l-66-40c-48 79-52 180-8 264 45 82 131 136 226 139l2-77c-45-2-88-19-120-49z">
          <text:p/>
        </draw:path>
        <draw:path draw:style-name="gr1" draw:text-style-name="P1" draw:layer="layout" svg:width="0.456cm" svg:height="0.204cm" svg:x="3.908cm" svg:y="6.472cm" svg:viewBox="0 0 457 205" svg:d="M301 10c-68-19-140-12-202 20-41 22-75 54-99 94l65 41c17-28 41-51 70-67 12-6 24-11 36-15-19 23-23 56-9 83 19 36 64 49 101 30 36-19 49-64 30-100-2-4-4-7-6-10 44 17 80 48 102 89l68-36c-34-63-89-109-156-129z">
          <text:p/>
        </draw:path>
        <draw:path draw:style-name="gr1" draw:text-style-name="P1" draw:layer="layout" svg:width="0.272cm" svg:height="0.388cm" svg:x="4.124cm" svg:y="6.611cm" svg:viewBox="0 0 273 389" svg:d="M242 0l-69 36c23 43 28 91 16 135-1-5-4-11-6-17-20-35-64-49-100-30-37 20-50 64-31 101 17 30 52 44 84 36-11 11-24 21-39 29-30 15-62 23-95 22l-2 76c2 1 5 1 8 1 43 0 87-11 125-32 129-68 178-229 109-357z">
          <text:p/>
        </draw:path>
        <draw:path draw:style-name="gr1" draw:text-style-name="P1" draw:layer="layout" svg:width="0.168cm" svg:height="0.196cm" svg:x="3.075cm" svg:y="7.794cm" svg:viewBox="0 0 169 197" svg:d="M129 151c9-16 14-35 14-56 0-22-5-40-18-53-11-13-27-20-47-20-19 0-35 6-48 20-12 13-18 32-18 59 0 21 5 38 15 52 11 14 29 21 52 21 22 0 39-8 50-23zM129 151zM0 41v116c2 4 5 8 7 11 17 19 40 29 69 29 31 0 56-11 72-33 14-18 21-41 21-70 0-25-6-46-18-63-16-21-41-31-74-31-32 0-57 11-73 34-1 2-3 5-4 7z">
          <text:p/>
        </draw:path>
        <draw:path draw:style-name="gr1" draw:text-style-name="P1" draw:layer="layout" svg:width="0.013cm" svg:height="0.163cm" svg:x="3.075cm" svg:y="8.402cm" svg:viewBox="0 0 14 164" svg:d="M0 0h14v105c0 23-3 40-10 53-2 2-3 4-4 6z">
          <text:p/>
        </draw:path>
        <draw:polygon draw:style-name="gr1" draw:text-style-name="P1" draw:layer="layout" svg:width="0.025cm" svg:height="0.186cm" svg:x="3.119cm" svg:y="8.402cm" svg:viewBox="0 0 26 187" draw:points="0,0 26,0 26,187 0,187">
          <text:p/>
        </draw:polygon>
        <draw:polygon draw:style-name="gr1" draw:text-style-name="P1" draw:layer="layout" svg:width="0.151cm" svg:height="0.186cm" svg:x="3.157cm" svg:y="8.402cm" svg:viewBox="0 0 152 187" draw:points="152,0 152,22 89,22 89,187 62,187 62,22 0,22 0,0">
          <text:p/>
        </draw:polygon>
        <draw:path draw:style-name="gr1" draw:text-style-name="P1" draw:layer="layout" svg:width="0.182cm" svg:height="0.196cm" svg:x="3.304cm" svg:y="8.396cm" svg:viewBox="0 0 183 197" svg:d="M142 151c10-16 15-35 15-56 0-22-5-40-17-53s-28-20-48-20c-19 0-35 6-48 20-12 13-18 32-18 59 0 21 5 38 15 52 12 14 29 21 52 21 22 0 39-8 49-23zM142 151zM165 31c12 17 18 38 18 63 0 29-7 52-21 70-16 22-41 33-72 33-29 0-52-10-69-29-14-18-21-41-21-69 0-26 6-47 18-65 16-23 41-34 73-34 33 0 58 10 74 31z">
          <text:p/>
        </draw:path>
        <draw:polygon draw:style-name="gr1" draw:text-style-name="P1" draw:layer="layout" svg:width="0.107cm" svg:height="0.173cm" svg:x="3.075cm" svg:y="8.113cm" svg:viewBox="0 0 108 174" draw:points="108,0 108,20 48,20 48,174 24,174 24,20 0,20 0,0">
          <text:p/>
        </draw:polygon>
        <draw:polygon draw:style-name="gr1" draw:text-style-name="P1" draw:layer="layout" svg:width="0.024cm" svg:height="0.173cm" svg:x="3.197cm" svg:y="8.113cm" svg:viewBox="0 0 25 174" draw:points="0,0 25,0 25,174 0,174">
          <text:p/>
        </draw:polygon>
        <draw:polygon draw:style-name="gr1" draw:text-style-name="P1" draw:layer="layout" svg:width="0.152cm" svg:height="0.173cm" svg:x="3.234cm" svg:y="8.113cm" svg:viewBox="0 0 153 174" draw:points="26,0 76,148 127,0 153,0 89,174 64,174 0,0">
          <text:p/>
        </draw:polygon>
        <draw:path draw:style-name="gr1" draw:text-style-name="P1" draw:layer="layout" svg:width="0.169cm" svg:height="0.183cm" svg:x="3.387cm" svg:y="8.108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<text:p/>
        </draw:path>
        <draw:path draw:style-name="gr1" draw:text-style-name="P1" draw:layer="layout" svg:width="0.094cm" svg:height="0.114cm" svg:x="4.088cm" svg:y="8.441cm" svg:viewBox="0 0 95 115" svg:d="M65 67c-1-1-3-2-7-2h-31v30h31c4 0 6 0 7-1 1-2 2-4 2-14s-1-12-2-13zM65 67zM57 46c4 0 6 0 7-1s2-4 2-12-1-11-2-12-2-1-7-1h-30v26zM57 46zM0 0h66c10 0 16 1 21 5 5 5 7 12 7 25 0 17-6 23-18 26 13 3 19 8 19 26 0 16-3 23-8 27-4 4-11 6-21 6h-66z">
          <text:p/>
        </draw:path>
        <draw:path draw:style-name="gr1" draw:text-style-name="P1" draw:layer="layout" svg:width="0.082cm" svg:height="0.089cm" svg:x="4.195cm" svg:y="8.466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olygon draw:style-name="gr1" draw:text-style-name="P1" draw:layer="layout" svg:width="0.025cm" svg:height="0.12cm" svg:x="4.292cm" svg:y="8.435cm" svg:viewBox="0 0 26 121" draw:points="0,0 26,0 26,121 0,121">
          <text:p/>
        </draw:polygon>
        <draw:path draw:style-name="gr1" draw:text-style-name="P1" draw:layer="layout" svg:width="0.081cm" svg:height="0.089cm" svg:x="4.333cm" svg:y="8.466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6cm" svg:height="0.113cm" svg:x="4.422cm" svg:y="8.443cm" svg:viewBox="0 0 61 114" svg:d="M61 110l-9 2c-4 1-11 2-17 2-10 0-15-2-18-5s-4-7-4-16v-51h-13v-20h13v-22h26v22h22v20h-22v44c0 4 1 6 2 7 0 0 2 1 6 1h14z">
          <text:p/>
        </draw:path>
        <draw:path draw:style-name="gr1" draw:text-style-name="P1" draw:layer="layout" svg:width="0.082cm" svg:height="0.089cm" svg:x="4.493cm" svg:y="8.466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99cm" svg:height="0.114cm" svg:x="4.625cm" svg:y="8.441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<text:p/>
        </draw:path>
        <draw:path draw:style-name="gr1" draw:text-style-name="P1" draw:layer="layout" svg:width="0.083cm" svg:height="0.12cm" svg:x="4.74cm" svg:y="8.435cm" svg:viewBox="0 0 84 121" svg:d="M25 53v44c6 3 9 4 14 4h9c4 0 6-1 8-2 2-3 2-6 2-23 0-18 0-22-2-24s-4-2-8-2h-9c-5 0-8 1-14 3zM25 53zM0 0h25v42c12-10 15-12 23-12h9c11 0 16 1 20 5 5 6 7 13 7 41 0 26-2 34-8 39-4 4-9 6-19 6h-10c-7 0-12-2-22-11v11h-25z">
          <text:p/>
        </draw:path>
        <draw:path draw:style-name="gr1" draw:text-style-name="P1" draw:layer="layout" svg:width="0.056cm" svg:height="0.09cm" svg:x="4.839cm" svg:y="8.466cm" svg:viewBox="0 0 57 91" svg:d="M0 91v-91h25v13c10-9 14-13 23-13h9v25h-11c-8 0-13 1-21 4v62z">
          <text:p/>
        </draw:path>
        <draw:path draw:style-name="gr1" draw:text-style-name="P1" draw:layer="layout" svg:width="0.081cm" svg:height="0.089cm" svg:x="4.903cm" svg:y="8.466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56cm" svg:height="0.09cm" svg:x="4.999cm" svg:y="8.466cm" svg:viewBox="0 0 57 91" svg:d="M0 91v-91h25v13c10-9 14-13 23-13h9v25h-11c-8 0-13 1-21 4v62z">
          <text:p/>
        </draw:path>
        <draw:path draw:style-name="gr1" draw:text-style-name="P1" draw:layer="layout" svg:width="0.082cm" svg:height="0.089cm" svg:x="5.063cm" svg:y="8.466cm" svg:viewBox="0 0 83 90" svg:d="M26 69c1 1 3 1 7 1h16c5 0 6 0 7-1 1-2 2-5 2-25 0-19-1-22-2-23s-2-2-7-2h-16c-4 0-6 1-7 2s-2 4-2 23c0 20 1 23 2 25zM26 69zM8 84c-6-5-8-14-8-40 0-25 2-33 8-39 3-4 8-5 17-5h32c9 0 14 1 17 5 6 6 9 14 9 39 0 27-3 35-9 40-3 4-8 6-17 6h-32c-9 0-13-2-17-6z">
          <text:p/>
        </draw:path>
        <draw:path draw:style-name="gr1" draw:text-style-name="P1" draw:layer="layout" svg:width="0.094cm" svg:height="0.114cm" svg:x="5.195cm" svg:y="8.441cm" svg:viewBox="0 0 95 115" svg:d="M88 110c-4 3-9 5-19 5h-43c-10 0-16-1-20-5-5-4-6-11-6-33h26c0 12 0 15 2 16 1 1 2 2 7 2h24c5 0 7-1 8-2s2-4 2-12c0-6-1-8-2-10-1-1-4-1-8-2l-36-3c-8-1-12-3-16-6-4-5-6-11-6-26 0-16 2-24 8-29 3-4 8-5 18-5h39c11 0 17 1 20 4 5 5 7 11 7 32h-26c0-11 0-13-2-14-1-1-2-2-7-2h-22c-4 0-6 0-7 1s-1 5-1 12c0 6 0 8 1 9 1 2 3 2 8 2l36 4c8 1 12 2 16 6s6 11 6 26c0 17-2 25-7 30z">
          <text:p/>
        </draw:path>
        <draw:path draw:style-name="gr1" draw:text-style-name="P1" draw:layer="layout" svg:width="0.082cm" svg:height="0.089cm" svg:x="5.302cm" svg:y="8.466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78cm" svg:height="0.089cm" svg:x="5.398cm" svg:y="8.466cm" svg:viewBox="0 0 79 90" svg:d="M79 56c0 17-2 24-6 29-4 3-8 5-17 5h-31c-9 0-13-2-17-6-6-5-8-14-8-40 0-25 2-33 8-39 3-4 8-5 17-5h31c9 0 13 1 17 5s6 11 6 27h-24c0-9 0-11-1-11-1-1-2-2-6-2h-15c-4 0-6 1-7 2s-2 4-2 23c0 20 1 23 2 25 1 1 3 1 7 1h15c4 0 5 0 6-1s1-4 2-13z">
          <text:p/>
        </draw:path>
        <draw:path draw:style-name="gr1" draw:text-style-name="P1" draw:layer="layout" svg:width="0.027cm" svg:height="0.123cm" svg:x="5.489cm" svg:y="8.432cm" svg:viewBox="0 0 28 124" svg:d="M27 124h-26v-91h26zM27 124zM28 21h-28v-21h28z">
          <text:p/>
        </draw:path>
        <draw:path draw:style-name="gr1" draw:text-style-name="P1" draw:layer="layout" svg:width="0.081cm" svg:height="0.09cm" svg:x="5.53cm" svg:y="8.466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<text:p/>
        </draw:path>
        <draw:polygon draw:style-name="gr1" draw:text-style-name="P1" draw:layer="layout" svg:width="0.025cm" svg:height="0.12cm" svg:x="5.628cm" svg:y="8.435cm" svg:viewBox="0 0 26 121" draw:points="0,0 26,0 26,121 0,121">
          <text:p/>
        </draw:polygon>
        <draw:path draw:style-name="gr1" draw:text-style-name="P1" draw:layer="layout" svg:width="0.525cm" svg:height="0.564cm" svg:x="4.068cm" svg:y="7.831cm" svg:viewBox="0 0 526 565" svg:d="M225 443h92c14 0 21-1 26-7 6-5 10-11 10-49 0-36-3-44-10-50-5-6-12-7-26-7h-92zM225 443zM315 223c13 0 19 0 24-5 5-7 9-18 9-46 0-27-3-39-9-44-4-5-9-7-24-7h-90v102zM315 223zM526 413c0 57-15 94-41 120-23 23-53 32-100 32h-385v-126h59v-314h-59v-125h386c51 0 77 8 99 30 25 27 36 65 36 109 0 86-31 121-89 137v1c62 16 94 45 94 136z">
          <text:p/>
        </draw:path>
        <draw:path draw:style-name="gr1" draw:text-style-name="P1" draw:layer="layout" svg:width="0.483cm" svg:height="0.561cm" svg:x="5.193cm" svg:y="7.832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<text:p/>
        </draw:path>
        <draw:path draw:style-name="gr1" draw:text-style-name="P1" draw:layer="layout" svg:width="0.041cm" svg:height="0.041cm" svg:x="4.764cm" svg:y="8.168cm" svg:viewBox="0 0 42 42" svg:d="M24 0c-14-1-24 8-24 20 0 13 9 22 20 22 13 0 23-11 22-24-1-10-9-17-18-18z">
          <text:p/>
        </draw:path>
        <draw:path draw:style-name="gr1" draw:text-style-name="P1" draw:layer="layout" svg:width="0.041cm" svg:height="0.041cm" svg:x="4.978cm" svg:y="8.168cm" svg:viewBox="0 0 42 42" svg:d="M25 0c-15-2-27 10-25 25 1 8 8 15 17 17 15 2 27-10 25-25-2-9-9-16-17-17z">
          <text:p/>
        </draw:path>
        <draw:path draw:style-name="gr1" draw:text-style-name="P1" draw:layer="layout" svg:width="0.147cm" svg:height="0.019cm" svg:x="4.819cm" svg:y="7.959cm" svg:viewBox="0 0 148 20" svg:d="M9 20h129c6 0 11-6 10-12-1-5-5-8-10-8h-129c-4 0-9 3-9 8 0 6 3 12 9 12z">
          <text:p/>
        </draw:path>
        <draw:path draw:style-name="gr1" draw:text-style-name="P1" draw:layer="layout" svg:width="0.255cm" svg:height="0.112cm" svg:x="4.765cm" svg:y="8cm" svg:viewBox="0 0 256 113" svg:d="M231 0h-207c-9 0-15 5-16 12-4 33-6 53-8 86 0 8 5 15 14 15h228c8 0 14-6 14-16-3-33-5-50-9-85-1-7-7-12-16-12z">
          <text:p/>
        </draw:path>
        <draw:path draw:style-name="gr1" draw:text-style-name="P1" draw:layer="layout" svg:width="0.566cm" svg:height="0.566cm" svg:x="4.609cm" svg:y="7.831cm" svg:viewBox="0 0 567 567" svg:d="M439 416c0 7-6 12-12 12h-16c0 0 0 18 0 25 0 12-11 22-23 20-11-1-18-10-18-21v-24h-173v25c0 11-10 21-21 21-12 0-21-10-21-21 0-7 0-25 0-25h-17c-6 0-10-4-10-10v-138c0 0 7-75 11-104 3-33 11-43 34-54 33-16 70-22 111-22 39 0 76 6 110 22 23 11 30 21 34 54 3 29 11 104 11 104zM439 416zM392 0h-217c-97 0-175 78-175 175v217c0 97 78 175 175 175h217c97 0 175-78 175-175v-217c0-97-78-175-175-175z">
          <text:p/>
        </draw:path>
        <draw:path draw:style-name="gr1" draw:text-style-name="P1" draw:layer="layout" svg:width="0.149cm" svg:height="0.145cm" svg:x="3.166cm" svg:y="8.921cm" svg:viewBox="0 0 150 146" svg:d="M0 1c7 11 16 22 25 33l5 1c17 0 30 7 39 18 14 15 15 36 14 43 20 19 41 36 64 50 1-9 1-17 2-24 3-42-4-73-23-94-23-25-56-28-73-28-5 0-9 0-9 0z">
          <text:p/>
        </draw:path>
        <draw:path draw:style-name="gr1" draw:text-style-name="P1" draw:layer="layout" svg:width="0.098cm" svg:height="0.052cm" svg:x="4.47cm" svg:y="9.099cm" svg:viewBox="0 0 99 53" svg:d="M0 53h33v-30c2 0 4 0 7 0h8c7 0 11 2 14 6 3 3 4 7 4 11 0 5-1 9-4 12v1h34c2-5 3-10 3-15 0-13-4-23-13-29-8-6-21-9-36-9-5 0-11 0-19 0-9 0-19 0-30 0l-1 2z">
          <text:p/>
        </draw:path>
        <draw:path draw:style-name="gr1" draw:text-style-name="P1" draw:layer="layout" svg:width="0.12cm" svg:height="0.054cm" svg:x="4.582cm" svg:y="9.097cm" svg:viewBox="0 0 121 55" svg:d="M87 55c-1-4-2-7-3-11-1-5-4-9-8-13-3-3-9-6-15-6-8 0-13 3-17 6-3 3-6 8-8 13-1 3-2 7-2 11h-34c0-5 1-9 2-13 3-9 7-17 13-24 5-6 11-11 19-14 7-3 16-4 27-4 9 0 18 1 25 4 8 3 15 8 20 14 5 7 9 15 12 25 1 3 2 7 3 12z">
          <text:p/>
        </draw:path>
        <draw:path draw:style-name="gr1" draw:text-style-name="P1" draw:layer="layout" svg:width="0.033cm" svg:height="0.053cm" svg:x="4.718cm" svg:y="9.098cm" svg:viewBox="0 0 34 54" svg:d="M0 54v-53l1-1h13c14 0 20 7 20 22v32z">
          <text:p/>
        </draw:path>
        <draw:path draw:style-name="gr1" draw:text-style-name="P1" draw:layer="layout" svg:width="0.092cm" svg:height="0.051cm" svg:x="4.818cm" svg:y="9.1cm" svg:viewBox="0 0 93 52" svg:d="M0 52v-51l1-1h90c1 4 2 8 2 13 0 4-1 9-3 15h-58v15 9z">
          <text:p/>
        </draw:path>
        <draw:path draw:style-name="gr1" draw:text-style-name="P1" draw:layer="layout" svg:width="0.105cm" svg:height="0.051cm" svg:x="4.914cm" svg:y="9.1cm" svg:viewBox="0 0 106 52" svg:d="M69 28v15 9h-34v-24h-13-21c-1-5-1-9-1-15 0-5 0-9 1-13h103c1 3 2 8 2 13s-2 9-4 11c-3 3-8 4-14 4h-6z">
          <text:p/>
        </draw:path>
        <draw:path draw:style-name="gr1" draw:text-style-name="P1" draw:layer="layout" svg:width="0.12cm" svg:height="0.054cm" svg:x="5.016cm" svg:y="9.097cm" svg:viewBox="0 0 121 55" svg:d="M87 55c-1-4-2-7-3-11-1-5-4-9-8-13-3-3-9-6-15-6-8 0-13 3-17 6-3 3-6 8-8 13-1 3-2 7-2 11h-34c0-5 1-9 2-13 3-9 7-17 13-24 5-6 11-11 19-14 7-3 16-4 27-4 9 0 18 1 25 4 8 3 15 8 20 14 5 7 9 15 12 25 1 3 2 7 3 12z">
          <text:p/>
        </draw:path>
        <draw:path draw:style-name="gr1" draw:text-style-name="P1" draw:layer="layout" svg:width="0.099cm" svg:height="0.054cm" svg:x="5.182cm" svg:y="9.097cm" svg:viewBox="0 0 100 55" svg:d="M1 55c-1-4-1-7-1-11 0-7 1-12 3-19 3-5 6-9 11-13s10-7 17-9c6-2 13-3 22-3 15 0 31 3 47 11-1 11-5 20-12 26-14-7-26-11-37-11-6 0-11 2-13 5-3 2-5 5-5 8 0 6 5 10 13 13l6 3z">
          <text:p/>
        </draw:path>
        <draw:path draw:style-name="gr1" draw:text-style-name="P1" draw:layer="layout" svg:width="0.12cm" svg:height="0.054cm" svg:x="5.29cm" svg:y="9.097cm" svg:viewBox="0 0 121 55" svg:d="M87 55c-1-4-2-7-3-11-1-5-4-9-8-13-3-3-8-6-15-6-8 0-13 3-17 6-3 3-6 8-7 13-2 3-3 7-3 11h-34c0-5 1-9 2-13 3-9 7-17 13-24 5-6 11-11 19-14 7-3 16-4 27-4 9 0 18 1 25 4 8 3 15 8 20 14 5 7 9 15 12 25 1 3 2 7 3 12z">
          <text:p/>
        </draw:path>
        <draw:path draw:style-name="gr1" draw:text-style-name="P1" draw:layer="layout" svg:width="0.112cm" svg:height="0.055cm" svg:x="5.42cm" svg:y="9.097cm" svg:viewBox="0 0 113 56" svg:d="M81 56c-1-20-8-29-23-29-9 0-16 4-19 12-3 5-4 11-5 17h-34c0-4 1-9 3-13 3-10 7-18 12-24 6-7 12-12 19-15s15-4 24-4c8 0 16 1 23 3 6 2 12 5 17 9 5 5 8 9 11 15 2 5 4 11 4 18 0 4-1 8-3 11z">
          <text:p/>
        </draw:path>
        <draw:path draw:style-name="gr1" draw:text-style-name="P1" draw:layer="layout" svg:width="0.033cm" svg:height="0.052cm" svg:x="5.545cm" svg:y="9.099cm" svg:viewBox="0 0 34 53" svg:d="M0 53v-52c4-1 9-1 16-1 8 0 13 0 18 1v52z">
          <text:p/>
        </draw:path>
        <draw:path draw:style-name="gr1" draw:text-style-name="P1" draw:layer="layout" svg:width="0.071cm" svg:height="0.052cm" svg:x="5.617cm" svg:y="9.099cm" svg:viewBox="0 0 72 53" svg:d="M41 53c-2-7-4-14-7-21h-1c-1 4-2 11-5 21h-28l16-52c6-1 12-1 19-1 9 0 16 0 21 1l16 52z">
          <text:p/>
        </draw:path>
        <draw:path draw:style-name="gr1" draw:text-style-name="P1" draw:layer="layout" svg:width="0.033cm" svg:height="0.053cm" svg:x="5.726cm" svg:y="9.098cm" svg:viewBox="0 0 34 54" svg:d="M0 54v-53l1-1h13c14 0 20 7 20 22v32z">
          <text:p/>
        </draw:path>
        <draw:path draw:style-name="gr1" draw:text-style-name="P1" draw:layer="layout" svg:width="0.026cm" svg:height="0.012cm" svg:x="3.901cm" svg:y="9.139cm" svg:viewBox="0 0 27 13" svg:d="M27 13l-21-13c-2 4-4 8-6 13z">
          <text:p/>
        </draw:path>
        <draw:path draw:style-name="gr1" draw:text-style-name="P1" draw:layer="layout" svg:width="0.455cm" svg:height="0.136cm" svg:x="3.908cm" svg:y="9.014cm" svg:viewBox="0 0 456 137" svg:d="M301 10c-68-19-139-12-202 20-41 23-75 55-99 95l19 12h68c14-15 31-28 49-38 12-6 24-11 36-15-12 15-19 34-17 53h146c1-13-1-27-8-40-2-4-4-7-6-10 29 11 54 28 75 50h94c-33-62-88-107-155-127z">
          <text:p/>
        </draw:path>
        <draw:path draw:style-name="gr1" draw:text-style-name="P1" draw:layer="layout" svg:width="0.145cm" svg:height="0.186cm" svg:x="6.5cm" svg:y="5.256cm" svg:viewBox="0 0 146 187" svg:d="M80 166c16 0 27-5 35-14 4-5 6-13 6-21 0-14-6-23-19-28-7-2-15-4-26-4h-52v67zM80 166zM72 79c10 0 19-1 25-4 9-5 15-13 15-25 0-14-6-22-16-26-6-2-14-4-25-4h-47v59zM72 79zM0 0h81c22 0 39 6 48 19 6 8 8 17 8 27 0 12-3 22-10 29-3 4-8 8-15 11 10 4 17 8 22 12 8 9 12 20 12 34 0 13-4 24-11 33-11 15-30 22-55 22h-80z">
          <text:p/>
        </draw:path>
        <draw:path draw:style-name="gr1" draw:text-style-name="P1" draw:layer="layout" svg:width="0.182cm" svg:height="0.196cm" svg:x="6.651cm" svg:y="5.251cm" svg:viewBox="0 0 183 197" svg:d="M143 150c10-15 15-34 15-55 0-22-6-40-18-53s-28-20-48-20c-19 0-35 6-48 20-12 13-18 32-18 59 0 21 5 38 15 52 12 14 29 21 52 21s39-8 50-24zM143 150zM165 31c12 17 18 38 18 63 0 29-7 52-21 70-16 22-41 33-72 33-28 0-52-10-68-29-15-18-22-41-22-69 0-26 6-47 18-65 16-23 41-34 73-34 33 0 58 10 74 31z">
          <text:p/>
        </draw:path>
        <draw:polygon draw:style-name="gr1" draw:text-style-name="P1" draw:layer="layout" svg:width="0.119cm" svg:height="0.186cm" svg:x="6.85cm" svg:y="5.256cm" svg:viewBox="0 0 120 187" draw:points="0,0 25,0 25,165 120,165 120,187 0,187">
          <text:p/>
        </draw:polygon>
        <draw:polygon draw:style-name="gr1" draw:text-style-name="P1" draw:layer="layout" svg:width="0.137cm" svg:height="0.186cm" svg:x="6.984cm" svg:y="5.256cm" svg:viewBox="0 0 138 187" draw:points="0,0 136,0 136,22 24,22 24,80 128,80 128,101 24,101 24,165 138,165 138,187 0,187">
          <text:p/>
        </draw:polygon>
        <draw:polygon draw:style-name="gr1" draw:text-style-name="P1" draw:layer="layout" svg:width="0.151cm" svg:height="0.186cm" svg:x="7.126cm" svg:y="5.256cm" svg:viewBox="0 0 152 187" draw:points="152,0 152,22 89,22 89,187 62,187 62,22 0,22 0,0">
          <text:p/>
        </draw:polygon>
        <draw:path draw:style-name="gr1" draw:text-style-name="P1" draw:layer="layout" svg:width="0.182cm" svg:height="0.196cm" svg:x="7.274cm" svg:y="5.251cm" svg:viewBox="0 0 183 197" svg:d="M143 150c10-15 14-34 14-55 0-22-5-40-17-53s-28-20-48-20c-19 0-35 6-48 20-12 13-18 32-18 59 0 21 5 38 15 52 12 14 29 21 52 21 22 0 39-8 50-24zM143 150zM165 31c12 17 18 38 18 63 0 29-7 52-21 70-16 22-41 33-72 33-29 0-52-10-69-29-14-18-21-41-21-69 0-26 6-47 18-65 16-23 41-34 73-34 33 0 58 10 74 31z">
          <text:p/>
        </draw:path>
        <draw:path draw:style-name="gr1" draw:text-style-name="P1" draw:layer="layout" svg:width="0.168cm" svg:height="0.195cm" svg:x="6.493cm" svg:y="5.854cm" svg:viewBox="0 0 169 196" svg:d="M132 10c18 9 29 26 33 51h-25c-2-14-9-24-18-30s-21-9-35-9c-18 0-33 6-44 19-12 13-17 32-17 59 0 22 4 40 14 53 9 14 25 21 47 21 17 0 31-5 41-14 11-10 17-26 17-48h-58v-21h82v100h-17l-6-24c-8 9-16 16-22 20-11 6-25 9-43 9-21 0-40-7-56-21-17-18-25-43-25-74 0-32 8-57 25-75 15-18 36-26 62-26 17 0 32 3 45 10z">
          <text:p/>
        </draw:path>
        <draw:path draw:style-name="gr1" draw:text-style-name="P1" draw:layer="layout" svg:width="0.152cm" svg:height="0.186cm" svg:x="6.693cm" svg:y="5.859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<text:p/>
        </draw:path>
        <draw:path draw:style-name="gr1" draw:text-style-name="P1" draw:layer="layout" svg:width="0.167cm" svg:height="0.186cm" svg:x="6.849cm" svg:y="5.859cm" svg:viewBox="0 0 168 187" svg:d="M113 110l-29-83-30 83zM113 110zM71 0h28l69 187h-28l-20-56h-73l-22 56h-25z">
          <text:p/>
        </draw:path>
        <draw:polygon draw:style-name="gr1" draw:text-style-name="P1" draw:layer="layout" svg:width="0.151cm" svg:height="0.186cm" svg:x="6.99cm" svg:y="5.859cm" svg:viewBox="0 0 152 187" draw:points="152,0 152,22 89,22 89,187 62,187 62,22 0,22 0,0">
          <text:p/>
        </draw:polygon>
        <draw:path draw:style-name="gr1" draw:text-style-name="P1" draw:layer="layout" svg:width="0.148cm" svg:height="0.191cm" svg:x="7.153cm" svg:y="5.859cm" svg:viewBox="0 0 149 192" svg:d="M25 0v115c0 14 3 25 8 35 8 13 21 20 39 20 22 0 36-7 45-22 4-9 6-19 6-33v-115h26v105c0 23-3 41-9 54-12 22-34 33-66 33-31 0-54-11-65-33-6-13-9-31-9-54v-105z">
          <text:p/>
        </draw:path>
        <draw:polygon draw:style-name="gr1" draw:text-style-name="P1" draw:layer="layout" svg:width="0.025cm" svg:height="0.186cm" svg:x="7.332cm" svg:y="5.859cm" svg:viewBox="0 0 26 187" draw:points="0,0 26,0 26,187 0,187">
          <text:p/>
        </draw:polygon>
        <draw:polygon draw:style-name="gr1" draw:text-style-name="P1" draw:layer="layout" svg:width="0.151cm" svg:height="0.186cm" svg:x="7.37cm" svg:y="5.859cm" svg:viewBox="0 0 152 187" draw:points="152,0 152,22 89,22 89,187 62,187 62,22 0,22 0,0">
          <text:p/>
        </draw:polygon>
        <draw:path draw:style-name="gr1" draw:text-style-name="P1" draw:layer="layout" svg:width="0.182cm" svg:height="0.196cm" svg:x="7.517cm" svg:y="5.854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<text:p/>
        </draw:path>
        <draw:polygon draw:style-name="gr1" draw:text-style-name="P1" draw:layer="layout" svg:width="0.128cm" svg:height="0.173cm" svg:x="6.501cm" svg:y="5.57cm" svg:viewBox="0 0 129 174" draw:points="0,0 128,0 128,21 22,21 22,73 120,73 120,94 22,94 22,153 129,153 129,174 0,174">
          <text:p/>
        </draw:polygon>
        <draw:path draw:style-name="gr1" draw:text-style-name="P1" draw:layer="layout" svg:width="0.142cm" svg:height="0.173cm" svg:x="6.649cm" svg:y="5.57cm" svg:viewBox="0 0 143 174" svg:d="M65 153c8 0 15 0 20-2 9-3 16-9 23-18 4-7 7-16 9-27 2-6 2-12 2-18 0-22-4-39-14-51-8-11-21-17-40-17h-42v133zM65 153zM0 0h70c24 0 43 8 56 25 11 15 17 35 17 58 0 20-3 36-10 51-12 26-34 40-63 40h-70z">
          <text:p/>
        </draw:path>
        <draw:path draw:style-name="gr1" draw:text-style-name="P1" draw:layer="layout" svg:width="0.137cm" svg:height="0.178cm" svg:x="6.813cm" svg:y="5.57cm" svg:viewBox="0 0 138 179" svg:d="M23 0v107c0 13 3 23 8 33 7 12 18 19 35 19 21 0 35-7 42-21 4-8 6-18 6-31v-107h24v98c0 21-3 38-9 50-10 21-30 31-61 31-29 0-49-10-60-31-6-12-8-29-8-50v-98z">
          <text:p/>
        </draw:path>
        <draw:path draw:style-name="gr1" draw:text-style-name="P1" draw:layer="layout" svg:width="0.152cm" svg:height="0.182cm" svg:x="6.966cm" svg:y="5.565cm" svg:viewBox="0 0 153 183" svg:d="M131 17c12 11 19 24 20 39h-23c-2-11-7-20-15-26-8-7-18-10-32-10-18 0-32 6-42 18s-15 30-15 56c0 20 4 37 14 49 9 13 23 19 42 19 17 0 30-6 39-20 5-7 9-16 11-27h23c-2 18-9 33-20 46-14 14-32 22-55 22-21 0-38-6-52-18-18-17-26-41-26-76 0-26 6-47 20-63 14-18 34-26 61-26 21 0 38 5 50 17z">
          <text:p/>
        </draw:path>
        <draw:path draw:style-name="gr1" draw:text-style-name="P1" draw:layer="layout" svg:width="0.155cm" svg:height="0.173cm" svg:x="7.122cm" svg:y="5.57cm" svg:viewBox="0 0 156 174" svg:d="M105 103l-28-78-28 78zM105 103zM65 0h28l63 174h-26l-18-52h-70l-18 52h-24z">
          <text:p/>
        </draw:path>
        <draw:polygon draw:style-name="gr1" draw:text-style-name="P1" draw:layer="layout" svg:width="0.141cm" svg:height="0.173cm" svg:x="7.254cm" svg:y="5.57cm" svg:viewBox="0 0 142 174" draw:points="142,0 142,20 83,20 83,174 59,174 59,20 0,20 0,0">
          <text:p/>
        </draw:polygon>
        <draw:polygon draw:style-name="gr1" draw:text-style-name="P1" draw:layer="layout" svg:width="0.024cm" svg:height="0.173cm" svg:x="7.41cm" svg:y="5.57cm" svg:viewBox="0 0 25 174" draw:points="0,0 25,0 25,174 0,174">
          <text:p/>
        </draw:polygon>
        <draw:polygon draw:style-name="gr1" draw:text-style-name="P1" draw:layer="layout" svg:width="0.152cm" svg:height="0.173cm" svg:x="7.448cm" svg:y="5.57cm" svg:viewBox="0 0 153 174" draw:points="26,0 76,148 127,0 153,0 89,174 64,174 0,0">
          <text:p/>
        </draw:polygon>
        <draw:path draw:style-name="gr1" draw:text-style-name="P1" draw:layer="layout" svg:width="0.169cm" svg:height="0.183cm" svg:x="7.6cm" svg:y="5.565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<text:p/>
        </draw:path>
        <draw:polygon draw:style-name="gr1" draw:text-style-name="P1" draw:layer="layout" svg:width="0.031cm" svg:height="0.186cm" svg:x="6.406cm" svg:y="5.256cm" svg:viewBox="0 0 32 187" draw:points="0,187 32,187 32,0 0,0">
          <text:p/>
        </draw:polygon>
        <draw:polygon draw:style-name="gr1" draw:text-style-name="P1" draw:layer="layout" svg:width="0.031cm" svg:height="0.173cm" svg:x="6.406cm" svg:y="5.57cm" svg:viewBox="0 0 32 174" draw:points="0,174 32,174 32,0 0,0">
          <text:p/>
        </draw:polygon>
        <draw:polygon draw:style-name="gr1" draw:text-style-name="P1" draw:layer="layout" svg:width="0.031cm" svg:height="0.195cm" svg:x="6.406cm" svg:y="5.854cm" svg:viewBox="0 0 32 196" draw:points="0,196 32,196 32,0 0,0">
          <text:p/>
        </draw:polygon>
        <draw:path draw:style-name="gr1" draw:text-style-name="P1" draw:layer="layout" svg:width="0.094cm" svg:height="0.114cm" svg:x="8.301cm" svg:y="5.899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<text:p/>
        </draw:path>
        <draw:path draw:style-name="gr1" draw:text-style-name="P1" draw:layer="layout" svg:width="0.082cm" svg:height="0.089cm" svg:x="8.408cm" svg:y="5.923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<text:p/>
        </draw:path>
        <draw:polygon draw:style-name="gr1" draw:text-style-name="P1" draw:layer="layout" svg:width="0.025cm" svg:height="0.12cm" svg:x="8.505cm" svg:y="5.893cm" svg:viewBox="0 0 26 121" draw:points="0,0 26,0 26,121 0,121">
          <text:p/>
        </draw:polygon>
        <draw:path draw:style-name="gr1" draw:text-style-name="P1" draw:layer="layout" svg:width="0.081cm" svg:height="0.089cm" svg:x="8.546cm" svg:y="5.923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6cm" svg:height="0.113cm" svg:x="8.635cm" svg:y="5.901cm" svg:viewBox="0 0 61 114" svg:d="M61 110l-9 2c-4 1-11 2-17 2-10 0-15-2-18-5s-4-7-4-16v-51h-13v-20h13v-22h26v22h22v20h-22v44c0 4 1 6 2 7 0 0 2 1 6 1h14z">
          <text:p/>
        </draw:path>
        <draw:path draw:style-name="gr1" draw:text-style-name="P1" draw:layer="layout" svg:width="0.082cm" svg:height="0.089cm" svg:x="8.706cm" svg:y="5.923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99cm" svg:height="0.114cm" svg:x="8.838cm" svg:y="5.899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<text:p/>
        </draw:path>
        <draw:path draw:style-name="gr1" draw:text-style-name="P1" draw:layer="layout" svg:width="0.083cm" svg:height="0.12cm" svg:x="8.953cm" svg:y="5.893cm" svg:viewBox="0 0 84 121" svg:d="M25 53v44c6 3 9 4 14 4h9c4 0 6-1 8-2 2-3 2-6 2-23 0-18 0-22-2-24s-4-2-8-2h-9c-5 0-8 1-14 3zM25 53zM0 0h25v42c12-10 15-12 23-12h9c11 0 16 1 20 5 5 6 7 13 7 41 0 26-2 34-8 39-4 4-9 6-19 6h-10c-7 0-12-2-22-11v11h-25z">
          <text:p/>
        </draw:path>
        <draw:path draw:style-name="gr1" draw:text-style-name="P1" draw:layer="layout" svg:width="0.056cm" svg:height="0.09cm" svg:x="9.052cm" svg:y="5.923cm" svg:viewBox="0 0 57 91" svg:d="M0 91v-91h25v13c10-9 14-13 23-13h9v25h-11c-8 0-13 1-21 4v62z">
          <text:p/>
        </draw:path>
        <draw:path draw:style-name="gr1" draw:text-style-name="P1" draw:layer="layout" svg:width="0.081cm" svg:height="0.089cm" svg:x="9.116cm" svg:y="5.923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56cm" svg:height="0.09cm" svg:x="9.212cm" svg:y="5.923cm" svg:viewBox="0 0 57 91" svg:d="M0 91v-91h25v13c10-9 14-13 23-13h9v25h-11c-8 0-13 1-21 4v62z">
          <text:p/>
        </draw:path>
        <draw:path draw:style-name="gr1" draw:text-style-name="P1" draw:layer="layout" svg:width="0.082cm" svg:height="0.089cm" svg:x="9.277cm" svg:y="5.923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<text:p/>
        </draw:path>
        <draw:path draw:style-name="gr1" draw:text-style-name="P1" draw:layer="layout" svg:width="0.094cm" svg:height="0.114cm" svg:x="9.408cm" svg:y="5.899cm" svg:viewBox="0 0 95 115" svg:d="M88 110c-4 3-9 5-19 5h-43c-10 0-16-1-20-5s-6-11-6-33h26c0 12 0 15 2 16 1 1 2 2 7 2h24c5 0 7-1 8-2s2-4 2-12c0-6-1-8-2-10-1-1-4-1-8-2l-36-3c-8-1-12-3-16-6-4-5-6-11-6-26 0-16 2-24 8-29 3-4 8-5 18-5h39c11 0 17 1 20 4 5 5 7 11 7 32h-26c0-11 0-13-2-14-1-1-2-2-7-2h-22c-4 0-6 0-7 1s-1 5-1 12c0 6 0 8 1 9 1 2 3 2 8 2l36 4c8 1 12 2 16 6s6 11 6 26c0 17-2 25-7 30z">
          <text:p/>
        </draw:path>
        <draw:path draw:style-name="gr1" draw:text-style-name="P1" draw:layer="layout" svg:width="0.082cm" svg:height="0.089cm" svg:x="9.515cm" svg:y="5.923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78cm" svg:height="0.089cm" svg:x="9.611cm" svg:y="5.923cm" svg:viewBox="0 0 79 90" svg:d="M79 56c0 17-2 24-6 29-4 3-8 5-17 5h-31c-9 0-13-2-17-6-6-5-8-14-8-40 0-25 2-33 8-39 3-4 8-5 17-5h31c9 0 13 1 17 5s6 11 6 27h-24c0-9 0-11-1-11-1-1-2-2-6-2h-15c-4 0-6 1-7 2s-2 4-2 23c0 20 1 23 2 25 1 1 3 1 7 1h15c4 0 5 0 6-1s1-4 2-13z">
          <text:p/>
        </draw:path>
        <draw:path draw:style-name="gr1" draw:text-style-name="P1" draw:layer="layout" svg:width="0.027cm" svg:height="0.123cm" svg:x="9.702cm" svg:y="5.889cm" svg:viewBox="0 0 28 124" svg:d="M27 124h-26v-91h26zM27 124zM28 21h-28v-21h28z">
          <text:p/>
        </draw:path>
        <draw:path draw:style-name="gr1" draw:text-style-name="P1" draw:layer="layout" svg:width="0.081cm" svg:height="0.09cm" svg:x="9.743cm" svg:y="5.923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<text:p/>
        </draw:path>
        <draw:polygon draw:style-name="gr1" draw:text-style-name="P1" draw:layer="layout" svg:width="0.025cm" svg:height="0.12cm" svg:x="9.841cm" svg:y="5.893cm" svg:viewBox="0 0 26 121" draw:points="0,0 26,0 26,121 0,121">
          <text:p/>
        </draw:polygon>
        <draw:path draw:style-name="gr1" draw:text-style-name="P1" draw:layer="layout" svg:width="0.525cm" svg:height="0.564cm" svg:x="8.281cm" svg:y="5.288cm" svg:viewBox="0 0 526 565" svg:d="M225 443h92c14 0 21-1 26-7 6-5 10-11 10-49 0-36-3-44-10-50-5-6-12-7-26-7h-92zM225 443zM315 223c13 0 19 0 24-5 5-7 9-18 9-46 0-27-3-39-9-44-4-5-9-7-24-7h-90v102zM315 223zM526 413c0 57-15 94-41 120-23 23-53 32-100 32h-385v-126h59v-314h-59v-125h386c51 0 77 8 99 30 25 27 36 65 36 109 0 86-31 121-89 137v1c62 16 94 45 94 136z">
          <text:p/>
        </draw:path>
        <draw:path draw:style-name="gr1" draw:text-style-name="P1" draw:layer="layout" svg:width="0.483cm" svg:height="0.561cm" svg:x="9.406cm" svg:y="5.289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<text:p/>
        </draw:path>
        <draw:path draw:style-name="gr1" draw:text-style-name="P1" draw:layer="layout" svg:width="0.041cm" svg:height="0.041cm" svg:x="8.977cm" svg:y="5.626cm" svg:viewBox="0 0 42 42" svg:d="M24 0c-14-1-24 8-24 20 0 13 9 22 20 22 13 0 23-11 22-24-1-10-9-17-18-18z">
          <text:p/>
        </draw:path>
        <draw:path draw:style-name="gr1" draw:text-style-name="P1" draw:layer="layout" svg:width="0.041cm" svg:height="0.041cm" svg:x="9.191cm" svg:y="5.626cm" svg:viewBox="0 0 42 42" svg:d="M25 0c-15-2-27 10-25 25 1 8 8 15 17 17 15 2 27-10 25-25-2-9-9-16-17-17z">
          <text:p/>
        </draw:path>
        <draw:path draw:style-name="gr1" draw:text-style-name="P1" draw:layer="layout" svg:width="0.147cm" svg:height="0.019cm" svg:x="9.032cm" svg:y="5.416cm" svg:viewBox="0 0 148 20" svg:d="M9 20h129c6 0 11-6 10-12-1-5-5-8-10-8h-129c-4 0-9 3-9 8 0 6 3 12 9 12z">
          <text:p/>
        </draw:path>
        <draw:path draw:style-name="gr1" draw:text-style-name="P1" draw:layer="layout" svg:width="0.255cm" svg:height="0.112cm" svg:x="8.978cm" svg:y="5.457cm" svg:viewBox="0 0 256 113" svg:d="M231 0h-207c-9 0-15 5-16 12-4 33-6 53-8 86 0 8 5 15 14 15h228c8 0 14-6 14-16-3-33-5-50-9-85-1-7-7-12-16-12z">
          <text:p/>
        </draw:path>
        <draw:path draw:style-name="gr1" draw:text-style-name="P1" draw:layer="layout" svg:width="0.566cm" svg:height="0.566cm" svg:x="8.822cm" svg:y="5.288cm" svg:viewBox="0 0 567 567" svg:d="M439 416c0 7-6 12-12 12h-16c0 0 0 19 0 25 0 12-11 22-23 20-11-1-18-10-18-21v-24h-173v25c0 11-10 21-21 21-12 0-21-10-21-21 0-6 0-25 0-25h-17c-6 0-10-4-10-10v-138c0 0 7-75 11-104 3-33 11-43 34-54 33-16 70-22 111-22 39 0 76 6 110 22 23 11 30 21 34 54 3 29 11 104 11 104zM439 416zM392 0h-217c-97 0-175 78-175 175v217c0 97 78 175 175 175h217c97 0 175-78 175-175v-217c0-97-78-175-175-175z">
          <text:p/>
        </draw:path>
        <draw:path draw:style-name="gr1" draw:text-style-name="P1" draw:layer="layout" svg:width="0.04cm" svg:height="0.058cm" svg:x="6.27cm" svg:y="6.831cm" svg:viewBox="0 0 41 59" svg:d="M30 40c0-4-2-6-6-6h-14v16h13c5 0 7-2 7-6zM30 40zM28 13c0-3-2-4-6-4h-12v15h12c4 0 6-2 6-6zM28 13zM0 59v-59h23c11 0 16 4 16 12v6c0 5-2 7-7 9 6 3 9 6 9 12v6c0 9-5 14-16 14z">
          <text:p/>
        </draw:path>
        <draw:path draw:style-name="gr1" draw:text-style-name="P1" draw:layer="layout" svg:width="0.037cm" svg:height="0.044cm" svg:x="6.316cm" svg:y="6.846cm" svg:viewBox="0 0 38 45" svg:d="M18 9c-6 0-8 2-8 7v12c0 5 2 8 8 8 7 0 9-3 9-8v-12c0-5-2-7-9-7zM18 9zM18 45c-15 0-18-8-18-17v-12c0-8 3-16 18-16 16 0 20 8 20 16v12c0 9-4 17-20 17z">
          <text:p/>
        </draw:path>
        <draw:polygon draw:style-name="gr1" draw:text-style-name="P1" draw:layer="layout" svg:width="0.011cm" svg:height="0.061cm" svg:x="6.361cm" svg:y="6.828cm" svg:viewBox="0 0 12 62" draw:points="0,62 0,1 12,0 12,62">
          <text:p/>
        </draw:polygon>
        <draw:path draw:style-name="gr1" draw:text-style-name="P1" draw:layer="layout" svg:width="0.034cm" svg:height="0.044cm" svg:x="6.38cm" svg:y="6.846cm" svg:viewBox="0 0 35 45" svg:d="M10 17h15v-2c0-4-2-7-7-7-6 0-8 3-8 7zM10 17zM19 36c5 0 9 0 13-2l2 8c-5 2-10 3-15 3-15 0-19-6-19-17v-12c0-9 4-16 18-16s17 7 17 17v10h-25v2c0 5 2 7 9 7z">
          <text:p/>
        </draw:path>
        <draw:path draw:style-name="gr1" draw:text-style-name="P1" draw:layer="layout" svg:width="0.028cm" svg:height="0.056cm" svg:x="6.417cm" svg:y="6.835cm" svg:viewBox="0 0 29 57" svg:d="M29 55c-2 1-8 2-10 2-8 0-13-4-13-11v-25h-6v-9h6v-11l12-1v12h11v9h-11v23c0 3 1 4 3 4 3 0 5 0 7-1z">
          <text:p/>
        </draw:path>
        <draw:path draw:style-name="gr1" draw:text-style-name="P1" draw:layer="layout" svg:width="0.037cm" svg:height="0.044cm" svg:x="6.449cm" svg:y="6.846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1cm" svg:height="0.06cm" svg:x="6.51cm" svg:y="6.831cm" svg:viewBox="0 0 42 61" svg:d="M12 42c0 5 2 9 10 9 3 0 6-1 10-1v-18h10v26c-6 2-14 3-20 3-16 0-22-7-22-18v-26c0-12 7-17 23-17 4 0 12 0 17 1l-1 10c-5-1-12-2-17-2-8 0-10 4-10 10z">
          <text:p/>
        </draw:path>
        <draw:path draw:style-name="gr1" draw:text-style-name="P1" draw:layer="layout" svg:width="0.022cm" svg:height="0.043cm" svg:x="6.559cm" svg:y="6.846cm" svg:viewBox="0 0 23 44" svg:d="M23 9c-4 2-8 4-12 6v29h-11v-44h10v5c3-1 9-4 12-5z">
          <text:p/>
        </draw:path>
        <draw:path draw:style-name="gr1" draw:text-style-name="P1" draw:layer="layout" svg:width="0.033cm" svg:height="0.044cm" svg:x="6.584cm" svg:y="6.846cm" svg:viewBox="0 0 34 45" svg:d="M23 28h-9c-3 0-4 1-4 4s1 4 4 4c4 0 7-1 9-2zM23 28zM34 44h-9l-1-3c-4 3-9 4-13 4-8 0-11-5-11-13 0-9 3-13 12-13h11v-4c0-5-1-7-9-7-4 0-8 1-12 2l-1-9c4-1 10-1 15-1 14 0 18 4 18 15z">
          <text:p/>
        </draw:path>
        <draw:path draw:style-name="gr1" draw:text-style-name="P1" draw:layer="layout" svg:width="0.028cm" svg:height="0.056cm" svg:x="6.622cm" svg:y="6.835cm" svg:viewBox="0 0 29 57" svg:d="M28 55c-2 1-7 2-9 2-9 0-13-4-13-11v-25h-6v-9h6v-11l12-1v12h11l-1 9h-10v23c0 3 1 4 3 4s4 0 6-1z">
          <text:p/>
        </draw:path>
        <draw:path draw:style-name="gr1" draw:text-style-name="P1" draw:layer="layout" svg:width="0.036cm" svg:height="0.043cm" svg:x="6.655cm" svg:y="6.847cm" svg:viewBox="0 0 37 44" svg:d="M11 0v30c0 3 1 4 4 4 2 0 7-2 11-4v-30h11v43h-8l-2-3c-5 2-12 4-17 4-8 0-10-5-10-13v-31z">
          <text:p/>
        </draw:path>
        <draw:path draw:style-name="gr1" draw:text-style-name="P1" draw:layer="layout" svg:width="0.011cm" svg:height="0.061cm" svg:x="6.701cm" svg:y="6.829cm" svg:viewBox="0 0 12 62" svg:d="M0 19h12v43h-12zM0 19zM0 0h12v12h-12z">
          <text:p/>
        </draw:path>
        <draw:path draw:style-name="gr1" draw:text-style-name="P1" draw:layer="layout" svg:width="0.028cm" svg:height="0.056cm" svg:x="6.717cm" svg:y="6.835cm" svg:viewBox="0 0 29 57" svg:d="M28 55c-2 1-7 2-9 2-9 0-13-4-13-11v-25h-6v-9h6v-11l12-1v12h11l-1 9h-10v23c0 3 1 4 3 4s4 0 6-1z">
          <text:p/>
        </draw:path>
        <draw:path draw:style-name="gr1" draw:text-style-name="P1" draw:layer="layout" svg:width="0.037cm" svg:height="0.044cm" svg:x="6.749cm" svg:y="6.846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8cm" svg:height="0.058cm" svg:x="6.266cm" svg:y="6.908cm" svg:viewBox="0 0 49 59" svg:d="M12 39h25l-12-37zM12 39zM38 43h-28l-5 16h-5l20-59h8l21 59h-5z">
          <text:p/>
        </draw:path>
        <draw:path draw:style-name="gr1" draw:text-style-name="P1" draw:layer="layout" svg:width="0.031cm" svg:height="0.061cm" svg:x="6.322cm" svg:y="6.905cm" svg:viewBox="0 0 32 62" svg:d="M27 23c-5-1-9-2-15-2-5 0-7 3-7 9v20c0 5 1 8 7 8s11-3 15-6zM27 23zM0 30c0-8 3-13 13-13 5 0 9 0 14 1v-18h5v61h-5v-4c-4 3-10 5-15 5-9 0-12-4-12-12z">
          <text:p/>
        </draw:path>
        <draw:path draw:style-name="gr1" draw:text-style-name="P1" draw:layer="layout" svg:width="0.031cm" svg:height="0.043cm" svg:x="6.365cm" svg:y="6.923cm" svg:viewBox="0 0 32 44" svg:d="M5 0v35c0 3 1 4 4 4 4 0 12-2 18-5v-34h5v43h-5v-4c-5 2-13 5-19 5s-8-4-8-10v-34z">
          <text:p/>
        </draw:path>
        <draw:polygon draw:style-name="gr1" draw:text-style-name="P1" draw:layer="layout" svg:width="0.005cm" svg:height="0.061cm" svg:x="6.409cm" svg:y="6.905cm" svg:viewBox="0 0 6 62" draw:points="0,62 0,0 6,0 6,62">
          <text:p/>
        </draw:polygon>
        <draw:path draw:style-name="gr1" draw:text-style-name="P1" draw:layer="layout" svg:width="0.027cm" svg:height="0.054cm" svg:x="6.422cm" svg:y="6.913cm" svg:viewBox="0 0 28 55" svg:d="M28 53c-2 1-6 2-10 2-6 0-9-3-9-9v-31h-9v-5h9v-10h5v10h14l-1 5h-13v30c0 4 0 5 5 5 3 0 6 0 8-1z">
          <text:p/>
        </draw:path>
        <draw:path draw:style-name="gr1" draw:text-style-name="P1" draw:layer="layout" svg:width="0.033cm" svg:height="0.044cm" svg:x="6.455cm" svg:y="6.923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27cm" svg:height="0.044cm" svg:x="6.497cm" svg:y="6.923cm" svg:viewBox="0 0 28 45" svg:d="M13 45c-4 0-10-1-13-2v-4c4 1 10 1 13 1 9 0 10-1 10-7s0-6-11-9-12-6-12-14c0-7 3-10 15-10 4 0 9 0 13 1l-1 4c-3 0-9-1-13-1-8 0-9 2-9 7s0 6 9 8c14 4 14 6 14 14s-3 12-15 12z">
          <text:p/>
        </draw:path>
        <draw:polygon draw:style-name="gr1" draw:text-style-name="P1" draw:layer="layout" svg:width="0.055cm" svg:height="0.058cm" svg:x="6.551cm" svg:y="6.908cm" svg:viewBox="0 0 56 59" draw:points="50,5 32,51 24,51 6,5 5,59 0,59 1,0 9,0 28,48 47,0 54,0 56,59 51,59">
          <text:p/>
        </draw:polygon>
        <draw:path draw:style-name="gr1" draw:text-style-name="P1" draw:layer="layout" svg:width="0.03cm" svg:height="0.044cm" svg:x="6.617cm" svg:y="6.923cm" svg:viewBox="0 0 31 45" svg:d="M26 26h-14c-6 0-7 1-7 7 0 5 1 7 7 7 5 0 10-1 14-4zM26 26zM31 44h-5v-3c-4 2-9 4-15 4-8 0-11-4-11-12 0-9 4-13 12-13h14v-8c0-6-3-8-10-8-6 0-10 1-14 1l-1-4c4-1 9-1 13-1 12 0 17 4 17 12z">
          <text:p/>
        </draw:path>
        <draw:polygon draw:style-name="gr1" draw:text-style-name="P1" draw:layer="layout" svg:width="0.037cm" svg:height="0.06cm" svg:x="6.653cm" svg:y="6.923cm" svg:viewBox="0 0 38 61" draw:points="23,43 16,61 11,61 18,43 15,43 0,0 5,0 19,40 33,0 38,0">
          <text:p/>
        </draw:polygon>
        <draw:path draw:style-name="gr1" draw:text-style-name="P1" draw:layer="layout" svg:width="0.033cm" svg:height="0.044cm" svg:x="6.693cm" svg:y="6.923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19cm" svg:height="0.043cm" svg:x="6.737cm" svg:y="6.923cm" svg:viewBox="0 0 20 44" svg:d="M20 5c-4 1-10 5-14 7v32h-6v-44h4v7c6-3 10-6 15-7z">
          <text:p/>
        </draw:path>
        <draw:path draw:style-name="gr1" draw:text-style-name="P1" draw:layer="layout" svg:width="0.031cm" svg:height="0.044cm" svg:x="6.76cm" svg:y="6.923cm" svg:viewBox="0 0 32 45" svg:d="M5 19h22v-4c0-7-3-11-12-11-8 0-10 4-10 11zM5 19zM17 40c4 0 9 0 13-2l1 5c-4 1-10 2-16 2-12 0-15-6-15-16v-14c0-9 3-15 15-15 13 0 17 6 17 15v9h-27v6c0 7 2 10 12 10z">
          <text:p/>
        </draw:path>
        <draw:path draw:style-name="gr1" draw:text-style-name="P1" draw:layer="layout" svg:width="0.027cm" svg:height="0.044cm" svg:x="6.801cm" svg:y="6.923cm" svg:viewBox="0 0 28 45" svg:d="M13 45c-4 0-10-1-13-2v-4c4 1 10 1 13 1 9 0 10-1 10-7s0-6-11-9-12-6-12-14c0-7 3-10 15-10 4 0 9 0 13 1l-1 4c-3 0-9-1-13-1-8 0-9 2-9 7s0 6 9 8c14 4 14 6 14 14s-3 12-15 12z">
          <text:p/>
        </draw:path>
        <draw:path draw:style-name="gr1" draw:text-style-name="P1" draw:layer="layout" svg:width="0.273cm" svg:height="0.327cm" svg:x="6.278cm" svg:y="6.481cm" svg:viewBox="0 0 274 328" svg:d="M189 154c1-5 0-9-3-12s-6-4-11-4h-12c-7 0-15 0-21 0-7 1-13 1-18 2-6 1-12 2-17 2l-16 123h65c13 0 20-6 21-19zM189 154zM259 253c-3 24-12 42-27 55s-35 20-58 20h-174l42-328h83l-11 84c62-8 98-10 98-10 22 0 38 7 49 20 11 12 15 29 12 51z">
          <text:p/>
        </draw:path>
        <draw:path draw:style-name="gr1" draw:text-style-name="P1" draw:layer="layout" svg:width="0.266cm" svg:height="0.256cm" svg:x="6.564cm" svg:y="6.557cm" svg:viewBox="0 0 267 257" svg:d="M111 191c6 0 12-1 19-2 6 0 12-2 18-3 7-1 14-3 20-5l4-28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<text:p/>
        </draw:path>
        <draw:path draw:style-name="gr1" draw:text-style-name="P1" draw:layer="layout" svg:width="0.404cm" svg:height="0.246cm" svg:x="6.838cm" svg:y="6.562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<text:p/>
        </draw:path>
        <draw:path draw:style-name="gr1" draw:text-style-name="P1" draw:layer="layout" svg:width="1.285cm" svg:height="0.714cm" svg:x="6.243cm" svg:y="6.378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3 1 0 1 0 2 0s106 4 150 4c41 0 57-74 57-77 1-4 55-387 66-518 4-41-4-72-23-92z">
          <text:p/>
        </draw:path>
        <draw:path draw:style-name="gr1" draw:text-style-name="P1" draw:layer="layout" svg:width="0.083cm" svg:height="0.065cm" svg:x="6.73cm" svg:y="6.743cm" svg:viewBox="0 0 84 66" svg:d="M0 43c0 0 52-31 84-43v1l-83 65z">
          <text:p/>
        </draw:path>
        <draw:path draw:style-name="gr1" draw:text-style-name="P1" draw:layer="layout" svg:width="0.104cm" svg:height="0.144cm" svg:x="8.683cm" svg:y="6.556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<text:p/>
        </draw:path>
        <draw:path draw:style-name="gr1" draw:text-style-name="P1" draw:layer="layout" svg:width="0.123cm" svg:height="0.148cm" svg:x="8.793cm" svg:y="6.554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<text:p/>
        </draw:path>
        <draw:path draw:style-name="gr1" draw:text-style-name="P1" draw:layer="layout" svg:width="0.088cm" svg:height="0.144cm" svg:x="8.931cm" svg:y="6.556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096cm" svg:height="0.142cm" svg:x="9.031cm" svg:y="6.558cm" svg:viewBox="0 0 97 143" svg:d="M33 100v15c7 0 12 0 16 0h48c0 5 0 9 0 12-2 10-9 16-21 16h-57c-6 0-11-2-14-6-4-3-5-8-5-14v-122l1-1h91c1 3 2 8 2 13 0 4-1 9-3 14h-58v15 15c4 0 9-1 14-1h33c1 4 2 9 2 14 0 6-1 10-2 14h-47z">
          <text:p/>
        </draw:path>
        <draw:path draw:style-name="gr1" draw:text-style-name="P1" draw:layer="layout" svg:width="0.105cm" svg:height="0.143cm" svg:x="9.127cm" svg:y="6.558cm" svg:viewBox="0 0 106 144" svg:d="M69 27v16 100c-4 1-10 1-17 1s-12 0-17-1v-116h-13-21c-1-4-1-8-1-14 0-5 0-9 1-13h103c1 3 2 8 2 13s-2 9-4 11c-3 2-8 3-14 3h-6z">
          <text:p/>
        </draw:path>
        <draw:path draw:style-name="gr1" draw:text-style-name="P1" draw:layer="layout" svg:width="0.123cm" svg:height="0.148cm" svg:x="9.227cm" svg:y="6.554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<text:p/>
        </draw:path>
        <draw:path draw:style-name="gr1" draw:text-style-name="P1" draw:layer="layout" svg:width="0.107cm" svg:height="0.148cm" svg:x="9.39cm" svg:y="6.554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123cm" svg:height="0.148cm" svg:x="9.502cm" svg:y="6.554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<text:p/>
        </draw:path>
        <draw:path draw:style-name="gr1" draw:text-style-name="P1" draw:layer="layout" svg:width="0.114cm" svg:height="0.148cm" svg:x="9.631cm" svg:y="6.554cm" svg:viewBox="0 0 115 149" svg:d="M83 60v-2c0-22-8-32-23-32-9 0-15 4-19 13-4 8-6 20-6 35s3 27 8 34c4 9 11 12 21 12 5 0 10-1 16-3 7-2 13-7 20-12 3 3 7 6 10 11 3 4 4 8 5 11-3 4-7 6-11 9s-9 5-14 7c-6 2-11 4-16 5s-11 1-16 1c-11 0-20-2-27-6-8-4-14-9-19-16-4-7-7-14-9-24-3-9-3-18-3-28 0-12 1-23 4-33s8-18 13-24 11-11 20-14c7-3 14-4 23-4 8 0 15 1 22 3 8 2 14 5 18 9 5 4 9 8 11 14 3 5 4 12 4 18 0 12-6 18-19 18-3 0-8-1-13-2z">
          <text:p/>
        </draw:path>
        <draw:path draw:style-name="gr1" draw:text-style-name="P1" draw:layer="layout" svg:width="0.033cm" svg:height="0.144cm" svg:x="9.758cm" svg:y="6.556cm" svg:viewBox="0 0 34 145" svg:d="M0 144v-143c4-1 9-1 16-1 8 0 13 0 18 1v143c-5 1-10 1-18 1-7 0-12 0-16-1z">
          <text:p/>
        </draw:path>
        <draw:path draw:style-name="gr1" draw:text-style-name="P1" draw:layer="layout" svg:width="0.129cm" svg:height="0.145cm" svg:x="9.801cm" svg:y="6.556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<text:p/>
        </draw:path>
        <draw:path draw:style-name="gr1" draw:text-style-name="P1" draw:layer="layout" svg:width="0.088cm" svg:height="0.144cm" svg:x="9.939cm" svg:y="6.556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114cm" svg:height="0.148cm" svg:x="8.674cm" svg:y="6.751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2 4 18 0 12-6 18-19 18-3 0-8-1-13-2z">
          <text:p/>
        </draw:path>
        <draw:path draw:style-name="gr1" draw:text-style-name="P1" draw:layer="layout" svg:width="0.123cm" svg:height="0.148cm" svg:x="8.791cm" svg:y="6.751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109cm" svg:height="0.145cm" svg:x="8.929cm" svg:y="6.753cm" svg:viewBox="0 0 110 146" svg:d="M33 24v42c7 0 12 0 16 0 5-1 8-1 11-3 3-1 5-3 6-6 2-3 2-6 2-11 0-15-6-22-19-22h-9c-2 0-5 0-7 0zM33 24zM103 45c0 5-1 9-2 13s-3 8-6 11c-2 4-5 6-8 9-3 2-7 4-10 5 8 3 13 9 17 19l6 19c2 7 6 12 10 15-2 3-5 5-9 7s-9 3-14 3c-6 0-10-1-12-4-3-3-6-8-8-15l-7-23c-2-4-4-7-7-9-2-2-6-4-11-4h-9v53c-4 1-11 1-17 1-7 0-12 0-16-1v-142l1-2c12 0 22 0 31 0s15 0 20 0c7 0 14 0 20 2 7 2 13 5 17 9 5 3 8 8 10 14 3 5 4 13 4 20z">
          <text:p/>
        </draw:path>
        <draw:path draw:style-name="gr1" draw:text-style-name="P1" draw:layer="layout" svg:width="0.115cm" svg:height="0.144cm" svg:x="9.048cm" svg:y="6.753cm" svg:viewBox="0 0 116 145" svg:d="M54 120c18 0 27-17 27-47 0-31-9-48-27-48h-12c-3 0-6 0-9 0v95c3 0 6 0 9 0zM54 120zM93 135c-4 4-11 6-18 8s-15 2-24 2c-4 0-11 0-19 0-9 0-19 0-31 0l-1-2v-141l1-2c8 0 16 0 25 0 10 0 19 0 28 0 12 0 22 1 30 5s15 9 19 15c5 7 8 15 10 24s3 19 3 29c0 13-1 25-4 35-4 12-10 20-19 27z">
          <text:p/>
        </draw:path>
        <draw:path draw:style-name="gr1" draw:text-style-name="P1" draw:layer="layout" svg:width="0.123cm" svg:height="0.148cm" svg:x="9.17cm" svg:y="6.751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<text:p/>
        </draw:path>
        <draw:path draw:style-name="gr1" draw:text-style-name="P1" draw:layer="layout" svg:width="0.104cm" svg:height="0.144cm" svg:x="9.308cm" svg:y="6.753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6 5 8 8 2 4 4 7 5 11s2 8 2 12c0 15-5 25-14 32s-21 10-38 10c-6 0-13 0-21 0-9 0-19 0-31 0l-1-2v-141z">
          <text:p/>
        </draw:path>
        <draw:path draw:style-name="gr1" draw:text-style-name="P1" draw:layer="layout" svg:width="0.096cm" svg:height="0.195cm" svg:x="9.427cm" svg:y="6.701cm" svg:viewBox="0 0 97 196" svg:d="M20 28l47-28c3 2 7 5 10 10 2 5 4 9 4 14l-51 19c-2-1-4-3-7-6-1-3-3-6-3-9zM20 28zM33 153v15c7 0 12 0 16 0h48c0 5 0 9 0 12-2 10-9 16-21 16h-57c-6 0-11-2-14-6-4-3-5-8-5-14v-122l1-1h91c1 4 1 8 1 13 0 4 0 9-2 14h-58v15 16c4 0 9 0 14 0h33c1 3 2 8 2 13s-1 9-2 13h-47z">
          <text:p/>
        </draw:path>
        <draw:path draw:style-name="gr1" draw:text-style-name="P1" draw:layer="layout" svg:width="0.107cm" svg:height="0.148cm" svg:x="9.525cm" svg:y="6.751cm" svg:viewBox="0 0 108 149" svg:d="M0 134c0-5 1-9 4-14 2-4 5-9 8-12 16 10 30 14 43 14 6 0 10-1 13-3 3-3 4-6 4-11 0-7-4-12-13-15l-24-11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258cm" svg:height="0.402cm" svg:x="8.082cm" svg:y="6.597cm" svg:viewBox="0 0 259 403" svg:d="M139 277c14 2 28-1 42-8 37-19 50-64 31-100-20-36-65-50-100-30-15 7-25 19-32 32-8-45 1-91 25-131l-66-40c-48 79-52 180-8 264 45 82 131 136 226 139l2-77c-45-2-88-19-120-49z">
          <text:p/>
        </draw:path>
        <draw:path draw:style-name="gr1" draw:text-style-name="P1" draw:layer="layout" svg:width="0.456cm" svg:height="0.204cm" svg:x="8.121cm" svg:y="6.472cm" svg:viewBox="0 0 457 205" svg:d="M301 10c-68-19-140-12-202 20-41 22-75 54-99 94l65 41c17-28 41-51 70-67 12-6 24-11 36-15-19 23-23 56-9 83 19 36 64 49 101 30 36-19 49-64 30-100-2-4-4-7-6-10 44 17 80 48 102 89l68-36c-34-63-89-109-156-129z">
          <text:p/>
        </draw:path>
        <draw:path draw:style-name="gr1" draw:text-style-name="P1" draw:layer="layout" svg:width="0.272cm" svg:height="0.388cm" svg:x="8.337cm" svg:y="6.611cm" svg:viewBox="0 0 273 389" svg:d="M242 0l-69 36c23 43 28 91 16 135-1-5-4-11-6-17-20-35-64-49-100-30-37 20-50 64-31 101 17 30 52 44 84 36-11 11-24 21-39 29-30 15-62 23-95 22l-2 76c2 1 5 1 8 1 43 0 87-11 125-32 129-68 178-229 109-357z">
          <text:p/>
        </draw:path>
        <draw:path draw:style-name="gr1" draw:text-style-name="P1" draw:layer="layout" svg:width="0.145cm" svg:height="0.186cm" svg:x="6.5cm" svg:y="7.799cm" svg:viewBox="0 0 146 187" svg:d="M80 166c16 0 27-5 35-14 4-5 6-13 6-21 0-14-6-23-19-28-7-2-15-4-26-4h-52v67zM80 166zM72 79c10 0 19-1 25-4 9-5 15-13 15-25 0-14-6-22-16-26-6-2-14-4-25-4h-47v59zM72 79zM0 0h81c22 0 39 6 48 19 6 8 8 16 8 26 0 13-3 23-10 30-3 4-8 8-15 11 10 4 17 8 22 12 8 9 12 20 12 34 0 13-4 24-11 33-11 15-30 22-55 22h-80z">
          <text:p/>
        </draw:path>
        <draw:path draw:style-name="gr1" draw:text-style-name="P1" draw:layer="layout" svg:width="0.182cm" svg:height="0.196cm" svg:x="6.651cm" svg:y="7.794cm" svg:viewBox="0 0 183 197" svg:d="M143 151c10-16 15-35 15-56 0-22-6-40-18-53s-28-20-48-20c-19 0-35 6-48 20-12 13-18 32-18 59 0 21 5 38 15 52 12 14 29 21 52 21s39-8 50-23zM143 151zM165 31c12 17 18 38 18 63 0 29-7 52-21 70-16 22-41 33-72 33-28 0-52-10-68-29-15-18-22-41-22-69 0-26 6-47 18-65 16-23 41-34 73-34 33 0 58 10 74 31z">
          <text:p/>
        </draw:path>
        <draw:polygon draw:style-name="gr1" draw:text-style-name="P1" draw:layer="layout" svg:width="0.119cm" svg:height="0.186cm" svg:x="6.85cm" svg:y="7.799cm" svg:viewBox="0 0 120 187" draw:points="0,0 25,0 25,165 120,165 120,187 0,187">
          <text:p/>
        </draw:polygon>
        <draw:polygon draw:style-name="gr1" draw:text-style-name="P1" draw:layer="layout" svg:width="0.137cm" svg:height="0.186cm" svg:x="6.984cm" svg:y="7.799cm" svg:viewBox="0 0 138 187" draw:points="0,0 136,0 136,22 24,22 24,80 128,80 128,101 24,101 24,165 138,165 138,187 0,187">
          <text:p/>
        </draw:polygon>
        <draw:polygon draw:style-name="gr1" draw:text-style-name="P1" draw:layer="layout" svg:width="0.151cm" svg:height="0.186cm" svg:x="7.126cm" svg:y="7.799cm" svg:viewBox="0 0 152 187" draw:points="152,0 152,22 89,22 89,187 62,187 62,22 0,22 0,0">
          <text:p/>
        </draw:polygon>
        <draw:path draw:style-name="gr1" draw:text-style-name="P1" draw:layer="layout" svg:width="0.182cm" svg:height="0.196cm" svg:x="7.274cm" svg:y="7.794cm" svg:viewBox="0 0 183 197" svg:d="M143 151c10-16 14-35 14-56 0-22-5-40-17-53s-28-20-48-20c-19 0-35 6-48 20-12 13-18 32-18 59 0 21 5 38 15 52 12 14 29 21 52 21 22 0 39-8 50-23zM143 151zM165 31c12 17 18 38 18 63 0 29-7 52-21 70-16 22-41 33-72 33-29 0-52-10-69-29-14-18-21-41-21-69 0-26 6-47 18-65 16-23 41-34 73-34 33 0 58 10 74 31z">
          <text:p/>
        </draw:path>
        <draw:path draw:style-name="gr1" draw:text-style-name="P1" draw:layer="layout" svg:width="0.168cm" svg:height="0.195cm" svg:x="6.493cm" svg:y="8.397cm" svg:viewBox="0 0 169 196" svg:d="M132 10c18 9 29 26 33 51h-25c-2-14-9-24-18-30s-21-9-35-9c-18 0-33 6-44 19-12 13-17 32-17 59 0 22 4 40 14 53 9 14 25 21 47 21 17 0 31-5 41-14 11-10 17-26 17-48h-58v-21h82v100h-17l-6-24c-8 9-16 16-22 20-11 6-25 9-43 9-21 0-40-7-56-21-17-18-25-43-25-74 0-32 8-57 25-75 15-18 36-26 62-26 17 0 32 3 45 10z">
          <text:p/>
        </draw:path>
        <draw:path draw:style-name="gr1" draw:text-style-name="P1" draw:layer="layout" svg:width="0.152cm" svg:height="0.186cm" svg:x="6.693cm" svg:y="8.402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<text:p/>
        </draw:path>
        <draw:path draw:style-name="gr1" draw:text-style-name="P1" draw:layer="layout" svg:width="0.167cm" svg:height="0.186cm" svg:x="6.849cm" svg:y="8.402cm" svg:viewBox="0 0 168 187" svg:d="M113 110l-29-83-30 83zM113 110zM71 0h28l69 187h-28l-20-56h-73l-22 56h-25z">
          <text:p/>
        </draw:path>
        <draw:polygon draw:style-name="gr1" draw:text-style-name="P1" draw:layer="layout" svg:width="0.151cm" svg:height="0.186cm" svg:x="6.99cm" svg:y="8.402cm" svg:viewBox="0 0 152 187" draw:points="152,0 152,22 89,22 89,187 62,187 62,22 0,22 0,0">
          <text:p/>
        </draw:polygon>
        <draw:path draw:style-name="gr1" draw:text-style-name="P1" draw:layer="layout" svg:width="0.148cm" svg:height="0.191cm" svg:x="7.153cm" svg:y="8.402cm" svg:viewBox="0 0 149 192" svg:d="M25 0v115c0 14 3 25 8 35 8 13 21 20 39 20 22 0 36-7 45-22 4-9 6-19 6-33v-115h26v105c0 23-3 41-9 54-12 22-34 33-66 33-31 0-54-11-65-33-6-13-9-31-9-54v-105z">
          <text:p/>
        </draw:path>
        <draw:polygon draw:style-name="gr1" draw:text-style-name="P1" draw:layer="layout" svg:width="0.025cm" svg:height="0.186cm" svg:x="7.332cm" svg:y="8.402cm" svg:viewBox="0 0 26 187" draw:points="0,0 26,0 26,187 0,187">
          <text:p/>
        </draw:polygon>
        <draw:polygon draw:style-name="gr1" draw:text-style-name="P1" draw:layer="layout" svg:width="0.151cm" svg:height="0.186cm" svg:x="7.37cm" svg:y="8.402cm" svg:viewBox="0 0 152 187" draw:points="152,0 152,22 89,22 89,187 62,187 62,22 0,22 0,0">
          <text:p/>
        </draw:polygon>
        <draw:path draw:style-name="gr1" draw:text-style-name="P1" draw:layer="layout" svg:width="0.182cm" svg:height="0.196cm" svg:x="7.517cm" svg:y="8.396cm" svg:viewBox="0 0 183 197" svg:d="M142 151c10-16 15-35 15-56 0-22-5-40-17-53s-28-20-48-20c-19 0-35 6-48 20-12 13-18 32-18 59 0 21 5 38 15 52 12 14 29 21 52 21 22 0 39-8 49-23zM142 151zM165 31c12 17 18 38 18 63 0 29-7 52-21 70-16 22-41 33-72 33-29 0-52-10-69-29-14-18-21-41-21-69 0-26 6-47 18-65 16-23 41-34 73-34 33 0 58 10 74 31z">
          <text:p/>
        </draw:path>
        <draw:polygon draw:style-name="gr1" draw:text-style-name="P1" draw:layer="layout" svg:width="0.128cm" svg:height="0.173cm" svg:x="6.501cm" svg:y="8.113cm" svg:viewBox="0 0 129 174" draw:points="0,0 128,0 128,21 22,21 22,73 120,73 120,94 22,94 22,153 129,153 129,174 0,174">
          <text:p/>
        </draw:polygon>
        <draw:path draw:style-name="gr1" draw:text-style-name="P1" draw:layer="layout" svg:width="0.142cm" svg:height="0.173cm" svg:x="6.649cm" svg:y="8.113cm" svg:viewBox="0 0 143 174" svg:d="M65 153c8 0 15 0 20-2 9-3 16-9 23-18 4-7 7-16 9-27 2-6 2-12 2-18 0-22-4-39-14-51-8-11-21-17-40-17h-42v133zM65 153zM0 0h70c24 0 43 8 56 25 11 15 17 35 17 58 0 20-3 36-10 51-12 26-34 40-63 40h-70z">
          <text:p/>
        </draw:path>
        <draw:path draw:style-name="gr1" draw:text-style-name="P1" draw:layer="layout" svg:width="0.137cm" svg:height="0.178cm" svg:x="6.813cm" svg:y="8.113cm" svg:viewBox="0 0 138 179" svg:d="M23 0v107c0 13 3 23 8 33 7 12 18 19 35 19 21 0 35-7 42-21 4-8 6-18 6-31v-107h24v98c0 21-3 38-9 50-10 21-30 31-61 31-29 0-49-10-60-31-6-12-8-29-8-50v-98z">
          <text:p/>
        </draw:path>
        <draw:path draw:style-name="gr1" draw:text-style-name="P1" draw:layer="layout" svg:width="0.152cm" svg:height="0.182cm" svg:x="6.966cm" svg:y="8.108cm" svg:viewBox="0 0 153 183" svg:d="M131 17c12 11 19 24 20 39h-23c-2-11-7-20-15-26-8-7-18-10-32-10-18 0-32 6-42 18s-15 30-15 56c0 20 4 37 14 49 9 13 23 19 42 19 17 0 30-6 39-20 5-7 9-16 11-27h23c-2 18-9 33-20 46-14 14-32 22-55 22-21 0-38-6-52-18-18-17-26-41-26-76 0-26 6-47 20-63 14-18 34-26 61-26 21 0 38 5 50 17z">
          <text:p/>
        </draw:path>
        <draw:path draw:style-name="gr1" draw:text-style-name="P1" draw:layer="layout" svg:width="0.155cm" svg:height="0.173cm" svg:x="7.122cm" svg:y="8.113cm" svg:viewBox="0 0 156 174" svg:d="M105 103l-28-78-28 78zM105 103zM65 0h28l63 174h-26l-18-52h-70l-18 52h-24z">
          <text:p/>
        </draw:path>
        <draw:polygon draw:style-name="gr1" draw:text-style-name="P1" draw:layer="layout" svg:width="0.141cm" svg:height="0.173cm" svg:x="7.254cm" svg:y="8.113cm" svg:viewBox="0 0 142 174" draw:points="142,0 142,20 83,20 83,174 59,174 59,20 0,20 0,0">
          <text:p/>
        </draw:polygon>
        <draw:polygon draw:style-name="gr1" draw:text-style-name="P1" draw:layer="layout" svg:width="0.024cm" svg:height="0.173cm" svg:x="7.41cm" svg:y="8.113cm" svg:viewBox="0 0 25 174" draw:points="0,0 25,0 25,174 0,174">
          <text:p/>
        </draw:polygon>
        <draw:polygon draw:style-name="gr1" draw:text-style-name="P1" draw:layer="layout" svg:width="0.152cm" svg:height="0.173cm" svg:x="7.448cm" svg:y="8.113cm" svg:viewBox="0 0 153 174" draw:points="26,0 76,148 127,0 153,0 89,174 64,174 0,0">
          <text:p/>
        </draw:polygon>
        <draw:path draw:style-name="gr1" draw:text-style-name="P1" draw:layer="layout" svg:width="0.169cm" svg:height="0.183cm" svg:x="7.6cm" svg:y="8.108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<text:p/>
        </draw:path>
        <draw:polygon draw:style-name="gr1" draw:text-style-name="P1" draw:layer="layout" svg:width="0.031cm" svg:height="0.186cm" svg:x="6.406cm" svg:y="7.799cm" svg:viewBox="0 0 32 187" draw:points="0,187 32,187 32,0 0,0">
          <text:p/>
        </draw:polygon>
        <draw:polygon draw:style-name="gr1" draw:text-style-name="P1" draw:layer="layout" svg:width="0.031cm" svg:height="0.173cm" svg:x="6.406cm" svg:y="8.112cm" svg:viewBox="0 0 32 174" draw:points="0,174 32,174 32,0 0,0">
          <text:p/>
        </draw:polygon>
        <draw:polygon draw:style-name="gr1" draw:text-style-name="P1" draw:layer="layout" svg:width="0.031cm" svg:height="0.195cm" svg:x="6.406cm" svg:y="8.396cm" svg:viewBox="0 0 32 196" draw:points="0,196 32,196 32,0 0,0">
          <text:p/>
        </draw:polygon>
        <draw:path draw:style-name="gr1" draw:text-style-name="P1" draw:layer="layout" svg:width="0.094cm" svg:height="0.114cm" svg:x="8.301cm" svg:y="8.441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<text:p/>
        </draw:path>
        <draw:path draw:style-name="gr1" draw:text-style-name="P1" draw:layer="layout" svg:width="0.082cm" svg:height="0.089cm" svg:x="8.408cm" svg:y="8.466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<text:p/>
        </draw:path>
        <draw:polygon draw:style-name="gr1" draw:text-style-name="P1" draw:layer="layout" svg:width="0.025cm" svg:height="0.12cm" svg:x="8.505cm" svg:y="8.435cm" svg:viewBox="0 0 26 121" draw:points="0,0 26,0 26,121 0,121">
          <text:p/>
        </draw:polygon>
        <draw:path draw:style-name="gr1" draw:text-style-name="P1" draw:layer="layout" svg:width="0.081cm" svg:height="0.089cm" svg:x="8.546cm" svg:y="8.466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6cm" svg:height="0.113cm" svg:x="8.635cm" svg:y="8.443cm" svg:viewBox="0 0 61 114" svg:d="M61 110l-9 2c-4 1-11 2-17 2-10 0-15-2-18-5s-4-7-4-16v-51h-13v-20h13v-22h26v22h22v20h-22v44c0 4 1 6 2 7 0 0 2 1 6 1h14z">
          <text:p/>
        </draw:path>
        <draw:path draw:style-name="gr1" draw:text-style-name="P1" draw:layer="layout" svg:width="0.082cm" svg:height="0.089cm" svg:x="8.706cm" svg:y="8.466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99cm" svg:height="0.114cm" svg:x="8.838cm" svg:y="8.441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<text:p/>
        </draw:path>
        <draw:path draw:style-name="gr1" draw:text-style-name="P1" draw:layer="layout" svg:width="0.083cm" svg:height="0.12cm" svg:x="8.953cm" svg:y="8.435cm" svg:viewBox="0 0 84 121" svg:d="M25 53v44c6 3 9 4 14 4h9c4 0 6-1 8-2 2-3 2-6 2-23 0-18 0-22-2-24s-4-2-8-2h-9c-5 0-8 1-14 3zM25 53zM0 0h25v42c12-10 15-12 23-12h9c11 0 16 1 20 5 5 6 7 13 7 41 0 26-2 34-8 39-4 4-9 6-19 6h-10c-7 0-12-2-22-11v11h-25z">
          <text:p/>
        </draw:path>
        <draw:path draw:style-name="gr1" draw:text-style-name="P1" draw:layer="layout" svg:width="0.056cm" svg:height="0.09cm" svg:x="9.052cm" svg:y="8.466cm" svg:viewBox="0 0 57 91" svg:d="M0 91v-91h25v13c10-9 14-13 23-13h9v25h-11c-8 0-13 1-21 4v62z">
          <text:p/>
        </draw:path>
        <draw:path draw:style-name="gr1" draw:text-style-name="P1" draw:layer="layout" svg:width="0.081cm" svg:height="0.089cm" svg:x="9.116cm" svg:y="8.466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56cm" svg:height="0.09cm" svg:x="9.212cm" svg:y="8.466cm" svg:viewBox="0 0 57 91" svg:d="M0 91v-91h25v13c10-9 14-13 23-13h9v25h-11c-8 0-13 1-21 4v62z">
          <text:p/>
        </draw:path>
        <draw:path draw:style-name="gr1" draw:text-style-name="P1" draw:layer="layout" svg:width="0.082cm" svg:height="0.089cm" svg:x="9.277cm" svg:y="8.466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<text:p/>
        </draw:path>
        <draw:path draw:style-name="gr1" draw:text-style-name="P1" draw:layer="layout" svg:width="0.094cm" svg:height="0.114cm" svg:x="9.408cm" svg:y="8.441cm" svg:viewBox="0 0 95 115" svg:d="M88 110c-4 3-9 5-19 5h-43c-10 0-16-1-20-5s-6-11-6-33h26c0 12 0 15 2 16 1 1 2 2 7 2h24c5 0 7-1 8-2s2-4 2-12c0-6-1-8-2-10-1-1-4-1-8-2l-36-3c-8-1-12-3-16-6-4-5-6-11-6-26 0-16 2-24 8-29 3-4 8-5 18-5h39c11 0 17 1 20 4 5 5 7 11 7 32h-26c0-11 0-13-2-14-1-1-2-2-7-2h-22c-4 0-6 0-7 1s-1 5-1 12c0 6 0 8 1 9 1 2 3 2 8 2l36 4c8 1 12 2 16 6s6 11 6 26c0 17-2 25-7 30z">
          <text:p/>
        </draw:path>
        <draw:path draw:style-name="gr1" draw:text-style-name="P1" draw:layer="layout" svg:width="0.082cm" svg:height="0.089cm" svg:x="9.515cm" svg:y="8.466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78cm" svg:height="0.089cm" svg:x="9.611cm" svg:y="8.466cm" svg:viewBox="0 0 79 90" svg:d="M79 56c0 17-2 24-6 29-4 3-8 5-17 5h-31c-9 0-13-2-17-6-6-5-8-14-8-40 0-25 2-33 8-39 3-4 8-5 17-5h31c9 0 13 1 17 5s6 11 6 27h-24c0-9 0-11-1-11-1-1-2-2-6-2h-15c-4 0-6 1-7 2s-2 4-2 23c0 20 1 23 2 25 1 1 3 1 7 1h15c4 0 5 0 6-1s1-4 2-13z">
          <text:p/>
        </draw:path>
        <draw:path draw:style-name="gr1" draw:text-style-name="P1" draw:layer="layout" svg:width="0.027cm" svg:height="0.123cm" svg:x="9.702cm" svg:y="8.432cm" svg:viewBox="0 0 28 124" svg:d="M27 124h-26v-91h26zM27 124zM28 21h-28v-21h28z">
          <text:p/>
        </draw:path>
        <draw:path draw:style-name="gr1" draw:text-style-name="P1" draw:layer="layout" svg:width="0.081cm" svg:height="0.09cm" svg:x="9.743cm" svg:y="8.466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<text:p/>
        </draw:path>
        <draw:polygon draw:style-name="gr1" draw:text-style-name="P1" draw:layer="layout" svg:width="0.025cm" svg:height="0.12cm" svg:x="9.841cm" svg:y="8.435cm" svg:viewBox="0 0 26 121" draw:points="0,0 26,0 26,121 0,121">
          <text:p/>
        </draw:polygon>
        <draw:path draw:style-name="gr1" draw:text-style-name="P1" draw:layer="layout" svg:width="0.525cm" svg:height="0.564cm" svg:x="8.281cm" svg:y="7.831cm" svg:viewBox="0 0 526 565" svg:d="M225 443h92c14 0 21-1 26-7 6-5 10-11 10-49 0-36-3-44-10-50-5-6-12-7-26-7h-92zM225 443zM315 223c13 0 19 0 24-5 5-7 9-18 9-46 0-27-3-39-9-44-4-5-9-7-24-7h-90v102zM315 223zM526 413c0 57-15 94-41 120-23 23-53 32-100 32h-385v-126h59v-314h-59v-125h386c51 0 77 8 99 30 25 27 36 65 36 109 0 86-31 121-89 137v1c62 16 94 45 94 136z">
          <text:p/>
        </draw:path>
        <draw:path draw:style-name="gr1" draw:text-style-name="P1" draw:layer="layout" svg:width="0.483cm" svg:height="0.561cm" svg:x="9.406cm" svg:y="7.832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<text:p/>
        </draw:path>
        <draw:path draw:style-name="gr1" draw:text-style-name="P1" draw:layer="layout" svg:width="0.041cm" svg:height="0.041cm" svg:x="8.977cm" svg:y="8.168cm" svg:viewBox="0 0 42 42" svg:d="M24 0c-14-1-24 8-24 20 0 13 9 22 20 22 13 0 23-11 22-24-1-10-9-17-18-18z">
          <text:p/>
        </draw:path>
        <draw:path draw:style-name="gr1" draw:text-style-name="P1" draw:layer="layout" svg:width="0.041cm" svg:height="0.041cm" svg:x="9.191cm" svg:y="8.168cm" svg:viewBox="0 0 42 42" svg:d="M25 0c-15-2-27 10-25 25 1 8 8 15 17 17 15 2 27-10 25-25-2-9-9-16-17-17z">
          <text:p/>
        </draw:path>
        <draw:path draw:style-name="gr1" draw:text-style-name="P1" draw:layer="layout" svg:width="0.147cm" svg:height="0.019cm" svg:x="9.032cm" svg:y="7.959cm" svg:viewBox="0 0 148 20" svg:d="M9 20h129c6 0 11-6 10-12-1-5-5-8-10-8h-129c-4 0-9 3-9 8 0 6 3 12 9 12z">
          <text:p/>
        </draw:path>
        <draw:path draw:style-name="gr1" draw:text-style-name="P1" draw:layer="layout" svg:width="0.255cm" svg:height="0.112cm" svg:x="8.978cm" svg:y="8cm" svg:viewBox="0 0 256 113" svg:d="M231 0h-207c-9 0-15 5-16 12-4 33-6 53-8 86 0 8 5 15 14 15h228c8 0 14-6 14-16-3-33-5-50-9-85-1-7-7-12-16-12z">
          <text:p/>
        </draw:path>
        <draw:path draw:style-name="gr1" draw:text-style-name="P1" draw:layer="layout" svg:width="0.566cm" svg:height="0.566cm" svg:x="8.822cm" svg:y="7.831cm" svg:viewBox="0 0 567 567" svg:d="M439 416c0 7-6 12-12 12h-16c0 0 0 18 0 25 0 12-11 22-23 20-11-1-18-10-18-21v-24h-173v25c0 11-10 21-21 21-12 0-21-10-21-21 0-7 0-25 0-25h-17c-6 0-10-4-10-10v-138c0 0 7-75 11-104 3-33 11-43 34-54 33-16 70-22 111-22 39 0 76 6 110 22 23 11 30 21 34 54 3 29 11 104 11 104zM439 416zM392 0h-217c-97 0-175 78-175 175v217c0 97 78 175 175 175h217c97 0 175-78 175-175v-217c0-97-78-175-175-175z">
          <text:p/>
        </draw:path>
        <draw:path draw:style-name="gr1" draw:text-style-name="P1" draw:layer="layout" svg:width="0.246cm" svg:height="0.128cm" svg:x="6.304cm" svg:y="9.023cm" svg:viewBox="0 0 247 129" svg:d="M0 129h247c-1-13-5-24-13-34-11-13-28-20-49-20 0 0-35 2-98 10l11-85h-82z">
          <text:p/>
        </draw:path>
        <draw:path draw:style-name="gr1" draw:text-style-name="P1" draw:layer="layout" svg:width="0.223cm" svg:height="0.051cm" svg:x="6.606cm" svg:y="9.1cm" svg:viewBox="0 0 224 52" svg:d="M0 52h224c-1-13-5-24-13-33-11-13-27-19-49-19-17 0-105 2-157 8z">
          <text:p/>
        </draw:path>
        <draw:path draw:style-name="gr1" draw:text-style-name="P1" draw:layer="layout" svg:width="0.377cm" svg:height="0.046cm" svg:x="6.864cm" svg:y="9.105cm" svg:viewBox="0 0 378 47" svg:d="M0 47l5-43h71l1 24c9-6 18-11 27-15 9-3 18-6 28-9s20-4 31-4h4c14 0 26 2 35 7 8 5 15 12 20 21 8-6 17-11 27-15 8-3 18-6 29-9s23-4 36-4h4c21 0 37 6 48 18 6 9 10 18 12 29z">
          <text:p/>
        </draw:path>
        <draw:path draw:style-name="gr1" draw:text-style-name="P1" draw:layer="layout" svg:width="1.204cm" svg:height="0.23cm" svg:x="6.324cm" svg:y="8.921cm" svg:viewBox="0 0 1205 231" svg:d="M1055 231c5-12 10-22 15-31 18-28 39-44 65-48l-10 79h68c5-44 9-83 11-110 4-42-4-73-23-93-23-25-54-28-71-28-6 0-9 0-10 0l-1098 17c-1 0-2 1-2 3 0 1 1 2 2 2 10 0 1023 9 1084 13 18 0 31 6 40 17 13 15 13 37 13 44-38 3-70 26-95 66-12 19-23 42-32 69z">
          <text:p/>
        </draw:path>
        <draw:path draw:style-name="gr1" draw:text-style-name="P1" draw:layer="layout" svg:width="0.098cm" svg:height="0.052cm" svg:x="8.683cm" svg:y="9.099cm" svg:viewBox="0 0 99 53" svg:d="M0 53h33v-30c2 0 4 0 7 0h8c7 0 11 2 14 6 3 3 4 7 4 11 0 5-1 9-4 12v1h34c2-5 3-10 3-15 0-13-4-23-13-29-8-6-21-9-36-9-5 0-11 0-19 0-9 0-19 0-30 0l-1 2z">
          <text:p/>
        </draw:path>
        <draw:path draw:style-name="gr1" draw:text-style-name="P1" draw:layer="layout" svg:width="0.12cm" svg:height="0.054cm" svg:x="8.795cm" svg:y="9.097cm" svg:viewBox="0 0 121 55" svg:d="M87 55c-1-4-2-7-3-11-1-5-4-9-8-13-3-3-9-6-15-6-8 0-13 3-17 6-3 3-6 8-8 13-1 3-2 7-2 11h-34c0-5 1-9 2-13 3-9 7-17 13-24 5-6 11-11 19-14 7-3 16-4 27-4 9 0 18 1 25 4 8 3 15 8 20 14 5 7 9 15 12 25 1 3 2 7 3 12z">
          <text:p/>
        </draw:path>
        <draw:path draw:style-name="gr1" draw:text-style-name="P1" draw:layer="layout" svg:width="0.033cm" svg:height="0.053cm" svg:x="8.931cm" svg:y="9.098cm" svg:viewBox="0 0 34 54" svg:d="M0 54v-53l1-1h13c14 0 20 7 20 22v32z">
          <text:p/>
        </draw:path>
        <draw:path draw:style-name="gr1" draw:text-style-name="P1" draw:layer="layout" svg:width="0.092cm" svg:height="0.051cm" svg:x="9.031cm" svg:y="9.1cm" svg:viewBox="0 0 93 52" svg:d="M0 52v-51l1-1h90c1 4 2 8 2 13 0 4-1 9-3 15h-58v15 9z">
          <text:p/>
        </draw:path>
        <draw:path draw:style-name="gr1" draw:text-style-name="P1" draw:layer="layout" svg:width="0.105cm" svg:height="0.051cm" svg:x="9.127cm" svg:y="9.1cm" svg:viewBox="0 0 106 52" svg:d="M69 28v15 9h-34v-24h-13-21c-1-5-1-9-1-15 0-5 0-9 1-13h103c1 3 2 8 2 13s-2 9-4 11c-3 3-8 4-14 4h-6z">
          <text:p/>
        </draw:path>
        <draw:path draw:style-name="gr1" draw:text-style-name="P1" draw:layer="layout" svg:width="0.12cm" svg:height="0.054cm" svg:x="9.229cm" svg:y="9.097cm" svg:viewBox="0 0 121 55" svg:d="M87 55c-1-4-2-7-3-11-1-5-4-9-8-13-3-3-9-6-15-6-8 0-13 3-17 6-3 3-6 8-8 13-1 3-2 7-2 11h-34c0-5 1-9 2-13 3-9 7-17 13-24 5-6 11-11 19-14 7-3 16-4 27-4 9 0 18 1 25 4 8 3 15 8 20 14 5 7 9 15 12 25 1 3 2 7 3 12z">
          <text:p/>
        </draw:path>
        <draw:path draw:style-name="gr1" draw:text-style-name="P1" draw:layer="layout" svg:width="0.099cm" svg:height="0.054cm" svg:x="9.395cm" svg:y="9.097cm" svg:viewBox="0 0 100 55" svg:d="M1 55c-1-4-1-7-1-11 0-7 1-12 3-19 3-5 6-9 11-13s10-7 17-9c6-2 13-3 22-3 15 0 31 3 47 11-1 11-5 20-12 26-14-7-26-11-37-11-6 0-11 2-13 5-3 2-5 5-5 8 0 6 5 10 13 13l7 3z">
          <text:p/>
        </draw:path>
        <draw:path draw:style-name="gr1" draw:text-style-name="P1" draw:layer="layout" svg:width="0.12cm" svg:height="0.054cm" svg:x="9.503cm" svg:y="9.097cm" svg:viewBox="0 0 121 55" svg:d="M87 55c-1-4-2-7-3-11-1-5-4-9-8-13-3-3-8-6-15-6-8 0-13 3-17 6-3 3-6 8-7 13-2 3-3 7-3 11h-34c0-5 1-9 2-13 3-9 7-17 13-24 5-6 11-11 19-14 7-3 16-4 27-4 9 0 18 1 25 4 8 3 15 8 20 14 5 7 9 15 12 25 1 3 2 7 3 12z">
          <text:p/>
        </draw:path>
        <draw:path draw:style-name="gr1" draw:text-style-name="P1" draw:layer="layout" svg:width="0.112cm" svg:height="0.055cm" svg:x="9.633cm" svg:y="9.097cm" svg:viewBox="0 0 113 56" svg:d="M81 56c-1-20-8-29-23-29-9 0-16 4-19 12-3 5-4 11-5 17h-34c0-4 1-9 3-13 3-10 7-18 12-24 6-7 12-12 19-15s15-4 24-4c8 0 16 1 23 3 6 2 12 5 17 9 5 5 8 9 11 15 2 5 4 11 4 18 0 4-1 8-3 11z">
          <text:p/>
        </draw:path>
        <draw:path draw:style-name="gr1" draw:text-style-name="P1" draw:layer="layout" svg:width="0.033cm" svg:height="0.052cm" svg:x="9.758cm" svg:y="9.099cm" svg:viewBox="0 0 34 53" svg:d="M0 53v-52c4-1 9-1 16-1 8 0 13 0 18 1v52z">
          <text:p/>
        </draw:path>
        <draw:path draw:style-name="gr1" draw:text-style-name="P1" draw:layer="layout" svg:width="0.072cm" svg:height="0.052cm" svg:x="9.83cm" svg:y="9.099cm" svg:viewBox="0 0 73 53" svg:d="M41 53c-2-7-4-14-6-21h-1c-1 4-2 11-5 21h-29l16-52c7-1 13-1 20-1 8 0 15 0 21 1l16 52z">
          <text:p/>
        </draw:path>
        <draw:path draw:style-name="gr1" draw:text-style-name="P1" draw:layer="layout" svg:width="0.033cm" svg:height="0.053cm" svg:x="9.939cm" svg:y="9.098cm" svg:viewBox="0 0 34 54" svg:d="M0 54v-53l1-1h13c14 0 20 7 20 22v32z">
          <text:p/>
        </draw:path>
        <draw:path draw:style-name="gr1" draw:text-style-name="P1" draw:layer="layout" svg:width="0.026cm" svg:height="0.012cm" svg:x="8.115cm" svg:y="9.139cm" svg:viewBox="0 0 27 13" svg:d="M27 13l-21-13c-2 4-4 8-6 13z">
          <text:p/>
        </draw:path>
        <draw:path draw:style-name="gr1" draw:text-style-name="P1" draw:layer="layout" svg:width="0.455cm" svg:height="0.136cm" svg:x="8.121cm" svg:y="9.014cm" svg:viewBox="0 0 456 137" svg:d="M301 10c-68-19-139-12-202 20-41 23-75 55-99 95l19 12h68c14-15 31-28 49-38 12-6 24-11 36-15-12 15-19 34-17 53h146c1-13-1-27-8-40-2-4-4-7-6-10 29 11 54 28 75 50h94c-33-62-88-107-155-127z">
          <text:p/>
        </draw:path>
        <draw:path draw:style-name="gr1" draw:text-style-name="P1" draw:layer="layout" svg:width="0.168cm" svg:height="0.195cm" svg:x="10.643cm" svg:y="0.935cm" svg:viewBox="0 0 169 196" svg:d="M132 10c18 9 29 26 33 51h-25c-2-14-9-24-18-30s-21-9-35-9c-18 0-33 6-44 19-12 13-17 32-17 59 0 22 4 40 14 53 9 14 25 21 47 21 17 0 31-5 41-14 11-10 17-26 17-48h-58v-21h82v100h-17l-6-24c-8 9-16 16-22 20-11 6-25 9-43 9-21 0-40-7-56-21-17-18-25-43-25-74 0-32 8-57 25-75 15-18 36-26 62-26 17 0 32 3 45 10z">
          <text:p/>
        </draw:path>
        <draw:path draw:style-name="gr1" draw:text-style-name="P1" draw:layer="layout" svg:width="0.152cm" svg:height="0.186cm" svg:x="10.842cm" svg:y="0.94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<text:p/>
        </draw:path>
        <draw:path draw:style-name="gr1" draw:text-style-name="P1" draw:layer="layout" svg:width="0.167cm" svg:height="0.186cm" svg:x="10.998cm" svg:y="0.94cm" svg:viewBox="0 0 168 187" svg:d="M113 110l-29-83-30 83zM113 110zM71 0h28l69 187h-28l-20-56h-73l-22 56h-25z">
          <text:p/>
        </draw:path>
        <draw:polygon draw:style-name="gr1" draw:text-style-name="P1" draw:layer="layout" svg:width="0.151cm" svg:height="0.186cm" svg:x="11.14cm" svg:y="0.94cm" svg:viewBox="0 0 152 187" draw:points="152,0 152,22 89,22 89,187 62,187 62,22 0,22 0,0">
          <text:p/>
        </draw:polygon>
        <draw:path draw:style-name="gr1" draw:text-style-name="P1" draw:layer="layout" svg:width="0.148cm" svg:height="0.191cm" svg:x="11.303cm" svg:y="0.94cm" svg:viewBox="0 0 149 192" svg:d="M25 0v115c0 14 3 25 8 35 8 13 21 20 39 20 22 0 36-7 45-22 4-9 6-19 6-33v-115h26v105c0 23-3 41-9 54-12 22-34 33-66 33-31 0-54-11-65-33-6-13-9-31-9-54v-105z">
          <text:p/>
        </draw:path>
        <draw:polygon draw:style-name="gr1" draw:text-style-name="P1" draw:layer="layout" svg:width="0.025cm" svg:height="0.186cm" svg:x="11.482cm" svg:y="0.94cm" svg:viewBox="0 0 26 187" draw:points="0,0 26,0 26,187 0,187">
          <text:p/>
        </draw:polygon>
        <draw:polygon draw:style-name="gr1" draw:text-style-name="P1" draw:layer="layout" svg:width="0.151cm" svg:height="0.186cm" svg:x="11.52cm" svg:y="0.94cm" svg:viewBox="0 0 152 187" draw:points="152,0 152,22 89,22 89,187 62,187 62,22 0,22 0,0">
          <text:p/>
        </draw:polygon>
        <draw:path draw:style-name="gr1" draw:text-style-name="P1" draw:layer="layout" svg:width="0.182cm" svg:height="0.196cm" svg:x="11.667cm" svg:y="0.935cm" svg:viewBox="0 0 183 197" svg:d="M142 151c10-16 15-35 15-56 0-22-5-40-17-53s-28-20-48-20c-19 0-35 6-48 20-12 13-18 32-18 59 0 21 5 38 15 52 12 14 29 21 52 21 22 0 39-8 49-23zM142 151zM165 31c12 17 18 38 18 63 0 29-7 52-21 70-16 22-41 33-72 33-29 0-52-10-69-29-14-18-21-41-21-69 0-26 6-47 18-65 16-23 41-34 73-34 33 0 58 10 74 31z">
          <text:p/>
        </draw:path>
        <draw:polygon draw:style-name="gr1" draw:text-style-name="P1" draw:layer="layout" svg:width="0.031cm" svg:height="0.195cm" svg:x="10.556cm" svg:y="0.935cm" svg:viewBox="0 0 32 196" draw:points="0,196 32,196 32,0 0,0">
          <text:p/>
        </draw:polygon>
        <draw:path draw:style-name="gr1" draw:text-style-name="P1" draw:layer="layout" svg:width="0.094cm" svg:height="0.114cm" svg:x="12.451cm" svg:y="0.979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<text:p/>
        </draw:path>
        <draw:path draw:style-name="gr1" draw:text-style-name="P1" draw:layer="layout" svg:width="0.082cm" svg:height="0.089cm" svg:x="12.558cm" svg:y="1.004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<text:p/>
        </draw:path>
        <draw:polygon draw:style-name="gr1" draw:text-style-name="P1" draw:layer="layout" svg:width="0.025cm" svg:height="0.12cm" svg:x="12.655cm" svg:y="0.973cm" svg:viewBox="0 0 26 121" draw:points="0,0 26,0 26,121 0,121">
          <text:p/>
        </draw:polygon>
        <draw:path draw:style-name="gr1" draw:text-style-name="P1" draw:layer="layout" svg:width="0.081cm" svg:height="0.089cm" svg:x="12.696cm" svg:y="1.004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6cm" svg:height="0.113cm" svg:x="12.785cm" svg:y="0.982cm" svg:viewBox="0 0 61 114" svg:d="M61 110l-9 2c-4 1-11 2-17 2-10 0-15-2-18-5s-4-7-4-16v-51h-13v-20h13v-22h26v22h22v20h-22v44c0 4 1 6 2 7 0 0 2 1 6 1h14z">
          <text:p/>
        </draw:path>
        <draw:path draw:style-name="gr1" draw:text-style-name="P1" draw:layer="layout" svg:width="0.082cm" svg:height="0.089cm" svg:x="12.856cm" svg:y="1.004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99cm" svg:height="0.114cm" svg:x="12.988cm" svg:y="0.979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<text:p/>
        </draw:path>
        <draw:path draw:style-name="gr1" draw:text-style-name="P1" draw:layer="layout" svg:width="0.083cm" svg:height="0.12cm" svg:x="13.103cm" svg:y="0.973cm" svg:viewBox="0 0 84 121" svg:d="M25 53v44c6 3 9 4 14 4h9c4 0 6-1 8-2 2-3 2-6 2-23 0-18 0-22-2-24s-4-2-8-2h-9c-5 0-8 1-14 3zM25 53zM0 0h25v42c12-10 15-12 23-12h9c11 0 16 1 20 5 5 6 7 13 7 41 0 26-2 34-8 39-4 4-9 6-19 6h-10c-7 0-12-2-22-11v11h-25z">
          <text:p/>
        </draw:path>
        <draw:path draw:style-name="gr1" draw:text-style-name="P1" draw:layer="layout" svg:width="0.056cm" svg:height="0.09cm" svg:x="13.201cm" svg:y="1.004cm" svg:viewBox="0 0 57 91" svg:d="M0 91v-91h25v13c10-9 14-13 23-13h9v25h-11c-8 0-13 1-21 4v62z">
          <text:p/>
        </draw:path>
        <draw:path draw:style-name="gr1" draw:text-style-name="P1" draw:layer="layout" svg:width="0.081cm" svg:height="0.089cm" svg:x="13.265cm" svg:y="1.004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56cm" svg:height="0.09cm" svg:x="13.362cm" svg:y="1.004cm" svg:viewBox="0 0 57 91" svg:d="M0 91v-91h25v13c10-9 14-13 23-13h9v25h-11c-8 0-13 1-21 4v62z">
          <text:p/>
        </draw:path>
        <draw:path draw:style-name="gr1" draw:text-style-name="P1" draw:layer="layout" svg:width="0.082cm" svg:height="0.089cm" svg:x="13.426cm" svg:y="1.004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<text:p/>
        </draw:path>
        <draw:path draw:style-name="gr1" draw:text-style-name="P1" draw:layer="layout" svg:width="0.094cm" svg:height="0.114cm" svg:x="13.558cm" svg:y="0.979cm" svg:viewBox="0 0 95 115" svg:d="M88 110c-4 3-9 5-19 5h-43c-10 0-16-1-20-5s-6-11-6-33h26c0 12 0 15 2 16 1 1 2 2 7 2h24c5 0 7-1 8-2s2-4 2-12c0-6-1-8-2-10-1-1-4-1-8-2l-36-3c-8-1-12-3-16-6-4-5-6-11-6-26 0-16 2-24 8-29 3-4 8-5 18-5h39c11 0 17 1 20 4 5 5 7 11 7 32h-26c0-11 0-13-2-14-1-1-2-2-7-2h-22c-4 0-6 0-7 1s-1 5-1 12c0 6 0 8 1 9 1 2 3 2 8 2l36 4c8 1 12 2 16 6s6 11 6 26c0 17-2 25-7 30z">
          <text:p/>
        </draw:path>
        <draw:path draw:style-name="gr1" draw:text-style-name="P1" draw:layer="layout" svg:width="0.082cm" svg:height="0.089cm" svg:x="13.665cm" svg:y="1.004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78cm" svg:height="0.089cm" svg:x="13.76cm" svg:y="1.004cm" svg:viewBox="0 0 79 90" svg:d="M79 56c0 17-2 24-6 29-4 3-8 5-17 5h-31c-9 0-13-2-17-6-6-5-8-14-8-40 0-25 2-33 8-39 3-4 8-5 17-5h31c9 0 13 1 17 5s6 11 6 27h-24c0-9 0-11-1-11-1-1-2-2-6-2h-15c-4 0-6 1-7 2s-2 4-2 23c0 20 1 23 2 25 1 1 3 1 7 1h15c4 0 5 0 6-1s1-4 2-13z">
          <text:p/>
        </draw:path>
        <draw:path draw:style-name="gr1" draw:text-style-name="P1" draw:layer="layout" svg:width="0.027cm" svg:height="0.123cm" svg:x="13.852cm" svg:y="0.97cm" svg:viewBox="0 0 28 124" svg:d="M27 124h-26v-91h26zM27 124zM28 21h-28v-21h28z">
          <text:p/>
        </draw:path>
        <draw:path draw:style-name="gr1" draw:text-style-name="P1" draw:layer="layout" svg:width="0.081cm" svg:height="0.09cm" svg:x="13.893cm" svg:y="1.004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<text:p/>
        </draw:path>
        <draw:polygon draw:style-name="gr1" draw:text-style-name="P1" draw:layer="layout" svg:width="0.025cm" svg:height="0.12cm" svg:x="13.991cm" svg:y="0.973cm" svg:viewBox="0 0 26 121" draw:points="0,0 26,0 26,121 0,121">
          <text:p/>
        </draw:polygon>
        <draw:path draw:style-name="gr1" draw:text-style-name="P1" draw:layer="layout" svg:width="0.515cm" svg:height="0.084cm" svg:x="12.43cm" svg:y="0.849cm" svg:viewBox="0 0 516 85" svg:d="M516 0h-516v85h385c46 0 76-9 99-33 14-14 25-32 32-52z">
          <text:p/>
        </draw:path>
        <draw:path draw:style-name="gr1" draw:text-style-name="P1" draw:layer="layout" svg:width="0.467cm" svg:height="0.082cm" svg:x="13.563cm" svg:y="0.849cm" svg:viewBox="0 0 468 83" svg:d="M439 56c-17 16-44 27-89 27h-225c-51 0-80-7-100-27-12-12-20-29-25-56h468c-7 24-16 43-29 56z">
          <text:p/>
        </draw:path>
        <draw:path draw:style-name="gr1" draw:text-style-name="P1" draw:layer="layout" svg:width="0.518cm" svg:height="0.087cm" svg:x="12.996cm" svg:y="0.849cm" svg:viewBox="0 0 519 88" svg:d="M519 0h-519c30 52 86 88 151 88h217c64 0 121-36 151-88z">
          <text:p/>
        </draw:path>
        <draw:path draw:style-name="gr1" draw:text-style-name="P1" draw:layer="layout" svg:width="0.04cm" svg:height="0.058cm" svg:x="10.42cm" svg:y="1.912cm" svg:viewBox="0 0 41 59" svg:d="M30 40c0-4-2-6-6-6h-14v16h13c5 0 7-2 7-6zM30 40zM28 13c0-3-2-4-6-4h-12v15h12c4 0 6-2 6-6zM28 13zM0 59v-59h23c11 0 16 4 16 12v6c0 5-2 7-7 9 6 3 9 6 9 12v6c0 9-5 14-16 14z">
          <text:p/>
        </draw:path>
        <draw:path draw:style-name="gr1" draw:text-style-name="P1" draw:layer="layout" svg:width="0.037cm" svg:height="0.044cm" svg:x="10.466cm" svg:y="1.927cm" svg:viewBox="0 0 38 45" svg:d="M18 9c-6 0-8 2-8 7v12c0 5 2 8 8 8 7 0 9-3 9-8v-12c0-5-2-7-9-7zM18 9zM18 45c-15 0-18-8-18-17v-12c0-8 3-16 18-16 16 0 20 8 20 16v12c0 9-4 17-20 17z">
          <text:p/>
        </draw:path>
        <draw:polygon draw:style-name="gr1" draw:text-style-name="P1" draw:layer="layout" svg:width="0.011cm" svg:height="0.061cm" svg:x="10.511cm" svg:y="1.909cm" svg:viewBox="0 0 12 62" draw:points="0,62 0,1 12,0 12,62">
          <text:p/>
        </draw:polygon>
        <draw:path draw:style-name="gr1" draw:text-style-name="P1" draw:layer="layout" svg:width="0.034cm" svg:height="0.044cm" svg:x="10.53cm" svg:y="1.927cm" svg:viewBox="0 0 35 45" svg:d="M10 17h15v-2c0-4-2-7-7-7-6 0-8 3-8 7zM10 17zM19 36c5 0 9 0 13-2l2 8c-5 2-10 3-15 3-15 0-19-6-19-17v-12c0-9 4-16 18-16s17 7 17 17v10h-25v2c0 5 2 7 9 7z">
          <text:p/>
        </draw:path>
        <draw:path draw:style-name="gr1" draw:text-style-name="P1" draw:layer="layout" svg:width="0.028cm" svg:height="0.056cm" svg:x="10.567cm" svg:y="1.916cm" svg:viewBox="0 0 29 57" svg:d="M29 55c-2 1-8 2-10 2-8 0-13-4-13-11v-25h-6v-9h6v-11l12-1v12h11v9h-11v23c0 3 1 4 3 4 3 0 5 0 7-1z">
          <text:p/>
        </draw:path>
        <draw:path draw:style-name="gr1" draw:text-style-name="P1" draw:layer="layout" svg:width="0.037cm" svg:height="0.044cm" svg:x="10.599cm" svg:y="1.927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1cm" svg:height="0.06cm" svg:x="10.659cm" svg:y="1.911cm" svg:viewBox="0 0 42 61" svg:d="M12 42c0 5 2 9 10 9 3 0 6-1 10-1v-18h10v26c-6 2-14 3-20 3-16 0-22-7-22-18v-26c0-12 7-17 23-17 4 0 12 0 17 1l-1 10c-5-1-12-2-17-2-8 0-10 4-10 10z">
          <text:p/>
        </draw:path>
        <draw:path draw:style-name="gr1" draw:text-style-name="P1" draw:layer="layout" svg:width="0.022cm" svg:height="0.043cm" svg:x="10.709cm" svg:y="1.927cm" svg:viewBox="0 0 23 44" svg:d="M23 9c-4 2-8 4-12 7v28h-11v-44h9l1 5c3-1 9-4 12-5z">
          <text:p/>
        </draw:path>
        <draw:path draw:style-name="gr1" draw:text-style-name="P1" draw:layer="layout" svg:width="0.033cm" svg:height="0.044cm" svg:x="10.734cm" svg:y="1.927cm" svg:viewBox="0 0 34 45" svg:d="M23 28h-9c-3 0-4 1-4 4s1 4 4 4c4 0 7-1 9-2zM23 28zM34 44h-9l-1-3c-4 3-9 4-13 4-8 0-11-5-11-13 0-9 3-13 12-13h11v-4c0-5-1-7-9-7-4 0-8 1-12 2l-1-9c4-1 10-1 15-1 14 0 18 4 18 15z">
          <text:p/>
        </draw:path>
        <draw:path draw:style-name="gr1" draw:text-style-name="P1" draw:layer="layout" svg:width="0.028cm" svg:height="0.056cm" svg:x="10.772cm" svg:y="1.916cm" svg:viewBox="0 0 29 57" svg:d="M28 55c-2 1-7 2-9 2-9 0-13-4-13-11v-25h-6v-9h6v-11l12-1v12h11l-1 9h-10v23c0 3 1 4 3 4s4 0 6-1z">
          <text:p/>
        </draw:path>
        <draw:path draw:style-name="gr1" draw:text-style-name="P1" draw:layer="layout" svg:width="0.036cm" svg:height="0.043cm" svg:x="10.805cm" svg:y="1.928cm" svg:viewBox="0 0 37 44" svg:d="M11 0v30c0 3 1 4 4 4 2 0 7-2 11-4v-30h11v43h-8l-2-3c-5 2-12 4-17 4-8 0-10-5-10-13v-31z">
          <text:p/>
        </draw:path>
        <draw:path draw:style-name="gr1" draw:text-style-name="P1" draw:layer="layout" svg:width="0.011cm" svg:height="0.061cm" svg:x="10.851cm" svg:y="1.909cm" svg:viewBox="0 0 12 62" svg:d="M0 19h12v43h-12zM0 19zM0 0h12v12h-12z">
          <text:p/>
        </draw:path>
        <draw:path draw:style-name="gr1" draw:text-style-name="P1" draw:layer="layout" svg:width="0.028cm" svg:height="0.056cm" svg:x="10.867cm" svg:y="1.916cm" svg:viewBox="0 0 29 57" svg:d="M28 55c-2 1-7 2-9 2-9 0-13-4-13-11v-25h-6v-9h6v-11l12-1v12h11l-1 9h-10v23c0 3 1 4 3 4s4 0 6-1z">
          <text:p/>
        </draw:path>
        <draw:path draw:style-name="gr1" draw:text-style-name="P1" draw:layer="layout" svg:width="0.037cm" svg:height="0.044cm" svg:x="10.899cm" svg:y="1.927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8cm" svg:height="0.058cm" svg:x="10.416cm" svg:y="1.988cm" svg:viewBox="0 0 49 59" svg:d="M12 39h25l-12-37zM12 39zM38 43h-28l-5 16h-5l20-59h8l21 59h-5z">
          <text:p/>
        </draw:path>
        <draw:path draw:style-name="gr1" draw:text-style-name="P1" draw:layer="layout" svg:width="0.031cm" svg:height="0.061cm" svg:x="10.471cm" svg:y="1.986cm" svg:viewBox="0 0 32 62" svg:d="M27 23c-5-1-9-2-15-2-5 0-7 3-7 9v20c0 5 1 8 7 8s11-3 15-6zM27 23zM0 30c0-8 3-13 13-13 5 0 9 0 14 1v-18h5v61h-5v-4c-4 3-10 5-15 5-9 0-12-4-12-12z">
          <text:p/>
        </draw:path>
        <draw:path draw:style-name="gr1" draw:text-style-name="P1" draw:layer="layout" svg:width="0.031cm" svg:height="0.043cm" svg:x="10.515cm" svg:y="2.004cm" svg:viewBox="0 0 32 44" svg:d="M5 0v35c0 3 1 4 4 4 4 0 12-2 18-5v-34h5v43h-5v-4c-5 2-13 5-19 5s-8-4-8-10v-34z">
          <text:p/>
        </draw:path>
        <draw:polygon draw:style-name="gr1" draw:text-style-name="P1" draw:layer="layout" svg:width="0.005cm" svg:height="0.061cm" svg:x="10.559cm" svg:y="1.986cm" svg:viewBox="0 0 6 62" draw:points="0,62 0,0 6,0 6,62">
          <text:p/>
        </draw:polygon>
        <draw:path draw:style-name="gr1" draw:text-style-name="P1" draw:layer="layout" svg:width="0.027cm" svg:height="0.054cm" svg:x="10.572cm" svg:y="1.993cm" svg:viewBox="0 0 28 55" svg:d="M28 53c-2 1-6 2-10 2-6 0-9-3-9-9v-31h-9v-5h9v-10h5v10h14l-1 5h-13v30c0 4 0 5 5 5 3 0 6 0 8-1z">
          <text:p/>
        </draw:path>
        <draw:path draw:style-name="gr1" draw:text-style-name="P1" draw:layer="layout" svg:width="0.033cm" svg:height="0.044cm" svg:x="10.605cm" svg:y="2.003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27cm" svg:height="0.044cm" svg:x="10.647cm" svg:y="2.003cm" svg:viewBox="0 0 28 45" svg:d="M13 45c-4 0-10-1-13-2v-4c4 1 10 1 13 1 9 0 10-1 10-7s0-6-11-9-12-6-12-14c0-7 3-10 15-10 4 0 9 0 13 1l-1 4c-3 0-9-1-13-1-8 0-9 2-9 7s0 6 9 8c14 4 14 6 14 14s-3 12-15 12z">
          <text:p/>
        </draw:path>
        <draw:polygon draw:style-name="gr1" draw:text-style-name="P1" draw:layer="layout" svg:width="0.055cm" svg:height="0.058cm" svg:x="10.701cm" svg:y="1.988cm" svg:viewBox="0 0 56 59" draw:points="50,5 32,51 24,51 6,5 5,59 0,59 1,0 9,0 28,48 47,0 54,0 56,59 51,59">
          <text:p/>
        </draw:polygon>
        <draw:path draw:style-name="gr1" draw:text-style-name="P1" draw:layer="layout" svg:width="0.03cm" svg:height="0.044cm" svg:x="10.767cm" svg:y="2.003cm" svg:viewBox="0 0 31 45" svg:d="M26 26h-14c-6 0-7 1-7 7 0 5 1 7 7 7 5 0 10-1 14-4zM26 26zM31 44h-5v-3c-4 2-9 4-15 4-8 0-11-4-11-12 0-9 4-13 12-13h14v-8c0-6-3-8-10-8-6 0-10 1-14 1l-1-4c4-1 9-1 13-1 12 0 17 4 17 12z">
          <text:p/>
        </draw:path>
        <draw:polygon draw:style-name="gr1" draw:text-style-name="P1" draw:layer="layout" svg:width="0.037cm" svg:height="0.06cm" svg:x="10.802cm" svg:y="2.004cm" svg:viewBox="0 0 38 61" draw:points="23,43 16,61 11,61 18,43 15,43 0,0 5,0 19,40 33,0 38,0">
          <text:p/>
        </draw:polygon>
        <draw:path draw:style-name="gr1" draw:text-style-name="P1" draw:layer="layout" svg:width="0.033cm" svg:height="0.044cm" svg:x="10.843cm" svg:y="2.003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19cm" svg:height="0.043cm" svg:x="10.887cm" svg:y="2.003cm" svg:viewBox="0 0 20 44" svg:d="M20 5c-4 1-10 5-14 7v32h-6v-44h4v7c6-3 10-6 15-7z">
          <text:p/>
        </draw:path>
        <draw:path draw:style-name="gr1" draw:text-style-name="P1" draw:layer="layout" svg:width="0.031cm" svg:height="0.044cm" svg:x="10.91cm" svg:y="2.003cm" svg:viewBox="0 0 32 45" svg:d="M5 19h22v-4c0-7-3-11-12-11-8 0-10 4-10 11zM5 19zM17 40c4 0 9 0 13-2l1 4c-4 2-10 3-16 3-12 0-15-6-15-16v-14c0-9 3-15 15-15 13 0 17 6 17 15v9h-27v6c0 7 2 10 12 10z">
          <text:p/>
        </draw:path>
        <draw:path draw:style-name="gr1" draw:text-style-name="P1" draw:layer="layout" svg:width="0.027cm" svg:height="0.044cm" svg:x="10.95cm" svg:y="2.003cm" svg:viewBox="0 0 28 45" svg:d="M13 45c-4 0-10-1-13-2v-4c4 1 10 1 13 1 9 0 10-1 10-7s0-6-11-9-12-6-12-14c0-7 3-10 15-10 4 0 9 0 13 1l-1 4c-3 0-9-1-13-1-8 0-9 2-9 7s0 6 9 8c14 4 14 6 14 14s-3 12-15 12z">
          <text:p/>
        </draw:path>
        <draw:path draw:style-name="gr1" draw:text-style-name="P1" draw:layer="layout" svg:width="0.273cm" svg:height="0.327cm" svg:x="10.428cm" svg:y="1.562cm" svg:viewBox="0 0 274 328" svg:d="M189 154c1-5 0-9-3-12s-6-4-11-4h-12c-7 0-15 0-21 0-7 1-13 1-18 2-6 1-12 2-17 2l-16 123h65c13 0 20-6 21-19zM189 154zM259 253c-3 24-12 42-27 55s-35 20-58 20h-174l42-328h83l-11 84c62-8 98-10 98-10 22 0 38 7 49 20 11 12 15 29 12 51z">
          <text:p/>
        </draw:path>
        <draw:path draw:style-name="gr1" draw:text-style-name="P1" draw:layer="layout" svg:width="0.266cm" svg:height="0.256cm" svg:x="10.714cm" svg:y="1.638cm" svg:viewBox="0 0 267 257" svg:d="M111 191c6 0 12-1 19-1 6-1 12-3 18-4 7-1 14-3 20-5l4-28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<text:p/>
        </draw:path>
        <draw:path draw:style-name="gr1" draw:text-style-name="P1" draw:layer="layout" svg:width="0.404cm" svg:height="0.246cm" svg:x="10.988cm" svg:y="1.643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<text:p/>
        </draw:path>
        <draw:path draw:style-name="gr1" draw:text-style-name="P1" draw:layer="layout" svg:width="1.285cm" svg:height="0.714cm" svg:x="10.392cm" svg:y="1.459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2 1 1 1 1 2 1s106 4 150 4c41 0 57-74 57-77 1-4 55-387 66-518 4-41-4-72-23-92z">
          <text:p/>
        </draw:path>
        <draw:path draw:style-name="gr1" draw:text-style-name="P1" draw:layer="layout" svg:width="0.083cm" svg:height="0.065cm" svg:x="10.88cm" svg:y="1.824cm" svg:viewBox="0 0 84 66" svg:d="M0 43c0 0 52-31 84-43v1l-83 65z">
          <text:p/>
        </draw:path>
        <draw:path draw:style-name="gr1" draw:text-style-name="P1" draw:layer="layout" svg:width="0.104cm" svg:height="0.144cm" svg:x="12.832cm" svg:y="1.637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<text:p/>
        </draw:path>
        <draw:path draw:style-name="gr1" draw:text-style-name="P1" draw:layer="layout" svg:width="0.123cm" svg:height="0.148cm" svg:x="12.943cm" svg:y="1.635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<text:p/>
        </draw:path>
        <draw:path draw:style-name="gr1" draw:text-style-name="P1" draw:layer="layout" svg:width="0.088cm" svg:height="0.144cm" svg:x="13.081cm" svg:y="1.637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096cm" svg:height="0.142cm" svg:x="13.181cm" svg:y="1.638cm" svg:viewBox="0 0 97 143" svg:d="M33 100v15c7 0 12 0 16 0h48c0 5 0 9 0 12-2 10-9 16-21 16h-57c-6 0-11-2-14-6-4-3-5-8-5-14v-122l1-1h91c1 4 2 8 2 13 0 4-1 9-3 14h-58v15 15c4 0 9-1 14-1h33c1 4 2 9 2 14 0 6-1 10-2 14h-47z">
          <text:p/>
        </draw:path>
        <draw:path draw:style-name="gr1" draw:text-style-name="P1" draw:layer="layout" svg:width="0.105cm" svg:height="0.143cm" svg:x="13.277cm" svg:y="1.638cm" svg:viewBox="0 0 106 144" svg:d="M69 27v16 100c-4 1-10 1-17 1s-12 0-17-1v-116h-13-21c-1-4-1-8-1-14 0-5 0-9 1-13h103c1 3 2 8 2 13s-2 9-4 11c-3 2-8 3-14 3h-6z">
          <text:p/>
        </draw:path>
        <draw:path draw:style-name="gr1" draw:text-style-name="P1" draw:layer="layout" svg:width="0.123cm" svg:height="0.148cm" svg:x="13.377cm" svg:y="1.635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<text:p/>
        </draw:path>
        <draw:path draw:style-name="gr1" draw:text-style-name="P1" draw:layer="layout" svg:width="0.107cm" svg:height="0.148cm" svg:x="13.54cm" svg:y="1.635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123cm" svg:height="0.148cm" svg:x="13.651cm" svg:y="1.635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<text:p/>
        </draw:path>
        <draw:path draw:style-name="gr1" draw:text-style-name="P1" draw:layer="layout" svg:width="0.114cm" svg:height="0.148cm" svg:x="13.781cm" svg:y="1.635cm" svg:viewBox="0 0 115 149" svg:d="M83 60v-2c0-22-8-32-23-32-9 0-15 4-19 13-4 8-6 20-6 35s3 27 8 34c4 9 11 12 21 12 5 0 10-1 16-3 7-2 13-7 20-12 3 3 7 6 10 11 3 4 4 8 5 11-3 4-7 6-11 9s-9 5-14 7c-6 2-11 4-16 5s-11 1-16 1c-11 0-20-2-27-6-8-4-14-9-19-16-4-7-7-14-9-24-3-9-3-18-3-28 0-12 1-23 4-33s8-18 13-24 11-11 20-14c7-3 14-4 23-4 8 0 15 1 22 3 8 2 14 5 18 9 5 4 9 8 11 14 3 5 4 12 4 18 0 12-6 18-19 18-3 0-8-1-13-2z">
          <text:p/>
        </draw:path>
        <draw:path draw:style-name="gr1" draw:text-style-name="P1" draw:layer="layout" svg:width="0.033cm" svg:height="0.144cm" svg:x="13.908cm" svg:y="1.637cm" svg:viewBox="0 0 34 145" svg:d="M0 144v-143c4-1 9-1 16-1 8 0 13 0 18 1v143c-5 1-10 1-18 1-7 0-12 0-16-1z">
          <text:p/>
        </draw:path>
        <draw:path draw:style-name="gr1" draw:text-style-name="P1" draw:layer="layout" svg:width="0.129cm" svg:height="0.145cm" svg:x="13.951cm" svg:y="1.637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<text:p/>
        </draw:path>
        <draw:path draw:style-name="gr1" draw:text-style-name="P1" draw:layer="layout" svg:width="0.088cm" svg:height="0.144cm" svg:x="14.088cm" svg:y="1.637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114cm" svg:height="0.148cm" svg:x="12.824cm" svg:y="1.831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2 4 18 0 12-6 18-19 18-3 0-8-1-13-2z">
          <text:p/>
        </draw:path>
        <draw:path draw:style-name="gr1" draw:text-style-name="P1" draw:layer="layout" svg:width="0.123cm" svg:height="0.148cm" svg:x="12.941cm" svg:y="1.832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109cm" svg:height="0.145cm" svg:x="13.079cm" svg:y="1.833cm" svg:viewBox="0 0 110 146" svg:d="M33 24v42c7 0 12 0 16 0 5-1 8-1 11-3 3-1 5-3 6-6 2-3 2-6 2-11 0-15-6-22-19-22h-9c-2 0-5 0-7 0zM33 24zM103 45c0 5-1 9-2 13s-3 8-6 11c-2 4-5 6-8 9-3 2-7 4-10 5 8 3 13 9 17 19l6 19c2 7 6 12 10 15-2 3-5 5-9 7s-9 3-14 3c-6 0-10-1-12-4-3-3-6-8-8-15l-7-23c-2-4-4-7-7-9-2-2-6-4-11-4h-9v53c-4 1-11 1-17 1-7 0-12 0-16-1v-142l1-2c12 0 22 0 31 0s15 0 20 0c7 0 14 0 20 2 7 2 13 5 17 9 5 3 8 8 10 14 3 5 4 13 4 20z">
          <text:p/>
        </draw:path>
        <draw:path draw:style-name="gr1" draw:text-style-name="P1" draw:layer="layout" svg:width="0.115cm" svg:height="0.144cm" svg:x="13.198cm" svg:y="1.833cm" svg:viewBox="0 0 116 145" svg:d="M54 120c18 0 27-17 27-47 0-31-9-48-27-48h-12c-3 0-6 0-9 0v95c3 0 6 0 9 0zM54 120zM93 135c-4 4-11 6-18 8s-15 2-24 2c-4 0-11 0-19 0-9 0-19 0-31 0l-1-2v-141l1-2c8 0 16 0 25 0 10 0 19 0 28 0 12 0 22 1 30 5s15 9 19 15c5 7 8 15 10 24s3 19 3 29c0 13-1 25-4 35-4 12-10 20-19 27z">
          <text:p/>
        </draw:path>
        <draw:path draw:style-name="gr1" draw:text-style-name="P1" draw:layer="layout" svg:width="0.123cm" svg:height="0.148cm" svg:x="13.32cm" svg:y="1.832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<text:p/>
        </draw:path>
        <draw:path draw:style-name="gr1" draw:text-style-name="P1" draw:layer="layout" svg:width="0.104cm" svg:height="0.144cm" svg:x="13.458cm" svg:y="1.833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6 5 8 8 2 4 4 7 5 11s2 8 2 12c0 15-5 25-14 32s-21 10-38 10c-6 0-13 0-21 0-9 0-19 0-31 0l-1-2v-141z">
          <text:p/>
        </draw:path>
        <draw:path draw:style-name="gr1" draw:text-style-name="P1" draw:layer="layout" svg:width="0.096cm" svg:height="0.195cm" svg:x="13.577cm" svg:y="1.782cm" svg:viewBox="0 0 97 196" svg:d="M20 28l47-28c3 2 7 5 10 10 2 5 4 9 4 14l-51 19c-2-1-4-3-7-6-1-3-3-6-3-9zM20 28zM33 153v15c7 0 12 0 16 0h48c0 5 0 9 0 12-2 10-9 16-21 16h-57c-6 0-11-2-14-6-4-3-5-8-5-14v-122l1-1h91c1 4 1 8 1 13 0 4 0 9-2 14h-58v15 16c4 0 9 0 14 0h33c1 3 2 8 2 13s-1 9-2 13h-47z">
          <text:p/>
        </draw:path>
        <draw:path draw:style-name="gr1" draw:text-style-name="P1" draw:layer="layout" svg:width="0.107cm" svg:height="0.148cm" svg:x="13.675cm" svg:y="1.831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258cm" svg:height="0.402cm" svg:x="12.232cm" svg:y="1.677cm" svg:viewBox="0 0 259 403" svg:d="M139 277c14 2 28-1 42-8 37-19 50-64 31-100-20-36-65-50-100-31-15 8-25 20-32 33-8-45 1-91 25-131l-66-40c-48 79-52 180-8 264 45 82 131 136 226 139l2-77c-45-2-88-19-120-49z">
          <text:p/>
        </draw:path>
        <draw:path draw:style-name="gr1" draw:text-style-name="P1" draw:layer="layout" svg:width="0.456cm" svg:height="0.204cm" svg:x="12.271cm" svg:y="1.552cm" svg:viewBox="0 0 457 205" svg:d="M301 10c-68-19-140-12-202 20-41 22-75 54-99 94l65 41c17-28 41-51 70-67 12-6 24-11 36-15-19 23-23 56-9 83 19 36 64 49 101 30 36-19 49-64 30-100-2-4-4-7-6-10 44 17 80 48 102 89l68-36c-34-63-89-109-156-129z">
          <text:p/>
        </draw:path>
        <draw:path draw:style-name="gr1" draw:text-style-name="P1" draw:layer="layout" svg:width="0.272cm" svg:height="0.388cm" svg:x="12.487cm" svg:y="1.692cm" svg:viewBox="0 0 273 389" svg:d="M242 0l-69 36c23 43 28 91 16 135-1-5-4-11-6-17-20-35-64-49-100-30-37 20-50 64-31 101 17 30 52 45 84 36-11 11-24 21-39 29-30 15-62 23-95 22l-2 76c2 1 5 1 8 1 43 0 87-11 125-32 129-68 178-229 109-357z">
          <text:p/>
        </draw:path>
        <draw:path draw:style-name="gr1" draw:text-style-name="P1" draw:layer="layout" svg:width="0.145cm" svg:height="0.186cm" svg:x="10.649cm" svg:y="2.88cm" svg:viewBox="0 0 146 187" svg:d="M80 166c16 0 27-5 35-14 4-5 6-13 6-21 0-14-6-23-19-28-7-2-15-4-26-4h-52v67zM80 166zM72 79c10 0 19-1 25-4 9-5 15-13 15-25 0-14-6-22-16-26-6-2-14-4-25-4h-47v59zM72 79zM0 0h81c22 0 39 6 48 19 6 8 8 16 8 26 0 13-3 23-10 30-3 4-8 8-15 11 10 4 17 8 22 12 8 9 12 20 12 34 0 13-4 24-11 33-11 15-30 22-55 22h-80z">
          <text:p/>
        </draw:path>
        <draw:path draw:style-name="gr1" draw:text-style-name="P1" draw:layer="layout" svg:width="0.182cm" svg:height="0.196cm" svg:x="10.801cm" svg:y="2.875cm" svg:viewBox="0 0 183 197" svg:d="M143 150c10-15 15-34 15-55 0-22-6-40-18-53s-28-20-48-20c-19 0-35 6-48 20-12 13-18 32-18 59 0 21 5 38 15 52 12 14 29 21 52 21s39-8 50-24zM143 150zM165 31c12 17 18 38 18 63 0 29-7 52-21 70-16 22-41 33-72 33-28 0-52-10-68-29-15-18-22-41-22-69 0-26 6-47 18-65 16-23 41-34 73-34 33 0 58 10 74 31z">
          <text:p/>
        </draw:path>
        <draw:polygon draw:style-name="gr1" draw:text-style-name="P1" draw:layer="layout" svg:width="0.119cm" svg:height="0.186cm" svg:x="11cm" svg:y="2.88cm" svg:viewBox="0 0 120 187" draw:points="0,0 25,0 25,165 120,165 120,187 0,187">
          <text:p/>
        </draw:polygon>
        <draw:polygon draw:style-name="gr1" draw:text-style-name="P1" draw:layer="layout" svg:width="0.137cm" svg:height="0.186cm" svg:x="11.134cm" svg:y="2.88cm" svg:viewBox="0 0 138 187" draw:points="0,0 136,0 136,22 24,22 24,80 128,80 128,101 24,101 24,165 138,165 138,187 0,187">
          <text:p/>
        </draw:polygon>
        <draw:polygon draw:style-name="gr1" draw:text-style-name="P1" draw:layer="layout" svg:width="0.151cm" svg:height="0.186cm" svg:x="11.276cm" svg:y="2.88cm" svg:viewBox="0 0 152 187" draw:points="152,0 152,22 89,22 89,187 62,187 62,22 0,22 0,0">
          <text:p/>
        </draw:polygon>
        <draw:path draw:style-name="gr1" draw:text-style-name="P1" draw:layer="layout" svg:width="0.182cm" svg:height="0.196cm" svg:x="11.424cm" svg:y="2.875cm" svg:viewBox="0 0 183 197" svg:d="M143 150c10-15 14-34 14-55 0-22-5-40-17-53s-28-20-48-20c-19 0-35 6-48 20-12 13-18 32-18 59 0 21 5 38 15 52 12 14 29 21 52 21 22 0 39-8 50-24zM143 150zM165 31c12 17 18 38 18 63 0 29-7 52-21 70-16 22-41 33-72 33-29 0-52-10-69-29-14-18-21-41-21-69 0-26 6-47 18-65 16-23 41-34 73-34 33 0 58 10 74 31z">
          <text:p/>
        </draw:path>
        <draw:path draw:style-name="gr1" draw:text-style-name="P1" draw:layer="layout" svg:width="0.168cm" svg:height="0.195cm" svg:x="10.643cm" svg:y="3.478cm" svg:viewBox="0 0 169 196" svg:d="M132 10c18 9 29 26 33 51h-25c-2-14-9-24-18-30s-21-9-35-9c-18 0-33 6-44 19-12 13-17 32-17 59 0 22 4 40 14 53 9 14 25 21 47 21 17 0 31-5 41-14 11-10 17-26 17-48h-58v-21h82v100h-17l-6-24c-8 9-16 16-22 20-11 6-25 9-43 9-21 0-40-7-56-21-17-18-25-43-25-74 0-32 8-57 25-75 15-18 36-26 62-26 17 0 32 3 45 10z">
          <text:p/>
        </draw:path>
        <draw:path draw:style-name="gr1" draw:text-style-name="P1" draw:layer="layout" svg:width="0.152cm" svg:height="0.186cm" svg:x="10.842cm" svg:y="3.482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<text:p/>
        </draw:path>
        <draw:path draw:style-name="gr1" draw:text-style-name="P1" draw:layer="layout" svg:width="0.167cm" svg:height="0.186cm" svg:x="10.998cm" svg:y="3.482cm" svg:viewBox="0 0 168 187" svg:d="M113 110l-29-83-30 83zM113 110zM71 0h28l69 187h-28l-20-56h-73l-22 56h-25z">
          <text:p/>
        </draw:path>
        <draw:polygon draw:style-name="gr1" draw:text-style-name="P1" draw:layer="layout" svg:width="0.151cm" svg:height="0.186cm" svg:x="11.14cm" svg:y="3.482cm" svg:viewBox="0 0 152 187" draw:points="152,0 152,22 89,22 89,187 62,187 62,22 0,22 0,0">
          <text:p/>
        </draw:polygon>
        <draw:path draw:style-name="gr1" draw:text-style-name="P1" draw:layer="layout" svg:width="0.148cm" svg:height="0.191cm" svg:x="11.303cm" svg:y="3.482cm" svg:viewBox="0 0 149 192" svg:d="M25 0v115c0 14 3 25 8 35 8 13 21 20 39 20 22 0 36-7 45-22 4-9 6-19 6-33v-115h26v105c0 23-3 41-9 54-12 22-34 33-66 33-31 0-54-11-65-33-6-13-9-31-9-54v-105z">
          <text:p/>
        </draw:path>
        <draw:polygon draw:style-name="gr1" draw:text-style-name="P1" draw:layer="layout" svg:width="0.025cm" svg:height="0.186cm" svg:x="11.482cm" svg:y="3.482cm" svg:viewBox="0 0 26 187" draw:points="0,0 26,0 26,187 0,187">
          <text:p/>
        </draw:polygon>
        <draw:polygon draw:style-name="gr1" draw:text-style-name="P1" draw:layer="layout" svg:width="0.151cm" svg:height="0.186cm" svg:x="11.52cm" svg:y="3.482cm" svg:viewBox="0 0 152 187" draw:points="152,0 152,22 89,22 89,187 62,187 62,22 0,22 0,0">
          <text:p/>
        </draw:polygon>
        <draw:path draw:style-name="gr1" draw:text-style-name="P1" draw:layer="layout" svg:width="0.182cm" svg:height="0.196cm" svg:x="11.667cm" svg:y="3.477cm" svg:viewBox="0 0 183 197" svg:d="M142 151c10-16 15-35 15-56 0-22-5-40-17-53s-28-20-48-20c-19 0-35 6-48 20-12 13-18 32-18 59 0 21 5 38 15 52 12 14 29 21 52 21 22 0 39-8 49-23zM142 151zM165 31c12 17 18 38 18 63 0 29-7 52-21 70-16 22-41 33-72 33-29 0-52-10-69-29-14-18-21-41-21-69 0-26 6-47 18-65 16-23 41-34 73-34 33 0 58 10 74 31z">
          <text:p/>
        </draw:path>
        <draw:polygon draw:style-name="gr1" draw:text-style-name="P1" draw:layer="layout" svg:width="0.128cm" svg:height="0.173cm" svg:x="10.651cm" svg:y="3.193cm" svg:viewBox="0 0 129 174" draw:points="0,0 128,0 128,21 22,21 22,73 120,73 120,94 22,94 22,153 129,153 129,174 0,174">
          <text:p/>
        </draw:polygon>
        <draw:path draw:style-name="gr1" draw:text-style-name="P1" draw:layer="layout" svg:width="0.142cm" svg:height="0.173cm" svg:x="10.799cm" svg:y="3.193cm" svg:viewBox="0 0 143 174" svg:d="M65 154c8 0 15 0 20-2 9-3 16-9 23-18 4-8 7-17 9-28 2-6 2-12 2-18 0-21-4-38-14-51-8-11-21-17-40-17h-42v134zM65 154zM0 0h70c24 0 43 8 56 25 11 15 17 36 17 59 0 19-3 35-10 51-12 26-34 39-63 39h-70z">
          <text:p/>
        </draw:path>
        <draw:path draw:style-name="gr1" draw:text-style-name="P1" draw:layer="layout" svg:width="0.137cm" svg:height="0.178cm" svg:x="10.963cm" svg:y="3.193cm" svg:viewBox="0 0 138 179" svg:d="M23 0v107c0 13 3 23 8 33 7 12 18 19 35 19 21 0 35-7 42-21 4-8 6-18 6-31v-107h24v98c0 21-3 38-9 50-10 21-30 31-61 31-29 0-49-10-60-31-6-12-8-29-8-50v-98z">
          <text:p/>
        </draw:path>
        <draw:path draw:style-name="gr1" draw:text-style-name="P1" draw:layer="layout" svg:width="0.152cm" svg:height="0.182cm" svg:x="11.116cm" svg:y="3.188cm" svg:viewBox="0 0 153 183" svg:d="M131 17c12 11 19 24 20 39h-23c-2-11-7-20-15-26-8-7-18-10-32-10-18 0-32 6-42 18s-15 30-15 56c0 20 4 37 14 49 9 13 23 19 42 19 17 0 30-6 39-20 5-7 9-16 11-27h23c-2 18-9 33-20 46-14 14-32 22-55 22-21 0-38-6-52-18-18-17-26-41-26-76 0-26 6-47 20-63 14-18 34-26 61-26 21 0 38 5 50 17z">
          <text:p/>
        </draw:path>
        <draw:path draw:style-name="gr1" draw:text-style-name="P1" draw:layer="layout" svg:width="0.155cm" svg:height="0.173cm" svg:x="11.272cm" svg:y="3.193cm" svg:viewBox="0 0 156 174" svg:d="M105 103l-28-78-28 78zM105 103zM65 0h28l63 174h-26l-18-52h-70l-18 52h-24z">
          <text:p/>
        </draw:path>
        <draw:polygon draw:style-name="gr1" draw:text-style-name="P1" draw:layer="layout" svg:width="0.141cm" svg:height="0.173cm" svg:x="11.404cm" svg:y="3.193cm" svg:viewBox="0 0 142 174" draw:points="142,0 142,20 83,20 83,174 59,174 59,20 0,20 0,0">
          <text:p/>
        </draw:polygon>
        <draw:polygon draw:style-name="gr1" draw:text-style-name="P1" draw:layer="layout" svg:width="0.024cm" svg:height="0.173cm" svg:x="11.56cm" svg:y="3.193cm" svg:viewBox="0 0 25 174" draw:points="0,0 25,0 25,174 0,174">
          <text:p/>
        </draw:polygon>
        <draw:polygon draw:style-name="gr1" draw:text-style-name="P1" draw:layer="layout" svg:width="0.152cm" svg:height="0.173cm" svg:x="11.597cm" svg:y="3.193cm" svg:viewBox="0 0 153 174" draw:points="26,0 76,148 127,0 153,0 89,174 64,174 0,0">
          <text:p/>
        </draw:polygon>
        <draw:path draw:style-name="gr1" draw:text-style-name="P1" draw:layer="layout" svg:width="0.169cm" svg:height="0.183cm" svg:x="11.75cm" svg:y="3.188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<text:p/>
        </draw:path>
        <draw:polygon draw:style-name="gr1" draw:text-style-name="P1" draw:layer="layout" svg:width="0.031cm" svg:height="0.186cm" svg:x="10.556cm" svg:y="2.879cm" svg:viewBox="0 0 32 187" draw:points="0,187 32,187 32,0 0,0">
          <text:p/>
        </draw:polygon>
        <draw:polygon draw:style-name="gr1" draw:text-style-name="P1" draw:layer="layout" svg:width="0.031cm" svg:height="0.173cm" svg:x="10.556cm" svg:y="3.193cm" svg:viewBox="0 0 32 174" draw:points="0,174 32,174 32,0 0,0">
          <text:p/>
        </draw:polygon>
        <draw:polygon draw:style-name="gr1" draw:text-style-name="P1" draw:layer="layout" svg:width="0.031cm" svg:height="0.195cm" svg:x="10.556cm" svg:y="3.477cm" svg:viewBox="0 0 32 196" draw:points="0,196 32,196 32,0 0,0">
          <text:p/>
        </draw:polygon>
        <draw:path draw:style-name="gr1" draw:text-style-name="P1" draw:layer="layout" svg:width="0.094cm" svg:height="0.114cm" svg:x="12.451cm" svg:y="3.522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<text:p/>
        </draw:path>
        <draw:path draw:style-name="gr1" draw:text-style-name="P1" draw:layer="layout" svg:width="0.082cm" svg:height="0.089cm" svg:x="12.558cm" svg:y="3.546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<text:p/>
        </draw:path>
        <draw:polygon draw:style-name="gr1" draw:text-style-name="P1" draw:layer="layout" svg:width="0.025cm" svg:height="0.12cm" svg:x="12.655cm" svg:y="3.516cm" svg:viewBox="0 0 26 121" draw:points="0,0 26,0 26,121 0,121">
          <text:p/>
        </draw:polygon>
        <draw:path draw:style-name="gr1" draw:text-style-name="P1" draw:layer="layout" svg:width="0.081cm" svg:height="0.089cm" svg:x="12.696cm" svg:y="3.546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6cm" svg:height="0.113cm" svg:x="12.785cm" svg:y="3.524cm" svg:viewBox="0 0 61 114" svg:d="M61 110l-9 2c-4 1-11 2-17 2-10 0-15-2-18-5s-4-7-4-16v-51h-13v-20h13v-22h26v22h22v20h-22v44c0 4 1 6 2 7 0 0 2 1 6 1h14z">
          <text:p/>
        </draw:path>
        <draw:path draw:style-name="gr1" draw:text-style-name="P1" draw:layer="layout" svg:width="0.082cm" svg:height="0.089cm" svg:x="12.856cm" svg:y="3.546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99cm" svg:height="0.114cm" svg:x="12.988cm" svg:y="3.522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<text:p/>
        </draw:path>
        <draw:path draw:style-name="gr1" draw:text-style-name="P1" draw:layer="layout" svg:width="0.083cm" svg:height="0.12cm" svg:x="13.103cm" svg:y="3.516cm" svg:viewBox="0 0 84 121" svg:d="M25 53v44c6 3 9 4 14 4h9c4 0 6-1 8-2 2-3 2-6 2-23 0-18 0-22-2-24s-4-2-8-2h-9c-5 0-8 1-14 3zM25 53zM0 0h25v42c12-10 15-12 23-12h9c11 0 16 1 20 5 5 6 7 13 7 41 0 26-2 34-8 39-4 4-9 6-19 6h-10c-7 0-12-2-22-11v11h-25z">
          <text:p/>
        </draw:path>
        <draw:path draw:style-name="gr1" draw:text-style-name="P1" draw:layer="layout" svg:width="0.056cm" svg:height="0.09cm" svg:x="13.201cm" svg:y="3.546cm" svg:viewBox="0 0 57 91" svg:d="M0 91v-91h25v13c10-9 14-13 23-13h9v25h-11c-8 0-13 1-21 4v62z">
          <text:p/>
        </draw:path>
        <draw:path draw:style-name="gr1" draw:text-style-name="P1" draw:layer="layout" svg:width="0.081cm" svg:height="0.089cm" svg:x="13.265cm" svg:y="3.546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56cm" svg:height="0.09cm" svg:x="13.362cm" svg:y="3.546cm" svg:viewBox="0 0 57 91" svg:d="M0 91v-91h25v13c10-9 14-13 23-13h9v25h-11c-8 0-13 1-21 4v62z">
          <text:p/>
        </draw:path>
        <draw:path draw:style-name="gr1" draw:text-style-name="P1" draw:layer="layout" svg:width="0.082cm" svg:height="0.089cm" svg:x="13.426cm" svg:y="3.546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<text:p/>
        </draw:path>
        <draw:path draw:style-name="gr1" draw:text-style-name="P1" draw:layer="layout" svg:width="0.094cm" svg:height="0.114cm" svg:x="13.558cm" svg:y="3.522cm" svg:viewBox="0 0 95 115" svg:d="M88 110c-4 3-9 5-19 5h-43c-10 0-16-1-20-5s-6-11-6-33h26c0 12 0 15 2 16 1 1 2 2 7 2h24c5 0 7-1 8-2s2-4 2-12c0-6-1-8-2-10-1-1-4-1-8-2l-36-3c-8-1-12-3-16-6-4-5-6-11-6-26 0-16 2-24 8-29 3-4 8-5 18-5h39c11 0 17 1 20 4 5 5 7 11 7 32h-26c0-11 0-13-2-14-1-1-2-2-7-2h-22c-4 0-6 0-7 1s-1 5-1 12c0 6 0 8 1 9 1 2 3 2 8 2l36 4c8 1 12 2 16 6s6 11 6 26c0 17-2 25-7 30z">
          <text:p/>
        </draw:path>
        <draw:path draw:style-name="gr1" draw:text-style-name="P1" draw:layer="layout" svg:width="0.082cm" svg:height="0.089cm" svg:x="13.665cm" svg:y="3.546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78cm" svg:height="0.089cm" svg:x="13.76cm" svg:y="3.546cm" svg:viewBox="0 0 79 90" svg:d="M79 56c0 17-2 24-6 29-4 3-8 5-17 5h-31c-9 0-13-2-17-6-6-5-8-14-8-40 0-25 2-33 8-39 3-4 8-5 17-5h31c9 0 13 1 17 5s6 11 6 27h-24c0-9 0-11-1-11-1-1-2-2-6-2h-15c-4 0-6 1-7 2s-2 4-2 23c0 20 1 23 2 25 1 1 3 1 7 1h15c4 0 5 0 6-1s1-4 2-13z">
          <text:p/>
        </draw:path>
        <draw:path draw:style-name="gr1" draw:text-style-name="P1" draw:layer="layout" svg:width="0.027cm" svg:height="0.123cm" svg:x="13.852cm" svg:y="3.513cm" svg:viewBox="0 0 28 124" svg:d="M27 124h-26v-91h26zM27 124zM28 21h-28v-21h28z">
          <text:p/>
        </draw:path>
        <draw:path draw:style-name="gr1" draw:text-style-name="P1" draw:layer="layout" svg:width="0.081cm" svg:height="0.09cm" svg:x="13.893cm" svg:y="3.546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<text:p/>
        </draw:path>
        <draw:polygon draw:style-name="gr1" draw:text-style-name="P1" draw:layer="layout" svg:width="0.025cm" svg:height="0.12cm" svg:x="13.991cm" svg:y="3.516cm" svg:viewBox="0 0 26 121" draw:points="0,0 26,0 26,121 0,121">
          <text:p/>
        </draw:polygon>
        <draw:path draw:style-name="gr1" draw:text-style-name="P1" draw:layer="layout" svg:width="0.525cm" svg:height="0.564cm" svg:x="12.43cm" svg:y="2.911cm" svg:viewBox="0 0 526 565" svg:d="M225 443h92c14 0 21-1 26-7 6-5 10-11 10-49 0-36-3-43-10-50-5-6-12-7-26-7h-92zM225 443zM315 223c13 0 19 0 24-5 5-7 9-18 9-46 0-27-3-39-9-44-4-5-9-7-24-7h-90v102zM315 223zM526 413c0 57-15 94-41 120-23 23-53 32-100 32h-385v-126h59v-314h-59v-125h386c51 0 77 8 99 30 25 27 36 65 36 109 0 86-31 121-89 137v1c62 16 94 45 94 136z">
          <text:p/>
        </draw:path>
        <draw:path draw:style-name="gr1" draw:text-style-name="P1" draw:layer="layout" svg:width="0.483cm" svg:height="0.561cm" svg:x="13.556cm" svg:y="2.912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<text:p/>
        </draw:path>
        <draw:path draw:style-name="gr1" draw:text-style-name="P1" draw:layer="layout" svg:width="0.041cm" svg:height="0.041cm" svg:x="13.127cm" svg:y="3.249cm" svg:viewBox="0 0 42 42" svg:d="M24 0c-14-1-24 8-24 20 0 13 9 22 20 22 13 0 23-11 22-24-1-10-9-17-18-18z">
          <text:p/>
        </draw:path>
        <draw:path draw:style-name="gr1" draw:text-style-name="P1" draw:layer="layout" svg:width="0.041cm" svg:height="0.041cm" svg:x="13.341cm" svg:y="3.249cm" svg:viewBox="0 0 42 42" svg:d="M25 0c-15-2-27 10-25 25 1 8 8 15 17 17 15 2 27-10 25-25-2-9-9-16-17-17z">
          <text:p/>
        </draw:path>
        <draw:path draw:style-name="gr1" draw:text-style-name="P1" draw:layer="layout" svg:width="0.147cm" svg:height="0.019cm" svg:x="13.182cm" svg:y="3.039cm" svg:viewBox="0 0 148 20" svg:d="M9 20h129c6 0 11-6 10-12-1-5-5-8-10-8h-129c-4 0-9 3-9 8 0 6 3 12 9 12z">
          <text:p/>
        </draw:path>
        <draw:path draw:style-name="gr1" draw:text-style-name="P1" draw:layer="layout" svg:width="0.255cm" svg:height="0.112cm" svg:x="13.127cm" svg:y="3.08cm" svg:viewBox="0 0 256 113" svg:d="M231 0h-207c-9 0-15 5-16 12-4 33-6 53-8 86 0 8 5 15 14 15h228c8 0 14-6 14-16-3-33-5-50-9-85-1-7-7-12-16-12z">
          <text:p/>
        </draw:path>
        <draw:path draw:style-name="gr1" draw:text-style-name="P1" draw:layer="layout" svg:width="0.566cm" svg:height="0.566cm" svg:x="12.972cm" svg:y="2.911cm" svg:viewBox="0 0 567 567" svg:d="M439 416c0 7-6 12-12 12h-16c0 0 0 18 0 25 0 12-11 22-23 20-11-1-18-10-18-21v-24h-173v25c0 11-10 21-21 21-12 0-21-10-21-21 0-7 0-25 0-25h-17c-6 0-10-4-10-10v-138c0 0 7-75 11-104 3-33 11-43 34-54 33-16 70-22 111-22 39 0 76 6 110 22 23 11 30 21 34 54 3 29 11 104 11 104zM439 416zM392 0h-217c-97 0-175 78-175 175v217c0 97 78 175 175 175h217c97 0 175-78 175-175v-217c0-97-78-175-175-175z">
          <text:p/>
        </draw:path>
        <draw:path draw:style-name="gr1" draw:text-style-name="P1" draw:layer="layout" svg:width="0.04cm" svg:height="0.058cm" svg:x="10.42cm" svg:y="4.454cm" svg:viewBox="0 0 41 59" svg:d="M30 40c0-4-2-6-6-6h-14v16h13c5 0 7-2 7-6zM30 40zM28 13c0-3-2-4-6-4h-12v15h12c4 0 6-2 6-6zM28 13zM0 59v-59h23c11 0 16 4 16 12v6c0 5-2 7-7 9 6 3 9 6 9 12v6c0 9-5 14-16 14z">
          <text:p/>
        </draw:path>
        <draw:path draw:style-name="gr1" draw:text-style-name="P1" draw:layer="layout" svg:width="0.037cm" svg:height="0.044cm" svg:x="10.466cm" svg:y="4.469cm" svg:viewBox="0 0 38 45" svg:d="M18 9c-6 0-8 2-8 7v12c0 5 2 8 8 8 7 0 9-3 9-8v-12c0-5-2-7-9-7zM18 9zM18 45c-15 0-18-8-18-17v-12c0-8 3-16 18-16 16 0 20 8 20 16v12c0 9-4 17-20 17z">
          <text:p/>
        </draw:path>
        <draw:polygon draw:style-name="gr1" draw:text-style-name="P1" draw:layer="layout" svg:width="0.011cm" svg:height="0.061cm" svg:x="10.511cm" svg:y="4.451cm" svg:viewBox="0 0 12 62" draw:points="0,62 0,1 12,0 12,62">
          <text:p/>
        </draw:polygon>
        <draw:path draw:style-name="gr1" draw:text-style-name="P1" draw:layer="layout" svg:width="0.034cm" svg:height="0.044cm" svg:x="10.53cm" svg:y="4.469cm" svg:viewBox="0 0 35 45" svg:d="M10 17h15v-2c0-4-2-7-7-7-6 0-8 3-8 7zM10 17zM19 36c5 0 9 0 13-2l2 8c-5 2-10 3-15 3-15 0-19-6-19-17v-12c0-9 4-16 18-16s17 7 17 17v10h-25v2c0 5 2 7 9 7z">
          <text:p/>
        </draw:path>
        <draw:path draw:style-name="gr1" draw:text-style-name="P1" draw:layer="layout" svg:width="0.028cm" svg:height="0.056cm" svg:x="10.567cm" svg:y="4.458cm" svg:viewBox="0 0 29 57" svg:d="M29 55c-2 1-8 2-10 2-8 0-13-4-13-11v-25h-6v-9h6v-11l12-1v12h11v9h-11v23c0 3 1 4 3 4 3 0 5 0 7-1z">
          <text:p/>
        </draw:path>
        <draw:path draw:style-name="gr1" draw:text-style-name="P1" draw:layer="layout" svg:width="0.037cm" svg:height="0.044cm" svg:x="10.599cm" svg:y="4.469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1cm" svg:height="0.06cm" svg:x="10.659cm" svg:y="4.454cm" svg:viewBox="0 0 42 61" svg:d="M12 42c0 5 2 9 10 9 3 0 6-1 10-1v-18h10v26c-6 2-14 3-20 3-16 0-22-7-22-18v-26c0-12 7-17 23-17 4 0 12 0 17 1l-1 10c-5-1-12-2-17-2-8 0-10 4-10 10z">
          <text:p/>
        </draw:path>
        <draw:path draw:style-name="gr1" draw:text-style-name="P1" draw:layer="layout" svg:width="0.022cm" svg:height="0.043cm" svg:x="10.709cm" svg:y="4.469cm" svg:viewBox="0 0 23 44" svg:d="M23 9c-4 2-8 4-12 7v28h-11v-44h9l1 5c3-1 9-4 12-5z">
          <text:p/>
        </draw:path>
        <draw:path draw:style-name="gr1" draw:text-style-name="P1" draw:layer="layout" svg:width="0.033cm" svg:height="0.044cm" svg:x="10.734cm" svg:y="4.469cm" svg:viewBox="0 0 34 45" svg:d="M23 28h-9c-3 0-4 1-4 4s1 4 4 4c4 0 7-1 9-2zM23 28zM34 44h-9l-1-3c-4 3-9 4-13 4-8 0-11-5-11-13 0-9 3-13 12-13h11v-4c0-5-1-7-9-7-4 0-8 1-12 2l-1-9c4-1 10-1 15-1 14 0 18 4 18 15z">
          <text:p/>
        </draw:path>
        <draw:path draw:style-name="gr1" draw:text-style-name="P1" draw:layer="layout" svg:width="0.028cm" svg:height="0.056cm" svg:x="10.772cm" svg:y="4.458cm" svg:viewBox="0 0 29 57" svg:d="M28 55c-2 1-7 2-9 2-9 0-13-4-13-11v-25h-6v-9h6v-11l12-1v12h11l-1 9h-10v23c0 3 1 4 3 4s4 0 6-1z">
          <text:p/>
        </draw:path>
        <draw:path draw:style-name="gr1" draw:text-style-name="P1" draw:layer="layout" svg:width="0.036cm" svg:height="0.043cm" svg:x="10.805cm" svg:y="4.47cm" svg:viewBox="0 0 37 44" svg:d="M11 0v30c0 3 1 4 4 4 2 0 7-2 11-4v-30h11v43h-8l-2-3c-5 2-12 4-17 4-8 0-10-5-10-13v-31z">
          <text:p/>
        </draw:path>
        <draw:path draw:style-name="gr1" draw:text-style-name="P1" draw:layer="layout" svg:width="0.011cm" svg:height="0.061cm" svg:x="10.851cm" svg:y="4.452cm" svg:viewBox="0 0 12 62" svg:d="M0 18h12v44h-12zM0 18zM0 0h12v12h-12z">
          <text:p/>
        </draw:path>
        <draw:path draw:style-name="gr1" draw:text-style-name="P1" draw:layer="layout" svg:width="0.028cm" svg:height="0.056cm" svg:x="10.867cm" svg:y="4.458cm" svg:viewBox="0 0 29 57" svg:d="M28 55c-2 1-7 2-9 2-9 0-13-4-13-11v-25h-6v-9h6v-11l12-1v12h11l-1 9h-10v23c0 3 1 4 3 4s4 0 6-1z">
          <text:p/>
        </draw:path>
        <draw:path draw:style-name="gr1" draw:text-style-name="P1" draw:layer="layout" svg:width="0.037cm" svg:height="0.044cm" svg:x="10.899cm" svg:y="4.469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8cm" svg:height="0.058cm" svg:x="10.416cm" svg:y="4.531cm" svg:viewBox="0 0 49 59" svg:d="M12 39h25l-12-37zM12 39zM38 43h-28l-5 16h-5l20-59h8l21 59h-5z">
          <text:p/>
        </draw:path>
        <draw:path draw:style-name="gr1" draw:text-style-name="P1" draw:layer="layout" svg:width="0.031cm" svg:height="0.061cm" svg:x="10.471cm" svg:y="4.528cm" svg:viewBox="0 0 32 62" svg:d="M27 23c-5-1-9-2-15-2-5 0-7 3-7 9v20c0 5 1 8 7 8s11-3 15-6zM27 23zM0 30c0-8 3-13 13-13 5 0 9 0 14 1v-18h5v61h-5v-4c-4 3-10 5-15 5-9 0-12-4-12-12z">
          <text:p/>
        </draw:path>
        <draw:path draw:style-name="gr1" draw:text-style-name="P1" draw:layer="layout" svg:width="0.031cm" svg:height="0.043cm" svg:x="10.515cm" svg:y="4.547cm" svg:viewBox="0 0 32 44" svg:d="M5 0v35c0 3 1 4 4 4 4 0 12-2 18-5v-34h5v43h-5v-4c-5 2-13 5-19 5s-8-4-8-10v-34z">
          <text:p/>
        </draw:path>
        <draw:polygon draw:style-name="gr1" draw:text-style-name="P1" draw:layer="layout" svg:width="0.005cm" svg:height="0.061cm" svg:x="10.559cm" svg:y="4.528cm" svg:viewBox="0 0 6 62" draw:points="0,62 0,0 6,0 6,62">
          <text:p/>
        </draw:polygon>
        <draw:path draw:style-name="gr1" draw:text-style-name="P1" draw:layer="layout" svg:width="0.027cm" svg:height="0.054cm" svg:x="10.572cm" svg:y="4.536cm" svg:viewBox="0 0 28 55" svg:d="M28 53c-2 1-6 2-10 2-6 0-9-3-9-9v-31h-9v-5h9v-10h5v10h14l-1 5h-13v30c0 4 0 5 5 5 3 0 6 0 8-1z">
          <text:p/>
        </draw:path>
        <draw:path draw:style-name="gr1" draw:text-style-name="P1" draw:layer="layout" svg:width="0.033cm" svg:height="0.044cm" svg:x="10.605cm" svg:y="4.546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27cm" svg:height="0.044cm" svg:x="10.647cm" svg:y="4.546cm" svg:viewBox="0 0 28 45" svg:d="M13 45c-4 0-10-1-13-2v-4c4 1 10 1 13 1 9 0 10-1 10-7s0-6-11-9-12-6-12-14c0-7 3-10 15-10 4 0 9 0 13 1l-1 4c-3 0-9-1-13-1-8 0-9 2-9 7s0 6 9 8c14 4 14 6 14 14s-3 12-15 12z">
          <text:p/>
        </draw:path>
        <draw:polygon draw:style-name="gr1" draw:text-style-name="P1" draw:layer="layout" svg:width="0.055cm" svg:height="0.058cm" svg:x="10.701cm" svg:y="4.531cm" svg:viewBox="0 0 56 59" draw:points="50,5 32,51 24,51 6,5 5,59 0,59 1,0 9,0 28,48 47,0 54,0 56,59 51,59">
          <text:p/>
        </draw:polygon>
        <draw:path draw:style-name="gr1" draw:text-style-name="P1" draw:layer="layout" svg:width="0.03cm" svg:height="0.044cm" svg:x="10.767cm" svg:y="4.546cm" svg:viewBox="0 0 31 45" svg:d="M26 26h-14c-6 0-7 1-7 7 0 5 1 7 7 7 5 0 10-1 14-4zM26 26zM31 44h-5v-3c-4 2-9 4-15 4-8 0-11-4-11-12 0-9 4-13 12-13h14v-8c0-6-3-8-10-8-6 0-10 1-14 1l-1-4c4-1 9-1 13-1 12 0 17 4 17 12z">
          <text:p/>
        </draw:path>
        <draw:polygon draw:style-name="gr1" draw:text-style-name="P1" draw:layer="layout" svg:width="0.037cm" svg:height="0.06cm" svg:x="10.802cm" svg:y="4.547cm" svg:viewBox="0 0 38 61" draw:points="23,43 16,61 11,61 18,43 15,43 0,0 5,0 19,40 33,0 38,0">
          <text:p/>
        </draw:polygon>
        <draw:path draw:style-name="gr1" draw:text-style-name="P1" draw:layer="layout" svg:width="0.033cm" svg:height="0.044cm" svg:x="10.843cm" svg:y="4.546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19cm" svg:height="0.043cm" svg:x="10.887cm" svg:y="4.546cm" svg:viewBox="0 0 20 44" svg:d="M20 5c-4 1-10 5-14 7v32h-6v-44h4v7c6-3 10-6 15-7z">
          <text:p/>
        </draw:path>
        <draw:path draw:style-name="gr1" draw:text-style-name="P1" draw:layer="layout" svg:width="0.031cm" svg:height="0.044cm" svg:x="10.91cm" svg:y="4.546cm" svg:viewBox="0 0 32 45" svg:d="M5 19h22v-4c0-7-3-11-12-11-8 0-10 4-10 11zM5 19zM17 40c4 0 9 0 13-2l1 4c-4 2-10 3-16 3-12 0-15-6-15-16v-14c0-9 3-15 15-15 13 0 17 6 17 15v9h-27v6c0 7 2 10 12 10z">
          <text:p/>
        </draw:path>
        <draw:path draw:style-name="gr1" draw:text-style-name="P1" draw:layer="layout" svg:width="0.027cm" svg:height="0.044cm" svg:x="10.95cm" svg:y="4.546cm" svg:viewBox="0 0 28 45" svg:d="M13 45c-4 0-10-1-13-2v-4c4 1 10 1 13 1 9 0 10-1 10-7s0-6-11-9-12-6-12-14c0-7 3-10 15-10 4 0 9 0 13 1l-1 4c-3 0-9-1-13-1-8 0-9 2-9 7s0 6 9 8c14 4 14 6 14 14s-3 12-15 12z">
          <text:p/>
        </draw:path>
        <draw:path draw:style-name="gr1" draw:text-style-name="P1" draw:layer="layout" svg:width="0.273cm" svg:height="0.327cm" svg:x="10.428cm" svg:y="4.104cm" svg:viewBox="0 0 274 328" svg:d="M189 154c1-5 0-9-3-12s-6-4-11-4h-12c-7 0-15 0-21 0-7 1-13 1-18 2-6 1-12 2-17 2l-16 123h65c13 0 20-6 21-19zM189 154zM259 253c-3 23-12 42-27 55s-35 20-58 20h-174l42-328h83l-11 84c62-8 98-10 98-10 22 0 38 7 49 20 11 12 15 29 12 51z">
          <text:p/>
        </draw:path>
        <draw:path draw:style-name="gr1" draw:text-style-name="P1" draw:layer="layout" svg:width="0.266cm" svg:height="0.256cm" svg:x="10.714cm" svg:y="4.18cm" svg:viewBox="0 0 267 257" svg:d="M111 191c6 0 12-1 19-2 6 0 12-2 18-3 7-1 14-3 20-4l4-29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<text:p/>
        </draw:path>
        <draw:path draw:style-name="gr1" draw:text-style-name="P1" draw:layer="layout" svg:width="0.404cm" svg:height="0.246cm" svg:x="10.988cm" svg:y="4.185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<text:p/>
        </draw:path>
        <draw:path draw:style-name="gr1" draw:text-style-name="P1" draw:layer="layout" svg:width="1.285cm" svg:height="0.714cm" svg:x="10.392cm" svg:y="4.002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2 1 1 1 1 2 1s106 4 150 4c41 0 57-74 57-77 1-4 55-387 66-518 4-41-4-72-23-92z">
          <text:p/>
        </draw:path>
        <draw:path draw:style-name="gr1" draw:text-style-name="P1" draw:layer="layout" svg:width="0.083cm" svg:height="0.065cm" svg:x="10.88cm" svg:y="4.366cm" svg:viewBox="0 0 84 66" svg:d="M0 43c0 0 52-31 84-43v1l-83 65z">
          <text:p/>
        </draw:path>
        <draw:path draw:style-name="gr1" draw:text-style-name="P1" draw:layer="layout" svg:width="0.104cm" svg:height="0.144cm" svg:x="12.832cm" svg:y="4.179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<text:p/>
        </draw:path>
        <draw:path draw:style-name="gr1" draw:text-style-name="P1" draw:layer="layout" svg:width="0.123cm" svg:height="0.148cm" svg:x="12.943cm" svg:y="4.177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<text:p/>
        </draw:path>
        <draw:path draw:style-name="gr1" draw:text-style-name="P1" draw:layer="layout" svg:width="0.088cm" svg:height="0.144cm" svg:x="13.081cm" svg:y="4.179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096cm" svg:height="0.142cm" svg:x="13.181cm" svg:y="4.181cm" svg:viewBox="0 0 97 143" svg:d="M33 100v15c7 0 12 0 16 0h48c0 5 0 9 0 12-2 10-9 16-21 16h-57c-6 0-11-2-14-6-4-3-5-8-5-14v-122l1-1h91c1 4 2 8 2 13 0 4-1 9-3 14h-58v15 15c4 0 9-1 14-1h33c1 4 2 9 2 14 0 6-1 10-2 14h-47z">
          <text:p/>
        </draw:path>
        <draw:path draw:style-name="gr1" draw:text-style-name="P1" draw:layer="layout" svg:width="0.105cm" svg:height="0.143cm" svg:x="13.277cm" svg:y="4.181cm" svg:viewBox="0 0 106 144" svg:d="M69 27v16 100c-4 1-10 1-17 1s-12 0-17-1v-116h-13-21c-1-4-1-8-1-14 0-5 0-9 1-13h103c1 3 2 8 2 13s-2 9-4 11c-3 2-8 3-14 3h-6z">
          <text:p/>
        </draw:path>
        <draw:path draw:style-name="gr1" draw:text-style-name="P1" draw:layer="layout" svg:width="0.123cm" svg:height="0.148cm" svg:x="13.377cm" svg:y="4.177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<text:p/>
        </draw:path>
        <draw:path draw:style-name="gr1" draw:text-style-name="P1" draw:layer="layout" svg:width="0.107cm" svg:height="0.148cm" svg:x="13.54cm" svg:y="4.178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123cm" svg:height="0.148cm" svg:x="13.651cm" svg:y="4.177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<text:p/>
        </draw:path>
        <draw:path draw:style-name="gr1" draw:text-style-name="P1" draw:layer="layout" svg:width="0.114cm" svg:height="0.148cm" svg:x="13.781cm" svg:y="4.177cm" svg:viewBox="0 0 115 149" svg:d="M83 60v-2c0-22-8-32-23-32-9 0-15 4-19 13-4 8-6 20-6 35s3 27 8 34c4 9 11 12 21 12 5 0 10-1 16-3 7-2 13-7 20-12 3 3 7 6 10 11 3 4 4 8 5 11-3 4-7 6-11 9s-9 5-14 7c-6 2-11 4-16 5s-11 1-16 1c-11 0-20-2-27-6-8-4-14-9-19-16-4-7-7-14-9-24-3-9-3-18-3-28 0-12 1-23 4-33s8-18 13-24 11-11 20-14c7-3 14-4 23-4 8 0 15 1 22 3 8 2 14 5 18 9 5 4 9 8 11 14 3 5 4 12 4 18 0 12-6 18-19 18-3 0-8-1-13-2z">
          <text:p/>
        </draw:path>
        <draw:path draw:style-name="gr1" draw:text-style-name="P1" draw:layer="layout" svg:width="0.033cm" svg:height="0.144cm" svg:x="13.908cm" svg:y="4.179cm" svg:viewBox="0 0 34 145" svg:d="M0 144v-143c4-1 9-1 16-1 8 0 13 0 18 1v143c-5 1-10 1-18 1-7 0-12 0-16-1z">
          <text:p/>
        </draw:path>
        <draw:path draw:style-name="gr1" draw:text-style-name="P1" draw:layer="layout" svg:width="0.129cm" svg:height="0.145cm" svg:x="13.951cm" svg:y="4.179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<text:p/>
        </draw:path>
        <draw:path draw:style-name="gr1" draw:text-style-name="P1" draw:layer="layout" svg:width="0.088cm" svg:height="0.144cm" svg:x="14.088cm" svg:y="4.179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114cm" svg:height="0.148cm" svg:x="12.824cm" svg:y="4.374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0 4 18 0 12-6 18-19 18-3 0-8-1-13-2z">
          <text:p/>
        </draw:path>
        <draw:path draw:style-name="gr1" draw:text-style-name="P1" draw:layer="layout" svg:width="0.123cm" svg:height="0.148cm" svg:x="12.941cm" svg:y="4.374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109cm" svg:height="0.145cm" svg:x="13.079cm" svg:y="4.376cm" svg:viewBox="0 0 110 146" svg:d="M33 24v42c7 0 12 0 16 0 5-1 8-1 11-3 3-1 5-3 6-6 2-3 2-6 2-11 0-15-6-22-19-22h-9c-2 0-5 0-7 0zM33 24zM103 45c0 5-1 9-2 13s-3 8-6 11c-2 4-5 6-8 9-3 2-7 4-10 5 8 3 13 9 17 19l6 19c2 7 6 12 10 15-2 3-5 5-9 7s-9 3-14 3c-6 0-10-1-12-4-3-3-6-8-8-15l-7-23c-2-4-4-7-7-9-2-2-6-4-11-4h-9v53c-4 1-11 1-17 1-7 0-12 0-16-1v-142l1-2c12 0 22 0 31 0s15 0 20 0c7 0 14 0 20 2 7 2 13 5 17 9 5 3 8 8 10 14 3 5 4 13 4 20z">
          <text:p/>
        </draw:path>
        <draw:path draw:style-name="gr1" draw:text-style-name="P1" draw:layer="layout" svg:width="0.115cm" svg:height="0.144cm" svg:x="13.198cm" svg:y="4.376cm" svg:viewBox="0 0 116 145" svg:d="M54 120c18 0 27-17 27-47 0-31-9-48-27-48h-12c-3 0-6 0-9 0v95c3 0 6 0 9 0zM54 120zM93 135c-4 4-11 6-18 8s-15 2-24 2c-4 0-11 0-19 0-9 0-19 0-31 0l-1-2v-141l1-2c8 0 16 0 25 0 10 0 19 0 28 0 12 0 22 1 30 5s15 9 19 15c5 7 8 15 10 24s3 19 3 29c0 13-1 25-4 35-4 12-10 20-19 27z">
          <text:p/>
        </draw:path>
        <draw:path draw:style-name="gr1" draw:text-style-name="P1" draw:layer="layout" svg:width="0.123cm" svg:height="0.148cm" svg:x="13.32cm" svg:y="4.374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<text:p/>
        </draw:path>
        <draw:path draw:style-name="gr1" draw:text-style-name="P1" draw:layer="layout" svg:width="0.104cm" svg:height="0.144cm" svg:x="13.458cm" svg:y="4.376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6 5 8 8 2 4 4 7 5 11s2 8 2 12c0 15-5 25-14 32s-21 10-38 10c-6 0-13 0-21 0-9 0-19 0-31 0l-1-2v-141z">
          <text:p/>
        </draw:path>
        <draw:path draw:style-name="gr1" draw:text-style-name="P1" draw:layer="layout" svg:width="0.096cm" svg:height="0.195cm" svg:x="13.577cm" svg:y="4.324cm" svg:viewBox="0 0 97 196" svg:d="M20 28l47-28c3 2 7 5 10 10 2 5 4 9 4 14l-51 19c-2-1-4-3-7-6-1-3-3-6-3-9zM20 28zM33 153v15c7 0 12 0 16 0h48c0 5 0 9 0 12-2 10-9 16-21 16h-57c-6 0-11-2-14-6-4-3-5-8-5-14v-122l1-1h91c1 4 1 8 1 13 0 4 0 9-2 14h-58v15 16c4 0 9 0 14 0h33c1 3 2 8 2 13s-1 9-2 13h-47z">
          <text:p/>
        </draw:path>
        <draw:path draw:style-name="gr1" draw:text-style-name="P1" draw:layer="layout" svg:width="0.107cm" svg:height="0.148cm" svg:x="13.675cm" svg:y="4.374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258cm" svg:height="0.402cm" svg:x="12.232cm" svg:y="4.22cm" svg:viewBox="0 0 259 403" svg:d="M139 277c14 2 28-1 42-8 37-19 50-64 31-100-20-36-65-50-100-30-15 7-25 19-32 32-8-45 1-91 25-131l-66-40c-48 79-52 180-8 264 45 82 131 136 226 139l2-77c-45-2-88-19-120-49z">
          <text:p/>
        </draw:path>
        <draw:path draw:style-name="gr1" draw:text-style-name="P1" draw:layer="layout" svg:width="0.456cm" svg:height="0.204cm" svg:x="12.271cm" svg:y="4.095cm" svg:viewBox="0 0 457 205" svg:d="M301 10c-68-19-140-12-202 20-41 22-75 54-99 94l65 41c17-28 41-51 70-67 12-6 24-11 36-15-19 23-23 56-9 83 19 36 64 49 101 30 36-19 49-64 30-100-2-4-4-7-6-10 44 17 80 48 102 89l68-36c-34-63-89-109-156-129z">
          <text:p/>
        </draw:path>
        <draw:path draw:style-name="gr1" draw:text-style-name="P1" draw:layer="layout" svg:width="0.272cm" svg:height="0.388cm" svg:x="12.487cm" svg:y="4.234cm" svg:viewBox="0 0 273 389" svg:d="M242 0l-69 36c23 43 28 91 16 135-1-5-4-11-6-17-20-35-64-49-100-30-37 20-50 64-31 101 17 30 52 44 84 36-11 11-24 21-39 29-30 15-62 23-95 22l-2 76c2 1 5 1 8 1 43 0 87-11 125-32 129-68 178-229 109-357z">
          <text:p/>
        </draw:path>
        <draw:path draw:style-name="gr1" draw:text-style-name="P1" draw:layer="layout" svg:width="0.168cm" svg:height="0.195cm" svg:x="14.856cm" svg:y="0.935cm" svg:viewBox="0 0 169 196" svg:d="M132 10c18 9 29 26 33 51h-25c-2-14-9-24-18-30s-21-9-35-9c-18 0-33 6-44 19-12 13-18 32-18 59 0 22 5 40 15 53 9 14 25 21 47 21 17 0 31-5 41-14 11-10 17-26 17-48h-58v-21h82v100h-17l-6-24c-8 9-16 16-22 20-11 6-25 9-43 9-22 0-40-7-56-21-17-18-25-43-25-74 0-32 8-57 25-75 15-18 36-26 62-26 17 0 32 3 45 10z">
          <text:p/>
        </draw:path>
        <draw:path draw:style-name="gr1" draw:text-style-name="P1" draw:layer="layout" svg:width="0.152cm" svg:height="0.186cm" svg:x="15.055cm" svg:y="0.94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<text:p/>
        </draw:path>
        <draw:path draw:style-name="gr1" draw:text-style-name="P1" draw:layer="layout" svg:width="0.166cm" svg:height="0.186cm" svg:x="15.211cm" svg:y="0.94cm" svg:viewBox="0 0 167 187" svg:d="M113 110l-29-83-31 83zM113 110zM70 0h29l68 187h-28l-19-56h-74l-21 56h-25z">
          <text:p/>
        </draw:path>
        <draw:polygon draw:style-name="gr1" draw:text-style-name="P1" draw:layer="layout" svg:width="0.151cm" svg:height="0.186cm" svg:x="15.353cm" svg:y="0.94cm" svg:viewBox="0 0 152 187" draw:points="152,0 152,22 89,22 89,187 62,187 62,22 0,22 0,0">
          <text:p/>
        </draw:polygon>
        <draw:path draw:style-name="gr1" draw:text-style-name="P1" draw:layer="layout" svg:width="0.148cm" svg:height="0.191cm" svg:x="15.516cm" svg:y="0.94cm" svg:viewBox="0 0 149 192" svg:d="M25 0v115c0 14 3 25 8 35 8 13 21 20 39 20 22 0 36-7 45-22 4-9 6-19 6-33v-115h26v105c0 23-3 41-9 54-12 22-34 33-66 33-31 0-54-11-65-33-6-13-9-31-9-54v-105z">
          <text:p/>
        </draw:path>
        <draw:polygon draw:style-name="gr1" draw:text-style-name="P1" draw:layer="layout" svg:width="0.025cm" svg:height="0.186cm" svg:x="15.695cm" svg:y="0.94cm" svg:viewBox="0 0 26 187" draw:points="0,0 26,0 26,187 0,187">
          <text:p/>
        </draw:polygon>
        <draw:polygon draw:style-name="gr1" draw:text-style-name="P1" draw:layer="layout" svg:width="0.151cm" svg:height="0.186cm" svg:x="15.733cm" svg:y="0.94cm" svg:viewBox="0 0 152 187" draw:points="152,0 152,22 89,22 89,187 62,187 62,22 0,22 0,0">
          <text:p/>
        </draw:polygon>
        <draw:path draw:style-name="gr1" draw:text-style-name="P1" draw:layer="layout" svg:width="0.182cm" svg:height="0.196cm" svg:x="15.88cm" svg:y="0.935cm" svg:viewBox="0 0 183 197" svg:d="M142 151c10-16 15-35 15-56 0-22-5-40-17-53s-28-20-48-20c-19 0-35 6-48 20-12 13-18 32-18 59 0 21 5 38 15 52 12 14 29 21 52 21 22 0 39-8 49-23zM142 151zM165 31c12 17 18 38 18 63 0 29-7 52-21 70-16 22-41 33-72 33-29 0-52-10-69-29-14-18-21-41-21-69 0-26 6-47 18-65 16-23 41-34 73-34 33 0 58 10 74 31z">
          <text:p/>
        </draw:path>
        <draw:polygon draw:style-name="gr1" draw:text-style-name="P1" draw:layer="layout" svg:width="0.031cm" svg:height="0.195cm" svg:x="14.769cm" svg:y="0.935cm" svg:viewBox="0 0 32 196" draw:points="0,196 32,196 32,0 0,0">
          <text:p/>
        </draw:polygon>
        <draw:path draw:style-name="gr1" draw:text-style-name="P1" draw:layer="layout" svg:width="0.04cm" svg:height="0.058cm" svg:x="14.633cm" svg:y="1.912cm" svg:viewBox="0 0 41 59" svg:d="M30 40c0-4-2-6-6-6h-14v16h13c5 0 7-2 7-6zM30 40zM28 13c0-3-2-4-6-4h-12v15h12c4 0 6-2 6-6zM28 13zM0 59v-59h23c11 0 16 4 16 12v6c0 5-2 7-7 9 6 3 9 6 9 12v6c0 9-5 14-16 14z">
          <text:p/>
        </draw:path>
        <draw:path draw:style-name="gr1" draw:text-style-name="P1" draw:layer="layout" svg:width="0.037cm" svg:height="0.044cm" svg:x="14.679cm" svg:y="1.927cm" svg:viewBox="0 0 38 45" svg:d="M18 9c-6 0-8 2-8 7v12c0 5 2 8 8 8 7 0 9-3 9-8v-12c0-5-2-7-9-7zM18 9zM18 45c-15 0-18-8-18-17v-12c0-8 3-16 18-16 16 0 20 8 20 16v12c0 9-4 17-20 17z">
          <text:p/>
        </draw:path>
        <draw:polygon draw:style-name="gr1" draw:text-style-name="P1" draw:layer="layout" svg:width="0.011cm" svg:height="0.061cm" svg:x="14.724cm" svg:y="1.909cm" svg:viewBox="0 0 12 62" draw:points="0,62 0,1 12,0 12,62">
          <text:p/>
        </draw:polygon>
        <draw:path draw:style-name="gr1" draw:text-style-name="P1" draw:layer="layout" svg:width="0.034cm" svg:height="0.044cm" svg:x="14.743cm" svg:y="1.927cm" svg:viewBox="0 0 35 45" svg:d="M10 17h15v-2c0-4-1-7-7-7s-8 3-8 7zM10 17zM19 36c5 0 9 0 13-2l2 8c-5 2-10 3-15 3-15 0-19-6-19-17v-12c0-9 4-16 18-16s17 7 17 17v10h-25v2c0 5 2 7 9 7z">
          <text:p/>
        </draw:path>
        <draw:path draw:style-name="gr1" draw:text-style-name="P1" draw:layer="layout" svg:width="0.028cm" svg:height="0.056cm" svg:x="14.78cm" svg:y="1.916cm" svg:viewBox="0 0 29 57" svg:d="M29 55c-2 1-8 2-10 2-8 0-13-4-13-11v-25h-6v-9h6v-11l12-1v12h11v9h-11v23c0 3 1 4 3 4 3 0 5 0 7-1z">
          <text:p/>
        </draw:path>
        <draw:path draw:style-name="gr1" draw:text-style-name="P1" draw:layer="layout" svg:width="0.037cm" svg:height="0.044cm" svg:x="14.812cm" svg:y="1.927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1cm" svg:height="0.06cm" svg:x="14.872cm" svg:y="1.911cm" svg:viewBox="0 0 42 61" svg:d="M12 42c0 5 2 9 10 9 3 0 6-1 10-1v-18h10v26c-6 2-14 3-20 3-16 0-22-7-22-18v-26c0-12 7-17 23-17 4 0 12 0 17 1l-1 10c-5-1-12-2-17-2-8 0-10 4-10 10z">
          <text:p/>
        </draw:path>
        <draw:path draw:style-name="gr1" draw:text-style-name="P1" draw:layer="layout" svg:width="0.022cm" svg:height="0.043cm" svg:x="14.922cm" svg:y="1.927cm" svg:viewBox="0 0 23 44" svg:d="M23 9c-4 2-8 4-12 7v28h-11v-44h9l1 5c3-1 9-4 12-5z">
          <text:p/>
        </draw:path>
        <draw:path draw:style-name="gr1" draw:text-style-name="P1" draw:layer="layout" svg:width="0.033cm" svg:height="0.044cm" svg:x="14.947cm" svg:y="1.927cm" svg:viewBox="0 0 34 45" svg:d="M23 28h-9c-3 0-4 1-4 4s1 4 4 4c4 0 7-1 9-2zM23 28zM34 44h-9l-1-3c-4 3-9 4-13 4-8 0-11-5-11-13 0-9 3-13 12-13h11v-4c0-5-1-7-9-7-4 0-8 1-12 2l-1-9c4-1 10-1 14-1 15 0 19 4 19 15z">
          <text:p/>
        </draw:path>
        <draw:path draw:style-name="gr1" draw:text-style-name="P1" draw:layer="layout" svg:width="0.028cm" svg:height="0.056cm" svg:x="14.985cm" svg:y="1.916cm" svg:viewBox="0 0 29 57" svg:d="M28 55c-2 1-7 2-9 2-9 0-13-4-13-11v-25h-6v-9h6v-11l12-1v12h11l-1 9h-10v23c0 3 1 4 3 4s4 0 6-1z">
          <text:p/>
        </draw:path>
        <draw:path draw:style-name="gr1" draw:text-style-name="P1" draw:layer="layout" svg:width="0.036cm" svg:height="0.043cm" svg:x="15.018cm" svg:y="1.928cm" svg:viewBox="0 0 37 44" svg:d="M11 0v30c0 3 1 4 4 4 2 0 7-2 11-4v-30h11v43h-8l-2-3c-5 2-12 4-17 4-8 0-10-5-10-13v-31z">
          <text:p/>
        </draw:path>
        <draw:path draw:style-name="gr1" draw:text-style-name="P1" draw:layer="layout" svg:width="0.011cm" svg:height="0.061cm" svg:x="15.064cm" svg:y="1.909cm" svg:viewBox="0 0 12 62" svg:d="M0 19h12v43h-12zM0 19zM0 0h12v12h-12z">
          <text:p/>
        </draw:path>
        <draw:path draw:style-name="gr1" draw:text-style-name="P1" draw:layer="layout" svg:width="0.028cm" svg:height="0.056cm" svg:x="15.08cm" svg:y="1.916cm" svg:viewBox="0 0 29 57" svg:d="M28 55c-2 1-7 2-9 2-9 0-13-4-13-11v-25h-6v-9h6v-11l12-1v12h11l-1 9h-10v23c0 3 1 4 3 4s4 0 6-1z">
          <text:p/>
        </draw:path>
        <draw:path draw:style-name="gr1" draw:text-style-name="P1" draw:layer="layout" svg:width="0.037cm" svg:height="0.044cm" svg:x="15.112cm" svg:y="1.927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8cm" svg:height="0.058cm" svg:x="14.629cm" svg:y="1.988cm" svg:viewBox="0 0 49 59" svg:d="M12 39h25l-12-37zM12 39zM38 43h-28l-5 16h-5l20-59h8l21 59h-5z">
          <text:p/>
        </draw:path>
        <draw:path draw:style-name="gr1" draw:text-style-name="P1" draw:layer="layout" svg:width="0.031cm" svg:height="0.061cm" svg:x="14.685cm" svg:y="1.986cm" svg:viewBox="0 0 32 62" svg:d="M27 23c-5-1-9-2-15-2-5 0-7 3-7 9v20c0 5 1 8 7 8s11-3 15-6zM27 23zM0 30c0-8 3-13 13-13 5 0 9 0 14 1v-18h5v61h-5v-4c-4 3-10 5-15 5-9 0-12-4-12-12z">
          <text:p/>
        </draw:path>
        <draw:path draw:style-name="gr1" draw:text-style-name="P1" draw:layer="layout" svg:width="0.031cm" svg:height="0.043cm" svg:x="14.728cm" svg:y="2.004cm" svg:viewBox="0 0 32 44" svg:d="M5 0v35c0 3 1 4 4 4 4 0 12-2 18-5v-34h5v43h-5v-4c-5 2-13 5-19 5s-8-4-8-10v-34z">
          <text:p/>
        </draw:path>
        <draw:polygon draw:style-name="gr1" draw:text-style-name="P1" draw:layer="layout" svg:width="0.005cm" svg:height="0.061cm" svg:x="14.772cm" svg:y="1.986cm" svg:viewBox="0 0 6 62" draw:points="0,62 0,0 6,0 6,62">
          <text:p/>
        </draw:polygon>
        <draw:path draw:style-name="gr1" draw:text-style-name="P1" draw:layer="layout" svg:width="0.027cm" svg:height="0.054cm" svg:x="14.785cm" svg:y="1.993cm" svg:viewBox="0 0 28 55" svg:d="M28 53c-2 1-6 2-10 2-6 0-9-3-9-9v-31h-9v-5h9v-10h5v10h14l-1 5h-13v30c0 4 0 5 5 5 3 0 6 0 8-1z">
          <text:p/>
        </draw:path>
        <draw:path draw:style-name="gr1" draw:text-style-name="P1" draw:layer="layout" svg:width="0.033cm" svg:height="0.044cm" svg:x="14.818cm" svg:y="2.003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27cm" svg:height="0.044cm" svg:x="14.86cm" svg:y="2.003cm" svg:viewBox="0 0 28 45" svg:d="M13 45c-4 0-10-1-13-2v-4c4 1 10 1 13 1 9 0 10-1 10-7s0-6-11-9-12-6-12-14c0-7 3-10 15-10 4 0 9 0 13 1l-1 4c-3 0-9-1-13-1-8 0-9 2-9 7s0 6 9 8c14 4 14 6 14 14s-3 12-15 12z">
          <text:p/>
        </draw:path>
        <draw:polygon draw:style-name="gr1" draw:text-style-name="P1" draw:layer="layout" svg:width="0.055cm" svg:height="0.058cm" svg:x="14.914cm" svg:y="1.988cm" svg:viewBox="0 0 56 59" draw:points="50,5 32,51 24,51 6,5 5,59 0,59 1,0 9,0 28,48 47,0 54,0 56,59 51,59">
          <text:p/>
        </draw:polygon>
        <draw:path draw:style-name="gr1" draw:text-style-name="P1" draw:layer="layout" svg:width="0.03cm" svg:height="0.044cm" svg:x="14.98cm" svg:y="2.003cm" svg:viewBox="0 0 31 45" svg:d="M26 26h-14c-6 0-7 1-7 7 0 5 1 7 7 7 5 0 10-1 14-4zM26 26zM31 44h-5v-3c-4 2-9 4-15 4-8 0-11-4-11-12 0-9 4-13 12-13h14v-8c0-6-3-8-10-8-6 0-10 1-14 1l-1-4c4-1 9-1 13-1 12 0 17 4 17 12z">
          <text:p/>
        </draw:path>
        <draw:polygon draw:style-name="gr1" draw:text-style-name="P1" draw:layer="layout" svg:width="0.037cm" svg:height="0.06cm" svg:x="15.015cm" svg:y="2.004cm" svg:viewBox="0 0 38 61" draw:points="23,43 16,61 11,61 18,43 15,43 0,0 5,0 19,40 33,0 38,0">
          <text:p/>
        </draw:polygon>
        <draw:path draw:style-name="gr1" draw:text-style-name="P1" draw:layer="layout" svg:width="0.033cm" svg:height="0.044cm" svg:x="15.056cm" svg:y="2.003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19cm" svg:height="0.043cm" svg:x="15.1cm" svg:y="2.003cm" svg:viewBox="0 0 20 44" svg:d="M20 5c-4 1-10 5-14 7v32h-6v-44h4v7c6-3 10-6 15-7z">
          <text:p/>
        </draw:path>
        <draw:path draw:style-name="gr1" draw:text-style-name="P1" draw:layer="layout" svg:width="0.031cm" svg:height="0.044cm" svg:x="15.123cm" svg:y="2.003cm" svg:viewBox="0 0 32 45" svg:d="M5 19h22v-4c0-7-3-11-12-11-8 0-10 4-10 11zM5 19zM17 40c4 0 9 0 13-2l1 4c-4 2-10 3-16 3-12 0-15-6-15-16v-14c0-9 3-15 15-15 13 0 17 6 17 15v9h-27v6c0 7 2 10 12 10z">
          <text:p/>
        </draw:path>
        <draw:path draw:style-name="gr1" draw:text-style-name="P1" draw:layer="layout" svg:width="0.027cm" svg:height="0.044cm" svg:x="15.164cm" svg:y="2.003cm" svg:viewBox="0 0 28 45" svg:d="M13 45c-4 0-10-1-13-2v-4c4 1 10 1 13 1 9 0 10-1 10-7s0-6-11-9-12-6-12-14c0-7 3-10 15-10 4 0 9 0 13 1l-1 4c-3 0-9-1-13-1-8 0-9 2-9 7s0 6 9 8c13 4 14 6 14 14s-3 12-15 12z">
          <text:p/>
        </draw:path>
        <draw:path draw:style-name="gr1" draw:text-style-name="P1" draw:layer="layout" svg:width="0.273cm" svg:height="0.327cm" svg:x="14.641cm" svg:y="1.562cm" svg:viewBox="0 0 274 328" svg:d="M189 154c1-5 0-9-3-12s-6-4-11-4h-12c-7 0-15 0-21 0-7 1-13 1-18 2-6 1-12 2-17 2l-16 123h65c13 0 20-6 21-19zM189 154zM259 253c-3 24-12 42-27 55s-35 20-58 20h-174l42-328h83l-11 84c62-8 98-10 98-10 22 0 38 7 49 20 11 12 15 29 12 51z">
          <text:p/>
        </draw:path>
        <draw:path draw:style-name="gr1" draw:text-style-name="P1" draw:layer="layout" svg:width="0.266cm" svg:height="0.256cm" svg:x="14.927cm" svg:y="1.638cm" svg:viewBox="0 0 267 257" svg:d="M111 191c6 0 12-1 19-1 6-1 12-3 18-4 7-1 14-3 20-5l4-28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<text:p/>
        </draw:path>
        <draw:path draw:style-name="gr1" draw:text-style-name="P1" draw:layer="layout" svg:width="0.404cm" svg:height="0.246cm" svg:x="15.201cm" svg:y="1.643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<text:p/>
        </draw:path>
        <draw:path draw:style-name="gr1" draw:text-style-name="P1" draw:layer="layout" svg:width="1.285cm" svg:height="0.714cm" svg:x="14.606cm" svg:y="1.459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2 1 1 1 1 2 1s106 4 150 4c41 0 57-74 57-77 1-4 55-387 66-518 3-41-4-72-23-92z">
          <text:p/>
        </draw:path>
        <draw:path draw:style-name="gr1" draw:text-style-name="P1" draw:layer="layout" svg:width="0.083cm" svg:height="0.065cm" svg:x="15.093cm" svg:y="1.824cm" svg:viewBox="0 0 84 66" svg:d="M0 43c0 0 52-31 84-43v1l-83 65z">
          <text:p/>
        </draw:path>
        <draw:path draw:style-name="gr1" draw:text-style-name="P1" draw:layer="layout" svg:width="0.145cm" svg:height="0.186cm" svg:x="14.862cm" svg:y="2.88cm" svg:viewBox="0 0 146 187" svg:d="M80 166c16 0 27-5 35-14 4-5 6-13 6-21 0-14-6-23-19-28-7-2-15-4-26-4h-52v67zM80 166zM72 79c10 0 19-1 25-4 9-5 15-13 15-25 0-14-6-22-16-26-6-2-14-4-25-4h-47v59zM72 79zM0 0h81c22 0 39 6 48 19 6 8 8 16 8 26 0 13-3 23-10 30-3 4-8 8-15 11 10 4 17 8 22 12 8 9 12 20 12 34 0 13-4 24-11 33-11 15-30 22-55 22h-80z">
          <text:p/>
        </draw:path>
        <draw:path draw:style-name="gr1" draw:text-style-name="P1" draw:layer="layout" svg:width="0.182cm" svg:height="0.196cm" svg:x="15.014cm" svg:y="2.875cm" svg:viewBox="0 0 183 197" svg:d="M143 150c10-15 15-34 15-55 0-22-6-40-18-53s-28-20-48-20c-19 0-35 6-48 20-12 13-18 32-18 59 0 21 5 38 15 52 12 14 29 21 52 21s39-8 50-24zM143 150zM165 31c12 17 18 38 18 63 0 29-7 52-21 70-16 22-41 33-72 33-28 0-52-10-68-29-15-18-22-41-22-69 0-26 6-47 18-65 16-23 41-34 73-34 33 0 58 10 74 31z">
          <text:p/>
        </draw:path>
        <draw:polygon draw:style-name="gr1" draw:text-style-name="P1" draw:layer="layout" svg:width="0.119cm" svg:height="0.186cm" svg:x="15.213cm" svg:y="2.88cm" svg:viewBox="0 0 120 187" draw:points="0,0 25,0 25,165 120,165 120,187 0,187">
          <text:p/>
        </draw:polygon>
        <draw:polygon draw:style-name="gr1" draw:text-style-name="P1" draw:layer="layout" svg:width="0.137cm" svg:height="0.186cm" svg:x="15.347cm" svg:y="2.88cm" svg:viewBox="0 0 138 187" draw:points="0,0 136,0 136,22 24,22 24,80 128,80 128,101 24,101 24,165 138,165 138,187 0,187">
          <text:p/>
        </draw:polygon>
        <draw:polygon draw:style-name="gr1" draw:text-style-name="P1" draw:layer="layout" svg:width="0.151cm" svg:height="0.186cm" svg:x="15.489cm" svg:y="2.88cm" svg:viewBox="0 0 152 187" draw:points="152,0 152,22 89,22 89,187 62,187 62,22 0,22 0,0">
          <text:p/>
        </draw:polygon>
        <draw:path draw:style-name="gr1" draw:text-style-name="P1" draw:layer="layout" svg:width="0.182cm" svg:height="0.196cm" svg:x="15.637cm" svg:y="2.875cm" svg:viewBox="0 0 183 197" svg:d="M143 150c10-15 15-34 15-55 0-22-6-40-18-53s-28-20-48-20c-19 0-35 6-48 20-12 13-18 32-18 59 0 21 5 38 15 52 12 14 29 21 52 21 22 0 39-8 50-24zM143 150zM165 31c12 17 18 38 18 63 0 29-7 52-21 70-16 22-41 33-72 33-29 0-52-10-69-29-14-18-21-41-21-69 0-26 6-47 18-65 16-23 41-34 73-34 33 0 58 10 74 31z">
          <text:p/>
        </draw:path>
        <draw:path draw:style-name="gr1" draw:text-style-name="P1" draw:layer="layout" svg:width="0.168cm" svg:height="0.195cm" svg:x="14.856cm" svg:y="3.478cm" svg:viewBox="0 0 169 196" svg:d="M132 10c18 9 29 26 33 51h-25c-2-14-9-24-18-30s-21-9-35-9c-18 0-33 6-44 19-12 13-18 32-18 59 0 22 5 40 15 53 9 14 25 21 47 21 17 0 31-5 41-14 11-10 17-26 17-48h-58v-21h82v100h-17l-6-24c-8 9-16 16-22 20-11 6-25 9-43 9-22 0-40-7-56-21-17-18-25-43-25-74 0-32 8-57 25-75 15-18 36-26 62-26 17 0 32 3 45 10z">
          <text:p/>
        </draw:path>
        <draw:path draw:style-name="gr1" draw:text-style-name="P1" draw:layer="layout" svg:width="0.152cm" svg:height="0.186cm" svg:x="15.055cm" svg:y="3.482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<text:p/>
        </draw:path>
        <draw:path draw:style-name="gr1" draw:text-style-name="P1" draw:layer="layout" svg:width="0.166cm" svg:height="0.186cm" svg:x="15.211cm" svg:y="3.482cm" svg:viewBox="0 0 167 187" svg:d="M113 110l-29-83-31 83zM113 110zM70 0h29l68 187h-28l-19-56h-74l-21 56h-25z">
          <text:p/>
        </draw:path>
        <draw:polygon draw:style-name="gr1" draw:text-style-name="P1" draw:layer="layout" svg:width="0.151cm" svg:height="0.186cm" svg:x="15.353cm" svg:y="3.482cm" svg:viewBox="0 0 152 187" draw:points="152,0 152,22 89,22 89,187 62,187 62,22 0,22 0,0">
          <text:p/>
        </draw:polygon>
        <draw:path draw:style-name="gr1" draw:text-style-name="P1" draw:layer="layout" svg:width="0.148cm" svg:height="0.191cm" svg:x="15.516cm" svg:y="3.482cm" svg:viewBox="0 0 149 192" svg:d="M25 0v115c0 14 3 25 8 35 8 13 21 20 39 20 22 0 36-7 45-22 4-9 6-19 6-33v-115h26v105c0 23-3 41-9 54-12 22-34 33-66 33-31 0-54-11-65-33-6-13-9-31-9-54v-105z">
          <text:p/>
        </draw:path>
        <draw:polygon draw:style-name="gr1" draw:text-style-name="P1" draw:layer="layout" svg:width="0.025cm" svg:height="0.186cm" svg:x="15.695cm" svg:y="3.482cm" svg:viewBox="0 0 26 187" draw:points="0,0 26,0 26,187 0,187">
          <text:p/>
        </draw:polygon>
        <draw:polygon draw:style-name="gr1" draw:text-style-name="P1" draw:layer="layout" svg:width="0.151cm" svg:height="0.186cm" svg:x="15.733cm" svg:y="3.482cm" svg:viewBox="0 0 152 187" draw:points="152,0 152,22 89,22 89,187 62,187 62,22 0,22 0,0">
          <text:p/>
        </draw:polygon>
        <draw:path draw:style-name="gr1" draw:text-style-name="P1" draw:layer="layout" svg:width="0.182cm" svg:height="0.196cm" svg:x="15.88cm" svg:y="3.477cm" svg:viewBox="0 0 183 197" svg:d="M142 151c10-16 15-35 15-56 0-22-5-40-17-53s-28-20-48-20c-19 0-35 6-48 20-12 13-18 32-18 59 0 21 5 38 15 52 12 14 29 21 52 21 22 0 39-8 49-23zM142 151zM165 31c12 17 18 38 18 63 0 29-7 52-21 70-16 22-41 33-72 33-29 0-52-10-69-29-14-18-21-41-21-69 0-26 6-47 18-65 16-23 41-34 73-34 33 0 58 10 74 31z">
          <text:p/>
        </draw:path>
        <draw:polygon draw:style-name="gr1" draw:text-style-name="P1" draw:layer="layout" svg:width="0.128cm" svg:height="0.173cm" svg:x="14.864cm" svg:y="3.193cm" svg:viewBox="0 0 129 174" draw:points="0,0 128,0 128,21 22,21 22,73 120,73 120,94 22,94 22,153 129,153 129,174 0,174">
          <text:p/>
        </draw:polygon>
        <draw:path draw:style-name="gr1" draw:text-style-name="P1" draw:layer="layout" svg:width="0.142cm" svg:height="0.173cm" svg:x="15.012cm" svg:y="3.193cm" svg:viewBox="0 0 143 174" svg:d="M65 154c8 0 15 0 20-2 9-3 16-9 23-18 4-8 7-17 9-28 2-6 2-12 2-18 0-21-4-38-14-51-8-11-21-17-40-17h-42v134zM65 154zM0 0h70c24 0 43 8 56 25 11 15 17 36 17 59 0 19-3 35-10 51-12 26-34 39-63 39h-70z">
          <text:p/>
        </draw:path>
        <draw:path draw:style-name="gr1" draw:text-style-name="P1" draw:layer="layout" svg:width="0.137cm" svg:height="0.178cm" svg:x="15.176cm" svg:y="3.193cm" svg:viewBox="0 0 138 179" svg:d="M23 0v107c0 13 3 23 8 33 7 12 18 19 35 19 21 0 35-7 42-21 4-8 6-18 6-31v-107h24v98c0 21-3 38-9 50-10 21-30 31-61 31-29 0-49-10-60-31-6-12-8-29-8-50v-98z">
          <text:p/>
        </draw:path>
        <draw:path draw:style-name="gr1" draw:text-style-name="P1" draw:layer="layout" svg:width="0.152cm" svg:height="0.182cm" svg:x="15.329cm" svg:y="3.188cm" svg:viewBox="0 0 153 183" svg:d="M131 17c12 11 19 24 20 39h-23c-2-11-7-20-15-26-8-7-18-10-32-10-18 0-32 6-42 18s-15 30-15 56c0 20 4 37 14 49 9 13 23 19 42 19 18 0 30-6 39-20 5-7 9-16 11-27h23c-2 18-9 33-20 46-14 14-32 22-55 22-21 0-38-6-52-18-17-17-26-41-26-76 0-26 6-47 20-63 14-18 34-26 61-26 21 0 38 5 50 17z">
          <text:p/>
        </draw:path>
        <draw:path draw:style-name="gr1" draw:text-style-name="P1" draw:layer="layout" svg:width="0.155cm" svg:height="0.173cm" svg:x="15.485cm" svg:y="3.193cm" svg:viewBox="0 0 156 174" svg:d="M105 103l-28-78-28 78zM105 103zM65 0h28l63 174h-26l-18-52h-70l-18 52h-24z">
          <text:p/>
        </draw:path>
        <draw:polygon draw:style-name="gr1" draw:text-style-name="P1" draw:layer="layout" svg:width="0.141cm" svg:height="0.173cm" svg:x="15.617cm" svg:y="3.193cm" svg:viewBox="0 0 142 174" draw:points="142,0 142,20 83,20 83,174 59,174 59,20 0,20 0,0">
          <text:p/>
        </draw:polygon>
        <draw:polygon draw:style-name="gr1" draw:text-style-name="P1" draw:layer="layout" svg:width="0.024cm" svg:height="0.173cm" svg:x="15.773cm" svg:y="3.193cm" svg:viewBox="0 0 25 174" draw:points="0,0 25,0 25,174 0,174">
          <text:p/>
        </draw:polygon>
        <draw:polygon draw:style-name="gr1" draw:text-style-name="P1" draw:layer="layout" svg:width="0.152cm" svg:height="0.173cm" svg:x="15.81cm" svg:y="3.193cm" svg:viewBox="0 0 153 174" draw:points="25,0 76,148 127,0 153,0 89,174 64,174 0,0">
          <text:p/>
        </draw:polygon>
        <draw:path draw:style-name="gr1" draw:text-style-name="P1" draw:layer="layout" svg:width="0.169cm" svg:height="0.183cm" svg:x="15.963cm" svg:y="3.188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<text:p/>
        </draw:path>
        <draw:polygon draw:style-name="gr1" draw:text-style-name="P1" draw:layer="layout" svg:width="0.031cm" svg:height="0.186cm" svg:x="14.769cm" svg:y="2.879cm" svg:viewBox="0 0 32 187" draw:points="0,187 32,187 32,0 0,0">
          <text:p/>
        </draw:polygon>
        <draw:polygon draw:style-name="gr1" draw:text-style-name="P1" draw:layer="layout" svg:width="0.031cm" svg:height="0.173cm" svg:x="14.769cm" svg:y="3.193cm" svg:viewBox="0 0 32 174" draw:points="0,174 32,174 32,0 0,0">
          <text:p/>
        </draw:polygon>
        <draw:polygon draw:style-name="gr1" draw:text-style-name="P1" draw:layer="layout" svg:width="0.031cm" svg:height="0.195cm" svg:x="14.769cm" svg:y="3.477cm" svg:viewBox="0 0 32 196" draw:points="0,196 32,196 32,0 0,0">
          <text:p/>
        </draw:polygon>
        <draw:path draw:style-name="gr1" draw:text-style-name="P1" draw:layer="layout" svg:width="0.04cm" svg:height="0.058cm" svg:x="14.633cm" svg:y="4.454cm" svg:viewBox="0 0 41 59" svg:d="M30 40c0-4-2-6-6-6h-14v16h13c5 0 7-2 7-6zM30 40zM28 13c0-3-2-4-6-4h-12v15h12c4 0 6-2 6-6zM28 13zM0 59v-59h23c11 0 16 4 16 12v6c0 5-2 7-7 9 6 3 9 6 9 12v6c0 9-5 14-16 14z">
          <text:p/>
        </draw:path>
        <draw:path draw:style-name="gr1" draw:text-style-name="P1" draw:layer="layout" svg:width="0.037cm" svg:height="0.044cm" svg:x="14.679cm" svg:y="4.469cm" svg:viewBox="0 0 38 45" svg:d="M18 9c-6 0-8 2-8 7v12c0 5 2 8 8 8 7 0 9-3 9-8v-12c0-5-2-7-9-7zM18 9zM18 45c-15 0-18-8-18-17v-12c0-8 3-16 18-16 16 0 20 8 20 16v12c0 9-4 17-20 17z">
          <text:p/>
        </draw:path>
        <draw:polygon draw:style-name="gr1" draw:text-style-name="P1" draw:layer="layout" svg:width="0.011cm" svg:height="0.061cm" svg:x="14.724cm" svg:y="4.451cm" svg:viewBox="0 0 12 62" draw:points="0,62 0,1 12,0 12,62">
          <text:p/>
        </draw:polygon>
        <draw:path draw:style-name="gr1" draw:text-style-name="P1" draw:layer="layout" svg:width="0.034cm" svg:height="0.044cm" svg:x="14.743cm" svg:y="4.469cm" svg:viewBox="0 0 35 45" svg:d="M10 17h15v-2c0-4-1-7-7-7s-8 3-8 7zM10 17zM19 36c5 0 9 0 13-2l2 8c-5 2-10 3-15 3-15 0-19-6-19-17v-12c0-9 4-16 18-16s17 7 17 17v10h-25v2c0 5 2 7 9 7z">
          <text:p/>
        </draw:path>
        <draw:path draw:style-name="gr1" draw:text-style-name="P1" draw:layer="layout" svg:width="0.028cm" svg:height="0.056cm" svg:x="14.78cm" svg:y="4.458cm" svg:viewBox="0 0 29 57" svg:d="M29 55c-2 1-8 2-10 2-8 0-13-4-13-11v-25h-6v-9h6v-11l12-1v12h11v9h-11v23c0 3 1 4 3 4 3 0 5 0 7-1z">
          <text:p/>
        </draw:path>
        <draw:path draw:style-name="gr1" draw:text-style-name="P1" draw:layer="layout" svg:width="0.037cm" svg:height="0.044cm" svg:x="14.812cm" svg:y="4.469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1cm" svg:height="0.06cm" svg:x="14.872cm" svg:y="4.454cm" svg:viewBox="0 0 42 61" svg:d="M12 42c0 5 2 9 10 9 3 0 6-1 10-1v-18h10v26c-6 2-14 3-20 3-16 0-22-7-22-18v-26c0-12 7-17 23-17 4 0 12 0 17 1l-1 10c-5-1-12-2-17-2-8 0-10 4-10 10z">
          <text:p/>
        </draw:path>
        <draw:path draw:style-name="gr1" draw:text-style-name="P1" draw:layer="layout" svg:width="0.022cm" svg:height="0.043cm" svg:x="14.922cm" svg:y="4.469cm" svg:viewBox="0 0 23 44" svg:d="M23 9c-4 2-8 4-12 7v28h-11v-44h9l1 5c3-1 9-4 12-5z">
          <text:p/>
        </draw:path>
        <draw:path draw:style-name="gr1" draw:text-style-name="P1" draw:layer="layout" svg:width="0.033cm" svg:height="0.044cm" svg:x="14.947cm" svg:y="4.469cm" svg:viewBox="0 0 34 45" svg:d="M23 28h-9c-3 0-4 1-4 4s1 4 4 4c4 0 7-1 9-2zM23 28zM34 44h-9l-1-3c-4 3-9 4-13 4-8 0-11-5-11-13 0-9 3-13 12-13h11v-4c0-5-1-7-9-7-4 0-8 1-12 2l-1-9c4-1 10-1 14-1 15 0 19 4 19 15z">
          <text:p/>
        </draw:path>
        <draw:path draw:style-name="gr1" draw:text-style-name="P1" draw:layer="layout" svg:width="0.028cm" svg:height="0.056cm" svg:x="14.985cm" svg:y="4.458cm" svg:viewBox="0 0 29 57" svg:d="M28 55c-2 1-7 2-9 2-9 0-13-4-13-11v-25h-6v-9h6v-11l12-1v12h11l-1 9h-10v23c0 3 1 4 3 4s4 0 6-1z">
          <text:p/>
        </draw:path>
        <draw:path draw:style-name="gr1" draw:text-style-name="P1" draw:layer="layout" svg:width="0.036cm" svg:height="0.043cm" svg:x="15.018cm" svg:y="4.47cm" svg:viewBox="0 0 37 44" svg:d="M11 0v30c0 3 1 4 4 4 2 0 7-2 11-4v-30h11v43h-8l-2-3c-5 2-12 4-17 4-8 0-10-5-10-13v-31z">
          <text:p/>
        </draw:path>
        <draw:path draw:style-name="gr1" draw:text-style-name="P1" draw:layer="layout" svg:width="0.011cm" svg:height="0.061cm" svg:x="15.064cm" svg:y="4.452cm" svg:viewBox="0 0 12 62" svg:d="M0 18h12v44h-12zM0 18zM0 0h12v12h-12z">
          <text:p/>
        </draw:path>
        <draw:path draw:style-name="gr1" draw:text-style-name="P1" draw:layer="layout" svg:width="0.028cm" svg:height="0.056cm" svg:x="15.08cm" svg:y="4.458cm" svg:viewBox="0 0 29 57" svg:d="M28 55c-2 1-7 2-9 2-9 0-13-4-13-11v-25h-6v-9h6v-11l12-1v12h11l-1 9h-10v23c0 3 1 4 3 4s4 0 6-1z">
          <text:p/>
        </draw:path>
        <draw:path draw:style-name="gr1" draw:text-style-name="P1" draw:layer="layout" svg:width="0.037cm" svg:height="0.044cm" svg:x="15.112cm" svg:y="4.469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8cm" svg:height="0.058cm" svg:x="14.629cm" svg:y="4.531cm" svg:viewBox="0 0 49 59" svg:d="M12 39h25l-12-37zM12 39zM38 43h-28l-5 16h-5l20-59h8l21 59h-5z">
          <text:p/>
        </draw:path>
        <draw:path draw:style-name="gr1" draw:text-style-name="P1" draw:layer="layout" svg:width="0.031cm" svg:height="0.061cm" svg:x="14.685cm" svg:y="4.528cm" svg:viewBox="0 0 32 62" svg:d="M27 23c-5-1-9-2-15-2-5 0-7 3-7 9v20c0 5 1 8 7 8s11-3 15-6zM27 23zM0 30c0-8 3-13 13-13 5 0 9 0 14 1v-18h5v61h-5v-4c-4 3-10 5-15 5-9 0-12-4-12-12z">
          <text:p/>
        </draw:path>
        <draw:path draw:style-name="gr1" draw:text-style-name="P1" draw:layer="layout" svg:width="0.031cm" svg:height="0.043cm" svg:x="14.728cm" svg:y="4.547cm" svg:viewBox="0 0 32 44" svg:d="M5 0v35c0 3 1 4 4 4 4 0 12-2 18-5v-34h5v43h-5v-4c-5 2-13 5-19 5s-8-4-8-10v-34z">
          <text:p/>
        </draw:path>
        <draw:polygon draw:style-name="gr1" draw:text-style-name="P1" draw:layer="layout" svg:width="0.005cm" svg:height="0.061cm" svg:x="14.772cm" svg:y="4.528cm" svg:viewBox="0 0 6 62" draw:points="0,62 0,0 6,0 6,62">
          <text:p/>
        </draw:polygon>
        <draw:path draw:style-name="gr1" draw:text-style-name="P1" draw:layer="layout" svg:width="0.027cm" svg:height="0.054cm" svg:x="14.785cm" svg:y="4.536cm" svg:viewBox="0 0 28 55" svg:d="M28 53c-2 1-6 2-10 2-6 0-9-3-9-9v-31h-9v-5h9v-10h5v10h14l-1 5h-13v30c0 4 0 5 5 5 3 0 6 0 8-1z">
          <text:p/>
        </draw:path>
        <draw:path draw:style-name="gr1" draw:text-style-name="P1" draw:layer="layout" svg:width="0.033cm" svg:height="0.044cm" svg:x="14.818cm" svg:y="4.546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27cm" svg:height="0.044cm" svg:x="14.86cm" svg:y="4.546cm" svg:viewBox="0 0 28 45" svg:d="M13 45c-4 0-10-1-13-2v-4c4 1 10 1 13 1 9 0 10-1 10-7s0-6-11-9-12-6-12-14c0-7 3-10 15-10 4 0 9 0 13 1l-1 4c-3 0-9-1-13-1-8 0-9 2-9 7s0 6 9 8c14 4 14 6 14 14s-3 12-15 12z">
          <text:p/>
        </draw:path>
        <draw:polygon draw:style-name="gr1" draw:text-style-name="P1" draw:layer="layout" svg:width="0.055cm" svg:height="0.058cm" svg:x="14.914cm" svg:y="4.531cm" svg:viewBox="0 0 56 59" draw:points="50,5 32,51 24,51 6,5 5,59 0,59 1,0 9,0 28,48 47,0 54,0 56,59 51,59">
          <text:p/>
        </draw:polygon>
        <draw:path draw:style-name="gr1" draw:text-style-name="P1" draw:layer="layout" svg:width="0.03cm" svg:height="0.044cm" svg:x="14.98cm" svg:y="4.546cm" svg:viewBox="0 0 31 45" svg:d="M26 26h-14c-6 0-7 1-7 7 0 5 1 7 7 7 5 0 10-1 14-4zM26 26zM31 44h-5v-3c-4 2-9 4-15 4-8 0-11-4-11-12 0-9 4-13 12-13h14v-8c0-6-3-8-10-8-6 0-10 1-14 1l-1-4c4-1 9-1 13-1 12 0 17 4 17 12z">
          <text:p/>
        </draw:path>
        <draw:polygon draw:style-name="gr1" draw:text-style-name="P1" draw:layer="layout" svg:width="0.037cm" svg:height="0.06cm" svg:x="15.015cm" svg:y="4.547cm" svg:viewBox="0 0 38 61" draw:points="23,43 16,61 11,61 18,43 15,43 0,0 5,0 19,40 33,0 38,0">
          <text:p/>
        </draw:polygon>
        <draw:path draw:style-name="gr1" draw:text-style-name="P1" draw:layer="layout" svg:width="0.033cm" svg:height="0.044cm" svg:x="15.056cm" svg:y="4.546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19cm" svg:height="0.043cm" svg:x="15.1cm" svg:y="4.546cm" svg:viewBox="0 0 20 44" svg:d="M20 5c-4 1-10 5-14 7v32h-6v-44h4v7c6-3 10-6 15-7z">
          <text:p/>
        </draw:path>
        <draw:path draw:style-name="gr1" draw:text-style-name="P1" draw:layer="layout" svg:width="0.031cm" svg:height="0.044cm" svg:x="15.123cm" svg:y="4.546cm" svg:viewBox="0 0 32 45" svg:d="M5 19h22v-4c0-7-3-11-12-11-8 0-10 4-10 11zM5 19zM17 40c4 0 9 0 13-2l1 4c-4 2-10 3-16 3-12 0-15-6-15-16v-14c0-9 3-15 15-15 13 0 17 6 17 15v9h-27v6c0 7 2 10 12 10z">
          <text:p/>
        </draw:path>
        <draw:path draw:style-name="gr1" draw:text-style-name="P1" draw:layer="layout" svg:width="0.027cm" svg:height="0.044cm" svg:x="15.164cm" svg:y="4.546cm" svg:viewBox="0 0 28 45" svg:d="M13 45c-4 0-10-1-13-2v-4c4 1 10 1 13 1 9 0 10-1 10-7s0-6-11-9-12-6-12-14c0-7 3-10 15-10 4 0 9 0 13 1l-1 4c-3 0-9-1-13-1-8 0-9 2-9 7s0 6 9 8c13 4 14 6 14 14s-3 12-15 12z">
          <text:p/>
        </draw:path>
        <draw:path draw:style-name="gr1" draw:text-style-name="P1" draw:layer="layout" svg:width="0.273cm" svg:height="0.327cm" svg:x="14.641cm" svg:y="4.104cm" svg:viewBox="0 0 274 328" svg:d="M189 154c1-5 0-9-3-12s-6-4-11-4h-12c-7 0-15 0-21 0-7 1-13 1-18 2-6 1-12 2-17 2l-16 123h65c13 0 20-6 21-19zM189 154zM259 253c-3 23-12 42-27 55s-35 20-58 20h-174l42-328h83l-11 84c62-8 98-10 98-10 22 0 38 7 49 20 11 12 15 29 12 51z">
          <text:p/>
        </draw:path>
        <draw:path draw:style-name="gr1" draw:text-style-name="P1" draw:layer="layout" svg:width="0.266cm" svg:height="0.256cm" svg:x="14.927cm" svg:y="4.18cm" svg:viewBox="0 0 267 257" svg:d="M111 191c6 0 12-1 19-2 6 0 12-2 18-3 7-1 14-3 20-4l4-29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<text:p/>
        </draw:path>
        <draw:path draw:style-name="gr1" draw:text-style-name="P1" draw:layer="layout" svg:width="0.404cm" svg:height="0.246cm" svg:x="15.201cm" svg:y="4.185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<text:p/>
        </draw:path>
        <draw:path draw:style-name="gr1" draw:text-style-name="P1" draw:layer="layout" svg:width="1.285cm" svg:height="0.714cm" svg:x="14.606cm" svg:y="4.002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2 1 1 1 1 2 1s106 4 150 4c41 0 57-74 57-77 1-4 55-387 66-518 3-41-4-72-23-92z">
          <text:p/>
        </draw:path>
        <draw:path draw:style-name="gr1" draw:text-style-name="P1" draw:layer="layout" svg:width="0.083cm" svg:height="0.065cm" svg:x="15.093cm" svg:y="4.366cm" svg:viewBox="0 0 84 66" svg:d="M0 43c0 0 52-31 84-43v1l-83 65z">
          <text:p/>
        </draw:path>
        <draw:path draw:style-name="gr1" draw:text-style-name="P1" draw:layer="layout" svg:width="0.145cm" svg:height="0.186cm" svg:x="10.675cm" svg:y="5.256cm" svg:viewBox="0 0 146 187" svg:d="M80 166c16 0 27-5 35-14 4-5 6-13 6-21 0-14-6-23-19-28-7-2-15-4-26-4h-52v67zM80 166zM72 79c10 0 19-1 25-4 9-5 15-13 15-25 0-14-6-22-16-26-6-2-14-4-25-4h-47v59zM72 79zM0 0h81c22 0 39 6 48 19 6 8 8 16 8 27 0 12-3 22-10 29-3 4-8 8-15 11 10 4 17 8 22 12 8 9 12 20 12 34 0 13-4 24-11 33-11 15-30 22-55 22h-80z">
          <text:p/>
        </draw:path>
        <draw:path draw:style-name="gr1" draw:text-style-name="P1" draw:layer="layout" svg:width="0.182cm" svg:height="0.196cm" svg:x="10.826cm" svg:y="5.251cm" svg:viewBox="0 0 183 197" svg:d="M143 151c10-16 15-35 15-56 0-22-6-40-18-53s-28-20-48-20c-19 0-35 6-48 20-12 13-18 32-18 59 0 21 5 38 15 52 12 14 29 21 52 21s39-8 50-23zM143 151zM165 31c12 17 18 38 18 63 0 29-7 52-21 70-16 22-41 33-72 33-28 0-52-10-68-29-15-18-22-41-22-69 0-26 6-47 18-65 16-23 41-34 73-34 33 0 58 10 74 31z">
          <text:p/>
        </draw:path>
        <draw:polygon draw:style-name="gr1" draw:text-style-name="P1" draw:layer="layout" svg:width="0.119cm" svg:height="0.186cm" svg:x="11.026cm" svg:y="5.256cm" svg:viewBox="0 0 120 187" draw:points="0,0 25,0 25,165 120,165 120,187 0,187">
          <text:p/>
        </draw:polygon>
        <draw:polygon draw:style-name="gr1" draw:text-style-name="P1" draw:layer="layout" svg:width="0.137cm" svg:height="0.186cm" svg:x="11.16cm" svg:y="5.256cm" svg:viewBox="0 0 138 187" draw:points="0,0 136,0 136,22 24,22 24,80 128,80 128,101 24,101 24,165 138,165 138,187 0,187">
          <text:p/>
        </draw:polygon>
        <draw:polygon draw:style-name="gr1" draw:text-style-name="P1" draw:layer="layout" svg:width="0.151cm" svg:height="0.186cm" svg:x="11.302cm" svg:y="5.256cm" svg:viewBox="0 0 152 187" draw:points="152,0 152,22 89,22 89,187 62,187 62,22 0,22 0,0">
          <text:p/>
        </draw:polygon>
        <draw:path draw:style-name="gr1" draw:text-style-name="P1" draw:layer="layout" svg:width="0.182cm" svg:height="0.196cm" svg:x="11.45cm" svg:y="5.251cm" svg:viewBox="0 0 183 197" svg:d="M143 151c10-16 15-35 15-56 0-22-6-40-18-53s-28-20-48-20c-19 0-35 6-48 20-12 13-18 32-18 59 0 21 5 38 15 52 12 14 29 21 52 21 22 0 39-8 50-23zM143 151zM165 31c12 17 18 38 18 63 0 29-7 52-21 70-16 22-41 33-72 33-29 0-52-10-69-29-14-18-21-41-21-69 0-26 6-47 18-65 16-23 41-34 73-34 33 0 58 10 74 31z">
          <text:p/>
        </draw:path>
        <draw:path draw:style-name="gr1" draw:text-style-name="P1" draw:layer="layout" svg:width="0.168cm" svg:height="0.195cm" svg:x="10.669cm" svg:y="5.854cm" svg:viewBox="0 0 169 196" svg:d="M132 10c18 9 29 26 33 51h-25c-2-14-9-24-18-30s-21-9-35-9c-18 0-33 6-44 19-12 13-18 32-18 59 0 22 5 40 15 53 9 14 25 21 47 21 17 0 31-5 41-14 11-10 17-26 17-48h-58v-21h82v100h-17l-6-24c-8 9-16 16-22 20-11 6-25 9-43 9-22 0-40-7-56-21-17-18-25-43-25-74 0-32 8-57 25-75 15-18 36-26 62-26 17 0 32 3 45 10z">
          <text:p/>
        </draw:path>
        <draw:path draw:style-name="gr1" draw:text-style-name="P1" draw:layer="layout" svg:width="0.152cm" svg:height="0.186cm" svg:x="10.868cm" svg:y="5.859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<text:p/>
        </draw:path>
        <draw:path draw:style-name="gr1" draw:text-style-name="P1" draw:layer="layout" svg:width="0.167cm" svg:height="0.186cm" svg:x="11.024cm" svg:y="5.859cm" svg:viewBox="0 0 168 187" svg:d="M113 110l-29-83-30 83zM113 110zM71 0h28l69 187h-28l-20-56h-73l-22 56h-25z">
          <text:p/>
        </draw:path>
        <draw:polygon draw:style-name="gr1" draw:text-style-name="P1" draw:layer="layout" svg:width="0.151cm" svg:height="0.186cm" svg:x="11.166cm" svg:y="5.859cm" svg:viewBox="0 0 152 187" draw:points="152,0 152,22 89,22 89,187 62,187 62,22 0,22 0,0">
          <text:p/>
        </draw:polygon>
        <draw:path draw:style-name="gr1" draw:text-style-name="P1" draw:layer="layout" svg:width="0.148cm" svg:height="0.191cm" svg:x="11.329cm" svg:y="5.859cm" svg:viewBox="0 0 149 192" svg:d="M25 0v115c0 14 3 25 8 35 8 13 21 20 39 20 22 0 36-7 45-22 4-9 6-19 6-33v-115h26v105c0 23-3 41-9 54-12 22-34 33-66 33-31 0-54-11-65-33-6-13-9-31-9-54v-105z">
          <text:p/>
        </draw:path>
        <draw:polygon draw:style-name="gr1" draw:text-style-name="P1" draw:layer="layout" svg:width="0.025cm" svg:height="0.186cm" svg:x="11.508cm" svg:y="5.859cm" svg:viewBox="0 0 26 187" draw:points="0,0 26,0 26,187 0,187">
          <text:p/>
        </draw:polygon>
        <draw:polygon draw:style-name="gr1" draw:text-style-name="P1" draw:layer="layout" svg:width="0.151cm" svg:height="0.186cm" svg:x="11.546cm" svg:y="5.859cm" svg:viewBox="0 0 152 187" draw:points="152,0 152,22 89,22 89,187 62,187 62,22 0,22 0,0">
          <text:p/>
        </draw:polygon>
        <draw:path draw:style-name="gr1" draw:text-style-name="P1" draw:layer="layout" svg:width="0.182cm" svg:height="0.196cm" svg:x="11.693cm" svg:y="5.854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<text:p/>
        </draw:path>
        <draw:polygon draw:style-name="gr1" draw:text-style-name="P1" draw:layer="layout" svg:width="0.128cm" svg:height="0.173cm" svg:x="10.677cm" svg:y="5.57cm" svg:viewBox="0 0 129 174" draw:points="0,0 128,0 128,21 22,21 22,73 120,73 120,94 22,94 22,153 129,153 129,174 0,174">
          <text:p/>
        </draw:polygon>
        <draw:path draw:style-name="gr1" draw:text-style-name="P1" draw:layer="layout" svg:width="0.142cm" svg:height="0.173cm" svg:x="10.825cm" svg:y="5.57cm" svg:viewBox="0 0 143 174" svg:d="M65 153c8 0 15 0 20-2 9-3 16-9 23-18 4-7 7-16 9-27 2-6 2-12 2-18 0-22-4-39-13-51-9-11-22-17-41-17h-42v133zM65 153zM0 0h70c24 0 43 8 56 25 11 15 17 35 17 58 0 20-3 36-10 51-12 26-34 40-63 40h-70z">
          <text:p/>
        </draw:path>
        <draw:path draw:style-name="gr1" draw:text-style-name="P1" draw:layer="layout" svg:width="0.137cm" svg:height="0.178cm" svg:x="10.989cm" svg:y="5.57cm" svg:viewBox="0 0 138 179" svg:d="M23 0v107c0 13 3 23 8 33 7 12 18 19 35 19 21 0 35-7 42-21 4-8 6-18 6-31v-107h24v98c0 21-3 38-9 50-10 21-30 31-61 31-29 0-49-10-60-31-6-12-8-29-8-50v-98z">
          <text:p/>
        </draw:path>
        <draw:path draw:style-name="gr1" draw:text-style-name="P1" draw:layer="layout" svg:width="0.152cm" svg:height="0.182cm" svg:x="11.142cm" svg:y="5.565cm" svg:viewBox="0 0 153 183" svg:d="M131 17c12 11 19 24 20 39h-23c-2-11-7-20-15-26-8-7-18-10-32-10-18 0-32 6-42 18s-15 30-15 56c0 20 4 37 14 49 9 13 23 19 42 19 17 0 30-6 39-20 5-7 9-16 11-27h23c-2 18-9 33-20 46-14 14-32 22-55 22-21 0-38-6-52-18-18-17-26-41-26-76 0-26 6-47 20-63 14-18 34-26 61-26 21 0 38 5 50 17z">
          <text:p/>
        </draw:path>
        <draw:path draw:style-name="gr1" draw:text-style-name="P1" draw:layer="layout" svg:width="0.155cm" svg:height="0.173cm" svg:x="11.298cm" svg:y="5.57cm" svg:viewBox="0 0 156 174" svg:d="M105 103l-28-78-28 78zM105 103zM65 0h28l63 174h-26l-18-52h-70l-18 52h-24z">
          <text:p/>
        </draw:path>
        <draw:polygon draw:style-name="gr1" draw:text-style-name="P1" draw:layer="layout" svg:width="0.141cm" svg:height="0.173cm" svg:x="11.43cm" svg:y="5.57cm" svg:viewBox="0 0 142 174" draw:points="142,0 142,20 83,20 83,174 59,174 59,20 0,20 0,0">
          <text:p/>
        </draw:polygon>
        <draw:polygon draw:style-name="gr1" draw:text-style-name="P1" draw:layer="layout" svg:width="0.024cm" svg:height="0.173cm" svg:x="11.585cm" svg:y="5.57cm" svg:viewBox="0 0 25 174" draw:points="0,0 25,0 25,174 0,174">
          <text:p/>
        </draw:polygon>
        <draw:polygon draw:style-name="gr1" draw:text-style-name="P1" draw:layer="layout" svg:width="0.152cm" svg:height="0.173cm" svg:x="11.623cm" svg:y="5.57cm" svg:viewBox="0 0 153 174" draw:points="26,0 76,148 127,0 153,0 89,174 64,174 0,0">
          <text:p/>
        </draw:polygon>
        <draw:path draw:style-name="gr1" draw:text-style-name="P1" draw:layer="layout" svg:width="0.169cm" svg:height="0.183cm" svg:x="11.776cm" svg:y="5.565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<text:p/>
        </draw:path>
        <draw:polygon draw:style-name="gr1" draw:text-style-name="P1" draw:layer="layout" svg:width="0.031cm" svg:height="0.186cm" svg:x="10.582cm" svg:y="5.256cm" svg:viewBox="0 0 32 187" draw:points="0,187 32,187 32,0 0,0">
          <text:p/>
        </draw:polygon>
        <draw:polygon draw:style-name="gr1" draw:text-style-name="P1" draw:layer="layout" svg:width="0.031cm" svg:height="0.173cm" svg:x="10.582cm" svg:y="5.57cm" svg:viewBox="0 0 32 174" draw:points="0,174 32,174 32,0 0,0">
          <text:p/>
        </draw:polygon>
        <draw:polygon draw:style-name="gr1" draw:text-style-name="P1" draw:layer="layout" svg:width="0.031cm" svg:height="0.195cm" svg:x="10.582cm" svg:y="5.854cm" svg:viewBox="0 0 32 196" draw:points="0,196 32,196 32,0 0,0">
          <text:p/>
        </draw:polygon>
        <draw:path draw:style-name="gr1" draw:text-style-name="P1" draw:layer="layout" svg:width="0.094cm" svg:height="0.114cm" svg:x="12.477cm" svg:y="5.899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<text:p/>
        </draw:path>
        <draw:path draw:style-name="gr1" draw:text-style-name="P1" draw:layer="layout" svg:width="0.082cm" svg:height="0.089cm" svg:x="12.584cm" svg:y="5.923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<text:p/>
        </draw:path>
        <draw:polygon draw:style-name="gr1" draw:text-style-name="P1" draw:layer="layout" svg:width="0.025cm" svg:height="0.12cm" svg:x="12.681cm" svg:y="5.893cm" svg:viewBox="0 0 26 121" draw:points="0,0 26,0 26,121 0,121">
          <text:p/>
        </draw:polygon>
        <draw:path draw:style-name="gr1" draw:text-style-name="P1" draw:layer="layout" svg:width="0.081cm" svg:height="0.089cm" svg:x="12.722cm" svg:y="5.923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6cm" svg:height="0.113cm" svg:x="12.811cm" svg:y="5.901cm" svg:viewBox="0 0 61 114" svg:d="M61 110l-9 2c-4 1-11 2-17 2-10 0-15-2-18-5s-4-7-4-16v-51h-13v-20h13v-22h26v22h22v20h-22v44c0 4 1 6 2 7 0 0 2 1 6 1h14z">
          <text:p/>
        </draw:path>
        <draw:path draw:style-name="gr1" draw:text-style-name="P1" draw:layer="layout" svg:width="0.082cm" svg:height="0.089cm" svg:x="12.882cm" svg:y="5.923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99cm" svg:height="0.114cm" svg:x="13.014cm" svg:y="5.899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<text:p/>
        </draw:path>
        <draw:path draw:style-name="gr1" draw:text-style-name="P1" draw:layer="layout" svg:width="0.083cm" svg:height="0.12cm" svg:x="13.129cm" svg:y="5.893cm" svg:viewBox="0 0 84 121" svg:d="M25 53v44c6 3 9 4 14 4h9c4 0 6-1 8-2 2-3 2-6 2-23 0-18 0-22-2-24s-4-2-8-2h-9c-5 0-8 1-14 3zM25 53zM0 0h25v42c12-10 15-12 23-12h9c11 0 16 1 20 5 5 6 7 13 7 41 0 26-2 34-8 39-4 4-9 6-19 6h-10c-7 0-12-2-22-11v11h-25z">
          <text:p/>
        </draw:path>
        <draw:path draw:style-name="gr1" draw:text-style-name="P1" draw:layer="layout" svg:width="0.056cm" svg:height="0.09cm" svg:x="13.227cm" svg:y="5.923cm" svg:viewBox="0 0 57 91" svg:d="M0 91v-91h25v13c10-9 14-13 23-13h9v25h-11c-8 0-13 1-21 4v62z">
          <text:p/>
        </draw:path>
        <draw:path draw:style-name="gr1" draw:text-style-name="P1" draw:layer="layout" svg:width="0.081cm" svg:height="0.089cm" svg:x="13.291cm" svg:y="5.923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56cm" svg:height="0.09cm" svg:x="13.388cm" svg:y="5.923cm" svg:viewBox="0 0 57 91" svg:d="M0 91v-91h25v13c10-9 14-13 23-13h9v25h-11c-8 0-13 1-21 4v62z">
          <text:p/>
        </draw:path>
        <draw:path draw:style-name="gr1" draw:text-style-name="P1" draw:layer="layout" svg:width="0.082cm" svg:height="0.089cm" svg:x="13.452cm" svg:y="5.923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<text:p/>
        </draw:path>
        <draw:path draw:style-name="gr1" draw:text-style-name="P1" draw:layer="layout" svg:width="0.094cm" svg:height="0.114cm" svg:x="13.584cm" svg:y="5.899cm" svg:viewBox="0 0 95 115" svg:d="M88 110c-4 3-9 5-19 5h-43c-10 0-16-1-20-5s-6-11-6-33h26c0 12 0 15 2 16 1 1 2 2 7 2h24c5 0 7-1 8-2s2-4 2-12c0-6-1-8-2-10-1-1-4-1-8-2l-36-3c-8-1-12-3-16-6-4-5-6-11-6-26 0-16 2-24 8-29 3-4 8-5 18-5h39c11 0 17 1 20 4 5 5 7 11 7 32h-26c0-11 0-13-2-14-1-1-2-2-7-2h-22c-4 0-6 0-7 1s-1 5-1 12c0 6 0 8 1 9 1 2 3 2 8 2l36 4c8 1 12 2 16 6s6 11 6 26c0 17-2 25-7 30z">
          <text:p/>
        </draw:path>
        <draw:path draw:style-name="gr1" draw:text-style-name="P1" draw:layer="layout" svg:width="0.082cm" svg:height="0.089cm" svg:x="13.691cm" svg:y="5.923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78cm" svg:height="0.089cm" svg:x="13.786cm" svg:y="5.923cm" svg:viewBox="0 0 79 90" svg:d="M79 56c0 17-2 24-6 29-4 3-8 5-17 5h-31c-9 0-13-2-17-6-6-5-8-14-8-40 0-25 2-33 8-39 3-4 8-5 17-5h31c9 0 13 1 17 5s6 11 6 27h-24c0-9 0-11-1-11-1-1-2-2-6-2h-15c-4 0-6 1-7 2s-2 4-2 23c0 20 1 23 2 25 1 1 3 1 7 1h15c4 0 5 0 6-1s1-4 2-13z">
          <text:p/>
        </draw:path>
        <draw:path draw:style-name="gr1" draw:text-style-name="P1" draw:layer="layout" svg:width="0.027cm" svg:height="0.123cm" svg:x="13.878cm" svg:y="5.889cm" svg:viewBox="0 0 28 124" svg:d="M27 124h-26v-91h26zM27 124zM28 21h-28v-21h28z">
          <text:p/>
        </draw:path>
        <draw:path draw:style-name="gr1" draw:text-style-name="P1" draw:layer="layout" svg:width="0.081cm" svg:height="0.09cm" svg:x="13.919cm" svg:y="5.923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<text:p/>
        </draw:path>
        <draw:polygon draw:style-name="gr1" draw:text-style-name="P1" draw:layer="layout" svg:width="0.025cm" svg:height="0.12cm" svg:x="14.017cm" svg:y="5.893cm" svg:viewBox="0 0 26 121" draw:points="0,0 26,0 26,121 0,121">
          <text:p/>
        </draw:polygon>
        <draw:path draw:style-name="gr1" draw:text-style-name="P1" draw:layer="layout" svg:width="0.525cm" svg:height="0.564cm" svg:x="12.456cm" svg:y="5.288cm" svg:viewBox="0 0 526 565" svg:d="M225 443h92c14 0 21-1 26-7 6-5 10-11 10-49 0-36-3-44-10-50-5-6-12-7-26-7h-92zM225 443zM314 223c14 0 20 0 25-5 5-7 9-18 9-46 0-27-3-39-9-44-4-5-9-7-25-7h-89v102zM314 223zM526 413c0 57-15 94-41 120-23 23-53 32-100 32h-385v-126h59v-314h-59v-125h386c51 0 77 8 99 30 25 27 36 65 36 109 0 86-31 121-89 137v1c62 16 94 45 94 136z">
          <text:p/>
        </draw:path>
        <draw:path draw:style-name="gr1" draw:text-style-name="P1" draw:layer="layout" svg:width="0.483cm" svg:height="0.561cm" svg:x="13.582cm" svg:y="5.289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<text:p/>
        </draw:path>
        <draw:path draw:style-name="gr1" draw:text-style-name="P1" draw:layer="layout" svg:width="0.041cm" svg:height="0.041cm" svg:x="13.153cm" svg:y="5.626cm" svg:viewBox="0 0 42 42" svg:d="M24 0c-14-1-24 8-24 20 0 13 9 22 20 22 13 0 23-11 22-24-1-10-9-17-18-18z">
          <text:p/>
        </draw:path>
        <draw:path draw:style-name="gr1" draw:text-style-name="P1" draw:layer="layout" svg:width="0.041cm" svg:height="0.041cm" svg:x="13.367cm" svg:y="5.626cm" svg:viewBox="0 0 42 42" svg:d="M25 0c-15-2-27 10-25 25 1 8 8 15 17 17 15 2 27-10 25-25-2-9-9-16-17-17z">
          <text:p/>
        </draw:path>
        <draw:path draw:style-name="gr1" draw:text-style-name="P1" draw:layer="layout" svg:width="0.147cm" svg:height="0.019cm" svg:x="13.207cm" svg:y="5.416cm" svg:viewBox="0 0 148 20" svg:d="M9 20h129c6 0 11-6 10-12-1-5-5-8-10-8h-129c-4 0-9 3-9 8 0 6 3 12 9 12z">
          <text:p/>
        </draw:path>
        <draw:path draw:style-name="gr1" draw:text-style-name="P1" draw:layer="layout" svg:width="0.255cm" svg:height="0.112cm" svg:x="13.153cm" svg:y="5.457cm" svg:viewBox="0 0 256 113" svg:d="M231 0h-207c-9 0-15 5-16 12-4 33-6 53-8 86 0 8 5 15 14 15h228c8 0 14-6 14-16-3-33-5-50-9-85-1-7-7-12-16-12z">
          <text:p/>
        </draw:path>
        <draw:path draw:style-name="gr1" draw:text-style-name="P1" draw:layer="layout" svg:width="0.566cm" svg:height="0.566cm" svg:x="12.997cm" svg:y="5.288cm" svg:viewBox="0 0 567 567" svg:d="M439 416c0 7-6 12-12 12h-16c0 0 0 18 0 25 0 12-11 22-23 20-11-1-18-10-18-21v-24h-173v25c0 11-10 21-21 21-12 0-21-10-21-21 0-7 0-25 0-25h-17c-6 0-10-4-10-10v-138c0 0 7-75 11-104 3-33 11-43 34-54 33-16 70-22 111-22 39 0 76 6 110 22 23 11 30 21 34 54 3 29 11 104 11 104zM439 416zM392 0h-217c-97 0-175 78-175 175v217c0 97 78 175 175 175h217c97 0 175-78 175-175v-217c0-97-78-175-175-175z">
          <text:p/>
        </draw:path>
        <draw:path draw:style-name="gr1" draw:text-style-name="P1" draw:layer="layout" svg:width="0.04cm" svg:height="0.058cm" svg:x="10.446cm" svg:y="6.831cm" svg:viewBox="0 0 41 59" svg:d="M30 40c0-4-2-6-6-6h-14v16h13c5 0 7-2 7-6zM30 40zM28 13c0-3-2-4-6-4h-12v15h12c4 0 6-2 6-6zM28 13zM0 59v-59h23c11 0 16 4 16 12v6c0 5-2 7-7 9 6 3 9 6 9 12v6c0 9-5 14-16 14z">
          <text:p/>
        </draw:path>
        <draw:path draw:style-name="gr1" draw:text-style-name="P1" draw:layer="layout" svg:width="0.037cm" svg:height="0.044cm" svg:x="10.492cm" svg:y="6.846cm" svg:viewBox="0 0 38 45" svg:d="M18 9c-6 0-8 2-8 7v12c0 5 2 8 8 8 7 0 9-3 9-8v-12c0-5-2-7-9-7zM18 9zM18 45c-15 0-18-8-18-17v-12c0-8 3-16 18-16 16 0 20 8 20 16v12c0 9-4 17-20 17z">
          <text:p/>
        </draw:path>
        <draw:polygon draw:style-name="gr1" draw:text-style-name="P1" draw:layer="layout" svg:width="0.011cm" svg:height="0.061cm" svg:x="10.537cm" svg:y="6.828cm" svg:viewBox="0 0 12 62" draw:points="0,62 0,1 12,0 12,62">
          <text:p/>
        </draw:polygon>
        <draw:path draw:style-name="gr1" draw:text-style-name="P1" draw:layer="layout" svg:width="0.034cm" svg:height="0.044cm" svg:x="10.556cm" svg:y="6.846cm" svg:viewBox="0 0 35 45" svg:d="M10 17h15v-2c0-4-2-7-7-7-6 0-8 3-8 7zM10 17zM19 36c5 0 9 0 14-2l1 8c-5 2-10 3-15 3-15 0-19-6-19-17v-12c0-9 4-16 18-16s17 7 17 17v10h-25v2c0 5 2 7 9 7z">
          <text:p/>
        </draw:path>
        <draw:path draw:style-name="gr1" draw:text-style-name="P1" draw:layer="layout" svg:width="0.028cm" svg:height="0.056cm" svg:x="10.593cm" svg:y="6.835cm" svg:viewBox="0 0 29 57" svg:d="M29 55c-2 1-8 2-10 2-8 0-13-4-13-11v-25h-6v-9h6v-11l12-1v12h11v9h-11v23c0 3 1 4 3 4 3 0 5 0 7-1z">
          <text:p/>
        </draw:path>
        <draw:path draw:style-name="gr1" draw:text-style-name="P1" draw:layer="layout" svg:width="0.037cm" svg:height="0.044cm" svg:x="10.625cm" svg:y="6.846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1cm" svg:height="0.06cm" svg:x="10.685cm" svg:y="6.831cm" svg:viewBox="0 0 42 61" svg:d="M12 42c0 5 2 9 10 9 3 0 6-1 10-1v-18h10v26c-6 2-14 3-20 3-16 0-22-7-22-18v-26c0-12 7-17 23-17 4 0 12 0 17 1l-1 10c-5-1-12-2-17-2-8 0-10 4-10 10z">
          <text:p/>
        </draw:path>
        <draw:path draw:style-name="gr1" draw:text-style-name="P1" draw:layer="layout" svg:width="0.022cm" svg:height="0.043cm" svg:x="10.735cm" svg:y="6.846cm" svg:viewBox="0 0 23 44" svg:d="M23 9c-4 2-8 4-12 7v28h-11v-44h9l1 5c3-1 9-4 12-5z">
          <text:p/>
        </draw:path>
        <draw:path draw:style-name="gr1" draw:text-style-name="P1" draw:layer="layout" svg:width="0.033cm" svg:height="0.044cm" svg:x="10.76cm" svg:y="6.846cm" svg:viewBox="0 0 34 45" svg:d="M23 28h-9c-3 0-4 1-4 4s1 4 4 4c4 0 7-1 9-2zM23 28zM34 44h-9l-1-3c-4 3-9 4-13 4-8 0-11-5-11-13 0-9 3-13 12-13h11v-4c0-5-1-7-9-7-4 0-8 1-12 2l-1-9c4-1 10-1 14-1 15 0 19 4 19 15z">
          <text:p/>
        </draw:path>
        <draw:path draw:style-name="gr1" draw:text-style-name="P1" draw:layer="layout" svg:width="0.028cm" svg:height="0.056cm" svg:x="10.798cm" svg:y="6.835cm" svg:viewBox="0 0 29 57" svg:d="M28 55c-2 1-7 2-9 2-9 0-13-4-13-11v-25h-6v-9h6v-11l12-1v12h11l-1 9h-10v23c0 3 1 4 3 4s4 0 6-1z">
          <text:p/>
        </draw:path>
        <draw:path draw:style-name="gr1" draw:text-style-name="P1" draw:layer="layout" svg:width="0.036cm" svg:height="0.043cm" svg:x="10.831cm" svg:y="6.847cm" svg:viewBox="0 0 37 44" svg:d="M11 0v30c0 3 1 4 4 4 2 0 7-2 11-4v-30h11v43h-8l-2-3c-5 2-12 4-17 4-8 0-10-5-10-13v-31z">
          <text:p/>
        </draw:path>
        <draw:path draw:style-name="gr1" draw:text-style-name="P1" draw:layer="layout" svg:width="0.011cm" svg:height="0.061cm" svg:x="10.877cm" svg:y="6.829cm" svg:viewBox="0 0 12 62" svg:d="M0 19h12v43h-12zM0 19zM0 0h12v12h-12z">
          <text:p/>
        </draw:path>
        <draw:path draw:style-name="gr1" draw:text-style-name="P1" draw:layer="layout" svg:width="0.028cm" svg:height="0.056cm" svg:x="10.893cm" svg:y="6.835cm" svg:viewBox="0 0 29 57" svg:d="M28 55c-2 1-7 2-9 2-9 0-13-4-13-11v-25h-6v-9h6v-11l12-1v12h11l-1 9h-10v23c0 3 1 4 3 4s4 0 6-1z">
          <text:p/>
        </draw:path>
        <draw:path draw:style-name="gr1" draw:text-style-name="P1" draw:layer="layout" svg:width="0.037cm" svg:height="0.044cm" svg:x="10.925cm" svg:y="6.846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8cm" svg:height="0.058cm" svg:x="10.442cm" svg:y="6.908cm" svg:viewBox="0 0 49 59" svg:d="M12 39h25l-12-37zM12 39zM38 43h-28l-5 16h-5l20-59h8l21 59h-5z">
          <text:p/>
        </draw:path>
        <draw:path draw:style-name="gr1" draw:text-style-name="P1" draw:layer="layout" svg:width="0.031cm" svg:height="0.061cm" svg:x="10.497cm" svg:y="6.905cm" svg:viewBox="0 0 32 62" svg:d="M27 23c-5-1-9-2-15-2-5 0-7 3-7 9v20c0 5 1 8 7 8s11-3 15-6zM27 23zM0 30c0-8 3-13 13-13 5 0 9 0 14 1v-18h5v61h-5v-4c-4 3-10 5-15 5-9 0-12-4-12-12z">
          <text:p/>
        </draw:path>
        <draw:path draw:style-name="gr1" draw:text-style-name="P1" draw:layer="layout" svg:width="0.031cm" svg:height="0.043cm" svg:x="10.541cm" svg:y="6.923cm" svg:viewBox="0 0 32 44" svg:d="M5 0v35c0 3 1 4 4 4 4 0 12-2 18-5v-34h5v43h-5v-4c-5 2-13 5-19 5s-8-4-8-10v-34z">
          <text:p/>
        </draw:path>
        <draw:polygon draw:style-name="gr1" draw:text-style-name="P1" draw:layer="layout" svg:width="0.005cm" svg:height="0.061cm" svg:x="10.585cm" svg:y="6.905cm" svg:viewBox="0 0 6 62" draw:points="0,62 0,0 6,0 6,62">
          <text:p/>
        </draw:polygon>
        <draw:path draw:style-name="gr1" draw:text-style-name="P1" draw:layer="layout" svg:width="0.027cm" svg:height="0.054cm" svg:x="10.598cm" svg:y="6.913cm" svg:viewBox="0 0 28 55" svg:d="M28 53c-2 1-6 2-10 2-6 0-9-3-9-9v-31h-9v-5h9v-10h5v10h14l-1 5h-13v30c0 4 0 5 5 5 3 0 6 0 8-1z">
          <text:p/>
        </draw:path>
        <draw:path draw:style-name="gr1" draw:text-style-name="P1" draw:layer="layout" svg:width="0.033cm" svg:height="0.044cm" svg:x="10.63cm" svg:y="6.923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27cm" svg:height="0.044cm" svg:x="10.673cm" svg:y="6.923cm" svg:viewBox="0 0 28 45" svg:d="M13 45c-4 0-10-1-13-2v-4c4 1 10 1 13 1 9 0 10-1 10-7s0-6-11-9-12-6-12-14c0-7 3-10 15-10 4 0 9 0 13 1l-1 4c-3 0-9-1-13-1-8 0-9 2-9 7s0 6 9 8c14 4 14 6 14 14s-3 12-15 12z">
          <text:p/>
        </draw:path>
        <draw:polygon draw:style-name="gr1" draw:text-style-name="P1" draw:layer="layout" svg:width="0.055cm" svg:height="0.058cm" svg:x="10.727cm" svg:y="6.908cm" svg:viewBox="0 0 56 59" draw:points="50,5 32,51 24,51 6,5 5,59 0,59 1,0 9,0 28,48 47,0 54,0 56,59 51,59">
          <text:p/>
        </draw:polygon>
        <draw:path draw:style-name="gr1" draw:text-style-name="P1" draw:layer="layout" svg:width="0.03cm" svg:height="0.044cm" svg:x="10.792cm" svg:y="6.923cm" svg:viewBox="0 0 31 45" svg:d="M26 26h-14c-6 0-7 1-7 7 0 5 1 7 7 7 5 0 10-1 14-4zM26 26zM31 44h-5v-3c-4 2-9 4-15 4-8 0-11-4-11-12 0-9 4-13 12-13h14v-8c0-6-3-8-10-8-6 0-10 1-14 1l-1-4c4-1 9-1 13-1 12 0 17 4 17 12z">
          <text:p/>
        </draw:path>
        <draw:polygon draw:style-name="gr1" draw:text-style-name="P1" draw:layer="layout" svg:width="0.037cm" svg:height="0.06cm" svg:x="10.828cm" svg:y="6.923cm" svg:viewBox="0 0 38 61" draw:points="23,43 16,61 11,61 18,43 15,43 0,0 5,0 19,40 33,0 38,0">
          <text:p/>
        </draw:polygon>
        <draw:path draw:style-name="gr1" draw:text-style-name="P1" draw:layer="layout" svg:width="0.033cm" svg:height="0.044cm" svg:x="10.869cm" svg:y="6.923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19cm" svg:height="0.043cm" svg:x="10.913cm" svg:y="6.923cm" svg:viewBox="0 0 20 44" svg:d="M20 5c-4 1-10 5-14 7v32h-6v-44h4v7c6-3 10-6 15-7z">
          <text:p/>
        </draw:path>
        <draw:path draw:style-name="gr1" draw:text-style-name="P1" draw:layer="layout" svg:width="0.031cm" svg:height="0.044cm" svg:x="10.936cm" svg:y="6.923cm" svg:viewBox="0 0 32 45" svg:d="M5 19h22v-4c0-7-3-11-12-11-8 0-10 4-10 11zM5 19zM17 40c4 0 9 0 13-2l1 5c-4 1-10 2-16 2-12 0-15-6-15-16v-14c0-9 3-15 15-15 13 0 17 6 17 15v9h-27v6c0 7 2 10 12 10z">
          <text:p/>
        </draw:path>
        <draw:path draw:style-name="gr1" draw:text-style-name="P1" draw:layer="layout" svg:width="0.027cm" svg:height="0.044cm" svg:x="10.976cm" svg:y="6.923cm" svg:viewBox="0 0 28 45" svg:d="M13 45c-4 0-10-1-13-2v-4c4 1 10 1 13 1 9 0 10-1 10-7s0-6-11-9-12-6-12-14c0-7 3-10 15-10 4 0 9 0 13 1l-1 4c-3 0-9-1-13-1-8 0-9 2-9 7s0 6 9 8c13 4 14 6 14 14s-3 12-15 12z">
          <text:p/>
        </draw:path>
        <draw:path draw:style-name="gr1" draw:text-style-name="P1" draw:layer="layout" svg:width="0.273cm" svg:height="0.327cm" svg:x="10.453cm" svg:y="6.481cm" svg:viewBox="0 0 274 328" svg:d="M189 154c1-5 0-9-3-12s-6-4-11-4h-12c-7 0-15 0-21 0-7 1-13 1-18 2-6 1-12 2-17 2l-16 123h65c13 0 20-6 21-19zM189 154zM259 253c-3 24-12 42-27 55s-35 20-58 20h-174l42-328h83l-11 84c62-8 98-10 98-10 22 0 38 7 49 20 11 12 15 29 12 51z">
          <text:p/>
        </draw:path>
        <draw:path draw:style-name="gr1" draw:text-style-name="P1" draw:layer="layout" svg:width="0.266cm" svg:height="0.256cm" svg:x="10.74cm" svg:y="6.557cm" svg:viewBox="0 0 267 257" svg:d="M111 191c6 0 12-1 19-2 6 0 12-2 18-3 7-1 14-3 20-5l4-28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<text:p/>
        </draw:path>
        <draw:path draw:style-name="gr1" draw:text-style-name="P1" draw:layer="layout" svg:width="0.404cm" svg:height="0.246cm" svg:x="11.013cm" svg:y="6.562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<text:p/>
        </draw:path>
        <draw:path draw:style-name="gr1" draw:text-style-name="P1" draw:layer="layout" svg:width="1.285cm" svg:height="0.714cm" svg:x="10.418cm" svg:y="6.378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3 1 0 1 0 2 0s106 4 150 4c41 0 57-74 57-77 1-4 55-387 66-518 3-41-4-72-23-92z">
          <text:p/>
        </draw:path>
        <draw:path draw:style-name="gr1" draw:text-style-name="P1" draw:layer="layout" svg:width="0.083cm" svg:height="0.065cm" svg:x="10.905cm" svg:y="6.743cm" svg:viewBox="0 0 84 66" svg:d="M0 43c0 0 52-31 84-43v1l-83 65z">
          <text:p/>
        </draw:path>
        <draw:path draw:style-name="gr1" draw:text-style-name="P1" draw:layer="layout" svg:width="0.104cm" svg:height="0.144cm" svg:x="12.858cm" svg:y="6.556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<text:p/>
        </draw:path>
        <draw:path draw:style-name="gr1" draw:text-style-name="P1" draw:layer="layout" svg:width="0.123cm" svg:height="0.148cm" svg:x="12.969cm" svg:y="6.554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088cm" svg:height="0.144cm" svg:x="13.107cm" svg:y="6.556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096cm" svg:height="0.142cm" svg:x="13.207cm" svg:y="6.557cm" svg:viewBox="0 0 97 143" svg:d="M33 100v15c7 0 12 0 16 0h48c0 5 0 9 0 12-2 10-9 16-21 16h-57c-6 0-11-2-14-6-4-3-5-8-5-14v-122l1-1h91c1 4 2 8 2 13 0 4-2 9-3 14h-58v15 15c4 0 9-1 14-1h33c1 4 2 9 2 14 0 6-1 10-2 14h-47z">
          <text:p/>
        </draw:path>
        <draw:path draw:style-name="gr1" draw:text-style-name="P1" draw:layer="layout" svg:width="0.105cm" svg:height="0.143cm" svg:x="13.302cm" svg:y="6.558cm" svg:viewBox="0 0 106 144" svg:d="M69 27v16 100c-4 1-10 1-17 1s-12 0-17-1v-116h-13-21c-1-4-1-8-1-14 0-5 0-9 1-13h103c1 3 2 8 2 13s-2 9-4 11c-3 2-8 3-14 3h-6z">
          <text:p/>
        </draw:path>
        <draw:path draw:style-name="gr1" draw:text-style-name="P1" draw:layer="layout" svg:width="0.123cm" svg:height="0.148cm" svg:x="13.403cm" svg:y="6.554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107cm" svg:height="0.148cm" svg:x="13.566cm" svg:y="6.554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123cm" svg:height="0.148cm" svg:x="13.677cm" svg:y="6.554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<text:p/>
        </draw:path>
        <draw:path draw:style-name="gr1" draw:text-style-name="P1" draw:layer="layout" svg:width="0.114cm" svg:height="0.148cm" svg:x="13.807cm" svg:y="6.554cm" svg:viewBox="0 0 115 149" svg:d="M83 60v-2c0-22-8-32-23-32-9 0-15 4-19 13-4 8-6 20-6 35s3 27 8 34c4 9 11 12 21 12 5 0 10-1 16-3 7-2 13-7 20-12 3 2 7 6 10 11 3 4 4 8 5 12-3 3-7 5-11 8s-9 5-14 7c-6 2-11 4-16 5s-11 1-16 1c-11 0-20-2-27-6-8-4-14-9-19-16-4-7-7-14-9-24-2-9-3-18-3-28 0-12 1-23 4-33s8-18 13-24 11-11 20-14c7-3 14-4 23-4 8 0 15 1 22 3 8 2 14 5 18 9 5 4 9 8 11 14 3 5 4 12 4 18 0 12-6 18-19 18-3 0-8-1-13-2z">
          <text:p/>
        </draw:path>
        <draw:path draw:style-name="gr1" draw:text-style-name="P1" draw:layer="layout" svg:width="0.033cm" svg:height="0.144cm" svg:x="13.934cm" svg:y="6.556cm" svg:viewBox="0 0 34 145" svg:d="M0 144v-143c4-1 9-1 16-1 8 0 13 0 18 1v143c-5 1-10 1-18 1-7 0-12 0-16-1z">
          <text:p/>
        </draw:path>
        <draw:path draw:style-name="gr1" draw:text-style-name="P1" draw:layer="layout" svg:width="0.129cm" svg:height="0.145cm" svg:x="13.977cm" svg:y="6.556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<text:p/>
        </draw:path>
        <draw:path draw:style-name="gr1" draw:text-style-name="P1" draw:layer="layout" svg:width="0.088cm" svg:height="0.144cm" svg:x="14.114cm" svg:y="6.556cm" svg:viewBox="0 0 89 145" svg:d="M53 116h36c0 6 0 11-1 15s-3 7-7 10c-3 3-8 4-14 4h-48c-6 0-11-2-14-5-4-4-5-8-5-14v-125l1-1h12c13 0 19 7 19 21v96c7 0 14-1 21-1z">
          <text:p/>
        </draw:path>
        <draw:path draw:style-name="gr1" draw:text-style-name="P1" draw:layer="layout" svg:width="0.114cm" svg:height="0.148cm" svg:x="12.85cm" svg:y="6.751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2 4 18 0 12-6 18-19 18-3 0-8-1-13-2z">
          <text:p/>
        </draw:path>
        <draw:path draw:style-name="gr1" draw:text-style-name="P1" draw:layer="layout" svg:width="0.123cm" svg:height="0.148cm" svg:x="12.967cm" svg:y="6.751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<text:p/>
        </draw:path>
        <draw:path draw:style-name="gr1" draw:text-style-name="P1" draw:layer="layout" svg:width="0.109cm" svg:height="0.145cm" svg:x="13.105cm" svg:y="6.753cm" svg:viewBox="0 0 110 146" svg:d="M33 24v42c7 0 12 0 16 0 5-1 8-1 11-3 3-1 5-3 6-6 2-3 2-6 2-11 0-15-6-22-19-22h-9c-2 0-5 0-7 0zM33 24zM103 45c0 5-1 9-2 13s-3 8-6 11c-2 4-5 6-8 9-3 2-7 4-10 5 8 3 13 9 17 19l6 19c2 7 6 12 10 15-2 3-5 5-9 7s-9 3-14 3c-6 0-10-1-12-4-3-3-6-8-8-15l-7-23c-2-4-4-7-7-9-2-2-6-4-11-4h-9v53c-4 1-11 1-17 1-7 0-12 0-16-1v-142l1-2c12 0 22 0 31 0s15 0 20 0c7 0 14 0 20 2 7 2 13 5 17 9 5 3 8 8 10 14 3 5 4 13 4 20z">
          <text:p/>
        </draw:path>
        <draw:path draw:style-name="gr1" draw:text-style-name="P1" draw:layer="layout" svg:width="0.115cm" svg:height="0.144cm" svg:x="13.224cm" svg:y="6.753cm" svg:viewBox="0 0 116 145" svg:d="M54 120c18 0 27-17 27-47 0-31-9-48-27-48h-12c-3 0-6 0-9 0v95c3 0 6 0 9 0zM54 120zM93 135c-4 4-11 6-18 8s-15 2-24 2c-4 0-11 0-19 0-9 0-19 0-31 0l-1-2v-141l1-2c8 0 16 0 25 0 10 0 19 0 28 0 12 0 22 1 30 5s15 9 19 15c5 7 8 15 10 24s3 18 3 29c0 13-1 25-4 35-4 11-10 20-19 27z">
          <text:p/>
        </draw:path>
        <draw:path draw:style-name="gr1" draw:text-style-name="P1" draw:layer="layout" svg:width="0.123cm" svg:height="0.148cm" svg:x="13.346cm" svg:y="6.751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<text:p/>
        </draw:path>
        <draw:path draw:style-name="gr1" draw:text-style-name="P1" draw:layer="layout" svg:width="0.104cm" svg:height="0.144cm" svg:x="13.484cm" svg:y="6.753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<text:p/>
        </draw:path>
        <draw:path draw:style-name="gr1" draw:text-style-name="P1" draw:layer="layout" svg:width="0.096cm" svg:height="0.195cm" svg:x="13.603cm" svg:y="6.701cm" svg:viewBox="0 0 97 196" svg:d="M20 28l47-28c3 2 7 5 10 10 2 5 4 9 4 14l-51 19c-2-1-4-3-7-6-1-3-3-6-3-9zM20 28zM33 153v15c7 0 12 0 16 0h48c0 5 0 9 0 12-2 10-9 16-21 16h-57c-6 0-11-2-14-6-4-3-5-8-5-14v-122l1-1h91c1 4 1 8 1 13 0 4 0 9-2 14h-58v15 16c4 0 9 0 14 0h33c1 3 2 8 2 13s-1 9-2 13h-47z">
          <text:p/>
        </draw:path>
        <draw:path draw:style-name="gr1" draw:text-style-name="P1" draw:layer="layout" svg:width="0.107cm" svg:height="0.148cm" svg:x="13.701cm" svg:y="6.751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<text:p/>
        </draw:path>
        <draw:path draw:style-name="gr1" draw:text-style-name="P1" draw:layer="layout" svg:width="0.258cm" svg:height="0.402cm" svg:x="12.258cm" svg:y="6.597cm" svg:viewBox="0 0 259 403" svg:d="M139 277c14 2 29-1 42-8 37-19 50-64 31-100-20-36-65-50-100-30-15 7-25 19-32 32-8-45 1-91 25-131l-66-40c-48 79-52 180-8 264 45 82 131 136 226 139l2-77c-45-2-88-19-120-49z">
          <text:p/>
        </draw:path>
        <draw:path draw:style-name="gr1" draw:text-style-name="P1" draw:layer="layout" svg:width="0.456cm" svg:height="0.204cm" svg:x="12.297cm" svg:y="6.472cm" svg:viewBox="0 0 457 205" svg:d="M301 10c-68-19-140-12-202 20-41 22-75 54-99 94l65 41c17-28 41-51 70-67 12-6 24-11 36-15-19 23-23 56-9 83 19 36 64 49 101 30 36-19 49-64 30-100-2-4-4-7-6-10 44 17 80 48 102 89l68-36c-34-63-89-109-156-129z">
          <text:p/>
        </draw:path>
        <draw:path draw:style-name="gr1" draw:text-style-name="P1" draw:layer="layout" svg:width="0.272cm" svg:height="0.388cm" svg:x="12.513cm" svg:y="6.611cm" svg:viewBox="0 0 273 389" svg:d="M242 0l-69 36c23 43 28 91 16 135-1-5-4-11-6-17-20-35-64-49-100-30-37 20-50 64-31 101 17 30 52 44 84 36-11 11-24 21-39 29-30 15-62 23-95 22l-2 76c2 1 5 1 8 1 43 0 87-11 125-32 129-68 178-229 109-357z">
          <text:p/>
        </draw:path>
        <draw:path draw:style-name="gr1" draw:text-style-name="P1" draw:layer="layout" svg:width="0.145cm" svg:height="0.186cm" svg:x="10.675cm" svg:y="7.799cm" svg:viewBox="0 0 146 187" svg:d="M80 166c16 0 27-5 35-14 4-5 6-13 6-21 0-14-6-23-19-28-7-2-15-4-26-4h-52v67zM80 166zM72 79c10 0 19-1 25-4 9-5 15-13 15-25 0-14-6-22-16-26-6-2-14-4-25-4h-47v59zM72 79zM0 0h81c22 0 39 6 48 19 6 8 8 16 8 26 0 13-3 23-10 30-3 4-8 8-15 11 10 4 17 8 22 12 8 9 12 20 12 34 0 13-4 24-11 33-11 15-30 22-55 22h-80z">
          <text:p/>
        </draw:path>
        <draw:path draw:style-name="gr1" draw:text-style-name="P1" draw:layer="layout" svg:width="0.182cm" svg:height="0.196cm" svg:x="10.826cm" svg:y="7.794cm" svg:viewBox="0 0 183 197" svg:d="M143 151c10-16 15-35 15-56 0-22-6-40-18-53s-28-20-48-20c-19 0-35 6-48 20-12 13-18 32-18 59 0 21 5 38 15 52 12 14 29 21 52 21s39-8 50-23zM143 151zM165 31c12 17 18 38 18 63 0 29-7 52-21 70-16 22-41 33-72 33-28 0-52-10-68-29-15-18-22-41-22-69 0-26 6-47 18-65 16-23 41-34 73-34 33 0 58 10 74 31z">
          <text:p/>
        </draw:path>
        <draw:polygon draw:style-name="gr1" draw:text-style-name="P1" draw:layer="layout" svg:width="0.119cm" svg:height="0.186cm" svg:x="11.026cm" svg:y="7.799cm" svg:viewBox="0 0 120 187" draw:points="0,0 25,0 25,165 120,165 120,187 0,187">
          <text:p/>
        </draw:polygon>
        <draw:polygon draw:style-name="gr1" draw:text-style-name="P1" draw:layer="layout" svg:width="0.137cm" svg:height="0.186cm" svg:x="11.16cm" svg:y="7.799cm" svg:viewBox="0 0 138 187" draw:points="0,0 136,0 136,22 24,22 24,80 128,80 128,101 24,101 24,165 138,165 138,187 0,187">
          <text:p/>
        </draw:polygon>
        <draw:polygon draw:style-name="gr1" draw:text-style-name="P1" draw:layer="layout" svg:width="0.151cm" svg:height="0.186cm" svg:x="11.302cm" svg:y="7.799cm" svg:viewBox="0 0 152 187" draw:points="152,0 152,22 89,22 89,187 62,187 62,22 0,22 0,0">
          <text:p/>
        </draw:polygon>
        <draw:path draw:style-name="gr1" draw:text-style-name="P1" draw:layer="layout" svg:width="0.182cm" svg:height="0.196cm" svg:x="11.45cm" svg:y="7.794cm" svg:viewBox="0 0 183 197" svg:d="M143 151c10-16 15-35 15-56 0-22-6-40-18-53s-28-20-48-20c-19 0-35 6-48 20-12 13-18 32-18 59 0 21 5 38 15 52 12 14 29 21 52 21 22 0 39-8 50-23zM143 151zM165 31c12 17 18 38 18 63 0 29-7 52-21 70-16 22-41 33-72 33-29 0-52-10-69-29-14-18-21-41-21-69 0-26 6-47 18-65 16-23 41-34 73-34 33 0 58 10 74 31z">
          <text:p/>
        </draw:path>
        <draw:path draw:style-name="gr1" draw:text-style-name="P1" draw:layer="layout" svg:width="0.168cm" svg:height="0.195cm" svg:x="10.669cm" svg:y="8.397cm" svg:viewBox="0 0 169 196" svg:d="M132 10c18 9 29 26 33 51h-25c-2-14-9-24-18-30s-21-9-35-9c-18 0-33 6-44 19-12 13-18 32-18 59 0 22 5 40 15 53 9 14 25 21 47 21 17 0 31-5 41-14 11-10 17-26 17-48h-58v-21h82v100h-17l-6-24c-8 9-16 16-22 20-11 6-25 9-43 9-22 0-40-7-56-21-17-18-25-43-25-74 0-32 8-57 25-75 15-18 36-26 62-26 17 0 32 3 45 10z">
          <text:p/>
        </draw:path>
        <draw:path draw:style-name="gr1" draw:text-style-name="P1" draw:layer="layout" svg:width="0.152cm" svg:height="0.186cm" svg:x="10.868cm" svg:y="8.402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<text:p/>
        </draw:path>
        <draw:path draw:style-name="gr1" draw:text-style-name="P1" draw:layer="layout" svg:width="0.167cm" svg:height="0.186cm" svg:x="11.024cm" svg:y="8.402cm" svg:viewBox="0 0 168 187" svg:d="M113 110l-29-83-30 83zM113 110zM71 0h28l69 187h-28l-20-56h-73l-22 56h-25z">
          <text:p/>
        </draw:path>
        <draw:polygon draw:style-name="gr1" draw:text-style-name="P1" draw:layer="layout" svg:width="0.151cm" svg:height="0.186cm" svg:x="11.166cm" svg:y="8.402cm" svg:viewBox="0 0 152 187" draw:points="152,0 152,22 89,22 89,187 62,187 62,22 0,22 0,0">
          <text:p/>
        </draw:polygon>
        <draw:path draw:style-name="gr1" draw:text-style-name="P1" draw:layer="layout" svg:width="0.148cm" svg:height="0.191cm" svg:x="11.329cm" svg:y="8.402cm" svg:viewBox="0 0 149 192" svg:d="M25 0v115c0 14 3 25 8 35 8 13 21 20 39 20 22 0 36-7 45-22 4-9 6-19 6-33v-115h26v105c0 23-3 41-9 54-12 22-34 33-66 33-31 0-54-11-65-33-6-13-9-31-9-54v-105z">
          <text:p/>
        </draw:path>
        <draw:polygon draw:style-name="gr1" draw:text-style-name="P1" draw:layer="layout" svg:width="0.025cm" svg:height="0.186cm" svg:x="11.508cm" svg:y="8.402cm" svg:viewBox="0 0 26 187" draw:points="0,0 26,0 26,187 0,187">
          <text:p/>
        </draw:polygon>
        <draw:polygon draw:style-name="gr1" draw:text-style-name="P1" draw:layer="layout" svg:width="0.151cm" svg:height="0.186cm" svg:x="11.546cm" svg:y="8.402cm" svg:viewBox="0 0 152 187" draw:points="152,0 152,22 89,22 89,187 62,187 62,22 0,22 0,0">
          <text:p/>
        </draw:polygon>
        <draw:path draw:style-name="gr1" draw:text-style-name="P1" draw:layer="layout" svg:width="0.182cm" svg:height="0.196cm" svg:x="11.693cm" svg:y="8.396cm" svg:viewBox="0 0 183 197" svg:d="M142 151c10-16 15-35 15-56 0-22-5-40-17-53s-28-20-48-20c-19 0-35 6-48 20-12 13-18 32-18 59 0 21 5 38 15 52 12 14 29 21 52 21 22 0 39-8 49-23zM142 151zM165 31c12 17 18 38 18 63 0 29-7 52-21 70-16 22-41 33-72 33-29 0-52-10-69-29-14-18-21-41-21-69 0-26 6-47 18-65 16-23 41-34 73-34 33 0 58 10 74 31z">
          <text:p/>
        </draw:path>
        <draw:polygon draw:style-name="gr1" draw:text-style-name="P1" draw:layer="layout" svg:width="0.128cm" svg:height="0.173cm" svg:x="10.677cm" svg:y="8.113cm" svg:viewBox="0 0 129 174" draw:points="0,0 128,0 128,21 22,21 22,73 120,73 120,94 22,94 22,153 129,153 129,174 0,174">
          <text:p/>
        </draw:polygon>
        <draw:path draw:style-name="gr1" draw:text-style-name="P1" draw:layer="layout" svg:width="0.142cm" svg:height="0.173cm" svg:x="10.825cm" svg:y="8.113cm" svg:viewBox="0 0 143 174" svg:d="M65 154c8 0 15 0 20-2 9-3 16-9 23-18 4-8 7-17 9-28 2-6 2-12 2-18 0-21-4-38-13-51-9-11-22-17-41-17h-42v134zM65 154zM0 0h70c24 0 43 8 56 25 11 15 17 36 17 59 0 19-3 35-10 51-12 26-34 39-63 39h-70z">
          <text:p/>
        </draw:path>
        <draw:path draw:style-name="gr1" draw:text-style-name="P1" draw:layer="layout" svg:width="0.137cm" svg:height="0.178cm" svg:x="10.989cm" svg:y="8.113cm" svg:viewBox="0 0 138 179" svg:d="M23 0v107c0 13 3 23 8 33 7 12 18 19 35 19 21 0 35-7 42-21 4-8 6-18 6-31v-107h24v98c0 21-3 38-9 50-10 21-30 31-61 31-29 0-49-10-60-31-6-12-8-29-8-50v-98z">
          <text:p/>
        </draw:path>
        <draw:path draw:style-name="gr1" draw:text-style-name="P1" draw:layer="layout" svg:width="0.152cm" svg:height="0.182cm" svg:x="11.142cm" svg:y="8.108cm" svg:viewBox="0 0 153 183" svg:d="M131 17c12 11 19 24 20 39h-23c-2-11-7-20-15-26-8-7-18-10-32-10-18 0-32 6-42 18s-15 30-15 56c0 20 4 37 14 49 9 13 23 19 42 19 17 0 30-6 39-20 5-7 9-16 11-27h23c-2 18-9 33-20 46-14 14-32 22-55 22-21 0-38-6-52-18-18-17-26-41-26-76 0-26 6-47 20-63 14-18 34-26 61-26 21 0 38 5 50 17z">
          <text:p/>
        </draw:path>
        <draw:path draw:style-name="gr1" draw:text-style-name="P1" draw:layer="layout" svg:width="0.155cm" svg:height="0.173cm" svg:x="11.298cm" svg:y="8.113cm" svg:viewBox="0 0 156 174" svg:d="M105 103l-28-78-28 78zM105 103zM65 0h28l63 174h-26l-18-52h-70l-18 52h-24z">
          <text:p/>
        </draw:path>
        <draw:polygon draw:style-name="gr1" draw:text-style-name="P1" draw:layer="layout" svg:width="0.141cm" svg:height="0.173cm" svg:x="11.43cm" svg:y="8.113cm" svg:viewBox="0 0 142 174" draw:points="142,0 142,20 83,20 83,174 59,174 59,20 0,20 0,0">
          <text:p/>
        </draw:polygon>
        <draw:polygon draw:style-name="gr1" draw:text-style-name="P1" draw:layer="layout" svg:width="0.024cm" svg:height="0.173cm" svg:x="11.585cm" svg:y="8.113cm" svg:viewBox="0 0 25 174" draw:points="0,0 25,0 25,174 0,174">
          <text:p/>
        </draw:polygon>
        <draw:polygon draw:style-name="gr1" draw:text-style-name="P1" draw:layer="layout" svg:width="0.152cm" svg:height="0.173cm" svg:x="11.623cm" svg:y="8.113cm" svg:viewBox="0 0 153 174" draw:points="26,0 76,148 127,0 153,0 89,174 64,174 0,0">
          <text:p/>
        </draw:polygon>
        <draw:path draw:style-name="gr1" draw:text-style-name="P1" draw:layer="layout" svg:width="0.169cm" svg:height="0.183cm" svg:x="11.776cm" svg:y="8.108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<text:p/>
        </draw:path>
        <draw:polygon draw:style-name="gr1" draw:text-style-name="P1" draw:layer="layout" svg:width="0.031cm" svg:height="0.186cm" svg:x="10.582cm" svg:y="7.799cm" svg:viewBox="0 0 32 187" draw:points="0,187 32,187 32,0 0,0">
          <text:p/>
        </draw:polygon>
        <draw:polygon draw:style-name="gr1" draw:text-style-name="P1" draw:layer="layout" svg:width="0.031cm" svg:height="0.173cm" svg:x="10.582cm" svg:y="8.112cm" svg:viewBox="0 0 32 174" draw:points="0,174 32,174 32,0 0,0">
          <text:p/>
        </draw:polygon>
        <draw:polygon draw:style-name="gr1" draw:text-style-name="P1" draw:layer="layout" svg:width="0.031cm" svg:height="0.195cm" svg:x="10.582cm" svg:y="8.396cm" svg:viewBox="0 0 32 196" draw:points="0,196 32,196 32,0 0,0">
          <text:p/>
        </draw:polygon>
        <draw:path draw:style-name="gr1" draw:text-style-name="P1" draw:layer="layout" svg:width="0.094cm" svg:height="0.114cm" svg:x="12.477cm" svg:y="8.441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<text:p/>
        </draw:path>
        <draw:path draw:style-name="gr1" draw:text-style-name="P1" draw:layer="layout" svg:width="0.082cm" svg:height="0.089cm" svg:x="12.584cm" svg:y="8.466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<text:p/>
        </draw:path>
        <draw:polygon draw:style-name="gr1" draw:text-style-name="P1" draw:layer="layout" svg:width="0.025cm" svg:height="0.12cm" svg:x="12.681cm" svg:y="8.435cm" svg:viewBox="0 0 26 121" draw:points="0,0 26,0 26,121 0,121">
          <text:p/>
        </draw:polygon>
        <draw:path draw:style-name="gr1" draw:text-style-name="P1" draw:layer="layout" svg:width="0.081cm" svg:height="0.089cm" svg:x="12.722cm" svg:y="8.466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6cm" svg:height="0.113cm" svg:x="12.811cm" svg:y="8.443cm" svg:viewBox="0 0 61 114" svg:d="M61 110l-9 2c-4 1-11 2-17 2-10 0-15-2-18-5s-4-7-4-16v-51h-13v-20h13v-22h26v22h22v20h-22v44c0 4 1 6 2 7 0 0 2 1 6 1h14z">
          <text:p/>
        </draw:path>
        <draw:path draw:style-name="gr1" draw:text-style-name="P1" draw:layer="layout" svg:width="0.082cm" svg:height="0.089cm" svg:x="12.882cm" svg:y="8.466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99cm" svg:height="0.114cm" svg:x="13.014cm" svg:y="8.441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<text:p/>
        </draw:path>
        <draw:path draw:style-name="gr1" draw:text-style-name="P1" draw:layer="layout" svg:width="0.083cm" svg:height="0.12cm" svg:x="13.129cm" svg:y="8.435cm" svg:viewBox="0 0 84 121" svg:d="M25 53v44c6 3 9 4 14 4h9c4 0 6-1 8-2 2-3 2-6 2-23 0-18 0-22-2-24s-4-2-8-2h-9c-5 0-8 1-14 3zM25 53zM0 0h25v42c12-10 15-12 23-12h9c11 0 16 1 20 5 5 6 7 13 7 41 0 26-2 34-8 39-4 4-9 6-19 6h-10c-7 0-12-2-22-11v11h-25z">
          <text:p/>
        </draw:path>
        <draw:path draw:style-name="gr1" draw:text-style-name="P1" draw:layer="layout" svg:width="0.056cm" svg:height="0.09cm" svg:x="13.227cm" svg:y="8.466cm" svg:viewBox="0 0 57 91" svg:d="M0 91v-91h25v13c10-9 14-13 23-13h9v25h-11c-8 0-13 1-21 4v62z">
          <text:p/>
        </draw:path>
        <draw:path draw:style-name="gr1" draw:text-style-name="P1" draw:layer="layout" svg:width="0.081cm" svg:height="0.089cm" svg:x="13.291cm" svg:y="8.466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<text:p/>
        </draw:path>
        <draw:path draw:style-name="gr1" draw:text-style-name="P1" draw:layer="layout" svg:width="0.056cm" svg:height="0.09cm" svg:x="13.388cm" svg:y="8.466cm" svg:viewBox="0 0 57 91" svg:d="M0 91v-91h25v13c10-9 14-13 23-13h9v25h-11c-8 0-13 1-21 4v62z">
          <text:p/>
        </draw:path>
        <draw:path draw:style-name="gr1" draw:text-style-name="P1" draw:layer="layout" svg:width="0.082cm" svg:height="0.089cm" svg:x="13.452cm" svg:y="8.466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<text:p/>
        </draw:path>
        <draw:path draw:style-name="gr1" draw:text-style-name="P1" draw:layer="layout" svg:width="0.094cm" svg:height="0.114cm" svg:x="13.584cm" svg:y="8.441cm" svg:viewBox="0 0 95 115" svg:d="M88 110c-4 3-9 5-19 5h-43c-10 0-16-1-20-5s-6-11-6-33h26c0 12 0 15 2 16 1 1 2 2 7 2h24c5 0 7-1 8-2s2-4 2-12c0-6-1-8-2-10-1-1-4-1-8-2l-36-3c-8-1-12-3-16-6-4-5-6-11-6-26 0-16 2-24 8-29 3-4 8-5 18-5h39c11 0 17 1 20 4 5 5 7 11 7 32h-26c0-11 0-13-2-14-1-1-2-2-7-2h-22c-4 0-6 0-7 1s-1 5-1 12c0 6 0 8 1 9 1 2 3 2 8 2l36 4c8 1 12 2 16 6s6 11 6 26c0 17-2 25-7 30z">
          <text:p/>
        </draw:path>
        <draw:path draw:style-name="gr1" draw:text-style-name="P1" draw:layer="layout" svg:width="0.082cm" svg:height="0.089cm" svg:x="13.691cm" svg:y="8.466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<text:p/>
        </draw:path>
        <draw:path draw:style-name="gr1" draw:text-style-name="P1" draw:layer="layout" svg:width="0.078cm" svg:height="0.089cm" svg:x="13.786cm" svg:y="8.466cm" svg:viewBox="0 0 79 90" svg:d="M79 56c0 17-2 24-6 29-4 3-8 5-17 5h-31c-9 0-13-2-17-6-6-5-8-14-8-40 0-25 2-33 8-39 3-4 8-5 17-5h31c9 0 13 1 17 5s6 11 6 27h-24c0-9 0-11-1-11-1-1-2-2-6-2h-15c-4 0-6 1-7 2s-2 4-2 23c0 20 1 23 2 25 1 1 3 1 7 1h15c4 0 5 0 6-1s1-4 2-13z">
          <text:p/>
        </draw:path>
        <draw:path draw:style-name="gr1" draw:text-style-name="P1" draw:layer="layout" svg:width="0.027cm" svg:height="0.123cm" svg:x="13.878cm" svg:y="8.432cm" svg:viewBox="0 0 28 124" svg:d="M27 124h-26v-91h26zM27 124zM28 21h-28v-21h28z">
          <text:p/>
        </draw:path>
        <draw:path draw:style-name="gr1" draw:text-style-name="P1" draw:layer="layout" svg:width="0.081cm" svg:height="0.09cm" svg:x="13.919cm" svg:y="8.466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<text:p/>
        </draw:path>
        <draw:polygon draw:style-name="gr1" draw:text-style-name="P1" draw:layer="layout" svg:width="0.025cm" svg:height="0.12cm" svg:x="14.017cm" svg:y="8.435cm" svg:viewBox="0 0 26 121" draw:points="0,0 26,0 26,121 0,121">
          <text:p/>
        </draw:polygon>
        <draw:path draw:style-name="gr1" draw:text-style-name="P1" draw:layer="layout" svg:width="0.525cm" svg:height="0.564cm" svg:x="12.456cm" svg:y="7.831cm" svg:viewBox="0 0 526 565" svg:d="M225 443h92c14 0 21-1 26-7 6-5 10-11 10-49 0-36-3-43-10-50-5-6-12-7-26-7h-92zM225 443zM314 223c14 0 20 0 25-5 5-7 9-18 9-46 0-27-3-39-9-44-4-5-9-7-25-7h-89v102zM314 223zM526 413c0 57-15 94-41 120-23 23-53 32-100 32h-385v-126h59v-314h-59v-125h386c51 0 77 8 99 30 25 27 36 65 36 109 0 86-31 121-89 137v1c62 16 94 45 94 136z">
          <text:p/>
        </draw:path>
        <draw:path draw:style-name="gr1" draw:text-style-name="P1" draw:layer="layout" svg:width="0.483cm" svg:height="0.561cm" svg:x="13.582cm" svg:y="7.832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<text:p/>
        </draw:path>
        <draw:path draw:style-name="gr1" draw:text-style-name="P1" draw:layer="layout" svg:width="0.041cm" svg:height="0.041cm" svg:x="13.153cm" svg:y="8.168cm" svg:viewBox="0 0 42 42" svg:d="M24 0c-14-1-24 8-24 20 0 13 9 22 20 22 13 0 23-11 22-24-1-10-9-17-18-18z">
          <text:p/>
        </draw:path>
        <draw:path draw:style-name="gr1" draw:text-style-name="P1" draw:layer="layout" svg:width="0.041cm" svg:height="0.041cm" svg:x="13.367cm" svg:y="8.168cm" svg:viewBox="0 0 42 42" svg:d="M25 0c-15-2-27 10-25 25 1 8 8 15 17 17 15 2 27-10 25-25-2-9-9-16-17-17z">
          <text:p/>
        </draw:path>
        <draw:path draw:style-name="gr1" draw:text-style-name="P1" draw:layer="layout" svg:width="0.147cm" svg:height="0.019cm" svg:x="13.207cm" svg:y="7.959cm" svg:viewBox="0 0 148 20" svg:d="M9 20h129c6 0 11-6 10-12-1-5-5-8-10-8h-129c-4 0-9 3-9 8 0 6 3 12 9 12z">
          <text:p/>
        </draw:path>
        <draw:path draw:style-name="gr1" draw:text-style-name="P1" draw:layer="layout" svg:width="0.255cm" svg:height="0.112cm" svg:x="13.153cm" svg:y="7.999cm" svg:viewBox="0 0 256 113" svg:d="M231 0h-207c-9 0-15 5-16 12-4 33-6 53-8 86 0 8 5 15 14 15h228c8 0 14-6 14-16-3-33-5-50-9-85-1-7-7-12-16-12z">
          <text:p/>
        </draw:path>
        <draw:path draw:style-name="gr1" draw:text-style-name="P1" draw:layer="layout" svg:width="0.566cm" svg:height="0.566cm" svg:x="12.997cm" svg:y="7.831cm" svg:viewBox="0 0 567 567" svg:d="M439 416c0 7-6 12-12 12h-16c0 0 0 19 0 25 0 12-11 22-23 20-11-1-18-10-18-21v-24h-173v25c0 11-10 21-21 21-12 0-21-10-21-21 0-6 0-25 0-25h-17c-6 0-10-4-10-10v-138c0 0 7-75 11-104 3-33 11-43 34-54 33-16 70-22 111-22 39 0 76 6 110 22 23 11 30 21 34 54 3 29 11 104 11 104zM439 416zM392 0h-217c-97 0-175 78-175 175v217c0 97 78 175 175 175h217c97 0 175-78 175-175v-217c0-97-78-175-175-175z">
          <text:p/>
        </draw:path>
        <draw:path draw:style-name="gr1" draw:text-style-name="P1" draw:layer="layout" svg:width="0.246cm" svg:height="0.128cm" svg:x="10.48cm" svg:y="9.023cm" svg:viewBox="0 0 247 129" svg:d="M0 129h247c-1-13-5-24-13-34-11-13-28-20-49-20 0 0-35 2-98 10l11-85h-82z">
          <text:p/>
        </draw:path>
        <draw:path draw:style-name="gr1" draw:text-style-name="P1" draw:layer="layout" svg:width="0.223cm" svg:height="0.051cm" svg:x="10.782cm" svg:y="9.1cm" svg:viewBox="0 0 224 52" svg:d="M0 52h224c-1-13-5-24-13-33-11-13-27-19-49-19-17 0-105 2-157 8z">
          <text:p/>
        </draw:path>
        <draw:path draw:style-name="gr1" draw:text-style-name="P1" draw:layer="layout" svg:width="0.377cm" svg:height="0.046cm" svg:x="11.04cm" svg:y="9.105cm" svg:viewBox="0 0 378 47" svg:d="M0 47l5-43h71l1 24c9-6 18-11 27-15 9-3 18-6 28-9s20-4 31-4h4c14 0 26 2 35 7 8 5 15 12 20 21 8-6 17-11 27-15 8-3 18-6 29-9s23-4 36-4h4c21 0 37 6 48 18 6 9 10 18 12 29z">
          <text:p/>
        </draw:path>
        <draw:path draw:style-name="gr1" draw:text-style-name="P1" draw:layer="layout" svg:width="1.204cm" svg:height="0.23cm" svg:x="10.5cm" svg:y="8.921cm" svg:viewBox="0 0 1205 231" svg:d="M1055 231c5-12 10-22 15-31 18-28 39-44 65-48l-10 79h68c5-44 9-83 11-110 4-42-4-73-23-93-23-25-54-28-71-28-6 0-9 0-10 0l-1098 17c-1 0-2 1-2 3 0 1 1 2 2 2 10 0 1023 9 1084 13 18 0 31 6 40 17 13 15 13 37 13 44-38 3-70 26-95 66-12 19-23 42-32 69z">
          <text:p/>
        </draw:path>
        <draw:path draw:style-name="gr1" draw:text-style-name="P1" draw:layer="layout" svg:width="0.098cm" svg:height="0.052cm" svg:x="12.858cm" svg:y="9.099cm" svg:viewBox="0 0 99 53" svg:d="M0 53h33v-30c2 0 4 0 7 0h8c7 0 11 2 14 6 3 3 4 7 4 11 0 5-1 9-4 12v1h34c2-5 3-10 3-15 0-13-4-23-13-29-8-6-21-9-36-9-5 0-11 0-19 0-9 0-19 0-30 0l-1 2z">
          <text:p/>
        </draw:path>
        <draw:path draw:style-name="gr1" draw:text-style-name="P1" draw:layer="layout" svg:width="0.12cm" svg:height="0.054cm" svg:x="12.971cm" svg:y="9.097cm" svg:viewBox="0 0 121 55" svg:d="M87 55c-1-4-2-7-3-11-1-5-4-9-8-13-3-3-9-6-15-6-8 0-13 3-17 6-3 3-6 8-8 13-1 3-2 7-2 11h-34c0-5 1-9 2-13 3-9 7-17 13-24 5-6 11-11 19-14 7-3 16-4 27-4 9 0 18 1 25 4 8 3 15 8 20 14 5 7 9 15 12 25 1 3 2 7 3 12z">
          <text:p/>
        </draw:path>
        <draw:path draw:style-name="gr1" draw:text-style-name="P1" draw:layer="layout" svg:width="0.033cm" svg:height="0.053cm" svg:x="13.107cm" svg:y="9.098cm" svg:viewBox="0 0 34 54" svg:d="M0 54v-53l1-1h13c14 0 20 7 20 22v32z">
          <text:p/>
        </draw:path>
        <draw:path draw:style-name="gr1" draw:text-style-name="P1" draw:layer="layout" svg:width="0.092cm" svg:height="0.051cm" svg:x="13.207cm" svg:y="9.1cm" svg:viewBox="0 0 93 52" svg:d="M0 52v-51l1-1h90c1 4 2 8 2 13 0 4-2 9-3 15h-58v15 9z">
          <text:p/>
        </draw:path>
        <draw:path draw:style-name="gr1" draw:text-style-name="P1" draw:layer="layout" svg:width="0.105cm" svg:height="0.051cm" svg:x="13.302cm" svg:y="9.1cm" svg:viewBox="0 0 106 52" svg:d="M69 28v15 9h-34v-24h-13-21c-1-5-1-9-1-15 0-5 0-9 1-13h103c1 3 2 8 2 13s-2 9-4 11c-3 3-8 4-14 4h-6z">
          <text:p/>
        </draw:path>
        <draw:path draw:style-name="gr1" draw:text-style-name="P1" draw:layer="layout" svg:width="0.12cm" svg:height="0.054cm" svg:x="13.404cm" svg:y="9.097cm" svg:viewBox="0 0 121 55" svg:d="M87 55c-1-4-2-7-3-11-1-5-4-9-8-13-3-3-8-6-15-6-8 0-13 3-17 6-3 3-6 8-8 13-1 3-2 7-2 11h-34c0-5 1-9 2-13 3-9 7-17 13-24 5-6 11-11 19-14 7-3 16-4 27-4 9 0 18 1 25 4 8 3 15 8 20 14 5 7 9 15 12 25 1 3 2 7 3 12z">
          <text:p/>
        </draw:path>
        <draw:path draw:style-name="gr1" draw:text-style-name="P1" draw:layer="layout" svg:width="0.099cm" svg:height="0.054cm" svg:x="13.57cm" svg:y="9.097cm" svg:viewBox="0 0 100 55" svg:d="M1 55c-1-4-1-7-1-11 0-7 1-12 3-19 3-5 6-9 11-13s10-7 17-9c6-2 13-3 22-3 15 0 31 3 47 11-1 11-5 20-12 26-14-7-26-11-37-11-6 0-11 2-13 5-3 2-5 5-5 8 0 6 5 10 13 13l7 3z">
          <text:p/>
        </draw:path>
        <draw:path draw:style-name="gr1" draw:text-style-name="P1" draw:layer="layout" svg:width="0.12cm" svg:height="0.054cm" svg:x="13.679cm" svg:y="9.097cm" svg:viewBox="0 0 121 55" svg:d="M87 55c-1-4-2-7-3-11-1-5-4-9-8-13-3-3-8-6-15-6-8 0-13 3-17 6-3 3-6 8-7 13-2 3-3 7-3 11h-34c0-5 1-9 2-13 3-9 7-17 13-24 5-6 11-11 19-14 7-3 16-4 27-4 9 0 18 1 25 4 8 3 15 8 20 14 5 7 9 15 12 25 1 3 2 7 3 12z">
          <text:p/>
        </draw:path>
        <draw:path draw:style-name="gr1" draw:text-style-name="P1" draw:layer="layout" svg:width="0.112cm" svg:height="0.055cm" svg:x="13.809cm" svg:y="9.097cm" svg:viewBox="0 0 113 56" svg:d="M81 56c-1-20-8-29-23-29-9 0-16 4-20 12-2 5-3 11-4 17h-34c0-4 1-9 3-13 3-10 7-18 12-24 6-7 12-12 19-15s15-4 24-4c8 0 16 1 23 3 6 2 12 5 17 9 5 5 8 9 11 15 2 5 4 11 4 18 0 4-1 8-3 11z">
          <text:p/>
        </draw:path>
        <draw:path draw:style-name="gr1" draw:text-style-name="P1" draw:layer="layout" svg:width="0.033cm" svg:height="0.052cm" svg:x="13.934cm" svg:y="9.099cm" svg:viewBox="0 0 34 53" svg:d="M0 53v-52c4-1 9-1 16-1 8 0 13 0 18 1v52z">
          <text:p/>
        </draw:path>
        <draw:path draw:style-name="gr1" draw:text-style-name="P1" draw:layer="layout" svg:width="0.072cm" svg:height="0.052cm" svg:x="14.006cm" svg:y="9.099cm" svg:viewBox="0 0 73 53" svg:d="M41 53c-2-7-4-14-6-21h-1c-1 4-2 11-5 21h-29l16-52c7-1 13-1 20-1 8 0 15 0 21 1l16 52z">
          <text:p/>
        </draw:path>
        <draw:path draw:style-name="gr1" draw:text-style-name="P1" draw:layer="layout" svg:width="0.033cm" svg:height="0.053cm" svg:x="14.114cm" svg:y="9.098cm" svg:viewBox="0 0 34 54" svg:d="M0 54v-53l1-1h13c14 0 20 7 20 22v32z">
          <text:p/>
        </draw:path>
        <draw:path draw:style-name="gr1" draw:text-style-name="P1" draw:layer="layout" svg:width="0.026cm" svg:height="0.012cm" svg:x="12.29cm" svg:y="9.139cm" svg:viewBox="0 0 27 13" svg:d="M27 13l-21-13c-2 4-4 8-6 13z">
          <text:p/>
        </draw:path>
        <draw:path draw:style-name="gr1" draw:text-style-name="P1" draw:layer="layout" svg:width="0.455cm" svg:height="0.136cm" svg:x="12.297cm" svg:y="9.014cm" svg:viewBox="0 0 456 137" svg:d="M301 10c-68-19-139-12-202 20-41 23-75 55-99 95l19 12h68c14-15 31-28 49-38 12-6 24-11 36-15-12 15-19 34-17 53h146c1-13-1-27-8-40-2-4-4-7-6-10 29 11 54 28 75 50h94c-33-62-88-107-155-127z">
          <text:p/>
        </draw:path>
        <draw:path draw:style-name="gr1" draw:text-style-name="P1" draw:layer="layout" svg:width="0.145cm" svg:height="0.186cm" svg:x="14.888cm" svg:y="5.256cm" svg:viewBox="0 0 146 187" svg:d="M80 166c16 0 27-5 35-14 4-5 6-13 6-21 0-14-6-23-19-28-7-2-15-4-26-4h-52v67zM80 166zM72 79c10 0 19-1 25-4 9-5 15-13 15-25 0-14-6-22-16-26-6-2-14-4-25-4h-47v59zM72 79zM0 0h81c22 0 39 6 48 19 6 8 8 16 8 27 0 12-3 22-10 29-3 4-8 8-15 11 10 4 17 8 22 12 8 9 12 20 12 34 0 13-4 24-11 33-11 15-30 22-55 22h-80z">
          <text:p/>
        </draw:path>
        <draw:path draw:style-name="gr1" draw:text-style-name="P1" draw:layer="layout" svg:width="0.182cm" svg:height="0.196cm" svg:x="15.04cm" svg:y="5.251cm" svg:viewBox="0 0 183 197" svg:d="M143 151c10-16 15-35 15-56 0-22-6-40-18-53s-28-20-48-20c-19 0-35 6-48 20-12 13-18 32-18 59 0 21 5 38 15 52 12 14 29 21 52 21s39-8 50-23zM143 151zM165 31c12 17 18 38 18 63 0 29-7 52-21 70-16 22-41 33-72 33-28 0-52-10-68-29-15-18-22-41-22-69 0-26 6-47 18-65 16-23 41-34 73-34 33 0 58 10 74 31z">
          <text:p/>
        </draw:path>
        <draw:polygon draw:style-name="gr1" draw:text-style-name="P1" draw:layer="layout" svg:width="0.119cm" svg:height="0.186cm" svg:x="15.239cm" svg:y="5.256cm" svg:viewBox="0 0 120 187" draw:points="0,0 25,0 25,165 120,165 120,187 0,187">
          <text:p/>
        </draw:polygon>
        <draw:polygon draw:style-name="gr1" draw:text-style-name="P1" draw:layer="layout" svg:width="0.137cm" svg:height="0.186cm" svg:x="15.373cm" svg:y="5.256cm" svg:viewBox="0 0 138 187" draw:points="0,0 136,0 136,22 24,22 24,80 128,80 128,101 24,101 24,165 138,165 138,187 0,187">
          <text:p/>
        </draw:polygon>
        <draw:polygon draw:style-name="gr1" draw:text-style-name="P1" draw:layer="layout" svg:width="0.151cm" svg:height="0.186cm" svg:x="15.515cm" svg:y="5.256cm" svg:viewBox="0 0 152 187" draw:points="152,0 152,22 89,22 89,187 62,187 62,22 0,22 0,0">
          <text:p/>
        </draw:polygon>
        <draw:path draw:style-name="gr1" draw:text-style-name="P1" draw:layer="layout" svg:width="0.182cm" svg:height="0.196cm" svg:x="15.663cm" svg:y="5.251cm" svg:viewBox="0 0 183 197" svg:d="M143 151c10-16 14-35 14-56 0-22-5-40-17-53s-28-20-48-20c-19 0-35 6-48 20-12 13-18 32-18 59 0 21 5 38 15 52 12 14 29 21 52 21 22 0 39-8 50-23zM143 151zM165 31c12 17 18 38 18 63 0 29-7 52-21 70-16 22-41 33-72 33-29 0-52-10-69-29-14-18-21-41-21-69 0-26 6-47 18-65 16-23 41-34 73-34 33 0 58 10 74 31z">
          <text:p/>
        </draw:path>
        <draw:path draw:style-name="gr1" draw:text-style-name="P1" draw:layer="layout" svg:width="0.168cm" svg:height="0.195cm" svg:x="14.882cm" svg:y="5.854cm" svg:viewBox="0 0 169 196" svg:d="M132 10c18 9 29 26 33 51h-25c-2-14-9-24-18-30s-21-9-35-9c-18 0-33 6-44 19-12 13-17 32-17 59 0 22 4 40 14 53 9 14 25 21 47 21 17 0 31-5 41-14 11-10 17-26 17-48h-58v-21h82v100h-17l-6-24c-8 9-16 16-22 20-11 6-25 9-43 9-21 0-40-7-56-21-17-18-25-43-25-74 0-32 8-57 25-75 15-18 36-26 62-26 17 0 32 3 45 10z">
          <text:p/>
        </draw:path>
        <draw:path draw:style-name="gr1" draw:text-style-name="P1" draw:layer="layout" svg:width="0.152cm" svg:height="0.186cm" svg:x="15.081cm" svg:y="5.859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<text:p/>
        </draw:path>
        <draw:path draw:style-name="gr1" draw:text-style-name="P1" draw:layer="layout" svg:width="0.166cm" svg:height="0.186cm" svg:x="15.237cm" svg:y="5.859cm" svg:viewBox="0 0 167 187" svg:d="M113 110l-29-83-31 83zM113 110zM70 0h29l68 187h-28l-19-56h-74l-21 56h-25z">
          <text:p/>
        </draw:path>
        <draw:polygon draw:style-name="gr1" draw:text-style-name="P1" draw:layer="layout" svg:width="0.151cm" svg:height="0.186cm" svg:x="15.379cm" svg:y="5.859cm" svg:viewBox="0 0 152 187" draw:points="152,0 152,22 89,22 89,187 62,187 62,22 0,22 0,0">
          <text:p/>
        </draw:polygon>
        <draw:path draw:style-name="gr1" draw:text-style-name="P1" draw:layer="layout" svg:width="0.148cm" svg:height="0.191cm" svg:x="15.542cm" svg:y="5.859cm" svg:viewBox="0 0 149 192" svg:d="M25 0v115c0 14 3 25 8 35 8 13 21 20 39 20 22 0 36-7 45-22 4-9 6-19 6-33v-115h26v105c0 23-3 41-9 54-12 22-34 33-66 33-31 0-54-11-65-33-6-13-9-31-9-54v-105z">
          <text:p/>
        </draw:path>
        <draw:polygon draw:style-name="gr1" draw:text-style-name="P1" draw:layer="layout" svg:width="0.025cm" svg:height="0.186cm" svg:x="15.721cm" svg:y="5.859cm" svg:viewBox="0 0 26 187" draw:points="0,0 26,0 26,187 0,187">
          <text:p/>
        </draw:polygon>
        <draw:polygon draw:style-name="gr1" draw:text-style-name="P1" draw:layer="layout" svg:width="0.151cm" svg:height="0.186cm" svg:x="15.759cm" svg:y="5.859cm" svg:viewBox="0 0 152 187" draw:points="152,0 152,22 89,22 89,187 62,187 62,22 0,22 0,0">
          <text:p/>
        </draw:polygon>
        <draw:path draw:style-name="gr1" draw:text-style-name="P1" draw:layer="layout" svg:width="0.182cm" svg:height="0.196cm" svg:x="15.906cm" svg:y="5.854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<text:p/>
        </draw:path>
        <draw:polygon draw:style-name="gr1" draw:text-style-name="P1" draw:layer="layout" svg:width="0.128cm" svg:height="0.173cm" svg:x="14.89cm" svg:y="5.57cm" svg:viewBox="0 0 129 174" draw:points="0,0 128,0 128,21 22,21 22,73 120,73 120,94 22,94 22,153 129,153 129,174 0,174">
          <text:p/>
        </draw:polygon>
        <draw:path draw:style-name="gr1" draw:text-style-name="P1" draw:layer="layout" svg:width="0.142cm" svg:height="0.173cm" svg:x="15.038cm" svg:y="5.57cm" svg:viewBox="0 0 143 174" svg:d="M65 153c8 0 15 0 20-2 9-3 16-9 23-18 4-7 7-16 9-27 2-6 2-12 2-18 0-22-4-39-14-51-8-11-21-17-40-17h-42v133zM65 153zM0 0h70c24 0 43 8 56 25 11 15 17 35 17 58 0 20-3 36-10 51-12 26-34 40-63 40h-70z">
          <text:p/>
        </draw:path>
        <draw:path draw:style-name="gr1" draw:text-style-name="P1" draw:layer="layout" svg:width="0.137cm" svg:height="0.178cm" svg:x="15.202cm" svg:y="5.57cm" svg:viewBox="0 0 138 179" svg:d="M23 0v107c0 13 3 23 8 33 7 12 18 19 35 19 21 0 35-7 42-21 4-8 6-18 6-31v-107h24v98c0 21-3 38-9 50-10 21-30 31-61 31-29 0-49-10-60-31-6-12-8-29-8-50v-98z">
          <text:p/>
        </draw:path>
        <draw:path draw:style-name="gr1" draw:text-style-name="P1" draw:layer="layout" svg:width="0.152cm" svg:height="0.182cm" svg:x="15.355cm" svg:y="5.565cm" svg:viewBox="0 0 153 183" svg:d="M131 17c12 11 19 24 20 39h-23c-2-11-7-20-15-26-8-7-18-10-32-10-18 0-32 6-42 18s-15 30-15 56c0 20 4 37 14 49 9 13 23 19 42 19 18 0 30-6 39-20 5-7 9-16 11-27h23c-2 18-9 33-20 46-14 14-32 22-55 22-21 0-38-6-52-18-17-17-26-41-26-76 0-26 6-47 20-63 14-18 34-26 61-26 21 0 38 5 50 17z">
          <text:p/>
        </draw:path>
        <draw:path draw:style-name="gr1" draw:text-style-name="P1" draw:layer="layout" svg:width="0.155cm" svg:height="0.173cm" svg:x="15.511cm" svg:y="5.57cm" svg:viewBox="0 0 156 174" svg:d="M105 103l-28-78-28 78zM105 103zM65 0h28l63 174h-26l-18-52h-70l-18 52h-24z">
          <text:p/>
        </draw:path>
        <draw:polygon draw:style-name="gr1" draw:text-style-name="P1" draw:layer="layout" svg:width="0.141cm" svg:height="0.173cm" svg:x="15.643cm" svg:y="5.57cm" svg:viewBox="0 0 142 174" draw:points="142,0 142,20 83,20 83,174 59,174 59,20 0,20 0,0">
          <text:p/>
        </draw:polygon>
        <draw:polygon draw:style-name="gr1" draw:text-style-name="P1" draw:layer="layout" svg:width="0.024cm" svg:height="0.173cm" svg:x="15.799cm" svg:y="5.57cm" svg:viewBox="0 0 25 174" draw:points="0,0 25,0 25,174 0,174">
          <text:p/>
        </draw:polygon>
        <draw:polygon draw:style-name="gr1" draw:text-style-name="P1" draw:layer="layout" svg:width="0.152cm" svg:height="0.173cm" svg:x="15.836cm" svg:y="5.57cm" svg:viewBox="0 0 153 174" draw:points="26,0 76,148 127,0 153,0 89,174 64,174 0,0">
          <text:p/>
        </draw:polygon>
        <draw:path draw:style-name="gr1" draw:text-style-name="P1" draw:layer="layout" svg:width="0.169cm" svg:height="0.183cm" svg:x="15.989cm" svg:y="5.565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<text:p/>
        </draw:path>
        <draw:polygon draw:style-name="gr1" draw:text-style-name="P1" draw:layer="layout" svg:width="0.031cm" svg:height="0.186cm" svg:x="14.795cm" svg:y="5.256cm" svg:viewBox="0 0 32 187" draw:points="0,187 32,187 32,0 0,0">
          <text:p/>
        </draw:polygon>
        <draw:polygon draw:style-name="gr1" draw:text-style-name="P1" draw:layer="layout" svg:width="0.031cm" svg:height="0.173cm" svg:x="14.795cm" svg:y="5.57cm" svg:viewBox="0 0 32 174" draw:points="0,174 32,174 32,0 0,0">
          <text:p/>
        </draw:polygon>
        <draw:polygon draw:style-name="gr1" draw:text-style-name="P1" draw:layer="layout" svg:width="0.031cm" svg:height="0.195cm" svg:x="14.795cm" svg:y="5.854cm" svg:viewBox="0 0 32 196" draw:points="0,196 32,196 32,0 0,0">
          <text:p/>
        </draw:polygon>
        <draw:path draw:style-name="gr1" draw:text-style-name="P1" draw:layer="layout" svg:width="0.04cm" svg:height="0.058cm" svg:x="14.659cm" svg:y="6.831cm" svg:viewBox="0 0 41 59" svg:d="M30 40c0-4-2-6-6-6h-14v16h13c5 0 7-2 7-6zM30 40zM28 13c0-3-2-4-6-4h-12v15h12c4 0 6-2 6-6zM28 13zM0 59v-59h23c11 0 16 4 16 12v6c0 5-2 7-7 9 6 3 9 6 9 12v6c0 9-5 14-16 14z">
          <text:p/>
        </draw:path>
        <draw:path draw:style-name="gr1" draw:text-style-name="P1" draw:layer="layout" svg:width="0.037cm" svg:height="0.044cm" svg:x="14.705cm" svg:y="6.846cm" svg:viewBox="0 0 38 45" svg:d="M18 9c-6 0-8 2-8 7v12c0 5 2 8 8 8 7 0 9-3 9-8v-12c0-5-2-7-9-7zM18 9zM18 45c-15 0-18-8-18-17v-12c0-8 3-16 18-16 16 0 20 8 20 16v12c0 9-4 17-20 17z">
          <text:p/>
        </draw:path>
        <draw:polygon draw:style-name="gr1" draw:text-style-name="P1" draw:layer="layout" svg:width="0.011cm" svg:height="0.061cm" svg:x="14.75cm" svg:y="6.828cm" svg:viewBox="0 0 12 62" draw:points="0,62 0,1 12,0 12,62">
          <text:p/>
        </draw:polygon>
        <draw:path draw:style-name="gr1" draw:text-style-name="P1" draw:layer="layout" svg:width="0.034cm" svg:height="0.044cm" svg:x="14.769cm" svg:y="6.846cm" svg:viewBox="0 0 35 45" svg:d="M10 17h15v-2c0-4-2-7-7-7-6 0-8 3-8 7zM10 17zM19 36c5 0 9 0 13-2l2 8c-5 2-10 3-15 3-15 0-19-6-19-17v-12c0-9 4-16 18-16s17 7 17 17v10h-25v2c0 5 2 7 9 7z">
          <text:p/>
        </draw:path>
        <draw:path draw:style-name="gr1" draw:text-style-name="P1" draw:layer="layout" svg:width="0.028cm" svg:height="0.056cm" svg:x="14.806cm" svg:y="6.835cm" svg:viewBox="0 0 29 57" svg:d="M29 55c-2 1-8 2-10 2-8 0-13-4-13-11v-25h-6v-9h6v-11l12-1v12h11v9h-11v23c0 3 1 4 3 4 3 0 5 0 7-1z">
          <text:p/>
        </draw:path>
        <draw:path draw:style-name="gr1" draw:text-style-name="P1" draw:layer="layout" svg:width="0.037cm" svg:height="0.044cm" svg:x="14.838cm" svg:y="6.846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1cm" svg:height="0.06cm" svg:x="14.898cm" svg:y="6.831cm" svg:viewBox="0 0 42 61" svg:d="M12 42c0 5 2 9 10 9 3 0 6-1 10-1v-18h10v26c-6 2-14 3-20 3-16 0-22-7-22-18v-26c0-12 7-17 23-17 4 0 12 0 17 1l-1 10c-5-1-12-2-17-2-8 0-10 4-10 10z">
          <text:p/>
        </draw:path>
        <draw:path draw:style-name="gr1" draw:text-style-name="P1" draw:layer="layout" svg:width="0.022cm" svg:height="0.043cm" svg:x="14.948cm" svg:y="6.846cm" svg:viewBox="0 0 23 44" svg:d="M23 9c-4 2-8 4-12 7v28h-11v-44h9l1 5c3-1 9-4 12-5z">
          <text:p/>
        </draw:path>
        <draw:path draw:style-name="gr1" draw:text-style-name="P1" draw:layer="layout" svg:width="0.033cm" svg:height="0.044cm" svg:x="14.973cm" svg:y="6.846cm" svg:viewBox="0 0 34 45" svg:d="M23 28h-9c-3 0-4 1-4 4s1 4 4 4c4 0 7-1 9-2zM23 28zM34 44h-9l-1-3c-4 3-9 4-13 4-8 0-11-5-11-13 0-9 3-13 12-13h11v-4c0-5-1-7-9-7-4 0-8 1-12 2l-1-9c4-1 10-1 15-1 14 0 18 4 18 15z">
          <text:p/>
        </draw:path>
        <draw:path draw:style-name="gr1" draw:text-style-name="P1" draw:layer="layout" svg:width="0.028cm" svg:height="0.056cm" svg:x="15.011cm" svg:y="6.835cm" svg:viewBox="0 0 29 57" svg:d="M28 55c-2 1-7 2-9 2-9 0-13-4-13-11v-25h-6v-9h6v-11l12-1v12h11l-1 9h-10v23c0 3 1 4 3 4s4 0 6-1z">
          <text:p/>
        </draw:path>
        <draw:path draw:style-name="gr1" draw:text-style-name="P1" draw:layer="layout" svg:width="0.036cm" svg:height="0.043cm" svg:x="15.044cm" svg:y="6.847cm" svg:viewBox="0 0 37 44" svg:d="M11 0v30c0 3 1 4 4 4 2 0 7-2 11-4v-30h11v43h-8l-2-3c-5 2-12 4-17 4-8 0-10-5-10-13v-31z">
          <text:p/>
        </draw:path>
        <draw:path draw:style-name="gr1" draw:text-style-name="P1" draw:layer="layout" svg:width="0.011cm" svg:height="0.061cm" svg:x="15.09cm" svg:y="6.829cm" svg:viewBox="0 0 12 62" svg:d="M0 19h12v43h-12zM0 19zM0 0h12v12h-12z">
          <text:p/>
        </draw:path>
        <draw:path draw:style-name="gr1" draw:text-style-name="P1" draw:layer="layout" svg:width="0.028cm" svg:height="0.056cm" svg:x="15.106cm" svg:y="6.835cm" svg:viewBox="0 0 29 57" svg:d="M28 55c-2 1-7 2-9 2-9 0-13-4-13-11v-25h-6v-9h6v-11l12-1v12h11l-1 9h-10v23c0 3 1 4 3 4s4 0 6-1z">
          <text:p/>
        </draw:path>
        <draw:path draw:style-name="gr1" draw:text-style-name="P1" draw:layer="layout" svg:width="0.037cm" svg:height="0.044cm" svg:x="15.138cm" svg:y="6.846cm" svg:viewBox="0 0 38 45" svg:d="M18 9c-6 0-8 2-8 7v12c0 5 2 8 8 8 7 0 9-3 9-8v-12c0-5-2-7-9-7zM18 9zM18 45c-15 0-18-8-18-17v-12c0-8 3-16 18-16 16 0 20 8 20 16v12c0 9-4 17-20 17z">
          <text:p/>
        </draw:path>
        <draw:path draw:style-name="gr1" draw:text-style-name="P1" draw:layer="layout" svg:width="0.048cm" svg:height="0.058cm" svg:x="14.655cm" svg:y="6.908cm" svg:viewBox="0 0 49 59" svg:d="M12 39h25l-12-37zM12 39zM38 43h-28l-5 16h-5l20-59h8l21 59h-5z">
          <text:p/>
        </draw:path>
        <draw:path draw:style-name="gr1" draw:text-style-name="P1" draw:layer="layout" svg:width="0.031cm" svg:height="0.061cm" svg:x="14.71cm" svg:y="6.905cm" svg:viewBox="0 0 32 62" svg:d="M27 23c-5-1-9-2-15-2-5 0-7 3-7 9v20c0 5 1 8 7 8s11-3 15-6zM27 23zM0 30c0-8 3-13 13-13 5 0 9 0 14 1v-18h5v61h-5v-4c-4 3-10 5-15 5-9 0-12-4-12-12z">
          <text:p/>
        </draw:path>
        <draw:path draw:style-name="gr1" draw:text-style-name="P1" draw:layer="layout" svg:width="0.031cm" svg:height="0.043cm" svg:x="14.754cm" svg:y="6.923cm" svg:viewBox="0 0 32 44" svg:d="M5 0v35c0 3 1 4 4 4 4 0 12-2 18-5v-34h5v43h-5v-4c-5 2-13 5-19 5s-8-4-8-10v-34z">
          <text:p/>
        </draw:path>
        <draw:polygon draw:style-name="gr1" draw:text-style-name="P1" draw:layer="layout" svg:width="0.005cm" svg:height="0.061cm" svg:x="14.798cm" svg:y="6.905cm" svg:viewBox="0 0 6 62" draw:points="0,62 0,0 6,0 6,62">
          <text:p/>
        </draw:polygon>
        <draw:path draw:style-name="gr1" draw:text-style-name="P1" draw:layer="layout" svg:width="0.027cm" svg:height="0.054cm" svg:x="14.811cm" svg:y="6.913cm" svg:viewBox="0 0 28 55" svg:d="M28 53c-2 1-6 2-10 2-6 0-9-3-9-9v-31h-9v-5h9v-10h5v10h14l-1 5h-13v30c0 4 0 5 5 5 3 0 6 0 8-1z">
          <text:p/>
        </draw:path>
        <draw:path draw:style-name="gr1" draw:text-style-name="P1" draw:layer="layout" svg:width="0.033cm" svg:height="0.044cm" svg:x="14.844cm" svg:y="6.923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27cm" svg:height="0.044cm" svg:x="14.886cm" svg:y="6.923cm" svg:viewBox="0 0 28 45" svg:d="M13 45c-4 0-10-1-13-2v-4c4 1 10 1 13 1 9 0 10-1 10-7s0-6-11-9-12-6-12-14c0-7 3-10 15-10 4 0 9 0 13 1l-1 4c-3 0-9-1-13-1-8 0-9 2-9 7s0 6 9 8c14 4 14 6 14 14s-3 12-15 12z">
          <text:p/>
        </draw:path>
        <draw:polygon draw:style-name="gr1" draw:text-style-name="P1" draw:layer="layout" svg:width="0.055cm" svg:height="0.058cm" svg:x="14.94cm" svg:y="6.908cm" svg:viewBox="0 0 56 59" draw:points="50,5 32,51 24,51 6,5 5,59 0,59 1,0 9,0 28,48 47,0 54,0 56,59 51,59">
          <text:p/>
        </draw:polygon>
        <draw:path draw:style-name="gr1" draw:text-style-name="P1" draw:layer="layout" svg:width="0.03cm" svg:height="0.044cm" svg:x="15.006cm" svg:y="6.923cm" svg:viewBox="0 0 31 45" svg:d="M26 26h-14c-6 0-7 1-7 7 0 5 1 7 7 7 5 0 10-1 14-4zM26 26zM31 44h-5v-3c-4 2-9 4-15 4-8 0-11-4-11-12 0-9 4-13 12-13h14v-8c0-6-3-8-10-8-6 0-10 1-14 1l-1-4c4-1 9-1 13-1 12 0 17 4 17 12z">
          <text:p/>
        </draw:path>
        <draw:polygon draw:style-name="gr1" draw:text-style-name="P1" draw:layer="layout" svg:width="0.037cm" svg:height="0.06cm" svg:x="15.041cm" svg:y="6.923cm" svg:viewBox="0 0 38 61" draw:points="23,43 16,61 11,61 18,43 15,43 0,0 5,0 19,40 33,0 38,0">
          <text:p/>
        </draw:polygon>
        <draw:path draw:style-name="gr1" draw:text-style-name="P1" draw:layer="layout" svg:width="0.033cm" svg:height="0.044cm" svg:x="15.082cm" svg:y="6.923cm" svg:viewBox="0 0 34 45" svg:d="M28 15c0-7-3-11-12-11-8 0-11 4-11 11v15c0 7 3 10 11 10 9 0 12-3 12-10zM28 15zM16 45c-12 0-16-7-16-16v-14c0-9 4-15 16-15 13 0 18 6 18 15v14c0 9-5 16-18 16z">
          <text:p/>
        </draw:path>
        <draw:path draw:style-name="gr1" draw:text-style-name="P1" draw:layer="layout" svg:width="0.019cm" svg:height="0.043cm" svg:x="15.126cm" svg:y="6.923cm" svg:viewBox="0 0 20 44" svg:d="M20 5c-4 1-10 5-14 7v32h-6v-44h4v7c6-3 10-6 15-7z">
          <text:p/>
        </draw:path>
        <draw:path draw:style-name="gr1" draw:text-style-name="P1" draw:layer="layout" svg:width="0.031cm" svg:height="0.044cm" svg:x="15.149cm" svg:y="6.923cm" svg:viewBox="0 0 32 45" svg:d="M5 19h22v-4c0-7-3-11-12-11-8 0-10 4-10 11zM5 19zM17 40c4 0 9 0 13-2l1 5c-4 1-10 2-16 2-12 0-15-6-15-16v-14c0-9 3-15 15-15 13 0 17 6 17 15v9h-27v6c0 7 2 10 12 10z">
          <text:p/>
        </draw:path>
        <draw:path draw:style-name="gr1" draw:text-style-name="P1" draw:layer="layout" svg:width="0.027cm" svg:height="0.044cm" svg:x="15.189cm" svg:y="6.923cm" svg:viewBox="0 0 28 45" svg:d="M13 45c-4 0-10-1-13-2v-4c4 1 10 1 13 1 9 0 10-1 10-7s0-6-11-9-12-6-12-14c0-7 3-10 15-10 4 0 9 0 13 1l-1 4c-3 0-9-1-13-1-8 0-9 2-9 7s0 6 9 8c14 4 14 6 14 14s-3 12-15 12z">
          <text:p/>
        </draw:path>
        <draw:path draw:style-name="gr1" draw:text-style-name="P1" draw:layer="layout" svg:width="0.273cm" svg:height="0.327cm" svg:x="14.666cm" svg:y="6.481cm" svg:viewBox="0 0 274 328" svg:d="M189 154c1-5 0-9-3-12s-6-4-11-4h-12c-7 0-15 0-21 0-7 1-13 1-18 2-6 1-12 2-17 2l-16 123h65c13 0 20-6 21-19zM189 154zM259 253c-3 24-12 42-27 55s-35 20-58 20h-174l42-328h83l-11 84c62-8 98-10 98-10 22 0 38 7 49 20 11 12 15 29 12 51z">
          <text:p/>
        </draw:path>
        <draw:path draw:style-name="gr1" draw:text-style-name="P1" draw:layer="layout" svg:width="0.266cm" svg:height="0.256cm" svg:x="14.953cm" svg:y="6.557cm" svg:viewBox="0 0 267 257" svg:d="M111 191c6 0 12-1 19-2 6 0 12-2 18-3 7-1 14-3 20-5l4-28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<text:p/>
        </draw:path>
        <draw:path draw:style-name="gr1" draw:text-style-name="P1" draw:layer="layout" svg:width="0.404cm" svg:height="0.246cm" svg:x="15.227cm" svg:y="6.562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<text:p/>
        </draw:path>
        <draw:path draw:style-name="gr1" draw:text-style-name="P1" draw:layer="layout" svg:width="1.285cm" svg:height="0.714cm" svg:x="14.631cm" svg:y="6.378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3 1 0 1 0 2 0s106 4 150 4c41 0 57-74 57-77 1-4 55-387 66-518 4-41-4-72-23-92z">
          <text:p/>
        </draw:path>
        <draw:path draw:style-name="gr1" draw:text-style-name="P1" draw:layer="layout" svg:width="0.083cm" svg:height="0.065cm" svg:x="15.119cm" svg:y="6.743cm" svg:viewBox="0 0 84 66" svg:d="M0 43c0 0 52-31 84-43v1l-83 65z">
          <text:p/>
        </draw:path>
        <draw:path draw:style-name="gr1" draw:text-style-name="P1" draw:layer="layout" svg:width="0.145cm" svg:height="0.186cm" svg:x="14.888cm" svg:y="7.799cm" svg:viewBox="0 0 146 187" svg:d="M80 166c16 0 27-5 35-14 4-5 6-13 6-21 0-14-6-23-19-28-7-2-15-4-26-4h-52v67zM80 166zM72 79c10 0 19-1 25-4 9-5 15-13 15-25 0-14-6-22-16-26-6-2-14-4-25-4h-47v59zM72 79zM0 0h81c22 0 39 6 48 19 6 8 8 16 8 26 0 13-3 23-10 30-3 4-8 8-15 11 10 4 17 8 22 12 8 9 12 20 12 34 0 13-4 24-11 33-11 15-30 22-55 22h-80z">
          <text:p/>
        </draw:path>
        <draw:path draw:style-name="gr1" draw:text-style-name="P1" draw:layer="layout" svg:width="0.182cm" svg:height="0.196cm" svg:x="15.04cm" svg:y="7.794cm" svg:viewBox="0 0 183 197" svg:d="M143 151c10-16 15-35 15-56 0-22-6-40-18-53s-28-20-48-20c-19 0-35 6-48 20-12 13-18 32-18 59 0 21 5 38 15 52 12 14 29 21 52 21s39-8 50-23zM143 151zM165 31c12 17 18 38 18 63 0 29-7 52-21 70-16 22-41 33-72 33-28 0-52-10-68-29-15-18-22-41-22-69 0-26 6-47 18-65 16-23 41-34 73-34 33 0 58 10 74 31z">
          <text:p/>
        </draw:path>
        <draw:polygon draw:style-name="gr1" draw:text-style-name="P1" draw:layer="layout" svg:width="0.119cm" svg:height="0.186cm" svg:x="15.239cm" svg:y="7.799cm" svg:viewBox="0 0 120 187" draw:points="0,0 25,0 25,165 120,165 120,187 0,187">
          <text:p/>
        </draw:polygon>
        <draw:polygon draw:style-name="gr1" draw:text-style-name="P1" draw:layer="layout" svg:width="0.137cm" svg:height="0.186cm" svg:x="15.373cm" svg:y="7.799cm" svg:viewBox="0 0 138 187" draw:points="0,0 136,0 136,22 24,22 24,80 128,80 128,101 24,101 24,165 138,165 138,187 0,187">
          <text:p/>
        </draw:polygon>
        <draw:polygon draw:style-name="gr1" draw:text-style-name="P1" draw:layer="layout" svg:width="0.151cm" svg:height="0.186cm" svg:x="15.515cm" svg:y="7.799cm" svg:viewBox="0 0 152 187" draw:points="152,0 152,22 89,22 89,187 62,187 62,22 0,22 0,0">
          <text:p/>
        </draw:polygon>
        <draw:path draw:style-name="gr1" draw:text-style-name="P1" draw:layer="layout" svg:width="0.182cm" svg:height="0.196cm" svg:x="15.663cm" svg:y="7.794cm" svg:viewBox="0 0 183 197" svg:d="M143 151c10-16 14-35 14-56 0-22-5-40-17-53s-28-20-48-20c-19 0-35 6-48 20-12 13-18 32-18 59 0 21 5 38 15 52 12 14 29 21 52 21 22 0 39-8 50-23zM143 151zM165 31c12 17 18 38 18 63 0 29-7 52-21 70-16 22-41 33-72 33-29 0-52-10-69-29-14-18-21-41-21-69 0-26 6-47 18-65 16-23 41-34 73-34 33 0 58 10 74 31z">
          <text:p/>
        </draw:path>
        <draw:path draw:style-name="gr1" draw:text-style-name="P1" draw:layer="layout" svg:width="0.168cm" svg:height="0.195cm" svg:x="14.882cm" svg:y="8.397cm" svg:viewBox="0 0 169 196" svg:d="M132 10c18 9 29 26 33 51h-25c-2-14-9-24-18-30s-21-9-35-9c-18 0-33 6-44 19-12 13-17 32-17 59 0 22 4 40 14 53 9 14 25 21 47 21 17 0 31-5 41-14 11-10 17-26 17-48h-58v-21h82v100h-17l-6-24c-8 9-16 16-22 20-11 6-25 9-43 9-21 0-40-7-56-21-17-18-25-43-25-74 0-32 8-57 25-75 15-18 36-26 62-26 17 0 32 3 45 10z">
          <text:p/>
        </draw:path>
        <draw:path draw:style-name="gr1" draw:text-style-name="P1" draw:layer="layout" svg:width="0.152cm" svg:height="0.186cm" svg:x="15.081cm" svg:y="8.402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<text:p/>
        </draw:path>
        <draw:path draw:style-name="gr1" draw:text-style-name="P1" draw:layer="layout" svg:width="0.166cm" svg:height="0.186cm" svg:x="15.237cm" svg:y="8.402cm" svg:viewBox="0 0 167 187" svg:d="M113 110l-29-83-31 83zM113 110zM70 0h29l68 187h-28l-19-56h-74l-21 56h-25z">
          <text:p/>
        </draw:path>
        <draw:polygon draw:style-name="gr1" draw:text-style-name="P1" draw:layer="layout" svg:width="0.151cm" svg:height="0.186cm" svg:x="15.379cm" svg:y="8.402cm" svg:viewBox="0 0 152 187" draw:points="152,0 152,22 89,22 89,187 62,187 62,22 0,22 0,0">
          <text:p/>
        </draw:polygon>
        <draw:path draw:style-name="gr1" draw:text-style-name="P1" draw:layer="layout" svg:width="0.148cm" svg:height="0.191cm" svg:x="15.542cm" svg:y="8.402cm" svg:viewBox="0 0 149 192" svg:d="M25 0v115c0 14 3 25 8 35 8 13 21 20 39 20 22 0 36-7 45-22 4-9 6-19 6-33v-115h26v105c0 23-3 41-9 54-12 22-34 33-66 33-31 0-54-11-65-33-6-13-9-31-9-54v-105z">
          <text:p/>
        </draw:path>
        <draw:polygon draw:style-name="gr1" draw:text-style-name="P1" draw:layer="layout" svg:width="0.025cm" svg:height="0.186cm" svg:x="15.721cm" svg:y="8.402cm" svg:viewBox="0 0 26 187" draw:points="0,0 26,0 26,187 0,187">
          <text:p/>
        </draw:polygon>
        <draw:polygon draw:style-name="gr1" draw:text-style-name="P1" draw:layer="layout" svg:width="0.151cm" svg:height="0.186cm" svg:x="15.759cm" svg:y="8.402cm" svg:viewBox="0 0 152 187" draw:points="152,0 152,22 89,22 89,187 62,187 62,22 0,22 0,0">
          <text:p/>
        </draw:polygon>
        <draw:path draw:style-name="gr1" draw:text-style-name="P1" draw:layer="layout" svg:width="0.182cm" svg:height="0.196cm" svg:x="15.906cm" svg:y="8.396cm" svg:viewBox="0 0 183 197" svg:d="M142 151c10-16 15-35 15-56 0-22-5-40-17-53s-28-20-48-20c-19 0-35 6-48 20-12 13-18 32-18 59 0 21 5 38 15 52 12 14 29 21 52 21 22 0 39-8 49-23zM142 151zM165 31c12 17 18 38 18 63 0 29-7 52-21 70-16 22-41 33-72 33-29 0-52-10-69-29-14-18-21-41-21-69 0-26 6-47 18-65 16-23 41-34 73-34 33 0 58 10 74 31z">
          <text:p/>
        </draw:path>
        <draw:polygon draw:style-name="gr1" draw:text-style-name="P1" draw:layer="layout" svg:width="0.128cm" svg:height="0.173cm" svg:x="14.89cm" svg:y="8.113cm" svg:viewBox="0 0 129 174" draw:points="0,0 128,0 128,21 22,21 22,73 120,73 120,94 22,94 22,153 129,153 129,174 0,174">
          <text:p/>
        </draw:polygon>
        <draw:path draw:style-name="gr1" draw:text-style-name="P1" draw:layer="layout" svg:width="0.142cm" svg:height="0.173cm" svg:x="15.038cm" svg:y="8.113cm" svg:viewBox="0 0 143 174" svg:d="M65 154c8 0 15 0 20-2 9-3 16-9 23-18 4-8 7-17 9-28 2-6 2-12 2-18 0-21-4-38-14-51-8-11-21-17-40-17h-42v134zM65 154zM0 0h70c24 0 43 8 56 25 11 15 17 36 17 59 0 19-3 35-10 51-12 26-34 39-63 39h-70z">
          <text:p/>
        </draw:path>
        <draw:path draw:style-name="gr1" draw:text-style-name="P1" draw:layer="layout" svg:width="0.137cm" svg:height="0.178cm" svg:x="15.202cm" svg:y="8.113cm" svg:viewBox="0 0 138 179" svg:d="M23 0v107c0 13 3 23 8 33 7 12 18 19 35 19 21 0 35-7 42-21 4-8 6-18 6-31v-107h24v98c0 21-3 38-9 50-10 21-30 31-61 31-29 0-49-10-60-31-6-12-8-29-8-50v-98z">
          <text:p/>
        </draw:path>
        <draw:path draw:style-name="gr1" draw:text-style-name="P1" draw:layer="layout" svg:width="0.152cm" svg:height="0.182cm" svg:x="15.355cm" svg:y="8.108cm" svg:viewBox="0 0 153 183" svg:d="M131 17c12 11 19 24 20 39h-23c-2-11-7-20-15-26-8-7-18-10-32-10-18 0-32 6-42 18s-15 30-15 56c0 20 4 37 14 49 9 13 23 19 42 19 18 0 30-6 39-20 5-7 9-16 11-27h23c-2 18-9 33-20 46-14 14-32 22-55 22-21 0-38-6-52-18-17-17-26-41-26-76 0-26 6-47 20-63 14-18 34-26 61-26 21 0 38 5 50 17z">
          <text:p/>
        </draw:path>
        <draw:path draw:style-name="gr1" draw:text-style-name="P1" draw:layer="layout" svg:width="0.155cm" svg:height="0.173cm" svg:x="15.511cm" svg:y="8.113cm" svg:viewBox="0 0 156 174" svg:d="M105 103l-28-78-28 78zM105 103zM65 0h28l63 174h-26l-18-52h-70l-18 52h-24z">
          <text:p/>
        </draw:path>
        <draw:polygon draw:style-name="gr1" draw:text-style-name="P1" draw:layer="layout" svg:width="0.141cm" svg:height="0.173cm" svg:x="15.643cm" svg:y="8.113cm" svg:viewBox="0 0 142 174" draw:points="142,0 142,20 83,20 83,174 59,174 59,20 0,20 0,0">
          <text:p/>
        </draw:polygon>
        <draw:polygon draw:style-name="gr1" draw:text-style-name="P1" draw:layer="layout" svg:width="0.024cm" svg:height="0.173cm" svg:x="15.799cm" svg:y="8.113cm" svg:viewBox="0 0 25 174" draw:points="0,0 25,0 25,174 0,174">
          <text:p/>
        </draw:polygon>
        <draw:polygon draw:style-name="gr1" draw:text-style-name="P1" draw:layer="layout" svg:width="0.152cm" svg:height="0.173cm" svg:x="15.836cm" svg:y="8.113cm" svg:viewBox="0 0 153 174" draw:points="26,0 76,148 127,0 153,0 89,174 64,174 0,0">
          <text:p/>
        </draw:polygon>
        <draw:path draw:style-name="gr1" draw:text-style-name="P1" draw:layer="layout" svg:width="0.169cm" svg:height="0.183cm" svg:x="15.989cm" svg:y="8.108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<text:p/>
        </draw:path>
        <draw:polygon draw:style-name="gr1" draw:text-style-name="P1" draw:layer="layout" svg:width="0.031cm" svg:height="0.186cm" svg:x="14.795cm" svg:y="7.799cm" svg:viewBox="0 0 32 187" draw:points="0,187 32,187 32,0 0,0">
          <text:p/>
        </draw:polygon>
        <draw:polygon draw:style-name="gr1" draw:text-style-name="P1" draw:layer="layout" svg:width="0.031cm" svg:height="0.173cm" svg:x="14.795cm" svg:y="8.112cm" svg:viewBox="0 0 32 174" draw:points="0,174 32,174 32,0 0,0">
          <text:p/>
        </draw:polygon>
        <draw:polygon draw:style-name="gr1" draw:text-style-name="P1" draw:layer="layout" svg:width="0.031cm" svg:height="0.195cm" svg:x="14.795cm" svg:y="8.396cm" svg:viewBox="0 0 32 196" draw:points="0,196 32,196 32,0 0,0">
          <text:p/>
        </draw:polygon>
        <draw:path draw:style-name="gr1" draw:text-style-name="P1" draw:layer="layout" svg:width="0.246cm" svg:height="0.128cm" svg:x="14.693cm" svg:y="9.023cm" svg:viewBox="0 0 247 129" svg:d="M0 129h247c-1-13-5-24-13-34-11-13-28-20-49-20 0 0-35 2-98 10l11-85h-82z">
          <text:p/>
        </draw:path>
        <draw:path draw:style-name="gr1" draw:text-style-name="P1" draw:layer="layout" svg:width="0.223cm" svg:height="0.051cm" svg:x="14.995cm" svg:y="9.1cm" svg:viewBox="0 0 224 52" svg:d="M0 52h224c-1-13-5-24-13-33-11-13-27-19-49-19-17 0-105 2-157 8z">
          <text:p/>
        </draw:path>
        <draw:path draw:style-name="gr1" draw:text-style-name="P1" draw:layer="layout" svg:width="0.377cm" svg:height="0.046cm" svg:x="15.253cm" svg:y="9.105cm" svg:viewBox="0 0 378 47" svg:d="M0 47l5-43h71l1 24c9-6 18-11 27-15 9-3 18-6 28-9s20-4 31-4h4c14 0 26 2 35 7 8 5 15 12 20 21 8-6 17-11 27-15 8-3 18-6 29-9s23-4 36-4h4c21 0 37 6 48 18 6 9 10 18 12 29z">
          <text:p/>
        </draw:path>
        <draw:path draw:style-name="gr1" draw:text-style-name="P1" draw:layer="layout" svg:width="1.204cm" svg:height="0.23cm" svg:x="14.713cm" svg:y="8.921cm" svg:viewBox="0 0 1205 231" svg:d="M1055 230c5-11 10-21 15-30 18-28 39-44 65-48l-8 69c23-4 46-11 69-18 4-32 7-61 8-82 4-42-4-73-23-93-23-25-54-28-71-28-6 0-9 0-10 0l-1098 17c-1 0-2 1-2 3 0 1 1 2 2 2 10 0 1023 9 1084 13 18 0 31 6 40 17 13 15 13 37 13 44-38 3-70 26-95 66-12 19-23 42-32 69h15c9 0 19-1 28-1z">
          <text:p/>
        </draw:path>
        <draw:path draw:style-name="gr2" draw:text-style-name="P2" draw:layer="layout" svg:width="13.187cm" svg:height="8.302cm" svg:x="3.075cm" svg:y="0.849cm" svg:viewBox="0 0 13188 8303" svg:d="M13188 7779c0 289-235 524-524 524h-12141c-289 0-523-235-523-524v-7256c0-289 234-523 523-523h12141c289 0 524 234 524 523z">
          <text:p/>
        </draw:path>
        <draw:path draw:style-name="gr3" draw:text-style-name="P3" draw:layer="layout" svg:width="12.588cm" svg:height="2.538cm" svg:x="3.388cm" svg:y="1.286cm" svg:viewBox="0 0 12589 2539" svg:d="M3433 0h3458 3434c1251 0 2264 1137 2264 2539h-3434-3458-3434c-1250 0-2263-1137-2263-2539z">
          <text:p/>
        </draw:path>
        <draw:path draw:style-name="gr4" draw:text-style-name="P4" draw:layer="layout" svg:width="10.899cm" svg:height="2.026cm" svg:x="4.068cm" svg:y="6.611cm" svg:viewBox="0 0 10900 2027" svg:d="M2972 0h2995 2973c1082 0 1960 907 1960 2027h-2973-2995-2972c-1083 0-1960-908-1960-2027z">
          <text:p/>
        </draw:path>
        <draw:path draw:style-name="gr5" draw:text-style-name="P5" draw:layer="layout" svg:width="12.588cm" svg:height="2.538cm" svg:x="3.388cm" svg:y="3.92cm" svg:viewBox="0 0 12589 2539" svg:d="M9155 0h-3458-3434c-1250 0-2263 1137-2263 2539h3433 3458 3434c1251 0 2264-1137 2264-2539z">
          <text:p/>
        </draw:path>
        <draw:path draw:style-name="gr4" draw:text-style-name="P4" draw:layer="layout" svg:width="0.309cm" svg:height="0.396cm" svg:x="6.348cm" svg:y="1.713cm" svg:viewBox="0 0 310 397" svg:d="M171 351c33 0 57-9 71-29 9-12 14-26 14-43 0-29-13-49-40-59-13-6-32-8-54-8h-110v139zM171 351zM152 167c24 0 42-3 54-9 20-10 30-28 30-54s-10-43-32-52c-12-5-30-8-54-8h-98v123zM152 167zM0 0h173c47 0 80 13 100 41 12 16 17 35 17 57 0 25-7 45-21 61-8 9-18 16-32 23 20 8 36 18 46 28 18 17 27 41 27 71 0 26-9 49-25 69-24 31-62 47-115 47h-170z">
          <text:p/>
        </draw:path>
        <draw:path draw:style-name="gr4" draw:text-style-name="P4" draw:layer="layout" svg:width="0.388cm" svg:height="0.419cm" svg:x="6.671cm" svg:y="1.702cm" svg:viewBox="0 0 389 420" svg:d="M302 322c21-35 31-74 31-119 0-46-12-84-36-113-25-28-58-43-101-43-42 0-75 14-102 42-25 30-39 71-39 126 0 44 11 81 34 112 22 30 58 46 109 46 48 0 82-17 104-51zM302 322zM349 67c27 35 40 81 40 136 0 59-15 108-45 148-36 46-87 69-153 69-61 0-110-20-144-60-32-39-47-89-47-149 0-53 13-99 40-138 34-49 85-73 152-73 71 0 123 22 157 67z">
          <text:p/>
        </draw:path>
        <draw:polygon draw:style-name="gr4" draw:text-style-name="P4" draw:layer="layout" svg:width="0.254cm" svg:height="0.396cm" svg:x="7.096cm" svg:y="1.713cm" svg:viewBox="0 0 255 397" draw:points="0,0 54,0 54,350 255,350 255,397 0,397">
          <text:p/>
        </draw:polygon>
        <draw:polygon draw:style-name="gr4" draw:text-style-name="P4" draw:layer="layout" svg:width="0.293cm" svg:height="0.396cm" svg:x="7.382cm" svg:y="1.713cm" svg:viewBox="0 0 294 397" draw:points="0,0 290,0 290,48 52,48 52,168 272,168 272,215 52,215 52,350 294,350 294,397 0,397">
          <text:p/>
        </draw:polygon>
        <draw:polygon draw:style-name="gr4" draw:text-style-name="P4" draw:layer="layout" svg:width="0.323cm" svg:height="0.396cm" svg:x="7.687cm" svg:y="1.713cm" svg:viewBox="0 0 324 397" draw:points="324,0 324,47 189,47 189,397 134,397 134,47 0,47 0,0">
          <text:p/>
        </draw:polygon>
        <draw:path draw:style-name="gr4" draw:text-style-name="P4" draw:layer="layout" svg:width="0.388cm" svg:height="0.419cm" svg:x="8.001cm" svg:y="1.702cm" svg:viewBox="0 0 389 420" svg:d="M302 322c21-35 31-74 31-119 0-46-12-84-36-113-25-28-58-43-101-43-42 0-76 14-102 42-25 30-39 71-39 126 0 44 11 81 34 112 22 30 58 46 109 46 48 0 82-17 104-51zM302 322zM349 67c26 35 40 81 40 136 0 59-15 108-46 148-35 46-86 69-152 69-61 0-110-20-145-60-31-39-46-89-46-149 0-53 13-99 40-138 34-49 85-73 152-73 71 0 123 22 157 67z">
          <text:p/>
        </draw:path>
        <draw:path draw:style-name="gr4" draw:text-style-name="P4" draw:layer="layout" svg:width="0.359cm" svg:height="0.417cm" svg:x="6.334cm" svg:y="2.989cm" svg:viewBox="0 0 360 418" svg:d="M282 21c39 21 63 57 72 109h-54c-6-29-19-50-40-63-20-14-45-20-76-20-36 0-66 14-91 41-26 27-38 69-38 124 0 47 10 86 31 115 21 30 54 45 100 45 35 0 65-11 89-32 23-20 35-54 35-100h-126v-46h176v213h-34l-13-51c-18 20-34 34-49 42-23 13-53 20-89 20-46 0-87-16-121-46-36-38-54-90-54-157s17-120 53-159c34-38 79-56 133-56 36 0 68 7 96 21z">
          <text:p/>
        </draw:path>
        <draw:path draw:style-name="gr4" draw:text-style-name="P4" draw:layer="layout" svg:width="0.325cm" svg:height="0.396cm" svg:x="6.76cm" svg:y="2.999cm" svg:viewBox="0 0 326 397" svg:d="M176 181c24 0 44-5 58-15s22-28 22-54c0-29-10-48-30-58-11-6-25-8-43-8h-130v135zM176 181zM0 0h182c29 0 54 4 73 13 37 17 55 48 55 93 0 24-4 44-14 59s-24 27-42 37c16 6 27 15 35 25s13 27 13 50l2 53c1 15 2 26 4 34 4 12 9 20 18 24v9h-67c-1-4-3-8-4-13-1-6-2-16-3-32l-3-66c-1-26-10-43-28-52-10-5-26-7-47-7h-121v170h-53z">
          <text:p/>
        </draw:path>
        <draw:path draw:style-name="gr4" draw:text-style-name="P4" draw:layer="layout" svg:width="0.355cm" svg:height="0.396cm" svg:x="7.093cm" svg:y="2.999cm" svg:viewBox="0 0 356 397" svg:d="M240 234l-61-176-65 176zM240 234zM149 0h62l145 397h-59l-42-119h-157l-43 119h-55z">
          <text:p/>
        </draw:path>
        <draw:polygon draw:style-name="gr4" draw:text-style-name="P4" draw:layer="layout" svg:width="0.323cm" svg:height="0.396cm" svg:x="7.395cm" svg:y="2.999cm" svg:viewBox="0 0 324 397" draw:points="324,0 324,47 189,47 189,397 135,397 135,47 0,47 0,0">
          <text:p/>
        </draw:polygon>
        <draw:path draw:style-name="gr4" draw:text-style-name="P4" draw:layer="layout" svg:width="0.315cm" svg:height="0.407cm" svg:x="7.744cm" svg:y="2.999cm" svg:viewBox="0 0 316 408" svg:d="M54 0v246c0 28 5 52 16 72 18 29 45 43 83 43 47 0 78-15 95-46 9-18 14-41 14-69v-246h54v223c0 49-6 87-20 114-24 47-71 71-138 71-68 0-115-24-139-71-13-27-19-65-19-114v-223z">
          <text:p/>
        </draw:path>
        <draw:polygon draw:style-name="gr4" draw:text-style-name="P4" draw:layer="layout" svg:width="0.054cm" svg:height="0.396cm" svg:x="8.125cm" svg:y="2.999cm" svg:viewBox="0 0 55 397" draw:points="0,0 55,0 55,397 0,397">
          <text:p/>
        </draw:polygon>
        <draw:polygon draw:style-name="gr4" draw:text-style-name="P4" draw:layer="layout" svg:width="0.323cm" svg:height="0.396cm" svg:x="8.206cm" svg:y="2.999cm" svg:viewBox="0 0 324 397" draw:points="324,0 324,47 189,47 189,397 135,397 135,47 0,47 0,0">
          <text:p/>
        </draw:polygon>
        <draw:path draw:style-name="gr4" draw:text-style-name="P4" draw:layer="layout" svg:width="0.388cm" svg:height="0.419cm" svg:x="8.521cm" svg:y="2.989cm" svg:viewBox="0 0 389 420" svg:d="M301 322c22-35 32-74 32-118 0-47-12-85-36-114-25-29-58-43-101-43-42 0-76 14-102 43s-39 70-39 125c0 44 11 81 34 112 22 30 58 46 109 46 48 0 82-17 103-51zM301 322zM349 67c26 35 40 81 40 136 0 59-15 108-46 148-35 46-86 69-152 69-61 0-110-20-145-60-31-39-46-89-46-148 0-54 13-100 40-139 34-49 85-73 152-73 71 0 123 22 157 67z">
          <text:p/>
        </draw:path>
        <draw:polygon draw:style-name="gr4" draw:text-style-name="P4" draw:layer="layout" svg:width="0.273cm" svg:height="0.369cm" svg:x="6.351cm" svg:y="2.382cm" svg:viewBox="0 0 274 370" draw:points="0,0 271,0 271,45 48,45 48,157 254,157 254,201 48,201 48,326 274,326 274,370 0,370">
          <text:p/>
        </draw:polygon>
        <draw:path draw:style-name="gr4" draw:text-style-name="P4" draw:layer="layout" svg:width="0.303cm" svg:height="0.369cm" svg:x="6.668cm" svg:y="2.382cm" svg:viewBox="0 0 304 370" svg:d="M139 327c17 0 30-2 41-5 19-7 35-19 47-38 11-15 18-34 22-57 2-14 4-27 4-39 0-47-9-82-28-108-18-25-47-37-87-37h-88v284zM139 327zM0 0h149c50 0 90 18 118 54 25 32 37 74 37 124 0 41-7 76-22 108-26 56-71 84-134 84h-148z">
          <text:p/>
        </draw:path>
        <draw:path draw:style-name="gr4" draw:text-style-name="P4" draw:layer="layout" svg:width="0.293cm" svg:height="0.379cm" svg:x="7.017cm" svg:y="2.382cm" svg:viewBox="0 0 294 380" svg:d="M50 0v229c0 27 6 49 16 67 15 26 40 40 76 40 44 0 73-15 89-44 8-15 12-37 12-63v-229h51v208c0 45-6 80-19 105-22 44-65 67-129 67-63 0-105-23-128-67-12-25-18-60-18-105v-208z">
          <text:p/>
        </draw:path>
        <draw:path draw:style-name="gr4" draw:text-style-name="P4" draw:layer="layout" svg:width="0.325cm" svg:height="0.389cm" svg:x="7.344cm" svg:y="2.372cm" svg:viewBox="0 0 326 390" svg:d="M280 36c25 25 40 53 42 85h-49c-5-24-16-43-32-57-17-14-39-21-69-21-37 0-66 13-88 38-22 26-33 65-33 119 0 43 10 78 30 105s50 41 90 41c37 0 64-15 83-43 10-15 18-34 23-59h49c-4 39-19 72-43 98-29 32-68 48-118 48-44 0-79-13-108-39-38-35-57-88-57-161 0-54 14-99 43-134 30-38 73-56 129-56 46 0 82 12 108 36z">
          <text:p/>
        </draw:path>
        <draw:path draw:style-name="gr4" draw:text-style-name="P4" draw:layer="layout" svg:width="0.331cm" svg:height="0.369cm" svg:x="7.677cm" svg:y="2.382cm" svg:viewBox="0 0 332 370" svg:d="M224 218l-59-164-59 164zM224 218zM139 0h58l135 370h-55l-39-111h-147l-40 111h-51z">
          <text:p/>
        </draw:path>
        <draw:polygon draw:style-name="gr4" draw:text-style-name="P4" draw:layer="layout" svg:width="0.301cm" svg:height="0.369cm" svg:x="7.959cm" svg:y="2.382cm" svg:viewBox="0 0 302 370" draw:points="302,0 302,44 176,44 176,370 126,370 126,44 0,44 0,0">
          <text:p/>
        </draw:polygon>
        <draw:polygon draw:style-name="gr4" draw:text-style-name="P4" draw:layer="layout" svg:width="0.051cm" svg:height="0.369cm" svg:x="8.291cm" svg:y="2.382cm" svg:viewBox="0 0 52 370" draw:points="0,0 52,0 52,370 0,370">
          <text:p/>
        </draw:polygon>
        <draw:polygon draw:style-name="gr4" draw:text-style-name="P4" draw:layer="layout" svg:width="0.324cm" svg:height="0.369cm" svg:x="8.372cm" svg:y="2.382cm" svg:viewBox="0 0 325 370" draw:points="55,0 163,315 269,0 325,0 189,370 136,370 0,0">
          <text:p/>
        </draw:polygon>
        <draw:path draw:style-name="gr4" draw:text-style-name="P4" draw:layer="layout" svg:width="0.362cm" svg:height="0.39cm" svg:x="8.698cm" svg:y="2.372cm" svg:viewBox="0 0 363 391" svg:d="M282 299c20-32 30-68 30-110 0-44-12-79-34-105-24-27-55-40-95-40-38 0-70 13-95 39-24 27-36 65-36 117 0 41 10 76 31 104 22 28 55 42 102 42 44 0 76-16 97-47zM282 299zM326 62c25 33 37 75 37 126 0 56-14 102-42 138-33 43-81 65-142 65-57 0-103-19-136-57-29-36-43-82-43-137 0-51 12-94 37-129 32-46 80-68 143-68 65 0 115 20 146 62z">
          <text:p/>
        </draw:path>
        <draw:polygon draw:style-name="gr4" draw:text-style-name="P4" draw:layer="layout" svg:width="0.067cm" svg:height="0.397cm" svg:x="6.149cm" svg:y="1.712cm" svg:viewBox="0 0 68 398" draw:points="0,398 68,398 68,0 0,0">
          <text:p/>
        </draw:polygon>
        <draw:polygon draw:style-name="gr4" draw:text-style-name="P4" draw:layer="layout" svg:width="0.067cm" svg:height="0.37cm" svg:x="6.149cm" svg:y="2.382cm" svg:viewBox="0 0 68 371" draw:points="0,371 68,371 68,0 0,0">
          <text:p/>
        </draw:polygon>
        <draw:polygon draw:style-name="gr4" draw:text-style-name="P4" draw:layer="layout" svg:width="0.067cm" svg:height="0.416cm" svg:x="6.149cm" svg:y="2.989cm" svg:viewBox="0 0 68 417" draw:points="0,417 68,417 68,0 0,0">
          <text:p/>
        </draw:polygon>
        <draw:path draw:style-name="gr4" draw:text-style-name="P4" draw:layer="layout" svg:width="0.2cm" svg:height="0.243cm" svg:x="10.378cm" svg:y="3.084cm" svg:viewBox="0 0 201 244" svg:d="M138 141c-3-2-6-3-15-3h-66v62h66c9 0 12-1 15-3 2-3 5-7 5-27 0-21-3-25-5-29zM138 141zM121 97c9 0 12 0 14-2 3-3 6-9 6-25s-2-22-5-24c-2-2-5-3-15-3h-64v54zM121 97zM0 0h140c21 0 34 3 43 11 11 11 16 25 16 52 0 35-13 48-39 54v1c29 6 41 19 41 57 0 32-6 46-17 56-9 8-24 13-44 13h-140z">
          <text:p/>
        </draw:path>
        <draw:path draw:style-name="gr4" draw:text-style-name="P4" draw:layer="layout" svg:width="0.175cm" svg:height="0.191cm" svg:x="10.606cm" svg:y="3.136cm" svg:viewBox="0 0 176 192" svg:d="M57 147c2 3 5 3 14 3h34c9 0 11-1 13-3 3-4 5-10 5-51s-2-47-5-51c-2-3-4-4-13-4h-34c-9 0-12 1-14 4-3 4-5 10-5 51s2 47 5 51zM57 147zM17 181c-13-13-17-30-17-85s4-72 17-85c8-8 18-11 38-11h66c19 0 29 3 37 11 13 13 18 30 18 85s-5 72-18 85c-8 8-18 11-37 11h-66c-20 0-30-3-38-11z">
          <text:p/>
        </draw:path>
        <draw:polygon draw:style-name="gr4" draw:text-style-name="P4" draw:layer="layout" svg:width="0.053cm" svg:height="0.256cm" svg:x="10.814cm" svg:y="3.071cm" svg:viewBox="0 0 54 257" draw:points="0,0 54,0 54,257 0,257">
          <text:p/>
        </draw:polygon>
        <draw:path draw:style-name="gr4" draw:text-style-name="P4" draw:layer="layout" svg:width="0.173cm" svg:height="0.191cm" svg:x="10.9cm" svg:y="3.136cm" svg:viewBox="0 0 174 192" svg:d="M52 78h71c0-25-2-33-4-36-3-2-6-3-16-3h-29c-9 0-15 0-17 3-3 3-4 9-5 36zM52 78zM52 108c1 30 3 39 5 42s8 3 17 3h32c11 0 14-1 16-3 1-2 2-9 2-22h50c0 29-3 44-12 53-6 6-14 11-36 11h-70c-21 0-31-3-39-11-13-13-17-28-17-85s4-72 17-85c8-8 18-11 39-11h64c21 0 31 3 39 11 13 12 15 27 15 83v7c0 5-1 7-7 7z">
          <text:p/>
        </draw:path>
        <draw:path draw:style-name="gr4" draw:text-style-name="P4" draw:layer="layout" svg:width="0.129cm" svg:height="0.24cm" svg:x="11.09cm" svg:y="3.089cm" svg:viewBox="0 0 130 241" svg:d="M130 232l-19 5c-8 2-24 4-38 4-18 0-28-4-34-11-8-6-10-15-10-34v-107h-29v-42h29v-47h55v47h46v42h-46v93c0 8 0 11 2 13 2 1 5 2 15 2h29z">
          <text:p/>
        </draw:path>
        <draw:path draw:style-name="gr4" draw:text-style-name="P4" draw:layer="layout" svg:width="0.176cm" svg:height="0.191cm" svg:x="11.243cm" svg:y="3.136cm" svg:viewBox="0 0 177 192" svg:d="M58 147c2 3 5 3 14 3h33c9 0 11-1 13-3 3-4 5-10 5-51s-2-47-5-51c-2-3-4-4-13-4h-33c-9 0-12 1-14 4-3 4-5 10-5 51s2 47 5 51zM58 147zM17 181c-13-13-17-30-17-85s4-72 17-85c8-8 18-11 39-11h65c20 0 30 3 39 11 12 13 17 30 17 85s-5 72-17 85c-9 8-19 11-39 11h-65c-21 0-31-3-39-11z">
          <text:p/>
        </draw:path>
        <draw:path draw:style-name="gr4" draw:text-style-name="P4" draw:layer="layout" svg:width="0.211cm" svg:height="0.243cm" svg:x="11.524cm" svg:y="3.084cm" svg:viewBox="0 0 212 244" svg:d="M66 195c3 2 6 3 17 3h46c11 1 14-1 17-3 3-3 7-12 7-74s-4-71-7-73c-3-3-6-4-17-4h-46c-11 0-14 1-17 4-3 2-7 11-7 73 0 63 4 71 7 74zM66 195zM144 0c25 0 36 3 44 11 14 13 24 35 24 110s-10 97-24 111c-8 8-19 12-44 12h-76c-25 0-36-4-45-12-13-14-23-36-23-111s10-97 23-110c9-8 20-11 45-11z">
          <text:p/>
        </draw:path>
        <draw:path draw:style-name="gr4" draw:text-style-name="P4" draw:layer="layout" svg:width="0.176cm" svg:height="0.257cm" svg:x="11.769cm" svg:y="3.071cm" svg:viewBox="0 0 177 258" svg:d="M53 116v92c11 5 19 7 28 7h20c10 0 14-1 17-4 5-5 6-12 6-50 0-36-1-44-6-49-3-3-7-4-17-4h-20c-9 0-17 2-28 8zM53 116zM0 0h53v90c24-20 31-25 48-25h21c20 0 30 3 39 12 11 11 16 28 16 84 0 57-6 73-17 85-9 8-20 12-39 12h-21c-17 0-26-4-47-22v22h-53z">
          <text:p/>
        </draw:path>
        <draw:path draw:style-name="gr4" draw:text-style-name="P4" draw:layer="layout" svg:width="0.119cm" svg:height="0.191cm" svg:x="11.98cm" svg:y="3.136cm" svg:viewBox="0 0 120 192" svg:d="M0 192v-192h54v29c20-21 29-29 46-29h20v52h-24c-16 0-27 1-42 8v132z">
          <text:p/>
        </draw:path>
        <draw:path draw:style-name="gr4" draw:text-style-name="P4" draw:layer="layout" svg:width="0.173cm" svg:height="0.191cm" svg:x="12.116cm" svg:y="3.136cm" svg:viewBox="0 0 174 192" svg:d="M52 78h71c0-25-2-33-4-36-2-2-6-3-16-3h-29c-9 0-15 0-17 3-3 3-4 9-5 36zM52 78zM52 108c1 30 3 39 5 42s8 3 17 3h32c11 0 14-1 16-3 1-2 2-9 3-22h49c0 29-3 44-12 53-6 6-14 11-35 11h-71c-21 0-31-3-39-11-13-13-17-28-17-85s4-72 17-85c8-8 18-11 39-11h64c21 0 31 3 39 11 13 12 15 27 15 83v7c0 5-1 7-7 7z">
          <text:p/>
        </draw:path>
        <draw:path draw:style-name="gr4" draw:text-style-name="P4" draw:layer="layout" svg:width="0.119cm" svg:height="0.191cm" svg:x="12.323cm" svg:y="3.136cm" svg:viewBox="0 0 120 192" svg:d="M0 192v-192h54v29c19-21 30-29 46-29h20v52h-24c-16 0-27 1-42 8v132z">
          <text:p/>
        </draw:path>
        <draw:path draw:style-name="gr4" draw:text-style-name="P4" draw:layer="layout" svg:width="0.175cm" svg:height="0.191cm" svg:x="12.459cm" svg:y="3.136cm" svg:viewBox="0 0 176 192" svg:d="M57 147c2 3 5 3 14 3h34c9 0 11-1 14-3 2-4 4-10 4-51s-2-47-4-51c-3-3-5-4-14-4h-34c-9 0-12 1-14 4-3 4-5 10-5 51s2 47 5 51zM57 147zM17 181c-13-13-17-30-17-85s4-72 17-85c8-8 18-11 38-11h66c19 0 29 3 37 11 13 13 18 30 18 85s-5 72-18 85c-8 8-18 11-37 11h-66c-20 0-30-3-38-11z">
          <text:p/>
        </draw:path>
        <draw:path draw:style-name="gr4" draw:text-style-name="P4" draw:layer="layout" svg:width="0.2cm" svg:height="0.243cm" svg:x="12.74cm" svg:y="3.084cm" svg:viewBox="0 0 201 244" svg:d="M184 232c-7 7-18 12-38 12h-91c-21 0-33-3-41-11-10-10-14-25-14-69h53c1 24 2 30 4 32s6 3 16 3h53c10 0 14 0 17-3 2-2 3-9 3-24 0-12-1-17-4-21-2-2-7-3-17-4l-75-7c-16-2-26-6-34-13-9-11-14-24-14-57 0-31 6-48 17-59 7-7 19-11 37-11h85c21 0 33 2 41 10 10 10 14 24 15 66h-54c0-22-1-27-4-29-2-2-5-4-15-4h-49c-9 0-13 1-15 3s-3 10-3 23c0 12 1 17 4 20 2 3 6 3 17 4l75 8c17 2 27 5 34 12 10 11 14 24 14 57 0 34-5 51-17 62z">
          <text:p/>
        </draw:path>
        <draw:path draw:style-name="gr4" draw:text-style-name="P4" draw:layer="layout" svg:width="0.175cm" svg:height="0.191cm" svg:x="12.969cm" svg:y="3.136cm" svg:viewBox="0 0 176 192" svg:d="M57 147c2 3 5 3 14 3h34c9 0 11-1 14-3 2-4 4-10 4-51s-2-47-4-51c-3-3-5-4-14-4h-34c-9 0-12 1-14 4-3 4-5 10-5 51s2 47 5 51zM57 147zM17 181c-13-13-17-30-17-85s4-72 17-85c8-8 18-11 38-11h66c19 0 29 3 37 11 13 13 18 30 18 85s-5 72-18 85c-8 8-18 11-37 11h-66c-20 0-30-3-38-11z">
          <text:p/>
        </draw:path>
        <draw:path draw:style-name="gr4" draw:text-style-name="P4" draw:layer="layout" svg:width="0.167cm" svg:height="0.191cm" svg:x="13.172cm" svg:y="3.136cm" svg:viewBox="0 0 168 192" svg:d="M168 118c0 39-3 53-13 63-8 8-17 11-35 11h-65c-20 0-30-3-38-11-13-13-17-30-17-85s4-72 17-85c8-8 18-11 38-11h65c18 0 27 3 34 10 10 10 14 25 13 61h-49c-1-20-2-25-4-26-2-3-4-3-12-3h-31c-9 0-12 0-14 3-3 4-5 10-5 51s2 47 5 51c2 3 5 3 14 3h31c8 0 11 0 13-3 2-2 3-8 3-29z">
          <text:p/>
        </draw:path>
        <draw:path draw:style-name="gr4" draw:text-style-name="P4" draw:layer="layout" svg:width="0.058cm" svg:height="0.263cm" svg:x="13.368cm" svg:y="3.064cm" svg:viewBox="0 0 59 264" svg:d="M57 264h-55v-192h55zM57 264zM59 45h-59v-45h59z">
          <text:p/>
        </draw:path>
        <draw:path draw:style-name="gr4" draw:text-style-name="P4" draw:layer="layout" svg:width="0.172cm" svg:height="0.191cm" svg:x="13.455cm" svg:y="3.136cm" svg:viewBox="0 0 173 192" svg:d="M120 144v-32h-36c-21 0-25 1-29 5-3 3-4 7-4 16 0 10 1 15 3 18 3 3 7 3 14 3h15c12 0 19-1 37-10zM120 144zM18 10c8-7 17-10 35-10h70c20 0 31 3 38 10 9 9 12 19 12 51v130h-53v-21c-23 18-32 22-50 22h-26c-17 0-26-2-33-10-7-7-11-18-11-43 0-23 3-38 11-47 9-9 20-13 54-13 19 0 39 2 55 6v-17c0-19-2-23-4-26-2-2-6-3-14-3h-28c-7 0-11 1-13 3-2 3-3 7-4 18h-50c1-32 4-42 11-50z">
          <text:p/>
        </draw:path>
        <draw:polygon draw:style-name="gr4" draw:text-style-name="P4" draw:layer="layout" svg:width="0.054cm" svg:height="0.256cm" svg:x="13.665cm" svg:y="3.071cm" svg:viewBox="0 0 55 257" draw:points="0,0 55,0 55,257 0,257">
          <text:p/>
        </draw:polygon>
        <draw:path draw:style-name="gr4" draw:text-style-name="P4" draw:layer="layout" svg:width="1.12cm" svg:height="1.203cm" svg:x="10.334cm" svg:y="1.78cm" svg:viewBox="0 0 1121 1204" svg:d="M479 945h197c31 0 44-4 56-16 13-12 21-24 21-104 0-77-7-92-21-106-12-12-25-16-56-16h-197zM479 945zM671 476c29 0 41-1 51-12 12-13 21-37 21-97 0-59-7-82-19-94-9-9-21-14-53-14h-192v217zM671 476zM1121 882c0 120-33 199-88 254-50 49-113 68-211 68h-822v-268h127v-669h-127v-267h824c106 0 161 18 208 65 54 56 77 139 77 232 0 183-65 257-189 291v4c132 32 201 94 201 290z">
          <text:p/>
        </draw:path>
        <draw:path draw:style-name="gr4" draw:text-style-name="P4" draw:layer="layout" svg:width="1.031cm" svg:height="1.197cm" svg:x="12.737cm" svg:y="1.783cm" svg:viewBox="0 0 1032 1198" svg:d="M948 1140c-36 36-92 58-188 58h-480c-108 0-169-14-212-57-50-49-68-136-68-347h328c3 89 9 115 17 123 10 11 31 14 81 14h165c49 0 75-3 84-12 10-10 13-32 13-75 0-34-3-55-13-65-9-9-38-16-86-21l-345-41c-75-8-125-27-162-65-46-46-69-126-69-292 0-152 29-248 84-302 36-36 94-58 185-58h449c111 0 174 17 212 54 51 51 70 127 72 334h-329c-3-75-6-98-16-108-11-10-28-14-72-14h-162c-41 0-60 2-67 9-8 8-12 29-12 68 0 38 4 55 14 65 8 9 27 12 85 19l345 41c82 10 125 29 161 65 46 46 70 129 70 290 0 164-29 262-84 317z">
          <text:p/>
        </draw:path>
        <draw:path draw:style-name="gr4" draw:text-style-name="P4" draw:layer="layout" svg:width="0.088cm" svg:height="0.088cm" svg:x="11.821cm" svg:y="2.501cm" svg:viewBox="0 0 89 89" svg:d="M50 0c-28-2-50 18-50 45 0 24 19 44 45 44s47-23 44-51c-3-20-19-36-39-38z">
          <text:p/>
        </draw:path>
        <draw:path draw:style-name="gr4" draw:text-style-name="P4" draw:layer="layout" svg:width="0.088cm" svg:height="0.088cm" svg:x="12.278cm" svg:y="2.501cm" svg:viewBox="0 0 89 89" svg:d="M52 0c-31-4-56 21-52 52 3 18 18 33 36 36 31 5 57-21 52-52-3-18-18-33-36-36z">
          <text:p/>
        </draw:path>
        <draw:path draw:style-name="gr4" draw:text-style-name="P4" draw:layer="layout" svg:width="0.315cm" svg:height="0.04cm" svg:x="11.937cm" svg:y="2.054cm" svg:viewBox="0 0 316 41" svg:d="M20 41h276c12 0 22-11 20-25-2-10-11-16-21-16h-274c-10 0-20 6-21 16-1 14 7 25 20 25z">
          <text:p/>
        </draw:path>
        <draw:path draw:style-name="gr4" draw:text-style-name="P4" draw:layer="layout" svg:width="0.544cm" svg:height="0.24cm" svg:x="11.822cm" svg:y="2.141cm" svg:viewBox="0 0 545 241" svg:d="M492 0h-440c-20 0-33 10-35 25-8 72-12 112-17 184-1 18 12 32 30 32h487c15 0 29-12 28-32-6-74-9-107-18-182-2-15-15-27-35-27z">
          <text:p/>
        </draw:path>
        <draw:path draw:style-name="gr4" draw:text-style-name="P4" draw:layer="layout" svg:width="1.209cm" svg:height="1.209cm" svg:x="11.489cm" svg:y="1.78cm" svg:viewBox="0 0 1210 1210" svg:d="M936 888c0 14-12 25-26 25h-33c0 0 1 40 1 53 0 27-24 48-51 44-22-3-38-23-38-45v-52h-369v53c0 25-20 44-44 44-25 0-45-19-45-44 0-13 1-53 1-53h-38c-11 0-20-9-20-20v-295c0 0 16-159 22-223 8-70 24-90 73-114 72-33 151-47 235-47 85 0 165 14 236 47 49 24 65 44 73 114 7 64 23 223 23 223zM936 888zM836 0h-462c-207 0-374 167-374 374v462c0 206 167 374 374 374h462c206 0 374-168 374-374v-462c0-207-168-374-374-374z">
          <text:p/>
        </draw:path>
        <draw:path draw:style-name="gr4" draw:text-style-name="P4" draw:layer="layout" svg:width="0.086cm" svg:height="0.124cm" svg:x="6.291cm" svg:y="5.41cm" svg:viewBox="0 0 87 125" svg:d="M63 84c0-8-4-13-13-13h-27v34h25c11 0 15-3 15-12zM63 84zM59 29c0-7-4-10-13-10h-23v33h23c10 0 13-5 13-12zM59 29zM0 125v-125h49c24 0 33 9 33 26v13c0 10-4 16-13 20 11 2 18 12 18 24v13c0 18-12 29-34 29z">
          <text:p/>
        </draw:path>
        <draw:path draw:style-name="gr4" draw:text-style-name="P4" draw:layer="layout" svg:width="0.079cm" svg:height="0.095cm" svg:x="6.389cm" svg:y="5.442cm" svg:viewBox="0 0 80 96" svg:d="M39 19c-12 0-17 6-17 17v24c0 10 5 17 17 17 13 0 18-7 18-17v-24c0-11-5-17-18-17zM39 19zM39 96c-31 0-39-17-39-37v-23c0-19 8-36 39-36 32 0 41 17 41 36v23c0 20-9 37-41 37z">
          <text:p/>
        </draw:path>
        <draw:polygon draw:style-name="gr4" draw:text-style-name="P4" draw:layer="layout" svg:width="0.023cm" svg:height="0.131cm" svg:x="6.486cm" svg:y="5.403cm" svg:viewBox="0 0 24 132" draw:points="0,132 0,3 24,0 24,132">
          <text:p/>
        </draw:polygon>
        <draw:path draw:style-name="gr4" draw:text-style-name="P4" draw:layer="layout" svg:width="0.073cm" svg:height="0.095cm" svg:x="6.526cm" svg:y="5.442cm" svg:viewBox="0 0 74 96" svg:d="M22 38h30v-4c0-9-2-16-14-16s-16 7-16 16zM22 38zM41 78c9 0 18-2 28-5l3 17c-10 4-22 6-33 6-30 0-39-13-39-36v-24c0-20 8-36 38-36 29 0 36 16 36 37v20h-52v4c0 12 4 17 19 17z">
          <text:p/>
        </draw:path>
        <draw:path draw:style-name="gr4" draw:text-style-name="P4" draw:layer="layout" svg:width="0.06cm" svg:height="0.119cm" svg:x="6.605cm" svg:y="5.418cm" svg:viewBox="0 0 61 120" svg:d="M60 117c-5 2-15 3-21 3-16 0-26-8-26-24v-52h-13v-19h13v-22l24-3v25h24l-1 19h-23v49c0 5 2 8 8 8 5 0 9-1 13-2z">
          <text:p/>
        </draw:path>
        <draw:path draw:style-name="gr4" draw:text-style-name="P4" draw:layer="layout" svg:width="0.079cm" svg:height="0.095cm" svg:x="6.673cm" svg:y="5.442cm" svg:viewBox="0 0 80 96" svg:d="M39 19c-12 0-17 6-17 17v24c0 10 5 17 17 17 13 0 18-7 18-17v-24c0-11-5-17-18-17zM39 19zM39 96c-31 0-39-17-39-37v-23c0-19 8-36 39-36 32 0 41 17 41 36v23c0 20-9 37-41 37z">
          <text:p/>
        </draw:path>
        <draw:path draw:style-name="gr4" draw:text-style-name="P4" draw:layer="layout" svg:width="0.087cm" svg:height="0.128cm" svg:x="6.802cm" svg:y="5.408cm" svg:viewBox="0 0 88 129" svg:d="M24 88c0 12 5 20 22 20 6 0 13-1 19-2v-38h23v55c-13 4-29 6-42 6-32 0-46-13-46-38v-54c0-26 15-37 48-37 10 0 25 1 36 4l-2 20c-12-2-24-3-36-3-17 0-22 6-22 19z">
          <text:p/>
        </draw:path>
        <draw:path draw:style-name="gr4" draw:text-style-name="P4" draw:layer="layout" svg:width="0.047cm" svg:height="0.093cm" svg:x="6.909cm" svg:y="5.442cm" svg:viewBox="0 0 48 94" svg:d="M48 20c-8 5-17 9-25 15v59h-23v-93h20l1 10c5-3 17-9 25-11z">
          <text:p/>
        </draw:path>
        <draw:path draw:style-name="gr4" draw:text-style-name="P4" draw:layer="layout" svg:width="0.071cm" svg:height="0.095cm" svg:x="6.962cm" svg:y="5.442cm" svg:viewBox="0 0 72 96" svg:d="M49 59h-18c-7 0-9 2-9 9s2 10 9 10 14-2 18-5zM49 59zM72 94h-19l-2-6c-8 6-19 8-28 8-16 0-23-11-23-28 0-18 8-25 26-25h23v-10c0-11-3-15-18-15-9 0-18 1-26 3l-2-17c8-3 21-4 31-4 29 0 38 10 38 33z">
          <text:p/>
        </draw:path>
        <draw:path draw:style-name="gr4" draw:text-style-name="P4" draw:layer="layout" svg:width="0.06cm" svg:height="0.119cm" svg:x="7.042cm" svg:y="5.418cm" svg:viewBox="0 0 61 120" svg:d="M60 117c-5 2-15 3-21 3-16 0-26-8-26-24v-52h-13v-19h13v-22l24-3v25h24l-1 19h-23v49c0 5 2 8 8 8 5 0 9-1 13-2z">
          <text:p/>
        </draw:path>
        <draw:path draw:style-name="gr4" draw:text-style-name="P4" draw:layer="layout" svg:width="0.076cm" svg:height="0.093cm" svg:x="7.113cm" svg:y="5.444cm" svg:viewBox="0 0 77 94" svg:d="M22 0v64c0 5 2 8 7 8 6 0 17-4 25-8v-64h23v92h-17l-3-7c-11 5-26 9-37 9-15 0-20-10-20-28v-66z">
          <text:p/>
        </draw:path>
        <draw:path draw:style-name="gr4" draw:text-style-name="P4" draw:layer="layout" svg:width="0.023cm" svg:height="0.13cm" svg:x="7.211cm" svg:y="5.404cm" svg:viewBox="0 0 24 131" svg:d="M0 39h24v92h-24zM0 39zM0 0h24v26h-24z">
          <text:p/>
        </draw:path>
        <draw:path draw:style-name="gr4" draw:text-style-name="P4" draw:layer="layout" svg:width="0.06cm" svg:height="0.119cm" svg:x="7.245cm" svg:y="5.418cm" svg:viewBox="0 0 61 120" svg:d="M60 117c-5 2-15 3-21 3-16 0-26-8-26-24v-52h-13v-19h13v-22l24-3v25h24l-1 19h-23v49c0 5 2 8 8 8 5 0 9-1 13-2z">
          <text:p/>
        </draw:path>
        <draw:path draw:style-name="gr4" draw:text-style-name="P4" draw:layer="layout" svg:width="0.079cm" svg:height="0.095cm" svg:x="7.313cm" svg:y="5.442cm" svg:viewBox="0 0 80 96" svg:d="M39 19c-12 0-17 6-17 17v24c0 10 5 17 17 17 13 0 18-7 18-17v-24c0-11-5-17-18-17zM39 19zM39 96c-31 0-39-17-39-37v-23c0-19 8-36 39-36 32 0 41 17 41 36v23c0 20-9 37-41 37z">
          <text:p/>
        </draw:path>
        <draw:path draw:style-name="gr4" draw:text-style-name="P4" draw:layer="layout" svg:width="0.103cm" svg:height="0.124cm" svg:x="6.284cm" svg:y="5.573cm" svg:viewBox="0 0 104 125" svg:d="M25 83h52l-25-77zM25 83zM82 92h-60l-12 33h-10l44-125h16l44 125h-10z">
          <text:p/>
        </draw:path>
        <draw:path draw:style-name="gr4" draw:text-style-name="P4" draw:layer="layout" svg:width="0.067cm" svg:height="0.131cm" svg:x="6.401cm" svg:y="5.568cm" svg:viewBox="0 0 68 132" svg:d="M58 49c-11-2-21-3-30-3-13 0-18 6-18 18v43c0 10 4 15 17 15 11 0 21-4 31-11zM58 49zM0 64c0-16 7-28 28-28 10 0 18 1 30 3v-38l10-1v130h-10v-8c-10 6-22 10-32 10-18 0-26-9-26-25z">
          <text:p/>
        </draw:path>
        <draw:path draw:style-name="gr4" draw:text-style-name="P4" draw:layer="layout" svg:width="0.067cm" svg:height="0.093cm" svg:x="6.494cm" svg:y="5.607cm" svg:viewBox="0 0 68 94" svg:d="M10 0v75c0 7 4 9 11 9 8 0 24-4 36-10v-74h11v92h-10v-8c-11 5-27 10-38 10-15 0-20-8-20-20v-74z">
          <text:p/>
        </draw:path>
        <draw:polygon draw:style-name="gr4" draw:text-style-name="P4" draw:layer="layout" svg:width="0.011cm" svg:height="0.13cm" svg:x="6.588cm" svg:y="5.568cm" svg:viewBox="0 0 12 131" draw:points="0,131 0,1 12,0 12,131">
          <text:p/>
        </draw:polygon>
        <draw:path draw:style-name="gr4" draw:text-style-name="P4" draw:layer="layout" svg:width="0.057cm" svg:height="0.116cm" svg:x="6.615cm" svg:y="5.584cm" svg:viewBox="0 0 58 117" svg:d="M58 114c-6 2-13 3-19 3-16 0-22-5-22-19v-65h-17v-11h17v-21l11-1v22h29l-1 11h-28v64c0 8 2 11 11 11 6 0 11-1 17-3z">
          <text:p/>
        </draw:path>
        <draw:path draw:style-name="gr4" draw:text-style-name="P4" draw:layer="layout" svg:width="0.071cm" svg:height="0.095cm" svg:x="6.685cm" svg:y="5.605cm" svg:viewBox="0 0 72 96" svg:d="M61 33c0-16-8-24-25-24s-26 8-26 24v30c0 16 9 24 26 24s25-8 25-24zM61 33zM36 96c-27 0-36-14-36-34v-28c0-20 9-34 36-34 26 0 36 14 36 34v28c0 20-10 34-36 34z">
          <text:p/>
        </draw:path>
        <draw:path draw:style-name="gr4" draw:text-style-name="P4" draw:layer="layout" svg:width="0.057cm" svg:height="0.095cm" svg:x="6.775cm" svg:y="5.605cm" svg:viewBox="0 0 58 96" svg:d="M27 96c-9 0-21-2-27-4l1-9c8 2 19 4 25 4 18 0 22-4 22-16 0-13-1-15-23-20-23-5-25-11-25-28 0-15 7-23 31-23 8 0 19 1 26 3l-1 9c-7-2-19-3-26-3-17 0-19 4-19 14 0 14 1 15 18 19 28 7 29 11 29 28 0 18-6 26-31 26z">
          <text:p/>
        </draw:path>
        <draw:polygon draw:style-name="gr4" draw:text-style-name="P4" draw:layer="layout" svg:width="0.117cm" svg:height="0.124cm" svg:x="6.891cm" svg:y="5.573cm" svg:viewBox="0 0 118 125" draw:points="105,10 67,109 50,109 13,10 11,125 0,125 3,0 19,0 59,102 99,0 115,0 118,125 107,125">
          <text:p/>
        </draw:polygon>
        <draw:path draw:style-name="gr4" draw:text-style-name="P4" draw:layer="layout" svg:width="0.064cm" svg:height="0.095cm" svg:x="7.031cm" svg:y="5.605cm" svg:viewBox="0 0 65 96" svg:d="M54 54h-27c-13 0-17 4-17 16s3 17 15 17c10 0 21-4 29-10zM54 54zM65 94h-9l-1-7c-9 6-19 9-32 9-16 0-23-9-23-26 0-19 8-25 26-25h28v-18c0-14-6-18-21-18-10 0-20 1-28 3l-2-9c7-2 19-3 28-3 25 0 34 9 34 27z">
          <text:p/>
        </draw:path>
        <draw:polygon draw:style-name="gr4" draw:text-style-name="P4" draw:layer="layout" svg:width="0.078cm" svg:height="0.128cm" svg:x="7.108cm" svg:y="5.607cm" svg:viewBox="0 0 79 129" draw:points="48,91 34,129 23,129 37,91 30,91 0,0 11,0 40,84 68,0 79,0">
          <text:p/>
        </draw:polygon>
        <draw:path draw:style-name="gr4" draw:text-style-name="P4" draw:layer="layout" svg:width="0.071cm" svg:height="0.095cm" svg:x="7.195cm" svg:y="5.605cm" svg:viewBox="0 0 72 96" svg:d="M61 33c0-16-8-24-25-24s-26 8-26 24v30c0 16 9 24 26 24s25-8 25-24zM61 33zM36 96c-27 0-36-14-36-34v-28c0-20 9-34 36-34 26 0 36 14 36 34v28c0 20-10 34-36 34z">
          <text:p/>
        </draw:path>
        <draw:path draw:style-name="gr4" draw:text-style-name="P4" draw:layer="layout" svg:width="0.04cm" svg:height="0.093cm" svg:x="7.288cm" svg:y="5.605cm" svg:viewBox="0 0 41 94" svg:d="M41 10c-9 4-21 11-30 18v66h-11v-93h9l2 14c9-6 19-12 29-15z">
          <text:p/>
        </draw:path>
        <draw:path draw:style-name="gr4" draw:text-style-name="P4" draw:layer="layout" svg:width="0.067cm" svg:height="0.095cm" svg:x="7.337cm" svg:y="5.605cm" svg:viewBox="0 0 68 96" svg:d="M10 41h47v-8c0-16-5-24-24-24-17 0-23 8-23 24zM10 41zM35 87c9 0 20-2 29-5l2 9c-9 3-21 5-33 5-25 0-33-13-33-34v-28c0-20 8-34 33-34 27 0 35 14 35 34v17h-58v11c0 18 6 25 25 25z">
          <text:p/>
        </draw:path>
        <draw:path draw:style-name="gr4" draw:text-style-name="P4" draw:layer="layout" svg:width="0.057cm" svg:height="0.095cm" svg:x="7.424cm" svg:y="5.605cm" svg:viewBox="0 0 58 96" svg:d="M26 96c-9 0-20-2-26-4l1-9c8 2 18 4 24 4 18 0 22-4 22-16 0-13-1-15-22-20-23-5-25-11-25-28 0-15 7-23 31-23 8 0 18 1 25 3l-1 9c-7-2-18-3-25-3-17 0-19 4-19 14 0 14 1 15 17 19 28 7 30 11 30 28 0 18-7 26-32 26z">
          <text:p/>
        </draw:path>
        <draw:path draw:style-name="gr4" draw:text-style-name="P4" draw:layer="layout" svg:width="0.582cm" svg:height="0.699cm" svg:x="6.308cm" svg:y="4.662cm" svg:viewBox="0 0 583 700" svg:d="M403 330c2-10 0-18-6-25s-14-10-24-10h-25c-16 0-32 1-46 2-15 1-28 2-39 3-13 2-26 4-37 5l-34 261h141c26 0 41-14 45-40zM403 330zM551 541c-7 50-26 89-58 117s-73 42-123 42h-370l91-700h175l-24 180c133-18 209-21 209-21 45 0 79 14 103 42 24 27 33 64 27 109z">
          <text:p/>
        </draw:path>
        <draw:path draw:style-name="gr4" draw:text-style-name="P4" draw:layer="layout" svg:width="0.565cm" svg:height="0.546cm" svg:x="6.918cm" svg:y="4.825cm" svg:viewBox="0 0 566 547" svg:d="M235 407c12 0 26-1 40-3 15-2 28-4 41-7 14-3 28-6 42-10l8-60h-146c-10 0-19 3-26 10-8 7-12 15-13 25l-2 10c-1 10 1 18 7 25s14 10 24 10zM235 407zM131 547c-45 0-79-14-103-41-24-28-32-64-27-109l6-45c6-45 24-83 55-110s69-41 115-41h205l5-38c2-10-1-18-6-24-6-7-14-10-24-10-27 0-240 11-272 11l16-123c108-12 297-17 333-17 45 0 80 13 103 40 24 27 33 63 27 108l-51 389h-155l-3-50c-19 11-39 21-60 30-19 7-39 14-62 20-22 7-44 10-67 10z">
          <text:p/>
        </draw:path>
        <draw:path draw:style-name="gr4" draw:text-style-name="P4" draw:layer="layout" svg:width="0.864cm" svg:height="0.525cm" svg:x="7.503cm" svg:y="4.836cm" svg:viewBox="0 0 865 526" svg:d="M654 141c-12 0-24 1-37 3s-25 5-37 7c-13 3-27 6-41 10l-48 365h-170l46-351c1-9-1-17-6-24-6-6-14-10-23-10h-5c-11 0-23 1-37 3-13 2-25 5-36 7-14 3-27 6-42 10l-48 365h-170l67-517h152l3 49c18-11 38-21 58-29 18-7 38-14 59-20 22-6 44-9 66-9h9c30 0 53 5 72 16 18 11 32 25 42 42 18-11 37-21 59-29 17-7 38-14 63-20 24-6 49-9 76-9h10c44 0 78 13 101 39 23 27 32 62 26 107l-50 380h-171l47-351c1-9-1-17-7-24-5-6-13-10-23-10z">
          <text:p/>
        </draw:path>
        <draw:path draw:style-name="gr4" draw:text-style-name="P4" draw:layer="layout" svg:width="2.744cm" svg:height="1.524cm" svg:x="6.232cm" svg:y="4.443cm" svg:viewBox="0 0 2745 1525" svg:d="M2356 914c0-26 1-155 28-284 17-85 41-153 73-204 37-60 83-95 139-104l-73 592zM2356 914zM2693 60c-48-53-116-60-152-60-11 0-19 0-21 0l-2341 38c-3 0-5 2-5 5 0 2 2 5 5 5 22 0 2180 20 2311 26 38 2 67 15 86 37 28 33 28 80 27 94-80 8-148 54-202 139-44 68-79 161-105 276-43 196-43 390-43 392 0 3 3 5 5 5h248c0 22-4 112-20 216-18 114-75 121-78 121l-138-2c1-23 2-118-60-191-44-53-111-81-199-86-6 0-12 0-19 0-110 0-201 55-266 159-42 68-59 137-63 154l-1658 48c-3 0-5 2-5 5s2 5 5 5l1748 30c2 0 5-2 5-5 0 0 5-71 38-141 44-94 114-141 209-141 52 0 94 18 121 52 71 90 30 269 30 271 0 1 0 3 1 4s2 2 4 2 226 7 320 7c88 0 121-156 122-163 2-9 117-825 140-1105 8-87-9-153-50-197z">
          <text:p/>
        </draw:path>
        <draw:path draw:style-name="gr4" draw:text-style-name="P4" draw:layer="layout" svg:width="0.177cm" svg:height="0.139cm" svg:x="7.273cm" svg:y="5.222cm" svg:viewBox="0 0 178 140" svg:d="M0 90c0 0 110-63 178-90v3l-175 137z">
          <text:p/>
        </draw:path>
        <draw:path draw:style-name="gr4" draw:text-style-name="P4" draw:layer="layout" svg:width="0.223cm" svg:height="0.307cm" svg:x="11.257cm" svg:y="4.823cm" svg:viewBox="0 0 224 308" svg:d="M107 172h-36v86c7 0 16 0 26 0 9 1 18 0 26-2s15-6 21-13c5-6 8-16 8-28s-3-22-11-30c-7-9-18-13-34-13zM107 172zM71 49v72h31c14 0 24-4 30-11 5-7 8-15 8-25s-3-18-9-25c-5-7-15-10-29-10h-18c-5 0-9 0-13-1zM71 49zM3 1c23 0 44-1 62-1 17 0 30 0 41 0 32 0 57 6 77 20 18 13 27 33 27 60 0 13-3 25-11 36-7 11-17 20-28 25 7 2 14 6 21 11 7 6 12 12 17 19s8 14 11 23c3 8 4 16 4 25 0 30-9 52-29 67-19 15-47 22-83 22-11 0-25 0-43-1-19 0-41 0-66-1l-3-3v-299z">
          <text:p/>
        </draw:path>
        <draw:path draw:style-name="gr4" draw:text-style-name="P4" draw:layer="layout" svg:width="0.263cm" svg:height="0.315cm" svg:x="11.493cm" svg:y="4.819cm" svg:viewBox="0 0 264 316" svg:d="M83 227c8 23 24 34 48 34 13 0 23-3 30-9 8-6 14-13 18-23 4-9 7-19 9-31 1-11 2-23 2-34s-1-23-1-35c-1-13-3-25-7-36-3-11-9-20-17-28-7-7-18-11-34-11-14 0-25 3-33 11-7 7-13 16-16 26-4 11-6 22-7 34s-2 23-2 32c0 15 1 27 2 37 2 11 4 22 8 33zM83 227zM47 288c-32-26-47-69-47-131 0-26 3-48 9-68s14-36 26-49c11-14 25-24 41-30 16-7 34-10 55-10s40 3 56 10c16 6 30 17 41 30 12 13 21 30 27 49 6 20 9 43 9 68 0 27-3 50-9 69-6 20-15 36-27 50-11 13-25 23-41 30-16 6-35 10-56 10-34 0-62-10-84-28z">
          <text:p/>
        </draw:path>
        <draw:path draw:style-name="gr4" draw:text-style-name="P4" draw:layer="layout" svg:width="0.189cm" svg:height="0.306cm" svg:x="11.788cm" svg:y="4.822cm" svg:viewBox="0 0 190 307" svg:d="M113 246h77c0 12 0 22-2 30-1 9-6 16-14 22s-18 9-31 9h-102c-13 0-23-4-30-11-8-7-11-18-11-30v-263l3-3h25c29 0 43 15 43 45v203c13-1 27-2 42-2z">
          <text:p/>
        </draw:path>
        <draw:path draw:style-name="gr4" draw:text-style-name="P4" draw:layer="layout" svg:width="0.205cm" svg:height="0.303cm" svg:x="12.001cm" svg:y="4.825cm" svg:viewBox="0 0 206 304" svg:d="M71 213l-1 32c14 0 25 0 33 0h103c0 11 0 19-1 25-4 22-19 34-45 34h-120c-12 0-22-4-30-11-7-8-10-18-10-30v-260l3-3h192c2 8 3 17 3 27s-2 21-6 32h-122l1 32v31c7-1 17-1 30-1h68c3 8 4 18 4 28 0 12-1 22-4 31h-98z">
          <text:p/>
        </draw:path>
        <draw:path draw:style-name="gr4" draw:text-style-name="P4" draw:layer="layout" svg:width="0.225cm" svg:height="0.305cm" svg:x="12.205cm" svg:y="4.825cm" svg:viewBox="0 0 226 306" svg:d="M147 58v34 212c-10 1-22 2-35 2-14 0-26-1-35-2v-246l-29 1h-46c-2-9-2-19-2-30s0-21 2-29h221c2 7 3 17 3 28s-3 18-9 23-15 8-28 8h-13z">
          <text:p/>
        </draw:path>
        <draw:path draw:style-name="gr4" draw:text-style-name="P4" draw:layer="layout" svg:width="0.263cm" svg:height="0.315cm" svg:x="12.42cm" svg:y="4.819cm" svg:viewBox="0 0 264 316" svg:d="M83 227c8 23 24 34 48 34 13 0 23-3 30-9 8-6 14-13 18-23 4-9 7-19 9-31 1-11 2-23 2-34s-1-23-1-35c-1-13-3-25-7-36-3-11-9-20-17-28-7-7-18-11-34-11-14 0-25 3-33 11-7 7-13 16-16 26-4 11-6 22-7 34s-2 23-2 32c0 15 1 27 2 37 2 11 4 22 8 33zM83 227zM47 288c-32-26-47-69-47-131 0-26 3-48 9-68s14-36 26-49c11-14 25-24 41-30 16-7 34-10 55-10s40 3 56 10c16 6 30 17 41 30 12 13 20 30 27 49 6 20 9 43 9 68 0 27-3 50-9 69-7 20-15 36-27 50-11 13-25 23-41 30-16 6-35 10-56 10-34 0-62-10-84-28z">
          <text:p/>
        </draw:path>
        <draw:path draw:style-name="gr4" draw:text-style-name="P4" draw:layer="layout" svg:width="0.228cm" svg:height="0.315cm" svg:x="12.767cm" svg:y="4.819cm" svg:viewBox="0 0 229 316" svg:d="M0 283c0-10 3-19 9-29 5-10 11-18 18-24 31 19 61 29 91 29 12 0 21-3 27-9 6-5 8-12 8-20 0-14-9-25-27-33l-54-22c-20-9-36-21-46-34-11-13-17-29-17-49 0-14 3-26 8-37 6-11 14-21 23-29 10-9 22-15 36-20 13-4 28-6 46-6 33 0 66 8 100 25-2 22-10 40-24 53-30-15-57-22-80-22-13 0-22 3-27 8-6 5-9 11-9 18 0 12 8 21 26 28l54 23c22 9 39 21 50 37 11 15 17 32 17 51 0 14-3 27-8 38-5 12-12 22-22 30s-22 15-37 20c-15 4-32 7-53 7-38 0-75-11-109-33z">
          <text:p/>
        </draw:path>
        <draw:path draw:style-name="gr4" draw:text-style-name="P4" draw:layer="layout" svg:width="0.263cm" svg:height="0.315cm" svg:x="13.005cm" svg:y="4.819cm" svg:viewBox="0 0 264 316" svg:d="M83 227c8 23 24 34 48 34 13 0 23-3 30-9 8-6 14-13 18-23 4-9 7-19 9-31 1-11 2-23 2-34s-1-23-1-35c-1-13-3-25-7-36-3-11-9-20-17-28-7-7-18-11-34-11-14 0-25 3-33 11-7 7-13 16-16 26-4 11-6 22-7 34s-2 23-2 32c0 15 1 27 2 37 2 11 4 22 8 33zM83 227zM47 288c-32-26-47-69-47-131 0-26 3-48 9-68s14-36 26-49c11-14 25-24 41-30 16-7 34-10 55-10s40 3 56 10c16 6 30 17 41 30 12 13 21 30 27 49 6 20 9 43 9 68 0 27-3 50-9 69-6 20-15 36-27 50-11 13-25 23-41 30-16 6-35 10-56 10-34 0-62-10-84-28z">
          <text:p/>
        </draw:path>
        <draw:path draw:style-name="gr4" draw:text-style-name="P4" draw:layer="layout" svg:width="0.243cm" svg:height="0.316cm" svg:x="13.282cm" svg:y="4.818cm" svg:viewBox="0 0 244 317" svg:d="M176 128v-5c0-45-16-67-49-67-18 0-32 9-40 27-8 17-12 41-12 75 0 32 5 57 15 72 11 17 26 25 45 25 11 0 22-2 35-7 12-5 27-14 42-24 7 5 14 12 20 21s10 17 12 25c-7 7-15 13-24 19s-19 10-29 15c-11 4-22 7-34 10-11 2-22 3-34 3-23 0-42-4-57-13-17-8-30-20-39-34-10-15-17-33-21-51-4-19-6-39-6-59 0-27 3-50 9-70 7-21 16-37 27-51 12-13 26-23 41-30 16-6 32-9 50-9 17 0 33 2 48 7 15 4 27 11 38 19 10 8 18 18 23 29 6 11 8 25 8 37 0 27-13 40-40 40-8 0-17-1-28-4z">
          <text:p/>
        </draw:path>
        <draw:path draw:style-name="gr4" draw:text-style-name="P4" draw:layer="layout" svg:width="0.071cm" svg:height="0.307cm" svg:x="13.552cm" svg:y="4.823cm" svg:viewBox="0 0 72 308" svg:d="M0 305v-303c9-2 20-2 35-2s27 0 37 2v303c-10 2-22 3-37 3s-26-1-35-3z">
          <text:p/>
        </draw:path>
        <draw:path draw:style-name="gr4" draw:text-style-name="P4" draw:layer="layout" svg:width="0.275cm" svg:height="0.309cm" svg:x="13.644cm" svg:y="4.823cm" svg:viewBox="0 0 276 310" svg:d="M102 186h18 32c2 0 4 0 8 0s6 0 8 0l-7-27c-7-25-16-55-25-92h-2c-3 13-10 42-22 85zM102 186zM104 243c-8 0-14 0-18 0l-20 64c-7 1-17 2-30 2-14 0-25-1-34-5l-2-3 98-299c11-2 25-2 40-2 17 0 31 1 42 3l96 299c-10 5-22 8-35 8-15 0-26-3-32-8-7-5-13-15-17-30l-8-29c-4 0-10 0-18 0z">
          <text:p/>
        </draw:path>
        <draw:path draw:style-name="gr4" draw:text-style-name="P4" draw:layer="layout" svg:width="0.189cm" svg:height="0.306cm" svg:x="13.938cm" svg:y="4.822cm" svg:viewBox="0 0 190 307" svg:d="M113 246h77c0 12 0 22-2 30-1 9-6 16-14 22s-18 9-31 9h-102c-13 0-23-4-30-11-8-7-11-18-11-30v-263l3-3h26c28 0 42 15 42 45v203c13-1 27-2 42-2z">
          <text:p/>
        </draw:path>
        <draw:path draw:style-name="gr4" draw:text-style-name="P4" draw:layer="layout" svg:width="0.243cm" svg:height="0.316cm" svg:x="11.239cm" svg:y="5.238cm" svg:viewBox="0 0 244 317" svg:d="M176 128v-5c0-45-16-67-49-67-18 0-32 9-40 27-8 16-12 41-12 75 0 32 5 57 15 72 11 17 26 25 45 25 11 0 22-2 35-7 12-5 27-14 42-24 7 5 14 12 20 21s10 17 12 25c-7 7-15 13-24 19-9 5-19 10-29 15-12 4-22 7-34 9-11 3-22 4-34 4-23 0-42-4-57-13-17-8-30-20-39-35-10-14-17-32-21-50-4-19-6-39-6-59 0-27 3-50 9-70 7-21 16-37 27-51 12-13 26-23 41-30 16-6 32-9 49-9 18 0 34 2 49 7 15 4 27 11 38 19 10 8 18 18 23 29 6 11 8 23 8 37 0 27-13 40-40 40-8 0-17-1-28-4z">
          <text:p/>
        </draw:path>
        <draw:path draw:style-name="gr4" draw:text-style-name="P4" draw:layer="layout" svg:width="0.263cm" svg:height="0.315cm" svg:x="11.489cm" svg:y="5.238cm" svg:viewBox="0 0 264 316" svg:d="M83 227c8 23 24 34 48 34 13 0 23-3 30-9 8-6 14-13 18-23 4-9 7-19 9-31 1-11 2-23 2-34s-1-23-1-35c-1-13-3-25-7-36-3-11-9-20-17-28-7-7-18-11-34-11-14 0-25 4-33 11-7 7-13 16-16 26-4 11-6 22-7 34s-2 23-2 32c0 15 1 27 2 37 2 11 4 22 8 33zM83 227zM47 288c-32-26-47-69-47-131 0-26 3-48 9-68s14-36 26-49c11-14 25-24 41-30 16-7 34-10 55-10s40 3 56 10c16 6 30 17 41 30 12 13 21 30 27 49 6 20 9 43 9 68 0 27-3 50-9 69-6 20-15 36-27 50-11 13-25 23-41 30-16 6-35 10-56 10-34 0-62-10-84-28z">
          <text:p/>
        </draw:path>
        <draw:path draw:style-name="gr4" draw:text-style-name="P4" draw:layer="layout" svg:width="0.232cm" svg:height="0.309cm" svg:x="11.784cm" svg:y="5.242cm" svg:viewBox="0 0 233 310" svg:d="M70 52v88c13 0 24 0 34 0 9-1 18-3 24-6 5-3 10-7 13-13s4-14 4-24c0-30-14-44-42-44h-19c-5 0-10-1-14-1zM70 52zM217 96c0 10-1 19-4 28s-7 17-12 24c-5 6-11 13-17 18-7 5-14 9-21 11 16 6 27 20 34 41l14 39c5 14 12 25 22 32-5 6-11 11-20 15s-19 6-29 6c-11 0-19-3-25-9s-12-17-17-32l-15-47c-4-9-8-16-15-20-5-5-13-7-24-7h-18v111c-10 2-21 3-36 3-14 0-25-1-34-3v-302l3-3c25 0 47-1 64-1 18 0 32 0 42 0 17 0 32 1 45 5s25 10 34 18 16 18 21 30c6 13 8 28 8 43z">
          <text:p/>
        </draw:path>
        <draw:path draw:style-name="gr4" draw:text-style-name="P4" draw:layer="layout" svg:width="0.245cm" svg:height="0.307cm" svg:x="12.038cm" svg:y="5.242cm" svg:viewBox="0 0 246 308" svg:d="M114 253c39 0 59-33 59-100 0-65-20-98-59-98h-25c-8 0-14 0-19-1v199c5 0 11 0 19 0zM114 253zM196 286c-9 7-22 13-37 17-16 3-32 5-52 5-9 0-22 0-40-1-17 0-38 0-64-1l-3-3v-299l3-3c17 0 34-1 53-1 18 0 38 0 58 0 26 0 47 3 64 11s30 19 40 33 17 30 21 49 7 39 7 60c0 31-4 56-11 78-6 21-20 40-39 55z">
          <text:p/>
        </draw:path>
        <draw:path draw:style-name="gr4" draw:text-style-name="P4" draw:layer="layout" svg:width="0.263cm" svg:height="0.315cm" svg:x="12.297cm" svg:y="5.238cm" svg:viewBox="0 0 264 316" svg:d="M83 227c8 23 24 34 48 34 13 0 23-3 30-9 8-6 14-13 18-23 4-9 7-19 9-31 1-11 2-23 2-34s-1-23-1-35c-1-13-3-25-7-36-3-11-9-20-17-28-7-7-18-11-34-11-14 0-25 4-33 11-7 7-13 16-16 26-4 11-6 22-7 34s-2 23-2 32c0 15 1 27 2 37 2 11 4 22 8 33zM83 227zM47 288c-32-26-47-69-47-131 0-26 3-48 9-68s14-36 26-49c11-14 25-24 41-30 16-7 34-10 55-10s40 3 56 10c16 6 30 17 41 30 12 13 21 30 27 49 6 20 9 43 9 68 0 27-3 50-9 69-6 20-15 36-27 50-11 13-25 23-41 30-16 6-35 10-56 10-34 0-62-10-84-28z">
          <text:p/>
        </draw:path>
        <draw:path draw:style-name="gr4" draw:text-style-name="P4" draw:layer="layout" svg:width="0.223cm" svg:height="0.307cm" svg:x="12.593cm" svg:y="5.242cm" svg:viewBox="0 0 224 308" svg:d="M107 172h-36v86c7 0 16 0 26 0 9 1 18 0 26-2s15-6 21-13c5-7 8-16 8-28s-3-22-11-30c-7-9-18-13-34-13zM107 172zM71 49v72h31c14 0 24-4 30-11 5-7 8-15 8-25s-3-19-9-25c-5-7-15-10-29-10h-18c-5 0-9 0-13-1zM71 49zM3 1c23 0 44-1 62-1 17 0 30 0 41 0 32 0 57 6 77 20 18 13 27 33 27 60 0 13-3 25-11 36-7 11-17 20-28 25 7 2 14 6 21 11 7 6 12 12 17 19s8 14 11 23c3 8 4 16 4 25 0 30-9 52-29 67-19 15-47 22-83 22-11 0-25 0-43-1-19 0-41 0-66-1l-3-3v-299z">
          <text:p/>
        </draw:path>
        <draw:path draw:style-name="gr4" draw:text-style-name="P4" draw:layer="layout" svg:width="0.205cm" svg:height="0.417cm" svg:x="12.846cm" svg:y="5.132cm" svg:viewBox="0 0 206 418" svg:d="M43 60l100-60c6 4 13 12 19 22s9 20 9 30l-107 41c-5-2-9-7-14-13-3-7-6-13-7-20zM43 60zM71 327l-1 32v1c14-1 25-1 33-1h103c0 11 0 19-1 25-4 23-19 34-45 34h-120c-13 0-22-4-30-11-7-7-10-17-10-30v-260l3-3h192c2 8 3 18 3 28s-2 20-6 31h-122l1 32v31c7-1 17-1 30-1h68c3 9 4 18 4 29 0 10-1 20-4 29h-98z">
          <text:p/>
        </draw:path>
        <draw:path draw:style-name="gr4" draw:text-style-name="P4" draw:layer="layout" svg:width="0.228cm" svg:height="0.315cm" svg:x="13.055cm" svg:y="5.238cm" svg:viewBox="0 0 229 316" svg:d="M0 283c0-10 3-19 9-29 5-10 11-18 18-24 31 19 61 29 91 29 12 0 21-3 27-9 6-5 8-12 8-20 0-14-9-25-27-33l-54-22c-20-9-36-21-46-34-11-13-17-29-17-49 0-14 3-26 8-37 6-11 14-21 23-29 10-9 22-15 36-20 13-4 28-6 46-6 33 0 66 8 100 25-2 22-10 40-24 53-30-15-57-22-80-22-13 0-21 3-27 8s-9 11-9 18c0 12 8 21 26 28l54 23c22 9 39 21 50 37 11 15 17 32 17 51 0 14-3 27-8 38-5 12-12 22-22 30s-22 15-37 20c-15 4-32 7-53 7-38 0-75-11-109-33z">
          <text:p/>
        </draw:path>
        <draw:path draw:style-name="gr4" draw:text-style-name="P4" draw:layer="layout" svg:width="0.55cm" svg:height="0.858cm" svg:x="9.975cm" svg:y="4.909cm" svg:viewBox="0 0 551 859" svg:d="M295 591c30 4 62-2 91-17 77-41 106-136 65-214-42-76-137-105-214-64-30 16-52 41-66 70-17-96 1-196 53-280l-141-86c-104 170-111 385-17 563 96 176 279 289 480 296l5-164c-95-3-187-41-256-104z">
          <text:p/>
        </draw:path>
        <draw:path draw:style-name="gr6" draw:text-style-name="P2" draw:layer="layout" svg:width="0.55cm" svg:height="0.858cm" svg:x="9.975cm" svg:y="4.909cm" svg:viewBox="0 0 551 859" svg:d="M295 591c30 4 62-2 91-17 77-41 106-136 65-214-42-76-137-105-214-64-30 16-52 41-66 70-17-96 1-196 53-280l-141-86c-104 170-111 385-17 563 96 176 279 289 480 296l5-164c-95-3-187-41-256-104z">
          <text:p/>
        </draw:path>
        <draw:path draw:style-name="gr4" draw:text-style-name="P4" draw:layer="layout" svg:width="0.974cm" svg:height="0.438cm" svg:x="10.059cm" svg:y="4.643cm" svg:viewBox="0 0 975 439" svg:d="M641 24c-144-43-296-27-429 43-87 46-161 115-212 200l139 86c37-59 89-108 151-142 25-13 50-23 76-31-40 49-49 118-18 176 41 77 136 105 212 64 77-41 105-136 64-213-3-7-8-14-12-20 93 34 171 100 219 188l144-78c-71-133-189-230-334-273z">
          <text:p/>
        </draw:path>
        <draw:path draw:style-name="gr6" draw:text-style-name="P2" draw:layer="layout" svg:width="0.974cm" svg:height="0.438cm" svg:x="10.059cm" svg:y="4.643cm" svg:viewBox="0 0 975 439" svg:d="M641 24c-144-43-296-27-429 43-87 46-161 115-212 200l139 86c37-59 89-108 151-142 25-13 50-23 76-31-40 49-49 118-18 176 41 77 136 105 212 64 77-41 105-136 64-213-3-7-8-14-12-20 93 34 171 100 219 188l144-78c-71-133-189-230-334-273z">
          <text:p/>
        </draw:path>
        <draw:path draw:style-name="gr4" draw:text-style-name="P4" draw:layer="layout" svg:width="0.58cm" svg:height="0.829cm" svg:x="10.52cm" svg:y="4.94cm" svg:viewBox="0 0 581 830" svg:d="M515 0l-146 77c50 92 58 196 34 290-3-12-8-24-14-36-41-76-136-105-212-64-78 41-106 136-65 212 35 65 110 96 178 78-25 23-52 44-84 61-62 34-132 50-201 48l-5 164c5 0 11 0 17 0 93 0 185-23 267-67 274-148 377-489 231-763z">
          <text:p/>
        </draw:path>
        <draw:path draw:style-name="gr6" draw:text-style-name="P2" draw:layer="layout" svg:width="0.58cm" svg:height="0.829cm" svg:x="10.52cm" svg:y="4.94cm" svg:viewBox="0 0 581 830" svg:d="M515 0l-146 77c50 92 58 196 34 290-3-12-8-24-14-36-41-76-136-105-212-64-78 41-106 136-65 212 35 65 110 96 178 78-25 23-52 44-84 61-62 34-132 50-201 48l-5 164c5 0 11 0 17 0 93 0 185-23 267-67 274-148 377-489 231-763z">
          <text:p/>
        </draw:path>
        <draw:path draw:style-name="gr7" draw:text-style-name="P6" draw:layer="layout" svg:width="0.212cm" svg:height="0.292cm" svg:x="4.879cm" svg:y="7.308cm" svg:viewBox="0 0 213 293" svg:d="M1 255c-1-1-1-4-1-6l26-30c2-2 4-2 6 0 18 14 45 30 78 30 34 0 53-18 53-41 0-21-12-34-51-39l-16-2c-55-8-86-35-86-82 0-51 38-85 97-85 35 0 69 11 92 28 2 1 2 3 0 6l-19 30c-2 3-4 3-6 2-23-15-44-22-69-22-29 0-45 15-45 38 0 19 14 32 53 38l15 2c55 7 85 34 85 83 0 50-36 88-108 88-41 0-82-17-104-38z">
          <text:p/>
        </draw:path>
        <draw:path draw:style-name="gr7" draw:text-style-name="P6" draw:layer="layout" svg:width="0.178cm" svg:height="0.21cm" svg:x="5.113cm" svg:y="7.391cm" svg:viewBox="0 0 179 211" svg:d="M129 66c-6-17-21-27-39-27-20 0-35 10-40 27-2 5-2 10-2 17 0 2 0 2 2 2h79c1 0 2 0 2-2 0-7-1-12-2-17zM129 66zM7 154c-5-12-7-28-7-49 0-20 2-36 6-49 11-36 43-56 83-56 41 0 72 21 84 56 4 14 6 28 6 60 0 3-1 4-4 4h-125c-2 0-2 1-2 3 0 6 1 11 2 15 7 21 23 32 45 32 23 0 37-9 48-21 3-2 5-2 7 0l24 22c2 2 2 4 1 6-17 20-47 34-84 34-42 0-73-21-84-57z">
          <text:p/>
        </draw:path>
        <draw:path draw:style-name="gr7" draw:text-style-name="P6" draw:layer="layout" svg:width="0.16cm" svg:height="0.21cm" svg:x="5.312cm" svg:y="7.391cm" svg:viewBox="0 0 161 211" svg:d="M6 155c-4-13-6-28-6-50 0-21 2-37 6-49 11-37 43-56 84-56 30 0 54 12 70 31 1 1 2 4 0 6l-27 23c-2 2-4 2-5 0-11-13-22-19-38-19-18 0-32 9-38 27-3 10-4 22-4 37 0 16 1 28 4 38 6 18 20 27 38 27 16 0 27-7 38-19 1-2 3-2 5 0l27 24c2 1 1 3 0 5-16 19-40 31-70 31-41 0-73-19-84-56z">
          <text:p/>
        </draw:path>
        <draw:path draw:style-name="gr7" draw:text-style-name="P6" draw:layer="layout" svg:width="0.144cm" svg:height="0.205cm" svg:x="5.498cm" svg:y="7.391cm" svg:viewBox="0 0 145 206" svg:d="M4 206c-3 0-4-2-4-5v-193c0-2 1-4 4-4h39c2 0 4 2 4 4v17h1c9-15 26-25 52-25 16 0 32 6 43 16 2 2 2 4 0 6l-22 28c-1 2-3 2-5 1-11-6-20-10-31-10-26 0-38 19-38 51v109c0 3-2 5-4 5z">
          <text:p/>
        </draw:path>
        <draw:path draw:style-name="gr7" draw:text-style-name="P6" draw:layer="layout" svg:width="0.178cm" svg:height="0.21cm" svg:x="5.644cm" svg:y="7.391cm" svg:viewBox="0 0 179 211" svg:d="M129 66c-6-17-21-27-39-27-20 0-35 10-40 27-2 5-2 10-2 17 0 2 0 2 2 2h79c1 0 2 0 2-2 0-7-1-12-2-17zM129 66zM7 154c-5-12-7-28-7-49 0-20 2-36 6-49 11-36 43-56 83-56 41 0 72 21 84 56 4 14 6 28 6 60 0 3-1 4-4 4h-125c-2 0-2 1-2 3 0 6 1 11 2 15 7 21 23 32 45 32 23 0 37-9 48-21 3-2 5-2 7 0l24 22c2 2 2 4 1 6-17 20-47 34-84 34-42 0-73-21-84-57z">
          <text:p/>
        </draw:path>
        <draw:path draw:style-name="gr7" draw:text-style-name="P6" draw:layer="layout" svg:width="0.1cm" svg:height="0.265cm" svg:x="5.834cm" svg:y="7.334cm" svg:viewBox="0 0 101 266" svg:d="M77 266c-41 0-58-19-58-59v-106c0-2 0-3-2-3h-13c-3 0-4-1-4-4v-29c0-2 1-4 4-4h13c2 0 2-1 2-2v-55c0-3 2-4 5-4h39c2 0 4 1 4 4v55c0 1 1 2 3 2h27c3 0 4 2 4 4v29c0 3-1 4-4 4h-27c-2 0-3 1-3 3v105c0 14 6 19 20 19h10c3 0 4 1 4 4v33c0 3-1 4-4 4z">
          <text:p/>
        </draw:path>
        <draw:path draw:style-name="gr7" draw:text-style-name="P6" draw:layer="layout" svg:width="0.168cm" svg:height="0.21cm" svg:x="5.956cm" svg:y="7.391cm" svg:viewBox="0 0 169 211" svg:d="M124 138v-15c0-2-1-3-2-3h-34c-30 0-43 9-43 27s12 26 35 26c28 0 44-11 44-35zM124 138zM130 207c-2 0-5-2-5-5v-14h-1c-9 14-28 23-56 23-38 0-68-19-68-62 0-44 30-64 81-64h41c1 0 2 0 2-2v-10c0-24-11-34-44-34-23 0-37 6-47 15-2 1-5 1-6-2l-15-28c-2-2-1-4 0-5 17-12 40-19 73-19 62 0 84 20 84 70v132c0 3-1 5-4 5z">
          <text:p/>
        </draw:path>
        <draw:path draw:style-name="gr7" draw:text-style-name="P6" draw:layer="layout" svg:width="0.144cm" svg:height="0.205cm" svg:x="6.162cm" svg:y="7.391cm" svg:viewBox="0 0 145 206" svg:d="M4 206c-3 0-4-2-4-5v-193c0-2 1-4 4-4h39c2 0 4 2 4 4v17c10-15 27-25 53-25 16 0 32 6 43 16 2 2 2 4 0 6l-22 28c-1 2-3 2-5 1-11-6-20-10-31-10-26 0-38 19-38 51v109c0 3-2 5-4 5z">
          <text:p/>
        </draw:path>
        <draw:path draw:style-name="gr7" draw:text-style-name="P6" draw:layer="layout" svg:width="0.085cm" svg:height="0.291cm" svg:x="6.323cm" svg:y="7.305cm" svg:viewBox="0 0 86 292" svg:d="M8 60c-3 0-4-2-3-4l31-52c2-3 5-4 9-4h38c2 0 4 2 2 4l-40 52c-3 3-5 4-9 4zM8 60zM4 292c-3 0-4-2-4-4v-194c0-2 1-4 4-4h38c3 0 5 2 5 4v194c0 2-2 4-5 4z">
          <text:p/>
        </draw:path>
        <draw:path draw:style-name="gr7" draw:text-style-name="P6" draw:layer="layout" svg:width="0.168cm" svg:height="0.21cm" svg:x="6.397cm" svg:y="7.391cm" svg:viewBox="0 0 169 211" svg:d="M124 138v-15c0-2-1-3-2-3h-34c-30 0-43 9-43 27s12 26 35 26c28 0 44-11 44-35zM124 138zM130 207c-2 0-5-2-5-5v-14c-10 14-29 23-57 23-38 0-68-19-68-62 0-44 30-64 81-64h41c1 0 2 0 2-2v-10c0-24-11-34-44-34-23 0-37 6-47 15-2 1-5 1-6-2l-15-28c-2-2-1-4 0-5 17-12 40-19 73-19 62 0 84 20 84 70v132c0 3-1 5-4 5z">
          <text:p/>
        </draw:path>
        <draw:path draw:style-name="gr7" draw:text-style-name="P6" draw:layer="layout" svg:width="0.177cm" svg:height="0.288cm" svg:x="6.67cm" svg:y="7.313cm" svg:viewBox="0 0 178 289" svg:d="M127 222c3-11 4-20 4-39 0-18-1-28-4-37-6-17-19-26-38-26s-31 9-37 26c-3 9-4 19-4 37 0 19 1 28 4 39 6 16 18 25 37 25s32-9 38-25zM127 222zM136 284c-4 0-5-1-5-4v-15h-1c-9 14-26 24-53 24-35 0-60-16-70-48-5-16-7-31-7-58s2-41 7-56c10-32 35-49 70-49 27 0 44 10 53 24h1v-98c0-3 1-4 5-4h38c3 0 4 1 4 4v276c0 3-1 4-4 4z">
          <text:p/>
        </draw:path>
        <draw:path draw:style-name="gr7" draw:text-style-name="P6" draw:layer="layout" svg:width="0.178cm" svg:height="0.21cm" svg:x="6.877cm" svg:y="7.391cm" svg:viewBox="0 0 179 211" svg:d="M129 66c-6-17-21-27-39-27-20 0-35 10-40 27-2 5-2 10-2 17 0 2 0 2 2 2h79c1 0 2 0 2-2 0-7-1-12-2-17zM129 66zM7 154c-5-12-7-28-7-49 0-20 2-36 6-49 11-36 43-56 83-56 41 0 72 21 84 56 4 14 6 28 6 60 0 3-1 4-4 4h-125c-2 0-2 1-2 3 0 6 1 11 2 15 7 21 23 32 45 32 23 0 37-9 48-21 3-2 5-2 7 0l24 22c2 2 2 4 1 6-17 20-47 34-84 34-42 0-73-21-84-57z">
          <text:p/>
        </draw:path>
        <draw:path draw:style-name="gr7" draw:text-style-name="P6" draw:layer="layout" svg:width="0.262cm" svg:height="0.328cm" svg:x="4.871cm" svg:y="7.659cm" svg:viewBox="0 0 263 329" svg:d="M94 329h-2c-1 0-1-1-2-2-1 0-1-1-1-2v-1-246c0-2-1-3-3-3h-82-1c-1 0-2-1-2-1l-1-1c0-1 0-2 0-3v-66c0-2 1-4 3-4h1 254c2 0 3 0 4 1v1c1 0 1 1 1 2v66c0 1 0 3-1 4-1 0-2 1-3 1h-1-81c-1 0-2 0-2 0-1 0-1 1-1 1v2 246 1c-1 2-1 2-3 3 0 1-1 1-2 1z">
          <text:p/>
        </draw:path>
        <draw:path draw:style-name="gr7" draw:text-style-name="P6" draw:layer="layout" svg:width="0.264cm" svg:height="0.328cm" svg:x="5.131cm" svg:y="7.659cm" svg:viewBox="0 0 265 329" svg:d="M172 106c0-21-14-35-38-35h-46c-2 0-3 1-3 3v64c0 2 1 3 3 3h46c24 0 38-14 38-35zM172 106zM177 329c-5 0-6-2-7-5l-50-112h-32c-2 0-3 1-3 3v109c0 3-1 5-4 5h-77c-3 0-4-2-4-5v-320c0-3 1-4 4-4h135c76 0 119 43 119 105 0 41-19 76-54 93l61 125c1 3 0 6-4 6z">
          <text:p/>
        </draw:path>
        <draw:path draw:style-name="gr7" draw:text-style-name="P6" draw:layer="layout" svg:width="0.316cm" svg:height="0.328cm" svg:x="5.379cm" svg:y="7.659cm" svg:viewBox="0 0 317 329" svg:d="M191 203l-31-104h-1l-33 104zM191 203zM113 4c1-3 3-4 7-4h79c4 0 6 1 7 4l111 320c1 3-1 5-4 5h-79c-4 0-6-2-7-5l-15-51h-108l-15 51c-1 3-3 5-7 5h-79c-3 0-3-2-3-5z">
          <text:p/>
        </draw:path>
        <draw:path draw:style-name="gr7" draw:text-style-name="P6" draw:layer="layout" svg:width="0.262cm" svg:height="0.328cm" svg:x="5.692cm" svg:y="7.659cm" svg:viewBox="0 0 263 329" svg:d="M0 4c0-3 1-4 4-4h71c4 0 7 1 9 4l100 187h1v-187c0-3 2-4 5-4h68c3 0 5 1 5 4v320c0 3-2 5-5 5h-71c-3 0-7-2-8-5l-99-186h-3v186c0 3-2 5-5 5h-68c-3 0-4-2-4-5z">
          <text:p/>
        </draw:path>
        <draw:path draw:style-name="gr7" draw:text-style-name="P6" draw:layer="layout" svg:width="0.269cm" svg:height="0.34cm" svg:x="5.958cm" svg:y="7.653cm" svg:viewBox="0 0 270 341" svg:d="M2 295c-2-2-2-6-1-8l44-52c1-3 4-3 6-1 21 18 52 34 85 34 30 0 46-13 46-32 0-14-9-23-41-27l-18-3c-72-10-110-42-110-103 0-62 47-103 123-103 45 0 89 14 118 36 3 2 3 4 1 7l-36 54c-2 2-4 3-7 1-24-16-49-26-75-26-24 0-36 12-36 29 0 14 11 24 42 27l17 3c73 10 110 42 110 104s-46 106-135 106c-54 0-109-22-133-46z">
          <text:p/>
        </draw:path>
        <draw:path draw:style-name="gr7" draw:text-style-name="P6" draw:layer="layout" svg:width="0.258cm" svg:height="0.328cm" svg:x="6.232cm" svg:y="7.659cm" svg:viewBox="0 0 259 329" svg:d="M173 109c0-23-15-38-41-38h-44c-2 0-3 1-3 3v69c0 2 1 3 3 3h44c26 0 41-15 41-37zM173 109zM4 329c-3 0-4-2-4-5v-320c0-3 1-4 4-4h133c81 0 122 45 122 109 0 63-42 110-122 110h-49c-2 0-3 1-3 3v102c0 3-1 5-4 5z">
          <text:p/>
        </draw:path>
        <draw:path draw:style-name="gr7" draw:text-style-name="P6" draw:layer="layout" svg:width="0.266cm" svg:height="0.34cm" svg:x="6.486cm" svg:y="7.653cm" svg:viewBox="0 0 267 341" svg:d="M175 236c4-11 5-26 5-66 0-39-1-54-5-65-5-18-21-30-42-30s-36 12-42 30c-4 11-5 26-5 65 0 40 1 55 5 66 6 18 21 30 42 30s37-12 42-30zM175 236zM9 261c-8-26-9-46-9-91 0-44 1-64 9-90 18-53 66-80 124-80s107 27 124 80c9 26 10 46 10 90 0 45-1 65-10 91-17 53-66 80-124 80s-106-27-124-80z">
          <text:p/>
        </draw:path>
        <draw:path draw:style-name="gr7" draw:text-style-name="P6" draw:layer="layout" svg:width="0.264cm" svg:height="0.328cm" svg:x="6.763cm" svg:y="7.659cm" svg:viewBox="0 0 265 329" svg:d="M172 106c0-21-14-35-38-35h-46c-2 0-3 1-3 3v64c0 2 1 3 3 3h46c24 0 38-14 38-35zM172 106zM177 329c-5 0-6-2-7-5l-50-112h-32c-2 0-3 1-3 3v109c0 3-1 5-4 5h-77c-3 0-4-2-4-5v-320c0-3 1-4 4-4h135c76 0 119 43 119 105 0 41-19 76-54 93l61 125c1 3 0 6-4 6z">
          <text:p/>
        </draw:path>
        <draw:path draw:style-name="gr7" draw:text-style-name="P6" draw:layer="layout" svg:width="0.262cm" svg:height="0.328cm" svg:x="7.012cm" svg:y="7.659cm" svg:viewBox="0 0 263 329" svg:d="M94 329h-2c-1 0-1-1-2-2-1 0-1-1-1-2v-1-246c0-2-1-3-3-3h-82-1c-1 0-2-1-2-1l-1-1c0-1 0-2 0-3v-66c0-2 1-4 3-4h1 254c2 0 3 0 4 1v1c1 0 1 1 1 2v66c0 1 0 3-1 4-1 0-2 1-3 1h-1-81c-1 0-2 0-2 0-1 0-1 1-1 1v2 246 1c-1 2-1 2-3 3 0 1-1 1-2 1z">
          <text:p/>
        </draw:path>
        <draw:path draw:style-name="gr7" draw:text-style-name="P6" draw:layer="layout" svg:width="0.225cm" svg:height="0.328cm" svg:x="7.272cm" svg:y="7.659cm" svg:viewBox="0 0 226 329" svg:d="M0 4c0-3 1-4 4-4h217c3 0 5 1 5 4v63c0 3-2 4-5 4h-133c-2 0-3 1-3 3v50c0 2 1 3 3 3h110c2 0 4 2 4 5v62c0 3-2 4-4 4h-110c-2 0-3 1-3 3v53c0 2 1 3 3 3h133c3 0 5 2 5 5v62c0 3-2 5-5 5h-217c-3 0-4-2-4-5z">
          <text:p/>
        </draw:path>
        <draw:path draw:style-name="gr8" draw:text-style-name="P7" draw:layer="layout" svg:width="0.001cm" svg:height="0.005cm" svg:x="8.474cm" svg:y="7.648cm" svg:viewBox="0 0 2 6" svg:d="M0 6h2c0-1 1-4 0-6-2 0-2 3-2 6z">
          <text:p/>
        </draw:path>
        <draw:path draw:style-name="gr8" draw:text-style-name="P7" draw:layer="layout" svg:width="0.011cm" svg:height="0.007cm" svg:x="8.505cm" svg:y="7.643cm" svg:viewBox="0 0 12 8" svg:d="M0 2c1 0 1-1 2-1 2 2 6 4 5 7h1c-1-2 3-3 4-6 0 0-1 0-2 0-2 1-4-1-5-2-3 2-4 0-5 1z">
          <text:p/>
        </draw:path>
        <draw:polygon draw:style-name="gr8" draw:text-style-name="P7" draw:layer="layout" svg:width="0cm" svg:height="0cm" svg:x="8.524cm" svg:y="7.657cm" svg:viewBox="0 0 0 0" draw:points="0,0">
          <text:p/>
        </draw:polygon>
        <draw:path draw:style-name="gr8" draw:text-style-name="P7" draw:layer="layout" svg:width="0.002cm" svg:height="0.002cm" svg:x="8.514cm" svg:y="7.581cm" svg:viewBox="0 0 3 3" svg:d="M0 3c3 0 3 0 3-3h-3z">
          <text:p/>
        </draw:path>
        <draw:path draw:style-name="gr8" draw:text-style-name="P7" draw:layer="layout" svg:width="0.003cm" svg:height="0.002cm" svg:x="8.51cm" svg:y="7.639cm" svg:viewBox="0 0 4 3" svg:d="M3 2c0-2 3-2 0-2s-3 2-3 3c3 0 3-1 3-1z">
          <text:p/>
        </draw:path>
        <draw:path draw:style-name="gr8" draw:text-style-name="P7" draw:layer="layout" svg:width="0.002cm" svg:height="0.003cm" svg:x="8.524cm" svg:y="7.657cm" svg:viewBox="0 0 3 4" svg:d="M3 2l-3-2c0 0 0 2 0 4z">
          <text:p/>
        </draw:path>
        <draw:path draw:style-name="gr8" draw:text-style-name="P7" draw:layer="layout" svg:width="0.001cm" svg:height="0.002cm" svg:x="8.469cm" svg:y="7.648cm" svg:viewBox="0 0 2 3" svg:d="M0 3c0 0 2 0 2-3-2 0-2 0-2 0z">
          <text:p/>
        </draw:path>
        <draw:path draw:style-name="gr8" draw:text-style-name="P7" draw:layer="layout" svg:width="0cm" svg:height="0.001cm" svg:x="8.476cm" svg:y="7.625cm" svg:viewBox="0 0 1 2" svg:d="M0 0v2c0-2 2-2 0-2z">
          <text:p/>
        </draw:path>
        <draw:path draw:style-name="gr8" draw:text-style-name="P7" draw:layer="layout" svg:width="0.002cm" svg:height="0.004cm" svg:x="8.47cm" svg:y="7.635cm" svg:viewBox="0 0 3 5" svg:d="M0 5c0-3 5-3 2-5 0 0-2 3-2 5z">
          <text:p/>
        </draw:path>
        <draw:path draw:style-name="gr8" draw:text-style-name="P7" draw:layer="layout" svg:width="0.002cm" svg:height="0.002cm" svg:x="8.473cm" svg:y="7.623cm" svg:viewBox="0 0 3 3" svg:d="M3 3c0 0 0-3-3-3v3z">
          <text:p/>
        </draw:path>
        <draw:path draw:style-name="gr8" draw:text-style-name="P7" draw:layer="layout" svg:width="0.003cm" svg:height="0.002cm" svg:x="8.463cm" svg:y="7.633cm" svg:viewBox="0 0 4 3" svg:d="M0 0c0 3 2 3 2 3 2 0 2-3 2-3-2 0-4 0-4 0z">
          <text:p/>
        </draw:path>
        <draw:polygon draw:style-name="gr8" draw:text-style-name="P7" draw:layer="layout" svg:width="0cm" svg:height="0.001cm" svg:x="8.467cm" svg:y="7.635cm" svg:viewBox="0 0 0 2" draw:points="0,0 0,0 0,2 0,2">
          <text:p/>
        </draw:polygon>
        <draw:path draw:style-name="gr8" draw:text-style-name="P7" draw:layer="layout" svg:width="0.002cm" svg:height="0.002cm" svg:x="8.466cm" svg:y="7.638cm" svg:viewBox="0 0 3 3" svg:d="M3 0c-1 0-3 0-3 2v1c2-1 3-1 3-3z">
          <text:p/>
        </draw:path>
        <draw:path draw:style-name="gr8" draw:text-style-name="P7" draw:layer="layout" svg:width="0.003cm" svg:height="0.003cm" svg:x="8.524cm" svg:y="7.654cm" svg:viewBox="0 0 4 4" svg:d="M3 0c-3 0-3 1-3 4 3-1 6-3 3-4z">
          <text:p/>
        </draw:path>
        <draw:path draw:style-name="gr8" draw:text-style-name="P7" draw:layer="layout" svg:width="0.001cm" svg:height="0.002cm" svg:x="8.478cm" svg:y="7.613cm" svg:viewBox="0 0 2 3" svg:d="M0 2c0 1 0 1 2 1 0-1 1-3 0-3-2 0-2 0-2 2z">
          <text:p/>
        </draw:path>
        <draw:path draw:style-name="gr8" draw:text-style-name="P7" draw:layer="layout" svg:width="0.001cm" svg:height="0.002cm" svg:x="8.479cm" svg:y="7.61cm" svg:viewBox="0 0 2 3" svg:d="M0 0v3c2 0 2-3 2-3z">
          <text:p/>
        </draw:path>
        <draw:path draw:style-name="gr8" draw:text-style-name="P7" draw:layer="layout" svg:width="0.002cm" svg:height="0.003cm" svg:x="8.479cm" svg:y="7.606cm" svg:viewBox="0 0 3 4" svg:d="M0 4h3c0-2 0-4-3-4z">
          <text:p/>
        </draw:path>
        <draw:path draw:style-name="gr8" draw:text-style-name="P7" draw:layer="layout" svg:width="0.001cm" svg:height="0.002cm" svg:x="8.47cm" svg:y="7.577cm" svg:viewBox="0 0 2 3" svg:d="M2 3c0-3 0-3-2-3v3z">
          <text:p/>
        </draw:path>
        <draw:path draw:style-name="gr8" draw:text-style-name="P7" draw:layer="layout" svg:width="0.002cm" svg:height="0.004cm" svg:x="8.481cm" svg:y="7.609cm" svg:viewBox="0 0 3 5" svg:d="M0 5c2-2 5-3 2-5 0 2-2 3-2 5z">
          <text:p/>
        </draw:path>
        <draw:polygon draw:style-name="gr8" draw:text-style-name="P7" draw:layer="layout" svg:width="0cm" svg:height="0.002cm" svg:x="8.485cm" svg:y="7.606cm" svg:viewBox="0 0 0 3" draw:points="0,0 0,3 0,3">
          <text:p/>
        </draw:polygon>
        <draw:path draw:style-name="gr8" draw:text-style-name="P7" draw:layer="layout" svg:width="0.002cm" svg:height="0.002cm" svg:x="8.482cm" svg:y="7.606cm" svg:viewBox="0 0 3 3" svg:d="M3 0h-3v3c0 0 3 0 3-3z">
          <text:p/>
        </draw:path>
        <draw:path draw:style-name="gr8" draw:text-style-name="P7" draw:layer="layout" svg:width="0.002cm" svg:height="0.004cm" svg:x="8.484cm" svg:y="7.612cm" svg:viewBox="0 0 3 5" svg:d="M0 0v5c3 0 3 0 3-2-3-1 3-3-3-3z">
          <text:p/>
        </draw:path>
        <draw:path draw:style-name="gr8" draw:text-style-name="P7" draw:layer="layout" svg:width="0.001cm" svg:height="0.002cm" svg:x="8.473cm" svg:y="7.578cm" svg:viewBox="0 0 2 3" svg:d="M0 3c2 0 2-3 2-3-2 0-2 3-2 3z">
          <text:p/>
        </draw:path>
        <draw:path draw:style-name="gr8" draw:text-style-name="P7" draw:layer="layout" svg:width="0.003cm" svg:height="0.004cm" svg:x="8.471cm" svg:y="7.597cm" svg:viewBox="0 0 4 5" svg:d="M0 5c0-2 3 0 4-4-1-2-4 0-4 4z">
          <text:p/>
        </draw:path>
        <draw:path draw:style-name="gr8" draw:text-style-name="P7" draw:layer="layout" svg:width="0.003cm" svg:height="0.001cm" svg:x="8.502cm" svg:y="7.644cm" svg:viewBox="0 0 4 2" svg:d="M3 0h-3v2h3c0 0 3-2 0-2z">
          <text:p/>
        </draw:path>
        <draw:path draw:style-name="gr8" draw:text-style-name="P7" draw:layer="layout" svg:width="0.003cm" svg:height="0.004cm" svg:x="8.472cm" svg:y="7.592cm" svg:viewBox="0 0 4 5" svg:d="M4 0c-1 2-5 2-4 5 1 0 4-3 4-5z">
          <text:p/>
        </draw:path>
        <draw:path draw:style-name="gr8" draw:text-style-name="P7" draw:layer="layout" svg:width="0.014cm" svg:height="0.007cm" svg:x="8.487cm" svg:y="7.638cm" svg:viewBox="0 0 15 8" svg:d="M9 0c0 4-4 4-6 7l-1-3c-1 0-2 0-2 1 1 2 5 2 7 2 2-6 5 2 8 1v-1c-3 0-2-7-6-7z">
          <text:p/>
        </draw:path>
        <draw:path draw:style-name="gr8" draw:text-style-name="P7" draw:layer="layout" svg:width="0.002cm" svg:height="0.003cm" svg:x="8.468cm" svg:y="7.587cm" svg:viewBox="0 0 3 4" svg:d="M3 0c0 0-3 0-3 3 0 0 0 3 3 0z">
          <text:p/>
        </draw:path>
        <draw:path draw:style-name="gr8" draw:text-style-name="P7" draw:layer="layout" svg:width="0.001cm" svg:height="0.001cm" svg:x="8.47cm" svg:y="7.59cm" svg:viewBox="0 0 2 2" svg:d="M2 0c-2 0-2 0-2 2 2 0 2-2 2-2z">
          <text:p/>
        </draw:path>
        <draw:path draw:style-name="gr8" draw:text-style-name="P7" draw:layer="layout" svg:width="0.002cm" svg:height="0.005cm" svg:x="8.467cm" svg:y="7.596cm" svg:viewBox="0 0 3 6" svg:d="M0 0c0 2 0 3 0 6 2-3 5-4 0-6z">
          <text:p/>
        </draw:path>
        <draw:path draw:style-name="gr8" draw:text-style-name="P7" draw:layer="layout" svg:width="0cm" svg:height="0.002cm" svg:x="8.476cm" svg:y="7.578cm" svg:viewBox="0 0 1 3" svg:d="M0 0v3c0 0 2 0 0-3z">
          <text:p/>
        </draw:path>
        <draw:path draw:style-name="gr8" draw:text-style-name="P7" draw:layer="layout" svg:width="0.004cm" svg:height="0.003cm" svg:x="8.467cm" svg:y="7.592cm" svg:viewBox="0 0 5 4" svg:d="M0 0l5 4c0-4-3-4-5-4z">
          <text:p/>
        </draw:path>
        <draw:polygon draw:style-name="gr8" draw:text-style-name="P7" draw:layer="layout" svg:width="0cm" svg:height="0.002cm" svg:x="8.463cm" svg:y="7.682cm" svg:viewBox="0 0 0 3" draw:points="0,0 0,0 0,3 0,3">
          <text:p/>
        </draw:polygon>
        <draw:path draw:style-name="gr8" draw:text-style-name="P7" draw:layer="layout" svg:width="0.003cm" svg:height="0.006cm" svg:x="8.478cm" svg:y="7.66cm" svg:viewBox="0 0 4 7" svg:d="M3 0c-3 1-3 4-3 7 6-1 3-6 3-7z">
          <text:p/>
        </draw:path>
        <draw:polygon draw:style-name="gr8" draw:text-style-name="P7" draw:layer="layout" svg:width="0cm" svg:height="0cm" svg:x="8.472cm" svg:y="7.66cm" svg:viewBox="0 0 0 1" draw:points="0,0 0,0 0,1 0,1">
          <text:p/>
        </draw:polygon>
        <draw:path draw:style-name="gr8" draw:text-style-name="P7" draw:layer="layout" svg:width="0cm" svg:height="0.002cm" svg:x="8.472cm" svg:y="7.663cm" svg:viewBox="0 0 1 3" svg:d="M0 3c0 0 2-3 0-3z">
          <text:p/>
        </draw:path>
        <draw:path draw:style-name="gr8" draw:text-style-name="P7" draw:layer="layout" svg:width="0cm" svg:height="0.001cm" svg:x="8.476cm" svg:y="7.691cm" svg:viewBox="0 0 1 2" svg:d="M0 2c0 0 2-2 0-2z">
          <text:p/>
        </draw:path>
        <draw:path draw:style-name="gr8" draw:text-style-name="P7" draw:layer="layout" svg:width="0.001cm" svg:height="0.003cm" svg:x="8.476cm" svg:y="7.686cm" svg:viewBox="0 0 2 4" svg:d="M2 4c0-1-2-1-2-3 0 0 2 0 2-1h-2v4c0 1 2 0 2 0z">
          <text:p/>
        </draw:path>
        <draw:path draw:style-name="gr8" draw:text-style-name="P7" draw:layer="layout" svg:width="0.003cm" svg:height="0.004cm" svg:x="8.474cm" svg:y="7.675cm" svg:viewBox="0 0 4 5" svg:d="M4 1c-2-2-2 2-4 2v2c0-2 4-2 4-4z">
          <text:p/>
        </draw:path>
        <draw:polygon draw:style-name="gr8" draw:text-style-name="P7" draw:layer="layout" svg:width="0cm" svg:height="0.002cm" svg:x="8.479cm" svg:y="7.674cm" svg:viewBox="0 0 0 3" draw:points="0,0 0,0 0,3 0,3">
          <text:p/>
        </draw:polygon>
        <draw:path draw:style-name="gr8" draw:text-style-name="P7" draw:layer="layout" svg:width="0.004cm" svg:height="0.003cm" svg:x="8.474cm" svg:y="7.67cm" svg:viewBox="0 0 5 4" svg:d="M2 4c0 0-2-2 0-2l1 2 2-2-2-2c-1 2-3 0-3 4z">
          <text:p/>
        </draw:path>
        <draw:path draw:style-name="gr8" draw:text-style-name="P7" draw:layer="layout" svg:width="0cm" svg:height="0.002cm" svg:x="8.48cm" svg:y="7.691cm" svg:viewBox="0 0 1 3" svg:d="M0 0v3c0 0 2-3 0-3z">
          <text:p/>
        </draw:path>
        <draw:path draw:style-name="gr8" draw:text-style-name="P7" draw:layer="layout" svg:width="0.011cm" svg:height="0.009cm" svg:x="8.471cm" svg:y="7.764cm" svg:viewBox="0 0 12 10" svg:d="M10 0c-2 4-6 4-8 8v-3c-2 0-2 3-2 5 0 0 1 0 1-1l2 1c1-1 2-4 5-5v4c1-3 4 0 4-4h-2c-1-1-1-4 0-4s1 2 2 2v-3l-1 1z">
          <text:p/>
        </draw:path>
        <draw:path draw:style-name="gr8" draw:text-style-name="P7" draw:layer="layout" svg:width="0.002cm" svg:height="0.002cm" svg:x="8.463cm" svg:y="7.69cm" svg:viewBox="0 0 3 3" svg:d="M0 2v1c3-1 3-3 3-3z">
          <text:p/>
        </draw:path>
        <draw:path draw:style-name="gr8" draw:text-style-name="P7" draw:layer="layout" svg:width="0cm" svg:height="0.001cm" svg:x="8.466cm" svg:y="7.69cm" svg:viewBox="0 0 1 2" svg:d="M0 0v2c0 0 2-2 0-2z">
          <text:p/>
        </draw:path>
        <draw:path draw:style-name="gr8" draw:text-style-name="P7" draw:layer="layout" svg:width="0.004cm" svg:height="0.003cm" svg:x="8.385cm" svg:y="7.771cm" svg:viewBox="0 0 5 4" svg:d="M3 4c2 0 4-2 2-2-2-2-2-2-4-2-2 2 2 2 2 4z">
          <text:p/>
        </draw:path>
        <draw:path draw:style-name="gr8" draw:text-style-name="P7" draw:layer="layout" svg:width="0.002cm" svg:height="0.005cm" svg:x="8.461cm" svg:y="7.686cm" svg:viewBox="0 0 3 6" svg:d="M3 0h-3v5c3 2 3 0 3-2l-3-1c0 0 3 0 3-2z">
          <text:p/>
        </draw:path>
        <draw:polygon draw:style-name="gr8" draw:text-style-name="P7" draw:layer="layout" svg:width="0cm" svg:height="0.002cm" svg:x="8.52cm" svg:y="7.666cm" svg:viewBox="0 0 0 3" draw:points="0,0 0,3">
          <text:p/>
        </draw:polygon>
        <draw:path draw:style-name="gr8" draw:text-style-name="P7" draw:layer="layout" svg:width="0.004cm" svg:height="0.005cm" svg:x="8.464cm" svg:y="7.685cm" svg:viewBox="0 0 5 6" svg:d="M3 3c-2-1-2-3-3-1 0 1 1 3 1 4 2-1 4-4 4-6-2 0-1 2-2 3z">
          <text:p/>
        </draw:path>
        <draw:path draw:style-name="gr8" draw:text-style-name="P7" draw:layer="layout" svg:width="0.003cm" svg:height="0.002cm" svg:x="8.477cm" svg:y="7.693cm" svg:viewBox="0 0 4 3" svg:d="M3 0c-3 0-3 3-3 3 0 0 6 0 3-3z">
          <text:p/>
        </draw:path>
        <draw:path draw:style-name="gr8" draw:text-style-name="P7" draw:layer="layout" svg:width="0.002cm" svg:height="0.002cm" svg:x="8.532cm" svg:y="7.642cm" svg:viewBox="0 0 3 3" svg:d="M0 3l3-1c0-2 0-2-3-2 0 0 0 2 0 3z">
          <text:p/>
        </draw:path>
        <draw:path draw:style-name="gr8" draw:text-style-name="P7" draw:layer="layout" svg:width="0.001cm" svg:height="0.001cm" svg:x="8.518cm" svg:y="7.618cm" svg:viewBox="0 0 2 2" svg:d="M0 0v2c0 1 0 0 2-2z">
          <text:p/>
        </draw:path>
        <draw:polygon draw:style-name="gr8" draw:text-style-name="P7" draw:layer="layout" svg:width="0.001cm" svg:height="0.002cm" svg:x="8.518cm" svg:y="7.615cm" svg:viewBox="0 0 2 3" draw:points="0,3 2,3 2,0 0,0">
          <text:p/>
        </draw:polygon>
        <draw:path draw:style-name="gr8" draw:text-style-name="P7" draw:layer="layout" svg:width="0.001cm" svg:height="0.002cm" svg:x="8.52cm" svg:y="7.629cm" svg:viewBox="0 0 2 3" svg:d="M0 0v3c0 0 2 0 2-3z">
          <text:p/>
        </draw:path>
        <draw:path draw:style-name="gr8" draw:text-style-name="P7" draw:layer="layout" svg:width="0cm" svg:height="0.002cm" svg:x="8.52cm" svg:y="7.612cm" svg:viewBox="0 0 0 3" svg:d="M0 0v3c0-3 0-3 0-3z">
          <text:p/>
        </draw:path>
        <draw:path draw:style-name="gr8" draw:text-style-name="P7" draw:layer="layout" svg:width="0.002cm" svg:height="0.002cm" svg:x="8.511cm" svg:y="7.583cm" svg:viewBox="0 0 3 3" svg:d="M0 3h3v-3c-3 0-3 0-3 3z">
          <text:p/>
        </draw:path>
        <draw:polygon draw:style-name="gr8" draw:text-style-name="P7" draw:layer="layout" svg:width="0cm" svg:height="0.002cm" svg:x="8.527cm" svg:y="7.629cm" svg:viewBox="0 0 0 3" draw:points="0,0 0,3 0,3">
          <text:p/>
        </draw:polygon>
        <draw:path draw:style-name="gr8" draw:text-style-name="P7" draw:layer="layout" svg:width="0cm" svg:height="0.003cm" svg:x="8.523cm" svg:y="7.617cm" svg:viewBox="0 0 1 4" svg:d="M0 0v4c2-1 0-4 0-4z">
          <text:p/>
        </draw:path>
        <draw:polygon draw:style-name="gr8" draw:text-style-name="P7" draw:layer="layout" svg:width="0cm" svg:height="0.002cm" svg:x="8.521cm" svg:y="7.617cm" svg:viewBox="0 0 0 3" draw:points="0,3 0,0 0,0">
          <text:p/>
        </draw:polygon>
        <draw:path draw:style-name="gr8" draw:text-style-name="P7" draw:layer="layout" svg:width="0.002cm" svg:height="0.002cm" svg:x="8.531cm" svg:y="7.646cm" svg:viewBox="0 0 3 3" svg:d="M0 0v2c0 1 0 1 3 1 0-1 0-3 0-3z">
          <text:p/>
        </draw:path>
        <draw:path draw:style-name="gr8" draw:text-style-name="P7" draw:layer="layout" svg:width="0.002cm" svg:height="0.002cm" svg:x="8.53cm" svg:y="7.667cm" svg:viewBox="0 0 3 3" svg:d="M0 0v3c0 0 3 0 3-3z">
          <text:p/>
        </draw:path>
        <draw:path draw:style-name="gr8" draw:text-style-name="P7" draw:layer="layout" svg:width="0cm" svg:height="0.001cm" svg:x="8.534cm" svg:y="7.667cm" svg:viewBox="0 0 1 2" svg:d="M0 0v2c0-2 2-2 0-2z">
          <text:p/>
        </draw:path>
        <draw:path draw:style-name="gr8" draw:text-style-name="P7" draw:layer="layout" svg:width="0.003cm" svg:height="0.004cm" svg:x="8.532cm" svg:y="7.67cm" svg:viewBox="0 0 4 5" svg:d="M0 0v3c1-3 1 6 4 0 0-3-3-3-4-3z">
          <text:p/>
        </draw:path>
        <draw:polygon draw:style-name="gr8" draw:text-style-name="P7" draw:layer="layout" svg:width="0cm" svg:height="0.001cm" svg:x="8.465cm" svg:y="7.684cm" svg:viewBox="0 0 0 2" draw:points="0,0 0,0 0,2 0,2">
          <text:p/>
        </draw:polygon>
        <draw:path draw:style-name="gr8" draw:text-style-name="P7" draw:layer="layout" svg:width="0.003cm" svg:height="0.004cm" svg:x="8.522cm" svg:y="7.644cm" svg:viewBox="0 0 4 5" svg:d="M1 1c-1 2-1 4-1 4 1 0 1-4 4-2v-2c-1-2-1 2-3 0z">
          <text:p/>
        </draw:path>
        <draw:path draw:style-name="gr8" draw:text-style-name="P7" draw:layer="layout" svg:width="0.001cm" svg:height="0.002cm" svg:x="8.522cm" svg:y="7.668cm" svg:viewBox="0 0 2 3" svg:d="M0 3h2c0-3 0-3-2-3z">
          <text:p/>
        </draw:path>
        <draw:path draw:style-name="gr8" draw:text-style-name="P7" draw:layer="layout" svg:width="0.002cm" svg:height="0.002cm" svg:x="8.512cm" svg:y="7.578cm" svg:viewBox="0 0 3 3" svg:d="M0 0c0 0 0 2 0 3l3-3z">
          <text:p/>
        </draw:path>
        <draw:polygon draw:style-name="gr8" draw:text-style-name="P7" draw:layer="layout" svg:width="0cm" svg:height="0cm" svg:x="8.526cm" svg:y="7.642cm" svg:viewBox="0 0 0 1" draw:points="0,1 0,1 0,0 0,0">
          <text:p/>
        </draw:polygon>
        <draw:path draw:style-name="gr8" draw:text-style-name="P7" draw:layer="layout" svg:width="0.003cm" svg:height="0.002cm" svg:x="8.522cm" svg:y="7.665cm" svg:viewBox="0 0 4 3" svg:d="M0 3c0-1 6-3 3-3s-3 2-3 3z">
          <text:p/>
        </draw:path>
        <draw:path draw:style-name="gr8" draw:text-style-name="P7" draw:layer="layout" svg:width="0.003cm" svg:height="0.002cm" svg:x="8.403cm" svg:y="7.707cm" svg:viewBox="0 0 4 3" svg:d="M4 0c-1 0-4 0-4 3 1 0 3-1 4-3z">
          <text:p/>
        </draw:path>
        <draw:path draw:style-name="gr8" draw:text-style-name="P7" draw:layer="layout" svg:width="0.001cm" svg:height="0.002cm" svg:x="8.411cm" svg:y="7.596cm" svg:viewBox="0 0 2 3" svg:d="M2 2c0-2 0-2-2-2 0 0 0 2 0 3z">
          <text:p/>
        </draw:path>
        <draw:path draw:style-name="gr8" draw:text-style-name="P7" draw:layer="layout" svg:width="0.002cm" svg:height="0.001cm" svg:x="8.404cm" svg:y="7.597cm" svg:viewBox="0 0 3 2" svg:d="M0 2h3v-2c0 0-3 0-3 2z">
          <text:p/>
        </draw:path>
        <draw:path draw:style-name="gr8" draw:text-style-name="P7" draw:layer="layout" svg:width="0.002cm" svg:height="0.002cm" svg:x="8.412cm" svg:y="7.558cm" svg:viewBox="0 0 3 3" svg:d="M0 3h3c0 0 0-3-3-3z">
          <text:p/>
        </draw:path>
        <draw:path draw:style-name="gr8" draw:text-style-name="P7" draw:layer="layout" svg:width="0.001cm" svg:height="0.002cm" svg:x="8.402cm" svg:y="7.701cm" svg:viewBox="0 0 2 3" svg:d="M0 3h2c0-3 0-3-2-3z">
          <text:p/>
        </draw:path>
        <draw:polygon draw:style-name="gr8" draw:text-style-name="P7" draw:layer="layout" svg:width="0cm" svg:height="0cm" svg:x="8.412cm" svg:y="7.56cm" svg:viewBox="0 0 0 0" draw:points="0,0">
          <text:p/>
        </draw:polygon>
        <draw:path draw:style-name="gr8" draw:text-style-name="P7" draw:layer="layout" svg:width="0cm" svg:height="0.002cm" svg:x="8.407cm" svg:y="7.605cm" svg:viewBox="0 0 1 3" svg:d="M0 0v3c0 0 2-3 0-3z">
          <text:p/>
        </draw:path>
        <draw:path draw:style-name="gr8" draw:text-style-name="P7" draw:layer="layout" svg:width="0.002cm" svg:height="0.002cm" svg:x="8.427cm" svg:y="7.703cm" svg:viewBox="0 0 3 3" svg:d="M0 3c3-1 3-1 3-3-3 0-3 2-3 3z">
          <text:p/>
        </draw:path>
        <draw:path draw:style-name="gr8" draw:text-style-name="P7" draw:layer="layout" svg:width="0cm" svg:height="0.002cm" svg:x="8.409cm" svg:y="7.599cm" svg:viewBox="0 0 1 3" svg:d="M0 3c0 0 2-3 0-3z">
          <text:p/>
        </draw:path>
        <draw:path draw:style-name="gr8" draw:text-style-name="P7" draw:layer="layout" svg:width="0.003cm" svg:height="0.003cm" svg:x="8.449cm" svg:y="7.598cm" svg:viewBox="0 0 4 4" svg:d="M4 0h-2c-2 0-2 0-2 3 2 3 2 0 4-3z">
          <text:p/>
        </draw:path>
        <draw:path draw:style-name="gr8" draw:text-style-name="P7" draw:layer="layout" svg:width="0.004cm" svg:height="0.003cm" svg:x="8.453cm" svg:y="7.593cm" svg:viewBox="0 0 5 4" svg:d="M0 4c3 0 5-3 5-4-3 0-2 3-5 3z">
          <text:p/>
        </draw:path>
        <draw:path draw:style-name="gr8" draw:text-style-name="P7" draw:layer="layout" svg:width="0.002cm" svg:height="0.002cm" svg:x="8.45cm" svg:y="7.595cm" svg:viewBox="0 0 3 3" svg:d="M3 0c-1 0-3 0-3 0v3h2c1 0 1-3 1-3z">
          <text:p/>
        </draw:path>
        <draw:path draw:style-name="gr8" draw:text-style-name="P7" draw:layer="layout" svg:width="0cm" svg:height="0.002cm" svg:x="8.454cm" svg:y="7.591cm" svg:viewBox="0 0 1 3" svg:d="M0 0v3c0 0 2-3 0-3z">
          <text:p/>
        </draw:path>
        <draw:path draw:style-name="gr8" draw:text-style-name="P7" draw:layer="layout" svg:width="0.001cm" svg:height="0.002cm" svg:x="8.433cm" svg:y="7.599cm" svg:viewBox="0 0 2 3" svg:d="M2 3c0-3 0-3-2-3v3z">
          <text:p/>
        </draw:path>
        <draw:path draw:style-name="gr8" draw:text-style-name="P7" draw:layer="layout" svg:width="0cm" svg:height="0.002cm" svg:x="8.427cm" svg:y="7.593cm" svg:viewBox="0 0 1 3" svg:d="M0 0v3c0 0 2-3 0-3z">
          <text:p/>
        </draw:path>
        <draw:path draw:style-name="gr8" draw:text-style-name="P7" draw:layer="layout" svg:width="0.002cm" svg:height="0.001cm" svg:x="8.429cm" svg:y="7.598cm" svg:viewBox="0 0 3 2" svg:d="M0 0v2h3c0-2-1-2-3-2z">
          <text:p/>
        </draw:path>
        <draw:path draw:style-name="gr8" draw:text-style-name="P7" draw:layer="layout" svg:width="0.003cm" svg:height="0.002cm" svg:x="8.426cm" svg:y="7.596cm" svg:viewBox="0 0 4 3" svg:d="M3 0h-3v3c0 0 6 0 3-3z">
          <text:p/>
        </draw:path>
        <draw:path draw:style-name="gr8" draw:text-style-name="P7" draw:layer="layout" svg:width="0.005cm" svg:height="0.003cm" svg:x="8.399cm" svg:y="7.734cm" svg:viewBox="0 0 6 4" svg:d="M4 1c2 0 2-1 0-1l-4 3v1c0-1 2-3 4-3z">
          <text:p/>
        </draw:path>
        <draw:path draw:style-name="gr8" draw:text-style-name="P7" draw:layer="layout" svg:width="0cm" svg:height="0.002cm" svg:x="8.394cm" svg:y="7.763cm" svg:viewBox="0 0 1 3" svg:d="M0 0v3c0 0 2-3 0-3z">
          <text:p/>
        </draw:path>
        <draw:path draw:style-name="gr8" draw:text-style-name="P7" draw:layer="layout" svg:width="0.001cm" svg:height="0.004cm" svg:x="8.391cm" svg:y="7.76cm" svg:viewBox="0 0 2 5" svg:d="M0 3v1 1c0 0 2 0 0-1 0-1 4-4 0-4z">
          <text:p/>
        </draw:path>
        <draw:path draw:style-name="gr8" draw:text-style-name="P7" draw:layer="layout" svg:width="0.002cm" svg:height="0.005cm" svg:x="8.395cm" svg:y="7.764cm" svg:viewBox="0 0 3 6" svg:d="M2 6l1-1c0-2-1 0-3-2 0-1 3-3 2-3-2 2-2 5 0 6z">
          <text:p/>
        </draw:path>
        <draw:path draw:style-name="gr8" draw:text-style-name="P7" draw:layer="layout" svg:width="0.001cm" svg:height="0.001cm" svg:x="8.391cm" svg:y="7.758cm" svg:viewBox="0 0 2 2" svg:d="M2 0c-2 0-2 0-2 2 0-2 2-2 2-2z">
          <text:p/>
        </draw:path>
        <draw:path draw:style-name="gr8" draw:text-style-name="P7" draw:layer="layout" svg:width="0.001cm" svg:height="0.001cm" svg:x="8.388cm" svg:y="7.759cm" svg:viewBox="0 0 2 2" svg:d="M0 0v2h2c0-2 0-2-2-2z">
          <text:p/>
        </draw:path>
        <draw:path draw:style-name="gr8" draw:text-style-name="P7" draw:layer="layout" svg:width="0.002cm" svg:height="0.002cm" svg:x="8.388cm" svg:y="7.764cm" svg:viewBox="0 0 3 3" svg:d="M0 0v3h3c0-3 0-3 0-3-3 0-3 0-3 0z">
          <text:p/>
        </draw:path>
        <draw:path draw:style-name="gr8" draw:text-style-name="P7" draw:layer="layout" svg:width="0.001cm" svg:height="0.002cm" svg:x="8.387cm" svg:y="7.762cm" svg:viewBox="0 0 2 3" svg:d="M2 3c-2 0-2-3-2-3v3z">
          <text:p/>
        </draw:path>
        <draw:path draw:style-name="gr8" draw:text-style-name="P7" draw:layer="layout" svg:width="0.001cm" svg:height="0.004cm" svg:x="8.395cm" svg:y="7.756cm" svg:viewBox="0 0 2 5" svg:d="M2 5c-2-2 2-5-2-5v5z">
          <text:p/>
        </draw:path>
        <draw:path draw:style-name="gr8" draw:text-style-name="P7" draw:layer="layout" svg:width="0.003cm" svg:height="0.003cm" svg:x="8.389cm" svg:y="7.777cm" svg:viewBox="0 0 4 4" svg:d="M0 0v4h3c3-3-3-3-3-4z">
          <text:p/>
        </draw:path>
        <draw:polygon draw:style-name="gr8" draw:text-style-name="P7" draw:layer="layout" svg:width="0.001cm" svg:height="0.002cm" svg:x="8.456cm" svg:y="7.587cm" svg:viewBox="0 0 2 3" draw:points="2,0 0,0 0,0 0,3">
          <text:p/>
        </draw:polygon>
        <draw:polygon draw:style-name="gr8" draw:text-style-name="P7" draw:layer="layout" svg:width="0.001cm" svg:height="0.001cm" svg:x="8.398cm" svg:y="7.744cm" svg:viewBox="0 0 2 2" draw:points="2,0 0,0 0,2">
          <text:p/>
        </draw:polygon>
        <draw:path draw:style-name="gr8" draw:text-style-name="P7" draw:layer="layout" svg:width="0.003cm" svg:height="0.004cm" svg:x="8.389cm" svg:y="7.766cm" svg:viewBox="0 0 4 5" svg:d="M0 5c1 0 1-3 4-5-3 0-4 3-4 5z">
          <text:p/>
        </draw:path>
        <draw:path draw:style-name="gr8" draw:text-style-name="P7" draw:layer="layout" svg:width="0.001cm" svg:height="0.001cm" svg:x="8.398cm" svg:y="7.721cm" svg:viewBox="0 0 2 2" svg:d="M0 2c2 0 2-2 2-2-2 0-2 0-2 2z">
          <text:p/>
        </draw:path>
        <draw:path draw:style-name="gr8" draw:text-style-name="P7" draw:layer="layout" svg:width="0.002cm" svg:height="0.003cm" svg:x="8.397cm" svg:y="7.725cm" svg:viewBox="0 0 3 4" svg:d="M0 0v4c0 0 3 0 3-2-3 0 0-2-3-2z">
          <text:p/>
        </draw:path>
        <draw:path draw:style-name="gr8" draw:text-style-name="P7" draw:layer="layout" svg:width="0.003cm" svg:height="0.002cm" svg:x="8.402cm" svg:y="7.711cm" svg:viewBox="0 0 4 3" svg:d="M0 3c3 0 6-3 3-3 0 0-3 0-3 3z">
          <text:p/>
        </draw:path>
        <draw:path draw:style-name="gr8" draw:text-style-name="P7" draw:layer="layout" svg:width="0.002cm" svg:height="0.002cm" svg:x="8.391cm" svg:y="7.772cm" svg:viewBox="0 0 3 3" svg:d="M0 3c0 0 3 0 3-3h-3z">
          <text:p/>
        </draw:path>
        <draw:path draw:style-name="gr8" draw:text-style-name="P7" draw:layer="layout" svg:width="0.003cm" svg:height="0.002cm" svg:x="8.387cm" svg:y="7.775cm" svg:viewBox="0 0 4 3" svg:d="M3 0c-3 0-3 0-3 3 0 0 6 0 3-3z">
          <text:p/>
        </draw:path>
        <draw:path draw:style-name="gr8" draw:text-style-name="P7" draw:layer="layout" svg:width="0.002cm" svg:height="0.003cm" svg:x="8.49cm" svg:y="7.591cm" svg:viewBox="0 0 3 4" svg:d="M0 0c0 0 0 2 0 4l3-2c0-2 0-2-3-2z">
          <text:p/>
        </draw:path>
        <draw:polygon draw:style-name="gr8" draw:text-style-name="P7" draw:layer="layout" svg:width="0cm" svg:height="0.002cm" svg:x="8.469cm" svg:y="7.754cm" svg:viewBox="0 0 0 3" draw:points="0,0 0,3 0,3">
          <text:p/>
        </draw:polygon>
        <draw:path draw:style-name="gr8" draw:text-style-name="P7" draw:layer="layout" svg:width="0.001cm" svg:height="0.001cm" svg:x="8.47cm" svg:y="7.748cm" svg:viewBox="0 0 2 2" svg:d="M2 0h-2v2c2 0 2-2 2-2z">
          <text:p/>
        </draw:path>
        <draw:path draw:style-name="gr8" draw:text-style-name="P7" draw:layer="layout" svg:width="0.003cm" svg:height="0.002cm" svg:x="8.468cm" svg:y="7.759cm" svg:viewBox="0 0 4 3" svg:d="M4 0c-2 0-4 0-4 0v3h4z">
          <text:p/>
        </draw:path>
        <draw:path draw:style-name="gr8" draw:text-style-name="P7" draw:layer="layout" svg:width="0.003cm" svg:height="0.003cm" svg:x="8.471cm" svg:y="7.76cm" svg:viewBox="0 0 4 4" svg:d="M0 4c0-2 6-4 3-4s-3 4-3 4z">
          <text:p/>
        </draw:path>
        <draw:polygon draw:style-name="gr8" draw:text-style-name="P7" draw:layer="layout" svg:width="0cm" svg:height="0.002cm" svg:x="8.464cm" svg:y="7.755cm" svg:viewBox="0 0 0 3" draw:points="0,0 0,3">
          <text:p/>
        </draw:polygon>
        <draw:path draw:style-name="gr8" draw:text-style-name="P7" draw:layer="layout" svg:width="0.004cm" svg:height="0.004cm" svg:x="8.466cm" svg:y="7.769cm" svg:viewBox="0 0 5 5" svg:d="M5 0h-1l-4 5h1c2-2 3-3 4-5z">
          <text:p/>
        </draw:path>
        <draw:path draw:style-name="gr8" draw:text-style-name="P7" draw:layer="layout" svg:width="0.001cm" svg:height="0.003cm" svg:x="8.472cm" svg:y="7.756cm" svg:viewBox="0 0 2 4" svg:d="M2 3v-3l-2 3c0 0 2 3 2 0z">
          <text:p/>
        </draw:path>
        <draw:path draw:style-name="gr8" draw:text-style-name="P7" draw:layer="layout" svg:width="0cm" svg:height="0.003cm" svg:x="8.465cm" svg:y="7.766cm" svg:viewBox="0 0 1 4" svg:d="M0 0v4c0-2 2-4 0-4z">
          <text:p/>
        </draw:path>
        <draw:path draw:style-name="gr8" draw:text-style-name="P7" draw:layer="layout" svg:width="0.001cm" svg:height="0.002cm" svg:x="8.482cm" svg:y="7.761cm" svg:viewBox="0 0 2 3" svg:d="M0 3c0 0 2 0 2-3h-2z">
          <text:p/>
        </draw:path>
        <draw:polygon draw:style-name="gr8" draw:text-style-name="P7" draw:layer="layout" svg:width="0cm" svg:height="0.004cm" svg:x="8.473cm" svg:y="7.761cm" svg:viewBox="0 0 0 5" draw:points="0,5 0,3 0,0 0,0">
          <text:p/>
        </draw:polygon>
        <draw:path draw:style-name="gr8" draw:text-style-name="P7" draw:layer="layout" svg:width="0cm" svg:height="0.002cm" svg:x="8.482cm" svg:y="7.75cm" svg:viewBox="0 0 1 3" svg:d="M0 0v3c0 0 2 0 0-3z">
          <text:p/>
        </draw:path>
        <draw:path draw:style-name="gr8" draw:text-style-name="P7" draw:layer="layout" svg:width="0.002cm" svg:height="0.002cm" svg:x="8.479cm" svg:y="7.76cm" svg:viewBox="0 0 3 3" svg:d="M0 3c3 0 3-3 3-3-3 0-3 0-3 3z">
          <text:p/>
        </draw:path>
        <draw:path draw:style-name="gr8" draw:text-style-name="P7" draw:layer="layout" svg:width="0.002cm" svg:height="0.002cm" svg:x="8.462cm" svg:y="7.772cm" svg:viewBox="0 0 3 3" svg:d="M2 3c0 0 1 0 1-3-1 0-3 0-3 0 0 3 0 3 2 3z">
          <text:p/>
        </draw:path>
        <draw:path draw:style-name="gr8" draw:text-style-name="P7" draw:layer="layout" svg:width="0.002cm" svg:height="0.003cm" svg:x="8.48cm" svg:y="7.756cm" svg:viewBox="0 0 3 4" svg:d="M1 3c0 0 2 3 2 0 0 0 1-3 0-3l-2 3-1-3v3z">
          <text:p/>
        </draw:path>
        <draw:path draw:style-name="gr8" draw:text-style-name="P7" draw:layer="layout" svg:width="0.001cm" svg:height="0.002cm" svg:x="8.474cm" svg:y="7.766cm" svg:viewBox="0 0 2 3" svg:d="M0 3c0 0 2 0 2-3h-2z">
          <text:p/>
        </draw:path>
        <draw:path draw:style-name="gr8" draw:text-style-name="P7" draw:layer="layout" svg:width="0.001cm" svg:height="0.003cm" svg:x="8.476cm" svg:y="7.763cm" svg:viewBox="0 0 2 4" svg:d="M0 4h2c0-2 1-4 0-4 0 0-2 2-2 4z">
          <text:p/>
        </draw:path>
        <draw:polygon draw:style-name="gr8" draw:text-style-name="P7" draw:layer="layout" svg:width="0.001cm" svg:height="0.002cm" svg:x="8.475cm" svg:y="7.753cm" svg:viewBox="0 0 2 3" draw:points="2,0 0,0 0,3">
          <text:p/>
        </draw:polygon>
        <draw:path draw:style-name="gr8" draw:text-style-name="P7" draw:layer="layout" svg:width="0.004cm" svg:height="0.005cm" svg:x="8.457cm" svg:y="7.592cm" svg:viewBox="0 0 5 6" svg:d="M0 5c1 2 1-2 3-2v2h1c1-2 1-3 1-5h-1v2c-1 3-3 0-4 0 0 0 0 1 0 3z">
          <text:p/>
        </draw:path>
        <draw:path draw:style-name="gr8" draw:text-style-name="P7" draw:layer="layout" svg:width="0.003cm" svg:height="0.002cm" svg:x="8.468cm" svg:y="7.765cm" svg:viewBox="0 0 4 3" svg:d="M0 3c1-3 5 0 4-3-3 0-4 0-4 3z">
          <text:p/>
        </draw:path>
        <draw:polygon draw:style-name="gr8" draw:text-style-name="P7" draw:layer="layout" svg:width="0.002cm" svg:height="0.002cm" svg:x="8.487cm" svg:y="7.591cm" svg:viewBox="0 0 3 3" draw:points="0,3 3,3 3,0 0,0">
          <text:p/>
        </draw:polygon>
        <draw:path draw:style-name="gr8" draw:text-style-name="P7" draw:layer="layout" svg:width="0.008cm" svg:height="0.007cm" svg:x="8.525cm" svg:y="7.596cm" svg:viewBox="0 0 9 8" svg:d="M7 3l-2-2c-2 2-4-1-5 0 0 2 3 0 1 4 0 0 0-2-1-2-1 2 0 3 1 4 3-2 0-4 4-4l-1 5c1 0 3 0 3-1 1 0 0-1 0-1 2-3 1-5 1-6z">
          <text:p/>
        </draw:path>
        <draw:path draw:style-name="gr8" draw:text-style-name="P7" draw:layer="layout" svg:width="0cm" svg:height="0.002cm" svg:x="8.492cm" svg:y="7.589cm" svg:viewBox="0 0 1 3" svg:d="M0 0v3c0-1 2-3 0-3z">
          <text:p/>
        </draw:path>
        <draw:polygon draw:style-name="gr8" draw:text-style-name="P7" draw:layer="layout" svg:width="0cm" svg:height="0.002cm" svg:x="8.485cm" svg:y="7.589cm" svg:viewBox="0 0 0 3" draw:points="0,0 0,3 0,3">
          <text:p/>
        </draw:polygon>
        <draw:path draw:style-name="gr8" draw:text-style-name="P7" draw:layer="layout" svg:width="0.003cm" svg:height="0.005cm" svg:x="8.456cm" svg:y="7.587cm" svg:viewBox="0 0 4 6" svg:d="M0 6c1 0 4 0 3-3-2-1 2-3 0-3v3c-2 0-3 2-3 3z">
          <text:p/>
        </draw:path>
        <draw:polygon draw:style-name="gr8" draw:text-style-name="P7" draw:layer="layout" svg:width="0cm" svg:height="0.002cm" svg:x="8.456cm" svg:y="7.577cm" svg:viewBox="0 0 0 3" draw:points="0,0 0,0 0,3 0,3">
          <text:p/>
        </draw:polygon>
        <draw:path draw:style-name="gr8" draw:text-style-name="P7" draw:layer="layout" svg:width="0.008cm" svg:height="0.004cm" svg:x="8.455cm" svg:y="7.596cm" svg:viewBox="0 0 9 5" svg:d="M0 0v2c0-2 4 1 5-2 0 2 0 3 0 3 0 4 3 2 4 0l-1-3c-3 2-4 0-8 0z">
          <text:p/>
        </draw:path>
        <draw:polygon draw:style-name="gr8" draw:text-style-name="P7" draw:layer="layout" svg:width="0cm" svg:height="0.002cm" svg:x="8.529cm" svg:y="7.595cm" svg:viewBox="0 0 0 3" draw:points="0,0 0,0 0,3">
          <text:p/>
        </draw:polygon>
        <draw:path draw:style-name="gr8" draw:text-style-name="P7" draw:layer="layout" svg:width="0.002cm" svg:height="0.001cm" svg:x="8.482cm" svg:y="7.73cm" svg:viewBox="0 0 3 2" svg:d="M0 2h3v-2c0 0-3 0-3 2z">
          <text:p/>
        </draw:path>
        <draw:path draw:style-name="gr8" draw:text-style-name="P7" draw:layer="layout" svg:width="0.002cm" svg:height="0.002cm" svg:x="8.479cm" svg:y="7.729cm" svg:viewBox="0 0 3 3" svg:d="M0 3h3c0 0 0-3-3-3z">
          <text:p/>
        </draw:path>
        <draw:path draw:style-name="gr8" draw:text-style-name="P7" draw:layer="layout" svg:width="0.002cm" svg:height="0.002cm" svg:x="8.459cm" svg:y="7.771cm" svg:viewBox="0 0 3 3" svg:d="M0 0v3h3c0-3-3-3-3-3z">
          <text:p/>
        </draw:path>
        <draw:polygon draw:style-name="gr8" draw:text-style-name="P7" draw:layer="layout" svg:width="0.002cm" svg:height="0.001cm" svg:x="8.459cm" svg:y="7.75cm" svg:viewBox="0 0 3 2" draw:points="3,0 0,0 0,2 3,2">
          <text:p/>
        </draw:polygon>
        <draw:path draw:style-name="gr8" draw:text-style-name="P7" draw:layer="layout" svg:width="0.003cm" svg:height="0.002cm" svg:x="8.524cm" svg:y="7.603cm" svg:viewBox="0 0 4 3" svg:d="M0 0v3h4v-3 3c-2-3-4-3-4-3z">
          <text:p/>
        </draw:path>
        <draw:polygon draw:style-name="gr8" draw:text-style-name="P7" draw:layer="layout" svg:width="0.003cm" svg:height="0.003cm" svg:x="8.528cm" svg:y="7.605cm" svg:viewBox="0 0 4 4" draw:points="2,0 0,4 4,4 4,2 2,2">
          <text:p/>
        </draw:polygon>
        <draw:polygon draw:style-name="gr8" draw:text-style-name="P7" draw:layer="layout" svg:width="0.002cm" svg:height="0.002cm" svg:x="8.46cm" svg:y="7.764cm" svg:viewBox="0 0 3 3" draw:points="0,3 3,0 0,0">
          <text:p/>
        </draw:polygon>
        <draw:path draw:style-name="gr8" draw:text-style-name="P7" draw:layer="layout" svg:width="0.002cm" svg:height="0.004cm" svg:x="8.532cm" svg:y="7.621cm" svg:viewBox="0 0 3 5" svg:d="M2 0l-2 5c0-2 5-3 2-5z">
          <text:p/>
        </draw:path>
        <draw:path draw:style-name="gr8" draw:text-style-name="P7" draw:layer="layout" svg:width="0.001cm" svg:height="0.003cm" svg:x="8.479cm" svg:y="7.686cm" svg:viewBox="0 0 2 4" svg:d="M2 3c0 0 0-3-2-3v3c0 3 2 0 2 0z">
          <text:p/>
        </draw:path>
        <draw:path draw:style-name="gr8" draw:text-style-name="P7" draw:layer="layout" svg:width="0.001cm" svg:height="0.002cm" svg:x="8.539cm" svg:y="7.769cm" svg:viewBox="0 0 2 3" svg:d="M0 3c0 0 2 0 2-3-2 0-2 0-2 0z">
          <text:p/>
        </draw:path>
        <draw:path draw:style-name="gr8" draw:text-style-name="P7" draw:layer="layout" svg:width="0.006cm" svg:height="0.006cm" svg:x="8.535cm" svg:y="7.773cm" svg:viewBox="0 0 7 7" svg:d="M0 7c0-4 9-3 6-7-1 3-6 3-6 7z">
          <text:p/>
        </draw:path>
        <draw:path draw:style-name="gr8" draw:text-style-name="P7" draw:layer="layout" svg:width="0.003cm" svg:height="0.002cm" svg:x="8.498cm" svg:y="7.775cm" svg:viewBox="0 0 4 3" svg:d="M0 3c3-3 6-3 3-3h-3z">
          <text:p/>
        </draw:path>
        <draw:path draw:style-name="gr8" draw:text-style-name="P7" draw:layer="layout" svg:width="0.002cm" svg:height="0.002cm" svg:x="8.538cm" svg:y="7.777cm" svg:viewBox="0 0 3 3" svg:d="M0 3h3v-3c-3 0-3 3-3 3z">
          <text:p/>
        </draw:path>
        <draw:path draw:style-name="gr8" draw:text-style-name="P7" draw:layer="layout" svg:width="0.002cm" svg:height="0.001cm" svg:x="8.507cm" svg:y="7.776cm" svg:viewBox="0 0 3 2" svg:d="M0 2c3-2 3-2 3-2-3 0-3 0-3 2z">
          <text:p/>
        </draw:path>
        <draw:path draw:style-name="gr8" draw:text-style-name="P7" draw:layer="layout" svg:width="0.002cm" svg:height="0.001cm" svg:x="8.505cm" svg:y="7.772cm" svg:viewBox="0 0 3 2" svg:d="M0 0v2c0 0 2 0 3-2-1 0-3 0-3 0z">
          <text:p/>
        </draw:path>
        <draw:path draw:style-name="gr8" draw:text-style-name="P7" draw:layer="layout" svg:width="0.005cm" svg:height="0.004cm" svg:x="8.531cm" svg:y="7.772cm" svg:viewBox="0 0 6 5" svg:d="M2 3v-3c-2 1-2 3-2 4l3 1c2-2 3-4 3-5-3 0-1 3-4 3z">
          <text:p/>
        </draw:path>
        <draw:path draw:style-name="gr8" draw:text-style-name="P7" draw:layer="layout" svg:width="0cm" svg:height="0.001cm" svg:x="8.508cm" svg:y="7.762cm" svg:viewBox="0 0 0 2" svg:d="M0 0v2c0-2 0-2 0-2z">
          <text:p/>
        </draw:path>
        <draw:path draw:style-name="gr8" draw:text-style-name="P7" draw:layer="layout" svg:width="0.004cm" svg:height="0.004cm" svg:x="8.534cm" svg:y="7.728cm" svg:viewBox="0 0 5 5" svg:d="M1 5c2 0 4 0 4-2 0-1-2-3-4-3 0 0-2 3 0 5z">
          <text:p/>
        </draw:path>
        <draw:path draw:style-name="gr8" draw:text-style-name="P7" draw:layer="layout" svg:width="0.002cm" svg:height="0.003cm" svg:x="8.535cm" svg:y="7.723cm" svg:viewBox="0 0 3 4" svg:d="M0 4c3-1 3-3 3-4h-3c0 1 0 3 0 4z">
          <text:p/>
        </draw:path>
        <draw:path draw:style-name="gr8" draw:text-style-name="P7" draw:layer="layout" svg:width="0cm" svg:height="0.001cm" svg:x="8.533cm" svg:y="7.764cm" svg:viewBox="0 0 1 2" svg:d="M0 0v2c0-2 2-2 0-2z">
          <text:p/>
        </draw:path>
        <draw:path draw:style-name="gr8" draw:text-style-name="P7" draw:layer="layout" svg:width="0.001cm" svg:height="0.002cm" svg:x="8.533cm" svg:y="7.77cm" svg:viewBox="0 0 2 3" svg:d="M2 3c0-3 0-3-2-3v3z">
          <text:p/>
        </draw:path>
        <draw:polygon draw:style-name="gr8" draw:text-style-name="P7" draw:layer="layout" svg:width="0cm" svg:height="0.002cm" svg:x="8.533cm" svg:y="7.76cm" svg:viewBox="0 0 0 3" draw:points="0,0 0,0 0,3 0,3">
          <text:p/>
        </draw:polygon>
        <draw:polygon draw:style-name="gr8" draw:text-style-name="P7" draw:layer="layout" svg:width="0cm" svg:height="0.001cm" svg:x="8.531cm" svg:y="7.764cm" svg:viewBox="0 0 0 2" draw:points="0,0 0,0 0,2">
          <text:p/>
        </draw:polygon>
        <draw:path draw:style-name="gr8" draw:text-style-name="P7" draw:layer="layout" svg:width="0.005cm" svg:height="0.004cm" svg:x="8.528cm" svg:y="7.777cm" svg:viewBox="0 0 6 5" svg:d="M0 0v2c2 1 5 5 6 1 0-3-6 0-6-3z">
          <text:p/>
        </draw:path>
        <draw:path draw:style-name="gr8" draw:text-style-name="P7" draw:layer="layout" svg:width="0.001cm" svg:height="0.002cm" svg:x="8.527cm" svg:y="7.773cm" svg:viewBox="0 0 2 3" svg:d="M0 0v3h2c0-3 0-3-2-3z">
          <text:p/>
        </draw:path>
        <draw:path draw:style-name="gr8" draw:text-style-name="P7" draw:layer="layout" svg:width="0.001cm" svg:height="0.002cm" svg:x="8.525cm" svg:y="7.778cm" svg:viewBox="0 0 2 3" svg:d="M0 3l2-3c-2 0-2 0-2 3z">
          <text:p/>
        </draw:path>
        <draw:path draw:style-name="gr8" draw:text-style-name="P7" draw:layer="layout" svg:width="0.001cm" svg:height="0.002cm" svg:x="8.529cm" svg:y="7.768cm" svg:viewBox="0 0 2 3" svg:d="M2 3c0-3 0-3-2-3v3z">
          <text:p/>
        </draw:path>
        <draw:polygon draw:style-name="gr8" draw:text-style-name="P7" draw:layer="layout" svg:width="0.001cm" svg:height="0.002cm" svg:x="8.503cm" svg:y="7.759cm" svg:viewBox="0 0 2 3" draw:points="0,0 0,3 2,0">
          <text:p/>
        </draw:polygon>
        <draw:polygon draw:style-name="gr8" draw:text-style-name="P7" draw:layer="layout" svg:width="0.002cm" svg:height="0.002cm" svg:x="8.408cm" svg:y="7.739cm" svg:viewBox="0 0 3 3" draw:points="0,0 0,3 3,0 3,0">
          <text:p/>
        </draw:polygon>
        <draw:path draw:style-name="gr8" draw:text-style-name="P7" draw:layer="layout" svg:width="0.001cm" svg:height="0.001cm" svg:x="8.415cm" svg:y="7.739cm" svg:viewBox="0 0 2 2" svg:d="M0 2c2-2 2-2 2-2z">
          <text:p/>
        </draw:path>
        <draw:path draw:style-name="gr8" draw:text-style-name="P7" draw:layer="layout" svg:width="0.002cm" svg:height="0.001cm" svg:x="8.496cm" svg:y="7.758cm" svg:viewBox="0 0 3 2" svg:d="M0 2c3 1 3 0 3 0 0-2 0-2 0-2z">
          <text:p/>
        </draw:path>
        <draw:path draw:style-name="gr8" draw:text-style-name="P7" draw:layer="layout" svg:width="0.002cm" svg:height="0.002cm" svg:x="8.458cm" svg:y="7.732cm" svg:viewBox="0 0 3 3" svg:d="M0 3h3v-3c0 0-3 0-3 3z">
          <text:p/>
        </draw:path>
        <draw:path draw:style-name="gr8" draw:text-style-name="P7" draw:layer="layout" svg:width="0.011cm" svg:height="0.016cm" svg:x="8.49cm" svg:y="7.758cm" svg:viewBox="0 0 12 17" svg:d="M0 16c2 2 5 1 8 0 0-3 4 1 4-3h-1c-2-2-9 1-6-3 2 0 2 1 3 1 1-1 3-4 2-6-3 1-5 6-8 5 3-1 2-5 3-7-1 2-2 1-3 0l2-2-3-1-1 4c0 1 1 5 0 7h2c0 1-2 2-2 5z">
          <text:p/>
        </draw:path>
        <draw:path draw:style-name="gr8" draw:text-style-name="P7" draw:layer="layout" svg:width="0.003cm" svg:height="0.003cm" svg:x="8.46cm" svg:y="7.734cm" svg:viewBox="0 0 4 4" svg:d="M0 4c2-2 4-2 4-4-2 0-4 2-4 4z">
          <text:p/>
        </draw:path>
        <draw:path draw:style-name="gr8" draw:text-style-name="P7" draw:layer="layout" svg:width="0.004cm" svg:height="0.002cm" svg:x="8.469cm" svg:y="7.734cm" svg:viewBox="0 0 5 3" svg:d="M5 0c-2 2-2 0-4 0-2 3 2 2 4 3 0 0 0-1 0-3z">
          <text:p/>
        </draw:path>
        <draw:path draw:style-name="gr8" draw:text-style-name="P7" draw:layer="layout" svg:width="0.001cm" svg:height="0.001cm" svg:x="8.47cm" svg:y="7.73cm" svg:viewBox="0 0 2 2" svg:d="M2 0h-2v2c2 0 2-2 2-2z">
          <text:p/>
        </draw:path>
        <draw:path draw:style-name="gr8" draw:text-style-name="P7" draw:layer="layout" svg:width="0.002cm" svg:height="0.002cm" svg:x="8.535cm" svg:y="7.759cm" svg:viewBox="0 0 3 3" svg:d="M3 0c-3 0-3 3-3 3z">
          <text:p/>
        </draw:path>
        <draw:polygon draw:style-name="gr8" draw:text-style-name="P7" draw:layer="layout" svg:width="0cm" svg:height="0.002cm" svg:x="8.501cm" svg:y="7.762cm" svg:viewBox="0 0 0 3" draw:points="0,0 0,3 0,3">
          <text:p/>
        </draw:polygon>
        <draw:path draw:style-name="gr8" draw:text-style-name="P7" draw:layer="layout" svg:width="0.001cm" svg:height="0.002cm" svg:x="8.502cm" svg:y="7.767cm" svg:viewBox="0 0 2 3" svg:d="M0 3c0 0 0-3 2-3h-2z">
          <text:p/>
        </draw:path>
        <draw:path draw:style-name="gr8" draw:text-style-name="P7" draw:layer="layout" svg:width="0.002cm" svg:height="0.002cm" svg:x="8.503cm" svg:y="7.765cm" svg:viewBox="0 0 3 3" svg:d="M3 3v-3c-3 0-3 3-3 3z">
          <text:p/>
        </draw:path>
        <draw:path draw:style-name="gr8" draw:text-style-name="P7" draw:layer="layout" svg:width="0.002cm" svg:height="0.002cm" svg:x="8.501cm" svg:y="7.774cm" svg:viewBox="0 0 3 3" svg:d="M0 2c0 1 2 1 3 0 0-4-3-2-3 0z">
          <text:p/>
        </draw:path>
        <draw:path draw:style-name="gr8" draw:text-style-name="P7" draw:layer="layout" svg:width="0.007cm" svg:height="0.007cm" svg:x="8.491cm" svg:y="7.75cm" svg:viewBox="0 0 8 8" svg:d="M4 8c0-4 3-1 4-4-3 0-3 0-5 1-3-1-3-4-2-5h-1c0 1-1 9 4 8z">
          <text:p/>
        </draw:path>
        <draw:polygon draw:style-name="gr8" draw:text-style-name="P7" draw:layer="layout" svg:width="0cm" svg:height="0.002cm" svg:x="8.492cm" svg:y="7.747cm" svg:viewBox="0 0 0 3" draw:points="0,3 0,0 0,0">
          <text:p/>
        </draw:polygon>
        <draw:path draw:style-name="gr8" draw:text-style-name="P7" draw:layer="layout" svg:width="0.001cm" svg:height="0.002cm" svg:x="8.5cm" svg:y="7.75cm" svg:viewBox="0 0 2 3" svg:d="M0 0v3h2c-2 0 0-3-2-3z">
          <text:p/>
        </draw:path>
        <draw:polygon draw:style-name="gr8" draw:text-style-name="P7" draw:layer="layout" svg:width="0.001cm" svg:height="0.002cm" svg:x="8.5cm" svg:y="7.757cm" svg:viewBox="0 0 2 3" draw:points="2,0 0,0 0,3">
          <text:p/>
        </draw:polygon>
        <draw:path draw:style-name="gr8" draw:text-style-name="P7" draw:layer="layout" svg:width="0cm" svg:height="0.002cm" svg:x="8.542cm" svg:y="7.728cm" svg:viewBox="0 0 1 3" svg:d="M0 0v3c2 0 0-3 0-3z">
          <text:p/>
        </draw:path>
        <draw:polygon draw:style-name="gr8" draw:text-style-name="P7" draw:layer="layout" svg:width="0cm" svg:height="0.001cm" svg:x="8.531cm" svg:y="7.74cm" svg:viewBox="0 0 0 2" draw:points="0,2 0,2 0,0 0,0">
          <text:p/>
        </draw:polygon>
        <draw:polygon draw:style-name="gr8" draw:text-style-name="P7" draw:layer="layout" svg:width="0cm" svg:height="0.001cm" svg:x="8.548cm" svg:y="7.743cm" svg:viewBox="0 0 0 2" draw:points="0,0 0,0 0,2 0,2">
          <text:p/>
        </draw:polygon>
        <draw:polygon draw:style-name="gr8" draw:text-style-name="P7" draw:layer="layout" svg:width="0cm" svg:height="0.002cm" svg:x="8.526cm" svg:y="7.709cm" svg:viewBox="0 0 0 3" draw:points="0,0 0,3 0,3">
          <text:p/>
        </draw:polygon>
        <draw:path draw:style-name="gr8" draw:text-style-name="P7" draw:layer="layout" svg:width="0.009cm" svg:height="0.014cm" svg:x="8.546cm" svg:y="7.77cm" svg:viewBox="0 0 10 15" svg:d="M0 5l4 1c-1 3-5 5-4 7 3 0 4 3 5 1l3 1c5-2-5-4 0-6l1 2 1-1c1-2-1-1-2-4l2-2c-1-1-2-4-5-3l-1-1-3 1c3-1 3 3 5 2-1 5-5-1-6 2z">
          <text:p/>
        </draw:path>
        <draw:polygon draw:style-name="gr8" draw:text-style-name="P7" draw:layer="layout" svg:width="0cm" svg:height="0.002cm" svg:x="8.544cm" svg:y="7.742cm" svg:viewBox="0 0 0 3" draw:points="0,0 0,0 0,3">
          <text:p/>
        </draw:polygon>
        <draw:path draw:style-name="gr8" draw:text-style-name="P7" draw:layer="layout" svg:width="0.002cm" svg:height="0.002cm" svg:x="8.464cm" svg:y="7.698cm" svg:viewBox="0 0 3 3" svg:d="M0 0v3c0 0 0-1 3-3z">
          <text:p/>
        </draw:path>
        <draw:path draw:style-name="gr8" draw:text-style-name="P7" draw:layer="layout" svg:width="0.002cm" svg:height="0.002cm" svg:x="8.536cm" svg:y="7.756cm" svg:viewBox="0 0 3 3" svg:d="M0 3c3 0 3-3 3-3-3 0-3 0-3 3z">
          <text:p/>
        </draw:path>
        <draw:polygon draw:style-name="gr8" draw:text-style-name="P7" draw:layer="layout" svg:width="0cm" svg:height="0.002cm" svg:x="8.548cm" svg:y="7.765cm" svg:viewBox="0 0 0 3" draw:points="0,0 0,0 0,3">
          <text:p/>
        </draw:polygon>
        <draw:path draw:style-name="gr8" draw:text-style-name="P7" draw:layer="layout" svg:width="0.005cm" svg:height="0.006cm" svg:x="8.533cm" svg:y="7.737cm" svg:viewBox="0 0 6 7" svg:d="M3 4l-3-4c0 2 0 5 2 7l3-3 1-3v-1z">
          <text:p/>
        </draw:path>
        <draw:polygon draw:style-name="gr8" draw:text-style-name="P7" draw:layer="layout" svg:width="0.002cm" svg:height="0.002cm" svg:x="8.554cm" svg:y="7.759cm" svg:viewBox="0 0 3 3" draw:points="3,0 0,0 0,3">
          <text:p/>
        </draw:polygon>
        <draw:path draw:style-name="gr8" draw:text-style-name="P7" draw:layer="layout" svg:width="0.003cm" svg:height="0.003cm" svg:x="8.549cm" svg:y="7.765cm" svg:viewBox="0 0 4 4" svg:d="M4 0c-2 0-4 2-4 4z">
          <text:p/>
        </draw:path>
        <draw:path draw:style-name="gr8" draw:text-style-name="P7" draw:layer="layout" svg:width="0.002cm" svg:height="0.002cm" svg:x="8.551cm" svg:y="7.847cm" svg:viewBox="0 0 3 3" svg:d="M0 0c0 3 0 3 3 3v-3z">
          <text:p/>
        </draw:path>
        <draw:path draw:style-name="gr8" draw:text-style-name="P7" draw:layer="layout" svg:width="0.001cm" svg:height="0.001cm" svg:x="8.558cm" svg:y="7.801cm" svg:viewBox="0 0 2 2" svg:d="M2 0h-2v2c2-2 2-2 2-2z">
          <text:p/>
        </draw:path>
        <draw:path draw:style-name="gr8" draw:text-style-name="P7" draw:layer="layout" svg:width="0.001cm" svg:height="0.002cm" svg:x="8.553cm" svg:y="7.842cm" svg:viewBox="0 0 2 3" svg:d="M0 3c0 0 2 0 2-1 0-2-2-2-2-2z">
          <text:p/>
        </draw:path>
        <draw:polygon draw:style-name="gr8" draw:text-style-name="P7" draw:layer="layout" svg:width="0cm" svg:height="0.002cm" svg:x="8.554cm" svg:y="7.764cm" svg:viewBox="0 0 0 3" draw:points="0,0 0,3 0,3">
          <text:p/>
        </draw:polygon>
        <draw:path draw:style-name="gr8" draw:text-style-name="P7" draw:layer="layout" svg:width="0.003cm" svg:height="0.002cm" svg:x="8.551cm" svg:y="7.762cm" svg:viewBox="0 0 4 3" svg:d="M0 3c0-1 6-3 3-3s-3 2-3 3z">
          <text:p/>
        </draw:path>
        <draw:path draw:style-name="gr8" draw:text-style-name="P7" draw:layer="layout" svg:width="0.003cm" svg:height="0.002cm" svg:x="8.551cm" svg:y="7.768cm" svg:viewBox="0 0 4 3" svg:d="M0 0l3 3c1-1 0-3 1-3-1 0-4 0-4 0z">
          <text:p/>
        </draw:path>
        <draw:polygon draw:style-name="gr8" draw:text-style-name="P7" draw:layer="layout" svg:width="0cm" svg:height="0.002cm" svg:x="8.546cm" svg:y="7.744cm" svg:viewBox="0 0 0 3" draw:points="0,0 0,3 0,2">
          <text:p/>
        </draw:polygon>
        <draw:path draw:style-name="gr8" draw:text-style-name="P7" draw:layer="layout" svg:width="0.002cm" svg:height="0.006cm" svg:x="8.528cm" svg:y="7.712cm" svg:viewBox="0 0 3 7" svg:d="M0 7c6-1 0-4 2-7-4 1 1 4-2 7z">
          <text:p/>
        </draw:path>
        <draw:path draw:style-name="gr8" draw:text-style-name="P7" draw:layer="layout" svg:width="0.003cm" svg:height="0.003cm" svg:x="8.532cm" svg:y="7.714cm" svg:viewBox="0 0 4 4" svg:d="M0 2c0 0 4 3 4 0s-4-3-4 0z">
          <text:p/>
        </draw:path>
        <draw:path draw:style-name="gr8" draw:text-style-name="P7" draw:layer="layout" svg:width="0.003cm" svg:height="0.004cm" svg:x="8.519cm" svg:y="7.738cm" svg:viewBox="0 0 4 5" svg:d="M2 0h-2c0 1 2 1 0 4 0 0 2 2 4 1-2-2-4-4-2-5z">
          <text:p/>
        </draw:path>
        <draw:path draw:style-name="gr8" draw:text-style-name="P7" draw:layer="layout" svg:width="0cm" svg:height="0.002cm" svg:x="8.533cm" svg:y="7.708cm" svg:viewBox="0 0 1 3" svg:d="M0 0v3c0 0 2 0 0-3z">
          <text:p/>
        </draw:path>
        <draw:path draw:style-name="gr8" draw:text-style-name="P7" draw:layer="layout" svg:width="0.006cm" svg:height="0.004cm" svg:x="8.531cm" svg:y="7.71cm" svg:viewBox="0 0 7 5" svg:d="M6 0c-2 2-5 2-6 0v4c1 2 4 0 6 0 0-2 2-4 0-4z">
          <text:p/>
        </draw:path>
        <draw:path draw:style-name="gr8" draw:text-style-name="P7" draw:layer="layout" svg:width="0cm" svg:height="0.002cm" svg:x="8.539cm" svg:y="7.767cm" svg:viewBox="0 0 0 3" svg:d="M0 3c0-3 0-3 0-3z">
          <text:p/>
        </draw:path>
        <draw:polygon draw:style-name="gr8" draw:text-style-name="P7" draw:layer="layout" svg:width="0cm" svg:height="0.002cm" svg:x="8.536cm" svg:y="7.713cm" svg:viewBox="0 0 0 3" draw:points="0,3 0,2 0,0">
          <text:p/>
        </draw:polygon>
        <draw:path draw:style-name="gr8" draw:text-style-name="P7" draw:layer="layout" svg:width="0.006cm" svg:height="0.01cm" svg:x="8.536cm" svg:y="7.761cm" svg:viewBox="0 0 7 11" svg:d="M0 11c2 1 2-1 3-1-3-5 5-6 3-10-3 2-8 7-6 11z">
          <text:p/>
        </draw:path>
        <draw:polygon draw:style-name="gr8" draw:text-style-name="P7" draw:layer="layout" svg:width="0cm" svg:height="0cm" svg:x="8.531cm" svg:y="7.706cm" svg:viewBox="0 0 0 1" draw:points="0,0 0,0 0,1 0,1">
          <text:p/>
        </draw:polygon>
        <draw:path draw:style-name="gr8" draw:text-style-name="P7" draw:layer="layout" svg:width="0.003cm" svg:height="0.003cm" svg:x="8.522cm" svg:y="7.738cm" svg:viewBox="0 0 4 4" svg:d="M0 1l2 3 2-1c-2-2-2-3-4-3z">
          <text:p/>
        </draw:path>
        <draw:path draw:style-name="gr8" draw:text-style-name="P7" draw:layer="layout" svg:width="0.003cm" svg:height="0.003cm" svg:x="8.52cm" svg:y="7.734cm" svg:viewBox="0 0 4 4" svg:d="M3 4l1-1c0-2-1-3-3-3-2 1 2 3 2 4z">
          <text:p/>
        </draw:path>
        <draw:path draw:style-name="gr8" draw:text-style-name="P7" draw:layer="layout" svg:width="0.002cm" svg:height="0.002cm" svg:x="8.518cm" svg:y="7.732cm" svg:viewBox="0 0 3 3" svg:d="M0 3l3-1c0-2 0-2-3-2 0 0 0 2 0 3z">
          <text:p/>
        </draw:path>
        <draw:polygon draw:style-name="gr8" draw:text-style-name="P7" draw:layer="layout" svg:width="0cm" svg:height="0.002cm" svg:x="8.523cm" svg:y="7.743cm" svg:viewBox="0 0 0 3" draw:points="0,3 0,0 0,0 0,0">
          <text:p/>
        </draw:polygon>
        <draw:path draw:style-name="gr8" draw:text-style-name="P7" draw:layer="layout" svg:width="0.003cm" svg:height="0.002cm" svg:x="8.522cm" svg:y="7.725cm" svg:viewBox="0 0 4 3" svg:d="M3 0h-3v3c0 0 6 0 3-3z">
          <text:p/>
        </draw:path>
        <draw:path draw:style-name="gr8" draw:text-style-name="P7" draw:layer="layout" svg:width="0cm" svg:height="0.001cm" svg:x="8.529cm" svg:y="7.709cm" svg:viewBox="0 0 1 2" svg:d="M0 0v2c0 0 2-2 0-2z">
          <text:p/>
        </draw:path>
        <draw:path draw:style-name="gr8" draw:text-style-name="P7" draw:layer="layout" svg:width="0.005cm" svg:height="0.004cm" svg:x="8.524cm" svg:y="7.725cm" svg:viewBox="0 0 6 5" svg:d="M3 5c2-2-1-2 2-3 1 1 1 0 1 0l-1-2-2 2c-1 0-1-2-3 0 0 1 2 3 3 3z">
          <text:p/>
        </draw:path>
        <draw:polygon draw:style-name="gr8" draw:text-style-name="P7" draw:layer="layout" svg:width="0cm" svg:height="0.002cm" svg:x="8.528cm" svg:y="7.706cm" svg:viewBox="0 0 0 3" draw:points="0,0 0,3">
          <text:p/>
        </draw:polygon>
        <draw:polygon draw:style-name="gr8" draw:text-style-name="P7" draw:layer="layout" svg:width="0cm" svg:height="0.001cm" svg:x="8.468cm" svg:y="7.733cm" svg:viewBox="0 0 0 2" draw:points="0,2 0,2 0,0 0,0">
          <text:p/>
        </draw:polygon>
        <draw:path draw:style-name="gr8" draw:text-style-name="P7" draw:layer="layout" svg:width="0.002cm" svg:height="0.003cm" svg:x="8.476cm" svg:y="7.699cm" svg:viewBox="0 0 3 4" svg:d="M0 3c0 0 3 3 3 0s0-3-3-3z">
          <text:p/>
        </draw:path>
        <draw:path draw:style-name="gr8" draw:text-style-name="P7" draw:layer="layout" svg:width="0.002cm" svg:height="0.002cm" svg:x="8.478cm" svg:y="7.701cm" svg:viewBox="0 0 3 3" svg:d="M0 0v3h3c0-3 0-3-3-3z">
          <text:p/>
        </draw:path>
        <draw:polygon draw:style-name="gr8" draw:text-style-name="P7" draw:layer="layout" svg:width="0cm" svg:height="0.002cm" svg:x="8.526cm" svg:y="7.68cm" svg:viewBox="0 0 0 3" draw:points="0,0 0,0 0,3 0,3">
          <text:p/>
        </draw:polygon>
        <draw:path draw:style-name="gr8" draw:text-style-name="P7" draw:layer="layout" svg:width="0.003cm" svg:height="0.002cm" svg:x="8.526cm" svg:y="7.675cm" svg:viewBox="0 0 4 3" svg:d="M3 3c3-3 0-3-3-3v3z">
          <text:p/>
        </draw:path>
        <draw:polygon draw:style-name="gr8" draw:text-style-name="P7" draw:layer="layout" svg:width="0cm" svg:height="0.002cm" svg:x="8.488cm" svg:y="7.701cm" svg:viewBox="0 0 0 3" draw:points="0,0 0,0 0,3 0,3">
          <text:p/>
        </draw:polygon>
        <draw:path draw:style-name="gr8" draw:text-style-name="P7" draw:layer="layout" svg:width="0.006cm" svg:height="0.007cm" svg:x="8.47cm" svg:y="7.715cm" svg:viewBox="0 0 7 8" svg:d="M4 1l2-1h-2c-4 0 0 3-4 3v2l6-3-2 6c4-1 2-5 3-7z">
          <text:p/>
        </draw:path>
        <draw:path draw:style-name="gr8" draw:text-style-name="P7" draw:layer="layout" svg:width="0.002cm" svg:height="0.002cm" svg:x="8.468cm" svg:y="7.714cm" svg:viewBox="0 0 3 3" svg:d="M2 0l-2 3c0 0 2 0 3 0 0 0 0-3-1-3z">
          <text:p/>
        </draw:path>
        <draw:polygon draw:style-name="gr8" draw:text-style-name="P7" draw:layer="layout" svg:width="0.002cm" svg:height="0.002cm" svg:x="8.471cm" svg:y="7.713cm" svg:viewBox="0 0 3 3" draw:points="3,3 3,0 0,0 0,3">
          <text:p/>
        </draw:polygon>
        <draw:path draw:style-name="gr8" draw:text-style-name="P7" draw:layer="layout" svg:width="0.003cm" svg:height="0.003cm" svg:x="8.521cm" svg:y="7.58cm" svg:viewBox="0 0 4 4" svg:d="M1 4c2-1 3-3 3-4-1 0-5 3-3 4z">
          <text:p/>
        </draw:path>
        <draw:path draw:style-name="gr8" draw:text-style-name="P7" draw:layer="layout" svg:width="0.003cm" svg:height="0.003cm" svg:x="8.457cm" svg:y="7.611cm" svg:viewBox="0 0 4 4" svg:d="M0 0c0 0 0 2 0 4 2 0 2 0 4-2-2 0-2-2-4-2z">
          <text:p/>
        </draw:path>
        <draw:path draw:style-name="gr8" draw:text-style-name="P7" draw:layer="layout" svg:width="0.002cm" svg:height="0.003cm" svg:x="8.466cm" svg:y="7.728cm" svg:viewBox="0 0 3 4" svg:d="M2 4c3-3 0-4-2-4 0 1 0 4 2 4z">
          <text:p/>
        </draw:path>
        <draw:polygon draw:style-name="gr8" draw:text-style-name="P7" draw:layer="layout" svg:width="0cm" svg:height="0.001cm" svg:x="8.459cm" svg:y="7.607cm" svg:viewBox="0 0 0 2" draw:points="0,2 0,2 0,0 0,0">
          <text:p/>
        </draw:polygon>
        <draw:path draw:style-name="gr8" draw:text-style-name="P7" draw:layer="layout" svg:width="0.003cm" svg:height="0.005cm" svg:x="8.416cm" svg:y="7.638cm" svg:viewBox="0 0 4 6" svg:d="M3 0c-3 2-3 5-3 6 9-1 0-4 3-6z">
          <text:p/>
        </draw:path>
        <draw:path draw:style-name="gr8" draw:text-style-name="P7" draw:layer="layout" svg:width="0.002cm" svg:height="0.003cm" svg:x="8.522cm" svg:y="7.584cm" svg:viewBox="0 0 3 4" svg:d="M0 3c0 0 3 3 3 0s0-3-3-3z">
          <text:p/>
        </draw:path>
        <draw:path draw:style-name="gr8" draw:text-style-name="P7" draw:layer="layout" svg:width="0.003cm" svg:height="0.003cm" svg:x="8.529cm" svg:y="7.678cm" svg:viewBox="0 0 4 4" svg:d="M4 3c0-3 0-3-1-3h-2-1v3c1-3 1 3 4 0z">
          <text:p/>
        </draw:path>
        <draw:path draw:style-name="gr8" draw:text-style-name="P7" draw:layer="layout" svg:width="0.003cm" svg:height="0.003cm" svg:x="8.529cm" svg:y="7.681cm" svg:viewBox="0 0 4 4" svg:d="M3 4c3-2-2-4-2-4-2 0 0 4 2 4z">
          <text:p/>
        </draw:path>
        <draw:path draw:style-name="gr8" draw:text-style-name="P7" draw:layer="layout" svg:width="0.004cm" svg:height="0.004cm" svg:x="8.474cm" svg:y="7.711cm" svg:viewBox="0 0 5 5" svg:d="M2 0h-2l4 5c4-4-4-2-2-5z">
          <text:p/>
        </draw:path>
        <draw:path draw:style-name="gr8" draw:text-style-name="P7" draw:layer="layout" svg:width="0cm" svg:height="0.002cm" svg:x="8.521cm" svg:y="7.692cm" svg:viewBox="0 0 1 3" svg:d="M0 0v3c0 0 2-3 0-3z">
          <text:p/>
        </draw:path>
        <draw:path draw:style-name="gr8" draw:text-style-name="P7" draw:layer="layout" svg:width="0.011cm" svg:height="0.012cm" svg:x="8.514cm" svg:y="7.678cm" svg:viewBox="0 0 12 13" svg:d="M10 0l-2 7h-7c-2 1 0 3-1 5 1 0 1 2 2 0-1-1 0-2 0-3 2-2 4 0 6 0s2-2 4-2c0-4-2-5-2-7z">
          <text:p/>
        </draw:path>
        <draw:path draw:style-name="gr8" draw:text-style-name="P7" draw:layer="layout" svg:width="0.002cm" svg:height="0.002cm" svg:x="8.459cm" svg:y="7.702cm" svg:viewBox="0 0 3 3" svg:d="M0 3c0-1 3-1 3-3h-3c0 0 0 2 0 3z">
          <text:p/>
        </draw:path>
        <draw:path draw:style-name="gr8" draw:text-style-name="P7" draw:layer="layout" svg:width="0.004cm" svg:height="0.003cm" svg:x="8.521cm" svg:y="7.698cm" svg:viewBox="0 0 5 4" svg:d="M0 4c2-1 2-1 5-4h-2c0 1-3 1-3 1z">
          <text:p/>
        </draw:path>
        <draw:path draw:style-name="gr8" draw:text-style-name="P7" draw:layer="layout" svg:width="0.001cm" svg:height="0.001cm" svg:x="8.413cm" svg:y="7.64cm" svg:viewBox="0 0 2 2" svg:d="M0 2c2 0 2-2 2-2-2 0-2 0-2 2z">
          <text:p/>
        </draw:path>
        <draw:polygon draw:style-name="gr8" draw:text-style-name="P7" draw:layer="layout" svg:width="0.002cm" svg:height="0.002cm" svg:x="8.522cm" svg:y="7.689cm" svg:viewBox="0 0 3 3" draw:points="0,0 0,3 3,3 3,0">
          <text:p/>
        </draw:polygon>
        <draw:path draw:style-name="gr8" draw:text-style-name="P7" draw:layer="layout" svg:width="0.002cm" svg:height="0.002cm" svg:x="8.46cm" svg:y="7.699cm" svg:viewBox="0 0 3 3" svg:d="M3 0h-3v3c3 0 3 0 3-3z">
          <text:p/>
        </draw:path>
        <draw:path draw:style-name="gr8" draw:text-style-name="P7" draw:layer="layout" svg:width="0.001cm" svg:height="0.002cm" svg:x="8.463cm" svg:y="7.702cm" svg:viewBox="0 0 2 3" svg:d="M0 3c2 0 2-3 2-3h-2z">
          <text:p/>
        </draw:path>
        <draw:path draw:style-name="gr8" draw:text-style-name="P7" draw:layer="layout" svg:width="0.003cm" svg:height="0.003cm" svg:x="8.462cm" svg:y="7.704cm" svg:viewBox="0 0 4 4" svg:d="M0 3c0 3 2 0 2 0l2-3c-2 0-4 0-4 3z">
          <text:p/>
        </draw:path>
        <draw:path draw:style-name="gr8" draw:text-style-name="P7" draw:layer="layout" svg:width="0.001cm" svg:height="0.002cm" svg:x="8.482cm" svg:y="7.716cm" svg:viewBox="0 0 2 3" svg:d="M0 3c0 0 0-1 2-1 0-2 0-2-2-2 0 0 0 2 0 3z">
          <text:p/>
        </draw:path>
        <draw:polygon draw:style-name="gr8" draw:text-style-name="P7" draw:layer="layout" svg:width="0cm" svg:height="0.002cm" svg:x="8.477cm" svg:y="7.718cm" svg:viewBox="0 0 0 3" draw:points="0,3 0,0 0,0">
          <text:p/>
        </draw:polygon>
        <draw:path draw:style-name="gr8" draw:text-style-name="P7" draw:layer="layout" svg:width="0.002cm" svg:height="0.002cm" svg:x="8.481cm" svg:y="7.719cm" svg:viewBox="0 0 3 3" svg:d="M0 3l3-3c-3 0-3 3-3 3z">
          <text:p/>
        </draw:path>
        <draw:path draw:style-name="gr8" draw:text-style-name="P7" draw:layer="layout" svg:width="0cm" svg:height="0.002cm" svg:x="8.527cm" svg:y="7.696cm" svg:viewBox="0 0 1 3" svg:d="M0 0v3-1c2-2 0-2 0-2z">
          <text:p/>
        </draw:path>
        <draw:path draw:style-name="gr8" draw:text-style-name="P7" draw:layer="layout" svg:width="0.004cm" svg:height="0.003cm" svg:x="8.477cm" svg:y="7.721cm" svg:viewBox="0 0 5 4" svg:d="M0 2v2c2-2 6 0 4-4-2 0-4 0-4 2z">
          <text:p/>
        </draw:path>
        <draw:path draw:style-name="gr8" draw:text-style-name="P7" draw:layer="layout" svg:width="0.001cm" svg:height="0.002cm" svg:x="8.479cm" svg:y="7.714cm" svg:viewBox="0 0 2 3" svg:d="M0 3c2 0 2 0 2 0v-3c-2 0-2 3-2 3z">
          <text:p/>
        </draw:path>
        <draw:path draw:style-name="gr8" draw:text-style-name="P7" draw:layer="layout" svg:width="0.009cm" svg:height="0.006cm" svg:x="8.51cm" svg:y="7.698cm" svg:viewBox="0 0 10 7" svg:d="M8 3c-2 1-5 4-7 0l-1 1 1 3c3 0 7-1 9 0 1-3 0-6 0-7z">
          <text:p/>
        </draw:path>
        <draw:path draw:style-name="gr8" draw:text-style-name="P7" draw:layer="layout" svg:width="0.002cm" svg:height="0.003cm" svg:x="8.508cm" svg:y="7.702cm" svg:viewBox="0 0 3 4" svg:d="M0 4c3-2 0-4 3-4-3 0-3 2-3 4z">
          <text:p/>
        </draw:path>
        <draw:path draw:style-name="gr8" draw:text-style-name="P7" draw:layer="layout" svg:width="0.001cm" svg:height="0.002cm" svg:x="8.485cm" svg:y="7.715cm" svg:viewBox="0 0 2 3" svg:d="M0 0v3c2-1 2-3 2-3z">
          <text:p/>
        </draw:path>
        <draw:path draw:style-name="gr8" draw:text-style-name="P7" draw:layer="layout" svg:width="0.001cm" svg:height="0.002cm" svg:x="8.463cm" svg:y="7.576cm" svg:viewBox="0 0 2 3" svg:d="M0 0v3h2c0-3 0-3-2-3z">
          <text:p/>
        </draw:path>
        <draw:path draw:style-name="gr8" draw:text-style-name="P7" draw:layer="layout" svg:width="0.001cm" svg:height="0.002cm" svg:x="8.407cm" svg:y="7.719cm" svg:viewBox="0 0 2 3" svg:d="M0 3l2-3c-2 0-2 2-2 3z">
          <text:p/>
        </draw:path>
        <draw:polygon draw:style-name="gr8" draw:text-style-name="P7" draw:layer="layout" svg:width="0.001cm" svg:height="0.001cm" svg:x="8.41cm" svg:y="7.725cm" svg:viewBox="0 0 2 2" draw:points="0,2 2,0 0,0">
          <text:p/>
        </draw:polygon>
        <draw:path draw:style-name="gr8" draw:text-style-name="P7" draw:layer="layout" svg:width="0cm" svg:height="0.002cm" svg:x="8.407cm" svg:y="7.716cm" svg:viewBox="0 0 1 3" svg:d="M0 0v3c0 0 2 0 0-3z">
          <text:p/>
        </draw:path>
        <draw:path draw:style-name="gr8" draw:text-style-name="P7" draw:layer="layout" svg:width="0.002cm" svg:height="0.002cm" svg:x="8.456cm" svg:y="7.721cm" svg:viewBox="0 0 3 3" svg:d="M0 2v1c2-1 3-3 3-3-1 0-3 0-3 2z">
          <text:p/>
        </draw:path>
        <draw:path draw:style-name="gr8" draw:text-style-name="P7" draw:layer="layout" svg:width="0.001cm" svg:height="0.002cm" svg:x="8.455cm" svg:y="7.713cm" svg:viewBox="0 0 2 3" svg:d="M2 3c0-3 0-3-2-3v3z">
          <text:p/>
        </draw:path>
        <draw:polygon draw:style-name="gr8" draw:text-style-name="P7" draw:layer="layout" svg:width="0cm" svg:height="0.001cm" svg:x="8.408cm" svg:y="7.723cm" svg:viewBox="0 0 0 2" draw:points="0,0 0,2 0,2">
          <text:p/>
        </draw:polygon>
        <draw:path draw:style-name="gr8" draw:text-style-name="P7" draw:layer="layout" svg:width="0.002cm" svg:height="0.002cm" svg:x="8.405cm" svg:y="7.721cm" svg:viewBox="0 0 3 3" svg:d="M3 0h-3v3c0 0 3 0 3-3z">
          <text:p/>
        </draw:path>
        <draw:path draw:style-name="gr8" draw:text-style-name="P7" draw:layer="layout" svg:width="0.003cm" svg:height="0.003cm" svg:x="8.404cm" svg:y="7.725cm" svg:viewBox="0 0 4 4" svg:d="M0 4c3 0 3-3 4-4-1 1-4 0-4 4z">
          <text:p/>
        </draw:path>
        <draw:path draw:style-name="gr8" draw:text-style-name="P7" draw:layer="layout" svg:width="0cm" svg:height="0.002cm" svg:x="8.455cm" svg:y="7.716cm" svg:viewBox="0 0 1 3" svg:d="M0 0v3c0 0 2 0 0-3z">
          <text:p/>
        </draw:path>
        <draw:path draw:style-name="gr8" draw:text-style-name="P7" draw:layer="layout" svg:width="0.002cm" svg:height="0.002cm" svg:x="8.464cm" svg:y="7.731cm" svg:viewBox="0 0 3 3" svg:d="M3 3c0-1 0-3 0-3-3 0-3 0-3 2 0 0 0 1 3 1z">
          <text:p/>
        </draw:path>
        <draw:polygon draw:style-name="gr8" draw:text-style-name="P7" draw:layer="layout" svg:width="0cm" svg:height="0.002cm" svg:x="8.425cm" svg:y="7.616cm" svg:viewBox="0 0 0 3" draw:points="0,0 0,3 0,3">
          <text:p/>
        </draw:polygon>
        <draw:polygon draw:style-name="gr8" draw:text-style-name="P7" draw:layer="layout" svg:width="0cm" svg:height="0cm" svg:x="8.461cm" svg:y="7.731cm" svg:viewBox="0 0 0 0" draw:points="0,0">
          <text:p/>
        </draw:polygon>
        <draw:path draw:style-name="gr8" draw:text-style-name="P7" draw:layer="layout" svg:width="0.003cm" svg:height="0.003cm" svg:x="8.465cm" svg:y="7.735cm" svg:viewBox="0 0 4 4" svg:d="M4 4c0-2 0-4-1-4-2 2-2 0-3 0v2c0 2 1 2 4 2z">
          <text:p/>
        </draw:path>
        <draw:path draw:style-name="gr8" draw:text-style-name="P7" draw:layer="layout" svg:width="0.002cm" svg:height="0.002cm" svg:x="8.461cm" svg:y="7.713cm" svg:viewBox="0 0 3 3" svg:d="M3 0h-3v3c3 0 3 0 3-3z">
          <text:p/>
        </draw:path>
        <draw:path draw:style-name="gr8" draw:text-style-name="P7" draw:layer="layout" svg:width="0.002cm" svg:height="0.002cm" svg:x="8.458cm" svg:y="7.717cm" svg:viewBox="0 0 3 3" svg:d="M3 3v-3c-3 0-3 3-3 3 3 0 3 0 3 0z">
          <text:p/>
        </draw:path>
        <draw:polygon draw:style-name="gr8" draw:text-style-name="P7" draw:layer="layout" svg:width="0cm" svg:height="0.002cm" svg:x="8.459cm" svg:y="7.714cm" svg:viewBox="0 0 0 3" draw:points="0,0 0,3 0,3">
          <text:p/>
        </draw:polygon>
        <draw:path draw:style-name="gr8" draw:text-style-name="P7" draw:layer="layout" svg:width="0.003cm" svg:height="0.005cm" svg:x="8.46cm" svg:y="7.719cm" svg:viewBox="0 0 4 6" svg:d="M4 5v-2c-2 0-2-1-4-3v3c2 0 0 4 4 2z">
          <text:p/>
        </draw:path>
        <draw:path draw:style-name="gr8" draw:text-style-name="P7" draw:layer="layout" svg:width="0.002cm" svg:height="0.003cm" svg:x="8.462cm" svg:y="7.729cm" svg:viewBox="0 0 3 4" svg:d="M3 1c-3-2-3 0-3 3 0-1 3-1 3-3z">
          <text:p/>
        </draw:path>
        <draw:path draw:style-name="gr8" draw:text-style-name="P7" draw:layer="layout" svg:width="0.002cm" svg:height="0.003cm" svg:x="8.406cm" svg:y="7.677cm" svg:viewBox="0 0 3 4" svg:d="M3 0l-3 4c0 0 3-2 3-4z">
          <text:p/>
        </draw:path>
        <draw:polygon draw:style-name="gr8" draw:text-style-name="P7" draw:layer="layout" svg:width="0.001cm" svg:height="0.002cm" svg:x="8.409cm" svg:y="7.691cm" svg:viewBox="0 0 2 3" draw:points="0,3 2,0 0,0">
          <text:p/>
        </draw:polygon>
        <draw:path draw:style-name="gr8" draw:text-style-name="P7" draw:layer="layout" svg:width="0.002cm" svg:height="0.002cm" svg:x="8.423cm" svg:y="7.666cm" svg:viewBox="0 0 3 3" svg:d="M0 0v3c0 0 3 0 3-1 0-2-3-2-3-2z">
          <text:p/>
        </draw:path>
        <draw:path draw:style-name="gr8" draw:text-style-name="P7" draw:layer="layout" svg:width="0.004cm" svg:height="0.003cm" svg:x="8.407cm" svg:y="7.678cm" svg:viewBox="0 0 5 4" svg:d="M0 4c1-3 7 0 5-4-1 1-5 0-5 4z">
          <text:p/>
        </draw:path>
        <draw:path draw:style-name="gr8" draw:text-style-name="P7" draw:layer="layout" svg:width="0.006cm" svg:height="0.004cm" svg:x="8.417cm" svg:y="7.667cm" svg:viewBox="0 0 7 5" svg:d="M3 5c3 0 4-3 4-5-3 0-6 0-7 2 1 0 1 5 3 3z">
          <text:p/>
        </draw:path>
        <draw:path draw:style-name="gr8" draw:text-style-name="P7" draw:layer="layout" svg:width="0.003cm" svg:height="0.005cm" svg:x="8.406cm" svg:y="7.686cm" svg:viewBox="0 0 4 6" svg:d="M1 6c2 0 3 0 2-1-4 0 2-5-2-5-1 2-2 5 0 6z">
          <text:p/>
        </draw:path>
        <draw:path draw:style-name="gr8" draw:text-style-name="P7" draw:layer="layout" svg:width="0.006cm" svg:height="0.004cm" svg:x="8.405cm" svg:y="7.691cm" svg:viewBox="0 0 7 5" svg:d="M2 0c-1 0-2 0-2 0 0 3 1 1 2 3l-1 1c1 4 3-3 5 0h1l-3-1c-2 0-3-2-2-3z">
          <text:p/>
        </draw:path>
        <draw:path draw:style-name="gr8" draw:text-style-name="P7" draw:layer="layout" svg:width="0.001cm" svg:height="0.001cm" svg:x="8.405cm" svg:y="7.695cm" svg:viewBox="0 0 2 2" svg:d="M0 2c2 0 2 0 2-2h-2z">
          <text:p/>
        </draw:path>
        <draw:path draw:style-name="gr8" draw:text-style-name="P7" draw:layer="layout" svg:width="0.002cm" svg:height="0.001cm" svg:x="8.412cm" svg:y="7.717cm" svg:viewBox="0 0 3 2" svg:d="M0 2h3v-2c-3 0-3 2-3 2z">
          <text:p/>
        </draw:path>
        <draw:path draw:style-name="gr8" draw:text-style-name="P7" draw:layer="layout" svg:width="0.002cm" svg:height="0.002cm" svg:x="8.426cm" svg:y="7.717cm" svg:viewBox="0 0 3 3" svg:d="M0 3h3v-3c0 0-3 0-3 3z">
          <text:p/>
        </draw:path>
        <draw:path draw:style-name="gr8" draw:text-style-name="P7" draw:layer="layout" svg:width="0.004cm" svg:height="0.003cm" svg:x="8.464cm" svg:y="7.675cm" svg:viewBox="0 0 5 4" svg:d="M5 2l-3-2-2 4c2-2 3 2 5-2z">
          <text:p/>
        </draw:path>
        <draw:path draw:style-name="gr8" draw:text-style-name="P7" draw:layer="layout" svg:width="0.003cm" svg:height="0.003cm" svg:x="8.451cm" svg:y="7.638cm" svg:viewBox="0 0 4 4" svg:d="M0 4h3c0-2 3-4 0-4s-3 4-3 4z">
          <text:p/>
        </draw:path>
        <draw:path draw:style-name="gr8" draw:text-style-name="P7" draw:layer="layout" svg:width="0cm" svg:height="0.002cm" svg:x="8.412cm" svg:y="7.721cm" svg:viewBox="0 0 1 3" svg:d="M0 0v3c0 0 2 0 0-3z">
          <text:p/>
        </draw:path>
        <draw:path draw:style-name="gr8" draw:text-style-name="P7" draw:layer="layout" svg:width="0.004cm" svg:height="0.002cm" svg:x="8.443cm" svg:y="7.642cm" svg:viewBox="0 0 5 3" svg:d="M0 3h2c2 0 4-3 2-3s-4 0-4 3z">
          <text:p/>
        </draw:path>
        <draw:path draw:style-name="gr8" draw:text-style-name="P7" draw:layer="layout" svg:width="0cm" svg:height="0.002cm" svg:x="8.451cm" svg:y="7.634cm" svg:viewBox="0 0 1 3" svg:d="M0 0v3c2-1 0-3 0-3z">
          <text:p/>
        </draw:path>
        <draw:path draw:style-name="gr8" draw:text-style-name="P7" draw:layer="layout" svg:width="0cm" svg:height="0.001cm" svg:x="8.41cm" svg:y="7.676cm" svg:viewBox="0 0 1 2" svg:d="M0 0v2c2 0 0-2 0-2z">
          <text:p/>
        </draw:path>
        <draw:path draw:style-name="gr8" draw:text-style-name="P7" draw:layer="layout" svg:width="0.004cm" svg:height="0.003cm" svg:x="8.407cm" svg:y="7.673cm" svg:viewBox="0 0 5 4" svg:d="M5 4c-2-2-2-4-4-4s2 2 2 4z">
          <text:p/>
        </draw:path>
        <draw:path draw:style-name="gr8" draw:text-style-name="P7" draw:layer="layout" svg:width="0.001cm" svg:height="0.002cm" svg:x="8.538cm" svg:y="7.758cm" svg:viewBox="0 0 2 3" svg:d="M2 0c-2 0-2 0-2 0v3z">
          <text:p/>
        </draw:path>
        <draw:path draw:style-name="gr8" draw:text-style-name="P7" draw:layer="layout" svg:width="0.001cm" svg:height="0.002cm" svg:x="8.388cm" svg:y="7.862cm" svg:viewBox="0 0 2 3" svg:d="M0 0v3c0-1 2-1 2-3-2 0-2 0-2 0z">
          <text:p/>
        </draw:path>
        <draw:path draw:style-name="gr8" draw:text-style-name="P7" draw:layer="layout" svg:width="0.01cm" svg:height="0.011cm" svg:x="8.381cm" svg:y="7.862cm" svg:viewBox="0 0 11 12" svg:d="M6 11c0-1-1-1-1-1l1-2 1 4c2-1 2-1 2-2 1 0 1-1 2-1l-1-4c-6 0-4-5-10-5 0 2 4 2 4 4-2 1-3 0-4-1 0 1 0 1 0 2 0-1 4 2 0 0 4 2 2 4 2 7 2-1 3 0 4-1z">
          <text:p/>
        </draw:path>
        <draw:path draw:style-name="gr8" draw:text-style-name="P7" draw:layer="layout" svg:width="0.001cm" svg:height="0.002cm" svg:x="8.385cm" svg:y="7.859cm" svg:viewBox="0 0 2 3" svg:d="M2 0h-2v3c0-1 2-1 2-3z">
          <text:p/>
        </draw:path>
        <draw:path draw:style-name="gr8" draw:text-style-name="P7" draw:layer="layout" svg:width="0.007cm" svg:height="0.01cm" svg:x="8.543cm" svg:y="7.809cm" svg:viewBox="0 0 8 11" svg:d="M0 11c4 1 1-2 3-3 1 0 1-1 2 0 0-4 4-6 2-8-2 1-2 2-2 4-1 2-2 4-5 5 3-1 0 1 0 0 0 1 0 1 0 2z">
          <text:p/>
        </draw:path>
        <draw:path draw:style-name="gr8" draw:text-style-name="P7" draw:layer="layout" svg:width="0.009cm" svg:height="0.014cm" svg:x="8.533cm" svg:y="7.813cm" svg:viewBox="0 0 10 15" svg:d="M8 15h1c2-4-2-9-1-12l-2 1c-2-1-2-1-2-2-1-1-2 0-2-1-1 0 0-1 0-1h-1l-1 2c3 2 10 7 8 13z">
          <text:p/>
        </draw:path>
        <draw:path draw:style-name="gr8" draw:text-style-name="P7" draw:layer="layout" svg:width="0.005cm" svg:height="0.006cm" svg:x="8.545cm" svg:y="7.816cm" svg:viewBox="0 0 6 7" svg:d="M0 5c0 1 0 1 0 2 1 0 2-1 4-1l-2-1 4-1c-1-2 0-4-1-4-1 1-1 4-3 6-1 0-1-1-2-1z">
          <text:p/>
        </draw:path>
        <draw:polygon draw:style-name="gr8" draw:text-style-name="P7" draw:layer="layout" svg:width="0cm" svg:height="0cm" svg:x="8.552cm" svg:y="7.813cm" svg:viewBox="0 0 0 0" draw:points="0,0">
          <text:p/>
        </draw:polygon>
        <draw:path draw:style-name="gr8" draw:text-style-name="P7" draw:layer="layout" svg:width="0.003cm" svg:height="0.002cm" svg:x="8.55cm" svg:y="7.813cm" svg:viewBox="0 0 4 3" svg:d="M3 0c0 0-3 0-3 3 3 0 6 0 3-3z">
          <text:p/>
        </draw:path>
        <draw:path draw:style-name="gr8" draw:text-style-name="P7" draw:layer="layout" svg:width="0.001cm" svg:height="0.003cm" svg:x="8.396cm" svg:y="7.851cm" svg:viewBox="0 0 2 4" svg:d="M0 0v3c0 3 0 0 2-3z">
          <text:p/>
        </draw:path>
        <draw:path draw:style-name="gr8" draw:text-style-name="P7" draw:layer="layout" svg:width="0.004cm" svg:height="0.002cm" svg:x="8.389cm" svg:y="7.85cm" svg:viewBox="0 0 5 3" svg:d="M0 0v3h5c2-3-3 0-5-3z">
          <text:p/>
        </draw:path>
        <draw:path draw:style-name="gr8" draw:text-style-name="P7" draw:layer="layout" svg:width="0.001cm" svg:height="0cm" svg:x="8.529cm" svg:y="7.819cm" svg:viewBox="0 0 2 0" svg:d="M2 0c-2 0-2 0-2 0z">
          <text:p/>
        </draw:path>
        <draw:path draw:style-name="gr8" draw:text-style-name="P7" draw:layer="layout" svg:width="0.001cm" svg:height="0.001cm" svg:x="8.551cm" svg:y="7.792cm" svg:viewBox="0 0 2 2" svg:d="M2 0c-2 0-2 0-2 2 2-2 2-2 2-2z">
          <text:p/>
        </draw:path>
        <draw:path draw:style-name="gr8" draw:text-style-name="P7" draw:layer="layout" svg:width="0.002cm" svg:height="0.005cm" svg:x="8.53cm" svg:y="7.819cm" svg:viewBox="0 0 3 6" svg:d="M0 0c0 2 3 5 0 6h3c0-3 0-4 0-6z">
          <text:p/>
        </draw:path>
        <draw:polygon draw:style-name="gr8" draw:text-style-name="P7" draw:layer="layout" svg:width="0cm" svg:height="0cm" svg:x="8.393cm" svg:y="7.845cm" svg:viewBox="0 0 0 0" draw:points="0,0">
          <text:p/>
        </draw:polygon>
        <draw:path draw:style-name="gr8" draw:text-style-name="P7" draw:layer="layout" svg:width="0cm" svg:height="0.002cm" svg:x="8.376cm" svg:y="7.767cm" svg:viewBox="0 0 1 3" svg:d="M0 3c0-3 2-3 0-3z">
          <text:p/>
        </draw:path>
        <draw:polygon draw:style-name="gr8" draw:text-style-name="P7" draw:layer="layout" svg:width="0cm" svg:height="0cm" svg:x="8.396cm" svg:y="7.853cm" svg:viewBox="0 0 0 0" draw:points="0,0">
          <text:p/>
        </draw:polygon>
        <draw:path draw:style-name="gr8" draw:text-style-name="P7" draw:layer="layout" svg:width="0.002cm" svg:height="0.002cm" svg:x="8.393cm" svg:y="7.843cm" svg:viewBox="0 0 3 3" svg:d="M0 3c0 0 3 0 3-1 0 0 0-2-3-2 0 0 0 2 0 3z">
          <text:p/>
        </draw:path>
        <draw:polygon draw:style-name="gr8" draw:text-style-name="P7" draw:layer="layout" svg:width="0cm" svg:height="0.001cm" svg:x="8.379cm" svg:y="7.764cm" svg:viewBox="0 0 0 2" draw:points="0,2 0,0 0,0">
          <text:p/>
        </draw:polygon>
        <draw:path draw:style-name="gr8" draw:text-style-name="P7" draw:layer="layout" svg:width="0cm" svg:height="0.002cm" svg:x="8.378cm" svg:y="7.761cm" svg:viewBox="0 0 0 3" svg:d="M0 3c0-3 0-3 0-3z">
          <text:p/>
        </draw:path>
        <draw:polygon draw:style-name="gr8" draw:text-style-name="P7" draw:layer="layout" svg:width="0.002cm" svg:height="0.002cm" svg:x="8.55cm" svg:y="7.827cm" svg:viewBox="0 0 3 3" draw:points="3,0 0,0 0,0 0,3">
          <text:p/>
        </draw:polygon>
        <draw:path draw:style-name="gr8" draw:text-style-name="P7" draw:layer="layout" svg:width="0cm" svg:height="0.002cm" svg:x="8.379cm" svg:y="7.755cm" svg:viewBox="0 0 0 3" svg:d="M0 0v3c0-1 0-3 0-3z">
          <text:p/>
        </draw:path>
        <draw:path draw:style-name="gr8" draw:text-style-name="P7" draw:layer="layout" svg:width="0.002cm" svg:height="0.002cm" svg:x="8.39cm" svg:y="7.845cm" svg:viewBox="0 0 3 3" svg:d="M3 3c0-1 0-3 0-3-3 0-3 0 0 0-3 0-3 2-3 3z">
          <text:p/>
        </draw:path>
        <draw:polygon draw:style-name="gr8" draw:text-style-name="P7" draw:layer="layout" svg:width="0cm" svg:height="0cm" svg:x="8.551cm" svg:y="7.827cm" svg:viewBox="0 0 0 0" draw:points="0,0">
          <text:p/>
        </draw:polygon>
        <draw:path draw:style-name="gr8" draw:text-style-name="P7" draw:layer="layout" svg:width="0.002cm" svg:height="0.002cm" svg:x="8.548cm" svg:y="7.825cm" svg:viewBox="0 0 3 3" svg:d="M3 0c0 0-3 0-3 3 3 0 3 0 3-3z">
          <text:p/>
        </draw:path>
        <draw:path draw:style-name="gr8" draw:text-style-name="P7" draw:layer="layout" svg:width="0cm" svg:height="0.002cm" svg:x="8.377cm" svg:y="7.758cm" svg:viewBox="0 0 1 3" svg:d="M0 0v3c2 0 0-3 0-3z">
          <text:p/>
        </draw:path>
        <draw:path draw:style-name="gr8" draw:text-style-name="P7" draw:layer="layout" svg:width="0.001cm" svg:height="0.002cm" svg:x="8.551cm" svg:y="7.824cm" svg:viewBox="0 0 2 3" svg:d="M0 3c2-1 2-3 2-3-2 0-2 2-2 3z">
          <text:p/>
        </draw:path>
        <draw:path draw:style-name="gr8" draw:text-style-name="P7" draw:layer="layout" svg:width="0cm" svg:height="0.002cm" svg:x="8.385cm" svg:y="7.775cm" svg:viewBox="0 0 1 3" svg:d="M0 3c2 0 0-3 0-3z">
          <text:p/>
        </draw:path>
        <draw:path draw:style-name="gr8" draw:text-style-name="P7" draw:layer="layout" svg:width="0.001cm" svg:height="0.002cm" svg:x="8.375cm" svg:y="7.774cm" svg:viewBox="0 0 2 3" svg:d="M0 0v3h2c0-3-2-3-2-3z">
          <text:p/>
        </draw:path>
        <draw:path draw:style-name="gr8" draw:text-style-name="P7" draw:layer="layout" svg:width="0.004cm" svg:height="0.003cm" svg:x="8.375cm" svg:y="7.778cm" svg:viewBox="0 0 5 4" svg:d="M0 0c-2 3 6 3 4 4 2-3-4-4-4-4z">
          <text:p/>
        </draw:path>
        <draw:polygon draw:style-name="gr8" draw:text-style-name="P7" draw:layer="layout" svg:width="0.002cm" svg:height="0.002cm" svg:x="8.378cm" svg:y="7.784cm" svg:viewBox="0 0 3 3" draw:points="0,3 3,3 3,0 0,0">
          <text:p/>
        </draw:polygon>
        <draw:path draw:style-name="gr8" draw:text-style-name="P7" draw:layer="layout" svg:width="0.003cm" svg:height="0.004cm" svg:x="8.548cm" svg:y="7.829cm" svg:viewBox="0 0 4 5" svg:d="M0 2c0 0 2 4 4 2v-2l-4-2z">
          <text:p/>
        </draw:path>
        <draw:path draw:style-name="gr8" draw:text-style-name="P7" draw:layer="layout" svg:width="0.003cm" svg:height="0.002cm" svg:x="8.551cm" svg:y="7.809cm" svg:viewBox="0 0 4 3" svg:d="M3 0c-3 0-3 2-3 3 0-1 6-3 3-3z">
          <text:p/>
        </draw:path>
        <draw:polygon draw:style-name="gr8" draw:text-style-name="P7" draw:layer="layout" svg:width="0cm" svg:height="0.002cm" svg:x="8.379cm" svg:y="7.774cm" svg:viewBox="0 0 0 3" draw:points="0,3 0,0 0,0">
          <text:p/>
        </draw:polygon>
        <draw:polygon draw:style-name="gr8" draw:text-style-name="P7" draw:layer="layout" svg:width="0cm" svg:height="0.001cm" svg:x="8.379cm" svg:y="7.769cm" svg:viewBox="0 0 0 2" draw:points="0,0 0,2">
          <text:p/>
        </draw:polygon>
        <draw:path draw:style-name="gr8" draw:text-style-name="P7" draw:layer="layout" svg:width="0.002cm" svg:height="0.002cm" svg:x="8.374cm" svg:y="7.783cm" svg:viewBox="0 0 3 3" svg:d="M0 3c2 0 3 0 3-3-1 0-3 0-3 3z">
          <text:p/>
        </draw:path>
        <draw:polygon draw:style-name="gr8" draw:text-style-name="P7" draw:layer="layout" svg:width="0cm" svg:height="0.002cm" svg:x="8.441cm" svg:y="7.853cm" svg:viewBox="0 0 0 3" draw:points="0,3 0,3 0,0 0,0">
          <text:p/>
        </draw:polygon>
        <draw:path draw:style-name="gr8" draw:text-style-name="P7" draw:layer="layout" svg:width="0.003cm" svg:height="0.002cm" svg:x="8.443cm" svg:y="7.855cm" svg:viewBox="0 0 4 3" svg:d="M0 3c0 0 3 0 0 0 3 0 6 0 3-3 0 0-3 0-3 3z">
          <text:p/>
        </draw:path>
        <draw:path draw:style-name="gr8" draw:text-style-name="P7" draw:layer="layout" svg:width="0.003cm" svg:height="0.002cm" svg:x="8.445cm" svg:y="7.842cm" svg:viewBox="0 0 4 3" svg:d="M0 3c3 0 6-3 3-3z">
          <text:p/>
        </draw:path>
        <draw:path draw:style-name="gr8" draw:text-style-name="P7" draw:layer="layout" svg:width="0cm" svg:height="0.002cm" svg:x="8.444cm" svg:y="7.852cm" svg:viewBox="0 0 1 3" svg:d="M0 0v3c0 0 2-3 0-3z">
          <text:p/>
        </draw:path>
        <draw:path draw:style-name="gr8" draw:text-style-name="P7" draw:layer="layout" svg:width="0.002cm" svg:height="0.001cm" svg:x="8.447cm" svg:y="7.847cm" svg:viewBox="0 0 3 2" svg:d="M0 2c0 0 0 1 2 0 0 0 1 0 1-2-1 0-3 0-3 2z">
          <text:p/>
        </draw:path>
        <draw:path draw:style-name="gr8" draw:text-style-name="P7" draw:layer="layout" svg:width="0.003cm" svg:height="0.002cm" svg:x="8.521cm" svg:y="7.812cm" svg:viewBox="0 0 4 3" svg:d="M0 0v3c0 0 6 0 3-3z">
          <text:p/>
        </draw:path>
        <draw:path draw:style-name="gr8" draw:text-style-name="P7" draw:layer="layout" svg:width="0.003cm" svg:height="0.002cm" svg:x="8.448cm" svg:y="7.842cm" svg:viewBox="0 0 4 3" svg:d="M0 2v1c0 0 3-1 3 0 0-1 3-3 0-3s-3 0-3 2z">
          <text:p/>
        </draw:path>
        <draw:path draw:style-name="gr8" draw:text-style-name="P7" draw:layer="layout" svg:width="0.003cm" svg:height="0.002cm" svg:x="8.526cm" svg:y="7.798cm" svg:viewBox="0 0 4 3" svg:d="M0 0v3h4c0-3-4-3-4-3z">
          <text:p/>
        </draw:path>
        <draw:path draw:style-name="gr8" draw:text-style-name="P7" draw:layer="layout" svg:width="0.002cm" svg:height="0.002cm" svg:x="8.523cm" svg:y="7.788cm" svg:viewBox="0 0 3 3" svg:d="M3 3v-3h-3v3c3 0 3 0 3 0z">
          <text:p/>
        </draw:path>
        <draw:polygon draw:style-name="gr8" draw:text-style-name="P7" draw:layer="layout" svg:width="0.002cm" svg:height="0.002cm" svg:x="8.384cm" svg:y="7.848cm" svg:viewBox="0 0 3 3" draw:points="0,3 3,3 3,0 0,0">
          <text:p/>
        </draw:polygon>
        <draw:polygon draw:style-name="gr8" draw:text-style-name="P7" draw:layer="layout" svg:width="0cm" svg:height="0cm" svg:x="8.438cm" svg:y="7.844cm" svg:viewBox="0 0 0 0" draw:points="0,0">
          <text:p/>
        </draw:polygon>
        <draw:polygon draw:style-name="gr8" draw:text-style-name="P7" draw:layer="layout" svg:width="0cm" svg:height="0cm" svg:x="8.524cm" svg:y="7.788cm" svg:viewBox="0 0 0 0" draw:points="0,0">
          <text:p/>
        </draw:polygon>
        <draw:path draw:style-name="gr8" draw:text-style-name="P7" draw:layer="layout" svg:width="0.002cm" svg:height="0.003cm" svg:x="8.439cm" svg:y="7.822cm" svg:viewBox="0 0 3 4" svg:d="M3 0c-3 0-3 3-3 4 2 0 2-4 3-4z">
          <text:p/>
        </draw:path>
        <draw:path draw:style-name="gr8" draw:text-style-name="P7" draw:layer="layout" svg:width="0.001cm" svg:height="0.002cm" svg:x="8.443cm" svg:y="7.837cm" svg:viewBox="0 0 2 3" svg:d="M0 3h2v-3c-2 0-2 0-2 3z">
          <text:p/>
        </draw:path>
        <draw:polygon draw:style-name="gr8" draw:text-style-name="P7" draw:layer="layout" svg:width="0cm" svg:height="0.002cm" svg:x="8.442cm" svg:y="7.841cm" svg:viewBox="0 0 0 3" draw:points="0,3 0,3 0,0 0,0">
          <text:p/>
        </draw:polygon>
        <draw:path draw:style-name="gr8" draw:text-style-name="P7" draw:layer="layout" svg:width="0.004cm" svg:height="0.003cm" svg:x="8.437cm" svg:y="7.841cm" svg:viewBox="0 0 5 4" svg:d="M0 3l2 1c2-1 4-3 2-4-4 0-2 1-4 3z">
          <text:p/>
        </draw:path>
        <draw:path draw:style-name="gr8" draw:text-style-name="P7" draw:layer="layout" svg:width="0.002cm" svg:height="0.002cm" svg:x="8.44cm" svg:y="7.839cm" svg:viewBox="0 0 3 3" svg:d="M0 0c0 0 0 2 0 3l3-3z">
          <text:p/>
        </draw:path>
        <draw:path draw:style-name="gr8" draw:text-style-name="P7" draw:layer="layout" svg:width="0.001cm" svg:height="0.002cm" svg:x="8.438cm" svg:y="7.837cm" svg:viewBox="0 0 2 3" svg:d="M2 0c-2 0-2 0-2 3z">
          <text:p/>
        </draw:path>
        <draw:path draw:style-name="gr8" draw:text-style-name="P7" draw:layer="layout" svg:width="0.002cm" svg:height="0.002cm" svg:x="8.479cm" svg:y="7.789cm" svg:viewBox="0 0 3 3" svg:d="M0 0v3c0 0 3 0 3-3-1 0-3 0-3 0z">
          <text:p/>
        </draw:path>
        <draw:path draw:style-name="gr8" draw:text-style-name="P7" draw:layer="layout" svg:width="0.002cm" svg:height="0.002cm" svg:x="8.482cm" svg:y="7.79cm" svg:viewBox="0 0 3 3" svg:d="M0 0v3c0-1 3-1 3-3z">
          <text:p/>
        </draw:path>
        <draw:path draw:style-name="gr8" draw:text-style-name="P7" draw:layer="layout" svg:width="0.006cm" svg:height="0.002cm" svg:x="8.546cm" svg:y="7.795cm" svg:viewBox="0 0 7 3" svg:d="M7 0c-1 3-3 0 0 0-3 0-4 2-7 2v1c3 0 6 0 7-3z">
          <text:p/>
        </draw:path>
        <draw:path draw:style-name="gr8" draw:text-style-name="P7" draw:layer="layout" svg:width="0.001cm" svg:height="0.002cm" svg:x="8.415cm" svg:y="7.833cm" svg:viewBox="0 0 2 3" svg:d="M0 0v3c0-3 2-3 2-3-2 0-2 0-2 0z">
          <text:p/>
        </draw:path>
        <draw:path draw:style-name="gr8" draw:text-style-name="P7" draw:layer="layout" svg:width="0.002cm" svg:height="0.002cm" svg:x="8.491cm" svg:y="7.784cm" svg:viewBox="0 0 3 3" svg:d="M3 0c-3 0-3 0-3 0v3c3 0 3-3 3-3z">
          <text:p/>
        </draw:path>
        <draw:path draw:style-name="gr8" draw:text-style-name="P7" draw:layer="layout" svg:width="0.002cm" svg:height="0.002cm" svg:x="8.38cm" svg:y="7.855cm" svg:viewBox="0 0 3 3" svg:d="M3 0c-3 0-3 0-3 3z">
          <text:p/>
        </draw:path>
        <draw:polygon draw:style-name="gr8" draw:text-style-name="P7" draw:layer="layout" svg:width="0cm" svg:height="0cm" svg:x="8.381cm" svg:y="7.854cm" svg:viewBox="0 0 0 0" draw:points="0,0">
          <text:p/>
        </draw:polygon>
        <draw:path draw:style-name="gr8" draw:text-style-name="P7" draw:layer="layout" svg:width="0.002cm" svg:height="0.002cm" svg:x="8.548cm" svg:y="7.792cm" svg:viewBox="0 0 3 3" svg:d="M3 0c-3 0-3 2-3 3 3 0 3-3 3-3z">
          <text:p/>
        </draw:path>
        <draw:polygon draw:style-name="gr8" draw:text-style-name="P7" draw:layer="layout" svg:width="0.003cm" svg:height="0.002cm" svg:x="8.497cm" svg:y="7.793cm" svg:viewBox="0 0 4 3" draw:points="0,3 4,0 0,0">
          <text:p/>
        </draw:polygon>
        <draw:path draw:style-name="gr8" draw:text-style-name="P7" draw:layer="layout" svg:width="0.003cm" svg:height="0.002cm" svg:x="8.444cm" svg:y="7.823cm" svg:viewBox="0 0 4 3" svg:d="M0 3h3c3 0 0-3 0-3 0 0-3 0-3 3z">
          <text:p/>
        </draw:path>
        <draw:path draw:style-name="gr8" draw:text-style-name="P7" draw:layer="layout" svg:width="0.002cm" svg:height="0.002cm" svg:x="8.444cm" svg:y="7.829cm" svg:viewBox="0 0 3 3" svg:d="M0 3h3v-3c-3 0-3 0-3 3z">
          <text:p/>
        </draw:path>
        <draw:polygon draw:style-name="gr8" draw:text-style-name="P7" draw:layer="layout" svg:width="0cm" svg:height="0.001cm" svg:x="8.447cm" svg:y="7.826cm" svg:viewBox="0 0 0 2" draw:points="0,2 0,2 0,0">
          <text:p/>
        </draw:polygon>
        <draw:path draw:style-name="gr8" draw:text-style-name="P7" draw:layer="layout" svg:width="0.003cm" svg:height="0.002cm" svg:x="8.494cm" svg:y="7.793cm" svg:viewBox="0 0 4 3" svg:d="M0 3c2 0 4 0 4-3h-4z">
          <text:p/>
        </draw:path>
        <draw:path draw:style-name="gr8" draw:text-style-name="P7" draw:layer="layout" svg:width="0.004cm" svg:height="0.004cm" svg:x="8.439cm" svg:y="7.826cm" svg:viewBox="0 0 5 5" svg:d="M0 5l5-5h-2c-1 2-3 2-3 5z">
          <text:p/>
        </draw:path>
        <draw:path draw:style-name="gr8" draw:text-style-name="P7" draw:layer="layout" svg:width="0.009cm" svg:height="0.007cm" svg:x="8.485cm" svg:y="7.787cm" svg:viewBox="0 0 10 8" svg:d="M6 0c-2 1-5 1-6 5 1 3 1-2 4-2l2 5c2 1 4 0 4-1v-2c-4 0-4-4-4-5z">
          <text:p/>
        </draw:path>
        <draw:path draw:style-name="gr8" draw:text-style-name="P7" draw:layer="layout" svg:width="0cm" svg:height="0cm" svg:x="8.49cm" svg:y="7.793cm" svg:viewBox="0 0 0 1" svg:d="M0 0c0 2 0 0 0 0z">
          <text:p/>
        </draw:path>
        <draw:path draw:style-name="gr8" draw:text-style-name="P7" draw:layer="layout" svg:width="0.001cm" svg:height="0.002cm" svg:x="8.44cm" svg:y="7.869cm" svg:viewBox="0 0 2 3" svg:d="M0 3h2v-3c-2 0-2 3-2 3z">
          <text:p/>
        </draw:path>
        <draw:polygon draw:style-name="gr8" draw:text-style-name="P7" draw:layer="layout" svg:width="0cm" svg:height="0cm" svg:x="8.496cm" svg:y="7.877cm" svg:viewBox="0 0 0 0" draw:points="0,0">
          <text:p/>
        </draw:polygon>
        <draw:path draw:style-name="gr8" draw:text-style-name="P7" draw:layer="layout" svg:width="0.003cm" svg:height="0.002cm" svg:x="8.415cm" svg:y="7.844cm" svg:viewBox="0 0 4 3" svg:d="M3 0c0 0-3 0-3 2 0 1 3 1 3 1 3-1 0-1 0-3z">
          <text:p/>
        </draw:path>
        <draw:path draw:style-name="gr8" draw:text-style-name="P7" draw:layer="layout" svg:width="0.001cm" svg:height="0.002cm" svg:x="8.495cm" svg:y="7.882cm" svg:viewBox="0 0 2 3" svg:d="M0 3h2c0-3 0-3-2-3z">
          <text:p/>
        </draw:path>
        <draw:polygon draw:style-name="gr8" draw:text-style-name="P7" draw:layer="layout" svg:width="0cm" svg:height="0cm" svg:x="8.415cm" svg:y="7.846cm" svg:viewBox="0 0 0 0" draw:points="0,0">
          <text:p/>
        </draw:polygon>
        <draw:polygon draw:style-name="gr8" draw:text-style-name="P7" draw:layer="layout" svg:width="0cm" svg:height="0cm" svg:x="8.415cm" svg:y="7.846cm" svg:viewBox="0 0 0 0" draw:points="0,0">
          <text:p/>
        </draw:polygon>
        <draw:path draw:style-name="gr8" draw:text-style-name="P7" draw:layer="layout" svg:width="0.003cm" svg:height="0.002cm" svg:x="8.415cm" svg:y="7.848cm" svg:viewBox="0 0 4 3" svg:d="M3 0l-3 2c0 1 3 1 3 1 0 0 0-1 0 0 0-1 3-3 0-3z">
          <text:p/>
        </draw:path>
        <draw:path draw:style-name="gr8" draw:text-style-name="P7" draw:layer="layout" svg:width="0.003cm" svg:height="0.003cm" svg:x="8.444cm" svg:y="7.869cm" svg:viewBox="0 0 4 4" svg:d="M3 4c0 0 3 0 0-3 0-3-3 3-3 3z">
          <text:p/>
        </draw:path>
        <draw:polygon draw:style-name="gr8" draw:text-style-name="P7" draw:layer="layout" svg:width="0cm" svg:height="0cm" svg:x="8.495cm" svg:y="7.883cm" svg:viewBox="0 0 0 0" draw:points="0,0">
          <text:p/>
        </draw:polygon>
        <draw:path draw:style-name="gr8" draw:text-style-name="P7" draw:layer="layout" svg:width="0.001cm" svg:height="0.002cm" svg:x="8.494cm" svg:y="7.878cm" svg:viewBox="0 0 2 3" svg:d="M0 3c2 0 2-3 2-3-2 0-2 0-2 3z">
          <text:p/>
        </draw:path>
        <draw:path draw:style-name="gr8" draw:text-style-name="P7" draw:layer="layout" svg:width="0.001cm" svg:height="0.002cm" svg:x="8.498cm" svg:y="7.878cm" svg:viewBox="0 0 2 3" svg:d="M0 3c2-1 2-3 2-3-2 0-2 2-2 3z">
          <text:p/>
        </draw:path>
        <draw:polygon draw:style-name="gr8" draw:text-style-name="P7" draw:layer="layout" svg:width="0cm" svg:height="0.001cm" svg:x="8.498cm" svg:y="7.855cm" svg:viewBox="0 0 0 2" draw:points="0,0 0,0 0,2">
          <text:p/>
        </draw:polygon>
        <draw:path draw:style-name="gr8" draw:text-style-name="P7" draw:layer="layout" svg:width="0cm" svg:height="0.001cm" svg:x="8.499cm" svg:y="7.855cm" svg:viewBox="0 0 1 2" svg:d="M0 0v2c0-2 2-2 0-2z">
          <text:p/>
        </draw:path>
        <draw:path draw:style-name="gr8" draw:text-style-name="P7" draw:layer="layout" svg:width="0.001cm" svg:height="0.002cm" svg:x="8.409cm" svg:y="7.883cm" svg:viewBox="0 0 2 3" svg:d="M0 3h2c0-3 0-3-2-3z">
          <text:p/>
        </draw:path>
        <draw:path draw:style-name="gr8" draw:text-style-name="P7" draw:layer="layout" svg:width="0cm" svg:height="0.002cm" svg:x="8.496cm" svg:y="7.876cm" svg:viewBox="0 0 1 3" svg:d="M0 0v3c2 0 0-3 0-3z">
          <text:p/>
        </draw:path>
        <draw:path draw:style-name="gr8" draw:text-style-name="P7" draw:layer="layout" svg:width="0.001cm" svg:height="0.002cm" svg:x="8.498cm" svg:y="7.881cm" svg:viewBox="0 0 2 3" svg:d="M0 3h2v-3c-2 0-2 0-2 3z">
          <text:p/>
        </draw:path>
        <draw:path draw:style-name="gr8" draw:text-style-name="P7" draw:layer="layout" svg:width="0.002cm" svg:height="0.002cm" svg:x="8.415cm" svg:y="7.837cm" svg:viewBox="0 0 3 3" svg:d="M3 3v-3h-3c3 0 0 0 0 0 0 0 0 2 0 3 0 0 3-1 3 0z">
          <text:p/>
        </draw:path>
        <draw:path draw:style-name="gr8" draw:text-style-name="P7" draw:layer="layout" svg:width="0.002cm" svg:height="0.002cm" svg:x="8.415cm" svg:y="7.841cm" svg:viewBox="0 0 3 3" svg:d="M3 3v-3c-3 0-6 3 0 3z">
          <text:p/>
        </draw:path>
        <draw:polygon draw:style-name="gr8" draw:text-style-name="P7" draw:layer="layout" svg:width="0cm" svg:height="0.002cm" svg:x="8.444cm" svg:y="7.809cm" svg:viewBox="0 0 0 3" draw:points="0,0 0,3">
          <text:p/>
        </draw:polygon>
        <draw:path draw:style-name="gr8" draw:text-style-name="P7" draw:layer="layout" svg:width="0.002cm" svg:height="0.002cm" svg:x="8.408cm" svg:y="7.879cm" svg:viewBox="0 0 3 3" svg:d="M3 0c-3 0-3 0-3 3 3 0 3-3 3-3z">
          <text:p/>
        </draw:path>
        <draw:polygon draw:style-name="gr8" draw:text-style-name="P7" draw:layer="layout" svg:width="0cm" svg:height="0.002cm" svg:x="8.443cm" svg:y="7.812cm" svg:viewBox="0 0 0 3" draw:points="0,3 0,3 0,0 0,0">
          <text:p/>
        </draw:polygon>
        <draw:path draw:style-name="gr8" draw:text-style-name="P7" draw:layer="layout" svg:width="0cm" svg:height="0.002cm" svg:x="8.445cm" svg:y="7.88cm" svg:viewBox="0 0 1 3" svg:d="M0 0v3c0 0 2 0 0-3z">
          <text:p/>
        </draw:path>
        <draw:polygon draw:style-name="gr8" draw:text-style-name="P7" draw:layer="layout" svg:width="0cm" svg:height="0.002cm" svg:x="8.442cm" svg:y="7.882cm" svg:viewBox="0 0 0 3" draw:points="0,3 0,0 0,0">
          <text:p/>
        </draw:polygon>
        <draw:path draw:style-name="gr8" draw:text-style-name="P7" draw:layer="layout" svg:width="0.002cm" svg:height="0.003cm" svg:x="8.441cm" svg:y="7.878cm" svg:viewBox="0 0 3 4" svg:d="M0 4h3v-3c-3-3-3 3-3 3z">
          <text:p/>
        </draw:path>
        <draw:path draw:style-name="gr8" draw:text-style-name="P7" draw:layer="layout" svg:width="0.002cm" svg:height="0.001cm" svg:x="8.436cm" svg:y="7.869cm" svg:viewBox="0 0 3 2" svg:d="M0 2c2 1 2 0 3 0-1-2-1-2-3-2z">
          <text:p/>
        </draw:path>
        <draw:path draw:style-name="gr8" draw:text-style-name="P7" draw:layer="layout" svg:width="0.002cm" svg:height="0.002cm" svg:x="8.446cm" svg:y="7.806cm" svg:viewBox="0 0 3 3" svg:d="M0 3c0 0 3 0 3-3h-3z">
          <text:p/>
        </draw:path>
        <draw:polygon draw:style-name="gr8" draw:text-style-name="P7" draw:layer="layout" svg:width="0cm" svg:height="0cm" svg:x="8.446cm" svg:y="7.807cm" svg:viewBox="0 0 0 0" draw:points="0,0">
          <text:p/>
        </draw:polygon>
        <draw:polygon draw:style-name="gr8" draw:text-style-name="P7" draw:layer="layout" svg:width="0cm" svg:height="0.002cm" svg:x="8.445cm" svg:y="7.815cm" svg:viewBox="0 0 0 3" draw:points="0,3 0,3 0,0 0,0">
          <text:p/>
        </draw:polygon>
        <draw:path draw:style-name="gr8" draw:text-style-name="P7" draw:layer="layout" svg:width="0.002cm" svg:height="0.002cm" svg:x="8.437cm" svg:y="7.865cm" svg:viewBox="0 0 3 3" svg:d="M2 0l-2 2v1c2 0 2-1 3-1 0-2-1-2-1-2z">
          <text:p/>
        </draw:path>
        <draw:polygon draw:style-name="gr8" draw:text-style-name="P7" draw:layer="layout" svg:width="0cm" svg:height="0cm" svg:x="8.438cm" svg:y="7.867cm" svg:viewBox="0 0 0 0" draw:points="0,0">
          <text:p/>
        </draw:polygon>
        <draw:path draw:style-name="gr8" draw:text-style-name="P7" draw:layer="layout" svg:width="0.001cm" svg:height="0.003cm" svg:x="8.441cm" svg:y="7.865cm" svg:viewBox="0 0 2 4" svg:d="M2 3c0-3 0-3-2-3v3c0 0 2 3 2 0z">
          <text:p/>
        </draw:path>
        <draw:polygon draw:style-name="gr8" draw:text-style-name="P7" draw:layer="layout" svg:width="0cm" svg:height="0cm" svg:x="8.438cm" svg:y="7.883cm" svg:viewBox="0 0 0 0" draw:points="0,0">
          <text:p/>
        </draw:polygon>
        <draw:path draw:style-name="gr8" draw:text-style-name="P7" draw:layer="layout" svg:width="0.002cm" svg:height="0.003cm" svg:x="8.438cm" svg:y="7.882cm" svg:viewBox="0 0 3 4" svg:d="M0 3c0 3 0 0 3-3h-3z">
          <text:p/>
        </draw:path>
        <draw:path draw:style-name="gr8" draw:text-style-name="P7" draw:layer="layout" svg:width="0.005cm" svg:height="0.004cm" svg:x="8.467cm" svg:y="7.804cm" svg:viewBox="0 0 6 5" svg:d="M2 5c4 0 3-3 4-5-3-2-4 5-6 3 0 2 2 2 2 2z">
          <text:p/>
        </draw:path>
        <draw:path draw:style-name="gr8" draw:text-style-name="P7" draw:layer="layout" svg:width="0.004cm" svg:height="0.004cm" svg:x="8.437cm" svg:y="7.876cm" svg:viewBox="0 0 5 5" svg:d="M1 5c2 0 6-3 4-5-2 0-6 3-4 5z">
          <text:p/>
        </draw:path>
        <draw:path draw:style-name="gr8" draw:text-style-name="P7" draw:layer="layout" svg:width="0.002cm" svg:height="0.003cm" svg:x="8.394cm" svg:y="7.882cm" svg:viewBox="0 0 3 4" svg:d="M3 4v-4h-3c0 0 3 3 3 4z">
          <text:p/>
        </draw:path>
        <draw:path draw:style-name="gr8" draw:text-style-name="P7" draw:layer="layout" svg:width="0.003cm" svg:height="0.003cm" svg:x="8.549cm" svg:y="7.86cm" svg:viewBox="0 0 4 4" svg:d="M4 1c0 0 0-1-2-1l-2 3v1c2 0 4-1 4-3z">
          <text:p/>
        </draw:path>
        <draw:polygon draw:style-name="gr8" draw:text-style-name="P7" draw:layer="layout" svg:width="0cm" svg:height="0.001cm" svg:x="8.55cm" svg:y="7.865cm" svg:viewBox="0 0 0 2" draw:points="0,2 0,2 0,0 0,0">
          <text:p/>
        </draw:polygon>
        <draw:path draw:style-name="gr8" draw:text-style-name="P7" draw:layer="layout" svg:width="0.001cm" svg:height="0.002cm" svg:x="8.556cm" svg:y="7.868cm" svg:viewBox="0 0 2 3" svg:d="M0 0v3c0 0 0-3 2-3-2 0-2 0-2 0z">
          <text:p/>
        </draw:path>
        <draw:polygon draw:style-name="gr8" draw:text-style-name="P7" draw:layer="layout" svg:width="0.001cm" svg:height="0.001cm" svg:x="8.552cm" svg:y="7.864cm" svg:viewBox="0 0 2 2" draw:points="0,2 2,2 2,0 0,0">
          <text:p/>
        </draw:polygon>
        <draw:polygon draw:style-name="gr8" draw:text-style-name="P7" draw:layer="layout" svg:width="0cm" svg:height="0.002cm" svg:x="8.398cm" svg:y="7.883cm" svg:viewBox="0 0 0 3" draw:points="0,3 0,3 0,0 0,0">
          <text:p/>
        </draw:polygon>
        <draw:polygon draw:style-name="gr8" draw:text-style-name="P7" draw:layer="layout" svg:width="0cm" svg:height="0.001cm" svg:x="8.494cm" svg:y="7.843cm" svg:viewBox="0 0 0 2" draw:points="0,0 0,2">
          <text:p/>
        </draw:polygon>
        <draw:polygon draw:style-name="gr8" draw:text-style-name="P7" draw:layer="layout" svg:width="0cm" svg:height="0.002cm" svg:x="8.499cm" svg:y="7.868cm" svg:viewBox="0 0 0 3" draw:points="0,3 0,3 0,0 0,0">
          <text:p/>
        </draw:polygon>
        <draw:path draw:style-name="gr8" draw:text-style-name="P7" draw:layer="layout" svg:width="0.002cm" svg:height="0.002cm" svg:x="8.493cm" svg:y="7.839cm" svg:viewBox="0 0 3 3" svg:d="M0 3l3-3c-3 0-3 3-3 3z">
          <text:p/>
        </draw:path>
        <draw:polygon draw:style-name="gr8" draw:text-style-name="P7" draw:layer="layout" svg:width="0.001cm" svg:height="0.002cm" svg:x="8.407cm" svg:y="7.87cm" svg:viewBox="0 0 2 3" draw:points="2,0 0,0 0,3">
          <text:p/>
        </draw:polygon>
        <draw:path draw:style-name="gr8" draw:text-style-name="P7" draw:layer="layout" svg:width="0.002cm" svg:height="0.001cm" svg:x="8.374cm" svg:y="7.761cm" svg:viewBox="0 0 3 2" svg:d="M3 2c0-2 0-2 0-2l-3 2c0 1 3 0 3 0z">
          <text:p/>
        </draw:path>
        <draw:path draw:style-name="gr8" draw:text-style-name="P7" draw:layer="layout" svg:width="0.002cm" svg:height="0.002cm" svg:x="8.374cm" svg:y="7.77cm" svg:viewBox="0 0 3 3" svg:d="M0 3l3-3c-3 0-3 3-3 3z">
          <text:p/>
        </draw:path>
        <draw:polygon draw:style-name="gr8" draw:text-style-name="P7" draw:layer="layout" svg:width="0cm" svg:height="0.001cm" svg:x="8.374cm" svg:y="7.764cm" svg:viewBox="0 0 0 2" draw:points="0,0 0,0 0,2 0,2">
          <text:p/>
        </draw:polygon>
        <draw:path draw:style-name="gr8" draw:text-style-name="P7" draw:layer="layout" svg:width="0.003cm" svg:height="0.002cm" svg:x="8.545cm" svg:y="7.829cm" svg:viewBox="0 0 4 3" svg:d="M0 3c3 0 6 0 3-3 0 0-3 0-3 3z">
          <text:p/>
        </draw:path>
        <draw:path draw:style-name="gr8" draw:text-style-name="P7" draw:layer="layout" svg:width="0.001cm" svg:height="0.002cm" svg:x="8.373cm" svg:y="7.78cm" svg:viewBox="0 0 2 3" svg:d="M0 0v3h2c0-3 0-3-2-3z">
          <text:p/>
        </draw:path>
        <draw:polygon draw:style-name="gr8" draw:text-style-name="P7" draw:layer="layout" svg:width="0cm" svg:height="0cm" svg:x="8.522cm" svg:y="7.837cm" svg:viewBox="0 0 0 0" draw:points="0,0">
          <text:p/>
        </draw:polygon>
        <draw:path draw:style-name="gr8" draw:text-style-name="P7" draw:layer="layout" svg:width="0.001cm" svg:height="0.003cm" svg:x="8.522cm" svg:y="7.836cm" svg:viewBox="0 0 2 4" svg:d="M0 4l2-2c0 0 0-2-2-2 2 0 0 0 0 0 0 2 0 4 0 4z">
          <text:p/>
        </draw:path>
        <draw:path draw:style-name="gr8" draw:text-style-name="P7" draw:layer="layout" svg:width="0.003cm" svg:height="0.003cm" svg:x="8.546cm" svg:y="7.865cm" svg:viewBox="0 0 4 4" svg:d="M0 0v4c9 0 0-3 0-4z">
          <text:p/>
        </draw:path>
        <draw:path draw:style-name="gr8" draw:text-style-name="P7" draw:layer="layout" svg:width="0.001cm" svg:height="0cm" svg:x="8.555cm" svg:y="7.885cm" svg:viewBox="0 0 2 0" svg:d="M2 0c-2 0-2 0-2 0z">
          <text:p/>
        </draw:path>
        <draw:path draw:style-name="gr8" draw:text-style-name="P7" draw:layer="layout" svg:width="0.001cm" svg:height="0.002cm" svg:x="8.494cm" svg:y="7.85cm" svg:viewBox="0 0 2 3" svg:d="M0 0v3l2-3c-2 0-2 0-2 0z">
          <text:p/>
        </draw:path>
        <draw:polygon draw:style-name="gr8" draw:text-style-name="P7" draw:layer="layout" svg:width="0.001cm" svg:height="0.002cm" svg:x="8.385cm" svg:y="7.882cm" svg:viewBox="0 0 2 3" draw:points="0,3 2,0 0,0">
          <text:p/>
        </draw:polygon>
        <draw:path draw:style-name="gr8" draw:text-style-name="P7" draw:layer="layout" svg:width="0cm" svg:height="0.002cm" svg:x="8.398cm" svg:y="7.863cm" svg:viewBox="0 0 0 3" svg:d="M0 0v3c0-1 0-1 0-1z">
          <text:p/>
        </draw:path>
        <draw:path draw:style-name="gr8" draw:text-style-name="P7" draw:layer="layout" svg:width="0.005cm" svg:height="0.004cm" svg:x="8.399cm" svg:y="7.867cm" svg:viewBox="0 0 6 5" svg:d="M3 5c1 0 3 0 3-2 0 2-2-1 0 0-2-1-3-3-5-3-2 2 2 2 2 5z">
          <text:p/>
        </draw:path>
        <draw:polygon draw:style-name="gr8" draw:text-style-name="P7" draw:layer="layout" svg:width="0cm" svg:height="0.001cm" svg:x="8.394cm" svg:y="7.879cm" svg:viewBox="0 0 0 2" draw:points="0,0 0,0 0,2 0,2">
          <text:p/>
        </draw:polygon>
        <draw:path draw:style-name="gr8" draw:text-style-name="P7" draw:layer="layout" svg:width="0.002cm" svg:height="0.002cm" svg:x="8.397cm" svg:y="7.877cm" svg:viewBox="0 0 3 3" svg:d="M0 3c3 0 3 0 3-3 0 0-3 0-3 3z">
          <text:p/>
        </draw:path>
        <draw:path draw:style-name="gr8" draw:text-style-name="P7" draw:layer="layout" svg:width="0.002cm" svg:height="0.003cm" svg:x="8.545cm" svg:y="7.825cm" svg:viewBox="0 0 3 4" svg:d="M0 0v3c0 0 0 1 3 1 0-1 0-4-3-4z">
          <text:p/>
        </draw:path>
        <draw:polygon draw:style-name="gr8" draw:text-style-name="P7" draw:layer="layout" svg:width="0cm" svg:height="0.001cm" svg:x="8.495cm" svg:y="7.855cm" svg:viewBox="0 0 0 2" draw:points="0,2 0,0">
          <text:p/>
        </draw:polygon>
        <draw:path draw:style-name="gr8" draw:text-style-name="P7" draw:layer="layout" svg:width="0cm" svg:height="0.002cm" svg:x="8.497cm" svg:y="7.866cm" svg:viewBox="0 0 1 3" svg:d="M0 3c0-1 0 0 0 0 0-1 2-3 0-3z">
          <text:p/>
        </draw:path>
        <draw:path draw:style-name="gr8" draw:text-style-name="P7" draw:layer="layout" svg:width="0.002cm" svg:height="0.003cm" svg:x="8.403cm" svg:y="7.867cm" svg:viewBox="0 0 3 4" svg:d="M0 0c0 1 3 3 3 4 0-3 0-4-3-4z">
          <text:p/>
        </draw:path>
        <draw:path draw:style-name="gr8" draw:text-style-name="P7" draw:layer="layout" svg:width="0.001cm" svg:height="0.002cm" svg:x="8.493cm" svg:y="7.853cm" svg:viewBox="0 0 2 3" svg:d="M2 0c-2 0-2 0-2 3 2 0 2-3 2-3z">
          <text:p/>
        </draw:path>
        <draw:path draw:style-name="gr8" draw:text-style-name="P7" draw:layer="layout" svg:width="0.001cm" svg:height="0.002cm" svg:x="8.493cm" svg:y="7.866cm" svg:viewBox="0 0 2 3" svg:d="M0 2c2 0 2-2 2-2-2 0-2 0-2 2v1c2-1 2-1 0-1z">
          <text:p/>
        </draw:path>
        <draw:path draw:style-name="gr8" draw:text-style-name="P7" draw:layer="layout" svg:width="0.002cm" svg:height="0.002cm" svg:x="8.495cm" svg:y="7.868cm" svg:viewBox="0 0 3 3" svg:d="M0 3c3-1 3-3 3-3-3 0-3 2-3 3z">
          <text:p/>
        </draw:path>
        <draw:polygon draw:style-name="gr8" draw:text-style-name="P7" draw:layer="layout" svg:width="0cm" svg:height="0.002cm" svg:x="8.401cm" svg:y="7.864cm" svg:viewBox="0 0 0 3" draw:points="0,3 0,0">
          <text:p/>
        </draw:polygon>
        <draw:polygon draw:style-name="gr8" draw:text-style-name="P7" draw:layer="layout" svg:width="0cm" svg:height="0cm" svg:x="8.403cm" svg:y="7.866cm" svg:viewBox="0 0 0 0" draw:points="0,0">
          <text:p/>
        </draw:polygon>
        <draw:polygon draw:style-name="gr8" draw:text-style-name="P7" draw:layer="layout" svg:width="0cm" svg:height="0.001cm" svg:x="8.494cm" svg:y="7.864cm" svg:viewBox="0 0 0 2" draw:points="0,0 0,0 0,2 0,2">
          <text:p/>
        </draw:polygon>
        <draw:polygon draw:style-name="gr8" draw:text-style-name="P7" draw:layer="layout" svg:width="0.002cm" svg:height="0.002cm" svg:x="8.535cm" svg:y="7.865cm" svg:viewBox="0 0 3 3" draw:points="3,0 0,0 0,0 3,3 3,3">
          <text:p/>
        </draw:polygon>
        <draw:polygon draw:style-name="gr8" draw:text-style-name="P7" draw:layer="layout" svg:width="0cm" svg:height="0.002cm" svg:x="8.397cm" svg:y="7.789cm" svg:viewBox="0 0 0 3" draw:points="0,0 0,3 0,3">
          <text:p/>
        </draw:polygon>
        <draw:polygon draw:style-name="gr8" draw:text-style-name="P7" draw:layer="layout" svg:width="0.002cm" svg:height="0.002cm" svg:x="8.399cm" svg:y="7.796cm" svg:viewBox="0 0 3 3" draw:points="3,0 0,0 0,3">
          <text:p/>
        </draw:polygon>
        <draw:path draw:style-name="gr8" draw:text-style-name="P7" draw:layer="layout" svg:width="0.004cm" svg:height="0.003cm" svg:x="8.385cm" svg:y="7.834cm" svg:viewBox="0 0 5 4" svg:d="M0 0c-2 3 5 1 5 4 0-3 0-1 0 0 0-1 0-1 0-1-2-2-2-3-5-3z">
          <text:p/>
        </draw:path>
        <draw:polygon draw:style-name="gr8" draw:text-style-name="P7" draw:layer="layout" svg:width="0cm" svg:height="0.001cm" svg:x="8.397cm" svg:y="7.792cm" svg:viewBox="0 0 0 2" draw:points="0,0 0,2 0,2">
          <text:p/>
        </draw:polygon>
        <draw:path draw:style-name="gr8" draw:text-style-name="P7" draw:layer="layout" svg:width="0.002cm" svg:height="0.003cm" svg:x="8.55cm" svg:y="7.884cm" svg:viewBox="0 0 3 4" svg:d="M0 0c0 0 0 2 0 4 0-2 3-2 0 0 3-2 6-4 0-4z">
          <text:p/>
        </draw:path>
        <draw:path draw:style-name="gr8" draw:text-style-name="P7" draw:layer="layout" svg:width="0cm" svg:height="0.003cm" svg:x="8.401cm" svg:y="7.791cm" svg:viewBox="0 0 1 4" svg:d="M0 0v4c0-1 2-4 0-4z">
          <text:p/>
        </draw:path>
        <draw:path draw:style-name="gr8" draw:text-style-name="P7" draw:layer="layout" svg:width="0.003cm" svg:height="0.002cm" svg:x="8.429cm" svg:y="7.808cm" svg:viewBox="0 0 4 3" svg:d="M0 3c6 0 3-3 3-3-3 0-3 2-3 3z">
          <text:p/>
        </draw:path>
        <draw:path draw:style-name="gr8" draw:text-style-name="P7" draw:layer="layout" svg:width="0cm" svg:height="0.002cm" svg:x="8.429cm" svg:y="7.804cm" svg:viewBox="0 0 1 3" svg:d="M0 0v3c0 0 2-3 0-3z">
          <text:p/>
        </draw:path>
        <draw:path draw:style-name="gr8" draw:text-style-name="P7" draw:layer="layout" svg:width="0.002cm" svg:height="0.002cm" svg:x="8.402cm" svg:y="7.796cm" svg:viewBox="0 0 3 3" svg:d="M3 0c-3 0-3 0-3 3 3 0 3-3 3-3z">
          <text:p/>
        </draw:path>
        <draw:path draw:style-name="gr8" draw:text-style-name="P7" draw:layer="layout" svg:width="0.003cm" svg:height="0.003cm" svg:x="8.548cm" svg:y="7.878cm" svg:viewBox="0 0 4 4" svg:d="M0 4c3-1 6-3 3-4-3 0-3 1-3 4z">
          <text:p/>
        </draw:path>
        <draw:path draw:style-name="gr8" draw:text-style-name="P7" draw:layer="layout" svg:width="0.003cm" svg:height="0.004cm" svg:x="8.41cm" svg:y="7.79cm" svg:viewBox="0 0 4 5" svg:d="M2 5c2 0 2-2 2-2 0-6-4 0-4 2z">
          <text:p/>
        </draw:path>
        <draw:path draw:style-name="gr8" draw:text-style-name="P7" draw:layer="layout" svg:width="0.002cm" svg:height="0.002cm" svg:x="8.427cm" svg:y="7.783cm" svg:viewBox="0 0 3 3" svg:d="M0 3c3 0 3 0 3-3 0 0-3 0-3 3z">
          <text:p/>
        </draw:path>
        <draw:path draw:style-name="gr8" draw:text-style-name="P7" draw:layer="layout" svg:width="0cm" svg:height="0.008cm" svg:x="8.38cm" svg:y="7.793cm" svg:viewBox="0 0 0 9" svg:d="M0 9c0-3 0-6 0-9 0 3 0 6 0 9z">
          <text:p/>
        </draw:path>
        <draw:path draw:style-name="gr8" draw:text-style-name="P7" draw:layer="layout" svg:width="0cm" svg:height="0.002cm" svg:x="8.387cm" svg:y="7.828cm" svg:viewBox="0 0 1 3" svg:d="M0 0v3c2 0 0-3 0-3z">
          <text:p/>
        </draw:path>
        <draw:path draw:style-name="gr8" draw:text-style-name="P7" draw:layer="layout" svg:width="0.001cm" svg:height="0.003cm" svg:x="8.543cm" svg:y="7.866cm" svg:viewBox="0 0 2 4" svg:d="M2 3v-3c-2 0-2 0-2 0 0 3 0 6 2 3z">
          <text:p/>
        </draw:path>
        <draw:path draw:style-name="gr8" draw:text-style-name="P7" draw:layer="layout" svg:width="0.001cm" svg:height="0.002cm" svg:x="8.55cm" svg:y="7.879cm" svg:viewBox="0 0 2 3" svg:d="M0 0v3c2 0 2-3 2-3z">
          <text:p/>
        </draw:path>
        <draw:path draw:style-name="gr8" draw:text-style-name="P7" draw:layer="layout" svg:width="0.003cm" svg:height="0.001cm" svg:x="8.535cm" svg:y="7.861cm" svg:viewBox="0 0 4 2" svg:d="M3 0h-3v2c0-2 6 0 3-2z">
          <text:p/>
        </draw:path>
        <draw:path draw:style-name="gr8" draw:text-style-name="P7" draw:layer="layout" svg:width="0.004cm" svg:height="0.003cm" svg:x="8.393cm" svg:y="7.791cm" svg:viewBox="0 0 5 4" svg:d="M3 0c-3 0-3 1-3 4 0 0 0 1 3 0s3-4 0-4z">
          <text:p/>
        </draw:path>
        <draw:path draw:style-name="gr8" draw:text-style-name="P7" draw:layer="layout" svg:width="0.002cm" svg:height="0.002cm" svg:x="8.544cm" svg:y="7.84cm" svg:viewBox="0 0 3 3" svg:d="M0 3c0 0 0-1 3-1 0 0 0-2-3-2 0 0 0 2 0 3z">
          <text:p/>
        </draw:path>
        <draw:polygon draw:style-name="gr8" draw:text-style-name="P7" draw:layer="layout" svg:width="0cm" svg:height="0cm" svg:x="8.543cm" svg:y="7.848cm" svg:viewBox="0 0 0 0" draw:points="0,0">
          <text:p/>
        </draw:polygon>
        <draw:path draw:style-name="gr8" draw:text-style-name="P7" draw:layer="layout" svg:width="0.001cm" svg:height="0.002cm" svg:x="8.387cm" svg:y="7.811cm" svg:viewBox="0 0 2 3" svg:d="M0 3l2-1c0 0 0-2-2-2z">
          <text:p/>
        </draw:path>
        <draw:path draw:style-name="gr8" draw:text-style-name="P7" draw:layer="layout" svg:width="0.001cm" svg:height="0.002cm" svg:x="8.386cm" svg:y="7.831cm" svg:viewBox="0 0 2 3" svg:d="M0 0v3c0-1 2-1 2-3-2 0-2 0-2 0z">
          <text:p/>
        </draw:path>
        <draw:path draw:style-name="gr8" draw:text-style-name="P7" draw:layer="layout" svg:width="0.004cm" svg:height="0.004cm" svg:x="8.542cm" svg:y="7.848cm" svg:viewBox="0 0 5 5" svg:d="M1 0c0 0-1 0 0 0-1 1-1 4-1 5 3-1 4-1 5-4-2 0-2-1-4-1z">
          <text:p/>
        </draw:path>
        <draw:path draw:style-name="gr8" draw:text-style-name="P7" draw:layer="layout" svg:width="0cm" svg:height="0.002cm" svg:x="8.384cm" svg:y="7.829cm" svg:viewBox="0 0 0 3" svg:d="M0 0v3c0-1 0-1 0-1z">
          <text:p/>
        </draw:path>
        <draw:path draw:style-name="gr8" draw:text-style-name="P7" draw:layer="layout" svg:width="0cm" svg:height="0.002cm" svg:x="8.402cm" svg:y="7.808cm" svg:viewBox="0 0 1 3" svg:d="M0 0v3c0-1 2-1 0-3z">
          <text:p/>
        </draw:path>
        <draw:path draw:style-name="gr8" draw:text-style-name="P7" draw:layer="layout" svg:width="0.001cm" svg:height="0.002cm" svg:x="8.537cm" svg:y="7.868cm" svg:viewBox="0 0 2 3" svg:d="M0 2v1l2-1c0 0 0-2-2-2z">
          <text:p/>
        </draw:path>
        <draw:path draw:style-name="gr8" draw:text-style-name="P7" draw:layer="layout" svg:width="0cm" svg:height="0.002cm" svg:x="8.397cm" svg:y="7.824cm" svg:viewBox="0 0 0 3" svg:d="M0 0v3c0-1 0-3 0-3z">
          <text:p/>
        </draw:path>
        <draw:path draw:style-name="gr8" draw:text-style-name="P7" draw:layer="layout" svg:width="0.002cm" svg:height="0.002cm" svg:x="8.538cm" svg:y="7.862cm" svg:viewBox="0 0 3 3" svg:d="M3 0h-3c0 3 3 3 3 3z">
          <text:p/>
        </draw:path>
        <draw:path draw:style-name="gr8" draw:text-style-name="P7" draw:layer="layout" svg:width="0.001cm" svg:height="0.002cm" svg:x="8.391cm" svg:y="7.812cm" svg:viewBox="0 0 2 3" svg:d="M0 3c2 0 2-3 2-3-2 0-2 0-2 3z">
          <text:p/>
        </draw:path>
        <draw:path draw:style-name="gr8" draw:text-style-name="P7" draw:layer="layout" svg:width="0.001cm" svg:height="0.002cm" svg:x="8.398cm" svg:y="7.829cm" svg:viewBox="0 0 2 3" svg:d="M2 3v-3c-2 0-2 3-2 3z">
          <text:p/>
        </draw:path>
        <draw:path draw:style-name="gr8" draw:text-style-name="P7" draw:layer="layout" svg:width="0.007cm" svg:height="0.004cm" svg:x="8.543cm" svg:y="7.882cm" svg:viewBox="0 0 8 5" svg:d="M1 0c-2 2 0 3 2 5-2-2 1-2 0 0 1-2 7-2 4-5-1 2-3 0-6 0z">
          <text:p/>
        </draw:path>
        <draw:path draw:style-name="gr8" draw:text-style-name="P7" draw:layer="layout" svg:width="0.006cm" svg:height="0.004cm" svg:x="8.396cm" svg:y="7.832cm" svg:viewBox="0 0 7 5" svg:d="M1 0c-2 2 2 2 2 5 4 0 4-2 4-3-1 3-3-2-6-2z">
          <text:p/>
        </draw:path>
        <draw:polygon draw:style-name="gr8" draw:text-style-name="P7" draw:layer="layout" svg:width="0.001cm" svg:height="0.002cm" svg:x="8.403cm" svg:y="7.828cm" svg:viewBox="0 0 2 3" draw:points="0,0 0,3 2,0">
          <text:p/>
        </draw:polygon>
        <draw:path draw:style-name="gr8" draw:text-style-name="P7" draw:layer="layout" svg:width="0.002cm" svg:height="0.003cm" svg:x="8.396cm" svg:y="7.827cm" svg:viewBox="0 0 3 4" svg:d="M3 0l-3 3c0 3 3 0 3-3z">
          <text:p/>
        </draw:path>
        <draw:path draw:style-name="gr8" draw:text-style-name="P7" draw:layer="layout" svg:width="0.008cm" svg:height="0.008cm" svg:x="8.398cm" svg:y="7.812cm" svg:viewBox="0 0 9 9" svg:d="M3 0l-3 9c0-3 3-3 6-2-3-1 1 0 0 0 1 0 3 0 3-1-3-1-4-5-6-6z">
          <text:p/>
        </draw:path>
        <draw:path draw:style-name="gr8" draw:text-style-name="P7" draw:layer="layout" svg:width="0.002cm" svg:height="0.003cm" svg:x="8.4cm" svg:y="7.83cm" svg:viewBox="0 0 3 4" svg:d="M1 4c0-2 0-4 2-4-5 0-2 4-2 4z">
          <text:p/>
        </draw:path>
        <draw:path draw:style-name="gr8" draw:text-style-name="P7" draw:layer="layout" svg:width="0.002cm" svg:height="0.003cm" svg:x="8.388cm" svg:y="7.832cm" svg:viewBox="0 0 3 4" svg:d="M0 0v3c0 3 3 0 3 0 0-3-3-3-3-3z">
          <text:p/>
        </draw:path>
        <draw:polygon draw:style-name="gr8" draw:text-style-name="P7" draw:layer="layout" svg:width="0cm" svg:height="0cm" svg:x="8.537cm" svg:y="7.87cm" svg:viewBox="0 0 0 0" draw:points="0,0">
          <text:p/>
        </draw:polygon>
        <draw:path draw:style-name="gr8" draw:text-style-name="P7" draw:layer="layout" svg:width="0.006cm" svg:height="0.004cm" svg:x="8.541cm" svg:y="7.879cm" svg:viewBox="0 0 7 5" svg:d="M6 3c2-1-1-3-1-3l-3 2-2-2v3c2 0 5 5 6 0z">
          <text:p/>
        </draw:path>
        <draw:path draw:style-name="gr8" draw:text-style-name="P7" draw:layer="layout" svg:width="0.002cm" svg:height="0.004cm" svg:x="8.416cm" svg:y="7.806cm" svg:viewBox="0 0 3 5" svg:d="M0 5h3c0-1 0-4 0-5-3 1-3 3-3 5z">
          <text:p/>
        </draw:path>
        <draw:path draw:style-name="gr8" draw:text-style-name="P7" draw:layer="layout" svg:width="0.002cm" svg:height="0.002cm" svg:x="8.417cm" svg:y="7.802cm" svg:viewBox="0 0 3 3" svg:d="M0 2l3 1c0-1 0-3 0-3 0 0-3 0-3 2z">
          <text:p/>
        </draw:path>
        <draw:path draw:style-name="gr8" draw:text-style-name="P7" draw:layer="layout" svg:width="0.002cm" svg:height="0.003cm" svg:x="8.4cm" svg:y="7.827cm" svg:viewBox="0 0 3 4" svg:d="M0 3c0 0 3 3 3 0v-3z">
          <text:p/>
        </draw:path>
        <draw:polygon draw:style-name="gr8" draw:text-style-name="P7" draw:layer="layout" svg:width="0cm" svg:height="0cm" svg:x="8.388cm" svg:y="7.833cm" svg:viewBox="0 0 0 0" draw:points="0,0">
          <text:p/>
        </draw:polygon>
        <draw:path draw:style-name="gr8" draw:text-style-name="P7" draw:layer="layout" svg:width="0.002cm" svg:height="0.002cm" svg:x="8.539cm" svg:y="7.871cm" svg:viewBox="0 0 3 3" svg:d="M0 3h3c-3 0 0 0 0 0v-3c0 0-3 0-3 3z">
          <text:p/>
        </draw:path>
        <draw:path draw:style-name="gr8" draw:text-style-name="P7" draw:layer="layout" svg:width="0.005cm" svg:height="0.001cm" svg:x="8.541cm" svg:y="7.875cm" svg:viewBox="0 0 6 2" svg:d="M6 0c0 0-6 0-6 2 2 0 5 0 6-2z">
          <text:p/>
        </draw:path>
        <draw:path draw:style-name="gr8" draw:text-style-name="P7" draw:layer="layout" svg:width="0.005cm" svg:height="0.012cm" svg:x="8.539cm" svg:y="7.859cm" svg:viewBox="0 0 6 13" svg:d="M6 12c-1-1-1-1-4-3 0-1 0-3 3-3h1c-1-4-1-5-3-6-3 1 0 1 0 2 2 2 2 3 0 4-1-1-1-1-3-1 2 2-2 4 2 6v-2l1 4c2 0 3 0 3-1z">
          <text:p/>
        </draw:path>
        <draw:path draw:style-name="gr8" draw:text-style-name="P7" draw:layer="layout" svg:width="0.003cm" svg:height="0.003cm" svg:x="8.409cm" svg:y="7.821cm" svg:viewBox="0 0 4 4" svg:d="M3 3c0-2 3-3 0-3 3 0-3 0 0 0-3 0-3 1-3 4 3 0 3-1 3-1z">
          <text:p/>
        </draw:path>
        <draw:path draw:style-name="gr8" draw:text-style-name="P7" draw:layer="layout" svg:width="0.003cm" svg:height="0.004cm" svg:x="8.459cm" svg:y="7.808cm" svg:viewBox="0 0 4 5" svg:d="M0 5l4-5h-1c-2 2-3 3-3 5z">
          <text:p/>
        </draw:path>
        <draw:polygon draw:style-name="gr8" draw:text-style-name="P7" draw:layer="layout" svg:width="0.002cm" svg:height="0.002cm" svg:x="8.529cm" svg:y="7.861cm" svg:viewBox="0 0 3 3" draw:points="0,3 3,3 3,0 0,0">
          <text:p/>
        </draw:polygon>
        <draw:polygon draw:style-name="gr8" draw:text-style-name="P7" draw:layer="layout" svg:width="0cm" svg:height="0.002cm" svg:x="8.457cm" svg:y="7.802cm" svg:viewBox="0 0 0 3" draw:points="0,3 0,0 0,0">
          <text:p/>
        </draw:polygon>
        <draw:polygon draw:style-name="gr8" draw:text-style-name="P7" draw:layer="layout" svg:width="0cm" svg:height="0.002cm" svg:x="8.474cm" svg:y="7.802cm" svg:viewBox="0 0 0 3" draw:points="0,3 0,0 0,0">
          <text:p/>
        </draw:polygon>
        <draw:polygon draw:style-name="gr8" draw:text-style-name="P7" draw:layer="layout" svg:width="0.002cm" svg:height="0.002cm" svg:x="8.516cm" svg:y="7.831cm" svg:viewBox="0 0 3 3" draw:points="3,0 0,0 0,3 3,3">
          <text:p/>
        </draw:polygon>
        <draw:path draw:style-name="gr8" draw:text-style-name="P7" draw:layer="layout" svg:width="0cm" svg:height="0.002cm" svg:x="8.513cm" svg:y="7.817cm" svg:viewBox="0 0 1 3" svg:d="M0 0v3c2 0 0-3 0-3z">
          <text:p/>
        </draw:path>
        <draw:path draw:style-name="gr8" draw:text-style-name="P7" draw:layer="layout" svg:width="0.206cm" svg:height="0.375cm" svg:x="8.366cm" svg:y="7.512cm" svg:viewBox="0 0 207 376" svg:d="M201 256v19h-1c-1 0-3 1-3 3 1 2 3 0 3-1 1 2-1 4-3 2-1 0-2-2-3-3 1-9 0-19 2-28 4 1 6 3 5 8zM201 256zM197 372h-1v-3h-1c3 0 0-4 0-5s-1-1 0-2c1 1 1 1 1 1 1 2 1 6 1 9zM197 372zM180 343c-3 1-5-1-7-2 1-6 3-11 1-16 3-1 4 2 8 1 0 5 1 10-1 15 0 0 0 1-1 2zM180 343zM189 375c1-1 2-3 1-4 0-1 0-1-1-1-2 0-2 3-2 5h-43c1-4-2-10 0-13 5-1 3 4 6 5-1 2-1 4 0 6 1 1 1-1 2-1 0-3-1-5 1-7 4-1 8 0 12 0 3 1 4 4 5 6 0 1-1 3 1 4 0-1 1-1 2-2 0-3-4-5 0-7 0 1 1 1 1 0l1-1c-2-1-5 1-7-1l-2-2-1 1c-3-2 4-7-1-5l-1-1c-3 1-1 5-5 5-4-1-8 0-11-2h-2c0-4-1-8-1-12-1-3 1-6 0-8 2-1 7 2 7-3-1-1-4 1-7 0 0-5 1-11-2-15 2-1 7-2 8-3-3-2-1-6-1-8l-1-1c-3 2-2 7-4 9 0-6-3-11-3-17l3 1c0 2 2 0 3 2 3-1 0-2 1-3 2 2 5-2 6 1 1-1 3-4 0-5l-2 1 2-1c-5-1 1-5-2-7-3 3-2 6-5 9-10 4-9-9-16-11-5-4-10-9-16-8-3 0-5-1-8-2 1-1 1-1 1-2 1 0 3 3 4 1v-1c-6-1 4-10-4-8 0 3-1 8-6 9-1 0-3-1-4 1-4-1-4-7-5-11 5 0 10-2 16 0 4-2 8 0 11-2h-1l1-1v1c1 2 4 3 6 3h1c-1 1 0 1 0 2s1 0 2 0v-2c4 2 13-2 13 5 5 2 1-5 7-3 3-2 6 1 8 1l1 4c2 0 2-2 2-3l16 2c4 0 0 10 5 4l-1-2c1 0 6 0 4 3 2 0 2-3 4-1 2 3-2 6 0 8 0 1-1 0-1 0-2 1-7-3-8 2 2 2 4 0 6 0-1 2-4 3-5 1-3-2 3-10-3-7 1 2-1 4-3 5-3 1-9-3-10 1 0 2 1 1 2 1 1 1 2 3 0 4 0 2-1 5-3 7-2 1-3-1-4 1 0 3 4 0 5 3-1 0-1 1 0 2 3-1 0-4 4-4 2-3-1-10 4-12 1 1 3 1 4-1 2 3 5 4 7 4l-1 1c2 3 4-2 5 1 3 4 0 7 0 12 0 2-4 1-3 4 1 1 2-1 3-1 3 4 0 7-1 10l-2 2c-2-1 1-2-1-2 0-1-2 0-2 1v1h-2l1-2c0 0-1 0-2 0l-1 1v1l-3-1c2-1 3-3 3-5-2 3-6 4-10 4l-3-3v1c1-2 2-4 1-6l-2 1c0 8-7 4-10 7 0 2 1 2 2 4l3-2c-1 1 0 1 1 2 2 0 3-2 5-3-1-2-2 0-3 0 0 0 2-3 4-1 0 4 5 1 6 5 2 5 2 9 0 14 0 1 0 2 1 2-2 2-8 0-10 0-1 0-1-2-2-2-1-1-3 2-3 2l2-14h-1c-4 3 0 12-5 12l-1 1c-2-1-4 3-7 1 0 0-1 1-1 2 2 2 6-1 8 1 2-3 5 0 8-1l2 3c1 1 2 2 2 1 2 0 0-3 2-3 1 0 3 1 4 0 1 1 1 3 3 2 0 0 0-1 0-2 3 0 4 3 6 5-1 1 1 1 1 2h1c1-2-1-4-1-6 1 1 2 0 3 0 0 0-2 2 0 3s2-2 2-3c3 4 3 10 8 11 0 1-1 1 0 2-2 3-3 1-6 2 2 0 2-2 2-3-2-1 3-2 0-4-1 2-3-1-4 1l2 4c-2 0-2-5-4-2 1 1 1 4 2 3 0 1 1 1 1 2 0 0-1 0-2 0l-2-4c-4 3 2 5-2 7l1 2c1-2 5-3 6-2 0 2-1 3 0 4 2 1 3-1 4 1l1-1c1 2-2 3-2 5 1 0 2 0 1 1 2-1 4-1 4-3 1 4-4 2-6 3zM189 375zM140 334h-1-1c0-1 0-1-1-2 0 1 0 1 0 1h-1v1c-1 0-1 0-1 0-1 0-1-1-1-1 0 0 0-1-1-1 0 0 0-1-1-1 1 1 1 1 1 1l-1 1c-1 0-1 0-1 0-1 0-2 0-2 0h-1l-1 1c0-1-1-2-1-2v-2c0-2 0-3 1-4s1-2 2-3c1 0 1 0 1 1 1 0 1 0 2 0h1 1c0 0 1 0 2 0h1c1 1 2 1 3 2v1c1 2 0 4 1 6v1zM140 334zM140 360h-1c-1 0-2 0-2 0-1 1-2 0-3 0 0 0-1 0-2-1 0 1 0 1 0 1h-1-1l-1-1c-1 0-1 0-1 0h-1l-1 1c1-2-1-5 0-7 1-1 1-2 2-2 0-1 0-2 0-3s-1-2-2-2c0-3 0-6 1-9h1 1 1c1 0 1 0 1 0h1 1c1 0 1 0 1 0 1 0 1 0 1 0 1 0 1 0 1 0 1 1 2 1 3 1h1c1 0 1 1 1 1v3c0 1-1 3-2 4 0 1-2 1-3 1-1 0-1 0-2 0l-1-1h-1c-1 0-1 0-1 0 0 0-1 0-1 1h-1c-1 1-1 2-1 2 1 0 2 1 2 1h1 1c1 1 5 0 6 0s1 0 1 0c1 0 1 0 1 0 1 2 1 4 1 6s0 3 0 4zM140 360zM140 373c0 1 0 1 0 2-1 0-3 0-4 0-1 0-3 0-4 0-1 0-2 0-3 0h-1-1c0-4 0-8 0-12 1 0 1 0 1 0h1c1-1 1-1 1-1 1 1 2 1 2 1 1 0 1 0 2 0 0 0 0-1 1-1 0 1 1 1 1 1 0 0 1 0 1-1 1 0 1 0 1 0 1 0 1 1 1 1 1 0 1 1 1 1 0 3 0 6 0 9zM140 373zM126 314c0 0 0-1 1 0h1c1 0 1 0 1 0 0-1 1-1 2-2 1 0 2 0 3 0s2 0 3 0c1 0 1 0 2 0 0 3 1 6 0 8l-1 1h-1c0 1-1 1-2 0-1 0-2 0-3 0 0-1-2-1-2 0-1 0-1 0-2 0h-1-1c0-1-1-1-1-2s1-4 1-5zM126 314zM123 309c0-1-1-2-1-3 3-4 6-8 10-11 0 0 1 2 2 2 1 1 2 2 2 3 1 2 2 5 2 8-1 0-1 0-1 0-1 0-1 0-1 0h-1-1l-1 1c-1 0-1 0-2 0 0 1-1 1-1 1h-1c-1 0-2 0-4 0-1 0-1-1-2-1zM123 309zM113 299v-4c0-4 1-7 3-10 1 0 3 1 4 1 0 0 1 1 2 1 1 1 4 2 4 3h1c0 1 1 1 1 1 0 1-1 3-1 3-1 1-2 2-2 3-1 1-2 2-3 3s-1 2-2 2h-1-1c0 0-1 0-1-1h-1l-1-1c-1 0-1-1-2-1zM113 299zM124 349c-4 8 0 17-2 26-11-1-22 0-34 0 0-4 1-8 1-12 1-9 0-19-2-29 2-9-1-20 7-27-1-5 4-2 5-6 7 2 14-1 18 5 6 4 3 12 7 18-2 9-2 16 0 25zM124 349zM86 310v-1c0 0 0-2-1-2v-1c-1 1-1 2-2 3-1 0-1-1-1-2 1 0 1-1 1-1-1 0-1 0-2 0-1 0-2 0-3 0 0 0-2 0-2-1v1c1 0 1-1 1-1v-1c0-1 0-1 0-1h-1l-1 1c-1-1-1-1-1-2v-1c1-2 3-4 3-7 1 0 2-1 2-1 5 3 8 7 11 12 0 0 0 1-1 1 0 2-1 3-2 4zM86 310zM74 375c0-1 1-1 1-2-1-1-1-1-1-1-1 0-1 1-2 2 0 0 1 0 1 1h-2c1-1 1-2 0-3-1 1-2 2-3 3 1-3 0-7 2-10h1c0 0 0-1 1-1 1 0 2 0 2-1h1c0-1 0-1 0-1 0 0-1 0-1-1h-1c-1 0-2 0-2 0-1 0-1 0-1 0h-1c0-3 0-6 0-10 1 1 2 2 3 2 0 0 1 0 1-1v-1c0 0 1 0 1-1 1 0 1 0 2 0l1 1c1 0 1 0 2 0 0 0 1 0 1-1h1c1 1 1 0 1 0 1 0 1 0 1 0h1 1c-1 3-1 7-1 11h-1c-1 0-1 0-1 0-1 0-1 0-2 0 0 0-1 0-2-1h-1l-1 1c0 0-1 1-1 2h1c1 1 1 1 1 1 1 0 1 0 2 0 0 0 1 0 2 0 1 0 2 0 3 0 2 2 1 7 1 10 1 0 1 0 1 1zM74 375zM67 315v1c-1 0-1 0-1 0 0 1-1 1-2 2h-1c-2-1-4 0-5 0-1 0-1 0-2-1-1-4 1-8-1-12h1c1 0 1 0 1 0l1-1h1l1-1h1 1l1-1h1 1c1 0 1 0 1 0v1c1 0 1 0 1 0 1 0 1 0 1 0 0 1 0 2 0 3 0 2-1 4-2 6v2c1 1 0 1 1 1zM67 315zM66 324c-1 0-1 0-1 0-1-1 0-3-1-3v-1c0 0-1 0-1 1-1 1-1 3-1 5 1 0 2 0 2 1 3 3 1 8 2 12-3 2-10 3-14 3 0-1 0-2 0-3-1 0-2 1-2 1-1 0-1 1-1 2-3 0-6 1-8 1-1 0-1 0-1 0-1 0-2 0-2-1l-1-1c1-4 0-10-2-14h-1l1-1 1 1h1v-1c0-1 1-1 1-2h1l1-1c2 1 3 1 5 1 0 0 1 0 2 0 0 1 1 1 2 2 0-1 1-1 0-2 1 0 1 0 1 1 0-1 0-1 1-2 0 0 0-1 1-1h1c1-1 2-1 4-1l1-1h1l1 1c1 0 2 0 2 0 1-1 2-2 3-2l1-1c0 1 1 3 1 4-1 1-1 1-1 2zM66 324zM66 362c-1 0-1 0-1 0h-1c-2 0-4-1-6-1-2-1-5-1-7-1h-1c-1 0-1 0-2 0-3-3-1-9-1-13l1-1c0-1 1-1 1-2h1c2 1 4 1 6 1 1-1 3-1 4-1 1-1 2-1 3-2 0 1 1 2 2 2 2 3 1 8 0 11 0 2 0 3 0 5 0 0 0 1 1 2zM66 362zM66 368c0 2-1 5 0 7h-40c0-1 0-2-1-2 0 0-1 1-2 1-3 1-6 0-9 1 0-1 1-1 1-2v-1c-1 0-2 0-2-1v-1c1 1 2 0 2 0 0 0 1 0 1-1 0 0-1 0-1-1h-1c-1 0-1-1-1-2 2 0 4-1 6-1h1c4 1 1 7 5 7 0 0 1-1 0-1v-1c0 0 2 0 2-1-3-3 2-7 3-10 1-2 1-5 0-8v-2c0-1 1-1 1-2 1-1 2-1 3-1s2 0 3 0c2 0 4 0 6 1l1 1v1 1c1 0 1 1 1 1v1c0 2-2 3 0 5 0 0 0 2-1 2 0 1-2 2-2 3v1-1-1c-1 0-2 0-3 0-2 0-4 0-7 0l-1-1-1 1c0 0-1 2 0 2 3 1 5 0 7 0 1 0 2 1 3 1h-1l1 1c0 0 0 1 1 1 0 0 1 0 1-1h1l1-1 1-1h1c1 0 1 0 2 0s3 0 4 0 1 0 2 0c0 0 1 1 2 1 1 2 0 5 0 6 1 1 0 3 1 3 1 1 1 1 1 1 1-2 1-6 1-8v-1c1-1 1-1 2-1s4 0 4 1c1 0 1 1 1 1zM66 368zM13 364h-1c0 0-1 0-1 1h-1 1c0-1 0-1 0-1h1c0-1 0-1 0-1h1v-1h-1c0-1 1-1 1-2 0 1 0 3 0 3h2l-1 1zM13 364zM7 375c0-2 1-3 1-4 1 0 1 1 2 1v1h1c1 0 1-1 1-1h1-1c0-1-1-1-1-1v-1c-1 0-1-1-1-2 1 0 1-1 1-1 1 0 1 0 1-1 0 1 0 2 0 2 0 1 0 2 0 3v1h1c0 1 0 1 0 1 0 1 0 1 0 2zM7 375zM6 277c-1-11 0-20 1-32 1-3 7-4 7-1l-1 30c0 0-2 0-2 2v2c-1 0 0-2-1-2-2 1 0 4-2 3 0-1 1-2-1-2zM6 277zM13 322c1 0 1 1 1 1l1 1v1c-1 1-2 3-3 4 0 0 0-2 0-3 0-4 1-8 1-12 0 1 0 3 0 5h1c-1 0-1 1-1 1 0 1 0 1 0 2zM13 322zM10 364h-1v-2c0 0 1 0 1 1zM10 364zM10 360h-1c1-1 1-3 1-4h1v1 1l-1 1zM10 360zM16 357c-1 1-1 2-2 2 0 0 0-1-1-1 0-3 1-6 1-8 1-1 3-2 5-3 1 0 2 0 2 0h1 1c0 0 1-1 2-1 0 1 1 2 2 3 1 3 1 7 1 10 0 1-1 2-1 2-1 0-2 1-3 1-1 0-1 0-1 0-1 0-2 1-2 1h-1c-1-1-2-1-2-1h-1-1c0-1-1-1-1-1h1v-1c1 0 1 0 1-1v-1c0 0-1 0-1-1zM16 357zM35 338v3l-1 2c-1 1-3 1-4 1-3 0-7 0-10 0-1-1 0-2 0-3l-1-1c0 1-1 1-1 1l-1 1c0-1 0-3-1-3s-1 0-1 1c0-1 0-1 0-1 0-1 0-2 1-2h1v-1c0-1 0-1-1-1h-1c-1-1-1-1-1-1-1 2-2 4-1 6 0 1 0 1 0 2h1v-1h1c0 1 0 1 0 1 0 1 1 2 1 2 0 1 0 1 0 2h-1c-1 0-2 0-3 1-2-4-2-9 0-13 0-1 1-3 2-4 1 0 1 1 2 1s1 0 2 0c0-1 1-1 1-2 0 2-2 4-1 5 0 1 0 1 0 2 1 0 2-1 2-2s0-3 2-5c0 0 1-1 2-1v-1c1 0 2 0 3-1 1 0 3 0 3 1 1 0 2 1 3 1 0 2 2 4 2 6v1 1c0 0-1 0-1 1 1 0 1 1 1 1zM35 338zM49 322v1h-1v-1zM49 322zM84 320c0 0-1 0-2 0h-1c-1 0-1 0-2 0 0 0-1-1-2-1v-2h-1c0 0 0 1-1 1 0 1 0 1 0 1v1h-1c-1 0-1 0-2 0h-1c-1-4-1-9 1-13 0 1 0 1 1 1 0 1 1 1 2 2 3 1 7 1 10 4l1 1v2c-1 0-1 1-1 2zM84 320zM83 345c-1 0-1 1-1 1-1 0-1 1-1 1h1c-1 0-2 0-3 0s-1 0-2 0l-1-1c0 0-1 1-2 1h-1-1v-1h1 1 1 1c0-1 0-1 0-1l-1-1c-1 0-1 0-1 0-1 0-2 1-3 1 1-2 3-4 3-6-1 0-2-1-2-1-1 1-1 1-1 1-1 1 0 2 0 3v1c-1 0-1 1-2 1 1-2 1-4 1-6h1c0-1 1-1 1 0 1 0 1 0 2 0 0 0 1 0 2 0 0 0 1-1 1-2 0 1 1 1 1 1 1 0 1 0 1 0l1-1v-1c0 0 0-1-1-1h-1-1-1v-1l-1-1c-1 1-1 2-2 2s-1 1-2 0c0 0-1 0-2 0 1-2 0-4 0-7v-1c0 0 0-1 1-2v-1h1 1c1 0 1 0 2 0h1c1 0 1 0 1 0 1 0 1 0 1 0 2 1 3 1 4 1s1 0 1 0c1 0 2 0 2 0 0 0 0 1 0 2 0 4-2 8 1 12-1 3 0 5-1 8 0 0 0 1-1 1v-1c0 0 1 0 0-1zM83 345zM83 286c-1 1-2 2-3 2v1h-1c0 0-1 0-1 1-1 0-1 0-1 0 0-1 0-2 0-3s1-2 1-2c0-1 1-1 1-1v-1h1c1 0 1 0 1 0 1-1 1 0 1 0h1c1 0 1 0 2 1h1c-1 0-1 0-2 1zM83 286zM98 284c0-1 1-1 2-2h1c1 0 2 0 2 0 3 0 6 2 8 2h1c-1 4 0 11-4 13 0-1-1-1-1-1-1-1-2 0-4 1h-1l1 1h2 1c-1 0-1 0-1 0h-2c-5 0-7 2-11 4-2-5-7-8-9-13 1-1 4-2 5-2s1 0 1 0c2-1 4-1 5-1 1 2 0 5 1 7 0 1 1 3 2 4h1c2-4 0-9 0-13zM98 284zM26 277l2 2c3-2 6-7 11-5 1-1 3 0 4 0 2 0 0 2 3 3-1-6 6-5 9-7 3 0 6 2 9-1 3 1 8-2 11 1l1 1c-1 1-2 1 0 3 1 0 1-1 1-2 1 0 0-1 0-1 1-5 7-3 10-3 1 1 2 1 3 0 1 4 4 8 0 11 0 1 0 1-1 1h1-1c0 1 0 1 1 2 0 0 1-1 0 0 1 0 2-1 2-2h5c-1 4-5 1-7 2 0 0-1 0-1-1v-1c0-1-2-1-3 0-1 0 0 0 0 1-1 0-2-1-3-1-2-1-4 2-6-1 1-2 1-3 0-4-3 1-1 5-3 6v1c0-2-2-3-3-2l-1 2c1 3 4 1 5 4 0 6-3 11-6 16-1 0-3-3-5-3-4 2-8 3-11 3-2-1-1-3-3-3-2 1-1 3-1 5-2-1-5 0-7 2 1 1 1 3 4 2 1-2 4-2 6-3 1 4 1 9 1 13-4 1-7 3-10 2-2-3 4-5 0-7-1 0-2 1-2 2 1 1-1 2-1 3-1 0-2 0-3 1 1 0-1 4-3 5-2-1-4 1-5-2 1-4 0-9 3-14-1 0-1-1-2-1 0 1-8 2-2 3l1 1c-3 1-1 4-3 6 2 1-2 3 1 4 0 4-4 5-7 6-5 2-1-3-3-5-1-3-2-6 0-9 2-2 6-2 8-4l-3-7c-1 1-2 2-2 3h-1c0 0 2-1 1-2-2 0-2 1-3 0 0-1 0-1 0-1v-1c-1 2-6 1-4 4h2c-1 1-3 1-2 3 0 2 3 0 2 2-1 0-3 3-3 0 0-4-1-10 1-14 1-1 0 2 1 2-1 1-1 2-1 3 1 1 1 1 2 1l1-2 1 1v-1 1l2-1c-3 0-3-3-3-5 3-1 2 2 4 3 3-1 0-3 1-5 2 1 6 0 7-2v-2c0 1 2 2 3 1l-2 1c1 2 4 1 4 2s1 1 2 2c2-4 7-5 9-9 2 2 6-1 5 4 4 1 4-6 8-4 0-1 3-2 4-1 3 2-1 7 3 7 1-2 0-4 0-7l-2-2c2-1 6 4 7-1l-5-1c0-1 1-3 0-4h-1c0 0 0-2-1-3-1 0-1 1-2 2 1 2-1 3-1 6l-5 3c-3-1-4-1-6-2-1-2-3 0-4-1-2 3-3 5-7 6 0 0-2-1-3 0 0 0 0-2-1-2l-1 1v-4c-2 1-4 2-6 5 1 0 0 1 0 1-2 1-4 2-6 1l-1-1c0-2-4-4-1-7-2-3-3 2-3 4 1 2 2 4 1 5 1 0 1 0-1 2-1 0-1 0-1 0-2 1-3-4-4-6v-5c3 1 2-1 4-2 4 1 8-1 12-3zM26 277zM26 274c-2 1-5 1-7 1 1 0 3-1 3-2s1 2 3 1v-2zM26 274zM18 242h1c0 1 0 2 1 2-1 0 0-6 0 0 0-6 8-5 12-4 0 11 0 22-2 32 0 1-2 1-3 1-2-4 4-4 2-7l-2 2c-1-4 6-4 2-8 0-2-1-3-3-3 0 1-1 1-1 2l2 1c-1 1-1 1 0 2 1 0 1 1 1 2-1 0-3-2-4 0l-1 1c2 0 3 3 2 4-3-1-3 3-6 2l-2 4c1-10-2-23 1-33zM18 242zM28 229v3c0 0 0-1-1-1l-1-1h1v-1zM28 229zM22 234v-1-1c1-2 2-3 3-5 0-2 1-4 1-5 0 0 0 1 0 2 0 0 0 1 1 1v1c1 0 1 0 1 0 1 0 1 0 1 0 0 1 0 1 0 1h-1c0 0-1-1-2-1h-1v1 1c0 1-1 1-1 1 0 1 0 1 0 1 0 1 1 1 1 1h-1c-1 0-1 1-1 1h-1c0 1 0 1 0 2 0 1 2 2 3 1h1c0-1 0-1 0-1v-1h-1 1c0 1 0 1 0 1h1 1v-1c0 1 1 1 1 1 1 0 1 0 2 0 0-1-1-2-1-3 1 0 1 0 2 0h1c0-1 0-1 0-1l-1-1c0-1 0-2 1-2 0 0-1 0-1-1-1 0-1 0-1 0v-1c1-1 2-2 2-4v-1c1 1 3 1 4 1-1 1-1 3 0 4v1h-1c0 1 0 1 0 1-2 2 0 4-1 6v1c-1 0-1 0-1 0l-1 1v1 1c-3-1-6-2-8-1-1 0-2 1-3 1h-1c0-1 0-2 1-3zM22 234zM32 221v1h-1c0 0-1 0-1 1h-1c0 1 0 1 0 2 0-1 0-1 0-1 0-1 0-1 0-2 1 0 2-1 3-1zM32 221zM27 219h1c1-5 3-9 3-14h2c1 3 1 6 1 8s-1 3-2 5c0 0-1 0-1 1 0-1-1-1-2-1h-1v1c-1 1-1 1-1 2v1c-1-1 0-2 0-3zM27 219zM35 200c1-1 2-2 1-3l-1-1c-1 1-1 2-2 3 0-1 0-3 1-4h1l1 1h1c1-1 2-2 3-3-1 0-1-1-1-1 0 1-1 0-2 0 0-1 0-1 0-1-1 1-2 2-3 2 0-2 1-4 1-7 2 1 3 3 5 3 1 0 2 0 2 0 0 2 1 4 3 5 1-2 1-4 2-7 0 2 1 2 2 2 1-2 1-3 0-4h1c1 0 1 1 2 1 2 0 3-2 5 0 0 0 1 0 2 0v1c0 0 1 0 2 2v1c2-1 5-3 7-3 1 3 2 4 3 5 0-1 1-1 1-2 1 0 2-1 2-1 2 0 3 0 5-2 1 0 2-1 3-1s2 0 2 1c1 0 1 0 2 0 0 0 0 2 0 3v3c0 1 0 3 0 4h-1c-1 1-3-1-4 1-1 0-1 0-1 0-1 0-1 0-1 0-1 1-1 1-2 2 0-1-1-2-1-2h-1v1c-1-1-3-4-2-5-1 0-2-1-2-1-1 0-2 1-3 1 0 2 2 3 1 5 0 1 0 1-1 1 0 0-1 0-2 0h-1c-1-1-1-5-3-4s-3 3-3 4c-3 1-5 1-8 1l-1-1h-1c0 1-1 1-2 1h-1v-1c-1 0-1 0-1 0 0-2 1-4 0-5-2 2-3 4-5 5-1 1-2 3-4 2 0 0-1 0-2 0 0 1-1 1-2 1 0-2 1-4 3-3zM35 200zM36 90h1c1 1 1 2 1 2 0 0 0 1 1 1v-1c1 0 1 0 1-1l1 1h1v1 1h1c0 0 1 0 2-1 0-1 0-1 1-2-1 0-1 0-1 0h-1c-1-1-1-1-2-2-1 0-1 0-1 0-1 1-1 1-1 1h-1v-1c0 0 1 0 2 0 2-2 1-5 2-7h-1c0 0 0 1-1 1-1 1-1 2-2 3 0 1-1 1-1 1 0 1-1 1-2 1 0-1 0-2 0-3 1-1 2-3 4-5 3-1 6-3 10-4 1 0 2 0 2 0 1 1 2 1 2 1 1 1 1 2 1 3v6c-1 2-2 5-4 7-1 0-2 1-3 1 0-1-1-1-1-1-1 0-2 1-2 1-2 1-5 0-7 1 0 1-1 1-1 1v-1 1l1-1h1c0-1-2-2-2-3 0 0-1 0-1-1zM36 90zM40 74c0-1 0-2 0-2 2-1 4-2 7-3h1c0 1 1 1 1 2v1 1c0 0-1 0-2 0 0 1-1 1-2 1 0 0-1 0-1 1 0-1 1-2 1-3-1 0-1 0-1 0-1 0-1 1-2 1 0 1 0 2 0 2v1c0 0-1 0-1 1-1-1-1-1-1-1v-1zM40 74zM42 30v2h-1v-2zM42 30zM41 27c0-1 0-1 0-1h1c1-1 1-1 1-1 0-1 0-1 0-1 0-1 0-1 1-1 0 2 1 5 1 7 1 0 1 1 1 2-1-1-1-1-1-2v-1c-1 0-1 0-1 0h-1l-1-1h-1zM41 27zM46 41c0 0 0 1-1 1l-1 1v-1c0-1 0-2 0-2 0 0 0-1 1-2h1c0 0 0 2 0 3zM46 41zM47 44h1v1 2c0 1 0 2 0 4-1 0-1 0-1 1 0-1-1-2-1-2 0 0 0-1 0-2l-1-1h-1c0-1 0-1 0-1 0-1 1-1 1-1 0 0 1 0 1-1zM47 44zM48 60c0-1 0-3 0-5v-1 4c0 1 0 2 0 2zM48 60zM43 66c0-1 0-1 1-2v-1h1 1 1c1 0 1 2 2 2-1 1-1 2-1 2-1 0-2 0-3 0l-1 1c0 0 0-1-1-1zM43 66zM44 52v-2h1c0 1-1 1-1 2zM44 52zM44 54h1v4c0 1-1 2-2 3 1-2-1-6 1-7zM44 54zM50 27c1 0 1 0 1 0h1c2-2 2-5 2-7v1c0 1 0 1 0 1v1c0 2-1 4-1 6v1c-1 0-2 0-2 0v1c0 0-1 0-2 1 0-2 0-3 0-4s1-1 1-1zM50 27zM49 41v-5c0-1 0-1 0-1 1 0 3 1 4 1 0-1 1-1 1-1 0 0 0 1 0 2 0 0 0 1 0 2l-1 1-2 1zM49 41zM58 46c3 4 0 10 1 14-3 1-5 3-8 2 1-3-3-5 0-7 0-4-1-9 3-12 3-1 3 2 4 3zM58 46zM56 23c0-1 0-2 1-3h3c-1 3 1 7 2 10-1 0-1 0-1 0h-1c0 0-1 0-2-1-1 0-1 1-1 1v1h-1c0-3 0-6 0-8zM56 23zM63 44c1 0 1 0 1 0h1 1c0 1 0 5-2 5-1-1-1-2-1-2-1-2-1-3-1-5 0 1 1 1 1 2zM63 44zM64 36c1 0 1 1 1 1 1 0 1 0 1 0h1c1 0 1 0 2 0v1c0 1 0 2-1 2h-4c0-1 0-3 0-4zM64 36zM65 28c1 0 1 1 2 1 0 0 0 1 0 2h1c1 0 1 0 1 0h1c1 0 1 0 1-1 0-1 0-1 0-1h-1c-1-1-1-1-2-1 1-1 0-3 1-4h1v1c1 1 1 2 1 3s0 1 0 1v1c0 0 0 1 0 2h-1c-1-1-2-1-3 0h-1 1c0-1 0-1-1-2h-1zM65 28zM64 61c1 0 1-1 1-1h1 1c1 0 1 0 1 1v1c-1 0-2 0-2 1-1 0-2 0-3 0v-3c0 0 0 1 1 1zM64 61zM68 44c0 2 1 3 1 4s0 1 0 1h-1c0-2 0-3 0-5zM68 44zM68 52v5h-1-1-1-1v-1l1-1-1-1c-1 1-1 1-1 1 0-1 0-2 0-3l1-1h1 1 1c0 0 0 1 1 1zM68 52zM58 39h-1c0-1 0-3 0-5 0 1 0 1 1 1 0 0 1 0 1-1h1c1 1 1 1 1 1 0 1 0 2-1 3 0 0-1 1-2 1zM58 39zM69 65c0 1 1 3 1 4 0 0 0 1-1 1 0 1-1 2-1 2h-8c1-2 1-4 2-6 1 0 2 0 3 0h1c0-1 1-1 2-1zM69 65zM73 76c-1 4-1 8-1 13-1-1-2-1-3-1-3 1-5 2-8 2h-1v-1c1-1 1-1 2-1 0-1 0-2 0-2-1 0-2 1-3 1l-1 2c0-3 0-6 0-9v-4c5 0 10 0 15 0zM73 76zM73 64c0 0 1 0 1-1h1 1c1 0 2 0 3 0 0 0 0 1 1 1 1 1 2 5 0 6h-1c-1 0-2 1-3 1s-2 0-2 1h-1c0-1-1-1-1-1 0-1 0-1 0-1 0-2 1-4 1-6zM73 64zM86 73c2-1 4-1 5 0 1 0 2 0 3 0 0 1 1 1 2 2 0 4 0 9 0 14 0 0 0-1-1-1-1 0-2 0-3 0v-1h-1-1l-1 1h-1c-1 0-2 0-3 0-1 1-2 1-2 1-1 1-2 1-2 1-1 0-2-1-3-1s-2 0-2 0c0-5 1-9 1-14 1 0 3 0 4-1 2-1 4-1 5-1zM86 73zM84 63h1c0 1 0 2 0 3h1 1v-1-1l-1-1h1 1c1 0 2 0 2 0 1-1 1-1 1-1v7h-1c0-1-1-1-1-2-1 1-1 2-2 2v-1c-1-1-1-1-1-1h-1c0 0 0 1-1 1v1c0-1 0-1-1-2 0-1 0-2 0-4zM84 63zM87 19c0 0 1 0 2-1 0 0 2-1 1-2 0 0 0-1-1-1-1 0-1 1-2 1v-4h1c1 1 1 1 2 1h1l1 1h-1c-1 0-1 1-1 1l1 1v1 3c0-1 0-1-1-1h-1-1c0 0-1 0-1 1zM87 19zM90 9v2h-1v-1h-1c0 0 1-1 2-1zM90 9zM93 23c0-1 0-1 0-1 1 0 1 0 1 0 0 1 0 2 0 2 0 2-1 3-3 4h-1-1c0 0 0-1 0-2l1-1c0-1 1-2 1-2h1zM93 23zM95 31h1 1v2c0 0 0 1 0 2-1 0-2 1-2 1h-1-1c-1-1-1-4-1-4 1 0 2-1 3-1zM95 31zM95 15v-1c1-4 5-6 5-11h2c0 5-2 9-1 13h-1c-1 0-2 0-2 0-1 1-2 1-3 2 0-1 0-1 0-1 0-1 0-1 0-1zM95 15zM106 7v-1c0-1 0-2 1-3 0 2-1 3-1 4 0 1 0 1 1 1 0 1 1 1 1 1 1 1 3 2 4 3 1 0 1 1 1 1v1c0 1-1 2-2 3-2-1-4-1-6-2 0-2 1-5 1-8zM106 7zM118 30c-1 0-1 3-1 4h-6c1-1 1-2 1-3h-1c0-1 0-2 0-3 1 1 1 1 2 1 2 0 3 1 5 1zM118 30zM115 23h1 1l1 1c0 1 0 1 0 1v2c0-1-1-1-1-1-1 0-1 0-1 0h-1v-1c0-1 0-1 0-2zM115 23zM115 16c1 0 1-1 1-1h1c1 0 1 1 2 0 0 0 1 0 1-1 0 1 0 2 0 2h-1c0 1 0 1 0 1-1 0-2 0-2 0l-1 1 1 1c1 0 1 0 2 0h1v1h-1c-1-1-2-1-3-2 0 0-1 0-1-1zM115 16zM116 8c1 1 2 1 2 2 1 1 2 2 2 3v1c0-1-1-1-1-2l-1 1c-1 0-2 0-3 0 1-2 1-3 1-5zM116 8zM121 63c1 0 1 0 1 0 1 0 2 0 3 0 0 0 1 0 2 1v6c-1 0-3 0-5 0-1 0-3 0-5 0v-1c0 0-1-1-1-2v-2l1-1c0-1 1-1 2-1v-1c1 0 1 0 1 0 1 1 1 1 1 1zM121 63zM129 77c0 4 1 9-2 12-4 0-8-1-12-1 1-2 0-4 0-6 0-1 0-1 0-1 0-1 0-2 0-3s0-2 0-3c1 0 2-1 3-1 3-1 6 0 9 0 1 1 2 2 2 3zM129 77zM132 93c2 1 4 1 5 2 0 4 0 8 0 11-1 0-1 0-2 0h-1l-1-1c-1 0-2 0-2 0-1 0-2 0-3-1 0 0-1-1-1-2 1-3-1-8 2-10 0-1 1-1 1-1 0 1 1 1 2 2zM132 93zM131 64c1 0 2 0 3 0h1c0-1 1-1 1-1h1c1 1 2 1 2 1 0 1 0 1 0 2 0 2 0 4 0 6-2 0-6-1-7 0-1 0-1 0-1 0 0-1-1-1-1-1 0-1 0-1 0-1 0-2 1-4 1-6zM131 64zM136 33c0 0 0-1 0-2v-1-1l1-1c0-1 1-1 2-2v2c0 0-2-1-2 0 1 0 2 0 2 0l1 1c0 1 0 2 0 3 0 0-1 0-1 1-1 0-1 0-1 0h-1zM136 33zM145 36c1-1 2 0 3-1v-1c1 0 2 1 2 1v1c1 1 1 2 1 2 0 1-1 1-1 2 0 0 0 1-1 1l-1 1c-1 0-2 0-3 0l-1-1c0-1 0-3-1-4-3 1-1 7-5 7 0-1 0-1 0-2v-1c0 0 0-1 0-2 1 0 1 0 2-1s3-1 5-2zM145 36zM143 31l1-1 1-1c1 0 2 0 2-1 1 0 1 0 1 0 1-1 1-3 0-4 0 0 1-1 1-2l1 2c0 3-1 7-2 9 0-1 1-2 1-2 0-1-1-1-1-1-1 0-1 0-2 0-1 0-1 1-1 2v1c-1 0-1-1-1-1 0 0-1 0-1-1zM143 31zM152 45c8 2 4 12 5 18-4-2-6 2-9-2 0-1-1-7 0-9 0-1 0-7 4-7zM152 45zM153 22c0 1 0 2 0 3v3l1 1c1 0 1 0 2 1 1 0 3 0 4 0v-1c1-1 0-2 1-3v-1c1 0 1 1 1 1 0 1 0 2 0 3s-1 2-2 3c-1-1-1-1-2-1h-1l-1 1h-1c-1 0-1-1-2-1v-1c-2-2-1-5 0-8zM153 22zM162 38c1 0 1 1 1 1 1 1 1 2 1 3-1 0-2 0-3 0h-1v-3c0-1 0-1 1-2zM162 38zM164 26c1 0 1 0 2 0v1c1 0 1 1 1 1v1c0 1 0 3 0 4s0 2 0 2v-1-1c-1 0-2-1-2-1-1 0-1 0-1 0 0-2 0-4 0-6zM164 26zM161 48h-1c0-1 0-2 0-2v-1h1zM161 48zM161 65c0-1-1-3-1-5 0-1 0-2 1-2v1h1c1 2 0 4-1 6zM161 65zM165 51c0 1 0 2 0 3s0 1 0 1v1h-1-4v-6c1 0 1 0 2 0h1c1 1 1 1 2 1zM165 51zM164 48v-3l1-1c0 1 0 1 0 1 1 0 1 0 1 0 0 1 0 2 0 3zM164 48zM164 64c1-2 1-4 1-6 1 2 1 3 1 5v1zM164 64zM165 69l1 1h-1c-1 1-1 2-1 2 0 1-1 1-1 2h1c0 1 0 0 0 0v1h1v-1c1 0 1-1 0-1 1 0 1-1 1-1v1c0 1 0 2 0 3l-1-1c-1 0-1 0-2 0v-1-1c0-1 0-3 1-4zM165 69zM166 94c0 1 0 1-1 1 0 1-1 1-1 1h-1c-1 0-1 0-2 0h-1c1 0 1 0 1 0 1-1 1-1 1-1 0-1 0-1 0-1h-1-1c-1 0-1 1-1 1h-1-1v-5c1-3 1-6 3-9v-1c1 1 3 0 4 1 1 0 2 0 2 1l1 1c0 4 1 8-1 11zM166 94zM172 105v1c0 1 0 2 0 2 0 1 0 2-1 3 0 1 0 1 0 1 0 1-1 1-1 2-1-1-2-1-4-2-1 0-2 0-3-1 1-1 1-4 1-5h2c-2 1-1 4-2 5 1 0 1 0 1 0 1 0 1 0 1 0 1-2 0-3 1-4l1-1c0 0 1 1 2 1 0-1 0-1 1-1-1-1-2-1-3-2 0-1 1-2 1-3h-1l-1-1h-1c-1 1 0 3 0 4 0 0-1-1-1-2h-1c0 1-1 1-1 2 0-2 0-3-1-4 1 0 2 0 2-1 1 0 1 0 1 0 1 0 1 0 2 0s2 1 3 1c1 2 2 4 2 5zM172 105zM171 82c0 0 1 0 1 1 0 0 1 0 1 1 0 4 0 9-1 14-1-1-1-3-1-4 0-4 1-8 0-12zM171 82zM174 195c0-1 0-2-1-3-1 1-2 1-3 0h-1l-1-2v-3c1-3 2-7 1-10-1 0-1 0-2 0v1 1 1c0 1 0 2 0 3-1 0-1 0-1 0l-1 1c-1-3-2-6-2-8v-1c1 0 2 1 2 0 1 0 1 0 1 0 0 0 0 2 1 2 1-1 1-1 1-2 1 0 1-1 1-1h1c0-1 0-1 1-2 0 0 0-1-1-2 0-1 0-2 0-4 0 0 0-1 1-1 0 3 1 5 1 8-1 1 0 3-1 2v-1h-1c-1 0-1 1-1 1h-1v1c1 0 2 0 3 1s2 4 2 6c0 4-1 9 1 12zM174 195zM119 230c0-1-1-1-1-1-1-1-2-1-3-1-1 0-1 0-1 0-1 0-2-1-2-1 1-2-1-3-1-6 0-1 0-2 1-2 1-2 3-3 4-5 3 1 6 2 8 4h1c1 1 1 2 2 3-1 3-1 5-1 8-1 0-1-1-1-1h-1-1c0 1-1 1-1 1h-1c0 0-1 0-2 1zM119 230zM86 254c0-7 0-16 1-22l3-1c9 1 19-1 28 2 3 9 2 18 1 28l-3 2-29 1c-3-2-1-6-1-10zM86 254zM101 36c2-1 6 0 8 2 1 1 0 20 0 20 0 0-4 1-7 0-2 0-3 1-5 0 1-5 0-11 1-15 0-3-1-6 3-7zM101 36zM102 24c-1 1-1 1-1 1l-1 1h-1-1-1c0-1-1-2-1-4h1c1 0 2 0 2 0 1-1 1-1 2-1 1 1 1 2 1 2 0 1 0 1 0 1zM102 24zM107 28v5c-1 0-2 0-4-1h-1c-1 0-2 1-2 1v-1-1-1c0 0 1-1 1-2 1 0 1 0 1 0 1 0 4-1 5 0zM107 28zM109 26c0-1-1-1-2-1 0 0-1 0-1-1l-1-1c0-1 0-1 0-2 1 0 2 0 3 0 1 0 2 0 3 0v1h1 1c0 1-1 3-2 3s-1 1-2 1zM109 26zM112 40c0-1-1-2-1-3h1 1c0 1-1 2-1 3zM112 40zM116 50c0 1 0 1 0 1h1c1 0 1-1 1-1v4l-1-1h-1-1-1v1h-1-1c0-1 0-3 0-4l1-1c1 1 1 1 1 1 1 0 1 0 2 0zM116 50zM116 39h-1v-1l1-1c0 0 1-1 2-1v1c0 1 0 2 0 2zM116 39zM118 47l-1 1-1-1c0-1 0-3 0-5l1 1h1v-1h1c-2 2-1 4-1 5zM118 47zM112 59h-1c0 0 1 0 1-1 0-1 0-1 0-1 1 0 1 0 1 0 2 0 3-1 5-1 0 1 0 1 0 1 0 1 0 1 1 1v2h-1c-1 0-1 0-1 0-1 0-1 0-1 0-1 0-2-1-4-1zM112 59zM123 101c0 1 0 2-1 2 0 1-1 1-1 1h-4c1-1 2-2 0-3h-1c0 1 0 1-1 1 0 1 0 1 1 1v1c-1-1-3-1-4-1-1-3 0-6-1-10 0 0 1 0 1-1 1 0 1 0 1 0h1 1c1 0 3 0 4 1h1c1 0 1 0 2 0 0 2 1 4 1 6zM123 101zM105 92c0-1 1-1 1-1 0 1 0 1 1 1v1 1c-1 0-1 0-2-1zM105 92zM107 100v-1c1 0 0-1 0-2 0-1 0-1 1-1 0 1 0 2 0 3v2c0 1-1 2-1 2v-1-1zM107 100zM102 64c1-1 3-2 3-2 1 0 1 0 2 0s1 0 2 0c1 0 1 0 1 0 1 0 2 0 3 0 1 2 0 6 1 8-1-1-2-1-3-1h-1c0 1 0 1-1 1h-1c0 0 1 0 1-1 0-1 0-1 0-1-1 0-1 0-1 0-1 0-1 0-2 0 0 1-1 1-1 2l-2-1v-1c0 0-1 0-1-1s1-2 0-3zM102 64zM102 92c-1 1-1 1-1 1 0 1-1 1-1 1h-1c-1 0-1 0-1 0v1c-1-1-1-2-1-2v-1zM102 92zM100 88v-14c0 0 2-1 3-1 2 0 3 0 4 1 1 0 2 0 3 1 0 0 1 1 1 2v1c0 2 0 4 0 6v2c0 1 0 2-1 3-3-1-7-1-10-1zM100 88zM98 115c-1 1-3 1-5 2-1 0-1 0-2 0-1 0-3 0-5-1 0-1 0-3 0-5 0-1 0-2 1-2 0-1 1-2 2-2 0 0 1 0 2 0 2 0 5 1 6 2v1 1c1 1 2 2 1 4zM98 115zM145 121c1 2-2 5 1 5 1-1 1-3 2-4 3 1 5 2 6 5 0 3-2 7-4 10h1c1 0 1 0 2 0 0 1 0 2 1 2h1c0 1 0 2 0 3 2 0 1-3 3-4 3 0 5 1 6 4l-1-1c-1 2-2 3-2 5l1 1c0-2 1-3 2-4 0 1 0 1 1 1-1 0-1 2-1 2-1-1-1 1-1 1h-1c0 1 0 1-1 1s-2-1-4-1c0-2 0-3-1-4-2 1-4 3-6 4-2-1-3-1-5-1 2-1 1-4 2-6-1 0-1 0-1 0-1 0-1 1-1 2 0 1 0 1-1 1 0-2-1-4-2-5-4-4-11-6-16-4 0 1-1 1-1 1h-1v-1c-1 1-3-1-4 1 1 1 1 1 1 1v1c0 2-3 3-2 5-3 0-6-1-9-1-1 0-2 1-3 1 0-1 0-2 0-3-1 3-5 2-6 3 0-1 1-2 1-2 0-1-1-1-1-2-2 1-3 3-2 5-1 0-1 0-2 0 0 0 0-1-1-1 0 1 0 1 0 1h-1v-1l1-1c0 0 0-1 0 0 0 1 0 1 0 1 3-1 4-4 6-5 0-2-2-2-3-3l1-1c-3-2-2 1-2 3 0 1 0 2-1 2v1c0-1 1-4-1-3 0-2 1-5 3-6-1-2-3-2-5-1 2-4 2-7 0-11 1 0 2 0 2 0 3-1 9 2 11-2-1 0-2 0-4-1 0 0 2 0 3-1-3 0 0-5-4-2 0 0 0 1 0 2h-1c2-2 0-3-1-5 0-1 1-2 2-2s3-1 4 0c-1 0-1 0-1 1l1 1c1 0 1-1 1-1v-1c3-1 10 0 9 4-1 1-1 2 0 3l-1 1c-3 3-7-2-8 3v1c-1 0-2 1 0 2 0 0 1 0 1-1-2 2 1 6-1 8-1 0-2 1-2 1h-2c-2 0-3-1-4 1 0 1 1 2 1 1 2 0 3-1 5 0 0 0 1-1 2-1h1v1c1 0 2 3 3 3 1-1 0-2 0-3 1 0 2-1 2-1 1 0 1-1 1-1-2-1-4-2-3-5 1 0 1-1 1-2-2 0 0-3-1-4 3 0 5-1 7 0 1 2 2 4 1 7 1 3-8 3-3 6h4c-1 1 0 2 1 3 1 0 1-1 2-1-3-3-1-9-2-13 1 0 1-1 1-2h1 1c0 2 4 2 5 4 0 1 1 3 2 3 2-1 1-5 4-5 3-1 6 1 10 1zM145 121zM141 77c1 0 2 1 2 2-1 2-1 5-1 8v1c0 1 0 1-1 1 0 1 0 1-1 1-2 0-4 0-6-1h-1c0-4-1-9 1-13 2 0 3 0 5 1 1 0 2 0 2 0zM141 77zM142 59c1 1 1 2 1 3v1c0-1-1-1-1-1h-1-1c1-1 2-2 2-3zM142 59zM142 49h-1v-3l1-1 1-1h1v1c1 0 1 0 1 0 0 1 0 2 0 3 0 1 0 1 0 1-1 0-2 0-3 0zM142 49zM145 56v-4zM145 56zM152 72c-1 0-2 0-3 1h-1c-1 0-3 0-4 0h-1-1-1c1-2 2-4 2-5 1-1 1-2 2-2 0-1 0-1 1-1h1 1v1c1 0 2-1 3 0 1 2 0 4 1 6zM152 72zM154 79c1 1 1 2 1 3-1 4-1 9-1 13-1 0-1 0-2 0-1-1-3-1-4-1 0-1-1-1-1-1-2-5-2-11 0-16 1 1 3 1 4 1s1 0 1 0l1 1zM154 79zM160 109c-4 0-7-1-11-1-1-3 1-6 3-8 1 0 1-1 2-2 0 0 1 0 2 0h1c2 2 1 5 3 7v1zM160 109zM141 103c0-1 0-3 1-4 0-1 0-1 1-2h1c1 0 2 0 3 1 1 0 1 0 1 1v1c-1 1-1 3-2 4s-1 1-2 2h-1c0 0-1 0-2 0 0-1 0-2 0-2zM141 103zM147 114v-1c-1 1-1 2-1 3 0 0 0 1-1 1h-1v1c-2 0-3-1-4-1l-1-1c0 0-1 0-1-1 1-1 1-2 1-3 0 0 1-1 0-1 1 0 1-1 2-1s2 0 3 0l1-1c0 1 0 1 1 2 0 1 1 1 1 2 3-1 7 0 10 0-1 2 1 5-1 7h-9c0-1 1-2 1-3s0-1 0-2c0 0 0-1-1-1zM147 114zM160 123h-1c-1-1-2 0-2 0-1 0-1 0-2 0 0 0 1 0 1-1 1 0 1 0 1 0 1 0 1-1 1-1 1-2 1-5 2-7 1 1 2 1 2 1 1 0 1 0 2 1h1c-2 1-3 5-5 7zM160 123zM168 125h-1c0 0-1 0-1-1h-1c0-1 0-1 0-2 1-1 0-3 2-4 0 0 1 0 1 1 0 0 0 1 0 2 0 0 0 1 0 2 0 0 0 1 0 2zM168 125zM169 139c-1 0-2 0-3-1-1 0-1-1-2-2 0-1 1-2 1-3s0-2-1-3c-2 0-1 4-1 5s0 1 0 1c-2-1-5 0-6-1-1 0-1-1-1-1 0-1 0-2 0-3 1-1 0-3 0-4v-1c2 0 3 0 4 1 1 0 1 1 2 1l1 1h1l1-1v-1c0-1-2-1-2-2h1c0 1 1 2 1 2 1 0 1 0 1 0 1 0 1 0 1 0 2 1 2 4 3 6 0 2-1 4-1 6zM169 139zM171 149c-1 1-2 1-3 1-1-2-1-3-1-5 0-1 0-3 1-4v1l1 1 1-1c0 2 0 3 1 5v1zM171 149zM168 161c-1 0-2 0-3-1-1 0-2-1-2-2 1-2 0-5 1-6 1 0 2 0 2 0 1 0 2 0 3 0h1c0 3 1 6 1 8 0 1-1 1-1 1-1 1-2 0-2 0zM168 161zM160 156l1 1c0 0 0 1-1 1 0 0-1 0-2 0 0 0-1 1-1 2l-1 1c-1 0-1 0-1 0l1-1 1-1v-1c-1 0-1 0-1 0h-1c0 0-1 0-2 1v-1h-1c-1-3-1-6-1-9l1 1h1c0-1 0-1 0-2 1 0 1 0 1 0 1 0 1 1 1 1 0 1 0 2 1 2h1c0-1 1-1 1-1 1 0 1 0 2 0l1 1c0 1 0 2 1 4l-1-1c0 0-1 0-1 1 0 1 0 1 0 1zM160 156zM150 156h-1c0 1 0 1-1 1-1 0-1 0-2 0 1-3-1-5 0-8 1 0 1-1 1-1h1c-1 2 1 5 2 8zM150 156zM142 179c0 2 0 3 0 4-1 1-1 1-2 1-2 0-4 0-5-1-1 0-1 0-2 0 0 0-1 0-1 1h-1c-1 0-2 0-3-1-1 0-3 0-5 0 0 0-2 0-2-1 0 0 0-1 0-2l2-1c1 0 2-1 2-1 6 1 11 1 17 1zM142 179zM122 143c1-2 2-4 5-5 4-1 8-1 11 1 8 10 3 27 4 38 0 0 0-1-1-1-2 2-7-1-10 0l-10-1c-2-11 3-21 1-32zM122 143zM105 164c0-1 0-1 0-2 0 0 1 0 1-1l1 1c1 0 1 0 1 0 1 0 1-1 1-1 0-1-1-1-1-1-1 0-1-1-2-1 0-1 0-2 1-3h1c1 0 1 0 2 0s3 1 5 1h1c0 1 1 2 1 4s0 5-2 7h-1v-2c-1 0-2 1-3 1v-1h-1-1c-1 0-1 0-1 0 0 1 0 1 0 1-1-1-1-3-2-3h-1v1zM105 164zM105 152c1-2 0-5 2-7l1-1h1c1 0 2 0 2 0 1 0 1 1 1 1 0 0 0 1 1 1l1 1c1-1 1-1 2-2 0 0 1 0 1-1h1v11c-2-1-4-1-6-1h-1v-1h-1c0-1 0-1-1-1h-1v1c0 1-1 2-1 2h-1v-3zM105 152zM108 171c2-1 4-1 7 0h1c0 0 1 0 1-1 0 4 2 9 0 12 0 1 0 1-1 2-1-1-3-1-4-2-1 0-3-1-4-1 0-1 0-2 0-3s0-1 0-1v-3c0 0 0-1 0-2zM108 171zM103 169v1c0 1-1 2 0 2 0 1 2 1 2 1 0 2 1 4 0 6v1c0 1-2 1-3 2h-1c-2 0-5-1-8 0-1 0-3 0-3 1 0-4-1-9 1-13 0 0 1-1 2-1h1c2 0 4 0 5 0v1c1 0 1 0 2-1l1-1zM103 169zM102 154l1 1h-2c0-1 0-2 0-3v-1l1-1c0 1 0 2 0 2-1 1-1 1 0 2zM102 154zM100 197h-1v-1c-1 0-1 0-2 0h-1c0 1 0 1-1 1-2-1-4-1-6-1 0-1-1-3-1-3v-1c1-1 2-3 3-5 0-1 1-2 2-3 3 0 6 0 8 1v1c0 1-1 3-2 3-1 1-1 2 0 3v1c0 0 0 1 1 1h1l1 1c0-1 1-1 1-2-1 0-1-1-1-1l-1 1v-2l1 1c1 0 1-1 1-2v-1c-1 0-1 1-1 0 0-2 1-3 3-4 0 1 0 2 1 4v2c-1 0-1 1-1 1 0 1 0 1 0 1-2 0-2 1-2 1-1 0-1 1-1 1 1 0 1 1 1 1h-1c0-1-1-1-1-1 0-1-1 0-1 0h-1c0 1 0 1 0 1zM100 197zM160 178v1c0 1-1 1-2 1-1 1-2 2-2 3s1 1 1 1c2 1 4-3 6-1v1 2c0 3-1 4-1 5-2 1-3 1-5 2 1-1 2-2 3-2 0-1 0-1 0-1 0 0-1-1-2-1 0 2-2 2-4 3-1 0-1 1-1 2 4 0 2 5 4 7-1 2-1 5-4 5 0-2-2-3-2-4-1-1-2 1-3 2 1 2 4 4 3 8-2 1-2 5-5 5 0 0-1 0-1-1-2 0-4-2-6-2-1 0-2 0-3 0-2-1 0-4-1-5-2 1-2 5-4 5-1 0-1 0-1 0h-1c0 1-1 1-2 2-2-1-5-2-7-3 1 0 1-5 0-6 0 1-1 1-2 2 1 1 1 1 1 1 0 1 0 2-1 2-2 0-4 1-6 1l-1 1c-2 0-2-3-4-3l-1 1c0-1 1-1 1-2l-1-1c-1 1-3 1-4 1-1-1-1-2-1-4s0-4 0-6c2-1 4 1 5 1h1c1 0 1-1 1-2 1 0 2 0 3 0 3 0 5 1 7 1 0 1 1 3 2 2 0-2 5-3 1-5 1-2 1-4 0-6-3 2-1 8-6 6 0-1 0-2-1-3-1 1-1 2-2 2 1-1 0-1-1-1v-1c0 0 1-2 0-2v-1c-1 1-3 2-3 3 0-3 1-10 5-10 1 1 3 1 3 2 1 0 1 0 2 0 0 0 0-1 1-1v1c-1 0-1 0-2 0 1 1 2 0 2 1 0 2 1 2 1 3 2-1 3-4 5-3 0 0 1 2 1 3 0 1-1 2-1 2 0 3-1 7-3 8 2 3 5-1 8 1 5-1 1 7 5 7 1-2 1-5 4-5 2 1 5 0 7 0h2c0 0 1-1 1-2-2-2-5-1-7-2 1-1 2-2 2-3-1-1-1-1-1-1-2 1-3 3-4 4s-3 0-3 0c-1 0-1 0-1 0-2 2-4-1-7-1-1-3 1-7 0-11 1 0 2-1 3-1 3 3 8 0 12 3h1c2-2 4-5 7-3 0-1 1-1 1-1 1 0 1 0 2 0l1-1c-1-2 0-4-2-5-2 1-3 4-6 4 0-3-1-6-1-10 1 0 2 0 2-1 1-1-1-1-1-2v-10c0 0 1 1 2 1h1v-1c1 2 2 1 2 0 0 0 1 0 1 1 0 0 0 2 1 2l2 1h1c1 0 1-3 2-1l1-1c6-2 7 7 8 9-1 2-2 2-4 2l-1-1c-1 0-1 0-1 0-1 0-2 0-2 1-1 1 0 3 0 5zM160 178zM158 67h1c1 1 1 2 1 2h-1l-1 1v1l1 1h1v1c0 0-1 0-1 1-1 0-1 0-2 1 1 0 1 1 1 2l-1-1c-1 0-1-1-1-1-2-2-2-6-2-8 0-1 0-1 0-2 0 1 0 1 1 1 0 0 1 0 2 0zM158 67zM155 39c-1 0-1-1-1-1 0 0-1 0-1-1v-1c1 0 3-1 4 0l1 1c-1 1-1 2-2 2zM155 39zM157 42v1l-1-1c-1 0-1 0-1 0zM157 42zM138 46c0 1 0 1 1 2v1c-1-1-1-1-1-2zM138 46zM139 51c1 0 2 0 2 0l1 1v4c-1 0-1 0-1 0h-1l-1 1c-1-1-1-2-1-3s0-2 1-3zM139 51zM123 111c0 0 0 1 1 1 0-1 0-2 1-2v-1h1c0 0 1 0 2 0s3 0 4 0c2 1 4 1 4 3 0 1 1 2 0 2 1 0 1 1 1 1 0 1 0 1 0 1h-1c0 1 0 1-1 1 0 1 0 1-1 1h-1c-1 0-2 0-3-1-1 0-2 0-3-1l-1-1v-1c-1 0-2 0-2-1-1 1-2 2-3 2-1 1-1 1-2 1s-1-1-2-1c1-2 0-5 2-7 1 0 1 0 1 0 1 0 2 0 2 0 1 0 1 0 1 0 1 1 1 1 1 1-1 1-1 1-1 1zM123 111zM113 46v1l-1 1c0-1 0-2 0-3-1 0-1-1-1-1 1-1 1-1 2-2 0 1 0 3 0 4zM113 46zM89 56v-1c1 0 1 0 2 0h1 1l1 1v1c0 0 1 0 0 1v1 1h-1c0 0-2-1-3-1h-1c-1 0-1-1-1-2zM89 56zM89 48v-2h1v2zM89 48zM89 50h1v1 1c-1 1-1 1-1 1 0-1 0-2 0-3zM89 50zM94 52h-1c0-1-1-1-1-2s0-3 1-4l1-1h1c0 1 0 1 0 1v1c0 1-2 3-1 5zM94 52zM90 42c0 0 1 1 2 0 0 0 0-1-1-1 0 0 0-1-1-1h-1v-1h1c0 0 1 0 2 0 1-1 2 0 3-1h1c-1 1-1 2-2 3l-1 1c0 0-1 0-1 1h-1c-1 0-2 0-2-1v-1c0 1 0 1 1 1zM90 42zM90 35c0 0 0 1-1 1 0-1 0-3 1-5h1-1c0 1 0 3 0 4zM90 35zM95 70c0 0-1-1-1-2v-1c0-1 0-2 0-3 1-1 1-1 1-1h1c0 0 1 0 2 0 0 0 1 0 2 0v3h-1c-1 0-2 2-1 3v1h-1v-1c0-1 0-3-1-3h-1c0 1 0 1-1 1 1 1 1 2 1 3zM95 70zM95 96c1 0 2 0 2 0 0 1 0 1-1 2l1 1c-1-1-1-1-2-2v-1c-1 0-1 0-1 0 0 1-1 1-1 2h1v1c0 1 0 2 1 3 1 0 2 0 2-1 0 1 0 2 0 2l1 1h1l1-1v-1c-2 0-1-4-1-5 1 0 2 1 3 1v1c-1 0-2 0-2 1v1h1 1c1 1 3 1 3 2 0 0-2 0-3 0h-1c-1 1-2 1-3 2-2-1-4-1-6-2l1-1c0 0 0-1-1-1-1 1-2 1-2 1v1c-2 0-3 0-5 0 0-1-1-2-1-2v-4c1-2 1-4 2-5 3 0 6 0 9 0 0 1 0 1 0 1 0 1 0 2 0 3zM95 96zM61 133h3c1 0 1 0 1 0 1 0 1 0 1 0 1-1 2 0 2 0 1-1 1-1 2-1h1c1 0 2 1 3 2-1 0-2 1-3 1-1 1-2 1-3 1s-3 1-4 2v-1c-1-2-2-2-2-3-1-1-1-1-1-1zM61 133zM68 110l1-1c3 0 5-1 7 0h1v1c0 2 0 5 0 7h-1c-2 0-3 0-5 0 0 1-1 1-2 1h-1c0-1 0-2-1-3h-1c0 0 0-1 0-2 0 0 1-1 1-2zM68 110zM81 108h1c1 1 2 2 2 2 0 3-1 5-1 8h-1c-1 0-1 0-2 0v-1c0 0-1 0-1 1 0-4 0-7 1-10zM81 108zM81 104c-1 0-1 0-1 0-4 0-7 1-10 1-1 0-1 0-2 1 0-1-1-3-1-3 0-4 1-7 1-10 3 0 9-2 11 1l1 1c0 1 1 2 1 3s0 1 0 1zM81 104zM54 140v-2-1c1-1 3-1 3-3 0 0-1 0-2 0h-2c-1 1-1 1-2 1 1-1 1-2 1-3h-1-1c-1 1-2 4-4 5v-1c0-1 0-1 0-1h1l1-1c0-1 0-2-1-2h-2c0 0 0-1 1-1-1 0-1 0-1 0v-1c0-1 1-2 0-2 0-1-1-1-1-1 0 2-2 3-3 4v1c0 0 0 1 0 2 1 0 1 0 2 0-1 0-2 2-2 3 0-1 0 0 0 0 0-1 0-2 0-3s0-1 0-1v-1c0-2 1-5 2-6 0 0 1 0 2 1v-1c1 0 1-1 1-1 1 0 2 0 3 0 1-1 1-1 1-1 0 0 1 0 1-1 0 1 0 1 1 1 0 0 0-1 1-1 0 0 1-1 2-1 0 0 1 0 2 0h1c0 2 1 3 2 4 2-2 3-7 6-6 1 1 1 2 2 3-1 2 0 3 0 5v1c0 1-1 1-1 1 0 1-1 1-1 1-1 0-1 0-1 0-2 0-3-3-3-4l-1-1c-3 1 0 6-3 7l-1 1c0 0 0 1 1 2 0-1 1-1 1-1 1 0 2 2 3 2-1 2-1 4-1 6-3 0-7 0-7-3zM54 140zM48 171h1l1-1h1l-1 1zM48 171zM42 150l-1 1c-1 1 0 2-1 3v1h-1c0-1 1-4 3-5v-1h1c0 1 1 2 1 3v1c0 1-1 2-1 3-1 0-1 1-1 1v-1c0-1 1-2 1-4 0-1 0-1-1-2zM42 150zM42 144c1 0 1 0 2 0-1-1-1-2-1-2 0-1 1-2 1-2 2-1 3-1 4-2 1 0 1-1 2-1l1-1c0 0 0 1 0 2v2c0 2 0 3 0 5-1 0-1 1-2 1-1 0-2 0-3 0l-1 1c-1-1-2-1-2-2-1 1-2 2-3 3 0-1 0-2 0-2 0-2 0-5 1-7 1 0 0 3 0 2 0 1 0 2 1 3zM42 144zM44 120h-2v-1c1 0 1 1 2 1zM44 120zM42 115h1c1 0 1 0 1 0h1c0 0 1 0 0 0-1 0-2 1-2 1 0 1 0 1 0 2 0-1 0-1 0-2zM42 115zM64 115v2 1c-1 0-1 1-1 1-1 0-2 1-2 1-2 0-4 0-5 0l-1-1c0-2 1-5 2-7 1-1 2-1 3-2 1 0 2 0 3 0h1c-1 2 0 3 0 5zM64 115zM55 72h-1-2c0-1 0-3 1-5v-1l1-1c0 0 1 0 1-1h1 1c2 0 1 4 1 5 0 0 0 1 0 2 0 0 0 1-1 1h-1zM55 72zM63 94v1c-1 3 1 8-1 11l-1 1c-1 0-2 0-3 0 0 0 0-1-1-1l-1 1v1c-1 0-2 1-2 1-1 0-1 0-2 0h-1c-1-4-1-8-2-11 5-2 9-4 14-4zM63 94zM47 114c1 0 2-1 3-1h1c1 0 1 0 2 0 0 1 0 1 0 2 0 2 0 4-1 6-1 1-2 1-3 1-2 1-5 0-7 0h1 1 1c0-1 0-1 0-1 0-1 1-1 1-2 0 0 1 0 1-1h1 1 1v-1c0 0 0-1-1-1-1 1-1 1-1 1h-1l-1-1c1 0 1 0 1-1h1v-1zM47 114zM38 107c1-1 1-1 1-1zM38 107zM42 108h-1-1v1c-1 0-1 1-2 1h-1-1v-2h1c0 0 1 0 1-1 0 1 0 1 0 1l1 1c0 0 0-1 1-2h1 1c1 0 1-1 1-1-1 0-1-1-2-2 0 0 2-1 2-2s-1-1-2-2c0 1-1 1-2 2 0 0 0-1 0-2l-1-1v1c-1 2-1 4-2 6 0-1 0-2 0-3 0-2 1-2 1-3h1v-1c2 0 4 0 5 0s2 0 3 1l1 1c-1 2 0 5 0 7 0 1 0 1 0 1-1 1-1 1-1 1 0 1-1 1-1 1h-1c0 0 0-1 0-2-1 0-1 0-1 0 0 1-1 1-1 1 0 1 0 1 0 1-1 1-3 1-3 1-1 1-2 1-3 1 1-1 1-1 2-1s1-1 2-1l1-1c1 0 1-1 2-1zM42 108zM52 176c-1 0-1 0-2 0 0 0 0 1 0 2-1 1 0 3-1 5-3 1-5 2-8 2-1 0-2 0-3-1v1c-1-1-1-3-1-4s0-2 0-3c1-1 1-3 3-5h1c2 0 5-1 7 0 0 1 1 2 1 2 1 0 2 0 3 0h1c0-1 1-2 1-2v-1c1-1 3-1 4-2h1v-1 14h-8c1-2 1-4 1-5 1-1 1-1 1-1-1 0-1-1-1-1zM52 176zM60 159c-1 0-1 0-2-1h1c0 0 0-1-1-1l-1-1c-1 0-1 2-1 2l1 1c1 0 0 1 1 2 1 0 1 0 1 0 0 1-1 4 0 5 0 1-1 1-2 1h-1-1-1c-1 0-3 1-5 0v-1c0 1 0-1-1-2-3 1-1 5-2 7-1-1-3-1-4-1-2 0-3 0-5 0 1-4 2-7 2-11 2 1 4 0 6 1l1 1c0 0 0 3 1 3 2-1 3-3 3-5 0 0-1 0-2 0l1-1 1-1c0 0 0-1-1-1h-1c-1 0-1 0-1 0v-3c0-2 0-3 1-4h1c0-1 1-1 1-1 1 0 2 0 2 0 0 0 0-1 1-1 2 1 1 5 2 6h1l1-1c-1-2 0-4-1-6 1-1 3-1 5-1-2 4 0 10-1 14zM60 159zM86 181v1c-3 0-6 1-9 2-1 0-2 0-2-1-4 0-8 1-12 1 0-2 0-3 1-4h22zM86 181zM86 177h-1-21c-3-12 2-22 2-35 1-2 4-4 7-4 4 0 10 1 12 6 1 10 2 23 1 33zM86 177zM86 140c-1 0-1-1-2-2-1-1-2-1-2-2-1 0-2-1-3-1s-2-1-3-1c2-4-5-5-6-8v-2c0-1 1-2 1-3 3-2 8-2 11-1v1h1l1 1 1-1c0-1 1-1 1-2 0 0 1 0 1 1 2 0 3-1 4-1 1 1 2 2 2 4v1c0 1 0 1 0 1 0 2-2 3-3 4-1-1-2-1-3-1h-1c-2 1-4 2-6 3 2 2 4 0 6-1-1 1-2 3 0 4 1 0 1-2 2-3 1 0 2 0 2 0 1 0 2 0 2 1 1 0 2 2 1 3v1c0 2-1 6 1 8 0 1 1 1 2 2 0 1-1 2 1 3 1-1 1-3 2-4h1c1 0 1 0 1 0h1v-1c1 0 1 0 1 0h2c-2 0-2 2-2 2v-1c-1 0-1 1-1 1h-1v1c-1 0-1 0-1 0-1 2-3 5-1 8h-2c0-1 0-2 0-2 1-1 1-2 1-3s0-2-1-2c-1 2-1 5-3 6-1 1-2 1-3 1h-1c-1 2 1 2 1 3h1c0 1-2 2-1 3s1 2 2 2c1-3 0-7 4-7v4c-1 0-2 1-2 1 0 1 1 1 1 2 1-1 2-2 3-3 0 1 0 2 1 2s2-1 2-2c0 0-1-2-2-2 0 0-1 0-2 0l1-1c1 0 2 0 2 0 4 2 0 6 0 9-2 2-5-1-7 0 1 0 1-2 1-2-1 0-1-1-1-1-2 1-2 5-4 5 0-7-1-15-3-22 2-1 4-1 6-2 0-1-1-1-2-1-1-1-2 0-4 0 0-3 1-5 1-8 0 0-1 0-1-1-2 2-3 5-1 6zM86 140zM77 200zM77 200zM54 234l1 5-1 26c-4 5-13 4-19 5l-1-1 2-30c0-1 1-1 1-1 2-2 1-1 0 0-1 0-1 1-1 1 5-4 11-6 18-5zM54 234zM82 233v28l-3 3c-7 0-13 2-19 1-4-9-1-20-1-29 1-1 1-2 2-2 5-4 13-1 19-2zM82 233zM67 219c0 2 0 5 1 6 1 0 1 0 1 0 2-1-1-3 1-4 1-2-2-4 0-5 2 0 4-1 6-1h1 1c2 0 4-1 6 1 1 4 2 9 0 13-1 0-2 0-3 0-4-1-8-1-12-1 0-1 1-1 1-2 0 0-1 0-2 0l-1 1c0 1 1 1 1 1-2 0-5 1-7 1 0-1 0-1 0-2s0-3-1-4c-1 2-1 6-4 7h-1c0 0-1-1-2-1 0 0-1 0-2 0-1 1-3 1-4 1 0-1 0-1 1-2h-1l-1-1c-1 1-1 2-1 3v1c-1 0-2-1-2-1-1 0-2 1-3 1s-1 0-1 0c-1 0-1 0-1 0 0-3 1-6 1-10 2 0 3-1 5-2-1 1 0 2 1 2 0-1 1-1 1-1 2 0 3 0 3-1 0-4 4 0 5-2 1 0 2 0 3 0 2 1 1 4 3 5 2 0 1-4 1-5l1-1h1c1 1 2 1 3 1s1 0 1 0c1-1 1-1 1-1l-1-1c-2-1-5 0-6-1v-2l1-1c-1 0-1 0-1 0 0-1 0-1-1-1 0 3-4 3-5 6 0-1-1-1-2-1h-1-1c0-1 1-3 0-5l-1 1c-2 2 0 6-4 7h-1c-3 0-6 2-8-2 0-4-1-13 6-13 0 0 1 0 2 0 2 0 4 0 5 1-1 2-1 4 0 6 3-1 1-6 4-7h1c2 0 3 0 5 0-1 1 0 1 1 2 1-1 2-2 1-3-1 0-1 0-1 0h1c1 0 3 1 5 0 1 0 2-1 2-1 1 1 2 0 2 0 1 2 4 0 4 2 1 2-1 4 1 5 3-1 0-7 4-7 1-1 1-1 2-1 2 0 4 0 5-2 0 1 0 1 0 2s1 1 1 1c1 0 1 0 2-1 0 0 0-1 1-1 0 1 1 2 2 1 2 0 3 0 4 0 2 1 2 2 1 4 0 0-1-1-1 0h-1c0 1 0 1 1 2l1-1c1 1-1 3 1 3 0 4-7 5-3 8 1 0 3-1 4-1 2-1 5 0 6 0 1 2 4 4 2 6l1 1c0 0-1 2 0 3h1c0 0 0 2-1 2h-2c1 0 0-1 0-1-1 0-2 1-4 1 0 0 2-1 0-2h-1c0 1-1 1-1 2h1c-1 0-1 0-1 1h-1v-1h-1-1-1c0 0 0-2-1-2h-1c0 1 0 1-1 2 1 0 1 0 1 0h-2c1-1 1-1 1-2-2-2-3 1-5 2-1 0-1 0-1 0h-1c1-3-2-8 2-10 1-2 5-1 5-4 0-1-2 0-3 0s-1 0-2-1c-1 1-1 3-3 3-3-2-5-3-9-2 0-1 0-3 0-5-3 1 0 5-3 5-1 0-2 0-2 0-2 1-3 2-4 3l-1 1c0 1 0 1 0 2zM67 219zM123 236c2-1 1-3 4-4l24 4c4 9 0 19 0 28-2 4-7 3-11 3l-16-2c-2-9 2-19-1-29zM123 236zM174 221v1h-2c0 0 1 0 1-1 1 0 1 0 1 0zM174 221zM168 210c1-1 1-1 1-1 1 0 2 0 3 0l1-1-1 1c-1 1 0 3 1 4v1 1h-1-1v1c0 1 1 2 2 3-1 0-1 0-1 0-1 0-1 1-2 2-1 0-1 1-1 1 0-1-1-1-1-1l-1-1c0-1 0-1 0-1v-1c0-2 1-3 2-5v-1c0 0 0-2-1-2zM168 210zM173 270h-3c1 0 3 0 3-2-2-2-3 2-5 2-5 0-10-1-13-3 0-10 2-20 3-30 7 0 13 1 19 5-2 9 3 21-4 28zM173 270zM176 205c0 0 0 1 1 1v1c1 5 2 9 3 14 0 1-1 1-2 1 0 1 0 1 0 1 2 1-1 7 1 7 1-1 2-1 2-1 1 0 1-1 1-1 0-1-1-2-2-2 1-1 1-1 2-1 0 2 2 4 2 6v2c0 1 0 2-1 3 1 0 1 1 1 1h1l1-1c0 1 1 2 1 3-2-1-5 0-5-2h-1c0 0-1 0-1-1-2-1-3-4-4-6v1c-2 1-1 3-1 5-1 0-2 0-3 0 0-3 4-5 2-7-3 0-2 4-3 6-1 0-1 0-1 0h-1c-1-1 0-3-1-3h-1c0 0-1 0-1 1-1 0-1 0-1 0-1-1-1-2-1-3 0-2 0-4 0-6 3 0 5 0 8 1 1 1 2 2 3 4 2-1 1-4 3-6-1-3-4-4-4-7 1-3 0-7 3-9v-1c-1 0-1-1-1-1-2 0-4 1-5 1-2 2-4 1-7 1s-2 4-5 3h-1c-1 0-1 0-1-1-1 1-1 2-1 3 2 1 4 0 5 0s2-1 2-2c0 0 1 0 1 1 0 1-1 3 1 3 0 1 0 3-1 4-1 0-4 1-4 1 0-1 0-3-1-3l-1 1v2c0-1-1-2-2-2-1 0-1 0-1 0-1 0-2 1-2 2 3 1 5 3 7 2 0 1 0 2 0 4 0-1-1 0-1 0 0 1 1 2 1 2l1-1c1 1 1 2 1 3 0 2-1 3-2 4 0 0 0 1-1 1s-2 1-3 0c0 1-1 1-1 1-1-1-3-2-5-3 0 0-1 0-2 0 0-2 0-4 0-6-2 1-2 4-2 6-5-1-11-2-16-3-2-3 0-8-1-11 2-3 5-2 7-2 0 1 1 1 2 1l1-1c0 1 0 1 0 1 1 0 2 0 3-1 1 3 3 4 4 7v1c0 1 0 1 1 1 2-1 2-4 4-6h1 1c0-1 0-2 0-2l-1-1c0-2 1-5 1-7 2-1 5-1 6-2 2 0 2-1 2-3l1-1c0-1-1-1-1-1-1 0-1 2-2 1 1-2 0-4 0-6v-1c0-1 1-2 1-2 1 0 2 0 2 0h1c0-1 2-1 3-1s1 1 2 2c1 0 2 2 3 1 1 0 2 3 4 2 0 2 1 5 1 7zM176 205zM192 246l-2 28c-3 2-7-1-10-2 0-9 0-18 1-28 0 0 0-1 1-2 4 0 6 3 10 4zM192 246zM193 347c0 1 1 2 1 4 0-1 1 0 0 2 0-4-6 1-1-4zM193 347zM192 314c2 0 1 2 1 3-1 0-2 0-3 1 1 2 3 1 4 1v4h-2c-1-1 1-1 1-2-1-1-1-2-2-1l-2 3c-1-4 2-6 3-9zM192 314zM191 301c0 0 0 2 2 2 3-1-2-2 0-4 0-2-3 1-2-2 4 0 3 5 3 8l-1 6c-1-2 0-6 0-8l-2 2c-1 0 0 0 0 0-1 0 1-3 0-4zM191 301zM190 342l-1-2c5 1 2-3 4-5-1-1-3-5 0-6 0-1-2-1-3-1 0 0-1 0-2 1 4 3-2 5 0 8-4 0-2 3-5 5 2-5 2-11 2-16 2-2 6-1 6 2l1-2c3 4 1 9 2 14-4 1-5 5-9 3v-1c2-2 0 0 0 0 2-2 3 2 5 0zM190 342zM193 286c-1-1-2 0-2 1 0 4 2 0 4 1 0-1 0-2 1-3l-1 3c0 1 0 3-1 4 0 1 0 1-1 1 1-2-1-2-2-3l-1 1v1 1c0-1 0-2 0-2 0-4 0-7 2-11l4 3c-1 0-2 1-3 0l-2 1zM193 286zM207 249l-4-3-4-2c0 0-5-2-6-2 0-5-3-10-4-15-5-15-9-32-10-50v-2l-1-6c0-17-2-33-3-50 2 1 1-1 3-1l-2-2c5-4 0-12 2-18l1-13-3-4-3-2c-1-13 0-26-1-38 3-3 1-8 1-12-2-4-6-7-11-7l-2 5c-3-1 0-7-5-7-2-1-7-1-7 3 0 1 1 4-1 4-4 0-1-5-4-4-3 2-6 3-8 5 0 4 0 9 2 12l-1 20c-4 0-7-2-11-1 0-11-1-22 0-33 4-4 2-11 2-14-3-4-7-9-12-8 1 1 0 3-1 4 0-3 1-7-3-8h-1-11c-5 0-7 3-7 8h-1c0 0 0-3-2-3-12 0-6 11-9 19 5 6-1 14 2 22l-1 13h-11c1-9-3-17 2-25 0-4 3-11-4-13-1 0-3-1-4-1l-2 4c-3-2 1-6-4-8-3-1-7 0-9 1-2 3-2 7-4 7v-5c-3-1-6 1-8 3-4 3-2 8-2 12l2 4v29c-5 4 0 9-4 12l-3 9c2 10-7 25 5 30 1 12-3 23-2 35-2 3 1 7-1 11l-2 8-1 10c-1 5 0 14-2 20-3 3-1 9-3 13-4 8-5 17-10 24-1 1-3 2-5 2l-8 5c-1 11-1 23-1 33 0 5 7 8 5 13 3 3 1 6 1 10 2 13 0 29-1 42-1 4 0 6 2 9-4 8-4 13-4 23h201c2-7 0-11-3-17 2-7-3-14 0-21-1-7 2-17-1-24 2-11-2-24 7-32 0-11 1-22 0-33z">
          <text:p/>
        </draw:path>
        <draw:path draw:style-name="gr8" draw:text-style-name="P7" draw:layer="layout" svg:width="0.003cm" svg:height="0.002cm" svg:x="8.455cm" svg:y="7.806cm" svg:viewBox="0 0 4 3" svg:d="M0 3c0 0 1 0 0 0 1 0 4 0 4-3-3 0-4 0-4 3z">
          <text:p/>
        </draw:path>
        <draw:path draw:style-name="gr8" draw:text-style-name="P7" draw:layer="layout" svg:width="0.003cm" svg:height="0.002cm" svg:x="8.385cm" svg:y="7.779cm" svg:viewBox="0 0 4 3" svg:d="M4 0c-2 0-4 0-4 3 2-3 4 3 4-3z">
          <text:p/>
        </draw:path>
        <draw:path draw:style-name="gr8" draw:text-style-name="P7" draw:layer="layout" svg:width="0.001cm" svg:height="0.002cm" svg:x="8.539cm" svg:y="7.883cm" svg:viewBox="0 0 2 3" svg:d="M0 3c0 0 0-3 0 0 0-3 2-3 2-3h-2z">
          <text:p/>
        </draw:path>
        <draw:polygon draw:style-name="gr8" draw:text-style-name="P7" draw:layer="layout" svg:width="0cm" svg:height="0cm" svg:x="8.544cm" svg:y="7.873cm" svg:viewBox="0 0 0 0" draw:points="0,0">
          <text:p/>
        </draw:polygon>
        <draw:polygon draw:style-name="gr8" draw:text-style-name="P7" draw:layer="layout" svg:width="0cm" svg:height="0.001cm" svg:x="8.47cm" svg:y="7.797cm" svg:viewBox="0 0 0 2" draw:points="0,0 0,2">
          <text:p/>
        </draw:polygon>
        <draw:polygon draw:style-name="gr8" draw:text-style-name="P7" draw:layer="layout" svg:width="0cm" svg:height="0.001cm" svg:x="8.467cm" svg:y="7.796cm" svg:viewBox="0 0 0 2" draw:points="0,0 0,0 0,2 0,2">
          <text:p/>
        </draw:polygon>
        <draw:path draw:style-name="gr8" draw:text-style-name="P7" draw:layer="layout" svg:width="0.002cm" svg:height="0.002cm" svg:x="8.467cm" svg:y="7.799cm" svg:viewBox="0 0 3 3" svg:d="M3 3c0-1 0-3 0-3l-3 2c0 0 0 1 3 1z">
          <text:p/>
        </draw:path>
        <draw:polygon draw:style-name="gr8" draw:text-style-name="P7" draw:layer="layout" svg:width="0cm" svg:height="0cm" svg:x="8.468cm" svg:y="7.802cm" svg:viewBox="0 0 0 0" draw:points="0,0">
          <text:p/>
        </draw:polygon>
        <draw:path draw:style-name="gr8" draw:text-style-name="P7" draw:layer="layout" svg:width="0.013cm" svg:height="0.009cm" svg:x="8.513cm" svg:y="7.791cm" svg:viewBox="0 0 14 10" svg:d="M12 7c0 0 1-1 2-1 0-4-3-4-2-6-3 3-9 6-12 4v2c3 0 3 0 3 4 3-1 1-2 2-4 3 1 4-2 5-3z">
          <text:p/>
        </draw:path>
        <draw:path draw:style-name="gr8" draw:text-style-name="P7" draw:layer="layout" svg:width="0.004cm" svg:height="0.003cm" svg:x="8.468cm" svg:y="7.8cm" svg:viewBox="0 0 5 4" svg:d="M0 4c0-3 5-3 5-4-2 0-3 1-5 3 0 0 0-2 0 1z">
          <text:p/>
        </draw:path>
        <draw:path draw:style-name="gr8" draw:text-style-name="P7" draw:layer="layout" svg:width="0.003cm" svg:height="0cm" svg:x="8.502cm" svg:y="7.794cm" svg:viewBox="0 0 4 0" svg:d="M3 0h-3c3 0 6 0 3 0z">
          <text:p/>
        </draw:path>
        <draw:path draw:style-name="gr8" draw:text-style-name="P7" draw:layer="layout" svg:width="0.003cm" svg:height="0.003cm" svg:x="8.507cm" svg:y="7.792cm" svg:viewBox="0 0 4 4" svg:d="M0 3h1c0 0 2 3 2 0l1-3c-3 0-3 0-4 3z">
          <text:p/>
        </draw:path>
        <draw:polygon draw:style-name="gr8" draw:text-style-name="P7" draw:layer="layout" svg:width="0.003cm" svg:height="0.002cm" svg:x="8.51cm" svg:y="7.793cm" svg:viewBox="0 0 4 3" draw:points="0,0 2,3 4,0">
          <text:p/>
        </draw:polygon>
        <draw:path draw:style-name="gr8" draw:text-style-name="P7" draw:layer="layout" svg:width="0.004cm" svg:height="0.002cm" svg:x="8.563cm" svg:y="7.765cm" svg:viewBox="0 0 5 3" svg:d="M0 3c2-1 6-1 4-3-2 3-4-2-4 3z">
          <text:p/>
        </draw:path>
        <draw:path draw:style-name="gr8" draw:text-style-name="P7" draw:layer="layout" svg:width="0.007cm" svg:height="0.007cm" svg:x="8.502cm" svg:y="7.787cm" svg:viewBox="0 0 8 8" svg:d="M8 4v-1c-1-2-1-3-3-3 0 3-4 5-5 8h1c2-1 2-7 7-4z">
          <text:p/>
        </draw:path>
        <draw:path draw:style-name="gr8" draw:text-style-name="P7" draw:layer="layout" svg:width="0.003cm" svg:height="0.003cm" svg:x="8.472cm" svg:y="7.798cm" svg:viewBox="0 0 4 4" svg:d="M3 4c0-1 0 0 0 0l1-1c-1-2-1-3-3-3s2 3 2 4z">
          <text:p/>
        </draw:path>
        <draw:path draw:style-name="gr8" draw:text-style-name="P7" draw:layer="layout" svg:width="0.003cm" svg:height="0.002cm" svg:x="8.528cm" svg:y="7.866cm" svg:viewBox="0 0 4 3" svg:d="M0 0v3h3v-1c3 0 0-2-3-2z">
          <text:p/>
        </draw:path>
        <draw:path draw:style-name="gr8" draw:text-style-name="P7" draw:layer="layout" svg:width="0.005cm" svg:height="0.007cm" svg:x="8.561cm" svg:y="7.771cm" svg:viewBox="0 0 6 8" svg:d="M3 4c2-1 2-1 2-3-2 2-3-2-5 0h3c0 2-1 2-1 2l3 1-2 2c-1 0-1 0-1 0l-2 1c2 3 5-1 6 0v-3 2c-1 0-1-2-3-2z">
          <text:p/>
        </draw:path>
        <draw:path draw:style-name="gr8" draw:text-style-name="P7" draw:layer="layout" svg:width="0.005cm" svg:height="0.012cm" svg:x="8.561cm" svg:y="7.776cm" svg:viewBox="0 0 6 13" svg:d="M4 0c-4 0-4 2-1 2l-3 3c0 1 0 7 3 4l-3 4c1 0 4-1 4-2 4-4-1-7 0-11z">
          <text:p/>
        </draw:path>
        <draw:path draw:style-name="gr8" draw:text-style-name="P7" draw:layer="layout" svg:width="0.005cm" svg:height="0.003cm" svg:x="8.543cm" svg:y="7.842cm" svg:viewBox="0 0 6 4" svg:d="M0 2v2l6-2-1-2c-2 4-3 0-5 2z">
          <text:p/>
        </draw:path>
        <draw:path draw:style-name="gr8" draw:text-style-name="P7" draw:layer="layout" svg:width="0.001cm" svg:height="0.002cm" svg:x="8.545cm" svg:y="7.846cm" svg:viewBox="0 0 2 3" svg:d="M0 3h2c0 0 0-3-2-3z">
          <text:p/>
        </draw:path>
        <draw:path draw:style-name="gr8" draw:text-style-name="P7" draw:layer="layout" svg:width="0.004cm" svg:height="0.003cm" svg:x="8.542cm" svg:y="7.87cm" svg:viewBox="0 0 5 4" svg:d="M0 3c0 1 2 0 2 1 3-1 3-3 3-4-2 1-5 1-5 3z">
          <text:p/>
        </draw:path>
        <draw:path draw:style-name="gr8" draw:text-style-name="P7" draw:layer="layout" svg:width="0.002cm" svg:height="0.003cm" svg:x="8.467cm" svg:y="7.803cm" svg:viewBox="0 0 3 4" svg:d="M3 0c-3 0-3 3-3 3 3 3 3-3 3-3z">
          <text:p/>
        </draw:path>
        <draw:polygon draw:style-name="gr8" draw:text-style-name="P7" draw:layer="layout" svg:width="0cm" svg:height="0cm" svg:x="8.381cm" svg:y="7.854cm" svg:viewBox="0 0 0 0" draw:points="0,0">
          <text:p/>
        </draw:polygon>
        <draw:polygon draw:style-name="gr8" draw:text-style-name="P7" draw:layer="layout" svg:width="0cm" svg:height="0cm" svg:x="8.404cm" svg:y="7.866cm" svg:viewBox="0 0 0 0" draw:points="0,0">
          <text:p/>
        </draw:polygon>
        <draw:path draw:style-name="gr8" draw:text-style-name="P7" draw:layer="layout" svg:width="0.208cm" svg:height="0.138cm" svg:x="8.199cm" svg:y="7.464cm" svg:viewBox="0 0 209 139" svg:d="M60 47c1 0 3 0 6-2 2-3 10-6 27-6 18 0 27-5 27-5l8 11c-6 3-17 3-25 3-6 0-11 1-13 3s-3 3-11 4c-9 0-13 2-17 5-4 4-14 4-14 4 8-3 10-9 10-9-15 2-18 0-18 0 8-6 18-8 20-8zM60 47zM112 15h-6l-5-12 11 7zM112 15zM37 58c7 0 10 0 15-1 0 0-3 5-15 8-11 4-23 14-20 41 0 0 7-17 21-20 13-3 25-8 30-11 5-2 15-3 23-4 7-1 17-4 20-5 2-2 8-2 20-4 6-1 9-4 11-5l64 82 3-1-96-123 1-6-16-9 7 17h6l1 1c-4 2-18 6-28 6-12 1-13 3-23 3-11 1-19 4-26 10-8 5-16 2-22 12-7 10-12 13-13 17 0 0 11 4 26-4 0 0 5-5 11-4z">
          <text:p/>
        </draw:path>
        <draw:path draw:style-name="gr8" draw:text-style-name="P7" draw:layer="layout" svg:width="0.139cm" svg:height="0.131cm" svg:x="8.464cm" svg:y="7.384cm" svg:viewBox="0 0 140 132" svg:d="M28 55c-5-2-12-1-19-1v-9c24-11 40 14 64 13 11-2 23 1 31 5-7 4-12 5-19 2 10 14 29 7 37 17-10-6-19-1-27-3-6-1-12-8-22-8-25 3-26-9-45-16zM28 55zM5 20l-4-4 4-12 4 12zM5 20zM109 97c13-2 28 13 28 13-1-2-1-4-1-4 1-21-9-21-10-23s-7-9-15-9c-9-1-18-5-18-5 6 0 6-4 23-1 16 2 24-10 24-10-9 0-10-1-32-14-22-12-33 3-56-14-21-16-45-7-45-7v-2l4-4-6-17-5 17 4 4v111h3v-58c7-1 27 2 34 7 5 4 19 8 23 8s16 1 19 3c3 1 12 8 26 5z">
          <text:p/>
        </draw:path>
        <draw:path draw:style-name="gr8" draw:text-style-name="P7" draw:layer="layout" svg:width="0.208cm" svg:height="0.138cm" svg:x="8.54cm" svg:y="7.459cm" svg:viewBox="0 0 209 139" svg:d="M150 53c0 0 3 7 10 11 0 0-10-1-14-4-4-4-8-5-16-6-9-1-10-2-12-4s-7-3-13-3c-7 0-19 0-25-3l8-9c0 0 9 3 27 3 17 0 25 3 27 6 3 3 5 2 6 2 2 0 12 2 20 8 0 0-3 2-18-1zM150 53zM108 3l-6 12-5 1-1-6zM108 3zM196 48c-6-9-15-7-22-12-8-5-16-8-26-9-11 0-12-2-24-3-10 0-23-4-27-6v-1h6l7-17-16 9 1 7-95 121 2 2 65-83c1 1 4 4 10 5 12 2 18 2 20 4 3 2 13 6 21 6 7 1 17 2 22 4 5 3 17 8 31 11 13 3 21 19 21 19 3-26-10-37-21-41-11-3-15-8-15-8 5 2 8 1 15 1 6-1 12 4 12 4 14 10 26 4 26 4-2-4-7-7-13-17z">
          <text:p/>
        </draw:path>
        <draw:path draw:style-name="gr8" draw:text-style-name="P7" draw:layer="layout" svg:width="0.179cm" svg:height="0.12cm" svg:x="8.56cm" svg:y="7.639cm" svg:viewBox="0 0 180 121" svg:d="M130 62c0 0 4 6 12 10 9 3 13 6 15 9 0 0-6-4-13-6-8-1-14-4-16-7-2-2-5-2-8-3s-11-7-14-10c-4-3-11-4-13-4s-20-4-24-10l7-8c0 0 5 4 17 5 11 0 15 3 17 6 3 3 14 6 19 7 6 0 11 2 15 6 3 5 9 6 9 6 0 0-10 2-23-1zM130 62zM93 3l-5 12-6 1-1-6zM93 3zM149 66c5-1 8-2 10 1 3 2 5 2 9 3 4 0 10 4 12 6 0 0-2-15-16-25-15-8-5-9-15-13s-28-3-31-9c-3-7-20-7-23-7-2 0-11 0-14-3l1-2h6l8-17-17 10 1 6-80 102 2 1 52-66c3 2 16 12 29 15 17 4 18 8 27 9 9 2 14 6 20 10 5 4 14 0 21 14 7 13 20 18 27 20 0 0-11-17-13-22-1-6-8-25-19-29 0 0-5-2-10-5 0 0 8 1 13 1z">
          <text:p/>
        </draw:path>
        <draw:path draw:style-name="gr8" draw:text-style-name="P7" draw:layer="layout" svg:width="0.18cm" svg:height="0.12cm" svg:x="8.208cm" svg:y="7.644cm" svg:viewBox="0 0 181 121" svg:d="M98 16l-6-1-4-12 10 7zM98 16zM88 52c-2 0-10 0-13 3-4 3-12 9-15 10-3 0-6 1-8 3s-9 6-16 7-13 7-13 7c2-4 6-8 14-11 10-3 13-9 13-9-14 3-23 1-23 1 0 0 5-2 9-5 4-4 8-6 15-7 6 0 17-3 19-6 2-4 6-6 17-7 12 0 17-4 17-4l7 8c-5 6-22 10-23 10zM88 52zM100 9l-15-9 6 17h6l2 2c-4 2-11 3-14 3s-19 0-22 7c-4 7-22 6-32 10s0 5-15 13c-15 9-16 23-16 23 1-2 7-5 12-5 3-1 6-1 8-4 3-2 6-1 11-1 4 1 13 0 13 0-6 3-10 5-10 5-12 4-19 24-20 30-1 5-13 21-13 21 7-1 21-6 28-20 6-14 15-9 22-14 6-4 10-8 19-10 10-2 10-6 26-9 14-3 27-12 30-14l53 66 2-2-82-102z">
          <text:p/>
        </draw:path>
        <draw:path draw:style-name="gr8" draw:text-style-name="P7" draw:layer="layout" svg:width="0.194cm" svg:height="0.138cm" svg:x="8.214cm" svg:y="7.552cm" svg:viewBox="0 0 195 139" svg:d="M97 16l-5-1-5-12 11 7zM97 16zM94 49c-9 1-13 2-17 5-3 2-13 4-16 4-2 0-5 1-8 3s-11 5-21 7c0 0 18-7 22-14 0 0-7 1-12 1-4 0-13 1-17 4 0 0 4-5 7-6s9-3 12-6 10-2 16-3c6 0 13-2 17-4s10-1 17-1c6 1 12-3 12-3l7 9c0 0-9 3-19 4zM94 49zM100 9l-15-9 6 17h6l2 3c-4 3-13 5-23 4-11-1-11 4-23 2-13-2-25 11-26 12 0 1-3 5-9 5-6 1-15 22-15 22 6-4 16-4 19-4 2 0 5 2 9 0 4-3 13-2 13-2 0 0-10 8-19 9-23 3-23 23-23 27-1 5-2 18-2 18 2-2 14-7 16-14 4-9 9-12 16-14 8-1 12-4 19-6 6-2 8-5 22-7s18-8 30-9c10-1 21-5 24-6l66 82 2-1-96-122z">
          <text:p/>
        </draw:path>
        <draw:path draw:style-name="gr8" draw:text-style-name="P7" draw:layer="layout" svg:width="0.194cm" svg:height="0.138cm" svg:x="8.539cm" svg:y="7.547cm" svg:viewBox="0 0 195 139" svg:d="M108 3l-4 12-6 1-2-6zM108 3zM118 39c5 2 11 4 17 4 6 1 12 0 15 3s9 5 12 6 7 6 7 6c-4-3-13-3-17-3-5 0-11-2-11-2 4 7 22 14 22 14-11-2-18-5-21-7s-6-3-8-3c-3 0-12-2-16-4-4-3-8-4-17-5-11-1-20-4-20-4l7-9c0 0 6 4 13 3 7 0 13-1 17 1zM118 39zM91 62c13 1 17 8 31 10s16 5 22 7 10 5 18 6c8 2 12 5 16 14 3 6 14 11 17 13 0 0-2-12-2-17-1-4-1-24-23-28-10-1-20-9-20-9 0 0 9-1 13 2 4 1 7 0 9 0 3 0 13 0 19 5 0 0-9-22-15-22-6-1-9-5-10-6 0-1-11-12-24-11-12 2-12-3-23-2-10 1-19-1-24-4l3-3h6l6-17-16 10 1 6-95 121 2 2 65-83c3 1 15 6 24 6z">
          <text:p/>
        </draw:path>
        <draw:polygon draw:style-name="gr8" draw:text-style-name="P7" draw:layer="layout" svg:width="0.023cm" svg:height="0.02cm" svg:x="8.351cm" svg:y="7.364cm" svg:viewBox="0 0 24 21" draw:points="5,16 0,16 0,21 24,21 24,16 19,16 19,4 24,4 24,0 0,0 0,4 5,4">
          <text:p/>
        </draw:polygon>
        <draw:polygon draw:style-name="gr8" draw:text-style-name="P7" draw:layer="layout" svg:width="0.023cm" svg:height="0.02cm" svg:x="8.496cm" svg:y="7.365cm" svg:viewBox="0 0 24 21" draw:points="5,15 0,15 0,21 24,21 24,15 19,15 19,4 24,4 24,0 19,0 5,0 0,0 0,4 5,4">
          <text:p/>
        </draw:polygon>
        <draw:polygon draw:style-name="gr8" draw:text-style-name="P7" draw:layer="layout" svg:width="0.023cm" svg:height="0.02cm" svg:x="8.422cm" svg:y="7.364cm" svg:viewBox="0 0 24 21" draw:points="5,16 0,16 0,21 5,21 19,21 24,21 24,16 19,16 19,4 24,4 24,0 0,0 0,4 5,4">
          <text:p/>
        </draw:polygon>
        <draw:path draw:style-name="gr8" draw:text-style-name="P7" draw:layer="layout" svg:width="0.69cm" svg:height="0.808cm" svg:x="8.121cm" svg:y="7.322cm" svg:viewBox="0 0 691 809" svg:d="M675 193c-2 3-5 5-9 5l-6-1c-24-27-49-56-72-84-1-4-1-9 1-12 2-2 4-5 7-5 4-1 8 0 11 3l69 80c1 5 2 10-1 14zM675 193zM629 405c9 51 16 110 0 159h1c0 0-2 4-1 3-8 15-14 29-25 43-18 19-41 33-64 45-15 8-30 13-45 20-6 3-13 6-20 9-10 4-24 9-32 13-8 1-16 8-23 12-4 3-20 10-20 13-22 15-41 36-55 60-10-24-32-44-53-57-12-8-25-15-38-21-5-2-17-9-20-9-16-4-32-11-47-17-7-3-14-6-21-9-3-2-12-6-14-6-21-12-43-24-61-43-14-16-25-35-29-56-15-49-9-108 1-159 13-69 8-148-27-206l69-80 10 11c14 13 30 16 51 13 0 0 10-3 12-4 22-12 38-33 36-59v-9h271v3c-3 26 14 47 35 59 3 1 12 4 12 4 23 3 40-2 53-19l7 7 63 74c-35 58-40 137-26 206zM629 405zM26 198c-4 0-8-2-10-5-3-4-2-9 0-14l68-80c3-3 7-4 11-3 3 0 5 3 7 5 3 3 3 8 1 12-23 28-47 57-71 84zM26 198zM195 52c0-9 7-15 15-15h280c9 0 15 7 15 15s-6 15-15 15h-280c-8 0-15-7-15-15zM195 52zM227 26h249v7h-249zM227 26zM247 12h206v10h-206zM247 12zM685 170c1 0-68-80-68-80-10-10-27-10-36-1-5 5-7 11-7 18 0 1 0 2 1 3-6 8-26 23-55 7-17-10-20-28-21-38 12-3 20-14 20-27 0-16-13-29-28-29h-1v-10h-23v-13h-9-225v13h-19v10h-5c-16 0-28 13-28 29 0 13 8 23 18 27 0 1 0 1 0 2 0 9-2 30-21 42-28 16-48 2-55-5 0 0-3-4-6-7 0-1 0-2 0-4 0-7-2-13-6-18-10-9-27-9-36 0-1 1-69 81-69 81-8 9-7 24 1 35 6 5 13 7 20 7 8 14 29 56 29 116v2c-1 38-5 61-9 84s-9 47-9 85c0 77 20 139 117 181l57 23c57 22 88 34 125 93l8 13 10-13c40-65 67-76 133-103l41-18c103-45 124-103 124-176 0-38-4-62-8-85s-9-46-9-84v-2c0-60 21-102 29-116 7 0 14-2 19-7 10-11 10-26 1-35z">
          <text:p/>
        </draw:path>
        <draw:polygon draw:style-name="gr8" draw:text-style-name="P7" draw:layer="layout" svg:width="0.023cm" svg:height="0.02cm" svg:x="8.564cm" svg:y="7.364cm" svg:viewBox="0 0 24 21" draw:points="5,16 0,16 0,21 24,21 24,16 19,16 19,4 24,4 24,0 0,0 0,4 5,4">
          <text:p/>
        </draw:polygon>
        <draw:path draw:style-name="gr8" draw:text-style-name="P7" draw:layer="layout" svg:width="0.038cm" svg:height="0.006cm" svg:x="8.411cm" svg:y="7.94cm" svg:viewBox="0 0 39 7" svg:d="M0 0c0 1 0 1 0 3 5 0 9 1 14 1h-1v3c1 0 2 0 3 0 0-1-1-1-1-1 5 0 9 1 16 1 3-1 6 0 8-3-14 3-26-5-39-4z">
          <text:p/>
        </draw:path>
        <draw:path draw:style-name="gr8" draw:text-style-name="P7" draw:layer="layout" svg:width="0.027cm" svg:height="0.005cm" svg:x="8.522cm" svg:y="7.942cm" svg:viewBox="0 0 28 6" svg:d="M0 0v2c4 1 10 1 14 3 4 0 10 2 14-2l-1-1c-9-2-18-2-27-2z">
          <text:p/>
        </draw:path>
        <draw:path draw:style-name="gr8" draw:text-style-name="P7" draw:layer="layout" svg:width="0.267cm" svg:height="0.019cm" svg:x="8.329cm" svg:y="7.992cm" svg:viewBox="0 0 268 20" svg:d="M212 15v-2c2 0 3 1 3 1-1 1-2 1-3 1zM212 15zM209 16c-1 0-2-1-2-1 0-1 2-3 2-1 1 1 0 1 0 2zM209 16zM201 17c0-1-1-2 0-3 1 0 2 1 3 1v1c-1 1-2 1-3 1zM201 17zM83 9h-2c-1-1-1-1 0-2 1 0 1 1 2 1zM83 9zM75 9c0-1-1-3 1-3 1 0 2 1 2 2-1 1-2 0-3 1zM75 9zM69 7v-2c1 1 3 1 5 1-1 1 0 1 0 1-2 4-3 0-5 0zM69 7zM233 11c-14-5-28 2-41 4l4 1c0 1 0 2 0 2-3 0-6 2-8-1l1-1c-21 2-38-5-59-8-13-1-26 4-39-1-15 0-27-8-44-7-12 0-24 1-35 5 9-1 20 1 30-1 9 3 17-4 25 2 1 1 0 1-1 2-4-1-10-3-15 0-17 1-34 0-51 1 8 0 18 2 27 2 7-3 17-2 23 3 12-6 26 0 39-3 13 3 26 4 40 2 31 3 65 13 96 2-3-1-7 1-9-1l2-2c3 0 8-3 9 2 0 0 0 1-1 0 2 0 3 1 5 0l-2-1c8-2 18-2 26-2 1 0 2 0 2 2-8 1-16 1-24 1h17c5-2 13 2 18-3-12 0-23-4-35 0z">
          <text:p/>
        </draw:path>
        <draw:path draw:style-name="gr8" draw:text-style-name="P7" draw:layer="layout" svg:width="0.008cm" svg:height="0cm" svg:x="8.321cm" svg:y="8.002cm" svg:viewBox="0 0 9 0" svg:d="M9 0c-3 0-7 0-9 0 2 0 6 0 9 0z">
          <text:p/>
        </draw:path>
        <draw:path draw:style-name="gr8" draw:text-style-name="P7" draw:layer="layout" svg:width="0.027cm" svg:height="0.003cm" svg:x="8.311cm" svg:y="7.998cm" svg:viewBox="0 0 28 4" svg:d="M0 3c8 3 18 0 28-3-9 3-20-3-28 3z">
          <text:p/>
        </draw:path>
        <draw:path draw:style-name="gr8" draw:text-style-name="P7" draw:layer="layout" svg:width="0.009cm" svg:height="0.001cm" svg:x="8.369cm" svg:y="8.014cm" svg:viewBox="0 0 10 2" svg:d="M0 0c3 3 4 3 6 0 0 0 2 3 4 0z">
          <text:p/>
        </draw:path>
        <draw:path draw:style-name="gr8" draw:text-style-name="P7" draw:layer="layout" svg:width="0.254cm" svg:height="0.097cm" svg:x="8.329cm" svg:y="8.005cm" svg:viewBox="0 0 255 98" svg:d="M26 10c-1 0-1 0-2 0 1 0 2 0 3 0zM26 10zM39 11zM39 11zM115 15c2 0 2-2 3-1 1 0 2 0 2 1 0-1 1-1 1-2 2-1 1 1 3 1 1-1 1-3 3-2v1-1c-2-1-2 1-3 2-2 0-1-2-3-1 0 1-1 1-1 2 0-1-1-1-2-1-1-1-1 1-3 1zM115 15zM131 12l2 3 2-3c2 3 4-1 6-1 0 1 0 1 0 1h-1c0-1 0-1 1-1-2 0-4 4-6 1l-2 3-2-3c-2 1-3 2-4 3v-1 1c1-1 2-2 4-3zM131 12zM146 15c2-6 5 2 7-1 1 0 2 1 2 2 0-1-1-2-2-2-2 3-5-5-7 1 0-3-3-2-5-3 2 1 5-1 5 3zM146 15zM159 17c0 0-1-1-2-1l-3 1 3-1c1 0 2 1 2 1zM159 17zM164 17c1 0 1 1 1 1l-1-1c-2 3-4-2-5 1 1-3 3 2 5-1zM164 17zM169 18c1 1 2 2 2 2 0 0-1-1-2-1-1 1-1-1-2-1l-3 3 3-3c1 0 1 2 2 0zM169 18zM173 21c0 0 1-1 2 0l2-3c1 1 1 2 1 3 0-1 0-2-1-2l-2 2c-1 0-2 0-2 0l-2 3c-1-1-1-1-1-2 0 1 1 1 1 1zM173 21zM181 18c0 1 1 1 1 1h-1c-1-1-2 1-3 2 1-1 2-3 3-3zM181 18zM185 20l-1-1c-1 0-2 1-3 2 1-1 2-2 3-2 0 0 1 0 1 1zM185 20zM188 20v1c0-1 0-1 0-1-1-1-3 1-3 1v-1c0 1 2-2 3 0zM188 20zM192 21v-1l-4 2v-1l4-1zM192 21zM201 18c3-3 7-3 10-3 2-4 5 1 7-3 3 2 7 0 9 0 1 0 1 1 1 2 3-3 8-2 12-4-3 2-9 1-12 4 0-1 0-2-1-2-2 0-6 2-9 0-2 4-5-1-7 3-3 0-7 0-10 4-1-1-1-1-2-1-2 1-5 3-7 3 2-1 5-2 7-3 1 0 1 0 2 0zM201 18zM255 3c-12 3-26-2-37 3-21 7-46 1-68-1-17-5-36 2-53-3-12 0-26-2-38 0-10 7-18-6-28-1h-31c7 2 15 6 23 8-1 0-2 0-3-1 4 2 8 3 11 4 2-3 5 0 7-1-2 1-5-2-7 1 3 1 6 2 8 4l8 3c3 1 5 3 8 4 10 4 18 9 26 14 1 0 2 1 4 2 3 2 6 4 9 6 1 1 2 2 4 3 3 4 7 7 10 10 2 1 3 2 4 4l1 1v-1c1 1 2 2 3 3 2 3 5 7 7 8 1 1 2 3 4 4h-1c1 2 2 3 3 3 1 1 1 2 2 3 0 1 0 2 1 2 1 2 2 4 3 5 0 1 0 1 0 1 2 2 3 4 4 7 3-7 7-13 11-19 5-6 10-12 16-18l1-1c2-2 3-3 4-5 3-2 5-4 7-7 2-2 4-3 6-5 1-1 2-1 3-2 1 0 1-1 1-1 2-1 4-2 5-3l6-4-3 1c1-1 3-2 5-3 1-1 2-1 3-2v1c1-1 2-1 2-2 2-1 3-2 5-2l15-9h-1c1-1 2-2 3-2h1c2-2 5-3 8-4 2-1 6-2 9-3h-1-1 1c-2 1-4 1-5 2-5 0-9 1-14 0-14 5-30 2-45 5-28-6-84-4-88-4-3-1-6-2-12-2-6-1-32 0-32 0h1c-1 0-1 0-1 0l3 2 2-1c2 3 7 1 9 0 2 4 5 0 7 3 2-1 4 2 6 0 1 2 5 2 7 3s5-2 6 1l4-2c1 0 1 2 1 2 4-2 8-1 11-1 3-1 6 0 9-2 0 0 1 0 1 1 0-1-1-1-1-1-3 2-6 1-9 2-3 0-7-1-11 1 0 0 0-2-1-2l-4 2c-1-3-4 0-6-1s-6-1-7-3c-2 2-4-1-6 0-2-3-5 1-7-2-2 0-7 2-9 0h-2l-3-2c-2 1-3 1-3 1-3 1-3 1-5-1-1 0-1 0-1 0 0 1 0 1 0 1v-1c-6 1-13 2-18-1 0 0 1-1 1-2 14 1 23-3 36 0 11 0 24-1 33 2h61c18 5 35 0 55 2 10-3 22-2 33-3 2 1 4 1 5 1 1 0 1 0 1-1 1 0 2 0 2-1 0 1 0 1 0 1 2-1 4-3 6-4z">
          <text:p/>
        </draw:path>
        <draw:polygon draw:style-name="gr8" draw:text-style-name="P7" draw:layer="layout" svg:width="0cm" svg:height="0cm" svg:x="8.369cm" svg:y="8.014cm" svg:viewBox="0 0 0 0" draw:points="0,0">
          <text:p/>
        </draw:polygon>
        <draw:path draw:style-name="gr8" draw:text-style-name="P7" draw:layer="layout" svg:width="0.03cm" svg:height="0.004cm" svg:x="8.289cm" svg:y="7.939cm" svg:viewBox="0 0 31 5" svg:d="M13 1c-8 4-13 4-13 4 1 0 9 0 12-1 3 0 19 1 19-2 1-3-8-3-18-1z">
          <text:p/>
        </draw:path>
        <draw:path draw:style-name="gr8" draw:text-style-name="P7" draw:layer="layout" svg:width="0.037cm" svg:height="0.014cm" svg:x="8.312cm" svg:y="7.999cm" svg:viewBox="0 0 38 15" svg:d="M0 0c13 5 25 11 38 15-6-3-14-6-21-9z">
          <text:p/>
        </draw:path>
        <draw:polygon draw:style-name="gr8" draw:text-style-name="P7" draw:layer="layout" svg:width="0cm" svg:height="0cm" svg:x="8.212cm" svg:y="7.94cm" svg:viewBox="0 0 0 0" draw:points="0,0">
          <text:p/>
        </draw:polygon>
        <draw:polygon draw:style-name="gr8" draw:text-style-name="P7" draw:layer="layout" svg:width="0cm" svg:height="0cm" svg:x="8.576cm" svg:y="8.011cm" svg:viewBox="0 0 0 0" draw:points="0,0">
          <text:p/>
        </draw:polygon>
        <draw:path draw:style-name="gr8" draw:text-style-name="P7" draw:layer="layout" svg:width="0.019cm" svg:height="0.008cm" svg:x="8.577cm" svg:y="8.004cm" svg:viewBox="0 0 20 9" svg:d="M0 9c4-1 12-5 20-9-7 3-13 6-20 9z">
          <text:p/>
        </draw:path>
        <draw:path draw:style-name="gr8" draw:text-style-name="P7" draw:layer="layout" svg:width="0.003cm" svg:height="0.001cm" svg:x="8.595cm" svg:y="8.003cm" svg:viewBox="0 0 4 2" svg:d="M0 0c2 0 4 0 4 0-2 0-4 0-4 2z">
          <text:p/>
        </draw:path>
        <draw:path draw:style-name="gr8" draw:text-style-name="P7" draw:layer="layout" svg:width="0.002cm" svg:height="0.003cm" svg:x="8.197cm" svg:y="7.919cm" svg:viewBox="0 0 3 4" svg:d="M0 1v-1c0 1 3 3 3 4 0-1-3-3-3-4z">
          <text:p/>
        </draw:path>
        <draw:path draw:style-name="gr8" draw:text-style-name="P7" draw:layer="layout" svg:width="0.002cm" svg:height="0cm" svg:x="8.311cm" svg:y="7.999cm" svg:viewBox="0 0 3 0" svg:d="M3 0c-1 0-2 0-3 0 1 0 2 0 3 0z">
          <text:p/>
        </draw:path>
        <draw:polygon draw:style-name="gr8" draw:text-style-name="P7" draw:layer="layout" svg:width="0cm" svg:height="0cm" svg:x="8.686cm" svg:y="7.96cm" svg:viewBox="0 0 0 0" draw:points="0,0">
          <text:p/>
        </draw:polygon>
        <draw:path draw:style-name="gr8" draw:text-style-name="P7" draw:layer="layout" svg:width="0.002cm" svg:height="0.001cm" svg:x="8.687cm" svg:y="7.959cm" svg:viewBox="0 0 3 2" svg:d="M3 0c-1 0-3 0-3 2z">
          <text:p/>
        </draw:path>
        <draw:path draw:style-name="gr8" draw:text-style-name="P7" draw:layer="layout" svg:width="0.567cm" svg:height="0.076cm" svg:x="8.183cm" svg:y="7.885cm" svg:viewBox="0 0 568 77" svg:d="M528 30h3zM528 30zM526 30l-16 3c-3 1-7 0-9 4-3-2-6-1-8 1-3 2-7 0-11 2-1-2-4-1-5 1v-1c-1 1-1 1-1 2-1-1 0-1 1-2 1-1 4-2 5 0 4-2 8 0 11-2 2-2 5-3 8-1 2-4 6-3 9-4l16-3c1 0 1-1 1-1 1 0 2-1 2 0 0-1-1 0-2 0 0 0 0 1-1 1zM526 30zM454 57c-3-1-7 0-10-3 4-1 9 0 14 1 1 1 4 1 5 4-2 3-5-3-9-2zM454 57zM441 55v-2c1 1 2 1 2 2s-1 0-2 0zM441 55zM427 55l-17-1c1-2 3 0 4-1 5 0 11-2 14 1zM427 55zM385 56c-1-1 1-2 1-2 1 0 2 1 2 2-1 1-2 1-3 0zM385 56zM381 56h-1c-1-2 2-4 2-2 1 2-1 2-1 2zM381 56zM376 56c-1-1 0-2 1-2 1-1 1 1 1 1 0 1-1 1-2 1zM376 56zM373 55c0 0-1 0-2-1 0-1 2-1 3 0s0 1-1 1zM373 55zM363 55c-1 0-1-1 0-2 2 1 5-1 6 1-1 2-4 1-6 1zM363 55zM68 42c12 3 26 5 37 0 3 0 5 0 7 1v1c-12-1-24 9-36 2-3-2-6-1-9-3zM68 42zM117 44c-1 0-1 0-2 0l-1-1c0-2 4-2 3 1zM117 44zM122 41c2 3 4-2 6 1-3 3-5 1-8 1zM122 41zM130 42c1 0 2 0 2 0v2h-2zM130 42zM310 46c3-1 6-2 9-1l1 1-2 1c-7 2-17 3-25 1 5-1 12-1 17-2zM310 46zM546 29c-2-1 0-2 1-2s1 1 1 2-2 1-2 0zM546 29zM543 27h-3l1-2c1 0 2 0 2 2zM543 27zM401 37c-2 0-6 1-9 1-3 1-7 2-10 0 6-1 13-4 19-2zM401 37zM368 38c0 0 1 0 2 0-1 0-2 0-2 0zM368 38zM343 38l1-1v-1l-1 2 1-2c2 0 2 1 2 2-1 2-2 0-3 0zM343 38zM340 39c-5-1-11 0-16-2 2-3 5 0 8-1 3 0 7-1 9 1 1 1 0 2-1 2zM340 39zM319 36c0-3 3-2 3 0 0 1-2 1-3 0zM319 36zM289 38c5-2 11-3 17-4 4 0 11-3 11 2-9 0-19 2-28 2zM289 38zM229 36c-10-5-21 3-31-1 3-3 9-1 13-2 5-3 13-2 19 1 1 0 0 2-1 2zM229 36zM158 38c-5-1-9-1-14-2v-2c9 1 18 1 26 2l1 1c-4 2-9 1-13 1zM158 38zM67 33c2-2 5-2 8-3 10 0 19 3 29 3 0 1 1 1 0 2-13 2-24-5-37-2zM67 33zM38 34c-1 0-1 0-1 0zM38 34zM27 35c2 0 4 0 5 0-1 0-3 0-5 0zM27 35zM20 34c1 0 2 1 4 1-2 0-3-1-4-1zM20 34zM378 0c-102 0-204 0-305 0-25 0-49 0-73 0 1 4 2 9 4 13v1c1 4 3 9 5 13 1 2 2 4 3 5l1 3v-1l1 2c14 4 31 4 45 0 19-5 35 8 53 0 26-3 50 13 75 2 20 3 41-1 61 0 27 9 58-3 86 3 18-2 36 1 55 1 13 0 27-7 41-1 13-1 28 0 39-7 17 1 28-9 44-10 10-1 21-1 28 5 4-2 6 4 10 4l-1-3c0-2 2-1 3-1h-1l1 1c0 0-1 2-2 4-9-4-14-5-17-5-1 0-1 0-2 0h-1c0 1 0 1 0 1-1-1 1-1 1-1-15-4-33 1-47 7-8 1-17 1-24 5h7c3 1 6-4 7 0-2 2-4 4-8 4 3 3 6-1 9 1 9 10 21 19 34 22 3 1 7 0 9-1l-7 4c-8-2-16-4-23-9-5-3-10-10-15-13-4 3-8 0-11-3-4-3-7 1-11 1 7 1 13 4 19 9 11-2 18 10 28 14 4 1 10 4 13 1 0 1-1 1-1 1l-5 3c-10-2-18-9-27-14-12 5-17-12-28-11-9 1-18 4-27 0-16 5-34 4-51 1-11 2-25 3-36 1-31 10-63-2-93-3-16 5-34 1-50 0-13 1-27 5-41 4-17-8-39-4-56 0-11 4-22-1-31-4-14-4-27 3-42 1-1-2-3-4-4-5 5 4 14-2 21 0 15-5 30 1 43 6 22-4 47-11 68-2 13 3 26-2 40-3 11-1 20 3 31 2 30-8 57 7 89 4 18-8 38 1 58-4 16 2 33 4 49-1 11-1 22 3 31-1l-1-1c1-2 4-1 6-3l-21 3c-12-3-26-3-39 1-19 1-38-4-56-1-31-7-65 6-95-4-22 3-46-2-68 3-25 5-46-10-71-3-13 4-24-4-38-2-15 3-34 5-50 2 0-1-1-2-2-3 1 1 2 2 2 3 1 1 1 2 2 3l1 1c1 1 2 3 4 5h-1l5 4c0 1 0 1 1 2-1-1-1-1-1-1l2 2c9-3 19 0 28-3 23 8 49 2 71-2 25 3 55 7 80 1 12 3 25 1 38 0 28 4 58 9 86 3 23-3 45 8 66 0 19 8 40-6 56 6 19-2 30 15 48 15l3-1c10-7 19-13 27-22 1-1 3-2 4-4 2-1 3-3 5-5 5-6 10-13 14-20 1-1 2-2 2-3 1-1 1-2 1-2 0-2 1-4 2-5l2-4c0-1 1-2 1-2 1-2 2-6 2-6 0 1 2-3 2-3-64 0-127 0-190 0z">
          <text:p/>
        </draw:path>
        <draw:path draw:style-name="gr8" draw:text-style-name="P7" draw:layer="layout" svg:width="0.473cm" svg:height="0.064cm" svg:x="8.213cm" svg:y="7.941cm" svg:viewBox="0 0 474 65" svg:d="M435 17v-2zM435 17zM159 47c-1 1-1 0-2 0l1-2c1 0 2 0 2 1s0 1-1 1zM159 47zM155 47c0 0-2 0-3 0 0-2 3-3 3-1zM155 47zM140 47c-3 3-7 4-10 4v-3c6 2 14-8 21-2-3 1-8 0-11 1zM140 47zM126 52l-1-1c1-1 2-3 3-1 0 1 0 1 1 1-1 1-2 1-3 1zM126 52zM117 53v-1c2-2 5-1 7 0-1 1-3 1-7 1zM117 53zM103 10zM103 10zM106 8c-1 1-1 2-1 2 0 0 0-1 1-2zM106 8zM107 10zM107 10zM114 10zM114 10zM122 50h-1c1 0 1 0 1 0zM122 50zM128 47c0 1-1 1-1 1 0 0 1 0 1-1zM128 47zM161 7zM161 7zM183 6v1zM183 6zM288 11h-1zM288 11zM61 43h1c-1 0-1 0-1 0zM61 43zM11 10c0 0-1 0-1-1 0 1 1 1 1 1zM11 10zM465 26c-1 0-3 0-3 0l-1-1c-4-2-6-3-11-4 1-2-5-2-5-6l-3 2c0-2 0-3-1-4-2 2-4-1-5 2 0-1 0-2 0-3-2 1-3-1-4-1s-2 1-2 2c-1-1 0-3-2-3-2 2-4-2-5 1 0-1-1-2-2-1s-2 2-2 3v-1-1c0-1-2-3-4-2v1c-2-4-6 2-10 1-2-4-7-1-9-4-1-2-3-1-5-1-2-1-7-1-7-1-4 0-8 0-12 3-2-1-3-1-5-1 0 3-5 2-5 5h-1c0-1 0-1 0-2-1-2-3 2-4 1-1-4-5 1-8 1h-1c-1-1-2 0-4-1-2 3-3-2-5-1l-1 2c-4-5-13-1-18-5-1-2-3-1-4 0 1-3-4-2-5-1-3-3-6 1-9 0-1 0-2 1-3 1v-1c-2-1-4 1-4 3v-1h-1v-1c0-1-1-2-2-2 0 2 0 4 0 5v-1c-1 0-2 0-2 1-1-2 0-3-2-3l-1 3h-1c1-4-8-4-6 1-2 0-2-3-3-2-1 0-2 2-4 2-1-1 2-1 1-2-4-2-3 2-6 3-2-1 2-2 0-3s-3 1-4 2l-2-2c-1 4-5-1-7 2 0-1-1-2-2-1-1 0-1 1-1 2-1 0-1 0-2 0 0-1 0-2 1-2-3-3-3 1-4 2-1 0-1-1-1-2-1-1-1-5-4-5-3 1-6-3-8 1 0 2 2 1 3 3l-1 1c-4 0-8-1-12-2-3 3-4-2-7 0-1 1 1 1 0 2-2 0-3-1-3-3-1 0-3-2-3 1-1-5-4-1-7-2-2 3-3-3-5 0-2-2-5-1-7-1 0 0-1 0-1-1-2-1-7 0-6 2-1 0-1 0-2 0 1-1 1-2 1-2-3 1-7-2-9 1-3-3-6 0-11-2 0 2-2 1-2 4 0-1 0-1 0-2l-1 1c0-3-4 0-6-1 0 0 0 1 0 2-3-2-4-1-7-1 0 1-1 1-1 2l-1-1c-2 0-3 0-4 0-2 3-5 1-6 2-1 0-1 0-2 0l-1-1-3 2v-1c-2-2-3 1-5-1l-1 2c0 0-1 0-2 0 0-1 0-2-1-2s-1 1-2 2c0-1 0-1-2-1 0 1 0 1 0 1 2-2-1-4-3-1-1 0-2 0-2 0 0-1 0-1-2-1l-1 1h1c-1 0-2 0-2-1h1c-1-1-2-1-3-1v1c-1 0-2 0-3 0 0-1 1-2-1-2-1 0-1 1-1 2-1 0-1 0-2 0l1-1c-3-2-3 0-4 2l-1-1c0-1 0-1 1-1-1-2-4-2-3 0-1 0-1 0-1 0 0 1 0 1 0 2 0 0-1 0-2 0 1 0 2 0 2 0-2-6-6-1-10-3-2 2-6 1-8 2v1 1c0-1-1-2-1-3-2 0-3-2-5 0-1 0-2 1-2 2 1 0 0-2-1-2-3 0-4 0-7-1 0 1-1 1-2 1 1 0 0-2-1-2s-2 2-2 2c-2-3-4 2-5 0-1-1-1 0-2 0l-1-1c-1 0-2 0-2 1-2 0-6-4-7 0 0-2-6 0-7-2-3 0-7 2-10 0-3 1-6 1-8 1h-1c1 0 2 0 2 0-3-1-6-2-9-3-1-1-2-2-3-3 1 1 2 2 3 3 0 0 18 22 56 39l1 1 12 5c1 0 1 0 2 2 1 0 2 1 4 1l5 3c2 1 4 2 6 2 0 1 0 1 1 1 1 0 1 0 2 0 12-1 25-1 39-2 12-7 28-4 42-5 13 5 29 4 42 9 23-3 46-1 67 5 18 3 35-1 51-5 18 3 38-3 56 1l1 2 10-4c1-1 3-2 4-2 5-2 10-5 16-8 2 0 4-1 6-2 5-3 11-5 16-8 2-1 5-2 7-3 1-1 2-1 3-2 3-1 10-5 13-7 3-2 6-4 9-6z">
          <text:p/>
        </draw:path>
        <draw:path draw:style-name="gr8" draw:text-style-name="P7" draw:layer="layout" svg:width="0cm" svg:height="0cm" svg:x="8.304cm" svg:y="7.996cm" svg:viewBox="0 0 1 0" svg:d="M0 0h1c-1 0-1 0-1 0z">
          <text:p/>
        </draw:path>
        <draw:path draw:style-name="gr8" draw:text-style-name="P7" draw:layer="layout" svg:width="0.007cm" svg:height="0.003cm" svg:x="8.304cm" svg:y="7.996cm" svg:viewBox="0 0 8 4" svg:d="M8 4c-1-1-2-1-3-1-2-2-4-3-5-3 2 1 5 3 8 4z">
          <text:p/>
        </draw:path>
        <draw:path draw:style-name="gr8" draw:text-style-name="P7" draw:layer="layout" svg:width="0.014cm" svg:height="0.006cm" svg:x="8.598cm" svg:y="7.996cm" svg:viewBox="0 0 15 7" svg:d="M3 5l12-5c-5 1-10 5-15 7 1-1 2-1 3-2z">
          <text:p/>
        </draw:path>
        <draw:polygon draw:style-name="gr8" draw:text-style-name="P7" draw:layer="layout" svg:width="0cm" svg:height="0cm" svg:x="8.311cm" svg:y="7.999cm" svg:viewBox="0 0 0 0" draw:points="0,0">
          <text:p/>
        </draw:polygon>
        <draw:path draw:style-name="gr8" draw:text-style-name="P7" draw:layer="layout" svg:width="0.08cm" svg:height="0.115cm" svg:x="9.306cm" svg:y="7.407cm" svg:viewBox="0 0 81 116" svg:d="M66 110c-9 3-21 6-32 6-22 0-37-13-34-38l6-40c4-25 24-38 47-38 13 0 22 2 28 5l-4 10c-6-2-15-5-24-5-19 0-32 11-36 29l-5 39c-3 18 7 27 25 27 7 0 13-1 19-2l7-42h11z">
          <text:p/>
        </draw:path>
        <draw:path draw:style-name="gr8" draw:text-style-name="P7" draw:layer="layout" svg:width="0.084cm" svg:height="0.115cm" svg:x="9.387cm" svg:y="7.407cm" svg:viewBox="0 0 85 116" svg:d="M12 78c-3 18 6 28 23 28s29-10 32-28l6-41c2-17-7-27-23-27-18 0-30 10-32 27zM12 78zM6 36c4-24 23-36 45-36 21 0 37 12 33 36l-6 43c-4 24-23 37-45 37-21 0-35-13-33-37z">
          <text:p/>
        </draw:path>
        <draw:path draw:style-name="gr8" draw:text-style-name="P7" draw:layer="layout" svg:width="0.077cm" svg:height="0.111cm" svg:x="9.478cm" svg:y="7.409cm" svg:viewBox="0 0 78 112" svg:d="M66 25c0-10-5-16-17-16h-23l-6 39h24c15 0 22-9 22-23zM66 25zM41 59h-22l-7 43h22c18 0 29-9 29-25 0-12-9-18-22-18zM41 59zM0 112l16-112h35c18 0 27 8 27 23s-7 25-20 30c10 4 17 13 17 24 0 21-18 35-41 35z">
          <text:p/>
        </draw:path>
        <draw:polygon draw:style-name="gr8" draw:text-style-name="P7" draw:layer="layout" svg:width="0.028cm" svg:height="0.111cm" svg:x="9.561cm" svg:y="7.409cm" svg:viewBox="0 0 29 112" draw:points="11,112 0,112 17,0 29,0">
          <text:p/>
        </draw:polygon>
        <draw:polygon draw:style-name="gr8" draw:text-style-name="P7" draw:layer="layout" svg:width="0.077cm" svg:height="0.111cm" svg:x="9.595cm" svg:y="7.409cm" svg:viewBox="0 0 78 112" draw:points="16,0 78,0 77,10 27,10 21,49 69,49 68,61 20,61 13,101 65,101 63,112 0,112">
          <text:p/>
        </draw:polygon>
        <draw:path draw:style-name="gr8" draw:text-style-name="P7" draw:layer="layout" svg:width="0.081cm" svg:height="0.111cm" svg:x="9.67cm" svg:y="7.409cm" svg:viewBox="0 0 82 112" svg:d="M27 9l-8 51h23c14 0 25-9 27-24l1-4c2-15-6-23-21-23zM27 9zM52 0c18 0 33 10 30 31l-1 6c-3 16-14 28-29 31l17 44h-14l-15-43h-23l-6 43h-11l16-112z">
          <text:p/>
        </draw:path>
        <draw:polygon draw:style-name="gr8" draw:text-style-name="P7" draw:layer="layout" svg:width="0.093cm" svg:height="0.111cm" svg:x="9.756cm" svg:y="7.409cm" svg:viewBox="0 0 94 112" draw:points="68,92 83,0 94,0 78,112 65,112 26,19 11,112 0,112 16,0 29,0">
          <text:p/>
        </draw:polygon>
        <draw:path draw:style-name="gr8" draw:text-style-name="P7" draw:layer="layout" svg:width="0.084cm" svg:height="0.115cm" svg:x="9.856cm" svg:y="7.407cm" svg:viewBox="0 0 85 116" svg:d="M12 78c-3 18 6 28 23 28s29-10 32-28l6-41c2-17-7-27-23-27-18 0-30 10-32 27zM12 78zM6 36c4-24 23-36 45-36 21 0 37 12 33 36l-6 43c-4 24-23 37-45 37-21 0-35-13-33-37z">
          <text:p/>
        </draw:path>
        <draw:path draw:style-name="gr8" draw:text-style-name="P7" draw:layer="layout" svg:width="0.083cm" svg:height="0.111cm" svg:x="9.979cm" svg:y="7.409cm" svg:viewBox="0 0 84 112" svg:d="M48 9h-22l-14 93h21c19 0 30-10 33-26l6-41c2-15-7-26-24-26zM48 9zM16 0h34c21 0 37 13 33 34l-6 43c-3 23-23 35-44 35h-33z">
          <text:p/>
        </draw:path>
        <draw:polygon draw:style-name="gr8" draw:text-style-name="P7" draw:layer="layout" svg:width="0.077cm" svg:height="0.111cm" svg:x="10.069cm" svg:y="7.409cm" svg:viewBox="0 0 78 112" draw:points="16,0 78,0 77,10 27,10 21,49 69,49 68,61 20,61 13,101 65,101 63,112 0,112">
          <text:p/>
        </draw:polygon>
        <draw:polygon draw:style-name="gr8" draw:text-style-name="P7" draw:layer="layout" svg:width="0.06cm" svg:height="0.111cm" svg:x="10.176cm" svg:y="7.409cm" svg:viewBox="0 0 61 112" draw:points="13,101 61,101 59,112 0,112 16,0 28,0">
          <text:p/>
        </draw:polygon>
        <draw:path draw:style-name="gr8" draw:text-style-name="P7" draw:layer="layout" svg:width="0.087cm" svg:height="0.111cm" svg:x="10.236cm" svg:y="7.409cm" svg:viewBox="0 0 88 112" svg:d="M30 73h39l-10-63zM30 73zM76 112l-5-29h-46l-13 29h-12l53-112h16l19 112z">
          <text:p/>
        </draw:path>
        <draw:path draw:style-name="gr8" draw:text-style-name="P7" draw:layer="layout" svg:width="0.08cm" svg:height="0.111cm" svg:x="9.305cm" svg:y="7.545cm" svg:viewBox="0 0 81 112" svg:d="M27 9l-8 52h22c13 0 25-9 27-23l1-6c2-15-6-23-21-23zM27 9zM17 71l-6 41h-11l16-112h35c18 0 33 10 30 31l-2 8c-3 21-21 32-39 32z">
          <text:p/>
        </draw:path>
        <draw:path draw:style-name="gr8" draw:text-style-name="P7" draw:layer="layout" svg:width="0.081cm" svg:height="0.111cm" svg:x="9.387cm" svg:y="7.545cm" svg:viewBox="0 0 82 112" svg:d="M27 9l-8 51h23c14 0 25-9 27-24l1-4c2-15-6-23-21-23zM27 9zM52 0c18 0 33 10 30 31l-1 6c-3 16-14 28-29 31l17 44h-14l-15-43h-23l-6 43h-11l16-112z">
          <text:p/>
        </draw:path>
        <draw:path draw:style-name="gr8" draw:text-style-name="P7" draw:layer="layout" svg:width="0.084cm" svg:height="0.115cm" svg:x="9.472cm" svg:y="7.543cm" svg:viewBox="0 0 85 116" svg:d="M12 78c-3 18 6 28 23 28s29-10 32-28l6-41c2-17-7-27-23-27-18 0-30 10-32 27zM12 78zM6 36c4-24 23-36 45-36 21 0 37 12 33 36l-6 43c-4 24-23 37-45 37-21 0-35-13-33-37z">
          <text:p/>
        </draw:path>
        <draw:polygon draw:style-name="gr8" draw:text-style-name="P7" draw:layer="layout" svg:width="0.086cm" svg:height="0.111cm" svg:x="9.568cm" svg:y="7.545cm" svg:viewBox="0 0 87 112" draw:points="87,0 34,112 18,112 0,0 12,0 28,100 75,0">
          <text:p/>
        </draw:polygon>
        <draw:polygon draw:style-name="gr8" draw:text-style-name="P7" draw:layer="layout" svg:width="0.028cm" svg:height="0.111cm" svg:x="9.65cm" svg:y="7.545cm" svg:viewBox="0 0 29 112" draw:points="11,112 0,112 17,0 29,0">
          <text:p/>
        </draw:polygon>
        <draw:polygon draw:style-name="gr8" draw:text-style-name="P7" draw:layer="layout" svg:width="0.093cm" svg:height="0.111cm" svg:x="9.684cm" svg:y="7.545cm" svg:viewBox="0 0 94 112" draw:points="68,92 83,0 94,0 78,112 65,112 26,19 11,112 0,112 16,0 29,0">
          <text:p/>
        </draw:polygon>
        <draw:path draw:style-name="gr8" draw:text-style-name="P7" draw:layer="layout" svg:width="0.073cm" svg:height="0.115cm" svg:x="9.783cm" svg:y="7.543cm" svg:viewBox="0 0 74 116" svg:d="M60 111c-7 3-17 5-28 5-20 0-34-14-32-37l6-41c4-25 23-38 44-38 11 0 20 3 24 5l-4 10c-4-2-12-5-21-5-16 0-29 11-32 28l-5 40c-3 18 7 27 23 27 10 0 20-2 25-4z">
          <text:p/>
        </draw:path>
        <draw:polygon draw:style-name="gr8" draw:text-style-name="P7" draw:layer="layout" svg:width="0.028cm" svg:height="0.111cm" svg:x="9.855cm" svg:y="7.545cm" svg:viewBox="0 0 29 112" draw:points="11,112 0,112 17,0 29,0">
          <text:p/>
        </draw:polygon>
        <draw:path draw:style-name="gr8" draw:text-style-name="P7" draw:layer="layout" svg:width="0.087cm" svg:height="0.111cm" svg:x="9.879cm" svg:y="7.545cm" svg:viewBox="0 0 88 112" svg:d="M30 73h39l-10-63zM30 73zM76 112l-5-29h-46l-13 29h-12l53-112h16l19 112z">
          <text:p/>
        </draw:path>
        <draw:path draw:style-name="gr8" draw:text-style-name="P7" draw:layer="layout" svg:width="0.083cm" svg:height="0.111cm" svg:x="10.008cm" svg:y="7.545cm" svg:viewBox="0 0 84 112" svg:d="M48 9h-22l-14 93h21c19 0 30-10 33-26l6-41c2-15-7-26-24-26zM48 9zM16 0h34c21 0 37 13 33 34l-6 43c-3 23-23 35-44 35h-33z">
          <text:p/>
        </draw:path>
        <draw:polygon draw:style-name="gr8" draw:text-style-name="P7" draw:layer="layout" svg:width="0.077cm" svg:height="0.111cm" svg:x="10.098cm" svg:y="7.545cm" svg:viewBox="0 0 78 112" draw:points="16,0 78,0 77,10 27,10 21,49 69,49 68,61 20,61 13,101 65,101 63,112 0,112">
          <text:p/>
        </draw:polygon>
        <draw:path draw:style-name="gr8" draw:text-style-name="P7" draw:layer="layout" svg:width="0.185cm" svg:height="0.275cm" svg:x="8.891cm" svg:y="7.679cm" svg:viewBox="0 0 186 276" svg:d="M150 266c-16 6-40 10-66 10-53 0-91-32-83-90l13-94c10-61 59-92 114-92 29 0 51 7 58 10l-14 47c-5-2-25-8-46-8-25 0-48 18-53 48l-12 84c-4 29 12 45 41 45 21 0 41-5 50-7z">
          <text:p/>
        </draw:path>
        <draw:path draw:style-name="gr8" draw:text-style-name="P7" draw:layer="layout" svg:width="0.218cm" svg:height="0.37cm" svg:x="9.066cm" svg:y="7.583cm" svg:viewBox="0 0 219 371" svg:d="M99 71l53-71 52 17-71 65zM99 71zM63 270c-4 29 1 54 32 54s45-25 49-54l11-73c4-31-2-56-33-56-26 0-42 16-46 42zM63 270zM15 186c9-60 55-91 114-91 61 0 97 31 88 91l-14 95c-9 59-55 90-115 90s-95-31-87-90z">
          <text:p/>
        </draw:path>
        <draw:path draw:style-name="gr8" draw:text-style-name="P7" draw:layer="layout" svg:width="0.216cm" svg:height="0.267cm" svg:x="9.285cm" svg:y="7.683cm" svg:viewBox="0 0 217 268" svg:d="M92 46l-14 91h35c21 0 37-13 41-36l3-18c3-24-9-37-31-37zM92 46zM135 0c54 0 89 28 81 83l-3 17c-5 36-26 60-53 71l33 97h-64l-27-86h-30l-13 86h-59l39-268z">
          <text:p/>
        </draw:path>
        <draw:path draw:style-name="gr8" draw:text-style-name="P7" draw:layer="layout" svg:width="0.22cm" svg:height="0.267cm" svg:x="9.512cm" svg:y="7.683cm" svg:viewBox="0 0 221 268" svg:d="M159 98c4-25-2-52-34-52h-33l-26 176h32c28 0 45-15 48-41zM159 98zM39 0h95c59 0 94 33 86 88l-14 93c-9 60-53 87-113 87h-93z">
          <text:p/>
        </draw:path>
        <draw:path draw:style-name="gr8" draw:text-style-name="P7" draw:layer="layout" svg:width="0.218cm" svg:height="0.275cm" svg:x="9.739cm" svg:y="7.679cm" svg:viewBox="0 0 219 276" svg:d="M63 174c-4 30 2 56 32 56 31 0 45-26 49-56l11-73c4-29-2-55-33-55-26 0-42 16-46 43zM63 174zM15 90c9-60 55-90 114-90 61 0 97 30 88 90l-14 95c-9 60-55 91-115 91s-95-31-87-91z">
          <text:p/>
        </draw:path>
        <draw:path draw:style-name="gr8" draw:text-style-name="P7" draw:layer="layout" svg:width="0.209cm" svg:height="0.267cm" svg:x="9.959cm" svg:y="7.683cm" svg:viewBox="0 0 210 268" svg:d="M152 72c0-17-9-27-28-27h-34l-10 65h36c24 0 36-16 36-38zM152 72zM107 151h-33l-11 71h35c28 0 45-13 45-42 0-20-14-29-36-29zM107 151zM0 268l39-268h96c52 0 75 23 75 61 0 35-17 57-44 69 21 9 35 29 35 53 0 54-40 85-105 85z">
          <text:p/>
        </draw:path>
        <draw:path draw:style-name="gr8" draw:text-style-name="P7" draw:layer="layout" svg:width="0.231cm" svg:height="0.267cm" svg:x="10.15cm" svg:y="7.683cm" svg:viewBox="0 0 232 268" svg:d="M101 164h60l-12-120zM101 164zM169 268l-6-57h-78l-22 57h-63l113-268h85l34 268z">
          <text:p/>
        </draw:path>
        <draw:path draw:style-name="gr8" draw:text-style-name="P7" draw:layer="layout" svg:width="0.154cm" svg:height="0.177cm" svg:x="11.318cm" svg:y="7.474cm" svg:viewBox="0 0 155 178" svg:d="M54 76c6 2 14 3 20 3 20 0 32-5 32-24 0-10-6-18-20-18-18 0-28 11-31 31zM54 76zM6 73c6-48 41-73 87-73 39 0 62 19 62 49 0 48-35 56-77 56-10 0-20 0-28-2l-1 5c-3 19 8 31 33 31 23 0 43-4 52-7l-2 38c-9 3-32 8-63 8-47 0-74-24-68-72z">
          <text:p/>
        </draw:path>
        <draw:path draw:style-name="gr8" draw:text-style-name="P7" draw:layer="layout" svg:width="0.168cm" svg:height="0.173cm" svg:x="11.479cm" svg:y="7.474cm" svg:viewBox="0 0 169 174" svg:d="M67 3v18c19-12 40-21 61-21 30 0 45 17 40 49l-19 125h-49l16-110c2-13-3-20-15-20-10 0-23 4-35 12l-17 118h-49l25-171z">
          <text:p/>
        </draw:path>
        <draw:path draw:style-name="gr8" draw:text-style-name="P7" draw:layer="layout" svg:width="0.109cm" svg:height="0.221cm" svg:x="11.663cm" svg:y="7.43cm" svg:viewBox="0 0 110 222" svg:d="M5 47h22l10-47h46c-3 15-5 31-7 47h34l-6 39h-33l-11 76c-3 16 3 20 13 20 8 0 17-1 20-2l-3 38c-6 2-20 4-37 4-29 0-46-12-45-39 2-30 8-65 12-97h-20z">
          <text:p/>
        </draw:path>
        <draw:path draw:style-name="gr8" draw:text-style-name="P7" draw:layer="layout" svg:width="0.123cm" svg:height="0.173cm" svg:x="11.772cm" svg:y="7.474cm" svg:viewBox="0 0 124 174" svg:d="M68 3l-1 22c15-11 37-25 57-25l-7 47c-16 1-37 9-51 19l-17 108h-49l25-171z">
          <text:p/>
        </draw:path>
        <draw:path draw:style-name="gr8" draw:text-style-name="P7" draw:layer="layout" svg:width="0.154cm" svg:height="0.177cm" svg:x="11.886cm" svg:y="7.474cm" svg:viewBox="0 0 155 178" svg:d="M54 76c6 2 14 3 20 3 20 0 32-5 32-24 0-10-6-18-20-18-18 0-28 11-31 31zM54 76zM6 73c6-48 41-73 87-73 39 0 62 19 62 49 0 48-35 56-77 56-10 0-20 0-28-2l-1 5c-3 19 8 31 33 31 23 0 43-4 52-7l-2 38c-9 3-32 8-63 8-47 0-74-24-68-72z">
          <text:p/>
        </draw:path>
        <draw:path draw:style-name="gr8" draw:text-style-name="P7" draw:layer="layout" svg:width="0.109cm" svg:height="0.221cm" svg:x="11.319cm" svg:y="7.695cm" svg:viewBox="0 0 110 222" svg:d="M5 47h22l10-47h46c-3 15-5 31-7 47h34l-6 39h-33l-11 76c-3 16 3 20 13 20 8 0 17-1 20-2l-3 38c-6 2-20 4-37 4-29 0-46-12-45-39 2-30 8-65 12-97h-20z">
          <text:p/>
        </draw:path>
        <draw:path draw:style-name="gr8" draw:text-style-name="P7" draw:layer="layout" svg:width="0.161cm" svg:height="0.177cm" svg:x="11.429cm" svg:y="7.739cm" svg:viewBox="0 0 162 178" svg:d="M50 108c-3 19 5 31 23 31 19 0 30-12 33-31l5-38c3-19-5-31-22-31-19 0-31 12-34 31zM50 108zM6 72c7-48 41-72 88-72 46 0 74 24 67 72l-5 34c-7 48-42 72-89 72-46 0-72-24-66-72z">
          <text:p/>
        </draw:path>
        <draw:path draw:style-name="gr8" draw:text-style-name="P7" draw:layer="layout" svg:width="0.181cm" svg:height="0.249cm" svg:x="11.602cm" svg:y="7.666cm" svg:viewBox="0 0 182 250" svg:d="M102 199l12-81c-6-3-15-5-24-5-21 0-30 16-33 35l-4 28c-3 21 1 34 19 34 11 0 22-5 30-11zM102 199zM8 144c7-47 37-70 79-70 12 0 25 2 34 5l12-79h49l-37 248h-43v-16c-16 11-31 18-53 18-36 0-52-27-48-65z">
          <text:p/>
        </draw:path>
        <draw:path draw:style-name="gr8" draw:text-style-name="P7" draw:layer="layout" svg:width="0.161cm" svg:height="0.177cm" svg:x="11.781cm" svg:y="7.739cm" svg:viewBox="0 0 162 178" svg:d="M50 108c-3 19 5 31 23 31 19 0 30-12 33-31l5-38c3-19-5-31-22-31-19 0-31 12-34 31zM50 108zM6 72c7-48 41-72 88-72 46 0 74 24 67 72l-5 34c-7 48-42 72-89 72-46 0-72-24-66-72z">
          <text:p/>
        </draw:path>
        <draw:path draw:style-name="gr8" draw:text-style-name="P7" draw:layer="layout" svg:width="0.139cm" svg:height="0.177cm" svg:x="11.944cm" svg:y="7.739cm" svg:viewBox="0 0 140 178" svg:d="M56 178c-26 0-47-5-56-8l11-36c7 3 26 8 43 8 19 0 29-4 29-19 0-10-10-13-34-19-22-6-33-16-33-41 0-39 27-63 73-63 25 0 43 4 51 6l-10 35c-9-2-26-5-40-5-17 0-27 5-27 19 0 9 10 13 30 19 26 7 37 17 37 41 0 44-27 63-74 63z">
          <text:p/>
        </draw:path>
        <draw:path draw:style-name="gr8" draw:text-style-name="P7" draw:layer="layout" svg:width="0.51cm" svg:height="0.821cm" svg:x="10.765cm" svg:y="7.309cm" svg:viewBox="0 0 511 822" svg:d="M102 31l1 11c1 5-1 10-4 14l-18 23c-2 3-5 5-7 6l-14 6c-3 1-6 3-8 6l-10 14c-1 2-2 4-3 5l-39 116c0 2 0 4 0 6l3 107c0 7 4 13 10 17l44 22c5 2 8 7 9 12l4 15c3 8 10 14 18 14 12 0 20 9 19 20l-10 92c0 3-1 6-3 8l-4 6c-2 4-3 7-3 11l7 242c0 10 9 18 19 18l175-1c10 0 18-8 18-18l2-57c0-10 7-18 17-19l35-1c6-1 12-4 15-9l133-199c5-8 4-18-3-24l-13-13c-4-3-6-8-6-12l-3-37c0-5-2-9-5-12l-16-15c-3-4-5-8-5-13l-4-63 13-8 22-124c1-4 1-8-1-12l-22-45c-3-6-10-10-16-11h-20c-9-1-17-8-18-17l-2-22c0-3-1-6-3-8l-17-29c-3-4-9-8-14-9l-78-14-3-10-56 3c-3 1-6 0-9-2l-37-19c-3-2-7-2-12-2l-63 10c-10 2-17 11-15 21z">
          <text:p/>
        </draw:path>
        <draw:path draw:style-name="gr9" draw:text-style-name="P8" draw:layer="layout" svg:width="0.051cm" svg:height="0.051cm" svg:x="10.581cm" svg:y="7.305cm" svg:viewBox="0 0 52 52" svg:d="M52 26c0 15-11 26-26 26s-26-11-26-26 11-26 26-26 26 11 26 26z">
          <text:p/>
        </draw:path>
        <draw:path draw:style-name="gr10" draw:text-style-name="P9" draw:layer="layout" svg:width="0.051cm" svg:height="0.051cm" svg:x="10.581cm" svg:y="7.385cm" svg:viewBox="0 0 52 52" svg:d="M52 26c0 15-11 26-26 26s-26-11-26-26 11-26 26-26 26 11 26 26z">
          <text:p/>
        </draw:path>
        <draw:path draw:style-name="gr8" draw:text-style-name="P7" draw:layer="layout" svg:width="0.051cm" svg:height="0.051cm" svg:x="10.581cm" svg:y="7.465cm" svg:viewBox="0 0 52 52" svg:d="M52 26c0 15-11 26-26 26s-26-11-26-26 11-26 26-26 26 11 26 26z">
          <text:p/>
        </draw:path>
        <draw:path draw:style-name="gr10" draw:text-style-name="P9" draw:layer="layout" svg:width="0.051cm" svg:height="0.051cm" svg:x="10.581cm" svg:y="7.825cm" svg:viewBox="0 0 52 52" svg:d="M52 26c0 15-11 26-26 26s-26-11-26-26 11-26 26-26 26 11 26 26z">
          <text:p/>
        </draw:path>
        <draw:path draw:style-name="gr9" draw:text-style-name="P8" draw:layer="layout" svg:width="0.051cm" svg:height="0.051cm" svg:x="10.581cm" svg:y="8.086cm" svg:viewBox="0 0 52 52" svg:d="M52 26c0 15-11 26-26 26s-26-11-26-26 11-26 26-26 26 11 26 26z">
          <text:p/>
        </draw:path>
        <draw:path draw:style-name="gr9" draw:text-style-name="P8" draw:layer="layout" svg:width="0.051cm" svg:height="0.251cm" svg:x="10.581cm" svg:y="7.545cm" svg:viewBox="0 0 52 252" svg:d="M26 252c-15 0-26-11-26-25v-202c0-14 11-25 26-25s26 11 26 25v202c0 14-11 25-26 25z">
          <text:p/>
        </draw:path>
        <draw:path draw:style-name="gr8" draw:text-style-name="P7" draw:layer="layout" svg:width="0.051cm" svg:height="0.151cm" svg:x="10.581cm" svg:y="7.905cm" svg:viewBox="0 0 52 152" svg:d="M26 152c-15 0-26-11-26-26v-101c0-14 11-25 26-25s26 11 26 25v101c0 15-11 26-26 26z">
          <text:p/>
        </draw:path>
        <draw:path draw:style-name="gr8" draw:text-style-name="P7" draw:layer="layout" svg:width="2.015cm" svg:height="0.498cm" svg:x="12.272cm" svg:y="7.446cm" svg:viewBox="0 0 2016 499" svg:d="M0 499h1518c275 0 498-223 498-499h-1518c-275 0-498 223-498 499z">
          <text:p/>
        </draw:path>
        <draw:polygon draw:style-name="gr4" draw:text-style-name="P4" draw:layer="layout" svg:width="0.227cm" svg:height="0.249cm" svg:x="12.628cm" svg:y="7.568cm" svg:viewBox="0 0 228 250" draw:points="135,250 150,149 70,149 55,250 0,250 37,0 92,0 77,101 157,101 172,0 228,0 190,250">
          <text:p/>
        </draw:polygon>
        <draw:path draw:style-name="gr4" draw:text-style-name="P4" draw:layer="layout" svg:width="0.159cm" svg:height="0.191cm" svg:x="12.848cm" svg:y="7.63cm" svg:viewBox="0 0 160 192" svg:d="M96 146l5-33h-26c-16 0-25 10-25 25 0 12 7 18 16 18 11 0 21-4 30-10zM96 146zM74 84h32l1-12c3-17-1-28-26-28-21 0-42 6-53 9l-1-42c12-4 39-11 68-11 53 0 71 20 63 73l-17 115h-40l-2-13c-14 9-34 17-53 17-28 0-46-14-46-44 0-46 37-64 74-64z">
          <text:p/>
        </draw:path>
        <draw:path draw:style-name="gr4" draw:text-style-name="P4" draw:layer="layout" svg:width="0.144cm" svg:height="0.191cm" svg:x="13.022cm" svg:y="7.63cm" svg:viewBox="0 0 145 192" svg:d="M54 109c-3 25 9 39 31 39 14 0 31-3 37-5l-3 43c-11 3-30 6-49 6-47 0-73-24-70-72 0-5 1-10 2-16l2-17c1-5 2-11 3-16 10-47 45-71 90-71 23 0 42 4 48 6l-12 43c-2 0-17-6-33-6-23 0-38 16-41 39z">
          <text:p/>
        </draw:path>
        <draw:path draw:style-name="gr4" draw:text-style-name="P4" draw:layer="layout" svg:width="0.166cm" svg:height="0.191cm" svg:x="13.163cm" svg:y="7.63cm" svg:viewBox="0 0 167 192" svg:d="M58 82c7 2 15 2 22 2 21 0 35-4 35-24 0-13-7-20-23-20-18 0-29 12-32 33zM58 82zM6 79c7-52 45-79 94-79 42 0 67 20 67 53 0 51-38 61-83 61-10 0-22-1-30-3l-1 5c-3 21 8 33 36 33 24 0 45-4 55-7l-2 41c-10 3-34 9-68 9-51 0-80-27-73-78z">
          <text:p/>
        </draw:path>
        <draw:path draw:style-name="gr4" draw:text-style-name="P4" draw:layer="layout" svg:width="0.284cm" svg:height="0.187cm" svg:x="13.335cm" svg:y="7.63cm" svg:viewBox="0 0 285 188" svg:d="M73 3l-1 20c17-12 37-21 55-22 7-1 14-1 20 0 15 3 25 11 30 23 19-13 43-24 65-24 31 0 47 18 42 54l-20 134h-54l18-118c2-14-3-22-16-22-9 0-22 5-34 13l-19 127h-55l18-118c2-14-2-22-16-22-9 0-22 5-34 13l-19 127h-53l27-185z">
          <text:p/>
        </draw:path>
        <draw:path draw:style-name="gr4" draw:text-style-name="P4" draw:layer="layout" svg:width="0.174cm" svg:height="0.191cm" svg:x="13.635cm" svg:y="7.63cm" svg:viewBox="0 0 175 192" svg:d="M55 116c-3 20 5 34 24 34 20 0 32-14 35-34l6-41c3-20-5-33-25-33-19 0-31 13-34 33zM55 116zM6 78c8-52 46-78 96-78s80 26 72 78l-5 36c-8 51-46 78-96 78s-79-27-72-78z">
          <text:p/>
        </draw:path>
        <draw:path draw:style-name="gr4" draw:text-style-name="P4" draw:layer="layout" svg:width="0.15cm" svg:height="0.191cm" svg:x="13.81cm" svg:y="7.63cm" svg:viewBox="0 0 151 192" svg:d="M60 192c-28 0-51-5-60-9l11-38c9 3 29 8 47 8 20 0 31-5 31-20 0-11-10-15-36-21-23-7-36-17-36-44 0-42 29-68 79-68 27 0 46 4 55 6l-11 39c-9-3-28-6-43-6-18 0-29 5-29 20 0 10 10 14 32 20 28 8 40 19 40 45 0 47-29 68-80 68z">
          <text:p/>
        </draw:path>
        <draw:path draw:style-name="gr4" draw:text-style-name="P4" draw:layer="layout" svg:width="13.187cm" svg:height="8.302cm" svg:x="3.108cm" svg:y="12.13cm" svg:viewBox="0 0 13188 8303" svg:d="M13188 7779c0 289-235 524-524 524h-12141c-289 0-523-235-523-524v-7256c0-289 234-523 523-523h12141c289 0 524 234 524 523z">
          <text:p/>
        </draw:path>
        <draw:path draw:style-name="gr5" draw:text-style-name="P5" draw:layer="layout" svg:width="13.187cm" svg:height="8.302cm" svg:x="3.108cm" svg:y="12.13cm" svg:viewBox="0 0 13188 8303" svg:d="M13188 7779c0 289-235 524-524 524h-12141c-289 0-523-235-523-524v-7256c0-289 234-523 523-523h12141c289 0 524 234 524 523z">
          <text:p/>
        </draw:path>
        <draw:g>
          <draw:path draw:style-name="gr4" draw:text-style-name="P4" draw:layer="layout" svg:width="0.088cm" svg:height="0.171cm" svg:x="3.227cm" svg:y="12.241cm" svg:viewBox="0 0 89 172" svg:d="M89 0v7h-9c3-3 6-5 9-7zM89 0zM25 57v115h-25v-87c8-10 16-19 25-28z">
            <text:p/>
          </draw:path>
          <draw:path draw:style-name="gr4" draw:text-style-name="P4" draw:layer="layout" svg:width="0.182cm" svg:height="0.196cm" svg:x="3.312cm" svg:y="12.22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  <text:p/>
          </draw:path>
          <draw:path draw:style-name="gr4" draw:text-style-name="P4" draw:layer="layout" svg:width="0.094cm" svg:height="0.114cm" svg:x="4.095cm" svg:y="12.265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  <text:p/>
          </draw:path>
          <draw:path draw:style-name="gr4" draw:text-style-name="P4" draw:layer="layout" svg:width="0.082cm" svg:height="0.089cm" svg:x="4.202cm" svg:y="12.29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  <text:p/>
          </draw:path>
          <draw:polygon draw:style-name="gr4" draw:text-style-name="P4" draw:layer="layout" svg:width="0.025cm" svg:height="0.12cm" svg:x="4.3cm" svg:y="12.259cm" svg:viewBox="0 0 26 121" draw:points="0,0 26,0 26,121 0,121">
            <text:p/>
          </draw:polygon>
          <draw:path draw:style-name="gr4" draw:text-style-name="P4" draw:layer="layout" svg:width="0.081cm" svg:height="0.089cm" svg:x="4.34cm" svg:y="12.29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6cm" svg:height="0.113cm" svg:x="4.429cm" svg:y="12.267cm" svg:viewBox="0 0 61 114" svg:d="M61 110l-9 2c-4 1-11 2-17 2-10 0-15-2-18-5s-4-7-4-16v-51h-13v-20h13v-22h26v22h22v20h-22v44c0 4 1 6 2 7 0 0 2 1 6 1h14z">
            <text:p/>
          </draw:path>
          <draw:path draw:style-name="gr4" draw:text-style-name="P4" draw:layer="layout" svg:width="0.082cm" svg:height="0.089cm" svg:x="4.501cm" svg:y="12.29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99cm" svg:height="0.114cm" svg:x="4.632cm" svg:y="12.265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  <text:p/>
          </draw:path>
          <draw:path draw:style-name="gr4" draw:text-style-name="P4" draw:layer="layout" svg:width="0.083cm" svg:height="0.12cm" svg:x="4.747cm" svg:y="12.259cm" svg:viewBox="0 0 84 121" svg:d="M25 53v44c6 3 9 4 14 4h9c4 0 6-1 8-2 2-3 2-6 2-23 0-18 0-22-2-24s-4-2-8-2h-9c-5 0-8 1-14 3zM25 53zM0 0h25v42c12-10 15-12 23-12h9c11 0 16 1 20 5 5 6 7 13 7 41 0 26-2 34-8 39-4 4-9 6-19 6h-10c-7 0-12-2-22-11v11h-25z">
            <text:p/>
          </draw:path>
          <draw:path draw:style-name="gr4" draw:text-style-name="P4" draw:layer="layout" svg:width="0.056cm" svg:height="0.09cm" svg:x="4.846cm" svg:y="12.29cm" svg:viewBox="0 0 57 91" svg:d="M0 91v-91h25v13c10-9 14-13 23-13h9v25h-11c-8 0-13 1-21 4v62z">
            <text:p/>
          </draw:path>
          <draw:path draw:style-name="gr4" draw:text-style-name="P4" draw:layer="layout" svg:width="0.081cm" svg:height="0.089cm" svg:x="4.91cm" svg:y="12.29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56cm" svg:height="0.09cm" svg:x="5.007cm" svg:y="12.29cm" svg:viewBox="0 0 57 91" svg:d="M0 91v-91h25v13c10-9 14-13 23-13h9v25h-11c-8 0-13 1-21 4v62z">
            <text:p/>
          </draw:path>
          <draw:path draw:style-name="gr4" draw:text-style-name="P4" draw:layer="layout" svg:width="0.082cm" svg:height="0.089cm" svg:x="5.071cm" svg:y="12.29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  <text:p/>
          </draw:path>
          <draw:path draw:style-name="gr4" draw:text-style-name="P4" draw:layer="layout" svg:width="0.094cm" svg:height="0.114cm" svg:x="5.202cm" svg:y="12.265cm" svg:viewBox="0 0 95 115" svg:d="M88 110c-4 3-9 5-19 5h-43c-10 0-16-1-20-5s-6-11-6-33h26c0 12 0 15 2 16 1 1 2 2 7 2h24c5 0 7-1 8-2s2-4 2-12c0-6-1-8-2-10-1-1-4-1-8-2l-36-3c-7-1-12-3-16-6-4-5-6-11-6-26 0-16 2-24 8-29 3-4 8-5 18-5h39c11 0 17 1 20 4 5 5 7 11 7 32h-26c0-11 0-13-1-14-2-1-3-2-7-2h-23c-4 0-6 0-7 1s-1 5-1 12c0 6 0 8 1 9 1 2 3 2 8 2l36 4c8 1 12 2 16 6s6 11 6 26c0 17-2 25-7 30z">
            <text:p/>
          </draw:path>
          <draw:path draw:style-name="gr4" draw:text-style-name="P4" draw:layer="layout" svg:width="0.082cm" svg:height="0.089cm" svg:x="5.309cm" svg:y="12.29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78cm" svg:height="0.089cm" svg:x="5.405cm" svg:y="12.29cm" svg:viewBox="0 0 79 90" svg:d="M79 56c0 17-2 24-6 29-4 3-8 5-17 5h-31c-9 0-13-2-17-6-6-5-8-14-8-40 0-25 2-33 8-39 3-4 8-5 17-5h31c9 0 13 1 17 5s6 11 6 27h-24c0-9 0-11-1-11-1-1-2-2-6-2h-15c-4 0-6 1-7 2s-2 4-2 23c0 20 1 23 2 25 1 1 3 1 7 1h15c4 0 5 0 6-1s1-4 2-13z">
            <text:p/>
          </draw:path>
          <draw:path draw:style-name="gr4" draw:text-style-name="P4" draw:layer="layout" svg:width="0.027cm" svg:height="0.123cm" svg:x="5.496cm" svg:y="12.256cm" svg:viewBox="0 0 28 124" svg:d="M27 124h-26v-91h26zM27 124zM28 21h-28v-21h28z">
            <text:p/>
          </draw:path>
          <draw:path draw:style-name="gr4" draw:text-style-name="P4" draw:layer="layout" svg:width="0.081cm" svg:height="0.09cm" svg:x="5.537cm" svg:y="12.29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  <text:p/>
          </draw:path>
          <draw:polygon draw:style-name="gr4" draw:text-style-name="P4" draw:layer="layout" svg:width="0.025cm" svg:height="0.12cm" svg:x="5.635cm" svg:y="12.259cm" svg:viewBox="0 0 26 121" draw:points="0,0 26,0 26,121 0,121">
            <text:p/>
          </draw:polygon>
          <draw:path draw:style-name="gr4" draw:text-style-name="P4" draw:layer="layout" svg:width="0.515cm" svg:height="0.084cm" svg:x="4.075cm" svg:y="12.134cm" svg:viewBox="0 0 516 85" svg:d="M516 0h-516v85h385c46 0 76-9 99-33 14-14 25-32 32-52z">
            <text:p/>
          </draw:path>
          <draw:path draw:style-name="gr4" draw:text-style-name="P4" draw:layer="layout" svg:width="0.467cm" svg:height="0.082cm" svg:x="5.207cm" svg:y="12.134cm" svg:viewBox="0 0 468 83" svg:d="M439 56c-17 16-44 27-89 27h-225c-51 0-80-7-100-27-12-12-20-29-25-56h468c-7 24-16 43-29 56z">
            <text:p/>
          </draw:path>
          <draw:path draw:style-name="gr4" draw:text-style-name="P4" draw:layer="layout" svg:width="0.518cm" svg:height="0.087cm" svg:x="4.64cm" svg:y="12.134cm" svg:viewBox="0 0 519 88" svg:d="M519 0h-519c30 52 86 88 151 88h217c64 0 121-36 151-88z">
            <text:p/>
          </draw:path>
          <draw:path draw:style-name="gr4" draw:text-style-name="P4" draw:layer="layout" svg:width="0.214cm" svg:height="0.714cm" svg:x="3.108cm" svg:y="12.745cm" svg:viewBox="0 0 215 715" svg:d="M31 429c0-13 1-74 13-134 8-40 20-72 35-96 17-28 40-44 66-48l-35 278zM31 429zM0 2v31c50 0 85 1 94 2 19 0 32 6 41 17 13 15 13 37 13 44-37 3-70 25-96 65-20 32-37 75-49 129-1 6-2 13-3 19v168h102c-1 10-2 52-10 101-8 53-35 57-36 57l-56-1v79c31 1 68 2 90 2 42 0 58-74 58-77 1-4 55-387 66-518 3-41-5-72-24-92-22-25-54-28-71-28-5 0-9 0-10 0z">
            <text:p/>
          </draw:path>
          <draw:path draw:style-name="gr4" draw:text-style-name="P4" draw:layer="layout" svg:width="0.104cm" svg:height="0.144cm" svg:x="4.477cm" svg:y="12.923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  <text:p/>
          </draw:path>
          <draw:path draw:style-name="gr4" draw:text-style-name="P4" draw:layer="layout" svg:width="0.123cm" svg:height="0.148cm" svg:x="4.587cm" svg:y="12.921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7-4 26-4 11 0 19 1 27 4s14 8 19 14c6 7 10 14 13 25 2 9 4 19 4 31s-2 23-4 32c-3 10-7 18-13 24-5 7-11 11-19 14-8 4-16 5-27 5-16 0-29-4-39-13z">
            <text:p/>
          </draw:path>
          <draw:path draw:style-name="gr4" draw:text-style-name="P4" draw:layer="layout" svg:width="0.088cm" svg:height="0.144cm" svg:x="4.726cm" svg:y="12.922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096cm" svg:height="0.142cm" svg:x="4.825cm" svg:y="12.924cm" svg:viewBox="0 0 97 143" svg:d="M33 100v15c7 0 12 0 16 0h48c0 5 0 9 0 12-2 10-9 16-21 16h-57c-6 0-11-2-14-6-4-3-5-8-5-14v-122l1-1h91c1 4 2 8 2 13 0 4-1 9-3 14h-58v15 15c4 0 9 0 14 0h33c1 3 2 8 2 13 0 6-1 10-2 14h-47z">
            <text:p/>
          </draw:path>
          <draw:path draw:style-name="gr4" draw:text-style-name="P4" draw:layer="layout" svg:width="0.105cm" svg:height="0.143cm" svg:x="4.921cm" svg:y="12.924cm" svg:viewBox="0 0 106 144" svg:d="M69 27v16 100c-4 1-10 1-17 1s-12 0-17-1v-116h-13-21c-1-4-1-8-1-14 0-5 0-9 1-13h103c1 3 2 8 2 13s-2 9-4 11c-3 2-8 3-14 3h-6z">
            <text:p/>
          </draw:path>
          <draw:path draw:style-name="gr4" draw:text-style-name="P4" draw:layer="layout" svg:width="0.123cm" svg:height="0.148cm" svg:x="5.021cm" svg:y="12.921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  <text:p/>
          </draw:path>
          <draw:path draw:style-name="gr4" draw:text-style-name="P4" draw:layer="layout" svg:width="0.107cm" svg:height="0.148cm" svg:x="5.184cm" svg:y="12.921cm" svg:viewBox="0 0 108 149" svg:d="M0 134c0-5 1-9 4-14 2-4 5-9 8-12 16 10 30 14 43 14 6 0 10-1 13-3 3-3 4-6 4-11 0-7-4-12-13-15l-24-11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123cm" svg:height="0.148cm" svg:x="5.296cm" svg:y="12.921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114cm" svg:height="0.148cm" svg:x="5.426cm" svg:y="12.92cm" svg:viewBox="0 0 115 149" svg:d="M83 60v-2c0-22-8-32-23-32-9 0-15 4-19 13-4 8-6 20-6 35s3 27 8 34c4 9 11 12 21 12 5 0 10-1 16-3 7-2 13-7 20-12 3 3 7 6 10 11 3 4 4 8 5 12-3 3-7 5-11 8s-9 5-14 7c-6 2-11 4-16 5s-11 1-16 1c-11 0-20-2-27-6-8-4-14-9-19-16-4-7-7-14-9-24-3-9-3-18-3-28 0-12 1-23 4-33s8-18 13-24 11-11 20-14c7-3 14-4 23-4 8 0 15 1 22 3 8 2 14 5 18 9 5 4 9 8 11 14 3 5 4 12 4 18 0 12-6 18-19 18-3 0-8-1-13-2z">
            <text:p/>
          </draw:path>
          <draw:path draw:style-name="gr4" draw:text-style-name="P4" draw:layer="layout" svg:width="0.033cm" svg:height="0.144cm" svg:x="5.552cm" svg:y="12.923cm" svg:viewBox="0 0 34 145" svg:d="M0 144v-143c4-1 9-1 16-1 8 0 13 0 18 1v143c-5 1-10 1-18 1-7 0-12 0-16-1z">
            <text:p/>
          </draw:path>
          <draw:path draw:style-name="gr4" draw:text-style-name="P4" draw:layer="layout" svg:width="0.129cm" svg:height="0.145cm" svg:x="5.595cm" svg:y="12.923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  <text:p/>
          </draw:path>
          <draw:path draw:style-name="gr4" draw:text-style-name="P4" draw:layer="layout" svg:width="0.088cm" svg:height="0.144cm" svg:x="5.733cm" svg:y="12.922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114cm" svg:height="0.148cm" svg:x="4.468cm" svg:y="13.117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2 4 18 0 12-6 18-19 18-3 0-8-1-13-2z">
            <text:p/>
          </draw:path>
          <draw:path draw:style-name="gr4" draw:text-style-name="P4" draw:layer="layout" svg:width="0.123cm" svg:height="0.148cm" svg:x="4.585cm" svg:y="13.117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109cm" svg:height="0.145cm" svg:x="4.723cm" svg:y="13.119cm" svg:viewBox="0 0 110 146" svg:d="M33 24v42c7 0 12 0 16 0 5-1 8-1 11-3 3-1 5-3 6-6 2-3 2-6 2-11 0-15-6-22-19-22h-9c-2 0-5 0-7 0zM33 24zM103 45c0 5-1 9-2 13s-3 8-6 11c-2 4-5 6-8 9-3 2-7 4-10 5 8 3 13 9 17 19l6 19c2 7 6 12 10 15-2 3-5 5-9 7s-9 3-14 3c-6 0-10-1-12-4-3-3-6-8-8-15l-7-23c-2-4-4-7-7-9-2-2-6-4-11-4h-9v53c-4 1-11 1-17 1-7 0-12 0-16-1v-142l1-2c12 0 22 0 31 0s15 0 20 0c7 0 14 0 20 2 7 2 13 5 17 9 5 3 8 8 10 14 3 5 4 13 4 20z">
            <text:p/>
          </draw:path>
          <draw:path draw:style-name="gr4" draw:text-style-name="P4" draw:layer="layout" svg:width="0.115cm" svg:height="0.144cm" svg:x="4.843cm" svg:y="13.119cm" svg:viewBox="0 0 116 145" svg:d="M54 120c18 0 27-17 27-47 0-31-9-48-27-48h-12c-3 0-6 0-9 0v95c3 0 6 0 9 0zM54 120zM93 135c-4 4-11 6-18 8s-15 2-24 2c-4 0-11 0-19 0-9 0-19 0-31 0l-1-2v-141l1-2c8 0 16 0 25 0 10 0 19 0 28 0 12 0 22 1 30 5s15 9 19 15c5 7 8 15 10 24s3 19 3 29c0 13-1 25-4 35-4 12-10 20-19 27z">
            <text:p/>
          </draw:path>
          <draw:path draw:style-name="gr4" draw:text-style-name="P4" draw:layer="layout" svg:width="0.123cm" svg:height="0.148cm" svg:x="4.964cm" svg:y="13.117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  <text:p/>
          </draw:path>
          <draw:path draw:style-name="gr4" draw:text-style-name="P4" draw:layer="layout" svg:width="0.104cm" svg:height="0.144cm" svg:x="5.102cm" svg:y="13.119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  <text:p/>
          </draw:path>
          <draw:path draw:style-name="gr4" draw:text-style-name="P4" draw:layer="layout" svg:width="0.096cm" svg:height="0.195cm" svg:x="5.221cm" svg:y="13.067cm" svg:viewBox="0 0 97 196" svg:d="M20 28l47-28c3 2 7 5 10 10 2 5 4 9 4 14l-51 19c-2-1-4-3-7-6-1-3-3-6-3-9zM20 28zM33 153v15c7 0 12 0 16 0h48c0 5 0 9 0 12-2 10-9 16-21 16h-57c-6 0-11-2-14-6-4-3-5-8-5-14v-122l1-1h91c1 4 1 8 1 13 0 4-1 9-2 14h-58v15 16c4 0 9 0 14 0h33c1 3 2 8 2 13s-1 9-2 13h-47z">
            <text:p/>
          </draw:path>
          <draw:path draw:style-name="gr4" draw:text-style-name="P4" draw:layer="layout" svg:width="0.107cm" svg:height="0.148cm" svg:x="5.319cm" svg:y="13.117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258cm" svg:height="0.402cm" svg:x="3.876cm" svg:y="12.963cm" svg:viewBox="0 0 259 403" svg:d="M139 277c14 2 29-1 42-8 37-19 50-64 31-100-20-36-65-50-100-30-15 7-25 19-32 32-8-45 1-91 25-131l-66-40c-49 79-52 180-8 264 45 82 131 136 226 139l2-77c-45-2-88-19-120-49z">
            <text:p/>
          </draw:path>
          <draw:path draw:style-name="gr4" draw:text-style-name="P4" draw:layer="layout" svg:width="0.456cm" svg:height="0.204cm" svg:x="3.915cm" svg:y="12.838cm" svg:viewBox="0 0 457 205" svg:d="M301 10c-68-19-140-12-202 20-41 22-75 54-99 94l65 41c17-28 41-51 70-67 12-6 24-11 36-15-19 23-23 56-9 83 19 36 64 49 101 30 36-19 49-64 30-100-2-4-4-7-6-10 44 17 80 48 102 89l68-36c-34-63-89-109-156-129z">
            <text:p/>
          </draw:path>
          <draw:path draw:style-name="gr4" draw:text-style-name="P4" draw:layer="layout" svg:width="0.272cm" svg:height="0.388cm" svg:x="4.131cm" svg:y="12.977cm" svg:viewBox="0 0 273 389" svg:d="M242 0l-69 36c23 43 28 91 16 135-1-5-4-11-6-17-20-35-64-49-100-30-37 20-50 64-31 101 17 30 52 44 84 36-11 11-24 21-39 29-30 15-62 23-95 22l-2 76c2 1 5 1 8 1 43 0 87-11 125-32 129-68 178-229 109-357z">
            <text:p/>
          </draw:path>
          <draw:path draw:style-name="gr4" draw:text-style-name="P4" draw:layer="layout" svg:width="0.142cm" svg:height="0.196cm" svg:x="3.108cm" svg:y="14.16cm" svg:viewBox="0 0 143 197" svg:d="M102 150c11-15 16-34 16-55 0-22-6-40-19-53-11-13-27-20-47-20s-36 6-48 20c-2 1-3 3-4 5v-34c13-9 30-13 51-13 33 0 58 10 74 31 12 17 18 38 18 63 0 29-7 52-21 70-17 22-41 33-72 33-20 0-37-5-50-13v-34l1 3c11 14 28 21 52 21 23 0 39-8 49-24z">
            <text:p/>
          </draw:path>
          <draw:polygon draw:style-name="gr4" draw:text-style-name="P4" draw:layer="layout" svg:width="0.025cm" svg:height="0.186cm" svg:x="3.126cm" svg:y="14.768cm" svg:viewBox="0 0 26 187" draw:points="0,0 26,0 26,187 0,187">
            <text:p/>
          </draw:polygon>
          <draw:polygon draw:style-name="gr4" draw:text-style-name="P4" draw:layer="layout" svg:width="0.151cm" svg:height="0.186cm" svg:x="3.164cm" svg:y="14.768cm" svg:viewBox="0 0 152 187" draw:points="152,0 152,22 89,22 89,187 62,187 62,22 0,22 0,0">
            <text:p/>
          </draw:polygon>
          <draw:path draw:style-name="gr4" draw:text-style-name="P4" draw:layer="layout" svg:width="0.182cm" svg:height="0.196cm" svg:x="3.312cm" svg:y="14.763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  <text:p/>
          </draw:path>
          <draw:polygon draw:style-name="gr4" draw:text-style-name="P4" draw:layer="layout" svg:width="0.081cm" svg:height="0.173cm" svg:x="3.108cm" svg:y="14.479cm" svg:viewBox="0 0 82 174" draw:points="82,0 82,20 22,20 22,174 0,174 0,0">
            <text:p/>
          </draw:polygon>
          <draw:polygon draw:style-name="gr4" draw:text-style-name="P4" draw:layer="layout" svg:width="0.024cm" svg:height="0.173cm" svg:x="3.204cm" svg:y="14.479cm" svg:viewBox="0 0 25 174" draw:points="0,0 25,0 25,174 0,174">
            <text:p/>
          </draw:polygon>
          <draw:polygon draw:style-name="gr4" draw:text-style-name="P4" draw:layer="layout" svg:width="0.152cm" svg:height="0.173cm" svg:x="3.242cm" svg:y="14.479cm" svg:viewBox="0 0 153 174" draw:points="26,0 76,148 127,0 153,0 89,174 64,174 0,0">
            <text:p/>
          </draw:polygon>
          <draw:path draw:style-name="gr4" draw:text-style-name="P4" draw:layer="layout" svg:width="0.169cm" svg:height="0.183cm" svg:x="3.394cm" svg:y="14.474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  <text:p/>
          </draw:path>
          <draw:path draw:style-name="gr4" draw:text-style-name="P4" draw:layer="layout" svg:width="0.094cm" svg:height="0.114cm" svg:x="4.095cm" svg:y="14.808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  <text:p/>
          </draw:path>
          <draw:path draw:style-name="gr4" draw:text-style-name="P4" draw:layer="layout" svg:width="0.082cm" svg:height="0.089cm" svg:x="4.202cm" svg:y="14.832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  <text:p/>
          </draw:path>
          <draw:polygon draw:style-name="gr4" draw:text-style-name="P4" draw:layer="layout" svg:width="0.025cm" svg:height="0.12cm" svg:x="4.3cm" svg:y="14.802cm" svg:viewBox="0 0 26 121" draw:points="0,0 26,0 26,121 0,121">
            <text:p/>
          </draw:polygon>
          <draw:path draw:style-name="gr4" draw:text-style-name="P4" draw:layer="layout" svg:width="0.081cm" svg:height="0.089cm" svg:x="4.34cm" svg:y="14.832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6cm" svg:height="0.113cm" svg:x="4.429cm" svg:y="14.81cm" svg:viewBox="0 0 61 114" svg:d="M61 110l-9 2c-4 1-11 2-17 2-10 0-15-2-18-5s-4-7-4-16v-51h-13v-20h13v-22h26v22h22v20h-22v44c0 4 1 6 2 7 0 0 2 1 6 1h14z">
            <text:p/>
          </draw:path>
          <draw:path draw:style-name="gr4" draw:text-style-name="P4" draw:layer="layout" svg:width="0.082cm" svg:height="0.089cm" svg:x="4.501cm" svg:y="14.832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99cm" svg:height="0.114cm" svg:x="4.632cm" svg:y="14.808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  <text:p/>
          </draw:path>
          <draw:path draw:style-name="gr4" draw:text-style-name="P4" draw:layer="layout" svg:width="0.083cm" svg:height="0.12cm" svg:x="4.747cm" svg:y="14.802cm" svg:viewBox="0 0 84 121" svg:d="M25 53v44c6 3 9 4 14 4h9c4 0 6-1 8-2 2-3 2-6 2-23 0-18 0-22-2-24s-4-2-8-2h-9c-5 0-8 1-14 3zM25 53zM0 0h25v42c12-10 15-12 23-12h9c11 0 16 1 20 5 5 6 7 13 7 41 0 26-2 34-8 39-4 4-9 6-19 6h-10c-7 0-12-2-22-11v11h-25z">
            <text:p/>
          </draw:path>
          <draw:path draw:style-name="gr4" draw:text-style-name="P4" draw:layer="layout" svg:width="0.056cm" svg:height="0.09cm" svg:x="4.846cm" svg:y="14.832cm" svg:viewBox="0 0 57 91" svg:d="M0 91v-91h25v13c10-9 14-13 23-13h9v25h-11c-8 0-13 1-21 4v62z">
            <text:p/>
          </draw:path>
          <draw:path draw:style-name="gr4" draw:text-style-name="P4" draw:layer="layout" svg:width="0.081cm" svg:height="0.089cm" svg:x="4.91cm" svg:y="14.832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56cm" svg:height="0.09cm" svg:x="5.007cm" svg:y="14.832cm" svg:viewBox="0 0 57 91" svg:d="M0 91v-91h25v13c10-9 14-13 23-13h9v25h-11c-8 0-13 1-21 4v62z">
            <text:p/>
          </draw:path>
          <draw:path draw:style-name="gr4" draw:text-style-name="P4" draw:layer="layout" svg:width="0.082cm" svg:height="0.089cm" svg:x="5.071cm" svg:y="14.832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  <text:p/>
          </draw:path>
          <draw:path draw:style-name="gr4" draw:text-style-name="P4" draw:layer="layout" svg:width="0.094cm" svg:height="0.114cm" svg:x="5.202cm" svg:y="14.808cm" svg:viewBox="0 0 95 115" svg:d="M88 110c-4 3-9 5-19 5h-43c-10 0-16-1-20-5s-6-11-6-33h26c0 12 0 15 2 16 1 1 2 2 7 2h24c5 0 7-1 8-2s2-4 2-12c0-6-1-8-2-10-1-1-4-1-8-2l-36-3c-7-1-12-3-16-6-4-5-6-11-6-26 0-16 2-24 8-29 3-4 8-5 18-5h39c11 0 17 1 20 4 5 5 7 11 7 32h-26c0-11 0-13-1-14-2-1-3-2-7-2h-23c-4 0-6 0-7 1s-1 5-1 12c0 6 0 8 1 9 1 2 3 2 8 2l36 4c8 1 12 2 16 6s6 11 6 26c0 17-2 25-7 30z">
            <text:p/>
          </draw:path>
          <draw:path draw:style-name="gr4" draw:text-style-name="P4" draw:layer="layout" svg:width="0.082cm" svg:height="0.089cm" svg:x="5.309cm" svg:y="14.832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78cm" svg:height="0.089cm" svg:x="5.405cm" svg:y="14.832cm" svg:viewBox="0 0 79 90" svg:d="M79 56c0 17-2 24-6 29-4 3-8 5-17 5h-31c-9 0-13-2-17-6-6-5-8-14-8-40 0-25 2-33 8-39 3-4 8-5 17-5h31c9 0 13 1 17 5s6 11 6 27h-24c0-9 0-11-1-11-1-1-2-2-6-2h-15c-4 0-6 1-7 2s-2 4-2 23c0 20 1 23 2 25 1 1 3 1 7 1h15c4 0 5 0 6-1s1-4 2-13z">
            <text:p/>
          </draw:path>
          <draw:path draw:style-name="gr4" draw:text-style-name="P4" draw:layer="layout" svg:width="0.027cm" svg:height="0.123cm" svg:x="5.496cm" svg:y="14.798cm" svg:viewBox="0 0 28 124" svg:d="M27 124h-26v-91h26zM27 124zM28 21h-28v-21h28z">
            <text:p/>
          </draw:path>
          <draw:path draw:style-name="gr4" draw:text-style-name="P4" draw:layer="layout" svg:width="0.081cm" svg:height="0.09cm" svg:x="5.537cm" svg:y="14.832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  <text:p/>
          </draw:path>
          <draw:polygon draw:style-name="gr4" draw:text-style-name="P4" draw:layer="layout" svg:width="0.025cm" svg:height="0.12cm" svg:x="5.635cm" svg:y="14.802cm" svg:viewBox="0 0 26 121" draw:points="0,0 26,0 26,121 0,121">
            <text:p/>
          </draw:polygon>
          <draw:path draw:style-name="gr4" draw:text-style-name="P4" draw:layer="layout" svg:width="0.525cm" svg:height="0.564cm" svg:x="4.075cm" svg:y="14.197cm" svg:viewBox="0 0 526 565" svg:d="M225 443h92c14 0 21-1 26-7 6-5 10-11 10-49 0-36-3-44-10-50-5-6-12-7-26-7h-92zM225 443zM315 223c13 0 19 0 24-5 5-7 9-18 9-46 0-27-3-39-9-44-4-5-9-7-24-7h-90v102zM315 223zM526 413c0 57-15 94-41 120-23 23-53 32-100 32h-385v-126h59v-314h-59v-125h386c51 0 77 8 99 30 25 27 36 65 36 109 0 86-31 121-89 137v1c62 16 94 45 94 136z">
            <text:p/>
          </draw:path>
          <draw:path draw:style-name="gr4" draw:text-style-name="P4" draw:layer="layout" svg:width="0.483cm" svg:height="0.561cm" svg:x="5.2cm" svg:y="14.198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  <text:p/>
          </draw:path>
          <draw:path draw:style-name="gr4" draw:text-style-name="P4" draw:layer="layout" svg:width="0.041cm" svg:height="0.041cm" svg:x="4.772cm" svg:y="14.534cm" svg:viewBox="0 0 42 42" svg:d="M24 0c-14-1-24 8-24 20 0 13 9 22 20 22 13 0 23-11 22-24-1-10-9-17-18-18z">
            <text:p/>
          </draw:path>
          <draw:path draw:style-name="gr4" draw:text-style-name="P4" draw:layer="layout" svg:width="0.041cm" svg:height="0.041cm" svg:x="4.986cm" svg:y="14.534cm" svg:viewBox="0 0 42 42" svg:d="M25 0c-15-2-27 10-25 25 1 8 8 15 17 17 15 2 27-10 25-25-2-9-9-16-17-17z">
            <text:p/>
          </draw:path>
          <draw:path draw:style-name="gr4" draw:text-style-name="P4" draw:layer="layout" svg:width="0.147cm" svg:height="0.019cm" svg:x="4.826cm" svg:y="14.325cm" svg:viewBox="0 0 148 20" svg:d="M9 20h129c6 0 11-6 10-12-1-5-5-8-10-8h-129c-4 0-9 3-9 8 0 6 3 12 9 12z">
            <text:p/>
          </draw:path>
          <draw:path draw:style-name="gr4" draw:text-style-name="P4" draw:layer="layout" svg:width="0.255cm" svg:height="0.112cm" svg:x="4.772cm" svg:y="14.366cm" svg:viewBox="0 0 256 113" svg:d="M231 0h-207c-9 0-15 5-16 12-4 33-6 53-8 86 0 8 5 15 14 15h228c8 0 14-6 14-16-3-33-5-50-9-85-1-7-7-12-16-12z">
            <text:p/>
          </draw:path>
          <draw:path draw:style-name="gr4" draw:text-style-name="P4" draw:layer="layout" svg:width="0.566cm" svg:height="0.566cm" svg:x="4.616cm" svg:y="14.197cm" svg:viewBox="0 0 567 567" svg:d="M439 416c0 7-6 12-12 12h-16c0 0 0 18 0 25 0 12-11 22-23 20-11-1-18-10-18-21v-24h-173v25c0 11-10 21-21 21-12 0-21-10-21-21 0-7 0-25 0-25h-17c-6 0-10-4-10-10v-138c0 0 7-75 11-104 3-33 11-43 34-54 33-16 70-22 111-22 39 0 76 6 110 22 23 11 30 21 34 54 3 29 11 104 11 104zM439 416zM392 0h-217c-97 0-175 78-175 175v217c0 97 78 175 175 175h217c97 0 175-78 175-175v-217c0-97-78-175-175-175z">
            <text:p/>
          </draw:path>
          <draw:path draw:style-name="gr4" draw:text-style-name="P4" draw:layer="layout" svg:width="0.214cm" svg:height="0.714cm" svg:x="3.108cm" svg:y="15.287cm" svg:viewBox="0 0 215 715" svg:d="M31 429c0-13 1-74 13-134 8-40 20-72 35-96 17-28 40-44 66-48l-35 278zM31 429zM0 2v31c50 0 85 1 94 2 19 0 32 6 41 17 13 15 13 37 13 44-37 3-70 25-96 65-20 32-37 75-49 129-1 6-2 13-3 19v168h102c-1 10-2 52-10 101-8 53-35 57-36 57l-56-1v79c31 1 68 2 90 2 42 0 58-74 58-77 1-4 55-387 66-518 3-41-5-72-24-92-22-25-54-28-71-28-5 0-9 0-10 0z">
            <text:p/>
          </draw:path>
          <draw:path draw:style-name="gr4" draw:text-style-name="P4" draw:layer="layout" svg:width="0.104cm" svg:height="0.144cm" svg:x="4.477cm" svg:y="15.465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  <text:p/>
          </draw:path>
          <draw:path draw:style-name="gr4" draw:text-style-name="P4" draw:layer="layout" svg:width="0.123cm" svg:height="0.148cm" svg:x="4.587cm" svg:y="15.463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7-4 26-4 11 0 19 1 27 4s14 8 19 14c6 7 10 15 13 25 2 9 4 19 4 31s-2 23-4 32c-3 10-7 18-13 24-5 7-11 11-19 14-8 4-16 5-27 5-16 0-29-4-39-13z">
            <text:p/>
          </draw:path>
          <draw:path draw:style-name="gr4" draw:text-style-name="P4" draw:layer="layout" svg:width="0.088cm" svg:height="0.144cm" svg:x="4.726cm" svg:y="15.465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096cm" svg:height="0.142cm" svg:x="4.825cm" svg:y="15.466cm" svg:viewBox="0 0 97 143" svg:d="M33 100v15c7 0 12 0 16 0h48c0 5 0 9 0 12-2 10-9 16-21 16h-57c-6 0-11-2-14-6-4-3-5-8-5-14v-122l1-1h91c1 4 2 8 2 13 0 4-1 9-3 14h-58v15 15c4 0 9-1 14-1h33c1 4 2 9 2 14 0 6-1 10-2 14h-47z">
            <text:p/>
          </draw:path>
          <draw:path draw:style-name="gr4" draw:text-style-name="P4" draw:layer="layout" svg:width="0.105cm" svg:height="0.143cm" svg:x="4.921cm" svg:y="15.466cm" svg:viewBox="0 0 106 144" svg:d="M69 27v16 100c-4 1-10 1-17 1s-12 0-17-1v-116h-13-21c-1-4-1-8-1-14 0-5 0-9 1-13h103c1 3 2 8 2 13s-2 9-4 11c-3 2-8 3-14 3h-6z">
            <text:p/>
          </draw:path>
          <draw:path draw:style-name="gr4" draw:text-style-name="P4" draw:layer="layout" svg:width="0.123cm" svg:height="0.148cm" svg:x="5.021cm" svg:y="15.463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5 12 25 3 9 5 19 5 31s-2 23-5 32c-2 10-6 18-12 24-5 7-12 11-19 14-8 4-16 5-27 5-16 0-29-4-39-13z">
            <text:p/>
          </draw:path>
          <draw:path draw:style-name="gr4" draw:text-style-name="P4" draw:layer="layout" svg:width="0.107cm" svg:height="0.148cm" svg:x="5.184cm" svg:y="15.463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123cm" svg:height="0.148cm" svg:x="5.296cm" svg:y="15.463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5 13 25 2 9 4 19 4 31s-2 23-4 32c-3 10-7 18-13 24-5 7-12 11-19 14-8 4-16 5-27 5-16 0-29-4-39-13z">
            <text:p/>
          </draw:path>
          <draw:path draw:style-name="gr4" draw:text-style-name="P4" draw:layer="layout" svg:width="0.114cm" svg:height="0.148cm" svg:x="5.426cm" svg:y="15.463cm" svg:viewBox="0 0 115 149" svg:d="M83 60v-2c0-22-8-32-23-32-9 0-15 4-19 13-4 8-6 20-6 35s3 27 8 34c4 9 11 12 21 12 5 0 10-1 16-3 7-2 13-7 20-12 3 3 7 6 10 11 3 4 4 8 5 12-3 3-7 5-11 8s-9 5-14 7c-6 2-11 4-16 5s-11 1-16 1c-11 0-20-2-27-6-8-4-14-9-19-16-4-7-7-14-9-24-3-9-3-18-3-28 0-12 1-23 4-33s8-18 13-24 11-11 20-14c7-3 14-4 23-4 8 0 15 1 22 3 8 2 14 5 18 9 5 4 9 8 11 14 3 5 4 12 4 18 0 12-6 18-19 18-3 0-8-1-13-2z">
            <text:p/>
          </draw:path>
          <draw:path draw:style-name="gr4" draw:text-style-name="P4" draw:layer="layout" svg:width="0.033cm" svg:height="0.144cm" svg:x="5.552cm" svg:y="15.465cm" svg:viewBox="0 0 34 145" svg:d="M0 144v-143c4-1 9-1 16-1 8 0 13 0 18 1v143c-5 1-10 1-18 1-7 0-12 0-16-1z">
            <text:p/>
          </draw:path>
          <draw:path draw:style-name="gr4" draw:text-style-name="P4" draw:layer="layout" svg:width="0.129cm" svg:height="0.145cm" svg:x="5.595cm" svg:y="15.465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  <text:p/>
          </draw:path>
          <draw:path draw:style-name="gr4" draw:text-style-name="P4" draw:layer="layout" svg:width="0.088cm" svg:height="0.144cm" svg:x="5.733cm" svg:y="15.465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114cm" svg:height="0.148cm" svg:x="4.468cm" svg:y="15.659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2 4 18 0 12-6 18-19 18-3 0-8-1-13-2z">
            <text:p/>
          </draw:path>
          <draw:path draw:style-name="gr4" draw:text-style-name="P4" draw:layer="layout" svg:width="0.123cm" svg:height="0.148cm" svg:x="4.585cm" svg:y="15.66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109cm" svg:height="0.145cm" svg:x="4.723cm" svg:y="15.662cm" svg:viewBox="0 0 110 146" svg:d="M33 24v42c7 0 12 0 16 0 5-1 8-1 11-3 3-1 5-3 6-6 2-3 2-6 2-11 0-15-6-22-19-22h-9c-2 0-5 0-7 0zM33 24zM103 45c0 5-1 9-2 13s-3 8-6 11c-2 4-5 6-8 9-3 2-7 4-10 5 8 3 13 9 17 19l6 19c2 7 6 12 10 15-2 3-5 5-9 7s-9 3-14 3c-6 0-10-1-12-4-3-3-6-8-8-15l-7-23c-2-4-4-7-7-9-2-2-6-4-11-4h-9v53c-4 1-11 1-17 1-7 0-12 0-16-1v-142l1-2c12 0 22 0 31 0s15 0 20 0c7 0 14 0 20 2 7 2 13 5 17 9 5 3 8 8 10 14 3 5 4 13 4 20z">
            <text:p/>
          </draw:path>
          <draw:path draw:style-name="gr4" draw:text-style-name="P4" draw:layer="layout" svg:width="0.115cm" svg:height="0.144cm" svg:x="4.843cm" svg:y="15.662cm" svg:viewBox="0 0 116 145" svg:d="M54 120c18 0 27-17 27-47 0-31-9-48-27-48h-12c-3 0-6 0-9 0v95c3 0 6 0 9 0zM54 120zM93 135c-4 4-11 6-18 8s-15 2-24 2c-4 0-11 0-19 0-9 0-19 0-31 0l-1-2v-141l1-2c8 0 16 0 25 0 10 0 19 0 28 0 12 0 22 1 30 5s15 9 19 15c5 7 8 15 10 24s3 18 3 29c0 13-1 25-4 35-4 12-10 20-19 27z">
            <text:p/>
          </draw:path>
          <draw:path draw:style-name="gr4" draw:text-style-name="P4" draw:layer="layout" svg:width="0.123cm" svg:height="0.148cm" svg:x="4.964cm" svg:y="15.66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  <text:p/>
          </draw:path>
          <draw:path draw:style-name="gr4" draw:text-style-name="P4" draw:layer="layout" svg:width="0.104cm" svg:height="0.144cm" svg:x="5.102cm" svg:y="15.662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  <text:p/>
          </draw:path>
          <draw:path draw:style-name="gr4" draw:text-style-name="P4" draw:layer="layout" svg:width="0.096cm" svg:height="0.195cm" svg:x="5.221cm" svg:y="15.61cm" svg:viewBox="0 0 97 196" svg:d="M20 28l47-28c3 2 7 5 10 10 2 5 4 9 4 14l-51 19c-2-1-4-3-7-6-1-3-3-6-3-9zM20 28zM33 153v15c7 0 12 0 16 0h48c0 5 0 9 0 12-2 10-9 16-21 16h-57c-6 0-11-2-14-6-4-3-5-8-5-14v-122l1-1h91c1 4 1 8 1 13 0 4-1 9-2 14h-58v15 16c4 0 9 0 14 0h33c1 3 2 8 2 13s-1 9-2 13h-47z">
            <text:p/>
          </draw:path>
          <draw:path draw:style-name="gr4" draw:text-style-name="P4" draw:layer="layout" svg:width="0.107cm" svg:height="0.148cm" svg:x="5.319cm" svg:y="15.66cm" svg:viewBox="0 0 108 149" svg:d="M0 134c0-5 1-9 4-14 2-4 5-9 8-12 16 10 30 14 43 14 6 0 10-1 13-3 3-3 4-6 4-11 0-7-4-12-13-15l-24-11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258cm" svg:height="0.402cm" svg:x="3.876cm" svg:y="15.506cm" svg:viewBox="0 0 259 403" svg:d="M139 277c14 2 29-1 42-8 37-19 50-64 31-100-20-36-65-50-100-30-15 7-25 19-32 32-8-45 1-91 25-131l-66-40c-49 79-52 180-8 264 45 82 131 136 226 139l2-77c-45-2-88-19-120-49z">
            <text:p/>
          </draw:path>
          <draw:path draw:style-name="gr4" draw:text-style-name="P4" draw:layer="layout" svg:width="0.456cm" svg:height="0.204cm" svg:x="3.915cm" svg:y="15.381cm" svg:viewBox="0 0 457 205" svg:d="M301 10c-68-19-140-12-202 20-41 22-75 54-99 94l65 41c17-28 41-51 70-67 12-6 24-11 36-15-19 23-23 56-9 83 19 36 64 49 101 30 36-19 49-64 30-100-2-4-4-7-6-10 44 17 80 48 102 89l68-36c-34-63-89-109-156-129z">
            <text:p/>
          </draw:path>
          <draw:path draw:style-name="gr4" draw:text-style-name="P4" draw:layer="layout" svg:width="0.272cm" svg:height="0.388cm" svg:x="4.131cm" svg:y="15.52cm" svg:viewBox="0 0 273 389" svg:d="M242 0l-69 36c23 43 28 91 16 135-1-5-4-11-6-17-20-35-64-49-100-30-37 20-50 64-31 101 17 30 52 44 84 36-11 11-24 21-39 29-30 15-62 23-95 22l-2 76c2 1 5 1 8 1 43 0 87-11 125-32 129-68 178-229 109-357z">
            <text:p/>
          </draw:path>
          <draw:path draw:style-name="gr4" draw:text-style-name="P4" draw:layer="layout" svg:width="0.168cm" svg:height="0.195cm" svg:x="6.5cm" svg:y="12.221cm" svg:viewBox="0 0 169 196" svg:d="M132 10c18 9 29 26 33 51h-25c-2-14-9-24-18-30s-21-9-35-9c-18 0-33 6-44 19-12 13-18 32-18 59 0 22 5 40 15 53 9 14 25 21 47 21 17 0 31-5 41-14 11-10 17-26 17-48h-58v-21h82v100h-17l-6-24c-8 9-16 16-22 20-11 6-25 9-43 9-22 0-40-7-56-21-17-18-25-43-25-74 0-32 8-57 25-75 15-18 36-26 62-26 17 0 32 3 45 10z">
            <text:p/>
          </draw:path>
          <draw:path draw:style-name="gr4" draw:text-style-name="P4" draw:layer="layout" svg:width="0.152cm" svg:height="0.186cm" svg:x="6.7cm" svg:y="12.226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  <text:p/>
          </draw:path>
          <draw:path draw:style-name="gr4" draw:text-style-name="P4" draw:layer="layout" svg:width="0.167cm" svg:height="0.186cm" svg:x="6.856cm" svg:y="12.226cm" svg:viewBox="0 0 168 187" svg:d="M113 110l-29-83-30 83zM113 110zM71 0h28l69 187h-28l-20-56h-73l-22 56h-25z">
            <text:p/>
          </draw:path>
          <draw:polygon draw:style-name="gr4" draw:text-style-name="P4" draw:layer="layout" svg:width="0.151cm" svg:height="0.186cm" svg:x="6.997cm" svg:y="12.226cm" svg:viewBox="0 0 152 187" draw:points="152,0 152,22 89,22 89,187 62,187 62,22 0,22 0,0">
            <text:p/>
          </draw:polygon>
          <draw:path draw:style-name="gr4" draw:text-style-name="P4" draw:layer="layout" svg:width="0.148cm" svg:height="0.191cm" svg:x="7.161cm" svg:y="12.226cm" svg:viewBox="0 0 149 192" svg:d="M25 0v115c0 14 3 25 8 35 8 13 21 20 39 20 22 0 36-7 45-22 4-9 6-19 6-33v-115h26v105c0 23-3 41-9 54-12 22-34 33-66 33-31 0-54-11-65-33-6-13-9-31-9-54v-105z">
            <text:p/>
          </draw:path>
          <draw:polygon draw:style-name="gr4" draw:text-style-name="P4" draw:layer="layout" svg:width="0.025cm" svg:height="0.186cm" svg:x="7.339cm" svg:y="12.226cm" svg:viewBox="0 0 26 187" draw:points="0,0 26,0 26,187 0,187">
            <text:p/>
          </draw:polygon>
          <draw:polygon draw:style-name="gr4" draw:text-style-name="P4" draw:layer="layout" svg:width="0.151cm" svg:height="0.186cm" svg:x="7.377cm" svg:y="12.226cm" svg:viewBox="0 0 152 187" draw:points="152,0 152,22 89,22 89,187 62,187 62,22 0,22 0,0">
            <text:p/>
          </draw:polygon>
          <draw:path draw:style-name="gr4" draw:text-style-name="P4" draw:layer="layout" svg:width="0.182cm" svg:height="0.196cm" svg:x="7.525cm" svg:y="12.22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  <text:p/>
          </draw:path>
          <draw:polygon draw:style-name="gr4" draw:text-style-name="P4" draw:layer="layout" svg:width="0.031cm" svg:height="0.195cm" svg:x="6.414cm" svg:y="12.22cm" svg:viewBox="0 0 32 196" draw:points="0,196 32,196 32,0 0,0">
            <text:p/>
          </draw:polygon>
          <draw:path draw:style-name="gr4" draw:text-style-name="P4" draw:layer="layout" svg:width="0.094cm" svg:height="0.114cm" svg:x="8.309cm" svg:y="12.265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  <text:p/>
          </draw:path>
          <draw:path draw:style-name="gr4" draw:text-style-name="P4" draw:layer="layout" svg:width="0.082cm" svg:height="0.089cm" svg:x="8.415cm" svg:y="12.29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  <text:p/>
          </draw:path>
          <draw:polygon draw:style-name="gr4" draw:text-style-name="P4" draw:layer="layout" svg:width="0.025cm" svg:height="0.12cm" svg:x="8.513cm" svg:y="12.259cm" svg:viewBox="0 0 26 121" draw:points="0,0 26,0 26,121 0,121">
            <text:p/>
          </draw:polygon>
          <draw:path draw:style-name="gr4" draw:text-style-name="P4" draw:layer="layout" svg:width="0.081cm" svg:height="0.089cm" svg:x="8.553cm" svg:y="12.29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6cm" svg:height="0.113cm" svg:x="8.642cm" svg:y="12.267cm" svg:viewBox="0 0 61 114" svg:d="M61 110l-9 2c-4 1-11 2-17 2-10 0-15-2-18-5s-4-7-4-16v-51h-13v-20h13v-22h26v22h22v20h-22v44c0 4 1 6 2 7 0 0 2 1 6 1h14z">
            <text:p/>
          </draw:path>
          <draw:path draw:style-name="gr4" draw:text-style-name="P4" draw:layer="layout" svg:width="0.082cm" svg:height="0.089cm" svg:x="8.714cm" svg:y="12.29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99cm" svg:height="0.114cm" svg:x="8.845cm" svg:y="12.265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  <text:p/>
          </draw:path>
          <draw:path draw:style-name="gr4" draw:text-style-name="P4" draw:layer="layout" svg:width="0.083cm" svg:height="0.12cm" svg:x="8.96cm" svg:y="12.259cm" svg:viewBox="0 0 84 121" svg:d="M25 53v44c6 3 9 4 14 4h9c4 0 6-1 8-2 2-3 2-6 2-23 0-18 0-22-2-24s-4-2-8-2h-9c-5 0-8 1-14 3zM25 53zM0 0h25v42c12-10 15-12 23-12h9c11 0 16 1 20 5 5 6 7 13 7 41 0 26-2 34-8 39-4 4-9 6-19 6h-10c-7 0-12-2-22-11v11h-25z">
            <text:p/>
          </draw:path>
          <draw:path draw:style-name="gr4" draw:text-style-name="P4" draw:layer="layout" svg:width="0.056cm" svg:height="0.09cm" svg:x="9.059cm" svg:y="12.29cm" svg:viewBox="0 0 57 91" svg:d="M0 91v-91h25v13c10-9 14-13 23-13h9v25h-11c-8 0-13 1-21 4v62z">
            <text:p/>
          </draw:path>
          <draw:path draw:style-name="gr4" draw:text-style-name="P4" draw:layer="layout" svg:width="0.081cm" svg:height="0.089cm" svg:x="9.123cm" svg:y="12.29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56cm" svg:height="0.09cm" svg:x="9.22cm" svg:y="12.29cm" svg:viewBox="0 0 57 91" svg:d="M0 91v-91h25v13c10-9 14-13 23-13h9v25h-11c-8 0-13 1-21 4v62z">
            <text:p/>
          </draw:path>
          <draw:path draw:style-name="gr4" draw:text-style-name="P4" draw:layer="layout" svg:width="0.082cm" svg:height="0.089cm" svg:x="9.284cm" svg:y="12.29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  <text:p/>
          </draw:path>
          <draw:path draw:style-name="gr4" draw:text-style-name="P4" draw:layer="layout" svg:width="0.094cm" svg:height="0.114cm" svg:x="9.415cm" svg:y="12.265cm" svg:viewBox="0 0 95 115" svg:d="M88 110c-4 3-9 5-19 5h-43c-10 0-16-1-20-5-5-4-6-11-6-33h26c0 12 0 15 2 16 1 1 2 2 7 2h24c5 0 7-1 8-2s2-4 2-12c0-6-1-8-2-10-1-1-4-1-8-2l-36-3c-8-1-12-3-16-6-4-5-6-11-6-26 0-16 2-24 8-29 3-4 8-5 18-5h39c11 0 17 1 20 4 5 5 7 11 7 32h-26c0-11 0-13-2-14-1-1-2-2-7-2h-22c-4 0-6 0-7 1s-1 5-1 12c0 6 0 8 1 9 1 2 3 2 8 2l36 4c8 1 12 2 16 6s6 11 6 26c0 17-2 25-7 30z">
            <text:p/>
          </draw:path>
          <draw:path draw:style-name="gr4" draw:text-style-name="P4" draw:layer="layout" svg:width="0.082cm" svg:height="0.089cm" svg:x="9.522cm" svg:y="12.29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78cm" svg:height="0.089cm" svg:x="9.618cm" svg:y="12.29cm" svg:viewBox="0 0 79 90" svg:d="M79 56c0 17-2 24-6 29-4 3-8 5-17 5h-31c-9 0-13-2-17-6-6-5-8-14-8-40 0-25 2-33 8-39 3-4 8-5 17-5h31c9 0 13 1 17 5s6 11 6 27h-24c0-9 0-11-1-11-1-1-2-2-6-2h-15c-4 0-6 1-7 2s-2 4-2 23c0 20 1 23 2 25 1 1 3 1 7 1h15c4 0 5 0 6-1s1-4 2-13z">
            <text:p/>
          </draw:path>
          <draw:path draw:style-name="gr4" draw:text-style-name="P4" draw:layer="layout" svg:width="0.027cm" svg:height="0.123cm" svg:x="9.709cm" svg:y="12.256cm" svg:viewBox="0 0 28 124" svg:d="M27 124h-26v-91h26zM27 124zM28 21h-28v-21h28z">
            <text:p/>
          </draw:path>
          <draw:path draw:style-name="gr4" draw:text-style-name="P4" draw:layer="layout" svg:width="0.081cm" svg:height="0.09cm" svg:x="9.75cm" svg:y="12.29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  <text:p/>
          </draw:path>
          <draw:polygon draw:style-name="gr4" draw:text-style-name="P4" draw:layer="layout" svg:width="0.025cm" svg:height="0.12cm" svg:x="9.849cm" svg:y="12.259cm" svg:viewBox="0 0 26 121" draw:points="0,0 26,0 26,121 0,121">
            <text:p/>
          </draw:polygon>
          <draw:path draw:style-name="gr4" draw:text-style-name="P4" draw:layer="layout" svg:width="0.515cm" svg:height="0.084cm" svg:x="8.288cm" svg:y="12.134cm" svg:viewBox="0 0 516 85" svg:d="M516 0h-516v85h385c46 0 76-9 99-33 14-14 25-32 32-52z">
            <text:p/>
          </draw:path>
          <draw:path draw:style-name="gr4" draw:text-style-name="P4" draw:layer="layout" svg:width="0.467cm" svg:height="0.082cm" svg:x="9.42cm" svg:y="12.134cm" svg:viewBox="0 0 468 83" svg:d="M439 56c-17 16-44 27-89 27h-225c-51 0-80-7-100-27-12-12-20-29-25-56h468c-7 24-16 43-29 56z">
            <text:p/>
          </draw:path>
          <draw:path draw:style-name="gr4" draw:text-style-name="P4" draw:layer="layout" svg:width="0.518cm" svg:height="0.087cm" svg:x="8.853cm" svg:y="12.134cm" svg:viewBox="0 0 519 88" svg:d="M519 0h-519c30 52 86 88 151 88h217c64 0 121-36 151-88z">
            <text:p/>
          </draw:path>
          <draw:path draw:style-name="gr4" draw:text-style-name="P4" draw:layer="layout" svg:width="0.04cm" svg:height="0.058cm" svg:x="6.277cm" svg:y="13.198cm" svg:viewBox="0 0 41 59" svg:d="M30 40c0-4-2-6-6-6h-14v16h13c5 0 7-2 7-6zM30 40zM28 13c0-3-2-4-6-4h-12v15h12c4 0 6-2 6-6zM28 13zM0 59v-59h23c11 0 16 4 16 12v6c0 5-2 7-7 9 6 3 9 6 9 12v6c0 9-5 14-16 14z">
            <text:p/>
          </draw:path>
          <draw:path draw:style-name="gr4" draw:text-style-name="P4" draw:layer="layout" svg:width="0.037cm" svg:height="0.044cm" svg:x="6.323cm" svg:y="13.213cm" svg:viewBox="0 0 38 45" svg:d="M18 9c-6 0-8 2-8 7v12c0 5 2 8 8 8 7 0 9-3 9-8v-12c0-5-2-7-9-7zM18 9zM18 45c-15 0-18-8-18-17v-12c0-8 3-16 18-16 16 0 20 8 20 16v12c0 9-4 17-20 17z">
            <text:p/>
          </draw:path>
          <draw:polygon draw:style-name="gr4" draw:text-style-name="P4" draw:layer="layout" svg:width="0.011cm" svg:height="0.061cm" svg:x="6.369cm" svg:y="13.195cm" svg:viewBox="0 0 12 62" draw:points="0,62 0,1 12,0 12,62">
            <text:p/>
          </draw:polygon>
          <draw:path draw:style-name="gr4" draw:text-style-name="P4" draw:layer="layout" svg:width="0.034cm" svg:height="0.044cm" svg:x="6.387cm" svg:y="13.213cm" svg:viewBox="0 0 35 45" svg:d="M10 17h15v-2c0-4-2-7-7-7-6 0-8 3-8 7zM10 17zM19 36c5 0 9 0 14-2l1 8c-5 2-10 3-15 3-15 0-19-6-19-17v-12c0-9 4-16 18-16s17 7 17 17v10h-25v2c0 5 2 7 9 7z">
            <text:p/>
          </draw:path>
          <draw:path draw:style-name="gr4" draw:text-style-name="P4" draw:layer="layout" svg:width="0.028cm" svg:height="0.056cm" svg:x="6.424cm" svg:y="13.201cm" svg:viewBox="0 0 29 57" svg:d="M29 55c-2 1-8 2-10 2-8 0-13-4-13-11v-25h-6v-9h6v-11l12-1v12h11v9h-11v23c0 3 1 4 3 4 3 0 5 0 7-1z">
            <text:p/>
          </draw:path>
          <draw:path draw:style-name="gr4" draw:text-style-name="P4" draw:layer="layout" svg:width="0.037cm" svg:height="0.044cm" svg:x="6.456cm" svg:y="13.213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1cm" svg:height="0.06cm" svg:x="6.517cm" svg:y="13.197cm" svg:viewBox="0 0 42 61" svg:d="M12 42c0 5 2 9 10 9 3 0 6-1 10-1v-18h10v26c-6 2-14 3-20 3-16 0-22-7-22-18v-26c0-12 7-17 23-17 4 0 12 0 17 1l-1 10c-5-1-12-2-17-2-8 0-10 4-10 10z">
            <text:p/>
          </draw:path>
          <draw:path draw:style-name="gr4" draw:text-style-name="P4" draw:layer="layout" svg:width="0.022cm" svg:height="0.043cm" svg:x="6.566cm" svg:y="13.213cm" svg:viewBox="0 0 23 44" svg:d="M23 9c-4 2-8 4-12 6v29h-11v-44h9l1 5c3-1 9-4 12-5z">
            <text:p/>
          </draw:path>
          <draw:path draw:style-name="gr4" draw:text-style-name="P4" draw:layer="layout" svg:width="0.033cm" svg:height="0.044cm" svg:x="6.591cm" svg:y="13.213cm" svg:viewBox="0 0 34 45" svg:d="M23 28h-9c-3 0-4 1-4 4s1 4 4 4c4 0 7-1 9-2zM23 28zM34 44h-9l-1-3c-4 3-9 4-13 4-8 0-11-5-11-13 0-9 3-13 12-13h11v-4c0-5-1-7-9-7-4 0-8 1-12 2l-1-9c4-1 10-1 14-1 15 0 19 4 19 15z">
            <text:p/>
          </draw:path>
          <draw:path draw:style-name="gr4" draw:text-style-name="P4" draw:layer="layout" svg:width="0.028cm" svg:height="0.056cm" svg:x="6.629cm" svg:y="13.201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6cm" svg:height="0.043cm" svg:x="6.662cm" svg:y="13.213cm" svg:viewBox="0 0 37 44" svg:d="M11 0v30c0 3 1 4 4 4 2 0 7-2 11-4v-30h11v43h-8l-2-3c-5 2-12 4-17 4-8 0-10-5-10-13v-31z">
            <text:p/>
          </draw:path>
          <draw:path draw:style-name="gr4" draw:text-style-name="P4" draw:layer="layout" svg:width="0.011cm" svg:height="0.061cm" svg:x="6.708cm" svg:y="13.195cm" svg:viewBox="0 0 12 62" svg:d="M0 18h12v44h-12zM0 18zM0 0h12v12h-12z">
            <text:p/>
          </draw:path>
          <draw:path draw:style-name="gr4" draw:text-style-name="P4" draw:layer="layout" svg:width="0.028cm" svg:height="0.056cm" svg:x="6.724cm" svg:y="13.201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7cm" svg:height="0.044cm" svg:x="6.756cm" svg:y="13.213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8cm" svg:height="0.058cm" svg:x="6.274cm" svg:y="13.274cm" svg:viewBox="0 0 49 59" svg:d="M12 39h25l-12-37zM12 39zM38 43h-28l-5 16h-5l20-59h8l21 59h-5z">
            <text:p/>
          </draw:path>
          <draw:path draw:style-name="gr4" draw:text-style-name="P4" draw:layer="layout" svg:width="0.031cm" svg:height="0.061cm" svg:x="6.329cm" svg:y="13.272cm" svg:viewBox="0 0 32 62" svg:d="M27 23c-5-1-9-2-15-2-5 0-7 3-7 9v20c0 5 1 8 7 8s11-3 15-6zM27 23zM0 30c0-8 3-13 13-13 5 0 9 0 14 1v-18h5v61h-5v-4c-4 3-10 5-15 5-9 0-12-4-12-12z">
            <text:p/>
          </draw:path>
          <draw:path draw:style-name="gr4" draw:text-style-name="P4" draw:layer="layout" svg:width="0.031cm" svg:height="0.043cm" svg:x="6.372cm" svg:y="13.29cm" svg:viewBox="0 0 32 44" svg:d="M5 0v35c0 3 1 4 4 4 4 0 12-2 18-5v-34h5v43h-5v-4c-5 2-13 5-19 5s-8-4-8-10v-34z">
            <text:p/>
          </draw:path>
          <draw:polygon draw:style-name="gr4" draw:text-style-name="P4" draw:layer="layout" svg:width="0.005cm" svg:height="0.061cm" svg:x="6.416cm" svg:y="13.272cm" svg:viewBox="0 0 6 62" draw:points="0,62 0,0 6,0 6,62">
            <text:p/>
          </draw:polygon>
          <draw:path draw:style-name="gr4" draw:text-style-name="P4" draw:layer="layout" svg:width="0.027cm" svg:height="0.054cm" svg:x="6.429cm" svg:y="13.279cm" svg:viewBox="0 0 28 55" svg:d="M28 53c-2 1-6 2-10 2-6 0-9-3-9-9v-31h-9v-5h9v-10h5v10h14l-1 5h-13v30c0 4 0 5 5 5 3 0 6 0 8-1z">
            <text:p/>
          </draw:path>
          <draw:path draw:style-name="gr4" draw:text-style-name="P4" draw:layer="layout" svg:width="0.033cm" svg:height="0.044cm" svg:x="6.462cm" svg:y="13.289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27cm" svg:height="0.044cm" svg:x="6.504cm" svg:y="13.289cm" svg:viewBox="0 0 28 45" svg:d="M13 45c-4 0-10-1-13-2v-4c4 1 10 1 13 1 9 0 10-1 10-7s0-6-11-9-12-6-12-14c0-7 3-10 15-10 4 0 9 0 13 1l-1 4c-3 0-9-1-13-1-8 0-9 2-9 7s0 6 9 8c14 4 14 6 14 14s-3 12-15 12z">
            <text:p/>
          </draw:path>
          <draw:polygon draw:style-name="gr4" draw:text-style-name="P4" draw:layer="layout" svg:width="0.055cm" svg:height="0.058cm" svg:x="6.558cm" svg:y="13.274cm" svg:viewBox="0 0 56 59" draw:points="50,5 32,51 24,51 6,5 5,59 0,59 1,0 9,0 28,48 47,0 54,0 56,59 51,59">
            <text:p/>
          </draw:polygon>
          <draw:path draw:style-name="gr4" draw:text-style-name="P4" draw:layer="layout" svg:width="0.03cm" svg:height="0.044cm" svg:x="6.624cm" svg:y="13.289cm" svg:viewBox="0 0 31 45" svg:d="M26 26h-14c-6 0-7 1-7 7 0 5 1 7 7 7 5 0 10-1 14-4zM26 26zM31 44h-5v-3c-4 2-9 4-15 4-8 0-11-4-11-12 0-9 4-13 12-13h14v-8c0-6-3-8-10-8-6 0-10 1-14 1l-1-4c4-1 9-1 13-1 12 0 17 4 17 12z">
            <text:p/>
          </draw:path>
          <draw:polygon draw:style-name="gr4" draw:text-style-name="P4" draw:layer="layout" svg:width="0.037cm" svg:height="0.06cm" svg:x="6.66cm" svg:y="13.29cm" svg:viewBox="0 0 38 61" draw:points="23,43 16,61 11,61 18,43 15,43 0,0 5,0 19,40 33,0 38,0">
            <text:p/>
          </draw:polygon>
          <draw:path draw:style-name="gr4" draw:text-style-name="P4" draw:layer="layout" svg:width="0.033cm" svg:height="0.044cm" svg:x="6.701cm" svg:y="13.289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19cm" svg:height="0.043cm" svg:x="6.744cm" svg:y="13.289cm" svg:viewBox="0 0 20 44" svg:d="M20 5c-4 1-10 5-14 7v32h-6v-44h4v7c6-3 10-6 15-7z">
            <text:p/>
          </draw:path>
          <draw:path draw:style-name="gr4" draw:text-style-name="P4" draw:layer="layout" svg:width="0.031cm" svg:height="0.044cm" svg:x="6.767cm" svg:y="13.289cm" svg:viewBox="0 0 32 45" svg:d="M5 19h22v-4c0-7-3-11-12-11-8 0-10 4-10 11zM5 19zM17 40c4 0 9 0 13-2l1 5c-4 1-10 2-16 2-12 0-15-6-15-16v-14c0-9 3-15 15-15 13 0 17 6 17 15v9h-27v6c0 7 2 10 12 10z">
            <text:p/>
          </draw:path>
          <draw:path draw:style-name="gr4" draw:text-style-name="P4" draw:layer="layout" svg:width="0.027cm" svg:height="0.044cm" svg:x="6.808cm" svg:y="13.289cm" svg:viewBox="0 0 28 45" svg:d="M13 45c-4 0-10-1-13-2v-4c4 1 10 1 13 1 9 0 10-1 10-7s0-6-11-9-12-6-12-14c0-7 3-10 15-10 4 0 9 0 13 1l-1 4c-3 0-9-1-13-1-8 0-9 2-9 7s0 6 9 8c14 4 14 6 14 14s-3 12-15 12z">
            <text:p/>
          </draw:path>
          <draw:path draw:style-name="gr4" draw:text-style-name="P4" draw:layer="layout" svg:width="0.273cm" svg:height="0.327cm" svg:x="6.285cm" svg:y="12.847cm" svg:viewBox="0 0 274 328" svg:d="M189 154c1-5 0-9-3-12s-6-4-11-4h-12c-7 0-15 0-21 0-7 1-13 1-18 2-6 1-12 2-17 2l-16 123h65c13 0 20-6 21-19zM189 154zM259 253c-3 23-12 42-27 55s-35 20-58 20h-174l42-328h83l-11 84c62-8 98-10 98-10 22 0 38 7 49 20 11 12 15 29 12 51z">
            <text:p/>
          </draw:path>
          <draw:path draw:style-name="gr4" draw:text-style-name="P4" draw:layer="layout" svg:width="0.266cm" svg:height="0.256cm" svg:x="6.571cm" svg:y="12.924cm" svg:viewBox="0 0 267 257" svg:d="M111 191c6 0 12-1 19-2 6 0 12-2 18-3 7-1 14-3 20-5l4-28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  <text:p/>
          </draw:path>
          <draw:path draw:style-name="gr4" draw:text-style-name="P4" draw:layer="layout" svg:width="0.404cm" svg:height="0.246cm" svg:x="6.845cm" svg:y="12.929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  <text:p/>
          </draw:path>
          <draw:path draw:style-name="gr4" draw:text-style-name="P4" draw:layer="layout" svg:width="1.285cm" svg:height="0.714cm" svg:x="6.25cm" svg:y="12.745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3 1 0 1 0 2 0s106 4 150 4c41 0 57-74 57-77 1-4 55-387 66-518 4-41-4-72-23-92z">
            <text:p/>
          </draw:path>
          <draw:path draw:style-name="gr4" draw:text-style-name="P4" draw:layer="layout" svg:width="0.083cm" svg:height="0.065cm" svg:x="6.737cm" svg:y="13.109cm" svg:viewBox="0 0 84 66" svg:d="M0 43c0 0 52-31 84-43v1l-83 65z">
            <text:p/>
          </draw:path>
          <draw:path draw:style-name="gr4" draw:text-style-name="P4" draw:layer="layout" svg:width="0.104cm" svg:height="0.144cm" svg:x="8.69cm" svg:y="12.923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  <text:p/>
          </draw:path>
          <draw:path draw:style-name="gr4" draw:text-style-name="P4" draw:layer="layout" svg:width="0.123cm" svg:height="0.148cm" svg:x="8.801cm" svg:y="12.921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088cm" svg:height="0.144cm" svg:x="8.939cm" svg:y="12.922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096cm" svg:height="0.142cm" svg:x="9.039cm" svg:y="12.924cm" svg:viewBox="0 0 97 143" svg:d="M33 100v15c7 0 12 0 16 0h48c0 5 0 9 0 12-2 10-9 16-21 16h-57c-6 0-11-2-14-6-4-3-5-8-5-14v-122l1-1h91c1 4 2 8 2 13 0 4-2 9-3 14h-58v15 15c4 0 9 0 14 0h33c1 3 2 8 2 13 0 6-1 10-2 14h-47z">
            <text:p/>
          </draw:path>
          <draw:path draw:style-name="gr4" draw:text-style-name="P4" draw:layer="layout" svg:width="0.105cm" svg:height="0.143cm" svg:x="9.134cm" svg:y="12.924cm" svg:viewBox="0 0 106 144" svg:d="M69 27v16 100c-4 1-10 1-17 1s-12 0-17-1v-116h-13-21c-1-4-1-8-1-14 0-5 0-9 1-13h103c1 3 2 8 2 13s-2 9-4 11c-3 2-8 3-14 3h-6z">
            <text:p/>
          </draw:path>
          <draw:path draw:style-name="gr4" draw:text-style-name="P4" draw:layer="layout" svg:width="0.123cm" svg:height="0.148cm" svg:x="9.234cm" svg:y="12.921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107cm" svg:height="0.148cm" svg:x="9.397cm" svg:y="12.921cm" svg:viewBox="0 0 108 149" svg:d="M0 134c0-5 1-9 4-14 2-4 5-9 8-12 16 10 30 14 43 14 6 0 10-1 13-3 3-3 4-6 4-11 0-7-4-12-13-15l-24-11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123cm" svg:height="0.148cm" svg:x="9.509cm" svg:y="12.921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114cm" svg:height="0.148cm" svg:x="9.639cm" svg:y="12.92cm" svg:viewBox="0 0 115 149" svg:d="M83 60v-2c0-22-8-32-23-32-9 0-15 4-19 13-4 8-6 20-6 35s3 27 8 34c4 9 11 12 21 12 5 0 10-1 16-3 7-2 13-7 20-12 3 3 7 6 10 11 3 4 4 8 5 12-3 3-7 5-11 8s-9 5-14 7c-6 2-11 4-16 5s-11 1-16 1c-11 0-20-2-27-6-8-4-14-9-19-16-4-7-7-14-9-24-2-9-3-18-3-28 0-12 1-23 4-33s8-18 13-24 11-11 20-14c7-3 14-4 23-4 8 0 15 1 22 3 8 2 14 5 18 9 5 4 9 8 11 14 3 5 4 12 4 18 0 12-6 18-19 18-3 0-8-1-13-2z">
            <text:p/>
          </draw:path>
          <draw:path draw:style-name="gr4" draw:text-style-name="P4" draw:layer="layout" svg:width="0.033cm" svg:height="0.144cm" svg:x="9.765cm" svg:y="12.923cm" svg:viewBox="0 0 34 145" svg:d="M0 144v-143c4-1 9-1 16-1 8 0 13 0 18 1v143c-5 1-10 1-18 1-7 0-12 0-16-1z">
            <text:p/>
          </draw:path>
          <draw:path draw:style-name="gr4" draw:text-style-name="P4" draw:layer="layout" svg:width="0.129cm" svg:height="0.145cm" svg:x="9.808cm" svg:y="12.923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  <text:p/>
          </draw:path>
          <draw:path draw:style-name="gr4" draw:text-style-name="P4" draw:layer="layout" svg:width="0.088cm" svg:height="0.144cm" svg:x="9.946cm" svg:y="12.922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114cm" svg:height="0.148cm" svg:x="8.681cm" svg:y="13.117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2 4 18 0 12-6 18-19 18-3 0-8-1-13-2z">
            <text:p/>
          </draw:path>
          <draw:path draw:style-name="gr4" draw:text-style-name="P4" draw:layer="layout" svg:width="0.123cm" svg:height="0.148cm" svg:x="8.798cm" svg:y="13.117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  <text:p/>
          </draw:path>
          <draw:path draw:style-name="gr4" draw:text-style-name="P4" draw:layer="layout" svg:width="0.109cm" svg:height="0.145cm" svg:x="8.936cm" svg:y="13.119cm" svg:viewBox="0 0 110 146" svg:d="M33 24v42c7 0 12 0 16 0 5-1 8-1 11-3 3-1 5-3 6-6 2-3 2-6 2-11 0-15-6-22-19-22h-9c-2 0-5 0-7 0zM33 24zM103 45c0 5-1 9-2 13s-3 8-5 11c-3 4-5 6-9 9-3 2-7 4-10 5 8 3 13 9 17 19l6 19c2 7 6 12 10 15-2 3-5 5-9 7s-9 3-14 3c-6 0-10-1-12-4-3-3-6-8-8-15l-7-23c-2-4-4-7-7-9-2-2-6-4-11-4h-9v53c-4 1-10 1-17 1s-12 0-16-1v-142l1-2c12 0 22 0 31 0s15 0 20 0c7 0 14 0 20 2 7 2 13 5 17 9 5 3 8 8 10 14 3 5 4 13 4 20z">
            <text:p/>
          </draw:path>
          <draw:path draw:style-name="gr4" draw:text-style-name="P4" draw:layer="layout" svg:width="0.115cm" svg:height="0.144cm" svg:x="9.056cm" svg:y="13.119cm" svg:viewBox="0 0 116 145" svg:d="M54 120c18 0 27-17 27-47 0-31-9-48-27-48h-12c-3 0-6 0-9 0v95c3 0 6 0 9 0zM54 120zM93 135c-4 4-11 6-18 8s-15 2-24 2c-4 0-11 0-19 0-9 0-19 0-31 0l-1-2v-141l1-2c8 0 16 0 25 0 10 0 19 0 28 0 12 0 22 1 30 5s15 9 19 15c5 7 8 15 10 24s3 19 3 29c0 13-1 25-4 35-4 12-10 20-19 27z">
            <text:p/>
          </draw:path>
          <draw:path draw:style-name="gr4" draw:text-style-name="P4" draw:layer="layout" svg:width="0.123cm" svg:height="0.148cm" svg:x="9.177cm" svg:y="13.117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104cm" svg:height="0.144cm" svg:x="9.315cm" svg:y="13.119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  <text:p/>
          </draw:path>
          <draw:path draw:style-name="gr4" draw:text-style-name="P4" draw:layer="layout" svg:width="0.096cm" svg:height="0.195cm" svg:x="9.434cm" svg:y="13.067cm" svg:viewBox="0 0 97 196" svg:d="M20 28l47-28c3 2 7 5 10 10 2 5 4 9 4 14l-51 19c-2-1-4-3-7-6-1-3-3-6-3-9zM20 28zM33 153v15c7 0 12 0 15 0h49c0 5 0 9 0 12-2 10-9 16-21 16h-57c-6 0-11-2-14-6-4-3-5-8-5-14v-122l1-1h91c1 4 1 8 1 13 0 4-1 9-2 14h-58v15 16c4 0 9 0 14 0h33c1 3 2 8 2 13s-1 9-2 13h-47z">
            <text:p/>
          </draw:path>
          <draw:path draw:style-name="gr4" draw:text-style-name="P4" draw:layer="layout" svg:width="0.107cm" svg:height="0.148cm" svg:x="9.532cm" svg:y="13.117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258cm" svg:height="0.402cm" svg:x="8.089cm" svg:y="12.963cm" svg:viewBox="0 0 259 403" svg:d="M139 277c14 2 29-1 42-8 37-19 50-64 31-100-20-36-65-50-100-30-15 7-25 19-32 32-8-45 1-91 25-131l-66-40c-49 79-52 180-8 264 45 82 131 136 226 139l2-77c-45-2-88-19-120-49z">
            <text:p/>
          </draw:path>
          <draw:path draw:style-name="gr4" draw:text-style-name="P4" draw:layer="layout" svg:width="0.456cm" svg:height="0.204cm" svg:x="8.129cm" svg:y="12.838cm" svg:viewBox="0 0 457 205" svg:d="M301 10c-68-19-140-12-202 20-41 22-75 54-99 94l65 41c17-28 41-51 70-67 12-6 24-11 36-15-19 23-23 56-9 83 19 36 64 49 101 30 36-19 49-64 30-100-2-4-4-7-6-10 44 17 80 48 102 89l68-36c-34-63-89-109-156-129z">
            <text:p/>
          </draw:path>
          <draw:path draw:style-name="gr4" draw:text-style-name="P4" draw:layer="layout" svg:width="0.272cm" svg:height="0.388cm" svg:x="8.344cm" svg:y="12.977cm" svg:viewBox="0 0 273 389" svg:d="M242 0l-69 36c23 43 28 91 16 135-1-5-4-11-6-17-20-35-64-49-100-30-37 20-50 64-31 101 17 30 52 44 84 36-11 11-24 21-39 29-30 15-62 23-95 22l-2 76c2 1 5 1 8 1 43 0 87-11 125-32 129-68 178-229 109-357z">
            <text:p/>
          </draw:path>
          <draw:path draw:style-name="gr4" draw:text-style-name="P4" draw:layer="layout" svg:width="0.145cm" svg:height="0.186cm" svg:x="6.507cm" svg:y="14.165cm" svg:viewBox="0 0 146 187" svg:d="M80 166c16 0 27-5 35-14 4-5 6-13 6-21 0-14-6-23-19-28-7-2-15-4-26-4h-52v67zM80 166zM72 79c10 0 19-1 25-4 9-5 15-13 15-25 0-14-6-22-16-26-6-2-14-4-25-4h-47v59zM72 79zM0 0h81c22 0 39 6 48 19 6 8 8 16 8 26 0 13-3 23-10 30-3 4-8 8-15 11 10 4 17 8 22 12 8 9 12 20 12 34 0 13-4 24-11 33-11 15-30 22-55 22h-80z">
            <text:p/>
          </draw:path>
          <draw:path draw:style-name="gr4" draw:text-style-name="P4" draw:layer="layout" svg:width="0.182cm" svg:height="0.196cm" svg:x="6.658cm" svg:y="14.16cm" svg:viewBox="0 0 183 197" svg:d="M143 150c10-15 15-34 15-55 0-22-6-40-18-53s-28-20-48-20c-19 0-35 6-48 20-12 13-18 32-18 59 0 21 5 38 15 52 12 14 29 21 52 21s39-8 50-24zM143 150zM165 31c12 17 18 38 18 63 0 29-7 52-21 70-16 22-41 33-72 33-28 0-52-10-68-29-15-18-22-41-22-69 0-26 6-47 18-65 16-23 41-34 73-34 33 0 58 10 74 31z">
            <text:p/>
          </draw:path>
          <draw:polygon draw:style-name="gr4" draw:text-style-name="P4" draw:layer="layout" svg:width="0.119cm" svg:height="0.186cm" svg:x="6.857cm" svg:y="14.165cm" svg:viewBox="0 0 120 187" draw:points="0,0 25,0 25,165 120,165 120,187 0,187">
            <text:p/>
          </draw:polygon>
          <draw:polygon draw:style-name="gr4" draw:text-style-name="P4" draw:layer="layout" svg:width="0.137cm" svg:height="0.186cm" svg:x="6.991cm" svg:y="14.165cm" svg:viewBox="0 0 138 187" draw:points="0,0 136,0 136,22 24,22 24,80 128,80 128,101 24,101 24,165 138,165 138,187 0,187">
            <text:p/>
          </draw:polygon>
          <draw:polygon draw:style-name="gr4" draw:text-style-name="P4" draw:layer="layout" svg:width="0.151cm" svg:height="0.186cm" svg:x="7.134cm" svg:y="14.165cm" svg:viewBox="0 0 152 187" draw:points="152,0 152,22 89,22 89,187 62,187 62,22 0,22 0,0">
            <text:p/>
          </draw:polygon>
          <draw:path draw:style-name="gr4" draw:text-style-name="P4" draw:layer="layout" svg:width="0.182cm" svg:height="0.196cm" svg:x="7.281cm" svg:y="14.16cm" svg:viewBox="0 0 183 197" svg:d="M143 150c10-15 15-34 15-55 0-22-6-40-18-53s-28-20-48-20c-19 0-35 6-48 20-12 13-18 32-18 59 0 21 5 38 15 52 12 14 29 21 52 21 22 0 39-8 50-24zM143 150zM165 31c12 17 18 38 18 63 0 29-7 52-21 70-16 22-41 33-72 33-29 0-52-10-69-29-14-18-21-41-21-69 0-26 6-47 18-65 16-23 41-34 73-34 33 0 58 10 74 31z">
            <text:p/>
          </draw:path>
          <draw:path draw:style-name="gr4" draw:text-style-name="P4" draw:layer="layout" svg:width="0.168cm" svg:height="0.195cm" svg:x="6.5cm" svg:y="14.763cm" svg:viewBox="0 0 169 196" svg:d="M132 10c18 9 29 26 33 51h-25c-2-14-9-24-18-30s-21-9-35-9c-18 0-33 6-44 19-12 13-18 32-18 59 0 22 5 40 15 53 9 14 25 21 47 21 17 0 31-5 41-14 11-10 17-26 17-48h-58v-21h82v100h-17l-6-24c-8 9-16 16-22 20-11 6-25 9-43 9-22 0-40-7-56-21-17-18-25-43-25-74 0-32 8-57 25-75 15-18 36-26 62-26 17 0 32 3 45 10z">
            <text:p/>
          </draw:path>
          <draw:path draw:style-name="gr4" draw:text-style-name="P4" draw:layer="layout" svg:width="0.152cm" svg:height="0.186cm" svg:x="6.7cm" svg:y="14.768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  <text:p/>
          </draw:path>
          <draw:path draw:style-name="gr4" draw:text-style-name="P4" draw:layer="layout" svg:width="0.167cm" svg:height="0.186cm" svg:x="6.856cm" svg:y="14.768cm" svg:viewBox="0 0 168 187" svg:d="M113 110l-29-83-30 83zM113 110zM71 0h28l69 187h-28l-20-56h-73l-22 56h-25z">
            <text:p/>
          </draw:path>
          <draw:polygon draw:style-name="gr4" draw:text-style-name="P4" draw:layer="layout" svg:width="0.151cm" svg:height="0.186cm" svg:x="6.997cm" svg:y="14.768cm" svg:viewBox="0 0 152 187" draw:points="152,0 152,22 89,22 89,187 62,187 62,22 0,22 0,0">
            <text:p/>
          </draw:polygon>
          <draw:path draw:style-name="gr4" draw:text-style-name="P4" draw:layer="layout" svg:width="0.148cm" svg:height="0.191cm" svg:x="7.161cm" svg:y="14.768cm" svg:viewBox="0 0 149 192" svg:d="M25 0v115c0 14 3 25 8 35 8 13 21 20 39 20 22 0 36-7 45-22 4-9 6-19 6-33v-115h26v105c0 23-3 41-9 54-12 22-34 33-66 33-31 0-54-11-65-33-6-13-9-31-9-54v-105z">
            <text:p/>
          </draw:path>
          <draw:polygon draw:style-name="gr4" draw:text-style-name="P4" draw:layer="layout" svg:width="0.025cm" svg:height="0.186cm" svg:x="7.339cm" svg:y="14.768cm" svg:viewBox="0 0 26 187" draw:points="0,0 26,0 26,187 0,187">
            <text:p/>
          </draw:polygon>
          <draw:polygon draw:style-name="gr4" draw:text-style-name="P4" draw:layer="layout" svg:width="0.151cm" svg:height="0.186cm" svg:x="7.377cm" svg:y="14.768cm" svg:viewBox="0 0 152 187" draw:points="152,0 152,22 89,22 89,187 62,187 62,22 0,22 0,0">
            <text:p/>
          </draw:polygon>
          <draw:path draw:style-name="gr4" draw:text-style-name="P4" draw:layer="layout" svg:width="0.182cm" svg:height="0.196cm" svg:x="7.525cm" svg:y="14.763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  <text:p/>
          </draw:path>
          <draw:polygon draw:style-name="gr4" draw:text-style-name="P4" draw:layer="layout" svg:width="0.128cm" svg:height="0.173cm" svg:x="6.508cm" svg:y="14.479cm" svg:viewBox="0 0 129 174" draw:points="0,0 128,0 128,21 22,21 22,73 120,73 120,94 22,94 22,153 129,153 129,174 0,174">
            <text:p/>
          </draw:polygon>
          <draw:path draw:style-name="gr4" draw:text-style-name="P4" draw:layer="layout" svg:width="0.142cm" svg:height="0.173cm" svg:x="6.657cm" svg:y="14.479cm" svg:viewBox="0 0 143 174" svg:d="M65 153c8 0 15 0 20-2 9-3 16-9 23-18 4-7 7-16 9-27 2-6 2-12 2-18 0-22-4-39-14-51-8-11-21-17-40-17h-42v133zM65 153zM0 0h70c24 0 43 8 56 25 11 15 17 35 17 58 0 20-3 36-10 51-12 26-34 40-63 40h-70z">
            <text:p/>
          </draw:path>
          <draw:path draw:style-name="gr4" draw:text-style-name="P4" draw:layer="layout" svg:width="0.137cm" svg:height="0.178cm" svg:x="6.82cm" svg:y="14.479cm" svg:viewBox="0 0 138 179" svg:d="M23 0v107c0 13 3 23 8 33 7 12 18 19 35 19 21 0 35-7 42-21 4-8 6-18 6-31v-107h24v98c0 21-3 38-9 50-10 21-30 31-61 31-29 0-49-10-60-31-6-12-8-29-8-50v-98z">
            <text:p/>
          </draw:path>
          <draw:path draw:style-name="gr4" draw:text-style-name="P4" draw:layer="layout" svg:width="0.152cm" svg:height="0.182cm" svg:x="6.974cm" svg:y="14.474cm" svg:viewBox="0 0 153 183" svg:d="M131 17c12 11 19 24 20 39h-23c-2-11-7-20-15-26-8-7-18-10-32-10-18 0-32 6-42 18s-15 30-15 56c0 20 4 37 14 49 9 13 23 19 42 19 18 0 30-6 39-20 5-7 9-16 11-27h23c-2 18-9 33-20 46-14 14-32 22-55 22-21 0-38-6-52-18-17-17-26-41-26-76 0-26 6-47 20-63 14-18 34-26 61-26 21 0 38 5 50 17z">
            <text:p/>
          </draw:path>
          <draw:path draw:style-name="gr4" draw:text-style-name="P4" draw:layer="layout" svg:width="0.155cm" svg:height="0.173cm" svg:x="7.13cm" svg:y="14.479cm" svg:viewBox="0 0 156 174" svg:d="M105 103l-28-78-28 78zM105 103zM65 0h28l63 174h-26l-18-52h-69l-19 52h-24z">
            <text:p/>
          </draw:path>
          <draw:polygon draw:style-name="gr4" draw:text-style-name="P4" draw:layer="layout" svg:width="0.141cm" svg:height="0.173cm" svg:x="7.261cm" svg:y="14.479cm" svg:viewBox="0 0 142 174" draw:points="142,0 142,20 83,20 83,174 59,174 59,20 0,20 0,0">
            <text:p/>
          </draw:polygon>
          <draw:polygon draw:style-name="gr4" draw:text-style-name="P4" draw:layer="layout" svg:width="0.024cm" svg:height="0.173cm" svg:x="7.417cm" svg:y="14.479cm" svg:viewBox="0 0 25 174" draw:points="0,0 25,0 25,174 0,174">
            <text:p/>
          </draw:polygon>
          <draw:polygon draw:style-name="gr4" draw:text-style-name="P4" draw:layer="layout" svg:width="0.152cm" svg:height="0.173cm" svg:x="7.455cm" svg:y="14.479cm" svg:viewBox="0 0 153 174" draw:points="26,0 76,148 127,0 153,0 89,174 64,174 0,0">
            <text:p/>
          </draw:polygon>
          <draw:path draw:style-name="gr4" draw:text-style-name="P4" draw:layer="layout" svg:width="0.169cm" svg:height="0.183cm" svg:x="7.608cm" svg:y="14.474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  <text:p/>
          </draw:path>
          <draw:polygon draw:style-name="gr4" draw:text-style-name="P4" draw:layer="layout" svg:width="0.031cm" svg:height="0.186cm" svg:x="6.414cm" svg:y="14.165cm" svg:viewBox="0 0 32 187" draw:points="0,187 32,187 32,0 0,0">
            <text:p/>
          </draw:polygon>
          <draw:polygon draw:style-name="gr4" draw:text-style-name="P4" draw:layer="layout" svg:width="0.031cm" svg:height="0.173cm" svg:x="6.414cm" svg:y="14.479cm" svg:viewBox="0 0 32 174" draw:points="0,174 32,174 32,0 0,0">
            <text:p/>
          </draw:polygon>
          <draw:polygon draw:style-name="gr4" draw:text-style-name="P4" draw:layer="layout" svg:width="0.031cm" svg:height="0.195cm" svg:x="6.414cm" svg:y="14.763cm" svg:viewBox="0 0 32 196" draw:points="0,196 32,196 32,0 0,0">
            <text:p/>
          </draw:polygon>
          <draw:path draw:style-name="gr4" draw:text-style-name="P4" draw:layer="layout" svg:width="0.094cm" svg:height="0.114cm" svg:x="8.309cm" svg:y="14.808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  <text:p/>
          </draw:path>
          <draw:path draw:style-name="gr4" draw:text-style-name="P4" draw:layer="layout" svg:width="0.082cm" svg:height="0.089cm" svg:x="8.415cm" svg:y="14.832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  <text:p/>
          </draw:path>
          <draw:polygon draw:style-name="gr4" draw:text-style-name="P4" draw:layer="layout" svg:width="0.025cm" svg:height="0.12cm" svg:x="8.513cm" svg:y="14.802cm" svg:viewBox="0 0 26 121" draw:points="0,0 26,0 26,121 0,121">
            <text:p/>
          </draw:polygon>
          <draw:path draw:style-name="gr4" draw:text-style-name="P4" draw:layer="layout" svg:width="0.081cm" svg:height="0.089cm" svg:x="8.553cm" svg:y="14.832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6cm" svg:height="0.113cm" svg:x="8.642cm" svg:y="14.81cm" svg:viewBox="0 0 61 114" svg:d="M61 110l-9 2c-4 1-11 2-17 2-10 0-15-2-18-5s-4-7-4-16v-51h-13v-20h13v-22h26v22h22v20h-22v44c0 4 1 6 2 7 0 0 2 1 6 1h14z">
            <text:p/>
          </draw:path>
          <draw:path draw:style-name="gr4" draw:text-style-name="P4" draw:layer="layout" svg:width="0.082cm" svg:height="0.089cm" svg:x="8.714cm" svg:y="14.832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99cm" svg:height="0.114cm" svg:x="8.845cm" svg:y="14.808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  <text:p/>
          </draw:path>
          <draw:path draw:style-name="gr4" draw:text-style-name="P4" draw:layer="layout" svg:width="0.083cm" svg:height="0.12cm" svg:x="8.96cm" svg:y="14.802cm" svg:viewBox="0 0 84 121" svg:d="M25 53v44c6 3 9 4 14 4h9c4 0 6-1 8-2 2-3 2-6 2-23 0-18 0-22-2-24s-4-2-8-2h-9c-5 0-8 1-14 3zM25 53zM0 0h25v42c12-10 15-12 23-12h9c11 0 16 1 20 5 5 6 7 13 7 41 0 26-2 34-8 39-4 4-9 6-19 6h-10c-7 0-12-2-22-11v11h-25z">
            <text:p/>
          </draw:path>
          <draw:path draw:style-name="gr4" draw:text-style-name="P4" draw:layer="layout" svg:width="0.056cm" svg:height="0.09cm" svg:x="9.059cm" svg:y="14.832cm" svg:viewBox="0 0 57 91" svg:d="M0 91v-91h25v13c10-9 14-13 23-13h9v25h-11c-8 0-13 1-21 4v62z">
            <text:p/>
          </draw:path>
          <draw:path draw:style-name="gr4" draw:text-style-name="P4" draw:layer="layout" svg:width="0.081cm" svg:height="0.089cm" svg:x="9.123cm" svg:y="14.832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56cm" svg:height="0.09cm" svg:x="9.22cm" svg:y="14.832cm" svg:viewBox="0 0 57 91" svg:d="M0 91v-91h25v13c10-9 14-13 23-13h9v25h-11c-8 0-13 1-21 4v62z">
            <text:p/>
          </draw:path>
          <draw:path draw:style-name="gr4" draw:text-style-name="P4" draw:layer="layout" svg:width="0.082cm" svg:height="0.089cm" svg:x="9.284cm" svg:y="14.832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  <text:p/>
          </draw:path>
          <draw:path draw:style-name="gr4" draw:text-style-name="P4" draw:layer="layout" svg:width="0.094cm" svg:height="0.114cm" svg:x="9.415cm" svg:y="14.808cm" svg:viewBox="0 0 95 115" svg:d="M88 110c-4 3-9 5-19 5h-43c-10 0-16-1-20-5-5-4-6-11-6-33h26c0 12 0 15 2 16 1 1 2 2 7 2h24c5 0 7-1 8-2s2-4 2-12c0-6-1-8-2-10-1-1-4-1-8-2l-36-3c-8-1-12-3-16-6-4-5-6-11-6-26 0-16 2-24 8-29 3-4 8-5 18-5h39c11 0 17 1 20 4 5 5 7 11 7 32h-26c0-11 0-13-2-14-1-1-2-2-7-2h-22c-4 0-6 0-7 1s-1 5-1 12c0 6 0 8 1 9 1 2 3 2 8 2l36 4c8 1 12 2 16 6s6 11 6 26c0 17-2 25-7 30z">
            <text:p/>
          </draw:path>
          <draw:path draw:style-name="gr4" draw:text-style-name="P4" draw:layer="layout" svg:width="0.082cm" svg:height="0.089cm" svg:x="9.522cm" svg:y="14.832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78cm" svg:height="0.089cm" svg:x="9.618cm" svg:y="14.832cm" svg:viewBox="0 0 79 90" svg:d="M79 56c0 17-2 24-6 29-4 3-8 5-17 5h-31c-9 0-13-2-17-6-6-5-8-14-8-40 0-25 2-33 8-39 3-4 8-5 17-5h31c9 0 13 1 17 5s6 11 6 27h-24c0-9 0-11-1-11-1-1-2-2-6-2h-15c-4 0-6 1-7 2s-2 4-2 23c0 20 1 23 2 25 1 1 3 1 7 1h15c4 0 5 0 6-1s1-4 2-13z">
            <text:p/>
          </draw:path>
          <draw:path draw:style-name="gr4" draw:text-style-name="P4" draw:layer="layout" svg:width="0.027cm" svg:height="0.123cm" svg:x="9.709cm" svg:y="14.798cm" svg:viewBox="0 0 28 124" svg:d="M27 124h-26v-91h26zM27 124zM28 21h-28v-21h28z">
            <text:p/>
          </draw:path>
          <draw:path draw:style-name="gr4" draw:text-style-name="P4" draw:layer="layout" svg:width="0.081cm" svg:height="0.09cm" svg:x="9.75cm" svg:y="14.832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  <text:p/>
          </draw:path>
          <draw:polygon draw:style-name="gr4" draw:text-style-name="P4" draw:layer="layout" svg:width="0.025cm" svg:height="0.12cm" svg:x="9.849cm" svg:y="14.802cm" svg:viewBox="0 0 26 121" draw:points="0,0 26,0 26,121 0,121">
            <text:p/>
          </draw:polygon>
          <draw:path draw:style-name="gr4" draw:text-style-name="P4" draw:layer="layout" svg:width="0.525cm" svg:height="0.564cm" svg:x="8.288cm" svg:y="14.197cm" svg:viewBox="0 0 526 565" svg:d="M225 443h92c14 0 21-1 26-7 6-5 10-11 10-49 0-36-3-44-10-50-5-6-12-7-26-7h-92zM225 443zM315 223c13 0 19 0 24-5 5-7 9-18 9-46 0-27-3-39-9-44-4-5-9-7-24-7h-90v102zM315 223zM526 413c0 57-15 94-41 120-23 23-53 32-100 32h-385v-126h59v-314h-59v-125h386c51 0 77 8 99 30 25 27 36 65 36 109 0 86-31 121-89 137v1c62 16 94 45 94 136z">
            <text:p/>
          </draw:path>
          <draw:path draw:style-name="gr4" draw:text-style-name="P4" draw:layer="layout" svg:width="0.483cm" svg:height="0.561cm" svg:x="9.413cm" svg:y="14.198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  <text:p/>
          </draw:path>
          <draw:path draw:style-name="gr4" draw:text-style-name="P4" draw:layer="layout" svg:width="0.041cm" svg:height="0.041cm" svg:x="8.985cm" svg:y="14.534cm" svg:viewBox="0 0 42 42" svg:d="M24 0c-14-1-24 8-24 20 0 13 9 22 20 22 13 0 23-11 22-24-1-10-9-17-18-18z">
            <text:p/>
          </draw:path>
          <draw:path draw:style-name="gr4" draw:text-style-name="P4" draw:layer="layout" svg:width="0.041cm" svg:height="0.041cm" svg:x="9.199cm" svg:y="14.534cm" svg:viewBox="0 0 42 42" svg:d="M25 0c-15-2-27 10-25 25 1 8 8 15 17 17 15 2 27-10 25-25-2-9-9-16-17-17z">
            <text:p/>
          </draw:path>
          <draw:path draw:style-name="gr4" draw:text-style-name="P4" draw:layer="layout" svg:width="0.147cm" svg:height="0.019cm" svg:x="9.039cm" svg:y="14.325cm" svg:viewBox="0 0 148 20" svg:d="M9 20h129c6 0 11-6 10-12-1-5-5-8-10-8h-129c-4 0-9 3-9 8 0 6 3 12 9 12z">
            <text:p/>
          </draw:path>
          <draw:path draw:style-name="gr4" draw:text-style-name="P4" draw:layer="layout" svg:width="0.255cm" svg:height="0.112cm" svg:x="8.985cm" svg:y="14.366cm" svg:viewBox="0 0 256 113" svg:d="M231 0h-207c-9 0-15 5-16 12-4 33-6 53-8 86 0 8 5 15 14 15h228c8 0 14-6 14-16-3-33-5-50-9-85-1-7-7-12-16-12z">
            <text:p/>
          </draw:path>
          <draw:path draw:style-name="gr4" draw:text-style-name="P4" draw:layer="layout" svg:width="0.566cm" svg:height="0.566cm" svg:x="8.829cm" svg:y="14.197cm" svg:viewBox="0 0 567 567" svg:d="M439 416c0 7-6 12-12 12h-16c0 0 0 18 0 25 0 12-11 22-23 20-11-1-18-10-18-21v-24h-173v25c0 11-10 21-21 21-12 0-21-10-21-21 0-7 0-25 0-25h-17c-6 0-10-4-10-10v-138c0 0 7-75 11-104 3-33 11-43 34-54 33-16 70-22 111-22 39 0 76 6 110 22 23 11 30 21 34 54 3 29 11 104 11 104zM439 416zM392 0h-217c-97 0-175 78-175 175v217c0 97 78 175 175 175h217c97 0 175-78 175-175v-217c0-97-78-175-175-175z">
            <text:p/>
          </draw:path>
          <draw:path draw:style-name="gr4" draw:text-style-name="P4" draw:layer="layout" svg:width="0.04cm" svg:height="0.058cm" svg:x="6.277cm" svg:y="15.74cm" svg:viewBox="0 0 41 59" svg:d="M30 40c0-4-2-6-6-6h-14v16h13c5 0 7-2 7-6zM30 40zM28 13c0-3-2-4-6-4h-12v15h12c4 0 6-2 6-6zM28 13zM0 59v-59h23c11 0 16 4 16 12v6c0 5-2 7-7 9 6 3 9 6 9 12v6c0 9-5 14-16 14z">
            <text:p/>
          </draw:path>
          <draw:path draw:style-name="gr4" draw:text-style-name="P4" draw:layer="layout" svg:width="0.037cm" svg:height="0.044cm" svg:x="6.323cm" svg:y="15.755cm" svg:viewBox="0 0 38 45" svg:d="M18 9c-6 0-8 2-8 7v12c0 5 2 8 8 8 7 0 9-3 9-8v-12c0-5-2-7-9-7zM18 9zM18 45c-15 0-18-8-18-17v-12c0-8 3-16 18-16 16 0 20 8 20 16v12c0 9-4 17-20 17z">
            <text:p/>
          </draw:path>
          <draw:polygon draw:style-name="gr4" draw:text-style-name="P4" draw:layer="layout" svg:width="0.011cm" svg:height="0.061cm" svg:x="6.369cm" svg:y="15.737cm" svg:viewBox="0 0 12 62" draw:points="0,62 0,1 12,0 12,62">
            <text:p/>
          </draw:polygon>
          <draw:path draw:style-name="gr4" draw:text-style-name="P4" draw:layer="layout" svg:width="0.034cm" svg:height="0.044cm" svg:x="6.387cm" svg:y="15.755cm" svg:viewBox="0 0 35 45" svg:d="M10 17h15v-2c0-4-2-7-7-7-6 0-8 3-8 7zM10 17zM19 36c5 0 9 0 14-2l1 8c-5 2-10 3-15 3-15 0-19-6-19-17v-12c0-9 4-16 18-16s17 7 17 17v10h-25v2c0 5 2 7 9 7z">
            <text:p/>
          </draw:path>
          <draw:path draw:style-name="gr4" draw:text-style-name="P4" draw:layer="layout" svg:width="0.028cm" svg:height="0.056cm" svg:x="6.424cm" svg:y="15.744cm" svg:viewBox="0 0 29 57" svg:d="M29 55c-2 1-8 2-10 2-8 0-13-4-13-11v-25h-6v-9h6v-11l12-1v12h11v9h-11v23c0 3 1 4 3 4 3 0 5 0 7-1z">
            <text:p/>
          </draw:path>
          <draw:path draw:style-name="gr4" draw:text-style-name="P4" draw:layer="layout" svg:width="0.037cm" svg:height="0.044cm" svg:x="6.456cm" svg:y="15.755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1cm" svg:height="0.06cm" svg:x="6.517cm" svg:y="15.739cm" svg:viewBox="0 0 42 61" svg:d="M12 42c0 5 2 9 10 9 3 0 6-1 10-1v-18h10v26c-6 2-14 3-20 3-16 0-22-7-22-18v-26c0-12 7-17 23-17 4 0 12 0 17 1l-1 10c-5-1-12-2-17-2-8 0-10 4-10 10z">
            <text:p/>
          </draw:path>
          <draw:path draw:style-name="gr4" draw:text-style-name="P4" draw:layer="layout" svg:width="0.022cm" svg:height="0.043cm" svg:x="6.566cm" svg:y="15.755cm" svg:viewBox="0 0 23 44" svg:d="M23 9c-4 2-8 4-12 7v28h-11v-44h9l1 5c3-1 9-4 12-5z">
            <text:p/>
          </draw:path>
          <draw:path draw:style-name="gr4" draw:text-style-name="P4" draw:layer="layout" svg:width="0.033cm" svg:height="0.044cm" svg:x="6.591cm" svg:y="15.755cm" svg:viewBox="0 0 34 45" svg:d="M23 28h-9c-3 0-4 1-4 4s1 4 4 4c4 0 7-1 9-2zM23 28zM34 44h-9l-1-3c-4 3-9 4-13 4-8 0-11-5-11-13 0-9 3-13 12-13h11v-4c0-5-1-7-9-7-4 0-8 1-12 2l-1-9c4-1 10-1 14-1 15 0 19 4 19 15z">
            <text:p/>
          </draw:path>
          <draw:path draw:style-name="gr4" draw:text-style-name="P4" draw:layer="layout" svg:width="0.028cm" svg:height="0.056cm" svg:x="6.629cm" svg:y="15.744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6cm" svg:height="0.043cm" svg:x="6.662cm" svg:y="15.756cm" svg:viewBox="0 0 37 44" svg:d="M11 0v30c0 3 1 4 4 4 2 0 7-2 11-4v-30h11v43h-8l-2-3c-5 2-12 4-17 4-8 0-10-5-10-13v-31z">
            <text:p/>
          </draw:path>
          <draw:path draw:style-name="gr4" draw:text-style-name="P4" draw:layer="layout" svg:width="0.011cm" svg:height="0.061cm" svg:x="6.708cm" svg:y="15.738cm" svg:viewBox="0 0 12 62" svg:d="M0 18h12v44h-12zM0 18zM0 0h12v12h-12z">
            <text:p/>
          </draw:path>
          <draw:path draw:style-name="gr4" draw:text-style-name="P4" draw:layer="layout" svg:width="0.028cm" svg:height="0.056cm" svg:x="6.724cm" svg:y="15.744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7cm" svg:height="0.044cm" svg:x="6.756cm" svg:y="15.755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8cm" svg:height="0.058cm" svg:x="6.274cm" svg:y="15.817cm" svg:viewBox="0 0 49 59" svg:d="M12 39h25l-12-37zM12 39zM38 43h-28l-5 16h-5l20-59h8l21 59h-5z">
            <text:p/>
          </draw:path>
          <draw:path draw:style-name="gr4" draw:text-style-name="P4" draw:layer="layout" svg:width="0.031cm" svg:height="0.061cm" svg:x="6.329cm" svg:y="15.814cm" svg:viewBox="0 0 32 62" svg:d="M27 23c-5-1-9-2-15-2-5 0-7 3-7 9v20c0 5 1 8 7 8s11-3 15-6zM27 23zM0 30c0-8 3-13 13-13 5 0 9 0 14 1v-18h5v61h-5v-4c-4 3-10 5-15 5-9 0-12-4-12-12z">
            <text:p/>
          </draw:path>
          <draw:path draw:style-name="gr4" draw:text-style-name="P4" draw:layer="layout" svg:width="0.031cm" svg:height="0.043cm" svg:x="6.372cm" svg:y="15.832cm" svg:viewBox="0 0 32 44" svg:d="M5 0v35c0 3 1 4 4 4 4 0 12-2 18-5v-34h5v43h-5v-4c-5 2-13 5-19 5s-8-4-8-10v-34z">
            <text:p/>
          </draw:path>
          <draw:polygon draw:style-name="gr4" draw:text-style-name="P4" draw:layer="layout" svg:width="0.005cm" svg:height="0.061cm" svg:x="6.416cm" svg:y="15.814cm" svg:viewBox="0 0 6 62" draw:points="0,62 0,0 6,0 6,62">
            <text:p/>
          </draw:polygon>
          <draw:path draw:style-name="gr4" draw:text-style-name="P4" draw:layer="layout" svg:width="0.027cm" svg:height="0.054cm" svg:x="6.429cm" svg:y="15.821cm" svg:viewBox="0 0 28 55" svg:d="M28 53c-2 1-6 2-10 2-6 0-9-3-9-9v-31h-9v-5h9v-10h5v10h14l-1 5h-13v30c0 4 0 5 5 5 3 0 6 0 8-1z">
            <text:p/>
          </draw:path>
          <draw:path draw:style-name="gr4" draw:text-style-name="P4" draw:layer="layout" svg:width="0.033cm" svg:height="0.044cm" svg:x="6.462cm" svg:y="15.831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27cm" svg:height="0.044cm" svg:x="6.504cm" svg:y="15.831cm" svg:viewBox="0 0 28 45" svg:d="M13 45c-4 0-10-1-13-2v-4c4 1 10 1 13 1 9 0 10-1 10-7s0-6-11-9-12-6-12-14c0-7 3-10 15-10 4 0 9 0 13 1l-1 4c-3 0-9-1-13-1-8 0-9 2-9 7s0 6 9 8c14 4 14 6 14 14s-3 12-15 12z">
            <text:p/>
          </draw:path>
          <draw:polygon draw:style-name="gr4" draw:text-style-name="P4" draw:layer="layout" svg:width="0.055cm" svg:height="0.058cm" svg:x="6.558cm" svg:y="15.817cm" svg:viewBox="0 0 56 59" draw:points="50,5 32,51 24,51 6,5 5,59 0,59 1,0 9,0 28,48 47,0 54,0 56,59 51,59">
            <text:p/>
          </draw:polygon>
          <draw:path draw:style-name="gr4" draw:text-style-name="P4" draw:layer="layout" svg:width="0.03cm" svg:height="0.044cm" svg:x="6.624cm" svg:y="15.831cm" svg:viewBox="0 0 31 45" svg:d="M26 26h-14c-6 0-7 1-7 7 0 5 1 7 7 7 5 0 10-1 14-4zM26 26zM31 44h-5v-3c-4 2-9 4-15 4-8 0-11-4-11-12 0-9 4-13 12-13h14v-8c0-6-3-8-10-8-6 0-10 1-14 1l-1-4c4-1 9-1 13-1 12 0 17 4 17 12z">
            <text:p/>
          </draw:path>
          <draw:polygon draw:style-name="gr4" draw:text-style-name="P4" draw:layer="layout" svg:width="0.037cm" svg:height="0.06cm" svg:x="6.66cm" svg:y="15.832cm" svg:viewBox="0 0 38 61" draw:points="23,43 16,61 11,61 18,43 15,43 0,0 5,0 19,40 33,0 38,0">
            <text:p/>
          </draw:polygon>
          <draw:path draw:style-name="gr4" draw:text-style-name="P4" draw:layer="layout" svg:width="0.033cm" svg:height="0.044cm" svg:x="6.701cm" svg:y="15.831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19cm" svg:height="0.043cm" svg:x="6.744cm" svg:y="15.831cm" svg:viewBox="0 0 20 44" svg:d="M20 5c-4 1-10 5-14 7v32h-6v-44h4v7c6-3 10-6 15-7z">
            <text:p/>
          </draw:path>
          <draw:path draw:style-name="gr4" draw:text-style-name="P4" draw:layer="layout" svg:width="0.031cm" svg:height="0.044cm" svg:x="6.767cm" svg:y="15.831cm" svg:viewBox="0 0 32 45" svg:d="M5 19h22v-4c0-7-3-11-12-11-8 0-10 4-10 11zM5 19zM17 40c4 0 9 0 13-2l1 4c-4 2-10 3-16 3-12 0-15-6-15-16v-14c0-9 3-15 15-15 13 0 17 6 17 15v9h-27v6c0 7 2 10 12 10z">
            <text:p/>
          </draw:path>
          <draw:path draw:style-name="gr4" draw:text-style-name="P4" draw:layer="layout" svg:width="0.027cm" svg:height="0.044cm" svg:x="6.808cm" svg:y="15.831cm" svg:viewBox="0 0 28 45" svg:d="M13 45c-4 0-10-1-13-2v-4c4 1 10 1 13 1 9 0 10-1 10-7s0-6-11-9-12-6-12-14c0-7 3-10 15-10 4 0 9 0 13 1l-1 4c-3 0-9-1-13-1-8 0-9 2-9 7s0 6 9 8c14 4 14 6 14 14s-3 12-15 12z">
            <text:p/>
          </draw:path>
          <draw:path draw:style-name="gr4" draw:text-style-name="P4" draw:layer="layout" svg:width="0.273cm" svg:height="0.327cm" svg:x="6.285cm" svg:y="15.39cm" svg:viewBox="0 0 274 328" svg:d="M189 154c1-5 0-9-3-12s-6-4-11-4h-12c-7 0-15 0-21 0-7 1-13 1-18 2-6 1-12 2-17 2l-16 123h65c13 0 20-6 21-19zM189 154zM259 253c-3 23-12 42-27 55s-35 20-58 20h-174l42-328h83l-11 84c62-8 98-10 98-10 22 0 38 7 49 20 11 12 15 29 12 51z">
            <text:p/>
          </draw:path>
          <draw:path draw:style-name="gr4" draw:text-style-name="P4" draw:layer="layout" svg:width="0.266cm" svg:height="0.256cm" svg:x="6.571cm" svg:y="15.466cm" svg:viewBox="0 0 267 257" svg:d="M111 191c6 0 12-1 19-1 6-1 12-3 18-4 7-1 14-3 20-5l4-28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  <text:p/>
          </draw:path>
          <draw:path draw:style-name="gr4" draw:text-style-name="P4" draw:layer="layout" svg:width="0.404cm" svg:height="0.246cm" svg:x="6.845cm" svg:y="15.471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  <text:p/>
          </draw:path>
          <draw:path draw:style-name="gr4" draw:text-style-name="P4" draw:layer="layout" svg:width="1.285cm" svg:height="0.714cm" svg:x="6.25cm" svg:y="15.287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3 1 0 1 0 2 0s106 4 150 4c41 0 57-74 57-77 1-4 55-387 66-518 4-41-4-72-23-92z">
            <text:p/>
          </draw:path>
          <draw:path draw:style-name="gr4" draw:text-style-name="P4" draw:layer="layout" svg:width="0.083cm" svg:height="0.065cm" svg:x="6.737cm" svg:y="15.652cm" svg:viewBox="0 0 84 66" svg:d="M0 43c0 0 52-31 84-43v1l-83 65z">
            <text:p/>
          </draw:path>
          <draw:path draw:style-name="gr4" draw:text-style-name="P4" draw:layer="layout" svg:width="0.104cm" svg:height="0.144cm" svg:x="8.69cm" svg:y="15.465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  <text:p/>
          </draw:path>
          <draw:path draw:style-name="gr4" draw:text-style-name="P4" draw:layer="layout" svg:width="0.123cm" svg:height="0.148cm" svg:x="8.801cm" svg:y="15.463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5 13 25 2 9 4 19 4 31s-2 23-4 32c-3 10-7 18-13 24-5 7-12 11-19 14-8 4-16 5-27 5-16 0-29-4-39-13z">
            <text:p/>
          </draw:path>
          <draw:path draw:style-name="gr4" draw:text-style-name="P4" draw:layer="layout" svg:width="0.088cm" svg:height="0.144cm" svg:x="8.939cm" svg:y="15.465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096cm" svg:height="0.142cm" svg:x="9.039cm" svg:y="15.466cm" svg:viewBox="0 0 97 143" svg:d="M33 100v15c7 0 12 0 16 0h48c0 5 0 9 0 12-2 10-9 16-21 16h-57c-6 0-11-2-14-6-4-3-5-8-5-14v-122l1-1h91c1 4 2 8 2 13 0 4-2 9-3 14h-58v15 15c4 0 9-1 14-1h33c1 4 2 9 2 14 0 6-1 10-2 14h-47z">
            <text:p/>
          </draw:path>
          <draw:path draw:style-name="gr4" draw:text-style-name="P4" draw:layer="layout" svg:width="0.105cm" svg:height="0.143cm" svg:x="9.134cm" svg:y="15.466cm" svg:viewBox="0 0 106 144" svg:d="M69 27v16 100c-4 1-10 1-17 1s-12 0-17-1v-116h-13-21c-1-4-1-8-1-14 0-5 0-9 1-13h103c1 3 2 8 2 13s-2 9-4 11c-3 2-8 3-14 3h-6z">
            <text:p/>
          </draw:path>
          <draw:path draw:style-name="gr4" draw:text-style-name="P4" draw:layer="layout" svg:width="0.123cm" svg:height="0.148cm" svg:x="9.234cm" svg:y="15.463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5 13 25 2 9 4 19 4 31s-2 23-4 32c-3 10-7 18-13 24-5 7-12 11-19 14-8 4-16 5-27 5-16 0-29-4-39-13z">
            <text:p/>
          </draw:path>
          <draw:path draw:style-name="gr4" draw:text-style-name="P4" draw:layer="layout" svg:width="0.107cm" svg:height="0.148cm" svg:x="9.397cm" svg:y="15.463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123cm" svg:height="0.148cm" svg:x="9.509cm" svg:y="15.463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5 13 25 2 9 4 19 4 31s-2 23-4 32c-3 10-7 18-13 24-5 7-12 11-19 14-8 4-16 5-27 5-16 0-29-4-39-13z">
            <text:p/>
          </draw:path>
          <draw:path draw:style-name="gr4" draw:text-style-name="P4" draw:layer="layout" svg:width="0.114cm" svg:height="0.148cm" svg:x="9.639cm" svg:y="15.463cm" svg:viewBox="0 0 115 149" svg:d="M83 60v-2c0-22-8-32-23-32-9 0-15 4-19 13-4 8-6 20-6 35s3 27 8 34c4 9 11 12 21 12 5 0 10-1 16-3 7-2 13-7 20-12 3 3 7 6 10 11 3 4 4 8 5 12-3 3-7 5-11 8s-9 5-14 7c-6 2-11 4-16 5s-11 1-16 1c-11 0-20-2-27-6-8-4-14-9-19-16-4-7-7-14-9-24-2-9-3-18-3-28 0-12 1-23 4-33s8-18 13-24 11-11 20-14c7-3 14-4 23-4 8 0 15 1 22 3 8 2 14 5 18 9 5 4 9 8 11 14 3 5 4 12 4 18 0 12-6 18-19 18-3 0-8-1-13-2z">
            <text:p/>
          </draw:path>
          <draw:path draw:style-name="gr4" draw:text-style-name="P4" draw:layer="layout" svg:width="0.033cm" svg:height="0.144cm" svg:x="9.765cm" svg:y="15.465cm" svg:viewBox="0 0 34 145" svg:d="M0 144v-143c4-1 9-1 16-1 8 0 13 0 18 1v143c-5 1-10 1-18 1-7 0-12 0-16-1z">
            <text:p/>
          </draw:path>
          <draw:path draw:style-name="gr4" draw:text-style-name="P4" draw:layer="layout" svg:width="0.129cm" svg:height="0.145cm" svg:x="9.808cm" svg:y="15.465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  <text:p/>
          </draw:path>
          <draw:path draw:style-name="gr4" draw:text-style-name="P4" draw:layer="layout" svg:width="0.088cm" svg:height="0.144cm" svg:x="9.946cm" svg:y="15.465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114cm" svg:height="0.148cm" svg:x="8.681cm" svg:y="15.659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2 4 18 0 12-6 18-19 18-3 0-8-1-13-2z">
            <text:p/>
          </draw:path>
          <draw:path draw:style-name="gr4" draw:text-style-name="P4" draw:layer="layout" svg:width="0.123cm" svg:height="0.148cm" svg:x="8.798cm" svg:y="15.66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  <text:p/>
          </draw:path>
          <draw:path draw:style-name="gr4" draw:text-style-name="P4" draw:layer="layout" svg:width="0.109cm" svg:height="0.145cm" svg:x="8.936cm" svg:y="15.662cm" svg:viewBox="0 0 110 146" svg:d="M33 24v42c7 0 12 0 16 0 5-1 8-1 11-3 3-1 5-3 6-6 2-3 2-6 2-11 0-15-6-22-19-22h-9c-2 0-5 0-7 0zM33 24zM103 45c0 5-1 9-2 13s-3 8-5 11c-3 4-5 6-9 9-3 2-7 4-10 5 8 3 13 9 17 19l6 19c2 7 6 12 10 15-2 3-5 5-9 7s-9 3-14 3c-6 0-10-1-12-4-3-3-6-8-8-15l-7-23c-2-4-4-7-7-9-2-2-6-4-11-4h-9v53c-4 1-10 1-17 1s-12 0-16-1v-142l1-2c12 0 22 0 31 0s15 0 20 0c7 0 14 0 20 2 7 2 13 5 17 9 5 3 8 8 10 14 3 5 4 13 4 20z">
            <text:p/>
          </draw:path>
          <draw:path draw:style-name="gr4" draw:text-style-name="P4" draw:layer="layout" svg:width="0.115cm" svg:height="0.144cm" svg:x="9.056cm" svg:y="15.662cm" svg:viewBox="0 0 116 145" svg:d="M54 120c18 0 27-17 27-47 0-31-9-48-27-48h-12c-3 0-6 0-9 0v95c3 0 6 0 9 0zM54 120zM93 135c-4 4-11 6-18 8s-15 2-24 2c-4 0-11 0-19 0-9 0-19 0-31 0l-1-2v-141l1-2c8 0 16 0 25 0 10 0 19 0 28 0 12 0 22 1 30 5s15 9 19 15c5 7 8 15 10 24s3 18 3 29c0 13-1 25-4 35-4 12-10 20-19 27z">
            <text:p/>
          </draw:path>
          <draw:path draw:style-name="gr4" draw:text-style-name="P4" draw:layer="layout" svg:width="0.123cm" svg:height="0.148cm" svg:x="9.177cm" svg:y="15.66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104cm" svg:height="0.144cm" svg:x="9.315cm" svg:y="15.662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  <text:p/>
          </draw:path>
          <draw:path draw:style-name="gr4" draw:text-style-name="P4" draw:layer="layout" svg:width="0.096cm" svg:height="0.195cm" svg:x="9.434cm" svg:y="15.61cm" svg:viewBox="0 0 97 196" svg:d="M20 28l47-28c3 2 7 5 10 10 2 5 4 9 4 14l-51 19c-2-1-4-3-7-6-1-3-3-6-3-9zM20 28zM33 153v15c7 0 12 0 15 0h49c0 5 0 9 0 12-2 10-9 16-21 16h-57c-6 0-11-2-14-6-4-3-5-8-5-14v-122l1-1h91c1 4 1 8 1 13 0 4-1 9-2 14h-58v15 16c4 0 9 0 14 0h33c1 3 2 8 2 13s-1 9-2 13h-47z">
            <text:p/>
          </draw:path>
          <draw:path draw:style-name="gr4" draw:text-style-name="P4" draw:layer="layout" svg:width="0.107cm" svg:height="0.148cm" svg:x="9.532cm" svg:y="15.66cm" svg:viewBox="0 0 108 149" svg:d="M0 134c0-5 1-9 4-14 2-4 5-9 8-12 16 10 30 14 43 14 6 0 10-1 13-3 3-3 4-6 4-11 0-7-4-12-13-15l-24-11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258cm" svg:height="0.402cm" svg:x="8.089cm" svg:y="15.506cm" svg:viewBox="0 0 259 403" svg:d="M139 277c14 2 29-1 42-8 37-19 50-64 31-100-20-36-65-50-100-30-15 7-25 19-32 32-8-45 1-91 25-131l-66-40c-49 79-52 180-8 264 45 82 131 136 226 139l2-77c-45-2-88-19-120-49z">
            <text:p/>
          </draw:path>
          <draw:path draw:style-name="gr4" draw:text-style-name="P4" draw:layer="layout" svg:width="0.456cm" svg:height="0.204cm" svg:x="8.129cm" svg:y="15.381cm" svg:viewBox="0 0 457 205" svg:d="M301 10c-68-19-140-12-202 20-41 22-75 54-99 94l65 41c17-28 41-51 70-67 12-6 24-11 36-15-19 23-23 56-9 83 19 36 64 49 101 30 36-19 49-64 30-100-2-4-4-7-6-10 44 17 80 48 102 89l68-36c-34-63-89-109-156-129z">
            <text:p/>
          </draw:path>
          <draw:path draw:style-name="gr4" draw:text-style-name="P4" draw:layer="layout" svg:width="0.272cm" svg:height="0.388cm" svg:x="8.344cm" svg:y="15.52cm" svg:viewBox="0 0 273 389" svg:d="M242 0l-69 36c23 43 28 91 16 135-1-5-4-11-6-17-20-35-64-49-100-30-37 20-50 64-31 101 17 30 52 44 84 36-11 11-24 21-39 29-30 15-62 23-95 22l-2 76c2 1 5 1 8 1 43 0 87-11 125-32 129-68 178-229 109-357z">
            <text:p/>
          </draw:path>
          <draw:path draw:style-name="gr4" draw:text-style-name="P4" draw:layer="layout" svg:width="0.168cm" svg:height="0.196cm" svg:x="3.108cm" svg:y="16.537cm" svg:viewBox="0 0 169 197" svg:d="M129 150c9-15 14-34 14-55 0-22-5-40-18-53-11-13-27-20-47-20-19 0-35 6-48 20-12 13-18 32-18 59 0 21 5 38 15 52 11 14 29 21 52 21 22 0 39-8 50-24zM129 150zM0 41v116c2 4 5 8 7 11 17 19 40 29 69 29 31 0 56-11 72-33 14-18 21-41 21-70 0-25-6-46-18-63-16-21-41-31-74-31-32 0-57 11-73 34-1 2-3 5-4 7z">
            <text:p/>
          </draw:path>
          <draw:path draw:style-name="gr4" draw:text-style-name="P4" draw:layer="layout" svg:width="0.013cm" svg:height="0.163cm" svg:x="3.108cm" svg:y="17.145cm" svg:viewBox="0 0 14 164" svg:d="M0 0h14v105c0 23-3 40-10 53-2 2-3 4-4 6z">
            <text:p/>
          </draw:path>
          <draw:polygon draw:style-name="gr4" draw:text-style-name="P4" draw:layer="layout" svg:width="0.025cm" svg:height="0.186cm" svg:x="3.152cm" svg:y="17.145cm" svg:viewBox="0 0 26 187" draw:points="0,0 26,0 26,187 0,187">
            <text:p/>
          </draw:polygon>
          <draw:polygon draw:style-name="gr4" draw:text-style-name="P4" draw:layer="layout" svg:width="0.151cm" svg:height="0.186cm" svg:x="3.19cm" svg:y="17.145cm" svg:viewBox="0 0 152 187" draw:points="152,0 152,22 89,22 89,187 62,187 62,22 0,22 0,0">
            <text:p/>
          </draw:polygon>
          <draw:path draw:style-name="gr4" draw:text-style-name="P4" draw:layer="layout" svg:width="0.182cm" svg:height="0.196cm" svg:x="3.338cm" svg:y="17.14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  <text:p/>
          </draw:path>
          <draw:polygon draw:style-name="gr4" draw:text-style-name="P4" draw:layer="layout" svg:width="0.107cm" svg:height="0.173cm" svg:x="3.108cm" svg:y="16.856cm" svg:viewBox="0 0 108 174" draw:points="108,0 108,20 48,20 48,174 24,174 24,20 0,20 0,0">
            <text:p/>
          </draw:polygon>
          <draw:polygon draw:style-name="gr4" draw:text-style-name="P4" draw:layer="layout" svg:width="0.024cm" svg:height="0.173cm" svg:x="3.23cm" svg:y="16.856cm" svg:viewBox="0 0 25 174" draw:points="0,0 25,0 25,174 0,174">
            <text:p/>
          </draw:polygon>
          <draw:polygon draw:style-name="gr4" draw:text-style-name="P4" draw:layer="layout" svg:width="0.152cm" svg:height="0.173cm" svg:x="3.268cm" svg:y="16.856cm" svg:viewBox="0 0 153 174" draw:points="26,0 76,148 127,0 153,0 89,174 64,174 0,0">
            <text:p/>
          </draw:polygon>
          <draw:path draw:style-name="gr4" draw:text-style-name="P4" draw:layer="layout" svg:width="0.169cm" svg:height="0.183cm" svg:x="3.42cm" svg:y="16.851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  <text:p/>
          </draw:path>
          <draw:path draw:style-name="gr4" draw:text-style-name="P4" draw:layer="layout" svg:width="0.094cm" svg:height="0.114cm" svg:x="4.121cm" svg:y="17.185cm" svg:viewBox="0 0 95 115" svg:d="M65 67c-1-1-3-2-7-2h-31v30h31c4 0 6 0 7-1 1-2 2-4 2-14s-1-12-2-13zM65 67zM57 46c4 0 6 0 7-1s2-4 2-12-1-11-2-12-2-1-7-1h-30v26zM57 46zM0 0h66c10 0 16 1 21 5 5 5 7 12 7 25 0 17-6 23-18 26 13 3 19 8 19 26 0 16-3 23-8 27-4 4-11 6-21 6h-66z">
            <text:p/>
          </draw:path>
          <draw:path draw:style-name="gr4" draw:text-style-name="P4" draw:layer="layout" svg:width="0.082cm" svg:height="0.089cm" svg:x="4.228cm" svg:y="17.209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  <text:p/>
          </draw:path>
          <draw:polygon draw:style-name="gr4" draw:text-style-name="P4" draw:layer="layout" svg:width="0.025cm" svg:height="0.12cm" svg:x="4.326cm" svg:y="17.179cm" svg:viewBox="0 0 26 121" draw:points="0,0 26,0 26,121 0,121">
            <text:p/>
          </draw:polygon>
          <draw:path draw:style-name="gr4" draw:text-style-name="P4" draw:layer="layout" svg:width="0.081cm" svg:height="0.089cm" svg:x="4.366cm" svg:y="17.209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6cm" svg:height="0.113cm" svg:x="4.455cm" svg:y="17.187cm" svg:viewBox="0 0 61 114" svg:d="M61 110l-9 2c-4 1-11 2-17 2-10 0-15-2-18-5s-4-7-4-16v-51h-13v-20h13v-22h26v22h22v20h-22v44c0 4 1 6 2 7 0 0 2 1 6 1h14z">
            <text:p/>
          </draw:path>
          <draw:path draw:style-name="gr4" draw:text-style-name="P4" draw:layer="layout" svg:width="0.082cm" svg:height="0.089cm" svg:x="4.527cm" svg:y="17.209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99cm" svg:height="0.114cm" svg:x="4.658cm" svg:y="17.185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  <text:p/>
          </draw:path>
          <draw:path draw:style-name="gr4" draw:text-style-name="P4" draw:layer="layout" svg:width="0.083cm" svg:height="0.12cm" svg:x="4.773cm" svg:y="17.179cm" svg:viewBox="0 0 84 121" svg:d="M25 53v44c6 3 9 4 14 4h9c4 0 6-1 8-2 2-3 2-6 2-23 0-18 0-22-2-24s-4-2-8-2h-9c-5 0-8 1-14 3zM25 53zM0 0h25v42c12-10 15-12 23-12h9c11 0 16 1 20 5 5 6 7 13 7 41 0 26-2 34-8 39-4 4-9 6-19 6h-10c-7 0-12-2-22-11v11h-25z">
            <text:p/>
          </draw:path>
          <draw:path draw:style-name="gr4" draw:text-style-name="P4" draw:layer="layout" svg:width="0.056cm" svg:height="0.09cm" svg:x="4.872cm" svg:y="17.209cm" svg:viewBox="0 0 57 91" svg:d="M0 91v-91h25v13c10-9 14-13 23-13h9v25h-11c-8 0-13 1-21 4v62z">
            <text:p/>
          </draw:path>
          <draw:path draw:style-name="gr4" draw:text-style-name="P4" draw:layer="layout" svg:width="0.081cm" svg:height="0.089cm" svg:x="4.936cm" svg:y="17.209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56cm" svg:height="0.09cm" svg:x="5.033cm" svg:y="17.209cm" svg:viewBox="0 0 57 91" svg:d="M0 91v-91h25v13c10-9 14-13 23-13h9v25h-11c-8 0-13 1-21 4v62z">
            <text:p/>
          </draw:path>
          <draw:path draw:style-name="gr4" draw:text-style-name="P4" draw:layer="layout" svg:width="0.082cm" svg:height="0.089cm" svg:x="5.097cm" svg:y="17.209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  <text:p/>
          </draw:path>
          <draw:path draw:style-name="gr4" draw:text-style-name="P4" draw:layer="layout" svg:width="0.094cm" svg:height="0.114cm" svg:x="5.228cm" svg:y="17.185cm" svg:viewBox="0 0 95 115" svg:d="M88 110c-4 3-9 5-19 5h-43c-10 0-16-1-20-5s-6-11-6-33h26c0 12 0 15 2 16 1 1 2 2 7 2h24c5 0 7-1 8-2s2-4 2-12c0-6-1-8-2-10-1-1-4-1-8-2l-36-3c-7-1-12-3-16-6-4-5-6-11-6-26 0-16 2-24 8-29 3-4 8-5 18-5h39c11 0 17 1 20 4 5 5 7 11 7 32h-26c0-11 0-13-1-14s-3-2-7-2h-23c-4 0-6 0-7 1s-1 5-1 12c0 6 0 8 1 9 1 2 3 2 8 2l36 4c8 1 12 2 16 6s6 11 6 26c0 17-2 25-7 30z">
            <text:p/>
          </draw:path>
          <draw:path draw:style-name="gr4" draw:text-style-name="P4" draw:layer="layout" svg:width="0.082cm" svg:height="0.089cm" svg:x="5.335cm" svg:y="17.209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78cm" svg:height="0.089cm" svg:x="5.431cm" svg:y="17.209cm" svg:viewBox="0 0 79 90" svg:d="M79 56c0 17-2 24-6 29-4 3-8 5-17 5h-31c-9 0-13-2-17-6-6-5-8-14-8-40 0-25 2-33 8-39 3-4 8-5 17-5h31c9 0 13 1 17 5s6 11 6 27h-24c0-9 0-11-1-11-1-1-2-2-6-2h-15c-4 0-6 1-7 2s-2 4-2 23c0 20 1 23 2 25 1 1 3 1 7 1h15c4 0 5 0 6-1s1-4 2-13z">
            <text:p/>
          </draw:path>
          <draw:path draw:style-name="gr4" draw:text-style-name="P4" draw:layer="layout" svg:width="0.027cm" svg:height="0.123cm" svg:x="5.522cm" svg:y="17.175cm" svg:viewBox="0 0 28 124" svg:d="M27 124h-26v-91h26zM27 124zM28 21h-28v-21h28z">
            <text:p/>
          </draw:path>
          <draw:path draw:style-name="gr4" draw:text-style-name="P4" draw:layer="layout" svg:width="0.081cm" svg:height="0.09cm" svg:x="5.563cm" svg:y="17.209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  <text:p/>
          </draw:path>
          <draw:polygon draw:style-name="gr4" draw:text-style-name="P4" draw:layer="layout" svg:width="0.025cm" svg:height="0.12cm" svg:x="5.661cm" svg:y="17.179cm" svg:viewBox="0 0 26 121" draw:points="0,0 26,0 26,121 0,121">
            <text:p/>
          </draw:polygon>
          <draw:path draw:style-name="gr4" draw:text-style-name="P4" draw:layer="layout" svg:width="0.525cm" svg:height="0.564cm" svg:x="4.101cm" svg:y="16.574cm" svg:viewBox="0 0 526 565" svg:d="M225 443h92c14 0 21-1 26-7 6-5 10-11 10-49 0-36-3-43-10-50-5-6-12-7-26-7h-92zM225 443zM315 223c13 0 19 0 24-5 5-7 9-18 9-46 0-27-3-39-9-44-4-5-9-7-24-7h-90v102zM315 223zM526 413c0 57-15 94-41 120-23 23-53 32-100 32h-385v-126h59v-314h-59v-125h386c51 0 77 8 99 30 25 27 36 65 36 109 0 86-31 121-89 137v1c62 16 94 45 94 136z">
            <text:p/>
          </draw:path>
          <draw:path draw:style-name="gr4" draw:text-style-name="P4" draw:layer="layout" svg:width="0.483cm" svg:height="0.561cm" svg:x="5.226cm" svg:y="16.575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  <text:p/>
          </draw:path>
          <draw:path draw:style-name="gr4" draw:text-style-name="P4" draw:layer="layout" svg:width="0.041cm" svg:height="0.041cm" svg:x="4.798cm" svg:y="16.911cm" svg:viewBox="0 0 42 42" svg:d="M24 0c-14-1-24 8-24 20 0 13 9 22 20 22 13 0 23-11 22-24-1-10-9-17-18-18z">
            <text:p/>
          </draw:path>
          <draw:path draw:style-name="gr4" draw:text-style-name="P4" draw:layer="layout" svg:width="0.041cm" svg:height="0.041cm" svg:x="5.011cm" svg:y="16.911cm" svg:viewBox="0 0 42 42" svg:d="M25 0c-15-2-27 10-25 25 1 8 8 15 17 17 15 2 27-10 25-25-2-9-9-16-17-17z">
            <text:p/>
          </draw:path>
          <draw:path draw:style-name="gr4" draw:text-style-name="P4" draw:layer="layout" svg:width="0.147cm" svg:height="0.019cm" svg:x="4.852cm" svg:y="16.702cm" svg:viewBox="0 0 148 20" svg:d="M9 20h129c6 0 11-6 10-12-1-5-5-8-10-8h-129c-4 0-9 3-9 8 0 6 3 12 9 12z">
            <text:p/>
          </draw:path>
          <draw:path draw:style-name="gr4" draw:text-style-name="P4" draw:layer="layout" svg:width="0.255cm" svg:height="0.112cm" svg:x="4.798cm" svg:y="16.743cm" svg:viewBox="0 0 256 113" svg:d="M231 0h-207c-9 0-15 5-16 12-4 33-6 53-8 86 0 8 5 15 14 15h228c8 0 14-6 14-16-3-33-5-50-9-85-1-7-7-12-16-12z">
            <text:p/>
          </draw:path>
          <draw:path draw:style-name="gr4" draw:text-style-name="P4" draw:layer="layout" svg:width="0.566cm" svg:height="0.566cm" svg:x="4.642cm" svg:y="16.574cm" svg:viewBox="0 0 567 567" svg:d="M439 416c0 7-6 12-12 12h-16c0 0 0 18 0 25 0 12-11 22-23 20-11-1-18-10-18-21v-24h-173v25c0 11-10 21-21 21-12 0-21-10-21-21 0-7 0-25 0-25h-17c-6 0-10-4-10-10v-138c0 0 7-75 11-104 3-33 11-43 34-54 33-16 70-22 111-22 39 0 76 6 110 22 23 11 30 21 34 54 3 29 11 104 11 104zM439 416zM392 0h-217c-97 0-175 78-175 175v217c0 97 78 175 175 175h217c97 0 175-78 175-175v-217c0-97-78-175-175-175z">
            <text:p/>
          </draw:path>
          <draw:path draw:style-name="gr4" draw:text-style-name="P4" draw:layer="layout" svg:width="0.24cm" svg:height="0.714cm" svg:x="3.108cm" svg:y="17.664cm" svg:viewBox="0 0 241 715" svg:d="M57 429c0-13 1-74 13-134 8-40 20-72 34-96 19-28 41-44 66-48l-34 278zM57 429zM0 2v30c64 1 109 2 121 3 18 0 31 6 40 17 13 15 13 37 13 44-37 3-70 25-96 65-20 32-37 75-49 129-20 92-20 183-20 184 0 2 1 3 3 3h117c-1 10-2 52-11 101-8 53-35 57-36 57l-65-1c1-10 1-44-17-75v153c34 1 88 3 116 3 42 0 57-74 58-77 1-4 55-387 66-518 3-41-5-72-24-92-22-25-54-28-71-28-5 0-9 0-10 0z">
            <text:p/>
          </draw:path>
          <draw:path draw:style-name="gr4" draw:text-style-name="P4" draw:layer="layout" svg:width="0.104cm" svg:height="0.144cm" svg:x="4.503cm" svg:y="17.842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  <text:p/>
          </draw:path>
          <draw:path draw:style-name="gr4" draw:text-style-name="P4" draw:layer="layout" svg:width="0.123cm" svg:height="0.148cm" svg:x="4.613cm" svg:y="17.84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088cm" svg:height="0.144cm" svg:x="4.751cm" svg:y="17.842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096cm" svg:height="0.142cm" svg:x="4.851cm" svg:y="17.843cm" svg:viewBox="0 0 97 143" svg:d="M33 100v15c7 0 12 0 16 0h48c0 5 0 9 0 12-2 10-9 16-21 16h-57c-6 0-11-2-14-6-4-3-5-8-5-14v-122l1-1h91c1 4 2 8 2 13 0 4-1 9-3 14h-58v15 15c4 0 9 0 14 0h33c1 3 2 8 2 13 0 6-1 10-2 14h-47z">
            <text:p/>
          </draw:path>
          <draw:path draw:style-name="gr4" draw:text-style-name="P4" draw:layer="layout" svg:width="0.105cm" svg:height="0.143cm" svg:x="4.947cm" svg:y="17.843cm" svg:viewBox="0 0 106 144" svg:d="M69 27v16 100c-4 1-10 1-17 1s-12 0-17-1v-116h-13-21c-1-4-1-8-1-14 0-5 0-9 1-13h103c1 3 2 8 2 13s-2 9-4 11c-3 2-8 3-14 3h-6z">
            <text:p/>
          </draw:path>
          <draw:path draw:style-name="gr4" draw:text-style-name="P4" draw:layer="layout" svg:width="0.123cm" svg:height="0.148cm" svg:x="5.047cm" svg:y="17.84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107cm" svg:height="0.148cm" svg:x="5.21cm" svg:y="17.84cm" svg:viewBox="0 0 108 149" svg:d="M0 134c0-5 1-9 4-14 2-4 5-9 8-12 16 10 30 14 43 14 6 0 10-1 13-3 3-3 4-6 4-11 0-7-4-12-13-15l-24-11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123cm" svg:height="0.148cm" svg:x="5.322cm" svg:y="17.84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114cm" svg:height="0.148cm" svg:x="5.452cm" svg:y="17.84cm" svg:viewBox="0 0 115 149" svg:d="M83 60v-2c0-22-8-32-23-32-9 0-15 4-19 13-4 8-6 20-6 35s3 27 8 34c4 9 11 12 21 12 5 0 10-1 16-3 7-2 13-7 20-12 3 2 7 6 10 11 3 4 4 8 5 11-3 4-7 6-11 9s-9 5-14 7c-6 2-11 4-16 5s-11 1-16 1c-11 0-20-2-27-6-8-4-14-9-19-16-4-7-7-14-10-24-2-9-2-18-2-28 0-12 1-23 4-33s8-18 13-24 11-11 20-14c7-3 14-4 23-4 8 0 15 1 22 3 8 2 14 5 18 9 5 4 9 8 11 14 3 5 4 12 4 18 0 12-6 18-19 18-3 0-8-1-13-2z">
            <text:p/>
          </draw:path>
          <draw:path draw:style-name="gr4" draw:text-style-name="P4" draw:layer="layout" svg:width="0.033cm" svg:height="0.144cm" svg:x="5.578cm" svg:y="17.842cm" svg:viewBox="0 0 34 145" svg:d="M0 144v-143c4-1 9-1 16-1 8 0 13 0 18 1v143c-5 1-10 1-18 1-7 0-12 0-16-1z">
            <text:p/>
          </draw:path>
          <draw:path draw:style-name="gr4" draw:text-style-name="P4" draw:layer="layout" svg:width="0.129cm" svg:height="0.145cm" svg:x="5.621cm" svg:y="17.842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  <text:p/>
          </draw:path>
          <draw:path draw:style-name="gr4" draw:text-style-name="P4" draw:layer="layout" svg:width="0.088cm" svg:height="0.144cm" svg:x="5.759cm" svg:y="17.842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114cm" svg:height="0.148cm" svg:x="4.494cm" svg:y="18.036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2 4 18 0 12-6 18-19 18-3 0-8-1-13-2z">
            <text:p/>
          </draw:path>
          <draw:path draw:style-name="gr4" draw:text-style-name="P4" draw:layer="layout" svg:width="0.123cm" svg:height="0.148cm" svg:x="4.611cm" svg:y="18.037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  <text:p/>
          </draw:path>
          <draw:path draw:style-name="gr4" draw:text-style-name="P4" draw:layer="layout" svg:width="0.109cm" svg:height="0.145cm" svg:x="4.749cm" svg:y="18.038cm" svg:viewBox="0 0 110 146" svg:d="M33 24v42c7 0 12 0 16 0 5-1 8-1 11-3 3-1 5-3 6-6 2-3 2-6 2-11 0-15-6-22-19-22h-9c-2 0-5 0-7 0zM33 24zM103 45c0 5-1 9-2 13s-3 8-6 11c-2 4-5 6-8 9-3 2-7 4-10 5 8 3 13 9 17 19l6 19c2 7 6 12 10 15-2 3-5 5-9 7s-9 3-14 3c-6 0-10-1-12-4-3-3-6-8-8-15l-7-23c-2-4-4-7-7-9-2-2-6-4-11-4h-9v53c-4 1-11 1-17 1-7 0-12 0-16-1v-142l1-2c12 0 22 0 31 0s15 0 20 0c7 0 14 0 20 2 7 2 13 5 17 9 5 3 8 8 10 14 3 5 4 13 4 20z">
            <text:p/>
          </draw:path>
          <draw:path draw:style-name="gr4" draw:text-style-name="P4" draw:layer="layout" svg:width="0.115cm" svg:height="0.144cm" svg:x="4.868cm" svg:y="18.038cm" svg:viewBox="0 0 116 145" svg:d="M54 120c18 0 27-17 27-47 0-31-9-48-27-48h-12c-3 0-6 0-9 0v95c3 0 6 0 9 0zM54 120zM93 135c-4 4-11 6-18 8s-15 2-24 2c-4 0-11 0-19 0-9 0-19 0-31 0l-1-2v-141l1-2c8 0 16 0 25 0 10 0 19 0 28 0 12 0 22 1 30 5s15 9 19 15c5 7 8 15 10 24s3 19 3 29c0 13-1 25-4 35-4 12-10 20-19 27z">
            <text:p/>
          </draw:path>
          <draw:path draw:style-name="gr4" draw:text-style-name="P4" draw:layer="layout" svg:width="0.123cm" svg:height="0.148cm" svg:x="4.99cm" svg:y="18.037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  <text:p/>
          </draw:path>
          <draw:path draw:style-name="gr4" draw:text-style-name="P4" draw:layer="layout" svg:width="0.104cm" svg:height="0.144cm" svg:x="5.128cm" svg:y="18.038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  <text:p/>
          </draw:path>
          <draw:path draw:style-name="gr4" draw:text-style-name="P4" draw:layer="layout" svg:width="0.096cm" svg:height="0.195cm" svg:x="5.247cm" svg:y="17.987cm" svg:viewBox="0 0 97 196" svg:d="M20 28l47-28c3 2 7 5 10 10 2 5 4 9 4 14l-51 19c-2-1-4-3-7-6-1-3-3-6-3-9zM20 28zM33 153v15c7 0 12 0 16 0h48c0 5 0 9 0 12-2 10-9 16-21 16h-57c-6 0-11-2-14-6-4-3-5-8-5-14v-122l1-1h91c1 4 1 8 1 13 0 4 0 9-2 14h-58v15 16c4 0 9 0 14 0h33c1 3 2 8 2 13s-1 9-2 13h-47z">
            <text:p/>
          </draw:path>
          <draw:path draw:style-name="gr4" draw:text-style-name="P4" draw:layer="layout" svg:width="0.107cm" svg:height="0.148cm" svg:x="5.345cm" svg:y="18.037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258cm" svg:height="0.402cm" svg:x="3.902cm" svg:y="17.882cm" svg:viewBox="0 0 259 403" svg:d="M139 277c14 2 29-1 42-8 37-19 50-64 31-100-20-36-65-50-100-30-15 7-25 19-32 32-8-45 1-91 25-131l-66-40c-49 79-52 180-8 264 45 82 131 136 226 139l2-77c-45-2-88-19-120-49z">
            <text:p/>
          </draw:path>
          <draw:path draw:style-name="gr4" draw:text-style-name="P4" draw:layer="layout" svg:width="0.456cm" svg:height="0.204cm" svg:x="3.941cm" svg:y="17.758cm" svg:viewBox="0 0 457 205" svg:d="M301 10c-68-19-140-12-202 20-41 22-75 54-99 94l65 41c17-28 41-51 70-67 12-6 24-11 36-15-19 23-23 56-9 83 19 36 64 49 101 30 36-19 49-64 30-100-2-4-4-7-6-10 44 17 80 48 102 89l68-36c-34-63-89-109-156-129z">
            <text:p/>
          </draw:path>
          <draw:path draw:style-name="gr4" draw:text-style-name="P4" draw:layer="layout" svg:width="0.272cm" svg:height="0.388cm" svg:x="4.157cm" svg:y="17.897cm" svg:viewBox="0 0 273 389" svg:d="M242 0l-69 36c23 43 28 91 16 135-1-5-4-11-6-17-20-35-64-49-100-30-37 20-50 64-31 101 17 30 52 44 84 36-11 11-24 21-39 29-30 15-62 23-95 22l-2 76c2 1 5 1 8 1 43 0 87-11 125-32 129-68 178-229 109-357z">
            <text:p/>
          </draw:path>
          <draw:path draw:style-name="gr4" draw:text-style-name="P4" draw:layer="layout" svg:width="0.168cm" svg:height="0.196cm" svg:x="3.108cm" svg:y="19.079cm" svg:viewBox="0 0 169 197" svg:d="M129 150c9-15 14-34 14-55 0-22-5-40-18-53-11-13-27-20-47-20-19 0-35 6-48 20-12 13-18 32-18 59 0 21 5 38 15 52 11 14 29 21 52 21 22 0 39-8 50-24zM129 150zM0 41v116c2 4 5 8 7 11 17 19 40 29 69 29 31 0 56-11 72-33 14-18 21-41 21-70 0-25-6-46-18-63-16-21-41-31-74-31-32 0-57 11-73 34-1 2-3 5-4 7z">
            <text:p/>
          </draw:path>
          <draw:path draw:style-name="gr4" draw:text-style-name="P4" draw:layer="layout" svg:width="0.013cm" svg:height="0.163cm" svg:x="3.108cm" svg:y="19.687cm" svg:viewBox="0 0 14 164" svg:d="M0 0h14v105c0 23-3 40-10 53-2 2-3 4-4 6z">
            <text:p/>
          </draw:path>
          <draw:polygon draw:style-name="gr4" draw:text-style-name="P4" draw:layer="layout" svg:width="0.025cm" svg:height="0.186cm" svg:x="3.152cm" svg:y="19.687cm" svg:viewBox="0 0 26 187" draw:points="0,0 26,0 26,187 0,187">
            <text:p/>
          </draw:polygon>
          <draw:polygon draw:style-name="gr4" draw:text-style-name="P4" draw:layer="layout" svg:width="0.151cm" svg:height="0.186cm" svg:x="3.19cm" svg:y="19.687cm" svg:viewBox="0 0 152 187" draw:points="152,0 152,22 89,22 89,187 62,187 62,22 0,22 0,0">
            <text:p/>
          </draw:polygon>
          <draw:path draw:style-name="gr4" draw:text-style-name="P4" draw:layer="layout" svg:width="0.182cm" svg:height="0.196cm" svg:x="3.338cm" svg:y="19.682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  <text:p/>
          </draw:path>
          <draw:polygon draw:style-name="gr4" draw:text-style-name="P4" draw:layer="layout" svg:width="0.107cm" svg:height="0.173cm" svg:x="3.108cm" svg:y="19.398cm" svg:viewBox="0 0 108 174" draw:points="108,0 108,20 48,20 48,174 24,174 24,20 0,20 0,0">
            <text:p/>
          </draw:polygon>
          <draw:polygon draw:style-name="gr4" draw:text-style-name="P4" draw:layer="layout" svg:width="0.024cm" svg:height="0.173cm" svg:x="3.23cm" svg:y="19.398cm" svg:viewBox="0 0 25 174" draw:points="0,0 25,0 25,174 0,174">
            <text:p/>
          </draw:polygon>
          <draw:polygon draw:style-name="gr4" draw:text-style-name="P4" draw:layer="layout" svg:width="0.152cm" svg:height="0.173cm" svg:x="3.268cm" svg:y="19.398cm" svg:viewBox="0 0 153 174" draw:points="26,0 76,148 127,0 153,0 89,174 64,174 0,0">
            <text:p/>
          </draw:polygon>
          <draw:path draw:style-name="gr4" draw:text-style-name="P4" draw:layer="layout" svg:width="0.169cm" svg:height="0.183cm" svg:x="3.42cm" svg:y="19.393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  <text:p/>
          </draw:path>
          <draw:path draw:style-name="gr4" draw:text-style-name="P4" draw:layer="layout" svg:width="0.094cm" svg:height="0.114cm" svg:x="4.121cm" svg:y="19.727cm" svg:viewBox="0 0 95 115" svg:d="M65 67c-1-1-3-2-7-2h-31v30h31c4 0 6 0 7-1 1-2 2-4 2-14s-1-12-2-13zM65 67zM57 46c4 0 6 0 7-1s2-4 2-12-1-11-2-12-2-1-7-1h-30v26zM57 46zM0 0h66c10 0 16 1 21 5 5 5 7 12 7 25 0 17-6 23-18 26 13 3 19 8 19 26 0 16-3 23-8 27-4 4-11 6-21 6h-66z">
            <text:p/>
          </draw:path>
          <draw:path draw:style-name="gr4" draw:text-style-name="P4" draw:layer="layout" svg:width="0.082cm" svg:height="0.089cm" svg:x="4.228cm" svg:y="19.752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  <text:p/>
          </draw:path>
          <draw:polygon draw:style-name="gr4" draw:text-style-name="P4" draw:layer="layout" svg:width="0.025cm" svg:height="0.12cm" svg:x="4.326cm" svg:y="19.721cm" svg:viewBox="0 0 26 121" draw:points="0,0 26,0 26,121 0,121">
            <text:p/>
          </draw:polygon>
          <draw:path draw:style-name="gr4" draw:text-style-name="P4" draw:layer="layout" svg:width="0.081cm" svg:height="0.089cm" svg:x="4.366cm" svg:y="19.752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6cm" svg:height="0.113cm" svg:x="4.455cm" svg:y="19.729cm" svg:viewBox="0 0 61 114" svg:d="M61 110l-9 2c-4 1-11 2-17 2-10 0-15-2-18-5s-4-7-4-16v-51h-13v-20h13v-22h26v22h22v20h-22v44c0 4 1 6 2 7 0 0 2 1 6 1h14z">
            <text:p/>
          </draw:path>
          <draw:path draw:style-name="gr4" draw:text-style-name="P4" draw:layer="layout" svg:width="0.082cm" svg:height="0.089cm" svg:x="4.527cm" svg:y="19.752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99cm" svg:height="0.114cm" svg:x="4.658cm" svg:y="19.727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  <text:p/>
          </draw:path>
          <draw:path draw:style-name="gr4" draw:text-style-name="P4" draw:layer="layout" svg:width="0.083cm" svg:height="0.12cm" svg:x="4.773cm" svg:y="19.721cm" svg:viewBox="0 0 84 121" svg:d="M25 53v44c6 3 9 4 14 4h9c4 0 6-1 8-2 2-3 2-6 2-23 0-18 0-22-2-24s-4-2-8-2h-9c-5 0-8 1-14 3zM25 53zM0 0h25v42c12-10 15-12 23-12h9c11 0 16 1 20 5 5 6 7 13 7 41 0 26-2 34-8 39-4 4-9 6-19 6h-10c-7 0-12-2-22-11v11h-25z">
            <text:p/>
          </draw:path>
          <draw:path draw:style-name="gr4" draw:text-style-name="P4" draw:layer="layout" svg:width="0.056cm" svg:height="0.09cm" svg:x="4.872cm" svg:y="19.751cm" svg:viewBox="0 0 57 91" svg:d="M0 91v-91h25v13c10-9 14-13 23-13h9v25h-11c-8 0-13 1-21 4v62z">
            <text:p/>
          </draw:path>
          <draw:path draw:style-name="gr4" draw:text-style-name="P4" draw:layer="layout" svg:width="0.081cm" svg:height="0.089cm" svg:x="4.936cm" svg:y="19.752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56cm" svg:height="0.09cm" svg:x="5.033cm" svg:y="19.751cm" svg:viewBox="0 0 57 91" svg:d="M0 91v-91h25v13c10-9 14-13 23-13h9v25h-11c-8 0-13 1-21 4v62z">
            <text:p/>
          </draw:path>
          <draw:path draw:style-name="gr4" draw:text-style-name="P4" draw:layer="layout" svg:width="0.082cm" svg:height="0.089cm" svg:x="5.097cm" svg:y="19.752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  <text:p/>
          </draw:path>
          <draw:path draw:style-name="gr4" draw:text-style-name="P4" draw:layer="layout" svg:width="0.094cm" svg:height="0.114cm" svg:x="5.228cm" svg:y="19.727cm" svg:viewBox="0 0 95 115" svg:d="M88 110c-4 3-9 5-19 5h-43c-10 0-16-1-20-5s-6-11-6-33h26c0 12 0 15 2 16 1 1 2 2 7 2h24c5 0 7-1 8-2s2-4 2-12c0-6-1-8-2-10-1-1-4-1-8-2l-36-3c-7-1-12-3-16-6-4-5-6-11-6-26 0-16 2-24 8-29 3-4 8-5 18-5h39c11 0 17 1 20 4 5 5 7 11 7 32h-26c0-11 0-13-1-14s-3-2-7-2h-23c-4 0-6 0-7 1s-1 5-1 12c0 6 0 8 1 9 1 2 3 2 8 2l36 4c8 1 12 2 16 6s6 11 6 26c0 17-2 25-7 30z">
            <text:p/>
          </draw:path>
          <draw:path draw:style-name="gr4" draw:text-style-name="P4" draw:layer="layout" svg:width="0.082cm" svg:height="0.089cm" svg:x="5.335cm" svg:y="19.752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78cm" svg:height="0.089cm" svg:x="5.431cm" svg:y="19.752cm" svg:viewBox="0 0 79 90" svg:d="M79 56c0 17-2 24-6 29-4 3-8 5-17 5h-31c-9 0-13-2-17-6-6-5-8-14-8-40 0-25 2-33 8-39 3-4 8-5 17-5h31c9 0 13 1 17 5s6 11 6 27h-24c0-9 0-11-1-11-1-1-2-2-6-2h-15c-4 0-6 1-7 2s-2 4-2 23c0 20 1 23 2 25 1 1 3 1 7 1h15c4 0 5 0 6-1s1-4 2-13z">
            <text:p/>
          </draw:path>
          <draw:path draw:style-name="gr4" draw:text-style-name="P4" draw:layer="layout" svg:width="0.027cm" svg:height="0.123cm" svg:x="5.522cm" svg:y="19.718cm" svg:viewBox="0 0 28 124" svg:d="M27 124h-26v-91h26zM27 124zM28 21h-28v-21h28z">
            <text:p/>
          </draw:path>
          <draw:path draw:style-name="gr4" draw:text-style-name="P4" draw:layer="layout" svg:width="0.081cm" svg:height="0.09cm" svg:x="5.563cm" svg:y="19.752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  <text:p/>
          </draw:path>
          <draw:polygon draw:style-name="gr4" draw:text-style-name="P4" draw:layer="layout" svg:width="0.025cm" svg:height="0.12cm" svg:x="5.661cm" svg:y="19.721cm" svg:viewBox="0 0 26 121" draw:points="0,0 26,0 26,121 0,121">
            <text:p/>
          </draw:polygon>
          <draw:path draw:style-name="gr4" draw:text-style-name="P4" draw:layer="layout" svg:width="0.525cm" svg:height="0.564cm" svg:x="4.101cm" svg:y="19.116cm" svg:viewBox="0 0 526 565" svg:d="M225 443h92c14 0 21-1 26-7 6-5 10-11 10-49 0-36-3-44-10-50-5-6-12-7-26-7h-92zM225 443zM315 223c13 0 19 0 24-5 5-7 9-18 9-46 0-27-3-39-9-44-4-5-9-7-24-7h-90v102zM315 223zM526 413c0 57-15 94-41 120-23 23-53 32-100 32h-385v-126h59v-314h-59v-125h386c51 0 77 8 99 30 25 27 36 65 36 109 0 86-31 121-89 137v1c62 16 94 45 94 136z">
            <text:p/>
          </draw:path>
          <draw:path draw:style-name="gr4" draw:text-style-name="P4" draw:layer="layout" svg:width="0.483cm" svg:height="0.561cm" svg:x="5.226cm" svg:y="19.118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  <text:p/>
          </draw:path>
          <draw:path draw:style-name="gr4" draw:text-style-name="P4" draw:layer="layout" svg:width="0.041cm" svg:height="0.041cm" svg:x="4.798cm" svg:y="19.454cm" svg:viewBox="0 0 42 42" svg:d="M24 0c-14-1-24 8-24 20 0 13 9 22 20 22 13 0 23-11 22-24-1-10-9-17-18-18z">
            <text:p/>
          </draw:path>
          <draw:path draw:style-name="gr4" draw:text-style-name="P4" draw:layer="layout" svg:width="0.041cm" svg:height="0.041cm" svg:x="5.011cm" svg:y="19.454cm" svg:viewBox="0 0 42 42" svg:d="M25 0c-15-2-27 10-25 25 1 8 8 15 17 17 15 2 27-10 25-25-2-9-9-16-17-17z">
            <text:p/>
          </draw:path>
          <draw:path draw:style-name="gr4" draw:text-style-name="P4" draw:layer="layout" svg:width="0.147cm" svg:height="0.019cm" svg:x="4.852cm" svg:y="19.245cm" svg:viewBox="0 0 148 20" svg:d="M9 20h129c6 0 11-6 10-12-1-5-5-8-10-8h-129c-4 0-9 3-9 8 0 6 3 12 9 12z">
            <text:p/>
          </draw:path>
          <draw:path draw:style-name="gr4" draw:text-style-name="P4" draw:layer="layout" svg:width="0.255cm" svg:height="0.112cm" svg:x="4.798cm" svg:y="19.285cm" svg:viewBox="0 0 256 113" svg:d="M231 0h-207c-9 0-15 5-16 12-4 33-6 53-8 86 0 8 5 15 14 15h228c8 0 14-6 14-16-3-33-5-50-9-85-1-7-7-12-16-12z">
            <text:p/>
          </draw:path>
          <draw:path draw:style-name="gr4" draw:text-style-name="P4" draw:layer="layout" svg:width="0.566cm" svg:height="0.566cm" svg:x="4.642cm" svg:y="19.116cm" svg:viewBox="0 0 567 567" svg:d="M439 416c0 7-6 12-12 12h-16c0 0 0 18 0 25 0 12-11 22-23 20-11-1-18-10-18-21v-24h-173v25c0 11-10 21-21 21-12 0-21-10-21-21 0-7 0-25 0-25h-17c-6 0-10-4-10-10v-138c0 0 7-75 11-104 3-33 11-43 34-54 33-16 70-22 111-22 39 0 76 6 110 22 23 11 30 21 34 54 3 29 11 104 11 104zM439 416zM392 0h-217c-97 0-175 78-175 175v217c0 97 78 175 175 175h217c97 0 175-78 175-175v-217c0-97-78-175-175-175z">
            <text:p/>
          </draw:path>
          <draw:path draw:style-name="gr4" draw:text-style-name="P4" draw:layer="layout" svg:width="0.149cm" svg:height="0.145cm" svg:x="3.199cm" svg:y="20.206cm" svg:viewBox="0 0 150 146" svg:d="M0 1c7 11 16 22 24 33l5 1c18 0 31 7 40 18 14 15 15 36 14 43 20 19 41 36 64 50 1-9 1-17 2-24 3-42-4-73-23-94-23-25-56-28-73-28-5 0-9 0-9 0z">
            <text:p/>
          </draw:path>
          <draw:path draw:style-name="gr4" draw:text-style-name="P4" draw:layer="layout" svg:width="0.098cm" svg:height="0.052cm" svg:x="4.503cm" svg:y="20.384cm" svg:viewBox="0 0 99 53" svg:d="M0 53h33v-30c2 0 4 0 7 0h8c7 0 11 2 14 6 3 3 4 7 4 11 0 5-1 9-4 12v1h34c2-5 3-10 3-15 0-13-4-23-13-29-8-6-21-9-36-9-5 0-11 0-19 0-9 0-19 0-30 0l-1 2z">
            <text:p/>
          </draw:path>
          <draw:path draw:style-name="gr4" draw:text-style-name="P4" draw:layer="layout" svg:width="0.12cm" svg:height="0.054cm" svg:x="4.615cm" svg:y="20.382cm" svg:viewBox="0 0 121 55" svg:d="M87 55c-1-4-2-7-3-11-1-5-4-9-8-13-3-3-9-6-15-6-8 0-13 3-17 6-3 3-6 8-8 13-1 3-2 7-2 11h-34c0-5 1-9 2-13 3-9 7-17 13-24 5-6 11-11 19-14 7-3 16-4 27-4 9 0 18 1 25 4 8 3 15 8 20 14 5 7 9 15 12 25 1 3 2 7 3 12z">
            <text:p/>
          </draw:path>
          <draw:path draw:style-name="gr4" draw:text-style-name="P4" draw:layer="layout" svg:width="0.033cm" svg:height="0.053cm" svg:x="4.751cm" svg:y="20.384cm" svg:viewBox="0 0 34 54" svg:d="M0 54v-53l1-1h13c14 0 20 7 20 22v32z">
            <text:p/>
          </draw:path>
          <draw:path draw:style-name="gr4" draw:text-style-name="P4" draw:layer="layout" svg:width="0.092cm" svg:height="0.051cm" svg:x="4.851cm" svg:y="20.386cm" svg:viewBox="0 0 93 52" svg:d="M0 52v-51l1-1h90c1 4 2 8 2 13 0 4-1 9-3 15h-58v15 9z">
            <text:p/>
          </draw:path>
          <draw:path draw:style-name="gr4" draw:text-style-name="P4" draw:layer="layout" svg:width="0.105cm" svg:height="0.051cm" svg:x="4.947cm" svg:y="20.386cm" svg:viewBox="0 0 106 52" svg:d="M69 28v15 9h-34v-24h-13-21c-1-5-1-9-1-15 0-5 0-9 1-13h103c1 3 2 8 2 13s-2 9-4 11c-3 3-8 4-14 4h-6z">
            <text:p/>
          </draw:path>
          <draw:path draw:style-name="gr4" draw:text-style-name="P4" draw:layer="layout" svg:width="0.12cm" svg:height="0.054cm" svg:x="5.049cm" svg:y="20.382cm" svg:viewBox="0 0 121 55" svg:d="M87 55c-1-4-2-7-3-11-1-5-4-9-8-13-3-3-9-6-15-6-8 0-13 3-17 6-3 3-6 8-8 13-1 3-2 7-2 11h-34c0-5 1-9 2-13 3-9 7-17 13-24 5-6 11-11 19-14 7-3 16-4 27-4 9 0 18 1 25 4 8 3 15 8 20 14 5 7 9 15 12 25 1 3 2 7 3 12z">
            <text:p/>
          </draw:path>
          <draw:path draw:style-name="gr4" draw:text-style-name="P4" draw:layer="layout" svg:width="0.099cm" svg:height="0.054cm" svg:x="5.215cm" svg:y="20.382cm" svg:viewBox="0 0 100 55" svg:d="M1 55c-1-4-1-7-1-11 0-7 1-12 3-19 3-5 6-9 11-13s10-7 17-9c6-2 13-3 22-3 15 0 31 3 47 11-1 11-5 20-12 26-14-7-26-11-37-11-6 0-11 2-13 5-3 2-5 5-5 8 0 6 5 10 13 13l7 3z">
            <text:p/>
          </draw:path>
          <draw:path draw:style-name="gr4" draw:text-style-name="P4" draw:layer="layout" svg:width="0.12cm" svg:height="0.054cm" svg:x="5.323cm" svg:y="20.382cm" svg:viewBox="0 0 121 55" svg:d="M87 55c-1-4-2-7-3-11-1-5-4-9-8-13-3-3-8-6-15-6-8 0-13 3-17 6-3 3-6 8-7 13-2 3-3 7-3 11h-34c0-5 1-9 2-13 3-9 7-17 13-24 5-6 11-11 19-14 7-3 16-4 27-4 9 0 18 1 25 4 8 3 15 8 20 14 5 7 9 15 12 25 1 3 2 7 3 12z">
            <text:p/>
          </draw:path>
          <draw:path draw:style-name="gr4" draw:text-style-name="P4" draw:layer="layout" svg:width="0.112cm" svg:height="0.055cm" svg:x="5.453cm" svg:y="20.382cm" svg:viewBox="0 0 113 56" svg:d="M81 56c-1-20-8-29-23-29-9 0-16 4-19 12-3 5-4 11-5 17h-34c0-4 1-9 3-13 3-10 7-18 12-24 6-7 12-12 19-15s15-4 24-4c8 0 16 1 23 3 6 2 12 5 17 9 5 5 8 9 11 15 2 5 4 11 4 18 0 4-1 8-3 11z">
            <text:p/>
          </draw:path>
          <draw:path draw:style-name="gr4" draw:text-style-name="P4" draw:layer="layout" svg:width="0.033cm" svg:height="0.052cm" svg:x="5.578cm" svg:y="20.384cm" svg:viewBox="0 0 34 53" svg:d="M0 53v-52c4-1 9-1 16-1 8 0 13 0 18 1v52z">
            <text:p/>
          </draw:path>
          <draw:path draw:style-name="gr4" draw:text-style-name="P4" draw:layer="layout" svg:width="0.071cm" svg:height="0.052cm" svg:x="5.65cm" svg:y="20.384cm" svg:viewBox="0 0 72 53" svg:d="M41 53c-2-7-4-14-7-21h-1c-1 4-2 11-5 21h-28l16-52c6-1 12-1 19-1 9 0 16 0 21 1l16 52z">
            <text:p/>
          </draw:path>
          <draw:path draw:style-name="gr4" draw:text-style-name="P4" draw:layer="layout" svg:width="0.033cm" svg:height="0.053cm" svg:x="5.759cm" svg:y="20.384cm" svg:viewBox="0 0 34 54" svg:d="M0 54v-53l1-1h13c14 0 20 7 20 22v32z">
            <text:p/>
          </draw:path>
          <draw:path draw:style-name="gr4" draw:text-style-name="P4" draw:layer="layout" svg:width="0.026cm" svg:height="0.012cm" svg:x="3.934cm" svg:y="20.425cm" svg:viewBox="0 0 27 13" svg:d="M27 13l-21-13c-2 4-4 8-6 13z">
            <text:p/>
          </draw:path>
          <draw:path draw:style-name="gr4" draw:text-style-name="P4" draw:layer="layout" svg:width="0.455cm" svg:height="0.136cm" svg:x="3.941cm" svg:y="20.3cm" svg:viewBox="0 0 456 137" svg:d="M301 10c-68-19-139-12-202 20-41 23-75 55-99 95l19 12h68c14-15 31-28 49-38 12-6 24-11 36-15-12 15-19 34-17 53h146c1-13-1-27-8-40-2-4-4-7-6-10 29 11 54 28 75 50h94c-33-62-88-107-155-127z">
            <text:p/>
          </draw:path>
          <draw:path draw:style-name="gr4" draw:text-style-name="P4" draw:layer="layout" svg:width="0.145cm" svg:height="0.186cm" svg:x="6.533cm" svg:y="16.542cm" svg:viewBox="0 0 146 187" svg:d="M80 166c16 0 27-5 35-14 4-5 6-13 6-21 0-14-6-23-19-28-7-2-15-4-26-4h-52v67zM80 166zM72 79c10 0 19-1 25-4 9-5 15-13 15-25 0-14-6-22-16-26-6-2-14-4-25-4h-47v59zM72 79zM0 0h81c22 0 39 6 48 19 6 8 8 16 8 27 0 12-3 22-10 29-3 4-8 8-15 11 10 4 17 8 22 12 8 9 12 20 12 34 0 13-4 24-11 33-11 15-30 22-55 22h-80z">
            <text:p/>
          </draw:path>
          <draw:path draw:style-name="gr4" draw:text-style-name="P4" draw:layer="layout" svg:width="0.182cm" svg:height="0.196cm" svg:x="6.684cm" svg:y="16.537cm" svg:viewBox="0 0 183 197" svg:d="M143 150c10-15 15-34 15-55 0-22-6-40-18-53s-28-20-48-20c-19 0-35 6-48 20-12 13-18 32-18 59 0 21 5 38 15 52 12 14 29 21 52 21s39-8 50-24zM143 150zM165 31c12 17 18 38 18 63 0 29-7 52-21 70-16 22-41 33-72 33-28 0-52-10-68-29-15-18-22-41-22-69 0-26 6-47 18-65 16-23 41-34 73-34 33 0 58 10 74 31z">
            <text:p/>
          </draw:path>
          <draw:polygon draw:style-name="gr4" draw:text-style-name="P4" draw:layer="layout" svg:width="0.119cm" svg:height="0.186cm" svg:x="6.883cm" svg:y="16.542cm" svg:viewBox="0 0 120 187" draw:points="0,0 25,0 25,165 120,165 120,187 0,187">
            <text:p/>
          </draw:polygon>
          <draw:polygon draw:style-name="gr4" draw:text-style-name="P4" draw:layer="layout" svg:width="0.137cm" svg:height="0.186cm" svg:x="7.017cm" svg:y="16.542cm" svg:viewBox="0 0 138 187" draw:points="0,0 136,0 136,22 24,22 24,80 128,80 128,101 24,101 24,165 138,165 138,187 0,187">
            <text:p/>
          </draw:polygon>
          <draw:polygon draw:style-name="gr4" draw:text-style-name="P4" draw:layer="layout" svg:width="0.151cm" svg:height="0.186cm" svg:x="7.16cm" svg:y="16.542cm" svg:viewBox="0 0 152 187" draw:points="152,0 152,22 89,22 89,187 62,187 62,22 0,22 0,0">
            <text:p/>
          </draw:polygon>
          <draw:path draw:style-name="gr4" draw:text-style-name="P4" draw:layer="layout" svg:width="0.182cm" svg:height="0.196cm" svg:x="7.307cm" svg:y="16.537cm" svg:viewBox="0 0 183 197" svg:d="M143 150c10-15 15-34 15-55 0-22-6-40-18-53s-28-20-48-20c-19 0-35 6-48 20-12 13-18 32-18 59 0 21 5 38 15 52 12 14 29 21 52 21 22 0 39-8 50-24zM143 150zM165 31c12 17 18 38 18 63 0 29-7 52-21 70-16 22-41 33-72 33-29 0-52-10-69-29-14-18-21-41-21-69 0-26 6-47 18-65 16-23 41-34 73-34 33 0 58 10 74 31z">
            <text:p/>
          </draw:path>
          <draw:path draw:style-name="gr4" draw:text-style-name="P4" draw:layer="layout" svg:width="0.168cm" svg:height="0.195cm" svg:x="6.526cm" svg:y="17.14cm" svg:viewBox="0 0 169 196" svg:d="M132 10c18 9 29 26 33 51h-25c-2-14-9-24-18-30s-21-9-35-9c-18 0-33 6-44 19-12 13-17 32-17 59 0 22 4 40 14 53 9 14 25 21 47 21 17 0 31-5 41-14 11-10 17-26 17-48h-58v-21h82v100h-17l-6-24c-8 9-16 16-22 20-11 6-25 9-43 9-21 0-40-7-56-21-17-18-25-43-25-74 0-32 8-57 25-75 15-18 36-26 62-26 17 0 32 3 45 10z">
            <text:p/>
          </draw:path>
          <draw:path draw:style-name="gr4" draw:text-style-name="P4" draw:layer="layout" svg:width="0.152cm" svg:height="0.186cm" svg:x="6.726cm" svg:y="17.145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  <text:p/>
          </draw:path>
          <draw:path draw:style-name="gr4" draw:text-style-name="P4" draw:layer="layout" svg:width="0.167cm" svg:height="0.186cm" svg:x="6.882cm" svg:y="17.145cm" svg:viewBox="0 0 168 187" svg:d="M113 110l-29-83-30 83zM113 110zM71 0h28l69 187h-28l-20-56h-73l-22 56h-25z">
            <text:p/>
          </draw:path>
          <draw:polygon draw:style-name="gr4" draw:text-style-name="P4" draw:layer="layout" svg:width="0.151cm" svg:height="0.186cm" svg:x="7.023cm" svg:y="17.145cm" svg:viewBox="0 0 152 187" draw:points="152,0 152,22 89,22 89,187 62,187 62,22 0,22 0,0">
            <text:p/>
          </draw:polygon>
          <draw:path draw:style-name="gr4" draw:text-style-name="P4" draw:layer="layout" svg:width="0.148cm" svg:height="0.191cm" svg:x="7.186cm" svg:y="17.145cm" svg:viewBox="0 0 149 192" svg:d="M25 0v115c0 14 3 25 8 35 8 13 21 20 39 20 22 0 36-7 45-22 4-9 6-19 6-33v-115h26v105c0 23-3 41-9 54-12 22-34 33-66 33-31 0-54-11-65-33-6-13-9-31-9-54v-105z">
            <text:p/>
          </draw:path>
          <draw:polygon draw:style-name="gr4" draw:text-style-name="P4" draw:layer="layout" svg:width="0.025cm" svg:height="0.186cm" svg:x="7.365cm" svg:y="17.145cm" svg:viewBox="0 0 26 187" draw:points="0,0 26,0 26,187 0,187">
            <text:p/>
          </draw:polygon>
          <draw:polygon draw:style-name="gr4" draw:text-style-name="P4" draw:layer="layout" svg:width="0.151cm" svg:height="0.186cm" svg:x="7.403cm" svg:y="17.145cm" svg:viewBox="0 0 152 187" draw:points="152,0 152,22 89,22 89,187 62,187 62,22 0,22 0,0">
            <text:p/>
          </draw:polygon>
          <draw:path draw:style-name="gr4" draw:text-style-name="P4" draw:layer="layout" svg:width="0.182cm" svg:height="0.196cm" svg:x="7.551cm" svg:y="17.14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  <text:p/>
          </draw:path>
          <draw:polygon draw:style-name="gr4" draw:text-style-name="P4" draw:layer="layout" svg:width="0.128cm" svg:height="0.173cm" svg:x="6.534cm" svg:y="16.856cm" svg:viewBox="0 0 129 174" draw:points="0,0 128,0 128,21 22,21 22,73 120,73 120,94 22,94 22,153 129,153 129,174 0,174">
            <text:p/>
          </draw:polygon>
          <draw:path draw:style-name="gr4" draw:text-style-name="P4" draw:layer="layout" svg:width="0.142cm" svg:height="0.173cm" svg:x="6.682cm" svg:y="16.856cm" svg:viewBox="0 0 143 174" svg:d="M65 153c8 0 15 0 20-2 9-3 16-9 23-18 4-7 7-16 9-27 2-6 2-12 2-18 0-22-4-39-14-51-8-11-21-17-40-17h-42v133zM65 153zM0 0h70c24 0 43 8 56 25 11 15 17 35 17 58 0 20-3 36-10 51-12 26-34 40-63 40h-70z">
            <text:p/>
          </draw:path>
          <draw:path draw:style-name="gr4" draw:text-style-name="P4" draw:layer="layout" svg:width="0.137cm" svg:height="0.178cm" svg:x="6.846cm" svg:y="16.856cm" svg:viewBox="0 0 138 179" svg:d="M23 0v107c0 13 3 23 8 33 7 12 18 19 35 19 21 0 35-7 42-21 4-8 6-18 6-31v-107h24v98c0 21-3 38-9 50-10 21-30 31-61 31-29 0-49-10-60-31-6-12-8-29-8-50v-98z">
            <text:p/>
          </draw:path>
          <draw:path draw:style-name="gr4" draw:text-style-name="P4" draw:layer="layout" svg:width="0.152cm" svg:height="0.182cm" svg:x="6.999cm" svg:y="16.851cm" svg:viewBox="0 0 153 183" svg:d="M131 17c12 11 19 24 20 39h-23c-2-11-7-20-15-26-8-7-18-10-32-10-18 0-32 6-42 18s-15 30-15 56c0 20 4 37 14 49 9 13 23 19 42 19 18 0 30-6 39-20 5-7 9-16 11-27h23c-2 18-9 33-20 46-14 14-32 22-55 22-21 0-38-6-52-18-17-17-26-41-26-76 0-26 6-47 20-63 14-18 34-26 61-26 21 0 38 5 50 17z">
            <text:p/>
          </draw:path>
          <draw:path draw:style-name="gr4" draw:text-style-name="P4" draw:layer="layout" svg:width="0.155cm" svg:height="0.173cm" svg:x="7.155cm" svg:y="16.856cm" svg:viewBox="0 0 156 174" svg:d="M105 103l-28-78-28 78zM105 103zM65 0h28l63 174h-26l-18-52h-70l-18 52h-24z">
            <text:p/>
          </draw:path>
          <draw:polygon draw:style-name="gr4" draw:text-style-name="P4" draw:layer="layout" svg:width="0.141cm" svg:height="0.173cm" svg:x="7.287cm" svg:y="16.856cm" svg:viewBox="0 0 142 174" draw:points="142,0 142,20 83,20 83,174 59,174 59,20 0,20 0,0">
            <text:p/>
          </draw:polygon>
          <draw:polygon draw:style-name="gr4" draw:text-style-name="P4" draw:layer="layout" svg:width="0.024cm" svg:height="0.173cm" svg:x="7.443cm" svg:y="16.856cm" svg:viewBox="0 0 25 174" draw:points="0,0 25,0 25,174 0,174">
            <text:p/>
          </draw:polygon>
          <draw:polygon draw:style-name="gr4" draw:text-style-name="P4" draw:layer="layout" svg:width="0.152cm" svg:height="0.173cm" svg:x="7.481cm" svg:y="16.856cm" svg:viewBox="0 0 153 174" draw:points="26,0 76,148 127,0 153,0 89,174 64,174 0,0">
            <text:p/>
          </draw:polygon>
          <draw:path draw:style-name="gr4" draw:text-style-name="P4" draw:layer="layout" svg:width="0.169cm" svg:height="0.183cm" svg:x="7.633cm" svg:y="16.851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  <text:p/>
          </draw:path>
          <draw:polygon draw:style-name="gr4" draw:text-style-name="P4" draw:layer="layout" svg:width="0.031cm" svg:height="0.186cm" svg:x="6.439cm" svg:y="16.542cm" svg:viewBox="0 0 32 187" draw:points="0,187 32,187 32,0 0,0">
            <text:p/>
          </draw:polygon>
          <draw:polygon draw:style-name="gr4" draw:text-style-name="P4" draw:layer="layout" svg:width="0.031cm" svg:height="0.173cm" svg:x="6.439cm" svg:y="16.855cm" svg:viewBox="0 0 32 174" draw:points="0,174 32,174 32,0 0,0">
            <text:p/>
          </draw:polygon>
          <draw:polygon draw:style-name="gr4" draw:text-style-name="P4" draw:layer="layout" svg:width="0.031cm" svg:height="0.195cm" svg:x="6.439cm" svg:y="17.14cm" svg:viewBox="0 0 32 196" draw:points="0,196 32,196 32,0 0,0">
            <text:p/>
          </draw:polygon>
          <draw:path draw:style-name="gr4" draw:text-style-name="P4" draw:layer="layout" svg:width="0.094cm" svg:height="0.114cm" svg:x="8.335cm" svg:y="17.185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  <text:p/>
          </draw:path>
          <draw:path draw:style-name="gr4" draw:text-style-name="P4" draw:layer="layout" svg:width="0.082cm" svg:height="0.089cm" svg:x="8.441cm" svg:y="17.209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  <text:p/>
          </draw:path>
          <draw:polygon draw:style-name="gr4" draw:text-style-name="P4" draw:layer="layout" svg:width="0.025cm" svg:height="0.12cm" svg:x="8.539cm" svg:y="17.179cm" svg:viewBox="0 0 26 121" draw:points="0,0 26,0 26,121 0,121">
            <text:p/>
          </draw:polygon>
          <draw:path draw:style-name="gr4" draw:text-style-name="P4" draw:layer="layout" svg:width="0.081cm" svg:height="0.089cm" svg:x="8.579cm" svg:y="17.209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6cm" svg:height="0.113cm" svg:x="8.668cm" svg:y="17.187cm" svg:viewBox="0 0 61 114" svg:d="M61 110l-9 2c-4 1-11 2-17 2-10 0-15-2-18-5s-4-7-4-16v-51h-13v-20h13v-22h26v22h22v20h-22v44c0 4 1 6 2 7 0 0 2 1 6 1h14z">
            <text:p/>
          </draw:path>
          <draw:path draw:style-name="gr4" draw:text-style-name="P4" draw:layer="layout" svg:width="0.082cm" svg:height="0.089cm" svg:x="8.74cm" svg:y="17.209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99cm" svg:height="0.114cm" svg:x="8.871cm" svg:y="17.185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  <text:p/>
          </draw:path>
          <draw:path draw:style-name="gr4" draw:text-style-name="P4" draw:layer="layout" svg:width="0.083cm" svg:height="0.12cm" svg:x="8.986cm" svg:y="17.179cm" svg:viewBox="0 0 84 121" svg:d="M25 53v44c6 3 9 4 14 4h9c4 0 6-1 8-2 2-3 2-6 2-23 0-18 0-22-2-24s-4-2-8-2h-9c-5 0-8 1-14 3zM25 53zM0 0h25v42c12-10 15-12 23-12h9c11 0 16 1 20 5 5 6 7 13 7 41 0 26-2 34-8 39-4 4-9 6-19 6h-10c-7 0-12-2-22-11v11h-25z">
            <text:p/>
          </draw:path>
          <draw:path draw:style-name="gr4" draw:text-style-name="P4" draw:layer="layout" svg:width="0.056cm" svg:height="0.09cm" svg:x="9.085cm" svg:y="17.209cm" svg:viewBox="0 0 57 91" svg:d="M0 91v-91h25v13c10-9 14-13 23-13h9v25h-11c-8 0-13 1-21 4v62z">
            <text:p/>
          </draw:path>
          <draw:path draw:style-name="gr4" draw:text-style-name="P4" draw:layer="layout" svg:width="0.081cm" svg:height="0.089cm" svg:x="9.149cm" svg:y="17.209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56cm" svg:height="0.09cm" svg:x="9.246cm" svg:y="17.209cm" svg:viewBox="0 0 57 91" svg:d="M0 91v-91h25v13c10-9 14-13 23-13h9v25h-11c-8 0-13 1-21 4v62z">
            <text:p/>
          </draw:path>
          <draw:path draw:style-name="gr4" draw:text-style-name="P4" draw:layer="layout" svg:width="0.082cm" svg:height="0.089cm" svg:x="9.31cm" svg:y="17.209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  <text:p/>
          </draw:path>
          <draw:path draw:style-name="gr4" draw:text-style-name="P4" draw:layer="layout" svg:width="0.094cm" svg:height="0.114cm" svg:x="9.441cm" svg:y="17.185cm" svg:viewBox="0 0 95 115" svg:d="M88 110c-4 3-9 5-19 5h-43c-10 0-16-1-20-5s-6-11-6-33h26c0 12 0 15 2 16 1 1 2 2 7 2h24c5 0 7-1 8-2s2-4 2-12c0-6-1-8-2-10-1-1-4-1-8-2l-36-3c-7-1-12-3-16-6-4-5-6-11-6-26 0-16 2-24 8-29 3-4 8-5 18-5h39c11 0 17 1 20 4 5 5 7 11 7 32h-26c0-11 0-13-1-14s-3-2-7-2h-23c-4 0-6 0-7 1s-1 5-1 12c0 6 0 8 1 9 1 2 3 2 8 2l36 4c8 1 12 2 16 6s6 11 6 26c0 17-2 25-7 30z">
            <text:p/>
          </draw:path>
          <draw:path draw:style-name="gr4" draw:text-style-name="P4" draw:layer="layout" svg:width="0.082cm" svg:height="0.089cm" svg:x="9.548cm" svg:y="17.209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78cm" svg:height="0.089cm" svg:x="9.644cm" svg:y="17.209cm" svg:viewBox="0 0 79 90" svg:d="M79 56c0 17-2 24-6 29-4 3-8 5-17 5h-31c-9 0-13-2-17-6-6-5-8-14-8-40 0-25 2-33 8-39 3-4 8-5 17-5h31c9 0 13 1 17 5s6 11 6 27h-24c0-9 0-11-1-11-1-1-2-2-6-2h-15c-4 0-6 1-7 2s-2 4-2 23c0 20 1 23 2 25 1 1 3 1 7 1h15c4 0 5 0 6-1s1-4 2-13z">
            <text:p/>
          </draw:path>
          <draw:path draw:style-name="gr4" draw:text-style-name="P4" draw:layer="layout" svg:width="0.027cm" svg:height="0.123cm" svg:x="9.735cm" svg:y="17.175cm" svg:viewBox="0 0 28 124" svg:d="M27 124h-26v-91h26zM27 124zM28 21h-28v-21h28z">
            <text:p/>
          </draw:path>
          <draw:path draw:style-name="gr4" draw:text-style-name="P4" draw:layer="layout" svg:width="0.081cm" svg:height="0.09cm" svg:x="9.776cm" svg:y="17.209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  <text:p/>
          </draw:path>
          <draw:polygon draw:style-name="gr4" draw:text-style-name="P4" draw:layer="layout" svg:width="0.025cm" svg:height="0.12cm" svg:x="9.875cm" svg:y="17.179cm" svg:viewBox="0 0 26 121" draw:points="0,0 26,0 26,121 0,121">
            <text:p/>
          </draw:polygon>
          <draw:path draw:style-name="gr4" draw:text-style-name="P4" draw:layer="layout" svg:width="0.525cm" svg:height="0.564cm" svg:x="8.314cm" svg:y="16.574cm" svg:viewBox="0 0 526 565" svg:d="M225 443h92c14 0 21-1 26-7 6-5 10-11 10-49 0-36-3-43-10-50-5-6-12-7-26-7h-92zM225 443zM315 223c13 0 19 0 24-5 5-7 9-18 9-46 0-27-3-39-9-44-4-5-9-7-24-7h-90v102zM315 223zM526 413c0 57-15 94-41 120-23 23-53 32-100 32h-385v-126h59v-314h-59v-125h386c51 0 77 8 99 30 25 27 36 65 36 109 0 86-31 121-89 137v1c62 16 94 45 94 136z">
            <text:p/>
          </draw:path>
          <draw:path draw:style-name="gr4" draw:text-style-name="P4" draw:layer="layout" svg:width="0.483cm" svg:height="0.561cm" svg:x="9.439cm" svg:y="16.575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  <text:p/>
          </draw:path>
          <draw:path draw:style-name="gr4" draw:text-style-name="P4" draw:layer="layout" svg:width="0.041cm" svg:height="0.041cm" svg:x="9.011cm" svg:y="16.911cm" svg:viewBox="0 0 42 42" svg:d="M24 0c-14-1-24 8-24 20 0 13 9 22 20 22 13 0 23-11 22-24-1-10-9-17-18-18z">
            <text:p/>
          </draw:path>
          <draw:path draw:style-name="gr4" draw:text-style-name="P4" draw:layer="layout" svg:width="0.041cm" svg:height="0.041cm" svg:x="9.225cm" svg:y="16.911cm" svg:viewBox="0 0 42 42" svg:d="M25 0c-15-2-27 10-25 25 1 8 8 15 17 17 15 2 27-10 25-25-2-9-9-16-17-17z">
            <text:p/>
          </draw:path>
          <draw:path draw:style-name="gr4" draw:text-style-name="P4" draw:layer="layout" svg:width="0.147cm" svg:height="0.019cm" svg:x="9.065cm" svg:y="16.702cm" svg:viewBox="0 0 148 20" svg:d="M9 20h129c6 0 11-6 10-12-1-5-5-8-10-8h-129c-4 0-9 3-9 8 0 6 3 12 9 12z">
            <text:p/>
          </draw:path>
          <draw:path draw:style-name="gr4" draw:text-style-name="P4" draw:layer="layout" svg:width="0.255cm" svg:height="0.112cm" svg:x="9.011cm" svg:y="16.743cm" svg:viewBox="0 0 256 113" svg:d="M231 0h-207c-9 0-15 5-16 12-4 33-6 53-8 86 0 8 5 15 14 15h228c8 0 14-6 14-16-3-33-5-50-9-85-1-7-7-12-16-12z">
            <text:p/>
          </draw:path>
          <draw:path draw:style-name="gr4" draw:text-style-name="P4" draw:layer="layout" svg:width="0.566cm" svg:height="0.566cm" svg:x="8.855cm" svg:y="16.574cm" svg:viewBox="0 0 567 567" svg:d="M439 416c0 7-6 12-12 12h-16c0 0 0 18 0 25 0 12-11 22-23 20-11-1-18-10-18-21v-24h-173v25c0 11-10 21-21 21-12 0-21-10-21-21 0-7 0-25 0-25h-17c-6 0-10-4-10-10v-138c0 0 7-75 11-104 3-33 11-43 34-54 33-16 70-22 111-22 39 0 76 6 110 22 23 11 30 21 34 54 3 29 11 104 11 104zM439 416zM392 0h-217c-97 0-175 78-175 175v217c0 97 78 175 175 175h217c97 0 175-78 175-175v-217c0-97-78-175-175-175z">
            <text:p/>
          </draw:path>
          <draw:path draw:style-name="gr4" draw:text-style-name="P4" draw:layer="layout" svg:width="0.04cm" svg:height="0.058cm" svg:x="6.303cm" svg:y="18.117cm" svg:viewBox="0 0 41 59" svg:d="M30 40c0-4-2-6-6-6h-14v16h13c5 0 7-2 7-6zM30 40zM28 13c0-3-2-4-6-4h-12v15h12c4 0 6-2 6-6zM28 13zM0 59v-59h23c11 0 16 4 16 12v6c0 5-2 7-7 9 6 3 9 6 9 12v6c0 9-5 14-16 14z">
            <text:p/>
          </draw:path>
          <draw:path draw:style-name="gr4" draw:text-style-name="P4" draw:layer="layout" svg:width="0.037cm" svg:height="0.044cm" svg:x="6.349cm" svg:y="18.132cm" svg:viewBox="0 0 38 45" svg:d="M18 9c-6 0-8 2-8 7v12c0 5 2 8 8 8 7 0 9-3 9-8v-12c0-5-2-7-9-7zM18 9zM18 45c-15 0-18-8-18-17v-12c0-8 3-16 18-16 16 0 20 8 20 16v12c0 9-4 17-20 17z">
            <text:p/>
          </draw:path>
          <draw:polygon draw:style-name="gr4" draw:text-style-name="P4" draw:layer="layout" svg:width="0.011cm" svg:height="0.061cm" svg:x="6.394cm" svg:y="18.114cm" svg:viewBox="0 0 12 62" draw:points="0,62 0,1 12,0 12,62">
            <text:p/>
          </draw:polygon>
          <draw:path draw:style-name="gr4" draw:text-style-name="P4" draw:layer="layout" svg:width="0.034cm" svg:height="0.044cm" svg:x="6.413cm" svg:y="18.132cm" svg:viewBox="0 0 35 45" svg:d="M10 17h15v-2c0-4-2-7-7-7-6 0-8 3-8 7zM10 17zM19 36c5 0 9 0 13-2l2 8c-5 2-10 3-15 3-15 0-19-6-19-17v-12c0-9 4-16 18-16s17 7 17 17v10h-25v2c0 5 2 7 9 7z">
            <text:p/>
          </draw:path>
          <draw:path draw:style-name="gr4" draw:text-style-name="P4" draw:layer="layout" svg:width="0.028cm" svg:height="0.056cm" svg:x="6.45cm" svg:y="18.121cm" svg:viewBox="0 0 29 57" svg:d="M29 55c-2 1-8 2-10 2-8 0-13-4-13-11v-25h-6v-9h6v-11l12-1v12h11v9h-11v23c0 3 1 4 3 4 3 0 5 0 7-1z">
            <text:p/>
          </draw:path>
          <draw:path draw:style-name="gr4" draw:text-style-name="P4" draw:layer="layout" svg:width="0.037cm" svg:height="0.044cm" svg:x="6.482cm" svg:y="18.132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1cm" svg:height="0.06cm" svg:x="6.543cm" svg:y="18.116cm" svg:viewBox="0 0 42 61" svg:d="M12 42c0 5 2 9 10 9 3 0 6-1 10-1v-18h10v26c-6 2-14 3-20 3-16 0-22-7-22-18v-26c0-12 7-17 23-17 4 0 12 0 17 1l-1 10c-5-1-12-2-17-2-8 0-10 4-10 10z">
            <text:p/>
          </draw:path>
          <draw:path draw:style-name="gr4" draw:text-style-name="P4" draw:layer="layout" svg:width="0.022cm" svg:height="0.043cm" svg:x="6.592cm" svg:y="18.132cm" svg:viewBox="0 0 23 44" svg:d="M23 9c-4 2-8 4-12 7v28h-11v-44h10v5c3-1 9-4 12-5z">
            <text:p/>
          </draw:path>
          <draw:path draw:style-name="gr4" draw:text-style-name="P4" draw:layer="layout" svg:width="0.033cm" svg:height="0.044cm" svg:x="6.617cm" svg:y="18.132cm" svg:viewBox="0 0 34 45" svg:d="M23 28h-9c-3 0-4 1-4 4s1 4 4 4c4 0 7-1 9-2zM23 28zM34 44h-9l-1-3c-4 3-9 4-13 4-8 0-11-5-11-13 0-9 3-13 12-13h11v-4c0-5-1-7-9-7-4 0-8 1-12 2l-1-9c4-1 10-1 15-1 14 0 18 4 18 15z">
            <text:p/>
          </draw:path>
          <draw:path draw:style-name="gr4" draw:text-style-name="P4" draw:layer="layout" svg:width="0.028cm" svg:height="0.056cm" svg:x="6.655cm" svg:y="18.121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6cm" svg:height="0.043cm" svg:x="6.688cm" svg:y="18.133cm" svg:viewBox="0 0 37 44" svg:d="M11 0v30c0 3 1 4 4 4 2 0 7-2 11-4v-30h11v43h-8l-2-3c-5 2-12 4-17 4-8 0-10-5-10-13v-31z">
            <text:p/>
          </draw:path>
          <draw:path draw:style-name="gr4" draw:text-style-name="P4" draw:layer="layout" svg:width="0.011cm" svg:height="0.061cm" svg:x="6.734cm" svg:y="18.114cm" svg:viewBox="0 0 12 62" svg:d="M0 18h12v44h-12zM0 18zM0 0h12v12h-12z">
            <text:p/>
          </draw:path>
          <draw:path draw:style-name="gr4" draw:text-style-name="P4" draw:layer="layout" svg:width="0.028cm" svg:height="0.056cm" svg:x="6.75cm" svg:y="18.121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7cm" svg:height="0.044cm" svg:x="6.782cm" svg:y="18.132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8cm" svg:height="0.058cm" svg:x="6.3cm" svg:y="18.194cm" svg:viewBox="0 0 49 59" svg:d="M12 39h25l-12-37zM12 39zM38 43h-28l-5 16h-5l20-59h8l21 59h-5z">
            <text:p/>
          </draw:path>
          <draw:path draw:style-name="gr4" draw:text-style-name="P4" draw:layer="layout" svg:width="0.031cm" svg:height="0.061cm" svg:x="6.355cm" svg:y="18.191cm" svg:viewBox="0 0 32 62" svg:d="M27 23c-5-1-9-2-15-2-5 0-7 3-7 9v20c0 5 1 8 7 8s11-3 15-6zM27 23zM0 30c0-8 3-13 13-13 5 0 9 0 14 1v-18h5v61h-5v-4c-4 3-10 5-15 5-9 0-12-4-12-12z">
            <text:p/>
          </draw:path>
          <draw:path draw:style-name="gr4" draw:text-style-name="P4" draw:layer="layout" svg:width="0.031cm" svg:height="0.043cm" svg:x="6.398cm" svg:y="18.209cm" svg:viewBox="0 0 32 44" svg:d="M5 0v35c0 3 1 4 4 4 4 0 12-2 18-5v-34h5v43h-5v-4c-5 2-13 5-19 5s-8-4-8-10v-34z">
            <text:p/>
          </draw:path>
          <draw:polygon draw:style-name="gr4" draw:text-style-name="P4" draw:layer="layout" svg:width="0.005cm" svg:height="0.061cm" svg:x="6.442cm" svg:y="18.191cm" svg:viewBox="0 0 6 62" draw:points="0,62 0,0 6,0 6,62">
            <text:p/>
          </draw:polygon>
          <draw:path draw:style-name="gr4" draw:text-style-name="P4" draw:layer="layout" svg:width="0.027cm" svg:height="0.054cm" svg:x="6.455cm" svg:y="18.198cm" svg:viewBox="0 0 28 55" svg:d="M28 53c-2 1-6 2-10 2-6 0-9-3-9-9v-31h-9v-5h9v-10h5v10h14l-1 5h-13v30c0 4 0 5 5 5 3 0 6 0 8-1z">
            <text:p/>
          </draw:path>
          <draw:path draw:style-name="gr4" draw:text-style-name="P4" draw:layer="layout" svg:width="0.033cm" svg:height="0.044cm" svg:x="6.488cm" svg:y="18.208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27cm" svg:height="0.044cm" svg:x="6.53cm" svg:y="18.208cm" svg:viewBox="0 0 28 45" svg:d="M13 45c-4 0-10-1-13-2v-4c4 1 10 1 13 1 9 0 10-1 10-7s0-6-11-9-12-6-12-14c0-7 3-10 15-10 4 0 9 0 13 1l-1 4c-3 0-9-1-13-1-8 0-9 2-9 7s0 6 9 8c14 4 14 6 14 14s-3 12-15 12z">
            <text:p/>
          </draw:path>
          <draw:polygon draw:style-name="gr4" draw:text-style-name="P4" draw:layer="layout" svg:width="0.055cm" svg:height="0.058cm" svg:x="6.584cm" svg:y="18.194cm" svg:viewBox="0 0 56 59" draw:points="50,5 32,51 24,51 6,5 5,59 0,59 1,0 9,0 28,48 47,0 54,0 56,59 51,59">
            <text:p/>
          </draw:polygon>
          <draw:path draw:style-name="gr4" draw:text-style-name="P4" draw:layer="layout" svg:width="0.03cm" svg:height="0.044cm" svg:x="6.65cm" svg:y="18.208cm" svg:viewBox="0 0 31 45" svg:d="M26 26h-14c-6 0-7 1-7 7 0 5 1 7 7 7 5 0 10-1 14-4zM26 26zM31 44h-5v-3c-4 2-9 4-15 4-8 0-11-4-11-12 0-9 4-13 12-13h14v-8c0-6-3-8-10-8-6 0-10 1-14 1l-1-4c4-1 9-1 13-1 12 0 17 4 17 12z">
            <text:p/>
          </draw:path>
          <draw:polygon draw:style-name="gr4" draw:text-style-name="P4" draw:layer="layout" svg:width="0.037cm" svg:height="0.06cm" svg:x="6.686cm" svg:y="18.209cm" svg:viewBox="0 0 38 61" draw:points="23,43 16,61 11,61 18,43 15,43 0,0 5,0 19,40 33,0 38,0">
            <text:p/>
          </draw:polygon>
          <draw:path draw:style-name="gr4" draw:text-style-name="P4" draw:layer="layout" svg:width="0.033cm" svg:height="0.044cm" svg:x="6.726cm" svg:y="18.208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19cm" svg:height="0.043cm" svg:x="6.77cm" svg:y="18.208cm" svg:viewBox="0 0 20 44" svg:d="M20 5c-4 1-10 5-14 7v32h-6v-44h4v7c6-3 10-6 15-7z">
            <text:p/>
          </draw:path>
          <draw:path draw:style-name="gr4" draw:text-style-name="P4" draw:layer="layout" svg:width="0.031cm" svg:height="0.044cm" svg:x="6.793cm" svg:y="18.208cm" svg:viewBox="0 0 32 45" svg:d="M5 19h22v-4c0-7-3-11-12-11-8 0-10 4-10 11zM5 19zM17 40c4 0 9 0 13-2l1 5c-4 1-10 2-16 2-12 0-15-6-15-16v-14c0-9 3-15 15-15 13 0 17 6 17 15v9h-27v6c0 7 2 10 12 10z">
            <text:p/>
          </draw:path>
          <draw:path draw:style-name="gr4" draw:text-style-name="P4" draw:layer="layout" svg:width="0.027cm" svg:height="0.044cm" svg:x="6.834cm" svg:y="18.208cm" svg:viewBox="0 0 28 45" svg:d="M13 45c-4 0-10-1-13-2v-4c4 1 10 1 13 1 9 0 10-1 10-7s0-6-11-9-12-6-12-14c0-7 3-10 15-10 4 0 9 0 13 1l-1 4c-3 0-9-1-13-1-8 0-9 2-9 7s0 6 9 8c14 4 14 6 14 14s-3 12-15 12z">
            <text:p/>
          </draw:path>
          <draw:path draw:style-name="gr4" draw:text-style-name="P4" draw:layer="layout" svg:width="0.273cm" svg:height="0.327cm" svg:x="6.311cm" svg:y="17.767cm" svg:viewBox="0 0 274 328" svg:d="M189 154c1-5 0-9-3-12s-6-4-11-4h-12c-7 0-15 0-21 0-7 1-13 1-18 2-6 1-12 2-17 2l-16 123h65c13 0 20-6 21-19zM189 154zM259 253c-3 23-12 42-27 55s-35 20-58 20h-174l42-328h83l-11 84c62-8 98-10 98-10 22 0 38 7 49 20 11 12 15 29 12 51z">
            <text:p/>
          </draw:path>
          <draw:path draw:style-name="gr4" draw:text-style-name="P4" draw:layer="layout" svg:width="0.266cm" svg:height="0.256cm" svg:x="6.597cm" svg:y="17.843cm" svg:viewBox="0 0 267 257" svg:d="M111 191c6 0 12-1 19-2 6 0 12-2 18-3 7-1 14-3 20-4l4-29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  <text:p/>
          </draw:path>
          <draw:path draw:style-name="gr4" draw:text-style-name="P4" draw:layer="layout" svg:width="0.404cm" svg:height="0.246cm" svg:x="6.871cm" svg:y="17.848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  <text:p/>
          </draw:path>
          <draw:path draw:style-name="gr4" draw:text-style-name="P4" draw:layer="layout" svg:width="1.285cm" svg:height="0.714cm" svg:x="6.276cm" svg:y="17.664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3 1 0 1 0 2 0s106 4 150 4c41 0 57-74 57-77 1-4 55-387 66-518 4-41-4-72-23-92z">
            <text:p/>
          </draw:path>
          <draw:path draw:style-name="gr4" draw:text-style-name="P4" draw:layer="layout" svg:width="0.083cm" svg:height="0.065cm" svg:x="6.763cm" svg:y="18.029cm" svg:viewBox="0 0 84 66" svg:d="M0 43c0 0 52-31 84-43v1l-83 65z">
            <text:p/>
          </draw:path>
          <draw:path draw:style-name="gr4" draw:text-style-name="P4" draw:layer="layout" svg:width="0.104cm" svg:height="0.144cm" svg:x="8.716cm" svg:y="17.842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  <text:p/>
          </draw:path>
          <draw:path draw:style-name="gr4" draw:text-style-name="P4" draw:layer="layout" svg:width="0.123cm" svg:height="0.148cm" svg:x="8.827cm" svg:y="17.84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  <text:p/>
          </draw:path>
          <draw:path draw:style-name="gr4" draw:text-style-name="P4" draw:layer="layout" svg:width="0.088cm" svg:height="0.144cm" svg:x="8.964cm" svg:y="17.842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096cm" svg:height="0.142cm" svg:x="9.064cm" svg:y="17.843cm" svg:viewBox="0 0 97 143" svg:d="M33 100v15c7 0 12 0 16 0h48c0 5 0 9 0 12-2 10-9 16-21 16h-57c-6 0-11-2-14-6-4-3-5-8-5-14v-122l1-1h91c1 4 2 8 2 13 0 4-1 9-3 14h-58v15 15c4 0 9 0 14 0h33c1 3 2 8 2 13 0 6-1 10-2 14h-47z">
            <text:p/>
          </draw:path>
          <draw:path draw:style-name="gr4" draw:text-style-name="P4" draw:layer="layout" svg:width="0.105cm" svg:height="0.143cm" svg:x="9.16cm" svg:y="17.843cm" svg:viewBox="0 0 106 144" svg:d="M69 27v16 100c-4 1-10 1-17 1s-12 0-17-1v-116h-13-21c-1-4-1-8-1-14 0-5 0-9 1-13h103c1 3 2 8 2 13s-2 9-4 11c-3 2-8 3-14 3h-6z">
            <text:p/>
          </draw:path>
          <draw:path draw:style-name="gr4" draw:text-style-name="P4" draw:layer="layout" svg:width="0.123cm" svg:height="0.148cm" svg:x="9.26cm" svg:y="17.84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  <text:p/>
          </draw:path>
          <draw:path draw:style-name="gr4" draw:text-style-name="P4" draw:layer="layout" svg:width="0.107cm" svg:height="0.148cm" svg:x="9.423cm" svg:y="17.84cm" svg:viewBox="0 0 108 149" svg:d="M0 134c0-5 1-9 4-14 2-4 5-9 8-12 16 10 30 14 43 14 6 0 10-1 13-3 3-3 4-6 4-11 0-7-4-12-13-15l-24-11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123cm" svg:height="0.148cm" svg:x="9.535cm" svg:y="17.84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114cm" svg:height="0.148cm" svg:x="9.664cm" svg:y="17.84cm" svg:viewBox="0 0 115 149" svg:d="M83 60v-2c0-22-8-32-23-32-9 0-15 4-19 13-4 8-6 20-6 35s3 27 8 34c4 9 11 12 21 12 5 0 10-1 16-3 7-2 13-7 20-12 3 2 7 6 10 11 3 4 4 8 5 11-3 4-7 6-11 9s-9 5-14 7c-6 2-11 4-16 5s-11 1-16 1c-11 0-20-2-27-6-8-4-14-9-19-16-4-7-7-14-9-24-3-9-3-18-3-28 0-12 1-23 4-33s8-18 13-24 11-11 20-14c7-3 14-4 23-4 8 0 15 1 22 3 8 2 14 5 18 9 5 4 9 8 11 14 3 5 4 12 4 18 0 12-6 18-19 18-3 0-8-1-13-2z">
            <text:p/>
          </draw:path>
          <draw:path draw:style-name="gr4" draw:text-style-name="P4" draw:layer="layout" svg:width="0.033cm" svg:height="0.144cm" svg:x="9.791cm" svg:y="17.842cm" svg:viewBox="0 0 34 145" svg:d="M0 144v-143c4-1 9-1 16-1 8 0 13 0 18 1v143c-5 1-10 1-18 1-7 0-12 0-16-1z">
            <text:p/>
          </draw:path>
          <draw:path draw:style-name="gr4" draw:text-style-name="P4" draw:layer="layout" svg:width="0.129cm" svg:height="0.145cm" svg:x="9.834cm" svg:y="17.842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  <text:p/>
          </draw:path>
          <draw:path draw:style-name="gr4" draw:text-style-name="P4" draw:layer="layout" svg:width="0.088cm" svg:height="0.144cm" svg:x="9.972cm" svg:y="17.842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114cm" svg:height="0.148cm" svg:x="8.707cm" svg:y="18.036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2 4 18 0 12-6 18-19 18-3 0-8-1-13-2z">
            <text:p/>
          </draw:path>
          <draw:path draw:style-name="gr4" draw:text-style-name="P4" draw:layer="layout" svg:width="0.123cm" svg:height="0.148cm" svg:x="8.824cm" svg:y="18.037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109cm" svg:height="0.145cm" svg:x="8.962cm" svg:y="18.038cm" svg:viewBox="0 0 110 146" svg:d="M33 24v42c7 0 12 0 16 0 5-1 8-1 11-3 3-1 5-3 6-6 2-3 2-6 2-11 0-15-6-22-19-22h-9c-2 0-5 0-7 0zM33 24zM103 45c0 5-1 9-2 13s-3 8-6 11c-2 4-5 6-8 9-3 2-7 4-10 5 8 3 13 9 17 19l6 19c2 7 6 12 10 15-2 3-5 5-9 7s-9 3-14 3c-6 0-10-1-12-4-3-3-6-8-8-15l-7-23c-2-4-4-7-7-9-2-2-6-4-11-4h-9v53c-4 1-11 1-17 1-7 0-12 0-16-1v-142l1-2c12 0 22 0 31 0s15 0 20 0c7 0 14 0 20 2 7 2 13 5 17 9 5 3 8 8 10 14 3 5 4 13 4 20z">
            <text:p/>
          </draw:path>
          <draw:path draw:style-name="gr4" draw:text-style-name="P4" draw:layer="layout" svg:width="0.115cm" svg:height="0.144cm" svg:x="9.082cm" svg:y="18.038cm" svg:viewBox="0 0 116 145" svg:d="M54 120c18 0 27-17 27-47 0-31-9-48-27-48h-12c-3 0-6 0-9 0v95c3 0 6 0 9 0zM54 120zM93 135c-4 4-11 6-18 8s-15 2-24 2c-4 0-11 0-19 0-9 0-19 0-31 0l-1-2v-141l1-2c8 0 16 0 25 0 10 0 19 0 28 0 12 0 22 1 30 5s15 9 19 15c5 7 8 15 10 24s3 19 3 29c0 13-1 25-4 35-4 12-10 20-19 27z">
            <text:p/>
          </draw:path>
          <draw:path draw:style-name="gr4" draw:text-style-name="P4" draw:layer="layout" svg:width="0.123cm" svg:height="0.148cm" svg:x="9.203cm" svg:y="18.037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  <text:p/>
          </draw:path>
          <draw:path draw:style-name="gr4" draw:text-style-name="P4" draw:layer="layout" svg:width="0.104cm" svg:height="0.144cm" svg:x="9.341cm" svg:y="18.038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6 5 8 8 2 4 4 7 5 11s2 8 2 12c0 15-5 25-14 32s-21 10-38 10c-6 0-13 0-21 0-9 0-19 0-31 0l-1-2v-141z">
            <text:p/>
          </draw:path>
          <draw:path draw:style-name="gr4" draw:text-style-name="P4" draw:layer="layout" svg:width="0.096cm" svg:height="0.195cm" svg:x="9.46cm" svg:y="17.987cm" svg:viewBox="0 0 97 196" svg:d="M20 28l47-28c3 2 7 5 10 10 2 5 4 9 4 14l-51 19c-2-1-4-3-7-6-1-3-3-6-3-9zM20 28zM33 153v15c7 0 12 0 15 0h49c0 5 0 9 0 12-2 10-9 16-21 16h-57c-6 0-11-2-14-6-4-3-5-8-5-14v-122l1-1h91c1 4 1 8 1 13 0 4-1 9-2 14h-58v15 16c4 0 9 0 14 0h33c1 3 2 8 2 13s-1 9-2 13h-47z">
            <text:p/>
          </draw:path>
          <draw:path draw:style-name="gr4" draw:text-style-name="P4" draw:layer="layout" svg:width="0.107cm" svg:height="0.148cm" svg:x="9.558cm" svg:y="18.037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258cm" svg:height="0.402cm" svg:x="8.115cm" svg:y="17.882cm" svg:viewBox="0 0 259 403" svg:d="M139 277c14 2 29-1 42-8 37-19 50-64 31-100-20-36-65-50-100-30-15 7-25 19-32 32-8-45 1-91 25-131l-66-40c-49 79-52 180-8 264 45 82 131 136 226 139l2-77c-45-2-88-19-120-49z">
            <text:p/>
          </draw:path>
          <draw:path draw:style-name="gr4" draw:text-style-name="P4" draw:layer="layout" svg:width="0.456cm" svg:height="0.204cm" svg:x="8.154cm" svg:y="17.758cm" svg:viewBox="0 0 457 205" svg:d="M301 10c-68-19-140-12-202 20-41 22-75 54-99 94l65 41c17-28 41-51 70-67 12-6 24-11 36-15-19 23-23 56-9 83 19 36 64 49 101 30 36-19 49-64 30-100-2-4-4-7-6-10 44 17 80 48 102 89l68-36c-34-63-89-109-156-129z">
            <text:p/>
          </draw:path>
          <draw:path draw:style-name="gr4" draw:text-style-name="P4" draw:layer="layout" svg:width="0.272cm" svg:height="0.388cm" svg:x="8.37cm" svg:y="17.897cm" svg:viewBox="0 0 273 389" svg:d="M242 0l-69 36c23 43 28 91 16 135-1-5-4-11-6-17-20-35-64-49-100-30-37 20-50 64-31 101 17 30 52 44 84 36-11 11-24 21-39 29-30 15-62 23-95 22l-2 76c2 1 5 1 8 1 43 0 87-11 125-32 129-68 178-229 109-357z">
            <text:p/>
          </draw:path>
          <draw:path draw:style-name="gr4" draw:text-style-name="P4" draw:layer="layout" svg:width="0.145cm" svg:height="0.186cm" svg:x="6.533cm" svg:y="19.085cm" svg:viewBox="0 0 146 187" svg:d="M80 166c16 0 27-5 35-14 4-5 6-13 6-21 0-14-6-23-19-28-7-2-15-4-26-4h-52v67zM80 166zM72 79c10 0 19-1 25-4 9-5 15-13 15-25 0-14-6-22-16-26-6-2-14-4-25-4h-47v59zM72 79zM0 0h81c22 0 39 6 48 19 6 8 8 16 8 26 0 13-3 23-10 30-3 4-8 8-15 11 10 4 17 8 22 12 8 9 12 20 12 34 0 13-4 24-11 33-11 15-30 22-55 22h-80z">
            <text:p/>
          </draw:path>
          <draw:path draw:style-name="gr4" draw:text-style-name="P4" draw:layer="layout" svg:width="0.182cm" svg:height="0.196cm" svg:x="6.684cm" svg:y="19.079cm" svg:viewBox="0 0 183 197" svg:d="M143 150c10-15 15-34 15-55 0-22-6-40-18-53s-28-20-48-20c-19 0-35 6-48 20-12 13-18 32-18 59 0 21 5 38 15 52 12 14 29 21 52 21s39-8 50-24zM143 150zM165 31c12 17 18 38 18 63 0 29-7 52-21 70-16 22-41 33-72 33-28 0-52-10-68-29-15-18-22-41-22-69 0-26 6-47 18-65 16-23 41-34 73-34 33 0 58 10 74 31z">
            <text:p/>
          </draw:path>
          <draw:polygon draw:style-name="gr4" draw:text-style-name="P4" draw:layer="layout" svg:width="0.119cm" svg:height="0.186cm" svg:x="6.883cm" svg:y="19.085cm" svg:viewBox="0 0 120 187" draw:points="0,0 25,0 25,165 120,165 120,187 0,187">
            <text:p/>
          </draw:polygon>
          <draw:polygon draw:style-name="gr4" draw:text-style-name="P4" draw:layer="layout" svg:width="0.137cm" svg:height="0.186cm" svg:x="7.017cm" svg:y="19.085cm" svg:viewBox="0 0 138 187" draw:points="0,0 136,0 136,22 24,22 24,80 128,80 128,101 24,101 24,165 138,165 138,187 0,187">
            <text:p/>
          </draw:polygon>
          <draw:polygon draw:style-name="gr4" draw:text-style-name="P4" draw:layer="layout" svg:width="0.151cm" svg:height="0.186cm" svg:x="7.16cm" svg:y="19.085cm" svg:viewBox="0 0 152 187" draw:points="152,0 152,22 89,22 89,187 62,187 62,22 0,22 0,0">
            <text:p/>
          </draw:polygon>
          <draw:path draw:style-name="gr4" draw:text-style-name="P4" draw:layer="layout" svg:width="0.182cm" svg:height="0.196cm" svg:x="7.307cm" svg:y="19.079cm" svg:viewBox="0 0 183 197" svg:d="M143 150c10-15 15-34 15-55 0-22-6-40-18-53s-28-20-48-20c-19 0-35 6-48 20-12 13-18 32-18 59 0 21 5 38 15 52 12 14 29 21 52 21 22 0 39-8 50-24zM143 150zM165 31c12 17 18 38 18 63 0 29-7 52-21 70-16 22-41 33-72 33-29 0-52-10-69-29-14-18-21-41-21-69 0-26 6-47 18-65 16-23 41-34 73-34 33 0 58 10 74 31z">
            <text:p/>
          </draw:path>
          <draw:path draw:style-name="gr4" draw:text-style-name="P4" draw:layer="layout" svg:width="0.168cm" svg:height="0.195cm" svg:x="6.526cm" svg:y="19.682cm" svg:viewBox="0 0 169 196" svg:d="M132 10c18 9 29 26 33 51h-25c-2-14-9-24-18-30s-21-9-35-9c-18 0-33 6-44 19-12 13-17 32-17 59 0 22 4 40 14 53 9 14 25 21 47 21 17 0 31-5 41-14 11-10 17-26 17-48h-58v-21h82v100h-17l-6-24c-8 9-16 16-22 20-11 6-25 9-43 9-21 0-40-7-56-21-17-18-25-43-25-74 0-32 8-57 25-75 15-18 36-26 62-26 17 0 32 3 45 10z">
            <text:p/>
          </draw:path>
          <draw:path draw:style-name="gr4" draw:text-style-name="P4" draw:layer="layout" svg:width="0.152cm" svg:height="0.186cm" svg:x="6.726cm" svg:y="19.687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  <text:p/>
          </draw:path>
          <draw:path draw:style-name="gr4" draw:text-style-name="P4" draw:layer="layout" svg:width="0.167cm" svg:height="0.186cm" svg:x="6.882cm" svg:y="19.687cm" svg:viewBox="0 0 168 187" svg:d="M113 110l-29-83-30 83zM113 110zM71 0h28l69 187h-28l-20-56h-73l-22 56h-25z">
            <text:p/>
          </draw:path>
          <draw:polygon draw:style-name="gr4" draw:text-style-name="P4" draw:layer="layout" svg:width="0.151cm" svg:height="0.186cm" svg:x="7.023cm" svg:y="19.687cm" svg:viewBox="0 0 152 187" draw:points="152,0 152,22 89,22 89,187 62,187 62,22 0,22 0,0">
            <text:p/>
          </draw:polygon>
          <draw:path draw:style-name="gr4" draw:text-style-name="P4" draw:layer="layout" svg:width="0.148cm" svg:height="0.191cm" svg:x="7.186cm" svg:y="19.687cm" svg:viewBox="0 0 149 192" svg:d="M25 0v115c0 14 3 25 8 35 8 13 21 20 39 20 22 0 36-7 45-22 4-9 6-19 6-33v-115h26v105c0 23-3 41-9 54-12 22-34 33-66 33-31 0-54-11-65-33-6-13-9-31-9-54v-105z">
            <text:p/>
          </draw:path>
          <draw:polygon draw:style-name="gr4" draw:text-style-name="P4" draw:layer="layout" svg:width="0.025cm" svg:height="0.186cm" svg:x="7.365cm" svg:y="19.687cm" svg:viewBox="0 0 26 187" draw:points="0,0 26,0 26,187 0,187">
            <text:p/>
          </draw:polygon>
          <draw:polygon draw:style-name="gr4" draw:text-style-name="P4" draw:layer="layout" svg:width="0.151cm" svg:height="0.186cm" svg:x="7.403cm" svg:y="19.687cm" svg:viewBox="0 0 152 187" draw:points="152,0 152,22 89,22 89,187 62,187 62,22 0,22 0,0">
            <text:p/>
          </draw:polygon>
          <draw:path draw:style-name="gr4" draw:text-style-name="P4" draw:layer="layout" svg:width="0.182cm" svg:height="0.196cm" svg:x="7.551cm" svg:y="19.682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  <text:p/>
          </draw:path>
          <draw:polygon draw:style-name="gr4" draw:text-style-name="P4" draw:layer="layout" svg:width="0.128cm" svg:height="0.173cm" svg:x="6.534cm" svg:y="19.398cm" svg:viewBox="0 0 129 174" draw:points="0,0 128,0 128,21 22,21 22,73 120,73 120,94 22,94 22,153 129,153 129,174 0,174">
            <text:p/>
          </draw:polygon>
          <draw:path draw:style-name="gr4" draw:text-style-name="P4" draw:layer="layout" svg:width="0.142cm" svg:height="0.173cm" svg:x="6.682cm" svg:y="19.398cm" svg:viewBox="0 0 143 174" svg:d="M65 153c8 0 15 0 20-2 9-3 16-9 23-18 4-7 7-16 9-27 2-6 2-12 2-18 0-22-4-39-14-51-8-11-21-17-40-17h-42v133zM65 153zM0 0h70c24 0 43 8 56 25 11 15 17 35 17 58 0 20-3 36-10 51-12 26-34 40-63 40h-70z">
            <text:p/>
          </draw:path>
          <draw:path draw:style-name="gr4" draw:text-style-name="P4" draw:layer="layout" svg:width="0.137cm" svg:height="0.178cm" svg:x="6.846cm" svg:y="19.398cm" svg:viewBox="0 0 138 179" svg:d="M23 0v107c0 13 3 23 8 33 7 12 18 19 35 19 21 0 35-7 42-21 4-8 6-18 6-31v-107h24v98c0 21-3 38-9 50-10 21-30 31-61 31-29 0-49-10-60-31-6-12-8-29-8-50v-98z">
            <text:p/>
          </draw:path>
          <draw:path draw:style-name="gr4" draw:text-style-name="P4" draw:layer="layout" svg:width="0.152cm" svg:height="0.182cm" svg:x="6.999cm" svg:y="19.393cm" svg:viewBox="0 0 153 183" svg:d="M131 17c12 11 19 24 20 39h-23c-2-11-7-20-15-26-8-7-18-10-32-10-18 0-32 6-42 18s-15 30-15 56c0 20 4 37 14 49 9 13 23 19 42 19 18 0 30-6 39-20 5-7 9-16 11-27h23c-2 18-9 33-20 46-14 14-32 22-55 22-21 0-38-6-52-18-17-17-26-41-26-76 0-26 6-47 20-63 14-18 34-26 61-26 21 0 38 5 50 17z">
            <text:p/>
          </draw:path>
          <draw:path draw:style-name="gr4" draw:text-style-name="P4" draw:layer="layout" svg:width="0.155cm" svg:height="0.173cm" svg:x="7.155cm" svg:y="19.398cm" svg:viewBox="0 0 156 174" svg:d="M105 103l-28-78-28 78zM105 103zM65 0h28l63 174h-26l-18-52h-70l-18 52h-24z">
            <text:p/>
          </draw:path>
          <draw:polygon draw:style-name="gr4" draw:text-style-name="P4" draw:layer="layout" svg:width="0.141cm" svg:height="0.173cm" svg:x="7.287cm" svg:y="19.398cm" svg:viewBox="0 0 142 174" draw:points="142,0 142,20 83,20 83,174 59,174 59,20 0,20 0,0">
            <text:p/>
          </draw:polygon>
          <draw:polygon draw:style-name="gr4" draw:text-style-name="P4" draw:layer="layout" svg:width="0.024cm" svg:height="0.173cm" svg:x="7.443cm" svg:y="19.398cm" svg:viewBox="0 0 25 174" draw:points="0,0 25,0 25,174 0,174">
            <text:p/>
          </draw:polygon>
          <draw:polygon draw:style-name="gr4" draw:text-style-name="P4" draw:layer="layout" svg:width="0.152cm" svg:height="0.173cm" svg:x="7.481cm" svg:y="19.398cm" svg:viewBox="0 0 153 174" draw:points="26,0 76,148 127,0 153,0 89,174 64,174 0,0">
            <text:p/>
          </draw:polygon>
          <draw:path draw:style-name="gr4" draw:text-style-name="P4" draw:layer="layout" svg:width="0.169cm" svg:height="0.183cm" svg:x="7.633cm" svg:y="19.393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  <text:p/>
          </draw:path>
          <draw:polygon draw:style-name="gr4" draw:text-style-name="P4" draw:layer="layout" svg:width="0.031cm" svg:height="0.186cm" svg:x="6.439cm" svg:y="19.084cm" svg:viewBox="0 0 32 187" draw:points="0,187 32,187 32,0 0,0">
            <text:p/>
          </draw:polygon>
          <draw:polygon draw:style-name="gr4" draw:text-style-name="P4" draw:layer="layout" svg:width="0.031cm" svg:height="0.173cm" svg:x="6.439cm" svg:y="19.398cm" svg:viewBox="0 0 32 174" draw:points="0,174 32,174 32,0 0,0">
            <text:p/>
          </draw:polygon>
          <draw:polygon draw:style-name="gr4" draw:text-style-name="P4" draw:layer="layout" svg:width="0.031cm" svg:height="0.195cm" svg:x="6.439cm" svg:y="19.682cm" svg:viewBox="0 0 32 196" draw:points="0,196 32,196 32,0 0,0">
            <text:p/>
          </draw:polygon>
          <draw:path draw:style-name="gr4" draw:text-style-name="P4" draw:layer="layout" svg:width="0.094cm" svg:height="0.114cm" svg:x="8.335cm" svg:y="19.727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  <text:p/>
          </draw:path>
          <draw:path draw:style-name="gr4" draw:text-style-name="P4" draw:layer="layout" svg:width="0.082cm" svg:height="0.089cm" svg:x="8.441cm" svg:y="19.752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  <text:p/>
          </draw:path>
          <draw:polygon draw:style-name="gr4" draw:text-style-name="P4" draw:layer="layout" svg:width="0.025cm" svg:height="0.12cm" svg:x="8.539cm" svg:y="19.721cm" svg:viewBox="0 0 26 121" draw:points="0,0 26,0 26,121 0,121">
            <text:p/>
          </draw:polygon>
          <draw:path draw:style-name="gr4" draw:text-style-name="P4" draw:layer="layout" svg:width="0.081cm" svg:height="0.089cm" svg:x="8.579cm" svg:y="19.752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6cm" svg:height="0.113cm" svg:x="8.668cm" svg:y="19.729cm" svg:viewBox="0 0 61 114" svg:d="M61 110l-9 2c-4 1-11 2-17 2-10 0-15-2-18-5s-4-7-4-16v-51h-13v-20h13v-22h26v22h22v20h-22v44c0 4 1 6 2 7 0 0 2 1 6 1h14z">
            <text:p/>
          </draw:path>
          <draw:path draw:style-name="gr4" draw:text-style-name="P4" draw:layer="layout" svg:width="0.082cm" svg:height="0.089cm" svg:x="8.74cm" svg:y="19.752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99cm" svg:height="0.114cm" svg:x="8.871cm" svg:y="19.727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  <text:p/>
          </draw:path>
          <draw:path draw:style-name="gr4" draw:text-style-name="P4" draw:layer="layout" svg:width="0.083cm" svg:height="0.12cm" svg:x="8.986cm" svg:y="19.721cm" svg:viewBox="0 0 84 121" svg:d="M25 53v44c6 3 9 4 14 4h9c4 0 6-1 8-2 2-3 2-6 2-23 0-18 0-22-2-24s-4-2-8-2h-9c-5 0-8 1-14 3zM25 53zM0 0h25v42c12-10 15-12 23-12h9c11 0 16 1 20 5 5 6 7 13 7 41 0 26-2 34-8 39-4 4-9 6-19 6h-10c-7 0-12-2-22-11v11h-25z">
            <text:p/>
          </draw:path>
          <draw:path draw:style-name="gr4" draw:text-style-name="P4" draw:layer="layout" svg:width="0.056cm" svg:height="0.09cm" svg:x="9.085cm" svg:y="19.751cm" svg:viewBox="0 0 57 91" svg:d="M0 91v-91h25v13c10-9 14-13 23-13h9v25h-11c-8 0-13 1-21 4v62z">
            <text:p/>
          </draw:path>
          <draw:path draw:style-name="gr4" draw:text-style-name="P4" draw:layer="layout" svg:width="0.081cm" svg:height="0.089cm" svg:x="9.149cm" svg:y="19.752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56cm" svg:height="0.09cm" svg:x="9.246cm" svg:y="19.751cm" svg:viewBox="0 0 57 91" svg:d="M0 91v-91h25v13c10-9 14-13 23-13h9v25h-11c-8 0-13 1-21 4v62z">
            <text:p/>
          </draw:path>
          <draw:path draw:style-name="gr4" draw:text-style-name="P4" draw:layer="layout" svg:width="0.082cm" svg:height="0.089cm" svg:x="9.31cm" svg:y="19.752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  <text:p/>
          </draw:path>
          <draw:path draw:style-name="gr4" draw:text-style-name="P4" draw:layer="layout" svg:width="0.094cm" svg:height="0.114cm" svg:x="9.441cm" svg:y="19.727cm" svg:viewBox="0 0 95 115" svg:d="M88 110c-4 3-9 5-19 5h-43c-10 0-16-1-20-5s-6-11-6-33h26c0 12 0 15 2 16 1 1 2 2 7 2h24c5 0 7-1 8-2s2-4 2-12c0-6-1-8-2-10-1-1-4-1-8-2l-36-3c-7-1-12-3-16-6-4-5-6-11-6-26 0-16 2-24 8-29 3-4 8-5 18-5h39c11 0 17 1 20 4 5 5 7 11 7 32h-26c0-11 0-13-1-14s-3-2-7-2h-23c-4 0-6 0-7 1s-1 5-1 12c0 6 0 8 1 9 1 2 3 2 8 2l36 4c8 1 12 2 16 6s6 11 6 26c0 17-2 25-7 30z">
            <text:p/>
          </draw:path>
          <draw:path draw:style-name="gr4" draw:text-style-name="P4" draw:layer="layout" svg:width="0.082cm" svg:height="0.089cm" svg:x="9.548cm" svg:y="19.752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78cm" svg:height="0.089cm" svg:x="9.644cm" svg:y="19.752cm" svg:viewBox="0 0 79 90" svg:d="M79 56c0 17-2 24-6 29-4 3-8 5-17 5h-31c-9 0-13-2-17-6-6-5-8-14-8-40 0-25 2-33 8-39 3-4 8-5 17-5h31c9 0 13 1 17 5s6 11 6 27h-24c0-9 0-11-1-11-1-1-2-2-6-2h-15c-4 0-6 1-7 2s-2 4-2 23c0 20 1 23 2 25 1 1 3 1 7 1h15c4 0 5 0 6-1s1-4 2-13z">
            <text:p/>
          </draw:path>
          <draw:path draw:style-name="gr4" draw:text-style-name="P4" draw:layer="layout" svg:width="0.027cm" svg:height="0.123cm" svg:x="9.735cm" svg:y="19.718cm" svg:viewBox="0 0 28 124" svg:d="M27 124h-26v-91h26zM27 124zM28 21h-28v-21h28z">
            <text:p/>
          </draw:path>
          <draw:path draw:style-name="gr4" draw:text-style-name="P4" draw:layer="layout" svg:width="0.081cm" svg:height="0.09cm" svg:x="9.776cm" svg:y="19.752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  <text:p/>
          </draw:path>
          <draw:polygon draw:style-name="gr4" draw:text-style-name="P4" draw:layer="layout" svg:width="0.025cm" svg:height="0.12cm" svg:x="9.875cm" svg:y="19.721cm" svg:viewBox="0 0 26 121" draw:points="0,0 26,0 26,121 0,121">
            <text:p/>
          </draw:polygon>
          <draw:path draw:style-name="gr4" draw:text-style-name="P4" draw:layer="layout" svg:width="0.525cm" svg:height="0.564cm" svg:x="8.314cm" svg:y="19.116cm" svg:viewBox="0 0 526 565" svg:d="M225 443h92c14 0 21-1 26-7 6-5 10-11 10-49 0-36-3-44-10-50-5-6-12-7-26-7h-92zM225 443zM315 223c13 0 19 0 24-5 5-7 9-18 9-46 0-27-3-39-9-44-4-5-9-7-24-7h-90v102zM315 223zM526 413c0 57-15 94-41 120-23 23-53 32-100 32h-385v-126h59v-314h-59v-125h386c51 0 77 8 99 30 25 27 36 65 36 109 0 86-31 121-89 137v1c62 16 94 45 94 136z">
            <text:p/>
          </draw:path>
          <draw:path draw:style-name="gr4" draw:text-style-name="P4" draw:layer="layout" svg:width="0.483cm" svg:height="0.561cm" svg:x="9.439cm" svg:y="19.118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  <text:p/>
          </draw:path>
          <draw:path draw:style-name="gr4" draw:text-style-name="P4" draw:layer="layout" svg:width="0.041cm" svg:height="0.041cm" svg:x="9.011cm" svg:y="19.454cm" svg:viewBox="0 0 42 42" svg:d="M24 0c-14-1-24 8-24 20 0 13 9 22 20 22 13 0 23-11 22-24-1-10-9-17-18-18z">
            <text:p/>
          </draw:path>
          <draw:path draw:style-name="gr4" draw:text-style-name="P4" draw:layer="layout" svg:width="0.041cm" svg:height="0.041cm" svg:x="9.225cm" svg:y="19.454cm" svg:viewBox="0 0 42 42" svg:d="M25 0c-15-2-27 10-25 25 1 8 8 15 17 17 15 2 27-10 25-25-2-9-9-16-17-17z">
            <text:p/>
          </draw:path>
          <draw:path draw:style-name="gr4" draw:text-style-name="P4" draw:layer="layout" svg:width="0.147cm" svg:height="0.019cm" svg:x="9.065cm" svg:y="19.245cm" svg:viewBox="0 0 148 20" svg:d="M9 20h129c6 0 11-6 10-12-1-5-5-8-10-8h-129c-4 0-9 3-9 8 0 6 3 12 9 12z">
            <text:p/>
          </draw:path>
          <draw:path draw:style-name="gr4" draw:text-style-name="P4" draw:layer="layout" svg:width="0.255cm" svg:height="0.112cm" svg:x="9.011cm" svg:y="19.285cm" svg:viewBox="0 0 256 113" svg:d="M231 0h-207c-9 0-15 5-16 12-4 33-6 53-8 86 0 8 5 15 14 15h228c8 0 14-6 14-16-3-33-5-50-9-85-1-7-7-12-16-12z">
            <text:p/>
          </draw:path>
          <draw:path draw:style-name="gr4" draw:text-style-name="P4" draw:layer="layout" svg:width="0.566cm" svg:height="0.566cm" svg:x="8.855cm" svg:y="19.116cm" svg:viewBox="0 0 567 567" svg:d="M439 416c0 7-6 12-12 12h-16c0 0 0 18 0 25 0 12-11 22-23 20-11-1-18-10-18-21v-24h-173v25c0 11-10 21-21 21-12 0-21-10-21-21 0-7 0-25 0-25h-17c-6 0-10-4-10-10v-138c0 0 7-75 11-104 3-33 11-43 34-54 33-16 70-22 111-22 39 0 76 6 110 22 23 11 30 21 34 54 3 29 11 104 11 104zM439 416zM392 0h-217c-97 0-175 78-175 175v217c0 97 78 175 175 175h217c97 0 175-78 175-175v-217c0-97-78-175-175-175z">
            <text:p/>
          </draw:path>
          <draw:path draw:style-name="gr4" draw:text-style-name="P4" draw:layer="layout" svg:width="0.246cm" svg:height="0.128cm" svg:x="6.337cm" svg:y="20.309cm" svg:viewBox="0 0 247 129" svg:d="M0 129h247c-1-13-5-24-13-34-11-13-28-20-49-20 0 0-35 2-98 10l11-85h-82z">
            <text:p/>
          </draw:path>
          <draw:path draw:style-name="gr4" draw:text-style-name="P4" draw:layer="layout" svg:width="0.223cm" svg:height="0.051cm" svg:x="6.639cm" svg:y="20.386cm" svg:viewBox="0 0 224 52" svg:d="M0 52h224c-1-13-5-24-13-33-11-13-27-19-49-19-17 0-105 2-157 8z">
            <text:p/>
          </draw:path>
          <draw:path draw:style-name="gr4" draw:text-style-name="P4" draw:layer="layout" svg:width="0.377cm" svg:height="0.046cm" svg:x="6.897cm" svg:y="20.39cm" svg:viewBox="0 0 378 47" svg:d="M0 47l5-43h71l1 24c9-6 18-11 27-15 9-3 18-6 28-9s20-4 31-4h4c14 0 26 2 35 7 8 5 15 12 20 21 8-6 17-11 27-15 8-3 18-6 29-9s23-4 36-4h4c21 0 37 6 48 18 6 9 10 18 12 29z">
            <text:p/>
          </draw:path>
          <draw:path draw:style-name="gr4" draw:text-style-name="P4" draw:layer="layout" svg:width="1.204cm" svg:height="0.23cm" svg:x="6.357cm" svg:y="20.206cm" svg:viewBox="0 0 1205 231" svg:d="M1055 231c5-12 10-22 15-31 18-28 39-44 65-48l-10 79h68c5-44 9-83 11-110 4-42-4-73-23-93-23-25-54-28-71-28-6 0-9 0-10 0l-1098 17c-1 0-2 1-2 3 0 1 1 2 2 2 10 0 1023 9 1084 13 18 0 31 6 40 17 13 15 13 37 13 44-38 3-70 26-95 66-12 19-23 42-32 69z">
            <text:p/>
          </draw:path>
          <draw:path draw:style-name="gr4" draw:text-style-name="P4" draw:layer="layout" svg:width="0.098cm" svg:height="0.052cm" svg:x="8.716cm" svg:y="20.384cm" svg:viewBox="0 0 99 53" svg:d="M0 53h33v-30c2 0 4 0 7 0h8c7 0 11 2 14 6 3 3 4 7 4 11 0 5-1 9-4 12v1h34c2-5 3-10 3-15 0-13-4-23-13-29-8-6-21-9-36-9-5 0-11 0-19 0-9 0-19 0-30 0l-1 2z">
            <text:p/>
          </draw:path>
          <draw:path draw:style-name="gr4" draw:text-style-name="P4" draw:layer="layout" svg:width="0.12cm" svg:height="0.054cm" svg:x="8.828cm" svg:y="20.382cm" svg:viewBox="0 0 121 55" svg:d="M87 55c-1-4-2-7-3-11-1-5-4-9-8-13-3-3-9-6-15-6-8 0-13 3-17 6-3 3-6 8-8 13-1 3-2 7-2 11h-34c0-5 1-9 2-13 3-9 7-17 13-24 5-6 11-11 19-14 7-3 16-4 27-4 9 0 18 1 25 4 8 3 15 8 20 14 5 7 9 15 12 25 1 3 2 7 3 12z">
            <text:p/>
          </draw:path>
          <draw:path draw:style-name="gr4" draw:text-style-name="P4" draw:layer="layout" svg:width="0.033cm" svg:height="0.053cm" svg:x="8.964cm" svg:y="20.384cm" svg:viewBox="0 0 34 54" svg:d="M0 54v-53l1-1h13c14 0 20 7 20 22v32z">
            <text:p/>
          </draw:path>
          <draw:path draw:style-name="gr4" draw:text-style-name="P4" draw:layer="layout" svg:width="0.092cm" svg:height="0.051cm" svg:x="9.064cm" svg:y="20.386cm" svg:viewBox="0 0 93 52" svg:d="M0 52v-51l1-1h90c1 4 2 8 2 13 0 4-1 9-3 15h-58v15 9z">
            <text:p/>
          </draw:path>
          <draw:path draw:style-name="gr4" draw:text-style-name="P4" draw:layer="layout" svg:width="0.105cm" svg:height="0.051cm" svg:x="9.16cm" svg:y="20.386cm" svg:viewBox="0 0 106 52" svg:d="M69 28v15 9h-34v-24h-13-21c-1-5-1-9-1-15 0-5 0-9 1-13h103c1 3 2 8 2 13s-2 9-4 11c-3 3-8 4-14 4h-6z">
            <text:p/>
          </draw:path>
          <draw:path draw:style-name="gr4" draw:text-style-name="P4" draw:layer="layout" svg:width="0.12cm" svg:height="0.054cm" svg:x="9.262cm" svg:y="20.382cm" svg:viewBox="0 0 121 55" svg:d="M87 55c-1-4-2-7-3-11-1-5-4-9-8-13-3-3-9-6-15-6-8 0-13 3-17 6-3 3-6 8-8 13-1 3-2 7-2 11h-34c0-5 1-9 2-13 3-9 7-17 13-24 5-6 11-11 19-14 7-3 16-4 27-4 9 0 18 1 25 4 8 3 15 8 20 14 5 7 9 15 12 25 1 3 2 7 3 12z">
            <text:p/>
          </draw:path>
          <draw:path draw:style-name="gr4" draw:text-style-name="P4" draw:layer="layout" svg:width="0.099cm" svg:height="0.054cm" svg:x="9.428cm" svg:y="20.382cm" svg:viewBox="0 0 100 55" svg:d="M1 55c-1-4-1-7-1-11 0-7 1-12 3-19 3-5 7-9 11-13 5-4 10-7 17-9 6-2 13-3 22-3 15 0 31 3 47 11-1 11-5 20-12 26-14-7-26-11-37-11-6 0-11 2-13 5-3 2-4 5-4 8 0 6 4 10 12 13l7 3z">
            <text:p/>
          </draw:path>
          <draw:path draw:style-name="gr4" draw:text-style-name="P4" draw:layer="layout" svg:width="0.12cm" svg:height="0.054cm" svg:x="9.536cm" svg:y="20.382cm" svg:viewBox="0 0 121 55" svg:d="M87 55c-1-4-2-7-3-11-1-5-4-9-8-13-3-3-8-6-15-6-8 0-13 3-17 6-3 3-6 8-7 13-2 3-3 7-3 11h-34c0-5 1-9 2-13 3-9 7-17 13-24 5-6 11-11 19-14 7-3 16-4 27-4 9 0 18 1 25 4 8 3 15 8 20 14 5 7 9 15 12 25 1 3 2 7 3 12z">
            <text:p/>
          </draw:path>
          <draw:path draw:style-name="gr4" draw:text-style-name="P4" draw:layer="layout" svg:width="0.112cm" svg:height="0.055cm" svg:x="9.666cm" svg:y="20.382cm" svg:viewBox="0 0 113 56" svg:d="M81 56c-1-20-8-29-23-29-9 0-16 4-19 12-3 5-4 11-5 17h-34c0-4 1-9 3-13 3-10 7-18 12-24 6-7 12-12 19-15s15-4 24-4c8 0 16 1 23 3 6 2 12 5 17 9 5 5 8 9 11 15 2 5 4 11 4 18 0 4-1 8-3 11z">
            <text:p/>
          </draw:path>
          <draw:path draw:style-name="gr4" draw:text-style-name="P4" draw:layer="layout" svg:width="0.033cm" svg:height="0.052cm" svg:x="9.791cm" svg:y="20.384cm" svg:viewBox="0 0 34 53" svg:d="M0 53v-52c4-1 9-1 16-1 8 0 13 0 18 1v52z">
            <text:p/>
          </draw:path>
          <draw:path draw:style-name="gr4" draw:text-style-name="P4" draw:layer="layout" svg:width="0.071cm" svg:height="0.052cm" svg:x="9.863cm" svg:y="20.384cm" svg:viewBox="0 0 72 53" svg:d="M41 53c-2-7-4-14-7-21h-1c-1 4-2 11-5 21h-28l16-52c6-1 12-1 19-1 9 0 16 0 21 1l16 52z">
            <text:p/>
          </draw:path>
          <draw:path draw:style-name="gr4" draw:text-style-name="P4" draw:layer="layout" svg:width="0.033cm" svg:height="0.053cm" svg:x="9.972cm" svg:y="20.384cm" svg:viewBox="0 0 34 54" svg:d="M0 54v-53l1-1h13c14 0 20 7 20 22v32z">
            <text:p/>
          </draw:path>
          <draw:path draw:style-name="gr4" draw:text-style-name="P4" draw:layer="layout" svg:width="0.026cm" svg:height="0.012cm" svg:x="8.148cm" svg:y="20.425cm" svg:viewBox="0 0 27 13" svg:d="M27 13l-21-13c-2 4-4 8-6 13z">
            <text:p/>
          </draw:path>
          <draw:path draw:style-name="gr4" draw:text-style-name="P4" draw:layer="layout" svg:width="0.455cm" svg:height="0.136cm" svg:x="8.154cm" svg:y="20.3cm" svg:viewBox="0 0 456 137" svg:d="M301 10c-68-19-139-12-202 20-41 23-75 55-99 95l19 12h68c14-15 31-28 49-38 12-6 24-11 36-15-12 15-19 34-17 53h146c1-13-1-27-8-40-2-4-4-7-6-10 29 11 54 28 75 50h94c-33-62-88-107-155-127z">
            <text:p/>
          </draw:path>
          <draw:path draw:style-name="gr4" draw:text-style-name="P4" draw:layer="layout" svg:width="0.168cm" svg:height="0.195cm" svg:x="10.676cm" svg:y="12.221cm" svg:viewBox="0 0 169 196" svg:d="M132 10c18 9 29 26 33 51h-25c-2-14-9-24-18-30s-21-9-35-9c-18 0-33 6-44 19-12 13-17 32-17 59 0 22 4 40 14 53 9 14 25 21 47 21 17 0 31-5 41-14 11-10 17-26 17-48h-58v-21h82v100h-17l-6-24c-8 9-16 16-22 20-11 6-25 9-43 9-21 0-40-7-56-21-17-18-25-43-25-74 0-32 8-57 25-75 15-18 36-26 62-26 17 0 32 3 45 10z">
            <text:p/>
          </draw:path>
          <draw:path draw:style-name="gr4" draw:text-style-name="P4" draw:layer="layout" svg:width="0.152cm" svg:height="0.186cm" svg:x="10.875cm" svg:y="12.226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  <text:p/>
          </draw:path>
          <draw:path draw:style-name="gr4" draw:text-style-name="P4" draw:layer="layout" svg:width="0.167cm" svg:height="0.186cm" svg:x="11.031cm" svg:y="12.226cm" svg:viewBox="0 0 168 187" svg:d="M113 110l-29-83-30 83zM113 110zM71 0h28l69 187h-28l-20-56h-73l-22 56h-25z">
            <text:p/>
          </draw:path>
          <draw:polygon draw:style-name="gr4" draw:text-style-name="P4" draw:layer="layout" svg:width="0.151cm" svg:height="0.186cm" svg:x="11.173cm" svg:y="12.226cm" svg:viewBox="0 0 152 187" draw:points="152,0 152,22 89,22 89,187 62,187 62,22 0,22 0,0">
            <text:p/>
          </draw:polygon>
          <draw:path draw:style-name="gr4" draw:text-style-name="P4" draw:layer="layout" svg:width="0.148cm" svg:height="0.191cm" svg:x="11.336cm" svg:y="12.226cm" svg:viewBox="0 0 149 192" svg:d="M25 0v115c0 14 3 25 8 35 8 13 21 20 39 20 22 0 36-7 45-22 4-9 6-19 6-33v-115h26v105c0 23-3 41-9 54-12 22-34 33-66 33-31 0-54-11-65-33-6-13-9-31-9-54v-105z">
            <text:p/>
          </draw:path>
          <draw:polygon draw:style-name="gr4" draw:text-style-name="P4" draw:layer="layout" svg:width="0.025cm" svg:height="0.186cm" svg:x="11.515cm" svg:y="12.226cm" svg:viewBox="0 0 26 187" draw:points="0,0 26,0 26,187 0,187">
            <text:p/>
          </draw:polygon>
          <draw:polygon draw:style-name="gr4" draw:text-style-name="P4" draw:layer="layout" svg:width="0.151cm" svg:height="0.186cm" svg:x="11.553cm" svg:y="12.226cm" svg:viewBox="0 0 152 187" draw:points="152,0 152,22 89,22 89,187 62,187 62,22 0,22 0,0">
            <text:p/>
          </draw:polygon>
          <draw:path draw:style-name="gr4" draw:text-style-name="P4" draw:layer="layout" svg:width="0.182cm" svg:height="0.196cm" svg:x="11.7cm" svg:y="12.22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  <text:p/>
          </draw:path>
          <draw:polygon draw:style-name="gr4" draw:text-style-name="P4" draw:layer="layout" svg:width="0.031cm" svg:height="0.195cm" svg:x="10.589cm" svg:y="12.22cm" svg:viewBox="0 0 32 196" draw:points="0,196 32,196 32,0 0,0">
            <text:p/>
          </draw:polygon>
          <draw:path draw:style-name="gr4" draw:text-style-name="P4" draw:layer="layout" svg:width="0.094cm" svg:height="0.114cm" svg:x="12.484cm" svg:y="12.265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  <text:p/>
          </draw:path>
          <draw:path draw:style-name="gr4" draw:text-style-name="P4" draw:layer="layout" svg:width="0.082cm" svg:height="0.089cm" svg:x="12.591cm" svg:y="12.29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  <text:p/>
          </draw:path>
          <draw:polygon draw:style-name="gr4" draw:text-style-name="P4" draw:layer="layout" svg:width="0.025cm" svg:height="0.12cm" svg:x="12.688cm" svg:y="12.259cm" svg:viewBox="0 0 26 121" draw:points="0,0 26,0 26,121 0,121">
            <text:p/>
          </draw:polygon>
          <draw:path draw:style-name="gr4" draw:text-style-name="P4" draw:layer="layout" svg:width="0.081cm" svg:height="0.089cm" svg:x="12.729cm" svg:y="12.29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6cm" svg:height="0.113cm" svg:x="12.818cm" svg:y="12.267cm" svg:viewBox="0 0 61 114" svg:d="M61 110l-9 2c-4 1-11 2-17 2-10 0-15-2-18-5s-4-7-4-16v-51h-13v-20h13v-22h26v22h22v20h-22v44c0 4 1 6 2 7 0 0 2 1 6 1h14z">
            <text:p/>
          </draw:path>
          <draw:path draw:style-name="gr4" draw:text-style-name="P4" draw:layer="layout" svg:width="0.082cm" svg:height="0.089cm" svg:x="12.889cm" svg:y="12.29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99cm" svg:height="0.114cm" svg:x="13.021cm" svg:y="12.265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  <text:p/>
          </draw:path>
          <draw:path draw:style-name="gr4" draw:text-style-name="P4" draw:layer="layout" svg:width="0.083cm" svg:height="0.12cm" svg:x="13.136cm" svg:y="12.259cm" svg:viewBox="0 0 84 121" svg:d="M25 53v44c6 3 9 4 14 4h9c4 0 6-1 8-2 2-3 2-6 2-23 0-18 0-22-2-24s-4-2-8-2h-9c-5 0-8 1-14 3zM25 53zM0 0h25v42c12-10 15-12 23-12h9c11 0 16 1 20 5 5 6 7 13 7 41 0 26-2 34-8 39-4 4-9 6-19 6h-10c-7 0-12-2-22-11v11h-25z">
            <text:p/>
          </draw:path>
          <draw:path draw:style-name="gr4" draw:text-style-name="P4" draw:layer="layout" svg:width="0.056cm" svg:height="0.09cm" svg:x="13.234cm" svg:y="12.29cm" svg:viewBox="0 0 57 91" svg:d="M0 91v-91h25v13c10-9 14-13 23-13h9v25h-11c-8 0-13 1-21 4v62z">
            <text:p/>
          </draw:path>
          <draw:path draw:style-name="gr4" draw:text-style-name="P4" draw:layer="layout" svg:width="0.081cm" svg:height="0.089cm" svg:x="13.299cm" svg:y="12.29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56cm" svg:height="0.09cm" svg:x="13.395cm" svg:y="12.29cm" svg:viewBox="0 0 57 91" svg:d="M0 91v-91h25v13c10-9 14-13 23-13h9v25h-11c-8 0-13 1-21 4v62z">
            <text:p/>
          </draw:path>
          <draw:path draw:style-name="gr4" draw:text-style-name="P4" draw:layer="layout" svg:width="0.082cm" svg:height="0.089cm" svg:x="13.459cm" svg:y="12.29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  <text:p/>
          </draw:path>
          <draw:path draw:style-name="gr4" draw:text-style-name="P4" draw:layer="layout" svg:width="0.094cm" svg:height="0.114cm" svg:x="13.591cm" svg:y="12.265cm" svg:viewBox="0 0 95 115" svg:d="M88 110c-4 3-9 5-19 5h-43c-10 0-16-1-20-5s-6-11-6-33h26c0 12 0 15 2 16 1 1 2 2 7 2h24c5 0 7-1 8-2s2-4 2-12c0-6-1-8-2-10-1-1-4-1-8-2l-36-3c-7-1-12-3-16-6-4-5-6-11-6-26 0-16 2-24 8-29 3-4 8-5 18-5h39c11 0 17 1 20 4 5 5 7 11 7 32h-26c0-11 0-13-1-14s-3-2-7-2h-23c-4 0-6 0-7 1s-1 5-1 12c0 6 0 8 1 9 1 2 3 2 8 2l36 4c8 1 12 2 16 6s6 11 6 26c0 17-2 25-7 30z">
            <text:p/>
          </draw:path>
          <draw:path draw:style-name="gr4" draw:text-style-name="P4" draw:layer="layout" svg:width="0.082cm" svg:height="0.089cm" svg:x="13.698cm" svg:y="12.29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78cm" svg:height="0.089cm" svg:x="13.793cm" svg:y="12.29cm" svg:viewBox="0 0 79 90" svg:d="M79 56c0 17-2 24-6 29-4 3-8 5-17 5h-31c-9 0-13-2-17-6-6-5-8-14-8-40 0-25 2-33 8-39 3-4 8-5 17-5h31c9 0 13 1 17 5s6 11 6 27h-24c0-9 0-11-1-11-1-1-2-2-6-2h-15c-4 0-6 1-7 2s-2 4-2 23c0 20 1 23 2 25 1 1 3 1 7 1h15c4 0 5 0 6-1s1-4 2-13z">
            <text:p/>
          </draw:path>
          <draw:path draw:style-name="gr4" draw:text-style-name="P4" draw:layer="layout" svg:width="0.027cm" svg:height="0.123cm" svg:x="13.885cm" svg:y="12.256cm" svg:viewBox="0 0 28 124" svg:d="M27 124h-26v-91h26zM27 124zM28 21h-28v-21h28z">
            <text:p/>
          </draw:path>
          <draw:path draw:style-name="gr4" draw:text-style-name="P4" draw:layer="layout" svg:width="0.081cm" svg:height="0.09cm" svg:x="13.926cm" svg:y="12.29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  <text:p/>
          </draw:path>
          <draw:polygon draw:style-name="gr4" draw:text-style-name="P4" draw:layer="layout" svg:width="0.025cm" svg:height="0.12cm" svg:x="14.024cm" svg:y="12.259cm" svg:viewBox="0 0 26 121" draw:points="0,0 26,0 26,121 0,121">
            <text:p/>
          </draw:polygon>
          <draw:path draw:style-name="gr4" draw:text-style-name="P4" draw:layer="layout" svg:width="0.515cm" svg:height="0.084cm" svg:x="12.464cm" svg:y="12.134cm" svg:viewBox="0 0 516 85" svg:d="M516 0h-516v85h385c46 0 76-9 99-33 14-14 25-32 32-52z">
            <text:p/>
          </draw:path>
          <draw:path draw:style-name="gr4" draw:text-style-name="P4" draw:layer="layout" svg:width="0.467cm" svg:height="0.082cm" svg:x="13.596cm" svg:y="12.134cm" svg:viewBox="0 0 468 83" svg:d="M439 56c-17 16-44 27-89 27h-225c-51 0-80-7-100-27-12-12-20-29-25-56h468c-7 24-16 43-29 56z">
            <text:p/>
          </draw:path>
          <draw:path draw:style-name="gr4" draw:text-style-name="P4" draw:layer="layout" svg:width="0.518cm" svg:height="0.087cm" svg:x="13.029cm" svg:y="12.134cm" svg:viewBox="0 0 519 88" svg:d="M519 0h-519c30 52 86 88 151 88h217c64 0 121-36 151-88z">
            <text:p/>
          </draw:path>
          <draw:path draw:style-name="gr4" draw:text-style-name="P4" draw:layer="layout" svg:width="0.04cm" svg:height="0.058cm" svg:x="10.453cm" svg:y="13.198cm" svg:viewBox="0 0 41 59" svg:d="M30 40c0-4-2-6-6-6h-14v16h13c5 0 7-2 7-6zM30 40zM28 13c0-3-2-4-6-4h-12v15h12c4 0 6-2 6-6zM28 13zM0 59v-59h23c11 0 16 4 16 12v6c0 5-2 7-7 9 6 3 9 6 9 12v6c0 9-5 14-16 14z">
            <text:p/>
          </draw:path>
          <draw:path draw:style-name="gr4" draw:text-style-name="P4" draw:layer="layout" svg:width="0.037cm" svg:height="0.044cm" svg:x="10.499cm" svg:y="13.213cm" svg:viewBox="0 0 38 45" svg:d="M18 9c-6 0-8 2-8 7v12c0 5 2 8 8 8 7 0 9-3 9-8v-12c0-5-2-7-9-7zM18 9zM18 45c-15 0-18-8-18-17v-12c0-8 3-16 18-16 16 0 20 8 20 16v12c0 9-4 17-20 17z">
            <text:p/>
          </draw:path>
          <draw:polygon draw:style-name="gr4" draw:text-style-name="P4" draw:layer="layout" svg:width="0.011cm" svg:height="0.061cm" svg:x="10.544cm" svg:y="13.195cm" svg:viewBox="0 0 12 62" draw:points="0,62 0,1 12,0 12,62">
            <text:p/>
          </draw:polygon>
          <draw:path draw:style-name="gr4" draw:text-style-name="P4" draw:layer="layout" svg:width="0.034cm" svg:height="0.044cm" svg:x="10.563cm" svg:y="13.213cm" svg:viewBox="0 0 35 45" svg:d="M10 17h15v-2c0-4-2-7-7-7-6 0-8 3-8 7zM10 17zM19 36c5 0 9 0 13-2l2 8c-5 2-10 3-15 3-15 0-19-6-19-17v-12c0-9 4-16 18-16s17 7 17 17v10h-25v2c0 5 2 7 9 7z">
            <text:p/>
          </draw:path>
          <draw:path draw:style-name="gr4" draw:text-style-name="P4" draw:layer="layout" svg:width="0.028cm" svg:height="0.056cm" svg:x="10.6cm" svg:y="13.201cm" svg:viewBox="0 0 29 57" svg:d="M29 55c-2 1-8 2-10 2-8 0-13-4-13-11v-25h-6v-9h6v-11l12-1v12h11v9h-11v23c0 3 1 4 3 4 3 0 5 0 7-1z">
            <text:p/>
          </draw:path>
          <draw:path draw:style-name="gr4" draw:text-style-name="P4" draw:layer="layout" svg:width="0.037cm" svg:height="0.044cm" svg:x="10.632cm" svg:y="13.213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1cm" svg:height="0.06cm" svg:x="10.692cm" svg:y="13.197cm" svg:viewBox="0 0 42 61" svg:d="M12 42c0 5 2 9 10 9 3 0 6-1 10-1v-18h10v26c-6 2-14 3-20 3-16 0-22-7-22-18v-26c0-12 7-17 23-17 4 0 12 0 17 1l-1 10c-5-1-12-2-17-2-8 0-10 4-10 10z">
            <text:p/>
          </draw:path>
          <draw:path draw:style-name="gr4" draw:text-style-name="P4" draw:layer="layout" svg:width="0.022cm" svg:height="0.043cm" svg:x="10.742cm" svg:y="13.213cm" svg:viewBox="0 0 23 44" svg:d="M23 9c-4 2-8 4-12 7v28h-11v-44h10v5c3-1 9-4 12-5z">
            <text:p/>
          </draw:path>
          <draw:path draw:style-name="gr4" draw:text-style-name="P4" draw:layer="layout" svg:width="0.033cm" svg:height="0.044cm" svg:x="10.767cm" svg:y="13.213cm" svg:viewBox="0 0 34 45" svg:d="M23 28h-9c-3 0-4 1-4 4s1 4 4 4c4 0 7-1 9-2zM23 28zM34 44h-9l-1-3c-4 3-9 4-13 4-8 0-11-5-11-13 0-9 3-13 12-13h11v-4c0-5-1-7-9-7-4 0-8 1-12 2l-1-9c4-1 10-1 15-1 14 0 18 4 18 15z">
            <text:p/>
          </draw:path>
          <draw:path draw:style-name="gr4" draw:text-style-name="P4" draw:layer="layout" svg:width="0.028cm" svg:height="0.056cm" svg:x="10.805cm" svg:y="13.201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6cm" svg:height="0.043cm" svg:x="10.838cm" svg:y="13.213cm" svg:viewBox="0 0 37 44" svg:d="M11 0v30c0 3 1 4 4 4 2 0 7-2 11-4v-30h11v43h-8l-2-3c-5 2-12 4-17 4-8 0-10-5-10-13v-31z">
            <text:p/>
          </draw:path>
          <draw:path draw:style-name="gr4" draw:text-style-name="P4" draw:layer="layout" svg:width="0.011cm" svg:height="0.061cm" svg:x="10.884cm" svg:y="13.195cm" svg:viewBox="0 0 12 62" svg:d="M0 18h12v44h-12zM0 18zM0 0h12v12h-12z">
            <text:p/>
          </draw:path>
          <draw:path draw:style-name="gr4" draw:text-style-name="P4" draw:layer="layout" svg:width="0.028cm" svg:height="0.056cm" svg:x="10.9cm" svg:y="13.201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7cm" svg:height="0.044cm" svg:x="10.932cm" svg:y="13.213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8cm" svg:height="0.058cm" svg:x="10.449cm" svg:y="13.274cm" svg:viewBox="0 0 49 59" svg:d="M12 39h25l-12-37zM12 39zM38 43h-28l-5 16h-5l20-59h8l21 59h-5z">
            <text:p/>
          </draw:path>
          <draw:path draw:style-name="gr4" draw:text-style-name="P4" draw:layer="layout" svg:width="0.031cm" svg:height="0.061cm" svg:x="10.504cm" svg:y="13.272cm" svg:viewBox="0 0 32 62" svg:d="M27 23c-5-1-9-2-15-2-5 0-7 3-7 9v20c0 5 1 8 7 8s11-3 15-6zM27 23zM0 30c0-8 3-13 13-13 5 0 9 0 14 1v-18h5v61h-5v-4c-4 3-10 5-15 5-9 0-12-4-12-12z">
            <text:p/>
          </draw:path>
          <draw:path draw:style-name="gr4" draw:text-style-name="P4" draw:layer="layout" svg:width="0.031cm" svg:height="0.043cm" svg:x="10.548cm" svg:y="13.29cm" svg:viewBox="0 0 32 44" svg:d="M5 0v35c0 3 1 4 4 4 4 0 12-2 18-5v-34h5v43h-5v-4c-5 2-13 5-19 5s-8-4-8-10v-34z">
            <text:p/>
          </draw:path>
          <draw:polygon draw:style-name="gr4" draw:text-style-name="P4" draw:layer="layout" svg:width="0.005cm" svg:height="0.061cm" svg:x="10.592cm" svg:y="13.272cm" svg:viewBox="0 0 6 62" draw:points="0,62 0,0 6,0 6,62">
            <text:p/>
          </draw:polygon>
          <draw:path draw:style-name="gr4" draw:text-style-name="P4" draw:layer="layout" svg:width="0.027cm" svg:height="0.054cm" svg:x="10.605cm" svg:y="13.279cm" svg:viewBox="0 0 28 55" svg:d="M28 53c-2 1-6 2-10 2-6 0-9-3-9-9v-31h-9v-5h9v-10h5v10h14l-1 5h-13v30c0 4 0 5 5 5 3 0 6 0 8-1z">
            <text:p/>
          </draw:path>
          <draw:path draw:style-name="gr4" draw:text-style-name="P4" draw:layer="layout" svg:width="0.033cm" svg:height="0.044cm" svg:x="10.638cm" svg:y="13.289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27cm" svg:height="0.044cm" svg:x="10.68cm" svg:y="13.289cm" svg:viewBox="0 0 28 45" svg:d="M13 45c-4 0-10-1-13-2v-4c4 1 10 1 13 1 9 0 10-1 10-7s0-6-11-9-12-6-12-14c0-7 3-10 15-10 4 0 9 0 13 1l-1 4c-3 0-9-1-13-1-8 0-9 2-9 7s0 6 9 8c14 4 14 6 14 14s-3 12-15 12z">
            <text:p/>
          </draw:path>
          <draw:polygon draw:style-name="gr4" draw:text-style-name="P4" draw:layer="layout" svg:width="0.055cm" svg:height="0.058cm" svg:x="10.734cm" svg:y="13.274cm" svg:viewBox="0 0 56 59" draw:points="50,5 32,51 24,51 6,5 5,59 0,59 1,0 9,0 28,48 47,0 54,0 56,59 51,59">
            <text:p/>
          </draw:polygon>
          <draw:path draw:style-name="gr4" draw:text-style-name="P4" draw:layer="layout" svg:width="0.03cm" svg:height="0.044cm" svg:x="10.8cm" svg:y="13.289cm" svg:viewBox="0 0 31 45" svg:d="M26 26h-14c-6 0-7 1-7 7 0 5 1 7 7 7 5 0 10-1 14-4zM26 26zM31 44h-5v-3c-4 2-9 4-15 4-8 0-11-4-11-12 0-9 4-13 12-13h14v-8c0-6-3-8-10-8-6 0-10 1-14 1l-1-4c4-1 9-1 13-1 12 0 17 4 17 12z">
            <text:p/>
          </draw:path>
          <draw:polygon draw:style-name="gr4" draw:text-style-name="P4" draw:layer="layout" svg:width="0.037cm" svg:height="0.06cm" svg:x="10.836cm" svg:y="13.29cm" svg:viewBox="0 0 38 61" draw:points="23,43 16,61 11,61 18,43 15,43 0,0 5,0 19,40 33,0 38,0">
            <text:p/>
          </draw:polygon>
          <draw:path draw:style-name="gr4" draw:text-style-name="P4" draw:layer="layout" svg:width="0.033cm" svg:height="0.044cm" svg:x="10.876cm" svg:y="13.289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19cm" svg:height="0.043cm" svg:x="10.92cm" svg:y="13.289cm" svg:viewBox="0 0 20 44" svg:d="M20 5c-4 1-10 5-14 7v32h-6v-44h4v7c6-3 10-6 15-7z">
            <text:p/>
          </draw:path>
          <draw:path draw:style-name="gr4" draw:text-style-name="P4" draw:layer="layout" svg:width="0.031cm" svg:height="0.044cm" svg:x="10.943cm" svg:y="13.289cm" svg:viewBox="0 0 32 45" svg:d="M5 19h22v-4c0-7-3-11-12-11-8 0-10 4-10 11zM5 19zM17 40c4 0 9 0 13-2l1 4c-4 2-10 3-16 3-12 0-15-6-15-16v-14c0-9 3-15 15-15 13 0 17 6 17 15v9h-27v6c0 7 2 10 12 10z">
            <text:p/>
          </draw:path>
          <draw:path draw:style-name="gr4" draw:text-style-name="P4" draw:layer="layout" svg:width="0.027cm" svg:height="0.044cm" svg:x="10.983cm" svg:y="13.289cm" svg:viewBox="0 0 28 45" svg:d="M13 45c-4 0-10-1-13-2v-4c4 1 10 1 13 1 9 0 10-1 10-7s0-6-11-9-12-6-12-14c0-7 3-10 15-10 4 0 9 0 13 1l-1 4c-3 0-9-1-13-1-8 0-9 2-9 7s0 6 9 8c14 4 14 6 14 14s-3 12-15 12z">
            <text:p/>
          </draw:path>
          <draw:path draw:style-name="gr4" draw:text-style-name="P4" draw:layer="layout" svg:width="0.273cm" svg:height="0.327cm" svg:x="10.461cm" svg:y="12.847cm" svg:viewBox="0 0 274 328" svg:d="M189 154c1-5 0-9-3-12s-6-4-11-4h-12c-7 0-15 0-21 0-7 1-13 1-18 2-6 1-12 2-17 2l-16 123h65c13 0 20-6 21-19zM189 154zM259 253c-3 23-12 42-27 55s-35 20-58 20h-174l42-328h83l-11 84c62-8 98-10 98-10 22 0 38 7 49 20 11 12 15 29 12 51z">
            <text:p/>
          </draw:path>
          <draw:path draw:style-name="gr4" draw:text-style-name="P4" draw:layer="layout" svg:width="0.266cm" svg:height="0.256cm" svg:x="10.747cm" svg:y="12.924cm" svg:viewBox="0 0 267 257" svg:d="M111 191c6 0 12-1 19-1 6-1 12-3 18-4 7-1 14-3 20-5l4-28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  <text:p/>
          </draw:path>
          <draw:path draw:style-name="gr4" draw:text-style-name="P4" draw:layer="layout" svg:width="0.404cm" svg:height="0.246cm" svg:x="11.021cm" svg:y="12.929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  <text:p/>
          </draw:path>
          <draw:path draw:style-name="gr4" draw:text-style-name="P4" draw:layer="layout" svg:width="1.285cm" svg:height="0.714cm" svg:x="10.425cm" svg:y="12.745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3 1 0 1 0 2 0s106 4 150 4c41 0 57-74 57-77 1-4 55-387 66-518 4-41-4-72-23-92z">
            <text:p/>
          </draw:path>
          <draw:path draw:style-name="gr4" draw:text-style-name="P4" draw:layer="layout" svg:width="0.083cm" svg:height="0.065cm" svg:x="10.913cm" svg:y="13.109cm" svg:viewBox="0 0 84 66" svg:d="M0 43c0 0 52-31 84-43v1l-83 65z">
            <text:p/>
          </draw:path>
          <draw:path draw:style-name="gr4" draw:text-style-name="P4" draw:layer="layout" svg:width="0.104cm" svg:height="0.144cm" svg:x="12.865cm" svg:y="12.923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  <text:p/>
          </draw:path>
          <draw:path draw:style-name="gr4" draw:text-style-name="P4" draw:layer="layout" svg:width="0.123cm" svg:height="0.148cm" svg:x="12.976cm" svg:y="12.921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  <text:p/>
          </draw:path>
          <draw:path draw:style-name="gr4" draw:text-style-name="P4" draw:layer="layout" svg:width="0.088cm" svg:height="0.144cm" svg:x="13.114cm" svg:y="12.922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096cm" svg:height="0.142cm" svg:x="13.214cm" svg:y="12.924cm" svg:viewBox="0 0 97 143" svg:d="M33 100v15c7 0 12 0 16 0h48c0 5 0 9 0 12-2 10-9 16-21 16h-57c-6 0-11-2-14-6-4-3-5-8-5-14v-122l1-1h91c1 3 2 8 2 13 0 4-1 9-3 14h-58v15 15c4 0 9-1 14-1h33c1 4 2 9 2 14 0 6-1 10-2 14h-47z">
            <text:p/>
          </draw:path>
          <draw:path draw:style-name="gr4" draw:text-style-name="P4" draw:layer="layout" svg:width="0.105cm" svg:height="0.143cm" svg:x="13.31cm" svg:y="12.924cm" svg:viewBox="0 0 106 144" svg:d="M69 27v16 100c-4 1-10 1-17 1s-12 0-17-1v-116h-13-21c-1-4-1-8-1-14 0-5 0-9 1-13h103c1 3 2 8 2 13s-2 9-4 11c-3 2-8 3-14 3h-6z">
            <text:p/>
          </draw:path>
          <draw:path draw:style-name="gr4" draw:text-style-name="P4" draw:layer="layout" svg:width="0.123cm" svg:height="0.148cm" svg:x="13.41cm" svg:y="12.921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  <text:p/>
          </draw:path>
          <draw:path draw:style-name="gr4" draw:text-style-name="P4" draw:layer="layout" svg:width="0.107cm" svg:height="0.148cm" svg:x="13.573cm" svg:y="12.921cm" svg:viewBox="0 0 108 149" svg:d="M0 134c0-5 1-9 4-14 2-4 5-9 8-12 16 10 30 14 43 14 6 0 10-1 13-3 3-3 4-6 4-11 0-7-4-12-13-15l-24-11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123cm" svg:height="0.148cm" svg:x="13.685cm" svg:y="12.921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  <text:p/>
          </draw:path>
          <draw:path draw:style-name="gr4" draw:text-style-name="P4" draw:layer="layout" svg:width="0.114cm" svg:height="0.148cm" svg:x="13.814cm" svg:y="12.92cm" svg:viewBox="0 0 115 149" svg:d="M83 60v-2c0-22-8-32-23-32-9 0-15 4-19 13-4 8-6 20-6 35s3 27 8 34c4 9 11 12 21 12 5 0 10-1 16-3 7-2 13-7 20-12 3 3 7 6 10 11 3 4 4 8 5 12-3 3-7 5-11 8s-9 5-14 7c-6 2-11 4-16 5s-11 1-16 1c-11 0-20-2-27-6-8-4-14-9-19-16-4-7-7-14-9-24-3-9-3-18-3-28 0-12 1-23 4-33s8-18 13-24 11-11 20-14c7-3 14-4 23-4 8 0 15 1 22 3 8 2 14 5 18 9 5 4 9 8 11 14 3 5 4 12 4 18 0 12-6 18-19 18-3 0-8-1-13-2z">
            <text:p/>
          </draw:path>
          <draw:path draw:style-name="gr4" draw:text-style-name="P4" draw:layer="layout" svg:width="0.033cm" svg:height="0.144cm" svg:x="13.941cm" svg:y="12.923cm" svg:viewBox="0 0 34 145" svg:d="M0 144v-143c4-1 9-1 16-1 8 0 13 0 18 1v143c-5 1-10 1-18 1-7 0-12 0-16-1z">
            <text:p/>
          </draw:path>
          <draw:path draw:style-name="gr4" draw:text-style-name="P4" draw:layer="layout" svg:width="0.129cm" svg:height="0.145cm" svg:x="13.984cm" svg:y="12.923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  <text:p/>
          </draw:path>
          <draw:path draw:style-name="gr4" draw:text-style-name="P4" draw:layer="layout" svg:width="0.088cm" svg:height="0.144cm" svg:x="14.122cm" svg:y="12.922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114cm" svg:height="0.148cm" svg:x="12.857cm" svg:y="13.117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2 4 18 0 12-6 18-19 18-3 0-8-1-13-2z">
            <text:p/>
          </draw:path>
          <draw:path draw:style-name="gr4" draw:text-style-name="P4" draw:layer="layout" svg:width="0.123cm" svg:height="0.148cm" svg:x="12.974cm" svg:y="13.117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109cm" svg:height="0.145cm" svg:x="13.112cm" svg:y="13.119cm" svg:viewBox="0 0 110 146" svg:d="M33 24v42c7 0 12 0 16 0 5-1 8-1 11-3 3-1 5-3 6-6 2-3 2-6 2-11 0-15-6-22-19-22h-9c-2 0-5 0-7 0zM33 24zM103 45c0 5-1 9-2 13s-3 8-6 11c-2 4-5 6-8 9-3 2-7 4-10 5 8 3 13 9 17 19l6 19c2 7 6 12 10 15-2 3-5 5-9 7s-9 3-14 3c-6 0-10-1-12-4-3-3-6-8-8-15l-7-23c-2-4-4-7-7-9-2-2-6-4-11-4h-9v53c-4 1-11 1-17 1-7 0-12 0-16-1v-142l1-2c12 0 22 0 31 0s15 0 20 0c7 0 14 0 20 2 7 2 13 5 17 9 5 3 8 8 10 14 3 5 4 13 4 20z">
            <text:p/>
          </draw:path>
          <draw:path draw:style-name="gr4" draw:text-style-name="P4" draw:layer="layout" svg:width="0.115cm" svg:height="0.144cm" svg:x="13.231cm" svg:y="13.119cm" svg:viewBox="0 0 116 145" svg:d="M54 120c18 0 27-17 27-47 0-31-9-48-27-48h-12c-3 0-6 0-9 0v95c3 0 6 0 9 0zM54 120zM93 135c-4 4-11 6-18 8s-15 2-24 2c-4 0-11 0-19 0-9 0-19 0-31 0l-1-2v-141l1-2c8 0 16 0 25 0 10 0 19 0 28 0 12 0 22 1 30 5s15 9 19 15c5 7 8 15 10 24s3 19 3 29c0 13-1 25-4 35-4 12-10 20-19 27z">
            <text:p/>
          </draw:path>
          <draw:path draw:style-name="gr4" draw:text-style-name="P4" draw:layer="layout" svg:width="0.123cm" svg:height="0.148cm" svg:x="13.353cm" svg:y="13.117cm" svg:viewBox="0 0 124 149" svg:d="M38 107c4 11 12 17 23 17 7 0 11-2 15-5 3-2 6-6 8-11s3-9 4-15c1-5 1-11 1-16s0-10 0-16c-1-6-2-12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  <text:p/>
          </draw:path>
          <draw:path draw:style-name="gr4" draw:text-style-name="P4" draw:layer="layout" svg:width="0.104cm" svg:height="0.144cm" svg:x="13.491cm" svg:y="13.119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6 5 8 8 2 4 4 7 5 11s2 8 2 12c0 15-5 25-14 32s-21 10-38 10c-6 0-13 0-21 0-9 0-19 0-31 0l-1-2v-141z">
            <text:p/>
          </draw:path>
          <draw:path draw:style-name="gr4" draw:text-style-name="P4" draw:layer="layout" svg:width="0.096cm" svg:height="0.195cm" svg:x="13.61cm" svg:y="13.067cm" svg:viewBox="0 0 97 196" svg:d="M20 28l47-28c3 2 7 5 10 10 2 5 4 9 4 14l-51 19c-2-1-4-3-7-6-1-3-3-6-3-9zM20 28zM33 153v15c7 0 12 0 15 0h49c0 5 0 9 0 12-2 10-9 16-21 16h-57c-6 0-11-2-14-6-4-3-5-8-5-14v-122l1-1h91c1 4 1 8 1 13 0 4-1 9-2 14h-58v15 16c4 0 9 0 14 0h33c1 3 2 8 2 13s-1 9-2 13h-47z">
            <text:p/>
          </draw:path>
          <draw:path draw:style-name="gr4" draw:text-style-name="P4" draw:layer="layout" svg:width="0.107cm" svg:height="0.148cm" svg:x="13.708cm" svg:y="13.117cm" svg:viewBox="0 0 108 149" svg:d="M0 134c0-5 1-9 4-14 2-4 5-9 8-12 16 10 30 14 43 14 6 0 10-1 13-3 3-3 4-6 4-11 0-7-4-12-13-15l-24-11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258cm" svg:height="0.402cm" svg:x="12.265cm" svg:y="12.963cm" svg:viewBox="0 0 259 403" svg:d="M139 277c14 2 29-1 42-8 37-19 50-64 31-100-20-36-65-50-100-30-15 7-25 19-32 32-8-45 1-91 25-131l-66-40c-49 79-52 180-8 264 45 82 131 136 226 139l2-77c-45-2-88-19-120-49z">
            <text:p/>
          </draw:path>
          <draw:path draw:style-name="gr4" draw:text-style-name="P4" draw:layer="layout" svg:width="0.456cm" svg:height="0.204cm" svg:x="12.304cm" svg:y="12.838cm" svg:viewBox="0 0 457 205" svg:d="M301 10c-68-19-140-12-202 20-41 22-75 54-99 94l65 41c17-28 41-51 70-67 12-6 24-11 36-15-19 23-23 56-9 83 19 36 64 49 101 30 36-19 49-64 30-100-2-4-4-7-6-10 44 17 80 48 102 89l68-36c-34-63-89-109-156-129z">
            <text:p/>
          </draw:path>
          <draw:path draw:style-name="gr4" draw:text-style-name="P4" draw:layer="layout" svg:width="0.272cm" svg:height="0.388cm" svg:x="12.52cm" svg:y="12.977cm" svg:viewBox="0 0 273 389" svg:d="M242 0l-69 36c23 43 28 91 16 135-1-5-4-11-6-17-20-35-64-49-100-30-37 20-50 64-31 101 17 30 52 44 84 36-11 11-24 21-39 29-30 15-62 23-95 22l-2 76c2 1 5 1 8 1 43 0 87-11 125-32 129-68 178-229 109-357z">
            <text:p/>
          </draw:path>
          <draw:path draw:style-name="gr4" draw:text-style-name="P4" draw:layer="layout" svg:width="0.145cm" svg:height="0.186cm" svg:x="10.682cm" svg:y="14.165cm" svg:viewBox="0 0 146 187" svg:d="M80 166c16 0 27-5 35-14 4-5 6-13 6-21 0-14-6-23-19-28-7-2-15-4-26-4h-52v67zM80 166zM72 79c10 0 19-1 25-4 9-5 15-13 15-25 0-14-6-22-16-26-6-2-14-4-25-4h-47v59zM72 79zM0 0h81c22 0 39 6 48 19 6 8 8 16 8 26 0 13-3 23-10 30-3 4-8 8-15 11 10 4 17 8 22 12 8 9 12 20 12 34 0 13-4 24-11 33-11 15-30 22-55 22h-80z">
            <text:p/>
          </draw:path>
          <draw:path draw:style-name="gr4" draw:text-style-name="P4" draw:layer="layout" svg:width="0.182cm" svg:height="0.196cm" svg:x="10.834cm" svg:y="14.16cm" svg:viewBox="0 0 183 197" svg:d="M143 150c10-15 15-34 15-55 0-22-6-40-18-53s-28-20-48-20c-19 0-35 6-48 20-12 13-18 32-18 59 0 21 5 38 15 52 12 14 29 21 52 21s39-8 50-24zM143 150zM165 31c12 17 18 38 18 63 0 29-7 52-21 70-16 22-41 33-72 33-28 0-52-10-68-29-15-18-22-41-22-69 0-26 6-47 18-65 16-23 41-34 73-34 33 0 58 10 74 31z">
            <text:p/>
          </draw:path>
          <draw:polygon draw:style-name="gr4" draw:text-style-name="P4" draw:layer="layout" svg:width="0.119cm" svg:height="0.186cm" svg:x="11.033cm" svg:y="14.165cm" svg:viewBox="0 0 120 187" draw:points="0,0 25,0 25,165 120,165 120,187 0,187">
            <text:p/>
          </draw:polygon>
          <draw:polygon draw:style-name="gr4" draw:text-style-name="P4" draw:layer="layout" svg:width="0.137cm" svg:height="0.186cm" svg:x="11.167cm" svg:y="14.165cm" svg:viewBox="0 0 138 187" draw:points="0,0 136,0 136,22 24,22 24,80 128,80 128,101 24,101 24,165 138,165 138,187 0,187">
            <text:p/>
          </draw:polygon>
          <draw:polygon draw:style-name="gr4" draw:text-style-name="P4" draw:layer="layout" svg:width="0.151cm" svg:height="0.186cm" svg:x="11.309cm" svg:y="14.165cm" svg:viewBox="0 0 152 187" draw:points="152,0 152,22 89,22 89,187 62,187 62,22 0,22 0,0">
            <text:p/>
          </draw:polygon>
          <draw:path draw:style-name="gr4" draw:text-style-name="P4" draw:layer="layout" svg:width="0.182cm" svg:height="0.196cm" svg:x="11.457cm" svg:y="14.16cm" svg:viewBox="0 0 183 197" svg:d="M143 150c10-15 14-34 14-55 0-22-5-40-17-53s-28-20-48-20c-19 0-35 6-48 20-12 13-18 32-18 59 0 21 5 38 15 52 12 14 29 21 52 21 22 0 39-8 50-24zM143 150zM165 31c12 17 18 38 18 63 0 29-7 52-21 70-16 22-41 33-72 33-29 0-52-10-69-29-14-18-21-41-21-69 0-26 6-47 18-65 16-23 41-34 73-34 33 0 58 10 74 31z">
            <text:p/>
          </draw:path>
          <draw:path draw:style-name="gr4" draw:text-style-name="P4" draw:layer="layout" svg:width="0.168cm" svg:height="0.195cm" svg:x="10.676cm" svg:y="14.763cm" svg:viewBox="0 0 169 196" svg:d="M132 10c18 9 29 26 33 51h-25c-2-14-9-24-18-30s-21-9-35-9c-18 0-33 6-44 19-12 13-17 32-17 59 0 22 4 40 14 53 9 14 25 21 47 21 17 0 31-5 41-14 11-10 17-26 17-48h-58v-21h82v100h-17l-6-24c-8 9-16 16-22 20-11 6-25 9-43 9-21 0-40-7-56-21-17-18-25-43-25-74 0-32 8-57 25-75 15-18 36-26 62-26 17 0 32 3 45 10z">
            <text:p/>
          </draw:path>
          <draw:path draw:style-name="gr4" draw:text-style-name="P4" draw:layer="layout" svg:width="0.152cm" svg:height="0.186cm" svg:x="10.875cm" svg:y="14.768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  <text:p/>
          </draw:path>
          <draw:path draw:style-name="gr4" draw:text-style-name="P4" draw:layer="layout" svg:width="0.167cm" svg:height="0.186cm" svg:x="11.031cm" svg:y="14.768cm" svg:viewBox="0 0 168 187" svg:d="M113 110l-29-83-30 83zM113 110zM71 0h28l69 187h-28l-20-56h-73l-22 56h-25z">
            <text:p/>
          </draw:path>
          <draw:polygon draw:style-name="gr4" draw:text-style-name="P4" draw:layer="layout" svg:width="0.151cm" svg:height="0.186cm" svg:x="11.173cm" svg:y="14.768cm" svg:viewBox="0 0 152 187" draw:points="152,0 152,22 89,22 89,187 62,187 62,22 0,22 0,0">
            <text:p/>
          </draw:polygon>
          <draw:path draw:style-name="gr4" draw:text-style-name="P4" draw:layer="layout" svg:width="0.148cm" svg:height="0.191cm" svg:x="11.336cm" svg:y="14.768cm" svg:viewBox="0 0 149 192" svg:d="M25 0v115c0 14 3 25 8 35 8 13 21 20 39 20 22 0 36-7 45-22 4-9 6-19 6-33v-115h26v105c0 23-3 41-9 54-12 22-34 33-66 33-31 0-54-11-65-33-6-13-9-31-9-54v-105z">
            <text:p/>
          </draw:path>
          <draw:polygon draw:style-name="gr4" draw:text-style-name="P4" draw:layer="layout" svg:width="0.025cm" svg:height="0.186cm" svg:x="11.515cm" svg:y="14.768cm" svg:viewBox="0 0 26 187" draw:points="0,0 26,0 26,187 0,187">
            <text:p/>
          </draw:polygon>
          <draw:polygon draw:style-name="gr4" draw:text-style-name="P4" draw:layer="layout" svg:width="0.151cm" svg:height="0.186cm" svg:x="11.553cm" svg:y="14.768cm" svg:viewBox="0 0 152 187" draw:points="152,0 152,22 89,22 89,187 62,187 62,22 0,22 0,0">
            <text:p/>
          </draw:polygon>
          <draw:path draw:style-name="gr4" draw:text-style-name="P4" draw:layer="layout" svg:width="0.182cm" svg:height="0.196cm" svg:x="11.7cm" svg:y="14.763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  <text:p/>
          </draw:path>
          <draw:polygon draw:style-name="gr4" draw:text-style-name="P4" draw:layer="layout" svg:width="0.128cm" svg:height="0.173cm" svg:x="10.684cm" svg:y="14.479cm" svg:viewBox="0 0 129 174" draw:points="0,0 128,0 128,21 22,21 22,73 120,73 120,94 22,94 22,153 129,153 129,174 0,174">
            <text:p/>
          </draw:polygon>
          <draw:path draw:style-name="gr4" draw:text-style-name="P4" draw:layer="layout" svg:width="0.142cm" svg:height="0.173cm" svg:x="10.832cm" svg:y="14.479cm" svg:viewBox="0 0 143 174" svg:d="M65 153c8 0 15 0 20-2 9-3 16-9 23-18 4-7 7-16 9-27 2-6 2-12 2-18 0-22-4-39-14-51-8-11-21-17-40-17h-42v133zM65 153zM0 0h70c24 0 43 8 56 25 11 15 17 35 17 58 0 20-3 36-10 51-12 26-34 40-63 40h-70z">
            <text:p/>
          </draw:path>
          <draw:path draw:style-name="gr4" draw:text-style-name="P4" draw:layer="layout" svg:width="0.137cm" svg:height="0.178cm" svg:x="10.996cm" svg:y="14.479cm" svg:viewBox="0 0 138 179" svg:d="M23 0v107c0 13 3 23 8 33 7 12 18 19 35 19 21 0 35-7 42-21 4-8 6-18 6-31v-107h24v98c0 21-3 38-9 50-10 21-30 31-61 31-29 0-49-10-60-31-6-12-8-29-8-50v-98z">
            <text:p/>
          </draw:path>
          <draw:path draw:style-name="gr4" draw:text-style-name="P4" draw:layer="layout" svg:width="0.152cm" svg:height="0.182cm" svg:x="11.149cm" svg:y="14.474cm" svg:viewBox="0 0 153 183" svg:d="M131 17c12 11 19 24 20 39h-23c-2-11-7-20-15-26-8-7-18-10-32-10-18 0-32 6-42 18s-15 30-15 56c0 20 4 37 14 49 9 13 23 19 42 19 18 0 30-6 39-20 5-7 9-16 11-27h23c-2 18-9 33-20 46-14 14-32 22-55 22-21 0-38-6-52-18-17-17-26-41-26-76 0-26 6-47 20-63 14-18 34-26 61-26 21 0 38 5 50 17z">
            <text:p/>
          </draw:path>
          <draw:path draw:style-name="gr4" draw:text-style-name="P4" draw:layer="layout" svg:width="0.155cm" svg:height="0.173cm" svg:x="11.305cm" svg:y="14.479cm" svg:viewBox="0 0 156 174" svg:d="M105 103l-28-78-28 78zM105 103zM65 0h28l63 174h-26l-18-52h-70l-18 52h-24z">
            <text:p/>
          </draw:path>
          <draw:polygon draw:style-name="gr4" draw:text-style-name="P4" draw:layer="layout" svg:width="0.141cm" svg:height="0.173cm" svg:x="11.437cm" svg:y="14.479cm" svg:viewBox="0 0 142 174" draw:points="142,0 142,20 83,20 83,174 59,174 59,20 0,20 0,0">
            <text:p/>
          </draw:polygon>
          <draw:polygon draw:style-name="gr4" draw:text-style-name="P4" draw:layer="layout" svg:width="0.024cm" svg:height="0.173cm" svg:x="11.593cm" svg:y="14.479cm" svg:viewBox="0 0 25 174" draw:points="0,0 25,0 25,174 0,174">
            <text:p/>
          </draw:polygon>
          <draw:polygon draw:style-name="gr4" draw:text-style-name="P4" draw:layer="layout" svg:width="0.152cm" svg:height="0.173cm" svg:x="11.63cm" svg:y="14.479cm" svg:viewBox="0 0 153 174" draw:points="26,0 76,148 127,0 153,0 89,174 64,174 0,0">
            <text:p/>
          </draw:polygon>
          <draw:path draw:style-name="gr4" draw:text-style-name="P4" draw:layer="layout" svg:width="0.169cm" svg:height="0.183cm" svg:x="11.783cm" svg:y="14.474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  <text:p/>
          </draw:path>
          <draw:polygon draw:style-name="gr4" draw:text-style-name="P4" draw:layer="layout" svg:width="0.031cm" svg:height="0.186cm" svg:x="10.589cm" svg:y="14.165cm" svg:viewBox="0 0 32 187" draw:points="0,187 32,187 32,0 0,0">
            <text:p/>
          </draw:polygon>
          <draw:polygon draw:style-name="gr4" draw:text-style-name="P4" draw:layer="layout" svg:width="0.031cm" svg:height="0.173cm" svg:x="10.589cm" svg:y="14.479cm" svg:viewBox="0 0 32 174" draw:points="0,174 32,174 32,0 0,0">
            <text:p/>
          </draw:polygon>
          <draw:polygon draw:style-name="gr4" draw:text-style-name="P4" draw:layer="layout" svg:width="0.031cm" svg:height="0.195cm" svg:x="10.589cm" svg:y="14.763cm" svg:viewBox="0 0 32 196" draw:points="0,196 32,196 32,0 0,0">
            <text:p/>
          </draw:polygon>
          <draw:path draw:style-name="gr4" draw:text-style-name="P4" draw:layer="layout" svg:width="0.094cm" svg:height="0.114cm" svg:x="12.484cm" svg:y="14.808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  <text:p/>
          </draw:path>
          <draw:path draw:style-name="gr4" draw:text-style-name="P4" draw:layer="layout" svg:width="0.082cm" svg:height="0.089cm" svg:x="12.591cm" svg:y="14.832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  <text:p/>
          </draw:path>
          <draw:polygon draw:style-name="gr4" draw:text-style-name="P4" draw:layer="layout" svg:width="0.025cm" svg:height="0.12cm" svg:x="12.688cm" svg:y="14.802cm" svg:viewBox="0 0 26 121" draw:points="0,0 26,0 26,121 0,121">
            <text:p/>
          </draw:polygon>
          <draw:path draw:style-name="gr4" draw:text-style-name="P4" draw:layer="layout" svg:width="0.081cm" svg:height="0.089cm" svg:x="12.729cm" svg:y="14.832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6cm" svg:height="0.113cm" svg:x="12.818cm" svg:y="14.81cm" svg:viewBox="0 0 61 114" svg:d="M61 110l-9 2c-4 1-11 2-17 2-10 0-15-2-18-5s-4-7-4-16v-51h-13v-20h13v-22h26v22h22v20h-22v44c0 4 1 6 2 7 0 0 2 1 6 1h14z">
            <text:p/>
          </draw:path>
          <draw:path draw:style-name="gr4" draw:text-style-name="P4" draw:layer="layout" svg:width="0.082cm" svg:height="0.089cm" svg:x="12.889cm" svg:y="14.832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99cm" svg:height="0.114cm" svg:x="13.021cm" svg:y="14.808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  <text:p/>
          </draw:path>
          <draw:path draw:style-name="gr4" draw:text-style-name="P4" draw:layer="layout" svg:width="0.083cm" svg:height="0.12cm" svg:x="13.136cm" svg:y="14.802cm" svg:viewBox="0 0 84 121" svg:d="M25 53v44c6 3 9 4 14 4h9c4 0 6-1 8-2 2-3 2-6 2-23 0-18 0-22-2-24s-4-2-8-2h-9c-5 0-8 1-14 3zM25 53zM0 0h25v42c12-10 15-12 23-12h9c11 0 16 1 20 5 5 6 7 13 7 41 0 26-2 34-8 39-4 4-9 6-19 6h-10c-7 0-12-2-22-11v11h-25z">
            <text:p/>
          </draw:path>
          <draw:path draw:style-name="gr4" draw:text-style-name="P4" draw:layer="layout" svg:width="0.056cm" svg:height="0.09cm" svg:x="13.234cm" svg:y="14.832cm" svg:viewBox="0 0 57 91" svg:d="M0 91v-91h25v13c10-9 14-13 23-13h9v25h-11c-8 0-13 1-21 4v62z">
            <text:p/>
          </draw:path>
          <draw:path draw:style-name="gr4" draw:text-style-name="P4" draw:layer="layout" svg:width="0.081cm" svg:height="0.089cm" svg:x="13.299cm" svg:y="14.832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56cm" svg:height="0.09cm" svg:x="13.395cm" svg:y="14.832cm" svg:viewBox="0 0 57 91" svg:d="M0 91v-91h25v13c10-9 14-13 23-13h9v25h-11c-8 0-13 1-21 4v62z">
            <text:p/>
          </draw:path>
          <draw:path draw:style-name="gr4" draw:text-style-name="P4" draw:layer="layout" svg:width="0.082cm" svg:height="0.089cm" svg:x="13.459cm" svg:y="14.832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  <text:p/>
          </draw:path>
          <draw:path draw:style-name="gr4" draw:text-style-name="P4" draw:layer="layout" svg:width="0.094cm" svg:height="0.114cm" svg:x="13.591cm" svg:y="14.808cm" svg:viewBox="0 0 95 115" svg:d="M88 110c-4 3-9 5-19 5h-43c-10 0-16-1-20-5s-6-11-6-33h26c0 12 0 15 2 16 1 1 2 2 7 2h24c5 0 7-1 8-2s2-4 2-12c0-6-1-8-2-10-1-1-4-1-8-2l-36-3c-7-1-12-3-16-6-4-5-6-11-6-26 0-16 2-24 8-29 3-4 8-5 18-5h39c11 0 17 1 20 4 5 5 7 11 7 32h-26c0-11 0-13-1-14s-3-2-7-2h-23c-4 0-6 0-7 1s-1 5-1 12c0 6 0 8 1 9 1 2 3 2 8 2l36 4c8 1 12 2 16 6s6 11 6 26c0 17-2 25-7 30z">
            <text:p/>
          </draw:path>
          <draw:path draw:style-name="gr4" draw:text-style-name="P4" draw:layer="layout" svg:width="0.082cm" svg:height="0.089cm" svg:x="13.698cm" svg:y="14.832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78cm" svg:height="0.089cm" svg:x="13.793cm" svg:y="14.832cm" svg:viewBox="0 0 79 90" svg:d="M79 56c0 17-2 24-6 29-4 3-8 5-17 5h-31c-9 0-13-2-17-6-6-5-8-14-8-40 0-25 2-33 8-39 3-4 8-5 17-5h31c9 0 13 1 17 5s6 11 6 27h-24c0-9 0-11-1-11-1-1-2-2-6-2h-15c-4 0-6 1-7 2s-2 4-2 23c0 20 1 23 2 25 1 1 3 1 7 1h15c4 0 5 0 6-1s1-4 2-13z">
            <text:p/>
          </draw:path>
          <draw:path draw:style-name="gr4" draw:text-style-name="P4" draw:layer="layout" svg:width="0.027cm" svg:height="0.123cm" svg:x="13.885cm" svg:y="14.798cm" svg:viewBox="0 0 28 124" svg:d="M27 124h-26v-91h26zM27 124zM28 21h-28v-21h28z">
            <text:p/>
          </draw:path>
          <draw:path draw:style-name="gr4" draw:text-style-name="P4" draw:layer="layout" svg:width="0.081cm" svg:height="0.09cm" svg:x="13.926cm" svg:y="14.832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  <text:p/>
          </draw:path>
          <draw:polygon draw:style-name="gr4" draw:text-style-name="P4" draw:layer="layout" svg:width="0.025cm" svg:height="0.12cm" svg:x="14.024cm" svg:y="14.802cm" svg:viewBox="0 0 26 121" draw:points="0,0 26,0 26,121 0,121">
            <text:p/>
          </draw:polygon>
          <draw:path draw:style-name="gr4" draw:text-style-name="P4" draw:layer="layout" svg:width="0.525cm" svg:height="0.564cm" svg:x="12.464cm" svg:y="14.197cm" svg:viewBox="0 0 526 565" svg:d="M225 443h92c14 0 21-1 26-7 6-5 10-11 10-49 0-36-3-44-10-50-5-6-12-7-26-7h-92zM225 443zM315 223c13 0 19 0 24-5 5-7 9-18 9-46 0-27-3-39-9-44-4-5-9-7-24-7h-90v102zM315 223zM526 413c0 57-15 94-41 120-23 23-53 32-100 32h-385v-126h59v-314h-59v-125h386c51 0 77 8 99 30 25 27 36 65 36 109 0 86-31 121-89 137v1c62 16 94 45 94 136z">
            <text:p/>
          </draw:path>
          <draw:path draw:style-name="gr4" draw:text-style-name="P4" draw:layer="layout" svg:width="0.483cm" svg:height="0.561cm" svg:x="13.589cm" svg:y="14.198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  <text:p/>
          </draw:path>
          <draw:path draw:style-name="gr4" draw:text-style-name="P4" draw:layer="layout" svg:width="0.041cm" svg:height="0.041cm" svg:x="13.16cm" svg:y="14.534cm" svg:viewBox="0 0 42 42" svg:d="M24 0c-14-1-24 8-24 20 0 13 9 22 20 22 13 0 23-11 22-24-1-10-9-17-18-18z">
            <text:p/>
          </draw:path>
          <draw:path draw:style-name="gr4" draw:text-style-name="P4" draw:layer="layout" svg:width="0.041cm" svg:height="0.041cm" svg:x="13.374cm" svg:y="14.534cm" svg:viewBox="0 0 42 42" svg:d="M25 0c-15-2-27 10-25 25 1 8 8 15 17 17 15 2 27-10 25-25-2-9-9-16-17-17z">
            <text:p/>
          </draw:path>
          <draw:path draw:style-name="gr4" draw:text-style-name="P4" draw:layer="layout" svg:width="0.147cm" svg:height="0.019cm" svg:x="13.215cm" svg:y="14.325cm" svg:viewBox="0 0 148 20" svg:d="M9 20h129c6 0 11-6 10-12-1-5-5-8-10-8h-129c-4 0-9 3-9 8 0 6 3 12 9 12z">
            <text:p/>
          </draw:path>
          <draw:path draw:style-name="gr4" draw:text-style-name="P4" draw:layer="layout" svg:width="0.255cm" svg:height="0.112cm" svg:x="13.161cm" svg:y="14.366cm" svg:viewBox="0 0 256 113" svg:d="M231 0h-207c-9 0-15 5-16 12-4 33-6 53-8 86 0 8 5 15 14 15h228c8 0 14-6 14-16-3-33-5-50-9-85-1-7-7-12-16-12z">
            <text:p/>
          </draw:path>
          <draw:path draw:style-name="gr4" draw:text-style-name="P4" draw:layer="layout" svg:width="0.566cm" svg:height="0.566cm" svg:x="13.005cm" svg:y="14.197cm" svg:viewBox="0 0 567 567" svg:d="M439 416c0 7-6 12-12 12h-16c0 0 0 18 0 25 0 12-11 22-23 20-11-1-18-10-18-21v-24h-173v25c0 11-10 21-21 21-12 0-21-10-21-21 0-7 0-25 0-25h-17c-6 0-10-4-10-10v-138c0 0 7-75 11-104 3-33 11-43 34-54 33-16 70-22 111-22 39 0 76 6 110 22 23 11 30 21 34 54 3 29 11 104 11 104zM439 416zM392 0h-217c-97 0-175 78-175 175v217c0 97 78 175 175 175h217c97 0 175-78 175-175v-217c0-97-78-175-175-175z">
            <text:p/>
          </draw:path>
          <draw:path draw:style-name="gr4" draw:text-style-name="P4" draw:layer="layout" svg:width="0.04cm" svg:height="0.058cm" svg:x="10.453cm" svg:y="15.74cm" svg:viewBox="0 0 41 59" svg:d="M30 40c0-4-2-6-6-6h-14v16h13c5 0 7-2 7-6zM30 40zM28 13c0-3-2-4-6-4h-12v15h12c4 0 6-2 6-6zM28 13zM0 59v-59h23c11 0 16 4 16 12v6c0 5-2 7-7 9 6 3 9 6 9 12v6c0 9-5 14-16 14z">
            <text:p/>
          </draw:path>
          <draw:path draw:style-name="gr4" draw:text-style-name="P4" draw:layer="layout" svg:width="0.037cm" svg:height="0.044cm" svg:x="10.499cm" svg:y="15.755cm" svg:viewBox="0 0 38 45" svg:d="M18 9c-6 0-8 2-8 7v12c0 5 2 8 8 8 7 0 9-3 9-8v-12c0-5-2-7-9-7zM18 9zM18 45c-15 0-18-8-18-17v-12c0-8 3-16 18-16 16 0 20 8 20 16v12c0 9-4 17-20 17z">
            <text:p/>
          </draw:path>
          <draw:polygon draw:style-name="gr4" draw:text-style-name="P4" draw:layer="layout" svg:width="0.011cm" svg:height="0.061cm" svg:x="10.544cm" svg:y="15.737cm" svg:viewBox="0 0 12 62" draw:points="0,62 0,1 12,0 12,62">
            <text:p/>
          </draw:polygon>
          <draw:path draw:style-name="gr4" draw:text-style-name="P4" draw:layer="layout" svg:width="0.034cm" svg:height="0.044cm" svg:x="10.563cm" svg:y="15.755cm" svg:viewBox="0 0 35 45" svg:d="M10 17h15v-2c0-4-2-7-7-7-6 0-8 3-8 7zM10 17zM19 36c5 0 9 0 13-2l2 8c-5 2-10 3-15 3-15 0-19-6-19-17v-12c0-9 4-16 18-16s17 7 17 17v10h-25v2c0 5 2 7 9 7z">
            <text:p/>
          </draw:path>
          <draw:path draw:style-name="gr4" draw:text-style-name="P4" draw:layer="layout" svg:width="0.028cm" svg:height="0.056cm" svg:x="10.6cm" svg:y="15.744cm" svg:viewBox="0 0 29 57" svg:d="M29 55c-2 1-8 2-10 2-8 0-13-4-13-11v-25h-6v-9h6v-11l12-1v12h11v9h-11v23c0 3 1 4 3 4 3 0 5 0 7-1z">
            <text:p/>
          </draw:path>
          <draw:path draw:style-name="gr4" draw:text-style-name="P4" draw:layer="layout" svg:width="0.037cm" svg:height="0.044cm" svg:x="10.632cm" svg:y="15.755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1cm" svg:height="0.06cm" svg:x="10.692cm" svg:y="15.739cm" svg:viewBox="0 0 42 61" svg:d="M12 42c0 5 2 9 10 9 3 0 6-1 10-1v-18h10v26c-6 2-14 3-20 3-16 0-22-7-22-18v-26c0-12 7-17 23-17 4 0 12 0 17 1l-1 10c-5-1-12-2-17-2-8 0-10 4-10 10z">
            <text:p/>
          </draw:path>
          <draw:path draw:style-name="gr4" draw:text-style-name="P4" draw:layer="layout" svg:width="0.022cm" svg:height="0.043cm" svg:x="10.742cm" svg:y="15.755cm" svg:viewBox="0 0 23 44" svg:d="M23 9c-4 2-8 4-12 7v28h-11v-44h10v5c3-1 9-4 12-5z">
            <text:p/>
          </draw:path>
          <draw:path draw:style-name="gr4" draw:text-style-name="P4" draw:layer="layout" svg:width="0.033cm" svg:height="0.044cm" svg:x="10.767cm" svg:y="15.755cm" svg:viewBox="0 0 34 45" svg:d="M23 28h-9c-3 0-4 1-4 4s1 4 4 4c4 0 7-1 9-2zM23 28zM34 44h-9l-1-3c-4 3-9 4-13 4-8 0-11-5-11-13s3-13 12-13h11v-4c0-5-1-7-9-7-4 0-8 1-12 2l-1-8c4-2 10-2 15-2 14 0 18 4 18 15z">
            <text:p/>
          </draw:path>
          <draw:path draw:style-name="gr4" draw:text-style-name="P4" draw:layer="layout" svg:width="0.028cm" svg:height="0.056cm" svg:x="10.805cm" svg:y="15.744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6cm" svg:height="0.043cm" svg:x="10.838cm" svg:y="15.756cm" svg:viewBox="0 0 37 44" svg:d="M11 0v30c0 3 1 4 4 4 2 0 7-2 11-4v-30h11v43h-8l-2-3c-5 2-12 4-17 4-8 0-10-5-10-13v-31z">
            <text:p/>
          </draw:path>
          <draw:path draw:style-name="gr4" draw:text-style-name="P4" draw:layer="layout" svg:width="0.011cm" svg:height="0.061cm" svg:x="10.884cm" svg:y="15.738cm" svg:viewBox="0 0 12 62" svg:d="M0 18h12v44h-12zM0 18zM0 0h12v12h-12z">
            <text:p/>
          </draw:path>
          <draw:path draw:style-name="gr4" draw:text-style-name="P4" draw:layer="layout" svg:width="0.028cm" svg:height="0.056cm" svg:x="10.9cm" svg:y="15.744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7cm" svg:height="0.044cm" svg:x="10.932cm" svg:y="15.755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8cm" svg:height="0.058cm" svg:x="10.449cm" svg:y="15.817cm" svg:viewBox="0 0 49 59" svg:d="M12 39h25l-12-37zM12 39zM38 43h-28l-5 16h-5l20-59h8l21 59h-5z">
            <text:p/>
          </draw:path>
          <draw:path draw:style-name="gr4" draw:text-style-name="P4" draw:layer="layout" svg:width="0.031cm" svg:height="0.061cm" svg:x="10.504cm" svg:y="15.814cm" svg:viewBox="0 0 32 62" svg:d="M27 23c-5-1-9-2-15-2-5 0-7 3-7 9v20c0 5 1 8 7 8s11-3 15-6zM27 23zM0 30c0-8 3-13 13-13 5 0 9 0 14 1v-18h5v61h-5v-4c-4 3-10 5-15 5-9 0-12-4-12-12z">
            <text:p/>
          </draw:path>
          <draw:path draw:style-name="gr4" draw:text-style-name="P4" draw:layer="layout" svg:width="0.031cm" svg:height="0.043cm" svg:x="10.548cm" svg:y="15.832cm" svg:viewBox="0 0 32 44" svg:d="M5 0v35c0 3 1 4 4 4 4 0 12-2 18-5v-34h5v43h-5v-4c-5 2-13 5-19 5s-8-4-8-10v-34z">
            <text:p/>
          </draw:path>
          <draw:polygon draw:style-name="gr4" draw:text-style-name="P4" draw:layer="layout" svg:width="0.005cm" svg:height="0.061cm" svg:x="10.592cm" svg:y="15.814cm" svg:viewBox="0 0 6 62" draw:points="0,62 0,0 6,0 6,62">
            <text:p/>
          </draw:polygon>
          <draw:path draw:style-name="gr4" draw:text-style-name="P4" draw:layer="layout" svg:width="0.027cm" svg:height="0.054cm" svg:x="10.605cm" svg:y="15.821cm" svg:viewBox="0 0 28 55" svg:d="M28 53c-2 1-6 2-10 2-6 0-9-3-9-9v-31h-9v-5h9v-10h5v10h14l-1 5h-13v30c0 4 0 5 5 5 3 0 6 0 8-1z">
            <text:p/>
          </draw:path>
          <draw:path draw:style-name="gr4" draw:text-style-name="P4" draw:layer="layout" svg:width="0.033cm" svg:height="0.044cm" svg:x="10.638cm" svg:y="15.831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27cm" svg:height="0.044cm" svg:x="10.68cm" svg:y="15.831cm" svg:viewBox="0 0 28 45" svg:d="M13 45c-4 0-10-1-13-2v-4c4 1 10 1 13 1 9 0 10-1 10-7s0-6-11-9-12-6-12-14c0-7 3-10 15-10 4 0 9 0 13 1l-1 4c-3 0-9-1-13-1-8 0-9 2-9 7s0 6 9 8c14 4 14 6 14 14s-3 12-15 12z">
            <text:p/>
          </draw:path>
          <draw:polygon draw:style-name="gr4" draw:text-style-name="P4" draw:layer="layout" svg:width="0.055cm" svg:height="0.058cm" svg:x="10.734cm" svg:y="15.817cm" svg:viewBox="0 0 56 59" draw:points="50,5 32,51 24,51 6,5 5,59 0,59 1,0 9,0 28,48 47,0 54,0 56,59 51,59">
            <text:p/>
          </draw:polygon>
          <draw:path draw:style-name="gr4" draw:text-style-name="P4" draw:layer="layout" svg:width="0.03cm" svg:height="0.044cm" svg:x="10.8cm" svg:y="15.831cm" svg:viewBox="0 0 31 45" svg:d="M26 26h-14c-6 0-7 1-7 7 0 5 1 7 7 7 5 0 10-1 14-4zM26 26zM31 44h-5v-3c-4 2-9 4-15 4-8 0-11-4-11-12 0-9 4-13 12-13h14v-8c0-6-3-8-10-8-6 0-10 1-14 1l-1-4c4-1 9-1 13-1 12 0 17 4 17 12z">
            <text:p/>
          </draw:path>
          <draw:polygon draw:style-name="gr4" draw:text-style-name="P4" draw:layer="layout" svg:width="0.037cm" svg:height="0.06cm" svg:x="10.836cm" svg:y="15.832cm" svg:viewBox="0 0 38 61" draw:points="23,43 16,61 11,61 18,43 15,43 0,0 5,0 19,40 33,0 38,0">
            <text:p/>
          </draw:polygon>
          <draw:path draw:style-name="gr4" draw:text-style-name="P4" draw:layer="layout" svg:width="0.033cm" svg:height="0.044cm" svg:x="10.876cm" svg:y="15.831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19cm" svg:height="0.043cm" svg:x="10.92cm" svg:y="15.831cm" svg:viewBox="0 0 20 44" svg:d="M20 5c-4 1-10 5-14 7v32h-6v-44h4v7c6-3 10-6 15-7z">
            <text:p/>
          </draw:path>
          <draw:path draw:style-name="gr4" draw:text-style-name="P4" draw:layer="layout" svg:width="0.031cm" svg:height="0.044cm" svg:x="10.943cm" svg:y="15.831cm" svg:viewBox="0 0 32 45" svg:d="M5 19h22v-4c0-7-3-11-12-11-8 0-10 4-10 11zM5 19zM17 40c4 0 9 0 13-2l1 4c-4 2-10 3-16 3-12 0-15-6-15-16v-14c0-9 3-15 15-15 13 0 17 6 17 15v9h-27v6c0 7 2 10 12 10z">
            <text:p/>
          </draw:path>
          <draw:path draw:style-name="gr4" draw:text-style-name="P4" draw:layer="layout" svg:width="0.027cm" svg:height="0.044cm" svg:x="10.983cm" svg:y="15.831cm" svg:viewBox="0 0 28 45" svg:d="M13 45c-4 0-10-1-13-2v-4c4 1 10 1 13 1 9 0 10-1 10-7s0-6-11-9-12-6-12-14c0-7 3-10 15-10 4 0 9 0 13 1l-1 4c-3 0-9-1-13-1-8 0-9 2-9 7s0 6 9 8c14 4 14 6 14 14s-3 12-15 12z">
            <text:p/>
          </draw:path>
          <draw:path draw:style-name="gr4" draw:text-style-name="P4" draw:layer="layout" svg:width="0.273cm" svg:height="0.327cm" svg:x="10.461cm" svg:y="15.39cm" svg:viewBox="0 0 274 328" svg:d="M189 154c1-5 0-9-3-12s-6-4-11-4h-12c-7 0-15 0-21 0-7 1-13 1-18 2-6 1-12 2-17 2l-16 123h65c13 0 20-6 21-19zM189 154zM259 253c-3 23-12 42-27 55s-35 20-58 20h-174l42-328h83l-11 84c62-8 98-10 98-10 22 0 38 7 49 20 11 12 15 29 12 51z">
            <text:p/>
          </draw:path>
          <draw:path draw:style-name="gr4" draw:text-style-name="P4" draw:layer="layout" svg:width="0.266cm" svg:height="0.256cm" svg:x="10.747cm" svg:y="15.466cm" svg:viewBox="0 0 267 257" svg:d="M111 191c6 0 12-1 19-1 6-1 12-3 18-4 7-1 14-3 20-5l4-28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  <text:p/>
          </draw:path>
          <draw:path draw:style-name="gr4" draw:text-style-name="P4" draw:layer="layout" svg:width="0.404cm" svg:height="0.246cm" svg:x="11.021cm" svg:y="15.471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  <text:p/>
          </draw:path>
          <draw:path draw:style-name="gr4" draw:text-style-name="P4" draw:layer="layout" svg:width="1.285cm" svg:height="0.714cm" svg:x="10.425cm" svg:y="15.287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3 1 0 1 0 2 0s106 4 150 4c41 0 57-74 57-77 1-4 55-387 66-518 4-41-4-72-23-92z">
            <text:p/>
          </draw:path>
          <draw:path draw:style-name="gr4" draw:text-style-name="P4" draw:layer="layout" svg:width="0.083cm" svg:height="0.065cm" svg:x="10.913cm" svg:y="15.652cm" svg:viewBox="0 0 84 66" svg:d="M0 43c0 0 52-31 84-43v1l-83 65z">
            <text:p/>
          </draw:path>
          <draw:path draw:style-name="gr4" draw:text-style-name="P4" draw:layer="layout" svg:width="0.104cm" svg:height="0.144cm" svg:x="12.865cm" svg:y="15.465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  <text:p/>
          </draw:path>
          <draw:path draw:style-name="gr4" draw:text-style-name="P4" draw:layer="layout" svg:width="0.123cm" svg:height="0.148cm" svg:x="12.976cm" svg:y="15.463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  <text:p/>
          </draw:path>
          <draw:path draw:style-name="gr4" draw:text-style-name="P4" draw:layer="layout" svg:width="0.088cm" svg:height="0.144cm" svg:x="13.114cm" svg:y="15.465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096cm" svg:height="0.142cm" svg:x="13.214cm" svg:y="15.466cm" svg:viewBox="0 0 97 143" svg:d="M33 100v15c7 0 12 0 16 0h48c0 5 0 9 0 12-2 10-9 16-21 16h-57c-6 0-11-2-14-6-4-3-5-8-5-14v-122l1-1h91c1 4 2 8 2 13 0 4-1 9-3 14h-58v15 15c4 0 9 0 14 0h33c1 3 2 8 2 13 0 6-1 10-2 14h-47z">
            <text:p/>
          </draw:path>
          <draw:path draw:style-name="gr4" draw:text-style-name="P4" draw:layer="layout" svg:width="0.105cm" svg:height="0.143cm" svg:x="13.31cm" svg:y="15.466cm" svg:viewBox="0 0 106 144" svg:d="M69 27v16 100c-4 1-10 1-17 1s-12 0-17-1v-116h-13-21c-1-4-1-8-1-14 0-5 0-9 1-13h103c1 3 2 8 2 13s-2 9-4 11c-3 2-8 3-14 3h-6z">
            <text:p/>
          </draw:path>
          <draw:path draw:style-name="gr4" draw:text-style-name="P4" draw:layer="layout" svg:width="0.123cm" svg:height="0.148cm" svg:x="13.41cm" svg:y="15.463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  <text:p/>
          </draw:path>
          <draw:path draw:style-name="gr4" draw:text-style-name="P4" draw:layer="layout" svg:width="0.107cm" svg:height="0.148cm" svg:x="13.573cm" svg:y="15.463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123cm" svg:height="0.148cm" svg:x="13.685cm" svg:y="15.463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  <text:p/>
          </draw:path>
          <draw:path draw:style-name="gr4" draw:text-style-name="P4" draw:layer="layout" svg:width="0.114cm" svg:height="0.148cm" svg:x="13.814cm" svg:y="15.463cm" svg:viewBox="0 0 115 149" svg:d="M83 60v-2c0-22-8-32-23-32-9 0-15 4-19 13-4 8-6 20-6 35s3 27 8 34c4 9 11 12 21 12 5 0 10-1 16-3 7-2 13-7 20-12 3 3 7 6 10 11 3 4 4 8 5 12-3 3-7 5-11 8s-9 5-14 7c-6 2-11 4-16 5s-11 1-16 1c-11 0-20-2-27-6-8-4-14-9-19-16-4-7-7-14-9-24-3-9-3-18-3-28 0-12 1-23 4-33s8-18 13-24 11-11 20-14c7-3 14-4 23-4 8 0 15 1 22 3 8 2 14 5 18 9 5 4 9 8 11 14 3 5 4 12 4 18 0 12-6 18-19 18-3 0-8-1-13-2z">
            <text:p/>
          </draw:path>
          <draw:path draw:style-name="gr4" draw:text-style-name="P4" draw:layer="layout" svg:width="0.033cm" svg:height="0.144cm" svg:x="13.941cm" svg:y="15.465cm" svg:viewBox="0 0 34 145" svg:d="M0 144v-143c4-1 9-1 16-1 8 0 13 0 18 1v143c-5 1-10 1-18 1-7 0-12 0-16-1z">
            <text:p/>
          </draw:path>
          <draw:path draw:style-name="gr4" draw:text-style-name="P4" draw:layer="layout" svg:width="0.129cm" svg:height="0.145cm" svg:x="13.984cm" svg:y="15.465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  <text:p/>
          </draw:path>
          <draw:path draw:style-name="gr4" draw:text-style-name="P4" draw:layer="layout" svg:width="0.088cm" svg:height="0.144cm" svg:x="14.122cm" svg:y="15.465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114cm" svg:height="0.148cm" svg:x="12.857cm" svg:y="15.659cm" svg:viewBox="0 0 115 149" svg:d="M83 60v-2c0-22-8-32-23-32-9 0-15 4-19 13-4 8-6 20-6 35s3 27 8 34c4 9 11 12 21 12 5 0 10-1 16-3 7-2 13-7 20-12 3 2 7 6 10 11 3 4 4 8 5 11-3 4-7 6-11 9s-9 5-14 7c-6 2-11 3-16 5-5 1-11 1-16 1-11 0-20-2-27-6-8-4-14-9-19-16-4-7-7-16-9-24-2-9-3-18-3-28 0-12 1-23 4-33s8-18 13-24 11-11 20-14c7-3 14-4 23-4 8 0 15 1 22 3 8 2 14 5 18 9 5 4 9 8 11 14 3 5 4 12 4 18 0 12-6 18-19 18-3 0-8-1-13-2z">
            <text:p/>
          </draw:path>
          <draw:path draw:style-name="gr4" draw:text-style-name="P4" draw:layer="layout" svg:width="0.123cm" svg:height="0.148cm" svg:x="12.974cm" svg:y="15.66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109cm" svg:height="0.145cm" svg:x="13.112cm" svg:y="15.662cm" svg:viewBox="0 0 110 146" svg:d="M33 24v42c7 0 12 0 16 0 5-1 8-1 11-3 3-1 5-3 6-6 2-3 2-6 2-11 0-15-6-22-19-22h-9c-2 0-5 0-7 0zM33 24zM103 45c0 5-1 9-2 13s-3 8-6 11c-2 4-5 6-8 9-3 2-7 4-10 5 8 3 13 9 17 19l6 19c2 7 6 12 10 15-2 3-5 5-9 7s-9 3-14 3c-6 0-10-1-12-4-3-3-6-8-8-15l-7-23c-2-4-4-7-7-9-2-2-6-4-11-4h-9v53c-4 1-11 1-17 1-7 0-12 0-16-1v-142l1-2c12 0 22 0 31 0s15 0 20 0c7 0 14 0 20 2 7 2 13 5 17 9 5 3 8 8 10 14 3 5 4 13 4 20z">
            <text:p/>
          </draw:path>
          <draw:path draw:style-name="gr4" draw:text-style-name="P4" draw:layer="layout" svg:width="0.115cm" svg:height="0.144cm" svg:x="13.231cm" svg:y="15.662cm" svg:viewBox="0 0 116 145" svg:d="M54 120c18 0 27-17 27-47 0-31-9-48-27-48h-12c-3 0-6 0-9 0v95c3 0 6 0 9 0zM54 120zM93 135c-4 4-11 6-18 8s-15 2-24 2c-4 0-11 0-19 0-9 0-19 0-31 0l-1-2v-141l1-2c8 0 16 0 25 0 10 0 19 0 28 0 12 0 22 1 30 5s15 9 19 15c5 7 8 15 10 24s3 18 3 29c0 13-1 25-4 35-4 12-10 20-19 27z">
            <text:p/>
          </draw:path>
          <draw:path draw:style-name="gr4" draw:text-style-name="P4" draw:layer="layout" svg:width="0.123cm" svg:height="0.148cm" svg:x="13.353cm" svg:y="15.66cm" svg:viewBox="0 0 124 149" svg:d="M38 107c4 11 12 17 23 17 7 0 11-2 15-5 3-2 6-6 8-11s3-9 4-15c1-5 1-11 1-16s0-10 0-16c-1-6-2-11-3-17-2-5-5-10-8-14-4-3-9-5-17-5-7 0-12 2-15 5-4 3-6 9-8 14s-3 10-3 15c-1 6-1 11-1 15 0 7 0 12 1 17s2 10 3 16zM38 107zM22 136c-15-12-22-33-22-62 0-12 1-22 4-32s7-17 12-24c5-6 12-11 19-14 8-3 16-4 26-4 11 0 19 1 27 4 7 3 14 8 19 14 6 7 10 14 12 25 3 9 5 19 5 31s-2 23-5 32c-2 10-6 18-12 24-5 7-12 11-19 14-8 4-16 5-27 5-16 0-29-4-39-13z">
            <text:p/>
          </draw:path>
          <draw:path draw:style-name="gr4" draw:text-style-name="P4" draw:layer="layout" svg:width="0.104cm" svg:height="0.144cm" svg:x="13.491cm" svg:y="15.662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6 5 8 8 2 4 4 7 5 11s2 8 2 12c0 15-5 25-14 32s-21 10-38 10c-6 0-13 0-21 0-9 0-19 0-31 0l-1-2v-141z">
            <text:p/>
          </draw:path>
          <draw:path draw:style-name="gr4" draw:text-style-name="P4" draw:layer="layout" svg:width="0.096cm" svg:height="0.195cm" svg:x="13.61cm" svg:y="15.61cm" svg:viewBox="0 0 97 196" svg:d="M20 28l47-28c3 2 7 5 10 10 2 5 4 9 4 14l-51 19c-2-1-4-3-7-6-1-3-3-6-3-9zM20 28zM33 153v15c7 0 12 0 15 0h49c0 5 0 9 0 12-2 10-9 16-21 16h-57c-6 0-11-2-14-6-4-3-5-8-5-14v-122l1-1h91c1 4 1 8 1 13 0 4-1 9-2 14h-58v15 16c4 0 9 0 14 0h33c1 3 2 8 2 13s-1 9-2 13h-47z">
            <text:p/>
          </draw:path>
          <draw:path draw:style-name="gr4" draw:text-style-name="P4" draw:layer="layout" svg:width="0.107cm" svg:height="0.148cm" svg:x="13.708cm" svg:y="15.66cm" svg:viewBox="0 0 108 149" svg:d="M0 134c0-5 1-9 4-14 2-4 5-9 8-12 16 10 30 14 43 14 6 0 10-1 13-3 3-3 4-6 4-11 0-7-4-12-13-16l-24-10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258cm" svg:height="0.402cm" svg:x="12.265cm" svg:y="15.506cm" svg:viewBox="0 0 259 403" svg:d="M139 277c14 2 29-1 42-8 37-19 50-64 31-100-20-36-65-50-100-30-15 7-25 19-32 32-8-45 1-91 25-131l-66-40c-49 79-52 180-8 264 45 82 131 136 226 139l2-77c-45-2-88-19-120-49z">
            <text:p/>
          </draw:path>
          <draw:path draw:style-name="gr4" draw:text-style-name="P4" draw:layer="layout" svg:width="0.456cm" svg:height="0.204cm" svg:x="12.304cm" svg:y="15.381cm" svg:viewBox="0 0 457 205" svg:d="M301 10c-68-19-140-12-202 20-41 22-75 54-99 94l65 41c17-28 41-51 70-67 12-6 24-11 36-15-19 23-23 56-9 83 19 36 64 49 101 30 36-19 49-64 30-100-2-4-4-7-6-10 44 17 80 48 102 89l68-36c-34-63-89-109-156-129z">
            <text:p/>
          </draw:path>
          <draw:path draw:style-name="gr4" draw:text-style-name="P4" draw:layer="layout" svg:width="0.272cm" svg:height="0.388cm" svg:x="12.52cm" svg:y="15.52cm" svg:viewBox="0 0 273 389" svg:d="M242 0l-69 36c23 43 28 91 16 135-1-5-4-11-6-17-20-35-64-49-100-30-37 20-50 64-31 101 17 30 52 44 84 36-11 11-24 21-39 29-30 15-62 23-95 22l-2 76c2 1 5 1 8 1 43 0 87-11 125-32 129-68 178-229 109-357z">
            <text:p/>
          </draw:path>
          <draw:path draw:style-name="gr4" draw:text-style-name="P4" draw:layer="layout" svg:width="0.168cm" svg:height="0.195cm" svg:x="14.889cm" svg:y="12.221cm" svg:viewBox="0 0 169 196" svg:d="M132 10c18 9 29 26 33 51h-25c-2-14-9-24-18-30s-21-9-35-9c-18 0-33 6-44 19-12 13-18 32-18 59 0 22 5 40 15 53 9 14 25 21 47 21 17 0 31-5 41-14 11-10 17-26 17-48h-58v-21h82v100h-17l-6-24c-8 9-16 16-22 20-11 6-25 9-43 9-22 0-40-7-56-21-17-18-25-43-25-74 0-32 8-57 25-75 15-18 36-26 62-26 17 0 32 3 45 10z">
            <text:p/>
          </draw:path>
          <draw:path draw:style-name="gr4" draw:text-style-name="P4" draw:layer="layout" svg:width="0.152cm" svg:height="0.186cm" svg:x="15.088cm" svg:y="12.226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  <text:p/>
          </draw:path>
          <draw:path draw:style-name="gr4" draw:text-style-name="P4" draw:layer="layout" svg:width="0.167cm" svg:height="0.186cm" svg:x="15.245cm" svg:y="12.226cm" svg:viewBox="0 0 168 187" svg:d="M113 110l-29-83-30 83zM113 110zM71 0h28l69 187h-28l-20-56h-73l-22 56h-25z">
            <text:p/>
          </draw:path>
          <draw:polygon draw:style-name="gr4" draw:text-style-name="P4" draw:layer="layout" svg:width="0.151cm" svg:height="0.186cm" svg:x="15.386cm" svg:y="12.226cm" svg:viewBox="0 0 152 187" draw:points="152,0 152,22 89,22 89,187 62,187 62,22 0,22 0,0">
            <text:p/>
          </draw:polygon>
          <draw:path draw:style-name="gr4" draw:text-style-name="P4" draw:layer="layout" svg:width="0.148cm" svg:height="0.191cm" svg:x="15.549cm" svg:y="12.226cm" svg:viewBox="0 0 149 192" svg:d="M25 0v115c0 14 3 25 8 35 8 13 21 20 39 20 22 0 36-7 45-22 4-9 6-19 6-33v-115h26v105c0 23-3 41-9 54-12 22-34 33-66 33-31 0-54-11-65-33-6-13-9-31-9-54v-105z">
            <text:p/>
          </draw:path>
          <draw:polygon draw:style-name="gr4" draw:text-style-name="P4" draw:layer="layout" svg:width="0.025cm" svg:height="0.186cm" svg:x="15.728cm" svg:y="12.226cm" svg:viewBox="0 0 26 187" draw:points="0,0 26,0 26,187 0,187">
            <text:p/>
          </draw:polygon>
          <draw:polygon draw:style-name="gr4" draw:text-style-name="P4" draw:layer="layout" svg:width="0.151cm" svg:height="0.186cm" svg:x="15.766cm" svg:y="12.226cm" svg:viewBox="0 0 152 187" draw:points="152,0 152,22 89,22 89,187 62,187 62,22 0,22 0,0">
            <text:p/>
          </draw:polygon>
          <draw:path draw:style-name="gr4" draw:text-style-name="P4" draw:layer="layout" svg:width="0.182cm" svg:height="0.196cm" svg:x="15.913cm" svg:y="12.22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  <text:p/>
          </draw:path>
          <draw:polygon draw:style-name="gr4" draw:text-style-name="P4" draw:layer="layout" svg:width="0.031cm" svg:height="0.195cm" svg:x="14.802cm" svg:y="12.22cm" svg:viewBox="0 0 32 196" draw:points="0,196 32,196 32,0 0,0">
            <text:p/>
          </draw:polygon>
          <draw:path draw:style-name="gr4" draw:text-style-name="P4" draw:layer="layout" svg:width="0.04cm" svg:height="0.058cm" svg:x="14.666cm" svg:y="13.198cm" svg:viewBox="0 0 41 59" svg:d="M30 40c0-4-2-6-6-6h-14v16h13c5 0 7-2 7-6zM30 40zM28 13c0-3-2-4-6-4h-12v15h12c4 0 6-2 6-6zM28 13zM0 59v-59h23c11 0 16 4 16 12v6c0 5-2 7-7 9 6 3 9 6 9 12v6c0 9-5 14-16 14z">
            <text:p/>
          </draw:path>
          <draw:path draw:style-name="gr4" draw:text-style-name="P4" draw:layer="layout" svg:width="0.037cm" svg:height="0.044cm" svg:x="14.712cm" svg:y="13.213cm" svg:viewBox="0 0 38 45" svg:d="M18 9c-6 0-8 2-8 7v12c0 5 2 8 8 8 7 0 9-3 9-8v-12c0-5-2-7-9-7zM18 9zM18 45c-15 0-18-8-18-17v-12c0-8 3-16 18-16 16 0 20 8 20 16v12c0 9-4 17-20 17z">
            <text:p/>
          </draw:path>
          <draw:polygon draw:style-name="gr4" draw:text-style-name="P4" draw:layer="layout" svg:width="0.011cm" svg:height="0.061cm" svg:x="14.757cm" svg:y="13.195cm" svg:viewBox="0 0 12 62" draw:points="0,62 0,1 12,0 12,62">
            <text:p/>
          </draw:polygon>
          <draw:path draw:style-name="gr4" draw:text-style-name="P4" draw:layer="layout" svg:width="0.034cm" svg:height="0.044cm" svg:x="14.776cm" svg:y="13.213cm" svg:viewBox="0 0 35 45" svg:d="M10 17h15v-2c0-4-2-7-7-7-6 0-8 3-8 7zM10 17zM19 36c5 0 9 0 14-2l1 8c-5 2-10 3-15 3-15 0-19-6-19-17v-12c0-9 4-16 18-16s17 7 17 17v10h-25v2c0 5 2 7 9 7z">
            <text:p/>
          </draw:path>
          <draw:path draw:style-name="gr4" draw:text-style-name="P4" draw:layer="layout" svg:width="0.028cm" svg:height="0.056cm" svg:x="14.813cm" svg:y="13.201cm" svg:viewBox="0 0 29 57" svg:d="M29 55c-2 1-8 2-10 2-8 0-13-4-13-11v-25h-6v-9h6v-11l12-1v12h11v9h-11v23c0 3 1 4 3 4 3 0 5 0 7-1z">
            <text:p/>
          </draw:path>
          <draw:path draw:style-name="gr4" draw:text-style-name="P4" draw:layer="layout" svg:width="0.037cm" svg:height="0.044cm" svg:x="14.845cm" svg:y="13.213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1cm" svg:height="0.06cm" svg:x="14.905cm" svg:y="13.197cm" svg:viewBox="0 0 42 61" svg:d="M12 42c0 5 2 9 10 9 3 0 6-1 10-1v-18h10v26c-6 2-14 3-20 3-16 0-22-7-22-18v-26c0-12 7-17 23-17 4 0 12 0 17 1l-1 10c-5-1-12-2-17-2-8 0-10 4-10 10z">
            <text:p/>
          </draw:path>
          <draw:path draw:style-name="gr4" draw:text-style-name="P4" draw:layer="layout" svg:width="0.022cm" svg:height="0.043cm" svg:x="14.955cm" svg:y="13.213cm" svg:viewBox="0 0 23 44" svg:d="M23 9c-4 2-8 4-12 7v28h-11v-44h9l1 5c3-1 9-4 12-5z">
            <text:p/>
          </draw:path>
          <draw:path draw:style-name="gr4" draw:text-style-name="P4" draw:layer="layout" svg:width="0.033cm" svg:height="0.044cm" svg:x="14.98cm" svg:y="13.213cm" svg:viewBox="0 0 34 45" svg:d="M23 28h-9c-3 0-4 1-4 4s1 4 4 4c4 0 7-1 9-2zM23 28zM34 44h-9l-1-3c-4 3-9 4-13 4-8 0-11-5-11-13 0-9 3-13 12-13h11v-4c0-5-1-7-9-7-4 0-8 1-12 2l-1-9c4-1 10-1 14-1 15 0 19 4 19 15z">
            <text:p/>
          </draw:path>
          <draw:path draw:style-name="gr4" draw:text-style-name="P4" draw:layer="layout" svg:width="0.028cm" svg:height="0.056cm" svg:x="15.018cm" svg:y="13.201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6cm" svg:height="0.043cm" svg:x="15.051cm" svg:y="13.213cm" svg:viewBox="0 0 37 44" svg:d="M11 0v30c0 3 1 4 4 4 2 0 7-2 11-4v-30h11v43h-8l-2-3c-5 2-12 4-17 4-8 0-10-5-10-13v-31z">
            <text:p/>
          </draw:path>
          <draw:path draw:style-name="gr4" draw:text-style-name="P4" draw:layer="layout" svg:width="0.011cm" svg:height="0.061cm" svg:x="15.097cm" svg:y="13.195cm" svg:viewBox="0 0 12 62" svg:d="M0 18h12v44h-12zM0 18zM0 0h12v12h-12z">
            <text:p/>
          </draw:path>
          <draw:path draw:style-name="gr4" draw:text-style-name="P4" draw:layer="layout" svg:width="0.028cm" svg:height="0.056cm" svg:x="15.113cm" svg:y="13.201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7cm" svg:height="0.044cm" svg:x="15.145cm" svg:y="13.213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8cm" svg:height="0.058cm" svg:x="14.662cm" svg:y="13.274cm" svg:viewBox="0 0 49 59" svg:d="M12 39h25l-12-37zM12 39zM38 43h-28l-5 16h-5l20-59h8l21 59h-5z">
            <text:p/>
          </draw:path>
          <draw:path draw:style-name="gr4" draw:text-style-name="P4" draw:layer="layout" svg:width="0.031cm" svg:height="0.061cm" svg:x="14.718cm" svg:y="13.272cm" svg:viewBox="0 0 32 62" svg:d="M27 23c-5-1-9-2-15-2-5 0-7 3-7 9v20c0 5 1 8 7 8s11-3 15-6zM27 23zM0 30c0-8 3-13 13-13 5 0 9 0 14 1v-18h5v61h-5v-4c-4 3-10 5-15 5-9 0-12-4-12-12z">
            <text:p/>
          </draw:path>
          <draw:path draw:style-name="gr4" draw:text-style-name="P4" draw:layer="layout" svg:width="0.031cm" svg:height="0.043cm" svg:x="14.761cm" svg:y="13.29cm" svg:viewBox="0 0 32 44" svg:d="M5 0v35c0 3 1 4 4 4 4 0 12-2 18-5v-34h5v43h-5v-4c-5 2-13 5-19 5s-8-4-8-10v-34z">
            <text:p/>
          </draw:path>
          <draw:polygon draw:style-name="gr4" draw:text-style-name="P4" draw:layer="layout" svg:width="0.005cm" svg:height="0.061cm" svg:x="14.805cm" svg:y="13.272cm" svg:viewBox="0 0 6 62" draw:points="0,62 0,0 6,0 6,62">
            <text:p/>
          </draw:polygon>
          <draw:path draw:style-name="gr4" draw:text-style-name="P4" draw:layer="layout" svg:width="0.027cm" svg:height="0.054cm" svg:x="14.818cm" svg:y="13.279cm" svg:viewBox="0 0 28 55" svg:d="M28 53c-2 1-6 2-10 2-6 0-9-3-9-9v-31h-9v-5h9v-10h5v10h14l-1 5h-13v30c0 4 0 5 5 5 3 0 6 0 8-1z">
            <text:p/>
          </draw:path>
          <draw:path draw:style-name="gr4" draw:text-style-name="P4" draw:layer="layout" svg:width="0.033cm" svg:height="0.044cm" svg:x="14.851cm" svg:y="13.289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27cm" svg:height="0.044cm" svg:x="14.893cm" svg:y="13.289cm" svg:viewBox="0 0 28 45" svg:d="M13 45c-4 0-10-1-13-2v-4c4 1 10 1 13 1 9 0 10-1 10-7s0-6-11-9-12-6-12-14c0-7 3-10 15-10 4 0 9 0 13 1l-1 4c-3 0-9-1-13-1-8 0-9 2-9 7s0 6 9 8c14 4 14 6 14 14s-3 12-15 12z">
            <text:p/>
          </draw:path>
          <draw:polygon draw:style-name="gr4" draw:text-style-name="P4" draw:layer="layout" svg:width="0.055cm" svg:height="0.058cm" svg:x="14.947cm" svg:y="13.274cm" svg:viewBox="0 0 56 59" draw:points="50,5 32,51 24,51 6,5 5,59 0,59 1,0 9,0 28,48 47,0 54,0 56,59 51,59">
            <text:p/>
          </draw:polygon>
          <draw:path draw:style-name="gr4" draw:text-style-name="P4" draw:layer="layout" svg:width="0.03cm" svg:height="0.044cm" svg:x="15.013cm" svg:y="13.289cm" svg:viewBox="0 0 31 45" svg:d="M26 26h-14c-6 0-7 1-7 7 0 5 1 7 7 7 5 0 10-1 14-4zM26 26zM31 44h-5v-3c-4 2-9 4-15 4-8 0-11-4-11-12 0-9 4-13 12-13h14v-8c0-6-3-8-10-8-6 0-10 1-14 1l-1-4c4-1 9-1 13-1 12 0 17 4 17 12z">
            <text:p/>
          </draw:path>
          <draw:polygon draw:style-name="gr4" draw:text-style-name="P4" draw:layer="layout" svg:width="0.037cm" svg:height="0.06cm" svg:x="15.049cm" svg:y="13.29cm" svg:viewBox="0 0 38 61" draw:points="23,43 16,61 11,61 18,43 15,43 0,0 5,0 19,40 33,0 38,0">
            <text:p/>
          </draw:polygon>
          <draw:path draw:style-name="gr4" draw:text-style-name="P4" draw:layer="layout" svg:width="0.033cm" svg:height="0.044cm" svg:x="15.089cm" svg:y="13.289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19cm" svg:height="0.043cm" svg:x="15.133cm" svg:y="13.289cm" svg:viewBox="0 0 20 44" svg:d="M20 5c-4 1-10 5-14 7v32h-6v-44h4v7c6-3 10-6 15-7z">
            <text:p/>
          </draw:path>
          <draw:path draw:style-name="gr4" draw:text-style-name="P4" draw:layer="layout" svg:width="0.031cm" svg:height="0.044cm" svg:x="15.156cm" svg:y="13.289cm" svg:viewBox="0 0 32 45" svg:d="M5 19h22v-4c0-7-3-11-12-11-8 0-10 4-10 11zM5 19zM17 40c4 0 9 0 13-2l1 4c-4 2-10 3-16 3-12 0-15-6-15-16v-14c0-9 3-15 15-15 13 0 17 6 17 15v9h-27v6c0 7 2 10 12 10z">
            <text:p/>
          </draw:path>
          <draw:path draw:style-name="gr4" draw:text-style-name="P4" draw:layer="layout" svg:width="0.027cm" svg:height="0.044cm" svg:x="15.197cm" svg:y="13.289cm" svg:viewBox="0 0 28 45" svg:d="M13 45c-4 0-10-1-13-2v-4c4 1 10 1 13 1 9 0 10-1 10-7s0-6-11-9-12-6-12-14c0-7 3-10 15-10 4 0 9 0 13 1l-1 4c-3 0-9-1-13-1-8 0-9 2-9 7s0 6 9 8c14 4 14 6 14 14s-3 12-15 12z">
            <text:p/>
          </draw:path>
          <draw:path draw:style-name="gr4" draw:text-style-name="P4" draw:layer="layout" svg:width="0.273cm" svg:height="0.327cm" svg:x="14.674cm" svg:y="12.847cm" svg:viewBox="0 0 274 328" svg:d="M189 154c1-5 0-9-3-12s-6-4-11-4h-12c-7 0-15 0-21 0-7 1-13 1-18 2-6 1-12 2-17 2l-16 123h65c13 0 20-6 21-19zM189 154zM259 253c-3 23-12 42-27 55s-35 20-58 20h-174l42-328h83l-11 84c62-8 98-10 98-10 22 0 38 7 49 20 11 12 15 29 12 51z">
            <text:p/>
          </draw:path>
          <draw:path draw:style-name="gr4" draw:text-style-name="P4" draw:layer="layout" svg:width="0.266cm" svg:height="0.256cm" svg:x="14.96cm" svg:y="12.924cm" svg:viewBox="0 0 267 257" svg:d="M111 191c6 0 12-1 19-1 6-1 12-3 18-4 7-1 14-3 20-5l4-28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  <text:p/>
          </draw:path>
          <draw:path draw:style-name="gr4" draw:text-style-name="P4" draw:layer="layout" svg:width="0.404cm" svg:height="0.246cm" svg:x="15.234cm" svg:y="12.929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  <text:p/>
          </draw:path>
          <draw:path draw:style-name="gr4" draw:text-style-name="P4" draw:layer="layout" svg:width="1.285cm" svg:height="0.714cm" svg:x="14.639cm" svg:y="12.745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3 1 0 1 0 2 0s106 4 150 4c41 0 57-74 57-77 1-4 55-387 66-518 4-41-4-72-23-92z">
            <text:p/>
          </draw:path>
          <draw:path draw:style-name="gr4" draw:text-style-name="P4" draw:layer="layout" svg:width="0.083cm" svg:height="0.065cm" svg:x="15.126cm" svg:y="13.109cm" svg:viewBox="0 0 84 66" svg:d="M0 43c0 0 52-31 84-43v1l-83 65z">
            <text:p/>
          </draw:path>
          <draw:path draw:style-name="gr4" draw:text-style-name="P4" draw:layer="layout" svg:width="0.145cm" svg:height="0.186cm" svg:x="14.895cm" svg:y="14.165cm" svg:viewBox="0 0 146 187" svg:d="M80 166c16 0 27-5 35-14 4-5 6-13 6-21 0-14-6-23-19-28-7-2-15-4-26-4h-52v67zM80 166zM72 79c10 0 19-1 25-4 9-5 15-13 15-25 0-14-6-22-16-26-6-2-14-4-25-4h-47v59zM72 79zM0 0h81c22 0 39 6 48 19 6 8 8 16 8 26 0 13-3 23-10 30-3 4-8 8-15 11 10 4 17 8 22 12 8 9 12 20 12 34 0 13-4 24-11 33-11 15-30 22-55 22h-80z">
            <text:p/>
          </draw:path>
          <draw:path draw:style-name="gr4" draw:text-style-name="P4" draw:layer="layout" svg:width="0.182cm" svg:height="0.196cm" svg:x="15.047cm" svg:y="14.16cm" svg:viewBox="0 0 183 197" svg:d="M143 150c10-15 15-34 15-55 0-22-6-40-18-53s-28-20-48-20c-19 0-35 6-48 20-12 13-18 32-18 59 0 21 5 38 15 52 12 14 29 21 52 21s39-8 50-24zM143 150zM165 31c12 17 18 38 18 63 0 29-7 52-21 70-16 22-41 33-72 33-28 0-52-10-68-29-15-18-22-41-22-69 0-26 6-47 18-65 16-23 41-34 73-34 33 0 58 10 74 31z">
            <text:p/>
          </draw:path>
          <draw:polygon draw:style-name="gr4" draw:text-style-name="P4" draw:layer="layout" svg:width="0.119cm" svg:height="0.186cm" svg:x="15.246cm" svg:y="14.165cm" svg:viewBox="0 0 120 187" draw:points="0,0 25,0 25,165 120,165 120,187 0,187">
            <text:p/>
          </draw:polygon>
          <draw:polygon draw:style-name="gr4" draw:text-style-name="P4" draw:layer="layout" svg:width="0.137cm" svg:height="0.186cm" svg:x="15.38cm" svg:y="14.165cm" svg:viewBox="0 0 138 187" draw:points="0,0 136,0 136,22 24,22 24,80 128,80 128,101 24,101 24,165 138,165 138,187 0,187">
            <text:p/>
          </draw:polygon>
          <draw:polygon draw:style-name="gr4" draw:text-style-name="P4" draw:layer="layout" svg:width="0.151cm" svg:height="0.186cm" svg:x="15.522cm" svg:y="14.165cm" svg:viewBox="0 0 152 187" draw:points="152,0 152,22 89,22 89,187 62,187 62,22 0,22 0,0">
            <text:p/>
          </draw:polygon>
          <draw:path draw:style-name="gr4" draw:text-style-name="P4" draw:layer="layout" svg:width="0.182cm" svg:height="0.196cm" svg:x="15.67cm" svg:y="14.16cm" svg:viewBox="0 0 183 197" svg:d="M143 150c10-15 15-34 15-55 0-22-6-40-18-53s-28-20-48-20c-19 0-35 6-48 20-12 13-18 32-18 59 0 21 5 38 15 52 12 14 29 21 52 21 22 0 39-8 50-24zM143 150zM165 31c12 17 18 38 18 63 0 29-7 52-21 70-16 22-41 33-72 33-29 0-52-10-69-29-14-18-21-41-21-69 0-26 6-47 18-65 16-23 41-34 73-34 33 0 58 10 74 31z">
            <text:p/>
          </draw:path>
          <draw:path draw:style-name="gr4" draw:text-style-name="P4" draw:layer="layout" svg:width="0.168cm" svg:height="0.195cm" svg:x="14.889cm" svg:y="14.763cm" svg:viewBox="0 0 169 196" svg:d="M132 10c18 9 29 26 33 51h-25c-2-14-9-24-18-30s-21-9-35-9c-18 0-33 6-44 19-12 13-18 32-18 59 0 22 5 40 15 53 9 14 25 21 47 21 17 0 31-5 41-14 11-10 17-26 17-48h-58v-21h82v100h-17l-6-24c-8 9-16 16-22 20-11 6-25 9-43 9-22 0-40-7-56-21-17-18-25-43-25-74 0-32 8-57 25-75 15-18 36-26 62-26 17 0 32 3 45 10z">
            <text:p/>
          </draw:path>
          <draw:path draw:style-name="gr4" draw:text-style-name="P4" draw:layer="layout" svg:width="0.152cm" svg:height="0.186cm" svg:x="15.088cm" svg:y="14.768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  <text:p/>
          </draw:path>
          <draw:path draw:style-name="gr4" draw:text-style-name="P4" draw:layer="layout" svg:width="0.167cm" svg:height="0.186cm" svg:x="15.245cm" svg:y="14.768cm" svg:viewBox="0 0 168 187" svg:d="M113 110l-29-83-30 83zM113 110zM71 0h28l69 187h-28l-20-56h-73l-22 56h-25z">
            <text:p/>
          </draw:path>
          <draw:polygon draw:style-name="gr4" draw:text-style-name="P4" draw:layer="layout" svg:width="0.151cm" svg:height="0.186cm" svg:x="15.386cm" svg:y="14.768cm" svg:viewBox="0 0 152 187" draw:points="152,0 152,22 89,22 89,187 62,187 62,22 0,22 0,0">
            <text:p/>
          </draw:polygon>
          <draw:path draw:style-name="gr4" draw:text-style-name="P4" draw:layer="layout" svg:width="0.148cm" svg:height="0.191cm" svg:x="15.549cm" svg:y="14.768cm" svg:viewBox="0 0 149 192" svg:d="M25 0v115c0 14 3 25 8 35 8 13 21 20 39 20 22 0 36-7 45-22 4-9 6-19 6-33v-115h26v105c0 23-3 41-9 54-12 22-34 33-66 33-31 0-54-11-65-33-6-13-9-31-9-54v-105z">
            <text:p/>
          </draw:path>
          <draw:polygon draw:style-name="gr4" draw:text-style-name="P4" draw:layer="layout" svg:width="0.025cm" svg:height="0.186cm" svg:x="15.728cm" svg:y="14.768cm" svg:viewBox="0 0 26 187" draw:points="0,0 26,0 26,187 0,187">
            <text:p/>
          </draw:polygon>
          <draw:polygon draw:style-name="gr4" draw:text-style-name="P4" draw:layer="layout" svg:width="0.151cm" svg:height="0.186cm" svg:x="15.766cm" svg:y="14.768cm" svg:viewBox="0 0 152 187" draw:points="152,0 152,22 89,22 89,187 62,187 62,22 0,22 0,0">
            <text:p/>
          </draw:polygon>
          <draw:path draw:style-name="gr4" draw:text-style-name="P4" draw:layer="layout" svg:width="0.182cm" svg:height="0.196cm" svg:x="15.913cm" svg:y="14.763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  <text:p/>
          </draw:path>
          <draw:polygon draw:style-name="gr4" draw:text-style-name="P4" draw:layer="layout" svg:width="0.128cm" svg:height="0.173cm" svg:x="14.897cm" svg:y="14.479cm" svg:viewBox="0 0 129 174" draw:points="0,0 128,0 128,21 22,21 22,73 120,73 120,94 22,94 22,153 129,153 129,174 0,174">
            <text:p/>
          </draw:polygon>
          <draw:path draw:style-name="gr4" draw:text-style-name="P4" draw:layer="layout" svg:width="0.142cm" svg:height="0.173cm" svg:x="15.045cm" svg:y="14.479cm" svg:viewBox="0 0 143 174" svg:d="M65 153c8 0 15 0 20-2 9-3 16-9 23-18 4-7 7-16 9-27 2-6 2-12 2-18 0-22-4-39-13-51-9-11-22-17-41-17h-42v133zM65 153zM0 0h70c24 0 43 8 56 25 11 15 17 35 17 58 0 20-3 36-10 51-12 26-34 40-63 40h-70z">
            <text:p/>
          </draw:path>
          <draw:path draw:style-name="gr4" draw:text-style-name="P4" draw:layer="layout" svg:width="0.137cm" svg:height="0.178cm" svg:x="15.209cm" svg:y="14.479cm" svg:viewBox="0 0 138 179" svg:d="M23 0v107c0 13 3 23 8 33 7 12 18 19 35 19 21 0 35-7 42-21 4-8 6-18 6-31v-107h24v98c0 21-3 38-9 50-10 21-30 31-61 31-29 0-49-10-60-31-6-12-8-29-8-50v-98z">
            <text:p/>
          </draw:path>
          <draw:path draw:style-name="gr4" draw:text-style-name="P4" draw:layer="layout" svg:width="0.152cm" svg:height="0.182cm" svg:x="15.362cm" svg:y="14.474cm" svg:viewBox="0 0 153 183" svg:d="M131 17c12 11 19 24 20 39h-23c-2-11-7-20-15-26-8-7-18-10-32-10-18 0-32 6-42 18s-15 30-15 56c0 20 4 37 14 49 9 13 23 19 42 19 18 0 30-6 39-20 5-7 9-16 11-27h23c-2 18-9 33-20 46-14 14-32 22-55 22-21 0-38-6-52-18-17-17-26-41-26-76 0-26 6-47 20-63 14-18 34-26 61-26 21 0 38 5 50 17z">
            <text:p/>
          </draw:path>
          <draw:path draw:style-name="gr4" draw:text-style-name="P4" draw:layer="layout" svg:width="0.155cm" svg:height="0.173cm" svg:x="15.518cm" svg:y="14.479cm" svg:viewBox="0 0 156 174" svg:d="M105 103l-28-78-28 78zM105 103zM65 0h28l63 174h-26l-18-52h-70l-18 52h-24z">
            <text:p/>
          </draw:path>
          <draw:polygon draw:style-name="gr4" draw:text-style-name="P4" draw:layer="layout" svg:width="0.141cm" svg:height="0.173cm" svg:x="15.65cm" svg:y="14.479cm" svg:viewBox="0 0 142 174" draw:points="142,0 142,20 83,20 83,174 59,174 59,20 0,20 0,0">
            <text:p/>
          </draw:polygon>
          <draw:polygon draw:style-name="gr4" draw:text-style-name="P4" draw:layer="layout" svg:width="0.024cm" svg:height="0.173cm" svg:x="15.806cm" svg:y="14.479cm" svg:viewBox="0 0 25 174" draw:points="0,0 25,0 25,174 0,174">
            <text:p/>
          </draw:polygon>
          <draw:polygon draw:style-name="gr4" draw:text-style-name="P4" draw:layer="layout" svg:width="0.152cm" svg:height="0.173cm" svg:x="15.844cm" svg:y="14.479cm" svg:viewBox="0 0 153 174" draw:points="25,0 76,148 127,0 153,0 89,174 64,174 0,0">
            <text:p/>
          </draw:polygon>
          <draw:path draw:style-name="gr4" draw:text-style-name="P4" draw:layer="layout" svg:width="0.169cm" svg:height="0.183cm" svg:x="15.996cm" svg:y="14.474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  <text:p/>
          </draw:path>
          <draw:polygon draw:style-name="gr4" draw:text-style-name="P4" draw:layer="layout" svg:width="0.031cm" svg:height="0.186cm" svg:x="14.802cm" svg:y="14.165cm" svg:viewBox="0 0 32 187" draw:points="0,187 32,187 32,0 0,0">
            <text:p/>
          </draw:polygon>
          <draw:polygon draw:style-name="gr4" draw:text-style-name="P4" draw:layer="layout" svg:width="0.031cm" svg:height="0.173cm" svg:x="14.802cm" svg:y="14.479cm" svg:viewBox="0 0 32 174" draw:points="0,174 32,174 32,0 0,0">
            <text:p/>
          </draw:polygon>
          <draw:polygon draw:style-name="gr4" draw:text-style-name="P4" draw:layer="layout" svg:width="0.031cm" svg:height="0.195cm" svg:x="14.802cm" svg:y="14.763cm" svg:viewBox="0 0 32 196" draw:points="0,196 32,196 32,0 0,0">
            <text:p/>
          </draw:polygon>
          <draw:path draw:style-name="gr4" draw:text-style-name="P4" draw:layer="layout" svg:width="0.04cm" svg:height="0.058cm" svg:x="14.666cm" svg:y="15.74cm" svg:viewBox="0 0 41 59" svg:d="M30 40c0-4-2-6-6-6h-14v16h13c5 0 7-2 7-6zM30 40zM28 13c0-3-2-4-6-4h-12v15h12c4 0 6-2 6-6zM28 13zM0 59v-59h23c11 0 16 4 16 12v6c0 5-2 7-7 9 6 3 9 6 9 12v6c0 9-5 14-16 14z">
            <text:p/>
          </draw:path>
          <draw:path draw:style-name="gr4" draw:text-style-name="P4" draw:layer="layout" svg:width="0.037cm" svg:height="0.044cm" svg:x="14.712cm" svg:y="15.755cm" svg:viewBox="0 0 38 45" svg:d="M18 9c-6 0-8 2-8 7v12c0 5 2 8 8 8 7 0 9-3 9-8v-12c0-5-2-7-9-7zM18 9zM18 45c-15 0-18-8-18-17v-12c0-8 3-16 18-16 16 0 20 8 20 16v12c0 9-4 17-20 17z">
            <text:p/>
          </draw:path>
          <draw:polygon draw:style-name="gr4" draw:text-style-name="P4" draw:layer="layout" svg:width="0.011cm" svg:height="0.061cm" svg:x="14.757cm" svg:y="15.737cm" svg:viewBox="0 0 12 62" draw:points="0,62 0,1 12,0 12,62">
            <text:p/>
          </draw:polygon>
          <draw:path draw:style-name="gr4" draw:text-style-name="P4" draw:layer="layout" svg:width="0.034cm" svg:height="0.044cm" svg:x="14.776cm" svg:y="15.755cm" svg:viewBox="0 0 35 45" svg:d="M10 17h15v-2c0-4-2-7-7-7-6 0-8 3-8 7zM10 17zM19 36c5 0 9 0 14-2l1 8c-5 2-10 3-15 3-15 0-19-6-19-17v-12c0-9 4-16 18-16s17 7 17 17v10h-25v2c0 5 2 7 9 7z">
            <text:p/>
          </draw:path>
          <draw:path draw:style-name="gr4" draw:text-style-name="P4" draw:layer="layout" svg:width="0.028cm" svg:height="0.056cm" svg:x="14.813cm" svg:y="15.744cm" svg:viewBox="0 0 29 57" svg:d="M29 55c-2 1-8 2-10 2-8 0-13-4-13-11v-25h-6v-9h6v-11l12-1v12h11v9h-11v23c0 3 1 4 3 4 3 0 5 0 7-1z">
            <text:p/>
          </draw:path>
          <draw:path draw:style-name="gr4" draw:text-style-name="P4" draw:layer="layout" svg:width="0.037cm" svg:height="0.044cm" svg:x="14.845cm" svg:y="15.755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1cm" svg:height="0.06cm" svg:x="14.905cm" svg:y="15.739cm" svg:viewBox="0 0 42 61" svg:d="M12 42c0 5 2 9 10 9 3 0 6-1 10-1v-18h10v26c-6 2-14 3-20 3-16 0-22-7-22-18v-26c0-12 7-17 23-17 4 0 12 0 17 1l-1 10c-5-1-12-2-17-2-8 0-10 4-10 10z">
            <text:p/>
          </draw:path>
          <draw:path draw:style-name="gr4" draw:text-style-name="P4" draw:layer="layout" svg:width="0.022cm" svg:height="0.043cm" svg:x="14.955cm" svg:y="15.755cm" svg:viewBox="0 0 23 44" svg:d="M23 9c-4 2-8 4-12 7v28h-11v-44h9l1 5c3-1 9-4 12-5z">
            <text:p/>
          </draw:path>
          <draw:path draw:style-name="gr4" draw:text-style-name="P4" draw:layer="layout" svg:width="0.033cm" svg:height="0.044cm" svg:x="14.98cm" svg:y="15.755cm" svg:viewBox="0 0 34 45" svg:d="M23 28h-9c-3 0-4 1-4 4s1 4 4 4c4 0 7-1 9-2zM23 28zM34 44h-9l-1-3c-4 3-9 4-13 4-8 0-11-5-11-13s3-13 12-13h11v-4c0-5-1-7-9-7-4 0-8 1-12 2l-1-8c4-2 10-2 14-2 15 0 19 4 19 15z">
            <text:p/>
          </draw:path>
          <draw:path draw:style-name="gr4" draw:text-style-name="P4" draw:layer="layout" svg:width="0.028cm" svg:height="0.056cm" svg:x="15.018cm" svg:y="15.744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6cm" svg:height="0.043cm" svg:x="15.051cm" svg:y="15.756cm" svg:viewBox="0 0 37 44" svg:d="M11 0v30c0 3 1 4 4 4 2 0 7-2 11-4v-30h11v43h-8l-2-3c-5 2-12 4-17 4-8 0-10-5-10-13v-31z">
            <text:p/>
          </draw:path>
          <draw:path draw:style-name="gr4" draw:text-style-name="P4" draw:layer="layout" svg:width="0.011cm" svg:height="0.061cm" svg:x="15.097cm" svg:y="15.738cm" svg:viewBox="0 0 12 62" svg:d="M0 18h12v44h-12zM0 18zM0 0h12v12h-12z">
            <text:p/>
          </draw:path>
          <draw:path draw:style-name="gr4" draw:text-style-name="P4" draw:layer="layout" svg:width="0.028cm" svg:height="0.056cm" svg:x="15.113cm" svg:y="15.744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7cm" svg:height="0.044cm" svg:x="15.145cm" svg:y="15.755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8cm" svg:height="0.058cm" svg:x="14.662cm" svg:y="15.817cm" svg:viewBox="0 0 49 59" svg:d="M12 39h25l-12-37zM12 39zM38 43h-28l-5 16h-5l20-59h8l21 59h-5z">
            <text:p/>
          </draw:path>
          <draw:path draw:style-name="gr4" draw:text-style-name="P4" draw:layer="layout" svg:width="0.031cm" svg:height="0.061cm" svg:x="14.718cm" svg:y="15.814cm" svg:viewBox="0 0 32 62" svg:d="M27 23c-5-1-9-2-15-2-5 0-7 3-7 9v20c0 5 1 8 7 8s11-3 15-6zM27 23zM0 30c0-8 3-13 13-13 5 0 9 0 14 1v-18h5v61h-5v-4c-4 3-10 5-15 5-9 0-12-4-12-12z">
            <text:p/>
          </draw:path>
          <draw:path draw:style-name="gr4" draw:text-style-name="P4" draw:layer="layout" svg:width="0.031cm" svg:height="0.043cm" svg:x="14.761cm" svg:y="15.832cm" svg:viewBox="0 0 32 44" svg:d="M5 0v35c0 3 1 4 4 4 4 0 12-2 18-5v-34h5v43h-5v-4c-5 2-13 5-19 5s-8-4-8-10v-34z">
            <text:p/>
          </draw:path>
          <draw:polygon draw:style-name="gr4" draw:text-style-name="P4" draw:layer="layout" svg:width="0.005cm" svg:height="0.061cm" svg:x="14.805cm" svg:y="15.814cm" svg:viewBox="0 0 6 62" draw:points="0,62 0,0 6,0 6,62">
            <text:p/>
          </draw:polygon>
          <draw:path draw:style-name="gr4" draw:text-style-name="P4" draw:layer="layout" svg:width="0.027cm" svg:height="0.054cm" svg:x="14.818cm" svg:y="15.821cm" svg:viewBox="0 0 28 55" svg:d="M28 53c-2 1-6 2-10 2-6 0-9-3-9-9v-31h-9v-5h9v-10h5v10h14l-1 5h-13v30c0 4 0 5 5 5 3 0 6 0 8-1z">
            <text:p/>
          </draw:path>
          <draw:path draw:style-name="gr4" draw:text-style-name="P4" draw:layer="layout" svg:width="0.033cm" svg:height="0.044cm" svg:x="14.851cm" svg:y="15.831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27cm" svg:height="0.044cm" svg:x="14.893cm" svg:y="15.831cm" svg:viewBox="0 0 28 45" svg:d="M13 45c-4 0-10-1-13-2v-4c4 1 10 1 13 1 9 0 10-1 10-7s0-6-11-9-12-6-12-14c0-7 3-10 15-10 4 0 9 0 13 1l-1 4c-3 0-9-1-13-1-8 0-9 2-9 7s0 6 9 8c14 4 14 6 14 14s-3 12-15 12z">
            <text:p/>
          </draw:path>
          <draw:polygon draw:style-name="gr4" draw:text-style-name="P4" draw:layer="layout" svg:width="0.055cm" svg:height="0.058cm" svg:x="14.947cm" svg:y="15.817cm" svg:viewBox="0 0 56 59" draw:points="50,5 32,51 24,51 6,5 5,59 0,59 1,0 9,0 28,48 47,0 54,0 56,59 51,59">
            <text:p/>
          </draw:polygon>
          <draw:path draw:style-name="gr4" draw:text-style-name="P4" draw:layer="layout" svg:width="0.03cm" svg:height="0.044cm" svg:x="15.013cm" svg:y="15.831cm" svg:viewBox="0 0 31 45" svg:d="M26 26h-14c-6 0-7 1-7 7 0 5 1 7 7 7 5 0 10-1 14-4zM26 26zM31 44h-5v-3c-4 2-9 4-15 4-8 0-11-4-11-12 0-9 4-13 12-13h14v-8c0-6-3-8-10-8-6 0-10 1-14 1l-1-4c4-1 9-1 13-1 12 0 17 4 17 12z">
            <text:p/>
          </draw:path>
          <draw:polygon draw:style-name="gr4" draw:text-style-name="P4" draw:layer="layout" svg:width="0.037cm" svg:height="0.06cm" svg:x="15.049cm" svg:y="15.832cm" svg:viewBox="0 0 38 61" draw:points="23,43 16,61 11,61 18,43 15,43 0,0 5,0 19,40 33,0 38,0">
            <text:p/>
          </draw:polygon>
          <draw:path draw:style-name="gr4" draw:text-style-name="P4" draw:layer="layout" svg:width="0.033cm" svg:height="0.044cm" svg:x="15.089cm" svg:y="15.831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19cm" svg:height="0.043cm" svg:x="15.133cm" svg:y="15.831cm" svg:viewBox="0 0 20 44" svg:d="M20 5c-4 1-10 5-14 7v32h-6v-44h4v7c6-3 10-6 15-7z">
            <text:p/>
          </draw:path>
          <draw:path draw:style-name="gr4" draw:text-style-name="P4" draw:layer="layout" svg:width="0.031cm" svg:height="0.044cm" svg:x="15.156cm" svg:y="15.831cm" svg:viewBox="0 0 32 45" svg:d="M5 19h22v-4c0-7-3-11-12-11-8 0-10 4-10 11zM5 19zM17 40c4 0 9 0 13-2l1 4c-4 2-10 3-16 3-12 0-15-6-15-16v-14c0-9 3-15 15-15 13 0 17 6 17 15v9h-27v6c0 7 2 10 12 10z">
            <text:p/>
          </draw:path>
          <draw:path draw:style-name="gr4" draw:text-style-name="P4" draw:layer="layout" svg:width="0.027cm" svg:height="0.044cm" svg:x="15.197cm" svg:y="15.831cm" svg:viewBox="0 0 28 45" svg:d="M13 45c-4 0-10-1-13-2v-4c4 1 10 1 13 1 9 0 10-1 10-7s0-6-11-9-12-6-12-14c0-7 3-10 15-10 4 0 9 0 13 1l-1 4c-3 0-9-1-13-1-8 0-9 2-9 7s0 6 9 8c14 4 14 6 14 14s-3 12-15 12z">
            <text:p/>
          </draw:path>
          <draw:path draw:style-name="gr4" draw:text-style-name="P4" draw:layer="layout" svg:width="0.273cm" svg:height="0.327cm" svg:x="14.674cm" svg:y="15.39cm" svg:viewBox="0 0 274 328" svg:d="M189 154c1-5 0-9-3-12s-6-4-11-4h-12c-7 0-15 0-21 0-7 1-13 1-18 2-6 1-12 2-17 2l-16 123h65c13 0 20-6 21-19zM189 154zM259 253c-3 23-12 42-27 55s-35 20-58 20h-174l42-328h83l-11 84c62-8 98-10 98-10 22 0 38 7 49 20 11 12 15 29 12 51z">
            <text:p/>
          </draw:path>
          <draw:path draw:style-name="gr4" draw:text-style-name="P4" draw:layer="layout" svg:width="0.266cm" svg:height="0.256cm" svg:x="14.96cm" svg:y="15.466cm" svg:viewBox="0 0 267 257" svg:d="M111 191c6 0 12-1 19-1 6-1 12-3 18-4 7-1 14-3 20-5l4-28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  <text:p/>
          </draw:path>
          <draw:path draw:style-name="gr4" draw:text-style-name="P4" draw:layer="layout" svg:width="0.404cm" svg:height="0.246cm" svg:x="15.234cm" svg:y="15.471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  <text:p/>
          </draw:path>
          <draw:path draw:style-name="gr4" draw:text-style-name="P4" draw:layer="layout" svg:width="1.285cm" svg:height="0.714cm" svg:x="14.639cm" svg:y="15.287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3 1 0 1 0 2 0s106 4 150 4c41 0 57-74 57-77 1-4 55-387 66-518 4-41-4-72-23-92z">
            <text:p/>
          </draw:path>
          <draw:path draw:style-name="gr4" draw:text-style-name="P4" draw:layer="layout" svg:width="0.083cm" svg:height="0.065cm" svg:x="15.126cm" svg:y="15.652cm" svg:viewBox="0 0 84 66" svg:d="M0 43c0 0 52-31 84-43v1l-83 65z">
            <text:p/>
          </draw:path>
          <draw:path draw:style-name="gr4" draw:text-style-name="P4" draw:layer="layout" svg:width="0.145cm" svg:height="0.186cm" svg:x="10.708cm" svg:y="16.542cm" svg:viewBox="0 0 146 187" svg:d="M80 166c16 0 27-5 35-14 4-5 6-13 6-21 0-14-6-23-19-28-7-2-15-4-26-4h-52v67zM80 166zM72 79c10 0 19-1 25-4 9-5 15-13 15-25 0-14-6-22-16-26-6-2-14-4-25-4h-47v59zM72 79zM0 0h81c22 0 39 6 48 19 6 8 8 16 8 27 0 12-3 22-10 29-3 4-8 8-15 11 10 4 17 8 22 12 8 9 12 20 12 34 0 13-4 24-11 33-11 15-30 22-55 22h-80z">
            <text:p/>
          </draw:path>
          <draw:path draw:style-name="gr4" draw:text-style-name="P4" draw:layer="layout" svg:width="0.182cm" svg:height="0.196cm" svg:x="10.86cm" svg:y="16.537cm" svg:viewBox="0 0 183 197" svg:d="M143 150c10-15 15-34 15-55 0-22-6-40-18-53s-28-20-48-20c-19 0-35 6-48 20-12 13-18 32-18 59 0 21 5 38 15 52 12 14 29 21 52 21s39-8 50-24zM143 150zM165 31c12 17 18 38 18 63 0 29-7 52-21 70-16 22-41 33-72 33-28 0-52-10-68-29-15-18-22-41-22-69 0-26 6-47 18-65 16-23 41-34 73-34 33 0 58 10 74 31z">
            <text:p/>
          </draw:path>
          <draw:polygon draw:style-name="gr4" draw:text-style-name="P4" draw:layer="layout" svg:width="0.119cm" svg:height="0.186cm" svg:x="11.059cm" svg:y="16.542cm" svg:viewBox="0 0 120 187" draw:points="0,0 25,0 25,165 120,165 120,187 0,187">
            <text:p/>
          </draw:polygon>
          <draw:polygon draw:style-name="gr4" draw:text-style-name="P4" draw:layer="layout" svg:width="0.137cm" svg:height="0.186cm" svg:x="11.193cm" svg:y="16.542cm" svg:viewBox="0 0 138 187" draw:points="0,0 136,0 136,22 24,22 24,80 128,80 128,101 24,101 24,165 138,165 138,187 0,187">
            <text:p/>
          </draw:polygon>
          <draw:polygon draw:style-name="gr4" draw:text-style-name="P4" draw:layer="layout" svg:width="0.151cm" svg:height="0.186cm" svg:x="11.335cm" svg:y="16.542cm" svg:viewBox="0 0 152 187" draw:points="152,0 152,22 89,22 89,187 62,187 62,22 0,22 0,0">
            <text:p/>
          </draw:polygon>
          <draw:path draw:style-name="gr4" draw:text-style-name="P4" draw:layer="layout" svg:width="0.182cm" svg:height="0.196cm" svg:x="11.483cm" svg:y="16.537cm" svg:viewBox="0 0 183 197" svg:d="M143 150c10-15 15-34 15-55 0-22-6-40-18-53s-28-20-48-20c-19 0-35 6-48 20-12 13-18 32-18 59 0 21 5 38 15 52 12 14 29 21 52 21 22 0 39-8 50-24zM143 150zM165 31c12 17 18 38 18 63 0 29-7 52-21 70-16 22-41 33-72 33-29 0-52-10-69-29-14-18-21-41-21-69 0-26 6-47 18-65 16-23 41-34 73-34 33 0 58 10 74 31z">
            <text:p/>
          </draw:path>
          <draw:path draw:style-name="gr4" draw:text-style-name="P4" draw:layer="layout" svg:width="0.168cm" svg:height="0.195cm" svg:x="10.702cm" svg:y="17.14cm" svg:viewBox="0 0 169 196" svg:d="M132 10c18 9 29 26 33 51h-25c-2-14-9-24-18-30s-21-9-35-9c-18 0-33 6-44 19-12 13-18 32-18 59 0 22 5 40 15 53 9 14 25 21 47 21 17 0 31-5 41-14 11-10 17-26 17-48h-58v-21h82v100h-17l-6-24c-8 9-16 16-22 20-11 6-25 9-43 9-22 0-40-7-56-21-17-18-25-43-25-74 0-32 8-57 25-75 15-18 36-26 62-26 17 0 32 3 45 10z">
            <text:p/>
          </draw:path>
          <draw:path draw:style-name="gr4" draw:text-style-name="P4" draw:layer="layout" svg:width="0.152cm" svg:height="0.186cm" svg:x="10.901cm" svg:y="17.145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  <text:p/>
          </draw:path>
          <draw:path draw:style-name="gr4" draw:text-style-name="P4" draw:layer="layout" svg:width="0.167cm" svg:height="0.186cm" svg:x="11.057cm" svg:y="17.145cm" svg:viewBox="0 0 168 187" svg:d="M113 110l-29-83-30 83zM113 110zM71 0h28l69 187h-28l-20-56h-73l-22 56h-25z">
            <text:p/>
          </draw:path>
          <draw:polygon draw:style-name="gr4" draw:text-style-name="P4" draw:layer="layout" svg:width="0.151cm" svg:height="0.186cm" svg:x="11.199cm" svg:y="17.145cm" svg:viewBox="0 0 152 187" draw:points="152,0 152,22 89,22 89,187 62,187 62,22 0,22 0,0">
            <text:p/>
          </draw:polygon>
          <draw:path draw:style-name="gr4" draw:text-style-name="P4" draw:layer="layout" svg:width="0.148cm" svg:height="0.191cm" svg:x="11.362cm" svg:y="17.145cm" svg:viewBox="0 0 149 192" svg:d="M25 0v115c0 14 3 25 8 35 8 13 21 20 39 20 22 0 36-7 45-22 4-9 6-19 6-33v-115h26v105c0 23-3 41-9 54-12 22-34 33-66 33-31 0-54-11-65-33-6-13-9-31-9-54v-105z">
            <text:p/>
          </draw:path>
          <draw:polygon draw:style-name="gr4" draw:text-style-name="P4" draw:layer="layout" svg:width="0.025cm" svg:height="0.186cm" svg:x="11.541cm" svg:y="17.145cm" svg:viewBox="0 0 26 187" draw:points="0,0 26,0 26,187 0,187">
            <text:p/>
          </draw:polygon>
          <draw:polygon draw:style-name="gr4" draw:text-style-name="P4" draw:layer="layout" svg:width="0.151cm" svg:height="0.186cm" svg:x="11.579cm" svg:y="17.145cm" svg:viewBox="0 0 152 187" draw:points="152,0 152,22 89,22 89,187 62,187 62,22 0,22 0,0">
            <text:p/>
          </draw:polygon>
          <draw:path draw:style-name="gr4" draw:text-style-name="P4" draw:layer="layout" svg:width="0.182cm" svg:height="0.196cm" svg:x="11.726cm" svg:y="17.14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  <text:p/>
          </draw:path>
          <draw:polygon draw:style-name="gr4" draw:text-style-name="P4" draw:layer="layout" svg:width="0.128cm" svg:height="0.173cm" svg:x="10.71cm" svg:y="16.856cm" svg:viewBox="0 0 129 174" draw:points="0,0 128,0 128,21 22,21 22,73 120,73 120,94 22,94 22,153 129,153 129,174 0,174">
            <text:p/>
          </draw:polygon>
          <draw:path draw:style-name="gr4" draw:text-style-name="P4" draw:layer="layout" svg:width="0.142cm" svg:height="0.173cm" svg:x="10.858cm" svg:y="16.856cm" svg:viewBox="0 0 143 174" svg:d="M65 153c8 0 15 0 20-2 9-3 16-9 23-18 4-7 7-16 9-27 2-6 2-12 2-18 0-22-4-39-14-51-8-11-21-17-40-17h-42v133zM65 153zM0 0h70c24 0 43 8 56 25 11 15 17 35 17 58 0 20-3 36-10 51-12 26-34 40-63 40h-70z">
            <text:p/>
          </draw:path>
          <draw:path draw:style-name="gr4" draw:text-style-name="P4" draw:layer="layout" svg:width="0.137cm" svg:height="0.178cm" svg:x="11.022cm" svg:y="16.856cm" svg:viewBox="0 0 138 179" svg:d="M23 0v107c0 13 3 23 7 33 8 12 19 19 36 19 21 0 35-7 42-21 4-8 6-18 6-31v-107h24v98c0 21-3 38-9 50-10 21-30 31-61 31-29 0-49-10-60-31-6-12-8-29-8-50v-98z">
            <text:p/>
          </draw:path>
          <draw:path draw:style-name="gr4" draw:text-style-name="P4" draw:layer="layout" svg:width="0.152cm" svg:height="0.182cm" svg:x="11.175cm" svg:y="16.851cm" svg:viewBox="0 0 153 183" svg:d="M131 17c12 11 19 24 20 39h-23c-2-11-7-20-15-26-8-7-18-10-32-10-18 0-32 6-42 18s-15 30-15 56c0 20 4 37 14 49 9 13 23 19 42 19 18 0 30-6 39-20 5-7 9-16 11-27h23c-2 18-9 33-20 46-14 14-32 22-55 22-21 0-38-6-52-18-17-17-26-41-26-76 0-26 6-47 20-63 14-18 34-26 61-26 21 0 38 5 50 17z">
            <text:p/>
          </draw:path>
          <draw:path draw:style-name="gr4" draw:text-style-name="P4" draw:layer="layout" svg:width="0.155cm" svg:height="0.173cm" svg:x="11.331cm" svg:y="16.856cm" svg:viewBox="0 0 156 174" svg:d="M105 103l-28-78-28 78zM105 103zM65 0h28l63 174h-26l-18-52h-69l-19 52h-24z">
            <text:p/>
          </draw:path>
          <draw:polygon draw:style-name="gr4" draw:text-style-name="P4" draw:layer="layout" svg:width="0.141cm" svg:height="0.173cm" svg:x="11.463cm" svg:y="16.856cm" svg:viewBox="0 0 142 174" draw:points="142,0 142,20 83,20 83,174 59,174 59,20 0,20 0,0">
            <text:p/>
          </draw:polygon>
          <draw:polygon draw:style-name="gr4" draw:text-style-name="P4" draw:layer="layout" svg:width="0.024cm" svg:height="0.173cm" svg:x="11.619cm" svg:y="16.856cm" svg:viewBox="0 0 25 174" draw:points="0,0 25,0 25,174 0,174">
            <text:p/>
          </draw:polygon>
          <draw:polygon draw:style-name="gr4" draw:text-style-name="P4" draw:layer="layout" svg:width="0.152cm" svg:height="0.173cm" svg:x="11.656cm" svg:y="16.856cm" svg:viewBox="0 0 153 174" draw:points="26,0 76,148 127,0 153,0 89,174 64,174 0,0">
            <text:p/>
          </draw:polygon>
          <draw:path draw:style-name="gr4" draw:text-style-name="P4" draw:layer="layout" svg:width="0.169cm" svg:height="0.183cm" svg:x="11.809cm" svg:y="16.851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  <text:p/>
          </draw:path>
          <draw:polygon draw:style-name="gr4" draw:text-style-name="P4" draw:layer="layout" svg:width="0.031cm" svg:height="0.186cm" svg:x="10.615cm" svg:y="16.542cm" svg:viewBox="0 0 32 187" draw:points="0,187 32,187 32,0 0,0">
            <text:p/>
          </draw:polygon>
          <draw:polygon draw:style-name="gr4" draw:text-style-name="P4" draw:layer="layout" svg:width="0.031cm" svg:height="0.173cm" svg:x="10.615cm" svg:y="16.855cm" svg:viewBox="0 0 32 174" draw:points="0,174 32,174 32,0 0,0">
            <text:p/>
          </draw:polygon>
          <draw:polygon draw:style-name="gr4" draw:text-style-name="P4" draw:layer="layout" svg:width="0.031cm" svg:height="0.195cm" svg:x="10.615cm" svg:y="17.14cm" svg:viewBox="0 0 32 196" draw:points="0,196 32,196 32,0 0,0">
            <text:p/>
          </draw:polygon>
          <draw:path draw:style-name="gr4" draw:text-style-name="P4" draw:layer="layout" svg:width="0.094cm" svg:height="0.114cm" svg:x="12.51cm" svg:y="17.185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  <text:p/>
          </draw:path>
          <draw:path draw:style-name="gr4" draw:text-style-name="P4" draw:layer="layout" svg:width="0.082cm" svg:height="0.089cm" svg:x="12.617cm" svg:y="17.209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  <text:p/>
          </draw:path>
          <draw:polygon draw:style-name="gr4" draw:text-style-name="P4" draw:layer="layout" svg:width="0.025cm" svg:height="0.12cm" svg:x="12.714cm" svg:y="17.179cm" svg:viewBox="0 0 26 121" draw:points="0,0 26,0 26,121 0,121">
            <text:p/>
          </draw:polygon>
          <draw:path draw:style-name="gr4" draw:text-style-name="P4" draw:layer="layout" svg:width="0.081cm" svg:height="0.089cm" svg:x="12.755cm" svg:y="17.209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6cm" svg:height="0.113cm" svg:x="12.844cm" svg:y="17.187cm" svg:viewBox="0 0 61 114" svg:d="M61 110l-9 2c-4 1-11 2-17 2-10 0-15-2-18-5s-4-7-4-16v-51h-13v-20h13v-22h26v22h22v20h-22v44c0 4 1 6 2 7 0 0 2 1 6 1h14z">
            <text:p/>
          </draw:path>
          <draw:path draw:style-name="gr4" draw:text-style-name="P4" draw:layer="layout" svg:width="0.082cm" svg:height="0.089cm" svg:x="12.915cm" svg:y="17.209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99cm" svg:height="0.114cm" svg:x="13.047cm" svg:y="17.185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  <text:p/>
          </draw:path>
          <draw:path draw:style-name="gr4" draw:text-style-name="P4" draw:layer="layout" svg:width="0.083cm" svg:height="0.12cm" svg:x="13.162cm" svg:y="17.179cm" svg:viewBox="0 0 84 121" svg:d="M25 53v44c6 3 9 4 14 4h9c4 0 6-1 8-2 2-3 2-6 2-23 0-18 0-22-2-24s-4-2-8-2h-9c-5 0-8 1-14 3zM25 53zM0 0h25v42c12-10 15-12 23-12h9c11 0 16 1 20 5 5 6 7 13 7 41 0 26-2 34-8 39-4 4-9 6-19 6h-10c-7 0-12-2-22-11v11h-25z">
            <text:p/>
          </draw:path>
          <draw:path draw:style-name="gr4" draw:text-style-name="P4" draw:layer="layout" svg:width="0.056cm" svg:height="0.09cm" svg:x="13.26cm" svg:y="17.209cm" svg:viewBox="0 0 57 91" svg:d="M0 91v-91h25v13c10-9 14-13 23-13h9v25h-11c-8 0-13 1-21 4v62z">
            <text:p/>
          </draw:path>
          <draw:path draw:style-name="gr4" draw:text-style-name="P4" draw:layer="layout" svg:width="0.081cm" svg:height="0.089cm" svg:x="13.324cm" svg:y="17.209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56cm" svg:height="0.09cm" svg:x="13.421cm" svg:y="17.209cm" svg:viewBox="0 0 57 91" svg:d="M0 91v-91h25v13c10-9 14-13 23-13h9v25h-11c-8 0-13 1-21 4v62z">
            <text:p/>
          </draw:path>
          <draw:path draw:style-name="gr4" draw:text-style-name="P4" draw:layer="layout" svg:width="0.082cm" svg:height="0.089cm" svg:x="13.485cm" svg:y="17.209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  <text:p/>
          </draw:path>
          <draw:path draw:style-name="gr4" draw:text-style-name="P4" draw:layer="layout" svg:width="0.094cm" svg:height="0.114cm" svg:x="13.617cm" svg:y="17.185cm" svg:viewBox="0 0 95 115" svg:d="M88 110c-4 3-9 5-19 5h-43c-10 0-16-1-20-5s-6-11-6-33h26c0 12 0 15 2 16 1 1 2 2 7 2h24c5 0 7-1 8-2s2-4 2-12c0-6-1-8-2-10-1-1-4-1-8-2l-36-3c-8-1-12-3-16-6-4-5-6-11-6-26 0-16 2-24 8-29 3-4 8-5 18-5h39c11 0 17 1 20 4 5 5 7 11 7 32h-26c0-11 0-13-2-14-1-1-2-2-7-2h-22c-4 0-6 0-7 1s-1 5-1 12c0 6 0 8 1 9 1 2 3 2 8 2l36 4c8 1 12 2 16 6s6 11 6 26c0 17-2 25-7 30z">
            <text:p/>
          </draw:path>
          <draw:path draw:style-name="gr4" draw:text-style-name="P4" draw:layer="layout" svg:width="0.082cm" svg:height="0.089cm" svg:x="13.724cm" svg:y="17.209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78cm" svg:height="0.089cm" svg:x="13.819cm" svg:y="17.209cm" svg:viewBox="0 0 79 90" svg:d="M79 56c0 17-2 24-6 29-4 3-8 5-17 5h-31c-9 0-13-2-17-6-6-5-8-14-8-40 0-25 2-33 8-39 3-4 8-5 17-5h31c9 0 13 1 17 5s6 11 6 27h-24c0-9 0-11-1-11-1-1-2-2-6-2h-15c-4 0-6 1-7 2s-2 4-2 23c0 20 1 23 2 25 1 1 3 1 7 1h15c4 0 5 0 6-1s1-4 2-13z">
            <text:p/>
          </draw:path>
          <draw:path draw:style-name="gr4" draw:text-style-name="P4" draw:layer="layout" svg:width="0.027cm" svg:height="0.123cm" svg:x="13.911cm" svg:y="17.175cm" svg:viewBox="0 0 28 124" svg:d="M27 124h-26v-91h26zM27 124zM28 21h-28v-21h28z">
            <text:p/>
          </draw:path>
          <draw:path draw:style-name="gr4" draw:text-style-name="P4" draw:layer="layout" svg:width="0.081cm" svg:height="0.09cm" svg:x="13.952cm" svg:y="17.209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  <text:p/>
          </draw:path>
          <draw:polygon draw:style-name="gr4" draw:text-style-name="P4" draw:layer="layout" svg:width="0.025cm" svg:height="0.12cm" svg:x="14.05cm" svg:y="17.179cm" svg:viewBox="0 0 26 121" draw:points="0,0 26,0 26,121 0,121">
            <text:p/>
          </draw:polygon>
          <draw:path draw:style-name="gr4" draw:text-style-name="P4" draw:layer="layout" svg:width="0.525cm" svg:height="0.564cm" svg:x="12.489cm" svg:y="16.574cm" svg:viewBox="0 0 526 565" svg:d="M225 443h92c14 0 21-1 26-7 6-5 10-11 10-49 0-36-3-44-10-50-5-6-12-7-26-7h-92zM225 443zM315 223c13 0 19 0 24-5 5-7 9-18 9-46 0-27-3-39-9-44-4-5-9-7-24-7h-90v102zM315 223zM526 413c0 57-15 94-41 120-23 23-53 32-100 32h-385v-126h59v-314h-59v-125h386c51 0 77 8 99 30 25 27 36 65 36 109 0 86-31 121-89 137v1c62 16 94 45 94 136z">
            <text:p/>
          </draw:path>
          <draw:path draw:style-name="gr4" draw:text-style-name="P4" draw:layer="layout" svg:width="0.483cm" svg:height="0.561cm" svg:x="13.615cm" svg:y="16.575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  <text:p/>
          </draw:path>
          <draw:path draw:style-name="gr4" draw:text-style-name="P4" draw:layer="layout" svg:width="0.041cm" svg:height="0.041cm" svg:x="13.186cm" svg:y="16.911cm" svg:viewBox="0 0 42 42" svg:d="M24 0c-14-1-24 8-24 20 0 13 9 22 20 22 13 0 23-11 22-24-1-10-9-17-18-18z">
            <text:p/>
          </draw:path>
          <draw:path draw:style-name="gr4" draw:text-style-name="P4" draw:layer="layout" svg:width="0.041cm" svg:height="0.041cm" svg:x="13.4cm" svg:y="16.911cm" svg:viewBox="0 0 42 42" svg:d="M25 0c-15-2-27 10-25 25 1 8 8 15 17 17 15 2 27-10 25-25-2-9-9-16-17-17z">
            <text:p/>
          </draw:path>
          <draw:path draw:style-name="gr4" draw:text-style-name="P4" draw:layer="layout" svg:width="0.147cm" svg:height="0.019cm" svg:x="13.241cm" svg:y="16.702cm" svg:viewBox="0 0 148 20" svg:d="M9 20h129c6 0 11-6 10-12-1-5-5-8-10-8h-129c-4 0-9 3-9 8 0 6 3 12 9 12z">
            <text:p/>
          </draw:path>
          <draw:path draw:style-name="gr4" draw:text-style-name="P4" draw:layer="layout" svg:width="0.255cm" svg:height="0.112cm" svg:x="13.186cm" svg:y="16.743cm" svg:viewBox="0 0 256 113" svg:d="M231 0h-207c-9 0-15 5-16 12-4 33-6 53-8 86 0 8 5 15 14 15h228c8 0 14-6 14-16-3-33-5-50-9-85-1-7-7-12-16-12z">
            <text:p/>
          </draw:path>
          <draw:path draw:style-name="gr4" draw:text-style-name="P4" draw:layer="layout" svg:width="0.566cm" svg:height="0.566cm" svg:x="13.03cm" svg:y="16.574cm" svg:viewBox="0 0 567 567" svg:d="M439 416c0 7-6 12-12 12h-16c0 0 0 19 0 25 0 12-11 22-23 20-11-1-18-10-18-21v-24h-173v25c0 11-10 21-21 21-12 0-21-10-21-21 0-6 0-25 0-25h-17c-6 0-10-4-10-10v-138c0 0 7-75 11-104 3-33 11-43 34-54 33-16 70-22 111-22 39 0 76 6 110 22 23 11 30 21 34 54 3 29 11 104 11 104zM439 416zM392 0h-217c-97 0-175 78-175 175v217c0 97 78 175 175 175h217c97 0 175-78 175-175v-217c0-97-78-175-175-175z">
            <text:p/>
          </draw:path>
          <draw:path draw:style-name="gr4" draw:text-style-name="P4" draw:layer="layout" svg:width="0.04cm" svg:height="0.058cm" svg:x="10.479cm" svg:y="18.117cm" svg:viewBox="0 0 41 59" svg:d="M30 40c0-4-2-6-6-6h-14v16h13c5 0 7-2 7-6zM30 40zM28 13c0-3-2-4-6-4h-12v15h12c4 0 6-2 6-6zM28 13zM0 59v-59h23c11 0 16 4 16 12v6c0 5-2 7-7 9 6 3 9 6 9 12v6c0 9-5 14-16 14z">
            <text:p/>
          </draw:path>
          <draw:path draw:style-name="gr4" draw:text-style-name="P4" draw:layer="layout" svg:width="0.037cm" svg:height="0.044cm" svg:x="10.525cm" svg:y="18.132cm" svg:viewBox="0 0 38 45" svg:d="M18 9c-6 0-8 2-8 7v12c0 5 2 8 8 8 7 0 9-3 9-8v-12c0-5-2-7-9-7zM18 9zM18 45c-15 0-18-8-18-17v-12c0-8 3-16 18-16 16 0 20 8 20 16v12c0 9-4 17-20 17z">
            <text:p/>
          </draw:path>
          <draw:polygon draw:style-name="gr4" draw:text-style-name="P4" draw:layer="layout" svg:width="0.011cm" svg:height="0.061cm" svg:x="10.57cm" svg:y="18.114cm" svg:viewBox="0 0 12 62" draw:points="0,62 0,1 12,0 12,62">
            <text:p/>
          </draw:polygon>
          <draw:path draw:style-name="gr4" draw:text-style-name="P4" draw:layer="layout" svg:width="0.034cm" svg:height="0.044cm" svg:x="10.589cm" svg:y="18.132cm" svg:viewBox="0 0 35 45" svg:d="M10 17h15v-2c0-4-2-7-7-7-6 0-8 3-8 7zM10 17zM19 36c5 0 9 0 14-2l1 8c-5 2-10 3-15 3-15 0-19-6-19-17v-12c0-9 4-16 18-16s17 7 17 17v10h-25v2c0 5 2 7 9 7z">
            <text:p/>
          </draw:path>
          <draw:path draw:style-name="gr4" draw:text-style-name="P4" draw:layer="layout" svg:width="0.028cm" svg:height="0.056cm" svg:x="10.626cm" svg:y="18.121cm" svg:viewBox="0 0 29 57" svg:d="M29 55c-2 1-8 2-10 2-8 0-13-4-13-11v-25h-6v-9h6v-11l12-1v12h11v9h-11v23c0 3 1 4 3 4 3 0 5 0 7-1z">
            <text:p/>
          </draw:path>
          <draw:path draw:style-name="gr4" draw:text-style-name="P4" draw:layer="layout" svg:width="0.037cm" svg:height="0.044cm" svg:x="10.658cm" svg:y="18.132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1cm" svg:height="0.06cm" svg:x="10.718cm" svg:y="18.116cm" svg:viewBox="0 0 42 61" svg:d="M12 42c0 5 2 9 10 9 3 0 6-1 10-1v-18h10v26c-6 2-14 3-20 3-16 0-22-7-22-18v-26c0-12 7-17 23-17 4 0 12 0 17 1l-1 10c-5-1-12-2-17-2-8 0-10 4-10 10z">
            <text:p/>
          </draw:path>
          <draw:path draw:style-name="gr4" draw:text-style-name="P4" draw:layer="layout" svg:width="0.022cm" svg:height="0.043cm" svg:x="10.768cm" svg:y="18.132cm" svg:viewBox="0 0 23 44" svg:d="M23 9c-4 2-8 4-12 7v28h-11v-44h9l1 5c3-1 9-4 12-5z">
            <text:p/>
          </draw:path>
          <draw:path draw:style-name="gr4" draw:text-style-name="P4" draw:layer="layout" svg:width="0.033cm" svg:height="0.044cm" svg:x="10.793cm" svg:y="18.132cm" svg:viewBox="0 0 34 45" svg:d="M23 28h-9c-3 0-4 1-4 4s1 4 4 4c4 0 7-1 9-2zM23 28zM34 44h-9l-1-3c-4 3-9 4-13 4-8 0-11-5-11-13 0-9 3-13 12-13h11v-4c0-5-1-7-9-7-4 0-8 1-12 2l-1-9c4-1 10-1 14-1 15 0 19 4 19 15z">
            <text:p/>
          </draw:path>
          <draw:path draw:style-name="gr4" draw:text-style-name="P4" draw:layer="layout" svg:width="0.028cm" svg:height="0.056cm" svg:x="10.831cm" svg:y="18.121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6cm" svg:height="0.043cm" svg:x="10.864cm" svg:y="18.133cm" svg:viewBox="0 0 37 44" svg:d="M11 0v30c0 3 1 4 4 4 2 0 7-2 11-4v-30h11v43h-8l-2-3c-5 2-12 4-17 4-8 0-10-5-10-13v-31z">
            <text:p/>
          </draw:path>
          <draw:path draw:style-name="gr4" draw:text-style-name="P4" draw:layer="layout" svg:width="0.011cm" svg:height="0.061cm" svg:x="10.91cm" svg:y="18.114cm" svg:viewBox="0 0 12 62" svg:d="M0 18h12v44h-12zM0 18zM0 0h12v12h-12z">
            <text:p/>
          </draw:path>
          <draw:path draw:style-name="gr4" draw:text-style-name="P4" draw:layer="layout" svg:width="0.028cm" svg:height="0.056cm" svg:x="10.926cm" svg:y="18.121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7cm" svg:height="0.044cm" svg:x="10.958cm" svg:y="18.132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8cm" svg:height="0.058cm" svg:x="10.475cm" svg:y="18.194cm" svg:viewBox="0 0 49 59" svg:d="M12 39h25l-12-37zM12 39zM38 43h-28l-5 16h-5l20-59h8l21 59h-5z">
            <text:p/>
          </draw:path>
          <draw:path draw:style-name="gr4" draw:text-style-name="P4" draw:layer="layout" svg:width="0.031cm" svg:height="0.061cm" svg:x="10.53cm" svg:y="18.191cm" svg:viewBox="0 0 32 62" svg:d="M27 23c-5-1-9-2-15-2-5 0-7 3-7 9v20c0 5 1 8 7 8s11-3 15-6zM27 23zM0 30c0-8 3-13 13-13 5 0 9 0 14 1v-18h5v61h-5v-4c-4 3-10 5-15 5-9 0-12-4-12-12z">
            <text:p/>
          </draw:path>
          <draw:path draw:style-name="gr4" draw:text-style-name="P4" draw:layer="layout" svg:width="0.031cm" svg:height="0.043cm" svg:x="10.574cm" svg:y="18.209cm" svg:viewBox="0 0 32 44" svg:d="M5 0v35c0 3 1 4 4 4 4 0 12-2 18-5v-34h5v43h-5v-4c-5 2-13 5-19 5s-8-4-8-10v-34z">
            <text:p/>
          </draw:path>
          <draw:polygon draw:style-name="gr4" draw:text-style-name="P4" draw:layer="layout" svg:width="0.005cm" svg:height="0.061cm" svg:x="10.618cm" svg:y="18.191cm" svg:viewBox="0 0 6 62" draw:points="0,62 0,0 6,0 6,62">
            <text:p/>
          </draw:polygon>
          <draw:path draw:style-name="gr4" draw:text-style-name="P4" draw:layer="layout" svg:width="0.027cm" svg:height="0.054cm" svg:x="10.631cm" svg:y="18.198cm" svg:viewBox="0 0 28 55" svg:d="M28 53c-2 1-6 2-10 2-6 0-9-3-9-9v-31h-9v-5h9v-10h5v10h14l-1 5h-13v30c0 4 0 5 5 5 3 0 6 0 8-1z">
            <text:p/>
          </draw:path>
          <draw:path draw:style-name="gr4" draw:text-style-name="P4" draw:layer="layout" svg:width="0.033cm" svg:height="0.044cm" svg:x="10.663cm" svg:y="18.208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27cm" svg:height="0.044cm" svg:x="10.706cm" svg:y="18.208cm" svg:viewBox="0 0 28 45" svg:d="M13 45c-4 0-10-1-13-2v-4c4 1 10 1 13 1 9 0 10-1 10-7s0-6-11-9-12-6-12-14c0-7 3-10 15-10 4 0 9 0 13 1l-1 4c-3 0-9-1-13-1-8 0-9 2-9 7s0 6 9 8c14 4 14 6 14 14s-3 12-15 12z">
            <text:p/>
          </draw:path>
          <draw:polygon draw:style-name="gr4" draw:text-style-name="P4" draw:layer="layout" svg:width="0.055cm" svg:height="0.058cm" svg:x="10.76cm" svg:y="18.194cm" svg:viewBox="0 0 56 59" draw:points="50,5 32,51 24,51 6,5 5,59 0,59 1,0 9,0 28,48 47,0 54,0 56,59 51,59">
            <text:p/>
          </draw:polygon>
          <draw:path draw:style-name="gr4" draw:text-style-name="P4" draw:layer="layout" svg:width="0.03cm" svg:height="0.044cm" svg:x="10.825cm" svg:y="18.208cm" svg:viewBox="0 0 31 45" svg:d="M26 26h-14c-6 0-7 1-7 7 0 5 1 7 7 7 5 0 10-1 14-4zM26 26zM31 44h-5v-3c-4 2-9 4-15 4-8 0-11-4-11-12 0-9 4-13 12-13h14v-8c0-6-3-8-10-8-6 0-10 1-14 1l-1-4c4-1 9-1 13-1 12 0 17 4 17 12z">
            <text:p/>
          </draw:path>
          <draw:polygon draw:style-name="gr4" draw:text-style-name="P4" draw:layer="layout" svg:width="0.037cm" svg:height="0.06cm" svg:x="10.862cm" svg:y="18.209cm" svg:viewBox="0 0 38 61" draw:points="23,43 16,61 11,61 18,43 15,43 0,0 5,0 19,40 33,0 38,0">
            <text:p/>
          </draw:polygon>
          <draw:path draw:style-name="gr4" draw:text-style-name="P4" draw:layer="layout" svg:width="0.033cm" svg:height="0.044cm" svg:x="10.902cm" svg:y="18.208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19cm" svg:height="0.043cm" svg:x="10.946cm" svg:y="18.208cm" svg:viewBox="0 0 20 44" svg:d="M20 5c-4 1-10 5-14 7v32h-6v-44h4v7c6-3 10-6 15-7z">
            <text:p/>
          </draw:path>
          <draw:path draw:style-name="gr4" draw:text-style-name="P4" draw:layer="layout" svg:width="0.031cm" svg:height="0.044cm" svg:x="10.969cm" svg:y="18.208cm" svg:viewBox="0 0 32 45" svg:d="M5 19h22v-4c0-7-3-11-12-11-8 0-10 4-10 11zM5 19zM17 40c4 0 9 0 13-2l1 5c-4 1-10 2-16 2-12 0-15-6-15-16v-14c0-9 3-15 15-15 13 0 17 6 17 15v9h-27v6c0 7 2 10 12 10z">
            <text:p/>
          </draw:path>
          <draw:path draw:style-name="gr4" draw:text-style-name="P4" draw:layer="layout" svg:width="0.027cm" svg:height="0.044cm" svg:x="11.009cm" svg:y="18.208cm" svg:viewBox="0 0 28 45" svg:d="M13 45c-4 0-10-1-13-2v-4c4 1 10 1 13 1 9 0 10-1 10-7s0-6-11-9-12-6-12-14c0-7 3-10 15-10 4 0 9 0 13 1l-1 4c-3 0-9-1-13-1-8 0-9 2-9 7s0 6 9 8c14 4 14 6 14 14s-3 12-15 12z">
            <text:p/>
          </draw:path>
          <draw:path draw:style-name="gr4" draw:text-style-name="P4" draw:layer="layout" svg:width="0.273cm" svg:height="0.327cm" svg:x="10.487cm" svg:y="17.767cm" svg:viewBox="0 0 274 328" svg:d="M189 154c1-5 0-9-3-12s-6-4-11-4h-12c-7 0-15 0-21 0-7 1-13 1-18 2-6 1-12 2-17 2l-16 123h65c13 0 20-6 21-19zM189 154zM259 253c-3 23-12 42-27 55s-35 20-58 20h-174l42-328h83l-11 84c62-8 98-10 98-10 22 0 38 7 49 20 11 12 15 29 12 51z">
            <text:p/>
          </draw:path>
          <draw:path draw:style-name="gr4" draw:text-style-name="P4" draw:layer="layout" svg:width="0.266cm" svg:height="0.256cm" svg:x="10.773cm" svg:y="17.843cm" svg:viewBox="0 0 267 257" svg:d="M111 191c6 0 12-1 19-2 6 0 12-2 18-3 7-1 14-3 20-5l4-28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  <text:p/>
          </draw:path>
          <draw:path draw:style-name="gr4" draw:text-style-name="P4" draw:layer="layout" svg:width="0.404cm" svg:height="0.246cm" svg:x="11.046cm" svg:y="17.848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  <text:p/>
          </draw:path>
          <draw:path draw:style-name="gr4" draw:text-style-name="P4" draw:layer="layout" svg:width="1.285cm" svg:height="0.714cm" svg:x="10.451cm" svg:y="17.664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3 1 0 1 0 2 0s106 4 150 4c41 0 57-74 57-77 1-4 55-387 66-518 3-41-4-72-23-92z">
            <text:p/>
          </draw:path>
          <draw:path draw:style-name="gr4" draw:text-style-name="P4" draw:layer="layout" svg:width="0.083cm" svg:height="0.065cm" svg:x="10.939cm" svg:y="18.029cm" svg:viewBox="0 0 84 66" svg:d="M0 43c0 0 52-31 84-43v1l-83 65z">
            <text:p/>
          </draw:path>
          <draw:path draw:style-name="gr4" draw:text-style-name="P4" draw:layer="layout" svg:width="0.104cm" svg:height="0.144cm" svg:x="12.891cm" svg:y="17.842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  <text:p/>
          </draw:path>
          <draw:path draw:style-name="gr4" draw:text-style-name="P4" draw:layer="layout" svg:width="0.123cm" svg:height="0.148cm" svg:x="13.002cm" svg:y="17.84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088cm" svg:height="0.144cm" svg:x="13.14cm" svg:y="17.842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096cm" svg:height="0.142cm" svg:x="13.24cm" svg:y="17.843cm" svg:viewBox="0 0 97 143" svg:d="M33 100v15c7 0 12 0 16 0h48c0 5 0 9 0 12-2 10-9 16-21 16h-57c-6 0-11-2-14-6-4-3-5-8-5-14v-122l1-1h91c1 4 2 8 2 13 0 4-2 9-3 14h-58v15 15c4 0 9 0 14 0h33c1 3 2 8 2 13 0 6-1 10-2 14h-47z">
            <text:p/>
          </draw:path>
          <draw:path draw:style-name="gr4" draw:text-style-name="P4" draw:layer="layout" svg:width="0.105cm" svg:height="0.143cm" svg:x="13.336cm" svg:y="17.843cm" svg:viewBox="0 0 106 144" svg:d="M69 27v16 100c-4 1-10 1-17 1s-12 0-17-1v-116h-13-21c-1-4-1-8-1-14 0-5 0-9 1-13h103c1 3 2 8 2 13s-2 9-4 11c-3 2-8 3-14 3h-6z">
            <text:p/>
          </draw:path>
          <draw:path draw:style-name="gr4" draw:text-style-name="P4" draw:layer="layout" svg:width="0.123cm" svg:height="0.148cm" svg:x="13.436cm" svg:y="17.84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107cm" svg:height="0.148cm" svg:x="13.599cm" svg:y="17.84cm" svg:viewBox="0 0 108 149" svg:d="M0 134c0-5 1-9 4-14 2-4 5-9 8-12 16 10 30 14 43 14 6 0 10-1 13-3 3-3 4-6 4-11 0-7-4-12-13-15l-24-11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123cm" svg:height="0.148cm" svg:x="13.71cm" svg:y="17.84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  <text:p/>
          </draw:path>
          <draw:path draw:style-name="gr4" draw:text-style-name="P4" draw:layer="layout" svg:width="0.114cm" svg:height="0.148cm" svg:x="13.84cm" svg:y="17.84cm" svg:viewBox="0 0 115 149" svg:d="M83 60v-2c0-22-8-32-23-32-9 0-15 4-19 13-4 8-6 20-6 35s3 27 8 34c4 9 11 12 21 12 5 0 10-1 16-3 7-2 13-7 20-12 3 2 7 6 10 11 2 4 4 8 5 12-3 3-7 5-11 8s-9 5-14 7c-6 2-11 4-16 5s-11 1-16 1c-11 0-20-2-27-6-8-4-14-9-19-16-4-7-8-14-9-24-3-9-3-18-3-28 0-12 1-23 4-33s7-18 13-24c5-6 11-11 20-14 7-3 14-4 23-4 8 0 15 1 22 3 8 2 14 5 18 9 5 4 9 8 11 14 3 5 4 12 4 18 0 12-6 18-19 18-3 0-8-1-13-2z">
            <text:p/>
          </draw:path>
          <draw:path draw:style-name="gr4" draw:text-style-name="P4" draw:layer="layout" svg:width="0.033cm" svg:height="0.144cm" svg:x="13.967cm" svg:y="17.842cm" svg:viewBox="0 0 34 145" svg:d="M0 144v-143c4-1 9-1 16-1 8 0 13 0 18 1v143c-5 1-10 1-18 1-7 0-12 0-16-1z">
            <text:p/>
          </draw:path>
          <draw:path draw:style-name="gr4" draw:text-style-name="P4" draw:layer="layout" svg:width="0.129cm" svg:height="0.145cm" svg:x="14.01cm" svg:y="17.842cm" svg:viewBox="0 0 130 146" svg:d="M48 87h8 16c0 0 1 0 3 0s3 0 4 0l-4-12c-3-12-7-26-11-44h-1c-1 7-5 20-10 41zM48 87zM49 115c-4 0-7 0-9-1l-9 30c-4 1-8 2-14 2-7 0-12-1-16-3l-1-1 46-141c5-1 12-1 19-1 8 0 15 0 19 1l46 141c-5 3-10 4-16 4-7 0-12-1-15-4-4-2-7-7-9-14l-4-14c-2 1-4 1-8 1z">
            <text:p/>
          </draw:path>
          <draw:path draw:style-name="gr4" draw:text-style-name="P4" draw:layer="layout" svg:width="0.088cm" svg:height="0.144cm" svg:x="14.147cm" svg:y="17.842cm" svg:viewBox="0 0 89 145" svg:d="M53 116h36c0 6 0 11-1 15s-3 7-7 10c-3 3-8 4-14 4h-48c-6 0-11-2-14-5-4-4-5-8-5-14v-125l1-1h12c13 0 19 7 19 21v96c7 0 14-1 21-1z">
            <text:p/>
          </draw:path>
          <draw:path draw:style-name="gr4" draw:text-style-name="P4" draw:layer="layout" svg:width="0.114cm" svg:height="0.148cm" svg:x="12.883cm" svg:y="18.036cm" svg:viewBox="0 0 115 149" svg:d="M83 60v-2c0-22-8-32-23-32-9 0-15 4-19 13-4 8-6 20-6 35s3 27 8 34c4 9 11 12 21 12 5 0 10-1 16-3 7-2 13-7 20-12 3 2 7 6 10 11 2 4 4 8 5 11-3 4-7 6-11 9s-9 5-14 7c-6 2-11 3-16 5-5 1-11 1-16 1-11 0-20-2-27-6-8-4-14-9-19-16-4-7-7-16-9-24-3-9-3-18-3-28 0-12 1-23 4-33s7-18 13-24c5-6 11-11 20-14 7-3 14-4 23-4 8 0 15 1 22 3 8 2 14 5 18 9 5 4 9 8 11 14 3 5 4 12 4 18 0 12-6 18-19 18-3 0-8-1-13-2z">
            <text:p/>
          </draw:path>
          <draw:path draw:style-name="gr4" draw:text-style-name="P4" draw:layer="layout" svg:width="0.123cm" svg:height="0.148cm" svg:x="13cm" svg:y="18.037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s14 8 19 14c6 7 10 14 13 25 2 9 4 19 4 31s-2 23-4 32c-3 10-7 18-13 24-5 7-11 11-19 14-8 4-16 5-27 5-16 0-29-4-39-13z">
            <text:p/>
          </draw:path>
          <draw:path draw:style-name="gr4" draw:text-style-name="P4" draw:layer="layout" svg:width="0.109cm" svg:height="0.145cm" svg:x="13.138cm" svg:y="18.038cm" svg:viewBox="0 0 110 146" svg:d="M33 24v42c7 0 12 0 16 0 5-1 8-1 11-3 3-1 5-3 6-6 2-3 2-6 2-11 0-15-6-22-19-22h-9c-2 0-5 0-7 0zM33 24zM103 45c0 5-1 9-2 13s-3 8-5 11c-3 4-5 6-9 9-3 2-7 4-10 5 8 3 13 9 17 19l6 19c2 7 6 12 10 15-2 3-5 5-9 7s-9 3-14 3c-6 0-10-1-12-4-3-3-6-8-8-15l-7-23c-2-4-4-7-7-9-2-2-6-4-11-4h-9v53c-4 1-10 1-17 1s-12 0-16-1v-142l1-2c12 0 22 0 31 0s15 0 20 0c7 0 14 0 20 2 7 2 13 5 17 9 5 3 8 8 10 14 3 5 4 13 4 20z">
            <text:p/>
          </draw:path>
          <draw:path draw:style-name="gr4" draw:text-style-name="P4" draw:layer="layout" svg:width="0.115cm" svg:height="0.144cm" svg:x="13.257cm" svg:y="18.038cm" svg:viewBox="0 0 116 145" svg:d="M54 120c18 0 27-17 27-47 0-31-9-48-27-48h-12c-3 0-6 0-9 0v95c3 0 6 0 9 0zM54 120zM93 135c-4 4-11 6-18 8s-15 2-24 2c-4 0-11 0-19 0-9 0-19 0-31 0l-1-2v-141l1-2c8 0 16 0 25 0 10 0 19 0 28 0 12 0 22 1 30 5s15 9 19 15c5 7 8 15 10 24s3 19 3 29c0 13-1 25-4 35-4 12-10 20-19 27z">
            <text:p/>
          </draw:path>
          <draw:path draw:style-name="gr4" draw:text-style-name="P4" draw:layer="layout" svg:width="0.123cm" svg:height="0.148cm" svg:x="13.379cm" svg:y="18.037cm" svg:viewBox="0 0 124 149" svg:d="M38 107c4 11 12 17 23 17 7 0 11-2 15-5 3-2 6-6 8-11s3-10 4-15 1-11 1-16 0-10 0-16c-1-6-2-12-3-17-2-5-5-10-8-14-4-3-9-5-17-5-7 0-12 2-15 5-4 3-6 9-8 14s-3 10-3 15c-1 6-1 11-1 15 0 7 0 12 1 17s2 10 3 16zM38 107zM22 136c-15-12-22-33-22-62 0-12 1-22 4-32s7-17 12-24c5-6 12-11 19-14 8-3 16-4 26-4 11 0 19 1 27 4 7 3 14 8 19 14 6 7 10 14 13 25 2 9 4 19 4 31s-2 23-4 32c-3 10-7 18-13 24-5 7-12 11-19 14-8 4-16 5-27 5-16 0-29-4-39-13z">
            <text:p/>
          </draw:path>
          <draw:path draw:style-name="gr4" draw:text-style-name="P4" draw:layer="layout" svg:width="0.104cm" svg:height="0.144cm" svg:x="13.517cm" svg:y="18.038cm" svg:viewBox="0 0 105 145" svg:d="M50 81h-18v41c4 0 8 0 13 0 4 0 9 0 13-1s7-3 10-6c2-3 4-8 4-14 0-5-2-10-5-14-4-4-9-6-17-6zM50 81zM32 23v34h15c8 0 12-1 15-5 3-3 4-7 4-12s-1-9-4-12-7-5-15-5h-8c-3 0-5 0-7 0zM32 23zM1 0c11 0 21 0 29 0s14 0 19 0c16 0 28 3 36 9 9 6 13 16 13 29 0 6-1 12-5 17-3 5-8 9-13 12 3 1 7 2 10 5 3 2 5 5 8 8 2 4 4 7 5 11s2 8 2 12c0 15-5 25-14 32s-21 10-38 10c-6 0-13 0-21 0-9 0-19 0-31 0l-1-2v-141z">
            <text:p/>
          </draw:path>
          <draw:path draw:style-name="gr4" draw:text-style-name="P4" draw:layer="layout" svg:width="0.096cm" svg:height="0.195cm" svg:x="13.636cm" svg:y="17.987cm" svg:viewBox="0 0 97 196" svg:d="M20 28l47-28c3 2 7 5 10 10 2 5 4 9 4 14l-51 19c-2-1-4-3-7-6-1-3-3-6-3-9zM20 28zM33 153v15c7 0 12 0 16 0h48c0 5 0 9 0 12-2 10-9 16-21 16h-57c-6 0-11-2-14-6-4-3-5-8-5-14v-122l1-1h91c1 4 1 8 1 13 0 4 0 9-2 14h-58v15 16c4 0 9 0 14 0h33c1 3 2 8 2 13s-1 9-2 13h-47z">
            <text:p/>
          </draw:path>
          <draw:path draw:style-name="gr4" draw:text-style-name="P4" draw:layer="layout" svg:width="0.107cm" svg:height="0.148cm" svg:x="13.734cm" svg:y="18.037cm" svg:viewBox="0 0 108 149" svg:d="M0 134c0-5 1-9 4-14 2-4 5-9 8-12 16 10 30 14 43 14 6 0 10-1 13-3 3-3 4-6 4-11 0-7-4-12-13-15l-24-11c-11-4-18-9-23-15s-8-14-8-23c0-8 1-13 4-19 2-5 6-9 11-13 4-4 11-7 17-9s14-3 21-3c16 0 32 3 48 11-1 11-4 19-11 25-15-7-28-10-38-10-6 0-10 1-13 4-3 2-4 5-4 9 0 6 4 10 12 13l25 11c12 4 19 10 25 17 5 7 7 15 7 24 0 6-1 13-3 19-2 5-6 10-11 14-4 4-10 7-18 9-7 2-15 3-24 3-18 0-36-5-52-15z">
            <text:p/>
          </draw:path>
          <draw:path draw:style-name="gr4" draw:text-style-name="P4" draw:layer="layout" svg:width="0.258cm" svg:height="0.402cm" svg:x="12.291cm" svg:y="17.882cm" svg:viewBox="0 0 259 403" svg:d="M139 277c14 2 29-1 42-8 37-19 50-64 31-100-20-36-65-50-100-30-15 7-25 19-32 32-8-45 1-91 25-131l-66-40c-49 79-52 180-8 264 45 82 131 136 226 139l2-77c-45-2-88-19-120-49z">
            <text:p/>
          </draw:path>
          <draw:path draw:style-name="gr4" draw:text-style-name="P4" draw:layer="layout" svg:width="0.456cm" svg:height="0.204cm" svg:x="12.33cm" svg:y="17.757cm" svg:viewBox="0 0 457 205" svg:d="M301 10c-68-19-140-12-202 20-41 22-75 54-99 94l65 41c17-28 41-51 70-67 12-6 24-11 36-15-19 23-23 56-9 83 19 36 64 49 101 30 36-19 49-64 30-100-2-4-4-7-6-10 44 17 80 48 102 89l68-36c-34-63-89-109-156-129z">
            <text:p/>
          </draw:path>
          <draw:path draw:style-name="gr4" draw:text-style-name="P4" draw:layer="layout" svg:width="0.272cm" svg:height="0.388cm" svg:x="12.546cm" svg:y="17.897cm" svg:viewBox="0 0 273 389" svg:d="M242 0l-69 36c23 43 28 91 16 135-1-5-4-11-6-17-20-35-64-49-100-30-37 20-50 64-31 101 17 30 52 44 84 36-11 11-24 21-39 29-30 15-62 23-95 22l-2 76c2 1 5 1 8 1 43 0 87-11 125-32 129-68 178-229 109-357z">
            <text:p/>
          </draw:path>
          <draw:path draw:style-name="gr4" draw:text-style-name="P4" draw:layer="layout" svg:width="0.145cm" svg:height="0.186cm" svg:x="10.708cm" svg:y="19.085cm" svg:viewBox="0 0 146 187" svg:d="M80 166c16 0 27-5 35-14 4-5 6-13 6-21 0-14-6-23-19-28-7-2-15-4-26-4h-52v67zM80 166zM72 79c10 0 19-1 25-4 9-5 15-13 15-25 0-14-6-22-16-26-6-2-14-4-25-4h-47v59zM72 79zM0 0h81c22 0 39 6 48 19 6 8 8 16 8 26 0 13-3 23-10 30-3 4-8 8-15 11 10 4 17 8 22 12 8 9 12 20 12 34 0 13-4 24-11 33-11 15-30 22-55 22h-80z">
            <text:p/>
          </draw:path>
          <draw:path draw:style-name="gr4" draw:text-style-name="P4" draw:layer="layout" svg:width="0.182cm" svg:height="0.196cm" svg:x="10.86cm" svg:y="19.079cm" svg:viewBox="0 0 183 197" svg:d="M143 150c10-15 15-34 15-55 0-22-6-40-18-53s-28-20-48-20c-19 0-35 6-48 20-12 13-18 32-18 59 0 21 5 38 15 52 12 14 29 21 52 21s39-8 50-24zM143 150zM165 31c12 17 18 38 18 63 0 29-7 52-21 70-16 22-41 33-72 33-28 0-52-10-68-29-15-18-22-41-22-69 0-26 6-47 18-65 16-23 41-34 73-34 33 0 58 10 74 31z">
            <text:p/>
          </draw:path>
          <draw:polygon draw:style-name="gr4" draw:text-style-name="P4" draw:layer="layout" svg:width="0.119cm" svg:height="0.186cm" svg:x="11.059cm" svg:y="19.085cm" svg:viewBox="0 0 120 187" draw:points="0,0 25,0 25,165 120,165 120,187 0,187">
            <text:p/>
          </draw:polygon>
          <draw:polygon draw:style-name="gr4" draw:text-style-name="P4" draw:layer="layout" svg:width="0.137cm" svg:height="0.186cm" svg:x="11.193cm" svg:y="19.085cm" svg:viewBox="0 0 138 187" draw:points="0,0 136,0 136,22 24,22 24,80 128,80 128,101 24,101 24,165 138,165 138,187 0,187">
            <text:p/>
          </draw:polygon>
          <draw:polygon draw:style-name="gr4" draw:text-style-name="P4" draw:layer="layout" svg:width="0.151cm" svg:height="0.186cm" svg:x="11.335cm" svg:y="19.085cm" svg:viewBox="0 0 152 187" draw:points="152,0 152,22 89,22 89,187 62,187 62,22 0,22 0,0">
            <text:p/>
          </draw:polygon>
          <draw:path draw:style-name="gr4" draw:text-style-name="P4" draw:layer="layout" svg:width="0.182cm" svg:height="0.196cm" svg:x="11.483cm" svg:y="19.079cm" svg:viewBox="0 0 183 197" svg:d="M143 150c10-15 15-34 15-55 0-22-6-40-18-53s-28-20-48-20c-19 0-35 6-48 20-12 13-18 32-18 59 0 21 5 38 15 52 12 14 29 21 52 21 22 0 39-8 50-24zM143 150zM165 31c12 17 18 38 18 63 0 29-7 52-21 70-16 22-41 33-72 33-29 0-52-10-69-29-14-18-21-41-21-69 0-26 6-47 18-65 16-23 41-34 73-34 33 0 58 10 74 31z">
            <text:p/>
          </draw:path>
          <draw:path draw:style-name="gr4" draw:text-style-name="P4" draw:layer="layout" svg:width="0.168cm" svg:height="0.195cm" svg:x="10.702cm" svg:y="19.682cm" svg:viewBox="0 0 169 196" svg:d="M132 10c18 9 29 26 33 51h-25c-2-14-9-24-18-30s-21-9-35-9c-18 0-33 6-44 19-12 13-18 32-18 59 0 22 5 40 15 53 9 14 25 21 47 21 17 0 31-5 41-14 11-10 17-26 17-48h-58v-21h82v100h-17l-6-24c-8 9-16 16-22 20-11 6-25 9-43 9-22 0-40-7-56-21-17-18-25-43-25-74 0-32 8-57 25-75 15-18 36-26 62-26 17 0 32 3 45 10z">
            <text:p/>
          </draw:path>
          <draw:path draw:style-name="gr4" draw:text-style-name="P4" draw:layer="layout" svg:width="0.152cm" svg:height="0.186cm" svg:x="10.901cm" svg:y="19.687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  <text:p/>
          </draw:path>
          <draw:path draw:style-name="gr4" draw:text-style-name="P4" draw:layer="layout" svg:width="0.167cm" svg:height="0.186cm" svg:x="11.057cm" svg:y="19.687cm" svg:viewBox="0 0 168 187" svg:d="M113 110l-29-83-30 83zM113 110zM71 0h28l69 187h-28l-20-56h-73l-22 56h-25z">
            <text:p/>
          </draw:path>
          <draw:polygon draw:style-name="gr4" draw:text-style-name="P4" draw:layer="layout" svg:width="0.151cm" svg:height="0.186cm" svg:x="11.199cm" svg:y="19.687cm" svg:viewBox="0 0 152 187" draw:points="152,0 152,22 89,22 89,187 62,187 62,22 0,22 0,0">
            <text:p/>
          </draw:polygon>
          <draw:path draw:style-name="gr4" draw:text-style-name="P4" draw:layer="layout" svg:width="0.148cm" svg:height="0.191cm" svg:x="11.362cm" svg:y="19.687cm" svg:viewBox="0 0 149 192" svg:d="M25 0v115c0 14 3 25 8 35 8 13 21 20 39 20 22 0 36-7 45-22 4-9 6-19 6-33v-115h26v105c0 23-3 41-9 54-12 22-34 33-66 33-31 0-54-11-65-33-6-13-9-31-9-54v-105z">
            <text:p/>
          </draw:path>
          <draw:polygon draw:style-name="gr4" draw:text-style-name="P4" draw:layer="layout" svg:width="0.025cm" svg:height="0.186cm" svg:x="11.541cm" svg:y="19.687cm" svg:viewBox="0 0 26 187" draw:points="0,0 26,0 26,187 0,187">
            <text:p/>
          </draw:polygon>
          <draw:polygon draw:style-name="gr4" draw:text-style-name="P4" draw:layer="layout" svg:width="0.151cm" svg:height="0.186cm" svg:x="11.579cm" svg:y="19.687cm" svg:viewBox="0 0 152 187" draw:points="152,0 152,22 89,22 89,187 62,187 62,22 0,22 0,0">
            <text:p/>
          </draw:polygon>
          <draw:path draw:style-name="gr4" draw:text-style-name="P4" draw:layer="layout" svg:width="0.182cm" svg:height="0.196cm" svg:x="11.726cm" svg:y="19.682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  <text:p/>
          </draw:path>
          <draw:polygon draw:style-name="gr4" draw:text-style-name="P4" draw:layer="layout" svg:width="0.128cm" svg:height="0.173cm" svg:x="10.71cm" svg:y="19.398cm" svg:viewBox="0 0 129 174" draw:points="0,0 128,0 128,21 22,21 22,73 120,73 120,94 22,94 22,153 129,153 129,174 0,174">
            <text:p/>
          </draw:polygon>
          <draw:path draw:style-name="gr4" draw:text-style-name="P4" draw:layer="layout" svg:width="0.142cm" svg:height="0.173cm" svg:x="10.858cm" svg:y="19.398cm" svg:viewBox="0 0 143 174" svg:d="M65 154c8 0 15 0 20-2 9-3 16-9 23-18 4-8 7-17 9-28 2-6 2-12 2-18 0-21-4-38-14-51-8-11-21-17-40-17h-42v134zM65 154zM0 0h70c24 0 43 8 56 25 11 15 17 36 17 59 0 19-3 35-10 51-12 26-34 39-63 39h-70z">
            <text:p/>
          </draw:path>
          <draw:path draw:style-name="gr4" draw:text-style-name="P4" draw:layer="layout" svg:width="0.137cm" svg:height="0.178cm" svg:x="11.022cm" svg:y="19.398cm" svg:viewBox="0 0 138 179" svg:d="M23 0v107c0 13 3 23 7 33 8 12 19 19 36 19 21 0 35-7 42-21 4-8 6-18 6-31v-107h24v98c0 21-3 38-9 50-10 21-30 31-61 31-29 0-49-10-60-31-6-12-8-29-8-50v-98z">
            <text:p/>
          </draw:path>
          <draw:path draw:style-name="gr4" draw:text-style-name="P4" draw:layer="layout" svg:width="0.152cm" svg:height="0.182cm" svg:x="11.175cm" svg:y="19.393cm" svg:viewBox="0 0 153 183" svg:d="M131 17c12 11 19 24 20 39h-23c-2-11-7-20-15-26-8-7-18-10-32-10-18 0-32 6-42 18s-15 30-15 56c0 20 4 37 14 49 9 13 23 19 42 19 18 0 30-6 39-20 5-7 9-16 11-27h23c-2 18-9 33-20 46-14 14-32 22-55 22-21 0-38-6-52-18-17-17-26-41-26-76 0-26 6-47 20-63 14-18 34-26 61-26 21 0 38 5 50 17z">
            <text:p/>
          </draw:path>
          <draw:path draw:style-name="gr4" draw:text-style-name="P4" draw:layer="layout" svg:width="0.155cm" svg:height="0.173cm" svg:x="11.331cm" svg:y="19.398cm" svg:viewBox="0 0 156 174" svg:d="M105 103l-28-78-28 78zM105 103zM65 0h28l63 174h-26l-18-52h-69l-19 52h-24z">
            <text:p/>
          </draw:path>
          <draw:polygon draw:style-name="gr4" draw:text-style-name="P4" draw:layer="layout" svg:width="0.141cm" svg:height="0.173cm" svg:x="11.463cm" svg:y="19.398cm" svg:viewBox="0 0 142 174" draw:points="142,0 142,20 83,20 83,174 59,174 59,20 0,20 0,0">
            <text:p/>
          </draw:polygon>
          <draw:polygon draw:style-name="gr4" draw:text-style-name="P4" draw:layer="layout" svg:width="0.024cm" svg:height="0.173cm" svg:x="11.619cm" svg:y="19.398cm" svg:viewBox="0 0 25 174" draw:points="0,0 25,0 25,174 0,174">
            <text:p/>
          </draw:polygon>
          <draw:polygon draw:style-name="gr4" draw:text-style-name="P4" draw:layer="layout" svg:width="0.152cm" svg:height="0.173cm" svg:x="11.656cm" svg:y="19.398cm" svg:viewBox="0 0 153 174" draw:points="26,0 76,148 127,0 153,0 89,174 64,174 0,0">
            <text:p/>
          </draw:polygon>
          <draw:path draw:style-name="gr4" draw:text-style-name="P4" draw:layer="layout" svg:width="0.169cm" svg:height="0.183cm" svg:x="11.809cm" svg:y="19.393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  <text:p/>
          </draw:path>
          <draw:polygon draw:style-name="gr4" draw:text-style-name="P4" draw:layer="layout" svg:width="0.031cm" svg:height="0.186cm" svg:x="10.615cm" svg:y="19.084cm" svg:viewBox="0 0 32 187" draw:points="0,187 32,187 32,0 0,0">
            <text:p/>
          </draw:polygon>
          <draw:polygon draw:style-name="gr4" draw:text-style-name="P4" draw:layer="layout" svg:width="0.031cm" svg:height="0.173cm" svg:x="10.615cm" svg:y="19.398cm" svg:viewBox="0 0 32 174" draw:points="0,174 32,174 32,0 0,0">
            <text:p/>
          </draw:polygon>
          <draw:polygon draw:style-name="gr4" draw:text-style-name="P4" draw:layer="layout" svg:width="0.031cm" svg:height="0.195cm" svg:x="10.615cm" svg:y="19.682cm" svg:viewBox="0 0 32 196" draw:points="0,196 32,196 32,0 0,0">
            <text:p/>
          </draw:polygon>
          <draw:path draw:style-name="gr4" draw:text-style-name="P4" draw:layer="layout" svg:width="0.094cm" svg:height="0.114cm" svg:x="12.51cm" svg:y="19.727cm" svg:viewBox="0 0 95 115" svg:d="M65 67c-1-1-3-2-7-2h-31v30h31c4 0 6 0 7-1 1-2 2-4 2-14s-1-12-2-13zM65 67zM57 46c4 0 6 0 7-1s2-4 2-12-1-11-2-12-3-1-7-1h-30v26zM57 46zM0 0h66c10 0 16 1 21 5 5 5 7 12 7 25 0 17-6 23-18 26 13 3 19 8 19 26 0 16-3 23-8 27-4 4-11 6-21 6h-66z">
            <text:p/>
          </draw:path>
          <draw:path draw:style-name="gr4" draw:text-style-name="P4" draw:layer="layout" svg:width="0.082cm" svg:height="0.089cm" svg:x="12.617cm" svg:y="19.752cm" svg:viewBox="0 0 83 90" svg:d="M26 69c1 1 3 1 7 1h16c4 0 6 0 7-1 1-2 2-5 2-25 0-19-1-22-2-23s-3-2-7-2h-16c-4 0-6 1-7 2s-2 4-2 23c0 20 1 23 2 25zM26 69zM8 84c-6-5-8-14-8-40 0-25 2-33 8-39 3-4 8-5 17-5h32c9 0 14 1 17 5 6 6 9 14 9 39 0 27-3 35-9 40-3 4-8 6-17 6h-32c-9 0-13-2-17-6z">
            <text:p/>
          </draw:path>
          <draw:polygon draw:style-name="gr4" draw:text-style-name="P4" draw:layer="layout" svg:width="0.025cm" svg:height="0.12cm" svg:x="12.714cm" svg:y="19.721cm" svg:viewBox="0 0 26 121" draw:points="0,0 26,0 26,121 0,121">
            <text:p/>
          </draw:polygon>
          <draw:path draw:style-name="gr4" draw:text-style-name="P4" draw:layer="layout" svg:width="0.081cm" svg:height="0.089cm" svg:x="12.755cm" svg:y="19.752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6cm" svg:height="0.113cm" svg:x="12.844cm" svg:y="19.729cm" svg:viewBox="0 0 61 114" svg:d="M61 110l-9 2c-4 1-11 2-17 2-10 0-15-2-18-5s-4-7-4-16v-51h-13v-20h13v-22h26v22h22v20h-22v44c0 4 1 6 2 7 0 0 2 1 6 1h14z">
            <text:p/>
          </draw:path>
          <draw:path draw:style-name="gr4" draw:text-style-name="P4" draw:layer="layout" svg:width="0.082cm" svg:height="0.089cm" svg:x="12.915cm" svg:y="19.752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99cm" svg:height="0.114cm" svg:x="13.047cm" svg:y="19.727cm" svg:viewBox="0 0 100 115" svg:d="M31 93c1 1 3 1 8 1h22c5 0 6 0 8-1 1-2 3-6 3-36s-2-34-3-35c-2-1-3-2-8-2h-22c-5 0-7 1-8 2s-3 5-3 35 2 34 3 36zM31 93zM68 0c12 0 17 1 21 5 7 6 11 16 11 52s-4 47-11 53c-4 4-9 5-21 5h-36c-12 0-17-1-21-5-7-6-11-17-11-53s4-46 11-52c4-4 9-5 21-5z">
            <text:p/>
          </draw:path>
          <draw:path draw:style-name="gr4" draw:text-style-name="P4" draw:layer="layout" svg:width="0.083cm" svg:height="0.12cm" svg:x="13.162cm" svg:y="19.721cm" svg:viewBox="0 0 84 121" svg:d="M25 53v44c6 3 9 4 14 4h9c4 0 6-1 8-2 2-3 2-6 2-23 0-18 0-22-2-24s-4-2-8-2h-9c-5 0-8 1-14 3zM25 53zM0 0h25v42c12-10 15-12 23-12h9c11 0 16 1 20 5 5 6 7 13 7 41 0 26-2 34-8 39-4 4-9 6-19 6h-10c-7 0-12-2-22-11v11h-25z">
            <text:p/>
          </draw:path>
          <draw:path draw:style-name="gr4" draw:text-style-name="P4" draw:layer="layout" svg:width="0.056cm" svg:height="0.09cm" svg:x="13.26cm" svg:y="19.751cm" svg:viewBox="0 0 57 91" svg:d="M0 91v-91h25v13c10-9 14-13 23-13h9v25h-11c-8 0-13 1-21 4v62z">
            <text:p/>
          </draw:path>
          <draw:path draw:style-name="gr4" draw:text-style-name="P4" draw:layer="layout" svg:width="0.081cm" svg:height="0.089cm" svg:x="13.324cm" svg:y="19.752cm" svg:viewBox="0 0 82 90" svg:d="M24 36h34c0-12-1-15-2-17-1-1-3-1-8-1h-14c-4 0-7 0-8 2-1 1-2 3-2 16zM24 36zM24 51c0 14 1 18 2 19s4 2 8 2h16c5 0 6-1 7-2s1-3 2-10h23c-1 13-2 20-6 25-3 3-7 5-16 5h-35c-9 0-13-2-17-6-6-5-8-12-8-40 0-26 2-33 8-39 3-4 8-5 17-5h32c9 0 14 1 17 5 6 6 8 13 8 38v4c0 3-1 4-4 4z">
            <text:p/>
          </draw:path>
          <draw:path draw:style-name="gr4" draw:text-style-name="P4" draw:layer="layout" svg:width="0.056cm" svg:height="0.09cm" svg:x="13.421cm" svg:y="19.751cm" svg:viewBox="0 0 57 91" svg:d="M0 91v-91h25v13c10-9 14-13 23-13h9v25h-11c-8 0-13 1-21 4v62z">
            <text:p/>
          </draw:path>
          <draw:path draw:style-name="gr4" draw:text-style-name="P4" draw:layer="layout" svg:width="0.082cm" svg:height="0.089cm" svg:x="13.485cm" svg:y="19.752cm" svg:viewBox="0 0 83 90" svg:d="M26 69c1 1 3 1 7 1h16c4 0 6 0 7-1 1-2 2-5 2-25 0-19-1-22-2-23s-3-2-7-2h-16c-4 0-6 1-7 2s-2 4-2 23c0 20 1 23 2 25zM26 69zM8 84c-6-5-8-14-8-40 0-25 2-33 8-39 3-4 8-5 17-5h32c9 0 14 1 17 5 6 6 9 14 9 39 0 27-3 35-9 40-3 4-8 6-17 6h-32c-9 0-14-2-17-6z">
            <text:p/>
          </draw:path>
          <draw:path draw:style-name="gr4" draw:text-style-name="P4" draw:layer="layout" svg:width="0.094cm" svg:height="0.114cm" svg:x="13.617cm" svg:y="19.727cm" svg:viewBox="0 0 95 115" svg:d="M88 110c-4 3-9 5-19 5h-43c-10 0-16-1-20-5s-6-11-6-33h26c0 12 0 15 2 16 1 1 2 2 7 2h24c5 0 7-1 8-2s2-4 2-12c0-6-1-8-2-10-1-1-4-1-8-2l-36-3c-8-1-12-3-16-6-4-5-6-11-6-26 0-16 2-24 8-29 3-4 8-5 18-5h39c11 0 17 1 20 4 5 5 7 11 7 32h-26c0-11 0-13-2-14-1-1-2-2-7-2h-22c-4 0-6 0-7 1s-1 5-1 12c0 6 0 8 1 9 1 2 3 2 8 2l36 4c8 1 12 2 16 6s6 11 6 26c0 17-2 25-7 30z">
            <text:p/>
          </draw:path>
          <draw:path draw:style-name="gr4" draw:text-style-name="P4" draw:layer="layout" svg:width="0.082cm" svg:height="0.089cm" svg:x="13.724cm" svg:y="19.752cm" svg:viewBox="0 0 83 90" svg:d="M26 69c1 1 3 1 7 1h16c5 0 6 0 7-1 1-2 2-5 2-25 0-19-1-22-2-23s-2-2-7-2h-16c-4 0-6 1-7 2s-2 4-2 23c0 20 1 23 2 25zM26 69zM8 84c-6-5-8-14-8-40 0-25 2-33 8-39 3-4 8-5 17-5h32c9 0 14 1 18 5 5 6 8 14 8 39 0 27-3 35-8 40-4 4-9 6-18 6h-32c-9 0-13-2-17-6z">
            <text:p/>
          </draw:path>
          <draw:path draw:style-name="gr4" draw:text-style-name="P4" draw:layer="layout" svg:width="0.078cm" svg:height="0.089cm" svg:x="13.819cm" svg:y="19.752cm" svg:viewBox="0 0 79 90" svg:d="M79 56c0 17-2 24-6 29-4 3-8 5-17 5h-31c-9 0-13-2-17-6-6-5-8-14-8-40 0-25 2-33 8-39 3-4 8-5 17-5h31c9 0 13 1 17 5s6 11 6 27h-24c0-9 0-11-1-11-1-1-2-2-6-2h-15c-4 0-6 1-7 2s-2 4-2 23c0 20 1 23 2 25 1 1 3 1 7 1h15c4 0 5 0 6-1s1-4 2-13z">
            <text:p/>
          </draw:path>
          <draw:path draw:style-name="gr4" draw:text-style-name="P4" draw:layer="layout" svg:width="0.027cm" svg:height="0.123cm" svg:x="13.911cm" svg:y="19.718cm" svg:viewBox="0 0 28 124" svg:d="M27 124h-26v-91h26zM27 124zM28 21h-28v-21h28z">
            <text:p/>
          </draw:path>
          <draw:path draw:style-name="gr4" draw:text-style-name="P4" draw:layer="layout" svg:width="0.081cm" svg:height="0.09cm" svg:x="13.952cm" svg:y="19.752cm" svg:viewBox="0 0 82 91" svg:d="M56 69v-16h-16c-10 0-12 0-14 2-1 2-1 4-1 8s0 8 1 9c2 1 3 1 6 1h8c5 0 8 0 16-4zM56 69zM8 5c4-4 8-5 17-5h33c10 0 16 1 19 5 4 4 5 8 5 24v62h-26v-10c-10 8-14 10-22 10h-13c-8 0-13-1-16-4-3-4-5-9-5-21s1-18 5-22 9-6 26-6c9 0 18 1 25 2v-8c0-8 0-11-1-12s-3-2-7-2h-12c-4 0-6 1-7 2s-1 4-1 9h-25c0-16 2-21 5-24z">
            <text:p/>
          </draw:path>
          <draw:polygon draw:style-name="gr4" draw:text-style-name="P4" draw:layer="layout" svg:width="0.025cm" svg:height="0.12cm" svg:x="14.05cm" svg:y="19.721cm" svg:viewBox="0 0 26 121" draw:points="0,0 26,0 26,121 0,121">
            <text:p/>
          </draw:polygon>
          <draw:path draw:style-name="gr4" draw:text-style-name="P4" draw:layer="layout" svg:width="0.525cm" svg:height="0.564cm" svg:x="12.489cm" svg:y="19.116cm" svg:viewBox="0 0 526 565" svg:d="M225 443h92c14 0 21-1 26-7 6-5 10-11 10-49 0-36-3-44-10-50-5-6-12-7-26-7h-92zM225 443zM315 223c13 0 19 0 24-5 5-7 9-18 9-46 0-27-3-39-9-44-4-5-9-7-24-7h-90v102zM315 223zM526 413c0 57-15 94-41 120-23 23-53 32-100 32h-385v-126h59v-314h-59v-125h386c51 0 77 8 99 30 25 27 36 65 36 109 0 86-31 121-89 137v1c62 16 94 45 94 136z">
            <text:p/>
          </draw:path>
          <draw:path draw:style-name="gr4" draw:text-style-name="P4" draw:layer="layout" svg:width="0.483cm" svg:height="0.561cm" svg:x="13.615cm" svg:y="19.118cm" svg:viewBox="0 0 484 562" svg:d="M444 535c-16 17-43 27-88 27h-225c-51 0-79-6-99-26-24-23-32-64-32-164h153c2 42 4 55 8 59 5 5 15 6 38 6h78c23 0 35-1 39-5 5-5 7-16 7-36 0-16-2-26-7-31-4-4-17-7-40-10l-162-19c-35-4-58-13-76-30-22-22-32-59-32-136 0-73 14-118 39-143 17-17 44-27 87-27h211c52 0 81 8 99 25 24 24 33 59 34 157h-154c-2-35-3-46-8-51s-13-6-34-6h-76c-19 0-28 0-31 4-4 3-6 14-6 33 0 17 2 25 6 30 4 4 13 6 41 9l162 19c38 5 58 14 75 31 22 21 33 60 33 135 0 78-14 124-40 149z">
            <text:p/>
          </draw:path>
          <draw:path draw:style-name="gr4" draw:text-style-name="P4" draw:layer="layout" svg:width="0.041cm" svg:height="0.041cm" svg:x="13.186cm" svg:y="19.454cm" svg:viewBox="0 0 42 42" svg:d="M24 0c-14-1-24 8-24 20 0 13 9 22 20 22 13 0 23-11 22-24-1-10-9-17-18-18z">
            <text:p/>
          </draw:path>
          <draw:path draw:style-name="gr4" draw:text-style-name="P4" draw:layer="layout" svg:width="0.041cm" svg:height="0.041cm" svg:x="13.4cm" svg:y="19.454cm" svg:viewBox="0 0 42 42" svg:d="M25 0c-15-2-27 10-25 25 1 8 8 15 17 17 15 2 27-10 25-25-2-9-9-16-17-17z">
            <text:p/>
          </draw:path>
          <draw:path draw:style-name="gr4" draw:text-style-name="P4" draw:layer="layout" svg:width="0.147cm" svg:height="0.019cm" svg:x="13.241cm" svg:y="19.245cm" svg:viewBox="0 0 148 20" svg:d="M9 20h129c6 0 11-6 10-12-1-5-5-8-10-8h-129c-4 0-9 3-9 8 0 6 3 12 9 12z">
            <text:p/>
          </draw:path>
          <draw:path draw:style-name="gr4" draw:text-style-name="P4" draw:layer="layout" svg:width="0.255cm" svg:height="0.112cm" svg:x="13.186cm" svg:y="19.285cm" svg:viewBox="0 0 256 113" svg:d="M231 0h-207c-9 0-15 5-16 12-4 33-6 53-8 86 0 8 5 15 14 15h228c8 0 14-6 14-16-3-33-5-50-9-85-1-7-7-12-16-12z">
            <text:p/>
          </draw:path>
          <draw:path draw:style-name="gr4" draw:text-style-name="P4" draw:layer="layout" svg:width="0.566cm" svg:height="0.566cm" svg:x="13.03cm" svg:y="19.116cm" svg:viewBox="0 0 567 567" svg:d="M439 416c0 7-6 12-12 12h-16c0 0 0 18 0 25 0 12-11 22-23 20-11-1-18-10-18-21v-24h-173v25c0 11-10 21-21 21-12 0-21-10-21-21 0-7 0-25 0-25h-17c-6 0-10-4-10-10v-138c0 0 7-75 11-104 3-33 11-43 34-54 33-16 70-22 111-22 39 0 76 6 110 22 23 11 30 21 34 54 3 29 11 104 11 104zM439 416zM392 0h-217c-97 0-175 78-175 175v217c0 97 78 175 175 175h217c97 0 175-78 175-175v-217c0-97-78-175-175-175z">
            <text:p/>
          </draw:path>
          <draw:path draw:style-name="gr4" draw:text-style-name="P4" draw:layer="layout" svg:width="0.246cm" svg:height="0.128cm" svg:x="10.513cm" svg:y="20.309cm" svg:viewBox="0 0 247 129" svg:d="M0 129h247c-1-13-5-24-13-34-11-13-28-20-49-20 0 0-35 2-98 10l11-85h-82z">
            <text:p/>
          </draw:path>
          <draw:path draw:style-name="gr4" draw:text-style-name="P4" draw:layer="layout" svg:width="0.223cm" svg:height="0.051cm" svg:x="10.815cm" svg:y="20.386cm" svg:viewBox="0 0 224 52" svg:d="M0 52h224c-1-13-5-24-13-33-11-13-27-19-49-19-17 0-105 2-157 8z">
            <text:p/>
          </draw:path>
          <draw:path draw:style-name="gr4" draw:text-style-name="P4" draw:layer="layout" svg:width="0.377cm" svg:height="0.046cm" svg:x="11.073cm" svg:y="20.39cm" svg:viewBox="0 0 378 47" svg:d="M0 47l5-43h71l1 24c9-6 18-11 27-15 9-3 18-6 28-9s20-4 31-4h4c14 0 26 2 35 7 8 5 15 12 20 21 8-6 17-11 27-15 8-3 18-6 29-9s23-4 36-4h4c21 0 37 6 48 18 6 9 10 18 12 29z">
            <text:p/>
          </draw:path>
          <draw:path draw:style-name="gr4" draw:text-style-name="P4" draw:layer="layout" svg:width="1.204cm" svg:height="0.23cm" svg:x="10.533cm" svg:y="20.206cm" svg:viewBox="0 0 1205 231" svg:d="M1055 231c5-12 10-22 15-31 18-28 39-44 65-48l-10 79h68c5-44 9-83 11-110 4-42-4-73-23-93-22-25-54-28-71-28-6 0-9 0-10 0l-1098 17c-1 0-2 1-2 3 0 1 1 2 2 2 10 0 1023 9 1084 13 18 0 31 6 40 17 13 15 13 37 13 44-38 3-70 26-95 66-12 19-23 42-32 69z">
            <text:p/>
          </draw:path>
          <draw:path draw:style-name="gr4" draw:text-style-name="P4" draw:layer="layout" svg:width="0.098cm" svg:height="0.052cm" svg:x="12.891cm" svg:y="20.384cm" svg:viewBox="0 0 99 53" svg:d="M0 53h33v-30c2 0 4 0 7 0h8c7 0 11 2 14 6 3 3 4 7 4 11 0 5-1 9-4 12v1h34c2-5 3-10 3-15 0-13-4-23-13-29-8-6-21-9-36-9-5 0-11 0-19 0-9 0-19 0-30 0l-1 2z">
            <text:p/>
          </draw:path>
          <draw:path draw:style-name="gr4" draw:text-style-name="P4" draw:layer="layout" svg:width="0.12cm" svg:height="0.054cm" svg:x="13.004cm" svg:y="20.382cm" svg:viewBox="0 0 121 55" svg:d="M87 55c-1-4-2-7-3-11-1-5-4-9-8-13-3-3-9-6-15-6-8 0-13 3-17 6-3 3-6 8-8 13-1 3-2 7-2 11h-34c0-5 1-9 2-13 3-9 7-17 13-24 5-6 11-11 19-14 7-3 16-4 27-4 9 0 18 1 25 4 8 3 15 8 20 14 5 7 9 16 12 25 1 3 2 8 3 12z">
            <text:p/>
          </draw:path>
          <draw:path draw:style-name="gr4" draw:text-style-name="P4" draw:layer="layout" svg:width="0.033cm" svg:height="0.053cm" svg:x="13.14cm" svg:y="20.384cm" svg:viewBox="0 0 34 54" svg:d="M0 54v-53l1-1h13c14 0 20 7 20 22v32z">
            <text:p/>
          </draw:path>
          <draw:path draw:style-name="gr4" draw:text-style-name="P4" draw:layer="layout" svg:width="0.092cm" svg:height="0.051cm" svg:x="13.24cm" svg:y="20.386cm" svg:viewBox="0 0 93 52" svg:d="M0 52v-51l1-1h90c1 4 2 8 2 13 0 4-2 9-3 15h-58v15 9z">
            <text:p/>
          </draw:path>
          <draw:path draw:style-name="gr4" draw:text-style-name="P4" draw:layer="layout" svg:width="0.105cm" svg:height="0.051cm" svg:x="13.336cm" svg:y="20.386cm" svg:viewBox="0 0 106 52" svg:d="M69 28v15 9h-34v-24h-13-21c-1-5-1-9-1-15 0-5 0-9 1-13h103c1 3 2 8 2 13s-2 9-4 11c-3 3-8 4-14 4h-6z">
            <text:p/>
          </draw:path>
          <draw:path draw:style-name="gr4" draw:text-style-name="P4" draw:layer="layout" svg:width="0.12cm" svg:height="0.054cm" svg:x="13.437cm" svg:y="20.382cm" svg:viewBox="0 0 121 55" svg:d="M87 55c-1-4-2-7-3-11-1-5-4-9-8-13-3-3-8-6-15-6-8 0-13 3-17 6-3 3-6 8-8 13-1 3-2 7-2 11h-34c0-5 1-9 2-13 3-9 7-17 13-24 5-6 11-11 19-14 7-3 16-4 27-4 9 0 18 1 25 4 8 3 15 8 20 14 5 7 9 16 12 25 1 3 2 8 3 12z">
            <text:p/>
          </draw:path>
          <draw:path draw:style-name="gr4" draw:text-style-name="P4" draw:layer="layout" svg:width="0.099cm" svg:height="0.054cm" svg:x="13.603cm" svg:y="20.382cm" svg:viewBox="0 0 100 55" svg:d="M1 55c-1-4-1-7-1-11 0-7 1-12 3-19 3-5 6-9 11-13s10-7 17-9c6-2 13-3 22-3 15 0 31 3 47 11-1 11-5 20-12 26-14-7-26-11-37-11-6 0-11 2-13 5-3 2-5 5-5 8 0 6 5 10 13 13l7 3z">
            <text:p/>
          </draw:path>
          <draw:path draw:style-name="gr4" draw:text-style-name="P4" draw:layer="layout" svg:width="0.12cm" svg:height="0.054cm" svg:x="13.712cm" svg:y="20.382cm" svg:viewBox="0 0 121 55" svg:d="M87 55c-1-4-2-7-3-11-1-5-4-9-8-13-3-3-8-6-15-6-8 0-13 3-17 6-3 3-6 8-7 13-2 3-3 7-3 11h-34c0-5 1-9 2-13 3-9 7-17 13-24 5-6 11-11 19-14 7-3 16-4 27-4 9 0 18 1 25 4 8 3 15 8 20 14 5 7 9 16 12 25 1 3 2 8 3 12z">
            <text:p/>
          </draw:path>
          <draw:path draw:style-name="gr4" draw:text-style-name="P4" draw:layer="layout" svg:width="0.112cm" svg:height="0.055cm" svg:x="13.842cm" svg:y="20.382cm" svg:viewBox="0 0 113 56" svg:d="M81 56c-1-20-8-29-23-29-9 0-16 4-19 12-3 5-4 11-5 17h-34c0-4 1-9 3-13 3-10 7-18 12-24 6-7 12-12 19-15s15-4 24-4c8 0 16 1 23 3 6 2 12 5 17 9 5 5 8 9 11 15 2 5 4 11 4 18 0 4-1 8-3 11z">
            <text:p/>
          </draw:path>
          <draw:path draw:style-name="gr4" draw:text-style-name="P4" draw:layer="layout" svg:width="0.033cm" svg:height="0.052cm" svg:x="13.967cm" svg:y="20.384cm" svg:viewBox="0 0 34 53" svg:d="M0 53v-52c4-1 9-1 16-1 8 0 13 0 18 1v52z">
            <text:p/>
          </draw:path>
          <draw:path draw:style-name="gr4" draw:text-style-name="P4" draw:layer="layout" svg:width="0.072cm" svg:height="0.052cm" svg:x="14.039cm" svg:y="20.384cm" svg:viewBox="0 0 73 53" svg:d="M41 53c-2-7-4-14-6-21h-1c-1 4-2 11-5 21h-29l16-52c7-1 13-1 20-1 8 0 15 0 21 1l16 52z">
            <text:p/>
          </draw:path>
          <draw:path draw:style-name="gr4" draw:text-style-name="P4" draw:layer="layout" svg:width="0.033cm" svg:height="0.053cm" svg:x="14.147cm" svg:y="20.384cm" svg:viewBox="0 0 34 54" svg:d="M0 54v-53l1-1h13c14 0 20 7 20 22v32z">
            <text:p/>
          </draw:path>
          <draw:path draw:style-name="gr4" draw:text-style-name="P4" draw:layer="layout" svg:width="0.026cm" svg:height="0.012cm" svg:x="12.323cm" svg:y="20.425cm" svg:viewBox="0 0 27 13" svg:d="M27 13l-21-13c-2 4-4 8-6 13z">
            <text:p/>
          </draw:path>
          <draw:path draw:style-name="gr4" draw:text-style-name="P4" draw:layer="layout" svg:width="0.455cm" svg:height="0.136cm" svg:x="12.33cm" svg:y="20.3cm" svg:viewBox="0 0 456 137" svg:d="M301 10c-68-19-139-12-202 20-41 23-75 55-99 95l19 12h68c14-15 31-28 49-38 12-6 24-11 36-15-12 15-19 34-17 53h146c1-13-1-27-8-40-2-4-4-7-6-10 29 11 54 28 75 50h94c-33-62-88-107-155-127z">
            <text:p/>
          </draw:path>
          <draw:path draw:style-name="gr4" draw:text-style-name="P4" draw:layer="layout" svg:width="0.145cm" svg:height="0.186cm" svg:x="14.921cm" svg:y="16.542cm" svg:viewBox="0 0 146 187" svg:d="M80 166c16 0 27-5 35-14 4-5 6-13 6-21 0-14-6-23-19-28-7-2-15-4-26-4h-52v67zM80 166zM72 79c10 0 19-1 25-4 9-5 15-13 15-25 0-14-6-22-16-26-6-2-14-4-25-4h-47v59zM72 79zM0 0h81c22 0 39 6 48 19 6 8 8 16 8 27 0 12-3 22-10 29-3 4-8 8-15 11 10 4 17 8 22 12 8 9 12 20 12 34 0 13-4 24-11 33-11 15-30 22-55 22h-80z">
            <text:p/>
          </draw:path>
          <draw:path draw:style-name="gr4" draw:text-style-name="P4" draw:layer="layout" svg:width="0.182cm" svg:height="0.196cm" svg:x="15.073cm" svg:y="16.537cm" svg:viewBox="0 0 183 197" svg:d="M143 150c10-15 15-34 15-55 0-22-6-40-18-53s-28-20-48-20c-19 0-35 6-48 20-12 13-18 32-18 59 0 21 5 38 15 52 12 14 29 21 52 21s39-8 50-24zM143 150zM165 31c12 17 18 38 18 63 0 29-7 52-21 70-16 22-41 33-72 33-28 0-52-10-68-29-15-18-22-41-22-69 0-26 6-47 18-65 16-23 41-34 73-34 33 0 58 10 74 31z">
            <text:p/>
          </draw:path>
          <draw:polygon draw:style-name="gr4" draw:text-style-name="P4" draw:layer="layout" svg:width="0.119cm" svg:height="0.186cm" svg:x="15.272cm" svg:y="16.542cm" svg:viewBox="0 0 120 187" draw:points="0,0 25,0 25,165 120,165 120,187 0,187">
            <text:p/>
          </draw:polygon>
          <draw:polygon draw:style-name="gr4" draw:text-style-name="P4" draw:layer="layout" svg:width="0.137cm" svg:height="0.186cm" svg:x="15.406cm" svg:y="16.542cm" svg:viewBox="0 0 138 187" draw:points="0,0 136,0 136,22 24,22 24,80 128,80 128,101 24,101 24,165 138,165 138,187 0,187">
            <text:p/>
          </draw:polygon>
          <draw:polygon draw:style-name="gr4" draw:text-style-name="P4" draw:layer="layout" svg:width="0.151cm" svg:height="0.186cm" svg:x="15.548cm" svg:y="16.542cm" svg:viewBox="0 0 152 187" draw:points="152,0 152,22 89,22 89,187 62,187 62,22 0,22 0,0">
            <text:p/>
          </draw:polygon>
          <draw:path draw:style-name="gr4" draw:text-style-name="P4" draw:layer="layout" svg:width="0.182cm" svg:height="0.196cm" svg:x="15.696cm" svg:y="16.537cm" svg:viewBox="0 0 183 197" svg:d="M143 150c10-15 14-34 14-55 0-22-5-40-17-53s-28-20-48-20c-19 0-35 6-48 20-12 13-18 32-18 59 0 21 5 38 15 52 12 14 29 21 52 21 22 0 39-8 50-24zM143 150zM165 31c12 17 18 38 18 63 0 29-7 52-21 70-16 22-41 33-72 33-29 0-52-10-69-29-14-18-21-41-21-69 0-26 6-47 18-65 16-23 41-34 73-34 33 0 58 10 74 31z">
            <text:p/>
          </draw:path>
          <draw:path draw:style-name="gr4" draw:text-style-name="P4" draw:layer="layout" svg:width="0.168cm" svg:height="0.195cm" svg:x="14.915cm" svg:y="17.14cm" svg:viewBox="0 0 169 196" svg:d="M132 10c18 9 29 26 33 51h-25c-2-14-9-24-18-30s-21-9-35-9c-18 0-33 6-44 19-12 13-17 32-17 59 0 22 4 40 14 53 9 14 25 21 47 21 17 0 31-5 41-14 11-10 17-26 17-48h-58v-21h82v100h-17l-6-24c-8 9-16 16-22 20-11 6-25 9-43 9-21 0-40-7-56-21-17-18-25-43-25-74 0-32 8-57 25-75 15-18 36-26 62-26 17 0 32 3 45 10z">
            <text:p/>
          </draw:path>
          <draw:path draw:style-name="gr4" draw:text-style-name="P4" draw:layer="layout" svg:width="0.152cm" svg:height="0.186cm" svg:x="15.114cm" svg:y="17.145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  <text:p/>
          </draw:path>
          <draw:path draw:style-name="gr4" draw:text-style-name="P4" draw:layer="layout" svg:width="0.167cm" svg:height="0.186cm" svg:x="15.27cm" svg:y="17.145cm" svg:viewBox="0 0 168 187" svg:d="M113 110l-29-83-30 83zM113 110zM71 0h28l69 187h-28l-20-56h-73l-22 56h-25z">
            <text:p/>
          </draw:path>
          <draw:polygon draw:style-name="gr4" draw:text-style-name="P4" draw:layer="layout" svg:width="0.151cm" svg:height="0.186cm" svg:x="15.412cm" svg:y="17.145cm" svg:viewBox="0 0 152 187" draw:points="152,0 152,22 89,22 89,187 62,187 62,22 0,22 0,0">
            <text:p/>
          </draw:polygon>
          <draw:path draw:style-name="gr4" draw:text-style-name="P4" draw:layer="layout" svg:width="0.148cm" svg:height="0.191cm" svg:x="15.575cm" svg:y="17.145cm" svg:viewBox="0 0 149 192" svg:d="M25 0v115c0 14 3 25 8 35 8 13 21 20 39 20 22 0 36-7 45-22 4-9 6-19 6-33v-115h26v105c0 23-3 41-9 54-12 22-34 33-66 33-31 0-54-11-65-33-6-13-9-31-9-54v-105z">
            <text:p/>
          </draw:path>
          <draw:polygon draw:style-name="gr4" draw:text-style-name="P4" draw:layer="layout" svg:width="0.025cm" svg:height="0.186cm" svg:x="15.754cm" svg:y="17.145cm" svg:viewBox="0 0 26 187" draw:points="0,0 26,0 26,187 0,187">
            <text:p/>
          </draw:polygon>
          <draw:polygon draw:style-name="gr4" draw:text-style-name="P4" draw:layer="layout" svg:width="0.151cm" svg:height="0.186cm" svg:x="15.792cm" svg:y="17.145cm" svg:viewBox="0 0 152 187" draw:points="152,0 152,22 89,22 89,187 62,187 62,22 0,22 0,0">
            <text:p/>
          </draw:polygon>
          <draw:path draw:style-name="gr4" draw:text-style-name="P4" draw:layer="layout" svg:width="0.182cm" svg:height="0.196cm" svg:x="15.939cm" svg:y="17.14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  <text:p/>
          </draw:path>
          <draw:polygon draw:style-name="gr4" draw:text-style-name="P4" draw:layer="layout" svg:width="0.128cm" svg:height="0.173cm" svg:x="14.923cm" svg:y="16.856cm" svg:viewBox="0 0 129 174" draw:points="0,0 128,0 128,21 22,21 22,73 120,73 120,94 22,94 22,153 129,153 129,174 0,174">
            <text:p/>
          </draw:polygon>
          <draw:path draw:style-name="gr4" draw:text-style-name="P4" draw:layer="layout" svg:width="0.142cm" svg:height="0.173cm" svg:x="15.071cm" svg:y="16.856cm" svg:viewBox="0 0 143 174" svg:d="M65 153c8 0 15 0 20-2 9-3 16-9 23-18 4-7 7-16 9-27 2-6 2-12 2-18 0-22-4-39-13-51-9-11-22-17-41-17h-42v133zM65 153zM0 0h70c24 0 43 8 56 25 11 15 17 35 17 58 0 20-3 36-10 51-12 26-34 40-63 40h-70z">
            <text:p/>
          </draw:path>
          <draw:path draw:style-name="gr4" draw:text-style-name="P4" draw:layer="layout" svg:width="0.137cm" svg:height="0.178cm" svg:x="15.235cm" svg:y="16.856cm" svg:viewBox="0 0 138 179" svg:d="M23 0v107c0 13 3 23 8 33 7 12 18 19 35 19 21 0 35-7 42-21 4-8 6-18 6-31v-107h24v98c0 21-3 38-9 50-10 21-30 31-61 31-29 0-49-10-60-31-6-12-8-29-8-50v-98z">
            <text:p/>
          </draw:path>
          <draw:path draw:style-name="gr4" draw:text-style-name="P4" draw:layer="layout" svg:width="0.152cm" svg:height="0.182cm" svg:x="15.388cm" svg:y="16.851cm" svg:viewBox="0 0 153 183" svg:d="M131 17c12 11 19 24 20 39h-23c-2-11-7-20-15-26-8-7-18-10-32-10-18 0-32 6-42 18s-15 30-15 56c0 20 4 37 14 49 9 13 23 19 42 19 18 0 30-6 39-20 5-7 9-16 11-27h23c-2 18-9 33-20 46-14 14-32 22-55 22-21 0-38-6-52-18-17-17-26-41-26-76 0-26 6-47 20-63 14-18 34-26 61-26 21 0 38 5 50 17z">
            <text:p/>
          </draw:path>
          <draw:path draw:style-name="gr4" draw:text-style-name="P4" draw:layer="layout" svg:width="0.155cm" svg:height="0.173cm" svg:x="15.544cm" svg:y="16.856cm" svg:viewBox="0 0 156 174" svg:d="M105 103l-28-78-28 78zM105 103zM65 0h28l63 174h-26l-18-52h-70l-18 52h-24z">
            <text:p/>
          </draw:path>
          <draw:polygon draw:style-name="gr4" draw:text-style-name="P4" draw:layer="layout" svg:width="0.141cm" svg:height="0.173cm" svg:x="15.676cm" svg:y="16.856cm" svg:viewBox="0 0 142 174" draw:points="142,0 142,20 83,20 83,174 59,174 59,20 0,20 0,0">
            <text:p/>
          </draw:polygon>
          <draw:polygon draw:style-name="gr4" draw:text-style-name="P4" draw:layer="layout" svg:width="0.024cm" svg:height="0.173cm" svg:x="15.832cm" svg:y="16.856cm" svg:viewBox="0 0 25 174" draw:points="0,0 25,0 25,174 0,174">
            <text:p/>
          </draw:polygon>
          <draw:polygon draw:style-name="gr4" draw:text-style-name="P4" draw:layer="layout" svg:width="0.152cm" svg:height="0.173cm" svg:x="15.869cm" svg:y="16.856cm" svg:viewBox="0 0 153 174" draw:points="26,0 76,148 127,0 153,0 89,174 64,174 0,0">
            <text:p/>
          </draw:polygon>
          <draw:path draw:style-name="gr4" draw:text-style-name="P4" draw:layer="layout" svg:width="0.169cm" svg:height="0.183cm" svg:x="16.022cm" svg:y="16.851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  <text:p/>
          </draw:path>
          <draw:polygon draw:style-name="gr4" draw:text-style-name="P4" draw:layer="layout" svg:width="0.031cm" svg:height="0.186cm" svg:x="14.828cm" svg:y="16.542cm" svg:viewBox="0 0 32 187" draw:points="0,187 32,187 32,0 0,0">
            <text:p/>
          </draw:polygon>
          <draw:polygon draw:style-name="gr4" draw:text-style-name="P4" draw:layer="layout" svg:width="0.031cm" svg:height="0.173cm" svg:x="14.828cm" svg:y="16.855cm" svg:viewBox="0 0 32 174" draw:points="0,174 32,174 32,0 0,0">
            <text:p/>
          </draw:polygon>
          <draw:polygon draw:style-name="gr4" draw:text-style-name="P4" draw:layer="layout" svg:width="0.031cm" svg:height="0.195cm" svg:x="14.828cm" svg:y="17.14cm" svg:viewBox="0 0 32 196" draw:points="0,196 32,196 32,0 0,0">
            <text:p/>
          </draw:polygon>
          <draw:path draw:style-name="gr4" draw:text-style-name="P4" draw:layer="layout" svg:width="0.04cm" svg:height="0.058cm" svg:x="14.692cm" svg:y="18.117cm" svg:viewBox="0 0 41 59" svg:d="M30 40c0-4-2-6-6-6h-14v16h13c5 0 7-2 7-6zM30 40zM28 13c0-3-2-4-6-4h-12v15h12c4 0 6-2 6-6zM28 13zM0 59v-59h23c11 0 16 4 16 12v6c0 5-2 7-7 9 6 3 9 6 9 12v6c0 9-5 14-16 14z">
            <text:p/>
          </draw:path>
          <draw:path draw:style-name="gr4" draw:text-style-name="P4" draw:layer="layout" svg:width="0.037cm" svg:height="0.044cm" svg:x="14.738cm" svg:y="18.132cm" svg:viewBox="0 0 38 45" svg:d="M18 9c-6 0-8 2-8 7v12c0 5 2 8 8 8 7 0 9-3 9-8v-12c0-5-2-7-9-7zM18 9zM18 45c-15 0-18-8-18-17v-12c0-8 3-16 18-16 16 0 20 8 20 16v12c0 9-4 17-20 17z">
            <text:p/>
          </draw:path>
          <draw:polygon draw:style-name="gr4" draw:text-style-name="P4" draw:layer="layout" svg:width="0.011cm" svg:height="0.061cm" svg:x="14.783cm" svg:y="18.114cm" svg:viewBox="0 0 12 62" draw:points="0,62 0,1 12,0 12,62">
            <text:p/>
          </draw:polygon>
          <draw:path draw:style-name="gr4" draw:text-style-name="P4" draw:layer="layout" svg:width="0.034cm" svg:height="0.044cm" svg:x="14.802cm" svg:y="18.132cm" svg:viewBox="0 0 35 45" svg:d="M10 17h15v-2c0-4-2-7-7-7-6 0-8 3-8 7zM10 17zM19 36c5 0 9 0 13-2l2 8c-5 2-10 3-15 3-15 0-19-6-19-17v-12c0-9 4-16 18-16s17 7 17 17v10h-25v2c0 5 2 7 9 7z">
            <text:p/>
          </draw:path>
          <draw:path draw:style-name="gr4" draw:text-style-name="P4" draw:layer="layout" svg:width="0.028cm" svg:height="0.056cm" svg:x="14.839cm" svg:y="18.121cm" svg:viewBox="0 0 29 57" svg:d="M29 55c-2 1-8 2-10 2-8 0-13-4-13-11v-25h-6v-9h6v-11l12-1v12h11v9h-11v23c0 3 1 4 3 4 3 0 5 0 7-1z">
            <text:p/>
          </draw:path>
          <draw:path draw:style-name="gr4" draw:text-style-name="P4" draw:layer="layout" svg:width="0.037cm" svg:height="0.044cm" svg:x="14.871cm" svg:y="18.132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1cm" svg:height="0.06cm" svg:x="14.931cm" svg:y="18.116cm" svg:viewBox="0 0 42 61" svg:d="M12 42c0 5 2 9 10 9 3 0 6-1 10-1v-18h10v26c-6 2-14 3-20 3-16 0-22-7-22-18v-26c0-12 7-17 23-17 4 0 12 0 17 1l-1 10c-5-1-12-2-17-2-8 0-10 4-10 10z">
            <text:p/>
          </draw:path>
          <draw:path draw:style-name="gr4" draw:text-style-name="P4" draw:layer="layout" svg:width="0.022cm" svg:height="0.043cm" svg:x="14.981cm" svg:y="18.132cm" svg:viewBox="0 0 23 44" svg:d="M23 9c-4 2-8 4-12 7v28h-11v-44h9l1 5c3-1 9-4 12-5z">
            <text:p/>
          </draw:path>
          <draw:path draw:style-name="gr4" draw:text-style-name="P4" draw:layer="layout" svg:width="0.033cm" svg:height="0.044cm" svg:x="15.006cm" svg:y="18.132cm" svg:viewBox="0 0 34 45" svg:d="M23 28h-9c-3 0-4 1-4 4s1 4 4 4c4 0 7-1 9-2zM23 28zM34 44h-9l-1-3c-4 3-9 4-13 4-8 0-11-5-11-13 0-9 3-13 12-13h11v-4c0-5-1-7-9-7-4 0-8 1-12 2l-1-9c4-1 10-1 15-1 14 0 18 4 18 15z">
            <text:p/>
          </draw:path>
          <draw:path draw:style-name="gr4" draw:text-style-name="P4" draw:layer="layout" svg:width="0.028cm" svg:height="0.056cm" svg:x="15.044cm" svg:y="18.121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6cm" svg:height="0.043cm" svg:x="15.077cm" svg:y="18.133cm" svg:viewBox="0 0 37 44" svg:d="M11 0v30c0 3 1 4 4 4 2 0 7-2 11-4v-30h11v43h-8l-2-3c-5 2-12 4-17 4-8 0-10-5-10-13v-31z">
            <text:p/>
          </draw:path>
          <draw:path draw:style-name="gr4" draw:text-style-name="P4" draw:layer="layout" svg:width="0.011cm" svg:height="0.061cm" svg:x="15.123cm" svg:y="18.114cm" svg:viewBox="0 0 12 62" svg:d="M0 18h12v44h-12zM0 18zM0 0h12v12h-12z">
            <text:p/>
          </draw:path>
          <draw:path draw:style-name="gr4" draw:text-style-name="P4" draw:layer="layout" svg:width="0.028cm" svg:height="0.056cm" svg:x="15.139cm" svg:y="18.121cm" svg:viewBox="0 0 29 57" svg:d="M28 55c-2 1-7 2-9 2-9 0-13-4-13-11v-25h-6v-9h6v-11l12-1v12h11l-1 9h-10v23c0 3 1 4 3 4s4 0 6-1z">
            <text:p/>
          </draw:path>
          <draw:path draw:style-name="gr4" draw:text-style-name="P4" draw:layer="layout" svg:width="0.037cm" svg:height="0.044cm" svg:x="15.171cm" svg:y="18.132cm" svg:viewBox="0 0 38 45" svg:d="M18 9c-6 0-8 2-8 7v12c0 5 2 8 8 8 7 0 9-3 9-8v-12c0-5-2-7-9-7zM18 9zM18 45c-15 0-18-8-18-17v-12c0-8 3-16 18-16 16 0 20 8 20 16v12c0 9-4 17-20 17z">
            <text:p/>
          </draw:path>
          <draw:path draw:style-name="gr4" draw:text-style-name="P4" draw:layer="layout" svg:width="0.048cm" svg:height="0.058cm" svg:x="14.688cm" svg:y="18.194cm" svg:viewBox="0 0 49 59" svg:d="M12 39h25l-12-37zM12 39zM38 43h-28l-5 16h-5l20-59h8l21 59h-5z">
            <text:p/>
          </draw:path>
          <draw:path draw:style-name="gr4" draw:text-style-name="P4" draw:layer="layout" svg:width="0.031cm" svg:height="0.061cm" svg:x="14.743cm" svg:y="18.191cm" svg:viewBox="0 0 32 62" svg:d="M27 23c-5-1-9-2-15-2-5 0-7 3-7 9v20c0 5 1 8 7 8s11-3 15-6zM27 23zM0 30c0-8 3-13 13-13 5 0 9 0 14 1v-18h5v61h-5v-4c-4 3-10 5-15 5-9 0-12-4-12-12z">
            <text:p/>
          </draw:path>
          <draw:path draw:style-name="gr4" draw:text-style-name="P4" draw:layer="layout" svg:width="0.031cm" svg:height="0.043cm" svg:x="14.787cm" svg:y="18.209cm" svg:viewBox="0 0 32 44" svg:d="M5 0v35c0 3 1 4 4 4 4 0 12-2 18-5v-34h5v43h-5v-4c-5 2-13 5-19 5s-8-4-8-10v-34z">
            <text:p/>
          </draw:path>
          <draw:polygon draw:style-name="gr4" draw:text-style-name="P4" draw:layer="layout" svg:width="0.005cm" svg:height="0.061cm" svg:x="14.831cm" svg:y="18.191cm" svg:viewBox="0 0 6 62" draw:points="0,62 0,0 6,0 6,62">
            <text:p/>
          </draw:polygon>
          <draw:path draw:style-name="gr4" draw:text-style-name="P4" draw:layer="layout" svg:width="0.027cm" svg:height="0.054cm" svg:x="14.844cm" svg:y="18.198cm" svg:viewBox="0 0 28 55" svg:d="M28 53c-2 1-6 2-10 2-6 0-9-3-9-9v-31h-9v-5h9v-10h5v10h14l-1 5h-13v30c0 4 0 5 5 5 3 0 6 0 8-1z">
            <text:p/>
          </draw:path>
          <draw:path draw:style-name="gr4" draw:text-style-name="P4" draw:layer="layout" svg:width="0.033cm" svg:height="0.044cm" svg:x="14.877cm" svg:y="18.208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27cm" svg:height="0.044cm" svg:x="14.919cm" svg:y="18.208cm" svg:viewBox="0 0 28 45" svg:d="M13 45c-4 0-10-1-13-2v-4c4 1 10 1 13 1 9 0 10-1 10-7s0-6-11-9-12-6-12-14c0-7 3-10 15-10 4 0 9 0 13 1l-1 4c-3 0-9-1-13-1-8 0-9 2-9 7s0 6 9 8c14 4 14 6 14 14s-3 12-15 12z">
            <text:p/>
          </draw:path>
          <draw:polygon draw:style-name="gr4" draw:text-style-name="P4" draw:layer="layout" svg:width="0.055cm" svg:height="0.058cm" svg:x="14.973cm" svg:y="18.194cm" svg:viewBox="0 0 56 59" draw:points="50,5 32,51 24,51 6,5 5,59 0,59 1,0 9,0 28,48 47,0 54,0 56,59 51,59">
            <text:p/>
          </draw:polygon>
          <draw:path draw:style-name="gr4" draw:text-style-name="P4" draw:layer="layout" svg:width="0.03cm" svg:height="0.044cm" svg:x="15.039cm" svg:y="18.208cm" svg:viewBox="0 0 31 45" svg:d="M26 26h-14c-6 0-7 1-7 7 0 5 1 7 7 7 5 0 10-1 14-4zM26 26zM31 44h-5v-3c-4 2-9 4-15 4-8 0-11-4-11-12 0-9 4-13 12-13h14v-8c0-6-3-8-10-8-6 0-10 1-14 1l-1-4c4-1 9-1 13-1 12 0 17 4 17 12z">
            <text:p/>
          </draw:path>
          <draw:polygon draw:style-name="gr4" draw:text-style-name="P4" draw:layer="layout" svg:width="0.037cm" svg:height="0.06cm" svg:x="15.075cm" svg:y="18.209cm" svg:viewBox="0 0 38 61" draw:points="23,43 16,61 11,61 18,43 15,43 0,0 5,0 19,40 33,0 38,0">
            <text:p/>
          </draw:polygon>
          <draw:path draw:style-name="gr4" draw:text-style-name="P4" draw:layer="layout" svg:width="0.033cm" svg:height="0.044cm" svg:x="15.115cm" svg:y="18.208cm" svg:viewBox="0 0 34 45" svg:d="M28 15c0-7-3-11-12-11-8 0-11 4-11 11v15c0 7 3 10 11 10 9 0 12-3 12-10zM28 15zM16 45c-12 0-16-7-16-16v-14c0-9 4-15 16-15 13 0 18 6 18 15v14c0 9-5 16-18 16z">
            <text:p/>
          </draw:path>
          <draw:path draw:style-name="gr4" draw:text-style-name="P4" draw:layer="layout" svg:width="0.019cm" svg:height="0.043cm" svg:x="15.159cm" svg:y="18.208cm" svg:viewBox="0 0 20 44" svg:d="M20 5c-4 1-10 5-14 7v32h-6v-44h4v7c6-3 10-6 15-7z">
            <text:p/>
          </draw:path>
          <draw:path draw:style-name="gr4" draw:text-style-name="P4" draw:layer="layout" svg:width="0.031cm" svg:height="0.044cm" svg:x="15.182cm" svg:y="18.208cm" svg:viewBox="0 0 32 45" svg:d="M5 19h22v-4c0-7-3-11-12-11-8 0-10 4-10 11zM5 19zM17 40c4 0 9 0 13-2l1 5c-4 1-10 2-16 2-12 0-15-6-15-16v-14c0-9 3-15 15-15 13 0 17 6 17 15v9h-27v6c0 7 2 10 12 10z">
            <text:p/>
          </draw:path>
          <draw:path draw:style-name="gr4" draw:text-style-name="P4" draw:layer="layout" svg:width="0.027cm" svg:height="0.044cm" svg:x="15.222cm" svg:y="18.208cm" svg:viewBox="0 0 28 45" svg:d="M13 45c-4 0-10-1-13-2v-4c4 1 10 1 13 1 9 0 10-1 10-7s0-6-11-9-12-6-12-14c0-7 3-10 15-10 4 0 9 0 13 1l-1 4c-3 0-9-1-13-1-8 0-9 2-9 7s0 6 9 8c14 4 14 6 14 14s-3 12-15 12z">
            <text:p/>
          </draw:path>
          <draw:path draw:style-name="gr4" draw:text-style-name="P4" draw:layer="layout" svg:width="0.273cm" svg:height="0.327cm" svg:x="14.7cm" svg:y="17.767cm" svg:viewBox="0 0 274 328" svg:d="M189 154c1-5 0-9-3-12s-6-4-11-4h-12c-7 0-15 0-21 0-7 1-13 1-18 2-6 1-12 2-17 2l-16 123h65c13 0 20-6 21-19zM189 154zM259 253c-3 23-12 42-27 55s-35 20-58 20h-174l42-328h83l-11 84c62-8 98-10 98-10 22 0 38 7 49 20 11 12 15 29 12 51z">
            <text:p/>
          </draw:path>
          <draw:path draw:style-name="gr4" draw:text-style-name="P4" draw:layer="layout" svg:width="0.266cm" svg:height="0.256cm" svg:x="14.986cm" svg:y="17.843cm" svg:viewBox="0 0 267 257" svg:d="M111 191c6 0 12-1 19-2 6 0 12-2 18-3 7-1 14-3 20-5l4-28h-68c-5 0-9 2-12 5-4 3-6 7-7 12v4c-1 5 0 9 3 12s6 5 11 5zM111 191zM61 257c-21 0-37-6-48-19s-14-30-13-52l3-21c3-21 12-38 26-51s32-19 54-19h96l3-18c0-4-1-8-3-11-3-4-7-6-12-6-12 0-113 6-128 6l8-58c52-6 140-8 157-8 22 0 38 6 49 19 11 12 15 29 13 51l-24 183h-74l-1-24c-9 6-19 10-28 14s-19 7-29 10-21 4-31 4z">
            <text:p/>
          </draw:path>
          <draw:path draw:style-name="gr4" draw:text-style-name="P4" draw:layer="layout" svg:width="0.404cm" svg:height="0.246cm" svg:x="15.26cm" svg:y="17.848cm" svg:viewBox="0 0 405 247" svg:d="M306 67c-5 0-10 0-17 1-6 1-12 2-17 3-6 1-13 3-19 5l-23 171h-80l21-165c1-4 0-8-3-11-2-3-6-4-11-4h-2c-5 0-11 0-17 1s-12 2-17 3c-6 1-13 3-19 5l-23 171h-79l31-243h71l1 23c9-5 18-10 28-14 8-3 17-6 27-9s21-4 31-4h4c15 0 26 2 35 7 8 5 15 12 20 20 8-5 17-10 27-14 8-3 18-6 29-9s23-4 36-4h5c20 0 36 6 47 18 11 13 15 29 12 51l-23 178h-80l22-165c0-4-1-8-4-11-2-3-6-4-10-4z">
            <text:p/>
          </draw:path>
          <draw:path draw:style-name="gr4" draw:text-style-name="P4" draw:layer="layout" svg:width="1.285cm" svg:height="0.714cm" svg:x="14.664cm" svg:y="17.664cm" svg:viewBox="0 0 1286 715" svg:d="M1104 429c0-13 0-74 12-134 9-40 20-72 35-96 17-28 39-44 65-48l-34 278zM1104 429zM1262 28c-23-25-55-28-72-28-5 0-9 0-9 0l-1098 17c-1 0-2 1-2 3 0 1 1 2 3 2 10 0 1021 9 1083 13 17 0 31 6 40 17 13 15 13 37 12 44-37 3-69 25-94 65-21 32-37 75-49 129-20 92-21 183-21 184 0 2 2 3 3 3h116c0 10-2 52-10 101-8 53-35 57-36 57l-65-1c1-11 1-56-28-90-21-24-52-38-93-40-2 0-5 0-8 0-52 0-95 25-125 74-20 32-28 64-30 72l-777 23c-1 0-2 1-2 2 0 2 1 3 2 3l819 14c2 0 3-1 3-2s2-34 18-67c20-44 53-66 97-66 25 0 44 8 57 25 33 42 14 126 14 126 0 1 0 2 0 3 1 0 1 0 2 0s106 4 150 4c41 0 57-74 57-77 1-4 55-387 66-518 4-41-4-72-23-92z">
            <text:p/>
          </draw:path>
          <draw:path draw:style-name="gr4" draw:text-style-name="P4" draw:layer="layout" svg:width="0.083cm" svg:height="0.065cm" svg:x="15.152cm" svg:y="18.029cm" svg:viewBox="0 0 84 66" svg:d="M0 43c0 0 52-31 84-43v1l-83 65z">
            <text:p/>
          </draw:path>
          <draw:path draw:style-name="gr4" draw:text-style-name="P4" draw:layer="layout" svg:width="0.145cm" svg:height="0.186cm" svg:x="14.921cm" svg:y="19.085cm" svg:viewBox="0 0 146 187" svg:d="M80 166c16 0 27-5 35-14 4-5 6-13 6-21 0-14-6-23-19-28-7-2-15-4-26-4h-52v67zM80 166zM72 79c10 0 19-1 25-4 9-5 15-13 15-25 0-14-6-22-16-26-6-2-14-4-25-4h-47v59zM72 79zM0 0h81c22 0 39 6 48 19 6 8 8 16 8 26 0 13-3 23-10 30-3 4-8 8-15 11 10 4 17 8 22 12 8 9 12 20 12 34 0 13-4 24-11 33-11 15-30 22-55 22h-80z">
            <text:p/>
          </draw:path>
          <draw:path draw:style-name="gr4" draw:text-style-name="P4" draw:layer="layout" svg:width="0.182cm" svg:height="0.196cm" svg:x="15.073cm" svg:y="19.079cm" svg:viewBox="0 0 183 197" svg:d="M143 150c10-15 15-34 15-55 0-22-6-40-18-53s-28-20-48-20c-19 0-35 6-48 20-12 13-18 32-18 59 0 21 5 38 15 52 12 14 29 21 52 21s39-8 50-24zM143 150zM165 31c12 17 18 38 18 63 0 29-7 52-21 70-16 22-41 33-72 33-28 0-52-10-68-29-15-18-22-41-22-69 0-26 6-47 18-65 16-23 41-34 73-34 33 0 58 10 74 31z">
            <text:p/>
          </draw:path>
          <draw:polygon draw:style-name="gr4" draw:text-style-name="P4" draw:layer="layout" svg:width="0.119cm" svg:height="0.186cm" svg:x="15.272cm" svg:y="19.085cm" svg:viewBox="0 0 120 187" draw:points="0,0 25,0 25,165 120,165 120,187 0,187">
            <text:p/>
          </draw:polygon>
          <draw:polygon draw:style-name="gr4" draw:text-style-name="P4" draw:layer="layout" svg:width="0.137cm" svg:height="0.186cm" svg:x="15.406cm" svg:y="19.085cm" svg:viewBox="0 0 138 187" draw:points="0,0 136,0 136,22 24,22 24,80 128,80 128,101 24,101 24,165 138,165 138,187 0,187">
            <text:p/>
          </draw:polygon>
          <draw:polygon draw:style-name="gr4" draw:text-style-name="P4" draw:layer="layout" svg:width="0.151cm" svg:height="0.186cm" svg:x="15.548cm" svg:y="19.085cm" svg:viewBox="0 0 152 187" draw:points="152,0 152,22 89,22 89,187 62,187 62,22 0,22 0,0">
            <text:p/>
          </draw:polygon>
          <draw:path draw:style-name="gr4" draw:text-style-name="P4" draw:layer="layout" svg:width="0.182cm" svg:height="0.196cm" svg:x="15.696cm" svg:y="19.079cm" svg:viewBox="0 0 183 197" svg:d="M143 150c10-15 14-34 14-55 0-22-5-40-17-53s-28-20-48-20c-19 0-35 6-48 20-12 13-18 32-18 59 0 21 5 38 15 52 12 14 29 21 52 21 22 0 39-8 50-24zM143 150zM165 31c12 17 18 38 18 63 0 29-7 52-21 70-16 22-41 33-72 33-29 0-52-10-69-29-14-18-21-41-21-69 0-26 6-47 18-65 16-23 41-34 73-34 33 0 58 10 74 31z">
            <text:p/>
          </draw:path>
          <draw:path draw:style-name="gr4" draw:text-style-name="P4" draw:layer="layout" svg:width="0.168cm" svg:height="0.195cm" svg:x="14.915cm" svg:y="19.682cm" svg:viewBox="0 0 169 196" svg:d="M132 10c18 9 29 26 33 51h-25c-2-14-9-24-18-30s-21-9-35-9c-18 0-33 6-44 19-12 13-17 32-17 59 0 22 4 40 14 53 9 14 25 21 47 21 17 0 31-5 41-14 11-10 17-26 17-48h-58v-21h82v100h-17l-6-24c-8 9-16 16-22 20-11 6-25 9-43 9-21 0-40-7-56-21-17-18-25-43-25-74 0-32 8-57 25-75 15-18 36-26 62-26 17 0 32 3 45 10z">
            <text:p/>
          </draw:path>
          <draw:path draw:style-name="gr4" draw:text-style-name="P4" draw:layer="layout" svg:width="0.152cm" svg:height="0.186cm" svg:x="15.114cm" svg:y="19.687cm" svg:viewBox="0 0 153 187" svg:d="M83 86c11 0 20-3 27-7 7-5 10-14 10-26 0-14-5-23-14-28-5-3-12-4-20-4h-61v65zM83 86zM0 0h85c14 0 26 2 35 6 17 8 26 22 26 45 0 11-3 20-7 27-5 7-11 13-20 17 8 3 13 7 17 12 4 4 6 12 6 23l1 26c0 7 1 12 2 16 1 6 4 9 8 11v4h-31c-1-1-2-3-2-6-1-3-1-7-2-15l-1-32c-1-12-5-20-13-24-5-2-12-3-22-3h-57v80h-25z">
            <text:p/>
          </draw:path>
          <draw:path draw:style-name="gr4" draw:text-style-name="P4" draw:layer="layout" svg:width="0.167cm" svg:height="0.186cm" svg:x="15.27cm" svg:y="19.687cm" svg:viewBox="0 0 168 187" svg:d="M113 110l-29-83-30 83zM113 110zM71 0h28l69 187h-28l-20-56h-73l-22 56h-25z">
            <text:p/>
          </draw:path>
          <draw:polygon draw:style-name="gr4" draw:text-style-name="P4" draw:layer="layout" svg:width="0.151cm" svg:height="0.186cm" svg:x="15.412cm" svg:y="19.687cm" svg:viewBox="0 0 152 187" draw:points="152,0 152,22 89,22 89,187 62,187 62,22 0,22 0,0">
            <text:p/>
          </draw:polygon>
          <draw:path draw:style-name="gr4" draw:text-style-name="P4" draw:layer="layout" svg:width="0.148cm" svg:height="0.191cm" svg:x="15.575cm" svg:y="19.687cm" svg:viewBox="0 0 149 192" svg:d="M25 0v115c0 14 3 25 8 35 8 13 21 20 39 20 22 0 36-7 45-22 4-9 6-19 6-33v-115h26v105c0 23-3 41-9 54-12 22-34 33-66 33-31 0-54-11-65-33-6-13-9-31-9-54v-105z">
            <text:p/>
          </draw:path>
          <draw:polygon draw:style-name="gr4" draw:text-style-name="P4" draw:layer="layout" svg:width="0.025cm" svg:height="0.186cm" svg:x="15.754cm" svg:y="19.687cm" svg:viewBox="0 0 26 187" draw:points="0,0 26,0 26,187 0,187">
            <text:p/>
          </draw:polygon>
          <draw:polygon draw:style-name="gr4" draw:text-style-name="P4" draw:layer="layout" svg:width="0.151cm" svg:height="0.186cm" svg:x="15.792cm" svg:y="19.687cm" svg:viewBox="0 0 152 187" draw:points="152,0 152,22 89,22 89,187 62,187 62,22 0,22 0,0">
            <text:p/>
          </draw:polygon>
          <draw:path draw:style-name="gr4" draw:text-style-name="P4" draw:layer="layout" svg:width="0.182cm" svg:height="0.196cm" svg:x="15.939cm" svg:y="19.682cm" svg:viewBox="0 0 183 197" svg:d="M142 150c10-15 15-34 15-55 0-22-5-40-17-53-12-14-28-20-48-20-19 0-35 6-48 20-12 13-18 32-18 59 0 21 5 38 15 52 12 14 29 21 52 21 22 0 39-8 49-24zM142 150zM165 31c12 17 18 38 18 63 0 29-7 52-21 70-16 22-41 33-72 33-29 0-52-10-69-29-14-18-21-41-21-69 0-26 6-47 18-65 16-23 41-34 73-34 33 0 58 10 74 31z">
            <text:p/>
          </draw:path>
          <draw:polygon draw:style-name="gr4" draw:text-style-name="P4" draw:layer="layout" svg:width="0.128cm" svg:height="0.173cm" svg:x="14.923cm" svg:y="19.398cm" svg:viewBox="0 0 129 174" draw:points="0,0 128,0 128,21 22,21 22,73 120,73 120,94 22,94 22,153 129,153 129,174 0,174">
            <text:p/>
          </draw:polygon>
          <draw:path draw:style-name="gr4" draw:text-style-name="P4" draw:layer="layout" svg:width="0.142cm" svg:height="0.173cm" svg:x="15.071cm" svg:y="19.398cm" svg:viewBox="0 0 143 174" svg:d="M65 154c8 0 15 0 20-2 9-3 16-9 23-18 4-8 7-17 9-28 2-6 2-12 2-18 0-21-4-38-13-51-9-11-22-17-41-17h-42v134zM65 154zM0 0h70c24 0 43 8 56 25 11 15 17 36 17 59 0 19-3 35-10 51-12 26-34 39-63 39h-70z">
            <text:p/>
          </draw:path>
          <draw:path draw:style-name="gr4" draw:text-style-name="P4" draw:layer="layout" svg:width="0.137cm" svg:height="0.178cm" svg:x="15.235cm" svg:y="19.398cm" svg:viewBox="0 0 138 179" svg:d="M23 0v107c0 13 3 23 8 33 7 12 18 19 35 19 21 0 35-7 42-21 4-8 6-18 6-31v-107h24v98c0 21-3 38-9 50-10 21-30 31-61 31-29 0-49-10-60-31-6-12-8-29-8-50v-98z">
            <text:p/>
          </draw:path>
          <draw:path draw:style-name="gr4" draw:text-style-name="P4" draw:layer="layout" svg:width="0.152cm" svg:height="0.182cm" svg:x="15.388cm" svg:y="19.393cm" svg:viewBox="0 0 153 183" svg:d="M131 17c12 11 19 24 20 39h-23c-2-11-7-20-15-26-8-7-18-10-32-10-18 0-32 6-42 18s-15 30-15 56c0 20 4 37 14 49 9 13 23 19 42 19 18 0 30-6 39-20 5-7 9-16 11-27h23c-2 18-9 33-20 46-14 14-32 22-55 22-21 0-38-6-52-18-17-17-26-41-26-76 0-26 6-47 20-63 14-18 34-26 61-26 21 0 38 5 50 17z">
            <text:p/>
          </draw:path>
          <draw:path draw:style-name="gr4" draw:text-style-name="P4" draw:layer="layout" svg:width="0.155cm" svg:height="0.173cm" svg:x="15.544cm" svg:y="19.398cm" svg:viewBox="0 0 156 174" svg:d="M105 103l-28-78-28 78zM105 103zM65 0h28l63 174h-26l-18-52h-70l-18 52h-24z">
            <text:p/>
          </draw:path>
          <draw:polygon draw:style-name="gr4" draw:text-style-name="P4" draw:layer="layout" svg:width="0.141cm" svg:height="0.173cm" svg:x="15.676cm" svg:y="19.398cm" svg:viewBox="0 0 142 174" draw:points="142,0 142,20 83,20 83,174 59,174 59,20 0,20 0,0">
            <text:p/>
          </draw:polygon>
          <draw:polygon draw:style-name="gr4" draw:text-style-name="P4" draw:layer="layout" svg:width="0.024cm" svg:height="0.173cm" svg:x="15.832cm" svg:y="19.398cm" svg:viewBox="0 0 25 174" draw:points="0,0 25,0 25,174 0,174">
            <text:p/>
          </draw:polygon>
          <draw:polygon draw:style-name="gr4" draw:text-style-name="P4" draw:layer="layout" svg:width="0.152cm" svg:height="0.173cm" svg:x="15.869cm" svg:y="19.398cm" svg:viewBox="0 0 153 174" draw:points="26,0 76,148 127,0 153,0 89,174 64,174 0,0">
            <text:p/>
          </draw:polygon>
          <draw:path draw:style-name="gr4" draw:text-style-name="P4" draw:layer="layout" svg:width="0.169cm" svg:height="0.183cm" svg:x="16.022cm" svg:y="19.393cm" svg:viewBox="0 0 170 184" svg:d="M132 141c9-16 14-33 14-52 0-20-6-37-16-50-11-12-25-19-44-19s-34 6-45 19-17 31-17 55c0 19 5 36 15 50 9 13 25 19 48 19 21 0 36-7 45-22zM132 141zM153 29c11 15 17 36 17 60 0 26-7 47-20 65-15 20-37 30-67 30-27 0-48-8-63-26-14-17-20-40-20-65 0-24 5-44 17-62 15-21 37-31 67-31 31 0 54 9 69 29z">
            <text:p/>
          </draw:path>
          <draw:polygon draw:style-name="gr4" draw:text-style-name="P4" draw:layer="layout" svg:width="0.031cm" svg:height="0.186cm" svg:x="14.828cm" svg:y="19.084cm" svg:viewBox="0 0 32 187" draw:points="0,187 32,187 32,0 0,0">
            <text:p/>
          </draw:polygon>
          <draw:polygon draw:style-name="gr4" draw:text-style-name="P4" draw:layer="layout" svg:width="0.031cm" svg:height="0.173cm" svg:x="14.828cm" svg:y="19.398cm" svg:viewBox="0 0 32 174" draw:points="0,174 32,174 32,0 0,0">
            <text:p/>
          </draw:polygon>
          <draw:polygon draw:style-name="gr4" draw:text-style-name="P4" draw:layer="layout" svg:width="0.031cm" svg:height="0.195cm" svg:x="14.828cm" svg:y="19.682cm" svg:viewBox="0 0 32 196" draw:points="0,196 32,196 32,0 0,0">
            <text:p/>
          </draw:polygon>
          <draw:path draw:style-name="gr4" draw:text-style-name="P4" draw:layer="layout" svg:width="0.246cm" svg:height="0.128cm" svg:x="14.726cm" svg:y="20.309cm" svg:viewBox="0 0 247 129" svg:d="M0 129h247c-1-13-5-24-13-34-11-13-28-20-49-20 0 0-35 2-98 10l11-85h-82z">
            <text:p/>
          </draw:path>
          <draw:path draw:style-name="gr4" draw:text-style-name="P4" draw:layer="layout" svg:width="0.223cm" svg:height="0.051cm" svg:x="15.028cm" svg:y="20.386cm" svg:viewBox="0 0 224 52" svg:d="M0 52h224c-1-13-5-24-13-33-11-13-27-19-49-19-17 0-105 2-157 8z">
            <text:p/>
          </draw:path>
          <draw:path draw:style-name="gr4" draw:text-style-name="P4" draw:layer="layout" svg:width="0.377cm" svg:height="0.046cm" svg:x="15.286cm" svg:y="20.39cm" svg:viewBox="0 0 378 47" svg:d="M0 47l5-43h71l1 24c9-6 18-11 27-15 9-3 18-6 28-9s20-4 31-4h4c14 0 26 2 35 7 8 5 15 12 20 21 8-6 17-11 27-15 8-3 18-6 29-9s23-4 36-4h4c21 0 37 6 48 18 6 9 10 18 12 29z">
            <text:p/>
          </draw:path>
          <draw:path draw:style-name="gr11" draw:text-style-name="P10" draw:layer="layout" svg:width="1.204cm" svg:height="0.23cm" svg:x="14.746cm" svg:y="20.206cm" svg:viewBox="0 0 1205 231" svg:d="M1055 230c5-11 10-21 15-30 18-28 39-44 65-48l-8 69c23-4 46-11 69-18 4-32 7-61 8-82 4-42-4-73-23-93-23-25-54-28-71-28-6 0-9 0-10 0l-1098 17c-1 0-2 1-2 3 0 1 1 2 2 2 10 0 1023 9 1084 13 18 0 31 6 40 17 13 15 13 37 13 44-38 3-70 26-95 66-12 19-23 42-32 69h15c9 0 19-1 28-1z">
            <text:p/>
          </draw:path>
        </draw:g>
        <draw:path draw:style-name="gr4" draw:text-style-name="P4" draw:layer="layout" svg:width="9.303cm" svg:height="1.485cm" svg:x="3.535cm" svg:y="18.562cm" svg:viewBox="0 0 9304 1486" svg:d="M2538 0h2555 2538c924 0 1673 665 1673 1486h-2538-2555-2538c-924 0-1673-665-1673-1486z">
          <text:p/>
        </draw:path>
        <draw:path draw:style-name="gr4" draw:text-style-name="P4" draw:layer="layout" svg:width="0.142cm" svg:height="0.182cm" svg:x="3.611cm" svg:y="12.622cm" svg:viewBox="0 0 143 183" svg:d="M79 162c15 0 26-4 33-13 5-5 7-13 7-21 0-13-6-22-19-27-7-2-15-4-26-4h-50v65zM79 162zM70 77c11 0 19-1 25-4 9-5 15-13 15-24 0-13-6-21-16-26-5-2-14-3-25-3h-45v57zM70 77zM0 0h79c22 0 38 6 47 19 6 7 8 16 8 26 0 12-3 21-9 29-4 4-9 7-15 10 9 4 16 8 21 12 8 8 12 19 12 33 0 13-3 23-11 33-11 14-30 21-54 21h-78z">
          <text:p/>
        </draw:path>
        <draw:path draw:style-name="gr4" draw:text-style-name="P4" draw:layer="layout" svg:width="0.178cm" svg:height="0.192cm" svg:x="3.759cm" svg:y="12.617cm" svg:viewBox="0 0 179 193" svg:d="M139 147c9-15 14-33 14-54 0-22-5-39-17-52-11-13-26-20-47-20-19 0-34 7-46 20s-18 32-18 58c0 20 5 37 16 51 10 14 26 21 50 21 22 0 38-8 48-24zM139 147zM160 30c13 17 19 37 19 62 0 28-7 51-21 69-16 21-40 32-71 32-28 0-50-10-66-28-14-18-21-40-21-68 0-25 6-46 18-64 16-22 39-33 70-33 33 0 57 10 72 30z">
          <text:p/>
        </draw:path>
        <draw:polygon draw:style-name="gr4" draw:text-style-name="P4" draw:layer="layout" svg:width="0.116cm" svg:height="0.182cm" svg:x="3.954cm" svg:y="12.622cm" svg:viewBox="0 0 117 183" draw:points="0,0 24,0 24,162 117,162 117,183 0,183">
          <text:p/>
        </draw:polygon>
        <draw:polygon draw:style-name="gr4" draw:text-style-name="P4" draw:layer="layout" svg:width="0.135cm" svg:height="0.182cm" svg:x="4.085cm" svg:y="12.622cm" svg:viewBox="0 0 136 183" draw:points="0,0 134,0 134,22 24,22 24,78 126,78 126,99 24,99 24,162 136,162 136,183 0,183">
          <text:p/>
        </draw:polygon>
        <draw:polygon draw:style-name="gr4" draw:text-style-name="P4" draw:layer="layout" svg:width="0.148cm" svg:height="0.182cm" svg:x="4.224cm" svg:y="12.622cm" svg:viewBox="0 0 149 183" draw:points="149,0 149,21 87,21 87,183 61,183 61,21 0,21 0,0">
          <text:p/>
        </draw:polygon>
        <draw:path draw:style-name="gr4" draw:text-style-name="P4" draw:layer="layout" svg:width="0.178cm" svg:height="0.192cm" svg:x="4.369cm" svg:y="12.617cm" svg:viewBox="0 0 179 193" svg:d="M140 147c9-15 14-33 14-54 0-22-5-39-17-52s-27-20-47-20c-19 0-34 7-47 20-12 13-18 32-18 58 0 20 5 37 15 51 12 14 28 21 51 21 22 0 38-8 49-24zM140 147zM161 30c12 17 18 37 18 62 0 28-6 51-20 69-16 21-41 32-71 32-28 0-51-10-67-28-14-18-21-40-21-68 0-25 6-46 18-64 16-22 40-33 71-33 32 0 57 10 72 30z">
          <text:p/>
        </draw:path>
        <draw:path draw:style-name="gr4" draw:text-style-name="P4" draw:layer="layout" svg:width="0.165cm" svg:height="0.191cm" svg:x="3.604cm" svg:y="13.207cm" svg:viewBox="0 0 166 192" svg:d="M130 9c18 10 29 27 33 50h-24c-3-13-9-23-20-29-9-6-20-9-34-9-17 0-31 6-42 19-12 13-18 32-18 58 0 21 5 39 14 52 10 14 26 21 47 21 16 0 29-5 41-15 10-9 16-25 16-46h-58v-21h81v98h-16l-6-23c-8 9-15 15-23 19-10 6-24 9-40 9-22 0-41-7-56-21-17-18-25-42-25-72 0-32 8-56 24-74 16-17 37-25 61-25 17 0 32 3 45 9z">
          <text:p/>
        </draw:path>
        <draw:path draw:style-name="gr4" draw:text-style-name="P4" draw:layer="layout" svg:width="0.149cm" svg:height="0.182cm" svg:x="3.8cm" svg:y="13.212cm" svg:viewBox="0 0 150 183" svg:d="M81 84c11 0 20-3 27-7 6-5 10-13 10-25 0-14-5-23-14-28-5-2-12-3-20-3h-60v63zM81 84zM0 0h84c13 0 24 2 33 6 17 7 26 22 26 44 0 10-3 19-7 26-5 7-11 13-19 17 7 3 12 7 16 11 4 5 6 13 6 23l1 26c0 7 1 12 2 15 1 6 4 10 8 11v4h-31c-1-1-1-3-2-6 0-2-1-7-1-14l-1-31c-1-12-5-20-13-24-5-3-12-4-22-4h-56v79h-24z">
          <text:p/>
        </draw:path>
        <draw:path draw:style-name="gr4" draw:text-style-name="P4" draw:layer="layout" svg:width="0.163cm" svg:height="0.182cm" svg:x="3.952cm" svg:y="13.212cm" svg:viewBox="0 0 164 183" svg:d="M110 108l-29-82-29 82zM110 108zM68 0h29l67 183h-28l-19-55h-72l-20 55h-25z">
          <text:p/>
        </draw:path>
        <draw:polygon draw:style-name="gr4" draw:text-style-name="P4" draw:layer="layout" svg:width="0.148cm" svg:height="0.182cm" svg:x="4.091cm" svg:y="13.212cm" svg:viewBox="0 0 149 183" draw:points="149,0 149,21 87,21 87,183 61,183 61,21 0,21 0,0">
          <text:p/>
        </draw:polygon>
        <draw:path draw:style-name="gr4" draw:text-style-name="P4" draw:layer="layout" svg:width="0.145cm" svg:height="0.187cm" svg:x="4.251cm" svg:y="13.212cm" svg:viewBox="0 0 146 188" svg:d="M24 0v113c0 13 3 24 8 34 8 13 21 20 39 20 21 0 35-8 44-22 4-9 6-19 6-32v-113h25v103c0 22-3 40-9 52-11 22-33 33-64 33s-53-11-64-33c-6-12-9-30-9-52v-103z">
          <text:p/>
        </draw:path>
        <draw:polygon draw:style-name="gr4" draw:text-style-name="P4" draw:layer="layout" svg:width="0.025cm" svg:height="0.182cm" svg:x="4.426cm" svg:y="13.212cm" svg:viewBox="0 0 26 183" draw:points="0,0 26,0 26,183 0,183">
          <text:p/>
        </draw:polygon>
        <draw:polygon draw:style-name="gr4" draw:text-style-name="P4" draw:layer="layout" svg:width="0.148cm" svg:height="0.182cm" svg:x="4.463cm" svg:y="13.212cm" svg:viewBox="0 0 149 183" draw:points="149,0 149,21 87,21 87,183 61,183 61,21 0,21 0,0">
          <text:p/>
        </draw:polygon>
        <draw:path draw:style-name="gr4" draw:text-style-name="P4" draw:layer="layout" svg:width="0.178cm" svg:height="0.192cm" svg:x="4.607cm" svg:y="13.207cm" svg:viewBox="0 0 179 193" svg:d="M139 147c9-15 14-33 14-54 0-22-5-39-17-52-11-13-26-20-47-20-19 0-34 7-46 20s-18 32-18 58c0 20 5 37 15 51 11 14 27 21 51 21 22 0 38-8 48-24zM139 147zM160 30c12 17 19 37 19 62 0 28-7 51-21 69-16 21-40 32-71 32-28 0-50-10-66-28-14-18-21-41-21-68 0-25 6-46 18-64 16-22 39-33 70-33 33 0 57 10 72 30z">
          <text:p/>
        </draw:path>
        <draw:polygon draw:style-name="gr4" draw:text-style-name="P4" draw:layer="layout" svg:width="0.125cm" svg:height="0.169cm" svg:x="3.612cm" svg:y="12.929cm" svg:viewBox="0 0 126 170" draw:points="0,0 124,0 124,20 22,20 22,72 116,72 116,92 22,92 22,150 126,150 126,170 0,170">
          <text:p/>
        </draw:polygon>
        <draw:path draw:style-name="gr4" draw:text-style-name="P4" draw:layer="layout" svg:width="0.139cm" svg:height="0.169cm" svg:x="3.757cm" svg:y="12.929cm" svg:viewBox="0 0 140 170" svg:d="M64 150c8 0 14-1 19-2 9-3 16-9 21-17 6-7 9-16 11-27 1-6 2-12 2-18 0-21-4-38-14-49-8-12-21-18-39-18h-41v131zM64 150zM0 0h69c23 0 42 8 54 24 12 15 17 34 17 58 0 19-3 35-10 49-12 26-33 39-62 39h-68z">
          <text:p/>
        </draw:path>
        <draw:path draw:style-name="gr4" draw:text-style-name="P4" draw:layer="layout" svg:width="0.135cm" svg:height="0.174cm" svg:x="3.917cm" svg:y="12.929cm" svg:viewBox="0 0 136 175" svg:d="M23 0v105c0 13 2 23 7 32 8 12 19 18 36 18 20 0 33-6 41-20 4-8 6-18 6-30v-105h23v96c0 20-3 37-9 49-10 20-30 30-59 30s-50-10-60-30c-6-12-8-29-8-49v-96z">
          <text:p/>
        </draw:path>
        <draw:path draw:style-name="gr4" draw:text-style-name="P4" draw:layer="layout" svg:width="0.149cm" svg:height="0.179cm" svg:x="4.068cm" svg:y="12.924cm" svg:viewBox="0 0 150 180" svg:d="M129 16c11 12 18 25 19 40h-22c-3-12-8-21-15-27-8-6-18-10-32-10-17 0-31 6-41 18-10 13-15 31-15 55 0 20 5 36 14 49s23 19 42 19c16 0 29-7 38-20 4-8 8-16 10-28h23c-2 18-9 34-20 46-13 15-31 22-54 22-21 0-37-6-50-18-18-16-26-41-26-74 0-25 6-46 19-62 14-18 34-26 60-26 21 0 38 5 50 16z">
          <text:p/>
        </draw:path>
        <draw:path draw:style-name="gr4" draw:text-style-name="P4" draw:layer="layout" svg:width="0.152cm" svg:height="0.169cm" svg:x="4.22cm" svg:y="12.929cm" svg:viewBox="0 0 153 170" svg:d="M103 100l-26-75-28 75zM103 100zM65 0h26l62 170h-25l-19-51h-66l-20 51h-23z">
          <text:p/>
        </draw:path>
        <draw:polygon draw:style-name="gr4" draw:text-style-name="P4" draw:layer="layout" svg:width="0.138cm" svg:height="0.169cm" svg:x="4.349cm" svg:y="12.929cm" svg:viewBox="0 0 139 170" draw:points="139,0 139,20 81,20 81,170 57,170 57,20 0,20 0,0">
          <text:p/>
        </draw:polygon>
        <draw:polygon draw:style-name="gr4" draw:text-style-name="P4" draw:layer="layout" svg:width="0.023cm" svg:height="0.169cm" svg:x="4.502cm" svg:y="12.929cm" svg:viewBox="0 0 24 170" draw:points="0,0 24,0 24,170 0,170">
          <text:p/>
        </draw:polygon>
        <draw:polygon draw:style-name="gr4" draw:text-style-name="P4" draw:layer="layout" svg:width="0.149cm" svg:height="0.169cm" svg:x="4.539cm" svg:y="12.929cm" svg:viewBox="0 0 150 170" draw:points="25,0 75,145 124,0 150,0 87,170 62,170 0,0">
          <text:p/>
        </draw:polygon>
        <draw:path draw:style-name="gr4" draw:text-style-name="P4" draw:layer="layout" svg:width="0.166cm" svg:height="0.179cm" svg:x="4.688cm" svg:y="12.924cm" svg:viewBox="0 0 167 180" svg:d="M130 138c9-15 14-32 14-51 0-20-6-36-16-49-11-12-26-18-44-18-17 0-32 6-44 18-11 13-17 31-17 54 0 19 5 35 15 49 10 13 26 19 47 19 20 0 35-7 45-22zM130 138zM151 28c11 15 16 35 16 59 0 25-6 46-19 64-15 20-38 29-66 29-26 0-47-8-62-25-14-17-20-39-20-64 0-23 5-43 17-60 14-21 37-31 66-31 30 0 53 9 68 28z">
          <text:p/>
        </draw:path>
        <draw:polygon draw:style-name="gr4" draw:text-style-name="P4" draw:layer="layout" svg:width="0.031cm" svg:height="0.182cm" svg:x="3.519cm" svg:y="12.621cm" svg:viewBox="0 0 32 183" draw:points="0,183 32,183 32,0 0,0">
          <text:p/>
        </draw:polygon>
        <draw:polygon draw:style-name="gr4" draw:text-style-name="P4" draw:layer="layout" svg:width="0.031cm" svg:height="0.169cm" svg:x="3.519cm" svg:y="12.928cm" svg:viewBox="0 0 32 170" draw:points="0,170 32,170 32,0 0,0">
          <text:p/>
        </draw:polygon>
        <draw:polygon draw:style-name="gr4" draw:text-style-name="P4" draw:layer="layout" svg:width="0.031cm" svg:height="0.191cm" svg:x="3.519cm" svg:y="13.207cm" svg:viewBox="0 0 32 192" draw:points="0,192 32,192 32,0 0,0">
          <text:p/>
        </draw:polygon>
        <draw:path draw:style-name="gr4" draw:text-style-name="P4" draw:layer="layout" svg:width="0.092cm" svg:height="0.112cm" svg:x="3.539cm" svg:y="14.263cm" svg:viewBox="0 0 93 113" svg:d="M63 65c-1-1-2-1-6-1h-31v29h31c4 0 5 0 6-1 2-2 3-4 3-14 0-9-1-11-3-13zM63 65zM56 45c4 0 5 0 6-1 2-1 3-4 3-11 0-9-1-11-2-12s-3-2-7-2h-30v26zM56 45zM0 0h64c11 0 17 1 21 5 5 5 7 11 7 25 0 16-6 22-18 24v1c13 2 19 8 19 26 0 15-3 21-8 26-4 4-11 6-20 6h-65z">
          <text:p/>
        </draw:path>
        <draw:path draw:style-name="gr4" draw:text-style-name="P4" draw:layer="layout" svg:width="0.081cm" svg:height="0.088cm" svg:x="3.644cm" svg:y="14.286cm" svg:viewBox="0 0 82 89" svg:d="M27 68c1 1 2 2 6 2h15c4 0 6-1 7-2 1-2 2-5 2-24s-1-21-2-24c-1-1-3-1-7-1h-15c-4 0-5 0-6 1-2 3-2 5-2 24s0 22 2 24zM27 68zM7 84c-5-6-7-14-7-40s2-33 7-39c4-4 9-5 19-5h30c10 0 14 1 18 5 6 6 8 13 8 39s-2 34-8 40c-4 4-8 5-18 5h-30c-10 0-15-1-19-5z">
          <text:p/>
        </draw:path>
        <draw:polygon draw:style-name="gr4" draw:text-style-name="P4" draw:layer="layout" svg:width="0.024cm" svg:height="0.118cm" svg:x="3.739cm" svg:y="14.257cm" svg:viewBox="0 0 25 119" draw:points="0,0 25,0 25,119 0,119">
          <text:p/>
        </draw:polygon>
        <draw:path draw:style-name="gr4" draw:text-style-name="P4" draw:layer="layout" svg:width="0.079cm" svg:height="0.088cm" svg:x="3.779cm" svg:y="14.286cm" svg:viewBox="0 0 80 89" svg:d="M23 36h34c0-12-1-16-2-17s-3-2-8-2h-14c-4 0-7 1-8 2s-2 5-2 17zM23 36zM23 50c0 14 1 18 2 20 1 1 4 1 8 1h16c5 0 6 0 7-1s1-5 1-11h23c0 14-2 21-6 25-3 3-6 5-16 5h-33c-9 0-14-1-17-5-6-6-8-13-8-40s2-33 8-39c3-4 8-5 17-5h30c9 0 14 1 18 5 6 5 7 12 7 38v3c0 3-1 4-4 4z">
          <text:p/>
        </draw:path>
        <draw:path draw:style-name="gr4" draw:text-style-name="P4" draw:layer="layout" svg:width="0.059cm" svg:height="0.11cm" svg:x="3.866cm" svg:y="14.265cm" svg:viewBox="0 0 60 111" svg:d="M60 107l-8 2c-4 1-12 2-18 2-8 0-13-2-16-5-4-3-5-7-5-16v-50h-13v-19h13v-21h26v21h21v19h-21v44c0 3 0 5 1 6 0 0 2 1 7 1h13z">
          <text:p/>
        </draw:path>
        <draw:path draw:style-name="gr4" draw:text-style-name="P4" draw:layer="layout" svg:width="0.081cm" svg:height="0.088cm" svg:x="3.936cm" svg:y="14.286cm" svg:viewBox="0 0 82 89" svg:d="M27 68c1 1 2 2 6 2h15c4 0 6-1 7-2 1-2 2-5 2-24s-1-21-2-24c-1-1-3-1-7-1h-15c-4 0-5 0-6 1-2 3-2 5-2 24s0 22 2 24zM27 68zM7 84c-5-6-7-14-7-40s2-33 7-39c4-4 9-5 19-5h30c10 0 14 1 18 5 6 6 8 13 8 39s-2 34-8 40c-4 4-8 5-18 5h-30c-10 0-15-1-19-5z">
          <text:p/>
        </draw:path>
        <draw:path draw:style-name="gr4" draw:text-style-name="P4" draw:layer="layout" svg:width="0.097cm" svg:height="0.112cm" svg:x="4.065cm" svg:y="14.263cm" svg:viewBox="0 0 98 113" svg:d="M31 91c1 1 2 1 7 1h21c6 0 7 0 8-1 2-2 4-7 4-35 0-29-2-33-4-34-1-1-2-2-8-2h-21c-5 0-6 1-7 2-2 1-4 5-4 34 0 30 2 33 4 35zM31 91zM66 0c12 0 17 1 21 5 7 6 11 16 11 51s-4 45-11 52c-4 3-9 5-21 5h-34c-12 0-18-2-21-5-7-7-11-17-11-52s4-45 11-51c3-4 9-5 21-5z">
          <text:p/>
        </draw:path>
        <draw:path draw:style-name="gr4" draw:text-style-name="P4" draw:layer="layout" svg:width="0.081cm" svg:height="0.118cm" svg:x="4.178cm" svg:y="14.257cm" svg:viewBox="0 0 82 119" svg:d="M25 53v43c5 3 9 4 13 4h9c4 0 6-1 7-2 3-3 3-6 3-24 0-17 0-20-3-22-1-2-3-2-7-2h-9c-4 0-8 1-13 3zM25 53zM0 0h25v42c11-10 14-13 22-13h9c10 0 15 3 19 7 5 5 7 12 7 38 0 27-2 34-7 40-4 4-10 5-19 5h-10c-7 0-11-1-21-10v10h-25z">
          <text:p/>
        </draw:path>
        <draw:path draw:style-name="gr4" draw:text-style-name="P4" draw:layer="layout" svg:width="0.055cm" svg:height="0.088cm" svg:x="4.274cm" svg:y="14.286cm" svg:viewBox="0 0 56 89" svg:d="M0 89v-89h25v13c9-9 14-13 22-13h9v25h-11c-8 0-13 0-20 3v61z">
          <text:p/>
        </draw:path>
        <draw:path draw:style-name="gr4" draw:text-style-name="P4" draw:layer="layout" svg:width="0.079cm" svg:height="0.088cm" svg:x="4.337cm" svg:y="14.286cm" svg:viewBox="0 0 80 89" svg:d="M23 36h34c0-12-1-16-2-17s-3-2-8-2h-14c-4 0-7 1-8 2s-2 5-2 17zM23 36zM23 50c0 14 1 18 2 20 1 1 4 1 8 1h16c5 0 6 0 7-1s1-5 1-11h23c0 14-2 21-6 25-3 3-6 5-16 5h-33c-9 0-14-1-17-5-6-6-8-13-8-40s2-33 8-39c3-4 8-5 17-5h30c9 0 14 1 18 5 6 5 7 12 7 38v3c0 3-1 4-4 4z">
          <text:p/>
        </draw:path>
        <draw:path draw:style-name="gr4" draw:text-style-name="P4" draw:layer="layout" svg:width="0.054cm" svg:height="0.088cm" svg:x="4.431cm" svg:y="14.286cm" svg:viewBox="0 0 55 89" svg:d="M0 89v-89h24v13c10-9 15-13 22-13h9v25h-11c-7 0-12 0-20 3v61z">
          <text:p/>
        </draw:path>
        <draw:path draw:style-name="gr4" draw:text-style-name="P4" draw:layer="layout" svg:width="0.081cm" svg:height="0.088cm" svg:x="4.494cm" svg:y="14.286cm" svg:viewBox="0 0 82 89" svg:d="M27 68c1 1 2 2 6 2h15c4 0 6-1 7-2 1-2 2-5 2-24s-1-21-2-24c-1-1-3-1-7-1h-15c-4 0-5 0-6 1-2 3-2 5-2 24s0 22 2 24zM27 68zM7 84c-5-6-7-14-7-40s2-33 7-39c4-4 9-5 19-5h30c9 0 14 1 18 5 6 6 8 13 8 39s-2 34-8 40c-4 4-9 5-18 5h-30c-10 0-15-1-19-5z">
          <text:p/>
        </draw:path>
        <draw:path draw:style-name="gr4" draw:text-style-name="P4" draw:layer="layout" svg:width="0.092cm" svg:height="0.112cm" svg:x="4.623cm" svg:y="14.263cm" svg:viewBox="0 0 93 113" svg:d="M86 108c-4 3-9 5-19 5h-41c-11 0-16-1-20-5-5-5-6-11-6-32h25c0 12 1 14 2 15s3 2 7 2h24c5 0 7-1 8-2s1-4 1-12c0-5 0-8-1-9s-4-2-8-2l-34-4c-9-1-13-2-17-6s-6-10-6-25 2-23 7-28c4-4 9-5 19-5h38c11 0 16 1 20 4 4 5 6 11 7 32h-26c0-11-1-14-2-15s-2-1-7-1h-22c-4 0-6 0-7 1s-1 4-1 11c0 6 0 8 2 10 1 1 2 1 7 1l36 4c7 1 12 2 15 6 4 4 6 10 6 25 0 17-2 25-7 30z">
          <text:p/>
        </draw:path>
        <draw:path draw:style-name="gr4" draw:text-style-name="P4" draw:layer="layout" svg:width="0.081cm" svg:height="0.088cm" svg:x="4.728cm" svg:y="14.286cm" svg:viewBox="0 0 82 89" svg:d="M27 68c1 1 2 2 6 2h15c4 0 6-1 7-2 1-2 2-5 2-24s-1-21-2-24c-1-1-3-1-7-1h-15c-4 0-5 0-6 1-2 3-2 5-2 24s0 22 2 24zM27 68zM7 84c-5-6-7-14-7-40s2-33 7-39c4-4 9-5 19-5h30c9 0 14 1 18 5 6 6 8 13 8 39s-2 34-8 40c-4 4-9 5-18 5h-30c-10 0-15-1-19-5z">
          <text:p/>
        </draw:path>
        <draw:path draw:style-name="gr4" draw:text-style-name="P4" draw:layer="layout" svg:width="0.077cm" svg:height="0.088cm" svg:x="4.821cm" svg:y="14.286cm" svg:viewBox="0 0 78 89" svg:d="M78 55c0 18-1 24-6 29-3 4-7 5-17 5h-29c-10 0-15-1-19-5-5-6-7-14-7-40s2-33 7-39c4-4 9-5 19-5h29c10 0 14 1 17 4 5 5 6 12 6 29h-24c0-9 0-12-1-13s-2-1-6-1h-14c-4 0-5 0-6 1-2 3-2 6-2 24 0 19 0 22 2 24 1 1 2 2 6 2h14c4 0 5-1 6-2 1-2 1-4 1-13z">
          <text:p/>
        </draw:path>
        <draw:path draw:style-name="gr4" draw:text-style-name="P4" draw:layer="layout" svg:width="0.026cm" svg:height="0.121cm" svg:x="4.911cm" svg:y="14.253cm" svg:viewBox="0 0 27 122" svg:d="M26 122h-25v-88h25zM26 122zM27 21h-27v-21h27z">
          <text:p/>
        </draw:path>
        <draw:path draw:style-name="gr4" draw:text-style-name="P4" draw:layer="layout" svg:width="0.079cm" svg:height="0.088cm" svg:x="4.951cm" svg:y="14.286cm" svg:viewBox="0 0 80 89" svg:d="M55 66v-14h-16c-9 0-11 0-13 2-2 1-2 3-2 7 0 5 0 8 2 9 1 2 3 2 6 2h7c5 0 8-1 16-6zM55 66zM8 4c4-3 8-4 17-4h32c10 0 15 1 18 4 4 4 5 9 5 25v60h-25v-10c-10 9-14 10-22 10h-12c-9 0-13-1-16-4s-5-8-5-21c0-11 1-17 5-21s9-6 26-6c8 0 17 1 24 2v-7c0-9 0-12-1-13-2-1-3-1-7-1h-12c-3 0-5 0-6 1s-2 4-2 9h-24c0-15 2-20 5-24z">
          <text:p/>
        </draw:path>
        <draw:polygon draw:style-name="gr4" draw:text-style-name="P4" draw:layer="layout" svg:width="0.025cm" svg:height="0.118cm" svg:x="5.047cm" svg:y="14.257cm" svg:viewBox="0 0 26 119" draw:points="0,0 26,0 26,119 0,119">
          <text:p/>
        </draw:polygon>
        <draw:path draw:style-name="gr4" draw:text-style-name="P4" draw:layer="layout" svg:width="0.514cm" svg:height="0.552cm" svg:x="3.519cm" svg:y="13.664cm" svg:viewBox="0 0 515 553" svg:d="M220 434h90c14 0 21-1 26-7 6-5 10-11 10-48 0-36-3-43-10-49-5-6-12-7-26-7h-90zM220 434zM308 219c13 0 19-1 23-6 6-6 10-17 10-45 0-26-3-38-9-43-4-4-9-7-24-7h-88v101zM308 219zM515 405c0 55-15 91-40 117-23 23-52 31-98 31h-377v-123h58v-308h-58v-122h378c50 0 75 8 96 29 26 26 36 64 36 107 0 84-30 118-87 134v2c61 15 92 43 92 133z">
          <text:p/>
        </draw:path>
        <draw:path draw:style-name="gr4" draw:text-style-name="P4" draw:layer="layout" svg:width="0.473cm" svg:height="0.549cm" svg:x="4.621cm" svg:y="13.666cm" svg:viewBox="0 0 474 550" svg:d="M435 523c-16 17-42 27-86 27h-221c-49 0-77-7-97-26-23-23-31-63-31-159h150c2 40 4 52 8 56 5 5 14 6 37 6h76c23 0 35-1 39-5 4-5 6-15 6-35 0-15-2-25-6-30-4-3-18-7-40-9l-158-19c-35-4-58-12-75-30-21-21-31-58-31-134 0-70 13-114 38-139 17-16 43-26 85-26h207c51 0 80 7 97 25 23 23 32 58 33 153h-151c-1-35-3-45-8-50-4-5-12-6-33-6h-74c-19 0-28 1-31 4-4 4-6 13-6 31 0 17 2 25 7 30 4 4 12 6 39 9l159 18c37 5 57 14 73 30 22 21 33 60 33 134 0 75-14 120-39 145z">
          <text:p/>
        </draw:path>
        <draw:path draw:style-name="gr4" draw:text-style-name="P4" draw:layer="layout" svg:width="0.041cm" svg:height="0.04cm" svg:x="4.201cm" svg:y="13.995cm" svg:viewBox="0 0 42 41" svg:d="M23 0c-12-1-23 8-23 21 0 11 9 20 21 20 13 0 22-10 21-24-1-9-9-16-19-17z">
          <text:p/>
        </draw:path>
        <draw:path draw:style-name="gr4" draw:text-style-name="P4" draw:layer="layout" svg:width="0.041cm" svg:height="0.04cm" svg:x="4.411cm" svg:y="13.995cm" svg:viewBox="0 0 42 41" svg:d="M24 0c-15-1-26 9-24 24 1 9 8 15 17 17 15 2 27-10 25-25-2-8-8-15-18-16z">
          <text:p/>
        </draw:path>
        <draw:path draw:style-name="gr4" draw:text-style-name="P4" draw:layer="layout" svg:width="0.144cm" svg:height="0.019cm" svg:x="4.255cm" svg:y="13.79cm" svg:viewBox="0 0 145 20" svg:d="M9 20h127c5 0 10-6 9-12-1-5-5-8-10-8h-126c-4 0-9 3-9 8 0 6 3 12 9 12z">
          <text:p/>
        </draw:path>
        <draw:path draw:style-name="gr4" draw:text-style-name="P4" draw:layer="layout" svg:width="0.25cm" svg:height="0.11cm" svg:x="4.202cm" svg:y="13.83cm" svg:viewBox="0 0 251 111" svg:d="M227 0h-203c-9 0-15 5-16 11-4 34-6 52-8 86 0 8 5 14 13 14h225c7 0 14-5 13-15-2-34-4-49-8-84-1-7-7-12-16-12z">
          <text:p/>
        </draw:path>
        <draw:path draw:style-name="gr4" draw:text-style-name="P4" draw:layer="layout" svg:width="0.555cm" svg:height="0.555cm" svg:x="4.049cm" svg:y="13.664cm" svg:viewBox="0 0 556 556" svg:d="M430 408c0 6-5 12-11 12h-16c0 0 0 18 0 24 0 13-11 22-23 21-11-2-18-11-18-21v-24h-169v24c0 12-9 21-20 21s-20-9-20-21c0-6 0-24 0-24h-18c-5 0-10-5-10-10v-135c0 0 8-73 11-102 4-32 11-43 34-53 33-16 69-22 108-22 38 0 75 6 107 22 23 10 31 21 35 53 3 29 10 102 10 102zM430 408zM384 0h-212c-96 0-172 76-172 172v212c0 95 76 172 172 172h212c95 0 172-77 172-172v-212c0-96-77-172-172-172z">
          <text:p/>
        </draw:path>
        <draw:path draw:style-name="gr4" draw:text-style-name="P4" draw:layer="layout" svg:width="0.04cm" svg:height="0.057cm" svg:x="3.546cm" svg:y="15.008cm" svg:viewBox="0 0 41 58" svg:d="M29 39c0-4-1-6-6-6h-12v16h11c5 0 7-2 7-6zM29 39zM27 13c0-3-1-5-5-5h-11v15h11c4 0 5-2 5-5zM27 13zM0 58v-58h23c12 0 16 4 16 12v6c0 4-2 7-6 9 5 1 8 6 8 11v6c0 9-5 14-17 14z">
          <text:p/>
        </draw:path>
        <draw:path draw:style-name="gr4" draw:text-style-name="P4" draw:layer="layout" svg:width="0.036cm" svg:height="0.043cm" svg:x="3.591cm" svg:y="15.023cm" svg:viewBox="0 0 37 44" svg:d="M19 8c-7 0-9 3-9 8v12c0 4 2 7 9 7 5 0 7-3 7-7v-12c0-5-2-8-7-8zM19 8zM19 44c-16 0-19-8-19-17v-11c0-9 3-16 19-16 14 0 18 7 18 16v11c0 9-4 17-18 17z">
          <text:p/>
        </draw:path>
        <draw:polygon draw:style-name="gr4" draw:text-style-name="P4" draw:layer="layout" svg:width="0.01cm" svg:height="0.06cm" svg:x="3.635cm" svg:y="15.005cm" svg:viewBox="0 0 11 61" draw:points="0,61 0,1 11,0 11,61">
          <text:p/>
        </draw:polygon>
        <draw:path draw:style-name="gr4" draw:text-style-name="P4" draw:layer="layout" svg:width="0.034cm" svg:height="0.043cm" svg:x="3.654cm" svg:y="15.023cm" svg:viewBox="0 0 35 44" svg:d="M11 17h13v-2c0-4-1-7-6-7s-7 3-7 7zM11 17zM19 35c4 0 9 0 14-2l1 8c-4 2-11 3-16 3-14 0-18-6-18-16v-12c0-9 3-16 18-16 14 0 17 7 17 16v10h-24v2c0 5 2 7 8 7z">
          <text:p/>
        </draw:path>
        <draw:path draw:style-name="gr4" draw:text-style-name="P4" draw:layer="layout" svg:width="0.027cm" svg:height="0.054cm" svg:x="3.69cm" svg:y="15.012cm" svg:viewBox="0 0 28 55" svg:d="M27 53c-2 1-6 2-9 2-8 0-12-4-12-11v-24h-6v-9h6v-10l11-1v11h11l-1 9h-10v23c0 2 1 3 4 3 2 0 3 0 5-1z">
          <text:p/>
        </draw:path>
        <draw:path draw:style-name="gr4" draw:text-style-name="P4" draw:layer="layout" svg:width="0.036cm" svg:height="0.043cm" svg:x="3.721cm" svg:y="15.023cm" svg:viewBox="0 0 37 44" svg:d="M19 8c-7 0-9 3-9 8v12c0 4 2 7 9 7 5 0 7-3 7-7v-12c0-5-2-8-7-8zM19 8zM19 44c-16 0-19-8-19-17v-11c0-9 3-16 19-16 14 0 18 7 18 16v11c0 9-4 17-18 17z">
          <text:p/>
        </draw:path>
        <draw:path draw:style-name="gr4" draw:text-style-name="P4" draw:layer="layout" svg:width="0.04cm" svg:height="0.059cm" svg:x="3.781cm" svg:y="15.007cm" svg:viewBox="0 0 41 60" svg:d="M11 41c0 6 3 10 10 10 3 0 6-1 9-1v-18h11v26c-6 1-14 2-20 2-15 0-21-6-21-18v-24c0-13 6-18 22-18 5 0 12 0 18 1l-2 10c-5-1-11-2-17-2-7 0-10 3-10 10z">
          <text:p/>
        </draw:path>
        <draw:path draw:style-name="gr4" draw:text-style-name="P4" draw:layer="layout" svg:width="0.022cm" svg:height="0.043cm" svg:x="3.829cm" svg:y="15.023cm" svg:viewBox="0 0 23 44" svg:d="M23 9c-4 3-8 5-12 7v28h-11v-44h9l1 5c2-2 8-5 12-5z">
          <text:p/>
        </draw:path>
        <draw:path draw:style-name="gr4" draw:text-style-name="P4" draw:layer="layout" svg:width="0.033cm" svg:height="0.043cm" svg:x="3.854cm" svg:y="15.023cm" svg:viewBox="0 0 34 44" svg:d="M23 27h-8c-3 0-4 1-4 4s1 5 4 5 6-1 8-3zM23 27zM34 43h-8l-2-3c-4 3-8 4-13 4-8 0-11-5-11-12 0-9 3-13 13-13h10v-5c0-4-2-6-8-6-4 0-9 1-13 1l-1-8c4-1 11-1 15-1 14 0 18 4 18 15z">
          <text:p/>
        </draw:path>
        <draw:path draw:style-name="gr4" draw:text-style-name="P4" draw:layer="layout" svg:width="0.027cm" svg:height="0.054cm" svg:x="3.891cm" svg:y="15.012cm" svg:viewBox="0 0 28 55" svg:d="M27 53c-2 1-6 2-9 2-8 0-12-4-12-11v-24h-6v-9h6v-10l11-1v11h11l-1 9h-10v23c0 2 1 3 4 3 2 0 3 0 5-1z">
          <text:p/>
        </draw:path>
        <draw:path draw:style-name="gr4" draw:text-style-name="P4" draw:layer="layout" svg:width="0.035cm" svg:height="0.043cm" svg:x="3.923cm" svg:y="15.024cm" svg:viewBox="0 0 36 44" svg:d="M10 0v30c0 2 1 4 3 4 3 0 8-3 12-5v-29h11v43h-8l-1-3c-6 2-13 4-18 4-7 0-9-5-9-13v-31z">
          <text:p/>
        </draw:path>
        <draw:path draw:style-name="gr4" draw:text-style-name="P4" draw:layer="layout" svg:width="0.01cm" svg:height="0.06cm" svg:x="3.968cm" svg:y="15.006cm" svg:viewBox="0 0 11 61" svg:d="M0 18h11v43h-11zM0 18zM0 0h11v12h-11z">
          <text:p/>
        </draw:path>
        <draw:path draw:style-name="gr4" draw:text-style-name="P4" draw:layer="layout" svg:width="0.027cm" svg:height="0.054cm" svg:x="3.984cm" svg:y="15.012cm" svg:viewBox="0 0 28 55" svg:d="M27 53c-2 1-6 2-9 2-8 0-12-4-12-11v-24h-6v-9h6v-10l11-1v11h11l-1 9h-10v23c0 2 1 3 4 3 2 0 3 0 5-1z">
          <text:p/>
        </draw:path>
        <draw:path draw:style-name="gr4" draw:text-style-name="P4" draw:layer="layout" svg:width="0.036cm" svg:height="0.043cm" svg:x="4.015cm" svg:y="15.023cm" svg:viewBox="0 0 37 44" svg:d="M19 8c-7 0-9 3-9 8v12c0 4 2 7 9 7 5 0 7-3 7-7v-12c0-5-2-8-7-8zM19 8zM19 44c-16 0-19-8-19-17v-11c0-9 3-16 19-16 14 0 18 7 18 16v11c0 9-4 17-18 17z">
          <text:p/>
        </draw:path>
        <draw:path draw:style-name="gr4" draw:text-style-name="P4" draw:layer="layout" svg:width="0.047cm" svg:height="0.057cm" svg:x="3.543cm" svg:y="15.083cm" svg:viewBox="0 0 48 58" svg:d="M11 38h25l-13-36zM11 38zM37 43h-27l-5 15h-5l19-58h9l20 58h-5z">
          <text:p/>
        </draw:path>
        <draw:path draw:style-name="gr4" draw:text-style-name="P4" draw:layer="layout" svg:width="0.031cm" svg:height="0.06cm" svg:x="3.596cm" svg:y="15.08cm" svg:viewBox="0 0 32 61" svg:d="M27 22c-5-1-10-1-14-1-6 0-9 3-9 8v20c0 5 2 7 9 7 5 0 9-2 14-5zM27 22zM0 29c0-7 3-13 13-13 5 0 8 1 14 2v-18h5v60h-4l-1-4c-5 3-10 5-15 5-9 0-12-4-12-12z">
          <text:p/>
        </draw:path>
        <draw:path draw:style-name="gr4" draw:text-style-name="P4" draw:layer="layout" svg:width="0.03cm" svg:height="0.043cm" svg:x="3.639cm" svg:y="15.098cm" svg:viewBox="0 0 31 44" svg:d="M4 0v35c0 3 2 4 5 4s12-2 17-4v-35h5v43h-4l-1-4c-4 3-13 5-18 5-6 0-8-4-8-9v-35z">
          <text:p/>
        </draw:path>
        <draw:polygon draw:style-name="gr4" draw:text-style-name="P4" draw:layer="layout" svg:width="0.005cm" svg:height="0.059cm" svg:x="3.682cm" svg:y="15.08cm" svg:viewBox="0 0 6 60" draw:points="0,60 0,0 6,0 6,60">
          <text:p/>
        </draw:polygon>
        <draw:path draw:style-name="gr4" draw:text-style-name="P4" draw:layer="layout" svg:width="0.026cm" svg:height="0.053cm" svg:x="3.695cm" svg:y="15.088cm" svg:viewBox="0 0 27 54" svg:d="M27 52c-3 1-6 2-9 2-8 0-10-3-10-9v-31h-8v-4h8v-10h6v10h12v4h-12v30c0 4 0 5 4 5 3 0 5 0 8-1z">
          <text:p/>
        </draw:path>
        <draw:path draw:style-name="gr4" draw:text-style-name="P4" draw:layer="layout" svg:width="0.032cm" svg:height="0.043cm" svg:x="3.727cm" svg:y="15.098cm" svg:viewBox="0 0 33 44" svg:d="M28 14c0-6-4-10-11-10-9 0-13 4-13 10v15c0 7 4 11 13 11 7 0 11-4 11-11zM28 14zM17 44c-13 0-17-7-17-15v-14c0-9 4-15 17-15 11 0 16 6 16 15v14c0 8-5 15-16 15z">
          <text:p/>
        </draw:path>
        <draw:path draw:style-name="gr4" draw:text-style-name="P4" draw:layer="layout" svg:width="0.026cm" svg:height="0.043cm" svg:x="3.768cm" svg:y="15.098cm" svg:viewBox="0 0 27 44" svg:d="M12 44c-4 0-9-1-12-2v-4c4 1 8 1 11 1 9 0 11-1 11-6 0-6 0-7-11-9-10-4-11-6-11-14 0-7 3-10 14-10 4 0 9 0 12 1v4c-4-1-9-1-12-1-8 0-9 2-9 6 0 6 0 7 9 9 12 4 13 6 13 14 0 7-3 11-15 11z">
          <text:p/>
        </draw:path>
        <draw:polygon draw:style-name="gr4" draw:text-style-name="P4" draw:layer="layout" svg:width="0.054cm" svg:height="0.057cm" svg:x="3.821cm" svg:y="15.083cm" svg:viewBox="0 0 55 58" draw:points="49,5 31,50 23,50 6,5 5,58 0,58 1,0 9,0 27,47 46,0 53,0 55,58 50,58">
          <text:p/>
        </draw:polygon>
        <draw:path draw:style-name="gr4" draw:text-style-name="P4" draw:layer="layout" svg:width="0.029cm" svg:height="0.043cm" svg:x="3.886cm" svg:y="15.098cm" svg:viewBox="0 0 30 44" svg:d="M25 25h-13c-6 0-8 2-8 7s1 8 7 8c5 0 10-2 14-5zM25 25zM30 43h-4l-1-3c-4 2-8 4-15 4s-10-4-10-12c0-9 4-12 12-12h13v-8c0-6-3-8-11-8-4 0-8 1-12 1l-1-4c3-1 9-1 13-1 12 0 16 4 16 12z">
          <text:p/>
        </draw:path>
        <draw:polygon draw:style-name="gr4" draw:text-style-name="P4" draw:layer="layout" svg:width="0.036cm" svg:height="0.059cm" svg:x="3.921cm" svg:y="15.098cm" svg:viewBox="0 0 37 60" draw:points="22,42 16,60 11,60 17,42 15,42 0,0 5,0 18,39 32,0 37,0">
          <text:p/>
        </draw:polygon>
        <draw:path draw:style-name="gr4" draw:text-style-name="P4" draw:layer="layout" svg:width="0.032cm" svg:height="0.043cm" svg:x="3.961cm" svg:y="15.098cm" svg:viewBox="0 0 33 44" svg:d="M28 14c0-6-4-10-11-10-9 0-13 4-13 10v15c0 7 4 11 13 11 7 0 11-4 11-11zM28 14zM17 44c-13 0-17-7-17-15v-14c0-9 4-15 17-15 11 0 16 6 16 15v14c0 8-5 15-16 15z">
          <text:p/>
        </draw:path>
        <draw:path draw:style-name="gr4" draw:text-style-name="P4" draw:layer="layout" svg:width="0.018cm" svg:height="0.043cm" svg:x="4.003cm" svg:y="15.098cm" svg:viewBox="0 0 19 44" svg:d="M19 4c-5 2-11 5-15 9v31h-4v-44h4v7c6-3 10-6 14-7z">
          <text:p/>
        </draw:path>
        <draw:path draw:style-name="gr4" draw:text-style-name="P4" draw:layer="layout" svg:width="0.031cm" svg:height="0.043cm" svg:x="4.026cm" svg:y="15.098cm" svg:viewBox="0 0 32 44" svg:d="M4 18h23v-4c0-7-2-10-11-10s-12 3-12 10zM4 18zM16 40c5 0 10-1 15-2v4c-3 1-10 2-15 2-13 0-16-6-16-15v-14c0-9 3-15 16-15s16 6 16 15v9h-28v5c0 7 3 11 12 11z">
          <text:p/>
        </draw:path>
        <draw:path draw:style-name="gr4" draw:text-style-name="P4" draw:layer="layout" svg:width="0.026cm" svg:height="0.043cm" svg:x="4.066cm" svg:y="15.098cm" svg:viewBox="0 0 27 44" svg:d="M12 44c-4 0-9-1-12-2v-4c4 1 8 1 11 1 9 0 11-1 11-6 0-6-1-7-11-9-10-4-11-6-11-14 0-7 3-10 14-10 4 0 9 0 12 1v4c-4-1-9-1-12-1-8 0-9 2-9 6 0 6 0 7 9 9 12 4 13 6 13 14 0 7-3 11-15 11z">
          <text:p/>
        </draw:path>
        <draw:path draw:style-name="gr4" draw:text-style-name="P4" draw:layer="layout" svg:width="0.266cm" svg:height="0.321cm" svg:x="3.554cm" svg:y="14.665cm" svg:viewBox="0 0 267 322" svg:d="M185 152c1-5 0-9-3-12-2-3-6-4-11-4h-11c-8 0-15 0-21 0-8 1-14 1-19 2-6 1-11 2-17 2l-15 120h65c12 0 19-6 21-18zM185 152zM253 249c-3 23-12 41-27 54-14 13-33 19-56 19h-170l42-322h80l-11 83c61-9 96-10 96-10 21 0 37 6 47 20 11 12 15 29 13 49z">
          <text:p/>
        </draw:path>
        <draw:path draw:style-name="gr4" draw:text-style-name="P4" draw:layer="layout" svg:width="0.259cm" svg:height="0.25cm" svg:x="3.834cm" svg:y="14.74cm" svg:viewBox="0 0 260 251" svg:d="M107 187c6 0 12-1 19-1 7-1 13-2 19-4 7-1 13-2 20-4l3-28h-67c-5 0-9 2-12 5-4 3-6 7-6 11l-1 5c-1 4 0 8 3 11s6 5 11 5zM107 187zM60 251c-21 0-37-6-47-19-11-12-14-29-13-50l3-20c3-21 11-39 25-51 15-13 32-19 53-19h95l2-18c1-4-1-8-3-11-3-2-6-4-11-4-12 0-111 5-125 5l7-56c50-6 137-8 153-8 21 0 37 6 48 18 11 13 15 29 12 50l-23 178h-71l-2-22c-9 5-18 9-27 13-10 4-19 7-29 10s-21 4-31 4z">
          <text:p/>
        </draw:path>
        <draw:path draw:style-name="gr4" draw:text-style-name="P4" draw:layer="layout" svg:width="0.397cm" svg:height="0.241cm" svg:x="4.102cm" svg:y="14.745cm" svg:viewBox="0 0 398 242" svg:d="M301 65c-6 0-12 1-18 1-6 1-11 2-17 4-6 1-12 2-18 4l-22 168h-78l21-161c0-5-1-8-3-11-3-3-6-5-11-5h-2c-5 0-11 1-17 1-6 1-11 2-17 4-6 1-12 2-19 4l-22 168h-78l31-238h70l1 22c9-5 17-9 27-13 8-3 17-6 27-9s20-4 30-4h4c14 0 25 2 33 7s15 12 20 19c8-5 17-9 26-13 8-3 18-6 30-9 11-3 23-4 35-4h4c21 0 36 6 47 18 10 12 14 28 12 49l-23 175h-79l22-161c0-5-1-8-3-11-3-3-6-5-11-5z">
          <text:p/>
        </draw:path>
        <draw:path draw:style-name="gr4" draw:text-style-name="P4" draw:layer="layout" svg:width="1.258cm" svg:height="0.699cm" svg:x="3.519cm" svg:y="14.565cm" svg:viewBox="0 0 1259 700" svg:d="M1081 420c0-13 0-72 12-131 8-39 19-71 34-94 17-28 38-44 63-47l-33 272zM1081 420zM1235 27c-22-24-53-27-70-27-5 0-8 0-9 0l-1074 17c-2 0-3 1-3 2 0 2 1 3 3 3 10 0 1000 9 1060 12 17 1 30 6 39 17 13 15 13 36 13 43-37 3-68 25-93 63-20 32-36 74-48 127-20 90-20 179-20 180 0 2 1 3 3 3h113c0 10-2 51-9 99-8 52-34 55-36 55h-63c1-11 1-55-27-88-21-24-51-37-91-40-3 0-6 0-9 0-50 0-92 25-122 73-19 31-27 63-29 71l-761 22c-1 0-2 1-2 2 0 2 1 3 2 3l802 13c1 0 2-1 3-2 0 0 2-33 17-65 20-43 53-64 96-64 24 0 42 8 55 23 33 42 14 124 14 125-1 0 0 1 0 2 0 0 1 1 2 1s104 3 147 3c40 0 55-72 56-75 0-4 53-379 64-508 4-39-4-70-23-90z">
          <text:p/>
        </draw:path>
        <draw:path draw:style-name="gr4" draw:text-style-name="P4" draw:layer="layout" svg:width="0.081cm" svg:height="0.064cm" svg:x="3.996cm" svg:y="14.922cm" svg:viewBox="0 0 82 65" svg:d="M0 42c0 0 51-30 82-42l-1 1-80 64z">
          <text:p/>
        </draw:path>
        <draw:path draw:style-name="gr4" draw:text-style-name="P4" draw:layer="layout" svg:width="0.102cm" svg:height="0.141cm" svg:x="4.107cm" svg:y="15.604cm" svg:viewBox="0 0 103 142" svg:d="M48 79h-16v41c3 0 7 0 12 0 4 0 9 0 13-1s7-3 9-6c3-3 4-9 4-14s-2-10-5-14-8-6-17-6zM48 79zM32 22v34h14c7 0 12-2 15-5 2-3 4-7 4-11 0-6-2-10-4-13-3-3-8-4-15-4h-8c-2 0-4 0-6-1zM32 22zM1 0c11 0 20 0 28 0s14 0 19 0c15 0 27 3 36 9 8 6 12 15 12 28 0 6-1 12-5 17-3 5-8 9-13 11 4 1 7 3 10 5 3 3 5 5 8 9 2 3 4 6 5 10s2 8 2 11c0 15-5 26-14 32-8 7-21 10-37 10-6 0-13 0-21 0s-18 0-30 0l-1-2v-138z">
          <text:p/>
        </draw:path>
        <draw:path draw:style-name="gr4" draw:text-style-name="P4" draw:layer="layout" svg:width="0.121cm" svg:height="0.145cm" svg:x="4.216cm" svg:y="15.602cm" svg:viewBox="0 0 122 146" svg:d="M39 104c3 12 11 17 22 17 5 0 10-1 13-4 4-3 6-6 8-12 2-4 4-9 4-14 1-5 1-10 1-15s0-10 0-16c-1-6-2-12-3-17-2-5-4-10-8-13-3-4-9-6-15-6-7 0-12 2-15 5-4 4-6 9-8 14s-3 10-3 15c0 6-1 11-1 15 0 6 1 11 1 16 1 5 2 10 4 15zM39 104zM21 133c-14-12-21-33-21-60 0-12 1-22 4-31 2-10 6-18 12-24 5-6 11-11 20-14 7-3 15-4 25-4 9 0 17 1 25 4 9 3 15 8 20 14s9 14 12 24c3 9 4 19 4 31s-1 22-4 31c-3 10-7 18-12 24s-11 10-20 13c-8 4-16 5-25 5-16 0-29-4-40-13z">
          <text:p/>
        </draw:path>
        <draw:path draw:style-name="gr4" draw:text-style-name="P4" draw:layer="layout" svg:width="0.087cm" svg:height="0.14cm" svg:x="4.351cm" svg:y="15.604cm" svg:viewBox="0 0 88 141" svg:d="M52 113h36c0 5 0 10-1 14s-3 7-6 10c-4 3-9 4-16 4h-47c-5 0-10-2-13-5-4-3-5-8-5-14v-121l1-1h12c13 0 20 6 20 20v94c6-1 12-1 19-1z">
          <text:p/>
        </draw:path>
        <draw:path draw:style-name="gr4" draw:text-style-name="P4" draw:layer="layout" svg:width="0.094cm" svg:height="0.139cm" svg:x="4.449cm" svg:y="15.605cm" svg:viewBox="0 0 95 140" svg:d="M33 98v15c6 0 11-1 14-1h48c0 5 0 9 0 12-2 10-9 16-21 16h-56c-6 0-10-2-14-5-3-4-4-8-4-14v-120l1-1h89c1 3 2 8 2 12 0 5-1 10-3 15h-56v14 14c3 0 8 0 13 0h32c2 4 2 8 2 13 0 6 0 11-2 15h-45z">
          <text:p/>
        </draw:path>
        <draw:path draw:style-name="gr4" draw:text-style-name="P4" draw:layer="layout" svg:width="0.103cm" svg:height="0.14cm" svg:x="4.542cm" svg:y="15.605cm" svg:viewBox="0 0 104 141" svg:d="M68 26v16 98c-5 1-10 1-17 1s-12 0-16-1v-114l-13 1h-21c-1-4-1-9-1-14s0-10 1-13h101c1 3 2 7 2 12s-2 9-5 11c-2 3-7 4-12 4h-6z">
          <text:p/>
        </draw:path>
        <draw:path draw:style-name="gr4" draw:text-style-name="P4" draw:layer="layout" svg:width="0.121cm" svg:height="0.145cm" svg:x="4.641cm" svg:y="15.602cm" svg:viewBox="0 0 122 146" svg:d="M39 104c3 12 11 17 22 17 5 0 10-1 13-4 4-3 6-6 8-12 2-4 4-9 4-14 1-5 1-10 1-15s0-10 0-16c-1-6-2-12-3-17-2-5-4-10-8-13-3-4-9-6-15-6-7 0-12 2-15 5-4 4-6 9-8 14s-3 10-3 15c0 6-1 11-1 15 0 6 1 11 1 16 1 5 2 10 4 15zM39 104zM21 133c-14-12-21-33-21-60 0-12 1-22 4-31 2-10 6-18 12-24 5-6 11-11 20-14 7-3 15-4 25-4 9 0 17 1 25 4s15 8 20 14 9 14 12 24c3 9 4 19 4 31s-1 22-4 31c-3 10-7 18-12 24s-12 10-20 13c-8 4-16 5-25 5-16 0-29-4-40-13z">
          <text:p/>
        </draw:path>
        <draw:path draw:style-name="gr4" draw:text-style-name="P4" draw:layer="layout" svg:width="0.105cm" svg:height="0.145cm" svg:x="4.8cm" svg:y="15.602cm" svg:viewBox="0 0 106 146" svg:d="M0 131c0-4 1-9 4-13 2-5 5-8 8-12 16 10 29 14 42 14 6 0 10-1 13-4 2-2 4-6 4-10 0-7-5-12-13-15l-24-11c-10-4-18-9-23-15s-7-13-7-22c0-7 1-13 4-18 2-5 6-10 10-14 5-3 11-6 17-8 7-2 13-3 21-3 15 0 31 3 47 11-1 10-4 19-11 24-15-6-27-10-38-10-5 0-9 2-12 4-2 3-4 5-4 9 0 6 4 10 12 13l25 11c11 4 18 9 24 16 5 7 7 15 7 24 0 6-1 13-3 18-3 5-6 10-11 14-4 4-10 7-17 9s-15 3-24 3c-18 0-36-5-51-15z">
          <text:p/>
        </draw:path>
        <draw:path draw:style-name="gr4" draw:text-style-name="P4" draw:layer="layout" svg:width="0.121cm" svg:height="0.145cm" svg:x="4.909cm" svg:y="15.602cm" svg:viewBox="0 0 122 146" svg:d="M39 104c3 12 11 17 22 17 5 0 10-1 13-4 4-3 6-6 8-12 2-4 4-9 4-14 1-5 1-10 1-15s0-10 0-16c-1-6-2-12-3-17-2-5-4-10-8-13-3-4-8-6-15-6s-12 2-15 5c-4 4-6 9-8 14s-3 10-3 15c0 6-1 11-1 15 0 6 1 11 1 16 1 5 2 10 4 15zM39 104zM21 133c-14-12-21-33-21-60 0-12 1-22 4-31 2-10 6-18 12-24 5-6 11-11 20-14 7-3 15-4 25-4 9 0 17 1 25 4s15 8 20 14 9 14 12 24c3 9 4 19 4 31s-1 22-4 31c-3 10-7 18-12 24s-12 10-20 13c-8 4-16 5-25 5-16 0-29-4-40-13z">
          <text:p/>
        </draw:path>
        <draw:path draw:style-name="gr4" draw:text-style-name="P4" draw:layer="layout" svg:width="0.111cm" svg:height="0.145cm" svg:x="5.036cm" svg:y="15.602cm" svg:viewBox="0 0 112 146" svg:d="M81 59v-3c0-21-7-31-22-31-10 0-16 4-20 13-4 8-5 19-5 35 0 14 2 26 7 33 4 8 11 12 21 12 5 0 10-1 16-3 6-3 12-7 19-12 3 2 6 5 9 10 3 4 5 8 6 12-3 3-7 6-11 8-4 3-9 5-14 7-4 2-9 3-15 5-5 1-10 1-15 1-12 0-20-2-28-6-7-4-13-9-17-16-4-6-8-14-10-23-1-9-2-18-2-27 0-13 1-23 4-32 3-11 7-18 12-24 6-6 12-11 19-14s14-4 23-4c8 0 16 1 22 3 7 2 13 5 17 9 5 3 9 8 11 13 3 5 4 11 4 18 0 12-6 18-19 18-3 0-7-1-12-2z">
          <text:p/>
        </draw:path>
        <draw:path draw:style-name="gr4" draw:text-style-name="P4" draw:layer="layout" svg:width="0.033cm" svg:height="0.141cm" svg:x="5.16cm" svg:y="15.604cm" svg:viewBox="0 0 34 142" svg:d="M0 141v-140c4-1 10-1 17-1 6 0 13 0 17 1v140c-4 1-11 1-17 1-7 0-13 0-17-1z">
          <text:p/>
        </draw:path>
        <draw:path draw:style-name="gr4" draw:text-style-name="P4" draw:layer="layout" svg:width="0.126cm" svg:height="0.141cm" svg:x="5.202cm" svg:y="15.604cm" svg:viewBox="0 0 127 142" svg:d="M47 86l8-1h15c1 0 2 0 4 1 1 0 3 0 3 0l-3-13c-3-12-7-26-11-43h-1c-2 6-5 19-10 39zM47 86zM48 111c-4 0-7 0-8 0l-10 29c-3 1-8 2-14 2s-11-1-15-3l-1-1 45-137c5-1 12-1 19-1 8 0 14 0 19 1l44 137c-4 3-10 4-16 4-7 0-12-1-14-4-4-2-7-7-9-14l-4-13c-1 0-4 0-7 0z">
          <text:p/>
        </draw:path>
        <draw:path draw:style-name="gr4" draw:text-style-name="P4" draw:layer="layout" svg:width="0.087cm" svg:height="0.14cm" svg:x="5.337cm" svg:y="15.604cm" svg:viewBox="0 0 88 141" svg:d="M52 113h36c0 5 0 10-1 14s-3 7-6 10c-4 3-9 4-16 4h-47c-5 0-10-2-13-5-4-3-5-8-5-14v-121l1-1h12c13 0 20 6 20 20v94c6-1 12-1 19-1z">
          <text:p/>
        </draw:path>
        <draw:path draw:style-name="gr4" draw:text-style-name="P4" draw:layer="layout" svg:width="0.111cm" svg:height="0.145cm" svg:x="4.099cm" svg:y="15.794cm" svg:viewBox="0 0 112 146" svg:d="M81 59v-3c0-21-7-31-22-31-10 0-16 4-20 13-4 8-5 19-5 35 0 14 2 26 7 33 4 8 11 12 21 12 5 0 10-1 16-3 6-3 12-7 19-12 3 2 6 5 9 10 3 4 5 8 6 12-3 3-7 6-11 8-4 3-9 5-14 7-4 2-9 3-15 5-5 1-10 1-15 1-12 0-20-2-28-6-7-4-13-9-17-16-4-6-8-14-10-24-1-8-2-17-2-26 0-13 1-23 4-32 3-11 7-18 12-24 6-6 12-11 19-14s14-4 23-4c8 0 16 1 22 3 7 2 13 5 17 9 5 3 9 8 11 13 3 5 4 11 4 18 0 12-6 18-19 18-3 0-7-1-12-2z">
          <text:p/>
        </draw:path>
        <draw:path draw:style-name="gr4" draw:text-style-name="P4" draw:layer="layout" svg:width="0.121cm" svg:height="0.145cm" svg:x="4.214cm" svg:y="15.794cm" svg:viewBox="0 0 122 146" svg:d="M39 104c3 12 11 17 22 17 5 0 10-1 13-4 4-3 6-6 8-12 2-4 4-9 4-14 1-5 1-10 1-15s0-10 0-16c-1-6-2-12-3-17-2-5-4-10-8-13-3-4-9-6-15-6-7 0-12 2-15 5-4 4-6 9-8 14s-3 10-3 15c0 6-1 11-1 15 0 6 1 11 1 16 1 5 2 10 4 15zM39 104zM21 133c-14-12-21-32-21-60 0-12 1-22 4-31 2-10 6-18 12-24 5-6 11-11 20-14 7-3 15-4 25-4 9 0 17 1 25 4s15 8 20 14 9 14 12 24c3 9 4 19 4 31s-1 22-4 31c-3 10-7 18-12 24s-12 10-20 13c-8 4-16 5-25 5-16 0-29-4-40-13z">
          <text:p/>
        </draw:path>
        <draw:path draw:style-name="gr4" draw:text-style-name="P4" draw:layer="layout" svg:width="0.106cm" svg:height="0.141cm" svg:x="4.349cm" svg:y="15.796cm" svg:viewBox="0 0 107 142" svg:d="M32 24v40c6 0 11-1 15-1 5 0 9-1 12-2 2-2 4-4 6-6 1-3 2-7 2-11 0-14-7-20-20-20h-9c-2 0-4 0-6 0zM32 24zM100 44c0 4-1 8-2 12s-3 8-5 11c-3 3-5 7-8 9-3 3-7 4-10 6 7 2 12 8 16 18l6 18c2 6 6 11 10 15-2 2-5 5-9 6-4 2-9 3-14 3-4 0-8-1-11-4s-5-8-7-15l-8-21c-1-4-3-7-7-9-2-2-6-3-11-3h-8v50c-5 1-10 1-16 1-7 0-12 0-16-1v-138l1-2c12 0 22 0 30 0s14 0 19 0c8 0 15 0 21 2s11 5 15 8c5 4 8 9 10 14 3 6 4 12 4 20z">
          <text:p/>
        </draw:path>
        <draw:path draw:style-name="gr4" draw:text-style-name="P4" draw:layer="layout" svg:width="0.112cm" svg:height="0.141cm" svg:x="4.465cm" svg:y="15.796cm" svg:viewBox="0 0 113 142" svg:d="M52 117c19 0 28-16 28-46s-9-46-28-46h-12c-3 0-6 0-8 0v92c2 0 5 0 8 0zM52 117zM90 132c-4 4-10 6-17 8s-15 2-24 2c-4 0-10 0-18 0s-18 0-30 0l-1-2v-138l1-2c8 0 16 0 24 0 9 0 18 0 27 0 13 0 22 1 30 5s14 9 18 15c5 6 8 14 10 23s3 18 3 28c0 14-2 25-5 36-3 10-9 18-18 25z">
          <text:p/>
        </draw:path>
        <draw:path draw:style-name="gr4" draw:text-style-name="P4" draw:layer="layout" svg:width="0.121cm" svg:height="0.145cm" svg:x="4.584cm" svg:y="15.794cm" svg:viewBox="0 0 122 146" svg:d="M39 104c3 12 11 17 22 17 5 0 10-1 13-4 4-3 6-6 8-12 2-4 4-9 4-14 1-5 1-10 1-15s0-10 0-16c-1-6-2-12-3-17-2-5-4-10-8-13-3-4-9-6-15-6-7 0-12 2-15 5-4 4-6 9-8 14s-3 10-3 15c0 6-1 11-1 15 0 6 1 11 1 16 1 5 2 10 4 15zM39 104zM21 133c-14-12-21-32-21-60 0-12 1-22 4-31 2-10 6-18 12-24 5-6 11-11 20-14 7-3 15-4 25-4 9 0 17 1 25 4s15 8 20 14 9 14 12 24c3 9 4 19 4 31s-1 22-4 31c-3 10-7 18-12 24s-12 10-20 13c-8 4-16 5-25 5-16 0-29-4-40-13z">
          <text:p/>
        </draw:path>
        <draw:path draw:style-name="gr4" draw:text-style-name="P4" draw:layer="layout" svg:width="0.102cm" svg:height="0.141cm" svg:x="4.72cm" svg:y="15.796cm" svg:viewBox="0 0 103 142" svg:d="M48 79h-16v41c3 0 7 0 12 0 4 0 9 0 13-1s7-3 9-6c3-3 4-9 4-14s-2-10-5-14-8-6-17-6zM48 79zM32 22v34h14c7 0 12-2 15-5 2-3 4-7 4-11 0-6-2-10-4-13-3-3-8-4-15-4h-8c-2 0-4 0-6-1zM32 22zM1 0c11 0 20 0 28 0s14 0 19 0c16 0 27 3 36 9 8 6 12 15 12 28 0 6-1 12-5 17-3 5-8 9-13 11 4 1 7 3 10 5 3 3 5 6 8 9 2 3 4 6 5 10s2 8 2 11c0 15-5 26-14 32-8 7-21 10-37 10-6 0-13 0-21 0s-18 0-30 0l-1-2v-138z">
          <text:p/>
        </draw:path>
        <draw:path draw:style-name="gr4" draw:text-style-name="P4" draw:layer="layout" svg:width="0.094cm" svg:height="0.191cm" svg:x="4.836cm" svg:y="15.745cm" svg:viewBox="0 0 95 192" svg:d="M20 27l46-27c3 2 6 5 9 10 3 4 4 9 4 13l-49 20c-2-2-4-4-7-7-2-3-3-6-3-9zM20 27zM33 150v15c6 0 11-1 15-1h47c0 5 0 9 0 12-2 10-9 16-21 16h-56c-6 0-10-2-14-6-3-3-4-7-4-13v-120l1-2h89c1 4 2 9 2 13 0 5-1 10-3 15h-56v14 15c3 0 8 0 13 0h32c2 4 2 8 2 13s0 10-2 14h-45z">
          <text:p/>
        </draw:path>
        <draw:path draw:style-name="gr4" draw:text-style-name="P4" draw:layer="layout" svg:width="0.105cm" svg:height="0.145cm" svg:x="4.932cm" svg:y="15.794cm" svg:viewBox="0 0 106 146" svg:d="M0 131c0-4 1-9 4-13 2-5 5-8 8-12 16 10 29 14 42 14 6 0 10-1 13-4 2-2 4-6 4-10 0-7-5-12-13-15l-24-11c-10-4-18-9-23-15s-7-13-7-22c0-7 1-13 4-18 2-5 6-10 10-14 5-3 11-6 17-8 7-2 13-3 21-3 15 0 31 3 47 11-1 10-4 19-11 24-15-6-27-10-38-10-5 0-9 2-12 4-2 3-4 5-4 9 0 6 4 10 12 13l25 11c11 4 18 9 24 16 5 7 7 15 7 24 0 6-1 13-3 18-3 5-6 10-11 14-4 4-10 7-17 9s-15 3-24 3c-18 0-36-5-51-15z">
          <text:p/>
        </draw:path>
        <draw:path draw:style-name="gr4" draw:text-style-name="P4" draw:layer="layout" svg:width="0.252cm" svg:height="0.394cm" svg:x="3.519cm" svg:y="15.644cm" svg:viewBox="0 0 253 395" svg:d="M136 272c14 1 28-1 41-9 35-18 48-62 30-97-19-35-63-48-99-29-14 7-24 18-30 32-8-44 0-91 24-130l-64-39c-47 78-50 177-8 258 43 82 128 134 220 137l3-75c-44-1-86-19-117-48z">
          <text:p/>
        </draw:path>
        <draw:path draw:style-name="gr12" draw:text-style-name="P2" draw:layer="layout" svg:width="0.252cm" svg:height="0.394cm" svg:x="3.519cm" svg:y="15.644cm" svg:viewBox="0 0 253 395" svg:d="M136 272c14 1 28-1 41-9 35-18 48-62 30-97-19-35-63-48-99-29-14 7-24 18-30 32-8-44 0-91 24-130l-64-39c-47 78-50 177-8 258 43 82 128 134 220 137l3-75c-44-1-86-19-117-48z">
          <text:p/>
        </draw:path>
        <draw:path draw:style-name="gr4" draw:text-style-name="P4" draw:layer="layout" svg:width="0.447cm" svg:height="0.2cm" svg:x="3.558cm" svg:y="15.521cm" svg:viewBox="0 0 448 201" svg:d="M294 11c-66-19-135-12-197 19-40 22-74 53-97 93l64 39c16-27 40-49 69-65 12-6 23-11 35-15-18 23-22 55-8 82 19 35 62 48 97 29s48-62 30-98c-2-4-4-7-6-9 43 16 79 46 101 86l66-35c-32-62-87-106-154-126z">
          <text:p/>
        </draw:path>
        <draw:path draw:style-name="gr12" draw:text-style-name="P2" draw:layer="layout" svg:width="0.447cm" svg:height="0.2cm" svg:x="3.558cm" svg:y="15.521cm" svg:viewBox="0 0 448 201" svg:d="M294 11c-66-19-135-12-197 19-40 22-74 53-97 93l64 39c16-27 40-49 69-65 12-6 23-11 35-15-18 23-22 55-8 82 19 35 62 48 97 29s48-62 30-98c-2-4-4-7-6-9 43 16 79 46 101 86l66-35c-32-62-87-106-154-126z">
          <text:p/>
        </draw:path>
        <draw:path draw:style-name="gr4" draw:text-style-name="P4" draw:layer="layout" svg:width="0.265cm" svg:height="0.38cm" svg:x="3.769cm" svg:y="15.658cm" svg:viewBox="0 0 266 381" svg:d="M236 0l-66 35c22 42 26 91 15 134-1-6-3-11-6-17-19-35-64-48-99-29s-48 62-29 97c16 30 50 44 81 36-11 10-24 20-38 28-28 16-60 23-92 22l-2 75c2 0 5 0 8 0 42 0 84-10 122-30 126-68 173-225 106-351z">
          <text:p/>
        </draw:path>
        <draw:path draw:style-name="gr12" draw:text-style-name="P2" draw:layer="layout" svg:width="0.265cm" svg:height="0.38cm" svg:x="3.769cm" svg:y="15.658cm" svg:viewBox="0 0 266 381" svg:d="M236 0l-66 35c22 42 26 91 15 134-1-6-3-11-6-17-19-35-64-48-99-29s-48 62-29 97c16 30 50 44 81 36-11 10-24 20-38 28-28 16-60 23-92 22l-2 75c2 0 5 0 8 0 42 0 84-10 122-30 126-68 173-225 106-351z">
          <text:p/>
        </draw:path>
        <draw:path draw:style-name="gr4" draw:text-style-name="P4" draw:layer="layout" svg:width="0.233cm" svg:height="0.32cm" svg:x="3.529cm" svg:y="16.33cm" svg:viewBox="0 0 234 321" svg:d="M1 279c-1-1-1-4-1-6l29-33c2-2 4-2 6-1 20 16 51 33 85 33 37 0 60-18 60-44 0-23-15-37-58-43l-16-3c-61-8-95-38-95-89 0-56 41-93 106-93 39 0 77 12 102 31 2 1 2 3 0 6l-21 34c-2 2-5 2-7 1-26-16-49-24-75-24-32 0-49 17-49 41 0 22 15 36 57 42l17 3c60 8 93 37 93 90 0 55-40 97-118 97-45 0-90-19-115-42z">
          <text:p/>
        </draw:path>
        <draw:path draw:style-name="gr4" draw:text-style-name="P4" draw:layer="layout" svg:width="0.195cm" svg:height="0.23cm" svg:x="3.785cm" svg:y="16.421cm" svg:viewBox="0 0 196 231" svg:d="M141 72c-6-19-22-29-43-29s-37 10-43 29c-2 6-3 11-3 19 0 2 1 3 3 3h86c2 0 3-1 3-3 0-8-1-13-3-19zM141 72zM7 169c-4-14-7-31-7-54 0-22 2-40 7-54 12-39 47-61 91-61 45 0 79 23 91 61 5 16 7 31 7 66 0 3-2 5-5 5h-136c-2 0-3 1-3 3 0 6 1 11 3 16 7 23 25 35 49 35 25 0 41-9 53-22 2-3 5-3 7-1l27 24c2 2 2 5 0 7-19 22-51 37-91 37-47 0-80-23-93-62z">
          <text:p/>
        </draw:path>
        <draw:path draw:style-name="gr4" draw:text-style-name="P4" draw:layer="layout" svg:width="0.176cm" svg:height="0.23cm" svg:x="4.003cm" svg:y="16.421cm" svg:viewBox="0 0 177 231" svg:d="M6 170c-4-14-6-31-6-55 0-23 2-40 6-54 13-40 48-61 92-61 33 0 60 13 77 34 2 2 2 4 0 6l-29 26c-2 2-5 2-6-1-12-13-24-20-42-20-20 0-35 10-41 30-4 11-4 24-4 40 0 17 0 30 4 41 6 20 21 30 41 30 18 0 30-7 42-21 1-2 4-2 6 0l29 26c2 2 2 4 0 6-17 21-44 34-77 34-44 0-79-21-92-61z">
          <text:p/>
        </draw:path>
        <draw:path draw:style-name="gr4" draw:text-style-name="P4" draw:layer="layout" svg:width="0.156cm" svg:height="0.225cm" svg:x="4.206cm" svg:y="16.421cm" svg:viewBox="0 0 157 226" svg:d="M4 226c-3 0-4-2-4-4v-213c0-3 1-4 4-4h42c3 0 5 1 5 4v19c10-17 30-28 58-28 17 0 35 6 46 18 2 2 3 4 1 6l-24 31c-2 3-4 3-7 2-10-8-20-12-32-12-30 0-42 22-42 57v120c0 2-2 4-5 4z">
          <text:p/>
        </draw:path>
        <draw:path draw:style-name="gr4" draw:text-style-name="P4" draw:layer="layout" svg:width="0.195cm" svg:height="0.23cm" svg:x="4.366cm" svg:y="16.421cm" svg:viewBox="0 0 196 231" svg:d="M141 72c-6-19-22-29-43-29s-37 10-43 29c-2 6-3 11-3 19 0 2 1 3 3 3h86c2 0 3-1 3-3 0-8-1-13-3-19zM141 72zM7 169c-4-14-7-31-7-54 0-22 2-40 7-54 12-39 47-61 91-61 45 0 79 23 91 61 5 16 7 31 7 66 0 3-2 5-5 5h-136c-2 0-3 1-3 3 0 6 1 11 3 16 7 23 25 35 49 35 25 0 41-9 53-22 2-3 5-3 7-1l27 24c2 2 2 5 0 7-19 22-51 37-91 37-47 0-80-23-93-62z">
          <text:p/>
        </draw:path>
        <draw:path draw:style-name="gr4" draw:text-style-name="P4" draw:layer="layout" svg:width="0.109cm" svg:height="0.29cm" svg:x="4.575cm" svg:y="16.358cm" svg:viewBox="0 0 110 291" svg:d="M83 291c-45 0-62-21-62-64v-117c0-1-1-2-2-2h-15c-3 0-4-2-4-5v-31c0-3 1-5 4-5h15c1 0 2-1 2-3v-60c0-3 2-4 5-4h43c3 0 4 1 4 4v60c0 2 1 3 3 3h29c3 0 5 2 5 5v31c0 3-2 5-5 5h-29c-2 0-3 1-3 2v115c0 16 7 21 21 21h11c3 0 5 2 5 4v37c0 3-2 4-5 4z">
          <text:p/>
        </draw:path>
        <draw:path draw:style-name="gr4" draw:text-style-name="P4" draw:layer="layout" svg:width="0.184cm" svg:height="0.23cm" svg:x="4.708cm" svg:y="16.421cm" svg:viewBox="0 0 185 231" svg:d="M136 151v-16c0-2-1-3-3-3h-36c-33 0-48 9-48 29s13 29 38 29c32 0 49-13 49-39zM136 151zM142 226c-2 0-5-2-5-4v-16h-1c-10 15-31 25-62 25-41 0-74-21-74-68 0-48 33-70 88-70h45c2 0 3 0 3-2v-11c0-26-12-37-49-37-25 0-40 7-51 16-2 2-5 1-6-2l-17-30c-2-2-1-5 1-6 17-13 43-21 79-21 68 0 92 22 92 77v145c0 2-2 4-4 4z">
          <text:p/>
        </draw:path>
        <draw:path draw:style-name="gr4" draw:text-style-name="P4" draw:layer="layout" svg:width="0.156cm" svg:height="0.225cm" svg:x="4.933cm" svg:y="16.421cm" svg:viewBox="0 0 157 226" svg:d="M4 226c-3 0-4-2-4-4v-213c0-3 1-4 4-4h42c3 0 5 1 5 4v19c11-17 30-28 58-28 17 0 35 6 46 18 2 2 3 4 1 6l-24 31c-2 3-4 3-7 2-10-8-20-12-32-12-30 0-42 22-42 57v120c0 2-2 4-5 4z">
          <text:p/>
        </draw:path>
        <draw:path draw:style-name="gr4" draw:text-style-name="P4" draw:layer="layout" svg:width="0.093cm" svg:height="0.319cm" svg:x="5.11cm" svg:y="16.326cm" svg:viewBox="0 0 94 320" svg:d="M9 66c-3 0-4-2-3-5l34-57c2-3 5-4 9-4h42c2 0 4 2 2 4l-43 57c-4 3-6 5-10 5zM9 66zM4 320c-3 0-4-2-4-5v-212c0-2 1-4 4-4h42c4 0 6 2 6 4v212c0 3-2 5-6 5z">
          <text:p/>
        </draw:path>
        <draw:path draw:style-name="gr4" draw:text-style-name="P4" draw:layer="layout" svg:width="0.184cm" svg:height="0.23cm" svg:x="5.191cm" svg:y="16.421cm" svg:viewBox="0 0 185 231" svg:d="M136 151v-16c0-2-1-3-3-3h-36c-33 0-48 9-48 29s14 29 38 29c32 0 49-13 49-39zM136 151zM142 226c-2 0-5-2-5-4v-16h-1c-10 15-31 25-62 25-41 0-74-21-74-68 0-48 33-70 89-70h44c2 0 3 0 3-2v-11c0-26-12-37-49-37-24 0-40 7-51 16-2 2-5 1-6-2l-17-30c-2-2-1-5 1-6 17-13 43-21 79-21 68 0 92 22 92 77v145c0 2-2 4-4 4z">
          <text:p/>
        </draw:path>
        <draw:path draw:style-name="gr4" draw:text-style-name="P4" draw:layer="layout" svg:width="0.194cm" svg:height="0.315cm" svg:x="5.49cm" svg:y="16.335cm" svg:viewBox="0 0 195 316" svg:d="M139 243c3-11 4-22 4-42s-1-31-4-41c-6-19-20-29-41-29s-35 10-41 29c-3 10-5 21-5 41s2 31 5 42c6 18 20 28 41 28s35-10 41-28zM139 243zM149 311c-4 0-6-1-6-4v-17c-11 15-29 26-59 26-38 0-65-17-77-52-5-17-7-34-7-63 0-30 2-46 7-62 12-35 39-53 77-53 30 0 48 11 59 26v-108c0-3 2-4 6-4h42c2 0 4 1 4 4v303c0 3-2 4-4 4z">
          <text:p/>
        </draw:path>
        <draw:path draw:style-name="gr4" draw:text-style-name="P4" draw:layer="layout" svg:width="0.195cm" svg:height="0.23cm" svg:x="5.717cm" svg:y="16.421cm" svg:viewBox="0 0 196 231" svg:d="M141 72c-6-19-22-29-43-29s-37 10-43 29c-2 6-3 11-3 19 0 2 1 3 3 3h86c2 0 3-1 3-3 0-8-1-13-3-19zM141 72zM7 169c-4-14-7-31-7-54 0-22 2-40 7-54 12-39 47-61 91-61 45 0 79 23 91 61 5 16 7 31 7 66 0 3-2 5-5 5h-136c-2 0-3 1-3 3 0 6 1 11 3 16 7 23 25 35 49 35 25 0 41-9 53-22 2-3 5-3 7-1l27 24c2 2 2 5 0 7-19 22-51 37-91 37-47 0-80-23-93-62z">
          <text:p/>
        </draw:path>
        <draw:path draw:style-name="gr4" draw:text-style-name="P4" draw:layer="layout" svg:width="0.287cm" svg:height="0.36cm" svg:x="3.519cm" svg:y="16.714cm" svg:viewBox="0 0 288 361" svg:d="M103 361h-2c-1 0-2 0-3-1 0-1-1-2-1-3v-1-271c0-1-1-2-2-3h-1-89-2c-1 0-1-1-2-1v-1h-1c0-1 0-2 0-3v-72c0-3 1-5 3-5h2 278c1 0 2 0 4 1v1c1 1 1 2 1 3v72c0 1 0 3-1 4-1 0-2 1-3 1h-1-89c-2 0-2 0-3 1l-1 1v1 271 1c0 2-1 3-2 4-1 0-2 0-3 0z">
          <text:p/>
        </draw:path>
        <draw:path draw:style-name="gr4" draw:text-style-name="P4" draw:layer="layout" svg:width="0.289cm" svg:height="0.36cm" svg:x="3.804cm" svg:y="16.714cm" svg:viewBox="0 0 290 361" svg:d="M189 117c0-23-16-39-43-39h-49c-2 0-3 1-3 3v71c0 2 1 3 3 3h49c27 0 43-14 43-38zM189 117zM194 361c-5 0-7-1-8-5l-55-124h-34c-2 0-3 1-3 3v121c0 3-3 5-6 5h-83c-3 0-5-2-5-5v-351c0-3 2-5 5-5h147c84 0 131 48 131 116 0 45-21 82-59 101l66 138c1 3 0 6-4 6z">
          <text:p/>
        </draw:path>
        <draw:path draw:style-name="gr4" draw:text-style-name="P4" draw:layer="layout" svg:width="0.346cm" svg:height="0.36cm" svg:x="4.076cm" svg:y="16.714cm" svg:viewBox="0 0 347 361" svg:d="M209 222l-34-112h-2l-35 112zM209 222zM124 5c1-3 3-5 7-5h87c4 0 6 2 7 5l122 351c1 3-1 5-4 5h-87c-4 0-6-2-7-5l-17-56h-118l-17 56c-1 3-3 5-7 5h-86c-4 0-4-2-4-5z">
          <text:p/>
        </draw:path>
        <draw:path draw:style-name="gr4" draw:text-style-name="P4" draw:layer="layout" svg:width="0.287cm" svg:height="0.36cm" svg:x="4.419cm" svg:y="16.714cm" svg:viewBox="0 0 288 361" svg:d="M0 5c0-3 2-5 5-5h78c3 0 7 1 9 5l109 204h2v-204c0-3 2-5 5-5h74c4 0 6 2 6 5v351c0 3-2 5-6 5h-77c-4 0-8-1-9-5l-109-204h-3v204c0 3-2 5-5 5h-74c-3 0-5-2-5-5z">
          <text:p/>
        </draw:path>
        <draw:path draw:style-name="gr4" draw:text-style-name="P4" draw:layer="layout" svg:width="0.294cm" svg:height="0.372cm" svg:x="4.71cm" svg:y="16.708cm" svg:viewBox="0 0 295 373" svg:d="M2 322c-2-3-2-6-1-9l48-56c2-3 5-3 7-1 22 19 56 36 93 36 33 0 50-13 50-33 0-16-10-26-45-31l-20-2c-78-11-120-47-120-114 0-68 52-112 135-112 49 0 96 15 128 39 3 2 3 5 1 8l-39 58c-2 2-5 3-8 1-25-17-52-27-81-27-27 0-40 13-40 30 0 16 11 26 47 31l19 2c79 11 119 47 119 116 0 66-51 115-148 115-59 0-118-25-145-51z">
          <text:p/>
        </draw:path>
        <draw:path draw:style-name="gr4" draw:text-style-name="P4" draw:layer="layout" svg:width="0.282cm" svg:height="0.36cm" svg:x="5.01cm" svg:y="16.714cm" svg:viewBox="0 0 283 361" svg:d="M190 120c0-25-17-42-46-42h-48c-2 0-3 1-3 3v77c0 2 1 3 3 3h48c29 0 46-16 46-41zM190 120zM5 361c-3 0-5-2-5-5v-351c0-3 2-5 5-5h145c87 0 133 49 133 120 0 69-46 120-133 120h-54c-2 0-3 1-3 3v113c0 3-3 5-6 5z">
          <text:p/>
        </draw:path>
        <draw:path draw:style-name="gr4" draw:text-style-name="P4" draw:layer="layout" svg:width="0.291cm" svg:height="0.372cm" svg:x="5.288cm" svg:y="16.708cm" svg:viewBox="0 0 292 373" svg:d="M192 258c4-12 5-29 5-71 0-44-1-61-5-73-6-20-23-31-46-31s-40 11-46 31c-4 12-5 29-5 73 0 42 1 59 5 71 6 20 23 32 46 32s40-12 46-32zM192 258zM10 284c-8-27-10-48-10-97 0-51 2-72 10-99 19-59 72-88 136-88 63 0 117 29 136 88 9 27 10 48 10 99 0 49-1 70-10 97-19 59-73 89-136 89-64 0-117-30-136-89z">
          <text:p/>
        </draw:path>
        <draw:path draw:style-name="gr4" draw:text-style-name="P4" draw:layer="layout" svg:width="0.289cm" svg:height="0.36cm" svg:x="5.592cm" svg:y="16.714cm" svg:viewBox="0 0 290 361" svg:d="M189 117c0-23-16-39-43-39h-49c-2 0-3 1-3 3v71c0 2 1 3 3 3h49c27 0 43-14 43-38zM189 117zM194 361c-5 0-7-1-8-5l-55-124h-34c-2 0-3 1-3 3v121c0 3-3 5-6 5h-83c-3 0-5-2-5-5v-351c0-3 2-5 5-5h147c84 0 131 48 131 116 0 45-21 82-59 101l66 138c1 3 0 6-4 6z">
          <text:p/>
        </draw:path>
        <draw:path draw:style-name="gr4" draw:text-style-name="P4" draw:layer="layout" svg:width="0.287cm" svg:height="0.36cm" svg:x="5.864cm" svg:y="16.714cm" svg:viewBox="0 0 288 361" svg:d="M103 361h-2c-1 0-2 0-3-1 0-1-1-2-1-3v-1-271c0-1-1-2-2-3h-1-89-2c-1 0-1-1-2-1v-1h-1c0-1 0-2 0-3v-72c0-3 1-5 3-5h2 278c1 0 2 0 4 1v1c1 1 1 2 1 3v72c0 1 0 3-1 4-1 0-2 1-3 1h-1-89c-2 0-2 0-3 1l-1 1v1 271 1c0 2-1 3-2 4-1 0-2 0-3 0z">
          <text:p/>
        </draw:path>
        <draw:path draw:style-name="gr4" draw:text-style-name="P4" draw:layer="layout" svg:width="0.246cm" svg:height="0.36cm" svg:x="6.149cm" svg:y="16.714cm" svg:viewBox="0 0 247 361" svg:d="M0 5c0-3 2-5 5-5h237c3 0 5 2 5 5v68c0 3-2 5-5 5h-145c-2 0-3 1-3 3v56c0 2 1 3 3 3h119c3 0 6 2 6 5v67c0 3-3 5-6 5h-119c-2 0-3 1-3 4v58c0 2 1 3 3 3h145c3 0 5 2 5 6v68c0 3-2 5-5 5h-237c-3 0-5-2-5-5z">
          <text:p/>
        </draw:path>
        <draw:path draw:style-name="gr5" draw:text-style-name="P5" draw:layer="layout" svg:width="0.532cm" svg:height="0.535cm" svg:x="8.64cm" svg:y="19.054cm" svg:viewBox="0 0 533 536" svg:d="M36 398l-28 102c-1 7-3 11-4 17-2 6-4 12-4 19 8-1 89-23 104-27 63-16 14-9 92 13 10 3 21 5 32 7 36 6 75 3 109-7 17-4 45-15 59-24 42-25 71-50 98-94 9-15 8-13 14-27 40-82 30-179-15-253-10-17-24-32-37-46-16-15-27-25-46-37-74-47-174-56-262-13-22 10-47 28-65 46l-26 28c-24 30-45 76-51 114-5 25-3 15-4 37 0 6-2 7-1 13 2 27 2 48 11 73 4 15 7 26 14 40zM36 398zM172 144c25 0 22-5 36 30 15 37 22 35-4 64-7 8-6 10 7 29 9 12 18 24 29 33 4 3 4 4 8 7 4 2 6 4 9 6 7 5 37 21 43 21 12 0 26-35 35-35 7 0 28 11 35 14 31 16 31 11 31 27 0 23-13 36-31 45-19 9-14 5-31 7-21 4-66-17-86-27-42-23-91-77-110-119-27-55 8-102 29-102z">
          <text:p/>
        </draw:path>
        <draw:path draw:style-name="gr5" draw:text-style-name="P5" draw:layer="layout" svg:width="0.597cm" svg:height="0.596cm" svg:x="4.25cm" svg:y="19.024cm" svg:viewBox="0 0 598 597" svg:d="M560 441c-1-1-2-1-2-1-41-19-82-37-123-55-3-2-5 0-7 2-15 15-30 30-45 46-9 8-17 9-27 2-20-16-41-31-62-48-49-43-94-90-132-145-7-10-6-18 3-27 13-13 26-27 40-40 8-9 8-9 3-20-16-38-32-75-49-113-1-2-1-5-5-4-34 9-68 18-101 27-7 2-12 6-15 13-4 8-4 16-1 25 10 28 19 59 31 87 39 88 96 163 167 227 56 51 118 92 188 119 24 10 49 18 74 26 16 5 31-3 35-18 9-34 18-68 28-103zM560 441zM598 436c-4 13-7 25-11 37-7 28-14 55-22 83-6 21-21 35-42 39-13 3-27 3-40-1-74-21-143-53-207-98-108-79-192-177-244-301-11-27-20-55-29-82-8-29 0-58 22-73 7-5 15-8 22-10 37-10 74-19 111-29 14-3 21 0 27 13 21 48 42 96 64 145 5 12 4 17-6 27-15 15-30 30-45 46 47 64 104 119 168 167 2-1 4-3 5-4 14-14 28-29 42-43 8-8 14-9 25-4 49 21 97 43 146 65 7 3 11 7 14 13z">
          <text:p/>
        </draw:path>
        <draw:path draw:style-name="gr5" draw:text-style-name="P5" draw:layer="layout" svg:width="0.316cm" svg:height="0.315cm" svg:x="4.532cm" svg:y="19.023cm" svg:viewBox="0 0 317 316" svg:d="M20 0c9 0 18 1 27 2 125 12 231 102 260 224 4 16 6 33 8 49 1 1 1 3 2 4v24c-4 8-9 13-19 13-9-1-16-8-16-18-1-29-5-58-15-85-34-91-98-148-193-171-16-4-33-5-50-7-3 0-6 0-9 0-9-1-15-8-15-17 0-8 4-15 13-17 1-1 2-1 3-1z">
          <text:p/>
        </draw:path>
        <draw:path draw:style-name="gr5" draw:text-style-name="P5" draw:layer="layout" svg:width="0.245cm" svg:height="0.245cm" svg:x="4.532cm" svg:y="19.094cm" svg:viewBox="0 0 246 246" svg:d="M28 0c79 6 141 41 185 109 22 37 33 76 33 118 0 11-7 18-17 19-10 0-17-8-18-18 0-5 0-10 0-14-4-49-23-90-59-125-27-27-61-44-100-51-9-2-18-2-28-3-4 0-8 0-12-1-7-2-12-9-12-17s5-15 13-17c4 0 9 0 15 0z">
          <text:p/>
        </draw:path>
        <draw:path draw:style-name="gr5" draw:text-style-name="P5" draw:layer="layout" svg:width="0.175cm" svg:height="0.175cm" svg:x="4.532cm" svg:y="19.164cm" svg:viewBox="0 0 176 176" svg:d="M24 0c73 3 136 56 149 128 2 11 3 20 3 30 1 10-7 18-17 18-9 1-17-7-17-17-1-38-16-69-44-93-21-19-46-30-75-31-2 0-5 0-8-1-10-1-15-9-15-19 0-9 8-15 18-15 2 0 5 0 6 0z">
          <text:p/>
        </draw:path>
        <draw:path draw:style-name="gr5" draw:text-style-name="P5" draw:layer="layout" svg:width="0.261cm" svg:height="0.352cm" svg:x="5.012cm" svg:y="19.118cm" svg:viewBox="0 0 262 353" svg:d="M173 271c9-17 13-41 13-73v-45c0-31-4-55-13-72-9-16-23-24-42-24s-33 8-42 24c-9 17-14 41-14 72v45c0 32 5 56 14 73 9 16 23 24 42 24s33-8 42-24zM173 271zM32 310c-22-28-32-67-32-114v-40c0-47 10-86 32-114 21-28 55-42 99-42s77 14 99 42c21 29 32 67 32 114v40c0 47-11 86-32 114-22 29-56 43-99 43-44 0-78-14-99-43z">
          <text:p/>
        </draw:path>
        <draw:path draw:style-name="gr5" draw:text-style-name="P5" draw:layer="layout" svg:width="0.25cm" svg:height="0.351cm" svg:x="5.29cm" svg:y="19.119cm" svg:viewBox="0 0 251 352" svg:d="M165 135c8-10 12-21 12-34s-4-24-13-33c-8-10-21-15-39-15s-31 5-39 14c-9 10-13 21-13 34s4 24 13 34c8 9 21 14 39 14s31-5 40-14zM165 135zM169 281c9-11 14-23 14-37s-5-27-14-38c-10-11-24-16-44-16-19 0-34 5-43 16-10 11-15 24-15 38 0 15 5 27 14 37 10 11 25 16 44 16 20 0 34-6 44-16zM169 281zM53 338c-19-10-32-22-41-37-8-16-12-32-12-49s3-31 9-42c7-12 14-21 23-26 8-6 16-11 22-13v-2c-6-2-12-6-19-12-7-7-13-15-18-25-6-11-8-23-8-37 0-16 4-31 12-45 7-15 20-27 37-36 19-10 41-14 67-14 27 0 49 4 68 14 17 9 29 21 37 36 8 14 12 29 12 45 0 14-3 26-8 37-6 10-12 18-19 25-7 6-13 10-18 12v2c6 2 14 7 22 13 8 5 15 14 22 26 7 11 10 25 10 42s-4 33-12 49c-9 15-23 27-42 37-19 9-43 14-72 14-28 0-52-5-72-14z">
          <text:p/>
        </draw:path>
        <draw:path draw:style-name="gr5" draw:text-style-name="P5" draw:layer="layout" svg:width="0.261cm" svg:height="0.352cm" svg:x="5.551cm" svg:y="19.118cm" svg:viewBox="0 0 262 353" svg:d="M173 271c9-17 13-41 13-73v-45c0-31-4-55-13-72-9-16-23-24-42-24s-33 8-42 24c-9 17-14 41-14 72v45c0 32 5 56 14 73 9 16 23 24 42 24s33-8 42-24zM173 271zM32 310c-22-28-32-67-32-114v-40c0-47 10-86 32-114 21-28 55-42 99-42s77 14 99 42c21 29 32 67 32 114v40c0 47-11 86-32 114-22 29-56 43-99 43-44 0-78-14-99-43z">
          <text:p/>
        </draw:path>
        <draw:path draw:style-name="gr5" draw:text-style-name="P5" draw:layer="layout" svg:width="0.261cm" svg:height="0.352cm" svg:x="5.825cm" svg:y="19.118cm" svg:viewBox="0 0 262 353" svg:d="M173 271c9-17 13-41 13-73v-45c0-31-4-55-13-72-9-16-23-24-42-24s-33 8-42 24c-9 17-14 41-14 72v45c0 32 5 56 14 73 9 16 23 24 42 24s33-8 42-24zM173 271zM32 310c-22-28-32-67-32-114v-40c0-47 10-86 32-114 21-28 55-42 99-42s77 14 99 42c21 29 32 67 32 114v40c0 47-11 86-32 114-22 29-56 43-99 43-44 0-78-14-99-43z">
          <text:p/>
        </draw:path>
        <draw:polygon draw:style-name="gr5" draw:text-style-name="P5" draw:layer="layout" svg:width="0.174cm" svg:height="0.053cm" svg:x="6.135cm" svg:y="19.285cm" svg:viewBox="0 0 175 54" draw:points="0,0 175,0 175,54 0,54">
          <text:p/>
        </draw:polygon>
        <draw:path draw:style-name="gr5" draw:text-style-name="P5" draw:layer="layout" svg:width="0.25cm" svg:height="0.351cm" svg:x="6.363cm" svg:y="19.119cm" svg:viewBox="0 0 251 352" svg:d="M165 135c8-10 12-21 12-34s-4-24-13-33c-8-10-21-15-39-15s-31 5-39 14c-9 10-13 21-13 34s4 24 13 34c8 9 21 14 39 14s31-5 40-14zM165 135zM169 281c9-11 14-23 14-37s-5-27-14-38c-10-11-24-16-44-16-19 0-34 5-43 16-10 11-15 24-15 38 0 15 5 27 14 37 10 11 25 16 44 16 20 0 34-6 44-16zM169 281zM53 338c-19-10-32-22-41-37-8-16-12-32-12-49s3-31 9-42c7-12 14-21 23-26 8-6 16-11 22-13v-2c-6-2-12-6-19-12-7-7-13-15-18-25-6-11-8-23-8-37 0-16 4-31 12-45 7-15 20-27 37-36 19-10 41-14 67-14 27 0 49 4 68 14 17 9 29 21 37 36 8 14 12 29 12 45 0 14-3 26-8 37-6 10-12 18-19 25-7 6-13 10-18 12v2c6 2 14 7 22 13 8 5 15 14 22 26 7 11 10 25 10 42s-4 33-12 49c-9 15-23 27-42 37-19 9-43 14-72 14-28 0-52-5-72-14z">
          <text:p/>
        </draw:path>
        <draw:path draw:style-name="gr5" draw:text-style-name="P5" draw:layer="layout" svg:width="0.25cm" svg:height="0.351cm" svg:x="6.63cm" svg:y="19.119cm" svg:viewBox="0 0 251 352" svg:d="M165 135c8-10 12-21 12-34s-4-24-13-33c-8-10-21-15-39-15s-31 5-39 14c-9 10-13 21-13 34s4 24 13 34c8 9 21 14 39 14s31-5 40-14zM165 135zM169 281c9-11 14-23 14-37s-5-27-14-38c-10-11-24-16-44-16-19 0-34 5-43 16-10 11-15 24-15 38 0 15 5 27 14 37 10 11 25 16 44 16 20 0 34-6 44-16zM169 281zM53 338c-19-10-32-22-41-37-8-16-12-32-12-49s3-31 9-42c7-12 14-21 23-26 8-6 16-11 22-13v-2c-6-2-12-6-19-12-7-7-13-15-18-25-6-11-8-23-8-37 0-16 4-31 12-45 7-15 20-27 37-36 19-10 41-14 67-14 27 0 49 4 68 14 17 9 29 21 37 36 8 14 12 29 12 45 0 14-3 26-8 37-6 10-12 18-19 25-7 6-13 10-18 12v2c6 2 14 7 22 13 8 5 15 14 22 26 7 11 10 25 10 42s-4 33-12 49c-9 15-23 27-42 37-19 9-43 14-72 14-28 0-52-5-72-14z">
          <text:p/>
        </draw:path>
        <draw:path draw:style-name="gr5" draw:text-style-name="P5" draw:layer="layout" svg:width="0.25cm" svg:height="0.351cm" svg:x="6.897cm" svg:y="19.119cm" svg:viewBox="0 0 251 352" svg:d="M165 135c8-10 12-21 12-34s-4-24-13-33c-8-10-21-15-39-15s-31 5-39 14c-9 10-13 21-13 34s4 24 13 34c8 9 21 14 39 14s31-5 40-14zM165 135zM169 281c9-11 14-23 14-37s-5-27-14-38c-10-11-24-16-44-16-19 0-34 5-43 16-10 11-15 24-15 38 0 15 5 27 14 37 10 11 25 16 44 16 20 0 34-6 44-16zM169 281zM53 338c-19-10-32-22-41-37-8-16-12-32-12-49s3-31 9-42c7-12 14-21 23-26 8-6 16-11 22-13v-2c-6-2-12-6-19-12-7-7-13-15-18-25-6-11-8-23-8-37 0-16 4-31 12-45 7-15 20-27 37-36 19-10 41-14 67-14 27 0 49 4 68 14 17 9 29 21 37 36 8 14 12 29 12 45 0 14-3 26-8 37-6 10-12 18-19 25-7 6-13 10-18 12v2c6 2 14 7 22 13 8 5 15 14 22 26 7 11 10 25 10 42s-4 33-12 49c-9 15-23 27-42 37-19 9-43 14-72 14-28 0-52-5-72-14z">
          <text:p/>
        </draw:path>
        <draw:polygon draw:style-name="gr5" draw:text-style-name="P5" draw:layer="layout" svg:width="0.174cm" svg:height="0.053cm" svg:x="7.195cm" svg:y="19.285cm" svg:viewBox="0 0 175 54" draw:points="0,0 175,0 175,54 0,54">
          <text:p/>
        </draw:polygon>
        <draw:polygon draw:style-name="gr5" draw:text-style-name="P5" draw:layer="layout" svg:width="0.202cm" svg:height="0.338cm" svg:x="7.435cm" svg:y="19.125cm" svg:viewBox="0 0 203 339" draw:points="203,280 203,339 0,339 0,280 72,280 72,79 71,79 0,144 0,64 71,0 138,0 138,280">
          <text:p/>
        </draw:polygon>
        <draw:path draw:style-name="gr5" draw:text-style-name="P5" draw:layer="layout" svg:width="0.234cm" svg:height="0.345cm" svg:x="7.652cm" svg:y="19.117cm" svg:viewBox="0 0 235 346" svg:d="M1 289l54-47 22-19c22-17 38-31 51-42 12-12 22-24 30-36 7-13 11-25 11-38 0-14-4-26-12-35-9-10-22-15-39-15-22 0-35 6-42 18s-11 25-11 39v5h-65c0-24 4-45 14-63 9-18 23-32 40-42 18-10 39-14 62-14 26 0 46 4 64 13 17 9 30 22 39 38s13 33 13 52-4 36-12 52c-8 15-18 30-29 41-11 12-26 25-44 40l-7 7-51 42v3h146v58h-234z">
          <text:p/>
        </draw:path>
        <draw:path draw:style-name="gr5" draw:text-style-name="P5" draw:layer="layout" svg:width="0.247cm" svg:height="0.351cm" svg:x="7.903cm" svg:y="19.116cm" svg:viewBox="0 0 248 352" svg:d="M37 323c-21-19-34-43-37-72h68c4 13 10 23 20 31 10 7 23 11 39 11 17 0 31-5 41-14s15-21 15-35c0-15-6-27-16-35-10-9-24-13-40-13h-30v-52h31c14 0 26-4 35-11 10-8 14-19 14-32 0-14-4-25-14-34-9-8-22-12-37-12s-27 3-36 11c-9 7-14 17-17 30h-67c4-27 16-50 35-69 19-18 48-27 85-27 27 0 50 4 68 14s31 23 39 38 12 30 12 46-4 30-12 40c-7 11-15 19-24 24-8 5-14 8-16 8v3c7 2 14 6 21 9 7 4 14 12 22 23s12 26 12 45c0 18-4 35-13 51-8 15-22 27-40 37-19 9-41 14-68 14-39 0-69-10-90-29z">
          <text:p/>
        </draw:path>
        <draw:path draw:style-name="gr5" draw:text-style-name="P5" draw:layer="layout" svg:width="0.257cm" svg:height="0.338cm" svg:x="8.163cm" svg:y="19.125cm" svg:viewBox="0 0 258 339" svg:d="M150 206v-128l-83 128zM150 206zM150 259l-150-1v-51l131-207h85v207h42v52h-42v80h-66z">
          <text:p/>
        </draw:path>
        <draw:path draw:style-name="gr5" draw:text-style-name="P5" draw:layer="layout" svg:width="0.247cm" svg:height="0.351cm" svg:x="9.312cm" svg:y="19.116cm" svg:viewBox="0 0 248 352" svg:d="M37 323c-21-19-34-43-37-72h68c4 13 10 23 20 31 10 7 23 11 39 11 17 0 31-5 41-14s15-21 15-35c0-15-6-27-16-35-10-9-24-13-40-13h-30v-52h31c14 0 26-4 35-11 10-8 14-19 14-32 0-14-4-25-14-34-9-8-22-12-37-12s-27 3-36 11c-9 7-14 17-17 30h-67c4-27 16-50 35-69 19-18 48-27 85-27 27 0 50 4 68 14s31 23 39 38 12 30 12 46-4 30-12 40c-7 11-15 19-24 24-8 5-14 8-16 8v3c7 2 14 6 21 9 7 4 14 12 22 23s12 26 12 45c0 18-4 35-13 51-8 15-22 27-40 37-19 9-41 14-68 14-39 0-69-10-90-29z">
          <text:p/>
        </draw:path>
        <draw:path draw:style-name="gr5" draw:text-style-name="P5" draw:layer="layout" svg:width="0.243cm" svg:height="0.342cm" svg:x="9.579cm" svg:y="19.125cm" svg:viewBox="0 0 244 343" svg:d="M59 329c-17-10-31-22-41-38-10-15-16-32-18-51h67c3 14 10 26 20 33s21 11 34 11c18 0 32-6 41-17 10-13 15-28 15-46s-5-33-15-44-23-17-42-17c-24 0-41 11-50 33l-67-1 10-192h210v60h-156l-4 85h3c4-8 12-15 23-22 12-7 28-10 49-10 33 0 58 9 77 29s29 46 29 79c0 22-5 43-14 61-9 19-23 33-41 45-18 11-40 16-66 16-25 0-46-5-64-14z">
          <text:p/>
        </draw:path>
        <draw:polygon draw:style-name="gr5" draw:text-style-name="P5" draw:layer="layout" svg:width="0.202cm" svg:height="0.338cm" svg:x="9.853cm" svg:y="19.125cm" svg:viewBox="0 0 203 339" draw:points="203,280 203,339 0,339 0,280 72,280 72,79 71,79 0,144 0,64 71,0 138,0 138,280">
          <text:p/>
        </draw:polygon>
        <draw:path draw:style-name="gr5" draw:text-style-name="P5" draw:layer="layout" svg:width="0.234cm" svg:height="0.345cm" svg:x="10.07cm" svg:y="19.117cm" svg:viewBox="0 0 235 346" svg:d="M1 289l54-47 22-19c22-17 38-31 51-42 12-12 22-24 30-36 7-13 11-25 11-38 0-14-4-26-12-35-9-10-22-15-39-15-22 0-35 6-42 18s-11 25-11 39v5h-65c0-24 4-45 14-63 9-18 23-32 40-42 18-10 39-14 62-14 26 0 46 4 64 13 17 9 30 22 39 38s13 33 13 52-4 36-12 52c-8 15-18 30-29 41-11 12-26 25-44 40l-7 7-51 42v3h146v58h-234z">
          <text:p/>
        </draw:path>
        <draw:path draw:style-name="gr5" draw:text-style-name="P5" draw:layer="layout" svg:width="0.261cm" svg:height="0.352cm" svg:x="10.322cm" svg:y="19.118cm" svg:viewBox="0 0 262 353" svg:d="M173 271c9-17 13-41 13-73v-45c0-31-4-55-13-72-9-16-23-24-42-24s-33 8-42 24c-9 17-14 41-14 72v45c0 32 5 56 14 73 9 16 23 24 42 24s33-8 42-24zM173 271zM32 310c-22-28-32-67-32-114v-40c0-47 10-86 32-114 21-28 55-42 99-42s77 14 99 42c21 29 32 67 32 114v40c0 47-11 86-32 114-22 29-56 43-99 43-44 0-78-14-99-43z">
          <text:p/>
        </draw:path>
        <draw:polygon draw:style-name="gr5" draw:text-style-name="P5" draw:layer="layout" svg:width="0.202cm" svg:height="0.338cm" svg:x="10.612cm" svg:y="19.125cm" svg:viewBox="0 0 203 339" draw:points="203,280 203,339 0,339 0,280 72,280 72,79 71,79 0,144 0,64 71,0 138,0 138,280">
          <text:p/>
        </draw:polygon>
        <draw:path draw:style-name="gr5" draw:text-style-name="P5" draw:layer="layout" svg:width="0.261cm" svg:height="0.352cm" svg:x="10.821cm" svg:y="19.118cm" svg:viewBox="0 0 262 353" svg:d="M173 271c9-17 13-41 13-73v-45c0-31-4-55-13-72-9-16-23-24-42-24s-33 8-42 24c-9 17-14 41-14 72v45c0 32 5 56 14 73 9 16 23 24 42 24s33-8 42-24zM173 271zM32 310c-22-28-32-67-32-114v-40c0-47 10-86 32-114 21-28 55-42 99-42s77 14 99 42c21 29 32 67 32 114v40c0 47-11 86-32 114-22 29-56 43-99 43-44 0-78-14-99-43z">
          <text:p/>
        </draw:path>
        <draw:path draw:style-name="gr5" draw:text-style-name="P5" draw:layer="layout" svg:width="0.246cm" svg:height="0.343cm" svg:x="11.095cm" svg:y="19.125cm" svg:viewBox="0 0 247 344" svg:d="M166 272c10-12 15-28 15-44 0-17-5-31-15-44s-25-19-44-19c-18 0-33 6-42 18-10 13-15 27-15 44s5 33 15 45 24 19 42 19c19 0 34-7 44-19zM166 272zM64 331c-20-9-36-23-47-41-12-18-17-42-17-69 0-25 4-49 14-71 10-21 23-45 40-71l52-79h66l-98 146 2 1 7-6c8-7 16-13 25-18 10-4 22-6 36-6 21 0 39 5 55 14 15 10 27 23 35 40 9 17 13 36 13 57 0 24-5 47-16 64s-26 30-44 39c-20 9-40 13-62 13s-43-4-61-13z">
          <text:p/>
        </draw:path>
        <draw:path draw:style-name="gr5" draw:text-style-name="P5" draw:layer="layout" svg:width="0.243cm" svg:height="0.342cm" svg:x="11.358cm" svg:y="19.125cm" svg:viewBox="0 0 244 343" svg:d="M59 329c-17-10-31-22-41-38-10-15-16-32-18-51h67c3 14 10 26 20 33s21 11 34 11c18 0 32-6 41-17 10-13 15-28 15-46s-5-33-15-44-23-17-42-17c-24 0-41 11-50 33l-67-1 10-192h210v60h-156l-4 85h3c4-8 12-15 23-22 12-7 28-10 49-10 33 0 58 9 77 29s29 46 29 79c0 22-5 43-14 61-9 19-23 33-41 45-18 11-40 16-66 16-25 0-46-5-64-14z">
          <text:p/>
        </draw:path>
        <draw:polygon draw:style-name="gr5" draw:text-style-name="P5" draw:layer="layout" svg:width="0.202cm" svg:height="0.338cm" svg:x="11.632cm" svg:y="19.125cm" svg:viewBox="0 0 203 339" draw:points="203,280 203,339 0,339 0,280 72,280 72,79 71,79 0,144 0,64 71,0 138,0 138,280">
          <text:p/>
        </draw:polygon>
        <draw:path draw:style-name="gr4" draw:text-style-name="P4" draw:layer="layout" svg:width="0.001cm" svg:height="0.005cm" svg:x="3.877cm" svg:y="17.737cm" svg:viewBox="0 0 2 6" svg:d="M0 6h2c0-1 1-4 0-6-2 0-2 3-2 6z">
          <text:p/>
        </draw:path>
        <draw:path draw:style-name="gr4" draw:text-style-name="P4" draw:layer="layout" svg:width="0.011cm" svg:height="0.008cm" svg:x="3.907cm" svg:y="17.732cm" svg:viewBox="0 0 12 9" svg:d="M0 3c1 0 1-2 2-2 1 3 6 4 5 8h1c-1-3 2-4 4-6-1 0-2 0-3 0-1 1-4-2-5-3-2 3-3 0-4 1z">
          <text:p/>
        </draw:path>
        <draw:polygon draw:style-name="gr4" draw:text-style-name="P4" draw:layer="layout" svg:width="0cm" svg:height="0cm" svg:x="3.927cm" svg:y="17.746cm" svg:viewBox="0 0 0 0" draw:points="0,0">
          <text:p/>
        </draw:polygon>
        <draw:path draw:style-name="gr4" draw:text-style-name="P4" draw:layer="layout" svg:width="0.002cm" svg:height="0.002cm" svg:x="3.917cm" svg:y="17.67cm" svg:viewBox="0 0 3 3" svg:d="M0 3c3-1 3-1 3-3h-3c0 0 0 2 0 3z">
          <text:p/>
        </draw:path>
        <draw:path draw:style-name="gr4" draw:text-style-name="P4" draw:layer="layout" svg:width="0.002cm" svg:height="0.002cm" svg:x="3.913cm" svg:y="17.728cm" svg:viewBox="0 0 3 3" svg:d="M3 2c-1-2 0-2-1-2-2 0-2 2-2 3 2 0 2-1 3-1z">
          <text:p/>
        </draw:path>
        <draw:path draw:style-name="gr4" draw:text-style-name="P4" draw:layer="layout" svg:width="0.002cm" svg:height="0.003cm" svg:x="3.927cm" svg:y="17.746cm" svg:viewBox="0 0 3 4" svg:d="M3 2l-3-2c0 0 0 2 0 4z">
          <text:p/>
        </draw:path>
        <draw:path draw:style-name="gr4" draw:text-style-name="P4" draw:layer="layout" svg:width="0.001cm" svg:height="0.002cm" svg:x="3.871cm" svg:y="17.737cm" svg:viewBox="0 0 2 3" svg:d="M0 3c0 0 2 0 2-3-2 0-2 0-2 0z">
          <text:p/>
        </draw:path>
        <draw:path draw:style-name="gr4" draw:text-style-name="P4" draw:layer="layout" svg:width="0cm" svg:height="0.001cm" svg:x="3.878cm" svg:y="17.714cm" svg:viewBox="0 0 1 2" svg:d="M0 0v2c0 0 2-2 0-2z">
          <text:p/>
        </draw:path>
        <draw:path draw:style-name="gr4" draw:text-style-name="P4" draw:layer="layout" svg:width="0.002cm" svg:height="0.004cm" svg:x="3.871cm" svg:y="17.724cm" svg:viewBox="0 0 3 5" svg:d="M0 5c0-3 5-3 2-5 0 0-2 3-2 5z">
          <text:p/>
        </draw:path>
        <draw:path draw:style-name="gr4" draw:text-style-name="P4" draw:layer="layout" svg:width="0.002cm" svg:height="0.002cm" svg:x="3.875cm" svg:y="17.711cm" svg:viewBox="0 0 3 3" svg:d="M3 3c0 0 0-3-3-3v3z">
          <text:p/>
        </draw:path>
        <draw:path draw:style-name="gr4" draw:text-style-name="P4" draw:layer="layout" svg:width="0.003cm" svg:height="0.002cm" svg:x="3.864cm" svg:y="17.722cm" svg:viewBox="0 0 4 3" svg:d="M0 0c0 3 2 3 2 3 2 0 2-3 2-3-2 0-4 0-4 0z">
          <text:p/>
        </draw:path>
        <draw:polygon draw:style-name="gr4" draw:text-style-name="P4" draw:layer="layout" svg:width="0cm" svg:height="0.001cm" svg:x="3.869cm" svg:y="17.724cm" svg:viewBox="0 0 0 2" draw:points="0,0 0,0 0,2 0,2">
          <text:p/>
        </draw:polygon>
        <draw:path draw:style-name="gr4" draw:text-style-name="P4" draw:layer="layout" svg:width="0.002cm" svg:height="0.002cm" svg:x="3.868cm" svg:y="17.726cm" svg:viewBox="0 0 3 3" svg:d="M3 0c-1 0-3 0-3 2v1c2-1 3-1 3-3z">
          <text:p/>
        </draw:path>
        <draw:path draw:style-name="gr4" draw:text-style-name="P4" draw:layer="layout" svg:width="0.001cm" svg:height="0.003cm" svg:x="3.927cm" svg:y="17.743cm" svg:viewBox="0 0 2 4" svg:d="M2 0c-2 0-2 1-2 4 2-1 3-3 2-4z">
          <text:p/>
        </draw:path>
        <draw:path draw:style-name="gr4" draw:text-style-name="P4" draw:layer="layout" svg:width="0.001cm" svg:height="0.002cm" svg:x="3.88cm" svg:y="17.701cm" svg:viewBox="0 0 2 3" svg:d="M0 2c0 1 0 1 2 1 0-1 1-3 0-3-2 0-2 0-2 2z">
          <text:p/>
        </draw:path>
        <draw:path draw:style-name="gr4" draw:text-style-name="P4" draw:layer="layout" svg:width="0.001cm" svg:height="0.002cm" svg:x="3.881cm" svg:y="17.698cm" svg:viewBox="0 0 2 3" svg:d="M0 0v3c2 0 2-3 2-3z">
          <text:p/>
        </draw:path>
        <draw:path draw:style-name="gr4" draw:text-style-name="P4" draw:layer="layout" svg:width="0.002cm" svg:height="0.003cm" svg:x="3.881cm" svg:y="17.694cm" svg:viewBox="0 0 3 4" svg:d="M0 4h3c0-2 0-4-3-4z">
          <text:p/>
        </draw:path>
        <draw:path draw:style-name="gr4" draw:text-style-name="P4" draw:layer="layout" svg:width="0.001cm" svg:height="0.002cm" svg:x="3.872cm" svg:y="17.666cm" svg:viewBox="0 0 2 3" svg:d="M2 3c0-3 0-3-2-3v3z">
          <text:p/>
        </draw:path>
        <draw:path draw:style-name="gr4" draw:text-style-name="P4" draw:layer="layout" svg:width="0.003cm" svg:height="0.004cm" svg:x="3.883cm" svg:y="17.697cm" svg:viewBox="0 0 4 5" svg:d="M0 5c2-2 6-3 2-5 0 2-2 3-2 5z">
          <text:p/>
        </draw:path>
        <draw:path draw:style-name="gr4" draw:text-style-name="P4" draw:layer="layout" svg:width="0cm" svg:height="0.002cm" svg:x="3.887cm" svg:y="17.695cm" svg:viewBox="0 0 1 3" svg:d="M0 0v3c2 0 0-3 0-3z">
          <text:p/>
        </draw:path>
        <draw:path draw:style-name="gr4" draw:text-style-name="P4" draw:layer="layout" svg:width="0.002cm" svg:height="0.002cm" svg:x="3.884cm" svg:y="17.695cm" svg:viewBox="0 0 3 3" svg:d="M3 0h-3v3c0 0 3 0 3-3z">
          <text:p/>
        </draw:path>
        <draw:path draw:style-name="gr4" draw:text-style-name="P4" draw:layer="layout" svg:width="0.002cm" svg:height="0.005cm" svg:x="3.886cm" svg:y="17.7cm" svg:viewBox="0 0 3 6" svg:d="M0 0v5c3 2 3 0 3-2-3 0 3-3-3-3z">
          <text:p/>
        </draw:path>
        <draw:path draw:style-name="gr4" draw:text-style-name="P4" draw:layer="layout" svg:width="0.001cm" svg:height="0.002cm" svg:x="3.875cm" svg:y="17.666cm" svg:viewBox="0 0 2 3" svg:d="M0 3c2 0 2-3 2-3-2 0-2 3-2 3z">
          <text:p/>
        </draw:path>
        <draw:path draw:style-name="gr4" draw:text-style-name="P4" draw:layer="layout" svg:width="0.003cm" svg:height="0.004cm" svg:x="3.873cm" svg:y="17.686cm" svg:viewBox="0 0 4 5" svg:d="M0 5c0-2 3 0 4-4-1-2-4 0-4 4z">
          <text:p/>
        </draw:path>
        <draw:path draw:style-name="gr4" draw:text-style-name="P4" draw:layer="layout" svg:width="0.003cm" svg:height="0.001cm" svg:x="3.904cm" svg:y="17.733cm" svg:viewBox="0 0 4 2" svg:d="M3 0h-3v2h3c0 0 3-2 0-2z">
          <text:p/>
        </draw:path>
        <draw:path draw:style-name="gr4" draw:text-style-name="P4" draw:layer="layout" svg:width="0.003cm" svg:height="0.004cm" svg:x="3.874cm" svg:y="17.68cm" svg:viewBox="0 0 4 5" svg:d="M4 0c-1 2-5 2-4 5 1 0 4-3 4-5z">
          <text:p/>
        </draw:path>
        <draw:path draw:style-name="gr4" draw:text-style-name="P4" draw:layer="layout" svg:width="0.014cm" svg:height="0.007cm" svg:x="3.889cm" svg:y="17.727cm" svg:viewBox="0 0 15 8" svg:d="M9 0c0 4-4 4-6 7l-1-3c-1 0-2 0-2 1 1 2 5 2 7 2 3-6 5 2 8 1v-1c-3 0-2-7-6-7z">
          <text:p/>
        </draw:path>
        <draw:path draw:style-name="gr4" draw:text-style-name="P4" draw:layer="layout" svg:width="0.002cm" svg:height="0.003cm" svg:x="3.87cm" svg:y="17.675cm" svg:viewBox="0 0 3 4" svg:d="M3 0c0 0-3 0-3 3 0 0 0 3 3 0z">
          <text:p/>
        </draw:path>
        <draw:path draw:style-name="gr4" draw:text-style-name="P4" draw:layer="layout" svg:width="0.001cm" svg:height="0.001cm" svg:x="3.872cm" svg:y="17.679cm" svg:viewBox="0 0 2 2" svg:d="M2 0c-2 0-2 0-2 2 2 0 2-2 2-2z">
          <text:p/>
        </draw:path>
        <draw:path draw:style-name="gr4" draw:text-style-name="P4" draw:layer="layout" svg:width="0.002cm" svg:height="0.005cm" svg:x="3.869cm" svg:y="17.684cm" svg:viewBox="0 0 3 6" svg:d="M0 0c0 2 0 3 0 6 2-3 5-4 0-6z">
          <text:p/>
        </draw:path>
        <draw:path draw:style-name="gr4" draw:text-style-name="P4" draw:layer="layout" svg:width="0cm" svg:height="0.002cm" svg:x="3.878cm" svg:y="17.666cm" svg:viewBox="0 0 1 3" svg:d="M0 0v3c0 0 2 0 0-3z">
          <text:p/>
        </draw:path>
        <draw:path draw:style-name="gr4" draw:text-style-name="P4" draw:layer="layout" svg:width="0.004cm" svg:height="0.003cm" svg:x="3.868cm" svg:y="17.681cm" svg:viewBox="0 0 5 4" svg:d="M0 0l5 4c0-4-3-4-5-4z">
          <text:p/>
        </draw:path>
        <draw:polygon draw:style-name="gr4" draw:text-style-name="P4" draw:layer="layout" svg:width="0cm" svg:height="0.002cm" svg:x="3.864cm" svg:y="17.772cm" svg:viewBox="0 0 0 3" draw:points="0,0 0,0 0,3 0,3">
          <text:p/>
        </draw:polygon>
        <draw:path draw:style-name="gr4" draw:text-style-name="P4" draw:layer="layout" svg:width="0.004cm" svg:height="0.006cm" svg:x="3.88cm" svg:y="17.749cm" svg:viewBox="0 0 5 7" svg:d="M3 0c-3 1-3 4-3 7 9-1 3-6 3-7z">
          <text:p/>
        </draw:path>
        <draw:polygon draw:style-name="gr4" draw:text-style-name="P4" draw:layer="layout" svg:width="0cm" svg:height="0cm" svg:x="3.874cm" svg:y="17.749cm" svg:viewBox="0 0 0 1" draw:points="0,0 0,0 0,1 0,1">
          <text:p/>
        </draw:polygon>
        <draw:path draw:style-name="gr4" draw:text-style-name="P4" draw:layer="layout" svg:width="0cm" svg:height="0.002cm" svg:x="3.874cm" svg:y="17.752cm" svg:viewBox="0 0 1 3" svg:d="M0 3c0 0 2-3 0-3z">
          <text:p/>
        </draw:path>
        <draw:path draw:style-name="gr4" draw:text-style-name="P4" draw:layer="layout" svg:width="0cm" svg:height="0.001cm" svg:x="3.878cm" svg:y="17.781cm" svg:viewBox="0 0 1 2" svg:d="M0 2c0 0 2-2 0-2z">
          <text:p/>
        </draw:path>
        <draw:path draw:style-name="gr4" draw:text-style-name="P4" draw:layer="layout" svg:width="0.001cm" svg:height="0.003cm" svg:x="3.878cm" svg:y="17.775cm" svg:viewBox="0 0 2 4" svg:d="M2 4c0-1-2-1-2-3 0 0 2 0 2-1h-2v4c0 1 2 0 2 0z">
          <text:p/>
        </draw:path>
        <draw:path draw:style-name="gr4" draw:text-style-name="P4" draw:layer="layout" svg:width="0.003cm" svg:height="0.004cm" svg:x="3.876cm" svg:y="17.764cm" svg:viewBox="0 0 4 5" svg:d="M4 1c-2-2-2 2-4 2v2c0-2 4-2 4-4z">
          <text:p/>
        </draw:path>
        <draw:polygon draw:style-name="gr4" draw:text-style-name="P4" draw:layer="layout" svg:width="0cm" svg:height="0.002cm" svg:x="3.881cm" svg:y="17.763cm" svg:viewBox="0 0 0 3" draw:points="0,0 0,0 0,3 0,3">
          <text:p/>
        </draw:polygon>
        <draw:path draw:style-name="gr4" draw:text-style-name="P4" draw:layer="layout" svg:width="0.004cm" svg:height="0.003cm" svg:x="3.876cm" svg:y="17.759cm" svg:viewBox="0 0 5 4" svg:d="M2 4c0 0-2-2 0-2l1 2h2c0-2-2-4-2-4-1 4-3 0-3 4z">
          <text:p/>
        </draw:path>
        <draw:path draw:style-name="gr4" draw:text-style-name="P4" draw:layer="layout" svg:width="0cm" svg:height="0.002cm" svg:x="3.881cm" svg:y="17.78cm" svg:viewBox="0 0 1 3" svg:d="M0 0v3c0 0 2-3 0-3z">
          <text:p/>
        </draw:path>
        <draw:path draw:style-name="gr4" draw:text-style-name="P4" draw:layer="layout" svg:width="0.011cm" svg:height="0.009cm" svg:x="3.873cm" svg:y="17.854cm" svg:viewBox="0 0 12 10" svg:d="M10 0c-2 4-6 4-8 8v-3c-2 0-2 3-2 5 0 0 1 0 1-1l2 1c1-1 2-4 5-5v4c1-3 4 0 4-4h-2c-1-1-1-4 0-4s1 2 2 2v-3l-1 1z">
          <text:p/>
        </draw:path>
        <draw:path draw:style-name="gr4" draw:text-style-name="P4" draw:layer="layout" svg:width="0.002cm" svg:height="0.002cm" svg:x="3.865cm" svg:y="17.78cm" svg:viewBox="0 0 3 3" svg:d="M0 2v1c3-1 3-3 3-3z">
          <text:p/>
        </draw:path>
        <draw:path draw:style-name="gr4" draw:text-style-name="P4" draw:layer="layout" svg:width="0cm" svg:height="0.001cm" svg:x="3.868cm" svg:y="17.78cm" svg:viewBox="0 0 1 2" svg:d="M0 0v2c0 0 2-2 0-2z">
          <text:p/>
        </draw:path>
        <draw:path draw:style-name="gr4" draw:text-style-name="P4" draw:layer="layout" svg:width="0.004cm" svg:height="0.003cm" svg:x="3.786cm" svg:y="17.861cm" svg:viewBox="0 0 5 4" svg:d="M3 4c2 0 4-2 2-2-2-2-2-2-4-2-2 2 2 2 2 4z">
          <text:p/>
        </draw:path>
        <draw:path draw:style-name="gr4" draw:text-style-name="P4" draw:layer="layout" svg:width="0.002cm" svg:height="0.003cm" svg:x="3.863cm" svg:y="17.775cm" svg:viewBox="0 0 3 4" svg:d="M3 0h-3v4c3 1 3 0 3-1l-3-2c0 0 3 0 3-1z">
          <text:p/>
        </draw:path>
        <draw:path draw:style-name="gr4" draw:text-style-name="P4" draw:layer="layout" svg:width="0cm" svg:height="0.002cm" svg:x="3.923cm" svg:y="17.755cm" svg:viewBox="0 0 1 3" svg:d="M0 0v3c0 0 2 0 0-3z">
          <text:p/>
        </draw:path>
        <draw:path draw:style-name="gr4" draw:text-style-name="P4" draw:layer="layout" svg:width="0.004cm" svg:height="0.005cm" svg:x="3.866cm" svg:y="17.774cm" svg:viewBox="0 0 5 6" svg:d="M3 3c-2-1-2-3-3-1 0 1 1 3 1 4 2-1 4-4 4-6-2 0-1 2-2 3z">
          <text:p/>
        </draw:path>
        <draw:path draw:style-name="gr4" draw:text-style-name="P4" draw:layer="layout" svg:width="0.003cm" svg:height="0.002cm" svg:x="3.879cm" svg:y="17.783cm" svg:viewBox="0 0 4 3" svg:d="M3 0c-3 0-3 3-3 3 3 0 6 0 3-3z">
          <text:p/>
        </draw:path>
        <draw:path draw:style-name="gr4" draw:text-style-name="P4" draw:layer="layout" svg:width="0.002cm" svg:height="0.002cm" svg:x="3.935cm" svg:y="17.731cm" svg:viewBox="0 0 3 3" svg:d="M0 3l3-1c0-2 0-2-3-2 0 0 0 2 0 3z">
          <text:p/>
        </draw:path>
        <draw:path draw:style-name="gr4" draw:text-style-name="P4" draw:layer="layout" svg:width="0.001cm" svg:height="0.002cm" svg:x="3.92cm" svg:y="17.707cm" svg:viewBox="0 0 2 3" svg:d="M0 0v3c0 0 0-1 2-3z">
          <text:p/>
        </draw:path>
        <draw:polygon draw:style-name="gr4" draw:text-style-name="P4" draw:layer="layout" svg:width="0.001cm" svg:height="0.002cm" svg:x="3.92cm" svg:y="17.704cm" svg:viewBox="0 0 2 3" draw:points="0,3 2,3 2,0 0,0">
          <text:p/>
        </draw:polygon>
        <draw:path draw:style-name="gr4" draw:text-style-name="P4" draw:layer="layout" svg:width="0.001cm" svg:height="0.002cm" svg:x="3.923cm" svg:y="17.718cm" svg:viewBox="0 0 2 3" svg:d="M0 0v3c0 0 2 0 2-3z">
          <text:p/>
        </draw:path>
        <draw:path draw:style-name="gr4" draw:text-style-name="P4" draw:layer="layout" svg:width="0cm" svg:height="0.002cm" svg:x="3.923cm" svg:y="17.7cm" svg:viewBox="0 0 0 3" svg:d="M0 0v3c0-3 0-3 0-3z">
          <text:p/>
        </draw:path>
        <draw:path draw:style-name="gr4" draw:text-style-name="P4" draw:layer="layout" svg:width="0.002cm" svg:height="0.002cm" svg:x="3.913cm" svg:y="17.671cm" svg:viewBox="0 0 3 3" svg:d="M0 3h3v-3c-3 0-3 0-3 3z">
          <text:p/>
        </draw:path>
        <draw:path draw:style-name="gr4" draw:text-style-name="P4" draw:layer="layout" svg:width="0cm" svg:height="0.002cm" svg:x="3.93cm" svg:y="17.718cm" svg:viewBox="0 0 0 3" svg:d="M0 0v3c0-1 0-1 0-1z">
          <text:p/>
        </draw:path>
        <draw:path draw:style-name="gr4" draw:text-style-name="P4" draw:layer="layout" svg:width="0.001cm" svg:height="0.003cm" svg:x="3.926cm" svg:y="17.706cm" svg:viewBox="0 0 2 4" svg:d="M0 0v4c2-1 2-4 0-4z">
          <text:p/>
        </draw:path>
        <draw:polygon draw:style-name="gr4" draw:text-style-name="P4" draw:layer="layout" svg:width="0cm" svg:height="0.002cm" svg:x="3.924cm" svg:y="17.706cm" svg:viewBox="0 0 0 3" draw:points="0,3 0,0 0,0">
          <text:p/>
        </draw:polygon>
        <draw:path draw:style-name="gr4" draw:text-style-name="P4" draw:layer="layout" svg:width="0.002cm" svg:height="0.002cm" svg:x="3.934cm" svg:y="17.735cm" svg:viewBox="0 0 3 3" svg:d="M0 0v2c0 1 0 1 3 1 0-1 0-3 0-3z">
          <text:p/>
        </draw:path>
        <draw:path draw:style-name="gr4" draw:text-style-name="P4" draw:layer="layout" svg:width="0.002cm" svg:height="0.002cm" svg:x="3.933cm" svg:y="17.756cm" svg:viewBox="0 0 3 3" svg:d="M0 0v3c0 0 3 0 3-3z">
          <text:p/>
        </draw:path>
        <draw:path draw:style-name="gr4" draw:text-style-name="P4" draw:layer="layout" svg:width="0cm" svg:height="0.001cm" svg:x="3.937cm" svg:y="17.757cm" svg:viewBox="0 0 1 2" svg:d="M0 0v2c0-2 2-2 0-2z">
          <text:p/>
        </draw:path>
        <draw:path draw:style-name="gr4" draw:text-style-name="P4" draw:layer="layout" svg:width="0.003cm" svg:height="0.004cm" svg:x="3.934cm" svg:y="17.759cm" svg:viewBox="0 0 4 5" svg:d="M0 0v3c1-3 1 6 4 0 0-3-3-3-4-3z">
          <text:p/>
        </draw:path>
        <draw:polygon draw:style-name="gr4" draw:text-style-name="P4" draw:layer="layout" svg:width="0cm" svg:height="0.001cm" svg:x="3.867cm" svg:y="17.773cm" svg:viewBox="0 0 0 2" draw:points="0,0 0,0 0,2 0,2">
          <text:p/>
        </draw:polygon>
        <draw:path draw:style-name="gr4" draw:text-style-name="P4" draw:layer="layout" svg:width="0.003cm" svg:height="0.004cm" svg:x="3.925cm" svg:y="17.733cm" svg:viewBox="0 0 4 5" svg:d="M1 1c-1 2-1 4-1 4 1 0 1-4 4-2v-2c-1-2-1 2-3 0z">
          <text:p/>
        </draw:path>
        <draw:path draw:style-name="gr4" draw:text-style-name="P4" draw:layer="layout" svg:width="0.001cm" svg:height="0.002cm" svg:x="3.924cm" svg:y="17.758cm" svg:viewBox="0 0 2 3" svg:d="M0 3h2c0-3 0-3-2-3z">
          <text:p/>
        </draw:path>
        <draw:path draw:style-name="gr4" draw:text-style-name="P4" draw:layer="layout" svg:width="0.002cm" svg:height="0.002cm" svg:x="3.914cm" svg:y="17.666cm" svg:viewBox="0 0 3 3" svg:d="M0 0c0 0 0 2 0 3l3-3z">
          <text:p/>
        </draw:path>
        <draw:polygon draw:style-name="gr4" draw:text-style-name="P4" draw:layer="layout" svg:width="0cm" svg:height="0cm" svg:x="3.928cm" svg:y="17.73cm" svg:viewBox="0 0 0 1" draw:points="0,1 0,1 0,0 0,0">
          <text:p/>
        </draw:polygon>
        <draw:path draw:style-name="gr4" draw:text-style-name="P4" draw:layer="layout" svg:width="0.003cm" svg:height="0.002cm" svg:x="3.925cm" svg:y="17.754cm" svg:viewBox="0 0 4 3" svg:d="M0 3c0-1 6-3 3-3s-3 2-3 3z">
          <text:p/>
        </draw:path>
        <draw:path draw:style-name="gr4" draw:text-style-name="P4" draw:layer="layout" svg:width="0.003cm" svg:height="0.003cm" svg:x="3.805cm" svg:y="17.797cm" svg:viewBox="0 0 4 4" svg:d="M4 0c-1 0-4 0-4 4 1 0 3-2 4-4z">
          <text:p/>
        </draw:path>
        <draw:path draw:style-name="gr4" draw:text-style-name="P4" draw:layer="layout" svg:width="0.001cm" svg:height="0.002cm" svg:x="3.813cm" svg:y="17.684cm" svg:viewBox="0 0 2 3" svg:d="M2 2c0-2 0-2-2-2 0 0 0 2 0 3z">
          <text:p/>
        </draw:path>
        <draw:path draw:style-name="gr4" draw:text-style-name="P4" draw:layer="layout" svg:width="0.002cm" svg:height="0.001cm" svg:x="3.805cm" svg:y="17.685cm" svg:viewBox="0 0 3 2" svg:d="M0 2h3v-2c0 0-3 0-3 2z">
          <text:p/>
        </draw:path>
        <draw:path draw:style-name="gr4" draw:text-style-name="P4" draw:layer="layout" svg:width="0.002cm" svg:height="0.002cm" svg:x="3.814cm" svg:y="17.646cm" svg:viewBox="0 0 3 3" svg:d="M0 3c0 0 3 0 3-3h-3z">
          <text:p/>
        </draw:path>
        <draw:path draw:style-name="gr4" draw:text-style-name="P4" draw:layer="layout" svg:width="0.001cm" svg:height="0.002cm" svg:x="3.803cm" svg:y="17.79cm" svg:viewBox="0 0 2 3" svg:d="M0 3h2c0-3 0-3-2-3z">
          <text:p/>
        </draw:path>
        <draw:polygon draw:style-name="gr4" draw:text-style-name="P4" draw:layer="layout" svg:width="0cm" svg:height="0cm" svg:x="3.814cm" svg:y="17.647cm" svg:viewBox="0 0 0 0" draw:points="0,0">
          <text:p/>
        </draw:polygon>
        <draw:path draw:style-name="gr4" draw:text-style-name="P4" draw:layer="layout" svg:width="0cm" svg:height="0.002cm" svg:x="3.808cm" svg:y="17.694cm" svg:viewBox="0 0 1 3" svg:d="M0 0v3c0 0 2-3 0-3z">
          <text:p/>
        </draw:path>
        <draw:path draw:style-name="gr4" draw:text-style-name="P4" draw:layer="layout" svg:width="0.002cm" svg:height="0.002cm" svg:x="3.828cm" svg:y="17.792cm" svg:viewBox="0 0 3 3" svg:d="M0 3c3-1 3-1 3-3-3 0-3 2-3 3z">
          <text:p/>
        </draw:path>
        <draw:path draw:style-name="gr4" draw:text-style-name="P4" draw:layer="layout" svg:width="0cm" svg:height="0.002cm" svg:x="3.811cm" svg:y="17.688cm" svg:viewBox="0 0 1 3" svg:d="M0 3c0 0 2-3 0-3z">
          <text:p/>
        </draw:path>
        <draw:path draw:style-name="gr4" draw:text-style-name="P4" draw:layer="layout" svg:width="0.003cm" svg:height="0.003cm" svg:x="3.851cm" svg:y="17.686cm" svg:viewBox="0 0 4 4" svg:d="M4 0h-2c-2 0-2 0-2 3 2 3 2 0 4-3z">
          <text:p/>
        </draw:path>
        <draw:path draw:style-name="gr4" draw:text-style-name="P4" draw:layer="layout" svg:width="0.004cm" svg:height="0.003cm" svg:x="3.854cm" svg:y="17.681cm" svg:viewBox="0 0 5 4" svg:d="M0 4c3 0 5-3 5-4-3 0-2 3-5 3z">
          <text:p/>
        </draw:path>
        <draw:path draw:style-name="gr4" draw:text-style-name="P4" draw:layer="layout" svg:width="0.002cm" svg:height="0.002cm" svg:x="3.852cm" svg:y="17.683cm" svg:viewBox="0 0 3 3" svg:d="M3 0c-1 0-3 0-3 0v3h2c1 0 1-3 1-3z">
          <text:p/>
        </draw:path>
        <draw:path draw:style-name="gr4" draw:text-style-name="P4" draw:layer="layout" svg:width="0cm" svg:height="0.002cm" svg:x="3.855cm" svg:y="17.679cm" svg:viewBox="0 0 1 3" svg:d="M0 0v3c0 0 2-3 0-3z">
          <text:p/>
        </draw:path>
        <draw:path draw:style-name="gr4" draw:text-style-name="P4" draw:layer="layout" svg:width="0.001cm" svg:height="0.002cm" svg:x="3.835cm" svg:y="17.688cm" svg:viewBox="0 0 2 3" svg:d="M2 3c0-3 0-3 0-3-2 0-2 3-2 3z">
          <text:p/>
        </draw:path>
        <draw:path draw:style-name="gr4" draw:text-style-name="P4" draw:layer="layout" svg:width="0cm" svg:height="0.002cm" svg:x="3.829cm" svg:y="17.681cm" svg:viewBox="0 0 1 3" svg:d="M0 0v3c0 0 2 0 0-3z">
          <text:p/>
        </draw:path>
        <draw:path draw:style-name="gr4" draw:text-style-name="P4" draw:layer="layout" svg:width="0.002cm" svg:height="0.001cm" svg:x="3.831cm" svg:y="17.686cm" svg:viewBox="0 0 3 2" svg:d="M0 0v2h3c0-2-1-2-3-2z">
          <text:p/>
        </draw:path>
        <draw:path draw:style-name="gr4" draw:text-style-name="P4" draw:layer="layout" svg:width="0.003cm" svg:height="0.002cm" svg:x="3.828cm" svg:y="17.684cm" svg:viewBox="0 0 4 3" svg:d="M3 0h-3v3c0 0 6 0 3-3z">
          <text:p/>
        </draw:path>
        <draw:path draw:style-name="gr4" draw:text-style-name="P4" draw:layer="layout" svg:width="0.005cm" svg:height="0.003cm" svg:x="3.8cm" svg:y="17.824cm" svg:viewBox="0 0 6 4" svg:d="M4 3c2-2 2-3 0-3l-4 3v1c0-1 2-1 4-1z">
          <text:p/>
        </draw:path>
        <draw:path draw:style-name="gr4" draw:text-style-name="P4" draw:layer="layout" svg:width="0cm" svg:height="0.002cm" svg:x="3.795cm" svg:y="17.853cm" svg:viewBox="0 0 1 3" svg:d="M0 0v3c0 0 2-3 0-3z">
          <text:p/>
        </draw:path>
        <draw:path draw:style-name="gr4" draw:text-style-name="P4" draw:layer="layout" svg:width="0.001cm" svg:height="0.005cm" svg:x="3.792cm" svg:y="17.85cm" svg:viewBox="0 0 2 6" svg:d="M0 3v2 1c0 0 2 0 0-1 0-2 4-5 0-5z">
          <text:p/>
        </draw:path>
        <draw:path draw:style-name="gr4" draw:text-style-name="P4" draw:layer="layout" svg:width="0.002cm" svg:height="0.005cm" svg:x="3.796cm" svg:y="17.855cm" svg:viewBox="0 0 3 6" svg:d="M2 6l1-1c0-2-1 0-3-2 0-1 3-3 2-3-2 2-2 5 0 6z">
          <text:p/>
        </draw:path>
        <draw:path draw:style-name="gr4" draw:text-style-name="P4" draw:layer="layout" svg:width="0.001cm" svg:height="0.001cm" svg:x="3.792cm" svg:y="17.848cm" svg:viewBox="0 0 2 2" svg:d="M2 0c-2 0-2 0-2 2 2-2 2-2 2-2z">
          <text:p/>
        </draw:path>
        <draw:path draw:style-name="gr4" draw:text-style-name="P4" draw:layer="layout" svg:width="0.001cm" svg:height="0.001cm" svg:x="3.789cm" svg:y="17.85cm" svg:viewBox="0 0 2 2" svg:d="M0 0v2h2c0-2 0-2-2-2z">
          <text:p/>
        </draw:path>
        <draw:path draw:style-name="gr4" draw:text-style-name="P4" draw:layer="layout" svg:width="0.002cm" svg:height="0.002cm" svg:x="3.789cm" svg:y="17.854cm" svg:viewBox="0 0 3 3" svg:d="M0 0v3h3c0-3 0-3 0-3-3 0-3 0-3 0z">
          <text:p/>
        </draw:path>
        <draw:path draw:style-name="gr4" draw:text-style-name="P4" draw:layer="layout" svg:width="0.001cm" svg:height="0.002cm" svg:x="3.788cm" svg:y="17.852cm" svg:viewBox="0 0 2 3" svg:d="M2 3c-2 0-2-3-2-3v3z">
          <text:p/>
        </draw:path>
        <draw:path draw:style-name="gr4" draw:text-style-name="P4" draw:layer="layout" svg:width="0.001cm" svg:height="0.005cm" svg:x="3.796cm" svg:y="17.846cm" svg:viewBox="0 0 2 6" svg:d="M2 5c-2-2 2-5-2-5v5c0 2 0 0 2 0z">
          <text:p/>
        </draw:path>
        <draw:path draw:style-name="gr4" draw:text-style-name="P4" draw:layer="layout" svg:width="0.003cm" svg:height="0.003cm" svg:x="3.79cm" svg:y="17.868cm" svg:viewBox="0 0 4 4" svg:d="M0 0v4h3c3-3-3-3-3-4z">
          <text:p/>
        </draw:path>
        <draw:polygon draw:style-name="gr4" draw:text-style-name="P4" draw:layer="layout" svg:width="0.001cm" svg:height="0.002cm" svg:x="3.858cm" svg:y="17.675cm" svg:viewBox="0 0 2 3" draw:points="2,0 0,0 0,0 0,3">
          <text:p/>
        </draw:polygon>
        <draw:polygon draw:style-name="gr4" draw:text-style-name="P4" draw:layer="layout" svg:width="0.001cm" svg:height="0.001cm" svg:x="3.799cm" svg:y="17.834cm" svg:viewBox="0 0 2 2" draw:points="2,0 0,0 0,2">
          <text:p/>
        </draw:polygon>
        <draw:path draw:style-name="gr4" draw:text-style-name="P4" draw:layer="layout" svg:width="0.003cm" svg:height="0.004cm" svg:x="3.79cm" svg:y="17.856cm" svg:viewBox="0 0 4 5" svg:d="M0 5c1 0 1-3 4-5-3 0-4 3-4 5z">
          <text:p/>
        </draw:path>
        <draw:path draw:style-name="gr4" draw:text-style-name="P4" draw:layer="layout" svg:width="0.001cm" svg:height="0.001cm" svg:x="3.799cm" svg:y="17.81cm" svg:viewBox="0 0 2 2" svg:d="M0 2c2 0 2-2 2-2-2 0-2 0-2 2z">
          <text:p/>
        </draw:path>
        <draw:path draw:style-name="gr4" draw:text-style-name="P4" draw:layer="layout" svg:width="0.002cm" svg:height="0.003cm" svg:x="3.798cm" svg:y="17.815cm" svg:viewBox="0 0 3 4" svg:d="M0 0v4c0 0 3 0 3-2-3 0 0-2-3-2z">
          <text:p/>
        </draw:path>
        <draw:path draw:style-name="gr4" draw:text-style-name="P4" draw:layer="layout" svg:width="0.003cm" svg:height="0.002cm" svg:x="3.803cm" svg:y="17.801cm" svg:viewBox="0 0 4 3" svg:d="M0 3c3 0 6-3 3-3 0 0-3 0-3 3z">
          <text:p/>
        </draw:path>
        <draw:path draw:style-name="gr4" draw:text-style-name="P4" draw:layer="layout" svg:width="0.002cm" svg:height="0.002cm" svg:x="3.792cm" svg:y="17.863cm" svg:viewBox="0 0 3 3" svg:d="M0 3c0 0 3 0 3-3h-3z">
          <text:p/>
        </draw:path>
        <draw:path draw:style-name="gr4" draw:text-style-name="P4" draw:layer="layout" svg:width="0.003cm" svg:height="0.002cm" svg:x="3.788cm" svg:y="17.866cm" svg:viewBox="0 0 4 3" svg:d="M3 0c-3 0-3 0-3 3 0 0 6 0 3-3z">
          <text:p/>
        </draw:path>
        <draw:path draw:style-name="gr4" draw:text-style-name="P4" draw:layer="layout" svg:width="0.003cm" svg:height="0.003cm" svg:x="3.892cm" svg:y="17.679cm" svg:viewBox="0 0 4 4" svg:d="M0 0c0 0 0 2 0 4l3-2c3-2 0-2-3-2z">
          <text:p/>
        </draw:path>
        <draw:polygon draw:style-name="gr4" draw:text-style-name="P4" draw:layer="layout" svg:width="0cm" svg:height="0.002cm" svg:x="3.871cm" svg:y="17.844cm" svg:viewBox="0 0 0 3" draw:points="0,0 0,3 0,3">
          <text:p/>
        </draw:polygon>
        <draw:path draw:style-name="gr4" draw:text-style-name="P4" draw:layer="layout" svg:width="0.001cm" svg:height="0.001cm" svg:x="3.872cm" svg:y="17.838cm" svg:viewBox="0 0 2 2" svg:d="M2 0h-2v2c2 0 2-2 2-2z">
          <text:p/>
        </draw:path>
        <draw:path draw:style-name="gr4" draw:text-style-name="P4" draw:layer="layout" svg:width="0.003cm" svg:height="0.002cm" svg:x="3.87cm" svg:y="17.85cm" svg:viewBox="0 0 4 3" svg:d="M4 0c-2 0-4 0-4 0v3h4z">
          <text:p/>
        </draw:path>
        <draw:path draw:style-name="gr4" draw:text-style-name="P4" draw:layer="layout" svg:width="0.003cm" svg:height="0.003cm" svg:x="3.873cm" svg:y="17.851cm" svg:viewBox="0 0 4 4" svg:d="M0 4c0-2 6-4 3-4s-3 4-3 4z">
          <text:p/>
        </draw:path>
        <draw:polygon draw:style-name="gr4" draw:text-style-name="P4" draw:layer="layout" svg:width="0cm" svg:height="0.002cm" svg:x="3.865cm" svg:y="17.845cm" svg:viewBox="0 0 0 3" draw:points="0,0 0,3">
          <text:p/>
        </draw:polygon>
        <draw:path draw:style-name="gr4" draw:text-style-name="P4" draw:layer="layout" svg:width="0.004cm" svg:height="0.004cm" svg:x="3.868cm" svg:y="17.859cm" svg:viewBox="0 0 5 5" svg:d="M5 0h-1l-4 5h1c2-2 3-3 4-5z">
          <text:p/>
        </draw:path>
        <draw:path draw:style-name="gr4" draw:text-style-name="P4" draw:layer="layout" svg:width="0.001cm" svg:height="0.003cm" svg:x="3.874cm" svg:y="17.846cm" svg:viewBox="0 0 2 4" svg:d="M2 3v-3l-2 3c0 0 2 3 2 0z">
          <text:p/>
        </draw:path>
        <draw:path draw:style-name="gr4" draw:text-style-name="P4" draw:layer="layout" svg:width="0cm" svg:height="0.003cm" svg:x="3.867cm" svg:y="17.856cm" svg:viewBox="0 0 1 4" svg:d="M0 0v4c0-2 2-4 0-4z">
          <text:p/>
        </draw:path>
        <draw:path draw:style-name="gr4" draw:text-style-name="P4" draw:layer="layout" svg:width="0.002cm" svg:height="0.002cm" svg:x="3.884cm" svg:y="17.852cm" svg:viewBox="0 0 3 3" svg:d="M0 3c0 0 3 0 3-3h-3z">
          <text:p/>
        </draw:path>
        <draw:polygon draw:style-name="gr4" draw:text-style-name="P4" draw:layer="layout" svg:width="0cm" svg:height="0.004cm" svg:x="3.875cm" svg:y="17.852cm" svg:viewBox="0 0 0 5" draw:points="0,5 0,3 0,0 0,0">
          <text:p/>
        </draw:polygon>
        <draw:path draw:style-name="gr4" draw:text-style-name="P4" draw:layer="layout" svg:width="0cm" svg:height="0.002cm" svg:x="3.884cm" svg:y="17.84cm" svg:viewBox="0 0 1 3" svg:d="M0 0v3c0 0 2 0 0-3z">
          <text:p/>
        </draw:path>
        <draw:path draw:style-name="gr4" draw:text-style-name="P4" draw:layer="layout" svg:width="0.002cm" svg:height="0.002cm" svg:x="3.881cm" svg:y="17.851cm" svg:viewBox="0 0 3 3" svg:d="M0 3c3 0 3-3 3-3-3 0-3 0-3 3z">
          <text:p/>
        </draw:path>
        <draw:path draw:style-name="gr4" draw:text-style-name="P4" draw:layer="layout" svg:width="0.002cm" svg:height="0.002cm" svg:x="3.864cm" svg:y="17.862cm" svg:viewBox="0 0 3 3" svg:d="M2 3c0 0 1 0 1-3-1 0-3 0-3 0 0 3 0 3 2 3z">
          <text:p/>
        </draw:path>
        <draw:path draw:style-name="gr4" draw:text-style-name="P4" draw:layer="layout" svg:width="0.003cm" svg:height="0.003cm" svg:x="3.881cm" svg:y="17.846cm" svg:viewBox="0 0 4 4" svg:d="M1 3c2 0 2 3 3 0 0 0 0-3-1-3l-2 3-1-3v3z">
          <text:p/>
        </draw:path>
        <draw:path draw:style-name="gr4" draw:text-style-name="P4" draw:layer="layout" svg:width="0.001cm" svg:height="0.002cm" svg:x="3.876cm" svg:y="17.856cm" svg:viewBox="0 0 2 3" svg:d="M0 3c0 0 2 0 2-3h-2z">
          <text:p/>
        </draw:path>
        <draw:path draw:style-name="gr4" draw:text-style-name="P4" draw:layer="layout" svg:width="0.002cm" svg:height="0.003cm" svg:x="3.878cm" svg:y="17.853cm" svg:viewBox="0 0 3 4" svg:d="M0 4h2l1-4c-1 0-3 2-3 4z">
          <text:p/>
        </draw:path>
        <draw:polygon draw:style-name="gr4" draw:text-style-name="P4" draw:layer="layout" svg:width="0.001cm" svg:height="0.002cm" svg:x="3.877cm" svg:y="17.843cm" svg:viewBox="0 0 2 3" draw:points="2,0 0,0 0,3">
          <text:p/>
        </draw:polygon>
        <draw:path draw:style-name="gr4" draw:text-style-name="P4" draw:layer="layout" svg:width="0.004cm" svg:height="0.005cm" svg:x="3.859cm" svg:y="17.68cm" svg:viewBox="0 0 5 6" svg:d="M0 5c1 2 1-2 3-2v2h1c1-2 1-3 1-5h-1v2c-1 3-3 0-4 0 0 0 0 1 0 3z">
          <text:p/>
        </draw:path>
        <draw:path draw:style-name="gr4" draw:text-style-name="P4" draw:layer="layout" svg:width="0.003cm" svg:height="0.002cm" svg:x="3.87cm" svg:y="17.855cm" svg:viewBox="0 0 4 3" svg:d="M0 3c1-3 5 0 4-3-3 0-4 0-4 3z">
          <text:p/>
        </draw:path>
        <draw:polygon draw:style-name="gr4" draw:text-style-name="P4" draw:layer="layout" svg:width="0.002cm" svg:height="0.002cm" svg:x="3.89cm" svg:y="17.679cm" svg:viewBox="0 0 3 3" draw:points="0,3 3,3 3,0 0,0">
          <text:p/>
        </draw:polygon>
        <draw:path draw:style-name="gr4" draw:text-style-name="P4" draw:layer="layout" svg:width="0.008cm" svg:height="0.007cm" svg:x="3.927cm" svg:y="17.684cm" svg:viewBox="0 0 9 8" svg:d="M7 3l-2-2c-2 2-4-1-5 0 0 2 3 0 1 4 0 0 0-2-1-2-1 2 0 3 1 4 3-2 0-4 4-4l-1 5c1 0 3 0 3-1 1 0 0-1 0-1 2-3 1-5 1-6z">
          <text:p/>
        </draw:path>
        <draw:path draw:style-name="gr4" draw:text-style-name="P4" draw:layer="layout" svg:width="0cm" svg:height="0.002cm" svg:x="3.894cm" svg:y="17.677cm" svg:viewBox="0 0 1 3" svg:d="M0 0v3c0-1 2-3 0-3z">
          <text:p/>
        </draw:path>
        <draw:polygon draw:style-name="gr4" draw:text-style-name="P4" draw:layer="layout" svg:width="0cm" svg:height="0.002cm" svg:x="3.887cm" svg:y="17.677cm" svg:viewBox="0 0 0 3" draw:points="0,0 0,3 0,3">
          <text:p/>
        </draw:polygon>
        <draw:path draw:style-name="gr4" draw:text-style-name="P4" draw:layer="layout" svg:width="0.003cm" svg:height="0.005cm" svg:x="3.858cm" svg:y="17.675cm" svg:viewBox="0 0 4 6" svg:d="M0 6c1 0 4 0 3-3-2-1 2-3 0-3v3c-2 0-3 2-3 3z">
          <text:p/>
        </draw:path>
        <draw:polygon draw:style-name="gr4" draw:text-style-name="P4" draw:layer="layout" svg:width="0cm" svg:height="0.002cm" svg:x="3.858cm" svg:y="17.666cm" svg:viewBox="0 0 0 3" draw:points="0,0 0,0 0,3 0,3">
          <text:p/>
        </draw:polygon>
        <draw:path draw:style-name="gr4" draw:text-style-name="P4" draw:layer="layout" svg:width="0.008cm" svg:height="0.004cm" svg:x="3.856cm" svg:y="17.685cm" svg:viewBox="0 0 9 5" svg:d="M0 0v2c0-2 4 1 5-2 0 2 0 3 0 3 0 4 3 2 4 0v-3c-4 2-5 0-9 0z">
          <text:p/>
        </draw:path>
        <draw:polygon draw:style-name="gr4" draw:text-style-name="P4" draw:layer="layout" svg:width="0cm" svg:height="0.002cm" svg:x="3.931cm" svg:y="17.683cm" svg:viewBox="0 0 0 3" draw:points="0,0 0,0 0,3">
          <text:p/>
        </draw:polygon>
        <draw:path draw:style-name="gr4" draw:text-style-name="P4" draw:layer="layout" svg:width="0.002cm" svg:height="0.001cm" svg:x="3.884cm" svg:y="17.82cm" svg:viewBox="0 0 3 2" svg:d="M0 2h3v-2c0 0-3 0-3 2z">
          <text:p/>
        </draw:path>
        <draw:path draw:style-name="gr4" draw:text-style-name="P4" draw:layer="layout" svg:width="0.002cm" svg:height="0.002cm" svg:x="3.881cm" svg:y="17.818cm" svg:viewBox="0 0 3 3" svg:d="M0 2v1l3-1c0 0 0-2-3-2z">
          <text:p/>
        </draw:path>
        <draw:path draw:style-name="gr4" draw:text-style-name="P4" draw:layer="layout" svg:width="0.002cm" svg:height="0.002cm" svg:x="3.86cm" svg:y="17.861cm" svg:viewBox="0 0 3 3" svg:d="M0 0v3h3c0-3-3-3-3-3z">
          <text:p/>
        </draw:path>
        <draw:polygon draw:style-name="gr4" draw:text-style-name="P4" draw:layer="layout" svg:width="0.002cm" svg:height="0.001cm" svg:x="3.861cm" svg:y="17.84cm" svg:viewBox="0 0 3 2" draw:points="3,0 0,0 0,2 3,2">
          <text:p/>
        </draw:polygon>
        <draw:path draw:style-name="gr4" draw:text-style-name="P4" draw:layer="layout" svg:width="0.003cm" svg:height="0.002cm" svg:x="3.926cm" svg:y="17.692cm" svg:viewBox="0 0 4 3" svg:d="M0 0v3h4v-3 3c-2-3-4-3-4-3z">
          <text:p/>
        </draw:path>
        <draw:polygon draw:style-name="gr4" draw:text-style-name="P4" draw:layer="layout" svg:width="0.003cm" svg:height="0.003cm" svg:x="3.93cm" svg:y="17.693cm" svg:viewBox="0 0 4 4" draw:points="2,0 0,4 4,4 4,2 2,2">
          <text:p/>
        </draw:polygon>
        <draw:polygon draw:style-name="gr4" draw:text-style-name="P4" draw:layer="layout" svg:width="0.002cm" svg:height="0.002cm" svg:x="3.862cm" svg:y="17.854cm" svg:viewBox="0 0 3 3" draw:points="0,3 3,0 0,0">
          <text:p/>
        </draw:polygon>
        <draw:path draw:style-name="gr4" draw:text-style-name="P4" draw:layer="layout" svg:width="0.002cm" svg:height="0.004cm" svg:x="3.935cm" svg:y="17.709cm" svg:viewBox="0 0 3 5" svg:d="M2 0l-2 5c0-2 5-3 2-5z">
          <text:p/>
        </draw:path>
        <draw:path draw:style-name="gr4" draw:text-style-name="P4" draw:layer="layout" svg:width="0.001cm" svg:height="0.003cm" svg:x="3.881cm" svg:y="17.776cm" svg:viewBox="0 0 2 4" svg:d="M2 3c0 0 0-3-2-3v3c0 3 2 0 2 0z">
          <text:p/>
        </draw:path>
        <draw:path draw:style-name="gr4" draw:text-style-name="P4" draw:layer="layout" svg:width="0.001cm" svg:height="0.002cm" svg:x="3.942cm" svg:y="17.86cm" svg:viewBox="0 0 2 3" svg:d="M0 3c0 0 2 0 2-3-2 0-2 0-2 0z">
          <text:p/>
        </draw:path>
        <draw:path draw:style-name="gr4" draw:text-style-name="P4" draw:layer="layout" svg:width="0.006cm" svg:height="0.006cm" svg:x="3.938cm" svg:y="17.863cm" svg:viewBox="0 0 7 7" svg:d="M0 7c0-4 9-3 6-7-1 3-6 3-6 7z">
          <text:p/>
        </draw:path>
        <draw:path draw:style-name="gr4" draw:text-style-name="P4" draw:layer="layout" svg:width="0.003cm" svg:height="0.002cm" svg:x="3.9cm" svg:y="17.865cm" svg:viewBox="0 0 4 3" svg:d="M0 3c3-3 6-3 3-3h-3z">
          <text:p/>
        </draw:path>
        <draw:path draw:style-name="gr4" draw:text-style-name="P4" draw:layer="layout" svg:width="0.002cm" svg:height="0.002cm" svg:x="3.941cm" svg:y="17.867cm" svg:viewBox="0 0 3 3" svg:d="M0 3h3v-3c-3 0-3 3-3 3z">
          <text:p/>
        </draw:path>
        <draw:path draw:style-name="gr4" draw:text-style-name="P4" draw:layer="layout" svg:width="0.002cm" svg:height="0.001cm" svg:x="3.909cm" svg:y="17.866cm" svg:viewBox="0 0 3 2" svg:d="M0 2c3 0 3-2 3-2-3 0-3 0-3 2z">
          <text:p/>
        </draw:path>
        <draw:path draw:style-name="gr4" draw:text-style-name="P4" draw:layer="layout" svg:width="0.002cm" svg:height="0.001cm" svg:x="3.908cm" svg:y="17.862cm" svg:viewBox="0 0 3 2" svg:d="M0 0v2c0 0 2 0 3-2-1 0-3 0-3 0z">
          <text:p/>
        </draw:path>
        <draw:path draw:style-name="gr4" draw:text-style-name="P4" draw:layer="layout" svg:width="0.005cm" svg:height="0.004cm" svg:x="3.933cm" svg:y="17.863cm" svg:viewBox="0 0 6 5" svg:d="M1 3v-3c-1 1-1 3-1 4l2 1c2-2 4-4 4-5-4 0-2 3-5 3z">
          <text:p/>
        </draw:path>
        <draw:polygon draw:style-name="gr4" draw:text-style-name="P4" draw:layer="layout" svg:width="0cm" svg:height="0.001cm" svg:x="3.911cm" svg:y="17.852cm" svg:viewBox="0 0 0 2" draw:points="0,0 0,0 0,2">
          <text:p/>
        </draw:polygon>
        <draw:path draw:style-name="gr4" draw:text-style-name="P4" draw:layer="layout" svg:width="0.004cm" svg:height="0.004cm" svg:x="3.936cm" svg:y="17.818cm" svg:viewBox="0 0 5 5" svg:d="M1 5c2 0 4 0 4-2 0-1-2-3-4-3 0 0-2 3 0 5z">
          <text:p/>
        </draw:path>
        <draw:path draw:style-name="gr4" draw:text-style-name="P4" draw:layer="layout" svg:width="0.002cm" svg:height="0.003cm" svg:x="3.938cm" svg:y="17.813cm" svg:viewBox="0 0 3 4" svg:d="M0 4c3-1 3-3 3-4h-3c0 1 0 3 0 4z">
          <text:p/>
        </draw:path>
        <draw:path draw:style-name="gr4" draw:text-style-name="P4" draw:layer="layout" svg:width="0cm" svg:height="0.002cm" svg:x="3.935cm" svg:y="17.854cm" svg:viewBox="0 0 1 3" svg:d="M0 0v3c0-3 2-3 0-3z">
          <text:p/>
        </draw:path>
        <draw:path draw:style-name="gr4" draw:text-style-name="P4" draw:layer="layout" svg:width="0.001cm" svg:height="0.002cm" svg:x="3.935cm" svg:y="17.861cm" svg:viewBox="0 0 2 3" svg:d="M2 3c0-3 0-3-2-3v3z">
          <text:p/>
        </draw:path>
        <draw:polygon draw:style-name="gr4" draw:text-style-name="P4" draw:layer="layout" svg:width="0cm" svg:height="0.002cm" svg:x="3.936cm" svg:y="17.851cm" svg:viewBox="0 0 0 3" draw:points="0,0 0,0 0,3 0,3">
          <text:p/>
        </draw:polygon>
        <draw:polygon draw:style-name="gr4" draw:text-style-name="P4" draw:layer="layout" svg:width="0cm" svg:height="0.002cm" svg:x="3.933cm" svg:y="17.855cm" svg:viewBox="0 0 0 3" draw:points="0,0 0,0 0,3">
          <text:p/>
        </draw:polygon>
        <draw:path draw:style-name="gr4" draw:text-style-name="P4" draw:layer="layout" svg:width="0.005cm" svg:height="0.004cm" svg:x="3.93cm" svg:y="17.867cm" svg:viewBox="0 0 6 5" svg:d="M0 0v2c2 1 5 5 6 1 0-3-6 0-6-3z">
          <text:p/>
        </draw:path>
        <draw:path draw:style-name="gr4" draw:text-style-name="P4" draw:layer="layout" svg:width="0.001cm" svg:height="0.002cm" svg:x="3.93cm" svg:y="17.863cm" svg:viewBox="0 0 2 3" svg:d="M0 0v3h2c0-3 0-3-2-3z">
          <text:p/>
        </draw:path>
        <draw:path draw:style-name="gr4" draw:text-style-name="P4" draw:layer="layout" svg:width="0.001cm" svg:height="0.002cm" svg:x="3.927cm" svg:y="17.869cm" svg:viewBox="0 0 2 3" svg:d="M0 3l2-3c-2 0-2 0-2 3z">
          <text:p/>
        </draw:path>
        <draw:path draw:style-name="gr4" draw:text-style-name="P4" draw:layer="layout" svg:width="0.001cm" svg:height="0.002cm" svg:x="3.932cm" svg:y="17.858cm" svg:viewBox="0 0 2 3" svg:d="M2 3c0-3 0-3-2-3v3z">
          <text:p/>
        </draw:path>
        <draw:polygon draw:style-name="gr4" draw:text-style-name="P4" draw:layer="layout" svg:width="0.001cm" svg:height="0.002cm" svg:x="3.906cm" svg:y="17.849cm" svg:viewBox="0 0 2 3" draw:points="0,0 0,3 2,0">
          <text:p/>
        </draw:polygon>
        <draw:polygon draw:style-name="gr4" draw:text-style-name="P4" draw:layer="layout" svg:width="0.002cm" svg:height="0.002cm" svg:x="3.809cm" svg:y="17.829cm" svg:viewBox="0 0 3 3" draw:points="0,0 0,3 3,0 3,0">
          <text:p/>
        </draw:polygon>
        <draw:path draw:style-name="gr4" draw:text-style-name="P4" draw:layer="layout" svg:width="0.001cm" svg:height="0.001cm" svg:x="3.816cm" svg:y="17.829cm" svg:viewBox="0 0 2 2" svg:d="M0 2c2-2 2-2 2-2z">
          <text:p/>
        </draw:path>
        <draw:path draw:style-name="gr4" draw:text-style-name="P4" draw:layer="layout" svg:width="0.002cm" svg:height="0.002cm" svg:x="3.898cm" svg:y="17.849cm" svg:viewBox="0 0 3 3" svg:d="M0 3c3 0 3-1 3-1 0-2 0-2 0-2l-3 2z">
          <text:p/>
        </draw:path>
        <draw:path draw:style-name="gr4" draw:text-style-name="P4" draw:layer="layout" svg:width="0.002cm" svg:height="0.002cm" svg:x="3.86cm" svg:y="17.822cm" svg:viewBox="0 0 3 3" svg:d="M0 3h3v-3c0 0-3 0-3 3z">
          <text:p/>
        </draw:path>
        <draw:path draw:style-name="gr4" draw:text-style-name="P4" draw:layer="layout" svg:width="0.011cm" svg:height="0.017cm" svg:x="3.892cm" svg:y="17.849cm" svg:viewBox="0 0 12 18" svg:d="M0 17c2 2 5 1 8 0 1-3 4 1 4-3h-1c-2-3-9 1-6-4 2 0 2 2 4 1 0-1 2-3 1-4-3 1-5 4-8 3 3 0 2-4 3-7-1 3-2 2-3 0l2-1-3-2-1 5c0 2 1 4 0 6h2c0 1-2 3-2 6z">
          <text:p/>
        </draw:path>
        <draw:path draw:style-name="gr4" draw:text-style-name="P4" draw:layer="layout" svg:width="0.003cm" svg:height="0.003cm" svg:x="3.862cm" svg:y="17.824cm" svg:viewBox="0 0 4 4" svg:d="M0 4c2-2 4-2 4-4-2 0-4 2-4 4z">
          <text:p/>
        </draw:path>
        <draw:path draw:style-name="gr4" draw:text-style-name="P4" draw:layer="layout" svg:width="0.004cm" svg:height="0.002cm" svg:x="3.871cm" svg:y="17.824cm" svg:viewBox="0 0 5 3" svg:d="M5 0c-2 2-2 0-4 0-2 2 2 2 4 3 0 0 0-1 0-3z">
          <text:p/>
        </draw:path>
        <draw:path draw:style-name="gr4" draw:text-style-name="P4" draw:layer="layout" svg:width="0.001cm" svg:height="0.001cm" svg:x="3.872cm" svg:y="17.82cm" svg:viewBox="0 0 2 2" svg:d="M2 0h-2v2c2 0 2-2 2-2z">
          <text:p/>
        </draw:path>
        <draw:polygon draw:style-name="gr4" draw:text-style-name="P4" draw:layer="layout" svg:width="0.002cm" svg:height="0.002cm" svg:x="3.938cm" svg:y="17.85cm" svg:viewBox="0 0 3 3" draw:points="3,0 0,0 0,3">
          <text:p/>
        </draw:polygon>
        <draw:polygon draw:style-name="gr4" draw:text-style-name="P4" draw:layer="layout" svg:width="0cm" svg:height="0.002cm" svg:x="3.903cm" svg:y="17.852cm" svg:viewBox="0 0 0 3" draw:points="0,0 0,3 0,3">
          <text:p/>
        </draw:polygon>
        <draw:polygon draw:style-name="gr4" draw:text-style-name="P4" draw:layer="layout" svg:width="0.001cm" svg:height="0.002cm" svg:x="3.904cm" svg:y="17.857cm" svg:viewBox="0 0 2 3" draw:points="0,3 2,0 0,0">
          <text:p/>
        </draw:polygon>
        <draw:path draw:style-name="gr4" draw:text-style-name="P4" draw:layer="layout" svg:width="0.002cm" svg:height="0.002cm" svg:x="3.905cm" svg:y="17.855cm" svg:viewBox="0 0 3 3" svg:d="M3 3v-3c-3 0-3 3-3 3z">
          <text:p/>
        </draw:path>
        <draw:path draw:style-name="gr4" draw:text-style-name="P4" draw:layer="layout" svg:width="0.002cm" svg:height="0.002cm" svg:x="3.904cm" svg:y="17.864cm" svg:viewBox="0 0 3 3" svg:d="M0 2c0 1 2 1 3 0 0-4-3-2-3 0z">
          <text:p/>
        </draw:path>
        <draw:path draw:style-name="gr4" draw:text-style-name="P4" draw:layer="layout" svg:width="0.007cm" svg:height="0.007cm" svg:x="3.893cm" svg:y="17.84cm" svg:viewBox="0 0 8 8" svg:d="M4 8c0-4 3-1 4-4-1 0-3 0-5 1-3-1-3-4-2-5h-1c0 1-1 9 4 8z">
          <text:p/>
        </draw:path>
        <draw:polygon draw:style-name="gr4" draw:text-style-name="P4" draw:layer="layout" svg:width="0cm" svg:height="0.002cm" svg:x="3.894cm" svg:y="17.837cm" svg:viewBox="0 0 0 3" draw:points="0,3 0,0 0,0">
          <text:p/>
        </draw:polygon>
        <draw:path draw:style-name="gr4" draw:text-style-name="P4" draw:layer="layout" svg:width="0.001cm" svg:height="0.002cm" svg:x="3.903cm" svg:y="17.84cm" svg:viewBox="0 0 2 3" svg:d="M0 0v3h2c-2 0 0-3-2-3z">
          <text:p/>
        </draw:path>
        <draw:polygon draw:style-name="gr4" draw:text-style-name="P4" draw:layer="layout" svg:width="0.001cm" svg:height="0.002cm" svg:x="3.903cm" svg:y="17.847cm" svg:viewBox="0 0 2 3" draw:points="2,0 0,0 0,3">
          <text:p/>
        </draw:polygon>
        <draw:path draw:style-name="gr4" draw:text-style-name="P4" draw:layer="layout" svg:width="0cm" svg:height="0.002cm" svg:x="3.945cm" svg:y="17.818cm" svg:viewBox="0 0 1 3" svg:d="M0 0v3c2 0 0-3 0-3z">
          <text:p/>
        </draw:path>
        <draw:polygon draw:style-name="gr4" draw:text-style-name="P4" draw:layer="layout" svg:width="0cm" svg:height="0.001cm" svg:x="3.933cm" svg:y="17.831cm" svg:viewBox="0 0 0 2" draw:points="0,2 0,2 0,0 0,0">
          <text:p/>
        </draw:polygon>
        <draw:polygon draw:style-name="gr4" draw:text-style-name="P4" draw:layer="layout" svg:width="0cm" svg:height="0.001cm" svg:x="3.95cm" svg:y="17.833cm" svg:viewBox="0 0 0 2" draw:points="0,0 0,0 0,2 0,2">
          <text:p/>
        </draw:polygon>
        <draw:polygon draw:style-name="gr4" draw:text-style-name="P4" draw:layer="layout" svg:width="0cm" svg:height="0.002cm" svg:x="3.928cm" svg:y="17.799cm" svg:viewBox="0 0 0 3" draw:points="0,0 0,3 0,3">
          <text:p/>
        </draw:polygon>
        <draw:path draw:style-name="gr4" draw:text-style-name="P4" draw:layer="layout" svg:width="0.009cm" svg:height="0.015cm" svg:x="3.949cm" svg:y="17.86cm" svg:viewBox="0 0 10 16" svg:d="M0 6l4 1c-1 2-5 4-4 8 3-1 4 2 5 0l3 1c5-2-5-5 0-7l1 2 1-1c1-2-1-1-2-3l2-2c-1-2-2-5-5-4l-1-1-3 1c3-1 3 4 7 2-3 5-7-1-8 3z">
          <text:p/>
        </draw:path>
        <draw:polygon draw:style-name="gr4" draw:text-style-name="P4" draw:layer="layout" svg:width="0cm" svg:height="0.002cm" svg:x="3.947cm" svg:y="17.832cm" svg:viewBox="0 0 0 3" draw:points="0,0 0,0 0,3">
          <text:p/>
        </draw:polygon>
        <draw:path draw:style-name="gr4" draw:text-style-name="P4" draw:layer="layout" svg:width="0.002cm" svg:height="0.002cm" svg:x="3.866cm" svg:y="17.788cm" svg:viewBox="0 0 3 3" svg:d="M0 0v3c0 0 0-1 3-3z">
          <text:p/>
        </draw:path>
        <draw:path draw:style-name="gr4" draw:text-style-name="P4" draw:layer="layout" svg:width="0.002cm" svg:height="0.002cm" svg:x="3.939cm" svg:y="17.847cm" svg:viewBox="0 0 3 3" svg:d="M0 3c3 0 3-3 3-3-3 0-3 0-3 3z">
          <text:p/>
        </draw:path>
        <draw:polygon draw:style-name="gr4" draw:text-style-name="P4" draw:layer="layout" svg:width="0cm" svg:height="0.002cm" svg:x="3.951cm" svg:y="17.856cm" svg:viewBox="0 0 0 3" draw:points="0,0 0,0 0,3">
          <text:p/>
        </draw:polygon>
        <draw:path draw:style-name="gr4" draw:text-style-name="P4" draw:layer="layout" svg:width="0.005cm" svg:height="0.006cm" svg:x="3.936cm" svg:y="17.827cm" svg:viewBox="0 0 6 7" svg:d="M3 4l-3-4c0 2 0 5 2 7l3-3 1-3v-1z">
          <text:p/>
        </draw:path>
        <draw:polygon draw:style-name="gr4" draw:text-style-name="P4" draw:layer="layout" svg:width="0.002cm" svg:height="0.002cm" svg:x="3.957cm" svg:y="17.85cm" svg:viewBox="0 0 3 3" draw:points="3,0 0,0 0,3">
          <text:p/>
        </draw:polygon>
        <draw:path draw:style-name="gr4" draw:text-style-name="P4" draw:layer="layout" svg:width="0.003cm" svg:height="0.003cm" svg:x="3.952cm" svg:y="17.855cm" svg:viewBox="0 0 4 4" svg:d="M4 0c-2 0-4 2-4 4z">
          <text:p/>
        </draw:path>
        <draw:path draw:style-name="gr4" draw:text-style-name="P4" draw:layer="layout" svg:width="0.003cm" svg:height="0.003cm" svg:x="3.954cm" svg:y="17.938cm" svg:viewBox="0 0 4 4" svg:d="M0 0c0 3 0 6 3 3 3 0 0-3 0-3z">
          <text:p/>
        </draw:path>
        <draw:path draw:style-name="gr4" draw:text-style-name="P4" draw:layer="layout" svg:width="0.001cm" svg:height="0.001cm" svg:x="3.961cm" svg:y="17.891cm" svg:viewBox="0 0 2 2" svg:d="M2 0h-2v2c2-2 2-2 2-2z">
          <text:p/>
        </draw:path>
        <draw:path draw:style-name="gr4" draw:text-style-name="P4" draw:layer="layout" svg:width="0.001cm" svg:height="0.002cm" svg:x="3.956cm" svg:y="17.933cm" svg:viewBox="0 0 2 3" svg:d="M0 3c0 0 2 0 2-1 0-2-2-2-2-2z">
          <text:p/>
        </draw:path>
        <draw:polygon draw:style-name="gr4" draw:text-style-name="P4" draw:layer="layout" svg:width="0cm" svg:height="0.002cm" svg:x="3.957cm" svg:y="17.854cm" svg:viewBox="0 0 0 3" draw:points="0,0 0,3 0,3">
          <text:p/>
        </draw:polygon>
        <draw:path draw:style-name="gr4" draw:text-style-name="P4" draw:layer="layout" svg:width="0.003cm" svg:height="0.002cm" svg:x="3.954cm" svg:y="17.852cm" svg:viewBox="0 0 4 3" svg:d="M0 3c0-1 6-3 3-3s-3 2-3 3z">
          <text:p/>
        </draw:path>
        <draw:path draw:style-name="gr4" draw:text-style-name="P4" draw:layer="layout" svg:width="0.003cm" svg:height="0.002cm" svg:x="3.954cm" svg:y="17.858cm" svg:viewBox="0 0 4 3" svg:d="M0 2l3 1c1 0 0-1 1-3-1 0-4 0-4 2z">
          <text:p/>
        </draw:path>
        <draw:polygon draw:style-name="gr4" draw:text-style-name="P4" draw:layer="layout" svg:width="0cm" svg:height="0.002cm" svg:x="3.949cm" svg:y="17.834cm" svg:viewBox="0 0 0 3" draw:points="0,0 0,3 0,2">
          <text:p/>
        </draw:polygon>
        <draw:path draw:style-name="gr4" draw:text-style-name="P4" draw:layer="layout" svg:width="0.002cm" svg:height="0.006cm" svg:x="3.931cm" svg:y="17.802cm" svg:viewBox="0 0 3 7" svg:d="M0 7c6-1 0-4 2-7-4 1 1 4-2 7z">
          <text:p/>
        </draw:path>
        <draw:path draw:style-name="gr4" draw:text-style-name="P4" draw:layer="layout" svg:width="0.003cm" svg:height="0.003cm" svg:x="3.935cm" svg:y="17.804cm" svg:viewBox="0 0 4 4" svg:d="M0 2c0 0 4 3 4 0s-4-3-4 0z">
          <text:p/>
        </draw:path>
        <draw:path draw:style-name="gr4" draw:text-style-name="P4" draw:layer="layout" svg:width="0.003cm" svg:height="0.006cm" svg:x="3.921cm" svg:y="17.828cm" svg:viewBox="0 0 4 7" svg:d="M2 0h-2c0 2 2 2 0 5 0 0 2 3 4 1-2-3-4-4-2-6z">
          <text:p/>
        </draw:path>
        <draw:path draw:style-name="gr4" draw:text-style-name="P4" draw:layer="layout" svg:width="0cm" svg:height="0.002cm" svg:x="3.935cm" svg:y="17.798cm" svg:viewBox="0 0 1 3" svg:d="M0 0v3c0 0 2 0 0-3z">
          <text:p/>
        </draw:path>
        <draw:path draw:style-name="gr4" draw:text-style-name="P4" draw:layer="layout" svg:width="0.006cm" svg:height="0.004cm" svg:x="3.934cm" svg:y="17.8cm" svg:viewBox="0 0 7 5" svg:d="M6 0c-2 2-5 2-6 0v4c1 2 4 0 6 0 0-2 2-4 0-4z">
          <text:p/>
        </draw:path>
        <draw:path draw:style-name="gr4" draw:text-style-name="P4" draw:layer="layout" svg:width="0cm" svg:height="0.002cm" svg:x="3.942cm" svg:y="17.857cm" svg:viewBox="0 0 0 3" svg:d="M0 3c0-3 0-3 0-3z">
          <text:p/>
        </draw:path>
        <draw:polygon draw:style-name="gr4" draw:text-style-name="P4" draw:layer="layout" svg:width="0cm" svg:height="0.002cm" svg:x="3.939cm" svg:y="17.803cm" svg:viewBox="0 0 0 3" draw:points="0,3 0,2 0,0">
          <text:p/>
        </draw:polygon>
        <draw:path draw:style-name="gr4" draw:text-style-name="P4" draw:layer="layout" svg:width="0.006cm" svg:height="0.01cm" svg:x="3.938cm" svg:y="17.851cm" svg:viewBox="0 0 7 11" svg:d="M0 11c3 1 2-1 3-1-3-4 5-6 3-10-3 2-8 7-6 11z">
          <text:p/>
        </draw:path>
        <draw:polygon draw:style-name="gr4" draw:text-style-name="P4" draw:layer="layout" svg:width="0cm" svg:height="0cm" svg:x="3.934cm" svg:y="17.795cm" svg:viewBox="0 0 0 1" draw:points="0,0 0,0 0,1 0,1">
          <text:p/>
        </draw:polygon>
        <draw:path draw:style-name="gr4" draw:text-style-name="P4" draw:layer="layout" svg:width="0.003cm" svg:height="0.003cm" svg:x="3.925cm" svg:y="17.828cm" svg:viewBox="0 0 4 4" svg:d="M0 1l2 3 2-1c-2-2-2-3-4-3z">
          <text:p/>
        </draw:path>
        <draw:path draw:style-name="gr4" draw:text-style-name="P4" draw:layer="layout" svg:width="0.003cm" svg:height="0.003cm" svg:x="3.923cm" svg:y="17.824cm" svg:viewBox="0 0 4 4" svg:d="M4 4v-1c0-2-1-3-3-3-2 1 2 3 3 4z">
          <text:p/>
        </draw:path>
        <draw:path draw:style-name="gr4" draw:text-style-name="P4" draw:layer="layout" svg:width="0.002cm" svg:height="0.002cm" svg:x="3.921cm" svg:y="17.821cm" svg:viewBox="0 0 3 3" svg:d="M0 3l3-1c0-2 0-2-3-2 0 0 0 2 0 3z">
          <text:p/>
        </draw:path>
        <draw:path draw:style-name="gr4" draw:text-style-name="P4" draw:layer="layout" svg:width="0.001cm" svg:height="0.002cm" svg:x="3.926cm" svg:y="17.833cm" svg:viewBox="0 0 2 3" svg:d="M0 3c0 0 0-3 2-3h-2z">
          <text:p/>
        </draw:path>
        <draw:path draw:style-name="gr4" draw:text-style-name="P4" draw:layer="layout" svg:width="0.003cm" svg:height="0.002cm" svg:x="3.924cm" svg:y="17.815cm" svg:viewBox="0 0 4 3" svg:d="M3 0h-3v3c0 0 6 0 3-3z">
          <text:p/>
        </draw:path>
        <draw:path draw:style-name="gr4" draw:text-style-name="P4" draw:layer="layout" svg:width="0cm" svg:height="0.001cm" svg:x="3.932cm" svg:y="17.799cm" svg:viewBox="0 0 1 2" svg:d="M0 0v2c0 0 2-2 0-2z">
          <text:p/>
        </draw:path>
        <draw:path draw:style-name="gr4" draw:text-style-name="P4" draw:layer="layout" svg:width="0.005cm" svg:height="0.004cm" svg:x="3.927cm" svg:y="17.815cm" svg:viewBox="0 0 6 5" svg:d="M3 5c2-2-1-2 2-3 1 1 1 0 1 0l-1-2-2 2c-1 0-1-2-3 0 0 1 2 3 3 3z">
          <text:p/>
        </draw:path>
        <draw:polygon draw:style-name="gr4" draw:text-style-name="P4" draw:layer="layout" svg:width="0cm" svg:height="0.002cm" svg:x="3.931cm" svg:y="17.796cm" svg:viewBox="0 0 0 3" draw:points="0,0 0,3">
          <text:p/>
        </draw:polygon>
        <draw:polygon draw:style-name="gr4" draw:text-style-name="P4" draw:layer="layout" svg:width="0cm" svg:height="0.001cm" svg:x="3.87cm" svg:y="17.823cm" svg:viewBox="0 0 0 2" draw:points="0,2 0,2 0,0 0,0">
          <text:p/>
        </draw:polygon>
        <draw:path draw:style-name="gr4" draw:text-style-name="P4" draw:layer="layout" svg:width="0.001cm" svg:height="0.003cm" svg:x="3.878cm" svg:y="17.789cm" svg:viewBox="0 0 2 4" svg:d="M0 3c0 0 2 3 2 0s0-3-2-3z">
          <text:p/>
        </draw:path>
        <draw:path draw:style-name="gr4" draw:text-style-name="P4" draw:layer="layout" svg:width="0.003cm" svg:height="0.002cm" svg:x="3.88cm" svg:y="17.79cm" svg:viewBox="0 0 4 3" svg:d="M0 0v3h3c3-3 0-3-3-3z">
          <text:p/>
        </draw:path>
        <draw:polygon draw:style-name="gr4" draw:text-style-name="P4" draw:layer="layout" svg:width="0.001cm" svg:height="0.002cm" svg:x="3.929cm" svg:y="17.77cm" svg:viewBox="0 0 2 3" draw:points="2,0 0,0 0,3 2,3">
          <text:p/>
        </draw:polygon>
        <draw:path draw:style-name="gr4" draw:text-style-name="P4" draw:layer="layout" svg:width="0.003cm" svg:height="0.003cm" svg:x="3.929cm" svg:y="17.765cm" svg:viewBox="0 0 4 4" svg:d="M3 3c3-3 0-3-3-3v3c0 0 3 3 3 0z">
          <text:p/>
        </draw:path>
        <draw:polygon draw:style-name="gr4" draw:text-style-name="P4" draw:layer="layout" svg:width="0cm" svg:height="0.002cm" svg:x="3.89cm" svg:y="17.79cm" svg:viewBox="0 0 0 3" draw:points="0,0 0,0 0,3 0,3">
          <text:p/>
        </draw:polygon>
        <draw:path draw:style-name="gr4" draw:text-style-name="P4" draw:layer="layout" svg:width="0.006cm" svg:height="0.008cm" svg:x="3.872cm" svg:y="17.805cm" svg:viewBox="0 0 7 9" svg:d="M4 1l2-1h-2c-4 0 0 4-4 4v1l6-2-2 6c4-1 2-5 3-8z">
          <text:p/>
        </draw:path>
        <draw:path draw:style-name="gr4" draw:text-style-name="P4" draw:layer="layout" svg:width="0.001cm" svg:height="0.002cm" svg:x="3.87cm" svg:y="17.804cm" svg:viewBox="0 0 2 3" svg:d="M2 0l-2 3h2c0 0 1-3 0-3z">
          <text:p/>
        </draw:path>
        <draw:polygon draw:style-name="gr4" draw:text-style-name="P4" draw:layer="layout" svg:width="0.002cm" svg:height="0.002cm" svg:x="3.873cm" svg:y="17.803cm" svg:viewBox="0 0 3 3" draw:points="3,3 3,0 0,0 0,3">
          <text:p/>
        </draw:polygon>
        <draw:path draw:style-name="gr4" draw:text-style-name="P4" draw:layer="layout" svg:width="0.003cm" svg:height="0.003cm" svg:x="3.923cm" svg:y="17.668cm" svg:viewBox="0 0 4 4" svg:d="M1 4c2-1 3-3 3-4-1 0-5 3-3 4z">
          <text:p/>
        </draw:path>
        <draw:path draw:style-name="gr4" draw:text-style-name="P4" draw:layer="layout" svg:width="0.003cm" svg:height="0.003cm" svg:x="3.859cm" svg:y="17.699cm" svg:viewBox="0 0 4 4" svg:d="M0 0c0 0 0 2 0 4 2 0 4 0 4-2 0 0 0-2-4-2z">
          <text:p/>
        </draw:path>
        <draw:path draw:style-name="gr4" draw:text-style-name="P4" draw:layer="layout" svg:width="0.002cm" svg:height="0.003cm" svg:x="3.868cm" svg:y="17.817cm" svg:viewBox="0 0 3 4" svg:d="M2 4c3-3 0-4-2-4 0 1 0 4 2 4z">
          <text:p/>
        </draw:path>
        <draw:polygon draw:style-name="gr4" draw:text-style-name="P4" draw:layer="layout" svg:width="0cm" svg:height="0.001cm" svg:x="3.86cm" svg:y="17.696cm" svg:viewBox="0 0 0 2" draw:points="0,2 0,2 0,0 0,0">
          <text:p/>
        </draw:polygon>
        <draw:path draw:style-name="gr4" draw:text-style-name="P4" draw:layer="layout" svg:width="0.003cm" svg:height="0.005cm" svg:x="3.817cm" svg:y="17.727cm" svg:viewBox="0 0 4 6" svg:d="M3 0c-3 2-3 5-3 6 9-1 0-4 3-6z">
          <text:p/>
        </draw:path>
        <draw:path draw:style-name="gr4" draw:text-style-name="P4" draw:layer="layout" svg:width="0.003cm" svg:height="0.003cm" svg:x="3.924cm" svg:y="17.672cm" svg:viewBox="0 0 4 4" svg:d="M0 3c0 0 3 3 3 0 3-3 0-3-3-3z">
          <text:p/>
        </draw:path>
        <draw:path draw:style-name="gr4" draw:text-style-name="P4" draw:layer="layout" svg:width="0.003cm" svg:height="0.003cm" svg:x="3.931cm" svg:y="17.768cm" svg:viewBox="0 0 4 4" svg:d="M4 3c0-3 0-3-1-3h-2-1v3c1-3 1 3 4 0z">
          <text:p/>
        </draw:path>
        <draw:path draw:style-name="gr4" draw:text-style-name="P4" draw:layer="layout" svg:width="0.003cm" svg:height="0.003cm" svg:x="3.931cm" svg:y="17.771cm" svg:viewBox="0 0 4 4" svg:d="M3 4c3-2-2-4-2-4-2 0 0 4 2 4z">
          <text:p/>
        </draw:path>
        <draw:path draw:style-name="gr4" draw:text-style-name="P4" draw:layer="layout" svg:width="0.004cm" svg:height="0.004cm" svg:x="3.876cm" svg:y="17.801cm" svg:viewBox="0 0 5 5" svg:d="M2 0h-2l4 5c4-4-4-2-2-5z">
          <text:p/>
        </draw:path>
        <draw:path draw:style-name="gr4" draw:text-style-name="P4" draw:layer="layout" svg:width="0cm" svg:height="0.002cm" svg:x="3.924cm" svg:y="17.782cm" svg:viewBox="0 0 1 3" svg:d="M0 0v3c0 0 2-3 0-3z">
          <text:p/>
        </draw:path>
        <draw:path draw:style-name="gr4" draw:text-style-name="P4" draw:layer="layout" svg:width="0.011cm" svg:height="0.013cm" svg:x="3.917cm" svg:y="17.767cm" svg:viewBox="0 0 12 14" svg:d="M10 0l-2 7h-7c-3 1 0 4-1 6 1 1 1 2 2 0-1 0 0-2 0-4 3-2 4 0 6 0s2-2 4-2c0-3-2-5-2-7z">
          <text:p/>
        </draw:path>
        <draw:path draw:style-name="gr4" draw:text-style-name="P4" draw:layer="layout" svg:width="0.002cm" svg:height="0.002cm" svg:x="3.861cm" svg:y="17.792cm" svg:viewBox="0 0 3 3" svg:d="M0 3c0-1 3-1 3-3h-3c0 0 0 2 0 3z">
          <text:p/>
        </draw:path>
        <draw:path draw:style-name="gr4" draw:text-style-name="P4" draw:layer="layout" svg:width="0.004cm" svg:height="0.003cm" svg:x="3.924cm" svg:y="17.788cm" svg:viewBox="0 0 5 4" svg:d="M0 4c2-1 2-1 5-4h-2c0 1-3 1-3 1z">
          <text:p/>
        </draw:path>
        <draw:path draw:style-name="gr4" draw:text-style-name="P4" draw:layer="layout" svg:width="0.001cm" svg:height="0.001cm" svg:x="3.814cm" svg:y="17.729cm" svg:viewBox="0 0 2 2" svg:d="M0 2c2 0 2-2 2-2-2 0-2 0-2 2z">
          <text:p/>
        </draw:path>
        <draw:path draw:style-name="gr4" draw:text-style-name="P4" draw:layer="layout" svg:width="0.002cm" svg:height="0.002cm" svg:x="3.924cm" svg:y="17.778cm" svg:viewBox="0 0 3 3" svg:d="M0 0c0 0 0 2 0 3 0-1 3-1 3-1v-2z">
          <text:p/>
        </draw:path>
        <draw:path draw:style-name="gr4" draw:text-style-name="P4" draw:layer="layout" svg:width="0.002cm" svg:height="0.002cm" svg:x="3.862cm" svg:y="17.789cm" svg:viewBox="0 0 3 3" svg:d="M3 0h-3v3c3 0 3 0 3-3z">
          <text:p/>
        </draw:path>
        <draw:path draw:style-name="gr4" draw:text-style-name="P4" draw:layer="layout" svg:width="0.001cm" svg:height="0.002cm" svg:x="3.864cm" svg:y="17.792cm" svg:viewBox="0 0 2 3" svg:d="M0 3c2 0 2-3 2-3h-2z">
          <text:p/>
        </draw:path>
        <draw:path draw:style-name="gr4" draw:text-style-name="P4" draw:layer="layout" svg:width="0.003cm" svg:height="0.003cm" svg:x="3.863cm" svg:y="17.794cm" svg:viewBox="0 0 4 4" svg:d="M0 3c0 3 2 0 2 0l2-3c-2 0-4 0-4 3z">
          <text:p/>
        </draw:path>
        <draw:path draw:style-name="gr4" draw:text-style-name="P4" draw:layer="layout" svg:width="0.001cm" svg:height="0.002cm" svg:x="3.884cm" svg:y="17.806cm" svg:viewBox="0 0 2 3" svg:d="M0 3c0 0 0-1 2-1 0-2 0-2-2-2 0 0 0 2 0 3z">
          <text:p/>
        </draw:path>
        <draw:polygon draw:style-name="gr4" draw:text-style-name="P4" draw:layer="layout" svg:width="0cm" svg:height="0.002cm" svg:x="3.879cm" svg:y="17.807cm" svg:viewBox="0 0 0 3" draw:points="0,3 0,0 0,0">
          <text:p/>
        </draw:polygon>
        <draw:path draw:style-name="gr4" draw:text-style-name="P4" draw:layer="layout" svg:width="0.002cm" svg:height="0.002cm" svg:x="3.883cm" svg:y="17.809cm" svg:viewBox="0 0 3 3" svg:d="M0 3l3-3c-3 0-3 3-3 3z">
          <text:p/>
        </draw:path>
        <draw:path draw:style-name="gr4" draw:text-style-name="P4" draw:layer="layout" svg:width="0cm" svg:height="0.002cm" svg:x="3.93cm" svg:y="17.786cm" svg:viewBox="0 0 1 3" svg:d="M0 0v3-1c2-2 0-2 0-2z">
          <text:p/>
        </draw:path>
        <draw:path draw:style-name="gr4" draw:text-style-name="P4" draw:layer="layout" svg:width="0.004cm" svg:height="0.003cm" svg:x="3.879cm" svg:y="17.81cm" svg:viewBox="0 0 5 4" svg:d="M0 2v2c2-2 6 0 4-4-2 0-4 0-4 2z">
          <text:p/>
        </draw:path>
        <draw:path draw:style-name="gr4" draw:text-style-name="P4" draw:layer="layout" svg:width="0.001cm" svg:height="0.002cm" svg:x="3.881cm" svg:y="17.804cm" svg:viewBox="0 0 2 3" svg:d="M0 3c2 0 2 0 2 0v-3c-2 0-2 3-2 3z">
          <text:p/>
        </draw:path>
        <draw:path draw:style-name="gr4" draw:text-style-name="P4" draw:layer="layout" svg:width="0.009cm" svg:height="0.006cm" svg:x="3.912cm" svg:y="17.788cm" svg:viewBox="0 0 10 7" svg:d="M8 3c-2 1-5 4-7 0l-1 1 1 3c3 0 7-1 9 0 1-3 0-6 0-7z">
          <text:p/>
        </draw:path>
        <draw:path draw:style-name="gr4" draw:text-style-name="P4" draw:layer="layout" svg:width="0.002cm" svg:height="0.003cm" svg:x="3.911cm" svg:y="17.791cm" svg:viewBox="0 0 3 4" svg:d="M0 4c3 0 0-4 3-4-3 0-3 2-3 4z">
          <text:p/>
        </draw:path>
        <draw:path draw:style-name="gr4" draw:text-style-name="P4" draw:layer="layout" svg:width="0cm" svg:height="0.002cm" svg:x="3.887cm" svg:y="17.805cm" svg:viewBox="0 0 1 3" svg:d="M0 0v3c0-1 2-3 0-3z">
          <text:p/>
        </draw:path>
        <draw:path draw:style-name="gr4" draw:text-style-name="P4" draw:layer="layout" svg:width="0.001cm" svg:height="0.002cm" svg:x="3.864cm" svg:y="17.664cm" svg:viewBox="0 0 2 3" svg:d="M0 0v3h2c0 0 0-3-2-3z">
          <text:p/>
        </draw:path>
        <draw:path draw:style-name="gr4" draw:text-style-name="P4" draw:layer="layout" svg:width="0.001cm" svg:height="0.002cm" svg:x="3.808cm" svg:y="17.808cm" svg:viewBox="0 0 2 3" svg:d="M0 3l2-1c0-2 0-2 0-2-2 0-2 2-2 3z">
          <text:p/>
        </draw:path>
        <draw:polygon draw:style-name="gr4" draw:text-style-name="P4" draw:layer="layout" svg:width="0.001cm" svg:height="0.001cm" svg:x="3.811cm" svg:y="17.815cm" svg:viewBox="0 0 2 2" draw:points="0,2 2,0 0,0">
          <text:p/>
        </draw:polygon>
        <draw:path draw:style-name="gr4" draw:text-style-name="P4" draw:layer="layout" svg:width="0cm" svg:height="0.002cm" svg:x="3.808cm" svg:y="17.806cm" svg:viewBox="0 0 1 3" svg:d="M0 0v3c0-1 2-1 0-3z">
          <text:p/>
        </draw:path>
        <draw:path draw:style-name="gr4" draw:text-style-name="P4" draw:layer="layout" svg:width="0.002cm" svg:height="0.002cm" svg:x="3.857cm" svg:y="17.81cm" svg:viewBox="0 0 3 3" svg:d="M0 2v1c2-1 3-3 3-3-1 0-3 0-3 2z">
          <text:p/>
        </draw:path>
        <draw:path draw:style-name="gr4" draw:text-style-name="P4" draw:layer="layout" svg:width="0.001cm" svg:height="0.002cm" svg:x="3.857cm" svg:y="17.803cm" svg:viewBox="0 0 2 3" svg:d="M2 3c0-3 0-3-2-3v3z">
          <text:p/>
        </draw:path>
        <draw:polygon draw:style-name="gr4" draw:text-style-name="P4" draw:layer="layout" svg:width="0cm" svg:height="0.001cm" svg:x="3.809cm" svg:y="17.813cm" svg:viewBox="0 0 0 2" draw:points="0,0 0,2 0,2">
          <text:p/>
        </draw:polygon>
        <draw:path draw:style-name="gr4" draw:text-style-name="P4" draw:layer="layout" svg:width="0.002cm" svg:height="0.002cm" svg:x="3.806cm" svg:y="17.811cm" svg:viewBox="0 0 3 3" svg:d="M3 0l-3 3c0 0 3 0 3-3z">
          <text:p/>
        </draw:path>
        <draw:path draw:style-name="gr4" draw:text-style-name="P4" draw:layer="layout" svg:width="0.003cm" svg:height="0.003cm" svg:x="3.806cm" svg:y="17.815cm" svg:viewBox="0 0 4 4" svg:d="M0 4c3 0 3-3 4-4-1 1-4 0-4 4z">
          <text:p/>
        </draw:path>
        <draw:path draw:style-name="gr4" draw:text-style-name="P4" draw:layer="layout" svg:width="0cm" svg:height="0.002cm" svg:x="3.856cm" svg:y="17.806cm" svg:viewBox="0 0 1 3" svg:d="M0 0v3c0-1 2-1 0-3z">
          <text:p/>
        </draw:path>
        <draw:path draw:style-name="gr4" draw:text-style-name="P4" draw:layer="layout" svg:width="0.002cm" svg:height="0.002cm" svg:x="3.865cm" svg:y="17.821cm" svg:viewBox="0 0 3 3" svg:d="M3 3c0-1 0-3 0-3-3 0-3 0-3 2 0 0 0 1 3 1z">
          <text:p/>
        </draw:path>
        <draw:polygon draw:style-name="gr4" draw:text-style-name="P4" draw:layer="layout" svg:width="0cm" svg:height="0.002cm" svg:x="3.827cm" svg:y="17.705cm" svg:viewBox="0 0 0 3" draw:points="0,0 0,3 0,2">
          <text:p/>
        </draw:polygon>
        <draw:polygon draw:style-name="gr4" draw:text-style-name="P4" draw:layer="layout" svg:width="0cm" svg:height="0cm" svg:x="3.863cm" svg:y="17.821cm" svg:viewBox="0 0 0 0" draw:points="0,0">
          <text:p/>
        </draw:polygon>
        <draw:path draw:style-name="gr4" draw:text-style-name="P4" draw:layer="layout" svg:width="0.003cm" svg:height="0.003cm" svg:x="3.867cm" svg:y="17.825cm" svg:viewBox="0 0 4 4" svg:d="M4 4c0-2 0-4-1-4-2 2-2 0-3 0v2c0 2 1 2 4 2z">
          <text:p/>
        </draw:path>
        <draw:path draw:style-name="gr4" draw:text-style-name="P4" draw:layer="layout" svg:width="0.002cm" svg:height="0.002cm" svg:x="3.863cm" svg:y="17.802cm" svg:viewBox="0 0 3 3" svg:d="M3 0h-3v3c3 0 3 0 3-3z">
          <text:p/>
        </draw:path>
        <draw:path draw:style-name="gr4" draw:text-style-name="P4" draw:layer="layout" svg:width="0.002cm" svg:height="0.002cm" svg:x="3.86cm" svg:y="17.807cm" svg:viewBox="0 0 3 3" svg:d="M3 3v-3c-3 0-3 3-3 3 3 0 3 0 3 0z">
          <text:p/>
        </draw:path>
        <draw:polygon draw:style-name="gr4" draw:text-style-name="P4" draw:layer="layout" svg:width="0cm" svg:height="0.002cm" svg:x="3.86cm" svg:y="17.804cm" svg:viewBox="0 0 0 3" draw:points="0,0 0,3 0,3">
          <text:p/>
        </draw:polygon>
        <draw:path draw:style-name="gr4" draw:text-style-name="P4" draw:layer="layout" svg:width="0.003cm" svg:height="0.005cm" svg:x="3.862cm" svg:y="17.808cm" svg:viewBox="0 0 4 6" svg:d="M4 5v-2c-2 0-2-1-4-3v3c2 0 0 4 4 2z">
          <text:p/>
        </draw:path>
        <draw:path draw:style-name="gr4" draw:text-style-name="P4" draw:layer="layout" svg:width="0.002cm" svg:height="0.003cm" svg:x="3.863cm" svg:y="17.819cm" svg:viewBox="0 0 3 4" svg:d="M3 1c-3-2-3 0-3 3 0-1 3-1 3-3z">
          <text:p/>
        </draw:path>
        <draw:path draw:style-name="gr4" draw:text-style-name="P4" draw:layer="layout" svg:width="0.002cm" svg:height="0.003cm" svg:x="3.807cm" svg:y="17.767cm" svg:viewBox="0 0 3 4" svg:d="M3 0l-3 4c0 0 3-2 3-4z">
          <text:p/>
        </draw:path>
        <draw:path draw:style-name="gr4" draw:text-style-name="P4" draw:layer="layout" svg:width="0.001cm" svg:height="0.002cm" svg:x="3.81cm" svg:y="17.78cm" svg:viewBox="0 0 2 3" svg:d="M0 3l2-3c-2 0-2 3-2 3z">
          <text:p/>
        </draw:path>
        <draw:path draw:style-name="gr4" draw:text-style-name="P4" draw:layer="layout" svg:width="0.002cm" svg:height="0.002cm" svg:x="3.825cm" svg:y="17.755cm" svg:viewBox="0 0 3 3" svg:d="M0 0v3c0 0 3 0 3-1 0-2-3-2-3-2z">
          <text:p/>
        </draw:path>
        <draw:path draw:style-name="gr4" draw:text-style-name="P4" draw:layer="layout" svg:width="0.004cm" svg:height="0.003cm" svg:x="3.808cm" svg:y="17.768cm" svg:viewBox="0 0 5 4" svg:d="M0 4c1-3 7 0 5-4-1 1-5 0-5 4z">
          <text:p/>
        </draw:path>
        <draw:path draw:style-name="gr4" draw:text-style-name="P4" draw:layer="layout" svg:width="0.006cm" svg:height="0.004cm" svg:x="3.818cm" svg:y="17.757cm" svg:viewBox="0 0 7 5" svg:d="M3 5c3 0 4-3 4-5-3 0-6 0-7 2 1 0 1 5 3 3z">
          <text:p/>
        </draw:path>
        <draw:path draw:style-name="gr4" draw:text-style-name="P4" draw:layer="layout" svg:width="0.003cm" svg:height="0.005cm" svg:x="3.807cm" svg:y="17.775cm" svg:viewBox="0 0 4 6" svg:d="M1 6c2 0 3 0 2-1-4 0 2-5-2-5-1 2-2 6 0 6z">
          <text:p/>
        </draw:path>
        <draw:path draw:style-name="gr4" draw:text-style-name="P4" draw:layer="layout" svg:width="0.006cm" svg:height="0.004cm" svg:x="3.806cm" svg:y="17.781cm" svg:viewBox="0 0 7 5" svg:d="M2 0c-1 0-2 0-2 0 0 3 1 1 2 3l-1 1c1 4 3-3 5 0h1l-3-1c-2 0-3-2-2-3z">
          <text:p/>
        </draw:path>
        <draw:path draw:style-name="gr4" draw:text-style-name="P4" draw:layer="layout" svg:width="0.001cm" svg:height="0.001cm" svg:x="3.806cm" svg:y="17.784cm" svg:viewBox="0 0 2 2" svg:d="M0 2c2 0 2 0 2-2h-2z">
          <text:p/>
        </draw:path>
        <draw:path draw:style-name="gr4" draw:text-style-name="P4" draw:layer="layout" svg:width="0.002cm" svg:height="0.001cm" svg:x="3.814cm" svg:y="17.807cm" svg:viewBox="0 0 3 2" svg:d="M0 2h3v-2c-3 0-3 2-3 2z">
          <text:p/>
        </draw:path>
        <draw:path draw:style-name="gr4" draw:text-style-name="P4" draw:layer="layout" svg:width="0.002cm" svg:height="0.002cm" svg:x="3.827cm" svg:y="17.807cm" svg:viewBox="0 0 3 3" svg:d="M0 2c0 1 0 1 3 1 0-1 0-1 0-3 0 0-3 0-3 2z">
          <text:p/>
        </draw:path>
        <draw:path draw:style-name="gr4" draw:text-style-name="P4" draw:layer="layout" svg:width="0.004cm" svg:height="0.003cm" svg:x="3.865cm" svg:y="17.764cm" svg:viewBox="0 0 5 4" svg:d="M5 2l-3-2-2 4c2-2 3 2 5-2z">
          <text:p/>
        </draw:path>
        <draw:path draw:style-name="gr4" draw:text-style-name="P4" draw:layer="layout" svg:width="0.003cm" svg:height="0.003cm" svg:x="3.852cm" svg:y="17.726cm" svg:viewBox="0 0 4 4" svg:d="M0 4h3c0-2 3-4 0-4s-3 2-3 4z">
          <text:p/>
        </draw:path>
        <draw:path draw:style-name="gr4" draw:text-style-name="P4" draw:layer="layout" svg:width="0cm" svg:height="0.002cm" svg:x="3.813cm" svg:y="17.81cm" svg:viewBox="0 0 1 3" svg:d="M0 0v3c0 0 2 0 0-3z">
          <text:p/>
        </draw:path>
        <draw:path draw:style-name="gr4" draw:text-style-name="P4" draw:layer="layout" svg:width="0.002cm" svg:height="0.002cm" svg:x="3.845cm" svg:y="17.731cm" svg:viewBox="0 0 3 3" svg:d="M0 3h1c2 0 3-3 2-3-2 0-3 0-3 3z">
          <text:p/>
        </draw:path>
        <draw:path draw:style-name="gr4" draw:text-style-name="P4" draw:layer="layout" svg:width="0cm" svg:height="0.002cm" svg:x="3.852cm" svg:y="17.723cm" svg:viewBox="0 0 1 3" svg:d="M0 0v3c2-1 0-3 0-3z">
          <text:p/>
        </draw:path>
        <draw:path draw:style-name="gr4" draw:text-style-name="P4" draw:layer="layout" svg:width="0cm" svg:height="0.001cm" svg:x="3.812cm" svg:y="17.766cm" svg:viewBox="0 0 1 2" svg:d="M0 0v2c2-2 0-2 0-2z">
          <text:p/>
        </draw:path>
        <draw:path draw:style-name="gr4" draw:text-style-name="P4" draw:layer="layout" svg:width="0.004cm" svg:height="0.003cm" svg:x="3.808cm" svg:y="17.762cm" svg:viewBox="0 0 5 4" svg:d="M5 4c-2-2-2-4-4-4s2 2 2 4z">
          <text:p/>
        </draw:path>
        <draw:path draw:style-name="gr4" draw:text-style-name="P4" draw:layer="layout" svg:width="0.001cm" svg:height="0.002cm" svg:x="3.941cm" svg:y="17.849cm" svg:viewBox="0 0 2 3" svg:d="M2 0c-2 0-2 0-2 0v3z">
          <text:p/>
        </draw:path>
        <draw:path draw:style-name="gr4" draw:text-style-name="P4" draw:layer="layout" svg:width="0.001cm" svg:height="0.002cm" svg:x="3.789cm" svg:y="17.953cm" svg:viewBox="0 0 2 3" svg:d="M0 0v3c0-1 2-1 2-3-2 0-2 0-2 0z">
          <text:p/>
        </draw:path>
        <draw:path draw:style-name="gr4" draw:text-style-name="P4" draw:layer="layout" svg:width="0.01cm" svg:height="0.011cm" svg:x="3.782cm" svg:y="17.953cm" svg:viewBox="0 0 11 12" svg:d="M6 11c0-1-1-1-1-1l1-2 1 4c2-1 2-1 2-2 1 0 1 0 2-1l-1-4c-6 0-4-5-10-5 0 2 4 2 4 4-2 1-3 0-4-1 0 1 0 1 0 2 0-1 4 2 0 0 4 2 2 4 2 7 2 0 3 0 4-1z">
          <text:p/>
        </draw:path>
        <draw:path draw:style-name="gr4" draw:text-style-name="P4" draw:layer="layout" svg:width="0.001cm" svg:height="0.002cm" svg:x="3.786cm" svg:y="17.95cm" svg:viewBox="0 0 2 3" svg:d="M2 0h-2v3c0-1 2-1 2-3z">
          <text:p/>
        </draw:path>
        <draw:path draw:style-name="gr4" draw:text-style-name="P4" draw:layer="layout" svg:width="0.007cm" svg:height="0.011cm" svg:x="3.945cm" svg:y="17.9cm" svg:viewBox="0 0 8 12" svg:d="M0 12c4 1 1-2 3-4 1 0 2-1 2 0 0-3 4-6 3-8-3 1-3 2-3 5-1 1-2 5-5 5 3 0 0 1 0 0 0 1 0 1 0 2z">
          <text:p/>
        </draw:path>
        <draw:path draw:style-name="gr4" draw:text-style-name="P4" draw:layer="layout" svg:width="0.009cm" svg:height="0.015cm" svg:x="3.936cm" svg:y="17.904cm" svg:viewBox="0 0 10 16" svg:d="M8 16h1c2-5-2-9-1-13l-2 2c-2-2-2-2-2-3-1-1-2 0-2-1-1 0 0-1 0-1h-1l-1 2c3 3 10 7 8 14z">
          <text:p/>
        </draw:path>
        <draw:path draw:style-name="gr4" draw:text-style-name="P4" draw:layer="layout" svg:width="0.005cm" svg:height="0.006cm" svg:x="3.948cm" svg:y="17.907cm" svg:viewBox="0 0 6 7" svg:d="M0 5c0 1 0 1 0 2 1 0 2-1 4-1l-2-1 4-1c0-2 0-4-1-4-1 1-1 4-3 6-1 0-1-1-2-1z">
          <text:p/>
        </draw:path>
        <draw:polygon draw:style-name="gr4" draw:text-style-name="P4" draw:layer="layout" svg:width="0cm" svg:height="0cm" svg:x="3.955cm" svg:y="17.903cm" svg:viewBox="0 0 0 0" draw:points="0,0">
          <text:p/>
        </draw:polygon>
        <draw:path draw:style-name="gr4" draw:text-style-name="P4" draw:layer="layout" svg:width="0.003cm" svg:height="0.003cm" svg:x="3.953cm" svg:y="17.903cm" svg:viewBox="0 0 4 4" svg:d="M3 0c0 0-3 0-3 3 0 0 0 3 0 0 3 0 6 0 3-3z">
          <text:p/>
        </draw:path>
        <draw:path draw:style-name="gr4" draw:text-style-name="P4" draw:layer="layout" svg:width="0.001cm" svg:height="0.001cm" svg:x="3.797cm" svg:y="17.942cm" svg:viewBox="0 0 2 2" svg:d="M2 0h-2v2c0 1 2 0 2-2z">
          <text:p/>
        </draw:path>
        <draw:path draw:style-name="gr4" draw:text-style-name="P4" draw:layer="layout" svg:width="0.004cm" svg:height="0.002cm" svg:x="3.79cm" svg:y="17.941cm" svg:viewBox="0 0 5 3" svg:d="M0 0v3h5c2-3-3 0-5-3z">
          <text:p/>
        </draw:path>
        <draw:path draw:style-name="gr4" draw:text-style-name="P4" draw:layer="layout" svg:width="0.001cm" svg:height="0cm" svg:x="3.932cm" svg:y="17.91cm" svg:viewBox="0 0 2 0" svg:d="M2 0c-2 0-2 0-2 0z">
          <text:p/>
        </draw:path>
        <draw:path draw:style-name="gr4" draw:text-style-name="P4" draw:layer="layout" svg:width="0.001cm" svg:height="0.001cm" svg:x="3.954cm" svg:y="17.882cm" svg:viewBox="0 0 2 2" svg:d="M2 0c-2 0-2 0-2 2 2-2 2-2 2-2z">
          <text:p/>
        </draw:path>
        <draw:path draw:style-name="gr4" draw:text-style-name="P4" draw:layer="layout" svg:width="0.002cm" svg:height="0.005cm" svg:x="3.932cm" svg:y="17.91cm" svg:viewBox="0 0 3 6" svg:d="M0 0c0 2 3 5 0 6h3c0-3 0-4 0-6z">
          <text:p/>
        </draw:path>
        <draw:polygon draw:style-name="gr4" draw:text-style-name="P4" draw:layer="layout" svg:width="0cm" svg:height="0cm" svg:x="3.794cm" svg:y="17.936cm" svg:viewBox="0 0 0 0" draw:points="0,0">
          <text:p/>
        </draw:polygon>
        <draw:path draw:style-name="gr4" draw:text-style-name="P4" draw:layer="layout" svg:width="0cm" svg:height="0.002cm" svg:x="3.777cm" svg:y="17.857cm" svg:viewBox="0 0 1 3" svg:d="M0 3c0 0 2-3 0-3z">
          <text:p/>
        </draw:path>
        <draw:polygon draw:style-name="gr4" draw:text-style-name="P4" draw:layer="layout" svg:width="0cm" svg:height="0cm" svg:x="3.797cm" svg:y="17.944cm" svg:viewBox="0 0 0 0" draw:points="0,0">
          <text:p/>
        </draw:polygon>
        <draw:path draw:style-name="gr4" draw:text-style-name="P4" draw:layer="layout" svg:width="0.002cm" svg:height="0.002cm" svg:x="3.794cm" svg:y="17.934cm" svg:viewBox="0 0 3 3" svg:d="M0 3c0 0 3 0 3-1 0 0 0-2-3-2 0 0 0 2 0 3z">
          <text:p/>
        </draw:path>
        <draw:polygon draw:style-name="gr4" draw:text-style-name="P4" draw:layer="layout" svg:width="0cm" svg:height="0.001cm" svg:x="3.78cm" svg:y="17.854cm" svg:viewBox="0 0 0 2" draw:points="0,2 0,0 0,0">
          <text:p/>
        </draw:polygon>
        <draw:path draw:style-name="gr4" draw:text-style-name="P4" draw:layer="layout" svg:width="0cm" svg:height="0.002cm" svg:x="3.779cm" svg:y="17.851cm" svg:viewBox="0 0 0 3" svg:d="M0 2c0-2 0-2 0-2v3z">
          <text:p/>
        </draw:path>
        <draw:polygon draw:style-name="gr4" draw:text-style-name="P4" draw:layer="layout" svg:width="0.002cm" svg:height="0.002cm" svg:x="3.953cm" svg:y="17.918cm" svg:viewBox="0 0 3 3" draw:points="3,0 0,0 0,0 0,3">
          <text:p/>
        </draw:polygon>
        <draw:path draw:style-name="gr4" draw:text-style-name="P4" draw:layer="layout" svg:width="0cm" svg:height="0.002cm" svg:x="3.78cm" svg:y="17.846cm" svg:viewBox="0 0 0 3" svg:d="M0 0v3c0-1 0-3 0-3z">
          <text:p/>
        </draw:path>
        <draw:path draw:style-name="gr4" draw:text-style-name="P4" draw:layer="layout" svg:width="0.002cm" svg:height="0.002cm" svg:x="3.791cm" svg:y="17.936cm" svg:viewBox="0 0 3 3" svg:d="M3 3c0-1 0-1 0-3-3 0-3 0 0 0-3 0-3 2-3 3z">
          <text:p/>
        </draw:path>
        <draw:polygon draw:style-name="gr4" draw:text-style-name="P4" draw:layer="layout" svg:width="0cm" svg:height="0cm" svg:x="3.954cm" svg:y="17.917cm" svg:viewBox="0 0 0 0" draw:points="0,0">
          <text:p/>
        </draw:polygon>
        <draw:path draw:style-name="gr4" draw:text-style-name="P4" draw:layer="layout" svg:width="0.003cm" svg:height="0.002cm" svg:x="3.95cm" svg:y="17.916cm" svg:viewBox="0 0 4 3" svg:d="M3 0c0 0-3 0-3 3 3 0 6 0 3-3z">
          <text:p/>
        </draw:path>
        <draw:path draw:style-name="gr4" draw:text-style-name="P4" draw:layer="layout" svg:width="0cm" svg:height="0.002cm" svg:x="3.778cm" svg:y="17.849cm" svg:viewBox="0 0 1 3" svg:d="M0 0v3c2 0 0-3 0-3z">
          <text:p/>
        </draw:path>
        <draw:path draw:style-name="gr4" draw:text-style-name="P4" draw:layer="layout" svg:width="0.001cm" svg:height="0.002cm" svg:x="3.954cm" svg:y="17.915cm" svg:viewBox="0 0 2 3" svg:d="M0 3c2-1 2-3 2-3-2 0-2 2-2 3z">
          <text:p/>
        </draw:path>
        <draw:path draw:style-name="gr4" draw:text-style-name="P4" draw:layer="layout" svg:width="0cm" svg:height="0.002cm" svg:x="3.786cm" svg:y="17.865cm" svg:viewBox="0 0 1 3" svg:d="M0 3c2 0 0-3 0-3z">
          <text:p/>
        </draw:path>
        <draw:path draw:style-name="gr4" draw:text-style-name="P4" draw:layer="layout" svg:width="0.001cm" svg:height="0.002cm" svg:x="3.776cm" svg:y="17.864cm" svg:viewBox="0 0 2 3" svg:d="M0 0v3h2c0-3-2-3-2-3z">
          <text:p/>
        </draw:path>
        <draw:path draw:style-name="gr4" draw:text-style-name="P4" draw:layer="layout" svg:width="0.004cm" svg:height="0.003cm" svg:x="3.776cm" svg:y="17.869cm" svg:viewBox="0 0 5 4" svg:d="M0 0c-2 3 6 3 4 4 2-3-4-4-4-4z">
          <text:p/>
        </draw:path>
        <draw:polygon draw:style-name="gr4" draw:text-style-name="P4" draw:layer="layout" svg:width="0.002cm" svg:height="0.002cm" svg:x="3.779cm" svg:y="17.874cm" svg:viewBox="0 0 3 3" draw:points="0,3 3,3 3,0 0,0">
          <text:p/>
        </draw:polygon>
        <draw:path draw:style-name="gr4" draw:text-style-name="P4" draw:layer="layout" svg:width="0.003cm" svg:height="0.004cm" svg:x="3.951cm" svg:y="17.92cm" svg:viewBox="0 0 4 5" svg:d="M0 2c0 0 2 4 4 2v-2l-4-2z">
          <text:p/>
        </draw:path>
        <draw:path draw:style-name="gr4" draw:text-style-name="P4" draw:layer="layout" svg:width="0.003cm" svg:height="0.002cm" svg:x="3.954cm" svg:y="17.9cm" svg:viewBox="0 0 4 3" svg:d="M3 0c-3 0-3 2-3 3 0-1 6-3 3-3z">
          <text:p/>
        </draw:path>
        <draw:polygon draw:style-name="gr4" draw:text-style-name="P4" draw:layer="layout" svg:width="0cm" svg:height="0.002cm" svg:x="3.78cm" svg:y="17.865cm" svg:viewBox="0 0 0 3" draw:points="0,3 0,0 0,0">
          <text:p/>
        </draw:polygon>
        <draw:polygon draw:style-name="gr4" draw:text-style-name="P4" draw:layer="layout" svg:width="0cm" svg:height="0.001cm" svg:x="3.78cm" svg:y="17.86cm" svg:viewBox="0 0 0 2" draw:points="0,0 0,2">
          <text:p/>
        </draw:polygon>
        <draw:path draw:style-name="gr4" draw:text-style-name="P4" draw:layer="layout" svg:width="0.003cm" svg:height="0.002cm" svg:x="3.775cm" svg:y="17.874cm" svg:viewBox="0 0 4 3" svg:d="M0 3c2 0 4 0 4-3-2 0-4 0-4 3z">
          <text:p/>
        </draw:path>
        <draw:polygon draw:style-name="gr4" draw:text-style-name="P4" draw:layer="layout" svg:width="0cm" svg:height="0.002cm" svg:x="3.843cm" svg:y="17.944cm" svg:viewBox="0 0 0 3" draw:points="0,3 0,3 0,0 0,0">
          <text:p/>
        </draw:polygon>
        <draw:path draw:style-name="gr4" draw:text-style-name="P4" draw:layer="layout" svg:width="0.003cm" svg:height="0.002cm" svg:x="3.845cm" svg:y="17.947cm" svg:viewBox="0 0 4 3" svg:d="M0 3c0 0 3 0 0 0 3 0 6 0 3-3 0 0-3 0-3 3z">
          <text:p/>
        </draw:path>
        <draw:path draw:style-name="gr4" draw:text-style-name="P4" draw:layer="layout" svg:width="0.003cm" svg:height="0.002cm" svg:x="3.847cm" svg:y="17.933cm" svg:viewBox="0 0 4 3" svg:d="M0 3c3 0 6-3 3-3z">
          <text:p/>
        </draw:path>
        <draw:path draw:style-name="gr4" draw:text-style-name="P4" draw:layer="layout" svg:width="0cm" svg:height="0.002cm" svg:x="3.845cm" svg:y="17.943cm" svg:viewBox="0 0 1 3" svg:d="M0 0v3c0 0 2-3 0-3z">
          <text:p/>
        </draw:path>
        <draw:path draw:style-name="gr4" draw:text-style-name="P4" draw:layer="layout" svg:width="0.002cm" svg:height="0.001cm" svg:x="3.849cm" svg:y="17.938cm" svg:viewBox="0 0 3 2" svg:d="M0 2c0 0 0 1 2 0 0 0 1 0 1-2-1 0-3 0-3 2z">
          <text:p/>
        </draw:path>
        <draw:path draw:style-name="gr4" draw:text-style-name="P4" draw:layer="layout" svg:width="0.003cm" svg:height="0.002cm" svg:x="3.924cm" svg:y="17.902cm" svg:viewBox="0 0 4 3" svg:d="M0 0v3c0 0 6 0 3-3z">
          <text:p/>
        </draw:path>
        <draw:path draw:style-name="gr4" draw:text-style-name="P4" draw:layer="layout" svg:width="0.003cm" svg:height="0.002cm" svg:x="3.85cm" svg:y="17.933cm" svg:viewBox="0 0 4 3" svg:d="M0 2v1c0 0 3-1 3 0 0-1 3-3 0-3s-3 0-3 2z">
          <text:p/>
        </draw:path>
        <draw:path draw:style-name="gr4" draw:text-style-name="P4" draw:layer="layout" svg:width="0.003cm" svg:height="0.002cm" svg:x="3.928cm" svg:y="17.888cm" svg:viewBox="0 0 4 3" svg:d="M0 0v3h4c0-3-4-3-4-3z">
          <text:p/>
        </draw:path>
        <draw:path draw:style-name="gr4" draw:text-style-name="P4" draw:layer="layout" svg:width="0.002cm" svg:height="0.002cm" svg:x="3.925cm" svg:y="17.879cm" svg:viewBox="0 0 3 3" svg:d="M3 3v-3h-3v3c3 0 3 0 3 0z">
          <text:p/>
        </draw:path>
        <draw:polygon draw:style-name="gr4" draw:text-style-name="P4" draw:layer="layout" svg:width="0.002cm" svg:height="0.002cm" svg:x="3.785cm" svg:y="17.94cm" svg:viewBox="0 0 3 3" draw:points="0,3 3,3 3,0 0,0">
          <text:p/>
        </draw:polygon>
        <draw:polygon draw:style-name="gr4" draw:text-style-name="P4" draw:layer="layout" svg:width="0cm" svg:height="0cm" svg:x="3.84cm" svg:y="17.935cm" svg:viewBox="0 0 0 0" draw:points="0,0">
          <text:p/>
        </draw:polygon>
        <draw:polygon draw:style-name="gr4" draw:text-style-name="P4" draw:layer="layout" svg:width="0cm" svg:height="0cm" svg:x="3.927cm" svg:y="17.878cm" svg:viewBox="0 0 0 0" draw:points="0,0">
          <text:p/>
        </draw:polygon>
        <draw:path draw:style-name="gr4" draw:text-style-name="P4" draw:layer="layout" svg:width="0.003cm" svg:height="0.003cm" svg:x="3.841cm" svg:y="17.913cm" svg:viewBox="0 0 4 4" svg:d="M4 0c-4 0-4 3-4 4 2 0 2-4 4-4z">
          <text:p/>
        </draw:path>
        <draw:path draw:style-name="gr4" draw:text-style-name="P4" draw:layer="layout" svg:width="0.001cm" svg:height="0.002cm" svg:x="3.845cm" svg:y="17.928cm" svg:viewBox="0 0 2 3" svg:d="M0 3h2v-3c-2 0-2 0-2 3z">
          <text:p/>
        </draw:path>
        <draw:polygon draw:style-name="gr4" draw:text-style-name="P4" draw:layer="layout" svg:width="0cm" svg:height="0.002cm" svg:x="3.844cm" svg:y="17.933cm" svg:viewBox="0 0 0 3" draw:points="0,3 0,3 0,0 0,0">
          <text:p/>
        </draw:polygon>
        <draw:path draw:style-name="gr4" draw:text-style-name="P4" draw:layer="layout" svg:width="0.004cm" svg:height="0.003cm" svg:x="3.838cm" svg:y="17.932cm" svg:viewBox="0 0 5 4" svg:d="M0 3l2 1c2-1 4-3 2-4-4 0-2 1-4 3z">
          <text:p/>
        </draw:path>
        <draw:path draw:style-name="gr4" draw:text-style-name="P4" draw:layer="layout" svg:width="0.002cm" svg:height="0.002cm" svg:x="3.842cm" svg:y="17.93cm" svg:viewBox="0 0 3 3" svg:d="M0 0c0 0 0 2 0 3l3-3z">
          <text:p/>
        </draw:path>
        <draw:path draw:style-name="gr4" draw:text-style-name="P4" draw:layer="layout" svg:width="0.001cm" svg:height="0.002cm" svg:x="3.839cm" svg:y="17.929cm" svg:viewBox="0 0 2 3" svg:d="M2 0c-2 0-2 0-2 3z">
          <text:p/>
        </draw:path>
        <draw:path draw:style-name="gr4" draw:text-style-name="P4" draw:layer="layout" svg:width="0.002cm" svg:height="0.002cm" svg:x="3.881cm" svg:y="17.88cm" svg:viewBox="0 0 3 3" svg:d="M0 0v3c0 0 3 0 3-3-1 0-3 0-3 0z">
          <text:p/>
        </draw:path>
        <draw:path draw:style-name="gr4" draw:text-style-name="P4" draw:layer="layout" svg:width="0.002cm" svg:height="0.002cm" svg:x="3.884cm" svg:y="17.88cm" svg:viewBox="0 0 3 3" svg:d="M0 0v3c0-1 3-1 3-3z">
          <text:p/>
        </draw:path>
        <draw:path draw:style-name="gr4" draw:text-style-name="P4" draw:layer="layout" svg:width="0.006cm" svg:height="0.002cm" svg:x="3.949cm" svg:y="17.885cm" svg:viewBox="0 0 7 3" svg:d="M7 0c-1 3-3 0 0 0-3 0-4 2-7 2v1c3 0 6 0 7-3z">
          <text:p/>
        </draw:path>
        <draw:path draw:style-name="gr4" draw:text-style-name="P4" draw:layer="layout" svg:width="0.001cm" svg:height="0.002cm" svg:x="3.816cm" svg:y="17.925cm" svg:viewBox="0 0 2 3" svg:d="M0 0v3c0-3 2-3 2-3-2 0-2 0-2 0z">
          <text:p/>
        </draw:path>
        <draw:path draw:style-name="gr4" draw:text-style-name="P4" draw:layer="layout" svg:width="0.002cm" svg:height="0.002cm" svg:x="3.894cm" svg:y="17.874cm" svg:viewBox="0 0 3 3" svg:d="M3 0c-3 0-3 0-3 0v3c3 0 3-3 3-3z">
          <text:p/>
        </draw:path>
        <draw:path draw:style-name="gr4" draw:text-style-name="P4" draw:layer="layout" svg:width="0.003cm" svg:height="0.002cm" svg:x="3.781cm" svg:y="17.946cm" svg:viewBox="0 0 4 3" svg:d="M3 0c-3 0-3 0-3 3 0 0 6-3 3-3z">
          <text:p/>
        </draw:path>
        <draw:polygon draw:style-name="gr4" draw:text-style-name="P4" draw:layer="layout" svg:width="0cm" svg:height="0cm" svg:x="3.782cm" svg:y="17.946cm" svg:viewBox="0 0 0 0" draw:points="0,0">
          <text:p/>
        </draw:polygon>
        <draw:path draw:style-name="gr4" draw:text-style-name="P4" draw:layer="layout" svg:width="0.002cm" svg:height="0.002cm" svg:x="3.951cm" svg:y="17.882cm" svg:viewBox="0 0 3 3" svg:d="M3 0c-3 0-3 2-3 3 3 0 3-3 3-3z">
          <text:p/>
        </draw:path>
        <draw:polygon draw:style-name="gr4" draw:text-style-name="P4" draw:layer="layout" svg:width="0.003cm" svg:height="0.002cm" svg:x="3.9cm" svg:y="17.884cm" svg:viewBox="0 0 4 3" draw:points="0,3 4,0 0,0">
          <text:p/>
        </draw:polygon>
        <draw:path draw:style-name="gr4" draw:text-style-name="P4" draw:layer="layout" svg:width="0.003cm" svg:height="0.002cm" svg:x="3.846cm" svg:y="17.914cm" svg:viewBox="0 0 4 3" svg:d="M0 3h3c3 0 0-3 0-3 0 0-3 0-3 3z">
          <text:p/>
        </draw:path>
        <draw:path draw:style-name="gr4" draw:text-style-name="P4" draw:layer="layout" svg:width="0.002cm" svg:height="0.002cm" svg:x="3.846cm" svg:y="17.92cm" svg:viewBox="0 0 3 3" svg:d="M0 3h3v-3c-3 0-3 0-3 3z">
          <text:p/>
        </draw:path>
        <draw:polygon draw:style-name="gr4" draw:text-style-name="P4" draw:layer="layout" svg:width="0cm" svg:height="0.002cm" svg:x="3.849cm" svg:y="17.917cm" svg:viewBox="0 0 0 3" draw:points="0,3 0,3 0,0">
          <text:p/>
        </draw:polygon>
        <draw:path draw:style-name="gr4" draw:text-style-name="P4" draw:layer="layout" svg:width="0.003cm" svg:height="0.002cm" svg:x="3.896cm" svg:y="17.884cm" svg:viewBox="0 0 4 3" svg:d="M0 3c2 0 4 0 4-3h-4z">
          <text:p/>
        </draw:path>
        <draw:path draw:style-name="gr4" draw:text-style-name="P4" draw:layer="layout" svg:width="0.004cm" svg:height="0.004cm" svg:x="3.841cm" svg:y="17.917cm" svg:viewBox="0 0 5 5" svg:d="M0 5l5-5h-2c-1 2-3 2-3 5z">
          <text:p/>
        </draw:path>
        <draw:path draw:style-name="gr4" draw:text-style-name="P4" draw:layer="layout" svg:width="0.009cm" svg:height="0.007cm" svg:x="3.887cm" svg:y="17.878cm" svg:viewBox="0 0 10 8" svg:d="M6 0c-2 1-5 1-6 5 3 3 3-2 4-2l2 5c2 1 4 0 4-1v-2c-4 0-4-4-4-5z">
          <text:p/>
        </draw:path>
        <draw:path draw:style-name="gr4" draw:text-style-name="P4" draw:layer="layout" svg:width="0cm" svg:height="0cm" svg:x="3.892cm" svg:y="17.884cm" svg:viewBox="0 0 0 1" svg:d="M0 0c0 2 0 0 0 0z">
          <text:p/>
        </draw:path>
        <draw:path draw:style-name="gr4" draw:text-style-name="P4" draw:layer="layout" svg:width="0.001cm" svg:height="0.002cm" svg:x="3.841cm" svg:y="17.96cm" svg:viewBox="0 0 2 3" svg:d="M0 3h2v-3c-2 0-2 3-2 3z">
          <text:p/>
        </draw:path>
        <draw:polygon draw:style-name="gr4" draw:text-style-name="P4" draw:layer="layout" svg:width="0cm" svg:height="0cm" svg:x="3.899cm" svg:y="17.968cm" svg:viewBox="0 0 0 0" draw:points="0,0">
          <text:p/>
        </draw:polygon>
        <draw:path draw:style-name="gr4" draw:text-style-name="P4" draw:layer="layout" svg:width="0.003cm" svg:height="0.002cm" svg:x="3.816cm" svg:y="17.935cm" svg:viewBox="0 0 4 3" svg:d="M3 0c0 0-3 0-3 2 0 1 3 1 3 1 3-1 0-1 0-3z">
          <text:p/>
        </draw:path>
        <draw:path draw:style-name="gr4" draw:text-style-name="P4" draw:layer="layout" svg:width="0.001cm" svg:height="0.002cm" svg:x="3.897cm" svg:y="17.974cm" svg:viewBox="0 0 2 3" svg:d="M0 3h2c0-3 0-3-2-3z">
          <text:p/>
        </draw:path>
        <draw:polygon draw:style-name="gr4" draw:text-style-name="P4" draw:layer="layout" svg:width="0cm" svg:height="0cm" svg:x="3.816cm" svg:y="17.937cm" svg:viewBox="0 0 0 0" draw:points="0,0">
          <text:p/>
        </draw:polygon>
        <draw:polygon draw:style-name="gr4" draw:text-style-name="P4" draw:layer="layout" svg:width="0cm" svg:height="0cm" svg:x="3.816cm" svg:y="17.937cm" svg:viewBox="0 0 0 0" draw:points="0,0">
          <text:p/>
        </draw:polygon>
        <draw:path draw:style-name="gr4" draw:text-style-name="P4" draw:layer="layout" svg:width="0.003cm" svg:height="0.002cm" svg:x="3.817cm" svg:y="17.939cm" svg:viewBox="0 0 4 3" svg:d="M3 0l-3 2c0 1 3 1 3 1 0 0 0-1 0 0 0-1 3-3 0-3z">
          <text:p/>
        </draw:path>
        <draw:path draw:style-name="gr4" draw:text-style-name="P4" draw:layer="layout" svg:width="0.001cm" svg:height="0.003cm" svg:x="3.846cm" svg:y="17.961cm" svg:viewBox="0 0 2 4" svg:d="M2 4c0 0 1 0 0-3 0-3-2 3-2 3z">
          <text:p/>
        </draw:path>
        <draw:polygon draw:style-name="gr4" draw:text-style-name="P4" draw:layer="layout" svg:width="0cm" svg:height="0cm" svg:x="3.897cm" svg:y="17.975cm" svg:viewBox="0 0 0 0" draw:points="0,0">
          <text:p/>
        </draw:polygon>
        <draw:path draw:style-name="gr4" draw:text-style-name="P4" draw:layer="layout" svg:width="0.001cm" svg:height="0.002cm" svg:x="3.896cm" svg:y="17.97cm" svg:viewBox="0 0 2 3" svg:d="M0 3c2 0 2 0 2-3-2 0-2 3-2 3z">
          <text:p/>
        </draw:path>
        <draw:path draw:style-name="gr4" draw:text-style-name="P4" draw:layer="layout" svg:width="0.001cm" svg:height="0.002cm" svg:x="3.9cm" svg:y="17.969cm" svg:viewBox="0 0 2 3" svg:d="M0 3c2-1 2-3 2-3-2 0-2 2-2 3z">
          <text:p/>
        </draw:path>
        <draw:polygon draw:style-name="gr4" draw:text-style-name="P4" draw:layer="layout" svg:width="0cm" svg:height="0.001cm" svg:x="3.9cm" svg:y="17.947cm" svg:viewBox="0 0 0 2" draw:points="0,0 0,0 0,2">
          <text:p/>
        </draw:polygon>
        <draw:path draw:style-name="gr4" draw:text-style-name="P4" draw:layer="layout" svg:width="0cm" svg:height="0.001cm" svg:x="3.902cm" svg:y="17.947cm" svg:viewBox="0 0 1 2" svg:d="M0 0v2c0-2 2-2 0-2z">
          <text:p/>
        </draw:path>
        <draw:path draw:style-name="gr4" draw:text-style-name="P4" draw:layer="layout" svg:width="0.001cm" svg:height="0.002cm" svg:x="3.81cm" svg:y="17.975cm" svg:viewBox="0 0 2 3" svg:d="M0 3h2c0-3 0-3-2-3z">
          <text:p/>
        </draw:path>
        <draw:path draw:style-name="gr4" draw:text-style-name="P4" draw:layer="layout" svg:width="0cm" svg:height="0.002cm" svg:x="3.898cm" svg:y="17.967cm" svg:viewBox="0 0 1 3" svg:d="M0 0v3c2 0 0-3 0-3z">
          <text:p/>
        </draw:path>
        <draw:path draw:style-name="gr4" draw:text-style-name="P4" draw:layer="layout" svg:width="0.001cm" svg:height="0.002cm" svg:x="3.9cm" svg:y="17.972cm" svg:viewBox="0 0 2 3" svg:d="M0 3h2v-3c-2 0-2 0-2 3z">
          <text:p/>
        </draw:path>
        <draw:path draw:style-name="gr4" draw:text-style-name="P4" draw:layer="layout" svg:width="0.002cm" svg:height="0.002cm" svg:x="3.816cm" svg:y="17.929cm" svg:viewBox="0 0 3 3" svg:d="M3 3v-3h-3c3 0 0 0 0 0 0 0 0 2 0 3 0 0 3-1 3 0z">
          <text:p/>
        </draw:path>
        <draw:path draw:style-name="gr4" draw:text-style-name="P4" draw:layer="layout" svg:width="0.002cm" svg:height="0.002cm" svg:x="3.816cm" svg:y="17.932cm" svg:viewBox="0 0 3 3" svg:d="M3 3v-3c0 0-6 3 0 3z">
          <text:p/>
        </draw:path>
        <draw:polygon draw:style-name="gr4" draw:text-style-name="P4" draw:layer="layout" svg:width="0cm" svg:height="0.002cm" svg:x="3.846cm" svg:y="17.9cm" svg:viewBox="0 0 0 3" draw:points="0,0 0,3">
          <text:p/>
        </draw:polygon>
        <draw:path draw:style-name="gr4" draw:text-style-name="P4" draw:layer="layout" svg:width="0.002cm" svg:height="0.002cm" svg:x="3.809cm" svg:y="17.971cm" svg:viewBox="0 0 3 3" svg:d="M3 0c-3 0-3 0-3 3 3 0 3-3 3-3z">
          <text:p/>
        </draw:path>
        <draw:polygon draw:style-name="gr4" draw:text-style-name="P4" draw:layer="layout" svg:width="0cm" svg:height="0.002cm" svg:x="3.844cm" svg:y="17.903cm" svg:viewBox="0 0 0 3" draw:points="0,3 0,3 0,0 0,0">
          <text:p/>
        </draw:polygon>
        <draw:path draw:style-name="gr4" draw:text-style-name="P4" draw:layer="layout" svg:width="0cm" svg:height="0.002cm" svg:x="3.847cm" svg:y="17.971cm" svg:viewBox="0 0 1 3" svg:d="M0 0v3c0 0 2 0 0-3z">
          <text:p/>
        </draw:path>
        <draw:polygon draw:style-name="gr4" draw:text-style-name="P4" draw:layer="layout" svg:width="0cm" svg:height="0.002cm" svg:x="3.843cm" svg:y="17.974cm" svg:viewBox="0 0 0 3" draw:points="0,3 0,0 0,0">
          <text:p/>
        </draw:polygon>
        <draw:path draw:style-name="gr4" draw:text-style-name="P4" draw:layer="layout" svg:width="0.002cm" svg:height="0.003cm" svg:x="3.843cm" svg:y="17.969cm" svg:viewBox="0 0 3 4" svg:d="M0 4h3v-3c-3-3-3 3-3 3z">
          <text:p/>
        </draw:path>
        <draw:path draw:style-name="gr4" draw:text-style-name="P4" draw:layer="layout" svg:width="0.002cm" svg:height="0.001cm" svg:x="3.838cm" svg:y="17.96cm" svg:viewBox="0 0 3 2" svg:d="M0 2c2 1 2 0 3 0-1-2-1-2-3-2z">
          <text:p/>
        </draw:path>
        <draw:path draw:style-name="gr4" draw:text-style-name="P4" draw:layer="layout" svg:width="0.002cm" svg:height="0.002cm" svg:x="3.847cm" svg:y="17.896cm" svg:viewBox="0 0 3 3" svg:d="M0 3c0 0 3 0 3-3h-3z">
          <text:p/>
        </draw:path>
        <draw:polygon draw:style-name="gr4" draw:text-style-name="P4" draw:layer="layout" svg:width="0cm" svg:height="0cm" svg:x="3.847cm" svg:y="17.898cm" svg:viewBox="0 0 0 0" draw:points="0,0">
          <text:p/>
        </draw:polygon>
        <draw:polygon draw:style-name="gr4" draw:text-style-name="P4" draw:layer="layout" svg:width="0cm" svg:height="0.002cm" svg:x="3.847cm" svg:y="17.905cm" svg:viewBox="0 0 0 3" draw:points="0,3 0,3 0,0 0,0">
          <text:p/>
        </draw:polygon>
        <draw:path draw:style-name="gr4" draw:text-style-name="P4" draw:layer="layout" svg:width="0.002cm" svg:height="0.002cm" svg:x="3.838cm" svg:y="17.957cm" svg:viewBox="0 0 3 3" svg:d="M2 0l-2 2v1c2 0 2-1 3-1 0-2-1-2-1-2z">
          <text:p/>
        </draw:path>
        <draw:polygon draw:style-name="gr4" draw:text-style-name="P4" draw:layer="layout" svg:width="0cm" svg:height="0cm" svg:x="3.839cm" svg:y="17.959cm" svg:viewBox="0 0 0 0" draw:points="0,0">
          <text:p/>
        </draw:polygon>
        <draw:path draw:style-name="gr4" draw:text-style-name="P4" draw:layer="layout" svg:width="0.001cm" svg:height="0.003cm" svg:x="3.843cm" svg:y="17.957cm" svg:viewBox="0 0 2 4" svg:d="M2 3c0-3 0-3-2-3v3c0 0 2 3 2 0z">
          <text:p/>
        </draw:path>
        <draw:polygon draw:style-name="gr4" draw:text-style-name="P4" draw:layer="layout" svg:width="0cm" svg:height="0cm" svg:x="3.839cm" svg:y="17.975cm" svg:viewBox="0 0 0 0" draw:points="0,0">
          <text:p/>
        </draw:polygon>
        <draw:path draw:style-name="gr4" draw:text-style-name="P4" draw:layer="layout" svg:width="0.002cm" svg:height="0.003cm" svg:x="3.839cm" svg:y="17.973cm" svg:viewBox="0 0 3 4" svg:d="M0 3c0 3 0 0 3-3h-3z">
          <text:p/>
        </draw:path>
        <draw:path draw:style-name="gr4" draw:text-style-name="P4" draw:layer="layout" svg:width="0.005cm" svg:height="0.005cm" svg:x="3.868cm" svg:y="17.895cm" svg:viewBox="0 0 6 6" svg:d="M2 5c4 2 3-3 4-5-3-2-4 5-6 3 0 2 2 2 2 2z">
          <text:p/>
        </draw:path>
        <draw:path draw:style-name="gr4" draw:text-style-name="P4" draw:layer="layout" svg:width="0.004cm" svg:height="0.004cm" svg:x="3.839cm" svg:y="17.968cm" svg:viewBox="0 0 5 5" svg:d="M1 5c2 0 6-3 4-5-2 0-6 3-4 5z">
          <text:p/>
        </draw:path>
        <draw:path draw:style-name="gr4" draw:text-style-name="P4" draw:layer="layout" svg:width="0.002cm" svg:height="0.003cm" svg:x="3.795cm" svg:y="17.974cm" svg:viewBox="0 0 3 4" svg:d="M3 4v-4h-3c0 0 3 3 3 4z">
          <text:p/>
        </draw:path>
        <draw:path draw:style-name="gr4" draw:text-style-name="P4" draw:layer="layout" svg:width="0.003cm" svg:height="0.003cm" svg:x="3.952cm" svg:y="17.951cm" svg:viewBox="0 0 4 4" svg:d="M4 1c0 0 0-1-2-1l-2 3v1c2 0 4-1 4-3z">
          <text:p/>
        </draw:path>
        <draw:path draw:style-name="gr4" draw:text-style-name="P4" draw:layer="layout" svg:width="0cm" svg:height="0.001cm" svg:x="3.953cm" svg:y="17.957cm" svg:viewBox="0 0 1 2" svg:d="M0 2c0 0 2-2 0-2z">
          <text:p/>
        </draw:path>
        <draw:path draw:style-name="gr4" draw:text-style-name="P4" draw:layer="layout" svg:width="0.001cm" svg:height="0.002cm" svg:x="3.959cm" svg:y="17.96cm" svg:viewBox="0 0 2 3" svg:d="M0 0v3l2-3c-2 0-2 0-2 0z">
          <text:p/>
        </draw:path>
        <draw:polygon draw:style-name="gr4" draw:text-style-name="P4" draw:layer="layout" svg:width="0.001cm" svg:height="0.001cm" svg:x="3.955cm" svg:y="17.955cm" svg:viewBox="0 0 2 2" draw:points="0,2 2,2 2,0 0,0">
          <text:p/>
        </draw:polygon>
        <draw:polygon draw:style-name="gr4" draw:text-style-name="P4" draw:layer="layout" svg:width="0cm" svg:height="0.002cm" svg:x="3.8cm" svg:y="17.974cm" svg:viewBox="0 0 0 3" draw:points="0,3 0,3 0,0 0,0">
          <text:p/>
        </draw:polygon>
        <draw:polygon draw:style-name="gr4" draw:text-style-name="P4" draw:layer="layout" svg:width="0cm" svg:height="0.001cm" svg:x="3.896cm" svg:y="17.934cm" svg:viewBox="0 0 0 2" draw:points="0,0 0,2">
          <text:p/>
        </draw:polygon>
        <draw:polygon draw:style-name="gr4" draw:text-style-name="P4" draw:layer="layout" svg:width="0cm" svg:height="0.002cm" svg:x="3.901cm" svg:y="17.96cm" svg:viewBox="0 0 0 3" draw:points="0,3 0,3 0,0 0,0">
          <text:p/>
        </draw:polygon>
        <draw:path draw:style-name="gr4" draw:text-style-name="P4" draw:layer="layout" svg:width="0.002cm" svg:height="0.002cm" svg:x="3.895cm" svg:y="17.93cm" svg:viewBox="0 0 3 3" svg:d="M0 3l3-3c-3 0-3 3-3 3z">
          <text:p/>
        </draw:path>
        <draw:polygon draw:style-name="gr4" draw:text-style-name="P4" draw:layer="layout" svg:width="0.001cm" svg:height="0.002cm" svg:x="3.808cm" svg:y="17.961cm" svg:viewBox="0 0 2 3" draw:points="2,0 0,0 0,3">
          <text:p/>
        </draw:polygon>
        <draw:path draw:style-name="gr4" draw:text-style-name="P4" draw:layer="layout" svg:width="0.002cm" svg:height="0.002cm" svg:x="3.775cm" svg:y="17.851cm" svg:viewBox="0 0 3 3" svg:d="M3 2c0-2 0-2 0-2l-3 3z">
          <text:p/>
        </draw:path>
        <draw:path draw:style-name="gr4" draw:text-style-name="P4" draw:layer="layout" svg:width="0.002cm" svg:height="0.002cm" svg:x="3.775cm" svg:y="17.861cm" svg:viewBox="0 0 3 3" svg:d="M0 3c3 0 3-3 3-3-3 0-3 3-3 3z">
          <text:p/>
        </draw:path>
        <draw:polygon draw:style-name="gr4" draw:text-style-name="P4" draw:layer="layout" svg:width="0cm" svg:height="0.001cm" svg:x="3.775cm" svg:y="17.854cm" svg:viewBox="0 0 0 2" draw:points="0,0 0,0 0,2 0,2">
          <text:p/>
        </draw:polygon>
        <draw:path draw:style-name="gr4" draw:text-style-name="P4" draw:layer="layout" svg:width="0.003cm" svg:height="0.002cm" svg:x="3.948cm" svg:y="17.92cm" svg:viewBox="0 0 4 3" svg:d="M0 3c3 0 6 0 3-3 0 0-3 0-3 3z">
          <text:p/>
        </draw:path>
        <draw:path draw:style-name="gr4" draw:text-style-name="P4" draw:layer="layout" svg:width="0.001cm" svg:height="0.002cm" svg:x="3.773cm" svg:y="17.87cm" svg:viewBox="0 0 2 3" svg:d="M0 0v3h2c0-3 0-3-2-3z">
          <text:p/>
        </draw:path>
        <draw:polygon draw:style-name="gr4" draw:text-style-name="P4" draw:layer="layout" svg:width="0cm" svg:height="0cm" svg:x="3.925cm" svg:y="17.928cm" svg:viewBox="0 0 0 0" draw:points="0,0">
          <text:p/>
        </draw:polygon>
        <draw:path draw:style-name="gr4" draw:text-style-name="P4" draw:layer="layout" svg:width="0.001cm" svg:height="0.003cm" svg:x="3.924cm" svg:y="17.928cm" svg:viewBox="0 0 2 4" svg:d="M0 4l2-2c0 0 0-2-2-2 2 0 0 0 0 0 0 2 0 4 0 4z">
          <text:p/>
        </draw:path>
        <draw:path draw:style-name="gr4" draw:text-style-name="P4" draw:layer="layout" svg:width="0.003cm" svg:height="0.004cm" svg:x="3.949cm" svg:y="17.957cm" svg:viewBox="0 0 4 5" svg:d="M0 0v5c9 0 0-3 0-5z">
          <text:p/>
        </draw:path>
        <draw:path draw:style-name="gr4" draw:text-style-name="P4" draw:layer="layout" svg:width="0.001cm" svg:height="0cm" svg:x="3.958cm" svg:y="17.977cm" svg:viewBox="0 0 2 0" svg:d="M2 0c-2 0-2 0-2 0z">
          <text:p/>
        </draw:path>
        <draw:path draw:style-name="gr4" draw:text-style-name="P4" draw:layer="layout" svg:width="0.001cm" svg:height="0.002cm" svg:x="3.896cm" svg:y="17.942cm" svg:viewBox="0 0 2 3" svg:d="M0 0v3l2-3c-2 0-2 0-2 0z">
          <text:p/>
        </draw:path>
        <draw:polygon draw:style-name="gr4" draw:text-style-name="P4" draw:layer="layout" svg:width="0.001cm" svg:height="0.002cm" svg:x="3.786cm" svg:y="17.973cm" svg:viewBox="0 0 2 3" draw:points="0,3 2,0 0,0">
          <text:p/>
        </draw:polygon>
        <draw:path draw:style-name="gr4" draw:text-style-name="P4" draw:layer="layout" svg:width="0cm" svg:height="0.002cm" svg:x="3.8cm" svg:y="17.954cm" svg:viewBox="0 0 0 3" svg:d="M0 0v3c0-1 0-1 0-1z">
          <text:p/>
        </draw:path>
        <draw:path draw:style-name="gr4" draw:text-style-name="P4" draw:layer="layout" svg:width="0.005cm" svg:height="0.004cm" svg:x="3.8cm" svg:y="17.959cm" svg:viewBox="0 0 6 5" svg:d="M3 5c1 0 3 0 3-2 0 2-2-1 0 0-2-1-3-3-5-3-2 2 2 2 2 5z">
          <text:p/>
        </draw:path>
        <draw:polygon draw:style-name="gr4" draw:text-style-name="P4" draw:layer="layout" svg:width="0cm" svg:height="0.001cm" svg:x="3.795cm" svg:y="17.97cm" svg:viewBox="0 0 0 2" draw:points="0,0 0,0 0,2 0,2">
          <text:p/>
        </draw:polygon>
        <draw:path draw:style-name="gr4" draw:text-style-name="P4" draw:layer="layout" svg:width="0.002cm" svg:height="0.002cm" svg:x="3.798cm" svg:y="17.968cm" svg:viewBox="0 0 3 3" svg:d="M0 3c3 0 3 0 3-3 0 0-3 0-3 3z">
          <text:p/>
        </draw:path>
        <draw:path draw:style-name="gr4" draw:text-style-name="P4" draw:layer="layout" svg:width="0.002cm" svg:height="0.003cm" svg:x="3.948cm" svg:y="17.916cm" svg:viewBox="0 0 3 4" svg:d="M0 0v3c0 0 0 1 3 1 0-1 0-4-3-4z">
          <text:p/>
        </draw:path>
        <draw:polygon draw:style-name="gr4" draw:text-style-name="P4" draw:layer="layout" svg:width="0cm" svg:height="0.001cm" svg:x="3.897cm" svg:y="17.946cm" svg:viewBox="0 0 0 2" draw:points="0,2 0,0">
          <text:p/>
        </draw:polygon>
        <draw:path draw:style-name="gr4" draw:text-style-name="P4" draw:layer="layout" svg:width="0cm" svg:height="0.002cm" svg:x="3.9cm" svg:y="17.958cm" svg:viewBox="0 0 1 3" svg:d="M0 3c0-1 0 0 0 0 0-1 2-3 0-3z">
          <text:p/>
        </draw:path>
        <draw:path draw:style-name="gr4" draw:text-style-name="P4" draw:layer="layout" svg:width="0.002cm" svg:height="0.003cm" svg:x="3.805cm" svg:y="17.958cm" svg:viewBox="0 0 3 4" svg:d="M0 0c0 1 3 3 3 4 0-3 0-4-3-4z">
          <text:p/>
        </draw:path>
        <draw:path draw:style-name="gr4" draw:text-style-name="P4" draw:layer="layout" svg:width="0.001cm" svg:height="0.002cm" svg:x="3.895cm" svg:y="17.945cm" svg:viewBox="0 0 2 3" svg:d="M2 0c-2 0-2 0-2 3 2 0 2-3 2-3z">
          <text:p/>
        </draw:path>
        <draw:path draw:style-name="gr4" draw:text-style-name="P4" draw:layer="layout" svg:width="0.001cm" svg:height="0.002cm" svg:x="3.896cm" svg:y="17.958cm" svg:viewBox="0 0 2 3" svg:d="M0 2c2 0 2-2 2-2-2 0-2 0-2 2v1c2-1 2-1 0-1z">
          <text:p/>
        </draw:path>
        <draw:path draw:style-name="gr4" draw:text-style-name="P4" draw:layer="layout" svg:width="0.003cm" svg:height="0.002cm" svg:x="3.897cm" svg:y="17.96cm" svg:viewBox="0 0 4 3" svg:d="M0 3c3-1 6-3 3-3s-3 2-3 3z">
          <text:p/>
        </draw:path>
        <draw:polygon draw:style-name="gr4" draw:text-style-name="P4" draw:layer="layout" svg:width="0cm" svg:height="0.002cm" svg:x="3.802cm" svg:y="17.956cm" svg:viewBox="0 0 0 3" draw:points="0,3 0,0">
          <text:p/>
        </draw:polygon>
        <draw:polygon draw:style-name="gr4" draw:text-style-name="P4" draw:layer="layout" svg:width="0cm" svg:height="0cm" svg:x="3.804cm" svg:y="17.958cm" svg:viewBox="0 0 0 0" draw:points="0,0">
          <text:p/>
        </draw:polygon>
        <draw:polygon draw:style-name="gr4" draw:text-style-name="P4" draw:layer="layout" svg:width="0cm" svg:height="0.001cm" svg:x="3.896cm" svg:y="17.955cm" svg:viewBox="0 0 0 2" draw:points="0,0 0,0 0,2 0,2">
          <text:p/>
        </draw:polygon>
        <draw:path draw:style-name="gr4" draw:text-style-name="P4" draw:layer="layout" svg:width="0.002cm" svg:height="0.002cm" svg:x="3.938cm" svg:y="17.957cm" svg:viewBox="0 0 3 3" svg:d="M3 0c-1 0-3 0-3 0l2 3h1z">
          <text:p/>
        </draw:path>
        <draw:polygon draw:style-name="gr4" draw:text-style-name="P4" draw:layer="layout" svg:width="0cm" svg:height="0.002cm" svg:x="3.799cm" svg:y="17.879cm" svg:viewBox="0 0 0 3" draw:points="0,0 0,3 0,3">
          <text:p/>
        </draw:polygon>
        <draw:polygon draw:style-name="gr4" draw:text-style-name="P4" draw:layer="layout" svg:width="0.002cm" svg:height="0.002cm" svg:x="3.8cm" svg:y="17.886cm" svg:viewBox="0 0 3 3" draw:points="3,0 0,0 0,3">
          <text:p/>
        </draw:polygon>
        <draw:path draw:style-name="gr4" draw:text-style-name="P4" draw:layer="layout" svg:width="0.004cm" svg:height="0.003cm" svg:x="3.786cm" svg:y="17.925cm" svg:viewBox="0 0 5 4" svg:d="M0 0c-1 3 4 1 4 4 0-3 0-1 0 0 0-1 0-1 1-1-2-2-2-3-5-3z">
          <text:p/>
        </draw:path>
        <draw:polygon draw:style-name="gr4" draw:text-style-name="P4" draw:layer="layout" svg:width="0cm" svg:height="0.001cm" svg:x="3.799cm" svg:y="17.883cm" svg:viewBox="0 0 0 2" draw:points="0,0 0,2 0,2">
          <text:p/>
        </draw:polygon>
        <draw:path draw:style-name="gr4" draw:text-style-name="P4" draw:layer="layout" svg:width="0.002cm" svg:height="0.003cm" svg:x="3.953cm" svg:y="17.975cm" svg:viewBox="0 0 3 4" svg:d="M0 0c0 0 0 2 0 4 0-2 3-2 0 0 3-2 6-4 0-4z">
          <text:p/>
        </draw:path>
        <draw:path draw:style-name="gr4" draw:text-style-name="P4" draw:layer="layout" svg:width="0cm" svg:height="0.003cm" svg:x="3.802cm" svg:y="17.882cm" svg:viewBox="0 0 1 4" svg:d="M0 0v4c0-1 2-4 0-4z">
          <text:p/>
        </draw:path>
        <draw:path draw:style-name="gr4" draw:text-style-name="P4" draw:layer="layout" svg:width="0.003cm" svg:height="0.002cm" svg:x="3.83cm" svg:y="17.898cm" svg:viewBox="0 0 4 3" svg:d="M0 3c6 0 3-3 3-3-3 0-3 2-3 3z">
          <text:p/>
        </draw:path>
        <draw:path draw:style-name="gr4" draw:text-style-name="P4" draw:layer="layout" svg:width="0cm" svg:height="0.002cm" svg:x="3.831cm" svg:y="17.895cm" svg:viewBox="0 0 1 3" svg:d="M0 0v3c0 0 2-3 0-3z">
          <text:p/>
        </draw:path>
        <draw:path draw:style-name="gr4" draw:text-style-name="P4" draw:layer="layout" svg:width="0.002cm" svg:height="0.002cm" svg:x="3.803cm" svg:y="17.887cm" svg:viewBox="0 0 3 3" svg:d="M3 0c-3 0-3 0-3 3 3 0 3-3 3-3z">
          <text:p/>
        </draw:path>
        <draw:path draw:style-name="gr4" draw:text-style-name="P4" draw:layer="layout" svg:width="0.003cm" svg:height="0.003cm" svg:x="3.95cm" svg:y="17.969cm" svg:viewBox="0 0 4 4" svg:d="M0 4c3-1 6-3 3-4-3 0-3 1-3 4z">
          <text:p/>
        </draw:path>
        <draw:path draw:style-name="gr4" draw:text-style-name="P4" draw:layer="layout" svg:width="0.003cm" svg:height="0.004cm" svg:x="3.811cm" svg:y="17.88cm" svg:viewBox="0 0 4 5" svg:d="M2 5c2 0 2-2 2-2 0-6-4 0-4 2z">
          <text:p/>
        </draw:path>
        <draw:path draw:style-name="gr4" draw:text-style-name="P4" draw:layer="layout" svg:width="0.002cm" svg:height="0.002cm" svg:x="3.828cm" svg:y="17.873cm" svg:viewBox="0 0 3 3" svg:d="M0 3c3 0 3 0 3-3 0 0-3 0-3 3z">
          <text:p/>
        </draw:path>
        <draw:path draw:style-name="gr4" draw:text-style-name="P4" draw:layer="layout" svg:width="0cm" svg:height="0.008cm" svg:x="3.781cm" svg:y="17.884cm" svg:viewBox="0 0 0 9" svg:d="M0 9c0-3 0-6 0-9 0 3 0 6 0 9z">
          <text:p/>
        </draw:path>
        <draw:path draw:style-name="gr4" draw:text-style-name="P4" draw:layer="layout" svg:width="0cm" svg:height="0.002cm" svg:x="3.788cm" svg:y="17.919cm" svg:viewBox="0 0 1 3" svg:d="M0 0v3c2 0 0-3 0-3z">
          <text:p/>
        </draw:path>
        <draw:path draw:style-name="gr4" draw:text-style-name="P4" draw:layer="layout" svg:width="0.001cm" svg:height="0.003cm" svg:x="3.946cm" svg:y="17.957cm" svg:viewBox="0 0 2 4" svg:d="M2 3v-3c-2 0-2 0-2 0 0 3 0 6 2 3z">
          <text:p/>
        </draw:path>
        <draw:path draw:style-name="gr4" draw:text-style-name="P4" draw:layer="layout" svg:width="0.001cm" svg:height="0.002cm" svg:x="3.953cm" svg:y="17.971cm" svg:viewBox="0 0 2 3" svg:d="M0 0v3c2 0 2-3 2-3z">
          <text:p/>
        </draw:path>
        <draw:path draw:style-name="gr4" draw:text-style-name="P4" draw:layer="layout" svg:width="0.003cm" svg:height="0.001cm" svg:x="3.938cm" svg:y="17.952cm" svg:viewBox="0 0 4 2" svg:d="M3 0h-3v2c0-2 6 0 3-2z">
          <text:p/>
        </draw:path>
        <draw:path draw:style-name="gr4" draw:text-style-name="P4" draw:layer="layout" svg:width="0.004cm" svg:height="0.004cm" svg:x="3.795cm" svg:y="17.881cm" svg:viewBox="0 0 5 5" svg:d="M3 0c-3 0-3 1-3 4 0 0 0 1 3 1 3-2 3-5 0-5z">
          <text:p/>
        </draw:path>
        <draw:path draw:style-name="gr4" draw:text-style-name="P4" draw:layer="layout" svg:width="0.002cm" svg:height="0.002cm" svg:x="3.947cm" svg:y="17.931cm" svg:viewBox="0 0 3 3" svg:d="M0 3c0 0 0-1 3-1v-2h-3c0 0 0 2 0 3z">
          <text:p/>
        </draw:path>
        <draw:polygon draw:style-name="gr4" draw:text-style-name="P4" draw:layer="layout" svg:width="0cm" svg:height="0cm" svg:x="3.945cm" svg:y="17.939cm" svg:viewBox="0 0 0 0" draw:points="0,0">
          <text:p/>
        </draw:polygon>
        <draw:path draw:style-name="gr4" draw:text-style-name="P4" draw:layer="layout" svg:width="0.001cm" svg:height="0.002cm" svg:x="3.787cm" svg:y="17.902cm" svg:viewBox="0 0 2 3" svg:d="M0 3l2-1c0 0 0-2-2-2z">
          <text:p/>
        </draw:path>
        <draw:path draw:style-name="gr4" draw:text-style-name="P4" draw:layer="layout" svg:width="0.001cm" svg:height="0.002cm" svg:x="3.787cm" svg:y="17.922cm" svg:viewBox="0 0 2 3" svg:d="M0 0v3c0-1 2-1 2-3-2 0-2 0-2 0z">
          <text:p/>
        </draw:path>
        <draw:path draw:style-name="gr4" draw:text-style-name="P4" draw:layer="layout" svg:width="0.004cm" svg:height="0.004cm" svg:x="3.944cm" svg:y="17.939cm" svg:viewBox="0 0 5 5" svg:d="M1 0c0 0-1 0 0 0-1 1-1 4-1 5 3 0 4-1 5-4-2 2-2-1-4-1z">
          <text:p/>
        </draw:path>
        <draw:path draw:style-name="gr4" draw:text-style-name="P4" draw:layer="layout" svg:width="0cm" svg:height="0.002cm" svg:x="3.785cm" svg:y="17.919cm" svg:viewBox="0 0 0 3" svg:d="M0 0v3c0-1 0-1 0-1z">
          <text:p/>
        </draw:path>
        <draw:path draw:style-name="gr4" draw:text-style-name="P4" draw:layer="layout" svg:width="0cm" svg:height="0.002cm" svg:x="3.803cm" svg:y="17.899cm" svg:viewBox="0 0 1 3" svg:d="M0 0v3c0-1 2-1 0-3z">
          <text:p/>
        </draw:path>
        <draw:path draw:style-name="gr4" draw:text-style-name="P4" draw:layer="layout" svg:width="0.001cm" svg:height="0.002cm" svg:x="3.939cm" svg:y="17.96cm" svg:viewBox="0 0 2 3" svg:d="M0 2v1l2-1c0 0 0-2-2-2z">
          <text:p/>
        </draw:path>
        <draw:path draw:style-name="gr4" draw:text-style-name="P4" draw:layer="layout" svg:width="0cm" svg:height="0.002cm" svg:x="3.799cm" svg:y="17.915cm" svg:viewBox="0 0 0 3" svg:d="M0 0v3c0-1 0-3 0-3z">
          <text:p/>
        </draw:path>
        <draw:path draw:style-name="gr4" draw:text-style-name="P4" draw:layer="layout" svg:width="0.002cm" svg:height="0.002cm" svg:x="3.941cm" svg:y="17.953cm" svg:viewBox="0 0 3 3" svg:d="M3 0h-3c0 3 3 3 3 3z">
          <text:p/>
        </draw:path>
        <draw:path draw:style-name="gr4" draw:text-style-name="P4" draw:layer="layout" svg:width="0.001cm" svg:height="0.002cm" svg:x="3.792cm" svg:y="17.902cm" svg:viewBox="0 0 2 3" svg:d="M0 3c2 0 2-3 2-3-2 0-2 0-2 3z">
          <text:p/>
        </draw:path>
        <draw:path draw:style-name="gr4" draw:text-style-name="P4" draw:layer="layout" svg:width="0.001cm" svg:height="0.002cm" svg:x="3.799cm" svg:y="17.92cm" svg:viewBox="0 0 2 3" svg:d="M2 3v-3c-2 0-2 3-2 3z">
          <text:p/>
        </draw:path>
        <draw:path draw:style-name="gr4" draw:text-style-name="P4" draw:layer="layout" svg:width="0.007cm" svg:height="0.004cm" svg:x="3.945cm" svg:y="17.974cm" svg:viewBox="0 0 8 5" svg:d="M1 0c-2 2 0 3 2 5-2-2 1-2 0 0 1-2 7-2 4-5-1 2-3 0-6 0z">
          <text:p/>
        </draw:path>
        <draw:path draw:style-name="gr4" draw:text-style-name="P4" draw:layer="layout" svg:width="0.006cm" svg:height="0.005cm" svg:x="3.797cm" svg:y="17.922cm" svg:viewBox="0 0 7 6" svg:d="M1 0c-2 2 2 2 2 5 4 2 4-2 4-3-1 3-3-2-6-2z">
          <text:p/>
        </draw:path>
        <draw:polygon draw:style-name="gr4" draw:text-style-name="P4" draw:layer="layout" svg:width="0.001cm" svg:height="0.002cm" svg:x="3.804cm" svg:y="17.919cm" svg:viewBox="0 0 2 3" draw:points="0,0 0,3 2,0">
          <text:p/>
        </draw:polygon>
        <draw:path draw:style-name="gr4" draw:text-style-name="P4" draw:layer="layout" svg:width="0.002cm" svg:height="0.003cm" svg:x="3.797cm" svg:y="17.918cm" svg:viewBox="0 0 3 4" svg:d="M3 0l-3 3c0 3 3 0 3-3z">
          <text:p/>
        </draw:path>
        <draw:path draw:style-name="gr4" draw:text-style-name="P4" draw:layer="layout" svg:width="0.008cm" svg:height="0.008cm" svg:x="3.8cm" svg:y="17.903cm" svg:viewBox="0 0 9 9" svg:d="M3 0l-3 9c0-2 3-3 6-2-3-1 1 0 0 0 1 0 3 0 3-1-3 0-4-5-6-6z">
          <text:p/>
        </draw:path>
        <draw:path draw:style-name="gr4" draw:text-style-name="P4" draw:layer="layout" svg:width="0.002cm" svg:height="0.003cm" svg:x="3.801cm" svg:y="17.921cm" svg:viewBox="0 0 3 4" svg:d="M1 4c0-2 0-4 2-4-5 0-2 4-2 4z">
          <text:p/>
        </draw:path>
        <draw:path draw:style-name="gr4" draw:text-style-name="P4" draw:layer="layout" svg:width="0.002cm" svg:height="0.003cm" svg:x="3.789cm" svg:y="17.922cm" svg:viewBox="0 0 3 4" svg:d="M0 0v3c0 3 3 0 3 0 0-3-3-3-3-3z">
          <text:p/>
        </draw:path>
        <draw:polygon draw:style-name="gr4" draw:text-style-name="P4" draw:layer="layout" svg:width="0cm" svg:height="0cm" svg:x="3.939cm" svg:y="17.962cm" svg:viewBox="0 0 0 0" draw:points="0,0">
          <text:p/>
        </draw:polygon>
        <draw:path draw:style-name="gr4" draw:text-style-name="P4" draw:layer="layout" svg:width="0.006cm" svg:height="0.004cm" svg:x="3.944cm" svg:y="17.97cm" svg:viewBox="0 0 7 5" svg:d="M6 3c2-1-1-3-1-3l-3 2-2-2v3c2 0 5 5 6 0z">
          <text:p/>
        </draw:path>
        <draw:path draw:style-name="gr4" draw:text-style-name="P4" draw:layer="layout" svg:width="0.002cm" svg:height="0.004cm" svg:x="3.817cm" svg:y="17.896cm" svg:viewBox="0 0 3 5" svg:d="M0 5h3c0-1 0-4 0-5-3 1-3 3-3 5z">
          <text:p/>
        </draw:path>
        <draw:path draw:style-name="gr4" draw:text-style-name="P4" draw:layer="layout" svg:width="0.002cm" svg:height="0.002cm" svg:x="3.818cm" svg:y="17.893cm" svg:viewBox="0 0 3 3" svg:d="M0 2l3 1c0-1 0-3 0-3 0 0-3 0-3 2z">
          <text:p/>
        </draw:path>
        <draw:path draw:style-name="gr4" draw:text-style-name="P4" draw:layer="layout" svg:width="0.002cm" svg:height="0.003cm" svg:x="3.801cm" svg:y="17.917cm" svg:viewBox="0 0 3 4" svg:d="M0 3c0 0 3 3 3 0v-3z">
          <text:p/>
        </draw:path>
        <draw:polygon draw:style-name="gr4" draw:text-style-name="P4" draw:layer="layout" svg:width="0cm" svg:height="0cm" svg:x="3.789cm" svg:y="17.925cm" svg:viewBox="0 0 0 0" draw:points="0,0">
          <text:p/>
        </draw:polygon>
        <draw:path draw:style-name="gr4" draw:text-style-name="P4" draw:layer="layout" svg:width="0.002cm" svg:height="0.002cm" svg:x="3.942cm" svg:y="17.963cm" svg:viewBox="0 0 3 3" svg:d="M0 3h3c-3 0 0 0 0 0v-3c0 0-3 0-3 3z">
          <text:p/>
        </draw:path>
        <draw:path draw:style-name="gr4" draw:text-style-name="P4" draw:layer="layout" svg:width="0.005cm" svg:height="0.002cm" svg:x="3.944cm" svg:y="17.967cm" svg:viewBox="0 0 6 3" svg:d="M6 0c0 0-6 0-6 2 2 0 5 2 6-2z">
          <text:p/>
        </draw:path>
        <draw:path draw:style-name="gr4" draw:text-style-name="P4" draw:layer="layout" svg:width="0.005cm" svg:height="0.012cm" svg:x="3.942cm" svg:y="17.95cm" svg:viewBox="0 0 6 13" svg:d="M6 12c-1-1-1-1-4-3 0-1 0-3 3-3h1c-1-4-1-5-3-6-3 1 0 1 0 2 2 2 2 3 0 4-1-1-1-1-3-1 2 2-2 4 2 6l1 2c2 0 3 0 3-1z">
          <text:p/>
        </draw:path>
        <draw:path draw:style-name="gr4" draw:text-style-name="P4" draw:layer="layout" svg:width="0.003cm" svg:height="0.003cm" svg:x="3.81cm" svg:y="17.912cm" svg:viewBox="0 0 4 4" svg:d="M3 3c0-2 3-3 0-3 3 0-3 0 0 0-3 0-3 3-3 4 3 0 3-1 3-1z">
          <text:p/>
        </draw:path>
        <draw:path draw:style-name="gr4" draw:text-style-name="P4" draw:layer="layout" svg:width="0.003cm" svg:height="0.004cm" svg:x="3.861cm" svg:y="17.898cm" svg:viewBox="0 0 4 5" svg:d="M0 5l4-5h-1c-2 2-3 3-3 5z">
          <text:p/>
        </draw:path>
        <draw:polygon draw:style-name="gr4" draw:text-style-name="P4" draw:layer="layout" svg:width="0.002cm" svg:height="0.002cm" svg:x="3.931cm" svg:y="17.952cm" svg:viewBox="0 0 3 3" draw:points="0,3 3,3 3,0 0,0">
          <text:p/>
        </draw:polygon>
        <draw:polygon draw:style-name="gr4" draw:text-style-name="P4" draw:layer="layout" svg:width="0cm" svg:height="0.002cm" svg:x="3.859cm" svg:y="17.893cm" svg:viewBox="0 0 0 3" draw:points="0,3 0,0 0,0">
          <text:p/>
        </draw:polygon>
        <draw:polygon draw:style-name="gr4" draw:text-style-name="P4" draw:layer="layout" svg:width="0cm" svg:height="0.002cm" svg:x="3.876cm" svg:y="17.893cm" svg:viewBox="0 0 0 3" draw:points="0,3 0,0 0,0">
          <text:p/>
        </draw:polygon>
        <draw:polygon draw:style-name="gr4" draw:text-style-name="P4" draw:layer="layout" svg:width="0.002cm" svg:height="0.002cm" svg:x="3.918cm" svg:y="17.922cm" svg:viewBox="0 0 3 3" draw:points="3,0 0,0 0,3 3,3">
          <text:p/>
        </draw:polygon>
        <draw:path draw:style-name="gr4" draw:text-style-name="P4" draw:layer="layout" svg:width="0cm" svg:height="0.002cm" svg:x="3.915cm" svg:y="17.908cm" svg:viewBox="0 0 1 3" svg:d="M0 0v3c2 0 0-3 0-3z">
          <text:p/>
        </draw:path>
        <draw:path draw:style-name="gr4" draw:text-style-name="P4" draw:layer="layout" svg:width="0.21cm" svg:height="0.379cm" svg:x="3.767cm" svg:y="17.6cm" svg:viewBox="0 0 211 380" svg:d="M205 259l-1 19h-1c-1 0-2 1-2 3s2 0 2-1c1 2-1 4-3 2-1 0-2-2-3-3 1-9 0-19 2-28 4 0 7 3 6 8zM205 259zM200 376h-1v-3h-1c3 0 0-4 0-5s-1-1 0-2c1 1 1 1 1 1 1 2 1 6 1 9zM200 376zM182 347c-2 1-4-1-6-2 1-6 2-12 1-17 3 0 4 2 8 1 0 5 1 11-1 16zM182 347zM192 379c1-1 2-3 1-4 0-1 0-1-1-1s-2 3-2 5h-45c2-4-1-10 1-13 4-1 2 4 5 5 0 2 0 4 0 6 1 1 2-1 2-1 0-2 0-5 1-7 6-1 10 0 14 0 3 1 4 4 5 6 0 1-1 3 0 4 1 0 2-1 2-2 1-3-3-5 0-7 1 1 1 1 2 0l1-1c-2-1-6 1-8-1l-1-2-1 1c-4-2 4-7-2-5l-1-1c-2 1-1 5-4 5-6-1-9 0-12-2h-3c1-4-1-8-1-13 0-2 1-5 1-8 2 0 7 3 7-2-2-1-5 0-7 0 0-5 1-11-2-16 1 0 7-2 7-2-2-2-1-6 0-9l-1-1c-3 2-3 7-5 9 1-6-3-10-2-16h3c0 3 2 1 3 2 2 0 0-2 1-3 1 2 4-2 5 1 2-1 4-3 1-4l-3 1 2-2c-4-1 2-5-2-7-2 3-2 7-4 9-11 4-9-9-17-11-4-4-10-9-16-8-3 0-5-1-8-2 1-1 1-1 1-2 2 0 3 4 4 1l1-1c-7-1 3-10-5-8 0 3-1 8-4 9-2 0-4-1-5 1-4-1-4-7-5-11 5 0 11-2 15 0 4-2 8 0 12-2h-1-1l1-1v1h1c0 2 3 3 5 3h1c0 1 0 1 0 2 1 1 1 0 2 0v-2c5 2 14-2 13 5 5 2 1-5 8-3 3-3 5 1 9 1v4c2 0 3-2 3-3l15 2c5 0 0 10 6 4l-1-2c1 0 6 0 4 3 2 0 2-3 4-1 2 3-2 6 0 8 0 2 0 1-1 0-2 1-7-2-8 2 2 2 4 0 6 0-1 2-4 3-6 1s4-10-2-7c1 2-1 4-3 6-4 0-9-4-11 0 1 2 2 1 3 1 0 1 1 3 0 4 0 2-2 5-4 7-1 1-2-1-3 1 0 3 4 0 4 3 0 1 0 2 1 2 3-1-1-4 3-3 2-4 0-11 4-13 2 1 4 1 5-1 2 3 5 5 7 4l-1 1c2 3 4-2 6 1 2 4 0 8 0 12-1 3-5 1-4 4 1 1 2-1 4 0 2 3-1 6-2 10l-2 2c-2-1 1-2-1-3 0 0-2 0-2 1s0 1 0 2h-2l1-2c-1 0-1-1-2-1 0 1-1 1-1 2h-3c1-1 3-3 3-6-2 3-6 5-11 4l-2-2-1 1c2-2 3-5 2-7l-2 2c0 8-7 3-12 7 1 1 2 2 3 3l3-2c0 1 1 2 1 3 2-1 4-2 6-4-1-2-2 0-4 0 1 1 3-2 5 0 0 4 4 1 6 4 1 5 1 10-1 15 0 1 1 1 1 2-1 2-7 0-10 0 0 0 0-2-1-2-2-1-3 2-3 2l1-14-1-1c-4 4 0 12-6 12l-1 2c-2-1-3 3-6 1-1 0-1 1-1 2 2 2 5-1 7 1 3-3 6 0 9-1l3 3h-1c1 1 2 2 3 1 2-1 0-3 2-3 1 0 3 1 4 0 1 0 0 2 2 2 1 0 1-2 1-2 2 0 4 2 6 4-1 2 1 2 1 3h1c1-2-1-5-2-6 2 1 3 0 4-1 0 1-2 2 0 3 2 2 2-2 2-2 3 3 3 9 9 11-1 1-1 1-1 2-2 3-3 1-5 2 1 0 1-2 1-3-2-1 3-2 0-4-1 2-3-1-4 1l2 4c-2 0-2-5-4-2 1 1 1 4 2 3 0 1 1 1 1 2 0 0-1 0-2 0l-2-4c-4 2 2 5-2 7l1 2c1-2 5-3 7-2 0 2-2 3 0 5 1 0 2-2 3 0h1c1 1-2 2-2 4 1 0 2 0 1 1 2-1 4-1 4-3 1 4-4 3-6 3zM192 379zM141 338c-1 0-1 0-1 0h-1c1-1 0-2 0-2 0 0-1 0-1 1h-1-1-1c0-1 0-1 0-2h-1v1 1h-1-1c-1 0-1 0-2 0h-1l-1-1c0-1 0-2-1-2 1-2 1-3 1-5 1-1 2-2 3-3 0 1 1 1 1 1 0 0 1 0 1 1h1 1c1 0 2 0 2 0 1 0 1 0 1 0h1c1 0 1 1 2 1 1 1 1 1 1 2 0 2 0 4 0 6v1zM141 338zM141 364h-1c0 0-1 0-2 0s-1 0-2 0c-1 0-2 0-2-1 0 1-1 1-1 1h-1c-1 0-1 0-1-1h-1-1-1c0 0 0 1-1 1 1-3 0-5 1-7 0-1 1-2 1-2 0-1 0-2 0-3s-1-2-2-2c0-3 1-7 2-10 1 0 1 0 1 0h1v1c1 0 1 0 1 0 1 0 1 0 1 0 1 0 1 0 2 0h1 1c2 0 3 0 4 1 1 0 1 0 1 0v1 3c0 1 0 3-1 4-1 0-2 1-3 1h-1c0-1-1-1-1-1-1 0-1 0-1 0-1 0-1 0-2 0h-1-1l-1 1c0 1 0 1-1 2 1 0 1 0 1 0h1c1 1 1 1 1 1 1 0 1 0 1 0 2 1 5-1 7 0h1 1c0 2 0 4 0 6 0 1 0 3 0 4zM141 364zM142 377c0 1 0 1 0 2h-1c-1 0-2 0-3 0-2 0-3 0-5 0-1 0-2 0-2 0h-1-1-1c0-4 1-8 1-12h1 1c0-1 0-1 1-1 0 1 1 1 2 1h1 1v-1c1 1 1 1 2 1l1-1h1c0 0 0 1 1 1 0 0 0 1 1 1 0 3 0 6 0 9zM142 377zM127 318c0-1 1-1 1-1h1 1c1-1 2-1 3-1 1-1 2-1 3-1h2 1c0 0 1 1 2 1 0 2 1 5-1 8v1h-1c-1 0-2 0-2 0-1 0-1 0-1 0-1-1-2-1-2-1h-1c0 0-1 0-2 0 0 0-1 0-2 0-1 0-1 0-2 0v-1c0-1 0-4 0-5zM127 318zM124 312c0-1-1-2-1-3 3-4 7-7 10-11 1 1 2 2 3 2 0 1 1 3 2 4 1 2 1 5 1 7h-1-1l-1 1h-1-1c0 0-1 0-1 1h-1-1c0 0-1 0-1 1-1 0-2 0-3-1h-1c0 0-1-1-2-1zM124 312zM114 302v-4c1-3 1-7 3-10 1 0 3 1 4 1 1 1 2 1 2 1h1c1 1 3 2 4 3 0 1 1 1 1 1 0 1 0 3-1 4 0 1-1 2-2 2-1 1-2 2-3 3 0 1-1 2-2 3-1-1-1-1-2-1h-1c-1-1-1-1-1-1 0 0-1 0-1-1 0 0-1-1-2-1zM114 302zM125 352c-3 9 0 18-1 27-12-1-22 0-34 0 0-4 1-8 1-12 1-10 0-19-2-29 2-10-1-20 7-28-1-5 4-2 5-6 6 3 13-1 17 5 6 4 4 12 7 18-1 9-1 16 0 25zM125 352zM88 313c0-1 0-2-1-3-1 1-2 2-2 2-1 0-1-1-2-1 1-1 1-1 1-1 0 0 1-1 0-1h-1c-1 0-2 0-3 0-1 1-2 0-2 0h1v-1-1l-1-1c0 0-1 1-2 1 0 0 0-1 0-2v-1c1-2 3-4 3-6 1-1 2-2 2-2 5 3 8 8 11 12 0 1 0 1-1 2 0 1-1 2-2 3zM88 313zM75 379c1-1 1-1 1-2 0 0 0-1-1-1 0 0 0 1-1 2v1h-1c1-1 0-2 0-3-1 1-2 2-3 3 1-3 0-7 2-10h1v-1c1 0 1 0 1 0 0 0 2 0 2-1h1c0-1 0-1 0-1l-1-1h-1l-1-1c0 1-1 1-1 1-1 0-1 0-2 0 0-3 0-6 0-10 1 1 2 2 3 2l1-1v-1l1-1c1 0 1 0 2 0 0 0 1 0 1 1 1 0 1 0 2 0l1-1 1-1c0 1 0 1 0 1h1c1 0 1 0 1 0h1 1c-1 3-1 7-1 10 0 1-1 1-1 1-1 0-1 0-2 0h-1c-1 0-1-1-2-1-1 0-1 0-1 0h-1v1c0 0-1 1-1 2h1c1 1 1 1 1 1 1 0 1 0 2 0 0 0 1 0 2 0 1 0 2 0 3 0 2 2 1 7 1 10 0 0 1 0 1 1zM75 379zM68 319c-1 1-2 2-2 2-1 0-1 0-2 0s-3 0-4 0c-1 0-2 0-2 0h-1c0-4 1-9-1-13 1 0 1 0 1 0h1c1 0 1 0 2 0v-1c1 0 1 0 2 0v-1h1 1 1c1 0 1-1 2 0h1 1l1 1c0 1 0 2 0 3-1 2-2 3-2 5v3zM68 319zM67 328v-1c-1-1 0-2-1-3h-1c-2 2-1 3-1 5 1 0 1 1 2 1 3 3 1 9 2 13-4 2-10 3-14 3 0-1-2-2-2-3 0 0-1 0-2 1v1c-3 0-6 1-9 2h-1l-1-1c-1 0-1-1-2-1 1-5 1-10-2-14v-1h1c0 0 0 1 1 1 1-1 1-1 1-2v-1c1 0 1-1 1-1 1 0 1 0 2 0s3 0 4 0c1 0 2 1 2 1 1 0 1 1 2 1l1-1c1 0 1-1 1-1 1-1 1-1 1-1 2 0 2-1 2-1 2 0 3 0 4-1 1 0 1 0 2 0l1-1c0 1 0 1 0 1 0 1 1 1 1 1 0 0 1 0 2-1 0 0 1-1 2-2 1 0 2 0 2 0 0 1 0 2 0 3s0 2-1 3zM67 328zM67 366c-1 0-1 0-1 0-2 0-4-1-6-1h-1c-2-1-4-1-7-1-1 0-1 0-1 0-1 0-2 0-2 0-3-4-1-9-1-13 0-1 0-1 0-1l1-1 1-1c2 1 6 0 8 0 1 0 2 0 3 0 1-1 3-1 4-2 0 1 1 1 1 2 3 3 1 8 1 11 0 2 0 3 0 5 0 0 0 1 0 2zM67 366zM68 372c-1 2-2 5-1 7h-40c-1-1 0-2-1-2s-2 1-2 1c-4 1-7 0-10 1 0-1 1-1 1-2v-1c-1 0-1 0-2-1l1-1c0 1 1 0 1 0 1 0 1 0 1-1l-1-1h-1c0 0-1-1 0-2 1 0 3-1 5-1h1c4 1 1 7 5 7l1-1c0 0-1 0-1-1 1 0 2 0 2 0-2-4 2-8 4-11 1-2 0-5 0-8v-2c0-1 0-2 1-2 0-1 2-1 3-1 0-1 2-1 3-1 2 1 4 1 6 2 0 0 0 1 1 1v1 1l1 1v1c-1 2-2 3-1 5 1 0 0 1 0 2-1 1-2 2-2 3v1h-1c0 0 0-1 1-1-1 0-1 0-1-1-1 0-2 0-3-1-2 1-4 1-6 1-1 0-2-1-2-1v1c-1 0-1 2 0 2 2 1 4 0 7 0 0 0 1 1 2 1v1c1 0 1 1 1 1 1 0 1 0 2-1h1c0 0 0-1 1-1 0 0 0-1 1-1h1 1c2 0 3 0 6 0h1c1 0 2 1 2 1 1 2 1 5 1 6 1 1 0 3 1 3v1h1c1-2 0-6 0-8l1-1c0-1 1-1 1-1 1 0 4 0 5 1 1 0 1 1 1 1zM68 372zM13 368h-1c0 0-1 0-1 1 0-1 0-1 0-1h1c0-1 0-1 0-1 1 0 1 0 1 0 0-1 0-1 0-1h-1c0-1 1-1 2-2-1 1-1 2-1 3h2l-1 1zM13 368zM7 379c0-2 1-3 1-4 1 0 1 1 2 1 0 1 0 1 0 1 1 0 1 0 1 0 1 0 1 0 1-1h1c-1-1-1-1-2-1v-1c0 0 0-1 0-2v-1c1 0 1 0 1-1 0 1 0 2 0 2 0 1 0 2 0 3 1 0 1 1 1 1v1c0 1 0 1 0 2zM7 379zM6 280c-1-11 0-20 1-32 0-1 0-1 0-1 1-2 7-4 7 0v30c-1 0-3 0-3 2v2c-1 0 1-2-1-2-2 1 0 4-2 3 0-1 2-2-1-2zM6 280zM13 325c1 1 1 1 1 2 1 0 1 0 1 0v1c-1 2-2 4-3 5 0-1 0-2 0-3 0-5 1-9 1-13 0 2 0 4 1 5 0 1-1 1-1 2zM13 325zM10 368h-1v-2c0 0 1 0 1 1zM10 368zM10 364c0-1 0-3 1-4v1h1c0 0 0 1-1 1 0 0 0 1-1 1zM10 364zM16 361c0 1-1 2-2 2v-1c0-3 0-6 0-8 2-1 3-2 5-3 1 0 2 0 3-1h1c1 0 1 0 2 0 1 1 2 2 2 3 2 3 2 7 1 10 0 1-1 2-1 2-1 0-2 1-3 1h-1c-1 0-1 1-2 1h-1v-1c-1 0-1 0-2 0-1 0-1 0-1 0-1-1-1-1-2-2l1 1v-1c1 0 1 0 1-1v-1zM16 361zM35 342v2c0 1 0 2-1 3s-2 1-3 1c-4 0-8 0-11 0 0-1 1-2 0-3 0 0 0-1-1-1v1c-1 0-1 0-1 0h-1c0-1 0-2-1-2h-1v-1c0 0 0-1 1-1h1v-2h-1c0-1 0-1 0-1-1 0-1 0-1 0h-1c-1 2-2 4-1 6 0 1 0 1 1 2v-1h1c0 1 0 1 0 1 1 1 1 1 1 2v1c0 1-1 1-1 1-1 0-2 0-2 0-1 0-1 1-1 1-1-4-2-9 0-13 1-1 1-3 2-4 1 0 2 0 2 0 1 1 2 0 2 0 1 0 1-1 1-1 0 1-1 3-1 5 0 0 0 1 1 1l1-1c1-1 1-4 2-5 0-1 2-2 2-2h1l2-1h1c0 0 2 0 3 0 0 1 2 1 2 2 1 2 2 4 2 6v1c0 1 0 1 0 2zM35 342zM50 325v1 1h-1v-2zM50 325zM86 324c0 0-1 0-2 0 0 0-1 0-2 0h-1c-1 0-2-1-2-1 0 0 0-3 0-2 0-1-1-1-1-1 0 1-1 1-1 2v1l-1 1c-1 0-2-1-2-1-1 0-1 0-1 0-1 0-1 0-1 0 0-4 0-8 2-12v1c1 0 2 1 3 1 3 1 7 2 10 4 0 0 0 1 1 2v1c-1 1-1 2-1 2 0 1-1 1-1 2zM86 324zM85 349h-1l-1 1v1c-1 0-2 0-3 0 0 0-1 0-1-1 0 0-1 0-1-1 0 1-1 1-2 1 0 1-1 1-1 1h-1v-1h1 1 1v-1h1c0-1-1-1-1-1-1 0-1 0-2 0 0 0-1 0-2 1 1-2 3-4 2-6l-1-1c-1 0-1 1-2 1 0 1 0 2 1 2v1h-1c0 1 0 1 0 1 0 0-1 0-1 1 0-2 1-4 1-6 0 0 0-1 1-1h1c1 0 1 0 2 1h1c1-1 2-1 2-2l1 1c1 0 1 0 1 0l1-1v-1c0-1-1-1-1-2h-1l-1 1h-1c0-1 0-2-1-2-1 1-2 1-3 2h-1c0 0-1 0-2 0 1-3 0-5 0-7v-1c0-1 0-2 0-2 1 0 1-1 1-1 1 0 1 0 2 0 0 0 1 0 2 0h1 1 1c1 0 3 0 4 0h1c1 0 1 0 2 0 0 1 0 2 0 2 0 4-2 9 1 13-1 2 0 5-1 7 0 1 0 2-1 2v-1c0 0 1-1 0-1zM85 349zM84 290c0 0-1 1-2 1 0 1 0 1 0 1-1 0-1 0-1 0l-1 1h-1c0-1 0-2 0-3s1-1 1-2c0-1 1-1 1-1v-1h1 1 1 1c1 0 1 0 2 1h1c-1 0-1 1-2 1 0 0-1 1-2 2zM84 290zM100 287c0-1 1-1 2-2h1 1 1c3 0 5 2 7 2h1 1c-2 4-1 11-5 14 0-1 0-1 0-1 0-1 0-1-1-1-1-1-2 0-3 1v1h1c1 0 1 0 1 0h-1l-1 1v-1c-5 0-7 2-11 4-2-5-7-7-9-13 1-1 4-2 5-2s1 0 1 0c2-1 4-1 5-1 1 2 0 5 1 8 0 1 1 2 2 3h1c2-4 0-9 0-13zM100 287zM26 280l2 2c3-2 7-7 11-5 1-1 3 0 5 0 1 0 0 2 2 3 0-6 8-5 11-7 3 0 6 1 8-1 4 1 9-3 11 1l2 1c-1 1-2 1 0 3 0 0 1-1 1-2 1 0 0-1 0-1 1-5 7-4 10-3 1 1 2 1 3 0 1 4 4 8 0 11 0 1 0 1-1 1h1l-1 1 1 1c0 0 1 0 0 0 1 0 2 0 2-1l5-1c-1 4-5 1-7 3 0-1-1-1-1-2v-1c0-1-2-1-3 0-1 0 0 1 0 1-1 0-2-1-3-1-2-1-4 2-6-1 1-2 0-3 0-4-3 1-1 5-4 6v1c0-1-1-3-2-1l-1 1c1 3 4 1 5 4 0 7-3 11-6 17-1-1-4-4-6-4-3 2-7 4-11 3-2-1 0-3-4-3-1 1 0 3 0 5-3 0-6 1-8 2 1 1 2 4 4 2 2-1 4-2 8-3 0 4 1 10 0 14-4 0-8 3-11 1-2-2 4-4 0-7-1 1-1 1-2 2 1 2 0 3-1 4-1-1-2-1-2 0 1 1-1 5-4 5-2 0-4 1-5-1 1-5 0-10 3-15-1 0-1-1-2 0 0 0-7 1-2 3v-1l1 1c-3 1-1 5-3 6 3 2-2 4 1 5 0 3-4 5-7 6-5 2 0-4-2-6-1-2-2-6-1-9 3-2 6-2 9-4l-3-6c-2 0-3 2-3 3h-1c1-1 2-2 1-3-2 0-1 2-3 1 0-1 0-2 1-2l-1-1c-1 2-6 1-3 4h1c-1 2-3 1-2 3 0 2 3 1 2 3-1 0-3 2-3-1 0-4-1-10 1-14 1-1 0 2 1 3-1 0-1 2 0 2 0 1 0 1 1 1l1-2c0 1 1 1 1 1h1l1-1c-3 0-3-3-3-5 3-1 3 3 4 4 3-2 0-4 1-5 3 0 6-1 8-3v-2c0 1 1 2 2 1l-1 1c0 3 4 1 4 2s1 1 1 2c2-4 7-5 9-9 2 3 7-1 6 4 5 1 4-5 9-4 0-1 2-2 3 0 4 1-1 6 3 6 1-2 1-4 0-6l-2-3c3-1 7 4 8-1l-5-1c0-1 0-3-1-4-1 0 0-2-2-3 0 0 0 1-1 2 1 2-1 3-1 6l-6 3c-4-1-5 0-7-2-1-2-2 0-4 0-2 2-3 4-6 6-1-1-2-1-4-1 0 1 1-2-1-2l-1 1v-4c-2 1-4 3-6 5 1 1 1 1 1 1-2 1-4 2-7 1l-1-1c1-2-4-4-1-7-2-3-3 2-3 4 1 2 2 4 1 6 1-1 1-1-1 1-1 0-1 0-1 0-2 1-3-4-4-6v-4c3 0 2-2 4-3 4 1 8-1 12-3zM26 280zM26 277c-2 1-4 1-7 1 1 0 3-1 3-2s2 2 3 1l1-3zM26 277zM19 244c1 1 0 2 1 3-1-1 0-6 0 0 0-6 8-5 12-4 0 11 0 22-2 32 0 1-1 1-3 1-1-4 4-4 3-7l-3 2c0-4 7-4 3-9 0-1-2-2-3-2s-2 1-2 2h2c0 1 0 2 0 3 1 0 1 1 1 2-1 0-2-2-4 0v1c1 0 2 2 1 4-3-1-3 3-6 2l-1 4c1-10-2-23 1-34zM19 244zM28 232v2c-1-1-1-1-1-1h-1c1 0 1-1 1-1zM28 232zM22 237c0-1 0-1 0-2h1c1-2 1-4 2-6 1-2 1-3 2-5 0 1 0 2 0 2 0 1 0 2 0 2h1 1v1 1c-1-1-2-1-2-2-1 0-1 0-1 0-1 1-1 1-1 1v1 1c0 0 0 1-1 1v1c1 0 1 0 1 1-1 0-1 0-1 0 0 0-1 0-1 1-1 0-1 1-1 1v1c0 1 2 1 3 1h1v-1-1c-1 0-1 0-1 0v-1h1v1c1 0 1 0 1 0v1h1c0-1 0-1 0-1 1 0 1 1 2 1l1-1c0-1 0-2 0-2 0 0 0-1 1-1h1v-1h-1c0-1 1-2 1-2 0-1-1-1-1-1v-1-1c0-1 2-2 2-3 0-1-1-1-1-1 2 0 3 0 4 1-1 1 0 2 0 4 0 1 0 1 0 1 0 0-1 0-1 1-2 1 1 4-1 6v1c-1 0-1 0-2 0 0 0 0 1 1 1v1c-1 0-1 0-1 1-2-2-5-2-8-1-1 0-2 0-3 0l-1 1c0-1 1-2 1-3zM22 237zM32 224h-1c0 1 0 1-1 1v1 1l-1-1v-1c1-1 2-1 3-2zM32 224zM27 222l1-1c1-4 3-9 4-13h2c0 2 0 5 0 8 0 1 0 3-2 4l-1 1h-1c-1-1-1-1-2-1 0 1 0 1 0 1-1 1-1 2-1 3zM27 222zM36 202c0-1 1-2 0-3 0 0 0-1-1-1 0 1-1 2-1 3 0-1 0-3 0-4h1 1c0 0 0 1 0 2 1 0 1-1 2-1 1-1 1-2 2-3 0 0 0-1-1-1 0 1-1 1-1 1 0-1 0-1 0-1-1 0-1-1-1-1-1 1-2 2-3 2 1-2 1-4 2-7 1 1 3 3 5 3 0 0 1 0 2 0 0 2 1 4 2 5 1-2 1-4 2-7 1 2 1 2 2 2s1-3 1-4h1l1 1c3 0 5-2 6 0 1 0 2 0 3 0h-1v1c0 0 2 0 2 2 1 0 1 1 1 1 2-1 5-3 7-3 1 3 2 4 3 5 0 0 1-1 1-2 1 0 2-1 2-1 2 0 3 0 5-2 1 0 2-1 3-1s2 0 2 1c1 0 1 0 2 0 0 0 0 2 0 3v3c0 1 0 3 0 4-1 0-1 0-1 1-1 1-3-2-4 0-1 0-1 0-1 0-1 0-1 0-1 1-1 0-2 0-2 1 0-1-1-2-1-2h-1c0 0 0 1-1 1 0-1-2-3-2-5l-1-1c-1 0-2 1-3 1 0 2 2 3 1 6h-1c-1 0-1 0-2 0h-1c-1-1-2-5-4-4-1 1-2 3-2 5-3 0-6 0-9 0 0 0-1-1-2 0-1 0-1 0-2 0 0 1-1 1-1 0h-1c0-1 0-1 0-1 0-2 0-4-1-5-1 2-3 4-4 6-1 1-3 2-4 2s-2-1-2-1c-1 1-2 1-2 1h-1c0-1 2-4 4-3zM36 202zM36 91h1 1c0 1 0 2 1 2v1l1-1 1-1v1c1 0 1 0 1 0h1v1c0 0-1 0-1 1h1c1 0 2 0 2-1 1-1 1-1 1-2h-1-1c0-1-1-2-1-2h-1-1c0 1-1 1-1 1h-1v-1c1 0 2 0 2-1 0 1 0 1 1 1 1-2 1-5 2-7h-1c-1 0-1 1-1 1-1 1-2 2-2 3-1 0-1 1-1 1h-1c0 1-1 1-2 1 0-1 0-2 0-3 1-2 3-3 4-5 4-1 7-3 11-4 1 0 1 0 3 0 1 0 1 1 2 1 0 1 0 2 0 3v6c0 2-1 5-4 7-1 0-3 1-4 1 0-1 0-1-1-1 0 0-1 1-2 1-2 1-5 0-7 2-1 0-1 0-1 0v-1l1 1c0-1 0-1 1-1 1-1-2-2-2-3v-1h-1zM36 91zM40 75c0-1 0-2 1-3s4-2 6-2h1c1 0 2 1 2 2 0 0 0 1-1 1 0 1-1 1-1 1-1 1-2 1-2 1-1 0-1 0-2 0 1 0 1-1 1-2 0 0-1 0-1-1 0 1-1 1-1 2-1 1-1 1-1 2 0 0 1 0 1 1-1 0-1 0-2 0 0 0-1 0-1-1zM40 75zM42 31v1zM42 31zM42 27v-1h1c0 0 0-1 1-1l-1-1c0 0 1 0 1-1 1 3 1 5 2 7 0 1 0 1 0 2 0-1 0-1 0-1 0-1 0-1 0-1h-1c0-1 0-1 0-1-1 0-1 0-1 0-1 0-1 0-2 0 0-1 0-1 0-1zM42 27zM47 41c-1 0-1 1-1 1-1 1-1 1-1 1-1 0-1 0-1-1 0 0 0-1 0-2l1-1 1-1c1 1 1 2 1 3zM47 41zM47 44c1 0 1 0 1 0 0 1 1 1 1 1 0 1 0 1 0 1v1c0 2-1 3-1 4s0 1-1 1v-1c-1-1-1-1-1-2v-1c0-1-2-1-2-1v-1c1 0 1 0 2-1 1 0 1-1 1-1zM47 44zM48 61c0-2 1-3 1-5 0-1 0-1 0-2v5c0 0-1 1-1 2zM48 61zM44 67c0-1 0-1 0-2l1-1c0 0 1-1 2-1h1c0 1 0 2 1 3 0 0 0 1-1 2 0 0-2 0-3 0h-1zM44 67zM44 53v-3c1 0 1 1 1 1 0 0 0 1-1 2zM44 53zM45 55v4c0 1 0 2-1 3 0-2-1-6 1-7zM45 55zM51 27h1c3-2 3-5 3-7 0 1 1 1 1 2v1c0 2-2 4-2 6 0 0 0 1 0 2 0 0-2 0-3 0l-1 1c0-1-1-3-1-4s1-1 2-1zM51 27zM50 41v-5c1 0 2 1 4 0 1 0 1 0 1 0v-1c0 1 0 1 0 2s0 2 0 2c0 1 0 1-1 2h-2-1zM50 41zM60 46c2 5 0 11 1 15-3 0-5 3-10 2 3-3-3-5 1-7 0-4-1-9 3-13 3-1 4 2 5 3zM60 46zM58 23c0-1 0-2 0-3h3c-1 4 2 7 2 10v1h-1v-1c-1 0-1 0-2 0h-1l-1 1h-1c1-3 0-6 1-8zM58 23zM65 44l1 1h1c0 1 0 4-2 4 0-1 0-1 0-2-1-1-1-3-2-4 1 0 1 1 2 1zM65 44zM65 36l1 1h1 1 1 1l1 1v1c0 0 0 1-1 2h-5c0-2 0-3 0-5zM65 36zM67 28c0 1 1 1 2 1-1 1 0 2 0 2v1h1c0-1 1-1 1-1 1 0 1 0 1 0h1v-1c0-1-1-1-1-1h-1l-1-1c1-1 0-3 1-3h1c0 2 1 3 1 4v1c0 1 0 2 0 3-1-1-1-1-1-1-1 0-2 0-3 0l-1 1c0-1 1-1 1-1l-1-1h-1zM67 28zM65 61c1 0 1 0 1 0h1c1 0 1 0 1 0 1 0 1 0 1 0 1 0 1 0 1 0 0 1 0 1 0 2-1 0-2 0-2 0-1 0-3 0-3 0zM65 61zM70 45c0 1 1 2 1 4v1h-1c0-2 0-4 0-5zM70 45zM70 52v5c0 1-1 1-1 1-1 0-1 0-1 0h-1-1v-1c0 0 0-1 0-2-1 0-1 0-1 1 0-1-1-2 0-3 0-1 0-1 0-1v-1c1 0 1 0 2 0 1 0 1 1 2 1zM70 52zM60 40h-1c0-2-1-4-1-5 1 0 1 1 1 1h1v-1h1 1c0 1 0 2 0 3s-1 2-2 2zM60 40zM71 66c0 1 0 2 0 4v1l-1 1h-8c0-2 1-4 1-6 1 1 2 0 4 0 1 0 2 0 3 0zM71 66zM74 77c0 4 0 8 0 12-1 0-2 0-3 0-3 1-5 2-8 2-1 0-1 0-2 0 0-1 1-1 1-1 0-1 1-1 1-1 1-1 1-2 0-2l-2 1c-1 0-1 2-1 2 0-3 0-6 0-9v-4c5 0 10 0 14 0zM74 77zM75 65c0 0 0-1 1-1h1l1-1c1 0 2 0 3 1h1c1 1 2 6 0 6 0 1-1 1-1 1-1 0-2 0-3 1-1 0-2 0-2 1-1 0-1-1-1-1-1 0-1 0-1-1 0-2 1-4 1-6zM75 65zM88 73c2 0 4 0 5 0s2 1 3 1c0 0 1 1 2 1 0 5 0 10 0 14h-1c-1 0-2 0-3 0v-1h-1-1l-1 1h-1c-1 0-2 0-3 0s-2 1-2 1c-1 1-2 1-2 1-1 0-2-1-4-1l-1-1c0-4 1-8 1-13 1 0 3-1 4-1 2-1 3-1 5-2zM88 73zM86 64h1c0 1 0 2 0 2 0 1 0 1 1 1h1c0-1 0-1 0-1 0-1 0-1 0-1l-1-1h1v-1c1 0 1 0 1 0 1 0 2 0 2 0 1 0 1 0 1 0v7h-1c0-1-1-2-1-2-1 1-2 1-2 2 0 0 0-1 0-2-1 0-1 0-1 0h-1l-1 1-1-1c0-1 0-3 0-4v-1c0 1 0 1 1 1zM86 64zM89 20c0-1 1-1 2-1 0-1 2-2 1-2 0-1 0-1-1-2-1 0-2 1-2 1v-3h1c1 0 1 0 2 0h1c0 0 0 1 1 1h-1c-1 0-1 1-1 1l1 1v1 3c0 0 0-1-1-1h-1-1zM89 20zM92 9v2h-1v-1h-1c0 0 1-1 2-1zM92 9zM95 23v-1c1 0 1 0 1 0 0 1 0 2 0 3s-1 3-3 3h-1c0 1-1 1-1 1 0-1 0-2 0-2 0-1 1-2 1-2 0-1 1-1 1-2h1zM95 23zM97 31h1 1v2c0 1 0 2 0 2-1 0-2 1-2 1h-1-1c-1-1-1-3-1-3 1-1 2-2 3-2zM97 31zM97 15v-1c1-4 5-6 5-10h3c0 4-2 8-2 12h-1c-1 0-1 0-2 0-1 1-2 1-3 2 0-1 0-1 0-1v-1zM97 15zM107 7v-1c0-1 0-2 1-2 0 1 0 2-1 3 0 1 1 1 1 1 0 1 1 1 1 2 2 0 3 1 5 2v1 1 1c0 0-1 1-1 2-2 0-5-1-7-1 0-3 1-6 1-9zM107 7zM119 30c-1 1-1 3-1 4h-5c0-1 0-2 1-3-1 0-2 0-2 0 0-1 0-1 0-2 1 0 2 0 2 0 2 1 4 1 5 1zM119 30zM116 24v-1c1 0 1 0 1 0 1 0 1 0 1 0 0 1 1 1 1 2v2c0 0 0-1-1-1h-1-1v-1zM116 24zM116 16h1c1-1 1-1 1-1 1 0 2 1 2 0h1v-1c0 1 0 2 0 3h-1c-1 0-1 0-2 0v1h-1c1 0 1 1 1 1 1 0 2 0 2 0h1v2-1c-1 0-1 0-1 0-1 0-2-1-3-1 0-1-1-1-1-1zM116 16zM117 8c1 1 2 1 2 2h1c0 1 1 2 1 3s0 1 0 1c0 0 0-1-1-1h-1c-1 0-1 1-2 0 0-1 0-3 0-5zM117 8zM123 63h1c0 1 1 1 2 1s1 0 2 0h1v7c-2 0-3 0-5 0-2 0-4 0-6 0 0-1 0-1 0-1 0-1 0-1 0-2v-2c0 0 0-1 0-2 1 0 2-1 2-1 1 0 1 0 2 0zM123 63zM131 78c-1 4 1 9-2 12h-1c-4-1-7-1-11-1 0-2 0-5-1-7 0-1 0-2 0-3s0-2 1-3c0 0 2-1 3-1 2-1 5 0 8 0 1 1 2 2 3 3zM131 78zM133 94c2 1 4 1 6 2 0 4-1 8-1 11h-1c-1 0-1 0-2 0h-1c0 0-1-1-2-1 0 0-2 0-2-1-1 0-2-1-2-2 2-3-1-8 2-10h1c0-1 0-1 0-1 1 1 1 1 2 2zM133 94zM132 64h1c0 1 2 1 3 0h1 1 1l1 1c1 0 1 1 1 1 0 3-1 5-1 7-2 0-5-1-7 0 0 0-1 0-1-1v-1-1c0-2 0-4 0-6zM132 64zM138 33l-1-1v-1c0-1 1-1 1-2 0 0 0-1 1-1 0-1 1-1 1-1h1v1c-1 0-2 0-2 0h1 1c0 0 0 1 0 2 1 1 1 2 1 3-1 0-1 0-2 0h-1zM138 33zM146 36c1 0 3 0 3 0l1-1c0 0 1 0 2 1v1c0 0 0 1 0 2v1c0 1-1 1-1 1-1 1-1 1-2 1s-2 0-3 0v-1c-1-1 0-3-1-4-4 1-1 8-5 7-1 0-1-1-1-1v-1c0-1 1-2 1-2 0-1 1-1 1-1 2-1 4-2 5-3zM146 36zM145 31v-1h1 1c0-1 1-1 2-1 0-1 1-1 1-1 1-1 0-2 0-3s0-2 1-3c0 1 0 2 0 3 0 3 0 6-1 9v-1c0-1 0-1 0-2v-1h-1-1c-1 0-1 2-1 2 0 1 0 1-1 1h-1c0-1 0-1 0-1zM145 31zM154 45c8 2 3 13 6 18-6-2-7 3-10-1 0-1-1-7 0-9 0-1 0-8 4-8zM154 45zM154 23c0 0 0 1 0 2v3c1 1 2 1 2 1 1 1 1 1 3 1 1 0 2 0 3 1 1-1 1-1 1-1 0-2 0-3 0-4 1 0 1-1 1-1 0 0 1 1 1 2 0 0 0 1 0 2-1 1-1 2-2 4 0-1 0-1 0-1h-1-1-1-1c-2 0-2 0-3 0h-1c0-1-1-1-1-1-1-3 0-6 0-8zM154 23zM165 38c1 1 1 1 1 1 0 1 0 3 0 3 0 0-1 1-2 1-1 0-1 0-2 0v-3c1-1 1-2 1-3 1 1 2 1 2 1zM165 38zM167 26c1 0 1 0 2 1 0 1 1 1 1 2 0 2-1 3-1 5v1-1c0-1-1-2-2-2h-1c1-2 1-4 1-6zM167 26zM164 48h-1c-1 0 0-1-1-2 1 0 1 0 1 0l1-1zM164 48zM164 66h-1c0-2 0-4 0-6v-1c1 0 1 0 1 0h1c0 2 0 5-2 6 1 0 1 1 1 1zM164 66zM168 51c0 1 0 3 0 4v1h-1c0 0 0 1-1 1h-3v-6c1 0 1 0 2 0h1c0 0 1 0 2 0zM168 51zM167 48v-3h1l1 1c0 1 0 2 0 2zM167 48zM167 65c1-2 1-4 1-6 1 1 1 3 1 5v1zM167 65zM168 70l1 1h-1c-1 0-1 1-1 2-1 1-1 1-1 1 0 1 0 1 1 1h1v-1-1h1v1c0 1 0 2 0 3 0-1-1-1-1-1-1 0-2 0-2 0v-1h-1v-1c1-1 1-3 1-4zM168 70zM169 95c0 1-1 1-1 1 0 1-1 1-1 2-1 0-1-1-1-1-1 0-2 0-2 0h-1 1c1-1 1-1 1-1v-1h-1c-1 0-1 0-2 0 0 0 0 1-1 1h-1v-5c0-3 1-6 2-10 2 1 4 0 5 1 1 0 1 0 2 1l1 1c0 4 1 8-1 11zM169 95zM175 107v1c0 0 0 1-1 1 0 1 1 2 0 3 0 1 0 1 0 2l-1 1c-1-1-3-1-4-1-1-1-2-1-3-1 1-2 1-4 1-6h2c-2 1-2 4-2 6 1 0 1 0 1-1h1c0-1 0-3 1-4h1 1c1-1 1-1 1-1 0-1-1-1-2-2 0-1 0-1 1-2-1 0-1-1-1-1-1 0-1-1-2-1-1 1 0 3 0 4s-1-1-1-1l-1-1c0 1-1 1-1 2 0-1-1-2-1-3 1-1 1-1 2-2h1c1 0 1 0 2 0s2 1 2 2c2 1 2 3 3 5zM175 107zM174 83h1c0 1 1 1 1 2 0 4 0 9-2 14 0-1 0-3 0-4 0-4 1-8 0-12zM174 83zM177 197c-1-1-1-2-1-3-1 1-2 1-3 0 0 0-1 0-1 1-1-1-1-2-1-3v-3c0-3 2-7 1-10-1 0-1 0-2 0 0 0 0 1-1 1 1 0 1 1 1 1v1c0 1-1 2-1 3l-1 1c-1-3-2-6-3-8h1c0-1 0-1 0-1 1 0 1 0 2 0h1c0 0 0 2 1 2 0-1 1-1 1-2l1-1v-1c1 0 1-1 1-1 1 0 0-1 0-2s0-2 0-4c0 0 0-1 0-2 1 3 1 6 1 9 0 1 0 3 0 2v-1c-1 0-1 0-1 0l-1-1c0 1 0 1-1 2v1c1 0 2 0 2 1 2 1 3 4 3 6 0 4-1 9 1 12zM177 197zM121 232c-1 0-1 0-2-1-1 0-2 0-3 0v-1h-1c-1 0-1 0-2 0 1-2-1-4-1-6v-1c0-1 1-1 1-2 2-1 3-3 4-4 3 1 6 2 8 3h1c1 1 1 3 2 3 0 3 0 6-1 8h-1c-1 0-1 0-1 0-1 0-1 0-2 0-1 1-2 1-2 1zM121 232zM88 257c0-7 0-16 1-22l3-2c9 2 19-1 27 2 4 10 2 19 2 29l-4 2-28 1c-3-3-1-6-1-10zM88 257zM103 36c3-1 5 1 7 2 1 1 0 20 0 20 0 0-4 2-6 0-2 1-3 1-4 0 0-4-1-10 0-15 0-2-1-6 3-7zM103 36zM104 24c-1 1-1 1-1 1 0 1-1 1-1 1h-1l-1 1h-1c0-2-1-3-1-5 1 0 1 0 1 0 1 0 2 0 2 0 1 0 2-1 2-1 1 1 1 2 1 3zM104 24zM108 28v5c-1 0-2 0-3 0 0-1-1-1-1-1-1 1-1 1-2 1v-1-1c1-1 1-2 1-3 1 0 1 0 1 0 1 0 3 0 4 0zM108 28zM111 26c-1 0-2 0-2-1-1 0-2 0-2 0 0-1 0-1-1-2 0 0 0-1 0-2 1 0 2 0 3 0 1 0 2 1 3 1h1 1c0 1-1 3-2 3-1 1-1 1-1 1zM111 26zM114 40c-1-1-2-2-2-3h1c1 0 1 0 1 0 0 1 0 2 0 3zM114 40zM117 51h1 1v3h-1-1c-1 0-1 0-1 0h-1c0 1 0 1-1 1v-1c-1-1-1-3-1-4h1 1c1 1 1 1 2 1zM117 51zM117 40c0-1 0-1 0-2 1-1 2-1 2-2 0 1 0 1 0 2 0 0 0 1 0 2zM117 40zM119 47v1h-1-1c0-2 0-4 0-5 1 0 1 0 2 0h1c-1 1 0 3-1 4zM119 47zM114 60c-1 0-1 0-1 0v-1-1l1-1c2 0 4 0 5 0s1 1 1 1v1 2h-1c0-1-1-1-1-1h-1c-1 0-2 0-3 0zM114 60zM124 102c0 1 0 2-1 2 0 1-1 1-1 1h-4c1 0 2-2 0-3v1c-1 0-1 0-1 0 0 1 0 1 0 1v1c-1 0-3 0-4-1-1-3 0-6-1-10 1 0 1 0 1-1 1 0 1 0 2 0h1c1 0 3 0 4 1 1 0 1 0 2 0h1c0 2 1 4 1 6zM124 102zM106 94c0-1 0-1 0-1 0-1 1-1 1-1 0 1 1 1 1 1v1 1c-1 0-1 0-2-1zM106 94zM108 101c1 0 1 0 1 0 0-1-1-2-1-3 0-1 1-1 1-1 0 1 0 2 0 3v2 1l-1 1v-1-1c1 0 1 0 1-1zM108 101zM105 64c0 0 1-1 2-1 0 0 0-1 1-1s2 0 3 0c0 1 0 1 0 1 1 0 2 0 3 0 2 2 1 5 1 8-1-1-2-1-3-2v1c-1 0-1 0-1 0v1c-1 0-1 0-2 0 1 0 1-1 1-1v-1-1h-1c0 1-1 1-2 1 0 0-1 1-1 2l-1-1c0-1 0-1 0-1v-1c0-1 0-3 0-4zM105 64zM104 93c0 1-1 1-1 1 0 1-1 1-1 1h-1c-1 0-1 1-1 1-1-1-1-2-1-2v-1zM104 93zM102 89v-14c0 0 2-1 3-1s2 0 3 0c1 1 2 1 3 2 0 0 1 1 2 2-1 0-1 1-1 1 0 2 0 4 1 6v2c0 1-1 2-2 2-2 0-6 0-9 0zM102 89zM100 116c-1 1-3 1-5 2-1 0-1 0-2 0-1 0-3 0-5 0 0-2 0-4 0-6 0 0 0-2 1-2 0-1 1-2 2-2 0 0 1 0 2 1 2 0 5 0 7 1-1 1-1 1-1 1v1c1 1 2 2 1 4zM100 116zM146 122c1 2-1 5 2 5 0-1 1-2 2-4 2 1 5 2 5 5 0 4-1 7-3 10l1 1h1c1 0 0 1 1 2h2c-1 1-1 2 0 3 3-1 2-4 3-5 4 0 5 1 7 5-1 0-1-1-1-1-1 1-2 3-3 4 1 0 1 1 1 1 1-1 2-2 3-3l1 1c-1 0-1 2-1 2-1-1-1 1-2 1l-1 1c-2-1-3-2-4-2 0-1-1-2-1-3-3 1-5 2-8 3-1 0-3-1-4-1 2-1 1-3 1-5 0 0 0-1-1-1 0 1-1 2-1 3h1c-1 0-1 1-1 1-1-2-1-4-2-6-5-4-11-6-17-3h-1v-1c-1 1-4-1-4 2v1c0 2-3 4-2 6-3 0-6-1-9-1-1 0-2 0-3 1 1-1 1-2 0-3-1 2-3 2-5 3 0-1 1-2 2-3-1 0-2-1-2-1-2 1-3 3-2 5h-1c0-1-1-1-2-1h-1l1-1c0-1 0-1 0 0v1c3-1 4-4 6-5 0-2-2-2-3-3 0-1 1-2 1-2-3-2-2 1-2 4 0 0 0 1-1 1l1 2h-1v-1c0-1 1-4-1-3 0-2 1-5 3-6-1-1-3-2-4-1 1-3 1-7 0-10 0-1 1-1 1-1 3 0 8 2 10-1-1-1-2-1-3-1 1 0 1-1 2-1-2-1 0-6-3-3 0 1 0 1 1 2h-2c2-1 0-3-1-5 1-1 1-1 2-2 1 1 2 0 3 0l-1 1c1 1 1 1 1 1 1 0 1-1 1-1v-1c3 0 10 0 9 4 0 1 0 2 0 3 0 0 0 1-1 2-3 2-7-3-8 3 0 1-2 2 0 2h1c-2 2 1 5-1 7-1 0-2 1-2 1h-1c-2 0-3-1-4 2 0 0 1 1 2 1s2-1 3 0c1-1 1-1 2-1h1c1 1 2 3 3 3s1-2 1-3h1c1-1 1-1 1-2-2 0-3-2-3-4 1-1 1-2 1-3-2 0 0-2 0-3 2-1 4-1 6-1 1 2 2 5 2 7 0 4-9 3-4 7h4c-1 1 0 2 1 2h1c0 0 1 0 1-1-3-3-1-9-2-12 1-1 1-2 1-3l1 1c0-1 1-1 1-1 1 2 5 2 6 5 0 1 0 2 1 2 2-1 2-5 4-5 4 0 7 1 10 1zM146 122zM143 78l1 1c-1 3 0 6 0 8 0 1 0 2 0 2l-1 1c0 1-1 1-1 1-2 0-4 0-6-1h-1c0-4-2-10 1-13 1 0 3 0 4 0s1 1 1 1c0 0 1 0 2 0zM143 78zM144 60v2c0 1 0 1 0 1-1 0-1 0-1 0-1 0-1 0-1 0 0-1 1-2 2-3zM144 60zM143 50v-3-1c0-1 1-1 1-1 1 0 1 0 1 0 1 0 1 0 1 0v1c0 1 0 2 0 3h1c-1 1-3 1-4 1zM143 50zM146 57v-5h1v5zM146 57zM153 72c-1 1-1 1-2 1 0 1-1 1-1 1-2 0-3 0-5 0-1 0-1 0-2 0 1-2 1-4 2-6 0 0 1-1 1-2 1 0 1 0 1 0 1 0 1 0 2 0h1c1 1 2 0 3 0 1 2 0 4 0 6zM153 72zM156 80c1 1 1 2 1 3-1 4-1 9-2 13h-1c-2 0-3-1-4-1-1-1-1-1-2-1-1-5-1-11 0-17 2 1 3 2 5 2 1 0 1 0 2 1zM156 80zM163 110c-4 0-9-1-12-1-1-3 1-6 3-8 0 0 1-1 1-2 1 0 2 0 2 0 2 0 2 0 3 0 2 2 1 6 3 8zM163 110zM142 105c0-2 1-4 1-5 1-1 1-1 1-2h1c1 0 2 0 3 1h1c0 0 1 0 1 1v1c-1 1-2 3-3 5l-1 1h-1c-1 0-2 0-2 0 0-1 0-1 0-2zM142 105zM149 115v-1c-1 1-2 2-2 3h1c0 1-1 1-1 1l-1 1h-1c-1 0-2-1-3-1s-1 0-1 0c-1 0-1-1-1-1v-1c0-1 1-2 1-2 0-1 0-1 0-2l1-1c1 0 2 0 3 0l1-1c0 1 1 2 1 2 1 1 1 2 2 2 3-1 7 0 11 0-1 2 0 5-3 7h-8c0-1 1-2 1-3s0-1 0-2zM149 115zM163 125l-1-1c-1 0-2 0-3 0h-2-1c1 0 1 0 1 0h2l1-1 1-1c1-2 1-4 2-6 1 0 1 0 2 0 0 1 1 1 1 1 1 0 1 0 1 0h1c-2 2-3 6-5 8zM163 125zM171 126h-1c-1 0-1 0-1 0-1 0-1-1-1-1v-1c0-2 0-4 1-5 1 0 1 1 2 1 0 1 0 1 0 2s0 1 0 2 0 1 0 2zM171 126zM172 141c-1 0-2-1-3-1-1-1-2-2-2-3s1-2 1-3 0-2-1-3c-3 1-1 4-2 6 1 0 1 0 1 0-2 0-5 1-7 0v-1c0-1 0-2-2-3l2-1c1-1 0-2 0-4v-1c1 0 3 1 4 1 0 1 1 1 2 1 0 1 0 1 1 2 0 0 1 0 1-1h1c0-1 0-1 0-2-1-1-2-1-3-2 1 0 1 0 1 0 0 1 0 1 1 1l1 1c0 1 1 1 1 1 1 0 1-1 1-1 1 2 2 4 2 6 1 3 0 5 0 7zM172 141zM173 151c-1 0-2 0-3 1 0-2-1-4-1-6 0 0 1-3 2-3 0 1 1 1 1 2v-1c1 1 1 3 1 4 1 1 1 1 1 1 0 1 0 2-1 2zM173 151zM170 163c0 0-1-1-2-1s-2-1-2-2c1-2 0-5 1-7 1 0 1 0 2 1 1 0 2 0 2 0 1 0 2 0 2 0-1 2 1 5 1 8 0 0-1 1-2 1 0 0-1 0-2 0zM170 163zM163 158c0 0 1 0 1 1l-1 1c0 0-1-1-2 0-1 0-1 1-2 2 0 1 0 1 0 1h-2c0 0 0-1-1-1 1 0 1 0 1 0h2c0 0 0-1 1-1l-1-1h-2c-1 0-1 0-2 0h-1c-1-3-1-6-2-9l1 1h1c0-1 1-2 1-2h1l1 1c0 0 0 1 0 2 2 0 2-1 3-1h1 1c1 0 1 1 1 1 1 1 1 2 1 3h-1c0 1 0 1 0 1zM163 158zM151 158c0 0-1 0-1 1-1 0-1 0-2 0 0-3-1-6 0-8l1-1c0 0 0-1 1-1-1 3 1 6 1 9zM151 158zM144 181c0 2-1 3-1 4s-1 1-1 1c-2 0-4 0-6-1h-1c-1 0-1 1-1 1h-1-1c0 0-2 0-2-1-2 0-4 0-5 0s-3 0-3-1c0 0 0-1 0-2 1 0 2-1 3-1l1-1c6 1 12 1 18 1zM144 181zM124 145c1-3 2-5 4-6 4-1 8 0 12 1 7 11 2 27 4 39l-1-1c-3 2-7-1-11 0l-10-1c-1-11 3-21 2-32zM124 145zM106 166c0-1 0-1 1-2v-1l1 1c1 0 1 0 1 0 1-1 1-1 1-2h-1c-1-1-1-1-2-1 0-1 0-2 1-3h1c1 0 1 0 2 0 2 0 3 0 5 0h1c1 2 1 3 1 4 1 3 0 6-1 8-1 0-1 0-2 0v-3c-1 1-2 2-3 2v-1c0 0 0-1-1-1l-1 1h-1v1c0-1-1-3-2-3-1 0-1 0-1 0zM106 166zM106 154c1-2 0-6 2-8h1c1 0 1 0 2 0h1c1 0 1 0 1 1 0 0 1 0 1 1 0 0 1 0 1 1 1-1 2-2 2-2 0-1 1-1 1-1h1v11c0-1 0-1 0-1-2 0-4 0-5 0s-1 0-1-1c-1 0-1 0-1 0l-1-1h-1-1v1c0 0 0 2-1 2h-1v-3zM106 154zM109 173c2-1 5-1 7 0h1c1 0 1 0 1-1 0 4 2 8 0 12 0 1 0 1-1 2-1-1-2-1-4-2-1 0-3-1-4-1 0-1 0-2 0-3s0-1 0-1v-3c0 0 0-1 0-2zM109 173zM105 171v1c0 1-1 2 0 2 1 0 1 1 1 1 0 2 1 4 0 6v1c0 1-1 1-2 2h-1c-2 0-5-1-8 0-1 0-3 0-3 1 0-4-1-9 1-13 0 0 1-1 2-1h1c2 0 4 0 5 0 1 1 1 1 2 0 1-1 1-1 1-1 1 0 1 0 1 1zM105 171zM104 155c0 1 1 1 1 1h-2c0-1 0-2 0-3 1-1 1-1 2-1-1 1-1 1-1 2zM104 155zM102 199c-1 0-1 0-1 0-1-1-1-1-1-1-1 0-1 0-2 1h-1c-2 0-4-1-6-1 0-1-1-2-1-3v-1c1-1 2-3 3-5 0-1 1-2 2-3 3 0 6 0 8 1v1c0 1-1 3-2 4-1 0 0 1 0 2v1l1 1h1l1 1c0-1 1-1 1-2 0 0-1-1-1 0h-1v-2c1 0 1 1 1 1 1 0 2-1 2-2h-1c-1-1-1 0-1-1 1-2 1-3 2-4 0 1 1 2 1 4v2c0 0-1 1-1 2l-1 1c0 0-1 1 0 1 0 0 0 1 1 1-1 0-2 0-2 1 0-1 0-1 0-1 0-1-1-1-1-1h-1v1l-1 1zM102 199zM163 180v1c0 1-1 1-2 1-1 1-2 2-2 3s0 1 0 1c3 1 4-3 6-1 1 0 1 1 1 1v2c-1 3-1 4-2 5s-3 1-4 2c1-1 2-2 3-2 0-1 0-1 0-1 0 0-1-1-2-1-1 2-4 2-5 3-1 0-1 1-1 2 5 0 2 5 5 7-1 2-1 5-6 5 0-1-1-3-2-4-1 0-2 1-2 2 1 2 4 5 2 8-1 1-1 5-4 5h-1c-3-1-5-3-7-3h-2c-2-1 0-3-2-4-2 0-2 4-4 5v-1c-1 0-1 0-1 0-1 1-2 2-3 2-2-1-4-2-6-3 1 0 0-5 0-6-1 1-2 2-3 3 1 0 1 0 2 1-1 0-1 1-2 2-2-1-4 0-6 0 0 1-1 1-1 1-2 0-2-2-4-2 0 0-1 0-1 1v-1c0-1 1-1 1-2h-1c-1 0-2 0-2 1-2-1-2-3-2-5s0-4 0-6h1c1 0 2 1 3 1s1 0 1 0c1 0 1-1 1-2 1 0 2 0 3 0 3 0 5 1 7 2 1 0 1 2 2 1 0-2 5-3 2-5 0-2 0-4-1-5-3 1 0 7-5 5-1-1-1-2-2-3-1 1-1 2-1 3 0-2-1-2-2-2 1-1 1-2 0-3-1 0-3 1-3 2 0-3 1-10 6-9 1 0 2 0 3 1h1l1-1v1c0 0-1 0-2 1 1 0 2-1 3 0-1 2 0 2 1 3 1-1 2-4 4-3 1 0 1 2 1 3 0 1 0 2-1 3 0 2 0 6-3 8 2 2 6-2 8 0 5 0 2 7 5 8 1-2 2-6 5-6 2 1 4 0 6 0 1 0 2 0 3 0 0 0 1-1 1-2-2-2-5 0-7-1 0-2 2-3 1-4 0-1 0-1-1-1-1 1-2 3-4 4-1 1-2 1-3 0h-1c-2 2-4-1-6-1-2-3 0-7-1-11 1 0 2-1 3-1v1c4 2 9-1 12 2 1 0 1 0 1 0 3-2 5-5 8-3 0-1 0-1 1-1s1 0 1 0c1 0 1-1 1-1 0-2 1-5-2-5-1 1-3 4-6 4 0-3 0-7 0-10 0 0 1 0 2-1s-1-1-2-2v-10c1 0 2 1 2 1 1 0 1 0 2 0v-1c0 1 1 0 2 0h1c-1 1-1 2 0 3 1 0 2 0 4 1 1 0 2-3 3-1 0-1 1-1 1-1 6-2 7 7 8 9-1 2-3 2-4 2s-1-1-1-1c-1 0-1-1-2-1 0 0-1 1-2 2 0 1 1 3 1 5zM163 180zM160 67c1 0 1 1 1 1h1c0 1 1 2 0 2-1 0-1 0-2 1l1 1c1 1 1 1 1 1v1c-1 0-1 1-2 1 0 1 1 2 1 2 0 0-1 0-2 0 0 0 0-1-2-1-1-2-1-6-1-8 0-1 0-1-1-2 1 0 1 0 1 1h1 2c1 0 1 0 1 0zM160 67zM156 39h-1c0-1 0-1 0-1v-2c1 0 2-1 4 0h1v1c0 1-1 2-1 3-2 0-2 0-3-1zM156 39zM160 42c0 1 0 1 0 1-1 0-1 0-3 0v-1zM160 42zM140 47v1 2c0-1 0-2 0-3zM140 47zM141 52c1 0 1 0 2 0v5h-1c-1 0-2 0-2 0 0-1 0-2 0-3s0-2 1-2zM141 52zM124 113c0 0 1 1 1 0 0 0 0-2 1-2 0-1 1-1 1-1 1 0 2 0 2 0 2 0 3 0 4 1 2 0 4 1 5 2 0 1 0 2 0 3v1 1c0 0-1 0-1 1-1 0-1 0-1 0-1 0-1 0-2 0s-2 0-3 0c-1-1-2-1-3-1 0-1 0-1 0-2h-1c-1-1-2-1-2-2 0 2-1 2-3 3 0 0-1 0-2 0 0 0-1 0-2 0 1-3 0-6 2-8h1c1 0 2 0 3 0h1c0 1 0 1 0 2 0 0-1 0-1 1zM124 113zM115 46c0 0-1 1-1 2h-1c0-1 0-2 0-2v-1h-1c0-1 0-1 0-1 1 0 2-1 2-1 0 1 0 2 1 3zM115 46zM91 56c1-1 1-1 2-1h1l1 1h1v1c0 1 1 1 1 2-1 0-1 0-1 1v1h-1c0-1-2-1-3-1h-1c-1-1-1-1-1-2 0-1 0-1 1-2zM91 56zM91 48v-2h1v2zM91 48zM91 51c0 0 1-1 1 0 0 1 0 2 0 2-1 0-1 0-1 1 0-1 0-2 0-3zM91 51zM96 53h-1c0-1-1-2-1-2 0-2 0-3 1-4 0-1 1-2 1-2l1 1v1c0 2-2 4-1 6zM96 53zM92 43c0 0 1 0 2 0 0-1 0-2-1-2l-1-1h-1v-1h1c0 0 1 0 2 0 1 0 2 0 3 0h1c-1 0-1 1-2 2 0 1-1 1-1 2h-1-1c-1 0-2 0-2 0 0-1 0-1 0-1zM92 43zM92 35c0 1 0 1-1 2 0-2 0-4 1-6h1c0 0-1 0-1 1s0 2 0 3zM92 35zM97 71c0-1-1-2-1-2v-1c0-1 0-3 1-4h1v-1c0 0 1 0 2 0s1 0 2 0v4l-1-1c-1 1-2 3-1 4v1h-1c0 0 0-1 0-2 0 0 0-2-1-2h-1v1c0 1 0 2 0 3zM97 71zM97 97c1 0 2 0 3 0-1 1-1 1-2 2 1 0 1 1 1 1-1-1-1-1-1-2-1 0-1 0-1-1-1 0-1 0-1 0 0 1-1 1-1 2h1v1c0 1 0 2 1 3 1 0 2 0 3 0-1 0-1 1-1 1 0 1 1 1 1 1h1c0 0 1 0 1-1v-1c-2 0-1-4-1-5 1 1 2 1 3 1v1c-1 0-2 0-2 1v1h1c0 1 1 1 1 1 1 0 2 0 2 1 0 0-1 0-2 0h-1c-1 1-2 1-3 2-2-1-4-1-6-2l1-1c0 0 0-1-1-1v1c-1 0-2 0-2 0v1c-2 0-3 0-5 0-1-1-1-2-1-2v-4c1-2 1-4 2-5 3 0 6 0 9 0 0 1 0 1 0 1 0 1 0 2 0 3zM97 97zM63 134h3 1 1c0 0 1 0 2 0s1 0 2 0c0-1 0-1 1-1 0 0 2 1 2 2s-1 2-2 2c-1 0-2 1-3 1s-4 1-5 2c1-1 0-2 0-2 0-1-1-2-2-3zM63 134zM70 111h1c2 0 5-1 7-1h1c0 1 0 1 0 1 0 2 0 5 0 7h-1c-2 0-3 1-5 1-1 0-1 0-2 0h-1c-1-1 0-2-1-2h-1c0-1 0-2 0-3 0 0 0-1 1-2zM70 111zM83 109h1c1 1 2 2 2 2-1 3-1 6-1 8h-1c-1 0-1 0-2 0h-1c0-3 0-7 1-10zM83 109zM83 105c-1 0-1 0-1 0-4 0-7 1-10 1-1 0-2 1-2 1-1-1-1-2-1-3 0-4 1-7 1-10 3 0 9-2 11 1l1 1c0 1 0 2 0 3 1 1 1 1 1 1zM83 105zM55 142v-2c0-1 0-1 0-1 1-1 3-2 4-3-1 0-2-1-2-1-1 0-2 1-3 1h-2c2 0 2-1 2-2l-2-1c-1 0-1 0-1 0-1 2-3 5-5 5v-1l1-1v1c1-1 1-1 2-2l-1-1c0 0-2-1-3 0 0-1 0-1 0-1 1 0 1 0 1 0-1-1-1-1-1-1 0-1 2-2 1-3-1 0-1 0-1 0 0 1-2 2-3 4 0 1 0 1 0 2h1c-1 1-1 2-1 3 0-1 0-2 0-3 0 0-1 0-1-1 0-1 0-1 1-1 0-2 0-4 1-6 1 0 2 1 2 1 1 0 1-1 1-1 1-1 3-1 4-1 0 0 1 0 1-1 1 0 1 0 1 1 0-1 2-2 2-2 1 0 2-1 2-1 1 0 2 0 2 0 1 0 2 0 2 1s1 2 2 3c2-2 2-7 6-5 1 1 1 2 2 3-1 1 0 2 0 4v1 1c-1 0-1 0-1 1-1 0-1 0-2 0h-1c-2 0-3-2-3-4v-1c-1 0-1 1-1 1-2 1 0 5-2 7h-1c-1 1 0 2 1 2 0 0 0-1 1-1s1 2 2 3c0 1 0 3-1 5v1c-2 0-6 0-7-3zM55 142zM48 173c1 0 1 0 1 0 1 0 1-1 1-1h1 1c-1 0-1 1-2 1zM48 173zM43 152c-1 0-1 0-2 1 0 1 0 2 0 3-1 1-1 1-1 1 0-2 0-5 2-6h1c1 0 1 2 2 2 0 1 0 1 0 2-1 1-1 2-2 2 0 1-1 1-1 2 0-1 0-1 0-1 0-2 2-3 2-4s0-2-1-2zM43 152zM42 145v1h1l1-1c0 0 0-1 0-2 0-1 0-1 1-2s3-1 4-2h1c1-1 1-1 1-2 1 1 1 2 1 2v3c0 1-1 3-1 4s-1 1-1 2c-1 0-2 0-3 0 0 0-1 1-2 1 0-1-1-2-2-3-1 1-2 2-2 3-1 0-1-1-1-2 0-2 1-4 2-6 0 0 0 3 0 2 0 1 0 2 0 2zM42 145zM44 122h-1v-2c0 1 1 1 1 2zM44 122zM43 117l1-1c1 0 1 0 1 0 1 0 1 0 1 0h-1c-1 1-1 1-1 2-1 0-1 1-1 1 0-1 0-1 0-2zM43 117zM66 116v2l-1 1c0 1 0 1 0 1-1 0-1 0-1 0l-1 1c-2 0-4 0-5 0s-1 0-2-1c1-2 2-5 3-7 0-1 2-1 3-1 1 0 1-1 2-1s1 0 1 0c0 2 1 4 1 5zM66 116zM57 73h-1-2c0-2 0-3 0-5 0-1 1-1 1-1 0-1 0-1 1-1 0-1 0-1 1-1 1 0 1 0 1 0 3 0 2 3 2 5v1c0 1-1 1-1 2h-1zM57 73zM65 95c-1 0-1 1-1 1 0 3 2 8 0 11 0 0-1 1-2 1 0 0-1 0-2 0l-1-1c-1 0-1 1-2 1 0 1 1 1 1 1-1 0-2 1-3 1h-1c-2 0-2 0-3 0 0-4-1-8-1-11 6-2 10-4 15-4zM65 95zM48 115c1 0 2-1 2-1 1 0 1 0 2 0h2c0 1 1 2 1 2 0 2-1 5-3 7l-2 1c-2 0-5-1-7 0 1 0 1 0 1-1h1c0 0 0-1 1-1 0-1 0-1 1-2l1-1c1 0 1 0 2 1 0-1 0-1 0-1v-1h-1-1-1c0-1 1-1 1-2zM48 115zM39 108c0-1 0-1 0-1zM39 108zM42 109c-1 0-1 0-1 1h-1c0 0-1 1-2 1-1 0-1 0-1 0l-1-2c1 0 1 0 1 0 1 0 1 0 1 0 0-1 1-1 1-1h-1v1c1 1 1 1 1 1 1 0 1-1 1-1 1-1 1-1 1-1 1 0 1 0 1 0h1c0 0 1 0 1-1-1 0-2-1-3-2 1 0 2-1 3-2-1 0-2-1-2-2-1 1-2 2-2 2-1 0 0-1-1-2v-1h-1c0 1 0 1 0 1-1 2 0 4-2 6 0-1 0-2 0-3 1-1 1-2 2-3v-1c1 0 1 0 1 0 1 0 3 0 5 0 1 0 2 0 3 1v1c0 2 0 5 0 7 0 1 0 1 0 1 0 1 0 1-1 1 0 1 0 1-1 1 0 0 0-1-1-1 0-1-1 0-1 0 0 1-1 1-1 2 0 0-2 1-3 1s-2 0-3 0c1 0 2-1 2-1 1 0 2 0 2-1 1 0 1 0 2-1 0 0 1 0 1-1 0 0 0-1-1-1zM42 109zM52 178h-1c0 0-1 1-1 2s0 3 0 5c-3 1-6 2-8 2h-1c0 0-2 0-2-1l-1 1c-1-1-1-3-1-4s1-2 0-3c2-1 2-4 3-5 0 0 1 0 2 0 2 0 4-1 6 0 1 0 1 2 2 2 0 0 1 0 2 0 2 0 2 0 3-1v-1c0-1 0-1 1-2 1 0 2 0 4-1 1-1 1-1 1-1v14h-10c3-2 3-4 3-5s0-1 0-1zM52 178zM61 161l-1-1h1c0-1-1-1-1-2-1 0-1 0-2 0 0 0-1 1-1 2 1 0 1 0 1 0 1 1 1 2 1 3h1 1c-1 1-2 4 0 4 0 2-2 2-2 2-1 0-1 0-1 0-1 0-1 0-1 0-1 0-1 0-1 0-2 0-5 1-6 0 0 0-1 0-1-1v-2c-3 1-2 5-3 7-1-1-3-2-4-1-1 0-3 0-4 0 0-4 1-7 2-11 2 1 4 0 5 0 1 1 2 1 2 2 0 0 0 3 1 3 1-1 2-3 3-5-1 0-2 0-2 0 0-1 1-1 1-1v-1-1c-1 0-1 0-2 0h-1v-4c0-1 1-2 2-3v-1c1 0 1 0 2 0s1-1 3-1c2 1 1 4 3 5v1h1c0-1 1-1 1-1-1-2-1-4-2-6 2-1 4-1 5-2-1 5 1 10-1 15zM61 161zM88 183v1c-3 0-6 1-9 2-1 0-2 0-3-1-4 0-7 2-11 1 0-2 0-3 0-4h23zM88 183zM88 179h-1-22c-2-12 2-23 2-35 2-2 5-4 7-5 5 0 10 2 13 6 1 11 2 24 1 34zM88 179zM88 142c-1-1-1-2-2-2-1-1-2-2-3-2 0-1-2-1-3-2h-2c2-5-5-5-7-9v-2c1-1 1-1 2-2 3-3 7-2 10-1h1c0 0 1 0 1 1h1 1c0-1 1-2 1-3l1 1c1 0 3-1 4-1 1 2 2 3 2 4v2c0 2-2 4-3 4s-2-1-3-1l-1 1c-2 0-4 2-6 3 2 2 4-1 6-1-1 1-2 2 0 3v1c1-1 1-3 2-3 1-1 2-1 2-1 1 0 2 1 2 1 1 1 2 2 1 3v1c0 3-1 7 1 9 0 0 1 1 2 1 0 1-1 3 1 3 1-1 1-2 2-3l1-1c1 0 1 0 1 0 1 0 1 0 1 0h1c1 0 1 0 1 0-1 0 0 2 0 2 0-1-1-1-1-1h-1c0 0 0 1-1 1-1 0-1 0-1 1-1 2-2 5-1 7h-1c-1 0-1-1-1-2 1-1 1-2 1-3v-1c-2 2-2 4-4 6-1 0-2 1-3 1h-1c-1 2 1 2 1 2h1c0 2-2 3-1 4s1 2 2 1c1-2 0-6 4-6v4c-1 0-2 0-2 1l1 1c1 0 2-1 3-2 0 1 1 1 1 2 1 0 2-1 2-2s-1-2-2-3c0 0-1 1-2 1l1-1c1-1 2-1 2-1 3 3 0 7 0 10-2 1-5-1-7 0 1 0 1-2 1-2-1-1-1-1-1-1-2 1-2 4-4 5 0-8-1-15-3-23 2-1 4 0 6-2 0 0-1-1-2-1s-2 1-4 1c0-3 1-6 1-8l-1-1c-2 1-3 4-1 6zM88 142zM79 203v-1zM79 203zM55 236l1 6v26c-6 5-15 4-20 5l-1-1 1-31c1 0 1 0 1-1 2-1 1 0 0 0 0 1-1 1-1 1 5-4 12-5 19-5zM55 236zM84 236l-1 28-2 3c-7 0-13 2-20 1-3-9 0-20 0-30 0-1 1-1 1-1 5-5 14-2 20-2zM84 236zM69 221c0 2 0 6 1 7 0 0 1 0 1-1 2 0-1-3 1-3 0-2-2-4 0-6 2 0 4-1 6-1 0 1 1 1 1 1h1c2-1 4-2 6 0 1 5 2 10 0 14-1-1-2-1-3-1-4 0-8-1-12-1l1-1c0-1-1-1-2-1 0 1-1 1-1 2h1c-3 1-5 1-7 1l-1-1c0-2 0-3-1-4-1 1 0 6-3 6h-1c-1 0-2 0-2 0-1 0-3 0-3 0-2 0-3 1-5 1 0-1 1-2 1-2v-1c-1 0-1 0-1 0-1 0-2 2-1 3-1 0-1 0-1 1 0-1-1-1-2-1s-2 0-3 0h-1-1c0-3 1-6 2-9 1-1 3-1 4-2l1 1c1 0 1-1 2-1s2 0 3-1c0-4 4 0 6-2 0 1 2 1 3 1 2 0 0 3 2 5 3-1 1-4 2-6h1 1c1 0 2 1 3 1 0-1 1-1 1-1l1-1c-1 0-1 0-1-1-2 0-5 0-6-1v-1c0-1 0-1 0-2-1 0-1-1-1-1 0 0-1 0-1 1 0 3-3 3-4 5-1-1-1-1-2-1s-1 0-3 0c-1-1 2-3 0-4h-1c-3 2-1 7-4 7h-1c-3 0-7 3-9-1 1-5-1-14 6-14 1 0 2 0 2 0 2 0 4 0 5 2 0 1 0 4 0 5 4-1 2-5 5-7 1 0 1 0 2 0s3 0 4 0c0 1 1 1 1 2 2 0 2-2 1-3h-1 1c2 0 4 1 6 0 0 0 2 0 2-1 0 1 1 0 2 0 1 2 4 0 4 2 1 2-2 4 1 6 2-2 0-8 4-8 0 0 1-1 2-1 2 0 4 1 5-2 0 1 0 2 0 2 0 1 1 1 1 1 1 0 1 0 2 0 0-1 0-2 1-2 0 1 1 2 2 2 2-1 3-1 4 0 2 1 2 1 1 3h-1c0 0-1 0-1 1 0 0 0 1 1 1l1-1c1 1-1 3 1 4 0 3-7 4-3 8 2-1 3-1 4-2 2 0 4 0 5 0 1 2 5 4 2 7 1 0 1 0 1 0 0 1 0 3 0 3 1 0 1 0 1 0 0 1 0 2 0 3-1 0-1 0-1 0h-2c1-1 0-1 0-2-1 1-2 1-2 2-1 0 0-2-1-2h-1c0 0-1 0-1 1 1 0 1 0 1 1-1 0-1 0-1 0h-1c0 0-1 0-1-1h-1c0 0-1 0-1 1 0 0 0-2-1-3l-1 1v1 1h-2v-1c1 0 1-1 1-1-2-2-3 1-5 1v1c-1 0-1-1-1-1l-1 1c1-3-2-9 2-11 1-1 6 0 6-4-1-1-3 0-4 0s-1 0-2 0-1 2-3 2c-3-2-5-3-9-2 0-1 0-3 0-4-3 0-1 4-3 4-1 0-2 0-3 1-1 0-2 2-3 2-1 1-1 1-1 1 0 1 0 2 0 2zM69 221zM124 239c2-2 2-4 4-4l24 4c5 9 1 19 0 28-1 4-7 3-10 3l-16-2c-3-9 1-19-2-29zM124 239zM177 223v2h-2c0-1 1-1 1-1 1 0 1 0 1-1zM177 223zM171 212l1-1c1 0 2 0 3 0h1c-1 0-1 0-1 0-1 1 0 3 1 4 0 1 0 1 0 2h-1c-1 0-1 0-1 0 0 0 0 1-1 1 1 1 2 2 2 3-1 1-2 2-2 3-1 0-1 0-1 0 0 0-1 0-1-1l-1-1v-1-1c0-1 1-3 1-5 1 0 1 0 1 0 0-1 0-2-1-3zM171 212zM175 273h-2c1 0 3 0 3-2-3-2-3 2-6 2-4 0-9-1-13-3-1-10 3-20 3-30 7 0 14 1 20 4-2 10 3 22-5 29zM175 273zM179 207c0 1 0 1 1 1 0 1 0 1 0 1 1 5 2 10 3 14 0 1-1 1-2 2v1c2 1-1 6 1 6 1 0 2 0 2-1 1 0 1 0 1-1 0 0-1-1-2-2 1 0 1-1 2-1 0 2 2 5 2 7v2c0 1 0 2-1 2 1 1 1 1 1 2h1c0-1 1-1 1-1 0 1 1 2 1 3-2-1-5 0-5-2h-1l-1-1c-2-1-3-4-4-6l-1 1c-1 1 0 3 0 5-1-1-2-1-3-1 0-2 4-4 2-7-3 1-2 5-4 7h-1v-1c-1 0 0-2-1-3-1 0-1 0-1 0l-1 1h-1c-1 0-1-2-1-3 0-2 0-4 0-6 3 1 5 1 8 2 1 0 2 2 3 3 2-1 1-4 3-5-1-3-4-5-4-8 1-3 0-7 3-9v-1h-1c-2-1-4 0-6 0-1 2-4 2-6 1-3 0-3 4-6 3l-1 1c0-1 0-1 0-1-1 0-3 1-1 3 2 0 3 0 5 0 1-1 2-2 2-3l1 1c0 1-1 3 1 4 0 1-1 2-2 3l-3 2c0-1 0-3-1-4-1 0-1 1-2 2v1c0-1 0-1-1-1h-2c0 0 0-1-1-1 0 1-2 2-1 2 2 1 5 3 8 3 0 1 0 2 0 3l-1 1c-1 1 1 1 1 2 0-1 1-1 0-2h1c0 1 1 2 1 3v1c0 1-1 3-2 4h-1c-1 1-2 1-3 1-2 0-2 0-2 1-2-2-3-3-5-3-1 0-2 0-2 0 0-3 0-5 0-7-2 2-2 4-3 6-5-1-10-1-16-2-1-4 0-8 0-12 1-2 4-2 7-2 0 1 0 1 1 1s1 0 2 0c-1 0 0 0 0 0 1 0 2 0 3 0 1 2 3 4 4 6 0 1 0 1 0 2v1c2-2 2-5 4-6 0 0 1 0 1-1 1 0 1 0 1 0 1 0 1-1 0-2v-1c0-2 1-4 1-7 2-1 5 0 7-1 1-1 2-2 1-3 1-1 2-1 2-2 0 0-1-1-2-1 0 0-1 2-2 1 1-2 1-4 1-6v-1c0-1 0-2 1-2s1 0 2 0c1-1 2-1 3-1 1 1 2 1 3 2 1 0 2 2 3 1 1 0 2 3 4 2 0 2 1 5 1 7zM179 207zM195 249l-2 28c-3 2-7-1-11-2 1-9 1-19 2-28 0 0 0-1 1-3 4 0 6 4 10 5zM195 249zM196 351c0 1 1 2 1 4 1-2 1 0 0 2 0-5-6 0-1-4zM196 351zM195 317c2 0 1 2 2 3-1 1-3 0-4 2 1 1 3 1 4 0v5l-2-1c-1-1 1-1 1-2-1 0-1-1-2-1l-2 3c-1-3 2-6 3-9zM195 317zM194 304c0 1 0 2 2 2 3-1-2-2 1-3-1-3-4 0-3-3 5 0 3 5 3 8v6c-1-2 0-5-1-7l-2 1c-1 0 0 0 0 0-1 0 1-2 0-4zM194 304zM193 345l-1-2c5 2 2-2 4-4-1-1-3-6 0-6 0-1-2-1-3-2 0 0-1 1-2 2 4 3-2 4 0 7-4 1-2 4-5 6 2-6 2-12 2-17 2-2 6 0 6 2l1-1c3 4 1 9 2 13-4 2-5 6-9 4v-1c2-2 0 0 0 0 2-2 3 2 5-1zM193 345zM196 289c-1 0-2 0-2 1 0 4 3 0 4 1 0-1 0-2 1-2l-1 2c0 2 0 4-1 5 0-2-2-2-3-3 0 0 0 1-1 1 0 1 0 1 0 2 0-1 0-1 0-2 0-3 0-7 2-10l4 2c-1 0-2 1-3 0l-2 1zM196 289zM211 252l-4-4-5-1-5-2c0-5-4-10-5-15-5-16-10-33-10-51v-2l-1-6c0-17-2-34-3-51 2 1 1-1 3-1l-2-2c5-4 0-12 2-17l1-14-3-5-3-1c-1-13-1-26-1-38 2-4 1-9 1-13-3-3-7-6-11-7l-2 5c-4-1 0-7-6-7-3 0-8-1-7 3-1 2 1 4-2 4-3 1 0-4-4-4-2 2-5 3-7 6 0 4-1 8 2 11l-1 21c-4 0-7-3-11-2-1-11-2-21-1-33 4-3 2-10 2-14-3-4-7-8-11-8 0 2-1 3-2 4 0-2 1-7-2-8h-2-10c-5 0-7 4-7 8h-1c0 0 0-3-2-3-13 0-6 12-9 19 5 6-1 14 2 22l-1 13-11 1c1-10-4-18 2-26 0-4 2-11-4-13-1 0-3 0-5-1l-1 4c-3-2 1-6-4-7-3-2-8-1-11 1-1 2-1 6-4 6v-5c-2 0-5 1-8 3-3 3-1 8-1 13l2 4-1 29c-4 4 1 9-4 12l-3 9c3 10-7 25 6 31 0 11-3 23-3 35-2 3 1 7-1 11l-2 8v10c-1 5-1 14-2 20-3 4-2 9-4 13-4 8-5 17-9 25-2 0-4 2-6 2l-8 5c-1 10-1 23-1 33 0 5 7 8 5 14 3 3 1 5 1 9 2 14 0 29-1 43-1 3 0 6 2 9-4 7-4 13-4 23h205c1-7-1-11-4-17 2-8-3-14 0-22-1-7 2-16-1-23 2-12-2-25 7-33 1-11 1-23 1-33z">
          <text:p/>
        </draw:path>
        <draw:path draw:style-name="gr4" draw:text-style-name="P4" draw:layer="layout" svg:width="0.003cm" svg:height="0.002cm" svg:x="3.856cm" svg:y="17.896cm" svg:viewBox="0 0 4 3" svg:d="M0 3c0 0 1 0 0 0 1 0 4 0 4-3-3 0-4 0-4 3z">
          <text:p/>
        </draw:path>
        <draw:path draw:style-name="gr4" draw:text-style-name="P4" draw:layer="layout" svg:width="0.003cm" svg:height="0.002cm" svg:x="3.786cm" svg:y="17.869cm" svg:viewBox="0 0 4 3" svg:d="M4 0c-2 0-4 0-4 3 2-3 4 3 4-3z">
          <text:p/>
        </draw:path>
        <draw:path draw:style-name="gr4" draw:text-style-name="P4" draw:layer="layout" svg:width="0.001cm" svg:height="0.002cm" svg:x="3.942cm" svg:y="17.974cm" svg:viewBox="0 0 2 3" svg:d="M0 3c0 0 0-3 0 0 0-3 2-3 2-3h-2z">
          <text:p/>
        </draw:path>
        <draw:polygon draw:style-name="gr4" draw:text-style-name="P4" draw:layer="layout" svg:width="0cm" svg:height="0cm" svg:x="3.946cm" svg:y="17.965cm" svg:viewBox="0 0 0 0" draw:points="0,0">
          <text:p/>
        </draw:polygon>
        <draw:polygon draw:style-name="gr4" draw:text-style-name="P4" draw:layer="layout" svg:width="0cm" svg:height="0.001cm" svg:x="3.872cm" svg:y="17.888cm" svg:viewBox="0 0 0 2" draw:points="0,0 0,2">
          <text:p/>
        </draw:polygon>
        <draw:path draw:style-name="gr4" draw:text-style-name="P4" draw:layer="layout" svg:width="0cm" svg:height="0.001cm" svg:x="3.869cm" svg:y="17.887cm" svg:viewBox="0 0 1 2" svg:d="M0 0v2c2 0 0-2 0-2z">
          <text:p/>
        </draw:path>
        <draw:path draw:style-name="gr4" draw:text-style-name="P4" draw:layer="layout" svg:width="0.002cm" svg:height="0.002cm" svg:x="3.868cm" svg:y="17.889cm" svg:viewBox="0 0 3 3" svg:d="M3 3c0-1 0-3 0-3l-3 2c0 0 0 1 3 1z">
          <text:p/>
        </draw:path>
        <draw:polygon draw:style-name="gr4" draw:text-style-name="P4" draw:layer="layout" svg:width="0cm" svg:height="0cm" svg:x="3.87cm" svg:y="17.893cm" svg:viewBox="0 0 0 0" draw:points="0,0">
          <text:p/>
        </draw:polygon>
        <draw:path draw:style-name="gr4" draw:text-style-name="P4" draw:layer="layout" svg:width="0.013cm" svg:height="0.009cm" svg:x="3.915cm" svg:y="17.881cm" svg:viewBox="0 0 14 10" svg:d="M12 7c1 0 1-1 2-1 0-4-3-4-2-6-3 3-8 6-12 4v2c3 0 3 0 4 4 2-1 0-2 1-4 3 2 4-2 5-2z">
          <text:p/>
        </draw:path>
        <draw:path draw:style-name="gr4" draw:text-style-name="P4" draw:layer="layout" svg:width="0.004cm" svg:height="0.003cm" svg:x="3.87cm" svg:y="17.89cm" svg:viewBox="0 0 5 4" svg:d="M0 4c0-3 5-3 5-4-2 0-3 1-5 3 0 0 0-2 0 1z">
          <text:p/>
        </draw:path>
        <draw:path draw:style-name="gr4" draw:text-style-name="P4" draw:layer="layout" svg:width="0.003cm" svg:height="0cm" svg:x="3.904cm" svg:y="17.885cm" svg:viewBox="0 0 4 0" svg:d="M3 0h-3c3 0 6 0 3 0z">
          <text:p/>
        </draw:path>
        <draw:path draw:style-name="gr4" draw:text-style-name="P4" draw:layer="layout" svg:width="0.003cm" svg:height="0.003cm" svg:x="3.909cm" svg:y="17.882cm" svg:viewBox="0 0 4 4" svg:d="M0 3h1c0 0 2 3 2 0l1-3c-3 0-3 0-4 3z">
          <text:p/>
        </draw:path>
        <draw:polygon draw:style-name="gr4" draw:text-style-name="P4" draw:layer="layout" svg:width="0.003cm" svg:height="0.002cm" svg:x="3.912cm" svg:y="17.884cm" svg:viewBox="0 0 4 3" draw:points="0,0 2,3 4,0">
          <text:p/>
        </draw:polygon>
        <draw:path draw:style-name="gr4" draw:text-style-name="P4" draw:layer="layout" svg:width="0.004cm" svg:height="0.002cm" svg:x="3.966cm" svg:y="17.855cm" svg:viewBox="0 0 5 3" svg:d="M0 3c2-1 6 0 4-3-2 3-4-2-4 3z">
          <text:p/>
        </draw:path>
        <draw:path draw:style-name="gr4" draw:text-style-name="P4" draw:layer="layout" svg:width="0.008cm" svg:height="0.007cm" svg:x="3.904cm" svg:y="17.878cm" svg:viewBox="0 0 9 8" svg:d="M9 3v-1c-1-1-1-2-4-2 0 2-4 6-5 7 0 0 1 0 1 1 3-2 3-7 8-5z">
          <text:p/>
        </draw:path>
        <draw:path draw:style-name="gr4" draw:text-style-name="P4" draw:layer="layout" svg:width="0.003cm" svg:height="0.003cm" svg:x="3.874cm" svg:y="17.888cm" svg:viewBox="0 0 4 4" svg:d="M3 4c0-1 0 0 0 0l1-1c-1-2-1-3-3-3s2 3 2 4z">
          <text:p/>
        </draw:path>
        <draw:path draw:style-name="gr4" draw:text-style-name="P4" draw:layer="layout" svg:width="0.003cm" svg:height="0.003cm" svg:x="3.93cm" svg:y="17.957cm" svg:viewBox="0 0 4 4" svg:d="M0 0v4h3v-2c3 0 0-2-3-2z">
          <text:p/>
        </draw:path>
        <draw:path draw:style-name="gr4" draw:text-style-name="P4" draw:layer="layout" svg:width="0.005cm" svg:height="0.005cm" svg:x="3.964cm" svg:y="17.861cm" svg:viewBox="0 0 6 6" svg:d="M3 2c2-1 2-1 2-2-2 1-3-1-5 0h3c0 1 0 1-1 1l3 1-2 2c-1 0-1 0-1 0l-2 1c2 2 5-1 6 0v-3 2c-1 0-1-2-3-2z">
          <text:p/>
        </draw:path>
        <draw:path draw:style-name="gr4" draw:text-style-name="P4" draw:layer="layout" svg:width="0.005cm" svg:height="0.012cm" svg:x="3.963cm" svg:y="17.867cm" svg:viewBox="0 0 6 13" svg:d="M5 0c-5 0-5 2-2 2l-3 3c0 1 0 7 3 4l-3 4c2 0 5-1 5-2 4-4-2-7 0-11z">
          <text:p/>
        </draw:path>
        <draw:path draw:style-name="gr4" draw:text-style-name="P4" draw:layer="layout" svg:width="0.005cm" svg:height="0.003cm" svg:x="3.945cm" svg:y="17.933cm" svg:viewBox="0 0 6 4" svg:d="M0 2v2l6-2-1-2c-2 4-3 0-5 2z">
          <text:p/>
        </draw:path>
        <draw:path draw:style-name="gr4" draw:text-style-name="P4" draw:layer="layout" svg:width="0.001cm" svg:height="0.002cm" svg:x="3.948cm" svg:y="17.937cm" svg:viewBox="0 0 2 3" svg:d="M0 3h2c0 0 0-3-2-3z">
          <text:p/>
        </draw:path>
        <draw:path draw:style-name="gr4" draw:text-style-name="P4" draw:layer="layout" svg:width="0.004cm" svg:height="0.003cm" svg:x="3.945cm" svg:y="17.961cm" svg:viewBox="0 0 5 4" svg:d="M0 3c0 1 2 0 2 1 3 0 3-3 3-4-2 1-5 1-5 3z">
          <text:p/>
        </draw:path>
        <draw:path draw:style-name="gr4" draw:text-style-name="P4" draw:layer="layout" svg:width="0.002cm" svg:height="0.003cm" svg:x="3.868cm" svg:y="17.893cm" svg:viewBox="0 0 3 4" svg:d="M3 0c-3 0-3 3-3 3 3 3 3-3 3-3z">
          <text:p/>
        </draw:path>
        <draw:polygon draw:style-name="gr4" draw:text-style-name="P4" draw:layer="layout" svg:width="0cm" svg:height="0cm" svg:x="3.782cm" svg:y="17.946cm" svg:viewBox="0 0 0 0" draw:points="0,0">
          <text:p/>
        </draw:polygon>
        <draw:polygon draw:style-name="gr4" draw:text-style-name="P4" draw:layer="layout" svg:width="0cm" svg:height="0cm" svg:x="3.805cm" svg:y="17.958cm" svg:viewBox="0 0 0 0" draw:points="0,0">
          <text:p/>
        </draw:polygon>
        <draw:path draw:style-name="gr4" draw:text-style-name="P4" draw:layer="layout" svg:width="0.211cm" svg:height="0.139cm" svg:x="3.598cm" svg:y="17.551cm" svg:viewBox="0 0 212 140" svg:d="M61 46c2 0 4 1 6-2 3-2 11-6 28-6s27-3 27-3l8 10c-6 3-18 3-25 3-6 0-11 1-13 2-2 2-3 4-12 4-8 1-13 3-16 6-4 4-15 4-15 4 8-3 11-10 11-10-16 3-19 0-19 0 8-6 19-8 20-8zM61 46zM113 16l-6-1-4-12 11 7zM113 16zM38 57c7 1 9 1 16 0 0 0-5 5-16 8-12 4-24 15-21 41 0 0 7-16 21-19s27-8 32-11c5-2 15-4 23-4 7-1 17-5 19-6 2-2 8-2 20-4 7-2 10-4 11-6l67 84 2-2-97-122v-7l-15-9 6 17 6 1 1 1c-4 1-17 5-27 6-12 0-13 2-24 3-11 0-20 3-27 8-7 6-16 3-22 13-7 10-12 13-13 17 0 0 11 5 26-4 0 0 5-5 12-5z">
          <text:p/>
        </draw:path>
        <draw:path draw:style-name="gr4" draw:text-style-name="P4" draw:layer="layout" svg:width="0.14cm" svg:height="0.133cm" svg:x="3.866cm" svg:y="17.47cm" svg:viewBox="0 0 141 134" svg:d="M29 57c-6-3-13-2-20-2v-9c24-11 40 15 64 14 12-2 24 0 32 4-7 4-12 5-19 2v1c10 12 28 6 36 16-10-6-18-1-26-3-6-1-12-9-22-8-26 2-27-8-45-15zM29 57zM5 21l-4-5 4-12 5 12zM5 21zM109 98c13-2 28 14 28 14-1-2-1-4-1-4 2-22-8-23-10-24-1-2-7-9-15-10-8 0-17-4-17-4 6-1 6-3 22-1s25-9 25-9c-10 0-11-1-33-14-22-14-32 3-56-16-21-15-45-7-45-7v-1l4-5-6-17-5 17 4 5v112h3v-59c8-1 27 2 33 6 5 5 20 9 23 9 5 0 18 1 21 3 3 1 12 9 25 5z">
          <text:p/>
        </draw:path>
        <draw:path draw:style-name="gr4" draw:text-style-name="P4" draw:layer="layout" svg:width="0.211cm" svg:height="0.139cm" svg:x="3.943cm" svg:y="17.546cm" svg:viewBox="0 0 212 140" svg:d="M152 54c0 0 2 7 11 10 0 0-11 0-15-4s-9-5-17-6c-8 0-9-2-12-3-2-2-7-3-13-3s-18 0-24-3l8-10c0 0 9 3 26 3s26 4 28 6c3 3 5 3 6 3 2 0 13 1 21 7 0 0-3 3-19 0zM152 54zM109 3l-5 12-5 1-1-6zM109 3zM199 49c-6-10-15-7-22-13-8-5-16-8-28-8-10-1-11-3-23-3-11 0-23-5-27-6v-1l7-1 6-17-16 9 1 7-97 122 2 2 66-84c2 2 5 4 11 6 12 2 18 2 21 4 2 1 11 5 19 6 8 0 18 2 23 4 5 3 18 8 31 11 14 3 22 19 22 19 3-26-10-37-21-41-12-3-16-8-16-8 6 1 9 1 16 0 6 0 12 5 12 5 14 9 26 4 26 4-1-4-7-7-13-17z">
          <text:p/>
        </draw:path>
        <draw:path draw:style-name="gr4" draw:text-style-name="P4" draw:layer="layout" svg:width="0.181cm" svg:height="0.121cm" svg:x="3.963cm" svg:y="17.728cm" svg:viewBox="0 0 182 122" svg:d="M131 62c0 0 4 7 13 10 8 3 13 7 14 10 0 0-5-5-13-6s-13-5-15-7c-3-3-5-3-9-4-2 0-11-7-14-10-4-3-11-3-13-3s-20-4-24-11l6-7c0 0 6 3 18 4 11 1 15 3 18 6 2 3 13 6 19 7 6 0 10 3 14 6 4 5 10 6 10 6 0 0-10 3-24-1zM131 62zM94 3l-5 12-6 1-1-6zM94 3zM151 66c4 0 7-1 10 1 2 3 5 3 9 3 4 1 10 4 12 7 0 0-2-17-17-25-14-8-4-9-14-13-11-5-29-3-32-10s-20-7-23-7c-2 0-11 0-14-2l1-2 6-1 8-17-17 10 1 6-81 103 2 2 52-67c3 2 16 12 30 15 17 3 18 8 27 9 10 2 14 6 20 10s14 0 21 14c7 13 21 18 28 20 0 0-12-17-13-22-1-6-8-25-20-29 0 0-4-2-10-5 0 0 9 1 14 0z">
          <text:p/>
        </draw:path>
        <draw:path draw:style-name="gr4" draw:text-style-name="P4" draw:layer="layout" svg:width="0.181cm" svg:height="0.121cm" svg:x="3.607cm" svg:y="17.733cm" svg:viewBox="0 0 182 122" svg:d="M99 16l-6-1-5-12 11 7zM99 16zM88 51c-2 0-10 1-13 4-4 3-12 9-15 10s-6 1-8 4c-2 2-8 5-16 7-7 1-13 7-13 7 2-4 6-8 15-11 8-3 12-10 12-10-13 4-23 1-23 1 0 0 6-1 9-6 4-3 9-6 15-6 6-1 16-4 19-7 2-3 6-5 17-6 13-1 18-5 18-5l7 8c-4 7-23 10-24 10zM88 51zM101 9l-16-9 7 17 6 1 2 2c-4 2-12 2-15 2s-19 0-23 7c-3 7-21 5-31 10-10 4 0 4-15 13-15 8-16 24-16 24 1-2 8-5 12-6 3 0 6 0 9-3 2-3 5-2 10-1s13 0 13 0c-5 3-10 5-10 5-11 3-19 23-20 29-1 5-13 22-13 22 7-2 21-7 28-20 7-14 16-10 21-14 6-4 11-9 20-10 10-2 10-6 27-9 14-3 27-13 30-15l53 67 2-2-82-103z">
          <text:p/>
        </draw:path>
        <draw:path draw:style-name="gr4" draw:text-style-name="P4" draw:layer="layout" svg:width="0.196cm" svg:height="0.139cm" svg:x="3.613cm" svg:y="17.64cm" svg:viewBox="0 0 197 140" svg:d="M97 16l-5-1-5-12 12 7zM97 16zM94 49c-9 1-13 1-17 4s-14 4-16 4-5 2-8 3c-4 3-11 6-21 8 0 0 18-8 21-14 0 0-5 1-10 1s-14 1-18 4c0 0 4-5 7-6 4-1 10-4 13-7 3-2 9-2 15-2 6-1 12-3 17-5 4-2 10-1 17 0 7 0 13-4 13-4l8 9c0 0-10 4-21 5zM94 49zM101 10l-16-10 6 17 6 1 3 3c-5 2-14 4-24 3-11 0-11 4-23 2-13-1-24 10-25 11s-3 6-10 6c-5 0-15 22-15 22 7-5 16-5 19-5 3 1 5 2 9 0s14-1 14-1c0 0-10 8-20 9-23 4-23 24-23 28-1 5-2 17-2 17 2-2 14-7 17-13 4-9 8-12 16-14 7-1 12-4 17-6 6-2 9-5 23-7s18-10 31-10c10-1 21-5 25-7l65 84 3-2-97-122z">
          <text:p/>
        </draw:path>
        <draw:path draw:style-name="gr4" draw:text-style-name="P4" draw:layer="layout" svg:width="0.196cm" svg:height="0.139cm" svg:x="3.942cm" svg:y="17.635cm" svg:viewBox="0 0 197 140" svg:d="M109 3l-4 12-6 1-2-6zM109 3zM120 39c4 2 10 4 16 5 7 0 12 0 16 3 3 2 9 5 12 6s7 6 7 6c-4-3-13-4-17-4-5 0-11-1-11-1 3 7 21 14 21 14-10-2-17-5-20-7s-7-3-9-3-12-2-16-5-7-3-17-4c-11-1-20-5-20-5l7-9c0 0 6 4 14 4 6 0 12-2 17 0zM120 39zM92 63c13 1 18 8 32 10 13 2 16 5 22 7s10 5 18 6c7 2 12 5 16 14 3 6 14 11 17 13 0 0-2-12-2-17-1-4-1-24-24-28-10-1-19-9-19-9 0 0 9-1 13 1s7 1 9 1c3-1 13-1 19 4 0 0-9-22-15-22s-9-5-10-6c0-1-12-12-24-10-13 2-12-3-24-2-10 0-19-2-24-4l3-3 6-1 7-17-17 10 1 6-96 122 2 2 65-83c4 1 15 5 25 6z">
          <text:p/>
        </draw:path>
        <draw:polygon draw:style-name="gr4" draw:text-style-name="P4" draw:layer="layout" svg:width="0.023cm" svg:height="0.02cm" svg:x="3.751cm" svg:y="17.45cm" svg:viewBox="0 0 24 21" draw:points="5,16 0,16 0,21 24,21 24,16 19,16 19,4 24,4 24,0 0,0 0,4 5,4">
          <text:p/>
        </draw:polygon>
        <draw:polygon draw:style-name="gr4" draw:text-style-name="P4" draw:layer="layout" svg:width="0.023cm" svg:height="0.02cm" svg:x="3.898cm" svg:y="17.451cm" svg:viewBox="0 0 24 21" draw:points="5,17 0,17 0,21 24,21 24,17 19,17 19,4 24,4 24,0 19,0 5,0 0,0 0,4 5,4">
          <text:p/>
        </draw:polygon>
        <draw:polygon draw:style-name="gr4" draw:text-style-name="P4" draw:layer="layout" svg:width="0.023cm" svg:height="0.02cm" svg:x="3.823cm" svg:y="17.45cm" svg:viewBox="0 0 24 21" draw:points="5,16 0,16 0,21 5,21 19,21 24,21 24,16 19,16 19,4 24,4 24,0 0,0 0,4 5,4">
          <text:p/>
        </draw:polygon>
        <draw:path draw:style-name="gr4" draw:text-style-name="P4" draw:layer="layout" svg:width="0.699cm" svg:height="0.817cm" svg:x="3.519cm" svg:y="17.407cm" svg:viewBox="0 0 700 818" svg:d="M684 195c-3 3-6 5-10 5l-6-1c-24-27-49-56-73-85-1-4-1-9 1-12 3-2 5-5 8-5 4-1 8 0 11 3l69 81c1 5 3 10 0 14zM684 195zM636 410c10 51 17 111 1 160l-1 4c-7 15-13 29-24 42-18 20-42 34-65 46-15 8-31 14-47 20-6 3-13 6-20 9-10 5-24 10-32 13-8 2-17 9-24 13-4 3-20 10-20 13-21 16-41 37-54 60-10-24-33-44-54-57-12-8-25-16-38-21-5-2-18-10-21-9-16-5-31-11-47-18-7-3-14-6-23-9-2-1-11-6-13-6-22-12-44-24-62-43-14-16-25-36-30-57h1c-16-50-9-109 1-160 13-70 8-150-28-209l70-81 11 11c13 14 29 17 51 13 0 0 11-2 13-4 22-11 39-33 36-59v-9h273v3c-3 26 14 48 37 59 2 2 12 4 12 4 23 4 41-1 54-19l7 7 64 75c-36 59-41 139-28 209zM636 410zM26 200c-4 0-7-2-10-5-3-4-2-9 0-14l69-81c3-3 7-4 11-3 3 0 5 3 7 5 3 3 3 8 1 12-23 29-48 58-72 85zM26 200zM198 52c0-8 7-14 16-14h282c8 0 15 6 15 15 0 8-7 15-15 15h-282c-9 0-16-8-16-16zM198 52zM230 26h251v7h-251zM230 26zM251 12h207v10h-207zM251 12zM694 172l-69-81c-10-11-27-10-37-1-5 5-7 11-7 18 0 1 1 2 1 3-6 8-26 24-55 7-18-10-22-28-22-38 11-4 19-14 19-27 0-17-12-30-28-30h-1v-10h-23v-13h-9-227v13h-19v10h-5c-16 0-28 13-28 30 0 13 8 23 18 27 1 1 1 1 1 2 0 9-3 31-22 42-30 17-49 2-57-5 0 0-3-4-6-7 0-1 1-2 1-4 0-6-2-13-7-18-10-10-27-10-36 0-1 1-70 82-70 82-8 9-8 24 2 35 5 6 12 8 19 7 8 14 29 57 29 117v2c0 39-4 63-9 86-4 23-8 47-8 85 0 79 20 141 118 183l58 24c58 22 90 34 127 94l8 13 8-13c41-66 68-77 135-105l43-17c104-46 125-105 125-179 0-38-4-62-8-85s-9-47-9-86v-2c0-60 21-103 29-117 7 1 14-1 19-7 10-11 11-26 2-35z">
          <text:p/>
        </draw:path>
        <draw:polygon draw:style-name="gr4" draw:text-style-name="P4" draw:layer="layout" svg:width="0.023cm" svg:height="0.02cm" svg:x="3.967cm" svg:y="17.45cm" svg:viewBox="0 0 24 21" draw:points="5,16 0,16 0,21 24,21 24,16 19,16 19,4 24,4 24,0 0,0 0,4 5,4">
          <text:p/>
        </draw:polygon>
        <draw:path draw:style-name="gr4" draw:text-style-name="P4" draw:layer="layout" svg:width="0.038cm" svg:height="0.006cm" svg:x="3.812cm" svg:y="18.032cm" svg:viewBox="0 0 39 7" svg:d="M0 0c0 1 0 1 0 3 5 0 9 1 13 3 0-2-1-2-1-2v3c1 0 2 0 3 0 0-1-1-1-1-1 6 0 11 1 16 1 3-1 7 0 9-3-14 3-26-5-39-4z">
          <text:p/>
        </draw:path>
        <draw:path draw:style-name="gr4" draw:text-style-name="P4" draw:layer="layout" svg:width="0.027cm" svg:height="0.005cm" svg:x="3.924cm" svg:y="18.034cm" svg:viewBox="0 0 28 6" svg:d="M0 0v2c4 1 9 1 13 3 5 0 11 2 15-2l-2-1c-8-2-18-2-26-2z">
          <text:p/>
        </draw:path>
        <draw:path draw:style-name="gr4" draw:text-style-name="P4" draw:layer="layout" svg:width="0.27cm" svg:height="0.02cm" svg:x="3.73cm" svg:y="18.085cm" svg:viewBox="0 0 271 21" svg:d="M215 17v-4c1 0 2 1 2 2 0 0-1 2-2 2zM215 17zM211 17c-1 0-1 0-2-2 0-1 2-3 3-1 0 1-1 1-1 3zM211 17zM203 18c0-1-1-3 0-3 2-1 2 0 3 2 0 1-1 1-3 1zM203 18zM84 10h-3c0-1 0-1 1-2 1 0 1 1 2 1zM84 10zM76 10c0-1-1-3 1-3 1 0 2 1 2 2-1 1-2 0-3 1zM76 10zM69 8v-1c2 0 4 0 5 0 0 1 1 1 1 1-2 3-3 0-6 0zM69 8zM236 11c-15-4-29 2-42 6h4c0 1 1 2 0 2-2 1-6 2-8-1l1-1c-21 2-39-6-59-8-14-1-27 4-40-1-16 0-28-9-44-8-12 1-25 1-36 7 9-3 21 0 30-3 9 4 18-4 26 3 0 1 0 1-1 2-5-1-11-3-15 0-17 1-35 0-52 2 8-1 18 0 27 0 8-2 17-1 23 3 12-5 27 0 40-3 13 4 27 4 40 2 32 4 67 15 97 2-2 0-6 2-9-1l2-2c4 1 9-2 10 2-1 0-1 1-1 1 1 0 3 0 4-1l-1-1c8-2 18-2 26-2 1 0 2 0 2 2-8 1-16 1-25 2h18c5-3 13 2 18-4-12 0-24-3-35 0z">
          <text:p/>
        </draw:path>
        <draw:path draw:style-name="gr4" draw:text-style-name="P4" draw:layer="layout" svg:width="0.008cm" svg:height="0cm" svg:x="3.721cm" svg:y="18.094cm" svg:viewBox="0 0 9 0" svg:d="M9 0c-3 0-7 0-9 0 2 0 6 0 9 0z">
          <text:p/>
        </draw:path>
        <draw:path draw:style-name="gr4" draw:text-style-name="P4" draw:layer="layout" svg:width="0.027cm" svg:height="0.003cm" svg:x="3.711cm" svg:y="18.09cm" svg:viewBox="0 0 28 4" svg:d="M0 3c9 3 18 0 28-3-8 3-20-3-28 3z">
          <text:p/>
        </draw:path>
        <draw:path draw:style-name="gr4" draw:text-style-name="P4" draw:layer="layout" svg:width="0.009cm" svg:height="0.002cm" svg:x="3.77cm" svg:y="18.107cm" svg:viewBox="0 0 10 3" svg:d="M0 0c3 6 4 3 6 0 0 0 2 3 4 0z">
          <text:p/>
        </draw:path>
        <draw:path draw:style-name="gr4" draw:text-style-name="P4" draw:layer="layout" svg:width="0.257cm" svg:height="0.098cm" svg:x="3.729cm" svg:y="18.097cm" svg:viewBox="0 0 258 99" svg:d="M26 11c0-1-1-1-2-1 1 0 2 0 3 1zM26 11zM39 11h1zM39 11zM117 15c1 0 1-2 3-1 0 0 1 0 1 1 0-1 1-1 1-2 2-1 2 1 3 1 1-1 1-3 3-2 1 0 1 1 1 1 0 0 0-1-1-1-2-1-2 1-3 2-1 0-1-2-3-1 0 1-1 1-1 2l-1-1c-2-1-2 1-3 1zM117 15zM132 13l2 2 3-3c2 3 3-1 5 0h1-1-1c1 0 1 0 1 0-2-1-3 3-5 0l-3 3-2-2c-1 0-2 1-3 2v-1c0 1 0 1 0 1 1-1 2-2 3-2zM132 13zM148 15c1-6 5 2 7-1 1 0 2 1 2 2 0-1-1-2-2-2-2 3-6-5-7 1-1-3-4-2-5-3 1 1 4 0 5 3zM148 15zM160 18c0-1 0-2-1-2l-3 2v-1l3-1c1 0 1 1 1 2zM160 18zM166 18c1 0 1 0 1 0h-1c-2 2-4-3-6 0 2-3 4 2 6 0zM166 18zM171 19c1 0 2 1 1 1 1 0 0-1-1-1-1 1-1-1-3-1l-2 4v-1 1l2-4c2 0 2 2 3 1zM171 19zM175 21c0 0 1 0 1 1l3-3c1 0 1 1 1 2 0-1 0-2-1-2l-3 3c0-1-1-1-1-1l-2 3c-1 0-1-1-1-1l1 1zM175 21zM183 19c0 0 1 0 1 1 0-1-1-1-1-1-1-1-2 1-3 2 1-1 2-3 3-2zM183 19zM187 20c0 0-1 0-1-1-1 1-2 1-3 2 1-1 2-1 3-2 0 1 1 1 1 1zM187 20zM190 20v1-1c-1-1-3 1-3 1 0 0 2-2 3-1zM190 20zM195 21c-1 0-1 0-1-1l-4 2 4-2zM195 21zM203 19c3-4 7-4 10-4 2-4 6 1 8-2 3 1 6-1 8-1s2 2 2 3c3-4 8-3 11-5h1c-4 2-9 1-12 5 0-1 0-3-2-3s-5 2-8 1c-2 3-6-2-8 2-3 0-7 0-10 4 0-1-1-1-2-1-2 1-5 3-6 4 1-1 4-3 6-4 1 0 2 0 2 1zM203 19zM258 3c-12 3-26-2-37 3-22 7-47 1-69-1-18-5-37 2-54-3-12 0-27-2-39 0-10 7-17-6-28-1h-31c7 2 15 6 23 8-1 0-2 0-3 0 4 1 8 2 11 3h1c1-3 5 0 7-1-2 1-6-2-7 1 2 1 5 2 8 4h-1l8 3c3 2 6 3 9 4 9 5 18 9 26 14 1 1 2 2 4 3 3 2 6 4 9 6 1 1 3 2 4 3 3 4 7 6 10 9 2 2 3 3 4 4l1 1c1 1 2 2 3 3 3 2 5 7 8 8 1 1 2 3 3 4 0 1 1 3 2 3 1 1 2 2 2 3 1 1 1 2 1 2h1c1 2 2 3 2 5 1 1 1 1 1 1 1 2 2 4 3 7 4-7 8-13 12-19 5-6 10-12 15-18 1-1 1-1 2-2s3-3 4-4c3-2 5-4 7-7 2-2 4-4 6-5 1-1 2-2 3-3 1 0 1 0 1 0 2-2 4-3 6-4v1l5-5-3 1c1-1 3-2 5-3 1 0 2-1 3-2l1 1 1-1c2-1 4-2 5-3l15-9h-1c2-1 3-1 4-2 3-2 6-3 8-3 3-1 6-3 10-4-1 0-1 0-2 0-1 1-3 1-5 2-4 0-9 1-14 1-14 4-30 1-45 4-28-6-85-3-89-4-3 0-6-2-12-2-6-1-33 0-33 0h1l3 3 2-1c2 2 6 0 10 0 0 3 4-1 5 2 3-1 4 2 6 0 2 2 6 2 8 3s5-2 6 1l4-2c1 0 1 2 1 3 4-3 8-2 11-2 4-1 6 0 9-2 1 0 2 0 2 1 0 0-1-1-2-1-3 2-5 1-9 2-3 0-7-1-11 2 0-1 0-3-1-3l-4 2c-1-3-4 0-6-1s-6-1-8-3c-2 2-3-1-6 0-1-3-5 2-5-2-4 0-8 2-10 0l-2 1-3-3c-2 2-3 1-3 1-3 1-4 1-6 0h-1l1-1c-6 1-13 2-19-1 0 0 1-1 1-2 14 1 24-3 37 0 11 1 24-1 33 2h62c18 5 35 0 55 3 10-4 22-3 34-4 2 1 3 1 5 1h1v-1c1 0 1 0 2 0h-1c3-1 5-3 7-4z">
          <text:p/>
        </draw:path>
        <draw:polygon draw:style-name="gr4" draw:text-style-name="P4" draw:layer="layout" svg:width="0cm" svg:height="0cm" svg:x="3.77cm" svg:y="18.107cm" svg:viewBox="0 0 0 0" draw:points="0,0">
          <text:p/>
        </draw:polygon>
        <draw:path draw:style-name="gr4" draw:text-style-name="P4" draw:layer="layout" svg:width="0.031cm" svg:height="0.005cm" svg:x="3.689cm" svg:y="18.031cm" svg:viewBox="0 0 32 6" svg:d="M13 2c-8 4-13 4-13 4 1 0 9 0 12-1 3 0 19 1 20-2s-9-5-19-1z">
          <text:p/>
        </draw:path>
        <draw:path draw:style-name="gr4" draw:text-style-name="P4" draw:layer="layout" svg:width="0.037cm" svg:height="0.014cm" svg:x="3.712cm" svg:y="18.092cm" svg:viewBox="0 0 38 15" svg:d="M0 0c12 5 25 11 38 15-7-3-14-6-22-9z">
          <text:p/>
        </draw:path>
        <draw:polygon draw:style-name="gr4" draw:text-style-name="P4" draw:layer="layout" svg:width="0cm" svg:height="0cm" svg:x="3.612cm" svg:y="18.032cm" svg:viewBox="0 0 0 0" draw:points="0,0">
          <text:p/>
        </draw:polygon>
        <draw:polygon draw:style-name="gr4" draw:text-style-name="P4" draw:layer="layout" svg:width="0cm" svg:height="0cm" svg:x="3.979cm" svg:y="18.104cm" svg:viewBox="0 0 0 0" draw:points="0,0">
          <text:p/>
        </draw:polygon>
        <draw:path draw:style-name="gr4" draw:text-style-name="P4" draw:layer="layout" svg:width="0.019cm" svg:height="0.008cm" svg:x="3.979cm" svg:y="18.097cm" svg:viewBox="0 0 20 9" svg:d="M0 9c4-1 12-5 20-9-6 3-13 6-20 9z">
          <text:p/>
        </draw:path>
        <draw:path draw:style-name="gr4" draw:text-style-name="P4" draw:layer="layout" svg:width="0.003cm" svg:height="0.001cm" svg:x="3.998cm" svg:y="18.095cm" svg:viewBox="0 0 4 2" svg:d="M0 0c2 0 4 0 4 0-2 0-4 0-4 2z">
          <text:p/>
        </draw:path>
        <draw:path draw:style-name="gr4" draw:text-style-name="P4" draw:layer="layout" svg:width="0.002cm" svg:height="0.003cm" svg:x="3.596cm" svg:y="18.011cm" svg:viewBox="0 0 3 4" svg:d="M0 1v-1c0 1 2 3 3 4-1-1-3-3-3-4z">
          <text:p/>
        </draw:path>
        <draw:path draw:style-name="gr4" draw:text-style-name="P4" draw:layer="layout" svg:width="0.002cm" svg:height="0cm" svg:x="3.712cm" svg:y="18.092cm" svg:viewBox="0 0 3 0" svg:d="M3 0c-1 0-2 0-3 0 1 0 2 0 3 0z">
          <text:p/>
        </draw:path>
        <draw:polygon draw:style-name="gr4" draw:text-style-name="P4" draw:layer="layout" svg:width="0cm" svg:height="0cm" svg:x="4.09cm" svg:y="18.053cm" svg:viewBox="0 0 0 0" draw:points="0,0">
          <text:p/>
        </draw:polygon>
        <draw:path draw:style-name="gr4" draw:text-style-name="P4" draw:layer="layout" svg:width="0.002cm" svg:height="0.001cm" svg:x="4.091cm" svg:y="18.051cm" svg:viewBox="0 0 3 2" svg:d="M3 0c-1 0-3 0-3 2z">
          <text:p/>
        </draw:path>
        <draw:path draw:style-name="gr4" draw:text-style-name="P4" draw:layer="layout" svg:width="0.573cm" svg:height="0.077cm" svg:x="3.582cm" svg:y="17.976cm" svg:viewBox="0 0 574 78" svg:d="M534 31h3zM534 31zM532 30l-16 3c-3 1-8 1-10 4-2-1-5 0-7 2-4 1-8 0-11 1-2-2-5-1-6 1 0 0-1 1-1 2 0-1 1-2 1-2 1-2 4-3 6-1 3-2 7 0 11-1 2-2 5-3 7-2 2-3 7-3 10-4l16-3 1-1c1 0 2 0 2 0 0 0-1 0-2 0zM532 30zM459 57c-3 0-7 0-10-2 4-2 9 0 14 0 1 2 5 2 6 5-3 3-6-3-10-3zM459 57zM446 56v-2c1 0 1 0 2 1 0 1-1 1-2 1zM446 56zM432 56l-17-1c0-3 3-1 4-2 5 1 11-2 14 2zM432 56zM389 57c-1-1 1-2 2-3 1 1 1 1 1 2 0 3-2 1-3 1zM389 57zM385 57l-1-1c-1-1 2-3 3-1 0 1-1 1-2 2zM385 57zM380 56c-1 0 0-2 1-2s1 1 1 2-1 0-2 0zM380 56zM378 56c-1 0-2 0-3-1 0-2 3-1 4-1 0 1-1 2-1 2zM378 56zM367 56c-1-1-1-2 0-2 2 0 5-1 6 1-1 2-4 0-6 1zM367 56zM69 43c12 3 26 5 37-1 3 0 6 1 8 2v1c-13-2-25 8-37 1-3-1-6 0-9-2zM69 43zM118 44c-1 0-1 1-2 1l-1-1c0-2 4-3 3 0zM118 44zM123 42c2 3 4-3 6 1-2 2-5 1-7 0zM123 42zM132 42c0 0 1 0 1 1v1h-1zM132 42zM313 46c3 0 7-2 10-1 0 1 0 1 0 1l-1 2c-8 1-17 2-26 1 6-2 12-1 17-3zM313 46zM552 29c-2-1 0-2 1-2s1 1 1 2-2 1-2 0zM552 29zM549 27h-3l1-2c1 0 2 1 2 2zM549 27zM406 37c-3 1-6 1-10 1-2 2-7 2-9 1 6-2 12-5 19-2zM406 37zM372 39c0 0 1 0 2 0-1 0-2 0-2 0zM372 39zM347 38l1-1-1 1 1-1c1 0 2 1 2 2-1 1-2 0-3-1zM347 38zM344 39c-6 0-11 0-16-2 1-2 5 0 8 0s7-1 9 0c1 2-1 2-1 2zM344 39zM323 37c-1-3 2-3 3-1-1 1-2 1-3 1zM323 37zM292 38c5-2 11-2 17-4 4 1 11-2 12 3-9 0-20 2-29 1zM292 38zM232 37c-11-5-22 2-32-2 3-2 9 0 13-1 6-4 14-2 20 0 1 1 0 3-1 3zM232 37zM159 38c-4-1-9-1-13-2v-1c9 1 18 1 26 2l1 1c-4 1-10 1-14 0zM159 38zM67 33c2-2 6-1 9-2 10-1 19 2 29 3 1 0 1 1 1 2-14 1-25-6-39-3zM67 33zM38 35h-1zM38 35zM27 35c2 0 4 0 6 0-2 0-4 0-6 0zM27 35zM20 35c1 0 3 0 4 0-1 0-3 0-4 0zM20 35zM382 0c-103 0-206 0-309 0-24 0-49 0-73 0 1 4 2 9 4 14 1 4 3 9 5 14 1 1 2 3 3 5l2 2c-1 0-1 0-1-1l2 3c13 3 30 3 44 0 19-5 36 7 55-1 26-2 50 13 75 2 20 4 42-1 62 1 27 8 58-3 86 3 18-2 38 0 56 1 14-1 28-7 41-1 14-2 29-1 40-8 17 2 29-8 44-10 11-1 22 0 29 5 4-1 6 5 10 4l-1-3c0-1 2-1 3-1h-1l1 1c0 1-1 2-2 4-9-4-14-4-17-5-1 0-2 1-2 1v-1c-1 0-1 1-1 1v1c-1-2 1-2 1-2-15-4-33 1-47 7-9 1-18 1-25 6h7c3 0 6-4 8 0-3 2-5 4-9 3 3 4 6-1 10 1 9 11 21 19 34 23 3 0 6 0 9-2l-8 5c-8-2-16-4-23-9-5-3-10-11-15-13-4 3-8-1-11-4-4-3-7 1-11 1 7 2 13 4 19 10 12-3 19 10 29 14 4 1 10 4 12 1h1c-1 1-1 1-2 1l-5 3c-10-2-18-10-27-14-12 5-17-13-28-11-10 0-18 4-28 0-16 4-34 3-50 1-12 1-26 3-38 0-30 10-63-1-93-3-16 5-35 2-51 1-13 0-27 5-41 3-18-8-39-4-57 0-11 6-22 0-31-4-15-4-28 3-43 1-1-1-3-3-4-5 6 4 14-1 22 1 15-5 30 1 43 5 22-3 47-11 68-2 14 4 27-1 41-2 11-1 21 2 32 2 29-9 57 6 89 3 19-7 39 2 59-4 16 2 34 5 49 0 12-2 23 3 32-1l-1-1c1-3 4-1 6-3l-21 2c-13-2-27-3-39 1-20 2-39-4-57 0-31-7-66 5-96-4-23 3-47-2-69 3-25 4-47-11-72-3-13 3-24-4-38-3-15 4-35 5-50 3-1-1-2-2-2-3 0 1 1 2 1 3 1 1 1 2 2 2 0 1 0 1 1 1 1 2 3 4 4 5l4 5 1 1-1-1 3 4c8-4 19 0 28-4 23 8 49 2 71-3 26 4 56 8 81 1 12 4 26 1 39 1 29 3 58 9 87 2 23-2 45 8 67 1 18 7 39-6 56 6 19-2 30 15 49 15l3-2c9-6 19-12 27-21 1-2 3-3 4-4 2-2 3-3 5-5 5-6 10-13 14-20 1-2 2-3 2-4 1-1 1-2 1-2 1-2 1-3 2-5l2-4c0-1 1-1 1-2 1-2 3-6 3-6 0 1 1-3 1-3-64 0-128 0-192 0z">
          <text:p/>
        </draw:path>
        <draw:path draw:style-name="gr4" draw:text-style-name="P4" draw:layer="layout" svg:width="0.478cm" svg:height="0.065cm" svg:x="3.612cm" svg:y="18.033cm" svg:viewBox="0 0 479 66" svg:d="M440 18c0-1 0-1 0-3 0 2 0 2 0 3zM440 18zM160 48c0 0-1 0-1-1l1-2c0 1 1 1 2 1 0 2-1 2-2 2zM160 48zM157 48c-1 0-2 0-3-1 0-2 2-2 3-1zM157 48zM142 48c-3 2-7 3-11 4v-4c7 2 15-7 21-1-2 1-7 0-10 1zM142 48zM128 53l-2-1c1-1 3-4 3-1 0 0 1 0 1 1-1 0-1 1-2 1zM128 53zM119 54l-1-1c1-2 6-2 7 0-1 1-3 1-6 1zM119 54zM104 10zM104 10zM107 8c-1 1-1 2-1 3 0-1 0-2 1-3zM107 8zM108 10v1zM108 10zM115 10v1c0-1 0-1 0-1zM115 10zM124 51c-1 0-1 0-1 0zM124 51zM129 48h-1c1 0 1 0 1 0zM129 48zM163 7h-1c1 0 1 0 1 0zM163 7zM185 6v1zM185 6zM291 11zM291 11zM61 43c1 0 1 0 1 1 0-1 0-1-1-1zM61 43zM11 10l-1-1c1 1 1 1 1 1zM11 10zM470 27c-1-1-2-1-3-1 0 0-1 0-1-1-4-1-6-3-11-4 1-2-6-2-5-6l-3 2c0-2 0-3-1-3-2 1-4-2-5 1h-1c1-1 1-2 0-3-1 1-2-1-4-1 0 1-1 1-1 2-1-1-1-3-3-3-1 2-3-2-4 1-1-1-2-2-3-1 0 1-1 2-1 3v-1l-1 1c0-1 0-1 0-2s-1-3-3-2l-1 1c-2-4-5 2-9 1-3-4-7-1-10-4-1-2-3-1-4-1-3 0-7-1-7-1-5 0-9 1-13 3-2-1-3-1-5-1 0 3-5 2-5 5h-1c0 0 0-1 0-2-1-2-3 2-4 1-1-4-5 1-8 1v1h-1v-1c-1-1-3 0-4-1-2 4-3-2-5-1l-1 2c-5-5-14-1-18-5-2-2-4-1-5 0 1-2-3-2-4-1-3-3-7 1-9 0-1 0-2 1-3 1s-1 0-1-1c-2-1-4 2-3 4 0-1 0-1 0-2-1 0-1 0-2 1 0-1 0-2 0-2 0-1 0-2-2-1 0 1 0 3 0 4v-1c-1 0-1 0-2 1-1-1 0-3-2-3l-1 3v1c0-5-8-5-7 0-2 0-1-3-3-2-1 0-2 2-4 2-1-1 2-1 1-2-4-2-3 3-6 3-2-1 1-2 0-3-2-1-3 1-4 2l-3-2c0 4-4-1-6 2 0-1-1-2-2-1-1 0-1 1-2 2h-1c0-1 0-2 1-2-3-3-3 1-4 2-1 0-1-1-1-2-2-1-2-5-4-4-3 0-7-4-9 0 0 2 3 1 4 3l-1 1c-4 0-9-1-12-2-3 3-5-2-7 0-1 1 0 1-1 2-2 0-2-1-3-3-1 0-3-2-3 1-1-5-4-1-6-2-2 3-4-3-6 0-2-2-5-1-7 0 0-1-1-1-1-2-2-1-7 0-6 2-1 0-1 0-2 0 1-1 2-2 1-2-3 2-7-2-9 1-3-3-7 0-11-2 0 2-2 1-2 4 0-1 0-1 0-2l-1 1c0-3-4 0-6-1-1 0 0 1-1 2-2-2-3-1-6-1 0 1-1 1-1 2l-1-1c-2 0-3 0-5 0-1 3-5 1-6 2 0 0-1 0-2 1 0-1 0-1-1-2l-3 2v-1c-2-2-3 1-5-1l-1 2h1c-1 0-2 0-3 0 1-1 0-2-1-2s-1 1-1 2c-2 0-2-1-3-1 0 1 0 1 0 2 1-3-1-5-3-2-1 0-1 0-2 0 0-1 0-1-2-1v1c-1 0-1 0-2 0 0-1 0-1 1-1-1-1-1-1-2-1l-1 1c-1 0-2 0-3 0 1-1 1-2-1-2 0 0-1 1-1 2-1 0-1 0-2 0l1-1c-3-2-3 0-4 2l-1-1c0-1 0-1 1-1-1-2-4-2-3 0-1 0-1 0-1 1v1c0 0-1 0-2 0 1 0 2 0 2 0-2-6-7-1-10-3-2 2-6 1-8 2 0 1 0 1 0 1h-1c0 1 1 1 1 1-1-1-2-2-2-3-1 0-2-2-5 0 0 0-1 1-1 2 0 0 0-2-1-2-3 0-5 0-7-1-1 1-2 1-2 1 0 0 0-2-1-1-2-1-3 1-3 1-1-3-3 3-5 0-1-1-1 0-2 0 1 0 0-1-1-1s-2 0-2 1c-2 0-6-4-7 0 0-2-5 0-7-2-3 0-7 2-9 0-4 2-7 1-9 1h1c-3-1-6-1-9-3-1-1-2-2-3-3 1 1 2 2 3 3 0 0 18 22 56 39 1 0 1 0 1 1h1l12 5c0 2 1 2 1 2 2 1 3 1 5 2l5 2c2 1 4 2 6 3h1c1 0 1 1 2 0 12-1 25-1 39-1 13-8 28-5 43-6 13 5 29 5 43 9 23-2 46 0 67 6 18 3 35-2 51-6 18 4 39-2 57 2l1 2 10-5c2 0 3-1 4-2 6-2 11-4 16-6 2-2 4-3 7-4 5-2 10-5 16-7 2-1 5-3 7-4 1 0 2-1 3-1 3-2 10-6 13-7 3-2 6-4 9-6z">
          <text:p/>
        </draw:path>
        <draw:path draw:style-name="gr4" draw:text-style-name="P4" draw:layer="layout" svg:width="0cm" svg:height="0cm" svg:x="3.704cm" svg:y="18.089cm" svg:viewBox="0 0 1 0" svg:d="M0 0h1c-1 0-1 0-1 0z">
          <text:p/>
        </draw:path>
        <draw:path draw:style-name="gr4" draw:text-style-name="P4" draw:layer="layout" svg:width="0.008cm" svg:height="0.003cm" svg:x="3.704cm" svg:y="18.089cm" svg:viewBox="0 0 9 4" svg:d="M9 4c-1-1-3-1-4-1-1-2-4-3-5-3 3 1 5 3 9 4z">
          <text:p/>
        </draw:path>
        <draw:path draw:style-name="gr4" draw:text-style-name="P4" draw:layer="layout" svg:width="0.014cm" svg:height="0.006cm" svg:x="4.001cm" svg:y="18.089cm" svg:viewBox="0 0 15 7" svg:d="M3 5l12-5c-5 1-10 5-15 7 1-1 2-1 3-2z">
          <text:p/>
        </draw:path>
        <draw:polygon draw:style-name="gr4" draw:text-style-name="P4" draw:layer="layout" svg:width="0cm" svg:height="0cm" svg:x="3.712cm" svg:y="18.092cm" svg:viewBox="0 0 0 0" draw:points="0,0">
          <text:p/>
        </draw:polygon>
        <draw:path draw:style-name="gr4" draw:text-style-name="P4" draw:layer="layout" svg:width="0.081cm" svg:height="0.116cm" svg:x="4.717cm" svg:y="17.494cm" svg:viewBox="0 0 82 117" svg:d="M67 110c-9 4-21 7-33 7-22 0-37-14-34-38l6-41c4-25 25-38 48-38 12 0 22 2 28 5l-4 10c-6-2-15-5-25-5-19 0-32 11-35 29l-6 40c-3 17 7 27 25 27 7 0 14-1 19-3l7-41h12z">
          <text:p/>
        </draw:path>
        <draw:path draw:style-name="gr4" draw:text-style-name="P4" draw:layer="layout" svg:width="0.085cm" svg:height="0.116cm" svg:x="4.799cm" svg:y="17.494cm" svg:viewBox="0 0 86 117" svg:d="M12 79c-3 18 6 28 23 28 18 0 30-10 32-28l7-41c2-18-7-28-24-28-18 0-30 10-32 28zM12 79zM6 37c4-25 24-37 46-37 21 0 37 12 33 37l-6 43c-4 25-23 37-46 37-21 0-35-12-33-37z">
          <text:p/>
        </draw:path>
        <draw:path draw:style-name="gr4" draw:text-style-name="P4" draw:layer="layout" svg:width="0.078cm" svg:height="0.113cm" svg:x="4.891cm" svg:y="17.495cm" svg:viewBox="0 0 79 114" svg:d="M67 26c0-11-6-16-18-16h-23l-5 40h23c16 0 23-9 23-24zM67 26zM42 60h-23l-6 44h22c18 0 29-9 29-26 0-12-9-18-22-18zM42 60zM0 114l16-114h36c18 0 27 9 27 24s-7 26-21 31c10 3 18 12 18 23 0 22-19 36-41 36z">
          <text:p/>
        </draw:path>
        <draw:polygon draw:style-name="gr4" draw:text-style-name="P4" draw:layer="layout" svg:width="0.028cm" svg:height="0.113cm" svg:x="4.975cm" svg:y="17.495cm" svg:viewBox="0 0 29 114" draw:points="11,114 0,114 17,0 29,0">
          <text:p/>
        </draw:polygon>
        <draw:polygon draw:style-name="gr4" draw:text-style-name="P4" draw:layer="layout" svg:width="0.078cm" svg:height="0.113cm" svg:x="5.009cm" svg:y="17.495cm" svg:viewBox="0 0 79 114" draw:points="16,0 79,0 78,10 27,10 22,51 70,51 69,62 19,62 13,104 66,104 64,114 0,114">
          <text:p/>
        </draw:polygon>
        <draw:path draw:style-name="gr4" draw:text-style-name="P4" draw:layer="layout" svg:width="0.082cm" svg:height="0.113cm" svg:x="5.085cm" svg:y="17.495cm" svg:viewBox="0 0 83 114" svg:d="M27 10l-8 50h24c13 0 25-7 27-22l1-5c2-16-6-23-21-23zM27 10zM52 0c19 0 34 10 31 32l-1 7c-3 16-14 27-29 30l17 45h-14l-15-44h-23l-7 44h-11l16-114z">
          <text:p/>
        </draw:path>
        <draw:polygon draw:style-name="gr4" draw:text-style-name="P4" draw:layer="layout" svg:width="0.094cm" svg:height="0.113cm" svg:x="5.172cm" svg:y="17.495cm" svg:viewBox="0 0 95 114" draw:points="69,94 83,0 95,0 78,114 65,114 25,20 11,114 0,114 16,0 29,0">
          <text:p/>
        </draw:polygon>
        <draw:path draw:style-name="gr4" draw:text-style-name="P4" draw:layer="layout" svg:width="0.085cm" svg:height="0.116cm" svg:x="5.273cm" svg:y="17.494cm" svg:viewBox="0 0 86 117" svg:d="M12 79c-3 18 6 28 23 28 18 0 30-10 32-28l7-41c2-18-7-28-24-28-18 0-30 10-32 28zM12 79zM6 37c4-25 24-37 46-37 21 0 37 12 33 37l-6 43c-4 25-23 37-46 37-21 0-35-12-33-37z">
          <text:p/>
        </draw:path>
        <draw:path draw:style-name="gr4" draw:text-style-name="P4" draw:layer="layout" svg:width="0.084cm" svg:height="0.113cm" svg:x="5.397cm" svg:y="17.495cm" svg:viewBox="0 0 85 114" svg:d="M49 10h-23l-13 94h21c18 0 30-10 33-27l6-40c2-17-7-27-24-27zM49 10zM16 0h35c21 0 37 13 33 36l-6 42c-3 25-23 36-45 36h-33z">
          <text:p/>
        </draw:path>
        <draw:polygon draw:style-name="gr4" draw:text-style-name="P4" draw:layer="layout" svg:width="0.078cm" svg:height="0.113cm" svg:x="5.488cm" svg:y="17.495cm" svg:viewBox="0 0 79 114" draw:points="16,0 79,0 78,10 27,10 22,51 70,51 69,62 19,62 13,104 66,104 64,114 0,114">
          <text:p/>
        </draw:polygon>
        <draw:polygon draw:style-name="gr4" draw:text-style-name="P4" draw:layer="layout" svg:width="0.061cm" svg:height="0.113cm" svg:x="5.597cm" svg:y="17.495cm" svg:viewBox="0 0 62 114" draw:points="13,104 62,104 61,114 0,114 17,0 29,0">
          <text:p/>
        </draw:polygon>
        <draw:path draw:style-name="gr4" draw:text-style-name="P4" draw:layer="layout" svg:width="0.089cm" svg:height="0.113cm" svg:x="5.657cm" svg:y="17.495cm" svg:viewBox="0 0 90 114" svg:d="M31 74h40l-11-64zM31 74zM78 114l-5-30h-47l-14 30h-12l53-114h18l19 114z">
          <text:p/>
        </draw:path>
        <draw:path draw:style-name="gr4" draw:text-style-name="P4" draw:layer="layout" svg:width="0.081cm" svg:height="0.113cm" svg:x="4.716cm" svg:y="17.632cm" svg:viewBox="0 0 82 114" svg:d="M27 10l-8 52h22c14 0 26-8 28-23l1-6c2-16-6-23-21-23zM27 10zM17 72l-6 42h-11l16-114h35c19 0 34 11 31 32l-2 8c-3 21-22 32-39 32z">
          <text:p/>
        </draw:path>
        <draw:path draw:style-name="gr4" draw:text-style-name="P4" draw:layer="layout" svg:width="0.082cm" svg:height="0.113cm" svg:x="4.799cm" svg:y="17.632cm" svg:viewBox="0 0 83 114" svg:d="M27 10l-8 50h24c13 0 25-7 27-22l1-5c2-16-6-23-21-23zM27 10zM52 0c19 0 34 10 31 32l-1 7c-3 16-14 27-29 30l17 45h-14l-15-44h-23l-7 44h-11l16-114z">
          <text:p/>
        </draw:path>
        <draw:path draw:style-name="gr4" draw:text-style-name="P4" draw:layer="layout" svg:width="0.085cm" svg:height="0.116cm" svg:x="4.885cm" svg:y="17.631cm" svg:viewBox="0 0 86 117" svg:d="M12 79c-3 18 6 28 23 28 18 0 30-10 32-28l7-41c2-18-7-28-24-28-18 0-30 10-32 28zM12 79zM6 37c4-25 24-37 46-37 21 0 37 12 33 37l-6 43c-4 25-23 37-46 37-21 0-35-12-33-37z">
          <text:p/>
        </draw:path>
        <draw:polygon draw:style-name="gr4" draw:text-style-name="P4" draw:layer="layout" svg:width="0.087cm" svg:height="0.113cm" svg:x="4.982cm" svg:y="17.632cm" svg:viewBox="0 0 88 114" draw:points="88,0 35,114 18,114 0,0 12,0 28,102 76,0">
          <text:p/>
        </draw:polygon>
        <draw:polygon draw:style-name="gr4" draw:text-style-name="P4" draw:layer="layout" svg:width="0.028cm" svg:height="0.113cm" svg:x="5.065cm" svg:y="17.632cm" svg:viewBox="0 0 29 114" draw:points="11,114 0,114 17,0 29,0">
          <text:p/>
        </draw:polygon>
        <draw:polygon draw:style-name="gr4" draw:text-style-name="P4" draw:layer="layout" svg:width="0.094cm" svg:height="0.113cm" svg:x="5.099cm" svg:y="17.632cm" svg:viewBox="0 0 95 114" draw:points="69,94 83,0 95,0 78,114 65,114 25,20 11,114 0,114 16,0 29,0">
          <text:p/>
        </draw:polygon>
        <draw:path draw:style-name="gr4" draw:text-style-name="P4" draw:layer="layout" svg:width="0.074cm" svg:height="0.116cm" svg:x="5.199cm" svg:y="17.631cm" svg:viewBox="0 0 75 117" svg:d="M61 112c-7 4-17 5-29 5-19 0-34-13-32-37l6-42c4-25 24-38 45-38 11 0 20 3 24 5l-4 10c-4-2-12-5-22-5-16 0-29 11-31 29l-6 40c-3 18 7 28 23 28 11 0 20-3 26-5z">
          <text:p/>
        </draw:path>
        <draw:polygon draw:style-name="gr4" draw:text-style-name="P4" draw:layer="layout" svg:width="0.028cm" svg:height="0.113cm" svg:x="5.273cm" svg:y="17.632cm" svg:viewBox="0 0 29 114" draw:points="11,114 0,114 17,0 29,0">
          <text:p/>
        </draw:polygon>
        <draw:path draw:style-name="gr4" draw:text-style-name="P4" draw:layer="layout" svg:width="0.089cm" svg:height="0.113cm" svg:x="5.296cm" svg:y="17.632cm" svg:viewBox="0 0 90 114" svg:d="M31 74h40l-11-64zM31 74zM78 114l-5-30h-47l-14 30h-12l53-114h18l19 114z">
          <text:p/>
        </draw:path>
        <draw:path draw:style-name="gr4" draw:text-style-name="P4" draw:layer="layout" svg:width="0.084cm" svg:height="0.113cm" svg:x="5.426cm" svg:y="17.632cm" svg:viewBox="0 0 85 114" svg:d="M49 10h-23l-13 94h21c18 0 30-10 33-27l6-40c2-17-7-27-24-27zM49 10zM16 0h35c21 0 37 13 33 36l-6 42c-3 25-23 36-45 36h-33z">
          <text:p/>
        </draw:path>
        <draw:polygon draw:style-name="gr4" draw:text-style-name="P4" draw:layer="layout" svg:width="0.078cm" svg:height="0.113cm" svg:x="5.517cm" svg:y="17.632cm" svg:viewBox="0 0 79 114" draw:points="16,0 79,0 78,10 27,10 22,51 70,51 69,62 19,62 13,104 66,104 64,114 0,114">
          <text:p/>
        </draw:polygon>
        <draw:path draw:style-name="gr4" draw:text-style-name="P4" draw:layer="layout" svg:width="0.187cm" svg:height="0.278cm" svg:x="4.298cm" svg:y="17.768cm" svg:viewBox="0 0 188 279" svg:d="M153 269c-18 6-42 10-67 10-55 0-93-33-85-91l14-95c9-61 60-93 115-93 29 0 52 7 58 10l-14 48c-4-2-24-8-47-8-25 0-47 17-52 48l-13 85c-4 30 13 46 41 46 21 0 43-5 52-8z">
          <text:p/>
        </draw:path>
        <draw:path draw:style-name="gr4" draw:text-style-name="P4" draw:layer="layout" svg:width="0.219cm" svg:height="0.374cm" svg:x="4.474cm" svg:y="17.672cm" svg:viewBox="0 0 220 375" svg:d="M99 72l55-72 51 18-71 65zM99 72zM63 273c-5 31 1 56 32 56 32 0 46-25 50-56l12-74c4-30-2-55-33-55-28 0-44 16-48 42zM63 273zM15 188c9-60 55-91 116-91 60 0 96 31 88 91l-15 97c-9 59-54 90-116 90-60 0-95-31-87-90z">
          <text:p/>
        </draw:path>
        <draw:path draw:style-name="gr4" draw:text-style-name="P4" draw:layer="layout" svg:width="0.219cm" svg:height="0.269cm" svg:x="4.696cm" svg:y="17.772cm" svg:viewBox="0 0 220 270" svg:d="M94 46l-14 93h34c22 0 38-14 42-38l2-18c4-24-8-37-31-37zM94 46zM136 0c56 0 91 28 83 83l-3 17c-5 38-27 62-55 73l35 97h-66l-26-86h-31l-13 86h-60l40-270z">
          <text:p/>
        </draw:path>
        <draw:path draw:style-name="gr4" draw:text-style-name="P4" draw:layer="layout" svg:width="0.223cm" svg:height="0.269cm" svg:x="4.926cm" svg:y="17.772cm" svg:viewBox="0 0 224 270" svg:d="M161 98c3-25-3-52-35-52h-32l-27 177h33c28 0 44-15 48-41zM161 98zM40 0h95c61 0 96 33 88 88l-14 95c-9 60-55 87-114 87h-95z">
          <text:p/>
        </draw:path>
        <draw:path draw:style-name="gr4" draw:text-style-name="P4" draw:layer="layout" svg:width="0.219cm" svg:height="0.278cm" svg:x="5.155cm" svg:y="17.768cm" svg:viewBox="0 0 220 279" svg:d="M63 176c-5 30 1 56 32 56 32 0 46-26 50-56l12-74c4-29-2-55-33-55-28 0-44 16-48 43zM63 176zM15 91c9-60 55-91 116-91 60 0 96 31 87 91l-14 96c-9 61-54 92-116 92-60 0-95-31-87-92z">
          <text:p/>
        </draw:path>
        <draw:path draw:style-name="gr4" draw:text-style-name="P4" draw:layer="layout" svg:width="0.211cm" svg:height="0.269cm" svg:x="5.377cm" svg:y="17.772cm" svg:viewBox="0 0 212 270" svg:d="M153 72c0-16-9-26-28-26h-35l-9 65h36c24 0 36-17 36-39zM153 72zM108 153h-33l-11 71h35c28 0 45-14 45-42 0-20-13-29-36-29zM108 153zM0 270l40-270h96c53 0 76 23 76 62 0 34-17 56-44 69 21 10 35 30 35 54 0 54-40 85-106 85z">
          <text:p/>
        </draw:path>
        <draw:path draw:style-name="gr4" draw:text-style-name="P4" draw:layer="layout" svg:width="0.233cm" svg:height="0.269cm" svg:x="5.57cm" svg:y="17.772cm" svg:viewBox="0 0 234 270" svg:d="M102 166h60l-11-121zM102 166zM170 270l-5-57h-79l-23 57h-63l114-270h86l34 270z">
          <text:p/>
        </draw:path>
        <draw:path draw:style-name="gr4" draw:text-style-name="P4" draw:layer="layout" svg:width="0.156cm" svg:height="0.179cm" svg:x="6.751cm" svg:y="17.561cm" svg:viewBox="0 0 157 180" svg:d="M55 77c6 2 13 2 20 2 20 0 33-4 33-23 0-12-7-19-21-19-18 0-28 12-31 32zM55 77zM6 74c7-48 42-74 88-74 40 0 63 19 63 50 0 48-36 57-78 57-10 0-20-1-28-2l-1 4c-3 20 8 31 33 31 23 0 43-4 52-7l-1 39c-10 3-33 8-64 8-48 0-75-24-69-73z">
          <text:p/>
        </draw:path>
        <draw:path draw:style-name="gr4" draw:text-style-name="P4" draw:layer="layout" svg:width="0.17cm" svg:height="0.176cm" svg:x="6.913cm" svg:y="17.561cm" svg:viewBox="0 0 171 177" svg:d="M68 3v18c19-11 40-21 62-21 30 0 45 17 40 50l-19 127h-50l17-111c2-13-3-21-16-21-9 0-23 5-35 13l-17 119h-50l25-174z">
          <text:p/>
        </draw:path>
        <draw:path draw:style-name="gr4" draw:text-style-name="P4" draw:layer="layout" svg:width="0.111cm" svg:height="0.224cm" svg:x="7.1cm" svg:y="17.516cm" svg:viewBox="0 0 112 225" svg:d="M5 48h24l10-48h46c-4 16-6 31-8 48h35l-5 39h-35l-12 77c-2 16 4 21 14 21 8 0 18-2 21-3l-2 39c-7 2-22 4-39 4-30 0-47-12-46-40 2-30 8-65 13-98h-21z">
          <text:p/>
        </draw:path>
        <draw:path draw:style-name="gr4" draw:text-style-name="P4" draw:layer="layout" svg:width="0.125cm" svg:height="0.176cm" svg:x="7.21cm" svg:y="17.561cm" svg:viewBox="0 0 126 177" svg:d="M69 3l-1 23c15-12 38-26 58-26l-7 49c-17 1-38 9-52 19l-17 109h-50l25-174z">
          <text:p/>
        </draw:path>
        <draw:path draw:style-name="gr4" draw:text-style-name="P4" draw:layer="layout" svg:width="0.156cm" svg:height="0.179cm" svg:x="7.325cm" svg:y="17.561cm" svg:viewBox="0 0 157 180" svg:d="M55 77c6 2 13 2 20 2 20 0 33-4 33-23 0-12-7-19-21-19-18 0-28 12-31 32zM55 77zM6 74c7-48 42-74 88-74 40 0 63 19 63 50 0 48-36 57-78 57-10 0-20-1-28-2l-1 4c-3 20 8 31 33 31 23 0 43-4 52-7l-1 39c-9 3-33 8-64 8-48 0-75-24-69-73z">
          <text:p/>
        </draw:path>
        <draw:path draw:style-name="gr4" draw:text-style-name="P4" draw:layer="layout" svg:width="0.111cm" svg:height="0.224cm" svg:x="6.752cm" svg:y="17.784cm" svg:viewBox="0 0 112 225" svg:d="M5 48h24l10-48h46c-4 16-6 31-8 48h35l-5 39h-35l-12 77c-2 16 4 21 14 21 8 0 18-2 21-3l-2 39c-7 2-22 4-39 4-30 0-47-12-46-40 2-30 8-65 13-98h-21z">
          <text:p/>
        </draw:path>
        <draw:path draw:style-name="gr4" draw:text-style-name="P4" draw:layer="layout" svg:width="0.163cm" svg:height="0.179cm" svg:x="6.863cm" svg:y="17.829cm" svg:viewBox="0 0 164 180" svg:d="M51 109c-3 19 5 32 23 32 19 0 30-13 33-32l6-38c3-19-5-32-23-32-19 0-31 13-34 32zM51 109zM6 73c7-49 42-73 90-73 46 0 74 24 67 73l-6 34c-7 49-42 73-89 73s-73-24-67-73z">
          <text:p/>
        </draw:path>
        <draw:path draw:style-name="gr4" draw:text-style-name="P4" draw:layer="layout" svg:width="0.182cm" svg:height="0.252cm" svg:x="7.038cm" svg:y="17.755cm" svg:viewBox="0 0 183 253" svg:d="M102 201l12-82c-6-2-15-5-24-5-22 0-30 17-33 36l-4 28c-3 21 1 35 19 35 11 0 22-5 30-12zM102 201zM7 146c7-48 38-72 80-72 12 0 25 3 34 6l12-80h50l-37 251h-44v-17c-16 12-32 19-54 19-36 0-52-28-47-66z">
          <text:p/>
        </draw:path>
        <draw:path draw:style-name="gr4" draw:text-style-name="P4" draw:layer="layout" svg:width="0.163cm" svg:height="0.179cm" svg:x="7.219cm" svg:y="17.829cm" svg:viewBox="0 0 164 180" svg:d="M51 109c-3 19 5 32 23 32 19 0 30-13 33-32l6-38c3-19-5-32-23-32-19 0-31 13-34 32zM51 109zM6 73c7-49 42-73 90-73 46 0 74 24 67 73l-6 34c-7 49-42 73-89 73s-73-24-67-73z">
          <text:p/>
        </draw:path>
        <draw:path draw:style-name="gr4" draw:text-style-name="P4" draw:layer="layout" svg:width="0.141cm" svg:height="0.179cm" svg:x="7.384cm" svg:y="17.829cm" svg:viewBox="0 0 142 180" svg:d="M56 180c-26 0-47-6-56-9l11-36c7 3 26 8 43 8 20 0 30-4 30-18 0-10-10-14-34-20-22-6-34-17-34-42 0-38 27-63 74-63 25 0 44 4 52 6l-10 36c-9-2-26-6-40-6-18 0-28 5-28 19 0 9 10 13 30 18 26 8 38 20 38 43 0 44-28 64-76 64z">
          <text:p/>
        </draw:path>
        <draw:path draw:style-name="gr4" draw:text-style-name="P4" draw:layer="layout" svg:width="0.516cm" svg:height="0.83cm" svg:x="6.192cm" svg:y="17.394cm" svg:viewBox="0 0 517 831" svg:d="M103 31l1 11c1 5-1 11-4 14l-18 24c-2 3-5 5-8 6l-14 6c-3 1-5 3-7 6l-11 15c-1 1-2 3-2 5l-39 116c-1 2-1 5-1 7l3 108c0 7 4 13 10 16l44 23c5 3 9 7 10 12l4 15c2 9 10 14 18 14 12 0 20 10 19 21l-10 93c0 3-1 6-3 8l-4 6c-2 4-3 8-3 11l7 245c1 10 9 18 19 18l177-1c10 0 18-8 19-19l1-57c0-10 8-18 18-19l35-1c6-1 12-4 15-9l135-201c5-8 4-18-3-25l-14-13c-3-3-6-7-6-12l-2-38c-1-4-3-9-6-12l-16-15c-3-3-5-8-5-12l-4-65 13-8 23-125c0-4 0-8-2-12l-22-46c-3-6-10-10-16-10l-20-1c-10 0-17-8-18-17l-3-22c0-3-1-6-2-8l-18-29c-3-5-8-8-14-9l-79-15-2-9-57 3c-3 0-7-1-10-3l-37-19c-3-2-7-2-12-2l-64 10c-10 2-16 11-15 21z">
          <text:p/>
        </draw:path>
        <draw:path draw:style-name="gr4" draw:text-style-name="P4" draw:layer="layout" svg:width="0.051cm" svg:height="0.052cm" svg:x="6.006cm" svg:y="17.39cm" svg:viewBox="0 0 52 53" svg:d="M52 26c0 15-12 27-27 27-14 0-25-12-25-27s11-26 25-26c15 0 27 11 27 26z">
          <text:p/>
        </draw:path>
        <draw:path draw:style-name="gr4" draw:text-style-name="P4" draw:layer="layout" svg:width="0.051cm" svg:height="0.052cm" svg:x="6.006cm" svg:y="17.471cm" svg:viewBox="0 0 52 53" svg:d="M52 26c0 15-12 27-27 27-14 0-25-12-25-27s11-26 25-26c15 0 27 11 27 26z">
          <text:p/>
        </draw:path>
        <draw:path draw:style-name="gr4" draw:text-style-name="P4" draw:layer="layout" svg:width="0.051cm" svg:height="0.052cm" svg:x="6.006cm" svg:y="17.552cm" svg:viewBox="0 0 52 53" svg:d="M52 26c0 15-12 27-27 27-14 0-25-12-25-27s11-26 25-26c15 0 27 11 27 26z">
          <text:p/>
        </draw:path>
        <draw:path draw:style-name="gr4" draw:text-style-name="P4" draw:layer="layout" svg:width="0.051cm" svg:height="0.052cm" svg:x="6.006cm" svg:y="17.916cm" svg:viewBox="0 0 52 53" svg:d="M52 26c0 15-12 27-27 27-14 0-25-12-25-27s11-26 25-26c15 0 27 11 27 26z">
          <text:p/>
        </draw:path>
        <draw:path draw:style-name="gr4" draw:text-style-name="P4" draw:layer="layout" svg:width="0.051cm" svg:height="0.052cm" svg:x="6.006cm" svg:y="18.18cm" svg:viewBox="0 0 52 53" svg:d="M52 26c0 15-12 27-27 27-14 0-25-12-25-27s11-26 25-26c15 0 27 11 27 26z">
          <text:p/>
        </draw:path>
        <draw:path draw:style-name="gr4" draw:text-style-name="P4" draw:layer="layout" svg:width="0.051cm" svg:height="0.253cm" svg:x="6.006cm" svg:y="17.633cm" svg:viewBox="0 0 52 254" svg:d="M25 254c-14 0-25-12-25-26v-203c0-14 11-25 25-25 15 0 27 11 27 25v203c0 14-12 26-27 26z">
          <text:p/>
        </draw:path>
        <draw:path draw:style-name="gr4" draw:text-style-name="P4" draw:layer="layout" svg:width="0.051cm" svg:height="0.153cm" svg:x="6.006cm" svg:y="17.997cm" svg:viewBox="0 0 52 154" svg:d="M25 154c-14 0-25-12-25-26v-103c0-14 11-25 25-25 15 0 27 11 27 25v103c0 14-12 26-27 26z">
          <text:p/>
        </draw:path>
        <draw:path draw:style-name="gr4" draw:text-style-name="P4" draw:layer="layout" svg:width="2.037cm" svg:height="0.504cm" svg:x="7.716cm" svg:y="17.533cm" svg:viewBox="0 0 2038 505" svg:d="M0 505h1535c278 0 503-226 503-505h-1535c-278 0-503 226-503 505z">
          <text:p/>
        </draw:path>
        <draw:polygon draw:style-name="gr5" draw:text-style-name="P5" draw:layer="layout" svg:width="0.23cm" svg:height="0.252cm" svg:x="8.076cm" svg:y="17.656cm" svg:viewBox="0 0 231 253" draw:points="137,253 152,151 72,151 55,253 0,253 37,0 94,0 79,102 159,102 175,0 231,0 193,253">
          <text:p/>
        </draw:polygon>
        <draw:path draw:style-name="gr5" draw:text-style-name="P5" draw:layer="layout" svg:width="0.161cm" svg:height="0.193cm" svg:x="8.298cm" svg:y="17.719cm" svg:viewBox="0 0 162 194" svg:d="M98 148l5-34h-26c-16 0-26 10-26 26 0 12 7 18 17 18 11 0 20-4 30-10zM98 148zM76 85h31l2-13c2-16-2-28-27-28-20 0-43 7-54 10v-43c11-4 40-11 68-11 55 0 72 21 65 74l-18 116h-41l-2-13c-14 9-33 17-52 17-30 0-48-14-48-44 0-46 37-65 76-65z">
          <text:p/>
        </draw:path>
        <draw:path draw:style-name="gr5" draw:text-style-name="P5" draw:layer="layout" svg:width="0.145cm" svg:height="0.193cm" svg:x="8.474cm" svg:y="17.719cm" svg:viewBox="0 0 146 194" svg:d="M54 111c-3 24 8 39 32 39 14 0 30-3 36-4l-3 42c-9 3-29 6-49 6-47 0-73-24-70-72 0-6 1-11 2-17l2-17c1-5 2-11 3-16 10-47 45-72 92-72 21 0 41 4 47 6l-12 44c-3-1-18-6-33-6-23 0-39 16-43 39z">
          <text:p/>
        </draw:path>
        <draw:path draw:style-name="gr5" draw:text-style-name="P5" draw:layer="layout" svg:width="0.168cm" svg:height="0.193cm" svg:x="8.616cm" svg:y="17.719cm" svg:viewBox="0 0 169 194" svg:d="M59 83c7 2 15 2 22 2 22 0 35-5 35-25 0-11-7-20-23-20-19 0-30 13-33 34zM59 83zM6 80c8-52 45-80 95-80 43 0 68 21 68 54 0 51-39 61-84 61-11 0-22-1-31-2v4c-3 22 8 34 36 34 24 0 46-4 55-8l-1 42c-10 3-35 9-69 9-51 0-81-27-74-78z">
          <text:p/>
        </draw:path>
        <draw:path draw:style-name="gr5" draw:text-style-name="P5" draw:layer="layout" svg:width="0.287cm" svg:height="0.189cm" svg:x="8.79cm" svg:y="17.719cm" svg:viewBox="0 0 288 190" svg:d="M74 3l-1 20c17-12 37-21 55-22 7-1 14-1 21 1 15 2 25 10 30 22 20-13 44-24 65-24 32 0 48 18 43 54l-20 136h-54l18-119c2-14-3-22-17-22-9 0-22 4-34 13l-19 128h-55l17-119c2-14-2-22-15-22-10 0-23 5-36 13l-19 128h-53l27-187z">
          <text:p/>
        </draw:path>
        <draw:path draw:style-name="gr5" draw:text-style-name="P5" draw:layer="layout" svg:width="0.176cm" svg:height="0.193cm" svg:x="9.093cm" svg:y="17.719cm" svg:viewBox="0 0 177 194" svg:d="M55 117c-3 21 6 34 25 34 20 0 32-13 35-34l6-41c3-20-5-34-24-34-20 0-33 14-36 34zM55 117zM6 79c8-53 47-79 97-79 51 0 81 26 73 79l-6 36c-7 52-46 79-96 79-51 0-80-27-73-79z">
          <text:p/>
        </draw:path>
        <draw:path draw:style-name="gr5" draw:text-style-name="P5" draw:layer="layout" svg:width="0.152cm" svg:height="0.193cm" svg:x="9.27cm" svg:y="17.719cm" svg:viewBox="0 0 153 194" svg:d="M62 194c-29 0-53-5-62-9l12-39c8 3 29 9 47 9 20 0 31-5 31-21 0-11-10-15-36-21-24-7-37-17-37-44 0-42 31-69 80-69 28 0 48 4 56 6l-10 39c-10-2-29-6-45-6-18 0-28 5-28 21 0 10 9 14 31 20 30 8 42 20 42 45 0 48-31 69-81 69z">
          <text:p/>
        </draw:path>
        <draw:g>
          <draw:path draw:style-name="gr4" draw:text-style-name="P4" draw:layer="layout" svg:width="2.119cm" svg:height="2.648cm" svg:x="13.498cm" svg:y="14.523cm" svg:viewBox="0 0 2120 2649" svg:d="M1457 2516h-530v-132h133v-133h132v-132h265v132h132v133h-132zM1457 2516zM1060 1589h397v398h-397zM1060 1589zM1723 1589v265h-134v-265zM1723 1589zM1192 1059v-265h133v265h264v132h-132v134h-265v-134h-132v-132zM1192 1059zM1589 662h134v132h-134zM1589 662zM1589 529v133h-132v-133zM1589 529zM1325 397v132h-133v-132zM1325 397zM927 132v132h133v398h-133v264c-353 44 89 89-264 133v266h132v-134h132v134h133v132h-133v132h-132v-132h-132v265c-178 0-134 44-134-133h-397v-132h-132v265h132v529h265v-132h-133v-397h133v132h132v133h398v132h-398v132h266v133h-266c45 353 89-88 134 265h794v-133h398v-132h-132v-397c353-45-88-89 265-133v-132h-133v-133h-132v-132h-266v-132h266v-399h132v133h133v-397h132v-265h-132v132h-399v-265h-132v133h-132v-397h-265c0 176 44 132-133 132z">
            <text:p/>
          </draw:path>
          <draw:path draw:style-name="gr4" draw:text-style-name="P4" draw:layer="layout" svg:width="1.456cm" svg:height="1.986cm" svg:x="12.836cm" svg:y="14.125cm" svg:viewBox="0 0 1457 1987" svg:d="M529 1457h133v132h-133zM529 1457zM795 1060h397v132h-132v133h-398v-133h133zM795 1060zM795 926v134h-133v-134zM795 926zM662 662h-133v398h-132v-134h-133v-397h398zM662 662zM662 264v133h-133v-133zM662 264zM132 397v397h-132v132h132v134h132v132h265v265h-132v-132h-133v264h133v398h132v-265h266v-265c176 0 132-44 132 132h133c44-264-44-44 88-176l88-88 44-45 89-44c132-132 44 44 88-176h-132v-134h-530v-132h-133v-132h133v-265h132v132h133v-132h132v-133h-265v-132h-132v132h-133v-132h-133v-132c-353 44 88 88-265 132v132c177 0 133-44 133 133z">
            <text:p/>
          </draw:path>
          <draw:path draw:style-name="gr4" draw:text-style-name="P4" draw:layer="layout" svg:width="1.456cm" svg:height="1.064cm" svg:x="11.645cm" svg:y="15.052cm" svg:viewBox="0 0 1457 1065" svg:d="M529 927h-265v-132h265zM529 927zM795 663h-133v-134h265v134h133v132h-265zM795 663zM795 264h265v133h-265zM795 264zM795 132v132h-266v133h-132c44 354 88-89 132 266h-397v264h-132v133h529v-133h398v133c177 0 133 44 133-133h132c0 177-44 133 133 133v-133h132v-132h-265v-132h133v-134h-133v-265h133v-132h-133v-132h-265v132z">
            <text:p/>
          </draw:path>
          <draw:path draw:style-name="gr4" draw:text-style-name="P4" draw:layer="layout" svg:width="0.938cm" svg:height="1.059cm" svg:x="12.302cm" svg:y="16.111cm" svg:viewBox="0 0 939 1060" svg:d="M536 795v132h-132v-132zM536 795v-132h132v132zM536 795zM138 927h133v133h663c0-177 44-133-132-133v-398h-266v-265h-265v-264h-266c0 176-43 132 133 132v132h-133v531c177 0 133-44 133 132z">
            <text:p/>
          </draw:path>
          <draw:path draw:style-name="gr4" draw:text-style-name="P4" draw:layer="layout" svg:width="0.927cm" svg:height="0.927cm" svg:x="14.69cm" svg:y="12.801cm" svg:viewBox="0 0 928 928" svg:d="M132 132h664v664h-664zM132 132zM928 928v-928h-928v928z">
            <text:p/>
          </draw:path>
          <draw:path draw:style-name="gr4" draw:text-style-name="P4" draw:layer="layout" svg:width="0.927cm" svg:height="0.927cm" svg:x="11.248cm" svg:y="16.244cm" svg:viewBox="0 0 928 928" svg:d="M132 132h664v664h-664zM132 132zM0 928h928v-928h-928z">
            <text:p/>
          </draw:path>
          <draw:path draw:style-name="gr4" draw:text-style-name="P4" draw:layer="layout" svg:width="0.927cm" svg:height="0.927cm" svg:x="11.248cm" svg:y="12.801cm" svg:viewBox="0 0 928 928" svg:d="M132 132h664v664h-664zM132 132zM0 928h928v-928h-928z">
            <text:p/>
          </draw:path>
          <draw:path draw:style-name="gr4" draw:text-style-name="P4" draw:layer="layout" svg:width="0.927cm" svg:height="0.932cm" svg:x="12.836cm" svg:y="12.801cm" svg:viewBox="0 0 928 933" svg:d="M265 398v-133h133v133zM265 398zM0 132c44 222-44 44 88 177s-44 45 177 89v132h133v266h132v132c178 0 133 44 133-132h133c0 176-44 132 132 132v-265h-398v-133h398v-132h-398v-133h133v-265h-133v132h-132v-132h-266v132z">
            <text:p/>
          </draw:path>
          <draw:path draw:style-name="gr4" draw:text-style-name="P4" draw:layer="layout" svg:width="0.795cm" svg:height="0.927cm" svg:x="12.307cm" svg:y="12.934cm" svg:viewBox="0 0 796 928" svg:d="M398 265v133h-133v-133zM398 265zM265 663v-133h265v266c354-44-88-88 266-133-44-221 44-45-88-133-178-265-178-265-310-265v-265h-133v132h-265v796h132v-265z">
            <text:p/>
          </draw:path>
          <draw:path draw:style-name="gr4" draw:text-style-name="P4" draw:layer="layout" svg:width="0.927cm" svg:height="0.927cm" svg:x="11.248cm" svg:y="13.861cm" svg:viewBox="0 0 928 928" svg:d="M0 663v133h132v132h266c0-176 44-132-133-132v-133h265v-398h133v-133h265v-132h-663c0 176-45 132 133 132v133c-133 0-266 89-266 398z">
            <text:p/>
          </draw:path>
          <draw:path draw:style-name="gr4" draw:text-style-name="P4" draw:layer="layout" svg:width="0.795cm" svg:height="0.662cm" svg:x="14.69cm" svg:y="13.861cm" svg:viewBox="0 0 796 663" svg:d="M398 264h132v134h-132zM398 264h-133v-132h133zM398 264zM0 264h265v266c-177 0-133-44-133 133h398v-133h134v-132h132v-134h-132v-264h-664z">
            <text:p/>
          </draw:path>
          <draw:path draw:style-name="gr4" draw:text-style-name="P4" draw:layer="layout" svg:width="0.662cm" svg:height="0.53cm" svg:x="13.763cm" svg:y="12.801cm" svg:viewBox="0 0 663 531" svg:d="M264 399c354 44-88 88 266 132 44-354 88 88 133-266h-133v-133h-132v-132h-398c44 221 0 44 44 132l176 177c44 45 44 0 44 90z">
            <text:p/>
          </draw:path>
          <draw:path draw:style-name="gr4" draw:text-style-name="P4" draw:layer="layout" svg:width="0.795cm" svg:height="0.662cm" svg:x="13.498cm" svg:y="13.861cm" svg:viewBox="0 0 796 663" svg:d="M0 132h132v132h266v134h132v132h134v133h132v-265c-222-44-44 44-132-90l-266-176c-177-44-89 132-133-132h-265z">
            <text:p/>
          </draw:path>
          <draw:polygon draw:style-name="gr4" draw:text-style-name="P4" draw:layer="layout" svg:width="0.53cm" svg:height="0.53cm" svg:x="11.777cm" svg:y="14.655cm" svg:viewBox="0 0 531 531" draw:points="0,399 0,531 265,531 265,399 531,399 531,265 265,265 265,132 531,132 531,0 132,0 132,399">
            <text:p/>
          </draw:polygon>
          <draw:polygon draw:style-name="gr4" draw:text-style-name="P4" draw:layer="layout" svg:width="0.397cm" svg:height="0.397cm" svg:x="11.512cm" svg:y="13.066cm" svg:viewBox="0 0 398 398" draw:points="0,398 398,398 398,0 0,0">
            <text:p/>
          </draw:polygon>
          <draw:polygon draw:style-name="gr4" draw:text-style-name="P4" draw:layer="layout" svg:width="0.397cm" svg:height="0.397cm" svg:x="14.955cm" svg:y="13.066cm" svg:viewBox="0 0 398 398" draw:points="0,398 398,398 398,0 0,0">
            <text:p/>
          </draw:polygon>
          <draw:polygon draw:style-name="gr4" draw:text-style-name="P4" draw:layer="layout" svg:width="0.397cm" svg:height="0.397cm" svg:x="11.512cm" svg:y="16.509cm" svg:viewBox="0 0 398 398" draw:points="0,398 398,398 398,0 0,0">
            <text:p/>
          </draw:polygon>
          <draw:path draw:style-name="gr4" draw:text-style-name="P4" draw:layer="layout" svg:width="0.53cm" svg:height="0.53cm" svg:x="15.087cm" svg:y="14.39cm" svg:viewBox="0 0 531 531" svg:d="M132 132v133h-132v134h132v132h133c44-354 89 88 134-266h132v-133h-132v-132h-134v132z">
            <text:p/>
          </draw:path>
          <draw:polygon draw:style-name="gr4" draw:text-style-name="P4" draw:layer="layout" svg:width="0.53cm" svg:height="0.397cm" svg:x="11.91cm" svg:y="13.993cm" svg:viewBox="0 0 531 398" draw:points="0,132 0,398 132,398 132,265 531,265 531,132 399,132 399,0 265,0 265,132">
            <text:p/>
          </draw:polygon>
          <draw:polygon draw:style-name="gr4" draw:text-style-name="P4" draw:layer="layout" svg:width="0.265cm" svg:height="0.53cm" svg:x="13.234cm" svg:y="16.244cm" svg:viewBox="0 0 266 531" draw:points="0,0 0,531 266,531 266,399 133,399 133,265 266,265 266,132 133,132 133,0">
            <text:p/>
          </draw:polygon>
          <draw:polygon draw:style-name="gr4" draw:text-style-name="P4" draw:layer="layout" svg:width="0.397cm" svg:height="0.397cm" svg:x="13.896cm" svg:y="14.523cm" svg:viewBox="0 0 398 398" draw:points="0,132 0,265 132,265 132,398 265,398 265,265 398,265 398,132 265,132 265,0 132,0 132,132">
            <text:p/>
          </draw:polygon>
          <draw:polygon draw:style-name="gr4" draw:text-style-name="P4" draw:layer="layout" svg:width="0.265cm" svg:height="0.397cm" svg:x="15.352cm" svg:y="16.376cm" svg:viewBox="0 0 266 398" draw:points="266,398 266,0 133,0 133,265 0,265 0,398">
            <text:p/>
          </draw:polygon>
          <draw:polygon draw:style-name="gr4" draw:text-style-name="P4" draw:layer="layout" svg:width="0.397cm" svg:height="0.265cm" svg:x="12.969cm" svg:y="13.728cm" svg:viewBox="0 0 398 266" draw:points="398,266 398,0 265,0 265,133 0,133 0,266">
            <text:p/>
          </draw:polygon>
          <draw:polygon draw:style-name="gr4" draw:text-style-name="P4" draw:layer="layout" svg:width="0.265cm" svg:height="0.397cm" svg:x="11.38cm" svg:y="15.185cm" svg:viewBox="0 0 266 398" draw:points="0,398 266,398 266,265 133,265 133,0 0,0">
            <text:p/>
          </draw:polygon>
          <draw:polygon draw:style-name="gr4" draw:text-style-name="P4" draw:layer="layout" svg:width="0.132cm" svg:height="0.53cm" svg:x="11.248cm" svg:y="15.582cm" svg:viewBox="0 0 133 531" draw:points="0,531 133,531 133,0 0,0">
            <text:p/>
          </draw:polygon>
          <draw:path draw:style-name="gr4" draw:text-style-name="P4" draw:layer="layout" svg:width="0.397cm" svg:height="0.265cm" svg:x="14.293cm" svg:y="13.993cm" svg:viewBox="0 0 398 266" svg:d="M398 133h-133v-133h-265v133c354 44-132 133 398 133z">
            <text:p/>
          </draw:path>
          <draw:polygon draw:style-name="gr4" draw:text-style-name="P4" draw:layer="layout" svg:width="0.265cm" svg:height="0.265cm" svg:x="13.366cm" svg:y="16.906cm" svg:viewBox="0 0 266 266" draw:points="0,266 266,266 266,133 133,133 133,0 0,0">
            <text:p/>
          </draw:polygon>
          <draw:polygon draw:style-name="gr4" draw:text-style-name="P4" draw:layer="layout" svg:width="0.265cm" svg:height="0.265cm" svg:x="14.293cm" svg:y="12.801cm" svg:viewBox="0 0 266 266" draw:points="0,133 133,133 133,266 266,266 266,0 0,0">
            <text:p/>
          </draw:polygon>
          <draw:polygon draw:style-name="gr4" draw:text-style-name="P4" draw:layer="layout" svg:width="0.132cm" svg:height="0.397cm" svg:x="11.248cm" svg:y="14.787cm" svg:viewBox="0 0 133 398" draw:points="0,398 133,398 133,0 0,0">
            <text:p/>
          </draw:polygon>
          <draw:polygon draw:style-name="gr4" draw:text-style-name="P4" draw:layer="layout" svg:width="0.265cm" svg:height="0.265cm" svg:x="12.704cm" svg:y="14.258cm" svg:viewBox="0 0 266 266" draw:points="266,266 266,0 133,0 133,133 0,133 0,266">
            <text:p/>
          </draw:polygon>
          <draw:polygon draw:style-name="gr4" draw:text-style-name="P4" draw:layer="layout" svg:width="0.265cm" svg:height="0.265cm" svg:x="13.896cm" svg:y="13.596cm" svg:viewBox="0 0 266 266" draw:points="266,266 266,133 133,133 133,0 0,0 0,266">
            <text:p/>
          </draw:polygon>
          <draw:polygon draw:style-name="gr4" draw:text-style-name="P4" draw:layer="layout" svg:width="0.132cm" svg:height="0.265cm" svg:x="12.439cm" svg:y="14.787cm" svg:viewBox="0 0 133 266" draw:points="0,266 133,266 133,0 0,0">
            <text:p/>
          </draw:polygon>
          <draw:polygon draw:style-name="gr4" draw:text-style-name="P4" draw:layer="layout" svg:width="0.265cm" svg:height="0.132cm" svg:x="11.777cm" svg:y="15.317cm" svg:viewBox="0 0 266 133" draw:points="266,133 266,0 0,0 0,133">
            <text:p/>
          </draw:polygon>
          <draw:polygon draw:style-name="gr4" draw:text-style-name="P4" draw:layer="layout" svg:width="0.265cm" svg:height="0.132cm" svg:x="12.969cm" svg:y="16.111cm" svg:viewBox="0 0 266 133" draw:points="266,133 266,0 0,0 0,133">
            <text:p/>
          </draw:polygon>
          <draw:polygon draw:style-name="gr4" draw:text-style-name="P4" draw:layer="layout" svg:width="0.265cm" svg:height="0.132cm" svg:x="13.631cm" svg:y="15.847cm" svg:viewBox="0 0 266 133" draw:points="0,133 266,133 266,0 0,0">
            <text:p/>
          </draw:polygon>
          <draw:polygon draw:style-name="gr4" draw:text-style-name="P4" draw:layer="layout" svg:width="0.265cm" svg:height="0.132cm" svg:x="14.69cm" svg:y="16.774cm" svg:viewBox="0 0 266 133" draw:points="266,133 266,0 0,0 0,133">
            <text:p/>
          </draw:polygon>
          <draw:polygon draw:style-name="gr4" draw:text-style-name="P4" draw:layer="layout" svg:width="0.132cm" svg:height="0.265cm" svg:x="14.425cm" svg:y="13.463cm" svg:viewBox="0 0 133 266" draw:points="0,0 0,266 133,266 133,0">
            <text:p/>
          </draw:polygon>
          <draw:polygon draw:style-name="gr4" draw:text-style-name="P4" draw:layer="layout" svg:width="0.132cm" svg:height="0.265cm" svg:x="12.704cm" svg:y="14.655cm" svg:viewBox="0 0 133 266" draw:points="133,266 133,0 0,0 0,266">
            <text:p/>
          </draw:polygon>
          <draw:polygon draw:style-name="gr4" draw:text-style-name="P4" draw:layer="layout" svg:width="0.132cm" svg:height="0.265cm" svg:x="14.161cm" svg:y="13.463cm" svg:viewBox="0 0 133 266" draw:points="0,266 133,266 133,0 0,0">
            <text:p/>
          </draw:polygon>
          <draw:polygon draw:style-name="gr4" draw:text-style-name="P4" draw:layer="layout" svg:width="0.265cm" svg:height="0.132cm" svg:x="13.631cm" svg:y="14.787cm" svg:viewBox="0 0 266 133" draw:points="0,133 266,133 266,0 0,0">
            <text:p/>
          </draw:polygon>
          <draw:polygon draw:style-name="gr4" draw:text-style-name="P4" draw:layer="layout" svg:width="0.132cm" svg:height="0.265cm" svg:x="15.485cm" svg:y="15.979cm" svg:viewBox="0 0 133 266" draw:points="0,266 133,266 133,0 0,0">
            <text:p/>
          </draw:polygon>
          <draw:polygon draw:style-name="gr4" draw:text-style-name="P4" draw:layer="layout" svg:width="0.132cm" svg:height="0.265cm" svg:x="11.645cm" svg:y="14.787cm" svg:viewBox="0 0 133 266" draw:points="0,266 133,266 133,0 0,0">
            <text:p/>
          </draw:polygon>
          <draw:polygon draw:style-name="gr4" draw:text-style-name="P4" draw:layer="layout" svg:width="0.132cm" svg:height="0.132cm" svg:x="14.293cm" svg:y="15.052cm" svg:viewBox="0 0 133 133" draw:points="0,133 133,133 133,0 0,0">
            <text:p/>
          </draw:polygon>
          <draw:polygon draw:style-name="gr4" draw:text-style-name="P4" draw:layer="layout" svg:width="0.132cm" svg:height="0.132cm" svg:x="12.042cm" svg:y="15.185cm" svg:viewBox="0 0 133 133" draw:points="0,133 133,133 133,0 0,0">
            <text:p/>
          </draw:polygon>
          <draw:polygon draw:style-name="gr4" draw:text-style-name="P4" draw:layer="layout" svg:width="0.132cm" svg:height="0.132cm" svg:x="13.896cm" svg:y="13.199cm" svg:viewBox="0 0 133 133" draw:points="0,133 133,133 133,0 0,0">
            <text:p/>
          </draw:polygon>
          <draw:polygon draw:style-name="gr4" draw:text-style-name="P4" draw:layer="layout" svg:width="0.132cm" svg:height="0.132cm" svg:x="12.969cm" svg:y="15.317cm" svg:viewBox="0 0 133 133" draw:points="133,133 133,0 0,0 0,133">
            <text:p/>
          </draw:polygon>
          <draw:polygon draw:style-name="gr4" draw:text-style-name="P4" draw:layer="layout" svg:width="0.132cm" svg:height="0.132cm" svg:x="13.763cm" svg:y="13.331cm" svg:viewBox="0 0 133 133" draw:points="0,133 133,133 133,0 0,0">
            <text:p/>
          </draw:polygon>
          <draw:polygon draw:style-name="gr4" draw:text-style-name="P4" draw:layer="layout" svg:width="0.132cm" svg:height="0.132cm" svg:x="12.571cm" svg:y="13.596cm" svg:viewBox="0 0 133 133" draw:points="133,133 133,0 0,0 0,133">
            <text:p/>
          </draw:polygon>
          <draw:polygon draw:style-name="gr4" draw:text-style-name="P4" draw:layer="layout" svg:width="0.132cm" svg:height="0.132cm" svg:x="13.101cm" svg:y="13.596cm" svg:viewBox="0 0 133 133" draw:points="133,133 133,0 0,0 0,133">
            <text:p/>
          </draw:polygon>
          <draw:polygon draw:style-name="gr4" draw:text-style-name="P4" draw:layer="layout" svg:width="0.132cm" svg:height="0.132cm" svg:x="12.704cm" svg:y="13.728cm" svg:viewBox="0 0 133 133" draw:points="0,133 133,133 133,0 0,0">
            <text:p/>
          </draw:polygon>
          <draw:polygon draw:style-name="gr4" draw:text-style-name="P4" draw:layer="layout" svg:width="0.132cm" svg:height="0.132cm" svg:x="11.248cm" svg:y="13.861cm" svg:viewBox="0 0 133 133" draw:points="0,133 133,133 133,0 0,0">
            <text:p/>
          </draw:polygon>
          <draw:polygon draw:style-name="gr4" draw:text-style-name="P4" draw:layer="layout" svg:width="0.132cm" svg:height="0.132cm" svg:x="14.69cm" svg:y="15.582cm" svg:viewBox="0 0 133 133" draw:points="0,133 133,133 133,0 0,0">
            <text:p/>
          </draw:polygon>
          <draw:polygon draw:style-name="gr4" draw:text-style-name="P4" draw:layer="layout" svg:width="0.132cm" svg:height="0.132cm" svg:x="15.485cm" svg:y="15.582cm" svg:viewBox="0 0 133 133" draw:points="0,133 133,133 133,0 0,0">
            <text:p/>
          </draw:polygon>
          <draw:polygon draw:style-name="gr4" draw:text-style-name="P4" draw:layer="layout" svg:width="0.132cm" svg:height="0.132cm" svg:x="12.571cm" svg:y="13.861cm" svg:viewBox="0 0 133 133" draw:points="133,0 0,0 0,133 133,133">
            <text:p/>
          </draw:polygon>
          <draw:polygon draw:style-name="gr4" draw:text-style-name="P4" draw:layer="layout" svg:width="0.132cm" svg:height="0.132cm" svg:x="14.161cm" svg:y="13.861cm" svg:viewBox="0 0 133 133" draw:points="133,133 133,0 0,0 0,133">
            <text:p/>
          </draw:polygon>
          <draw:polygon draw:style-name="gr4" draw:text-style-name="P4" draw:layer="layout" svg:width="0.132cm" svg:height="0.132cm" svg:x="13.366cm" svg:y="13.993cm" svg:viewBox="0 0 133 133" draw:points="0,133 133,133 133,0 0,0">
            <text:p/>
          </draw:polygon>
          <draw:polygon draw:style-name="gr4" draw:text-style-name="P4" draw:layer="layout" svg:width="0.132cm" svg:height="0.132cm" svg:x="15.352cm" svg:y="15.714cm" svg:viewBox="0 0 133 133" draw:points="0,133 133,133 133,0 0,0">
            <text:p/>
          </draw:polygon>
          <draw:polygon draw:style-name="gr4" draw:text-style-name="P4" draw:layer="layout" svg:width="0.132cm" svg:height="0.132cm" svg:x="11.512cm" svg:y="15.847cm" svg:viewBox="0 0 133 133" draw:points="133,133 133,0 0,0 0,133">
            <text:p/>
          </draw:polygon>
          <draw:polygon draw:style-name="gr4" draw:text-style-name="P4" draw:layer="layout" svg:width="0.132cm" svg:height="0.132cm" svg:x="14.293cm" svg:y="13.331cm" svg:viewBox="0 0 133 133" draw:points="0,133 133,133 133,0 0,0">
            <text:p/>
          </draw:polygon>
          <draw:polygon draw:style-name="gr4" draw:text-style-name="P4" draw:layer="layout" svg:width="0.132cm" svg:height="0.132cm" svg:x="14.028cm" svg:y="15.847cm" svg:viewBox="0 0 133 133" draw:points="133,133 133,0 0,0 0,133">
            <text:p/>
          </draw:polygon>
          <draw:polygon draw:style-name="gr4" draw:text-style-name="P4" draw:layer="layout" svg:width="0.132cm" svg:height="0.132cm" svg:x="15.485cm" svg:y="13.993cm" svg:viewBox="0 0 133 133" draw:points="0,133 133,133 133,0 0,0">
            <text:p/>
          </draw:polygon>
          <draw:polygon draw:style-name="gr4" draw:text-style-name="P4" draw:layer="layout" svg:width="0.132cm" svg:height="0.132cm" svg:x="12.571cm" svg:y="14.125cm" svg:viewBox="0 0 133 133" draw:points="0,133 133,133 133,0 0,0">
            <text:p/>
          </draw:polygon>
          <draw:polygon draw:style-name="gr4" draw:text-style-name="P4" draw:layer="layout" svg:width="0.132cm" svg:height="0.132cm" svg:x="13.498cm" svg:y="14.125cm" svg:viewBox="0 0 133 133" draw:points="0,133 133,133 133,0 0,0">
            <text:p/>
          </draw:polygon>
          <draw:polygon draw:style-name="gr4" draw:text-style-name="P4" draw:layer="layout" svg:width="0.132cm" svg:height="0.132cm" svg:x="12.439cm" svg:y="14.258cm" svg:viewBox="0 0 133 133" draw:points="133,0 0,0 0,133 133,133">
            <text:p/>
          </draw:polygon>
          <draw:polygon draw:style-name="gr4" draw:text-style-name="P4" draw:layer="layout" svg:width="0.132cm" svg:height="0.132cm" svg:x="12.042cm" svg:y="14.39cm" svg:viewBox="0 0 133 133" draw:points="0,0 0,133 133,133 133,0">
            <text:p/>
          </draw:polygon>
          <draw:polygon draw:style-name="gr4" draw:text-style-name="P4" draw:layer="layout" svg:width="0.132cm" svg:height="0.132cm" svg:x="14.69cm" svg:y="16.244cm" svg:viewBox="0 0 133 133" draw:points="0,133 133,133 133,0 0,0">
            <text:p/>
          </draw:polygon>
          <draw:polygon draw:style-name="gr4" draw:text-style-name="P4" draw:layer="layout" svg:width="0.132cm" svg:height="0.132cm" svg:x="12.307cm" svg:y="14.523cm" svg:viewBox="0 0 133 133" draw:points="0,133 133,133 133,0 0,0">
            <text:p/>
          </draw:polygon>
          <draw:polygon draw:style-name="gr4" draw:text-style-name="P4" draw:layer="layout" svg:width="0.132cm" svg:height="0.132cm" svg:x="13.896cm" svg:y="16.509cm" svg:viewBox="0 0 133 133" draw:points="0,133 133,133 133,0 0,0">
            <text:p/>
          </draw:polygon>
          <draw:polygon draw:style-name="gr4" draw:text-style-name="P4" draw:layer="layout" svg:width="0.132cm" svg:height="0.132cm" svg:x="14.293cm" svg:y="14.523cm" svg:viewBox="0 0 133 133" draw:points="0,133 133,133 133,0 0,0">
            <text:p/>
          </draw:polygon>
          <draw:polygon draw:style-name="gr4" draw:text-style-name="P4" draw:layer="layout" svg:width="0.132cm" svg:height="0.132cm" svg:x="13.896cm" svg:y="16.774cm" svg:viewBox="0 0 133 133" draw:points="133,133 133,0 0,0 0,133">
            <text:p/>
          </draw:polygon>
          <draw:polygon draw:style-name="gr4" draw:text-style-name="P4" draw:layer="layout" svg:width="0.132cm" svg:height="0.132cm" svg:x="14.293cm" svg:y="14.787cm" svg:viewBox="0 0 133 133" draw:points="0,133 133,133 133,0 0,0">
            <text:p/>
          </draw:polygon>
          <draw:polygon draw:style-name="gr4" draw:text-style-name="P4" draw:layer="layout" svg:width="0.132cm" svg:height="0.132cm" svg:x="14.161cm" svg:y="14.92cm" svg:viewBox="0 0 133 133" draw:points="0,133 133,133 133,0 0,0">
            <text:p/>
          </draw:polygon>
          <draw:polygon draw:style-name="gr4" draw:text-style-name="P4" draw:layer="layout" svg:width="0.132cm" svg:height="0.132cm" svg:x="12.439cm" svg:y="12.801cm" svg:viewBox="0 0 133 133" draw:points="133,133 133,0 0,0 0,133">
            <text:p/>
          </draw:polygon>
          <draw:polygon draw:style-name="gr4" draw:text-style-name="P4" draw:layer="layout" svg:width="0.132cm" svg:height="0.132cm" svg:x="12.704cm" svg:y="12.801cm" svg:viewBox="0 0 133 133" draw:points="0,133 133,133 133,0 0,0">
            <text:p/>
          </draw:polygon>
          <draw:polygon draw:style-name="gr4" draw:text-style-name="P4" draw:layer="layout" svg:width="0.132cm" svg:height="0.132cm" svg:x="12.307cm" svg:y="17.038cm" svg:viewBox="0 0 133 133" draw:points="0,133 133,133 133,0 0,0">
            <text:p/>
          </draw:polygon>
          <draw:polygon draw:style-name="gr4" draw:text-style-name="P4" draw:layer="layout" svg:width="0.132cm" svg:height="0.132cm" svg:x="11.512cm" svg:y="15.052cm" svg:viewBox="0 0 133 133" draw:points="0,133 133,133 133,0 0,0">
            <text:p/>
          </draw:polygon>
          <draw:polygon draw:style-name="gr4" draw:text-style-name="P4" draw:layer="layout" svg:width="0.132cm" svg:height="0.132cm" svg:x="12.307cm" svg:y="15.052cm" svg:viewBox="0 0 133 133" draw:points="133,133 133,0 0,0 0,133">
            <text:p/>
          </draw:polygon>
          <draw:polygon draw:style-name="gr4" draw:text-style-name="P4" draw:layer="layout" svg:width="0.132cm" svg:height="0.132cm" svg:x="15.352cm" svg:y="17.038cm" svg:viewBox="0 0 133 133" draw:points="0,133 133,133 133,0 0,0">
            <text:p/>
          </draw:polygon>
          <draw:polygon draw:style-name="gr4" draw:text-style-name="P4" draw:layer="layout" svg:width="0.132cm" svg:height="0.132cm" svg:x="15.22cm" svg:y="15.847cm" svg:viewBox="0 0 133 133" draw:points="0,133 133,133 133,0 0,0">
            <text:p/>
          </draw:polygon>
        </draw:g>
        <draw:path draw:style-name="gr4" draw:text-style-name="P4" draw:layer="layout" svg:width="3.632cm" svg:height="0.629cm" svg:x="11.593cm" svg:y="17.42cm" svg:viewBox="0 0 3633 630" svg:d="M244 0v619h-116v-479c-13 11-31 22-55 33-23 10-48 17-73 20v-102c60-19 117-49 171-91zM244 0zM440 566c0-18 7-34 21-45 14-12 30-18 49-18 20 0 36 6 49 18 14 11 20 27 20 45 0 19-6 34-20 46-13 12-30 17-50 17-19 0-35-6-49-18-13-12-20-27-20-45zM440 566zM1014 9v391h72v85h-72v134h-107v-134h-265v-89c55-64 107-131 154-200s84-131 109-187zM1014 9zM740 400h167v-236c-17 30-41 67-72 111-30 45-62 87-95 125zM740 400zM1174 601v-105c18 14 39 25 63 32 24 8 47 12 69 12 39 0 70-10 92-29 22-18 34-44 34-78s-12-60-36-75c-23-16-59-24-108-24-33 0-68 3-104 8l22-333h315v96h-220l-10 142c31-4 51-6 61-6 59 0 107 17 143 49 36 34 54 77 54 131 0 65-21 116-62 153s-98 56-170 56c-60 0-107-10-143-29zM1174 601zM1634 325c0-107 19-187 57-243 38-55 93-82 166-82 138 0 206 103 206 310 0 103-19 182-56 237s-91 83-162 83c-141 0-211-102-211-305zM1634 325zM1751 322c0 145 33 218 99 218 63 0 95-75 95-224 0-151-31-227-93-227-68 0-101 78-101 233zM1751 322zM2135 566c0-18 7-34 21-45 14-12 30-18 49-18s36 6 49 18c14 11 20 27 20 45 0 19-6 34-20 46-13 12-30 17-50 17-19 0-35-6-49-18-13-12-20-27-20-45zM2135 566zM2348 325c0-107 19-187 56-243 38-55 93-82 166-82 137 0 205 103 205 310 0 103-18 182-56 237-37 55-91 83-162 83-140 0-209-102-209-305zM2348 325zM2465 322c0 145 32 218 97 218 64 0 96-75 96-224 0-151-32-227-94-227-66 0-99 78-99 233zM2465 322zM2838 325c0-107 19-187 57-243 38-55 93-82 165-82 138 0 206 103 206 310 0 103-19 182-56 237s-91 83-162 83c-140 0-210-102-210-305zM2838 325zM2955 322c0 145 33 218 98 218 64 0 95-75 95-224 0-151-31-227-93-227-66 0-100 78-100 233zM2955 322zM3633 0v619h-116v-479c-13 11-31 22-55 33-23 10-48 17-74 20v-102c61-19 118-49 172-91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3853"/>
    <meta:generator>LibreOffice/7.3.1.3$Windows_X86_64 LibreOffice_project/a69ca51ded25f3eefd52d7bf9a5fad8c90b87951</meta:generator>
  </office:meta>
</office:document-meta>
</file>